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11cm"/>
    </style:style>
    <style:style style:name="co2" style:family="table-column">
      <style:table-column-properties fo:break-before="auto" style:column-width="6.107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1.99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style:style style:name="ce1" style:family="table-cell" style:parent-style-name="Default" style:data-style-name="N8000"/>
    <style:style style:name="ce2" style:family="table-cell" style:parent-style-name="Default" style:data-style-name="N8116"/>
    <style:style style:name="ce3" style:family="table-cell" style:parent-style-name="Default" style:data-style-name="N8116">
      <style:text-properties style:font-name="ArialMT" fo:language="en" fo:country="US" style:font-name-asian="ArialMT" style:language-asian="en" style:country-asian="US" style:font-name-complex="ArialMT" style:font-size-complex="5.65000009536743pt" style:language-complex="en" style:country-complex="US"/>
    </style:style>
    <style:style style:name="ce4" style:family="table-cell" style:parent-style-name="Default" style:data-style-name="N8116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4" table:default-cell-style-name="ce2"/>
        <table:table-column table:style-name="co5" table:number-columns-repeated="4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4" table:number-columns-repeated="4" table:default-cell-style-name="ce2"/>
        <table:table-column table:style-name="co5" table:number-columns-repeated="4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4" table:default-cell-style-name="ce2"/>
        <table:table-column table:style-name="co5" table:number-columns-repeated="4" table:default-cell-style-name="ce2"/>
        <table:table-column table:style-name="co4" table:default-cell-style-name="ce2"/>
        <table:table-column table:style-name="co5" table:number-columns-repeated="970" table:default-cell-style-name="ce2"/>
        <table:table-row table:style-name="ro1">
          <table:table-cell office:value-type="string">
            <text:p>name</text:p>
          </table:table-cell>
          <table:table-cell/>
          <table:table-cell table:style-name="Default" office:value-type="string">
            <text:p>1958-1962</text:p>
          </table:table-cell>
          <table:table-cell table:style-name="Default" office:value-type="string">
            <text:p>1963-1967</text:p>
          </table:table-cell>
          <table:table-cell table:style-name="Default" office:value-type="string">
            <text:p>1968-1972</text:p>
          </table:table-cell>
          <table:table-cell table:style-name="Default" office:value-type="string">
            <text:p>1973-1977</text:p>
          </table:table-cell>
          <table:table-cell table:style-name="Default" office:value-type="string">
            <text:p>1978-1982</text:p>
          </table:table-cell>
          <table:table-cell table:style-name="Default" office:value-type="string">
            <text:p>1983-1987</text:p>
          </table:table-cell>
          <table:table-cell table:style-name="Default" office:value-type="string">
            <text:p>1988-1992</text:p>
          </table:table-cell>
          <table:table-cell table:style-name="Default" office:value-type="string">
            <text:p>1993-1997</text:p>
          </table:table-cell>
          <table:table-cell table:style-name="Default" office:value-type="string">
            <text:p>1998-2002</text:p>
          </table:table-cell>
          <table:table-cell table:style-name="Default" office:value-type="string">
            <text:p>2003-2007</text:p>
          </table:table-cell>
          <table:table-cell table:style-name="Default" office:value-type="string">
            <text:p>2008-2012</text:p>
          </table:table-cell>
          <table:table-cell table:style-name="Default" office:value-type="string">
            <text:p>1972 water_pc</text:p>
          </table:table-cell>
          <table:table-cell table:style-name="Default" office:value-type="string">
            <text:p>1973 water_pc</text:p>
          </table:table-cell>
          <table:table-cell table:style-name="Default" office:value-type="string">
            <text:p>1974 water_pc</text:p>
          </table:table-cell>
          <table:table-cell table:style-name="Default" office:value-type="string">
            <text:p>1975 water_pc</text:p>
          </table:table-cell>
          <table:table-cell table:style-name="Default" office:value-type="string">
            <text:p>1976 water_pc</text:p>
          </table:table-cell>
          <table:table-cell table:style-name="Default" office:value-type="string">
            <text:p>1977 water_pc</text:p>
          </table:table-cell>
          <table:table-cell table:style-name="Default" office:value-type="string">
            <text:p>1978 water_pc</text:p>
          </table:table-cell>
          <table:table-cell table:style-name="Default" office:value-type="string">
            <text:p>1979 water_pc</text:p>
          </table:table-cell>
          <table:table-cell table:style-name="Default" office:value-type="string">
            <text:p>1980 water_pc</text:p>
          </table:table-cell>
          <table:table-cell table:style-name="Default" office:value-type="string">
            <text:p>1981 water_pc</text:p>
          </table:table-cell>
          <table:table-cell table:style-name="Default" office:value-type="string">
            <text:p>1982 water_pc</text:p>
          </table:table-cell>
          <table:table-cell table:style-name="Default" office:value-type="string">
            <text:p>1983 water_pc</text:p>
          </table:table-cell>
          <table:table-cell table:style-name="Default" office:value-type="string">
            <text:p>1984 water_pc</text:p>
          </table:table-cell>
          <table:table-cell table:style-name="Default" office:value-type="string">
            <text:p>1985 water_pc</text:p>
          </table:table-cell>
          <table:table-cell table:style-name="Default" office:value-type="string">
            <text:p>1986 water_pc</text:p>
          </table:table-cell>
          <table:table-cell table:style-name="Default" office:value-type="string">
            <text:p>1987 water_pc</text:p>
          </table:table-cell>
          <table:table-cell table:style-name="Default" office:value-type="string">
            <text:p>1988 water_pc</text:p>
          </table:table-cell>
          <table:table-cell table:style-name="Default" office:value-type="string">
            <text:p>1989 water_pc</text:p>
          </table:table-cell>
          <table:table-cell table:style-name="Default" office:value-type="string">
            <text:p>1990 water_pc</text:p>
          </table:table-cell>
          <table:table-cell table:style-name="Default" office:value-type="string">
            <text:p>1991 water_pc</text:p>
          </table:table-cell>
          <table:table-cell table:style-name="Default" office:value-type="string">
            <text:p>1992 water_pc</text:p>
          </table:table-cell>
          <table:table-cell table:style-name="Default" office:value-type="string">
            <text:p>1993 water_pc</text:p>
          </table:table-cell>
          <table:table-cell table:style-name="Default" office:value-type="string">
            <text:p>1994 water_pc</text:p>
          </table:table-cell>
          <table:table-cell table:style-name="Default" office:value-type="string">
            <text:p>1995 water_pc</text:p>
          </table:table-cell>
          <table:table-cell table:style-name="Default" office:value-type="string">
            <text:p>1996 water_pc</text:p>
          </table:table-cell>
          <table:table-cell table:style-name="Default" office:value-type="string">
            <text:p>1997 water_pc</text:p>
          </table:table-cell>
          <table:table-cell table:style-name="Default" office:value-type="string">
            <text:p>1998 water_pc</text:p>
          </table:table-cell>
          <table:table-cell table:style-name="Default" office:value-type="string">
            <text:p>1999 water_pc</text:p>
          </table:table-cell>
          <table:table-cell table:style-name="Default" office:value-type="string">
            <text:p>2000 water_pc</text:p>
          </table:table-cell>
          <table:table-cell table:style-name="Default" office:value-type="string">
            <text:p>2001 water_pc</text:p>
          </table:table-cell>
          <table:table-cell table:style-name="Default" office:value-type="string">
            <text:p>2002 water_pc</text:p>
          </table:table-cell>
          <table:table-cell table:style-name="Default" office:value-type="string">
            <text:p>2003 water_pc</text:p>
          </table:table-cell>
          <table:table-cell table:style-name="Default" office:value-type="string">
            <text:p>2004 water_pc</text:p>
          </table:table-cell>
          <table:table-cell table:style-name="Default" office:value-type="string">
            <text:p>2005 water_pc</text:p>
          </table:table-cell>
          <table:table-cell table:style-name="Default" office:value-type="string">
            <text:p>2006 water_pc</text:p>
          </table:table-cell>
          <table:table-cell table:style-name="Default" office:value-type="string">
            <text:p>2007 water_pc</text:p>
          </table:table-cell>
          <table:table-cell table:style-name="Default" office:value-type="string">
            <text:p>2008 water_pc</text:p>
          </table:table-cell>
          <table:table-cell table:style-name="Default" office:value-type="string">
            <text:p>2009 water_pc</text:p>
          </table:table-cell>
          <table:table-cell table:style-name="Default" office:value-type="string">
            <text:p>2010 water_pc</text:p>
          </table:table-cell>
          <table:table-cell table:style-name="Default" office:value-type="string">
            <text:p>2011 water_pc</text:p>
          </table:table-cell>
          <table:table-cell table:style-name="Default" office:value-type="string">
            <text:p>2012 water_pc</text:p>
          </table:table-cell>
          <table:table-cell table:style-name="Default" table:number-columns-repeated="970"/>
        </table:table-row>
        <table:table-row table:style-name="ro1">
          <table:table-cell office:value-type="string">
            <text:p>Afghanistan</text:p>
          </table:table-cell>
          <table:table-cell/>
          <table:table-cell table:style-name="Default" office:value-type="string">
            <text:p>6497.0</text:p>
          </table:table-cell>
          <table:table-cell table:style-name="Default" office:value-type="string">
            <text:p>5852.0</text:p>
          </table:table-cell>
          <table:table-cell table:style-name="Default" office:value-type="string">
            <text:p>5187.0</text:p>
          </table:table-cell>
          <table:table-cell table:style-name="Default" office:value-type="string">
            <text:p>4665.0</text:p>
          </table:table-cell>
          <table:table-cell table:style-name="Default" office:value-type="string">
            <text:p>4778.0</text:p>
          </table:table-cell>
          <table:table-cell table:style-name="Default" office:value-type="string">
            <text:p>5362.0</text:p>
          </table:table-cell>
          <table:table-cell table:style-name="Default" office:value-type="string">
            <text:p>4222.0</text:p>
          </table:table-cell>
          <table:table-cell table:style-name="Default" office:value-type="string">
            <text:p>3067.0</text:p>
          </table:table-cell>
          <table:table-cell table:style-name="Default" office:value-type="string">
            <text:p>2651.0</text:p>
          </table:table-cell>
          <table:table-cell table:style-name="Default" office:value-type="string">
            <text:p>2241.0</text:p>
          </table:table-cell>
          <table:table-cell table:style-name="Default" office:value-type="string">
            <text:p>1956.0</text:p>
          </table:table-cell>
          <table:table-cell office:value-type="float" office:value="3744">
            <text:p>3744.0</text:p>
          </table:table-cell>
          <table:table-cell table:style-name="ce3" table:formula="of:=(((1973-1972)*([.S2]-[.N2]))/(1977-1972))+[.N2]" office:value-type="float" office:value="3668.6">
            <text:p>3668.6</text:p>
          </table:table-cell>
          <table:table-cell table:style-name="ce3" table:formula="of:=(((1974-1972)*([.S2]-[.N2]))/(1977-1972))+[.N2]" office:value-type="float" office:value="3593.2">
            <text:p>3593.2</text:p>
          </table:table-cell>
          <table:table-cell table:style-name="ce3" table:formula="of:=(((1975-1972)*([.S2]-[.N2]))/(1977-1972))+[.N2]" office:value-type="float" office:value="3517.8">
            <text:p>3517.8</text:p>
          </table:table-cell>
          <table:table-cell table:style-name="ce3" table:formula="of:=(((1976-1972)*([.S2]-[.N2]))/(1977-1972))+[.N2]" office:value-type="float" office:value="3442.4">
            <text:p>3442.4</text:p>
          </table:table-cell>
          <table:table-cell office:value-type="float" office:value="3367">
            <text:p>3367.0</text:p>
          </table:table-cell>
          <table:table-cell table:style-name="ce3" table:formula="of:=(((1978-1977)*([.X2]-[.S2]))/(1982-1977))+[.S2]" office:value-type="float" office:value="3383.2">
            <text:p>3383.2</text:p>
          </table:table-cell>
          <table:table-cell table:style-name="ce3" table:formula="of:=(((1979-1977)*([.X2]-[.S2]))/(1982-1977))+[.S2]" office:value-type="float" office:value="3399.4">
            <text:p>3399.4</text:p>
          </table:table-cell>
          <table:table-cell table:style-name="ce3" table:formula="of:=(((1980-1977)*([.X2]-[.S2]))/(1982-1977))+[.S2]" office:value-type="float" office:value="3415.6">
            <text:p>3415.6</text:p>
          </table:table-cell>
          <table:table-cell table:style-name="ce3" table:formula="of:=(((1981-1977)*([.X2]-[.S2]))/(1982-1977))+[.S2]" office:value-type="float" office:value="3431.8">
            <text:p>3431.8</text:p>
          </table:table-cell>
          <table:table-cell office:value-type="float" office:value="3448">
            <text:p>3448.0</text:p>
          </table:table-cell>
          <table:table-cell table:style-name="ce3" table:formula="of:=(((1983-1982)*([.AC2]-[.X2]))/(1987-1982))+[.X2]" office:value-type="float" office:value="3532.4">
            <text:p>3532.4</text:p>
          </table:table-cell>
          <table:table-cell table:style-name="ce3" table:formula="of:=(((1984-1982)*([.AC2]-[.X2]))/(1987-1982))+[.X2]" office:value-type="float" office:value="3616.8">
            <text:p>3616.8</text:p>
          </table:table-cell>
          <table:table-cell table:style-name="ce3" table:formula="of:=(((1985-1982)*([.AC2]-[.X2]))/(1987-1982))+[.X2]" office:value-type="float" office:value="3701.2">
            <text:p>3701.2</text:p>
          </table:table-cell>
          <table:table-cell table:style-name="ce3" table:formula="of:=(((1986-1982)*([.AC2]-[.X2]))/(1987-1982))+[.X2]" office:value-type="float" office:value="3785.6">
            <text:p>3785.6</text:p>
          </table:table-cell>
          <table:table-cell office:value-type="float" office:value="3870">
            <text:p>3870.0</text:p>
          </table:table-cell>
          <table:table-cell table:style-name="ce3" table:formula="of:=(((1988-1987)*([.AH2]-[.AC2]))/(1992-1987))+[.AC2]" office:value-type="float" office:value="3705.4">
            <text:p>3705.4</text:p>
          </table:table-cell>
          <table:table-cell table:style-name="ce3" table:formula="of:=(((1989-1987)*([.AH2]-[.AC2]))/(1992-1987))+[.AC2]" office:value-type="float" office:value="3540.8">
            <text:p>3540.8</text:p>
          </table:table-cell>
          <table:table-cell table:style-name="ce3" table:formula="of:=(((1990-1987)*([.AH2]-[.AC2]))/(1992-1987))+[.AC2]" office:value-type="float" office:value="3376.2">
            <text:p>3376.2</text:p>
          </table:table-cell>
          <table:table-cell table:style-name="ce3" table:formula="of:=(((1991-1987)*([.AH2]-[.AC2]))/(1992-1987))+[.AC2]" office:value-type="float" office:value="3211.6">
            <text:p>3211.6</text:p>
          </table:table-cell>
          <table:table-cell office:value-type="float" office:value="3047">
            <text:p>3047.0</text:p>
          </table:table-cell>
          <table:table-cell table:style-name="ce3" table:formula="of:=(((1993-1992)*([.AM2]-[.AH2]))/(1997-1992))+[.AH2]" office:value-type="float" office:value="2880.4">
            <text:p>2880.4</text:p>
          </table:table-cell>
          <table:table-cell table:style-name="ce3" table:formula="of:=(((1994-1992)*([.AM2]-[.AH2]))/(1997-1992))+[.AH2]" office:value-type="float" office:value="2713.8">
            <text:p>2713.8</text:p>
          </table:table-cell>
          <table:table-cell table:style-name="ce3" table:formula="of:=(((1995-1992)*([.AM2]-[.AH2]))/(1997-1992))+[.AH2]" office:value-type="float" office:value="2547.2">
            <text:p>2547.2</text:p>
          </table:table-cell>
          <table:table-cell table:style-name="ce3" table:formula="of:=(((1996-1992)*([.AM2]-[.AH2]))/(1997-1992))+[.AH2]" office:value-type="float" office:value="2380.6">
            <text:p>2380.6</text:p>
          </table:table-cell>
          <table:table-cell office:value-type="float" office:value="2214">
            <text:p>2214.0</text:p>
          </table:table-cell>
          <table:table-cell table:style-name="ce3" table:formula="of:=(((1998-1997)*([.AR2]-[.AM2]))/(2002-1997))+[.AM2]" office:value-type="float" office:value="2154">
            <text:p>2154.0</text:p>
          </table:table-cell>
          <table:table-cell table:style-name="ce3" table:formula="of:=(((1999-1997)*([.AR2]-[.AM2]))/(2002-1997))+[.AM2]" office:value-type="float" office:value="2094">
            <text:p>2094.0</text:p>
          </table:table-cell>
          <table:table-cell table:style-name="ce3" table:formula="of:=(((2000-1997)*([.AR2]-[.AM2]))/(2002-1997))+[.AM2]" office:value-type="float" office:value="2034">
            <text:p>2034.0</text:p>
          </table:table-cell>
          <table:table-cell table:style-name="ce3" table:formula="of:=(((2001-1997)*([.AR2]-[.AM2]))/(2002-1997))+[.AM2]" office:value-type="float" office:value="1974">
            <text:p>1974.0</text:p>
          </table:table-cell>
          <table:table-cell office:value-type="float" office:value="1914">
            <text:p>1914.0</text:p>
          </table:table-cell>
          <table:table-cell table:style-name="ce3" table:formula="of:=(((2003-2002)*([.AW2]-[.AR2]))/(2007-2002))+[.AR2]" office:value-type="float" office:value="1854.8">
            <text:p>1854.8</text:p>
          </table:table-cell>
          <table:table-cell table:style-name="ce3" table:formula="of:=(((2004-2002)*([.AW2]-[.AR2]))/(2007-2002))+[.AR2]" office:value-type="float" office:value="1795.6">
            <text:p>1795.6</text:p>
          </table:table-cell>
          <table:table-cell table:style-name="ce3" table:formula="of:=(((2005-2002)*([.AW2]-[.AR2]))/(2007-2002))+[.AR2]" office:value-type="float" office:value="1736.4">
            <text:p>1736.4</text:p>
          </table:table-cell>
          <table:table-cell table:style-name="ce3" table:formula="of:=(((2006-2002)*([.AW2]-[.AR2]))/(2007-2002))+[.AR2]" office:value-type="float" office:value="1677.2">
            <text:p>1677.2</text:p>
          </table:table-cell>
          <table:table-cell office:value-type="float" office:value="1618">
            <text:p>1618.0</text:p>
          </table:table-cell>
          <table:table-cell table:style-name="ce3" table:formula="of:=(((2008-2007)*([.BB2]-[.AW2]))/(2012-2007))+[.AW2]" office:value-type="float" office:value="1576.8">
            <text:p>1576.8</text:p>
          </table:table-cell>
          <table:table-cell table:style-name="ce3" table:formula="of:=(((2009-2007)*([.BB2]-[.AW2]))/(2012-2007))+[.AW2]" office:value-type="float" office:value="1535.6">
            <text:p>1535.6</text:p>
          </table:table-cell>
          <table:table-cell table:style-name="ce3" table:formula="of:=(((2010-2007)*([.BB2]-[.AW2]))/(2012-2007))+[.AW2]" office:value-type="float" office:value="1494.4">
            <text:p>1494.4</text:p>
          </table:table-cell>
          <table:table-cell table:style-name="ce3" table:formula="of:=(((2011-2007)*([.BB2]-[.AW2]))/(2012-2007))+[.AW2]" office:value-type="float" office:value="1453.2">
            <text:p>1453.2</text:p>
          </table:table-cell>
          <table:table-cell office:value-type="float" office:value="1412">
            <text:p>1412.0</text:p>
          </table:table-cell>
          <table:table-cell table:number-columns-repeated="970"/>
        </table:table-row>
        <table:table-row table:style-name="ro1">
          <table:table-cell office:value-type="string">
            <text:p>Albania</text:p>
          </table:table-cell>
          <table:table-cell/>
          <table:table-cell table:style-name="Default" office:value-type="string">
            <text:p>24343.0</text:p>
          </table:table-cell>
          <table:table-cell table:style-name="Default" office:value-type="string">
            <text:p>21103.0</text:p>
          </table:table-cell>
          <table:table-cell table:style-name="Default" office:value-type="string">
            <text:p>18599.0</text:p>
          </table:table-cell>
          <table:table-cell table:style-name="Default" office:value-type="string">
            <text:p>16627.0</text:p>
          </table:table-cell>
          <table:table-cell table:style-name="Default" office:value-type="string">
            <text:p>15011.0</text:p>
          </table:table-cell>
          <table:table-cell table:style-name="Default" office:value-type="string">
            <text:p>13383.0</text:p>
          </table:table-cell>
          <table:table-cell table:style-name="Default" office:value-type="string">
            <text:p>12764.0</text:p>
          </table:table-cell>
          <table:table-cell table:style-name="Default" office:value-type="string">
            <text:p>13486.0</text:p>
          </table:table-cell>
          <table:table-cell table:style-name="Default" office:value-type="string">
            <text:p>13495.0</text:p>
          </table:table-cell>
          <table:table-cell table:style-name="Default" office:value-type="string">
            <text:p>13155.0</text:p>
          </table:table-cell>
          <table:table-cell table:style-name="Default" office:value-type="string">
            <text:p>12922.0</text:p>
          </table:table-cell>
          <table:table-cell office:value-type="float" office:value="11998">
            <text:p>11998.0</text:p>
          </table:table-cell>
          <table:table-cell table:style-name="ce3" table:formula="of:=(((1973-1972)*([.S3]-[.N3]))/(1977-1972))+[.N3]" office:value-type="float" office:value="11743.6">
            <text:p>11743.6</text:p>
          </table:table-cell>
          <table:table-cell table:style-name="ce3" table:formula="of:=(((1974-1972)*([.S3]-[.N3]))/(1977-1972))+[.N3]" office:value-type="float" office:value="11489.2">
            <text:p>11489.2</text:p>
          </table:table-cell>
          <table:table-cell table:style-name="ce3" table:formula="of:=(((1975-1972)*([.S3]-[.N3]))/(1977-1972))+[.N3]" office:value-type="float" office:value="11234.8">
            <text:p>11234.8</text:p>
          </table:table-cell>
          <table:table-cell table:style-name="ce3" table:formula="of:=(((1976-1972)*([.S3]-[.N3]))/(1977-1972))+[.N3]" office:value-type="float" office:value="10980.4">
            <text:p>10980.4</text:p>
          </table:table-cell>
          <table:table-cell office:value-type="float" office:value="10726">
            <text:p>10726.0</text:p>
          </table:table-cell>
          <table:table-cell table:style-name="ce3" table:formula="of:=(((1978-1977)*([.X3]-[.S3]))/(1982-1977))+[.S3]" office:value-type="float" office:value="10517.4">
            <text:p>10517.4</text:p>
          </table:table-cell>
          <table:table-cell table:style-name="ce3" table:formula="of:=(((1979-1977)*([.X3]-[.S3]))/(1982-1977))+[.S3]" office:value-type="float" office:value="10308.8">
            <text:p>10308.8</text:p>
          </table:table-cell>
          <table:table-cell table:style-name="ce3" table:formula="of:=(((1980-1977)*([.X3]-[.S3]))/(1982-1977))+[.S3]" office:value-type="float" office:value="10100.2">
            <text:p>10100.2</text:p>
          </table:table-cell>
          <table:table-cell table:style-name="ce3" table:formula="of:=(((1981-1977)*([.X3]-[.S3]))/(1982-1977))+[.S3]" office:value-type="float" office:value="9891.6">
            <text:p>9891.6</text:p>
          </table:table-cell>
          <table:table-cell office:value-type="float" office:value="9683">
            <text:p>9683.0</text:p>
          </table:table-cell>
          <table:table-cell table:style-name="ce3" table:formula="of:=(((1983-1982)*([.AC3]-[.X3]))/(1987-1982))+[.X3]" office:value-type="float" office:value="9473">
            <text:p>9473.0</text:p>
          </table:table-cell>
          <table:table-cell table:style-name="ce3" table:formula="of:=(((1984-1982)*([.AC3]-[.X3]))/(1987-1982))+[.X3]" office:value-type="float" office:value="9263">
            <text:p>9263.0</text:p>
          </table:table-cell>
          <table:table-cell table:style-name="ce3" table:formula="of:=(((1985-1982)*([.AC3]-[.X3]))/(1987-1982))+[.X3]" office:value-type="float" office:value="9053">
            <text:p>9053.0</text:p>
          </table:table-cell>
          <table:table-cell table:style-name="ce3" table:formula="of:=(((1986-1982)*([.AC3]-[.X3]))/(1987-1982))+[.X3]" office:value-type="float" office:value="8843">
            <text:p>8843.0</text:p>
          </table:table-cell>
          <table:table-cell office:value-type="float" office:value="8633">
            <text:p>8633.0</text:p>
          </table:table-cell>
          <table:table-cell table:style-name="ce3" table:formula="of:=(((1988-1987)*([.AH3]-[.AC3]))/(1992-1987))+[.AC3]" office:value-type="float" office:value="8553.2">
            <text:p>8553.2</text:p>
          </table:table-cell>
          <table:table-cell table:style-name="ce3" table:formula="of:=(((1989-1987)*([.AH3]-[.AC3]))/(1992-1987))+[.AC3]" office:value-type="float" office:value="8473.4">
            <text:p>8473.4</text:p>
          </table:table-cell>
          <table:table-cell table:style-name="ce3" table:formula="of:=(((1990-1987)*([.AH3]-[.AC3]))/(1992-1987))+[.AC3]" office:value-type="float" office:value="8393.6">
            <text:p>8393.6</text:p>
          </table:table-cell>
          <table:table-cell table:style-name="ce3" table:formula="of:=(((1991-1987)*([.AH3]-[.AC3]))/(1992-1987))+[.AC3]" office:value-type="float" office:value="8313.8">
            <text:p>8313.8</text:p>
          </table:table-cell>
          <table:table-cell office:value-type="float" office:value="8234">
            <text:p>8234.0</text:p>
          </table:table-cell>
          <table:table-cell table:style-name="ce3" table:formula="of:=(((1993-1992)*([.AM3]-[.AH3]))/(1997-1992))+[.AH3]" office:value-type="float" office:value="8327.2">
            <text:p>8327.2</text:p>
          </table:table-cell>
          <table:table-cell table:style-name="ce3" table:formula="of:=(((1994-1992)*([.AM3]-[.AH3]))/(1997-1992))+[.AH3]" office:value-type="float" office:value="8420.4">
            <text:p>8420.4</text:p>
          </table:table-cell>
          <table:table-cell table:style-name="ce3" table:formula="of:=(((1995-1992)*([.AM3]-[.AH3]))/(1997-1992))+[.AH3]" office:value-type="float" office:value="8513.6">
            <text:p>8513.6</text:p>
          </table:table-cell>
          <table:table-cell table:style-name="ce3" table:formula="of:=(((1996-1992)*([.AM3]-[.AH3]))/(1997-1992))+[.AH3]" office:value-type="float" office:value="8606.8">
            <text:p>8606.8</text:p>
          </table:table-cell>
          <table:table-cell office:value-type="float" office:value="8700">
            <text:p>8700.0</text:p>
          </table:table-cell>
          <table:table-cell table:style-name="ce3" table:formula="of:=(((1998-1997)*([.AR3]-[.AM3]))/(2002-1997))+[.AM3]" office:value-type="float" office:value="8701.2">
            <text:p>8701.2</text:p>
          </table:table-cell>
          <table:table-cell table:style-name="ce3" table:formula="of:=(((1999-1997)*([.AR3]-[.AM3]))/(2002-1997))+[.AM3]" office:value-type="float" office:value="8702.4">
            <text:p>8702.4</text:p>
          </table:table-cell>
          <table:table-cell table:style-name="ce3" table:formula="of:=(((2000-1997)*([.AR3]-[.AM3]))/(2002-1997))+[.AM3]" office:value-type="float" office:value="8703.6">
            <text:p>8703.6</text:p>
          </table:table-cell>
          <table:table-cell table:style-name="ce3" table:formula="of:=(((2001-1997)*([.AR3]-[.AM3]))/(2002-1997))+[.AM3]" office:value-type="float" office:value="8704.8">
            <text:p>8704.8</text:p>
          </table:table-cell>
          <table:table-cell table:style-name="ce4" office:value-type="float" office:value="8706">
            <text:p>8706.0</text:p>
          </table:table-cell>
          <table:table-cell table:style-name="ce3" table:formula="of:=(((2003-2002)*([.AW3]-[.AR3]))/(2007-2002))+[.AR3]" office:value-type="float" office:value="8662">
            <text:p>8662.0</text:p>
          </table:table-cell>
          <table:table-cell table:style-name="ce3" table:formula="of:=(((2004-2002)*([.AW3]-[.AR3]))/(2007-2002))+[.AR3]" office:value-type="float" office:value="8618">
            <text:p>8618.0</text:p>
          </table:table-cell>
          <table:table-cell table:style-name="ce3" table:formula="of:=(((2005-2002)*([.AW3]-[.AR3]))/(2007-2002))+[.AR3]" office:value-type="float" office:value="8574">
            <text:p>8574.0</text:p>
          </table:table-cell>
          <table:table-cell table:style-name="ce3" table:formula="of:=(((2006-2002)*([.AW3]-[.AR3]))/(2007-2002))+[.AR3]" office:value-type="float" office:value="8530">
            <text:p>8530.0</text:p>
          </table:table-cell>
          <table:table-cell office:value-type="float" office:value="8486">
            <text:p>8486.0</text:p>
          </table:table-cell>
          <table:table-cell table:style-name="ce3" table:formula="of:=(((2008-2007)*([.BB3]-[.AW3]))/(2012-2007))+[.AW3]" office:value-type="float" office:value="8456">
            <text:p>8456.0</text:p>
          </table:table-cell>
          <table:table-cell table:style-name="ce3" table:formula="of:=(((2009-2007)*([.BB3]-[.AW3]))/(2012-2007))+[.AW3]" office:value-type="float" office:value="8426">
            <text:p>8426.0</text:p>
          </table:table-cell>
          <table:table-cell table:style-name="ce3" table:formula="of:=(((2010-2007)*([.BB3]-[.AW3]))/(2012-2007))+[.AW3]" office:value-type="float" office:value="8396">
            <text:p>8396.0</text:p>
          </table:table-cell>
          <table:table-cell table:style-name="ce3" table:formula="of:=(((2011-2007)*([.BB3]-[.AW3]))/(2012-2007))+[.AW3]" office:value-type="float" office:value="8366">
            <text:p>8366.0</text:p>
          </table:table-cell>
          <table:table-cell office:value-type="float" office:value="8336">
            <text:p>8336.0</text:p>
          </table:table-cell>
          <table:table-cell table:number-columns-repeated="970"/>
        </table:table-row>
        <table:table-row table:style-name="ro1">
          <table:table-cell office:value-type="string">
            <text:p>Algeria</text:p>
          </table:table-cell>
          <table:table-cell/>
          <table:table-cell table:style-name="Default" office:value-type="string">
            <text:p>1041.0</text:p>
          </table:table-cell>
          <table:table-cell table:style-name="Default" office:value-type="string">
            <text:p>928.2</text:p>
          </table:table-cell>
          <table:table-cell table:style-name="Default" office:value-type="string">
            <text:p>799.3</text:p>
          </table:table-cell>
          <table:table-cell table:style-name="Default" office:value-type="string">
            <text:p>683.7</text:p>
          </table:table-cell>
          <table:table-cell table:style-name="Default" office:value-type="string">
            <text:p>580.7</text:p>
          </table:table-cell>
          <table:table-cell table:style-name="Default" office:value-type="string">
            <text:p>498.8</text:p>
          </table:table-cell>
          <table:table-cell table:style-name="Default" office:value-type="string">
            <text:p>439.4</text:p>
          </table:table-cell>
          <table:table-cell table:style-name="Default" office:value-type="string">
            <text:p>399.1</text:p>
          </table:table-cell>
          <table:table-cell table:style-name="Default" office:value-type="string">
            <text:p>371.2</text:p>
          </table:table-cell>
          <table:table-cell table:style-name="Default" office:value-type="string">
            <text:p>344.2</text:p>
          </table:table-cell>
          <table:table-cell table:style-name="Default" office:value-type="string">
            <text:p>319.8</text:p>
          </table:table-cell>
          <table:table-cell office:value-type="float" office:value="770.5">
            <text:p>770.5</text:p>
          </table:table-cell>
          <table:table-cell table:style-name="ce3" table:formula="of:=(((1973-1972)*([.S4]-[.N4]))/(1977-1972))+[.N4]" office:value-type="float" office:value="748.22">
            <text:p>748.2</text:p>
          </table:table-cell>
          <table:table-cell table:style-name="ce3" table:formula="of:=(((1974-1972)*([.S4]-[.N4]))/(1977-1972))+[.N4]" office:value-type="float" office:value="725.94">
            <text:p>725.9</text:p>
          </table:table-cell>
          <table:table-cell table:style-name="ce3" table:formula="of:=(((1975-1972)*([.S4]-[.N4]))/(1977-1972))+[.N4]" office:value-type="float" office:value="703.66">
            <text:p>703.7</text:p>
          </table:table-cell>
          <table:table-cell table:style-name="ce3" table:formula="of:=(((1976-1972)*([.S4]-[.N4]))/(1977-1972))+[.N4]" office:value-type="float" office:value="681.38">
            <text:p>681.4</text:p>
          </table:table-cell>
          <table:table-cell office:value-type="float" office:value="659.1">
            <text:p>659.1</text:p>
          </table:table-cell>
          <table:table-cell table:style-name="ce3" table:formula="of:=(((1978-1977)*([.X4]-[.S4]))/(1982-1977))+[.S4]" office:value-type="float" office:value="639.24">
            <text:p>639.2</text:p>
          </table:table-cell>
          <table:table-cell table:style-name="ce3" table:formula="of:=(((1979-1977)*([.X4]-[.S4]))/(1982-1977))+[.S4]" office:value-type="float" office:value="619.38">
            <text:p>619.4</text:p>
          </table:table-cell>
          <table:table-cell table:style-name="ce3" table:formula="of:=(((1980-1977)*([.X4]-[.S4]))/(1982-1977))+[.S4]" office:value-type="float" office:value="599.52">
            <text:p>599.5</text:p>
          </table:table-cell>
          <table:table-cell table:style-name="ce3" table:formula="of:=(((1981-1977)*([.X4]-[.S4]))/(1982-1977))+[.S4]" office:value-type="float" office:value="579.66">
            <text:p>579.7</text:p>
          </table:table-cell>
          <table:table-cell office:value-type="float" office:value="559.8">
            <text:p>559.8</text:p>
          </table:table-cell>
          <table:table-cell table:style-name="ce3" table:formula="of:=(((1983-1982)*([.AC4]-[.X4]))/(1987-1982))+[.X4]" office:value-type="float" office:value="544">
            <text:p>544.0</text:p>
          </table:table-cell>
          <table:table-cell table:style-name="ce3" table:formula="of:=(((1984-1982)*([.AC4]-[.X4]))/(1987-1982))+[.X4]" office:value-type="float" office:value="528.2">
            <text:p>528.2</text:p>
          </table:table-cell>
          <table:table-cell table:style-name="ce3" table:formula="of:=(((1985-1982)*([.AC4]-[.X4]))/(1987-1982))+[.X4]" office:value-type="float" office:value="512.4">
            <text:p>512.4</text:p>
          </table:table-cell>
          <table:table-cell table:style-name="ce3" table:formula="of:=(((1986-1982)*([.AC4]-[.X4]))/(1987-1982))+[.X4]" office:value-type="float" office:value="496.6">
            <text:p>496.6</text:p>
          </table:table-cell>
          <table:table-cell office:value-type="float" office:value="480.8">
            <text:p>480.8</text:p>
          </table:table-cell>
          <table:table-cell table:style-name="ce3" table:formula="of:=(((1988-1987)*([.AH4]-[.AC4]))/(1992-1987))+[.AC4]" office:value-type="float" office:value="469.36">
            <text:p>469.4</text:p>
          </table:table-cell>
          <table:table-cell table:style-name="ce3" table:formula="of:=(((1989-1987)*([.AH4]-[.AC4]))/(1992-1987))+[.AC4]" office:value-type="float" office:value="457.92">
            <text:p>457.9</text:p>
          </table:table-cell>
          <table:table-cell table:style-name="ce3" table:formula="of:=(((1990-1987)*([.AH4]-[.AC4]))/(1992-1987))+[.AC4]" office:value-type="float" office:value="446.48">
            <text:p>446.5</text:p>
          </table:table-cell>
          <table:table-cell table:style-name="ce3" table:formula="of:=(((1991-1987)*([.AH4]-[.AC4]))/(1992-1987))+[.AC4]" office:value-type="float" office:value="435.04">
            <text:p>435.0</text:p>
          </table:table-cell>
          <table:table-cell office:value-type="float" office:value="423.6">
            <text:p>423.6</text:p>
          </table:table-cell>
          <table:table-cell table:style-name="ce3" table:formula="of:=(((1993-1992)*([.AM4]-[.AH4]))/(1997-1992))+[.AH4]" office:value-type="float" office:value="415.82">
            <text:p>415.8</text:p>
          </table:table-cell>
          <table:table-cell table:style-name="ce3" table:formula="of:=(((1994-1992)*([.AM4]-[.AH4]))/(1997-1992))+[.AH4]" office:value-type="float" office:value="408.04">
            <text:p>408.0</text:p>
          </table:table-cell>
          <table:table-cell table:style-name="ce3" table:formula="of:=(((1995-1992)*([.AM4]-[.AH4]))/(1997-1992))+[.AH4]" office:value-type="float" office:value="400.26">
            <text:p>400.3</text:p>
          </table:table-cell>
          <table:table-cell table:style-name="ce3" table:formula="of:=(((1996-1992)*([.AM4]-[.AH4]))/(1997-1992))+[.AH4]" office:value-type="float" office:value="392.48">
            <text:p>392.5</text:p>
          </table:table-cell>
          <table:table-cell office:value-type="float" office:value="384.7">
            <text:p>384.7</text:p>
          </table:table-cell>
          <table:table-cell table:style-name="ce3" table:formula="of:=(((1998-1997)*([.AR4]-[.AM4]))/(2002-1997))+[.AM4]" office:value-type="float" office:value="379.32">
            <text:p>379.3</text:p>
          </table:table-cell>
          <table:table-cell table:style-name="ce3" table:formula="of:=(((1999-1997)*([.AR4]-[.AM4]))/(2002-1997))+[.AM4]" office:value-type="float" office:value="373.94">
            <text:p>373.9</text:p>
          </table:table-cell>
          <table:table-cell table:style-name="ce3" table:formula="of:=(((2000-1997)*([.AR4]-[.AM4]))/(2002-1997))+[.AM4]" office:value-type="float" office:value="368.56">
            <text:p>368.6</text:p>
          </table:table-cell>
          <table:table-cell table:style-name="ce3" table:formula="of:=(((2001-1997)*([.AR4]-[.AM4]))/(2002-1997))+[.AM4]" office:value-type="float" office:value="363.18">
            <text:p>363.2</text:p>
          </table:table-cell>
          <table:table-cell table:style-name="ce4" office:value-type="float" office:value="357.8">
            <text:p>357.8</text:p>
          </table:table-cell>
          <table:table-cell table:style-name="ce3" table:formula="of:=(((2003-2002)*([.AW4]-[.AR4]))/(2007-2002))+[.AR4]" office:value-type="float" office:value="352.6">
            <text:p>352.6</text:p>
          </table:table-cell>
          <table:table-cell table:style-name="ce3" table:formula="of:=(((2004-2002)*([.AW4]-[.AR4]))/(2007-2002))+[.AR4]" office:value-type="float" office:value="347.4">
            <text:p>347.4</text:p>
          </table:table-cell>
          <table:table-cell table:style-name="ce3" table:formula="of:=(((2005-2002)*([.AW4]-[.AR4]))/(2007-2002))+[.AR4]" office:value-type="float" office:value="342.2">
            <text:p>342.2</text:p>
          </table:table-cell>
          <table:table-cell table:style-name="ce3" table:formula="of:=(((2006-2002)*([.AW4]-[.AR4]))/(2007-2002))+[.AR4]" office:value-type="float" office:value="337">
            <text:p>337.0</text:p>
          </table:table-cell>
          <table:table-cell table:style-name="ce4" office:value-type="float" office:value="331.8">
            <text:p>331.8</text:p>
          </table:table-cell>
          <table:table-cell table:style-name="ce3" table:formula="of:=(((2008-2007)*([.BB4]-[.AW4]))/(2012-2007))+[.AW4]" office:value-type="float" office:value="327.1">
            <text:p>327.1</text:p>
          </table:table-cell>
          <table:table-cell table:style-name="ce3" table:formula="of:=(((2009-2007)*([.BB4]-[.AW4]))/(2012-2007))+[.AW4]" office:value-type="float" office:value="322.4">
            <text:p>322.4</text:p>
          </table:table-cell>
          <table:table-cell table:style-name="ce3" table:formula="of:=(((2010-2007)*([.BB4]-[.AW4]))/(2012-2007))+[.AW4]" office:value-type="float" office:value="317.7">
            <text:p>317.7</text:p>
          </table:table-cell>
          <table:table-cell table:style-name="ce3" table:formula="of:=(((2011-2007)*([.BB4]-[.AW4]))/(2012-2007))+[.AW4]" office:value-type="float" office:value="313">
            <text:p>313.0</text:p>
          </table:table-cell>
          <table:table-cell office:value-type="float" office:value="308.3">
            <text:p>308.3</text:p>
          </table:table-cell>
          <table:table-cell table:number-columns-repeated="970"/>
        </table:table-row>
        <table:table-row table:style-name="ro1">
          <table:table-cell office:value-type="string">
            <text:p>American Samoa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Andorra</text:p>
          </table:table-cell>
          <table:table-cell/>
          <table:table-cell table:style-name="Default" office:value-type="string">
            <text:p>21040.0</text:p>
          </table:table-cell>
          <table:table-cell table:style-name="Default" office:value-type="string">
            <text:p>15029.0</text:p>
          </table:table-cell>
          <table:table-cell table:style-name="Default" office:value-type="string">
            <text:p>11689.0</text:p>
          </table:table-cell>
          <table:table-cell table:style-name="Default" office:value-type="string">
            <text:p>9564.0</text:p>
          </table:table-cell>
          <table:table-cell table:style-name="Default" office:value-type="string">
            <text:p>7698.0</text:p>
          </table:table-cell>
          <table:table-cell table:style-name="Default" office:value-type="string">
            <text:p>6312.0</text:p>
          </table:table-cell>
          <table:table-cell table:style-name="Default" office:value-type="string">
            <text:p>5441.0</text:p>
          </table:table-cell>
          <table:table-cell table:style-name="Default" office:value-type="string">
            <text:p>4855.0</text:p>
          </table:table-cell>
          <table:table-cell table:style-name="Default" office:value-type="string">
            <text:p>4574.0</text:p>
          </table:table-cell>
          <table:table-cell table:style-name="Default" office:value-type="string">
            <text:p>3896.0</text:p>
          </table:table-cell>
          <table:table-cell table:style-name="Default" office:value-type="string">
            <text:p>3586.0</text:p>
          </table:table-cell>
          <table:table-cell office:value-type="float" office:value="11689">
            <text:p>11689.0</text:p>
          </table:table-cell>
          <table:table-cell table:style-name="ce3" table:formula="of:=(((1973-1972)*([.S6]-[.N6]))/(1977-1972))+[.N6]" office:value-type="float" office:value="11264">
            <text:p>11264.0</text:p>
          </table:table-cell>
          <table:table-cell table:style-name="ce3" table:formula="of:=(((1974-1972)*([.S6]-[.N6]))/(1977-1972))+[.N6]" office:value-type="float" office:value="10839">
            <text:p>10839.0</text:p>
          </table:table-cell>
          <table:table-cell table:style-name="ce3" table:formula="of:=(((1975-1972)*([.S6]-[.N6]))/(1977-1972))+[.N6]" office:value-type="float" office:value="10414">
            <text:p>10414.0</text:p>
          </table:table-cell>
          <table:table-cell table:style-name="ce3" table:formula="of:=(((1976-1972)*([.S6]-[.N6]))/(1977-1972))+[.N6]" office:value-type="float" office:value="9989">
            <text:p>9989.0</text:p>
          </table:table-cell>
          <table:table-cell office:value-type="float" office:value="9564">
            <text:p>9564.0</text:p>
          </table:table-cell>
          <table:table-cell table:style-name="ce3" table:formula="of:=(((1978-1977)*([.X6]-[.S6]))/(1982-1977))+[.S6]" office:value-type="float" office:value="9190.8">
            <text:p>9190.8</text:p>
          </table:table-cell>
          <table:table-cell table:style-name="ce3" table:formula="of:=(((1979-1977)*([.X6]-[.S6]))/(1982-1977))+[.S6]" office:value-type="float" office:value="8817.6">
            <text:p>8817.6</text:p>
          </table:table-cell>
          <table:table-cell table:style-name="ce3" table:formula="of:=(((1980-1977)*([.X6]-[.S6]))/(1982-1977))+[.S6]" office:value-type="float" office:value="8444.4">
            <text:p>8444.4</text:p>
          </table:table-cell>
          <table:table-cell table:style-name="ce3" table:formula="of:=(((1981-1977)*([.X6]-[.S6]))/(1982-1977))+[.S6]" office:value-type="float" office:value="8071.2">
            <text:p>8071.2</text:p>
          </table:table-cell>
          <table:table-cell office:value-type="float" office:value="7698">
            <text:p>7698.0</text:p>
          </table:table-cell>
          <table:table-cell table:style-name="ce3" table:formula="of:=(((1983-1982)*([.AC6]-[.X6]))/(1987-1982))+[.X6]" office:value-type="float" office:value="7420.8">
            <text:p>7420.8</text:p>
          </table:table-cell>
          <table:table-cell table:style-name="ce3" table:formula="of:=(((1984-1982)*([.AC6]-[.X6]))/(1987-1982))+[.X6]" office:value-type="float" office:value="7143.6">
            <text:p>7143.6</text:p>
          </table:table-cell>
          <table:table-cell table:style-name="ce3" table:formula="of:=(((1985-1982)*([.AC6]-[.X6]))/(1987-1982))+[.X6]" office:value-type="float" office:value="6866.4">
            <text:p>6866.4</text:p>
          </table:table-cell>
          <table:table-cell table:style-name="ce3" table:formula="of:=(((1986-1982)*([.AC6]-[.X6]))/(1987-1982))+[.X6]" office:value-type="float" office:value="6589.2">
            <text:p>6589.2</text:p>
          </table:table-cell>
          <table:table-cell office:value-type="float" office:value="6312">
            <text:p>6312.0</text:p>
          </table:table-cell>
          <table:table-cell table:style-name="ce3" table:formula="of:=(((1988-1987)*([.AH6]-[.AC6]))/(1992-1987))+[.AC6]" office:value-type="float" office:value="6137.8">
            <text:p>6137.8</text:p>
          </table:table-cell>
          <table:table-cell table:style-name="ce3" table:formula="of:=(((1989-1987)*([.AH6]-[.AC6]))/(1992-1987))+[.AC6]" office:value-type="float" office:value="5963.6">
            <text:p>5963.6</text:p>
          </table:table-cell>
          <table:table-cell table:style-name="ce3" table:formula="of:=(((1990-1987)*([.AH6]-[.AC6]))/(1992-1987))+[.AC6]" office:value-type="float" office:value="5789.4">
            <text:p>5789.4</text:p>
          </table:table-cell>
          <table:table-cell table:style-name="ce3" table:formula="of:=(((1991-1987)*([.AH6]-[.AC6]))/(1992-1987))+[.AC6]" office:value-type="float" office:value="5615.2">
            <text:p>5615.2</text:p>
          </table:table-cell>
          <table:table-cell office:value-type="float" office:value="5441">
            <text:p>5441.0</text:p>
          </table:table-cell>
          <table:table-cell table:style-name="ce3" table:formula="of:=(((1993-1992)*([.AM6]-[.AH6]))/(1997-1992))+[.AH6]" office:value-type="float" office:value="5323.8">
            <text:p>5323.8</text:p>
          </table:table-cell>
          <table:table-cell table:style-name="ce3" table:formula="of:=(((1994-1992)*([.AM6]-[.AH6]))/(1997-1992))+[.AH6]" office:value-type="float" office:value="5206.6">
            <text:p>5206.6</text:p>
          </table:table-cell>
          <table:table-cell table:style-name="ce3" table:formula="of:=(((1995-1992)*([.AM6]-[.AH6]))/(1997-1992))+[.AH6]" office:value-type="float" office:value="5089.4">
            <text:p>5089.4</text:p>
          </table:table-cell>
          <table:table-cell table:style-name="ce3" table:formula="of:=(((1996-1992)*([.AM6]-[.AH6]))/(1997-1992))+[.AH6]" office:value-type="float" office:value="4972.2">
            <text:p>4972.2</text:p>
          </table:table-cell>
          <table:table-cell office:value-type="float" office:value="4855">
            <text:p>4855.0</text:p>
          </table:table-cell>
          <table:table-cell table:style-name="ce3" table:formula="of:=(((1998-1997)*([.AR6]-[.AM6]))/(2002-1997))+[.AM6]" office:value-type="float" office:value="4798.8">
            <text:p>4798.8</text:p>
          </table:table-cell>
          <table:table-cell table:style-name="ce3" table:formula="of:=(((1999-1997)*([.AR6]-[.AM6]))/(2002-1997))+[.AM6]" office:value-type="float" office:value="4742.6">
            <text:p>4742.6</text:p>
          </table:table-cell>
          <table:table-cell table:style-name="ce3" table:formula="of:=(((2000-1997)*([.AR6]-[.AM6]))/(2002-1997))+[.AM6]" office:value-type="float" office:value="4686.4">
            <text:p>4686.4</text:p>
          </table:table-cell>
          <table:table-cell table:style-name="ce3" table:formula="of:=(((2001-1997)*([.AR6]-[.AM6]))/(2002-1997))+[.AM6]" office:value-type="float" office:value="4630.2">
            <text:p>4630.2</text:p>
          </table:table-cell>
          <table:table-cell office:value-type="float" office:value="4574">
            <text:p>4574.0</text:p>
          </table:table-cell>
          <table:table-cell table:style-name="ce3" table:formula="of:=(((2003-2002)*([.AW6]-[.AR6]))/(2007-2002))+[.AR6]" office:value-type="float" office:value="4438.4">
            <text:p>4438.4</text:p>
          </table:table-cell>
          <table:table-cell table:style-name="ce3" table:formula="of:=(((2004-2002)*([.AW6]-[.AR6]))/(2007-2002))+[.AR6]" office:value-type="float" office:value="4302.8">
            <text:p>4302.8</text:p>
          </table:table-cell>
          <table:table-cell table:style-name="ce3" table:formula="of:=(((2005-2002)*([.AW6]-[.AR6]))/(2007-2002))+[.AR6]" office:value-type="float" office:value="4167.2">
            <text:p>4167.2</text:p>
          </table:table-cell>
          <table:table-cell table:style-name="ce3" table:formula="of:=(((2006-2002)*([.AW6]-[.AR6]))/(2007-2002))+[.AR6]" office:value-type="float" office:value="4031.6">
            <text:p>4031.6</text:p>
          </table:table-cell>
          <table:table-cell office:value-type="float" office:value="3896">
            <text:p>3896.0</text:p>
          </table:table-cell>
          <table:table-cell table:style-name="ce3" table:formula="of:=(((2008-2007)*([.BB6]-[.AW6]))/(2012-2007))+[.AW6]" office:value-type="float" office:value="3834">
            <text:p>3834.0</text:p>
          </table:table-cell>
          <table:table-cell table:style-name="ce3" table:formula="of:=(((2009-2007)*([.BB6]-[.AW6]))/(2012-2007))+[.AW6]" office:value-type="float" office:value="3772">
            <text:p>3772.0</text:p>
          </table:table-cell>
          <table:table-cell table:style-name="ce3" table:formula="of:=(((2010-2007)*([.BB6]-[.AW6]))/(2012-2007))+[.AW6]" office:value-type="float" office:value="3710">
            <text:p>3710.0</text:p>
          </table:table-cell>
          <table:table-cell table:style-name="ce3" table:formula="of:=(((2011-2007)*([.BB6]-[.AW6]))/(2012-2007))+[.AW6]" office:value-type="float" office:value="3648">
            <text:p>3648.0</text:p>
          </table:table-cell>
          <table:table-cell office:value-type="float" office:value="3586">
            <text:p>3586.0</text:p>
          </table:table-cell>
          <table:table-cell table:number-columns-repeated="970"/>
        </table:table-row>
        <table:table-row table:style-name="ro1">
          <table:table-cell office:value-type="string">
            <text:p>Angola</text:p>
          </table:table-cell>
          <table:table-cell/>
          <table:table-cell table:style-name="Default" office:value-type="string">
            <text:p>28755.0</text:p>
          </table:table-cell>
          <table:table-cell table:style-name="Default" office:value-type="string">
            <text:p>26349.0</text:p>
          </table:table-cell>
          <table:table-cell table:style-name="Default" office:value-type="string">
            <text:p>23948.0</text:p>
          </table:table-cell>
          <table:table-cell table:style-name="Default" office:value-type="string">
            <text:p>21173.0</text:p>
          </table:table-cell>
          <table:table-cell table:style-name="Default" office:value-type="string">
            <text:p>18066.0</text:p>
          </table:table-cell>
          <table:table-cell table:style-name="Default" office:value-type="string">
            <text:p>15476.0</text:p>
          </table:table-cell>
          <table:table-cell table:style-name="Default" office:value-type="string">
            <text:p>13451.0</text:p>
          </table:table-cell>
          <table:table-cell table:style-name="Default" office:value-type="string">
            <text:p>11570.0</text:p>
          </table:table-cell>
          <table:table-cell table:style-name="Default" office:value-type="string">
            <text:p>9940.0</text:p>
          </table:table-cell>
          <table:table-cell table:style-name="Default" office:value-type="string">
            <text:p>8445.0</text:p>
          </table:table-cell>
          <table:table-cell table:style-name="Default" office:value-type="string">
            <text:p>7340.0</text:p>
          </table:table-cell>
          <table:table-cell office:value-type="float" office:value="23948">
            <text:p>23948.0</text:p>
          </table:table-cell>
          <table:table-cell table:style-name="ce3" table:formula="of:=(((1973-1972)*([.S7]-[.N7]))/(1977-1972))+[.N7]" office:value-type="float" office:value="23393">
            <text:p>23393.0</text:p>
          </table:table-cell>
          <table:table-cell table:style-name="ce3" table:formula="of:=(((1974-1972)*([.S7]-[.N7]))/(1977-1972))+[.N7]" office:value-type="float" office:value="22838">
            <text:p>22838.0</text:p>
          </table:table-cell>
          <table:table-cell table:style-name="ce3" table:formula="of:=(((1975-1972)*([.S7]-[.N7]))/(1977-1972))+[.N7]" office:value-type="float" office:value="22283">
            <text:p>22283.0</text:p>
          </table:table-cell>
          <table:table-cell table:style-name="ce3" table:formula="of:=(((1976-1972)*([.S7]-[.N7]))/(1977-1972))+[.N7]" office:value-type="float" office:value="21728">
            <text:p>21728.0</text:p>
          </table:table-cell>
          <table:table-cell office:value-type="float" office:value="21173">
            <text:p>21173.0</text:p>
          </table:table-cell>
          <table:table-cell table:style-name="ce3" table:formula="of:=(((1978-1977)*([.X7]-[.S7]))/(1982-1977))+[.S7]" office:value-type="float" office:value="20551.6">
            <text:p>20551.6</text:p>
          </table:table-cell>
          <table:table-cell table:style-name="ce3" table:formula="of:=(((1979-1977)*([.X7]-[.S7]))/(1982-1977))+[.S7]" office:value-type="float" office:value="19930.2">
            <text:p>19930.2</text:p>
          </table:table-cell>
          <table:table-cell table:style-name="ce3" table:formula="of:=(((1980-1977)*([.X7]-[.S7]))/(1982-1977))+[.S7]" office:value-type="float" office:value="19308.8">
            <text:p>19308.8</text:p>
          </table:table-cell>
          <table:table-cell table:style-name="ce3" table:formula="of:=(((1981-1977)*([.X7]-[.S7]))/(1982-1977))+[.S7]" office:value-type="float" office:value="18687.4">
            <text:p>18687.4</text:p>
          </table:table-cell>
          <table:table-cell office:value-type="float" office:value="18066">
            <text:p>18066.0</text:p>
          </table:table-cell>
          <table:table-cell table:style-name="ce3" table:formula="of:=(((1983-1982)*([.AC7]-[.X7]))/(1987-1982))+[.X7]" office:value-type="float" office:value="17548">
            <text:p>17548.0</text:p>
          </table:table-cell>
          <table:table-cell table:style-name="ce3" table:formula="of:=(((1984-1982)*([.AC7]-[.X7]))/(1987-1982))+[.X7]" office:value-type="float" office:value="17030">
            <text:p>17030.0</text:p>
          </table:table-cell>
          <table:table-cell table:style-name="ce3" table:formula="of:=(((1985-1982)*([.AC7]-[.X7]))/(1987-1982))+[.X7]" office:value-type="float" office:value="16512">
            <text:p>16512.0</text:p>
          </table:table-cell>
          <table:table-cell table:style-name="ce3" table:formula="of:=(((1986-1982)*([.AC7]-[.X7]))/(1987-1982))+[.X7]" office:value-type="float" office:value="15994">
            <text:p>15994.0</text:p>
          </table:table-cell>
          <table:table-cell office:value-type="float" office:value="15476">
            <text:p>15476.0</text:p>
          </table:table-cell>
          <table:table-cell table:style-name="ce3" table:formula="of:=(((1988-1987)*([.AH7]-[.AC7]))/(1992-1987))+[.AC7]" office:value-type="float" office:value="15071">
            <text:p>15071.0</text:p>
          </table:table-cell>
          <table:table-cell table:style-name="ce3" table:formula="of:=(((1989-1987)*([.AH7]-[.AC7]))/(1992-1987))+[.AC7]" office:value-type="float" office:value="14666">
            <text:p>14666.0</text:p>
          </table:table-cell>
          <table:table-cell table:style-name="ce3" table:formula="of:=(((1990-1987)*([.AH7]-[.AC7]))/(1992-1987))+[.AC7]" office:value-type="float" office:value="14261">
            <text:p>14261.0</text:p>
          </table:table-cell>
          <table:table-cell table:style-name="ce3" table:formula="of:=(((1991-1987)*([.AH7]-[.AC7]))/(1992-1987))+[.AC7]" office:value-type="float" office:value="13856">
            <text:p>13856.0</text:p>
          </table:table-cell>
          <table:table-cell office:value-type="float" office:value="13451">
            <text:p>13451.0</text:p>
          </table:table-cell>
          <table:table-cell table:style-name="ce3" table:formula="of:=(((1993-1992)*([.AM7]-[.AH7]))/(1997-1992))+[.AH7]" office:value-type="float" office:value="13074.8">
            <text:p>13074.8</text:p>
          </table:table-cell>
          <table:table-cell table:style-name="ce3" table:formula="of:=(((1994-1992)*([.AM7]-[.AH7]))/(1997-1992))+[.AH7]" office:value-type="float" office:value="12698.6">
            <text:p>12698.6</text:p>
          </table:table-cell>
          <table:table-cell table:style-name="ce3" table:formula="of:=(((1995-1992)*([.AM7]-[.AH7]))/(1997-1992))+[.AH7]" office:value-type="float" office:value="12322.4">
            <text:p>12322.4</text:p>
          </table:table-cell>
          <table:table-cell table:style-name="ce3" table:formula="of:=(((1996-1992)*([.AM7]-[.AH7]))/(1997-1992))+[.AH7]" office:value-type="float" office:value="11946.2">
            <text:p>11946.2</text:p>
          </table:table-cell>
          <table:table-cell office:value-type="float" office:value="11570">
            <text:p>11570.0</text:p>
          </table:table-cell>
          <table:table-cell table:style-name="ce3" table:formula="of:=(((1998-1997)*([.AR7]-[.AM7]))/(2002-1997))+[.AM7]" office:value-type="float" office:value="11244">
            <text:p>11244.0</text:p>
          </table:table-cell>
          <table:table-cell table:style-name="ce3" table:formula="of:=(((1999-1997)*([.AR7]-[.AM7]))/(2002-1997))+[.AM7]" office:value-type="float" office:value="10918">
            <text:p>10918.0</text:p>
          </table:table-cell>
          <table:table-cell table:style-name="ce3" table:formula="of:=(((2000-1997)*([.AR7]-[.AM7]))/(2002-1997))+[.AM7]" office:value-type="float" office:value="10592">
            <text:p>10592.0</text:p>
          </table:table-cell>
          <table:table-cell table:style-name="ce3" table:formula="of:=(((2001-1997)*([.AR7]-[.AM7]))/(2002-1997))+[.AM7]" office:value-type="float" office:value="10266">
            <text:p>10266.0</text:p>
          </table:table-cell>
          <table:table-cell office:value-type="float" office:value="9940">
            <text:p>9940.0</text:p>
          </table:table-cell>
          <table:table-cell table:style-name="ce3" table:formula="of:=(((2003-2002)*([.AW7]-[.AR7]))/(2007-2002))+[.AR7]" office:value-type="float" office:value="9641">
            <text:p>9641.0</text:p>
          </table:table-cell>
          <table:table-cell table:style-name="ce3" table:formula="of:=(((2004-2002)*([.AW7]-[.AR7]))/(2007-2002))+[.AR7]" office:value-type="float" office:value="9342">
            <text:p>9342.0</text:p>
          </table:table-cell>
          <table:table-cell table:style-name="ce3" table:formula="of:=(((2005-2002)*([.AW7]-[.AR7]))/(2007-2002))+[.AR7]" office:value-type="float" office:value="9043">
            <text:p>9043.0</text:p>
          </table:table-cell>
          <table:table-cell table:style-name="ce3" table:formula="of:=(((2006-2002)*([.AW7]-[.AR7]))/(2007-2002))+[.AR7]" office:value-type="float" office:value="8744">
            <text:p>8744.0</text:p>
          </table:table-cell>
          <table:table-cell office:value-type="float" office:value="8445">
            <text:p>8445.0</text:p>
          </table:table-cell>
          <table:table-cell table:style-name="ce3" table:formula="of:=(((2008-2007)*([.BB7]-[.AW7]))/(2012-2007))+[.AW7]" office:value-type="float" office:value="8224">
            <text:p>8224.0</text:p>
          </table:table-cell>
          <table:table-cell table:style-name="ce3" table:formula="of:=(((2009-2007)*([.BB7]-[.AW7]))/(2012-2007))+[.AW7]" office:value-type="float" office:value="8003">
            <text:p>8003.0</text:p>
          </table:table-cell>
          <table:table-cell table:style-name="ce3" table:formula="of:=(((2010-2007)*([.BB7]-[.AW7]))/(2012-2007))+[.AW7]" office:value-type="float" office:value="7782">
            <text:p>7782.0</text:p>
          </table:table-cell>
          <table:table-cell table:style-name="ce3" table:formula="of:=(((2011-2007)*([.BB7]-[.AW7]))/(2012-2007))+[.AW7]" office:value-type="float" office:value="7561">
            <text:p>7561.0</text:p>
          </table:table-cell>
          <table:table-cell office:value-type="float" office:value="7340">
            <text:p>7340.0</text:p>
          </table:table-cell>
          <table:table-cell table:number-columns-repeated="970"/>
        </table:table-row>
        <table:table-row table:style-name="ro1">
          <table:table-cell office:value-type="string">
            <text:p>Anguilla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Antigua and Barbuda</text:p>
          </table:table-cell>
          <table:table-cell/>
          <table:table-cell table:style-name="Default" office:value-type="string">
            <text:p>928.6</text:p>
          </table:table-cell>
          <table:table-cell table:style-name="Default" office:value-type="string">
            <text:p>838.7</text:p>
          </table:table-cell>
          <table:table-cell table:style-name="Default" office:value-type="string">
            <text:p>776.1</text:p>
          </table:table-cell>
          <table:table-cell table:style-name="Default" office:value-type="string">
            <text:p>742.9</text:p>
          </table:table-cell>
          <table:table-cell table:style-name="Default" office:value-type="string">
            <text:p>753.6</text:p>
          </table:table-cell>
          <table:table-cell table:number-columns-repeated="2" table:style-name="Default" office:value-type="string">
            <text:p>812.5</text:p>
          </table:table-cell>
          <table:table-cell table:style-name="Default" office:value-type="string">
            <text:p>722.2</text:p>
          </table:table-cell>
          <table:table-cell table:style-name="Default" office:value-type="string">
            <text:p>642.0</text:p>
          </table:table-cell>
          <table:table-cell table:style-name="Default" office:value-type="string">
            <text:p>604.7</text:p>
          </table:table-cell>
          <table:table-cell table:style-name="Default" office:value-type="string">
            <text:p>571.4</text:p>
          </table:table-cell>
          <table:table-cell office:value-type="float" office:value="776.1">
            <text:p>776.1</text:p>
          </table:table-cell>
          <table:table-cell table:style-name="ce3" table:formula="of:=(((1973-1972)*([.S9]-[.N9]))/(1977-1972))+[.N9]" office:value-type="float" office:value="769.46">
            <text:p>769.5</text:p>
          </table:table-cell>
          <table:table-cell table:style-name="ce3" table:formula="of:=(((1974-1972)*([.S9]-[.N9]))/(1977-1972))+[.N9]" office:value-type="float" office:value="762.82">
            <text:p>762.8</text:p>
          </table:table-cell>
          <table:table-cell table:style-name="ce3" table:formula="of:=(((1975-1972)*([.S9]-[.N9]))/(1977-1972))+[.N9]" office:value-type="float" office:value="756.18">
            <text:p>756.2</text:p>
          </table:table-cell>
          <table:table-cell table:style-name="ce3" table:formula="of:=(((1976-1972)*([.S9]-[.N9]))/(1977-1972))+[.N9]" office:value-type="float" office:value="749.54">
            <text:p>749.5</text:p>
          </table:table-cell>
          <table:table-cell office:value-type="float" office:value="742.9">
            <text:p>742.9</text:p>
          </table:table-cell>
          <table:table-cell table:style-name="ce3" table:formula="of:=(((1978-1977)*([.X9]-[.S9]))/(1982-1977))+[.S9]" office:value-type="float" office:value="745.04">
            <text:p>745.0</text:p>
          </table:table-cell>
          <table:table-cell table:style-name="ce3" table:formula="of:=(((1979-1977)*([.X9]-[.S9]))/(1982-1977))+[.S9]" office:value-type="float" office:value="747.18">
            <text:p>747.2</text:p>
          </table:table-cell>
          <table:table-cell table:style-name="ce3" table:formula="of:=(((1980-1977)*([.X9]-[.S9]))/(1982-1977))+[.S9]" office:value-type="float" office:value="749.32">
            <text:p>749.3</text:p>
          </table:table-cell>
          <table:table-cell table:style-name="ce3" table:formula="of:=(((1981-1977)*([.X9]-[.S9]))/(1982-1977))+[.S9]" office:value-type="float" office:value="751.46">
            <text:p>751.5</text:p>
          </table:table-cell>
          <table:table-cell office:value-type="float" office:value="753.6">
            <text:p>753.6</text:p>
          </table:table-cell>
          <table:table-cell table:style-name="ce3" table:formula="of:=(((1983-1982)*([.AC9]-[.X9]))/(1987-1982))+[.X9]" office:value-type="float" office:value="765.38">
            <text:p>765.4</text:p>
          </table:table-cell>
          <table:table-cell table:style-name="ce3" table:formula="of:=(((1984-1982)*([.AC9]-[.X9]))/(1987-1982))+[.X9]" office:value-type="float" office:value="777.16">
            <text:p>777.2</text:p>
          </table:table-cell>
          <table:table-cell table:style-name="ce3" table:formula="of:=(((1985-1982)*([.AC9]-[.X9]))/(1987-1982))+[.X9]" office:value-type="float" office:value="788.94">
            <text:p>788.9</text:p>
          </table:table-cell>
          <table:table-cell table:style-name="ce3" table:formula="of:=(((1986-1982)*([.AC9]-[.X9]))/(1987-1982))+[.X9]" office:value-type="float" office:value="800.72">
            <text:p>800.7</text:p>
          </table:table-cell>
          <table:table-cell office:value-type="float" office:value="812.5">
            <text:p>812.5</text:p>
          </table:table-cell>
          <table:table-cell table:style-name="ce3" table:formula="of:=(((1988-1987)*([.AH9]-[.AC9]))/(1992-1987))+[.AC9]" office:value-type="float" office:value="812.5">
            <text:p>812.5</text:p>
          </table:table-cell>
          <table:table-cell table:style-name="ce3" table:formula="of:=(((1989-1987)*([.AH9]-[.AC9]))/(1992-1987))+[.AC9]" office:value-type="float" office:value="812.5">
            <text:p>812.5</text:p>
          </table:table-cell>
          <table:table-cell table:style-name="ce3" table:formula="of:=(((1990-1987)*([.AH9]-[.AC9]))/(1992-1987))+[.AC9]" office:value-type="float" office:value="812.5">
            <text:p>812.5</text:p>
          </table:table-cell>
          <table:table-cell table:style-name="ce3" table:formula="of:=(((1991-1987)*([.AH9]-[.AC9]))/(1992-1987))+[.AC9]" office:value-type="float" office:value="812.5">
            <text:p>812.5</text:p>
          </table:table-cell>
          <table:table-cell office:value-type="float" office:value="812.5">
            <text:p>812.5</text:p>
          </table:table-cell>
          <table:table-cell table:style-name="ce3" table:formula="of:=(((1993-1992)*([.AM9]-[.AH9]))/(1997-1992))+[.AH9]" office:value-type="float" office:value="794.44">
            <text:p>794.4</text:p>
          </table:table-cell>
          <table:table-cell table:style-name="ce3" table:formula="of:=(((1994-1992)*([.AM9]-[.AH9]))/(1997-1992))+[.AH9]" office:value-type="float" office:value="776.38">
            <text:p>776.4</text:p>
          </table:table-cell>
          <table:table-cell table:style-name="ce3" table:formula="of:=(((1995-1992)*([.AM9]-[.AH9]))/(1997-1992))+[.AH9]" office:value-type="float" office:value="758.32">
            <text:p>758.3</text:p>
          </table:table-cell>
          <table:table-cell table:style-name="ce3" table:formula="of:=(((1996-1992)*([.AM9]-[.AH9]))/(1997-1992))+[.AH9]" office:value-type="float" office:value="740.26">
            <text:p>740.3</text:p>
          </table:table-cell>
          <table:table-cell office:value-type="float" office:value="722.2">
            <text:p>722.2</text:p>
          </table:table-cell>
          <table:table-cell table:style-name="ce3" table:formula="of:=(((1998-1997)*([.AR9]-[.AM9]))/(2002-1997))+[.AM9]" office:value-type="float" office:value="706.16">
            <text:p>706.2</text:p>
          </table:table-cell>
          <table:table-cell table:style-name="ce3" table:formula="of:=(((1999-1997)*([.AR9]-[.AM9]))/(2002-1997))+[.AM9]" office:value-type="float" office:value="690.12">
            <text:p>690.1</text:p>
          </table:table-cell>
          <table:table-cell table:style-name="ce3" table:formula="of:=(((2000-1997)*([.AR9]-[.AM9]))/(2002-1997))+[.AM9]" office:value-type="float" office:value="674.08">
            <text:p>674.1</text:p>
          </table:table-cell>
          <table:table-cell table:style-name="ce3" table:formula="of:=(((2001-1997)*([.AR9]-[.AM9]))/(2002-1997))+[.AM9]" office:value-type="float" office:value="658.04">
            <text:p>658.0</text:p>
          </table:table-cell>
          <table:table-cell office:value-type="float" office:value="642">
            <text:p>642.0</text:p>
          </table:table-cell>
          <table:table-cell table:style-name="ce3" table:formula="of:=(((2003-2002)*([.AW9]-[.AR9]))/(2007-2002))+[.AR9]" office:value-type="float" office:value="634.54">
            <text:p>634.5</text:p>
          </table:table-cell>
          <table:table-cell table:style-name="ce3" table:formula="of:=(((2004-2002)*([.AW9]-[.AR9]))/(2007-2002))+[.AR9]" office:value-type="float" office:value="627.08">
            <text:p>627.1</text:p>
          </table:table-cell>
          <table:table-cell table:style-name="ce3" table:formula="of:=(((2005-2002)*([.AW9]-[.AR9]))/(2007-2002))+[.AR9]" office:value-type="float" office:value="619.62">
            <text:p>619.6</text:p>
          </table:table-cell>
          <table:table-cell table:style-name="ce3" table:formula="of:=(((2006-2002)*([.AW9]-[.AR9]))/(2007-2002))+[.AR9]" office:value-type="float" office:value="612.16">
            <text:p>612.2</text:p>
          </table:table-cell>
          <table:table-cell office:value-type="float" office:value="604.7">
            <text:p>604.7</text:p>
          </table:table-cell>
          <table:table-cell table:style-name="ce3" table:formula="of:=(((2008-2007)*([.BB9]-[.AW9]))/(2012-2007))+[.AW9]" office:value-type="float" office:value="598.04">
            <text:p>598.0</text:p>
          </table:table-cell>
          <table:table-cell table:style-name="ce3" table:formula="of:=(((2009-2007)*([.BB9]-[.AW9]))/(2012-2007))+[.AW9]" office:value-type="float" office:value="591.38">
            <text:p>591.4</text:p>
          </table:table-cell>
          <table:table-cell table:style-name="ce3" table:formula="of:=(((2010-2007)*([.BB9]-[.AW9]))/(2012-2007))+[.AW9]" office:value-type="float" office:value="584.72">
            <text:p>584.7</text:p>
          </table:table-cell>
          <table:table-cell table:style-name="ce3" table:formula="of:=(((2011-2007)*([.BB9]-[.AW9]))/(2012-2007))+[.AW9]" office:value-type="float" office:value="578.06">
            <text:p>578.1</text:p>
          </table:table-cell>
          <table:table-cell office:value-type="float" office:value="571.4">
            <text:p>571.4</text:p>
          </table:table-cell>
          <table:table-cell table:number-columns-repeated="970"/>
        </table:table-row>
        <table:table-row table:style-name="ro1">
          <table:table-cell office:value-type="string">
            <text:p>Argentina</text:p>
          </table:table-cell>
          <table:table-cell/>
          <table:table-cell table:style-name="Default" office:value-type="string">
            <text:p>38221.0</text:p>
          </table:table-cell>
          <table:table-cell table:style-name="Default" office:value-type="string">
            <text:p>35476.0</text:p>
          </table:table-cell>
          <table:table-cell table:style-name="Default" office:value-type="string">
            <text:p>32833.0</text:p>
          </table:table-cell>
          <table:table-cell table:style-name="Default" office:value-type="string">
            <text:p>30261.0</text:p>
          </table:table-cell>
          <table:table-cell table:style-name="Default" office:value-type="string">
            <text:p>28068.0</text:p>
          </table:table-cell>
          <table:table-cell table:style-name="Default" office:value-type="string">
            <text:p>26031.0</text:p>
          </table:table-cell>
          <table:table-cell table:style-name="Default" office:value-type="string">
            <text:p>24270.0</text:p>
          </table:table-cell>
          <table:table-cell table:style-name="Default" office:value-type="string">
            <text:p>22792.0</text:p>
          </table:table-cell>
          <table:table-cell table:style-name="Default" office:value-type="string">
            <text:p>21616.0</text:p>
          </table:table-cell>
          <table:table-cell table:style-name="Default" office:value-type="string">
            <text:p>20677.0</text:p>
          </table:table-cell>
          <table:table-cell table:style-name="Default" office:value-type="string">
            <text:p>19796.0</text:p>
          </table:table-cell>
          <table:table-cell office:value-type="float" office:value="11133">
            <text:p>11133.0</text:p>
          </table:table-cell>
          <table:table-cell table:style-name="ce3" table:formula="of:=(((1973-1972)*([.S10]-[.N10]))/(1977-1972))+[.N10]" office:value-type="float" office:value="10958.6">
            <text:p>10958.6</text:p>
          </table:table-cell>
          <table:table-cell table:style-name="ce3" table:formula="of:=(((1974-1972)*([.S10]-[.N10]))/(1977-1972))+[.N10]" office:value-type="float" office:value="10784.2">
            <text:p>10784.2</text:p>
          </table:table-cell>
          <table:table-cell table:style-name="ce3" table:formula="of:=(((1975-1972)*([.S10]-[.N10]))/(1977-1972))+[.N10]" office:value-type="float" office:value="10609.8">
            <text:p>10609.8</text:p>
          </table:table-cell>
          <table:table-cell table:style-name="ce3" table:formula="of:=(((1976-1972)*([.S10]-[.N10]))/(1977-1972))+[.N10]" office:value-type="float" office:value="10435.4">
            <text:p>10435.4</text:p>
          </table:table-cell>
          <table:table-cell office:value-type="float" office:value="10261">
            <text:p>10261.0</text:p>
          </table:table-cell>
          <table:table-cell table:style-name="ce3" table:formula="of:=(((1978-1977)*([.X10]-[.S10]))/(1982-1977))+[.S10]" office:value-type="float" office:value="10112.2">
            <text:p>10112.2</text:p>
          </table:table-cell>
          <table:table-cell table:style-name="ce3" table:formula="of:=(((1979-1977)*([.X10]-[.S10]))/(1982-1977))+[.S10]" office:value-type="float" office:value="9963.4">
            <text:p>9963.4</text:p>
          </table:table-cell>
          <table:table-cell table:style-name="ce3" table:formula="of:=(((1980-1977)*([.X10]-[.S10]))/(1982-1977))+[.S10]" office:value-type="float" office:value="9814.6">
            <text:p>9814.6</text:p>
          </table:table-cell>
          <table:table-cell table:style-name="ce3" table:formula="of:=(((1981-1977)*([.X10]-[.S10]))/(1982-1977))+[.S10]" office:value-type="float" office:value="9665.8">
            <text:p>9665.8</text:p>
          </table:table-cell>
          <table:table-cell office:value-type="float" office:value="9517">
            <text:p>9517.0</text:p>
          </table:table-cell>
          <table:table-cell table:style-name="ce3" table:formula="of:=(((1983-1982)*([.AC10]-[.X10]))/(1987-1982))+[.X10]" office:value-type="float" office:value="9378.8">
            <text:p>9378.8</text:p>
          </table:table-cell>
          <table:table-cell table:style-name="ce3" table:formula="of:=(((1984-1982)*([.AC10]-[.X10]))/(1987-1982))+[.X10]" office:value-type="float" office:value="9240.6">
            <text:p>9240.6</text:p>
          </table:table-cell>
          <table:table-cell table:style-name="ce3" table:formula="of:=(((1985-1982)*([.AC10]-[.X10]))/(1987-1982))+[.X10]" office:value-type="float" office:value="9102.4">
            <text:p>9102.4</text:p>
          </table:table-cell>
          <table:table-cell table:style-name="ce3" table:formula="of:=(((1986-1982)*([.AC10]-[.X10]))/(1987-1982))+[.X10]" office:value-type="float" office:value="8964.2">
            <text:p>8964.2</text:p>
          </table:table-cell>
          <table:table-cell office:value-type="float" office:value="8826">
            <text:p>8826.0</text:p>
          </table:table-cell>
          <table:table-cell table:style-name="ce3" table:formula="of:=(((1988-1987)*([.AH10]-[.AC10]))/(1992-1987))+[.AC10]" office:value-type="float" office:value="8706.6">
            <text:p>8706.6</text:p>
          </table:table-cell>
          <table:table-cell table:style-name="ce3" table:formula="of:=(((1989-1987)*([.AH10]-[.AC10]))/(1992-1987))+[.AC10]" office:value-type="float" office:value="8587.2">
            <text:p>8587.2</text:p>
          </table:table-cell>
          <table:table-cell table:style-name="ce3" table:formula="of:=(((1990-1987)*([.AH10]-[.AC10]))/(1992-1987))+[.AC10]" office:value-type="float" office:value="8467.8">
            <text:p>8467.8</text:p>
          </table:table-cell>
          <table:table-cell table:style-name="ce3" table:formula="of:=(((1991-1987)*([.AH10]-[.AC10]))/(1992-1987))+[.AC10]" office:value-type="float" office:value="8348.4">
            <text:p>8348.4</text:p>
          </table:table-cell>
          <table:table-cell office:value-type="float" office:value="8229">
            <text:p>8229.0</text:p>
          </table:table-cell>
          <table:table-cell table:style-name="ce3" table:formula="of:=(((1993-1992)*([.AM10]-[.AH10]))/(1997-1992))+[.AH10]" office:value-type="float" office:value="8128.8">
            <text:p>8128.8</text:p>
          </table:table-cell>
          <table:table-cell table:style-name="ce3" table:formula="of:=(((1994-1992)*([.AM10]-[.AH10]))/(1997-1992))+[.AH10]" office:value-type="float" office:value="8028.6">
            <text:p>8028.6</text:p>
          </table:table-cell>
          <table:table-cell table:style-name="ce3" table:formula="of:=(((1995-1992)*([.AM10]-[.AH10]))/(1997-1992))+[.AH10]" office:value-type="float" office:value="7928.4">
            <text:p>7928.4</text:p>
          </table:table-cell>
          <table:table-cell table:style-name="ce3" table:formula="of:=(((1996-1992)*([.AM10]-[.AH10]))/(1997-1992))+[.AH10]" office:value-type="float" office:value="7828.2">
            <text:p>7828.2</text:p>
          </table:table-cell>
          <table:table-cell office:value-type="float" office:value="7728">
            <text:p>7728.0</text:p>
          </table:table-cell>
          <table:table-cell table:style-name="ce3" table:formula="of:=(((1998-1997)*([.AR10]-[.AM10]))/(2002-1997))+[.AM10]" office:value-type="float" office:value="7648.2">
            <text:p>7648.2</text:p>
          </table:table-cell>
          <table:table-cell table:style-name="ce3" table:formula="of:=(((1999-1997)*([.AR10]-[.AM10]))/(2002-1997))+[.AM10]" office:value-type="float" office:value="7568.4">
            <text:p>7568.4</text:p>
          </table:table-cell>
          <table:table-cell table:style-name="ce3" table:formula="of:=(((2000-1997)*([.AR10]-[.AM10]))/(2002-1997))+[.AM10]" office:value-type="float" office:value="7488.6">
            <text:p>7488.6</text:p>
          </table:table-cell>
          <table:table-cell table:style-name="ce3" table:formula="of:=(((2001-1997)*([.AR10]-[.AM10]))/(2002-1997))+[.AM10]" office:value-type="float" office:value="7408.8">
            <text:p>7408.8</text:p>
          </table:table-cell>
          <table:table-cell office:value-type="float" office:value="7329">
            <text:p>7329.0</text:p>
          </table:table-cell>
          <table:table-cell table:style-name="ce3" table:formula="of:=(((2003-2002)*([.AW10]-[.AR10]))/(2007-2002))+[.AR10]" office:value-type="float" office:value="7265.4">
            <text:p>7265.4</text:p>
          </table:table-cell>
          <table:table-cell table:style-name="ce3" table:formula="of:=(((2004-2002)*([.AW10]-[.AR10]))/(2007-2002))+[.AR10]" office:value-type="float" office:value="7201.8">
            <text:p>7201.8</text:p>
          </table:table-cell>
          <table:table-cell table:style-name="ce3" table:formula="of:=(((2005-2002)*([.AW10]-[.AR10]))/(2007-2002))+[.AR10]" office:value-type="float" office:value="7138.2">
            <text:p>7138.2</text:p>
          </table:table-cell>
          <table:table-cell table:style-name="ce3" table:formula="of:=(((2006-2002)*([.AW10]-[.AR10]))/(2007-2002))+[.AR10]" office:value-type="float" office:value="7074.6">
            <text:p>7074.6</text:p>
          </table:table-cell>
          <table:table-cell office:value-type="float" office:value="7011">
            <text:p>7011.0</text:p>
          </table:table-cell>
          <table:table-cell table:style-name="ce3" table:formula="of:=(((2008-2007)*([.BB10]-[.AW10]))/(2012-2007))+[.AW10]" office:value-type="float" office:value="6951.2">
            <text:p>6951.2</text:p>
          </table:table-cell>
          <table:table-cell table:style-name="ce3" table:formula="of:=(((2009-2007)*([.BB10]-[.AW10]))/(2012-2007))+[.AW10]" office:value-type="float" office:value="6891.4">
            <text:p>6891.4</text:p>
          </table:table-cell>
          <table:table-cell table:style-name="ce3" table:formula="of:=(((2010-2007)*([.BB10]-[.AW10]))/(2012-2007))+[.AW10]" office:value-type="float" office:value="6831.6">
            <text:p>6831.6</text:p>
          </table:table-cell>
          <table:table-cell table:style-name="ce3" table:formula="of:=(((2011-2007)*([.BB10]-[.AW10]))/(2012-2007))+[.AW10]" office:value-type="float" office:value="6771.8">
            <text:p>6771.8</text:p>
          </table:table-cell>
          <table:table-cell office:value-type="float" office:value="6712">
            <text:p>6712.0</text:p>
          </table:table-cell>
          <table:table-cell table:number-columns-repeated="970"/>
        </table:table-row>
        <table:table-row table:style-name="ro1">
          <table:table-cell office:value-type="string">
            <text:p>Armenia</text:p>
          </table:table-cell>
          <table:table-cell/>
          <table:table-cell table:style-name="Default" table:number-columns-repeated="6"/>
          <table:table-cell table:style-name="Default" office:value-type="string">
            <text:p>2252.0</text:p>
          </table:table-cell>
          <table:table-cell table:style-name="Default" office:value-type="string">
            <text:p>2478.0</text:p>
          </table:table-cell>
          <table:table-cell table:style-name="Default" office:value-type="string">
            <text:p>2538.0</text:p>
          </table:table-cell>
          <table:table-cell table:style-name="Default" office:value-type="string">
            <text:p>2527.0</text:p>
          </table:table-cell>
          <table:table-cell table:style-name="Default" office:value-type="string">
            <text:p>2499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11]-[.AC11]))/(1992-1987))+[.AC11]" office:value-type="float" office:value="397.6">
            <text:p>397.6</text:p>
          </table:table-cell>
          <table:table-cell table:style-name="ce3" table:formula="of:=(((1989-1987)*([.AH11]-[.AC11]))/(1992-1987))+[.AC11]" office:value-type="float" office:value="795.2">
            <text:p>795.2</text:p>
          </table:table-cell>
          <table:table-cell table:style-name="ce3" table:formula="of:=(((1990-1987)*([.AH11]-[.AC11]))/(1992-1987))+[.AC11]" office:value-type="float" office:value="1192.8">
            <text:p>1192.8</text:p>
          </table:table-cell>
          <table:table-cell table:style-name="ce3" table:formula="of:=(((1991-1987)*([.AH11]-[.AC11]))/(1992-1987))+[.AC11]" office:value-type="float" office:value="1590.4">
            <text:p>1590.4</text:p>
          </table:table-cell>
          <table:table-cell office:value-type="float" office:value="1988">
            <text:p>1988.0</text:p>
          </table:table-cell>
          <table:table-cell table:style-name="ce3" table:formula="of:=(((1993-1992)*([.AM11]-[.AH11]))/(1997-1992))+[.AH11]" office:value-type="float" office:value="2028">
            <text:p>2028.0</text:p>
          </table:table-cell>
          <table:table-cell table:style-name="ce3" table:formula="of:=(((1994-1992)*([.AM11]-[.AH11]))/(1997-1992))+[.AH11]" office:value-type="float" office:value="2068">
            <text:p>2068.0</text:p>
          </table:table-cell>
          <table:table-cell table:style-name="ce3" table:formula="of:=(((1995-1992)*([.AM11]-[.AH11]))/(1997-1992))+[.AH11]" office:value-type="float" office:value="2108">
            <text:p>2108.0</text:p>
          </table:table-cell>
          <table:table-cell table:style-name="ce3" table:formula="of:=(((1996-1992)*([.AM11]-[.AH11]))/(1997-1992))+[.AH11]" office:value-type="float" office:value="2148">
            <text:p>2148.0</text:p>
          </table:table-cell>
          <table:table-cell office:value-type="float" office:value="2188">
            <text:p>2188.0</text:p>
          </table:table-cell>
          <table:table-cell table:style-name="ce3" table:formula="of:=(((1998-1997)*([.AR11]-[.AM11]))/(2002-1997))+[.AM11]" office:value-type="float" office:value="2198.6">
            <text:p>2198.6</text:p>
          </table:table-cell>
          <table:table-cell table:style-name="ce3" table:formula="of:=(((1999-1997)*([.AR11]-[.AM11]))/(2002-1997))+[.AM11]" office:value-type="float" office:value="2209.2">
            <text:p>2209.2</text:p>
          </table:table-cell>
          <table:table-cell table:style-name="ce3" table:formula="of:=(((2000-1997)*([.AR11]-[.AM11]))/(2002-1997))+[.AM11]" office:value-type="float" office:value="2219.8">
            <text:p>2219.8</text:p>
          </table:table-cell>
          <table:table-cell table:style-name="ce3" table:formula="of:=(((2001-1997)*([.AR11]-[.AM11]))/(2002-1997))+[.AM11]" office:value-type="float" office:value="2230.4">
            <text:p>2230.4</text:p>
          </table:table-cell>
          <table:table-cell office:value-type="float" office:value="2241">
            <text:p>2241.0</text:p>
          </table:table-cell>
          <table:table-cell table:style-name="ce3" table:formula="of:=(((2003-2002)*([.AW11]-[.AR11]))/(2007-2002))+[.AR11]" office:value-type="float" office:value="2239">
            <text:p>2239.0</text:p>
          </table:table-cell>
          <table:table-cell table:style-name="ce3" table:formula="of:=(((2004-2002)*([.AW11]-[.AR11]))/(2007-2002))+[.AR11]" office:value-type="float" office:value="2237">
            <text:p>2237.0</text:p>
          </table:table-cell>
          <table:table-cell table:style-name="ce3" table:formula="of:=(((2005-2002)*([.AW11]-[.AR11]))/(2007-2002))+[.AR11]" office:value-type="float" office:value="2235">
            <text:p>2235.0</text:p>
          </table:table-cell>
          <table:table-cell table:style-name="ce3" table:formula="of:=(((2006-2002)*([.AW11]-[.AR11]))/(2007-2002))+[.AR11]" office:value-type="float" office:value="2233">
            <text:p>2233.0</text:p>
          </table:table-cell>
          <table:table-cell office:value-type="float" office:value="2231">
            <text:p>2231.0</text:p>
          </table:table-cell>
          <table:table-cell table:style-name="ce3" table:formula="of:=(((2008-2007)*([.BB11]-[.AW11]))/(2012-2007))+[.AW11]" office:value-type="float" office:value="2226">
            <text:p>2226.0</text:p>
          </table:table-cell>
          <table:table-cell table:style-name="ce3" table:formula="of:=(((2009-2007)*([.BB11]-[.AW11]))/(2012-2007))+[.AW11]" office:value-type="float" office:value="2221">
            <text:p>2221.0</text:p>
          </table:table-cell>
          <table:table-cell table:style-name="ce3" table:formula="of:=(((2010-2007)*([.BB11]-[.AW11]))/(2012-2007))+[.AW11]" office:value-type="float" office:value="2216">
            <text:p>2216.0</text:p>
          </table:table-cell>
          <table:table-cell table:style-name="ce3" table:formula="of:=(((2011-2007)*([.BB11]-[.AW11]))/(2012-2007))+[.AW11]" office:value-type="float" office:value="2211">
            <text:p>2211.0</text:p>
          </table:table-cell>
          <table:table-cell office:value-type="float" office:value="2206">
            <text:p>2206.0</text:p>
          </table:table-cell>
          <table:table-cell table:number-columns-repeated="970"/>
        </table:table-row>
        <table:table-row table:style-name="ro1">
          <table:table-cell office:value-type="string">
            <text:p>Aruba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Australia</text:p>
          </table:table-cell>
          <table:table-cell/>
          <table:table-cell table:style-name="Default" office:value-type="string">
            <text:p>45994.0</text:p>
          </table:table-cell>
          <table:table-cell table:style-name="Default" office:value-type="string">
            <text:p>41372.0</text:p>
          </table:table-cell>
          <table:table-cell table:style-name="Default" office:value-type="string">
            <text:p>37169.0</text:p>
          </table:table-cell>
          <table:table-cell table:style-name="Default" office:value-type="string">
            <text:p>34580.0</text:p>
          </table:table-cell>
          <table:table-cell table:style-name="Default" office:value-type="string">
            <text:p>32561.0</text:p>
          </table:table-cell>
          <table:table-cell table:style-name="Default" office:value-type="string">
            <text:p>30129.0</text:p>
          </table:table-cell>
          <table:table-cell table:style-name="Default" office:value-type="string">
            <text:p>28068.0</text:p>
          </table:table-cell>
          <table:table-cell table:style-name="Default" office:value-type="string">
            <text:p>26559.0</text:p>
          </table:table-cell>
          <table:table-cell table:style-name="Default" office:value-type="string">
            <text:p>25097.0</text:p>
          </table:table-cell>
          <table:table-cell table:style-name="Default" office:value-type="string">
            <text:p>23295.0</text:p>
          </table:table-cell>
          <table:table-cell table:style-name="Default" office:value-type="string">
            <text:p>21467.0</text:p>
          </table:table-cell>
          <table:table-cell office:value-type="float" office:value="37169">
            <text:p>37169.0</text:p>
          </table:table-cell>
          <table:table-cell table:style-name="ce3" table:formula="of:=(((1973-1972)*([.S13]-[.N13]))/(1977-1972))+[.N13]" office:value-type="float" office:value="36651.2">
            <text:p>36651.2</text:p>
          </table:table-cell>
          <table:table-cell table:style-name="ce3" table:formula="of:=(((1974-1972)*([.S13]-[.N13]))/(1977-1972))+[.N13]" office:value-type="float" office:value="36133.4">
            <text:p>36133.4</text:p>
          </table:table-cell>
          <table:table-cell table:style-name="ce3" table:formula="of:=(((1975-1972)*([.S13]-[.N13]))/(1977-1972))+[.N13]" office:value-type="float" office:value="35615.6">
            <text:p>35615.6</text:p>
          </table:table-cell>
          <table:table-cell table:style-name="ce3" table:formula="of:=(((1976-1972)*([.S13]-[.N13]))/(1977-1972))+[.N13]" office:value-type="float" office:value="35097.8">
            <text:p>35097.8</text:p>
          </table:table-cell>
          <table:table-cell office:value-type="float" office:value="34580">
            <text:p>34580.0</text:p>
          </table:table-cell>
          <table:table-cell table:style-name="ce3" table:formula="of:=(((1978-1977)*([.X13]-[.S13]))/(1982-1977))+[.S13]" office:value-type="float" office:value="34176.2">
            <text:p>34176.2</text:p>
          </table:table-cell>
          <table:table-cell table:style-name="ce3" table:formula="of:=(((1979-1977)*([.X13]-[.S13]))/(1982-1977))+[.S13]" office:value-type="float" office:value="33772.4">
            <text:p>33772.4</text:p>
          </table:table-cell>
          <table:table-cell table:style-name="ce3" table:formula="of:=(((1980-1977)*([.X13]-[.S13]))/(1982-1977))+[.S13]" office:value-type="float" office:value="33368.6">
            <text:p>33368.6</text:p>
          </table:table-cell>
          <table:table-cell table:style-name="ce3" table:formula="of:=(((1981-1977)*([.X13]-[.S13]))/(1982-1977))+[.S13]" office:value-type="float" office:value="32964.8">
            <text:p>32964.8</text:p>
          </table:table-cell>
          <table:table-cell office:value-type="float" office:value="32561">
            <text:p>32561.0</text:p>
          </table:table-cell>
          <table:table-cell table:style-name="ce3" table:formula="of:=(((1983-1982)*([.AC13]-[.X13]))/(1987-1982))+[.X13]" office:value-type="float" office:value="32074.6">
            <text:p>32074.6</text:p>
          </table:table-cell>
          <table:table-cell table:style-name="ce3" table:formula="of:=(((1984-1982)*([.AC13]-[.X13]))/(1987-1982))+[.X13]" office:value-type="float" office:value="31588.2">
            <text:p>31588.2</text:p>
          </table:table-cell>
          <table:table-cell table:style-name="ce3" table:formula="of:=(((1985-1982)*([.AC13]-[.X13]))/(1987-1982))+[.X13]" office:value-type="float" office:value="31101.8">
            <text:p>31101.8</text:p>
          </table:table-cell>
          <table:table-cell table:style-name="ce3" table:formula="of:=(((1986-1982)*([.AC13]-[.X13]))/(1987-1982))+[.X13]" office:value-type="float" office:value="30615.4">
            <text:p>30615.4</text:p>
          </table:table-cell>
          <table:table-cell office:value-type="float" office:value="30129">
            <text:p>30129.0</text:p>
          </table:table-cell>
          <table:table-cell table:style-name="ce3" table:formula="of:=(((1988-1987)*([.AH13]-[.AC13]))/(1992-1987))+[.AC13]" office:value-type="float" office:value="29716.8">
            <text:p>29716.8</text:p>
          </table:table-cell>
          <table:table-cell table:style-name="ce3" table:formula="of:=(((1989-1987)*([.AH13]-[.AC13]))/(1992-1987))+[.AC13]" office:value-type="float" office:value="29304.6">
            <text:p>29304.6</text:p>
          </table:table-cell>
          <table:table-cell table:style-name="ce3" table:formula="of:=(((1990-1987)*([.AH13]-[.AC13]))/(1992-1987))+[.AC13]" office:value-type="float" office:value="28892.4">
            <text:p>28892.4</text:p>
          </table:table-cell>
          <table:table-cell table:style-name="ce3" table:formula="of:=(((1991-1987)*([.AH13]-[.AC13]))/(1992-1987))+[.AC13]" office:value-type="float" office:value="28480.2">
            <text:p>28480.2</text:p>
          </table:table-cell>
          <table:table-cell office:value-type="float" office:value="28068">
            <text:p>28068.0</text:p>
          </table:table-cell>
          <table:table-cell table:style-name="ce3" table:formula="of:=(((1993-1992)*([.AM13]-[.AH13]))/(1997-1992))+[.AH13]" office:value-type="float" office:value="27766.2">
            <text:p>27766.2</text:p>
          </table:table-cell>
          <table:table-cell table:style-name="ce3" table:formula="of:=(((1994-1992)*([.AM13]-[.AH13]))/(1997-1992))+[.AH13]" office:value-type="float" office:value="27464.4">
            <text:p>27464.4</text:p>
          </table:table-cell>
          <table:table-cell table:style-name="ce3" table:formula="of:=(((1995-1992)*([.AM13]-[.AH13]))/(1997-1992))+[.AH13]" office:value-type="float" office:value="27162.6">
            <text:p>27162.6</text:p>
          </table:table-cell>
          <table:table-cell table:style-name="ce3" table:formula="of:=(((1996-1992)*([.AM13]-[.AH13]))/(1997-1992))+[.AH13]" office:value-type="float" office:value="26860.8">
            <text:p>26860.8</text:p>
          </table:table-cell>
          <table:table-cell office:value-type="float" office:value="26559">
            <text:p>26559.0</text:p>
          </table:table-cell>
          <table:table-cell table:style-name="ce3" table:formula="of:=(((1998-1997)*([.AR13]-[.AM13]))/(2002-1997))+[.AM13]" office:value-type="float" office:value="26266.6">
            <text:p>26266.6</text:p>
          </table:table-cell>
          <table:table-cell table:style-name="ce3" table:formula="of:=(((1999-1997)*([.AR13]-[.AM13]))/(2002-1997))+[.AM13]" office:value-type="float" office:value="25974.2">
            <text:p>25974.2</text:p>
          </table:table-cell>
          <table:table-cell table:style-name="ce3" table:formula="of:=(((2000-1997)*([.AR13]-[.AM13]))/(2002-1997))+[.AM13]" office:value-type="float" office:value="25681.8">
            <text:p>25681.8</text:p>
          </table:table-cell>
          <table:table-cell table:style-name="ce3" table:formula="of:=(((2001-1997)*([.AR13]-[.AM13]))/(2002-1997))+[.AM13]" office:value-type="float" office:value="25389.4">
            <text:p>25389.4</text:p>
          </table:table-cell>
          <table:table-cell office:value-type="float" office:value="25097">
            <text:p>25097.0</text:p>
          </table:table-cell>
          <table:table-cell table:style-name="ce3" table:formula="of:=(((2003-2002)*([.AW13]-[.AR13]))/(2007-2002))+[.AR13]" office:value-type="float" office:value="24736.6">
            <text:p>24736.6</text:p>
          </table:table-cell>
          <table:table-cell table:style-name="ce3" table:formula="of:=(((2004-2002)*([.AW13]-[.AR13]))/(2007-2002))+[.AR13]" office:value-type="float" office:value="24376.2">
            <text:p>24376.2</text:p>
          </table:table-cell>
          <table:table-cell table:style-name="ce3" table:formula="of:=(((2005-2002)*([.AW13]-[.AR13]))/(2007-2002))+[.AR13]" office:value-type="float" office:value="24015.8">
            <text:p>24015.8</text:p>
          </table:table-cell>
          <table:table-cell table:style-name="ce3" table:formula="of:=(((2006-2002)*([.AW13]-[.AR13]))/(2007-2002))+[.AR13]" office:value-type="float" office:value="23655.4">
            <text:p>23655.4</text:p>
          </table:table-cell>
          <table:table-cell office:value-type="float" office:value="23295">
            <text:p>23295.0</text:p>
          </table:table-cell>
          <table:table-cell table:style-name="ce3" table:formula="of:=(((2008-2007)*([.BB13]-[.AW13]))/(2012-2007))+[.AW13]" office:value-type="float" office:value="22929.4">
            <text:p>22929.4</text:p>
          </table:table-cell>
          <table:table-cell table:style-name="ce3" table:formula="of:=(((2009-2007)*([.BB13]-[.AW13]))/(2012-2007))+[.AW13]" office:value-type="float" office:value="22563.8">
            <text:p>22563.8</text:p>
          </table:table-cell>
          <table:table-cell table:style-name="ce3" table:formula="of:=(((2010-2007)*([.BB13]-[.AW13]))/(2012-2007))+[.AW13]" office:value-type="float" office:value="22198.2">
            <text:p>22198.2</text:p>
          </table:table-cell>
          <table:table-cell table:style-name="ce3" table:formula="of:=(((2011-2007)*([.BB13]-[.AW13]))/(2012-2007))+[.AW13]" office:value-type="float" office:value="21832.6">
            <text:p>21832.6</text:p>
          </table:table-cell>
          <table:table-cell office:value-type="float" office:value="21467">
            <text:p>21467.0</text:p>
          </table:table-cell>
          <table:table-cell table:number-columns-repeated="970"/>
        </table:table-row>
        <table:table-row table:style-name="ro1">
          <table:table-cell office:value-type="string">
            <text:p>Austria</text:p>
          </table:table-cell>
          <table:table-cell/>
          <table:table-cell table:style-name="Default" office:value-type="string">
            <text:p>10907.0</text:p>
          </table:table-cell>
          <table:table-cell table:style-name="Default" office:value-type="string">
            <text:p>10564.0</text:p>
          </table:table-cell>
          <table:table-cell table:style-name="Default" office:value-type="string">
            <text:p>10324.0</text:p>
          </table:table-cell>
          <table:table-cell table:style-name="Default" office:value-type="string">
            <text:p>10256.0</text:p>
          </table:table-cell>
          <table:table-cell table:style-name="Default" office:value-type="string">
            <text:p>10301.0</text:p>
          </table:table-cell>
          <table:table-cell table:style-name="Default" office:value-type="string">
            <text:p>10244.0</text:p>
          </table:table-cell>
          <table:table-cell table:style-name="Default" office:value-type="string">
            <text:p>9990.0</text:p>
          </table:table-cell>
          <table:table-cell table:style-name="Default" office:value-type="string">
            <text:p>9747.0</text:p>
          </table:table-cell>
          <table:table-cell table:style-name="Default" office:value-type="string">
            <text:p>9613.0</text:p>
          </table:table-cell>
          <table:table-cell table:style-name="Default" office:value-type="string">
            <text:p>9350.0</text:p>
          </table:table-cell>
          <table:table-cell table:style-name="Default" office:value-type="string">
            <text:p>9218.0</text:p>
          </table:table-cell>
          <table:table-cell office:value-type="float" office:value="7308">
            <text:p>7308.0</text:p>
          </table:table-cell>
          <table:table-cell table:style-name="ce3" table:formula="of:=(((1973-1972)*([.S14]-[.N14]))/(1977-1972))+[.N14]" office:value-type="float" office:value="7298.4">
            <text:p>7298.4</text:p>
          </table:table-cell>
          <table:table-cell table:style-name="ce3" table:formula="of:=(((1974-1972)*([.S14]-[.N14]))/(1977-1972))+[.N14]" office:value-type="float" office:value="7288.8">
            <text:p>7288.8</text:p>
          </table:table-cell>
          <table:table-cell table:style-name="ce3" table:formula="of:=(((1975-1972)*([.S14]-[.N14]))/(1977-1972))+[.N14]" office:value-type="float" office:value="7279.2">
            <text:p>7279.2</text:p>
          </table:table-cell>
          <table:table-cell table:style-name="ce3" table:formula="of:=(((1976-1972)*([.S14]-[.N14]))/(1977-1972))+[.N14]" office:value-type="float" office:value="7269.6">
            <text:p>7269.6</text:p>
          </table:table-cell>
          <table:table-cell office:value-type="float" office:value="7260">
            <text:p>7260.0</text:p>
          </table:table-cell>
          <table:table-cell table:style-name="ce3" table:formula="of:=(((1978-1977)*([.X14]-[.S14]))/(1982-1977))+[.S14]" office:value-type="float" office:value="7266.4">
            <text:p>7266.4</text:p>
          </table:table-cell>
          <table:table-cell table:style-name="ce3" table:formula="of:=(((1979-1977)*([.X14]-[.S14]))/(1982-1977))+[.S14]" office:value-type="float" office:value="7272.8">
            <text:p>7272.8</text:p>
          </table:table-cell>
          <table:table-cell table:style-name="ce3" table:formula="of:=(((1980-1977)*([.X14]-[.S14]))/(1982-1977))+[.S14]" office:value-type="float" office:value="7279.2">
            <text:p>7279.2</text:p>
          </table:table-cell>
          <table:table-cell table:style-name="ce3" table:formula="of:=(((1981-1977)*([.X14]-[.S14]))/(1982-1977))+[.S14]" office:value-type="float" office:value="7285.6">
            <text:p>7285.6</text:p>
          </table:table-cell>
          <table:table-cell office:value-type="float" office:value="7292">
            <text:p>7292.0</text:p>
          </table:table-cell>
          <table:table-cell table:style-name="ce3" table:formula="of:=(((1983-1982)*([.AC14]-[.X14]))/(1987-1982))+[.X14]" office:value-type="float" office:value="7283.8">
            <text:p>7283.8</text:p>
          </table:table-cell>
          <table:table-cell table:style-name="ce3" table:formula="of:=(((1984-1982)*([.AC14]-[.X14]))/(1987-1982))+[.X14]" office:value-type="float" office:value="7275.6">
            <text:p>7275.6</text:p>
          </table:table-cell>
          <table:table-cell table:style-name="ce3" table:formula="of:=(((1985-1982)*([.AC14]-[.X14]))/(1987-1982))+[.X14]" office:value-type="float" office:value="7267.4">
            <text:p>7267.4</text:p>
          </table:table-cell>
          <table:table-cell table:style-name="ce3" table:formula="of:=(((1986-1982)*([.AC14]-[.X14]))/(1987-1982))+[.X14]" office:value-type="float" office:value="7259.2">
            <text:p>7259.2</text:p>
          </table:table-cell>
          <table:table-cell office:value-type="float" office:value="7251">
            <text:p>7251.0</text:p>
          </table:table-cell>
          <table:table-cell table:style-name="ce3" table:formula="of:=(((1988-1987)*([.AH14]-[.AC14]))/(1992-1987))+[.AC14]" office:value-type="float" office:value="7215">
            <text:p>7215.0</text:p>
          </table:table-cell>
          <table:table-cell table:style-name="ce3" table:formula="of:=(((1989-1987)*([.AH14]-[.AC14]))/(1992-1987))+[.AC14]" office:value-type="float" office:value="7179">
            <text:p>7179.0</text:p>
          </table:table-cell>
          <table:table-cell table:style-name="ce3" table:formula="of:=(((1990-1987)*([.AH14]-[.AC14]))/(1992-1987))+[.AC14]" office:value-type="float" office:value="7143">
            <text:p>7143.0</text:p>
          </table:table-cell>
          <table:table-cell table:style-name="ce3" table:formula="of:=(((1991-1987)*([.AH14]-[.AC14]))/(1992-1987))+[.AC14]" office:value-type="float" office:value="7107">
            <text:p>7107.0</text:p>
          </table:table-cell>
          <table:table-cell office:value-type="float" office:value="7071">
            <text:p>7071.0</text:p>
          </table:table-cell>
          <table:table-cell table:style-name="ce3" table:formula="of:=(((1993-1992)*([.AM14]-[.AH14]))/(1997-1992))+[.AH14]" office:value-type="float" office:value="7036.6">
            <text:p>7036.6</text:p>
          </table:table-cell>
          <table:table-cell table:style-name="ce3" table:formula="of:=(((1994-1992)*([.AM14]-[.AH14]))/(1997-1992))+[.AH14]" office:value-type="float" office:value="7002.2">
            <text:p>7002.2</text:p>
          </table:table-cell>
          <table:table-cell table:style-name="ce3" table:formula="of:=(((1995-1992)*([.AM14]-[.AH14]))/(1997-1992))+[.AH14]" office:value-type="float" office:value="6967.8">
            <text:p>6967.8</text:p>
          </table:table-cell>
          <table:table-cell table:style-name="ce3" table:formula="of:=(((1996-1992)*([.AM14]-[.AH14]))/(1997-1992))+[.AH14]" office:value-type="float" office:value="6933.4">
            <text:p>6933.4</text:p>
          </table:table-cell>
          <table:table-cell office:value-type="float" office:value="6899">
            <text:p>6899.0</text:p>
          </table:table-cell>
          <table:table-cell table:style-name="ce3" table:formula="of:=(((1998-1997)*([.AR14]-[.AM14]))/(2002-1997))+[.AM14]" office:value-type="float" office:value="6880">
            <text:p>6880.0</text:p>
          </table:table-cell>
          <table:table-cell table:style-name="ce3" table:formula="of:=(((1999-1997)*([.AR14]-[.AM14]))/(2002-1997))+[.AM14]" office:value-type="float" office:value="6861">
            <text:p>6861.0</text:p>
          </table:table-cell>
          <table:table-cell table:style-name="ce3" table:formula="of:=(((2000-1997)*([.AR14]-[.AM14]))/(2002-1997))+[.AM14]" office:value-type="float" office:value="6842">
            <text:p>6842.0</text:p>
          </table:table-cell>
          <table:table-cell table:style-name="ce3" table:formula="of:=(((2001-1997)*([.AR14]-[.AM14]))/(2002-1997))+[.AM14]" office:value-type="float" office:value="6823">
            <text:p>6823.0</text:p>
          </table:table-cell>
          <table:table-cell office:value-type="float" office:value="6804">
            <text:p>6804.0</text:p>
          </table:table-cell>
          <table:table-cell table:style-name="ce3" table:formula="of:=(((2003-2002)*([.AW14]-[.AR14]))/(2007-2002))+[.AR14]" office:value-type="float" office:value="6767">
            <text:p>6767.0</text:p>
          </table:table-cell>
          <table:table-cell table:style-name="ce3" table:formula="of:=(((2004-2002)*([.AW14]-[.AR14]))/(2007-2002))+[.AR14]" office:value-type="float" office:value="6730">
            <text:p>6730.0</text:p>
          </table:table-cell>
          <table:table-cell table:style-name="ce3" table:formula="of:=(((2005-2002)*([.AW14]-[.AR14]))/(2007-2002))+[.AR14]" office:value-type="float" office:value="6693">
            <text:p>6693.0</text:p>
          </table:table-cell>
          <table:table-cell table:style-name="ce3" table:formula="of:=(((2006-2002)*([.AW14]-[.AR14]))/(2007-2002))+[.AR14]" office:value-type="float" office:value="6656">
            <text:p>6656.0</text:p>
          </table:table-cell>
          <table:table-cell office:value-type="float" office:value="6619">
            <text:p>6619.0</text:p>
          </table:table-cell>
          <table:table-cell table:style-name="ce3" table:formula="of:=(((2008-2007)*([.BB14]-[.AW14]))/(2012-2007))+[.AW14]" office:value-type="float" office:value="6600.2">
            <text:p>6600.2</text:p>
          </table:table-cell>
          <table:table-cell table:style-name="ce3" table:formula="of:=(((2009-2007)*([.BB14]-[.AW14]))/(2012-2007))+[.AW14]" office:value-type="float" office:value="6581.4">
            <text:p>6581.4</text:p>
          </table:table-cell>
          <table:table-cell table:style-name="ce3" table:formula="of:=(((2010-2007)*([.BB14]-[.AW14]))/(2012-2007))+[.AW14]" office:value-type="float" office:value="6562.6">
            <text:p>6562.6</text:p>
          </table:table-cell>
          <table:table-cell table:style-name="ce3" table:formula="of:=(((2011-2007)*([.BB14]-[.AW14]))/(2012-2007))+[.AW14]" office:value-type="float" office:value="6543.8">
            <text:p>6543.8</text:p>
          </table:table-cell>
          <table:table-cell office:value-type="float" office:value="6525">
            <text:p>6525.0</text:p>
          </table:table-cell>
          <table:table-cell table:number-columns-repeated="970"/>
        </table:table-row>
        <table:table-row table:style-name="ro1">
          <table:table-cell office:value-type="string">
            <text:p>Azerbaijan</text:p>
          </table:table-cell>
          <table:table-cell/>
          <table:table-cell table:style-name="Default" table:number-columns-repeated="6"/>
          <table:table-cell table:style-name="Default" office:value-type="string">
            <text:p>4658.0</text:p>
          </table:table-cell>
          <table:table-cell table:style-name="Default" office:value-type="string">
            <text:p>4382.0</text:p>
          </table:table-cell>
          <table:table-cell table:style-name="Default" office:value-type="string">
            <text:p>4188.0</text:p>
          </table:table-cell>
          <table:table-cell table:style-name="Default" office:value-type="string">
            <text:p>3932.0</text:p>
          </table:table-cell>
          <table:table-cell table:style-name="Default" office:value-type="string">
            <text:p>3681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15]-[.AC15]))/(1992-1987))+[.AC15]" office:value-type="float" office:value="218">
            <text:p>218.0</text:p>
          </table:table-cell>
          <table:table-cell table:style-name="ce3" table:formula="of:=(((1989-1987)*([.AH15]-[.AC15]))/(1992-1987))+[.AC15]" office:value-type="float" office:value="436">
            <text:p>436.0</text:p>
          </table:table-cell>
          <table:table-cell table:style-name="ce3" table:formula="of:=(((1990-1987)*([.AH15]-[.AC15]))/(1992-1987))+[.AC15]" office:value-type="float" office:value="654">
            <text:p>654.0</text:p>
          </table:table-cell>
          <table:table-cell table:style-name="ce3" table:formula="of:=(((1991-1987)*([.AH15]-[.AC15]))/(1992-1987))+[.AC15]" office:value-type="float" office:value="872">
            <text:p>872.0</text:p>
          </table:table-cell>
          <table:table-cell office:value-type="float" office:value="1090">
            <text:p>1090.0</text:p>
          </table:table-cell>
          <table:table-cell table:style-name="ce3" table:formula="of:=(((1993-1992)*([.AM15]-[.AH15]))/(1997-1992))+[.AH15]" office:value-type="float" office:value="1077">
            <text:p>1077.0</text:p>
          </table:table-cell>
          <table:table-cell table:style-name="ce3" table:formula="of:=(((1994-1992)*([.AM15]-[.AH15]))/(1997-1992))+[.AH15]" office:value-type="float" office:value="1064">
            <text:p>1064.0</text:p>
          </table:table-cell>
          <table:table-cell table:style-name="ce3" table:formula="of:=(((1995-1992)*([.AM15]-[.AH15]))/(1997-1992))+[.AH15]" office:value-type="float" office:value="1051">
            <text:p>1051.0</text:p>
          </table:table-cell>
          <table:table-cell table:style-name="ce3" table:formula="of:=(((1996-1992)*([.AM15]-[.AH15]))/(1997-1992))+[.AH15]" office:value-type="float" office:value="1038">
            <text:p>1038.0</text:p>
          </table:table-cell>
          <table:table-cell office:value-type="float" office:value="1025">
            <text:p>1025.0</text:p>
          </table:table-cell>
          <table:table-cell table:style-name="ce3" table:formula="of:=(((1998-1997)*([.AR15]-[.AM15]))/(2002-1997))+[.AM15]" office:value-type="float" office:value="1016.02">
            <text:p>1016.0</text:p>
          </table:table-cell>
          <table:table-cell table:style-name="ce3" table:formula="of:=(((1999-1997)*([.AR15]-[.AM15]))/(2002-1997))+[.AM15]" office:value-type="float" office:value="1007.04">
            <text:p>1007.0</text:p>
          </table:table-cell>
          <table:table-cell table:style-name="ce3" table:formula="of:=(((2000-1997)*([.AR15]-[.AM15]))/(2002-1997))+[.AM15]" office:value-type="float" office:value="998.06">
            <text:p>998.1</text:p>
          </table:table-cell>
          <table:table-cell table:style-name="ce3" table:formula="of:=(((2001-1997)*([.AR15]-[.AM15]))/(2002-1997))+[.AM15]" office:value-type="float" office:value="989.08">
            <text:p>989.1</text:p>
          </table:table-cell>
          <table:table-cell office:value-type="float" office:value="980.1">
            <text:p>980.1</text:p>
          </table:table-cell>
          <table:table-cell table:style-name="ce3" table:formula="of:=(((2003-2002)*([.AW15]-[.AR15]))/(2007-2002))+[.AR15]" office:value-type="float" office:value="968.08">
            <text:p>968.1</text:p>
          </table:table-cell>
          <table:table-cell table:style-name="ce3" table:formula="of:=(((2004-2002)*([.AW15]-[.AR15]))/(2007-2002))+[.AR15]" office:value-type="float" office:value="956.06">
            <text:p>956.1</text:p>
          </table:table-cell>
          <table:table-cell table:style-name="ce3" table:formula="of:=(((2005-2002)*([.AW15]-[.AR15]))/(2007-2002))+[.AR15]" office:value-type="float" office:value="944.04">
            <text:p>944.0</text:p>
          </table:table-cell>
          <table:table-cell table:style-name="ce3" table:formula="of:=(((2006-2002)*([.AW15]-[.AR15]))/(2007-2002))+[.AR15]" office:value-type="float" office:value="932.02">
            <text:p>932.0</text:p>
          </table:table-cell>
          <table:table-cell office:value-type="float" office:value="920">
            <text:p>920.0</text:p>
          </table:table-cell>
          <table:table-cell table:style-name="ce3" table:formula="of:=(((2008-2007)*([.BB15]-[.AW15]))/(2012-2007))+[.AW15]" office:value-type="float" office:value="908.28">
            <text:p>908.3</text:p>
          </table:table-cell>
          <table:table-cell table:style-name="ce3" table:formula="of:=(((2009-2007)*([.BB15]-[.AW15]))/(2012-2007))+[.AW15]" office:value-type="float" office:value="896.56">
            <text:p>896.6</text:p>
          </table:table-cell>
          <table:table-cell table:style-name="ce3" table:formula="of:=(((2010-2007)*([.BB15]-[.AW15]))/(2012-2007))+[.AW15]" office:value-type="float" office:value="884.84">
            <text:p>884.8</text:p>
          </table:table-cell>
          <table:table-cell table:style-name="ce3" table:formula="of:=(((2011-2007)*([.BB15]-[.AW15]))/(2012-2007))+[.AW15]" office:value-type="float" office:value="873.12">
            <text:p>873.1</text:p>
          </table:table-cell>
          <table:table-cell office:value-type="float" office:value="861.4">
            <text:p>861.4</text:p>
          </table:table-cell>
          <table:table-cell table:number-columns-repeated="970"/>
        </table:table-row>
        <table:table-row table:style-name="ro1">
          <table:table-cell office:value-type="string">
            <text:p>Bahamas</text:p>
          </table:table-cell>
          <table:table-cell/>
          <table:table-cell table:style-name="Default" office:value-type="string">
            <text:p>165.3</text:p>
          </table:table-cell>
          <table:table-cell table:style-name="Default" office:value-type="string">
            <text:p>130.7</text:p>
          </table:table-cell>
          <table:table-cell table:style-name="Default" office:value-type="string">
            <text:p>112.4</text:p>
          </table:table-cell>
          <table:table-cell table:style-name="Default" office:value-type="string">
            <text:p>101.5</text:p>
          </table:table-cell>
          <table:table-cell table:style-name="Default" office:value-type="string">
            <text:p>90.91</text:p>
          </table:table-cell>
          <table:table-cell table:style-name="Default" office:value-type="string">
            <text:p>82.3</text:p>
          </table:table-cell>
          <table:table-cell table:style-name="Default" office:value-type="string">
            <text:p>75.19</text:p>
          </table:table-cell>
          <table:table-cell table:style-name="Default" office:value-type="string">
            <text:p>69.69</text:p>
          </table:table-cell>
          <table:table-cell table:style-name="Default" office:value-type="string">
            <text:p>65.36</text:p>
          </table:table-cell>
          <table:table-cell table:style-name="Default" office:value-type="string">
            <text:p>60.79</text:p>
          </table:table-cell>
          <table:table-cell table:style-name="Default" office:value-type="string">
            <text:p>56.98</text:p>
          </table:table-cell>
          <table:table-cell office:value-type="float" office:value="112.4">
            <text:p>112.4</text:p>
          </table:table-cell>
          <table:table-cell table:style-name="ce3" table:formula="of:=(((1973-1972)*([.S16]-[.N16]))/(1977-1972))+[.N16]" office:value-type="float" office:value="110.22">
            <text:p>110.2</text:p>
          </table:table-cell>
          <table:table-cell table:style-name="ce3" table:formula="of:=(((1974-1972)*([.S16]-[.N16]))/(1977-1972))+[.N16]" office:value-type="float" office:value="108.04">
            <text:p>108.0</text:p>
          </table:table-cell>
          <table:table-cell table:style-name="ce3" table:formula="of:=(((1975-1972)*([.S16]-[.N16]))/(1977-1972))+[.N16]" office:value-type="float" office:value="105.86">
            <text:p>105.9</text:p>
          </table:table-cell>
          <table:table-cell table:style-name="ce3" table:formula="of:=(((1976-1972)*([.S16]-[.N16]))/(1977-1972))+[.N16]" office:value-type="float" office:value="103.68">
            <text:p>103.7</text:p>
          </table:table-cell>
          <table:table-cell office:value-type="float" office:value="101.5">
            <text:p>101.5</text:p>
          </table:table-cell>
          <table:table-cell table:style-name="ce3" table:formula="of:=(((1978-1977)*([.X16]-[.S16]))/(1982-1977))+[.S16]" office:value-type="float" office:value="99.382">
            <text:p>99.4</text:p>
          </table:table-cell>
          <table:table-cell table:style-name="ce3" table:formula="of:=(((1979-1977)*([.X16]-[.S16]))/(1982-1977))+[.S16]" office:value-type="float" office:value="97.264">
            <text:p>97.3</text:p>
          </table:table-cell>
          <table:table-cell table:style-name="ce3" table:formula="of:=(((1980-1977)*([.X16]-[.S16]))/(1982-1977))+[.S16]" office:value-type="float" office:value="95.146">
            <text:p>95.1</text:p>
          </table:table-cell>
          <table:table-cell table:style-name="ce3" table:formula="of:=(((1981-1977)*([.X16]-[.S16]))/(1982-1977))+[.S16]" office:value-type="float" office:value="93.028">
            <text:p>93.0</text:p>
          </table:table-cell>
          <table:table-cell office:value-type="float" office:value="90.91">
            <text:p>90.9</text:p>
          </table:table-cell>
          <table:table-cell table:style-name="ce3" table:formula="of:=(((1983-1982)*([.AC16]-[.X16]))/(1987-1982))+[.X16]" office:value-type="float" office:value="89.188">
            <text:p>89.2</text:p>
          </table:table-cell>
          <table:table-cell table:style-name="ce3" table:formula="of:=(((1984-1982)*([.AC16]-[.X16]))/(1987-1982))+[.X16]" office:value-type="float" office:value="87.466">
            <text:p>87.5</text:p>
          </table:table-cell>
          <table:table-cell table:style-name="ce3" table:formula="of:=(((1985-1982)*([.AC16]-[.X16]))/(1987-1982))+[.X16]" office:value-type="float" office:value="85.744">
            <text:p>85.7</text:p>
          </table:table-cell>
          <table:table-cell table:style-name="ce3" table:formula="of:=(((1986-1982)*([.AC16]-[.X16]))/(1987-1982))+[.X16]" office:value-type="float" office:value="84.022">
            <text:p>84.0</text:p>
          </table:table-cell>
          <table:table-cell office:value-type="float" office:value="82.3">
            <text:p>82.3</text:p>
          </table:table-cell>
          <table:table-cell table:style-name="ce3" table:formula="of:=(((1988-1987)*([.AH16]-[.AC16]))/(1992-1987))+[.AC16]" office:value-type="float" office:value="80.878">
            <text:p>80.9</text:p>
          </table:table-cell>
          <table:table-cell table:style-name="ce3" table:formula="of:=(((1989-1987)*([.AH16]-[.AC16]))/(1992-1987))+[.AC16]" office:value-type="float" office:value="79.456">
            <text:p>79.5</text:p>
          </table:table-cell>
          <table:table-cell table:style-name="ce3" table:formula="of:=(((1990-1987)*([.AH16]-[.AC16]))/(1992-1987))+[.AC16]" office:value-type="float" office:value="78.034">
            <text:p>78.0</text:p>
          </table:table-cell>
          <table:table-cell table:style-name="ce3" table:formula="of:=(((1991-1987)*([.AH16]-[.AC16]))/(1992-1987))+[.AC16]" office:value-type="float" office:value="76.612">
            <text:p>76.6</text:p>
          </table:table-cell>
          <table:table-cell office:value-type="float" office:value="75.19">
            <text:p>75.2</text:p>
          </table:table-cell>
          <table:table-cell table:style-name="ce3" table:formula="of:=(((1993-1992)*([.AM16]-[.AH16]))/(1997-1992))+[.AH16]" office:value-type="float" office:value="74.09">
            <text:p>74.1</text:p>
          </table:table-cell>
          <table:table-cell table:style-name="ce3" table:formula="of:=(((1994-1992)*([.AM16]-[.AH16]))/(1997-1992))+[.AH16]" office:value-type="float" office:value="72.99">
            <text:p>73.0</text:p>
          </table:table-cell>
          <table:table-cell table:style-name="ce3" table:formula="of:=(((1995-1992)*([.AM16]-[.AH16]))/(1997-1992))+[.AH16]" office:value-type="float" office:value="71.89">
            <text:p>71.9</text:p>
          </table:table-cell>
          <table:table-cell table:style-name="ce3" table:formula="of:=(((1996-1992)*([.AM16]-[.AH16]))/(1997-1992))+[.AH16]" office:value-type="float" office:value="70.79">
            <text:p>70.8</text:p>
          </table:table-cell>
          <table:table-cell office:value-type="float" office:value="69.69">
            <text:p>69.7</text:p>
          </table:table-cell>
          <table:table-cell table:style-name="ce3" table:formula="of:=(((1998-1997)*([.AR16]-[.AM16]))/(2002-1997))+[.AM16]" office:value-type="float" office:value="68.824">
            <text:p>68.8</text:p>
          </table:table-cell>
          <table:table-cell table:style-name="ce3" table:formula="of:=(((1999-1997)*([.AR16]-[.AM16]))/(2002-1997))+[.AM16]" office:value-type="float" office:value="67.958">
            <text:p>68.0</text:p>
          </table:table-cell>
          <table:table-cell table:style-name="ce3" table:formula="of:=(((2000-1997)*([.AR16]-[.AM16]))/(2002-1997))+[.AM16]" office:value-type="float" office:value="67.092">
            <text:p>67.1</text:p>
          </table:table-cell>
          <table:table-cell table:style-name="ce3" table:formula="of:=(((2001-1997)*([.AR16]-[.AM16]))/(2002-1997))+[.AM16]" office:value-type="float" office:value="66.226">
            <text:p>66.2</text:p>
          </table:table-cell>
          <table:table-cell office:value-type="float" office:value="65.36">
            <text:p>65.4</text:p>
          </table:table-cell>
          <table:table-cell table:style-name="ce3" table:formula="of:=(((2003-2002)*([.AW16]-[.AR16]))/(2007-2002))+[.AR16]" office:value-type="float" office:value="64.446">
            <text:p>64.4</text:p>
          </table:table-cell>
          <table:table-cell table:style-name="ce3" table:formula="of:=(((2004-2002)*([.AW16]-[.AR16]))/(2007-2002))+[.AR16]" office:value-type="float" office:value="63.532">
            <text:p>63.5</text:p>
          </table:table-cell>
          <table:table-cell table:style-name="ce3" table:formula="of:=(((2005-2002)*([.AW16]-[.AR16]))/(2007-2002))+[.AR16]" office:value-type="float" office:value="62.618">
            <text:p>62.6</text:p>
          </table:table-cell>
          <table:table-cell table:style-name="ce3" table:formula="of:=(((2006-2002)*([.AW16]-[.AR16]))/(2007-2002))+[.AR16]" office:value-type="float" office:value="61.704">
            <text:p>61.7</text:p>
          </table:table-cell>
          <table:table-cell office:value-type="float" office:value="60.79">
            <text:p>60.8</text:p>
          </table:table-cell>
          <table:table-cell table:style-name="ce3" table:formula="of:=(((2008-2007)*([.BB16]-[.AW16]))/(2012-2007))+[.AW16]" office:value-type="float" office:value="60.028">
            <text:p>60.0</text:p>
          </table:table-cell>
          <table:table-cell table:style-name="ce3" table:formula="of:=(((2009-2007)*([.BB16]-[.AW16]))/(2012-2007))+[.AW16]" office:value-type="float" office:value="59.266">
            <text:p>59.3</text:p>
          </table:table-cell>
          <table:table-cell table:style-name="ce3" table:formula="of:=(((2010-2007)*([.BB16]-[.AW16]))/(2012-2007))+[.AW16]" office:value-type="float" office:value="58.504">
            <text:p>58.5</text:p>
          </table:table-cell>
          <table:table-cell table:style-name="ce3" table:formula="of:=(((2011-2007)*([.BB16]-[.AW16]))/(2012-2007))+[.AW16]" office:value-type="float" office:value="57.742">
            <text:p>57.7</text:p>
          </table:table-cell>
          <table:table-cell office:value-type="float" office:value="56.98">
            <text:p>57.0</text:p>
          </table:table-cell>
          <table:table-cell table:number-columns-repeated="970"/>
        </table:table-row>
        <table:table-row table:style-name="ro1">
          <table:table-cell office:value-type="string">
            <text:p>Bahrain</text:p>
          </table:table-cell>
          <table:table-cell/>
          <table:table-cell table:style-name="Default" office:value-type="string">
            <text:p>674.4</text:p>
          </table:table-cell>
          <table:table-cell table:style-name="Default" office:value-type="string">
            <text:p>594.9</text:p>
          </table:table-cell>
          <table:table-cell table:style-name="Default" office:value-type="string">
            <text:p>508.8</text:p>
          </table:table-cell>
          <table:table-cell table:style-name="Default" office:value-type="string">
            <text:p>384.1</text:p>
          </table:table-cell>
          <table:table-cell table:style-name="Default" office:value-type="string">
            <text:p>302.1</text:p>
          </table:table-cell>
          <table:table-cell table:style-name="Default" office:value-type="string">
            <text:p>260.1</text:p>
          </table:table-cell>
          <table:table-cell table:style-name="Default" office:value-type="string">
            <text:p>223.1</text:p>
          </table:table-cell>
          <table:table-cell table:style-name="Default" office:value-type="string">
            <text:p>195.6</text:p>
          </table:table-cell>
          <table:table-cell table:style-name="Default" office:value-type="string">
            <text:p>180.7</text:p>
          </table:table-cell>
          <table:table-cell table:style-name="Default" office:value-type="string">
            <text:p>125.3</text:p>
          </table:table-cell>
          <table:table-cell table:style-name="Default" office:value-type="string">
            <text:p>85.36</text:p>
          </table:table-cell>
          <table:table-cell office:value-type="float" office:value="17.54">
            <text:p>17.5</text:p>
          </table:table-cell>
          <table:table-cell table:style-name="ce3" table:formula="of:=(((1973-1972)*([.S17]-[.N17]))/(1977-1972))+[.N17]" office:value-type="float" office:value="16.682">
            <text:p>16.7</text:p>
          </table:table-cell>
          <table:table-cell table:style-name="ce3" table:formula="of:=(((1974-1972)*([.S17]-[.N17]))/(1977-1972))+[.N17]" office:value-type="float" office:value="15.824">
            <text:p>15.8</text:p>
          </table:table-cell>
          <table:table-cell table:style-name="ce3" table:formula="of:=(((1975-1972)*([.S17]-[.N17]))/(1977-1972))+[.N17]" office:value-type="float" office:value="14.966">
            <text:p>15.0</text:p>
          </table:table-cell>
          <table:table-cell table:style-name="ce3" table:formula="of:=(((1976-1972)*([.S17]-[.N17]))/(1977-1972))+[.N17]" office:value-type="float" office:value="14.108">
            <text:p>14.1</text:p>
          </table:table-cell>
          <table:table-cell office:value-type="float" office:value="13.25">
            <text:p>13.3</text:p>
          </table:table-cell>
          <table:table-cell table:style-name="ce3" table:formula="of:=(((1978-1977)*([.X17]-[.S17]))/(1982-1977))+[.S17]" office:value-type="float" office:value="12.684">
            <text:p>12.7</text:p>
          </table:table-cell>
          <table:table-cell table:style-name="ce3" table:formula="of:=(((1979-1977)*([.X17]-[.S17]))/(1982-1977))+[.S17]" office:value-type="float" office:value="12.118">
            <text:p>12.1</text:p>
          </table:table-cell>
          <table:table-cell table:style-name="ce3" table:formula="of:=(((1980-1977)*([.X17]-[.S17]))/(1982-1977))+[.S17]" office:value-type="float" office:value="11.552">
            <text:p>11.6</text:p>
          </table:table-cell>
          <table:table-cell table:style-name="ce3" table:formula="of:=(((1981-1977)*([.X17]-[.S17]))/(1982-1977))+[.S17]" office:value-type="float" office:value="10.986">
            <text:p>11.0</text:p>
          </table:table-cell>
          <table:table-cell office:value-type="float" office:value="10.42">
            <text:p>10.4</text:p>
          </table:table-cell>
          <table:table-cell table:style-name="ce3" table:formula="of:=(((1983-1982)*([.AC17]-[.X17]))/(1987-1982))+[.X17]" office:value-type="float" office:value="1802.136">
            <text:p>1802.1</text:p>
          </table:table-cell>
          <table:table-cell table:style-name="ce3" table:formula="of:=(((1984-1982)*([.AC17]-[.X17]))/(1987-1982))+[.X17]" office:value-type="float" office:value="3593.852">
            <text:p>3593.9</text:p>
          </table:table-cell>
          <table:table-cell table:style-name="ce3" table:formula="of:=(((1985-1982)*([.AC17]-[.X17]))/(1987-1982))+[.X17]" office:value-type="float" office:value="5385.568">
            <text:p>5385.6</text:p>
          </table:table-cell>
          <table:table-cell table:style-name="ce3" table:formula="of:=(((1986-1982)*([.AC17]-[.X17]))/(1987-1982))+[.X17]" office:value-type="float" office:value="7177.284">
            <text:p>7177.3</text:p>
          </table:table-cell>
          <table:table-cell office:value-type="float" office:value="8969">
            <text:p>8969.0</text:p>
          </table:table-cell>
          <table:table-cell table:style-name="ce3" table:formula="of:=(((1988-1987)*([.AH17]-[.AC17]))/(1992-1987))+[.AC17]" office:value-type="float" office:value="8713.6">
            <text:p>8713.6</text:p>
          </table:table-cell>
          <table:table-cell table:style-name="ce3" table:formula="of:=(((1989-1987)*([.AH17]-[.AC17]))/(1992-1987))+[.AC17]" office:value-type="float" office:value="8458.2">
            <text:p>8458.2</text:p>
          </table:table-cell>
          <table:table-cell table:style-name="ce3" table:formula="of:=(((1990-1987)*([.AH17]-[.AC17]))/(1992-1987))+[.AC17]" office:value-type="float" office:value="8202.8">
            <text:p>8202.8</text:p>
          </table:table-cell>
          <table:table-cell table:style-name="ce3" table:formula="of:=(((1991-1987)*([.AH17]-[.AC17]))/(1992-1987))+[.AC17]" office:value-type="float" office:value="7947.4">
            <text:p>7947.4</text:p>
          </table:table-cell>
          <table:table-cell office:value-type="float" office:value="7692">
            <text:p>7692.0</text:p>
          </table:table-cell>
          <table:table-cell table:style-name="ce3" table:formula="of:=(((1993-1992)*([.AM17]-[.AH17]))/(1997-1992))+[.AH17]" office:value-type="float" office:value="7502.6">
            <text:p>7502.6</text:p>
          </table:table-cell>
          <table:table-cell table:style-name="ce3" table:formula="of:=(((1994-1992)*([.AM17]-[.AH17]))/(1997-1992))+[.AH17]" office:value-type="float" office:value="7313.2">
            <text:p>7313.2</text:p>
          </table:table-cell>
          <table:table-cell table:style-name="ce3" table:formula="of:=(((1995-1992)*([.AM17]-[.AH17]))/(1997-1992))+[.AH17]" office:value-type="float" office:value="7123.8">
            <text:p>7123.8</text:p>
          </table:table-cell>
          <table:table-cell table:style-name="ce3" table:formula="of:=(((1996-1992)*([.AM17]-[.AH17]))/(1997-1992))+[.AH17]" office:value-type="float" office:value="6934.4">
            <text:p>6934.4</text:p>
          </table:table-cell>
          <table:table-cell office:value-type="float" office:value="6745">
            <text:p>6745.0</text:p>
          </table:table-cell>
          <table:table-cell table:style-name="ce3" table:formula="of:=(((1998-1997)*([.AR17]-[.AM17]))/(2002-1997))+[.AM17]" office:value-type="float" office:value="6642.2">
            <text:p>6642.2</text:p>
          </table:table-cell>
          <table:table-cell table:style-name="ce3" table:formula="of:=(((1999-1997)*([.AR17]-[.AM17]))/(2002-1997))+[.AM17]" office:value-type="float" office:value="6539.4">
            <text:p>6539.4</text:p>
          </table:table-cell>
          <table:table-cell table:style-name="ce3" table:formula="of:=(((2000-1997)*([.AR17]-[.AM17]))/(2002-1997))+[.AM17]" office:value-type="float" office:value="6436.6">
            <text:p>6436.6</text:p>
          </table:table-cell>
          <table:table-cell table:style-name="ce3" table:formula="of:=(((2001-1997)*([.AR17]-[.AM17]))/(2002-1997))+[.AM17]" office:value-type="float" office:value="6333.8">
            <text:p>6333.8</text:p>
          </table:table-cell>
          <table:table-cell office:value-type="float" office:value="6231">
            <text:p>6231.0</text:p>
          </table:table-cell>
          <table:table-cell table:style-name="ce3" table:formula="of:=(((2003-2002)*([.AW17]-[.AR17]))/(2007-2002))+[.AR17]" office:value-type="float" office:value="4985.664">
            <text:p>4985.7</text:p>
          </table:table-cell>
          <table:table-cell table:style-name="ce3" table:formula="of:=(((2004-2002)*([.AW17]-[.AR17]))/(2007-2002))+[.AR17]" office:value-type="float" office:value="3740.328">
            <text:p>3740.3</text:p>
          </table:table-cell>
          <table:table-cell table:style-name="ce3" table:formula="of:=(((2005-2002)*([.AW17]-[.AR17]))/(2007-2002))+[.AR17]" office:value-type="float" office:value="2494.992">
            <text:p>2495.0</text:p>
          </table:table-cell>
          <table:table-cell table:style-name="ce3" table:formula="of:=(((2006-2002)*([.AW17]-[.AR17]))/(2007-2002))+[.AR17]" office:value-type="float" office:value="1249.656">
            <text:p>1249.7</text:p>
          </table:table-cell>
          <table:table-cell office:value-type="float" office:value="4.32">
            <text:p>4.3</text:p>
          </table:table-cell>
          <table:table-cell table:style-name="ce3" table:formula="of:=(((2008-2007)*([.BB17]-[.AW17]))/(2012-2007))+[.AW17]" office:value-type="float" office:value="592.056">
            <text:p>592.1</text:p>
          </table:table-cell>
          <table:table-cell table:style-name="ce3" table:formula="of:=(((2009-2007)*([.BB17]-[.AW17]))/(2012-2007))+[.AW17]" office:value-type="float" office:value="1179.792">
            <text:p>1179.8</text:p>
          </table:table-cell>
          <table:table-cell table:style-name="ce3" table:formula="of:=(((2010-2007)*([.BB17]-[.AW17]))/(2012-2007))+[.AW17]" office:value-type="float" office:value="1767.528">
            <text:p>1767.5</text:p>
          </table:table-cell>
          <table:table-cell table:style-name="ce3" table:formula="of:=(((2011-2007)*([.BB17]-[.AW17]))/(2012-2007))+[.AW17]" office:value-type="float" office:value="2355.264">
            <text:p>2355.3</text:p>
          </table:table-cell>
          <table:table-cell office:value-type="float" office:value="2943">
            <text:p>2943.0</text:p>
          </table:table-cell>
          <table:table-cell table:number-columns-repeated="970"/>
        </table:table-row>
        <table:table-row table:style-name="ro1">
          <table:table-cell office:value-type="string">
            <text:p>Bangladesh</text:p>
          </table:table-cell>
          <table:table-cell/>
          <table:table-cell table:style-name="Default" office:value-type="string">
            <text:p>23161.0</text:p>
          </table:table-cell>
          <table:table-cell table:style-name="Default" office:value-type="string">
            <text:p>19886.0</text:p>
          </table:table-cell>
          <table:table-cell table:style-name="Default" office:value-type="string">
            <text:p>17922.0</text:p>
          </table:table-cell>
          <table:table-cell table:style-name="Default" office:value-type="string">
            <text:p>16600.0</text:p>
          </table:table-cell>
          <table:table-cell table:style-name="Default" office:value-type="string">
            <text:p>14409.0</text:p>
          </table:table-cell>
          <table:table-cell table:style-name="Default" office:value-type="string">
            <text:p>12594.0</text:p>
          </table:table-cell>
          <table:table-cell table:style-name="Default" office:value-type="string">
            <text:p>11132.0</text:p>
          </table:table-cell>
          <table:table-cell table:style-name="Default" office:value-type="string">
            <text:p>10027.0</text:p>
          </table:table-cell>
          <table:table-cell table:style-name="Default" office:value-type="string">
            <text:p>9139.0</text:p>
          </table:table-cell>
          <table:table-cell table:style-name="Default" office:value-type="string">
            <text:p>8523.0</text:p>
          </table:table-cell>
          <table:table-cell table:style-name="Default" office:value-type="string">
            <text:p>8051.0</text:p>
          </table:table-cell>
          <table:table-cell office:value-type="float" office:value="1534">
            <text:p>1534.0</text:p>
          </table:table-cell>
          <table:table-cell table:style-name="ce3" table:formula="of:=(((1973-1972)*([.S18]-[.N18]))/(1977-1972))+[.N18]" office:value-type="float" office:value="1511.4">
            <text:p>1511.4</text:p>
          </table:table-cell>
          <table:table-cell table:style-name="ce3" table:formula="of:=(((1974-1972)*([.S18]-[.N18]))/(1977-1972))+[.N18]" office:value-type="float" office:value="1488.8">
            <text:p>1488.8</text:p>
          </table:table-cell>
          <table:table-cell table:style-name="ce3" table:formula="of:=(((1975-1972)*([.S18]-[.N18]))/(1977-1972))+[.N18]" office:value-type="float" office:value="1466.2">
            <text:p>1466.2</text:p>
          </table:table-cell>
          <table:table-cell table:style-name="ce3" table:formula="of:=(((1976-1972)*([.S18]-[.N18]))/(1977-1972))+[.N18]" office:value-type="float" office:value="1443.6">
            <text:p>1443.6</text:p>
          </table:table-cell>
          <table:table-cell office:value-type="float" office:value="1421">
            <text:p>1421.0</text:p>
          </table:table-cell>
          <table:table-cell table:style-name="ce3" table:formula="of:=(((1978-1977)*([.X18]-[.S18]))/(1982-1977))+[.S18]" office:value-type="float" office:value="1383.4">
            <text:p>1383.4</text:p>
          </table:table-cell>
          <table:table-cell table:style-name="ce3" table:formula="of:=(((1979-1977)*([.X18]-[.S18]))/(1982-1977))+[.S18]" office:value-type="float" office:value="1345.8">
            <text:p>1345.8</text:p>
          </table:table-cell>
          <table:table-cell table:style-name="ce3" table:formula="of:=(((1980-1977)*([.X18]-[.S18]))/(1982-1977))+[.S18]" office:value-type="float" office:value="1308.2">
            <text:p>1308.2</text:p>
          </table:table-cell>
          <table:table-cell table:style-name="ce3" table:formula="of:=(((1981-1977)*([.X18]-[.S18]))/(1982-1977))+[.S18]" office:value-type="float" office:value="1270.6">
            <text:p>1270.6</text:p>
          </table:table-cell>
          <table:table-cell office:value-type="float" office:value="1233">
            <text:p>1233.0</text:p>
          </table:table-cell>
          <table:table-cell table:style-name="ce3" table:formula="of:=(((1983-1982)*([.AC18]-[.X18]))/(1987-1982))+[.X18]" office:value-type="float" office:value="1202">
            <text:p>1202.0</text:p>
          </table:table-cell>
          <table:table-cell table:style-name="ce3" table:formula="of:=(((1984-1982)*([.AC18]-[.X18]))/(1987-1982))+[.X18]" office:value-type="float" office:value="1171">
            <text:p>1171.0</text:p>
          </table:table-cell>
          <table:table-cell table:style-name="ce3" table:formula="of:=(((1985-1982)*([.AC18]-[.X18]))/(1987-1982))+[.X18]" office:value-type="float" office:value="1140">
            <text:p>1140.0</text:p>
          </table:table-cell>
          <table:table-cell table:style-name="ce3" table:formula="of:=(((1986-1982)*([.AC18]-[.X18]))/(1987-1982))+[.X18]" office:value-type="float" office:value="1109">
            <text:p>1109.0</text:p>
          </table:table-cell>
          <table:table-cell office:value-type="float" office:value="1078">
            <text:p>1078.0</text:p>
          </table:table-cell>
          <table:table-cell table:style-name="ce3" table:formula="of:=(((1988-1987)*([.AH18]-[.AC18]))/(1992-1987))+[.AC18]" office:value-type="float" office:value="1052.92">
            <text:p>1052.9</text:p>
          </table:table-cell>
          <table:table-cell table:style-name="ce3" table:formula="of:=(((1989-1987)*([.AH18]-[.AC18]))/(1992-1987))+[.AC18]" office:value-type="float" office:value="1027.84">
            <text:p>1027.8</text:p>
          </table:table-cell>
          <table:table-cell table:style-name="ce3" table:formula="of:=(((1990-1987)*([.AH18]-[.AC18]))/(1992-1987))+[.AC18]" office:value-type="float" office:value="1002.76">
            <text:p>1002.8</text:p>
          </table:table-cell>
          <table:table-cell table:style-name="ce3" table:formula="of:=(((1991-1987)*([.AH18]-[.AC18]))/(1992-1987))+[.AC18]" office:value-type="float" office:value="977.68">
            <text:p>977.7</text:p>
          </table:table-cell>
          <table:table-cell office:value-type="float" office:value="952.6">
            <text:p>952.6</text:p>
          </table:table-cell>
          <table:table-cell table:style-name="ce3" table:formula="of:=(((1993-1992)*([.AM18]-[.AH18]))/(1997-1992))+[.AH18]" office:value-type="float" office:value="933.7">
            <text:p>933.7</text:p>
          </table:table-cell>
          <table:table-cell table:style-name="ce3" table:formula="of:=(((1994-1992)*([.AM18]-[.AH18]))/(1997-1992))+[.AH18]" office:value-type="float" office:value="914.8">
            <text:p>914.8</text:p>
          </table:table-cell>
          <table:table-cell table:style-name="ce3" table:formula="of:=(((1995-1992)*([.AM18]-[.AH18]))/(1997-1992))+[.AH18]" office:value-type="float" office:value="895.9">
            <text:p>895.9</text:p>
          </table:table-cell>
          <table:table-cell table:style-name="ce3" table:formula="of:=(((1996-1992)*([.AM18]-[.AH18]))/(1997-1992))+[.AH18]" office:value-type="float" office:value="877">
            <text:p>877.0</text:p>
          </table:table-cell>
          <table:table-cell office:value-type="float" office:value="858.1">
            <text:p>858.1</text:p>
          </table:table-cell>
          <table:table-cell table:style-name="ce3" table:formula="of:=(((1998-1997)*([.AR18]-[.AM18]))/(2002-1997))+[.AM18]" office:value-type="float" office:value="842.88">
            <text:p>842.9</text:p>
          </table:table-cell>
          <table:table-cell table:style-name="ce3" table:formula="of:=(((1999-1997)*([.AR18]-[.AM18]))/(2002-1997))+[.AM18]" office:value-type="float" office:value="827.66">
            <text:p>827.7</text:p>
          </table:table-cell>
          <table:table-cell table:style-name="ce3" table:formula="of:=(((2000-1997)*([.AR18]-[.AM18]))/(2002-1997))+[.AM18]" office:value-type="float" office:value="812.44">
            <text:p>812.4</text:p>
          </table:table-cell>
          <table:table-cell table:style-name="ce3" table:formula="of:=(((2001-1997)*([.AR18]-[.AM18]))/(2002-1997))+[.AM18]" office:value-type="float" office:value="797.22">
            <text:p>797.2</text:p>
          </table:table-cell>
          <table:table-cell office:value-type="float" office:value="782">
            <text:p>782.0</text:p>
          </table:table-cell>
          <table:table-cell table:style-name="ce3" table:formula="of:=(((2003-2002)*([.AW18]-[.AR18]))/(2007-2002))+[.AR18]" office:value-type="float" office:value="771.48">
            <text:p>771.5</text:p>
          </table:table-cell>
          <table:table-cell table:style-name="ce3" table:formula="of:=(((2004-2002)*([.AW18]-[.AR18]))/(2007-2002))+[.AR18]" office:value-type="float" office:value="760.96">
            <text:p>761.0</text:p>
          </table:table-cell>
          <table:table-cell table:style-name="ce3" table:formula="of:=(((2005-2002)*([.AW18]-[.AR18]))/(2007-2002))+[.AR18]" office:value-type="float" office:value="750.44">
            <text:p>750.4</text:p>
          </table:table-cell>
          <table:table-cell table:style-name="ce3" table:formula="of:=(((2006-2002)*([.AW18]-[.AR18]))/(2007-2002))+[.AR18]" office:value-type="float" office:value="739.92">
            <text:p>739.9</text:p>
          </table:table-cell>
          <table:table-cell office:value-type="float" office:value="729.4">
            <text:p>729.4</text:p>
          </table:table-cell>
          <table:table-cell table:style-name="ce3" table:formula="of:=(((2008-2007)*([.BB18]-[.AW18]))/(2012-2007))+[.AW18]" office:value-type="float" office:value="721.3">
            <text:p>721.3</text:p>
          </table:table-cell>
          <table:table-cell table:style-name="ce3" table:formula="of:=(((2009-2007)*([.BB18]-[.AW18]))/(2012-2007))+[.AW18]" office:value-type="float" office:value="713.2">
            <text:p>713.2</text:p>
          </table:table-cell>
          <table:table-cell table:style-name="ce3" table:formula="of:=(((2010-2007)*([.BB18]-[.AW18]))/(2012-2007))+[.AW18]" office:value-type="float" office:value="705.1">
            <text:p>705.1</text:p>
          </table:table-cell>
          <table:table-cell table:style-name="ce3" table:formula="of:=(((2011-2007)*([.BB18]-[.AW18]))/(2012-2007))+[.AW18]" office:value-type="float" office:value="697">
            <text:p>697.0</text:p>
          </table:table-cell>
          <table:table-cell office:value-type="float" office:value="688.9">
            <text:p>688.9</text:p>
          </table:table-cell>
          <table:table-cell table:number-columns-repeated="970"/>
        </table:table-row>
        <table:table-row table:style-name="ro1">
          <table:table-cell office:value-type="string">
            <text:p>Barbados</text:p>
          </table:table-cell>
          <table:table-cell/>
          <table:table-cell table:style-name="Default" office:value-type="string">
            <text:p>344.8</text:p>
          </table:table-cell>
          <table:table-cell table:style-name="Default" office:value-type="string">
            <text:p>339.0</text:p>
          </table:table-cell>
          <table:table-cell table:style-name="Default" office:value-type="string">
            <text:p>332.0</text:p>
          </table:table-cell>
          <table:table-cell table:style-name="Default" office:value-type="string">
            <text:p>323.9</text:p>
          </table:table-cell>
          <table:table-cell table:style-name="Default" office:value-type="string">
            <text:p>318.7</text:p>
          </table:table-cell>
          <table:table-cell table:style-name="Default" office:value-type="string">
            <text:p>311.3</text:p>
          </table:table-cell>
          <table:table-cell table:style-name="Default" office:value-type="string">
            <text:p>306.5</text:p>
          </table:table-cell>
          <table:table-cell table:style-name="Default" office:value-type="string">
            <text:p>301.9</text:p>
          </table:table-cell>
          <table:table-cell table:style-name="Default" office:value-type="string">
            <text:p>297.4</text:p>
          </table:table-cell>
          <table:table-cell table:style-name="Default" office:value-type="string">
            <text:p>294.1</text:p>
          </table:table-cell>
          <table:table-cell table:style-name="Default" office:value-type="string">
            <text:p>290.9</text:p>
          </table:table-cell>
          <table:table-cell office:value-type="float" office:value="332">
            <text:p>332.0</text:p>
          </table:table-cell>
          <table:table-cell table:style-name="ce3" table:formula="of:=(((1973-1972)*([.S19]-[.N19]))/(1977-1972))+[.N19]" office:value-type="float" office:value="330.38">
            <text:p>330.4</text:p>
          </table:table-cell>
          <table:table-cell table:style-name="ce3" table:formula="of:=(((1974-1972)*([.S19]-[.N19]))/(1977-1972))+[.N19]" office:value-type="float" office:value="328.76">
            <text:p>328.8</text:p>
          </table:table-cell>
          <table:table-cell table:style-name="ce3" table:formula="of:=(((1975-1972)*([.S19]-[.N19]))/(1977-1972))+[.N19]" office:value-type="float" office:value="327.14">
            <text:p>327.1</text:p>
          </table:table-cell>
          <table:table-cell table:style-name="ce3" table:formula="of:=(((1976-1972)*([.S19]-[.N19]))/(1977-1972))+[.N19]" office:value-type="float" office:value="325.52">
            <text:p>325.5</text:p>
          </table:table-cell>
          <table:table-cell office:value-type="float" office:value="323.9">
            <text:p>323.9</text:p>
          </table:table-cell>
          <table:table-cell table:style-name="ce3" table:formula="of:=(((1978-1977)*([.X19]-[.S19]))/(1982-1977))+[.S19]" office:value-type="float" office:value="322.86">
            <text:p>322.9</text:p>
          </table:table-cell>
          <table:table-cell table:style-name="ce3" table:formula="of:=(((1979-1977)*([.X19]-[.S19]))/(1982-1977))+[.S19]" office:value-type="float" office:value="321.82">
            <text:p>321.8</text:p>
          </table:table-cell>
          <table:table-cell table:style-name="ce3" table:formula="of:=(((1980-1977)*([.X19]-[.S19]))/(1982-1977))+[.S19]" office:value-type="float" office:value="320.78">
            <text:p>320.8</text:p>
          </table:table-cell>
          <table:table-cell table:style-name="ce3" table:formula="of:=(((1981-1977)*([.X19]-[.S19]))/(1982-1977))+[.S19]" office:value-type="float" office:value="319.74">
            <text:p>319.7</text:p>
          </table:table-cell>
          <table:table-cell office:value-type="float" office:value="318.7">
            <text:p>318.7</text:p>
          </table:table-cell>
          <table:table-cell table:style-name="ce3" table:formula="of:=(((1983-1982)*([.AC19]-[.X19]))/(1987-1982))+[.X19]" office:value-type="float" office:value="317.22">
            <text:p>317.2</text:p>
          </table:table-cell>
          <table:table-cell table:style-name="ce3" table:formula="of:=(((1984-1982)*([.AC19]-[.X19]))/(1987-1982))+[.X19]" office:value-type="float" office:value="315.74">
            <text:p>315.7</text:p>
          </table:table-cell>
          <table:table-cell table:style-name="ce3" table:formula="of:=(((1985-1982)*([.AC19]-[.X19]))/(1987-1982))+[.X19]" office:value-type="float" office:value="314.26">
            <text:p>314.3</text:p>
          </table:table-cell>
          <table:table-cell table:style-name="ce3" table:formula="of:=(((1986-1982)*([.AC19]-[.X19]))/(1987-1982))+[.X19]" office:value-type="float" office:value="312.78">
            <text:p>312.8</text:p>
          </table:table-cell>
          <table:table-cell office:value-type="float" office:value="311.3">
            <text:p>311.3</text:p>
          </table:table-cell>
          <table:table-cell table:style-name="ce3" table:formula="of:=(((1988-1987)*([.AH19]-[.AC19]))/(1992-1987))+[.AC19]" office:value-type="float" office:value="310.34">
            <text:p>310.3</text:p>
          </table:table-cell>
          <table:table-cell table:style-name="ce3" table:formula="of:=(((1989-1987)*([.AH19]-[.AC19]))/(1992-1987))+[.AC19]" office:value-type="float" office:value="309.38">
            <text:p>309.4</text:p>
          </table:table-cell>
          <table:table-cell table:style-name="ce3" table:formula="of:=(((1990-1987)*([.AH19]-[.AC19]))/(1992-1987))+[.AC19]" office:value-type="float" office:value="308.42">
            <text:p>308.4</text:p>
          </table:table-cell>
          <table:table-cell table:style-name="ce3" table:formula="of:=(((1991-1987)*([.AH19]-[.AC19]))/(1992-1987))+[.AC19]" office:value-type="float" office:value="307.46">
            <text:p>307.5</text:p>
          </table:table-cell>
          <table:table-cell office:value-type="float" office:value="306.5">
            <text:p>306.5</text:p>
          </table:table-cell>
          <table:table-cell table:style-name="ce3" table:formula="of:=(((1993-1992)*([.AM19]-[.AH19]))/(1997-1992))+[.AH19]" office:value-type="float" office:value="305.58">
            <text:p>305.6</text:p>
          </table:table-cell>
          <table:table-cell table:style-name="ce3" table:formula="of:=(((1994-1992)*([.AM19]-[.AH19]))/(1997-1992))+[.AH19]" office:value-type="float" office:value="304.66">
            <text:p>304.7</text:p>
          </table:table-cell>
          <table:table-cell table:style-name="ce3" table:formula="of:=(((1995-1992)*([.AM19]-[.AH19]))/(1997-1992))+[.AH19]" office:value-type="float" office:value="303.74">
            <text:p>303.7</text:p>
          </table:table-cell>
          <table:table-cell table:style-name="ce3" table:formula="of:=(((1996-1992)*([.AM19]-[.AH19]))/(1997-1992))+[.AH19]" office:value-type="float" office:value="302.82">
            <text:p>302.8</text:p>
          </table:table-cell>
          <table:table-cell office:value-type="float" office:value="301.9">
            <text:p>301.9</text:p>
          </table:table-cell>
          <table:table-cell table:style-name="ce3" table:formula="of:=(((1998-1997)*([.AR19]-[.AM19]))/(2002-1997))+[.AM19]" office:value-type="float" office:value="301">
            <text:p>301.0</text:p>
          </table:table-cell>
          <table:table-cell table:style-name="ce3" table:formula="of:=(((1999-1997)*([.AR19]-[.AM19]))/(2002-1997))+[.AM19]" office:value-type="float" office:value="300.1">
            <text:p>300.1</text:p>
          </table:table-cell>
          <table:table-cell table:style-name="ce3" table:formula="of:=(((2000-1997)*([.AR19]-[.AM19]))/(2002-1997))+[.AM19]" office:value-type="float" office:value="299.2">
            <text:p>299.2</text:p>
          </table:table-cell>
          <table:table-cell table:style-name="ce3" table:formula="of:=(((2001-1997)*([.AR19]-[.AM19]))/(2002-1997))+[.AM19]" office:value-type="float" office:value="298.3">
            <text:p>298.3</text:p>
          </table:table-cell>
          <table:table-cell office:value-type="float" office:value="297.4">
            <text:p>297.4</text:p>
          </table:table-cell>
          <table:table-cell table:style-name="ce3" table:formula="of:=(((2003-2002)*([.AW19]-[.AR19]))/(2007-2002))+[.AR19]" office:value-type="float" office:value="296.74">
            <text:p>296.7</text:p>
          </table:table-cell>
          <table:table-cell table:style-name="ce3" table:formula="of:=(((2004-2002)*([.AW19]-[.AR19]))/(2007-2002))+[.AR19]" office:value-type="float" office:value="296.08">
            <text:p>296.1</text:p>
          </table:table-cell>
          <table:table-cell table:style-name="ce3" table:formula="of:=(((2005-2002)*([.AW19]-[.AR19]))/(2007-2002))+[.AR19]" office:value-type="float" office:value="295.42">
            <text:p>295.4</text:p>
          </table:table-cell>
          <table:table-cell table:style-name="ce3" table:formula="of:=(((2006-2002)*([.AW19]-[.AR19]))/(2007-2002))+[.AR19]" office:value-type="float" office:value="294.76">
            <text:p>294.8</text:p>
          </table:table-cell>
          <table:table-cell office:value-type="float" office:value="294.1">
            <text:p>294.1</text:p>
          </table:table-cell>
          <table:table-cell table:style-name="ce3" table:formula="of:=(((2008-2007)*([.BB19]-[.AW19]))/(2012-2007))+[.AW19]" office:value-type="float" office:value="293.46">
            <text:p>293.5</text:p>
          </table:table-cell>
          <table:table-cell table:style-name="ce3" table:formula="of:=(((2009-2007)*([.BB19]-[.AW19]))/(2012-2007))+[.AW19]" office:value-type="float" office:value="292.82">
            <text:p>292.8</text:p>
          </table:table-cell>
          <table:table-cell table:style-name="ce3" table:formula="of:=(((2010-2007)*([.BB19]-[.AW19]))/(2012-2007))+[.AW19]" office:value-type="float" office:value="292.18">
            <text:p>292.2</text:p>
          </table:table-cell>
          <table:table-cell table:style-name="ce3" table:formula="of:=(((2011-2007)*([.BB19]-[.AW19]))/(2012-2007))+[.AW19]" office:value-type="float" office:value="291.54">
            <text:p>291.5</text:p>
          </table:table-cell>
          <table:table-cell office:value-type="float" office:value="290.9">
            <text:p>290.9</text:p>
          </table:table-cell>
          <table:table-cell table:number-columns-repeated="970"/>
        </table:table-row>
        <table:table-row table:style-name="ro1">
          <table:table-cell office:value-type="string">
            <text:p>Belarus</text:p>
          </table:table-cell>
          <table:table-cell/>
          <table:table-cell table:style-name="Default" table:number-columns-repeated="6"/>
          <table:table-cell table:style-name="Default" office:value-type="string">
            <text:p>5632.0</text:p>
          </table:table-cell>
          <table:table-cell table:style-name="Default" office:value-type="string">
            <text:p>5684.0</text:p>
          </table:table-cell>
          <table:table-cell table:style-name="Default" office:value-type="string">
            <text:p>5822.0</text:p>
          </table:table-cell>
          <table:table-cell table:style-name="Default" office:value-type="string">
            <text:p>5962.0</text:p>
          </table:table-cell>
          <table:table-cell table:style-name="Default" office:value-type="string">
            <text:p>6088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20]-[.AC20]))/(1992-1987))+[.AC20]" office:value-type="float" office:value="722.4">
            <text:p>722.4</text:p>
          </table:table-cell>
          <table:table-cell table:style-name="ce3" table:formula="of:=(((1989-1987)*([.AH20]-[.AC20]))/(1992-1987))+[.AC20]" office:value-type="float" office:value="1444.8">
            <text:p>1444.8</text:p>
          </table:table-cell>
          <table:table-cell table:style-name="ce3" table:formula="of:=(((1990-1987)*([.AH20]-[.AC20]))/(1992-1987))+[.AC20]" office:value-type="float" office:value="2167.2">
            <text:p>2167.2</text:p>
          </table:table-cell>
          <table:table-cell table:style-name="ce3" table:formula="of:=(((1991-1987)*([.AH20]-[.AC20]))/(1992-1987))+[.AC20]" office:value-type="float" office:value="2889.6">
            <text:p>2889.6</text:p>
          </table:table-cell>
          <table:table-cell office:value-type="float" office:value="3612">
            <text:p>3612.0</text:p>
          </table:table-cell>
          <table:table-cell table:style-name="ce3" table:formula="of:=(((1993-1992)*([.AM20]-[.AH20]))/(1997-1992))+[.AH20]" office:value-type="float" office:value="3618.8">
            <text:p>3618.8</text:p>
          </table:table-cell>
          <table:table-cell table:style-name="ce3" table:formula="of:=(((1994-1992)*([.AM20]-[.AH20]))/(1997-1992))+[.AH20]" office:value-type="float" office:value="3625.6">
            <text:p>3625.6</text:p>
          </table:table-cell>
          <table:table-cell table:style-name="ce3" table:formula="of:=(((1995-1992)*([.AM20]-[.AH20]))/(1997-1992))+[.AH20]" office:value-type="float" office:value="3632.4">
            <text:p>3632.4</text:p>
          </table:table-cell>
          <table:table-cell table:style-name="ce3" table:formula="of:=(((1996-1992)*([.AM20]-[.AH20]))/(1997-1992))+[.AH20]" office:value-type="float" office:value="3639.2">
            <text:p>3639.2</text:p>
          </table:table-cell>
          <table:table-cell office:value-type="float" office:value="3646">
            <text:p>3646.0</text:p>
          </table:table-cell>
          <table:table-cell table:style-name="ce3" table:formula="of:=(((1998-1997)*([.AR20]-[.AM20]))/(2002-1997))+[.AM20]" office:value-type="float" office:value="3663.6">
            <text:p>3663.6</text:p>
          </table:table-cell>
          <table:table-cell table:style-name="ce3" table:formula="of:=(((1999-1997)*([.AR20]-[.AM20]))/(2002-1997))+[.AM20]" office:value-type="float" office:value="3681.2">
            <text:p>3681.2</text:p>
          </table:table-cell>
          <table:table-cell table:style-name="ce3" table:formula="of:=(((2000-1997)*([.AR20]-[.AM20]))/(2002-1997))+[.AM20]" office:value-type="float" office:value="3698.8">
            <text:p>3698.8</text:p>
          </table:table-cell>
          <table:table-cell table:style-name="ce3" table:formula="of:=(((2001-1997)*([.AR20]-[.AM20]))/(2002-1997))+[.AM20]" office:value-type="float" office:value="3716.4">
            <text:p>3716.4</text:p>
          </table:table-cell>
          <table:table-cell office:value-type="float" office:value="3734">
            <text:p>3734.0</text:p>
          </table:table-cell>
          <table:table-cell table:style-name="ce3" table:formula="of:=(((2003-2002)*([.AW20]-[.AR20]))/(2007-2002))+[.AR20]" office:value-type="float" office:value="3752">
            <text:p>3752.0</text:p>
          </table:table-cell>
          <table:table-cell table:style-name="ce3" table:formula="of:=(((2004-2002)*([.AW20]-[.AR20]))/(2007-2002))+[.AR20]" office:value-type="float" office:value="3770">
            <text:p>3770.0</text:p>
          </table:table-cell>
          <table:table-cell table:style-name="ce3" table:formula="of:=(((2005-2002)*([.AW20]-[.AR20]))/(2007-2002))+[.AR20]" office:value-type="float" office:value="3788">
            <text:p>3788.0</text:p>
          </table:table-cell>
          <table:table-cell table:style-name="ce3" table:formula="of:=(((2006-2002)*([.AW20]-[.AR20]))/(2007-2002))+[.AR20]" office:value-type="float" office:value="3806">
            <text:p>3806.0</text:p>
          </table:table-cell>
          <table:table-cell office:value-type="float" office:value="3824">
            <text:p>3824.0</text:p>
          </table:table-cell>
          <table:table-cell table:style-name="ce3" table:formula="of:=(((2008-2007)*([.BB20]-[.AW20]))/(2012-2007))+[.AW20]" office:value-type="float" office:value="3840.2">
            <text:p>3840.2</text:p>
          </table:table-cell>
          <table:table-cell table:style-name="ce3" table:formula="of:=(((2009-2007)*([.BB20]-[.AW20]))/(2012-2007))+[.AW20]" office:value-type="float" office:value="3856.4">
            <text:p>3856.4</text:p>
          </table:table-cell>
          <table:table-cell table:style-name="ce3" table:formula="of:=(((2010-2007)*([.BB20]-[.AW20]))/(2012-2007))+[.AW20]" office:value-type="float" office:value="3872.6">
            <text:p>3872.6</text:p>
          </table:table-cell>
          <table:table-cell table:style-name="ce3" table:formula="of:=(((2011-2007)*([.BB20]-[.AW20]))/(2012-2007))+[.AW20]" office:value-type="float" office:value="3888.8">
            <text:p>3888.8</text:p>
          </table:table-cell>
          <table:table-cell office:value-type="float" office:value="3905">
            <text:p>3905.0</text:p>
          </table:table-cell>
          <table:table-cell table:number-columns-repeated="970"/>
        </table:table-row>
        <table:table-row table:style-name="ro1">
          <table:table-cell office:value-type="string">
            <text:p>Belgium-Luxembourg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Belgium</text:p>
          </table:table-cell>
          <table:table-cell/>
          <table:table-cell table:style-name="Default" office:value-type="string">
            <text:p>1972.0</text:p>
          </table:table-cell>
          <table:table-cell table:style-name="Default" office:value-type="string">
            <text:p>1919.0</text:p>
          </table:table-cell>
          <table:table-cell table:style-name="Default" office:value-type="string">
            <text:p>1887.0</text:p>
          </table:table-cell>
          <table:table-cell table:style-name="Default" office:value-type="string">
            <text:p>1865.0</text:p>
          </table:table-cell>
          <table:table-cell table:style-name="Default" office:value-type="string">
            <text:p>1864.0</text:p>
          </table:table-cell>
          <table:table-cell table:style-name="Default" office:value-type="string">
            <text:p>1858.0</text:p>
          </table:table-cell>
          <table:table-cell table:style-name="Default" office:value-type="string">
            <text:p>1831.0</text:p>
          </table:table-cell>
          <table:table-cell table:style-name="Default" office:value-type="string">
            <text:p>1807.0</text:p>
          </table:table-cell>
          <table:table-cell table:style-name="Default" office:value-type="string">
            <text:p>1785.0</text:p>
          </table:table-cell>
          <table:table-cell table:style-name="Default" office:value-type="string">
            <text:p>1736.0</text:p>
          </table:table-cell>
          <table:table-cell table:style-name="Default" office:value-type="string">
            <text:p>1696.0</text:p>
          </table:table-cell>
          <table:table-cell office:value-type="float" office:value="1237">
            <text:p>1237.0</text:p>
          </table:table-cell>
          <table:table-cell table:style-name="ce3" table:formula="of:=(((1973-1972)*([.S22]-[.N22]))/(1977-1972))+[.N22]" office:value-type="float" office:value="1234.2">
            <text:p>1234.2</text:p>
          </table:table-cell>
          <table:table-cell table:style-name="ce3" table:formula="of:=(((1974-1972)*([.S22]-[.N22]))/(1977-1972))+[.N22]" office:value-type="float" office:value="1231.4">
            <text:p>1231.4</text:p>
          </table:table-cell>
          <table:table-cell table:style-name="ce3" table:formula="of:=(((1975-1972)*([.S22]-[.N22]))/(1977-1972))+[.N22]" office:value-type="float" office:value="1228.6">
            <text:p>1228.6</text:p>
          </table:table-cell>
          <table:table-cell table:style-name="ce3" table:formula="of:=(((1976-1972)*([.S22]-[.N22]))/(1977-1972))+[.N22]" office:value-type="float" office:value="1225.8">
            <text:p>1225.8</text:p>
          </table:table-cell>
          <table:table-cell office:value-type="float" office:value="1223">
            <text:p>1223.0</text:p>
          </table:table-cell>
          <table:table-cell table:style-name="ce3" table:formula="of:=(((1978-1977)*([.X22]-[.S22]))/(1982-1977))+[.S22]" office:value-type="float" office:value="1222.8">
            <text:p>1222.8</text:p>
          </table:table-cell>
          <table:table-cell table:style-name="ce3" table:formula="of:=(((1979-1977)*([.X22]-[.S22]))/(1982-1977))+[.S22]" office:value-type="float" office:value="1222.6">
            <text:p>1222.6</text:p>
          </table:table-cell>
          <table:table-cell table:style-name="ce3" table:formula="of:=(((1980-1977)*([.X22]-[.S22]))/(1982-1977))+[.S22]" office:value-type="float" office:value="1222.4">
            <text:p>1222.4</text:p>
          </table:table-cell>
          <table:table-cell table:style-name="ce3" table:formula="of:=(((1981-1977)*([.X22]-[.S22]))/(1982-1977))+[.S22]" office:value-type="float" office:value="1222.2">
            <text:p>1222.2</text:p>
          </table:table-cell>
          <table:table-cell office:value-type="float" office:value="1222">
            <text:p>1222.0</text:p>
          </table:table-cell>
          <table:table-cell table:style-name="ce3" table:formula="of:=(((1983-1982)*([.AC22]-[.X22]))/(1987-1982))+[.X22]" office:value-type="float" office:value="1221.2">
            <text:p>1221.2</text:p>
          </table:table-cell>
          <table:table-cell table:style-name="ce3" table:formula="of:=(((1984-1982)*([.AC22]-[.X22]))/(1987-1982))+[.X22]" office:value-type="float" office:value="1220.4">
            <text:p>1220.4</text:p>
          </table:table-cell>
          <table:table-cell table:style-name="ce3" table:formula="of:=(((1985-1982)*([.AC22]-[.X22]))/(1987-1982))+[.X22]" office:value-type="float" office:value="1219.6">
            <text:p>1219.6</text:p>
          </table:table-cell>
          <table:table-cell table:style-name="ce3" table:formula="of:=(((1986-1982)*([.AC22]-[.X22]))/(1987-1982))+[.X22]" office:value-type="float" office:value="1218.8">
            <text:p>1218.8</text:p>
          </table:table-cell>
          <table:table-cell office:value-type="float" office:value="1218">
            <text:p>1218.0</text:p>
          </table:table-cell>
          <table:table-cell table:style-name="ce3" table:formula="of:=(((1988-1987)*([.AH22]-[.AC22]))/(1992-1987))+[.AC22]" office:value-type="float" office:value="1214.4">
            <text:p>1214.4</text:p>
          </table:table-cell>
          <table:table-cell table:style-name="ce3" table:formula="of:=(((1989-1987)*([.AH22]-[.AC22]))/(1992-1987))+[.AC22]" office:value-type="float" office:value="1210.8">
            <text:p>1210.8</text:p>
          </table:table-cell>
          <table:table-cell table:style-name="ce3" table:formula="of:=(((1990-1987)*([.AH22]-[.AC22]))/(1992-1987))+[.AC22]" office:value-type="float" office:value="1207.2">
            <text:p>1207.2</text:p>
          </table:table-cell>
          <table:table-cell table:style-name="ce3" table:formula="of:=(((1991-1987)*([.AH22]-[.AC22]))/(1992-1987))+[.AC22]" office:value-type="float" office:value="1203.6">
            <text:p>1203.6</text:p>
          </table:table-cell>
          <table:table-cell office:value-type="float" office:value="1200">
            <text:p>1200.0</text:p>
          </table:table-cell>
          <table:table-cell table:style-name="ce3" table:formula="of:=(((1993-1992)*([.AM22]-[.AH22]))/(1997-1992))+[.AH22]" office:value-type="float" office:value="1197">
            <text:p>1197.0</text:p>
          </table:table-cell>
          <table:table-cell table:style-name="ce3" table:formula="of:=(((1994-1992)*([.AM22]-[.AH22]))/(1997-1992))+[.AH22]" office:value-type="float" office:value="1194">
            <text:p>1194.0</text:p>
          </table:table-cell>
          <table:table-cell table:style-name="ce3" table:formula="of:=(((1995-1992)*([.AM22]-[.AH22]))/(1997-1992))+[.AH22]" office:value-type="float" office:value="1191">
            <text:p>1191.0</text:p>
          </table:table-cell>
          <table:table-cell table:style-name="ce3" table:formula="of:=(((1996-1992)*([.AM22]-[.AH22]))/(1997-1992))+[.AH22]" office:value-type="float" office:value="1188">
            <text:p>1188.0</text:p>
          </table:table-cell>
          <table:table-cell office:value-type="float" office:value="1185">
            <text:p>1185.0</text:p>
          </table:table-cell>
          <table:table-cell table:style-name="ce3" table:formula="of:=(((1998-1997)*([.AR22]-[.AM22]))/(2002-1997))+[.AM22]" office:value-type="float" office:value="1182">
            <text:p>1182.0</text:p>
          </table:table-cell>
          <table:table-cell table:style-name="ce3" table:formula="of:=(((1999-1997)*([.AR22]-[.AM22]))/(2002-1997))+[.AM22]" office:value-type="float" office:value="1179">
            <text:p>1179.0</text:p>
          </table:table-cell>
          <table:table-cell table:style-name="ce3" table:formula="of:=(((2000-1997)*([.AR22]-[.AM22]))/(2002-1997))+[.AM22]" office:value-type="float" office:value="1176">
            <text:p>1176.0</text:p>
          </table:table-cell>
          <table:table-cell table:style-name="ce3" table:formula="of:=(((2001-1997)*([.AR22]-[.AM22]))/(2002-1997))+[.AM22]" office:value-type="float" office:value="1173">
            <text:p>1173.0</text:p>
          </table:table-cell>
          <table:table-cell office:value-type="float" office:value="1170">
            <text:p>1170.0</text:p>
          </table:table-cell>
          <table:table-cell table:style-name="ce3" table:formula="of:=(((2003-2002)*([.AW22]-[.AR22]))/(2007-2002))+[.AR22]" office:value-type="float" office:value="1163.8">
            <text:p>1163.8</text:p>
          </table:table-cell>
          <table:table-cell table:style-name="ce3" table:formula="of:=(((2004-2002)*([.AW22]-[.AR22]))/(2007-2002))+[.AR22]" office:value-type="float" office:value="1157.6">
            <text:p>1157.6</text:p>
          </table:table-cell>
          <table:table-cell table:style-name="ce3" table:formula="of:=(((2005-2002)*([.AW22]-[.AR22]))/(2007-2002))+[.AR22]" office:value-type="float" office:value="1151.4">
            <text:p>1151.4</text:p>
          </table:table-cell>
          <table:table-cell table:style-name="ce3" table:formula="of:=(((2006-2002)*([.AW22]-[.AR22]))/(2007-2002))+[.AR22]" office:value-type="float" office:value="1145.2">
            <text:p>1145.2</text:p>
          </table:table-cell>
          <table:table-cell office:value-type="float" office:value="1139">
            <text:p>1139.0</text:p>
          </table:table-cell>
          <table:table-cell table:style-name="ce3" table:formula="of:=(((2008-2007)*([.BB22]-[.AW22]))/(2012-2007))+[.AW22]" office:value-type="float" office:value="1133.6">
            <text:p>1133.6</text:p>
          </table:table-cell>
          <table:table-cell table:style-name="ce3" table:formula="of:=(((2009-2007)*([.BB22]-[.AW22]))/(2012-2007))+[.AW22]" office:value-type="float" office:value="1128.2">
            <text:p>1128.2</text:p>
          </table:table-cell>
          <table:table-cell table:style-name="ce3" table:formula="of:=(((2010-2007)*([.BB22]-[.AW22]))/(2012-2007))+[.AW22]" office:value-type="float" office:value="1122.8">
            <text:p>1122.8</text:p>
          </table:table-cell>
          <table:table-cell table:style-name="ce3" table:formula="of:=(((2011-2007)*([.BB22]-[.AW22]))/(2012-2007))+[.AW22]" office:value-type="float" office:value="1117.4">
            <text:p>1117.4</text:p>
          </table:table-cell>
          <table:table-cell office:value-type="float" office:value="1112">
            <text:p>1112.0</text:p>
          </table:table-cell>
          <table:table-cell table:number-columns-repeated="970"/>
        </table:table-row>
        <table:table-row table:style-name="ro1">
          <table:table-cell office:value-type="string">
            <text:p>Belize</text:p>
          </table:table-cell>
          <table:table-cell/>
          <table:table-cell table:style-name="Default" office:value-type="string">
            <text:p>189286.0</text:p>
          </table:table-cell>
          <table:table-cell table:style-name="Default" office:value-type="string">
            <text:p>164159.0</text:p>
          </table:table-cell>
          <table:table-cell table:style-name="Default" office:value-type="string">
            <text:p>146063.0</text:p>
          </table:table-cell>
          <table:table-cell table:style-name="Default" office:value-type="string">
            <text:p>135401.0</text:p>
          </table:table-cell>
          <table:table-cell table:style-name="Default" office:value-type="string">
            <text:p>122039.0</text:p>
          </table:table-cell>
          <table:table-cell table:style-name="Default" office:value-type="string">
            <text:p>106000.0</text:p>
          </table:table-cell>
          <table:table-cell table:style-name="Default" office:value-type="string">
            <text:p>91832.0</text:p>
          </table:table-cell>
          <table:table-cell table:style-name="Default" office:value-type="string">
            <text:p>79957.0</text:p>
          </table:table-cell>
          <table:table-cell table:style-name="Default" office:value-type="string">
            <text:p>70532.0</text:p>
          </table:table-cell>
          <table:table-cell table:style-name="Default" office:value-type="string">
            <text:p>63311.0</text:p>
          </table:table-cell>
          <table:table-cell table:style-name="Default" office:value-type="string">
            <text:p>57253.0</text:p>
          </table:table-cell>
          <table:table-cell office:value-type="float" office:value="125984">
            <text:p>125984.0</text:p>
          </table:table-cell>
          <table:table-cell table:style-name="ce3" table:formula="of:=(((1973-1972)*([.S23]-[.N23]))/(1977-1972))+[.N23]" office:value-type="float" office:value="124144.8">
            <text:p>124144.8</text:p>
          </table:table-cell>
          <table:table-cell table:style-name="ce3" table:formula="of:=(((1974-1972)*([.S23]-[.N23]))/(1977-1972))+[.N23]" office:value-type="float" office:value="122305.6">
            <text:p>122305.6</text:p>
          </table:table-cell>
          <table:table-cell table:style-name="ce3" table:formula="of:=(((1975-1972)*([.S23]-[.N23]))/(1977-1972))+[.N23]" office:value-type="float" office:value="120466.4">
            <text:p>120466.4</text:p>
          </table:table-cell>
          <table:table-cell table:style-name="ce3" table:formula="of:=(((1976-1972)*([.S23]-[.N23]))/(1977-1972))+[.N23]" office:value-type="float" office:value="118627.2">
            <text:p>118627.2</text:p>
          </table:table-cell>
          <table:table-cell office:value-type="float" office:value="116788">
            <text:p>116788.0</text:p>
          </table:table-cell>
          <table:table-cell table:style-name="ce3" table:formula="of:=(((1978-1977)*([.X23]-[.S23]))/(1982-1977))+[.S23]" office:value-type="float" office:value="114483">
            <text:p>114483.0</text:p>
          </table:table-cell>
          <table:table-cell table:style-name="ce3" table:formula="of:=(((1979-1977)*([.X23]-[.S23]))/(1982-1977))+[.S23]" office:value-type="float" office:value="112178">
            <text:p>112178.0</text:p>
          </table:table-cell>
          <table:table-cell table:style-name="ce3" table:formula="of:=(((1980-1977)*([.X23]-[.S23]))/(1982-1977))+[.S23]" office:value-type="float" office:value="109873">
            <text:p>109873.0</text:p>
          </table:table-cell>
          <table:table-cell table:style-name="ce3" table:formula="of:=(((1981-1977)*([.X23]-[.S23]))/(1982-1977))+[.S23]" office:value-type="float" office:value="107568">
            <text:p>107568.0</text:p>
          </table:table-cell>
          <table:table-cell office:value-type="float" office:value="105263">
            <text:p>105263.0</text:p>
          </table:table-cell>
          <table:table-cell table:style-name="ce3" table:formula="of:=(((1983-1982)*([.AC23]-[.X23]))/(1987-1982))+[.X23]" office:value-type="float" office:value="102496.2">
            <text:p>102496.2</text:p>
          </table:table-cell>
          <table:table-cell table:style-name="ce3" table:formula="of:=(((1984-1982)*([.AC23]-[.X23]))/(1987-1982))+[.X23]" office:value-type="float" office:value="99729.4">
            <text:p>99729.4</text:p>
          </table:table-cell>
          <table:table-cell table:style-name="ce3" table:formula="of:=(((1985-1982)*([.AC23]-[.X23]))/(1987-1982))+[.X23]" office:value-type="float" office:value="96962.6">
            <text:p>96962.6</text:p>
          </table:table-cell>
          <table:table-cell table:style-name="ce3" table:formula="of:=(((1986-1982)*([.AC23]-[.X23]))/(1987-1982))+[.X23]" office:value-type="float" office:value="94195.8">
            <text:p>94195.8</text:p>
          </table:table-cell>
          <table:table-cell office:value-type="float" office:value="91429">
            <text:p>91429.0</text:p>
          </table:table-cell>
          <table:table-cell table:style-name="ce3" table:formula="of:=(((1988-1987)*([.AH23]-[.AC23]))/(1992-1987))+[.AC23]" office:value-type="float" office:value="88984.8">
            <text:p>88984.8</text:p>
          </table:table-cell>
          <table:table-cell table:style-name="ce3" table:formula="of:=(((1989-1987)*([.AH23]-[.AC23]))/(1992-1987))+[.AC23]" office:value-type="float" office:value="86540.6">
            <text:p>86540.6</text:p>
          </table:table-cell>
          <table:table-cell table:style-name="ce3" table:formula="of:=(((1990-1987)*([.AH23]-[.AC23]))/(1992-1987))+[.AC23]" office:value-type="float" office:value="84096.4">
            <text:p>84096.4</text:p>
          </table:table-cell>
          <table:table-cell table:style-name="ce3" table:formula="of:=(((1991-1987)*([.AH23]-[.AC23]))/(1992-1987))+[.AC23]" office:value-type="float" office:value="81652.2">
            <text:p>81652.2</text:p>
          </table:table-cell>
          <table:table-cell office:value-type="float" office:value="79208">
            <text:p>79208.0</text:p>
          </table:table-cell>
          <table:table-cell table:style-name="ce3" table:formula="of:=(((1993-1992)*([.AM23]-[.AH23]))/(1997-1992))+[.AH23]" office:value-type="float" office:value="77159.6">
            <text:p>77159.6</text:p>
          </table:table-cell>
          <table:table-cell table:style-name="ce3" table:formula="of:=(((1994-1992)*([.AM23]-[.AH23]))/(1997-1992))+[.AH23]" office:value-type="float" office:value="75111.2">
            <text:p>75111.2</text:p>
          </table:table-cell>
          <table:table-cell table:style-name="ce3" table:formula="of:=(((1995-1992)*([.AM23]-[.AH23]))/(1997-1992))+[.AH23]" office:value-type="float" office:value="73062.8">
            <text:p>73062.8</text:p>
          </table:table-cell>
          <table:table-cell table:style-name="ce3" table:formula="of:=(((1996-1992)*([.AM23]-[.AH23]))/(1997-1992))+[.AH23]" office:value-type="float" office:value="71014.4">
            <text:p>71014.4</text:p>
          </table:table-cell>
          <table:table-cell office:value-type="float" office:value="68966">
            <text:p>68966.0</text:p>
          </table:table-cell>
          <table:table-cell table:style-name="ce3" table:formula="of:=(((1998-1997)*([.AR23]-[.AM23]))/(2002-1997))+[.AM23]" office:value-type="float" office:value="67340.2">
            <text:p>67340.2</text:p>
          </table:table-cell>
          <table:table-cell table:style-name="ce3" table:formula="of:=(((1999-1997)*([.AR23]-[.AM23]))/(2002-1997))+[.AM23]" office:value-type="float" office:value="65714.4">
            <text:p>65714.4</text:p>
          </table:table-cell>
          <table:table-cell table:style-name="ce3" table:formula="of:=(((2000-1997)*([.AR23]-[.AM23]))/(2002-1997))+[.AM23]" office:value-type="float" office:value="64088.6">
            <text:p>64088.6</text:p>
          </table:table-cell>
          <table:table-cell table:style-name="ce3" table:formula="of:=(((2001-1997)*([.AR23]-[.AM23]))/(2002-1997))+[.AM23]" office:value-type="float" office:value="62462.8">
            <text:p>62462.8</text:p>
          </table:table-cell>
          <table:table-cell office:value-type="float" office:value="60837">
            <text:p>60837.0</text:p>
          </table:table-cell>
          <table:table-cell table:style-name="ce3" table:formula="of:=(((2003-2002)*([.AW23]-[.AR23]))/(2007-2002))+[.AR23]" office:value-type="float" office:value="59591.2">
            <text:p>59591.2</text:p>
          </table:table-cell>
          <table:table-cell table:style-name="ce3" table:formula="of:=(((2004-2002)*([.AW23]-[.AR23]))/(2007-2002))+[.AR23]" office:value-type="float" office:value="58345.4">
            <text:p>58345.4</text:p>
          </table:table-cell>
          <table:table-cell table:style-name="ce3" table:formula="of:=(((2005-2002)*([.AW23]-[.AR23]))/(2007-2002))+[.AR23]" office:value-type="float" office:value="57099.6">
            <text:p>57099.6</text:p>
          </table:table-cell>
          <table:table-cell table:style-name="ce3" table:formula="of:=(((2006-2002)*([.AW23]-[.AR23]))/(2007-2002))+[.AR23]" office:value-type="float" office:value="55853.8">
            <text:p>55853.8</text:p>
          </table:table-cell>
          <table:table-cell office:value-type="float" office:value="54608">
            <text:p>54608.0</text:p>
          </table:table-cell>
          <table:table-cell table:style-name="ce3" table:formula="of:=(((2008-2007)*([.BB23]-[.AW23]))/(2012-2007))+[.AW23]" office:value-type="float" office:value="53563">
            <text:p>53563.0</text:p>
          </table:table-cell>
          <table:table-cell table:style-name="ce3" table:formula="of:=(((2009-2007)*([.BB23]-[.AW23]))/(2012-2007))+[.AW23]" office:value-type="float" office:value="52518">
            <text:p>52518.0</text:p>
          </table:table-cell>
          <table:table-cell table:style-name="ce3" table:formula="of:=(((2010-2007)*([.BB23]-[.AW23]))/(2012-2007))+[.AW23]" office:value-type="float" office:value="51473">
            <text:p>51473.0</text:p>
          </table:table-cell>
          <table:table-cell table:style-name="ce3" table:formula="of:=(((2011-2007)*([.BB23]-[.AW23]))/(2012-2007))+[.AW23]" office:value-type="float" office:value="50428">
            <text:p>50428.0</text:p>
          </table:table-cell>
          <table:table-cell office:value-type="float" office:value="49383">
            <text:p>49383.0</text:p>
          </table:table-cell>
          <table:table-cell table:number-columns-repeated="970"/>
        </table:table-row>
        <table:table-row table:style-name="ro1">
          <table:table-cell office:value-type="string">
            <text:p>Benin</text:p>
          </table:table-cell>
          <table:table-cell/>
          <table:table-cell table:style-name="Default" office:value-type="string">
            <text:p>10620.0</text:p>
          </table:table-cell>
          <table:table-cell table:style-name="Default" office:value-type="string">
            <text:p>9799.0</text:p>
          </table:table-cell>
          <table:table-cell table:style-name="Default" office:value-type="string">
            <text:p>8880.0</text:p>
          </table:table-cell>
          <table:table-cell table:style-name="Default" office:value-type="string">
            <text:p>7896.0</text:p>
          </table:table-cell>
          <table:table-cell table:style-name="Default" office:value-type="string">
            <text:p>6925.0</text:p>
          </table:table-cell>
          <table:table-cell table:style-name="Default" office:value-type="string">
            <text:p>6038.0</text:p>
          </table:table-cell>
          <table:table-cell table:style-name="Default" office:value-type="string">
            <text:p>5166.0</text:p>
          </table:table-cell>
          <table:table-cell table:style-name="Default" office:value-type="string">
            <text:p>4407.0</text:p>
          </table:table-cell>
          <table:table-cell table:style-name="Default" office:value-type="string">
            <text:p>3804.0</text:p>
          </table:table-cell>
          <table:table-cell table:style-name="Default" office:value-type="string">
            <text:p>3253.0</text:p>
          </table:table-cell>
          <table:table-cell table:style-name="Default" office:value-type="string">
            <text:p>2822.0</text:p>
          </table:table-cell>
          <table:table-cell office:value-type="float" office:value="3466">
            <text:p>3466.0</text:p>
          </table:table-cell>
          <table:table-cell table:style-name="ce3" table:formula="of:=(((1973-1972)*([.S24]-[.N24]))/(1977-1972))+[.N24]" office:value-type="float" office:value="3389.2">
            <text:p>3389.2</text:p>
          </table:table-cell>
          <table:table-cell table:style-name="ce3" table:formula="of:=(((1974-1972)*([.S24]-[.N24]))/(1977-1972))+[.N24]" office:value-type="float" office:value="3312.4">
            <text:p>3312.4</text:p>
          </table:table-cell>
          <table:table-cell table:style-name="ce3" table:formula="of:=(((1975-1972)*([.S24]-[.N24]))/(1977-1972))+[.N24]" office:value-type="float" office:value="3235.6">
            <text:p>3235.6</text:p>
          </table:table-cell>
          <table:table-cell table:style-name="ce3" table:formula="of:=(((1976-1972)*([.S24]-[.N24]))/(1977-1972))+[.N24]" office:value-type="float" office:value="3158.8">
            <text:p>3158.8</text:p>
          </table:table-cell>
          <table:table-cell office:value-type="float" office:value="3082">
            <text:p>3082.0</text:p>
          </table:table-cell>
          <table:table-cell table:style-name="ce3" table:formula="of:=(((1978-1977)*([.X24]-[.S24]))/(1982-1977))+[.S24]" office:value-type="float" office:value="3006.2">
            <text:p>3006.2</text:p>
          </table:table-cell>
          <table:table-cell table:style-name="ce3" table:formula="of:=(((1979-1977)*([.X24]-[.S24]))/(1982-1977))+[.S24]" office:value-type="float" office:value="2930.4">
            <text:p>2930.4</text:p>
          </table:table-cell>
          <table:table-cell table:style-name="ce3" table:formula="of:=(((1980-1977)*([.X24]-[.S24]))/(1982-1977))+[.S24]" office:value-type="float" office:value="2854.6">
            <text:p>2854.6</text:p>
          </table:table-cell>
          <table:table-cell table:style-name="ce3" table:formula="of:=(((1981-1977)*([.X24]-[.S24]))/(1982-1977))+[.S24]" office:value-type="float" office:value="2778.8">
            <text:p>2778.8</text:p>
          </table:table-cell>
          <table:table-cell office:value-type="float" office:value="2703">
            <text:p>2703.0</text:p>
          </table:table-cell>
          <table:table-cell table:style-name="ce3" table:formula="of:=(((1983-1982)*([.AC24]-[.X24]))/(1987-1982))+[.X24]" office:value-type="float" office:value="2633.6">
            <text:p>2633.6</text:p>
          </table:table-cell>
          <table:table-cell table:style-name="ce3" table:formula="of:=(((1984-1982)*([.AC24]-[.X24]))/(1987-1982))+[.X24]" office:value-type="float" office:value="2564.2">
            <text:p>2564.2</text:p>
          </table:table-cell>
          <table:table-cell table:style-name="ce3" table:formula="of:=(((1985-1982)*([.AC24]-[.X24]))/(1987-1982))+[.X24]" office:value-type="float" office:value="2494.8">
            <text:p>2494.8</text:p>
          </table:table-cell>
          <table:table-cell table:style-name="ce3" table:formula="of:=(((1986-1982)*([.AC24]-[.X24]))/(1987-1982))+[.X24]" office:value-type="float" office:value="2425.4">
            <text:p>2425.4</text:p>
          </table:table-cell>
          <table:table-cell office:value-type="float" office:value="2356">
            <text:p>2356.0</text:p>
          </table:table-cell>
          <table:table-cell table:style-name="ce3" table:formula="of:=(((1988-1987)*([.AH24]-[.AC24]))/(1992-1987))+[.AC24]" office:value-type="float" office:value="2288">
            <text:p>2288.0</text:p>
          </table:table-cell>
          <table:table-cell table:style-name="ce3" table:formula="of:=(((1989-1987)*([.AH24]-[.AC24]))/(1992-1987))+[.AC24]" office:value-type="float" office:value="2220">
            <text:p>2220.0</text:p>
          </table:table-cell>
          <table:table-cell table:style-name="ce3" table:formula="of:=(((1990-1987)*([.AH24]-[.AC24]))/(1992-1987))+[.AC24]" office:value-type="float" office:value="2152">
            <text:p>2152.0</text:p>
          </table:table-cell>
          <table:table-cell table:style-name="ce3" table:formula="of:=(((1991-1987)*([.AH24]-[.AC24]))/(1992-1987))+[.AC24]" office:value-type="float" office:value="2084">
            <text:p>2084.0</text:p>
          </table:table-cell>
          <table:table-cell office:value-type="float" office:value="2016">
            <text:p>2016.0</text:p>
          </table:table-cell>
          <table:table-cell table:style-name="ce3" table:formula="of:=(((1993-1992)*([.AM24]-[.AH24]))/(1997-1992))+[.AH24]" office:value-type="float" office:value="1956.8">
            <text:p>1956.8</text:p>
          </table:table-cell>
          <table:table-cell table:style-name="ce3" table:formula="of:=(((1994-1992)*([.AM24]-[.AH24]))/(1997-1992))+[.AH24]" office:value-type="float" office:value="1897.6">
            <text:p>1897.6</text:p>
          </table:table-cell>
          <table:table-cell table:style-name="ce3" table:formula="of:=(((1995-1992)*([.AM24]-[.AH24]))/(1997-1992))+[.AH24]" office:value-type="float" office:value="1838.4">
            <text:p>1838.4</text:p>
          </table:table-cell>
          <table:table-cell table:style-name="ce3" table:formula="of:=(((1996-1992)*([.AM24]-[.AH24]))/(1997-1992))+[.AH24]" office:value-type="float" office:value="1779.2">
            <text:p>1779.2</text:p>
          </table:table-cell>
          <table:table-cell office:value-type="float" office:value="1720">
            <text:p>1720.0</text:p>
          </table:table-cell>
          <table:table-cell table:style-name="ce3" table:formula="of:=(((1998-1997)*([.AR24]-[.AM24]))/(2002-1997))+[.AM24]" office:value-type="float" office:value="1673">
            <text:p>1673.0</text:p>
          </table:table-cell>
          <table:table-cell table:style-name="ce3" table:formula="of:=(((1999-1997)*([.AR24]-[.AM24]))/(2002-1997))+[.AM24]" office:value-type="float" office:value="1626">
            <text:p>1626.0</text:p>
          </table:table-cell>
          <table:table-cell table:style-name="ce3" table:formula="of:=(((2000-1997)*([.AR24]-[.AM24]))/(2002-1997))+[.AM24]" office:value-type="float" office:value="1579">
            <text:p>1579.0</text:p>
          </table:table-cell>
          <table:table-cell table:style-name="ce3" table:formula="of:=(((2001-1997)*([.AR24]-[.AM24]))/(2002-1997))+[.AM24]" office:value-type="float" office:value="1532">
            <text:p>1532.0</text:p>
          </table:table-cell>
          <table:table-cell office:value-type="float" office:value="1485">
            <text:p>1485.0</text:p>
          </table:table-cell>
          <table:table-cell table:style-name="ce3" table:formula="of:=(((2003-2002)*([.AW24]-[.AR24]))/(2007-2002))+[.AR24]" office:value-type="float" office:value="1442">
            <text:p>1442.0</text:p>
          </table:table-cell>
          <table:table-cell table:style-name="ce3" table:formula="of:=(((2004-2002)*([.AW24]-[.AR24]))/(2007-2002))+[.AR24]" office:value-type="float" office:value="1399">
            <text:p>1399.0</text:p>
          </table:table-cell>
          <table:table-cell table:style-name="ce3" table:formula="of:=(((2005-2002)*([.AW24]-[.AR24]))/(2007-2002))+[.AR24]" office:value-type="float" office:value="1356">
            <text:p>1356.0</text:p>
          </table:table-cell>
          <table:table-cell table:style-name="ce3" table:formula="of:=(((2006-2002)*([.AW24]-[.AR24]))/(2007-2002))+[.AR24]" office:value-type="float" office:value="1313">
            <text:p>1313.0</text:p>
          </table:table-cell>
          <table:table-cell office:value-type="float" office:value="1270">
            <text:p>1270.0</text:p>
          </table:table-cell>
          <table:table-cell table:style-name="ce3" table:formula="of:=(((2008-2007)*([.BB24]-[.AW24]))/(2012-2007))+[.AW24]" office:value-type="float" office:value="1236.2">
            <text:p>1236.2</text:p>
          </table:table-cell>
          <table:table-cell table:style-name="ce3" table:formula="of:=(((2009-2007)*([.BB24]-[.AW24]))/(2012-2007))+[.AW24]" office:value-type="float" office:value="1202.4">
            <text:p>1202.4</text:p>
          </table:table-cell>
          <table:table-cell table:style-name="ce3" table:formula="of:=(((2010-2007)*([.BB24]-[.AW24]))/(2012-2007))+[.AW24]" office:value-type="float" office:value="1168.6">
            <text:p>1168.6</text:p>
          </table:table-cell>
          <table:table-cell table:style-name="ce3" table:formula="of:=(((2011-2007)*([.BB24]-[.AW24]))/(2012-2007))+[.AW24]" office:value-type="float" office:value="1134.8">
            <text:p>1134.8</text:p>
          </table:table-cell>
          <table:table-cell office:value-type="float" office:value="1101">
            <text:p>1101.0</text:p>
          </table:table-cell>
          <table:table-cell table:number-columns-repeated="970"/>
        </table:table-row>
        <table:table-row table:style-name="ro1">
          <table:table-cell office:value-type="string">
            <text:p>Bermuda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Bhutan</text:p>
          </table:table-cell>
          <table:table-cell/>
          <table:table-cell table:style-name="Default" office:value-type="string">
            <text:p>399160.0</text:p>
          </table:table-cell>
          <table:table-cell table:style-name="Default" office:value-type="string">
            <text:p>346715.0</text:p>
          </table:table-cell>
          <table:table-cell table:style-name="Default" office:value-type="string">
            <text:p>292308.0</text:p>
          </table:table-cell>
          <table:table-cell table:style-name="Default" office:value-type="string">
            <text:p>242967.0</text:p>
          </table:table-cell>
          <table:table-cell table:style-name="Default" office:value-type="string">
            <text:p>209251.0</text:p>
          </table:table-cell>
          <table:table-cell table:style-name="Default" office:value-type="string">
            <text:p>181298.0</text:p>
          </table:table-cell>
          <table:table-cell table:style-name="Default" office:value-type="string">
            <text:p>173993.0</text:p>
          </table:table-cell>
          <table:table-cell table:style-name="Default" office:value-type="string">
            <text:p>153409.0</text:p>
          </table:table-cell>
          <table:table-cell table:style-name="Default" office:value-type="string">
            <text:p>133663.0</text:p>
          </table:table-cell>
          <table:table-cell table:style-name="Default" office:value-type="string">
            <text:p>113208.0</text:p>
          </table:table-cell>
          <table:table-cell table:style-name="Default" office:value-type="string">
            <text:p>104000.0</text:p>
          </table:table-cell>
          <table:table-cell office:value-type="float" office:value="292308">
            <text:p>292308.0</text:p>
          </table:table-cell>
          <table:table-cell table:style-name="ce3" table:formula="of:=(((1973-1972)*([.S26]-[.N26]))/(1977-1972))+[.N26]" office:value-type="float" office:value="282439.8">
            <text:p>282439.8</text:p>
          </table:table-cell>
          <table:table-cell table:style-name="ce3" table:formula="of:=(((1974-1972)*([.S26]-[.N26]))/(1977-1972))+[.N26]" office:value-type="float" office:value="272571.6">
            <text:p>272571.6</text:p>
          </table:table-cell>
          <table:table-cell table:style-name="ce3" table:formula="of:=(((1975-1972)*([.S26]-[.N26]))/(1977-1972))+[.N26]" office:value-type="float" office:value="262703.4">
            <text:p>262703.4</text:p>
          </table:table-cell>
          <table:table-cell table:style-name="ce3" table:formula="of:=(((1976-1972)*([.S26]-[.N26]))/(1977-1972))+[.N26]" office:value-type="float" office:value="252835.2">
            <text:p>252835.2</text:p>
          </table:table-cell>
          <table:table-cell office:value-type="float" office:value="242967">
            <text:p>242967.0</text:p>
          </table:table-cell>
          <table:table-cell table:style-name="ce3" table:formula="of:=(((1978-1977)*([.X26]-[.S26]))/(1982-1977))+[.S26]" office:value-type="float" office:value="236223.8">
            <text:p>236223.8</text:p>
          </table:table-cell>
          <table:table-cell table:style-name="ce3" table:formula="of:=(((1979-1977)*([.X26]-[.S26]))/(1982-1977))+[.S26]" office:value-type="float" office:value="229480.6">
            <text:p>229480.6</text:p>
          </table:table-cell>
          <table:table-cell table:style-name="ce3" table:formula="of:=(((1980-1977)*([.X26]-[.S26]))/(1982-1977))+[.S26]" office:value-type="float" office:value="222737.4">
            <text:p>222737.4</text:p>
          </table:table-cell>
          <table:table-cell table:style-name="ce3" table:formula="of:=(((1981-1977)*([.X26]-[.S26]))/(1982-1977))+[.S26]" office:value-type="float" office:value="215994.2">
            <text:p>215994.2</text:p>
          </table:table-cell>
          <table:table-cell office:value-type="float" office:value="209251">
            <text:p>209251.0</text:p>
          </table:table-cell>
          <table:table-cell table:style-name="ce3" table:formula="of:=(((1983-1982)*([.AC26]-[.X26]))/(1987-1982))+[.X26]" office:value-type="float" office:value="203660.4">
            <text:p>203660.4</text:p>
          </table:table-cell>
          <table:table-cell table:style-name="ce3" table:formula="of:=(((1984-1982)*([.AC26]-[.X26]))/(1987-1982))+[.X26]" office:value-type="float" office:value="198069.8">
            <text:p>198069.8</text:p>
          </table:table-cell>
          <table:table-cell table:style-name="ce3" table:formula="of:=(((1985-1982)*([.AC26]-[.X26]))/(1987-1982))+[.X26]" office:value-type="float" office:value="192479.2">
            <text:p>192479.2</text:p>
          </table:table-cell>
          <table:table-cell table:style-name="ce3" table:formula="of:=(((1986-1982)*([.AC26]-[.X26]))/(1987-1982))+[.X26]" office:value-type="float" office:value="186888.6">
            <text:p>186888.6</text:p>
          </table:table-cell>
          <table:table-cell office:value-type="float" office:value="181298">
            <text:p>181298.0</text:p>
          </table:table-cell>
          <table:table-cell table:style-name="ce3" table:formula="of:=(((1988-1987)*([.AH26]-[.AC26]))/(1992-1987))+[.AC26]" office:value-type="float" office:value="179837">
            <text:p>179837.0</text:p>
          </table:table-cell>
          <table:table-cell table:style-name="ce3" table:formula="of:=(((1989-1987)*([.AH26]-[.AC26]))/(1992-1987))+[.AC26]" office:value-type="float" office:value="178376">
            <text:p>178376.0</text:p>
          </table:table-cell>
          <table:table-cell table:style-name="ce3" table:formula="of:=(((1990-1987)*([.AH26]-[.AC26]))/(1992-1987))+[.AC26]" office:value-type="float" office:value="176915">
            <text:p>176915.0</text:p>
          </table:table-cell>
          <table:table-cell table:style-name="ce3" table:formula="of:=(((1991-1987)*([.AH26]-[.AC26]))/(1992-1987))+[.AC26]" office:value-type="float" office:value="175454">
            <text:p>175454.0</text:p>
          </table:table-cell>
          <table:table-cell office:value-type="float" office:value="173993">
            <text:p>173993.0</text:p>
          </table:table-cell>
          <table:table-cell table:style-name="ce3" table:formula="of:=(((1993-1992)*([.AM26]-[.AH26]))/(1997-1992))+[.AH26]" office:value-type="float" office:value="169876.2">
            <text:p>169876.2</text:p>
          </table:table-cell>
          <table:table-cell table:style-name="ce3" table:formula="of:=(((1994-1992)*([.AM26]-[.AH26]))/(1997-1992))+[.AH26]" office:value-type="float" office:value="165759.4">
            <text:p>165759.4</text:p>
          </table:table-cell>
          <table:table-cell table:style-name="ce3" table:formula="of:=(((1995-1992)*([.AM26]-[.AH26]))/(1997-1992))+[.AH26]" office:value-type="float" office:value="161642.6">
            <text:p>161642.6</text:p>
          </table:table-cell>
          <table:table-cell table:style-name="ce3" table:formula="of:=(((1996-1992)*([.AM26]-[.AH26]))/(1997-1992))+[.AH26]" office:value-type="float" office:value="157525.8">
            <text:p>157525.8</text:p>
          </table:table-cell>
          <table:table-cell office:value-type="float" office:value="153409">
            <text:p>153409.0</text:p>
          </table:table-cell>
          <table:table-cell table:style-name="ce3" table:formula="of:=(((1998-1997)*([.AR26]-[.AM26]))/(2002-1997))+[.AM26]" office:value-type="float" office:value="149459.8">
            <text:p>149459.8</text:p>
          </table:table-cell>
          <table:table-cell table:style-name="ce3" table:formula="of:=(((1999-1997)*([.AR26]-[.AM26]))/(2002-1997))+[.AM26]" office:value-type="float" office:value="145510.6">
            <text:p>145510.6</text:p>
          </table:table-cell>
          <table:table-cell table:style-name="ce3" table:formula="of:=(((2000-1997)*([.AR26]-[.AM26]))/(2002-1997))+[.AM26]" office:value-type="float" office:value="141561.4">
            <text:p>141561.4</text:p>
          </table:table-cell>
          <table:table-cell table:style-name="ce3" table:formula="of:=(((2001-1997)*([.AR26]-[.AM26]))/(2002-1997))+[.AM26]" office:value-type="float" office:value="137612.2">
            <text:p>137612.2</text:p>
          </table:table-cell>
          <table:table-cell office:value-type="float" office:value="133663">
            <text:p>133663.0</text:p>
          </table:table-cell>
          <table:table-cell table:style-name="ce3" table:formula="of:=(((2003-2002)*([.AW26]-[.AR26]))/(2007-2002))+[.AR26]" office:value-type="float" office:value="129572">
            <text:p>129572.0</text:p>
          </table:table-cell>
          <table:table-cell table:style-name="ce3" table:formula="of:=(((2004-2002)*([.AW26]-[.AR26]))/(2007-2002))+[.AR26]" office:value-type="float" office:value="125481">
            <text:p>125481.0</text:p>
          </table:table-cell>
          <table:table-cell table:style-name="ce3" table:formula="of:=(((2005-2002)*([.AW26]-[.AR26]))/(2007-2002))+[.AR26]" office:value-type="float" office:value="121390">
            <text:p>121390.0</text:p>
          </table:table-cell>
          <table:table-cell table:style-name="ce3" table:formula="of:=(((2006-2002)*([.AW26]-[.AR26]))/(2007-2002))+[.AR26]" office:value-type="float" office:value="117299">
            <text:p>117299.0</text:p>
          </table:table-cell>
          <table:table-cell office:value-type="float" office:value="113208">
            <text:p>113208.0</text:p>
          </table:table-cell>
          <table:table-cell table:style-name="ce3" table:formula="of:=(((2008-2007)*([.BB26]-[.AW26]))/(2012-2007))+[.AW26]" office:value-type="float" office:value="111366.4">
            <text:p>111366.4</text:p>
          </table:table-cell>
          <table:table-cell table:style-name="ce3" table:formula="of:=(((2009-2007)*([.BB26]-[.AW26]))/(2012-2007))+[.AW26]" office:value-type="float" office:value="109524.8">
            <text:p>109524.8</text:p>
          </table:table-cell>
          <table:table-cell table:style-name="ce3" table:formula="of:=(((2010-2007)*([.BB26]-[.AW26]))/(2012-2007))+[.AW26]" office:value-type="float" office:value="107683.2">
            <text:p>107683.2</text:p>
          </table:table-cell>
          <table:table-cell table:style-name="ce3" table:formula="of:=(((2011-2007)*([.BB26]-[.AW26]))/(2012-2007))+[.AW26]" office:value-type="float" office:value="105841.6">
            <text:p>105841.6</text:p>
          </table:table-cell>
          <table:table-cell office:value-type="float" office:value="104000">
            <text:p>104000.0</text:p>
          </table:table-cell>
          <table:table-cell table:number-columns-repeated="970"/>
        </table:table-row>
        <table:table-row table:style-name="ro1">
          <table:table-cell office:value-type="string">
            <text:p>Bolivia (Plurinational State of)</text:p>
          </table:table-cell>
          <table:table-cell/>
          <table:table-cell table:style-name="Default" office:value-type="string">
            <text:p>177502.0</text:p>
          </table:table-cell>
          <table:table-cell table:style-name="Default" office:value-type="string">
            <text:p>158437.0</text:p>
          </table:table-cell>
          <table:table-cell table:style-name="Default" office:value-type="string">
            <text:p>140646.0</text:p>
          </table:table-cell>
          <table:table-cell table:style-name="Default" office:value-type="string">
            <text:p>124625.0</text:p>
          </table:table-cell>
          <table:table-cell table:style-name="Default" office:value-type="string">
            <text:p>111379.0</text:p>
          </table:table-cell>
          <table:table-cell table:style-name="Default" office:value-type="string">
            <text:p>100016.0</text:p>
          </table:table-cell>
          <table:table-cell table:style-name="Default" office:value-type="string">
            <text:p>89260.0</text:p>
          </table:table-cell>
          <table:table-cell table:style-name="Default" office:value-type="string">
            <text:p>79767.0</text:p>
          </table:table-cell>
          <table:table-cell table:style-name="Default" office:value-type="string">
            <text:p>71990.0</text:p>
          </table:table-cell>
          <table:table-cell table:style-name="Default" office:value-type="string">
            <text:p>65783.0</text:p>
          </table:table-cell>
          <table:table-cell table:style-name="Default" office:value-type="string">
            <text:p>60744.0</text:p>
          </table:table-cell>
          <table:table-cell office:value-type="float" office:value="68572">
            <text:p>68572.0</text:p>
          </table:table-cell>
          <table:table-cell table:style-name="ce3" table:formula="of:=(((1973-1972)*([.S27]-[.N27]))/(1977-1972))+[.N27]" office:value-type="float" office:value="67009.8">
            <text:p>67009.8</text:p>
          </table:table-cell>
          <table:table-cell table:style-name="ce3" table:formula="of:=(((1974-1972)*([.S27]-[.N27]))/(1977-1972))+[.N27]" office:value-type="float" office:value="65447.6">
            <text:p>65447.6</text:p>
          </table:table-cell>
          <table:table-cell table:style-name="ce3" table:formula="of:=(((1975-1972)*([.S27]-[.N27]))/(1977-1972))+[.N27]" office:value-type="float" office:value="63885.4">
            <text:p>63885.4</text:p>
          </table:table-cell>
          <table:table-cell table:style-name="ce3" table:formula="of:=(((1976-1972)*([.S27]-[.N27]))/(1977-1972))+[.N27]" office:value-type="float" office:value="62323.2">
            <text:p>62323.2</text:p>
          </table:table-cell>
          <table:table-cell office:value-type="float" office:value="60761">
            <text:p>60761.0</text:p>
          </table:table-cell>
          <table:table-cell table:style-name="ce3" table:formula="of:=(((1978-1977)*([.X27]-[.S27]))/(1982-1977))+[.S27]" office:value-type="float" office:value="59469.4">
            <text:p>59469.4</text:p>
          </table:table-cell>
          <table:table-cell table:style-name="ce3" table:formula="of:=(((1979-1977)*([.X27]-[.S27]))/(1982-1977))+[.S27]" office:value-type="float" office:value="58177.8">
            <text:p>58177.8</text:p>
          </table:table-cell>
          <table:table-cell table:style-name="ce3" table:formula="of:=(((1980-1977)*([.X27]-[.S27]))/(1982-1977))+[.S27]" office:value-type="float" office:value="56886.2">
            <text:p>56886.2</text:p>
          </table:table-cell>
          <table:table-cell table:style-name="ce3" table:formula="of:=(((1981-1977)*([.X27]-[.S27]))/(1982-1977))+[.S27]" office:value-type="float" office:value="55594.6">
            <text:p>55594.6</text:p>
          </table:table-cell>
          <table:table-cell office:value-type="float" office:value="54303">
            <text:p>54303.0</text:p>
          </table:table-cell>
          <table:table-cell table:style-name="ce3" table:formula="of:=(((1983-1982)*([.AC27]-[.X27]))/(1987-1982))+[.X27]" office:value-type="float" office:value="53195">
            <text:p>53195.0</text:p>
          </table:table-cell>
          <table:table-cell table:style-name="ce3" table:formula="of:=(((1984-1982)*([.AC27]-[.X27]))/(1987-1982))+[.X27]" office:value-type="float" office:value="52087">
            <text:p>52087.0</text:p>
          </table:table-cell>
          <table:table-cell table:style-name="ce3" table:formula="of:=(((1985-1982)*([.AC27]-[.X27]))/(1987-1982))+[.X27]" office:value-type="float" office:value="50979">
            <text:p>50979.0</text:p>
          </table:table-cell>
          <table:table-cell table:style-name="ce3" table:formula="of:=(((1986-1982)*([.AC27]-[.X27]))/(1987-1982))+[.X27]" office:value-type="float" office:value="49871">
            <text:p>49871.0</text:p>
          </table:table-cell>
          <table:table-cell office:value-type="float" office:value="48763">
            <text:p>48763.0</text:p>
          </table:table-cell>
          <table:table-cell table:style-name="ce3" table:formula="of:=(((1988-1987)*([.AH27]-[.AC27]))/(1992-1987))+[.AC27]" office:value-type="float" office:value="47714.2">
            <text:p>47714.2</text:p>
          </table:table-cell>
          <table:table-cell table:style-name="ce3" table:formula="of:=(((1989-1987)*([.AH27]-[.AC27]))/(1992-1987))+[.AC27]" office:value-type="float" office:value="46665.4">
            <text:p>46665.4</text:p>
          </table:table-cell>
          <table:table-cell table:style-name="ce3" table:formula="of:=(((1990-1987)*([.AH27]-[.AC27]))/(1992-1987))+[.AC27]" office:value-type="float" office:value="45616.6">
            <text:p>45616.6</text:p>
          </table:table-cell>
          <table:table-cell table:style-name="ce3" table:formula="of:=(((1991-1987)*([.AH27]-[.AC27]))/(1992-1987))+[.AC27]" office:value-type="float" office:value="44567.8">
            <text:p>44567.8</text:p>
          </table:table-cell>
          <table:table-cell office:value-type="float" office:value="43519">
            <text:p>43519.0</text:p>
          </table:table-cell>
          <table:table-cell table:style-name="ce3" table:formula="of:=(((1993-1992)*([.AM27]-[.AH27]))/(1997-1992))+[.AH27]" office:value-type="float" office:value="42593.2">
            <text:p>42593.2</text:p>
          </table:table-cell>
          <table:table-cell table:style-name="ce3" table:formula="of:=(((1994-1992)*([.AM27]-[.AH27]))/(1997-1992))+[.AH27]" office:value-type="float" office:value="41667.4">
            <text:p>41667.4</text:p>
          </table:table-cell>
          <table:table-cell table:style-name="ce3" table:formula="of:=(((1995-1992)*([.AM27]-[.AH27]))/(1997-1992))+[.AH27]" office:value-type="float" office:value="40741.6">
            <text:p>40741.6</text:p>
          </table:table-cell>
          <table:table-cell table:style-name="ce3" table:formula="of:=(((1996-1992)*([.AM27]-[.AH27]))/(1997-1992))+[.AH27]" office:value-type="float" office:value="39815.8">
            <text:p>39815.8</text:p>
          </table:table-cell>
          <table:table-cell office:value-type="float" office:value="38890">
            <text:p>38890.0</text:p>
          </table:table-cell>
          <table:table-cell table:style-name="ce3" table:formula="of:=(((1998-1997)*([.AR27]-[.AM27]))/(2002-1997))+[.AM27]" office:value-type="float" office:value="38131.8">
            <text:p>38131.8</text:p>
          </table:table-cell>
          <table:table-cell table:style-name="ce3" table:formula="of:=(((1999-1997)*([.AR27]-[.AM27]))/(2002-1997))+[.AM27]" office:value-type="float" office:value="37373.6">
            <text:p>37373.6</text:p>
          </table:table-cell>
          <table:table-cell table:style-name="ce3" table:formula="of:=(((2000-1997)*([.AR27]-[.AM27]))/(2002-1997))+[.AM27]" office:value-type="float" office:value="36615.4">
            <text:p>36615.4</text:p>
          </table:table-cell>
          <table:table-cell table:style-name="ce3" table:formula="of:=(((2001-1997)*([.AR27]-[.AM27]))/(2002-1997))+[.AM27]" office:value-type="float" office:value="35857.2">
            <text:p>35857.2</text:p>
          </table:table-cell>
          <table:table-cell office:value-type="float" office:value="35099">
            <text:p>35099.0</text:p>
          </table:table-cell>
          <table:table-cell table:style-name="ce3" table:formula="of:=(((2003-2002)*([.AW27]-[.AR27]))/(2007-2002))+[.AR27]" office:value-type="float" office:value="34493.6">
            <text:p>34493.6</text:p>
          </table:table-cell>
          <table:table-cell table:style-name="ce3" table:formula="of:=(((2004-2002)*([.AW27]-[.AR27]))/(2007-2002))+[.AR27]" office:value-type="float" office:value="33888.2">
            <text:p>33888.2</text:p>
          </table:table-cell>
          <table:table-cell table:style-name="ce3" table:formula="of:=(((2005-2002)*([.AW27]-[.AR27]))/(2007-2002))+[.AR27]" office:value-type="float" office:value="33282.8">
            <text:p>33282.8</text:p>
          </table:table-cell>
          <table:table-cell table:style-name="ce3" table:formula="of:=(((2006-2002)*([.AW27]-[.AR27]))/(2007-2002))+[.AR27]" office:value-type="float" office:value="32677.4">
            <text:p>32677.4</text:p>
          </table:table-cell>
          <table:table-cell office:value-type="float" office:value="32072">
            <text:p>32072.0</text:p>
          </table:table-cell>
          <table:table-cell table:style-name="ce3" table:formula="of:=(((2008-2007)*([.BB27]-[.AW27]))/(2012-2007))+[.AW27]" office:value-type="float" office:value="31580.8">
            <text:p>31580.8</text:p>
          </table:table-cell>
          <table:table-cell table:style-name="ce3" table:formula="of:=(((2009-2007)*([.BB27]-[.AW27]))/(2012-2007))+[.AW27]" office:value-type="float" office:value="31089.6">
            <text:p>31089.6</text:p>
          </table:table-cell>
          <table:table-cell table:style-name="ce3" table:formula="of:=(((2010-2007)*([.BB27]-[.AW27]))/(2012-2007))+[.AW27]" office:value-type="float" office:value="30598.4">
            <text:p>30598.4</text:p>
          </table:table-cell>
          <table:table-cell table:style-name="ce3" table:formula="of:=(((2011-2007)*([.BB27]-[.AW27]))/(2012-2007))+[.AW27]" office:value-type="float" office:value="30107.2">
            <text:p>30107.2</text:p>
          </table:table-cell>
          <table:table-cell office:value-type="float" office:value="29616">
            <text:p>29616.0</text:p>
          </table:table-cell>
          <table:table-cell table:number-columns-repeated="970"/>
        </table:table-row>
        <table:table-row table:style-name="ro1">
          <table:table-cell office:value-type="string">
            <text:p>Bosnia and Herzegovina</text:p>
          </table:table-cell>
          <table:table-cell/>
          <table:table-cell table:style-name="Default" table:number-columns-repeated="6"/>
          <table:table-cell table:style-name="Default" office:value-type="string">
            <text:p>9540.0</text:p>
          </table:table-cell>
          <table:table-cell table:style-name="Default" office:value-type="string">
            <text:p>11141.0</text:p>
          </table:table-cell>
          <table:table-cell table:style-name="Default" office:value-type="string">
            <text:p>9931.0</text:p>
          </table:table-cell>
          <table:table-cell table:style-name="Default" office:value-type="string">
            <text:p>9923.0</text:p>
          </table:table-cell>
          <table:table-cell table:style-name="Default" office:value-type="string">
            <text:p>10016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28]-[.AC28]))/(1992-1987))+[.AC28]" office:value-type="float" office:value="1806.2">
            <text:p>1806.2</text:p>
          </table:table-cell>
          <table:table-cell table:style-name="ce3" table:formula="of:=(((1989-1987)*([.AH28]-[.AC28]))/(1992-1987))+[.AC28]" office:value-type="float" office:value="3612.4">
            <text:p>3612.4</text:p>
          </table:table-cell>
          <table:table-cell table:style-name="ce3" table:formula="of:=(((1990-1987)*([.AH28]-[.AC28]))/(1992-1987))+[.AC28]" office:value-type="float" office:value="5418.6">
            <text:p>5418.6</text:p>
          </table:table-cell>
          <table:table-cell table:style-name="ce3" table:formula="of:=(((1991-1987)*([.AH28]-[.AC28]))/(1992-1987))+[.AC28]" office:value-type="float" office:value="7224.8">
            <text:p>7224.8</text:p>
          </table:table-cell>
          <table:table-cell office:value-type="float" office:value="9031">
            <text:p>9031.0</text:p>
          </table:table-cell>
          <table:table-cell table:style-name="ce3" table:formula="of:=(((1993-1992)*([.AM28]-[.AH28]))/(1997-1992))+[.AH28]" office:value-type="float" office:value="9334.2">
            <text:p>9334.2</text:p>
          </table:table-cell>
          <table:table-cell table:style-name="ce3" table:formula="of:=(((1994-1992)*([.AM28]-[.AH28]))/(1997-1992))+[.AH28]" office:value-type="float" office:value="9637.4">
            <text:p>9637.4</text:p>
          </table:table-cell>
          <table:table-cell table:style-name="ce3" table:formula="of:=(((1995-1992)*([.AM28]-[.AH28]))/(1997-1992))+[.AH28]" office:value-type="float" office:value="9940.6">
            <text:p>9940.6</text:p>
          </table:table-cell>
          <table:table-cell table:style-name="ce3" table:formula="of:=(((1996-1992)*([.AM28]-[.AH28]))/(1997-1992))+[.AH28]" office:value-type="float" office:value="10243.8">
            <text:p>10243.8</text:p>
          </table:table-cell>
          <table:table-cell office:value-type="float" office:value="10547">
            <text:p>10547.0</text:p>
          </table:table-cell>
          <table:table-cell table:style-name="ce3" table:formula="of:=(((1998-1997)*([.AR28]-[.AM28]))/(2002-1997))+[.AM28]" office:value-type="float" office:value="10317.8">
            <text:p>10317.8</text:p>
          </table:table-cell>
          <table:table-cell table:style-name="ce3" table:formula="of:=(((1999-1997)*([.AR28]-[.AM28]))/(2002-1997))+[.AM28]" office:value-type="float" office:value="10088.6">
            <text:p>10088.6</text:p>
          </table:table-cell>
          <table:table-cell table:style-name="ce3" table:formula="of:=(((2000-1997)*([.AR28]-[.AM28]))/(2002-1997))+[.AM28]" office:value-type="float" office:value="9859.4">
            <text:p>9859.4</text:p>
          </table:table-cell>
          <table:table-cell table:style-name="ce3" table:formula="of:=(((2001-1997)*([.AR28]-[.AM28]))/(2002-1997))+[.AM28]" office:value-type="float" office:value="9630.2">
            <text:p>9630.2</text:p>
          </table:table-cell>
          <table:table-cell office:value-type="float" office:value="9401">
            <text:p>9401.0</text:p>
          </table:table-cell>
          <table:table-cell table:style-name="ce3" table:formula="of:=(((2003-2002)*([.AW28]-[.AR28]))/(2007-2002))+[.AR28]" office:value-type="float" office:value="9399.6">
            <text:p>9399.6</text:p>
          </table:table-cell>
          <table:table-cell table:style-name="ce3" table:formula="of:=(((2004-2002)*([.AW28]-[.AR28]))/(2007-2002))+[.AR28]" office:value-type="float" office:value="9398.2">
            <text:p>9398.2</text:p>
          </table:table-cell>
          <table:table-cell table:style-name="ce3" table:formula="of:=(((2005-2002)*([.AW28]-[.AR28]))/(2007-2002))+[.AR28]" office:value-type="float" office:value="9396.8">
            <text:p>9396.8</text:p>
          </table:table-cell>
          <table:table-cell table:style-name="ce3" table:formula="of:=(((2006-2002)*([.AW28]-[.AR28]))/(2007-2002))+[.AR28]" office:value-type="float" office:value="9395.4">
            <text:p>9395.4</text:p>
          </table:table-cell>
          <table:table-cell office:value-type="float" office:value="9394">
            <text:p>9394.0</text:p>
          </table:table-cell>
          <table:table-cell table:style-name="ce3" table:formula="of:=(((2008-2007)*([.BB28]-[.AW28]))/(2012-2007))+[.AW28]" office:value-type="float" office:value="9411.6">
            <text:p>9411.6</text:p>
          </table:table-cell>
          <table:table-cell table:style-name="ce3" table:formula="of:=(((2009-2007)*([.BB28]-[.AW28]))/(2012-2007))+[.AW28]" office:value-type="float" office:value="9429.2">
            <text:p>9429.2</text:p>
          </table:table-cell>
          <table:table-cell table:style-name="ce3" table:formula="of:=(((2010-2007)*([.BB28]-[.AW28]))/(2012-2007))+[.AW28]" office:value-type="float" office:value="9446.8">
            <text:p>9446.8</text:p>
          </table:table-cell>
          <table:table-cell table:style-name="ce3" table:formula="of:=(((2011-2007)*([.BB28]-[.AW28]))/(2012-2007))+[.AW28]" office:value-type="float" office:value="9464.4">
            <text:p>9464.4</text:p>
          </table:table-cell>
          <table:table-cell office:value-type="float" office:value="9482">
            <text:p>9482.0</text:p>
          </table:table-cell>
          <table:table-cell table:number-columns-repeated="970"/>
        </table:table-row>
        <table:table-row table:style-name="ro1">
          <table:table-cell office:value-type="string">
            <text:p>Botswana</text:p>
          </table:table-cell>
          <table:table-cell/>
          <table:table-cell table:style-name="Default" office:value-type="string">
            <text:p>22255.0</text:p>
          </table:table-cell>
          <table:table-cell table:style-name="Default" office:value-type="string">
            <text:p>19398.0</text:p>
          </table:table-cell>
          <table:table-cell table:style-name="Default" office:value-type="string">
            <text:p>16541.0</text:p>
          </table:table-cell>
          <table:table-cell table:style-name="Default" office:value-type="string">
            <text:p>13784.0</text:p>
          </table:table-cell>
          <table:table-cell table:style-name="Default" office:value-type="string">
            <text:p>11439.0</text:p>
          </table:table-cell>
          <table:table-cell table:style-name="Default" office:value-type="string">
            <text:p>9707.0</text:p>
          </table:table-cell>
          <table:table-cell table:style-name="Default" office:value-type="string">
            <text:p>8355.0</text:p>
          </table:table-cell>
          <table:table-cell table:style-name="Default" office:value-type="string">
            <text:p>7369.0</text:p>
          </table:table-cell>
          <table:table-cell table:style-name="Default" office:value-type="string">
            <text:p>6770.0</text:p>
          </table:table-cell>
          <table:table-cell table:style-name="Default" office:value-type="string">
            <text:p>6349.0</text:p>
          </table:table-cell>
          <table:table-cell table:style-name="Default" office:value-type="string">
            <text:p>5962.0</text:p>
          </table:table-cell>
          <table:table-cell office:value-type="float" office:value="3243">
            <text:p>3243.0</text:p>
          </table:table-cell>
          <table:table-cell table:style-name="ce3" table:formula="of:=(((1973-1972)*([.S29]-[.N29]))/(1977-1972))+[.N29]" office:value-type="float" office:value="3135">
            <text:p>3135.0</text:p>
          </table:table-cell>
          <table:table-cell table:style-name="ce3" table:formula="of:=(((1974-1972)*([.S29]-[.N29]))/(1977-1972))+[.N29]" office:value-type="float" office:value="3027">
            <text:p>3027.0</text:p>
          </table:table-cell>
          <table:table-cell table:style-name="ce3" table:formula="of:=(((1975-1972)*([.S29]-[.N29]))/(1977-1972))+[.N29]" office:value-type="float" office:value="2919">
            <text:p>2919.0</text:p>
          </table:table-cell>
          <table:table-cell table:style-name="ce3" table:formula="of:=(((1976-1972)*([.S29]-[.N29]))/(1977-1972))+[.N29]" office:value-type="float" office:value="2811">
            <text:p>2811.0</text:p>
          </table:table-cell>
          <table:table-cell office:value-type="float" office:value="2703">
            <text:p>2703.0</text:p>
          </table:table-cell>
          <table:table-cell table:style-name="ce3" table:formula="of:=(((1978-1977)*([.X29]-[.S29]))/(1982-1977))+[.S29]" office:value-type="float" office:value="2611">
            <text:p>2611.0</text:p>
          </table:table-cell>
          <table:table-cell table:style-name="ce3" table:formula="of:=(((1979-1977)*([.X29]-[.S29]))/(1982-1977))+[.S29]" office:value-type="float" office:value="2519">
            <text:p>2519.0</text:p>
          </table:table-cell>
          <table:table-cell table:style-name="ce3" table:formula="of:=(((1980-1977)*([.X29]-[.S29]))/(1982-1977))+[.S29]" office:value-type="float" office:value="2427">
            <text:p>2427.0</text:p>
          </table:table-cell>
          <table:table-cell table:style-name="ce3" table:formula="of:=(((1981-1977)*([.X29]-[.S29]))/(1982-1977))+[.S29]" office:value-type="float" office:value="2335">
            <text:p>2335.0</text:p>
          </table:table-cell>
          <table:table-cell office:value-type="float" office:value="2243">
            <text:p>2243.0</text:p>
          </table:table-cell>
          <table:table-cell table:style-name="ce3" table:formula="of:=(((1983-1982)*([.AC29]-[.X29]))/(1987-1982))+[.X29]" office:value-type="float" office:value="2175">
            <text:p>2175.0</text:p>
          </table:table-cell>
          <table:table-cell table:style-name="ce3" table:formula="of:=(((1984-1982)*([.AC29]-[.X29]))/(1987-1982))+[.X29]" office:value-type="float" office:value="2107">
            <text:p>2107.0</text:p>
          </table:table-cell>
          <table:table-cell table:style-name="ce3" table:formula="of:=(((1985-1982)*([.AC29]-[.X29]))/(1987-1982))+[.X29]" office:value-type="float" office:value="2039">
            <text:p>2039.0</text:p>
          </table:table-cell>
          <table:table-cell table:style-name="ce3" table:formula="of:=(((1986-1982)*([.AC29]-[.X29]))/(1987-1982))+[.X29]" office:value-type="float" office:value="1971">
            <text:p>1971.0</text:p>
          </table:table-cell>
          <table:table-cell office:value-type="float" office:value="1903">
            <text:p>1903.0</text:p>
          </table:table-cell>
          <table:table-cell table:style-name="ce3" table:formula="of:=(((1988-1987)*([.AH29]-[.AC29]))/(1992-1987))+[.AC29]" office:value-type="float" office:value="1850">
            <text:p>1850.0</text:p>
          </table:table-cell>
          <table:table-cell table:style-name="ce3" table:formula="of:=(((1989-1987)*([.AH29]-[.AC29]))/(1992-1987))+[.AC29]" office:value-type="float" office:value="1797">
            <text:p>1797.0</text:p>
          </table:table-cell>
          <table:table-cell table:style-name="ce3" table:formula="of:=(((1990-1987)*([.AH29]-[.AC29]))/(1992-1987))+[.AC29]" office:value-type="float" office:value="1744">
            <text:p>1744.0</text:p>
          </table:table-cell>
          <table:table-cell table:style-name="ce3" table:formula="of:=(((1991-1987)*([.AH29]-[.AC29]))/(1992-1987))+[.AC29]" office:value-type="float" office:value="1691">
            <text:p>1691.0</text:p>
          </table:table-cell>
          <table:table-cell office:value-type="float" office:value="1638">
            <text:p>1638.0</text:p>
          </table:table-cell>
          <table:table-cell table:style-name="ce3" table:formula="of:=(((1993-1992)*([.AM29]-[.AH29]))/(1997-1992))+[.AH29]" office:value-type="float" office:value="1599.4">
            <text:p>1599.4</text:p>
          </table:table-cell>
          <table:table-cell table:style-name="ce3" table:formula="of:=(((1994-1992)*([.AM29]-[.AH29]))/(1997-1992))+[.AH29]" office:value-type="float" office:value="1560.8">
            <text:p>1560.8</text:p>
          </table:table-cell>
          <table:table-cell table:style-name="ce3" table:formula="of:=(((1995-1992)*([.AM29]-[.AH29]))/(1997-1992))+[.AH29]" office:value-type="float" office:value="1522.2">
            <text:p>1522.2</text:p>
          </table:table-cell>
          <table:table-cell table:style-name="ce3" table:formula="of:=(((1996-1992)*([.AM29]-[.AH29]))/(1997-1992))+[.AH29]" office:value-type="float" office:value="1483.6">
            <text:p>1483.6</text:p>
          </table:table-cell>
          <table:table-cell office:value-type="float" office:value="1445">
            <text:p>1445.0</text:p>
          </table:table-cell>
          <table:table-cell table:style-name="ce3" table:formula="of:=(((1998-1997)*([.AR29]-[.AM29]))/(2002-1997))+[.AM29]" office:value-type="float" office:value="1421.4">
            <text:p>1421.4</text:p>
          </table:table-cell>
          <table:table-cell table:style-name="ce3" table:formula="of:=(((1999-1997)*([.AR29]-[.AM29]))/(2002-1997))+[.AM29]" office:value-type="float" office:value="1397.8">
            <text:p>1397.8</text:p>
          </table:table-cell>
          <table:table-cell table:style-name="ce3" table:formula="of:=(((2000-1997)*([.AR29]-[.AM29]))/(2002-1997))+[.AM29]" office:value-type="float" office:value="1374.2">
            <text:p>1374.2</text:p>
          </table:table-cell>
          <table:table-cell table:style-name="ce3" table:formula="of:=(((2001-1997)*([.AR29]-[.AM29]))/(2002-1997))+[.AM29]" office:value-type="float" office:value="1350.6">
            <text:p>1350.6</text:p>
          </table:table-cell>
          <table:table-cell office:value-type="float" office:value="1327">
            <text:p>1327.0</text:p>
          </table:table-cell>
          <table:table-cell table:style-name="ce3" table:formula="of:=(((2003-2002)*([.AW29]-[.AR29]))/(2007-2002))+[.AR29]" office:value-type="float" office:value="1310.6">
            <text:p>1310.6</text:p>
          </table:table-cell>
          <table:table-cell table:style-name="ce3" table:formula="of:=(((2004-2002)*([.AW29]-[.AR29]))/(2007-2002))+[.AR29]" office:value-type="float" office:value="1294.2">
            <text:p>1294.2</text:p>
          </table:table-cell>
          <table:table-cell table:style-name="ce3" table:formula="of:=(((2005-2002)*([.AW29]-[.AR29]))/(2007-2002))+[.AR29]" office:value-type="float" office:value="1277.8">
            <text:p>1277.8</text:p>
          </table:table-cell>
          <table:table-cell table:style-name="ce3" table:formula="of:=(((2006-2002)*([.AW29]-[.AR29]))/(2007-2002))+[.AR29]" office:value-type="float" office:value="1261.4">
            <text:p>1261.4</text:p>
          </table:table-cell>
          <table:table-cell office:value-type="float" office:value="1245">
            <text:p>1245.0</text:p>
          </table:table-cell>
          <table:table-cell table:style-name="ce3" table:formula="of:=(((2008-2007)*([.BB29]-[.AW29]))/(2012-2007))+[.AW29]" office:value-type="float" office:value="1229.8">
            <text:p>1229.8</text:p>
          </table:table-cell>
          <table:table-cell table:style-name="ce3" table:formula="of:=(((2009-2007)*([.BB29]-[.AW29]))/(2012-2007))+[.AW29]" office:value-type="float" office:value="1214.6">
            <text:p>1214.6</text:p>
          </table:table-cell>
          <table:table-cell table:style-name="ce3" table:formula="of:=(((2010-2007)*([.BB29]-[.AW29]))/(2012-2007))+[.AW29]" office:value-type="float" office:value="1199.4">
            <text:p>1199.4</text:p>
          </table:table-cell>
          <table:table-cell table:style-name="ce3" table:formula="of:=(((2011-2007)*([.BB29]-[.AW29]))/(2012-2007))+[.AW29]" office:value-type="float" office:value="1184.2">
            <text:p>1184.2</text:p>
          </table:table-cell>
          <table:table-cell office:value-type="float" office:value="1169">
            <text:p>1169.0</text:p>
          </table:table-cell>
          <table:table-cell table:number-columns-repeated="970"/>
        </table:table-row>
        <table:table-row table:style-name="ro1">
          <table:table-cell office:value-type="string">
            <text:p>Brazil</text:p>
          </table:table-cell>
          <table:table-cell/>
          <table:table-cell table:style-name="Default" office:value-type="string">
            <text:p>106535.0</text:p>
          </table:table-cell>
          <table:table-cell table:style-name="Default" office:value-type="string">
            <text:p>92435.0</text:p>
          </table:table-cell>
          <table:table-cell table:style-name="Default" office:value-type="string">
            <text:p>81653.0</text:p>
          </table:table-cell>
          <table:table-cell table:style-name="Default" office:value-type="string">
            <text:p>72575.0</text:p>
          </table:table-cell>
          <table:table-cell table:style-name="Default" office:value-type="string">
            <text:p>64565.0</text:p>
          </table:table-cell>
          <table:table-cell table:style-name="Default" office:value-type="string">
            <text:p>58064.0</text:p>
          </table:table-cell>
          <table:table-cell table:style-name="Default" office:value-type="string">
            <text:p>53260.0</text:p>
          </table:table-cell>
          <table:table-cell table:style-name="Default" office:value-type="string">
            <text:p>49338.0</text:p>
          </table:table-cell>
          <table:table-cell table:style-name="Default" office:value-type="string">
            <text:p>45920.0</text:p>
          </table:table-cell>
          <table:table-cell table:style-name="Default" office:value-type="string">
            <text:p>43378.0</text:p>
          </table:table-cell>
          <table:table-cell table:style-name="Default" office:value-type="string">
            <text:p>41505.0</text:p>
          </table:table-cell>
          <table:table-cell office:value-type="float" office:value="53735">
            <text:p>53735.0</text:p>
          </table:table-cell>
          <table:table-cell table:style-name="ce3" table:formula="of:=(((1973-1972)*([.S30]-[.N30]))/(1977-1972))+[.N30]" office:value-type="float" office:value="52540">
            <text:p>52540.0</text:p>
          </table:table-cell>
          <table:table-cell table:style-name="ce3" table:formula="of:=(((1974-1972)*([.S30]-[.N30]))/(1977-1972))+[.N30]" office:value-type="float" office:value="51345">
            <text:p>51345.0</text:p>
          </table:table-cell>
          <table:table-cell table:style-name="ce3" table:formula="of:=(((1975-1972)*([.S30]-[.N30]))/(1977-1972))+[.N30]" office:value-type="float" office:value="50150">
            <text:p>50150.0</text:p>
          </table:table-cell>
          <table:table-cell table:style-name="ce3" table:formula="of:=(((1976-1972)*([.S30]-[.N30]))/(1977-1972))+[.N30]" office:value-type="float" office:value="48955">
            <text:p>48955.0</text:p>
          </table:table-cell>
          <table:table-cell office:value-type="float" office:value="47760">
            <text:p>47760.0</text:p>
          </table:table-cell>
          <table:table-cell table:style-name="ce3" table:formula="of:=(((1978-1977)*([.X30]-[.S30]))/(1982-1977))+[.S30]" office:value-type="float" office:value="46705.8">
            <text:p>46705.8</text:p>
          </table:table-cell>
          <table:table-cell table:style-name="ce3" table:formula="of:=(((1979-1977)*([.X30]-[.S30]))/(1982-1977))+[.S30]" office:value-type="float" office:value="45651.6">
            <text:p>45651.6</text:p>
          </table:table-cell>
          <table:table-cell table:style-name="ce3" table:formula="of:=(((1980-1977)*([.X30]-[.S30]))/(1982-1977))+[.S30]" office:value-type="float" office:value="44597.4">
            <text:p>44597.4</text:p>
          </table:table-cell>
          <table:table-cell table:style-name="ce3" table:formula="of:=(((1981-1977)*([.X30]-[.S30]))/(1982-1977))+[.S30]" office:value-type="float" office:value="43543.2">
            <text:p>43543.2</text:p>
          </table:table-cell>
          <table:table-cell office:value-type="float" office:value="42489">
            <text:p>42489.0</text:p>
          </table:table-cell>
          <table:table-cell table:style-name="ce3" table:formula="of:=(((1983-1982)*([.AC30]-[.X30]))/(1987-1982))+[.X30]" office:value-type="float" office:value="41633.4">
            <text:p>41633.4</text:p>
          </table:table-cell>
          <table:table-cell table:style-name="ce3" table:formula="of:=(((1984-1982)*([.AC30]-[.X30]))/(1987-1982))+[.X30]" office:value-type="float" office:value="40777.8">
            <text:p>40777.8</text:p>
          </table:table-cell>
          <table:table-cell table:style-name="ce3" table:formula="of:=(((1985-1982)*([.AC30]-[.X30]))/(1987-1982))+[.X30]" office:value-type="float" office:value="39922.2">
            <text:p>39922.2</text:p>
          </table:table-cell>
          <table:table-cell table:style-name="ce3" table:formula="of:=(((1986-1982)*([.AC30]-[.X30]))/(1987-1982))+[.X30]" office:value-type="float" office:value="39066.6">
            <text:p>39066.6</text:p>
          </table:table-cell>
          <table:table-cell office:value-type="float" office:value="38211">
            <text:p>38211.0</text:p>
          </table:table-cell>
          <table:table-cell table:style-name="ce3" table:formula="of:=(((1988-1987)*([.AH30]-[.AC30]))/(1992-1987))+[.AC30]" office:value-type="float" office:value="37578.6">
            <text:p>37578.6</text:p>
          </table:table-cell>
          <table:table-cell table:style-name="ce3" table:formula="of:=(((1989-1987)*([.AH30]-[.AC30]))/(1992-1987))+[.AC30]" office:value-type="float" office:value="36946.2">
            <text:p>36946.2</text:p>
          </table:table-cell>
          <table:table-cell table:style-name="ce3" table:formula="of:=(((1990-1987)*([.AH30]-[.AC30]))/(1992-1987))+[.AC30]" office:value-type="float" office:value="36313.8">
            <text:p>36313.8</text:p>
          </table:table-cell>
          <table:table-cell table:style-name="ce3" table:formula="of:=(((1991-1987)*([.AH30]-[.AC30]))/(1992-1987))+[.AC30]" office:value-type="float" office:value="35681.4">
            <text:p>35681.4</text:p>
          </table:table-cell>
          <table:table-cell office:value-type="float" office:value="35049">
            <text:p>35049.0</text:p>
          </table:table-cell>
          <table:table-cell table:style-name="ce3" table:formula="of:=(((1993-1992)*([.AM30]-[.AH30]))/(1997-1992))+[.AH30]" office:value-type="float" office:value="34533">
            <text:p>34533.0</text:p>
          </table:table-cell>
          <table:table-cell table:style-name="ce3" table:formula="of:=(((1994-1992)*([.AM30]-[.AH30]))/(1997-1992))+[.AH30]" office:value-type="float" office:value="34017">
            <text:p>34017.0</text:p>
          </table:table-cell>
          <table:table-cell table:style-name="ce3" table:formula="of:=(((1995-1992)*([.AM30]-[.AH30]))/(1997-1992))+[.AH30]" office:value-type="float" office:value="33501">
            <text:p>33501.0</text:p>
          </table:table-cell>
          <table:table-cell table:style-name="ce3" table:formula="of:=(((1996-1992)*([.AM30]-[.AH30]))/(1997-1992))+[.AH30]" office:value-type="float" office:value="32985">
            <text:p>32985.0</text:p>
          </table:table-cell>
          <table:table-cell office:value-type="float" office:value="32469">
            <text:p>32469.0</text:p>
          </table:table-cell>
          <table:table-cell table:style-name="ce3" table:formula="of:=(((1998-1997)*([.AR30]-[.AM30]))/(2002-1997))+[.AM30]" office:value-type="float" office:value="32019">
            <text:p>32019.0</text:p>
          </table:table-cell>
          <table:table-cell table:style-name="ce3" table:formula="of:=(((1999-1997)*([.AR30]-[.AM30]))/(2002-1997))+[.AM30]" office:value-type="float" office:value="31569">
            <text:p>31569.0</text:p>
          </table:table-cell>
          <table:table-cell table:style-name="ce3" table:formula="of:=(((2000-1997)*([.AR30]-[.AM30]))/(2002-1997))+[.AM30]" office:value-type="float" office:value="31119">
            <text:p>31119.0</text:p>
          </table:table-cell>
          <table:table-cell table:style-name="ce3" table:formula="of:=(((2001-1997)*([.AR30]-[.AM30]))/(2002-1997))+[.AM30]" office:value-type="float" office:value="30669">
            <text:p>30669.0</text:p>
          </table:table-cell>
          <table:table-cell office:value-type="float" office:value="30219">
            <text:p>30219.0</text:p>
          </table:table-cell>
          <table:table-cell table:style-name="ce3" table:formula="of:=(((2003-2002)*([.AW30]-[.AR30]))/(2007-2002))+[.AR30]" office:value-type="float" office:value="29884.4">
            <text:p>29884.4</text:p>
          </table:table-cell>
          <table:table-cell table:style-name="ce3" table:formula="of:=(((2004-2002)*([.AW30]-[.AR30]))/(2007-2002))+[.AR30]" office:value-type="float" office:value="29549.8">
            <text:p>29549.8</text:p>
          </table:table-cell>
          <table:table-cell table:style-name="ce3" table:formula="of:=(((2005-2002)*([.AW30]-[.AR30]))/(2007-2002))+[.AR30]" office:value-type="float" office:value="29215.2">
            <text:p>29215.2</text:p>
          </table:table-cell>
          <table:table-cell table:style-name="ce3" table:formula="of:=(((2006-2002)*([.AW30]-[.AR30]))/(2007-2002))+[.AR30]" office:value-type="float" office:value="28880.6">
            <text:p>28880.6</text:p>
          </table:table-cell>
          <table:table-cell office:value-type="float" office:value="28546">
            <text:p>28546.0</text:p>
          </table:table-cell>
          <table:table-cell table:style-name="ce3" table:formula="of:=(((2008-2007)*([.BB30]-[.AW30]))/(2012-2007))+[.AW30]" office:value-type="float" office:value="28299.6">
            <text:p>28299.6</text:p>
          </table:table-cell>
          <table:table-cell table:style-name="ce3" table:formula="of:=(((2009-2007)*([.BB30]-[.AW30]))/(2012-2007))+[.AW30]" office:value-type="float" office:value="28053.2">
            <text:p>28053.2</text:p>
          </table:table-cell>
          <table:table-cell table:style-name="ce3" table:formula="of:=(((2010-2007)*([.BB30]-[.AW30]))/(2012-2007))+[.AW30]" office:value-type="float" office:value="27806.8">
            <text:p>27806.8</text:p>
          </table:table-cell>
          <table:table-cell table:style-name="ce3" table:formula="of:=(((2011-2007)*([.BB30]-[.AW30]))/(2012-2007))+[.AW30]" office:value-type="float" office:value="27560.4">
            <text:p>27560.4</text:p>
          </table:table-cell>
          <table:table-cell office:value-type="float" office:value="27314">
            <text:p>27314.0</text:p>
          </table:table-cell>
          <table:table-cell table:number-columns-repeated="970"/>
        </table:table-row>
        <table:table-row table:style-name="ro1">
          <table:table-cell office:value-type="string">
            <text:p>British Virgin Islands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Brunei Darussalam</text:p>
          </table:table-cell>
          <table:table-cell/>
          <table:table-cell table:style-name="Default" office:value-type="string">
            <text:p>97701.0</text:p>
          </table:table-cell>
          <table:table-cell table:style-name="Default" office:value-type="string">
            <text:p>77982.0</text:p>
          </table:table-cell>
          <table:table-cell table:style-name="Default" office:value-type="string">
            <text:p>62044.0</text:p>
          </table:table-cell>
          <table:table-cell table:style-name="Default" office:value-type="string">
            <text:p>50000.0</text:p>
          </table:table-cell>
          <table:table-cell table:style-name="Default" office:value-type="string">
            <text:p>42289.0</text:p>
          </table:table-cell>
          <table:table-cell table:style-name="Default" office:value-type="string">
            <text:p>36638.0</text:p>
          </table:table-cell>
          <table:table-cell table:style-name="Default" office:value-type="string">
            <text:p>31835.0</text:p>
          </table:table-cell>
          <table:table-cell table:style-name="Default" office:value-type="string">
            <text:p>27869.0</text:p>
          </table:table-cell>
          <table:table-cell table:style-name="Default" office:value-type="string">
            <text:p>24854.0</text:p>
          </table:table-cell>
          <table:table-cell table:style-name="Default" office:value-type="string">
            <text:p>22487.0</text:p>
          </table:table-cell>
          <table:table-cell table:style-name="Default" office:value-type="string">
            <text:p>20581.0</text:p>
          </table:table-cell>
          <table:table-cell office:value-type="float" office:value="62044">
            <text:p>62044.0</text:p>
          </table:table-cell>
          <table:table-cell table:style-name="ce3" table:formula="of:=(((1973-1972)*([.S32]-[.N32]))/(1977-1972))+[.N32]" office:value-type="float" office:value="59635.2">
            <text:p>59635.2</text:p>
          </table:table-cell>
          <table:table-cell table:style-name="ce3" table:formula="of:=(((1974-1972)*([.S32]-[.N32]))/(1977-1972))+[.N32]" office:value-type="float" office:value="57226.4">
            <text:p>57226.4</text:p>
          </table:table-cell>
          <table:table-cell table:style-name="ce3" table:formula="of:=(((1975-1972)*([.S32]-[.N32]))/(1977-1972))+[.N32]" office:value-type="float" office:value="54817.6">
            <text:p>54817.6</text:p>
          </table:table-cell>
          <table:table-cell table:style-name="ce3" table:formula="of:=(((1976-1972)*([.S32]-[.N32]))/(1977-1972))+[.N32]" office:value-type="float" office:value="52408.8">
            <text:p>52408.8</text:p>
          </table:table-cell>
          <table:table-cell office:value-type="float" office:value="50000">
            <text:p>50000.0</text:p>
          </table:table-cell>
          <table:table-cell table:style-name="ce3" table:formula="of:=(((1978-1977)*([.X32]-[.S32]))/(1982-1977))+[.S32]" office:value-type="float" office:value="48457.8">
            <text:p>48457.8</text:p>
          </table:table-cell>
          <table:table-cell table:style-name="ce3" table:formula="of:=(((1979-1977)*([.X32]-[.S32]))/(1982-1977))+[.S32]" office:value-type="float" office:value="46915.6">
            <text:p>46915.6</text:p>
          </table:table-cell>
          <table:table-cell table:style-name="ce3" table:formula="of:=(((1980-1977)*([.X32]-[.S32]))/(1982-1977))+[.S32]" office:value-type="float" office:value="45373.4">
            <text:p>45373.4</text:p>
          </table:table-cell>
          <table:table-cell table:style-name="ce3" table:formula="of:=(((1981-1977)*([.X32]-[.S32]))/(1982-1977))+[.S32]" office:value-type="float" office:value="43831.2">
            <text:p>43831.2</text:p>
          </table:table-cell>
          <table:table-cell office:value-type="float" office:value="42289">
            <text:p>42289.0</text:p>
          </table:table-cell>
          <table:table-cell table:style-name="ce3" table:formula="of:=(((1983-1982)*([.AC32]-[.X32]))/(1987-1982))+[.X32]" office:value-type="float" office:value="41158.8">
            <text:p>41158.8</text:p>
          </table:table-cell>
          <table:table-cell table:style-name="ce3" table:formula="of:=(((1984-1982)*([.AC32]-[.X32]))/(1987-1982))+[.X32]" office:value-type="float" office:value="40028.6">
            <text:p>40028.6</text:p>
          </table:table-cell>
          <table:table-cell table:style-name="ce3" table:formula="of:=(((1985-1982)*([.AC32]-[.X32]))/(1987-1982))+[.X32]" office:value-type="float" office:value="38898.4">
            <text:p>38898.4</text:p>
          </table:table-cell>
          <table:table-cell table:style-name="ce3" table:formula="of:=(((1986-1982)*([.AC32]-[.X32]))/(1987-1982))+[.X32]" office:value-type="float" office:value="37768.2">
            <text:p>37768.2</text:p>
          </table:table-cell>
          <table:table-cell office:value-type="float" office:value="36638">
            <text:p>36638.0</text:p>
          </table:table-cell>
          <table:table-cell table:style-name="ce3" table:formula="of:=(((1988-1987)*([.AH32]-[.AC32]))/(1992-1987))+[.AC32]" office:value-type="float" office:value="35677.4">
            <text:p>35677.4</text:p>
          </table:table-cell>
          <table:table-cell table:style-name="ce3" table:formula="of:=(((1989-1987)*([.AH32]-[.AC32]))/(1992-1987))+[.AC32]" office:value-type="float" office:value="34716.8">
            <text:p>34716.8</text:p>
          </table:table-cell>
          <table:table-cell table:style-name="ce3" table:formula="of:=(((1990-1987)*([.AH32]-[.AC32]))/(1992-1987))+[.AC32]" office:value-type="float" office:value="33756.2">
            <text:p>33756.2</text:p>
          </table:table-cell>
          <table:table-cell table:style-name="ce3" table:formula="of:=(((1991-1987)*([.AH32]-[.AC32]))/(1992-1987))+[.AC32]" office:value-type="float" office:value="32795.6">
            <text:p>32795.6</text:p>
          </table:table-cell>
          <table:table-cell office:value-type="float" office:value="31835">
            <text:p>31835.0</text:p>
          </table:table-cell>
          <table:table-cell table:style-name="ce3" table:formula="of:=(((1993-1992)*([.AM32]-[.AH32]))/(1997-1992))+[.AH32]" office:value-type="float" office:value="31041.8">
            <text:p>31041.8</text:p>
          </table:table-cell>
          <table:table-cell table:style-name="ce3" table:formula="of:=(((1994-1992)*([.AM32]-[.AH32]))/(1997-1992))+[.AH32]" office:value-type="float" office:value="30248.6">
            <text:p>30248.6</text:p>
          </table:table-cell>
          <table:table-cell table:style-name="ce3" table:formula="of:=(((1995-1992)*([.AM32]-[.AH32]))/(1997-1992))+[.AH32]" office:value-type="float" office:value="29455.4">
            <text:p>29455.4</text:p>
          </table:table-cell>
          <table:table-cell table:style-name="ce3" table:formula="of:=(((1996-1992)*([.AM32]-[.AH32]))/(1997-1992))+[.AH32]" office:value-type="float" office:value="28662.2">
            <text:p>28662.2</text:p>
          </table:table-cell>
          <table:table-cell office:value-type="float" office:value="27869">
            <text:p>27869.0</text:p>
          </table:table-cell>
          <table:table-cell table:style-name="ce3" table:formula="of:=(((1998-1997)*([.AR32]-[.AM32]))/(2002-1997))+[.AM32]" office:value-type="float" office:value="27266">
            <text:p>27266.0</text:p>
          </table:table-cell>
          <table:table-cell table:style-name="ce3" table:formula="of:=(((1999-1997)*([.AR32]-[.AM32]))/(2002-1997))+[.AM32]" office:value-type="float" office:value="26663">
            <text:p>26663.0</text:p>
          </table:table-cell>
          <table:table-cell table:style-name="ce3" table:formula="of:=(((2000-1997)*([.AR32]-[.AM32]))/(2002-1997))+[.AM32]" office:value-type="float" office:value="26060">
            <text:p>26060.0</text:p>
          </table:table-cell>
          <table:table-cell table:style-name="ce3" table:formula="of:=(((2001-1997)*([.AR32]-[.AM32]))/(2002-1997))+[.AM32]" office:value-type="float" office:value="25457">
            <text:p>25457.0</text:p>
          </table:table-cell>
          <table:table-cell office:value-type="float" office:value="24854">
            <text:p>24854.0</text:p>
          </table:table-cell>
          <table:table-cell table:style-name="ce3" table:formula="of:=(((2003-2002)*([.AW32]-[.AR32]))/(2007-2002))+[.AR32]" office:value-type="float" office:value="24380.6">
            <text:p>24380.6</text:p>
          </table:table-cell>
          <table:table-cell table:style-name="ce3" table:formula="of:=(((2004-2002)*([.AW32]-[.AR32]))/(2007-2002))+[.AR32]" office:value-type="float" office:value="23907.2">
            <text:p>23907.2</text:p>
          </table:table-cell>
          <table:table-cell table:style-name="ce3" table:formula="of:=(((2005-2002)*([.AW32]-[.AR32]))/(2007-2002))+[.AR32]" office:value-type="float" office:value="23433.8">
            <text:p>23433.8</text:p>
          </table:table-cell>
          <table:table-cell table:style-name="ce3" table:formula="of:=(((2006-2002)*([.AW32]-[.AR32]))/(2007-2002))+[.AR32]" office:value-type="float" office:value="22960.4">
            <text:p>22960.4</text:p>
          </table:table-cell>
          <table:table-cell office:value-type="float" office:value="22487">
            <text:p>22487.0</text:p>
          </table:table-cell>
          <table:table-cell table:style-name="ce3" table:formula="of:=(((2008-2007)*([.BB32]-[.AW32]))/(2012-2007))+[.AW32]" office:value-type="float" office:value="22105.8">
            <text:p>22105.8</text:p>
          </table:table-cell>
          <table:table-cell table:style-name="ce3" table:formula="of:=(((2009-2007)*([.BB32]-[.AW32]))/(2012-2007))+[.AW32]" office:value-type="float" office:value="21724.6">
            <text:p>21724.6</text:p>
          </table:table-cell>
          <table:table-cell table:style-name="ce3" table:formula="of:=(((2010-2007)*([.BB32]-[.AW32]))/(2012-2007))+[.AW32]" office:value-type="float" office:value="21343.4">
            <text:p>21343.4</text:p>
          </table:table-cell>
          <table:table-cell table:style-name="ce3" table:formula="of:=(((2011-2007)*([.BB32]-[.AW32]))/(2012-2007))+[.AW32]" office:value-type="float" office:value="20962.2">
            <text:p>20962.2</text:p>
          </table:table-cell>
          <table:table-cell office:value-type="float" office:value="20581">
            <text:p>20581.0</text:p>
          </table:table-cell>
          <table:table-cell table:number-columns-repeated="970"/>
        </table:table-row>
        <table:table-row table:style-name="ro1">
          <table:table-cell office:value-type="string">
            <text:p>Bulgaria</text:p>
          </table:table-cell>
          <table:table-cell/>
          <table:table-cell table:style-name="Default" office:value-type="string">
            <text:p>2660.0</text:p>
          </table:table-cell>
          <table:table-cell table:style-name="Default" office:value-type="string">
            <text:p>2559.0</text:p>
          </table:table-cell>
          <table:table-cell table:style-name="Default" office:value-type="string">
            <text:p>2479.0</text:p>
          </table:table-cell>
          <table:table-cell table:style-name="Default" office:value-type="string">
            <text:p>2425.0</text:p>
          </table:table-cell>
          <table:table-cell table:style-name="Default" office:value-type="string">
            <text:p>2389.0</text:p>
          </table:table-cell>
          <table:table-cell table:style-name="Default" office:value-type="string">
            <text:p>2382.0</text:p>
          </table:table-cell>
          <table:table-cell table:style-name="Default" office:value-type="string">
            <text:p>2462.0</text:p>
          </table:table-cell>
          <table:table-cell table:style-name="Default" office:value-type="string">
            <text:p>2598.0</text:p>
          </table:table-cell>
          <table:table-cell table:style-name="Default" office:value-type="string">
            <text:p>2699.0</text:p>
          </table:table-cell>
          <table:table-cell table:style-name="Default" office:value-type="string">
            <text:p>2788.0</text:p>
          </table:table-cell>
          <table:table-cell table:style-name="Default" office:value-type="string">
            <text:p>2879.0</text:p>
          </table:table-cell>
          <table:table-cell office:value-type="float" office:value="2444">
            <text:p>2444.0</text:p>
          </table:table-cell>
          <table:table-cell table:style-name="ce3" table:formula="of:=(((1973-1972)*([.S33]-[.N33]))/(1977-1972))+[.N33]" office:value-type="float" office:value="2433.4">
            <text:p>2433.4</text:p>
          </table:table-cell>
          <table:table-cell table:style-name="ce3" table:formula="of:=(((1974-1972)*([.S33]-[.N33]))/(1977-1972))+[.N33]" office:value-type="float" office:value="2422.8">
            <text:p>2422.8</text:p>
          </table:table-cell>
          <table:table-cell table:style-name="ce3" table:formula="of:=(((1975-1972)*([.S33]-[.N33]))/(1977-1972))+[.N33]" office:value-type="float" office:value="2412.2">
            <text:p>2412.2</text:p>
          </table:table-cell>
          <table:table-cell table:style-name="ce3" table:formula="of:=(((1976-1972)*([.S33]-[.N33]))/(1977-1972))+[.N33]" office:value-type="float" office:value="2401.6">
            <text:p>2401.6</text:p>
          </table:table-cell>
          <table:table-cell office:value-type="float" office:value="2391">
            <text:p>2391.0</text:p>
          </table:table-cell>
          <table:table-cell table:style-name="ce3" table:formula="of:=(((1978-1977)*([.X33]-[.S33]))/(1982-1977))+[.S33]" office:value-type="float" office:value="2384">
            <text:p>2384.0</text:p>
          </table:table-cell>
          <table:table-cell table:style-name="ce3" table:formula="of:=(((1979-1977)*([.X33]-[.S33]))/(1982-1977))+[.S33]" office:value-type="float" office:value="2377">
            <text:p>2377.0</text:p>
          </table:table-cell>
          <table:table-cell table:style-name="ce3" table:formula="of:=(((1980-1977)*([.X33]-[.S33]))/(1982-1977))+[.S33]" office:value-type="float" office:value="2370">
            <text:p>2370.0</text:p>
          </table:table-cell>
          <table:table-cell table:style-name="ce3" table:formula="of:=(((1981-1977)*([.X33]-[.S33]))/(1982-1977))+[.S33]" office:value-type="float" office:value="2363">
            <text:p>2363.0</text:p>
          </table:table-cell>
          <table:table-cell office:value-type="float" office:value="2356">
            <text:p>2356.0</text:p>
          </table:table-cell>
          <table:table-cell table:style-name="ce3" table:formula="of:=(((1983-1982)*([.AC33]-[.X33]))/(1987-1982))+[.X33]" office:value-type="float" office:value="2354.4">
            <text:p>2354.4</text:p>
          </table:table-cell>
          <table:table-cell table:style-name="ce3" table:formula="of:=(((1984-1982)*([.AC33]-[.X33]))/(1987-1982))+[.X33]" office:value-type="float" office:value="2352.8">
            <text:p>2352.8</text:p>
          </table:table-cell>
          <table:table-cell table:style-name="ce3" table:formula="of:=(((1985-1982)*([.AC33]-[.X33]))/(1987-1982))+[.X33]" office:value-type="float" office:value="2351.2">
            <text:p>2351.2</text:p>
          </table:table-cell>
          <table:table-cell table:style-name="ce3" table:formula="of:=(((1986-1982)*([.AC33]-[.X33]))/(1987-1982))+[.X33]" office:value-type="float" office:value="2349.6">
            <text:p>2349.6</text:p>
          </table:table-cell>
          <table:table-cell office:value-type="float" office:value="2348">
            <text:p>2348.0</text:p>
          </table:table-cell>
          <table:table-cell table:style-name="ce3" table:formula="of:=(((1988-1987)*([.AH33]-[.AC33]))/(1992-1987))+[.AC33]" office:value-type="float" office:value="2363.8">
            <text:p>2363.8</text:p>
          </table:table-cell>
          <table:table-cell table:style-name="ce3" table:formula="of:=(((1989-1987)*([.AH33]-[.AC33]))/(1992-1987))+[.AC33]" office:value-type="float" office:value="2379.6">
            <text:p>2379.6</text:p>
          </table:table-cell>
          <table:table-cell table:style-name="ce3" table:formula="of:=(((1990-1987)*([.AH33]-[.AC33]))/(1992-1987))+[.AC33]" office:value-type="float" office:value="2395.4">
            <text:p>2395.4</text:p>
          </table:table-cell>
          <table:table-cell table:style-name="ce3" table:formula="of:=(((1991-1987)*([.AH33]-[.AC33]))/(1992-1987))+[.AC33]" office:value-type="float" office:value="2411.2">
            <text:p>2411.2</text:p>
          </table:table-cell>
          <table:table-cell office:value-type="float" office:value="2427">
            <text:p>2427.0</text:p>
          </table:table-cell>
          <table:table-cell table:style-name="ce3" table:formula="of:=(((1993-1992)*([.AM33]-[.AH33]))/(1997-1992))+[.AH33]" office:value-type="float" office:value="2454">
            <text:p>2454.0</text:p>
          </table:table-cell>
          <table:table-cell table:style-name="ce3" table:formula="of:=(((1994-1992)*([.AM33]-[.AH33]))/(1997-1992))+[.AH33]" office:value-type="float" office:value="2481">
            <text:p>2481.0</text:p>
          </table:table-cell>
          <table:table-cell table:style-name="ce3" table:formula="of:=(((1995-1992)*([.AM33]-[.AH33]))/(1997-1992))+[.AH33]" office:value-type="float" office:value="2508">
            <text:p>2508.0</text:p>
          </table:table-cell>
          <table:table-cell table:style-name="ce3" table:formula="of:=(((1996-1992)*([.AM33]-[.AH33]))/(1997-1992))+[.AH33]" office:value-type="float" office:value="2535">
            <text:p>2535.0</text:p>
          </table:table-cell>
          <table:table-cell office:value-type="float" office:value="2562">
            <text:p>2562.0</text:p>
          </table:table-cell>
          <table:table-cell table:style-name="ce3" table:formula="of:=(((1998-1997)*([.AR33]-[.AM33]))/(2002-1997))+[.AM33]" office:value-type="float" office:value="2581.8">
            <text:p>2581.8</text:p>
          </table:table-cell>
          <table:table-cell table:style-name="ce3" table:formula="of:=(((1999-1997)*([.AR33]-[.AM33]))/(2002-1997))+[.AM33]" office:value-type="float" office:value="2601.6">
            <text:p>2601.6</text:p>
          </table:table-cell>
          <table:table-cell table:style-name="ce3" table:formula="of:=(((2000-1997)*([.AR33]-[.AM33]))/(2002-1997))+[.AM33]" office:value-type="float" office:value="2621.4">
            <text:p>2621.4</text:p>
          </table:table-cell>
          <table:table-cell table:style-name="ce3" table:formula="of:=(((2001-1997)*([.AR33]-[.AM33]))/(2002-1997))+[.AM33]" office:value-type="float" office:value="2641.2">
            <text:p>2641.2</text:p>
          </table:table-cell>
          <table:table-cell office:value-type="float" office:value="2661">
            <text:p>2661.0</text:p>
          </table:table-cell>
          <table:table-cell table:style-name="ce3" table:formula="of:=(((2003-2002)*([.AW33]-[.AR33]))/(2007-2002))+[.AR33]" office:value-type="float" office:value="2678.6">
            <text:p>2678.6</text:p>
          </table:table-cell>
          <table:table-cell table:style-name="ce3" table:formula="of:=(((2004-2002)*([.AW33]-[.AR33]))/(2007-2002))+[.AR33]" office:value-type="float" office:value="2696.2">
            <text:p>2696.2</text:p>
          </table:table-cell>
          <table:table-cell table:style-name="ce3" table:formula="of:=(((2005-2002)*([.AW33]-[.AR33]))/(2007-2002))+[.AR33]" office:value-type="float" office:value="2713.8">
            <text:p>2713.8</text:p>
          </table:table-cell>
          <table:table-cell table:style-name="ce3" table:formula="of:=(((2006-2002)*([.AW33]-[.AR33]))/(2007-2002))+[.AR33]" office:value-type="float" office:value="2731.4">
            <text:p>2731.4</text:p>
          </table:table-cell>
          <table:table-cell office:value-type="float" office:value="2749">
            <text:p>2749.0</text:p>
          </table:table-cell>
          <table:table-cell table:style-name="ce3" table:formula="of:=(((2008-2007)*([.BB33]-[.AW33]))/(2012-2007))+[.AW33]" office:value-type="float" office:value="2767">
            <text:p>2767.0</text:p>
          </table:table-cell>
          <table:table-cell table:style-name="ce3" table:formula="of:=(((2009-2007)*([.BB33]-[.AW33]))/(2012-2007))+[.AW33]" office:value-type="float" office:value="2785">
            <text:p>2785.0</text:p>
          </table:table-cell>
          <table:table-cell table:style-name="ce3" table:formula="of:=(((2010-2007)*([.BB33]-[.AW33]))/(2012-2007))+[.AW33]" office:value-type="float" office:value="2803">
            <text:p>2803.0</text:p>
          </table:table-cell>
          <table:table-cell table:style-name="ce3" table:formula="of:=(((2011-2007)*([.BB33]-[.AW33]))/(2012-2007))+[.AW33]" office:value-type="float" office:value="2821">
            <text:p>2821.0</text:p>
          </table:table-cell>
          <table:table-cell office:value-type="float" office:value="2839">
            <text:p>2839.0</text:p>
          </table:table-cell>
          <table:table-cell table:number-columns-repeated="970"/>
        </table:table-row>
        <table:table-row table:style-name="ro1">
          <table:table-cell office:value-type="string">
            <text:p>Burkina Faso</text:p>
          </table:table-cell>
          <table:table-cell/>
          <table:table-cell table:style-name="Default" office:value-type="string">
            <text:p>2484.0</text:p>
          </table:table-cell>
          <table:table-cell table:style-name="Default" office:value-type="string">
            <text:p>2281.0</text:p>
          </table:table-cell>
          <table:table-cell table:style-name="Default" office:value-type="string">
            <text:p>2068.0</text:p>
          </table:table-cell>
          <table:table-cell table:style-name="Default" office:value-type="string">
            <text:p>1858.0</text:p>
          </table:table-cell>
          <table:table-cell table:style-name="Default" office:value-type="string">
            <text:p>1651.0</text:p>
          </table:table-cell>
          <table:table-cell table:style-name="Default" office:value-type="string">
            <text:p>1452.0</text:p>
          </table:table-cell>
          <table:table-cell table:style-name="Default" office:value-type="string">
            <text:p>1270.0</text:p>
          </table:table-cell>
          <table:table-cell table:style-name="Default" office:value-type="string">
            <text:p>1106.0</text:p>
          </table:table-cell>
          <table:table-cell table:style-name="Default" office:value-type="string">
            <text:p>960.4</text:p>
          </table:table-cell>
          <table:table-cell table:style-name="Default" office:value-type="string">
            <text:p>830.0</text:p>
          </table:table-cell>
          <table:table-cell table:style-name="Default" office:value-type="string">
            <text:p>715.0</text:p>
          </table:table-cell>
          <table:table-cell office:value-type="float" office:value="2068">
            <text:p>2068.0</text:p>
          </table:table-cell>
          <table:table-cell table:style-name="ce3" table:formula="of:=(((1973-1972)*([.S34]-[.N34]))/(1977-1972))+[.N34]" office:value-type="float" office:value="2026">
            <text:p>2026.0</text:p>
          </table:table-cell>
          <table:table-cell table:style-name="ce3" table:formula="of:=(((1974-1972)*([.S34]-[.N34]))/(1977-1972))+[.N34]" office:value-type="float" office:value="1984">
            <text:p>1984.0</text:p>
          </table:table-cell>
          <table:table-cell table:style-name="ce3" table:formula="of:=(((1975-1972)*([.S34]-[.N34]))/(1977-1972))+[.N34]" office:value-type="float" office:value="1942">
            <text:p>1942.0</text:p>
          </table:table-cell>
          <table:table-cell table:style-name="ce3" table:formula="of:=(((1976-1972)*([.S34]-[.N34]))/(1977-1972))+[.N34]" office:value-type="float" office:value="1900">
            <text:p>1900.0</text:p>
          </table:table-cell>
          <table:table-cell office:value-type="float" office:value="1858">
            <text:p>1858.0</text:p>
          </table:table-cell>
          <table:table-cell table:style-name="ce3" table:formula="of:=(((1978-1977)*([.X34]-[.S34]))/(1982-1977))+[.S34]" office:value-type="float" office:value="1816.6">
            <text:p>1816.6</text:p>
          </table:table-cell>
          <table:table-cell table:style-name="ce3" table:formula="of:=(((1979-1977)*([.X34]-[.S34]))/(1982-1977))+[.S34]" office:value-type="float" office:value="1775.2">
            <text:p>1775.2</text:p>
          </table:table-cell>
          <table:table-cell table:style-name="ce3" table:formula="of:=(((1980-1977)*([.X34]-[.S34]))/(1982-1977))+[.S34]" office:value-type="float" office:value="1733.8">
            <text:p>1733.8</text:p>
          </table:table-cell>
          <table:table-cell table:style-name="ce3" table:formula="of:=(((1981-1977)*([.X34]-[.S34]))/(1982-1977))+[.S34]" office:value-type="float" office:value="1692.4">
            <text:p>1692.4</text:p>
          </table:table-cell>
          <table:table-cell office:value-type="float" office:value="1651">
            <text:p>1651.0</text:p>
          </table:table-cell>
          <table:table-cell table:style-name="ce3" table:formula="of:=(((1983-1982)*([.AC34]-[.X34]))/(1987-1982))+[.X34]" office:value-type="float" office:value="1611.2">
            <text:p>1611.2</text:p>
          </table:table-cell>
          <table:table-cell table:style-name="ce3" table:formula="of:=(((1984-1982)*([.AC34]-[.X34]))/(1987-1982))+[.X34]" office:value-type="float" office:value="1571.4">
            <text:p>1571.4</text:p>
          </table:table-cell>
          <table:table-cell table:style-name="ce3" table:formula="of:=(((1985-1982)*([.AC34]-[.X34]))/(1987-1982))+[.X34]" office:value-type="float" office:value="1531.6">
            <text:p>1531.6</text:p>
          </table:table-cell>
          <table:table-cell table:style-name="ce3" table:formula="of:=(((1986-1982)*([.AC34]-[.X34]))/(1987-1982))+[.X34]" office:value-type="float" office:value="1491.8">
            <text:p>1491.8</text:p>
          </table:table-cell>
          <table:table-cell office:value-type="float" office:value="1452">
            <text:p>1452.0</text:p>
          </table:table-cell>
          <table:table-cell table:style-name="ce3" table:formula="of:=(((1988-1987)*([.AH34]-[.AC34]))/(1992-1987))+[.AC34]" office:value-type="float" office:value="1415.6">
            <text:p>1415.6</text:p>
          </table:table-cell>
          <table:table-cell table:style-name="ce3" table:formula="of:=(((1989-1987)*([.AH34]-[.AC34]))/(1992-1987))+[.AC34]" office:value-type="float" office:value="1379.2">
            <text:p>1379.2</text:p>
          </table:table-cell>
          <table:table-cell table:style-name="ce3" table:formula="of:=(((1990-1987)*([.AH34]-[.AC34]))/(1992-1987))+[.AC34]" office:value-type="float" office:value="1342.8">
            <text:p>1342.8</text:p>
          </table:table-cell>
          <table:table-cell table:style-name="ce3" table:formula="of:=(((1991-1987)*([.AH34]-[.AC34]))/(1992-1987))+[.AC34]" office:value-type="float" office:value="1306.4">
            <text:p>1306.4</text:p>
          </table:table-cell>
          <table:table-cell office:value-type="float" office:value="1270">
            <text:p>1270.0</text:p>
          </table:table-cell>
          <table:table-cell table:style-name="ce3" table:formula="of:=(((1993-1992)*([.AM34]-[.AH34]))/(1997-1992))+[.AH34]" office:value-type="float" office:value="1237.2">
            <text:p>1237.2</text:p>
          </table:table-cell>
          <table:table-cell table:style-name="ce3" table:formula="of:=(((1994-1992)*([.AM34]-[.AH34]))/(1997-1992))+[.AH34]" office:value-type="float" office:value="1204.4">
            <text:p>1204.4</text:p>
          </table:table-cell>
          <table:table-cell table:style-name="ce3" table:formula="of:=(((1995-1992)*([.AM34]-[.AH34]))/(1997-1992))+[.AH34]" office:value-type="float" office:value="1171.6">
            <text:p>1171.6</text:p>
          </table:table-cell>
          <table:table-cell table:style-name="ce3" table:formula="of:=(((1996-1992)*([.AM34]-[.AH34]))/(1997-1992))+[.AH34]" office:value-type="float" office:value="1138.8">
            <text:p>1138.8</text:p>
          </table:table-cell>
          <table:table-cell office:value-type="float" office:value="1106">
            <text:p>1106.0</text:p>
          </table:table-cell>
          <table:table-cell table:style-name="ce3" table:formula="of:=(((1998-1997)*([.AR34]-[.AM34]))/(2002-1997))+[.AM34]" office:value-type="float" office:value="1076.88">
            <text:p>1076.9</text:p>
          </table:table-cell>
          <table:table-cell table:style-name="ce3" table:formula="of:=(((1999-1997)*([.AR34]-[.AM34]))/(2002-1997))+[.AM34]" office:value-type="float" office:value="1047.76">
            <text:p>1047.8</text:p>
          </table:table-cell>
          <table:table-cell table:style-name="ce3" table:formula="of:=(((2000-1997)*([.AR34]-[.AM34]))/(2002-1997))+[.AM34]" office:value-type="float" office:value="1018.64">
            <text:p>1018.6</text:p>
          </table:table-cell>
          <table:table-cell table:style-name="ce3" table:formula="of:=(((2001-1997)*([.AR34]-[.AM34]))/(2002-1997))+[.AM34]" office:value-type="float" office:value="989.52">
            <text:p>989.5</text:p>
          </table:table-cell>
          <table:table-cell office:value-type="float" office:value="960.4">
            <text:p>960.4</text:p>
          </table:table-cell>
          <table:table-cell table:style-name="ce3" table:formula="of:=(((2003-2002)*([.AW34]-[.AR34]))/(2007-2002))+[.AR34]" office:value-type="float" office:value="934.32">
            <text:p>934.3</text:p>
          </table:table-cell>
          <table:table-cell table:style-name="ce3" table:formula="of:=(((2004-2002)*([.AW34]-[.AR34]))/(2007-2002))+[.AR34]" office:value-type="float" office:value="908.24">
            <text:p>908.2</text:p>
          </table:table-cell>
          <table:table-cell table:style-name="ce3" table:formula="of:=(((2005-2002)*([.AW34]-[.AR34]))/(2007-2002))+[.AR34]" office:value-type="float" office:value="882.16">
            <text:p>882.2</text:p>
          </table:table-cell>
          <table:table-cell table:style-name="ce3" table:formula="of:=(((2006-2002)*([.AW34]-[.AR34]))/(2007-2002))+[.AR34]" office:value-type="float" office:value="856.08">
            <text:p>856.1</text:p>
          </table:table-cell>
          <table:table-cell office:value-type="float" office:value="830">
            <text:p>830.0</text:p>
          </table:table-cell>
          <table:table-cell table:style-name="ce3" table:formula="of:=(((2008-2007)*([.BB34]-[.AW34]))/(2012-2007))+[.AW34]" office:value-type="float" office:value="807">
            <text:p>807.0</text:p>
          </table:table-cell>
          <table:table-cell table:style-name="ce3" table:formula="of:=(((2009-2007)*([.BB34]-[.AW34]))/(2012-2007))+[.AW34]" office:value-type="float" office:value="784">
            <text:p>784.0</text:p>
          </table:table-cell>
          <table:table-cell table:style-name="ce3" table:formula="of:=(((2010-2007)*([.BB34]-[.AW34]))/(2012-2007))+[.AW34]" office:value-type="float" office:value="761">
            <text:p>761.0</text:p>
          </table:table-cell>
          <table:table-cell table:style-name="ce3" table:formula="of:=(((2011-2007)*([.BB34]-[.AW34]))/(2012-2007))+[.AW34]" office:value-type="float" office:value="738">
            <text:p>738.0</text:p>
          </table:table-cell>
          <table:table-cell office:value-type="float" office:value="715">
            <text:p>715.0</text:p>
          </table:table-cell>
          <table:table-cell table:number-columns-repeated="970"/>
        </table:table-row>
        <table:table-row table:style-name="ro1">
          <table:table-cell office:value-type="string">
            <text:p>Burundi</text:p>
          </table:table-cell>
          <table:table-cell/>
          <table:table-cell table:style-name="Default" office:value-type="string">
            <text:p>4118.0</text:p>
          </table:table-cell>
          <table:table-cell table:style-name="Default" office:value-type="string">
            <text:p>3753.0</text:p>
          </table:table-cell>
          <table:table-cell table:style-name="Default" office:value-type="string">
            <text:p>3506.0</text:p>
          </table:table-cell>
          <table:table-cell table:style-name="Default" office:value-type="string">
            <text:p>3284.0</text:p>
          </table:table-cell>
          <table:table-cell table:style-name="Default" office:value-type="string">
            <text:p>2853.0</text:p>
          </table:table-cell>
          <table:table-cell table:style-name="Default" office:value-type="string">
            <text:p>2427.0</text:p>
          </table:table-cell>
          <table:table-cell table:style-name="Default" office:value-type="string">
            <text:p>2149.0</text:p>
          </table:table-cell>
          <table:table-cell table:style-name="Default" office:value-type="string">
            <text:p>2029.0</text:p>
          </table:table-cell>
          <table:table-cell table:style-name="Default" office:value-type="string">
            <text:p>1884.0</text:p>
          </table:table-cell>
          <table:table-cell table:style-name="Default" office:value-type="string">
            <text:p>1627.0</text:p>
          </table:table-cell>
          <table:table-cell table:style-name="Default" office:value-type="string">
            <text:p>1433.0</text:p>
          </table:table-cell>
          <table:table-cell office:value-type="float" office:value="2812">
            <text:p>2812.0</text:p>
          </table:table-cell>
          <table:table-cell table:style-name="ce3" table:formula="of:=(((1973-1972)*([.S35]-[.N35]))/(1977-1972))+[.N35]" office:value-type="float" office:value="2776.4">
            <text:p>2776.4</text:p>
          </table:table-cell>
          <table:table-cell table:style-name="ce3" table:formula="of:=(((1974-1972)*([.S35]-[.N35]))/(1977-1972))+[.N35]" office:value-type="float" office:value="2740.8">
            <text:p>2740.8</text:p>
          </table:table-cell>
          <table:table-cell table:style-name="ce3" table:formula="of:=(((1975-1972)*([.S35]-[.N35]))/(1977-1972))+[.N35]" office:value-type="float" office:value="2705.2">
            <text:p>2705.2</text:p>
          </table:table-cell>
          <table:table-cell table:style-name="ce3" table:formula="of:=(((1976-1972)*([.S35]-[.N35]))/(1977-1972))+[.N35]" office:value-type="float" office:value="2669.6">
            <text:p>2669.6</text:p>
          </table:table-cell>
          <table:table-cell office:value-type="float" office:value="2634">
            <text:p>2634.0</text:p>
          </table:table-cell>
          <table:table-cell table:style-name="ce3" table:formula="of:=(((1978-1977)*([.X35]-[.S35]))/(1982-1977))+[.S35]" office:value-type="float" office:value="2564.8">
            <text:p>2564.8</text:p>
          </table:table-cell>
          <table:table-cell table:style-name="ce3" table:formula="of:=(((1979-1977)*([.X35]-[.S35]))/(1982-1977))+[.S35]" office:value-type="float" office:value="2495.6">
            <text:p>2495.6</text:p>
          </table:table-cell>
          <table:table-cell table:style-name="ce3" table:formula="of:=(((1980-1977)*([.X35]-[.S35]))/(1982-1977))+[.S35]" office:value-type="float" office:value="2426.4">
            <text:p>2426.4</text:p>
          </table:table-cell>
          <table:table-cell table:style-name="ce3" table:formula="of:=(((1981-1977)*([.X35]-[.S35]))/(1982-1977))+[.S35]" office:value-type="float" office:value="2357.2">
            <text:p>2357.2</text:p>
          </table:table-cell>
          <table:table-cell office:value-type="float" office:value="2288">
            <text:p>2288.0</text:p>
          </table:table-cell>
          <table:table-cell table:style-name="ce3" table:formula="of:=(((1983-1982)*([.AC35]-[.X35]))/(1987-1982))+[.X35]" office:value-type="float" office:value="2219.8">
            <text:p>2219.8</text:p>
          </table:table-cell>
          <table:table-cell table:style-name="ce3" table:formula="of:=(((1984-1982)*([.AC35]-[.X35]))/(1987-1982))+[.X35]" office:value-type="float" office:value="2151.6">
            <text:p>2151.6</text:p>
          </table:table-cell>
          <table:table-cell table:style-name="ce3" table:formula="of:=(((1985-1982)*([.AC35]-[.X35]))/(1987-1982))+[.X35]" office:value-type="float" office:value="2083.4">
            <text:p>2083.4</text:p>
          </table:table-cell>
          <table:table-cell table:style-name="ce3" table:formula="of:=(((1986-1982)*([.AC35]-[.X35]))/(1987-1982))+[.X35]" office:value-type="float" office:value="2015.2">
            <text:p>2015.2</text:p>
          </table:table-cell>
          <table:table-cell office:value-type="float" office:value="1947">
            <text:p>1947.0</text:p>
          </table:table-cell>
          <table:table-cell table:style-name="ce3" table:formula="of:=(((1988-1987)*([.AH35]-[.AC35]))/(1992-1987))+[.AC35]" office:value-type="float" office:value="1902.4">
            <text:p>1902.4</text:p>
          </table:table-cell>
          <table:table-cell table:style-name="ce3" table:formula="of:=(((1989-1987)*([.AH35]-[.AC35]))/(1992-1987))+[.AC35]" office:value-type="float" office:value="1857.8">
            <text:p>1857.8</text:p>
          </table:table-cell>
          <table:table-cell table:style-name="ce3" table:formula="of:=(((1990-1987)*([.AH35]-[.AC35]))/(1992-1987))+[.AC35]" office:value-type="float" office:value="1813.2">
            <text:p>1813.2</text:p>
          </table:table-cell>
          <table:table-cell table:style-name="ce3" table:formula="of:=(((1991-1987)*([.AH35]-[.AC35]))/(1992-1987))+[.AC35]" office:value-type="float" office:value="1768.6">
            <text:p>1768.6</text:p>
          </table:table-cell>
          <table:table-cell office:value-type="float" office:value="1724">
            <text:p>1724.0</text:p>
          </table:table-cell>
          <table:table-cell table:style-name="ce3" table:formula="of:=(((1993-1992)*([.AM35]-[.AH35]))/(1997-1992))+[.AH35]" office:value-type="float" office:value="1704.8">
            <text:p>1704.8</text:p>
          </table:table-cell>
          <table:table-cell table:style-name="ce3" table:formula="of:=(((1994-1992)*([.AM35]-[.AH35]))/(1997-1992))+[.AH35]" office:value-type="float" office:value="1685.6">
            <text:p>1685.6</text:p>
          </table:table-cell>
          <table:table-cell table:style-name="ce3" table:formula="of:=(((1995-1992)*([.AM35]-[.AH35]))/(1997-1992))+[.AH35]" office:value-type="float" office:value="1666.4">
            <text:p>1666.4</text:p>
          </table:table-cell>
          <table:table-cell table:style-name="ce3" table:formula="of:=(((1996-1992)*([.AM35]-[.AH35]))/(1997-1992))+[.AH35]" office:value-type="float" office:value="1647.2">
            <text:p>1647.2</text:p>
          </table:table-cell>
          <table:table-cell office:value-type="float" office:value="1628">
            <text:p>1628.0</text:p>
          </table:table-cell>
          <table:table-cell table:style-name="ce3" table:formula="of:=(((1998-1997)*([.AR35]-[.AM35]))/(2002-1997))+[.AM35]" office:value-type="float" office:value="1604.6">
            <text:p>1604.6</text:p>
          </table:table-cell>
          <table:table-cell table:style-name="ce3" table:formula="of:=(((1999-1997)*([.AR35]-[.AM35]))/(2002-1997))+[.AM35]" office:value-type="float" office:value="1581.2">
            <text:p>1581.2</text:p>
          </table:table-cell>
          <table:table-cell table:style-name="ce3" table:formula="of:=(((2000-1997)*([.AR35]-[.AM35]))/(2002-1997))+[.AM35]" office:value-type="float" office:value="1557.8">
            <text:p>1557.8</text:p>
          </table:table-cell>
          <table:table-cell table:style-name="ce3" table:formula="of:=(((2001-1997)*([.AR35]-[.AM35]))/(2002-1997))+[.AM35]" office:value-type="float" office:value="1534.4">
            <text:p>1534.4</text:p>
          </table:table-cell>
          <table:table-cell office:value-type="float" office:value="1511">
            <text:p>1511.0</text:p>
          </table:table-cell>
          <table:table-cell table:style-name="ce3" table:formula="of:=(((2003-2002)*([.AW35]-[.AR35]))/(2007-2002))+[.AR35]" office:value-type="float" office:value="1469.8">
            <text:p>1469.8</text:p>
          </table:table-cell>
          <table:table-cell table:style-name="ce3" table:formula="of:=(((2004-2002)*([.AW35]-[.AR35]))/(2007-2002))+[.AR35]" office:value-type="float" office:value="1428.6">
            <text:p>1428.6</text:p>
          </table:table-cell>
          <table:table-cell table:style-name="ce3" table:formula="of:=(((2005-2002)*([.AW35]-[.AR35]))/(2007-2002))+[.AR35]" office:value-type="float" office:value="1387.4">
            <text:p>1387.4</text:p>
          </table:table-cell>
          <table:table-cell table:style-name="ce3" table:formula="of:=(((2006-2002)*([.AW35]-[.AR35]))/(2007-2002))+[.AR35]" office:value-type="float" office:value="1346.2">
            <text:p>1346.2</text:p>
          </table:table-cell>
          <table:table-cell office:value-type="float" office:value="1305">
            <text:p>1305.0</text:p>
          </table:table-cell>
          <table:table-cell table:style-name="ce3" table:formula="of:=(((2008-2007)*([.BB35]-[.AW35]))/(2012-2007))+[.AW35]" office:value-type="float" office:value="1274">
            <text:p>1274.0</text:p>
          </table:table-cell>
          <table:table-cell table:style-name="ce3" table:formula="of:=(((2009-2007)*([.BB35]-[.AW35]))/(2012-2007))+[.AW35]" office:value-type="float" office:value="1243">
            <text:p>1243.0</text:p>
          </table:table-cell>
          <table:table-cell table:style-name="ce3" table:formula="of:=(((2010-2007)*([.BB35]-[.AW35]))/(2012-2007))+[.AW35]" office:value-type="float" office:value="1212">
            <text:p>1212.0</text:p>
          </table:table-cell>
          <table:table-cell table:style-name="ce3" table:formula="of:=(((2011-2007)*([.BB35]-[.AW35]))/(2012-2007))+[.AW35]" office:value-type="float" office:value="1181">
            <text:p>1181.0</text:p>
          </table:table-cell>
          <table:table-cell office:value-type="float" office:value="1150">
            <text:p>1150.0</text:p>
          </table:table-cell>
          <table:table-cell table:number-columns-repeated="970"/>
        </table:table-row>
        <table:table-row table:style-name="ro1">
          <table:table-cell office:value-type="string">
            <text:p>Cabo Verde</text:p>
          </table:table-cell>
          <table:table-cell/>
          <table:table-cell table:style-name="Default" office:value-type="string">
            <text:p>1357.0</text:p>
          </table:table-cell>
          <table:table-cell table:style-name="Default" office:value-type="string">
            <text:p>1186.0</text:p>
          </table:table-cell>
          <table:table-cell table:style-name="Default" office:value-type="string">
            <text:p>1027.0</text:p>
          </table:table-cell>
          <table:table-cell table:number-columns-repeated="2" table:style-name="Default" office:value-type="string">
            <text:p>974.0</text:p>
          </table:table-cell>
          <table:table-cell table:style-name="Default" office:value-type="string">
            <text:p>892.9</text:p>
          </table:table-cell>
          <table:table-cell table:style-name="Default" office:value-type="string">
            <text:p>821.9</text:p>
          </table:table-cell>
          <table:table-cell table:style-name="Default" office:value-type="string">
            <text:p>726.4</text:p>
          </table:table-cell>
          <table:table-cell table:style-name="Default" office:value-type="string">
            <text:p>662.3</text:p>
          </table:table-cell>
          <table:table-cell table:style-name="Default" office:value-type="string">
            <text:p>621.1</text:p>
          </table:table-cell>
          <table:table-cell table:style-name="Default" office:value-type="string">
            <text:p>594.1</text:p>
          </table:table-cell>
          <table:table-cell office:value-type="float" office:value="1027">
            <text:p>1027.0</text:p>
          </table:table-cell>
          <table:table-cell table:style-name="ce3" table:formula="of:=(((1973-1972)*([.S36]-[.N36]))/(1977-1972))+[.N36]" office:value-type="float" office:value="1016.4">
            <text:p>1016.4</text:p>
          </table:table-cell>
          <table:table-cell table:style-name="ce3" table:formula="of:=(((1974-1972)*([.S36]-[.N36]))/(1977-1972))+[.N36]" office:value-type="float" office:value="1005.8">
            <text:p>1005.8</text:p>
          </table:table-cell>
          <table:table-cell table:style-name="ce3" table:formula="of:=(((1975-1972)*([.S36]-[.N36]))/(1977-1972))+[.N36]" office:value-type="float" office:value="995.2">
            <text:p>995.2</text:p>
          </table:table-cell>
          <table:table-cell table:style-name="ce3" table:formula="of:=(((1976-1972)*([.S36]-[.N36]))/(1977-1972))+[.N36]" office:value-type="float" office:value="984.6">
            <text:p>984.6</text:p>
          </table:table-cell>
          <table:table-cell office:value-type="float" office:value="974">
            <text:p>974.0</text:p>
          </table:table-cell>
          <table:table-cell table:style-name="ce3" table:formula="of:=(((1978-1977)*([.X36]-[.S36]))/(1982-1977))+[.S36]" office:value-type="float" office:value="974">
            <text:p>974.0</text:p>
          </table:table-cell>
          <table:table-cell table:style-name="ce3" table:formula="of:=(((1979-1977)*([.X36]-[.S36]))/(1982-1977))+[.S36]" office:value-type="float" office:value="974">
            <text:p>974.0</text:p>
          </table:table-cell>
          <table:table-cell table:style-name="ce3" table:formula="of:=(((1980-1977)*([.X36]-[.S36]))/(1982-1977))+[.S36]" office:value-type="float" office:value="974">
            <text:p>974.0</text:p>
          </table:table-cell>
          <table:table-cell table:style-name="ce3" table:formula="of:=(((1981-1977)*([.X36]-[.S36]))/(1982-1977))+[.S36]" office:value-type="float" office:value="974">
            <text:p>974.0</text:p>
          </table:table-cell>
          <table:table-cell office:value-type="float" office:value="974">
            <text:p>974.0</text:p>
          </table:table-cell>
          <table:table-cell table:style-name="ce3" table:formula="of:=(((1983-1982)*([.AC36]-[.X36]))/(1987-1982))+[.X36]" office:value-type="float" office:value="957.78">
            <text:p>957.8</text:p>
          </table:table-cell>
          <table:table-cell table:style-name="ce3" table:formula="of:=(((1984-1982)*([.AC36]-[.X36]))/(1987-1982))+[.X36]" office:value-type="float" office:value="941.56">
            <text:p>941.6</text:p>
          </table:table-cell>
          <table:table-cell table:style-name="ce3" table:formula="of:=(((1985-1982)*([.AC36]-[.X36]))/(1987-1982))+[.X36]" office:value-type="float" office:value="925.34">
            <text:p>925.3</text:p>
          </table:table-cell>
          <table:table-cell table:style-name="ce3" table:formula="of:=(((1986-1982)*([.AC36]-[.X36]))/(1987-1982))+[.X36]" office:value-type="float" office:value="909.12">
            <text:p>909.1</text:p>
          </table:table-cell>
          <table:table-cell office:value-type="float" office:value="892.9">
            <text:p>892.9</text:p>
          </table:table-cell>
          <table:table-cell table:style-name="ce3" table:formula="of:=(((1988-1987)*([.AH36]-[.AC36]))/(1992-1987))+[.AC36]" office:value-type="float" office:value="878.7">
            <text:p>878.7</text:p>
          </table:table-cell>
          <table:table-cell table:style-name="ce3" table:formula="of:=(((1989-1987)*([.AH36]-[.AC36]))/(1992-1987))+[.AC36]" office:value-type="float" office:value="864.5">
            <text:p>864.5</text:p>
          </table:table-cell>
          <table:table-cell table:style-name="ce3" table:formula="of:=(((1990-1987)*([.AH36]-[.AC36]))/(1992-1987))+[.AC36]" office:value-type="float" office:value="850.3">
            <text:p>850.3</text:p>
          </table:table-cell>
          <table:table-cell table:style-name="ce3" table:formula="of:=(((1991-1987)*([.AH36]-[.AC36]))/(1992-1987))+[.AC36]" office:value-type="float" office:value="836.1">
            <text:p>836.1</text:p>
          </table:table-cell>
          <table:table-cell office:value-type="float" office:value="821.9">
            <text:p>821.9</text:p>
          </table:table-cell>
          <table:table-cell table:style-name="ce3" table:formula="of:=(((1993-1992)*([.AM36]-[.AH36]))/(1997-1992))+[.AH36]" office:value-type="float" office:value="802.8">
            <text:p>802.8</text:p>
          </table:table-cell>
          <table:table-cell table:style-name="ce3" table:formula="of:=(((1994-1992)*([.AM36]-[.AH36]))/(1997-1992))+[.AH36]" office:value-type="float" office:value="783.7">
            <text:p>783.7</text:p>
          </table:table-cell>
          <table:table-cell table:style-name="ce3" table:formula="of:=(((1995-1992)*([.AM36]-[.AH36]))/(1997-1992))+[.AH36]" office:value-type="float" office:value="764.6">
            <text:p>764.6</text:p>
          </table:table-cell>
          <table:table-cell table:style-name="ce3" table:formula="of:=(((1996-1992)*([.AM36]-[.AH36]))/(1997-1992))+[.AH36]" office:value-type="float" office:value="745.5">
            <text:p>745.5</text:p>
          </table:table-cell>
          <table:table-cell office:value-type="float" office:value="726.4">
            <text:p>726.4</text:p>
          </table:table-cell>
          <table:table-cell table:style-name="ce3" table:formula="of:=(((1998-1997)*([.AR36]-[.AM36]))/(2002-1997))+[.AM36]" office:value-type="float" office:value="713.58">
            <text:p>713.6</text:p>
          </table:table-cell>
          <table:table-cell table:style-name="ce3" table:formula="of:=(((1999-1997)*([.AR36]-[.AM36]))/(2002-1997))+[.AM36]" office:value-type="float" office:value="700.76">
            <text:p>700.8</text:p>
          </table:table-cell>
          <table:table-cell table:style-name="ce3" table:formula="of:=(((2000-1997)*([.AR36]-[.AM36]))/(2002-1997))+[.AM36]" office:value-type="float" office:value="687.94">
            <text:p>687.9</text:p>
          </table:table-cell>
          <table:table-cell table:style-name="ce3" table:formula="of:=(((2001-1997)*([.AR36]-[.AM36]))/(2002-1997))+[.AM36]" office:value-type="float" office:value="675.12">
            <text:p>675.1</text:p>
          </table:table-cell>
          <table:table-cell office:value-type="float" office:value="662.3">
            <text:p>662.3</text:p>
          </table:table-cell>
          <table:table-cell table:style-name="ce3" table:formula="of:=(((2003-2002)*([.AW36]-[.AR36]))/(2007-2002))+[.AR36]" office:value-type="float" office:value="654.06">
            <text:p>654.1</text:p>
          </table:table-cell>
          <table:table-cell table:style-name="ce3" table:formula="of:=(((2004-2002)*([.AW36]-[.AR36]))/(2007-2002))+[.AR36]" office:value-type="float" office:value="645.82">
            <text:p>645.8</text:p>
          </table:table-cell>
          <table:table-cell table:style-name="ce3" table:formula="of:=(((2005-2002)*([.AW36]-[.AR36]))/(2007-2002))+[.AR36]" office:value-type="float" office:value="637.58">
            <text:p>637.6</text:p>
          </table:table-cell>
          <table:table-cell table:style-name="ce3" table:formula="of:=(((2006-2002)*([.AW36]-[.AR36]))/(2007-2002))+[.AR36]" office:value-type="float" office:value="629.34">
            <text:p>629.3</text:p>
          </table:table-cell>
          <table:table-cell office:value-type="float" office:value="621.1">
            <text:p>621.1</text:p>
          </table:table-cell>
          <table:table-cell table:style-name="ce3" table:formula="of:=(((2008-2007)*([.BB36]-[.AW36]))/(2012-2007))+[.AW36]" office:value-type="float" office:value="615.7">
            <text:p>615.7</text:p>
          </table:table-cell>
          <table:table-cell table:style-name="ce3" table:formula="of:=(((2009-2007)*([.BB36]-[.AW36]))/(2012-2007))+[.AW36]" office:value-type="float" office:value="610.3">
            <text:p>610.3</text:p>
          </table:table-cell>
          <table:table-cell table:style-name="ce3" table:formula="of:=(((2010-2007)*([.BB36]-[.AW36]))/(2012-2007))+[.AW36]" office:value-type="float" office:value="604.9">
            <text:p>604.9</text:p>
          </table:table-cell>
          <table:table-cell table:style-name="ce3" table:formula="of:=(((2011-2007)*([.BB36]-[.AW36]))/(2012-2007))+[.AW36]" office:value-type="float" office:value="599.5">
            <text:p>599.5</text:p>
          </table:table-cell>
          <table:table-cell office:value-type="float" office:value="594.1">
            <text:p>594.1</text:p>
          </table:table-cell>
          <table:table-cell table:number-columns-repeated="970"/>
        </table:table-row>
        <table:table-row table:style-name="ro1">
          <table:table-cell office:value-type="string">
            <text:p>Cambodia</text:p>
          </table:table-cell>
          <table:table-cell/>
          <table:table-cell table:style-name="Default" office:value-type="string">
            <text:p>83556.0</text:p>
          </table:table-cell>
          <table:table-cell table:style-name="Default" office:value-type="string">
            <text:p>73404.0</text:p>
          </table:table-cell>
          <table:table-cell table:style-name="Default" office:value-type="string">
            <text:p>66887.0</text:p>
          </table:table-cell>
          <table:table-cell table:style-name="Default" office:value-type="string">
            <text:p>70056.0</text:p>
          </table:table-cell>
          <table:table-cell table:style-name="Default" office:value-type="string">
            <text:p>69160.0</text:p>
          </table:table-cell>
          <table:table-cell table:style-name="Default" office:value-type="string">
            <text:p>55548.0</text:p>
          </table:table-cell>
          <table:table-cell table:style-name="Default" office:value-type="string">
            <text:p>46649.0</text:p>
          </table:table-cell>
          <table:table-cell table:style-name="Default" office:value-type="string">
            <text:p>40585.0</text:p>
          </table:table-cell>
          <table:table-cell table:style-name="Default" office:value-type="string">
            <text:p>37065.0</text:p>
          </table:table-cell>
          <table:table-cell table:style-name="Default" office:value-type="string">
            <text:p>34828.0</text:p>
          </table:table-cell>
          <table:table-cell table:style-name="Default" office:value-type="string">
            <text:p>32884.0</text:p>
          </table:table-cell>
          <table:table-cell office:value-type="float" office:value="16943">
            <text:p>16943.0</text:p>
          </table:table-cell>
          <table:table-cell table:style-name="ce3" table:formula="of:=(((1973-1972)*([.S37]-[.N37]))/(1977-1972))+[.N37]" office:value-type="float" office:value="17103.6">
            <text:p>17103.6</text:p>
          </table:table-cell>
          <table:table-cell table:style-name="ce3" table:formula="of:=(((1974-1972)*([.S37]-[.N37]))/(1977-1972))+[.N37]" office:value-type="float" office:value="17264.2">
            <text:p>17264.2</text:p>
          </table:table-cell>
          <table:table-cell table:style-name="ce3" table:formula="of:=(((1975-1972)*([.S37]-[.N37]))/(1977-1972))+[.N37]" office:value-type="float" office:value="17424.8">
            <text:p>17424.8</text:p>
          </table:table-cell>
          <table:table-cell table:style-name="ce3" table:formula="of:=(((1976-1972)*([.S37]-[.N37]))/(1977-1972))+[.N37]" office:value-type="float" office:value="17585.4">
            <text:p>17585.4</text:p>
          </table:table-cell>
          <table:table-cell office:value-type="float" office:value="17746">
            <text:p>17746.0</text:p>
          </table:table-cell>
          <table:table-cell table:style-name="ce3" table:formula="of:=(((1978-1977)*([.X37]-[.S37]))/(1982-1977))+[.S37]" office:value-type="float" office:value="17700.6">
            <text:p>17700.6</text:p>
          </table:table-cell>
          <table:table-cell table:style-name="ce3" table:formula="of:=(((1979-1977)*([.X37]-[.S37]))/(1982-1977))+[.S37]" office:value-type="float" office:value="17655.2">
            <text:p>17655.2</text:p>
          </table:table-cell>
          <table:table-cell table:style-name="ce3" table:formula="of:=(((1980-1977)*([.X37]-[.S37]))/(1982-1977))+[.S37]" office:value-type="float" office:value="17609.8">
            <text:p>17609.8</text:p>
          </table:table-cell>
          <table:table-cell table:style-name="ce3" table:formula="of:=(((1981-1977)*([.X37]-[.S37]))/(1982-1977))+[.S37]" office:value-type="float" office:value="17564.4">
            <text:p>17564.4</text:p>
          </table:table-cell>
          <table:table-cell office:value-type="float" office:value="17519">
            <text:p>17519.0</text:p>
          </table:table-cell>
          <table:table-cell table:style-name="ce3" table:formula="of:=(((1983-1982)*([.AC37]-[.X37]))/(1987-1982))+[.X37]" office:value-type="float" office:value="16829.4">
            <text:p>16829.4</text:p>
          </table:table-cell>
          <table:table-cell table:style-name="ce3" table:formula="of:=(((1984-1982)*([.AC37]-[.X37]))/(1987-1982))+[.X37]" office:value-type="float" office:value="16139.8">
            <text:p>16139.8</text:p>
          </table:table-cell>
          <table:table-cell table:style-name="ce3" table:formula="of:=(((1985-1982)*([.AC37]-[.X37]))/(1987-1982))+[.X37]" office:value-type="float" office:value="15450.2">
            <text:p>15450.2</text:p>
          </table:table-cell>
          <table:table-cell table:style-name="ce3" table:formula="of:=(((1986-1982)*([.AC37]-[.X37]))/(1987-1982))+[.X37]" office:value-type="float" office:value="14760.6">
            <text:p>14760.6</text:p>
          </table:table-cell>
          <table:table-cell office:value-type="float" office:value="14071">
            <text:p>14071.0</text:p>
          </table:table-cell>
          <table:table-cell table:style-name="ce3" table:formula="of:=(((1988-1987)*([.AH37]-[.AC37]))/(1992-1987))+[.AC37]" office:value-type="float" office:value="13620.2">
            <text:p>13620.2</text:p>
          </table:table-cell>
          <table:table-cell table:style-name="ce3" table:formula="of:=(((1989-1987)*([.AH37]-[.AC37]))/(1992-1987))+[.AC37]" office:value-type="float" office:value="13169.4">
            <text:p>13169.4</text:p>
          </table:table-cell>
          <table:table-cell table:style-name="ce3" table:formula="of:=(((1990-1987)*([.AH37]-[.AC37]))/(1992-1987))+[.AC37]" office:value-type="float" office:value="12718.6">
            <text:p>12718.6</text:p>
          </table:table-cell>
          <table:table-cell table:style-name="ce3" table:formula="of:=(((1991-1987)*([.AH37]-[.AC37]))/(1992-1987))+[.AC37]" office:value-type="float" office:value="12267.8">
            <text:p>12267.8</text:p>
          </table:table-cell>
          <table:table-cell office:value-type="float" office:value="11817">
            <text:p>11817.0</text:p>
          </table:table-cell>
          <table:table-cell table:style-name="ce3" table:formula="of:=(((1993-1992)*([.AM37]-[.AH37]))/(1997-1992))+[.AH37]" office:value-type="float" office:value="11509.6">
            <text:p>11509.6</text:p>
          </table:table-cell>
          <table:table-cell table:style-name="ce3" table:formula="of:=(((1994-1992)*([.AM37]-[.AH37]))/(1997-1992))+[.AH37]" office:value-type="float" office:value="11202.2">
            <text:p>11202.2</text:p>
          </table:table-cell>
          <table:table-cell table:style-name="ce3" table:formula="of:=(((1995-1992)*([.AM37]-[.AH37]))/(1997-1992))+[.AH37]" office:value-type="float" office:value="10894.8">
            <text:p>10894.8</text:p>
          </table:table-cell>
          <table:table-cell table:style-name="ce3" table:formula="of:=(((1996-1992)*([.AM37]-[.AH37]))/(1997-1992))+[.AH37]" office:value-type="float" office:value="10587.4">
            <text:p>10587.4</text:p>
          </table:table-cell>
          <table:table-cell office:value-type="float" office:value="10280">
            <text:p>10280.0</text:p>
          </table:table-cell>
          <table:table-cell table:style-name="ce3" table:formula="of:=(((1998-1997)*([.AR37]-[.AM37]))/(2002-1997))+[.AM37]" office:value-type="float" office:value="10101.8">
            <text:p>10101.8</text:p>
          </table:table-cell>
          <table:table-cell table:style-name="ce3" table:formula="of:=(((1999-1997)*([.AR37]-[.AM37]))/(2002-1997))+[.AM37]" office:value-type="float" office:value="9923.6">
            <text:p>9923.6</text:p>
          </table:table-cell>
          <table:table-cell table:style-name="ce3" table:formula="of:=(((2000-1997)*([.AR37]-[.AM37]))/(2002-1997))+[.AM37]" office:value-type="float" office:value="9745.4">
            <text:p>9745.4</text:p>
          </table:table-cell>
          <table:table-cell table:style-name="ce3" table:formula="of:=(((2001-1997)*([.AR37]-[.AM37]))/(2002-1997))+[.AM37]" office:value-type="float" office:value="9567.2">
            <text:p>9567.2</text:p>
          </table:table-cell>
          <table:table-cell office:value-type="float" office:value="9389">
            <text:p>9389.0</text:p>
          </table:table-cell>
          <table:table-cell table:style-name="ce3" table:formula="of:=(((2003-2002)*([.AW37]-[.AR37]))/(2007-2002))+[.AR37]" office:value-type="float" office:value="9275.6">
            <text:p>9275.6</text:p>
          </table:table-cell>
          <table:table-cell table:style-name="ce3" table:formula="of:=(((2004-2002)*([.AW37]-[.AR37]))/(2007-2002))+[.AR37]" office:value-type="float" office:value="9162.2">
            <text:p>9162.2</text:p>
          </table:table-cell>
          <table:table-cell table:style-name="ce3" table:formula="of:=(((2005-2002)*([.AW37]-[.AR37]))/(2007-2002))+[.AR37]" office:value-type="float" office:value="9048.8">
            <text:p>9048.8</text:p>
          </table:table-cell>
          <table:table-cell table:style-name="ce3" table:formula="of:=(((2006-2002)*([.AW37]-[.AR37]))/(2007-2002))+[.AR37]" office:value-type="float" office:value="8935.4">
            <text:p>8935.4</text:p>
          </table:table-cell>
          <table:table-cell office:value-type="float" office:value="8822">
            <text:p>8822.0</text:p>
          </table:table-cell>
          <table:table-cell table:style-name="ce3" table:formula="of:=(((2008-2007)*([.BB37]-[.AW37]))/(2012-2007))+[.AW37]" office:value-type="float" office:value="8723.6">
            <text:p>8723.6</text:p>
          </table:table-cell>
          <table:table-cell table:style-name="ce3" table:formula="of:=(((2009-2007)*([.BB37]-[.AW37]))/(2012-2007))+[.AW37]" office:value-type="float" office:value="8625.2">
            <text:p>8625.2</text:p>
          </table:table-cell>
          <table:table-cell table:style-name="ce3" table:formula="of:=(((2010-2007)*([.BB37]-[.AW37]))/(2012-2007))+[.AW37]" office:value-type="float" office:value="8526.8">
            <text:p>8526.8</text:p>
          </table:table-cell>
          <table:table-cell table:style-name="ce3" table:formula="of:=(((2011-2007)*([.BB37]-[.AW37]))/(2012-2007))+[.AW37]" office:value-type="float" office:value="8428.4">
            <text:p>8428.4</text:p>
          </table:table-cell>
          <table:table-cell office:value-type="float" office:value="8330">
            <text:p>8330.0</text:p>
          </table:table-cell>
          <table:table-cell table:number-columns-repeated="970"/>
        </table:table-row>
        <table:table-row table:style-name="ro1">
          <table:table-cell office:value-type="string">
            <text:p>Cameroon</text:p>
          </table:table-cell>
          <table:table-cell/>
          <table:table-cell table:style-name="Default" office:value-type="string">
            <text:p>50549.0</text:p>
          </table:table-cell>
          <table:table-cell table:style-name="Default" office:value-type="string">
            <text:p>44996.0</text:p>
          </table:table-cell>
          <table:table-cell table:style-name="Default" office:value-type="string">
            <text:p>39598.0</text:p>
          </table:table-cell>
          <table:table-cell table:style-name="Default" office:value-type="string">
            <text:p>34311.0</text:p>
          </table:table-cell>
          <table:table-cell table:style-name="Default" office:value-type="string">
            <text:p>29579.0</text:p>
          </table:table-cell>
          <table:table-cell table:style-name="Default" office:value-type="string">
            <text:p>25585.0</text:p>
          </table:table-cell>
          <table:table-cell table:style-name="Default" office:value-type="string">
            <text:p>22161.0</text:p>
          </table:table-cell>
          <table:table-cell table:style-name="Default" office:value-type="string">
            <text:p>19512.0</text:p>
          </table:table-cell>
          <table:table-cell table:style-name="Default" office:value-type="string">
            <text:p>17400.0</text:p>
          </table:table-cell>
          <table:table-cell table:style-name="Default" office:value-type="string">
            <text:p>15559.0</text:p>
          </table:table-cell>
          <table:table-cell table:style-name="Default" office:value-type="string">
            <text:p>13948.0</text:p>
          </table:table-cell>
          <table:table-cell office:value-type="float" office:value="37864">
            <text:p>37864.0</text:p>
          </table:table-cell>
          <table:table-cell table:style-name="ce3" table:formula="of:=(((1973-1972)*([.S38]-[.N38]))/(1977-1972))+[.N38]" office:value-type="float" office:value="36853">
            <text:p>36853.0</text:p>
          </table:table-cell>
          <table:table-cell table:style-name="ce3" table:formula="of:=(((1974-1972)*([.S38]-[.N38]))/(1977-1972))+[.N38]" office:value-type="float" office:value="35842">
            <text:p>35842.0</text:p>
          </table:table-cell>
          <table:table-cell table:style-name="ce3" table:formula="of:=(((1975-1972)*([.S38]-[.N38]))/(1977-1972))+[.N38]" office:value-type="float" office:value="34831">
            <text:p>34831.0</text:p>
          </table:table-cell>
          <table:table-cell table:style-name="ce3" table:formula="of:=(((1976-1972)*([.S38]-[.N38]))/(1977-1972))+[.N38]" office:value-type="float" office:value="33820">
            <text:p>33820.0</text:p>
          </table:table-cell>
          <table:table-cell office:value-type="float" office:value="32809">
            <text:p>32809.0</text:p>
          </table:table-cell>
          <table:table-cell table:style-name="ce3" table:formula="of:=(((1978-1977)*([.X38]-[.S38]))/(1982-1977))+[.S38]" office:value-type="float" office:value="31904">
            <text:p>31904.0</text:p>
          </table:table-cell>
          <table:table-cell table:style-name="ce3" table:formula="of:=(((1979-1977)*([.X38]-[.S38]))/(1982-1977))+[.S38]" office:value-type="float" office:value="30999">
            <text:p>30999.0</text:p>
          </table:table-cell>
          <table:table-cell table:style-name="ce3" table:formula="of:=(((1980-1977)*([.X38]-[.S38]))/(1982-1977))+[.S38]" office:value-type="float" office:value="30094">
            <text:p>30094.0</text:p>
          </table:table-cell>
          <table:table-cell table:style-name="ce3" table:formula="of:=(((1981-1977)*([.X38]-[.S38]))/(1982-1977))+[.S38]" office:value-type="float" office:value="29189">
            <text:p>29189.0</text:p>
          </table:table-cell>
          <table:table-cell office:value-type="float" office:value="28284">
            <text:p>28284.0</text:p>
          </table:table-cell>
          <table:table-cell table:style-name="ce3" table:formula="of:=(((1983-1982)*([.AC38]-[.X38]))/(1987-1982))+[.X38]" office:value-type="float" office:value="27520.2">
            <text:p>27520.2</text:p>
          </table:table-cell>
          <table:table-cell table:style-name="ce3" table:formula="of:=(((1984-1982)*([.AC38]-[.X38]))/(1987-1982))+[.X38]" office:value-type="float" office:value="26756.4">
            <text:p>26756.4</text:p>
          </table:table-cell>
          <table:table-cell table:style-name="ce3" table:formula="of:=(((1985-1982)*([.AC38]-[.X38]))/(1987-1982))+[.X38]" office:value-type="float" office:value="25992.6">
            <text:p>25992.6</text:p>
          </table:table-cell>
          <table:table-cell table:style-name="ce3" table:formula="of:=(((1986-1982)*([.AC38]-[.X38]))/(1987-1982))+[.X38]" office:value-type="float" office:value="25228.8">
            <text:p>25228.8</text:p>
          </table:table-cell>
          <table:table-cell office:value-type="float" office:value="24465">
            <text:p>24465.0</text:p>
          </table:table-cell>
          <table:table-cell table:style-name="ce3" table:formula="of:=(((1988-1987)*([.AH38]-[.AC38]))/(1992-1987))+[.AC38]" office:value-type="float" office:value="23810.2">
            <text:p>23810.2</text:p>
          </table:table-cell>
          <table:table-cell table:style-name="ce3" table:formula="of:=(((1989-1987)*([.AH38]-[.AC38]))/(1992-1987))+[.AC38]" office:value-type="float" office:value="23155.4">
            <text:p>23155.4</text:p>
          </table:table-cell>
          <table:table-cell table:style-name="ce3" table:formula="of:=(((1990-1987)*([.AH38]-[.AC38]))/(1992-1987))+[.AC38]" office:value-type="float" office:value="22500.6">
            <text:p>22500.6</text:p>
          </table:table-cell>
          <table:table-cell table:style-name="ce3" table:formula="of:=(((1991-1987)*([.AH38]-[.AC38]))/(1992-1987))+[.AC38]" office:value-type="float" office:value="21845.8">
            <text:p>21845.8</text:p>
          </table:table-cell>
          <table:table-cell office:value-type="float" office:value="21191">
            <text:p>21191.0</text:p>
          </table:table-cell>
          <table:table-cell table:style-name="ce3" table:formula="of:=(((1993-1992)*([.AM38]-[.AH38]))/(1997-1992))+[.AH38]" office:value-type="float" office:value="20684.4">
            <text:p>20684.4</text:p>
          </table:table-cell>
          <table:table-cell table:style-name="ce3" table:formula="of:=(((1994-1992)*([.AM38]-[.AH38]))/(1997-1992))+[.AH38]" office:value-type="float" office:value="20177.8">
            <text:p>20177.8</text:p>
          </table:table-cell>
          <table:table-cell table:style-name="ce3" table:formula="of:=(((1995-1992)*([.AM38]-[.AH38]))/(1997-1992))+[.AH38]" office:value-type="float" office:value="19671.2">
            <text:p>19671.2</text:p>
          </table:table-cell>
          <table:table-cell table:style-name="ce3" table:formula="of:=(((1996-1992)*([.AM38]-[.AH38]))/(1997-1992))+[.AH38]" office:value-type="float" office:value="19164.6">
            <text:p>19164.6</text:p>
          </table:table-cell>
          <table:table-cell office:value-type="float" office:value="18658">
            <text:p>18658.0</text:p>
          </table:table-cell>
          <table:table-cell table:style-name="ce3" table:formula="of:=(((1998-1997)*([.AR38]-[.AM38]))/(2002-1997))+[.AM38]" office:value-type="float" office:value="18254">
            <text:p>18254.0</text:p>
          </table:table-cell>
          <table:table-cell table:style-name="ce3" table:formula="of:=(((1999-1997)*([.AR38]-[.AM38]))/(2002-1997))+[.AM38]" office:value-type="float" office:value="17850">
            <text:p>17850.0</text:p>
          </table:table-cell>
          <table:table-cell table:style-name="ce3" table:formula="of:=(((2000-1997)*([.AR38]-[.AM38]))/(2002-1997))+[.AM38]" office:value-type="float" office:value="17446">
            <text:p>17446.0</text:p>
          </table:table-cell>
          <table:table-cell table:style-name="ce3" table:formula="of:=(((2001-1997)*([.AR38]-[.AM38]))/(2002-1997))+[.AM38]" office:value-type="float" office:value="17042">
            <text:p>17042.0</text:p>
          </table:table-cell>
          <table:table-cell office:value-type="float" office:value="16638">
            <text:p>16638.0</text:p>
          </table:table-cell>
          <table:table-cell table:style-name="ce3" table:formula="of:=(((2003-2002)*([.AW38]-[.AR38]))/(2007-2002))+[.AR38]" office:value-type="float" office:value="16285.8">
            <text:p>16285.8</text:p>
          </table:table-cell>
          <table:table-cell table:style-name="ce3" table:formula="of:=(((2004-2002)*([.AW38]-[.AR38]))/(2007-2002))+[.AR38]" office:value-type="float" office:value="15933.6">
            <text:p>15933.6</text:p>
          </table:table-cell>
          <table:table-cell table:style-name="ce3" table:formula="of:=(((2005-2002)*([.AW38]-[.AR38]))/(2007-2002))+[.AR38]" office:value-type="float" office:value="15581.4">
            <text:p>15581.4</text:p>
          </table:table-cell>
          <table:table-cell table:style-name="ce3" table:formula="of:=(((2006-2002)*([.AW38]-[.AR38]))/(2007-2002))+[.AR38]" office:value-type="float" office:value="15229.2">
            <text:p>15229.2</text:p>
          </table:table-cell>
          <table:table-cell office:value-type="float" office:value="14877">
            <text:p>14877.0</text:p>
          </table:table-cell>
          <table:table-cell table:style-name="ce3" table:formula="of:=(((2008-2007)*([.BB38]-[.AW38]))/(2012-2007))+[.AW38]" office:value-type="float" office:value="14569">
            <text:p>14569.0</text:p>
          </table:table-cell>
          <table:table-cell table:style-name="ce3" table:formula="of:=(((2009-2007)*([.BB38]-[.AW38]))/(2012-2007))+[.AW38]" office:value-type="float" office:value="14261">
            <text:p>14261.0</text:p>
          </table:table-cell>
          <table:table-cell table:style-name="ce3" table:formula="of:=(((2010-2007)*([.BB38]-[.AW38]))/(2012-2007))+[.AW38]" office:value-type="float" office:value="13953">
            <text:p>13953.0</text:p>
          </table:table-cell>
          <table:table-cell table:style-name="ce3" table:formula="of:=(((2011-2007)*([.BB38]-[.AW38]))/(2012-2007))+[.AW38]" office:value-type="float" office:value="13645">
            <text:p>13645.0</text:p>
          </table:table-cell>
          <table:table-cell office:value-type="float" office:value="13337">
            <text:p>13337.0</text:p>
          </table:table-cell>
          <table:table-cell table:number-columns-repeated="970"/>
        </table:table-row>
        <table:table-row table:style-name="ro1">
          <table:table-cell office:value-type="string">
            <text:p>Canada</text:p>
          </table:table-cell>
          <table:table-cell/>
          <table:table-cell table:style-name="Default" office:value-type="string">
            <text:p>155762.0</text:p>
          </table:table-cell>
          <table:table-cell table:style-name="Default" office:value-type="string">
            <text:p>141547.0</text:p>
          </table:table-cell>
          <table:table-cell table:style-name="Default" office:value-type="string">
            <text:p>129878.0</text:p>
          </table:table-cell>
          <table:table-cell table:style-name="Default" office:value-type="string">
            <text:p>122473.0</text:p>
          </table:table-cell>
          <table:table-cell table:style-name="Default" office:value-type="string">
            <text:p>116006.0</text:p>
          </table:table-cell>
          <table:table-cell table:style-name="Default" office:value-type="string">
            <text:p>109283.0</text:p>
          </table:table-cell>
          <table:table-cell table:style-name="Default" office:value-type="string">
            <text:p>102233.0</text:p>
          </table:table-cell>
          <table:table-cell table:style-name="Default" office:value-type="string">
            <text:p>97219.0</text:p>
          </table:table-cell>
          <table:table-cell table:style-name="Default" office:value-type="string">
            <text:p>92769.0</text:p>
          </table:table-cell>
          <table:table-cell table:style-name="Default" office:value-type="string">
            <text:p>88001.0</text:p>
          </table:table-cell>
          <table:table-cell table:style-name="Default" office:value-type="string">
            <text:p>83691.0</text:p>
          </table:table-cell>
          <table:table-cell office:value-type="float" office:value="127551">
            <text:p>127551.0</text:p>
          </table:table-cell>
          <table:table-cell table:style-name="ce3" table:formula="of:=(((1973-1972)*([.S39]-[.N39]))/(1977-1972))+[.N39]" office:value-type="float" office:value="126096.6">
            <text:p>126096.6</text:p>
          </table:table-cell>
          <table:table-cell table:style-name="ce3" table:formula="of:=(((1974-1972)*([.S39]-[.N39]))/(1977-1972))+[.N39]" office:value-type="float" office:value="124642.2">
            <text:p>124642.2</text:p>
          </table:table-cell>
          <table:table-cell table:style-name="ce3" table:formula="of:=(((1975-1972)*([.S39]-[.N39]))/(1977-1972))+[.N39]" office:value-type="float" office:value="123187.8">
            <text:p>123187.8</text:p>
          </table:table-cell>
          <table:table-cell table:style-name="ce3" table:formula="of:=(((1976-1972)*([.S39]-[.N39]))/(1977-1972))+[.N39]" office:value-type="float" office:value="121733.4">
            <text:p>121733.4</text:p>
          </table:table-cell>
          <table:table-cell office:value-type="float" office:value="120279">
            <text:p>120279.0</text:p>
          </table:table-cell>
          <table:table-cell table:style-name="ce3" table:formula="of:=(((1978-1977)*([.X39]-[.S39]))/(1982-1977))+[.S39]" office:value-type="float" office:value="119008.6">
            <text:p>119008.6</text:p>
          </table:table-cell>
          <table:table-cell table:style-name="ce3" table:formula="of:=(((1979-1977)*([.X39]-[.S39]))/(1982-1977))+[.S39]" office:value-type="float" office:value="117738.2">
            <text:p>117738.2</text:p>
          </table:table-cell>
          <table:table-cell table:style-name="ce3" table:formula="of:=(((1980-1977)*([.X39]-[.S39]))/(1982-1977))+[.S39]" office:value-type="float" office:value="116467.8">
            <text:p>116467.8</text:p>
          </table:table-cell>
          <table:table-cell table:style-name="ce3" table:formula="of:=(((1981-1977)*([.X39]-[.S39]))/(1982-1977))+[.S39]" office:value-type="float" office:value="115197.4">
            <text:p>115197.4</text:p>
          </table:table-cell>
          <table:table-cell office:value-type="float" office:value="113927">
            <text:p>113927.0</text:p>
          </table:table-cell>
          <table:table-cell table:style-name="ce3" table:formula="of:=(((1983-1982)*([.AC39]-[.X39]))/(1987-1982))+[.X39]" office:value-type="float" office:value="112606.4">
            <text:p>112606.4</text:p>
          </table:table-cell>
          <table:table-cell table:style-name="ce3" table:formula="of:=(((1984-1982)*([.AC39]-[.X39]))/(1987-1982))+[.X39]" office:value-type="float" office:value="111285.8">
            <text:p>111285.8</text:p>
          </table:table-cell>
          <table:table-cell table:style-name="ce3" table:formula="of:=(((1985-1982)*([.AC39]-[.X39]))/(1987-1982))+[.X39]" office:value-type="float" office:value="109965.2">
            <text:p>109965.2</text:p>
          </table:table-cell>
          <table:table-cell table:style-name="ce3" table:formula="of:=(((1986-1982)*([.AC39]-[.X39]))/(1987-1982))+[.X39]" office:value-type="float" office:value="108644.6">
            <text:p>108644.6</text:p>
          </table:table-cell>
          <table:table-cell office:value-type="float" office:value="107324">
            <text:p>107324.0</text:p>
          </table:table-cell>
          <table:table-cell table:style-name="ce3" table:formula="of:=(((1988-1987)*([.AH39]-[.AC39]))/(1992-1987))+[.AC39]" office:value-type="float" office:value="105939.6">
            <text:p>105939.6</text:p>
          </table:table-cell>
          <table:table-cell table:style-name="ce3" table:formula="of:=(((1989-1987)*([.AH39]-[.AC39]))/(1992-1987))+[.AC39]" office:value-type="float" office:value="104555.2">
            <text:p>104555.2</text:p>
          </table:table-cell>
          <table:table-cell table:style-name="ce3" table:formula="of:=(((1990-1987)*([.AH39]-[.AC39]))/(1992-1987))+[.AC39]" office:value-type="float" office:value="103170.8">
            <text:p>103170.8</text:p>
          </table:table-cell>
          <table:table-cell table:style-name="ce3" table:formula="of:=(((1991-1987)*([.AH39]-[.AC39]))/(1992-1987))+[.AC39]" office:value-type="float" office:value="101786.4">
            <text:p>101786.4</text:p>
          </table:table-cell>
          <table:table-cell office:value-type="float" office:value="100402">
            <text:p>100402.0</text:p>
          </table:table-cell>
          <table:table-cell table:style-name="ce3" table:formula="of:=(((1993-1992)*([.AM39]-[.AH39]))/(1997-1992))+[.AH39]" office:value-type="float" office:value="99417">
            <text:p>99417.0</text:p>
          </table:table-cell>
          <table:table-cell table:style-name="ce3" table:formula="of:=(((1994-1992)*([.AM39]-[.AH39]))/(1997-1992))+[.AH39]" office:value-type="float" office:value="98432">
            <text:p>98432.0</text:p>
          </table:table-cell>
          <table:table-cell table:style-name="ce3" table:formula="of:=(((1995-1992)*([.AM39]-[.AH39]))/(1997-1992))+[.AH39]" office:value-type="float" office:value="97447">
            <text:p>97447.0</text:p>
          </table:table-cell>
          <table:table-cell table:style-name="ce3" table:formula="of:=(((1996-1992)*([.AM39]-[.AH39]))/(1997-1992))+[.AH39]" office:value-type="float" office:value="96462">
            <text:p>96462.0</text:p>
          </table:table-cell>
          <table:table-cell office:value-type="float" office:value="95477">
            <text:p>95477.0</text:p>
          </table:table-cell>
          <table:table-cell table:style-name="ce3" table:formula="of:=(((1998-1997)*([.AR39]-[.AM39]))/(2002-1997))+[.AM39]" office:value-type="float" office:value="94603">
            <text:p>94603.0</text:p>
          </table:table-cell>
          <table:table-cell table:style-name="ce3" table:formula="of:=(((1999-1997)*([.AR39]-[.AM39]))/(2002-1997))+[.AM39]" office:value-type="float" office:value="93729">
            <text:p>93729.0</text:p>
          </table:table-cell>
          <table:table-cell table:style-name="ce3" table:formula="of:=(((2000-1997)*([.AR39]-[.AM39]))/(2002-1997))+[.AM39]" office:value-type="float" office:value="92855">
            <text:p>92855.0</text:p>
          </table:table-cell>
          <table:table-cell table:style-name="ce3" table:formula="of:=(((2001-1997)*([.AR39]-[.AM39]))/(2002-1997))+[.AM39]" office:value-type="float" office:value="91981">
            <text:p>91981.0</text:p>
          </table:table-cell>
          <table:table-cell office:value-type="float" office:value="91107">
            <text:p>91107.0</text:p>
          </table:table-cell>
          <table:table-cell table:style-name="ce3" table:formula="of:=(((2003-2002)*([.AW39]-[.AR39]))/(2007-2002))+[.AR39]" office:value-type="float" office:value="90170.4">
            <text:p>90170.4</text:p>
          </table:table-cell>
          <table:table-cell table:style-name="ce3" table:formula="of:=(((2004-2002)*([.AW39]-[.AR39]))/(2007-2002))+[.AR39]" office:value-type="float" office:value="89233.8">
            <text:p>89233.8</text:p>
          </table:table-cell>
          <table:table-cell table:style-name="ce3" table:formula="of:=(((2005-2002)*([.AW39]-[.AR39]))/(2007-2002))+[.AR39]" office:value-type="float" office:value="88297.2">
            <text:p>88297.2</text:p>
          </table:table-cell>
          <table:table-cell table:style-name="ce3" table:formula="of:=(((2006-2002)*([.AW39]-[.AR39]))/(2007-2002))+[.AR39]" office:value-type="float" office:value="87360.6">
            <text:p>87360.6</text:p>
          </table:table-cell>
          <table:table-cell office:value-type="float" office:value="86424">
            <text:p>86424.0</text:p>
          </table:table-cell>
          <table:table-cell table:style-name="ce3" table:formula="of:=(((2008-2007)*([.BB39]-[.AW39]))/(2012-2007))+[.AW39]" office:value-type="float" office:value="85577.6">
            <text:p>85577.6</text:p>
          </table:table-cell>
          <table:table-cell table:style-name="ce3" table:formula="of:=(((2009-2007)*([.BB39]-[.AW39]))/(2012-2007))+[.AW39]" office:value-type="float" office:value="84731.2">
            <text:p>84731.2</text:p>
          </table:table-cell>
          <table:table-cell table:style-name="ce3" table:formula="of:=(((2010-2007)*([.BB39]-[.AW39]))/(2012-2007))+[.AW39]" office:value-type="float" office:value="83884.8">
            <text:p>83884.8</text:p>
          </table:table-cell>
          <table:table-cell table:style-name="ce3" table:formula="of:=(((2011-2007)*([.BB39]-[.AW39]))/(2012-2007))+[.AW39]" office:value-type="float" office:value="83038.4">
            <text:p>83038.4</text:p>
          </table:table-cell>
          <table:table-cell office:value-type="float" office:value="82192">
            <text:p>82192.0</text:p>
          </table:table-cell>
          <table:table-cell table:number-columns-repeated="970"/>
        </table:table-row>
        <table:table-row table:style-name="ro1">
          <table:table-cell office:value-type="string">
            <text:p>Cayman Islands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Central African Republic</text:p>
          </table:table-cell>
          <table:table-cell/>
          <table:table-cell table:style-name="Default" office:value-type="string">
            <text:p>92742.0</text:p>
          </table:table-cell>
          <table:table-cell table:style-name="Default" office:value-type="string">
            <text:p>84002.0</text:p>
          </table:table-cell>
          <table:table-cell table:style-name="Default" office:value-type="string">
            <text:p>75960.0</text:p>
          </table:table-cell>
          <table:table-cell table:style-name="Default" office:value-type="string">
            <text:p>68501.0</text:p>
          </table:table-cell>
          <table:table-cell table:style-name="Default" office:value-type="string">
            <text:p>59892.0</text:p>
          </table:table-cell>
          <table:table-cell table:style-name="Default" office:value-type="string">
            <text:p>52509.0</text:p>
          </table:table-cell>
          <table:table-cell table:style-name="Default" office:value-type="string">
            <text:p>46807.0</text:p>
          </table:table-cell>
          <table:table-cell table:style-name="Default" office:value-type="string">
            <text:p>41447.0</text:p>
          </table:table-cell>
          <table:table-cell table:style-name="Default" office:value-type="string">
            <text:p>37712.0</text:p>
          </table:table-cell>
          <table:table-cell table:style-name="Default" office:value-type="string">
            <text:p>34703.0</text:p>
          </table:table-cell>
          <table:table-cell table:style-name="Default" office:value-type="string">
            <text:p>31556.0</text:p>
          </table:table-cell>
          <table:table-cell office:value-type="float" office:value="74171">
            <text:p>74171.0</text:p>
          </table:table-cell>
          <table:table-cell table:style-name="ce3" table:formula="of:=(((1973-1972)*([.S41]-[.N41]))/(1977-1972))+[.N41]" office:value-type="float" office:value="72714.4">
            <text:p>72714.4</text:p>
          </table:table-cell>
          <table:table-cell table:style-name="ce3" table:formula="of:=(((1974-1972)*([.S41]-[.N41]))/(1977-1972))+[.N41]" office:value-type="float" office:value="71257.8">
            <text:p>71257.8</text:p>
          </table:table-cell>
          <table:table-cell table:style-name="ce3" table:formula="of:=(((1975-1972)*([.S41]-[.N41]))/(1977-1972))+[.N41]" office:value-type="float" office:value="69801.2">
            <text:p>69801.2</text:p>
          </table:table-cell>
          <table:table-cell table:style-name="ce3" table:formula="of:=(((1976-1972)*([.S41]-[.N41]))/(1977-1972))+[.N41]" office:value-type="float" office:value="68344.6">
            <text:p>68344.6</text:p>
          </table:table-cell>
          <table:table-cell office:value-type="float" office:value="66888">
            <text:p>66888.0</text:p>
          </table:table-cell>
          <table:table-cell table:style-name="ce3" table:formula="of:=(((1978-1977)*([.X41]-[.S41]))/(1982-1977))+[.S41]" office:value-type="float" office:value="65206.8">
            <text:p>65206.8</text:p>
          </table:table-cell>
          <table:table-cell table:style-name="ce3" table:formula="of:=(((1979-1977)*([.X41]-[.S41]))/(1982-1977))+[.S41]" office:value-type="float" office:value="63525.6">
            <text:p>63525.6</text:p>
          </table:table-cell>
          <table:table-cell table:style-name="ce3" table:formula="of:=(((1980-1977)*([.X41]-[.S41]))/(1982-1977))+[.S41]" office:value-type="float" office:value="61844.4">
            <text:p>61844.4</text:p>
          </table:table-cell>
          <table:table-cell table:style-name="ce3" table:formula="of:=(((1981-1977)*([.X41]-[.S41]))/(1982-1977))+[.S41]" office:value-type="float" office:value="60163.2">
            <text:p>60163.2</text:p>
          </table:table-cell>
          <table:table-cell office:value-type="float" office:value="58482">
            <text:p>58482.0</text:p>
          </table:table-cell>
          <table:table-cell table:style-name="ce3" table:formula="of:=(((1983-1982)*([.AC41]-[.X41]))/(1987-1982))+[.X41]" office:value-type="float" office:value="57040.2">
            <text:p>57040.2</text:p>
          </table:table-cell>
          <table:table-cell table:style-name="ce3" table:formula="of:=(((1984-1982)*([.AC41]-[.X41]))/(1987-1982))+[.X41]" office:value-type="float" office:value="55598.4">
            <text:p>55598.4</text:p>
          </table:table-cell>
          <table:table-cell table:style-name="ce3" table:formula="of:=(((1985-1982)*([.AC41]-[.X41]))/(1987-1982))+[.X41]" office:value-type="float" office:value="54156.6">
            <text:p>54156.6</text:p>
          </table:table-cell>
          <table:table-cell table:style-name="ce3" table:formula="of:=(((1986-1982)*([.AC41]-[.X41]))/(1987-1982))+[.X41]" office:value-type="float" office:value="52714.8">
            <text:p>52714.8</text:p>
          </table:table-cell>
          <table:table-cell office:value-type="float" office:value="51273">
            <text:p>51273.0</text:p>
          </table:table-cell>
          <table:table-cell table:style-name="ce3" table:formula="of:=(((1988-1987)*([.AH41]-[.AC41]))/(1992-1987))+[.AC41]" office:value-type="float" office:value="50159.4">
            <text:p>50159.4</text:p>
          </table:table-cell>
          <table:table-cell table:style-name="ce3" table:formula="of:=(((1989-1987)*([.AH41]-[.AC41]))/(1992-1987))+[.AC41]" office:value-type="float" office:value="49045.8">
            <text:p>49045.8</text:p>
          </table:table-cell>
          <table:table-cell table:style-name="ce3" table:formula="of:=(((1990-1987)*([.AH41]-[.AC41]))/(1992-1987))+[.AC41]" office:value-type="float" office:value="47932.2">
            <text:p>47932.2</text:p>
          </table:table-cell>
          <table:table-cell table:style-name="ce3" table:formula="of:=(((1991-1987)*([.AH41]-[.AC41]))/(1992-1987))+[.AC41]" office:value-type="float" office:value="46818.6">
            <text:p>46818.6</text:p>
          </table:table-cell>
          <table:table-cell office:value-type="float" office:value="45705">
            <text:p>45705.0</text:p>
          </table:table-cell>
          <table:table-cell table:style-name="ce3" table:formula="of:=(((1993-1992)*([.AM41]-[.AH41]))/(1997-1992))+[.AH41]" office:value-type="float" office:value="44658.2">
            <text:p>44658.2</text:p>
          </table:table-cell>
          <table:table-cell table:style-name="ce3" table:formula="of:=(((1994-1992)*([.AM41]-[.AH41]))/(1997-1992))+[.AH41]" office:value-type="float" office:value="43611.4">
            <text:p>43611.4</text:p>
          </table:table-cell>
          <table:table-cell table:style-name="ce3" table:formula="of:=(((1995-1992)*([.AM41]-[.AH41]))/(1997-1992))+[.AH41]" office:value-type="float" office:value="42564.6">
            <text:p>42564.6</text:p>
          </table:table-cell>
          <table:table-cell table:style-name="ce3" table:formula="of:=(((1996-1992)*([.AM41]-[.AH41]))/(1997-1992))+[.AH41]" office:value-type="float" office:value="41517.8">
            <text:p>41517.8</text:p>
          </table:table-cell>
          <table:table-cell office:value-type="float" office:value="40471">
            <text:p>40471.0</text:p>
          </table:table-cell>
          <table:table-cell table:style-name="ce3" table:formula="of:=(((1998-1997)*([.AR41]-[.AM41]))/(2002-1997))+[.AM41]" office:value-type="float" office:value="39741.6">
            <text:p>39741.6</text:p>
          </table:table-cell>
          <table:table-cell table:style-name="ce3" table:formula="of:=(((1999-1997)*([.AR41]-[.AM41]))/(2002-1997))+[.AM41]" office:value-type="float" office:value="39012.2">
            <text:p>39012.2</text:p>
          </table:table-cell>
          <table:table-cell table:style-name="ce3" table:formula="of:=(((2000-1997)*([.AR41]-[.AM41]))/(2002-1997))+[.AM41]" office:value-type="float" office:value="38282.8">
            <text:p>38282.8</text:p>
          </table:table-cell>
          <table:table-cell table:style-name="ce3" table:formula="of:=(((2001-1997)*([.AR41]-[.AM41]))/(2002-1997))+[.AM41]" office:value-type="float" office:value="37553.4">
            <text:p>37553.4</text:p>
          </table:table-cell>
          <table:table-cell office:value-type="float" office:value="36824">
            <text:p>36824.0</text:p>
          </table:table-cell>
          <table:table-cell table:style-name="ce3" table:formula="of:=(((2003-2002)*([.AW41]-[.AR41]))/(2007-2002))+[.AR41]" office:value-type="float" office:value="36236.4">
            <text:p>36236.4</text:p>
          </table:table-cell>
          <table:table-cell table:style-name="ce3" table:formula="of:=(((2004-2002)*([.AW41]-[.AR41]))/(2007-2002))+[.AR41]" office:value-type="float" office:value="35648.8">
            <text:p>35648.8</text:p>
          </table:table-cell>
          <table:table-cell table:style-name="ce3" table:formula="of:=(((2005-2002)*([.AW41]-[.AR41]))/(2007-2002))+[.AR41]" office:value-type="float" office:value="35061.2">
            <text:p>35061.2</text:p>
          </table:table-cell>
          <table:table-cell table:style-name="ce3" table:formula="of:=(((2006-2002)*([.AW41]-[.AR41]))/(2007-2002))+[.AR41]" office:value-type="float" office:value="34473.6">
            <text:p>34473.6</text:p>
          </table:table-cell>
          <table:table-cell office:value-type="float" office:value="33886">
            <text:p>33886.0</text:p>
          </table:table-cell>
          <table:table-cell table:style-name="ce3" table:formula="of:=(((2008-2007)*([.BB41]-[.AW41]))/(2012-2007))+[.AW41]" office:value-type="float" office:value="33271.4">
            <text:p>33271.4</text:p>
          </table:table-cell>
          <table:table-cell table:style-name="ce3" table:formula="of:=(((2009-2007)*([.BB41]-[.AW41]))/(2012-2007))+[.AW41]" office:value-type="float" office:value="32656.8">
            <text:p>32656.8</text:p>
          </table:table-cell>
          <table:table-cell table:style-name="ce3" table:formula="of:=(((2010-2007)*([.BB41]-[.AW41]))/(2012-2007))+[.AW41]" office:value-type="float" office:value="32042.2">
            <text:p>32042.2</text:p>
          </table:table-cell>
          <table:table-cell table:style-name="ce3" table:formula="of:=(((2011-2007)*([.BB41]-[.AW41]))/(2012-2007))+[.AW41]" office:value-type="float" office:value="31427.6">
            <text:p>31427.6</text:p>
          </table:table-cell>
          <table:table-cell office:value-type="float" office:value="30813">
            <text:p>30813.0</text:p>
          </table:table-cell>
          <table:table-cell table:number-columns-repeated="970"/>
        </table:table-row>
        <table:table-row table:style-name="ro1">
          <table:table-cell office:value-type="string">
            <text:p>Chad</text:p>
          </table:table-cell>
          <table:table-cell/>
          <table:table-cell table:style-name="Default" office:value-type="string">
            <text:p>13947.0</text:p>
          </table:table-cell>
          <table:table-cell table:style-name="Default" office:value-type="string">
            <text:p>12544.0</text:p>
          </table:table-cell>
          <table:table-cell table:style-name="Default" office:value-type="string">
            <text:p>11213.0</text:p>
          </table:table-cell>
          <table:table-cell table:style-name="Default" office:value-type="string">
            <text:p>10033.0</text:p>
          </table:table-cell>
          <table:table-cell table:style-name="Default" office:value-type="string">
            <text:p>9024.0</text:p>
          </table:table-cell>
          <table:table-cell table:style-name="Default" office:value-type="string">
            <text:p>7861.0</text:p>
          </table:table-cell>
          <table:table-cell table:style-name="Default" office:value-type="string">
            <text:p>6731.0</text:p>
          </table:table-cell>
          <table:table-cell table:style-name="Default" office:value-type="string">
            <text:p>5773.0</text:p>
          </table:table-cell>
          <table:table-cell table:style-name="Default" office:value-type="string">
            <text:p>4869.0</text:p>
          </table:table-cell>
          <table:table-cell table:style-name="Default" office:value-type="string">
            <text:p>4146.0</text:p>
          </table:table-cell>
          <table:table-cell table:style-name="Default" office:value-type="string">
            <text:p>3635.0</text:p>
          </table:table-cell>
          <table:table-cell office:value-type="float" office:value="3911">
            <text:p>3911.0</text:p>
          </table:table-cell>
          <table:table-cell table:style-name="ce3" table:formula="of:=(((1973-1972)*([.S42]-[.N42]))/(1977-1972))+[.N42]" office:value-type="float" office:value="3828.8">
            <text:p>3828.8</text:p>
          </table:table-cell>
          <table:table-cell table:style-name="ce3" table:formula="of:=(((1974-1972)*([.S42]-[.N42]))/(1977-1972))+[.N42]" office:value-type="float" office:value="3746.6">
            <text:p>3746.6</text:p>
          </table:table-cell>
          <table:table-cell table:style-name="ce3" table:formula="of:=(((1975-1972)*([.S42]-[.N42]))/(1977-1972))+[.N42]" office:value-type="float" office:value="3664.4">
            <text:p>3664.4</text:p>
          </table:table-cell>
          <table:table-cell table:style-name="ce3" table:formula="of:=(((1976-1972)*([.S42]-[.N42]))/(1977-1972))+[.N42]" office:value-type="float" office:value="3582.2">
            <text:p>3582.2</text:p>
          </table:table-cell>
          <table:table-cell office:value-type="float" office:value="3500">
            <text:p>3500.0</text:p>
          </table:table-cell>
          <table:table-cell table:style-name="ce3" table:formula="of:=(((1978-1977)*([.X42]-[.S42]))/(1982-1977))+[.S42]" office:value-type="float" office:value="3429.6">
            <text:p>3429.6</text:p>
          </table:table-cell>
          <table:table-cell table:style-name="ce3" table:formula="of:=(((1979-1977)*([.X42]-[.S42]))/(1982-1977))+[.S42]" office:value-type="float" office:value="3359.2">
            <text:p>3359.2</text:p>
          </table:table-cell>
          <table:table-cell table:style-name="ce3" table:formula="of:=(((1980-1977)*([.X42]-[.S42]))/(1982-1977))+[.S42]" office:value-type="float" office:value="3288.8">
            <text:p>3288.8</text:p>
          </table:table-cell>
          <table:table-cell table:style-name="ce3" table:formula="of:=(((1981-1977)*([.X42]-[.S42]))/(1982-1977))+[.S42]" office:value-type="float" office:value="3218.4">
            <text:p>3218.4</text:p>
          </table:table-cell>
          <table:table-cell office:value-type="float" office:value="3148">
            <text:p>3148.0</text:p>
          </table:table-cell>
          <table:table-cell table:style-name="ce3" table:formula="of:=(((1983-1982)*([.AC42]-[.X42]))/(1987-1982))+[.X42]" office:value-type="float" office:value="3066.8">
            <text:p>3066.8</text:p>
          </table:table-cell>
          <table:table-cell table:style-name="ce3" table:formula="of:=(((1984-1982)*([.AC42]-[.X42]))/(1987-1982))+[.X42]" office:value-type="float" office:value="2985.6">
            <text:p>2985.6</text:p>
          </table:table-cell>
          <table:table-cell table:style-name="ce3" table:formula="of:=(((1985-1982)*([.AC42]-[.X42]))/(1987-1982))+[.X42]" office:value-type="float" office:value="2904.4">
            <text:p>2904.4</text:p>
          </table:table-cell>
          <table:table-cell table:style-name="ce3" table:formula="of:=(((1986-1982)*([.AC42]-[.X42]))/(1987-1982))+[.X42]" office:value-type="float" office:value="2823.2">
            <text:p>2823.2</text:p>
          </table:table-cell>
          <table:table-cell office:value-type="float" office:value="2742">
            <text:p>2742.0</text:p>
          </table:table-cell>
          <table:table-cell table:style-name="ce3" table:formula="of:=(((1988-1987)*([.AH42]-[.AC42]))/(1992-1987))+[.AC42]" office:value-type="float" office:value="2663.2">
            <text:p>2663.2</text:p>
          </table:table-cell>
          <table:table-cell table:style-name="ce3" table:formula="of:=(((1989-1987)*([.AH42]-[.AC42]))/(1992-1987))+[.AC42]" office:value-type="float" office:value="2584.4">
            <text:p>2584.4</text:p>
          </table:table-cell>
          <table:table-cell table:style-name="ce3" table:formula="of:=(((1990-1987)*([.AH42]-[.AC42]))/(1992-1987))+[.AC42]" office:value-type="float" office:value="2505.6">
            <text:p>2505.6</text:p>
          </table:table-cell>
          <table:table-cell table:style-name="ce3" table:formula="of:=(((1991-1987)*([.AH42]-[.AC42]))/(1992-1987))+[.AC42]" office:value-type="float" office:value="2426.8">
            <text:p>2426.8</text:p>
          </table:table-cell>
          <table:table-cell office:value-type="float" office:value="2348">
            <text:p>2348.0</text:p>
          </table:table-cell>
          <table:table-cell table:style-name="ce3" table:formula="of:=(((1993-1992)*([.AM42]-[.AH42]))/(1997-1992))+[.AH42]" office:value-type="float" office:value="2281.2">
            <text:p>2281.2</text:p>
          </table:table-cell>
          <table:table-cell table:style-name="ce3" table:formula="of:=(((1994-1992)*([.AM42]-[.AH42]))/(1997-1992))+[.AH42]" office:value-type="float" office:value="2214.4">
            <text:p>2214.4</text:p>
          </table:table-cell>
          <table:table-cell table:style-name="ce3" table:formula="of:=(((1995-1992)*([.AM42]-[.AH42]))/(1997-1992))+[.AH42]" office:value-type="float" office:value="2147.6">
            <text:p>2147.6</text:p>
          </table:table-cell>
          <table:table-cell table:style-name="ce3" table:formula="of:=(((1996-1992)*([.AM42]-[.AH42]))/(1997-1992))+[.AH42]" office:value-type="float" office:value="2080.8">
            <text:p>2080.8</text:p>
          </table:table-cell>
          <table:table-cell office:value-type="float" office:value="2014">
            <text:p>2014.0</text:p>
          </table:table-cell>
          <table:table-cell table:style-name="ce3" table:formula="of:=(((1998-1997)*([.AR42]-[.AM42]))/(2002-1997))+[.AM42]" office:value-type="float" office:value="1951">
            <text:p>1951.0</text:p>
          </table:table-cell>
          <table:table-cell table:style-name="ce3" table:formula="of:=(((1999-1997)*([.AR42]-[.AM42]))/(2002-1997))+[.AM42]" office:value-type="float" office:value="1888">
            <text:p>1888.0</text:p>
          </table:table-cell>
          <table:table-cell table:style-name="ce3" table:formula="of:=(((2000-1997)*([.AR42]-[.AM42]))/(2002-1997))+[.AM42]" office:value-type="float" office:value="1825">
            <text:p>1825.0</text:p>
          </table:table-cell>
          <table:table-cell table:style-name="ce3" table:formula="of:=(((2001-1997)*([.AR42]-[.AM42]))/(2002-1997))+[.AM42]" office:value-type="float" office:value="1762">
            <text:p>1762.0</text:p>
          </table:table-cell>
          <table:table-cell office:value-type="float" office:value="1699">
            <text:p>1699.0</text:p>
          </table:table-cell>
          <table:table-cell table:style-name="ce3" table:formula="of:=(((2003-2002)*([.AW42]-[.AR42]))/(2007-2002))+[.AR42]" office:value-type="float" office:value="1648.4">
            <text:p>1648.4</text:p>
          </table:table-cell>
          <table:table-cell table:style-name="ce3" table:formula="of:=(((2004-2002)*([.AW42]-[.AR42]))/(2007-2002))+[.AR42]" office:value-type="float" office:value="1597.8">
            <text:p>1597.8</text:p>
          </table:table-cell>
          <table:table-cell table:style-name="ce3" table:formula="of:=(((2005-2002)*([.AW42]-[.AR42]))/(2007-2002))+[.AR42]" office:value-type="float" office:value="1547.2">
            <text:p>1547.2</text:p>
          </table:table-cell>
          <table:table-cell table:style-name="ce3" table:formula="of:=(((2006-2002)*([.AW42]-[.AR42]))/(2007-2002))+[.AR42]" office:value-type="float" office:value="1496.6">
            <text:p>1496.6</text:p>
          </table:table-cell>
          <table:table-cell office:value-type="float" office:value="1446">
            <text:p>1446.0</text:p>
          </table:table-cell>
          <table:table-cell table:style-name="ce3" table:formula="of:=(((2008-2007)*([.BB42]-[.AW42]))/(2012-2007))+[.AW42]" office:value-type="float" office:value="1410.4">
            <text:p>1410.4</text:p>
          </table:table-cell>
          <table:table-cell table:style-name="ce3" table:formula="of:=(((2009-2007)*([.BB42]-[.AW42]))/(2012-2007))+[.AW42]" office:value-type="float" office:value="1374.8">
            <text:p>1374.8</text:p>
          </table:table-cell>
          <table:table-cell table:style-name="ce3" table:formula="of:=(((2010-2007)*([.BB42]-[.AW42]))/(2012-2007))+[.AW42]" office:value-type="float" office:value="1339.2">
            <text:p>1339.2</text:p>
          </table:table-cell>
          <table:table-cell table:style-name="ce3" table:formula="of:=(((2011-2007)*([.BB42]-[.AW42]))/(2012-2007))+[.AW42]" office:value-type="float" office:value="1303.6">
            <text:p>1303.6</text:p>
          </table:table-cell>
          <table:table-cell office:value-type="float" office:value="1268">
            <text:p>1268.0</text:p>
          </table:table-cell>
          <table:table-cell table:number-columns-repeated="970"/>
        </table:table-row>
        <table:table-row table:style-name="ro1">
          <table:table-cell office:value-type="string">
            <text:p>Chile</text:p>
          </table:table-cell>
          <table:table-cell/>
          <table:table-cell table:style-name="Default" office:value-type="string">
            <text:p>114534.0</text:p>
          </table:table-cell>
          <table:table-cell table:style-name="Default" office:value-type="string">
            <text:p>102025.0</text:p>
          </table:table-cell>
          <table:table-cell table:style-name="Default" office:value-type="string">
            <text:p>92887.0</text:p>
          </table:table-cell>
          <table:table-cell table:style-name="Default" office:value-type="string">
            <text:p>86007.0</text:p>
          </table:table-cell>
          <table:table-cell table:style-name="Default" office:value-type="string">
            <text:p>79986.0</text:p>
          </table:table-cell>
          <table:table-cell table:style-name="Default" office:value-type="string">
            <text:p>73648.0</text:p>
          </table:table-cell>
          <table:table-cell table:style-name="Default" office:value-type="string">
            <text:p>67408.0</text:p>
          </table:table-cell>
          <table:table-cell table:style-name="Default" office:value-type="string">
            <text:p>62129.0</text:p>
          </table:table-cell>
          <table:table-cell table:style-name="Default" office:value-type="string">
            <text:p>58414.0</text:p>
          </table:table-cell>
          <table:table-cell table:style-name="Default" office:value-type="string">
            <text:p>55432.0</text:p>
          </table:table-cell>
          <table:table-cell table:style-name="Default" office:value-type="string">
            <text:p>52919.0</text:p>
          </table:table-cell>
          <table:table-cell office:value-type="float" office:value="89059">
            <text:p>89059.0</text:p>
          </table:table-cell>
          <table:table-cell table:style-name="ce3" table:formula="of:=(((1973-1972)*([.S43]-[.N43]))/(1977-1972))+[.N43]" office:value-type="float" office:value="87739.8">
            <text:p>87739.8</text:p>
          </table:table-cell>
          <table:table-cell table:style-name="ce3" table:formula="of:=(((1974-1972)*([.S43]-[.N43]))/(1977-1972))+[.N43]" office:value-type="float" office:value="86420.6">
            <text:p>86420.6</text:p>
          </table:table-cell>
          <table:table-cell table:style-name="ce3" table:formula="of:=(((1975-1972)*([.S43]-[.N43]))/(1977-1972))+[.N43]" office:value-type="float" office:value="85101.4">
            <text:p>85101.4</text:p>
          </table:table-cell>
          <table:table-cell table:style-name="ce3" table:formula="of:=(((1976-1972)*([.S43]-[.N43]))/(1977-1972))+[.N43]" office:value-type="float" office:value="83782.2">
            <text:p>83782.2</text:p>
          </table:table-cell>
          <table:table-cell office:value-type="float" office:value="82463">
            <text:p>82463.0</text:p>
          </table:table-cell>
          <table:table-cell table:style-name="ce3" table:formula="of:=(((1978-1977)*([.X43]-[.S43]))/(1982-1977))+[.S43]" office:value-type="float" office:value="81308.4">
            <text:p>81308.4</text:p>
          </table:table-cell>
          <table:table-cell table:style-name="ce3" table:formula="of:=(((1979-1977)*([.X43]-[.S43]))/(1982-1977))+[.S43]" office:value-type="float" office:value="80153.8">
            <text:p>80153.8</text:p>
          </table:table-cell>
          <table:table-cell table:style-name="ce3" table:formula="of:=(((1980-1977)*([.X43]-[.S43]))/(1982-1977))+[.S43]" office:value-type="float" office:value="78999.2">
            <text:p>78999.2</text:p>
          </table:table-cell>
          <table:table-cell table:style-name="ce3" table:formula="of:=(((1981-1977)*([.X43]-[.S43]))/(1982-1977))+[.S43]" office:value-type="float" office:value="77844.6">
            <text:p>77844.6</text:p>
          </table:table-cell>
          <table:table-cell office:value-type="float" office:value="76690">
            <text:p>76690.0</text:p>
          </table:table-cell>
          <table:table-cell table:style-name="ce3" table:formula="of:=(((1983-1982)*([.AC43]-[.X43]))/(1987-1982))+[.X43]" office:value-type="float" office:value="75474.6">
            <text:p>75474.6</text:p>
          </table:table-cell>
          <table:table-cell table:style-name="ce3" table:formula="of:=(((1984-1982)*([.AC43]-[.X43]))/(1987-1982))+[.X43]" office:value-type="float" office:value="74259.2">
            <text:p>74259.2</text:p>
          </table:table-cell>
          <table:table-cell table:style-name="ce3" table:formula="of:=(((1985-1982)*([.AC43]-[.X43]))/(1987-1982))+[.X43]" office:value-type="float" office:value="73043.8">
            <text:p>73043.8</text:p>
          </table:table-cell>
          <table:table-cell table:style-name="ce3" table:formula="of:=(((1986-1982)*([.AC43]-[.X43]))/(1987-1982))+[.X43]" office:value-type="float" office:value="71828.4">
            <text:p>71828.4</text:p>
          </table:table-cell>
          <table:table-cell office:value-type="float" office:value="70613">
            <text:p>70613.0</text:p>
          </table:table-cell>
          <table:table-cell table:style-name="ce3" table:formula="of:=(((1988-1987)*([.AH43]-[.AC43]))/(1992-1987))+[.AC43]" office:value-type="float" office:value="69416.2">
            <text:p>69416.2</text:p>
          </table:table-cell>
          <table:table-cell table:style-name="ce3" table:formula="of:=(((1989-1987)*([.AH43]-[.AC43]))/(1992-1987))+[.AC43]" office:value-type="float" office:value="68219.4">
            <text:p>68219.4</text:p>
          </table:table-cell>
          <table:table-cell table:style-name="ce3" table:formula="of:=(((1990-1987)*([.AH43]-[.AC43]))/(1992-1987))+[.AC43]" office:value-type="float" office:value="67022.6">
            <text:p>67022.6</text:p>
          </table:table-cell>
          <table:table-cell table:style-name="ce3" table:formula="of:=(((1991-1987)*([.AH43]-[.AC43]))/(1992-1987))+[.AC43]" office:value-type="float" office:value="65825.8">
            <text:p>65825.8</text:p>
          </table:table-cell>
          <table:table-cell office:value-type="float" office:value="64629">
            <text:p>64629.0</text:p>
          </table:table-cell>
          <table:table-cell table:style-name="ce3" table:formula="of:=(((1993-1992)*([.AM43]-[.AH43]))/(1997-1992))+[.AH43]" office:value-type="float" office:value="63617">
            <text:p>63617.0</text:p>
          </table:table-cell>
          <table:table-cell table:style-name="ce3" table:formula="of:=(((1994-1992)*([.AM43]-[.AH43]))/(1997-1992))+[.AH43]" office:value-type="float" office:value="62605">
            <text:p>62605.0</text:p>
          </table:table-cell>
          <table:table-cell table:style-name="ce3" table:formula="of:=(((1995-1992)*([.AM43]-[.AH43]))/(1997-1992))+[.AH43]" office:value-type="float" office:value="61593">
            <text:p>61593.0</text:p>
          </table:table-cell>
          <table:table-cell table:style-name="ce3" table:formula="of:=(((1996-1992)*([.AM43]-[.AH43]))/(1997-1992))+[.AH43]" office:value-type="float" office:value="60581">
            <text:p>60581.0</text:p>
          </table:table-cell>
          <table:table-cell office:value-type="float" office:value="59569">
            <text:p>59569.0</text:p>
          </table:table-cell>
          <table:table-cell table:style-name="ce3" table:formula="of:=(((1998-1997)*([.AR43]-[.AM43]))/(2002-1997))+[.AM43]" office:value-type="float" office:value="58856.4">
            <text:p>58856.4</text:p>
          </table:table-cell>
          <table:table-cell table:style-name="ce3" table:formula="of:=(((1999-1997)*([.AR43]-[.AM43]))/(2002-1997))+[.AM43]" office:value-type="float" office:value="58143.8">
            <text:p>58143.8</text:p>
          </table:table-cell>
          <table:table-cell table:style-name="ce3" table:formula="of:=(((2000-1997)*([.AR43]-[.AM43]))/(2002-1997))+[.AM43]" office:value-type="float" office:value="57431.2">
            <text:p>57431.2</text:p>
          </table:table-cell>
          <table:table-cell table:style-name="ce3" table:formula="of:=(((2001-1997)*([.AR43]-[.AM43]))/(2002-1997))+[.AM43]" office:value-type="float" office:value="56718.6">
            <text:p>56718.6</text:p>
          </table:table-cell>
          <table:table-cell office:value-type="float" office:value="56006">
            <text:p>56006.0</text:p>
          </table:table-cell>
          <table:table-cell table:style-name="ce3" table:formula="of:=(((2003-2002)*([.AW43]-[.AR43]))/(2007-2002))+[.AR43]" office:value-type="float" office:value="55434.2">
            <text:p>55434.2</text:p>
          </table:table-cell>
          <table:table-cell table:style-name="ce3" table:formula="of:=(((2004-2002)*([.AW43]-[.AR43]))/(2007-2002))+[.AR43]" office:value-type="float" office:value="54862.4">
            <text:p>54862.4</text:p>
          </table:table-cell>
          <table:table-cell table:style-name="ce3" table:formula="of:=(((2005-2002)*([.AW43]-[.AR43]))/(2007-2002))+[.AR43]" office:value-type="float" office:value="54290.6">
            <text:p>54290.6</text:p>
          </table:table-cell>
          <table:table-cell table:style-name="ce3" table:formula="of:=(((2006-2002)*([.AW43]-[.AR43]))/(2007-2002))+[.AR43]" office:value-type="float" office:value="53718.8">
            <text:p>53718.8</text:p>
          </table:table-cell>
          <table:table-cell office:value-type="float" office:value="53147">
            <text:p>53147.0</text:p>
          </table:table-cell>
          <table:table-cell table:style-name="ce3" table:formula="of:=(((2008-2007)*([.BB43]-[.AW43]))/(2012-2007))+[.AW43]" office:value-type="float" office:value="52665.2">
            <text:p>52665.2</text:p>
          </table:table-cell>
          <table:table-cell table:style-name="ce3" table:formula="of:=(((2009-2007)*([.BB43]-[.AW43]))/(2012-2007))+[.AW43]" office:value-type="float" office:value="52183.4">
            <text:p>52183.4</text:p>
          </table:table-cell>
          <table:table-cell table:style-name="ce3" table:formula="of:=(((2010-2007)*([.BB43]-[.AW43]))/(2012-2007))+[.AW43]" office:value-type="float" office:value="51701.6">
            <text:p>51701.6</text:p>
          </table:table-cell>
          <table:table-cell table:style-name="ce3" table:formula="of:=(((2011-2007)*([.BB43]-[.AW43]))/(2012-2007))+[.AW43]" office:value-type="float" office:value="51219.8">
            <text:p>51219.8</text:p>
          </table:table-cell>
          <table:table-cell office:value-type="float" office:value="50738">
            <text:p>50738.0</text:p>
          </table:table-cell>
          <table:table-cell table:number-columns-repeated="970"/>
        </table:table-row>
        <table:table-row table:style-name="ro1">
          <table:table-cell table:style-name="ce1" office:value-type="string">
            <text:p>China. Hong Kong SAR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table:style-name="ce1" office:value-type="string">
            <text:p>China. Macao SAR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table:style-name="ce1" office:value-type="string">
            <text:p>China. Taiwan Province of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table:style-name="ce1" office:value-type="string">
            <text:p>China. mainland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China</text:p>
          </table:table-cell>
          <table:table-cell/>
          <table:table-cell table:style-name="Default" office:value-type="string">
            <text:p>4113.0</text:p>
          </table:table-cell>
          <table:table-cell table:style-name="Default" office:value-type="string">
            <text:p>3712.0</text:p>
          </table:table-cell>
          <table:table-cell table:style-name="Default" office:value-type="string">
            <text:p>3237.0</text:p>
          </table:table-cell>
          <table:table-cell table:style-name="Default" office:value-type="string">
            <text:p>2939.0</text:p>
          </table:table-cell>
          <table:table-cell table:style-name="Default" office:value-type="string">
            <text:p>2745.0</text:p>
          </table:table-cell>
          <table:table-cell table:style-name="Default" office:value-type="string">
            <text:p>2541.0</text:p>
          </table:table-cell>
          <table:table-cell table:style-name="Default" office:value-type="string">
            <text:p>2362.0</text:p>
          </table:table-cell>
          <table:table-cell table:style-name="Default" office:value-type="string">
            <text:p>2243.0</text:p>
          </table:table-cell>
          <table:table-cell table:style-name="Default" office:value-type="string">
            <text:p>2159.0</text:p>
          </table:table-cell>
          <table:table-cell table:style-name="Default" office:value-type="string">
            <text:p>2101.0</text:p>
          </table:table-cell>
          <table:table-cell table:style-name="Default" office:value-type="string">
            <text:p>2051.0</text:p>
          </table:table-cell>
          <table:table-cell office:value-type="float" office:value="3206">
            <text:p>3206.0</text:p>
          </table:table-cell>
          <table:table-cell table:style-name="ce3" table:formula="of:=(((1973-1972)*([.S48]-[.N48]))/(1977-1972))+[.N48]" office:value-type="float" office:value="3147">
            <text:p>3147.0</text:p>
          </table:table-cell>
          <table:table-cell table:style-name="ce3" table:formula="of:=(((1974-1972)*([.S48]-[.N48]))/(1977-1972))+[.N48]" office:value-type="float" office:value="3088">
            <text:p>3088.0</text:p>
          </table:table-cell>
          <table:table-cell table:style-name="ce3" table:formula="of:=(((1975-1972)*([.S48]-[.N48]))/(1977-1972))+[.N48]" office:value-type="float" office:value="3029">
            <text:p>3029.0</text:p>
          </table:table-cell>
          <table:table-cell table:style-name="ce3" table:formula="of:=(((1976-1972)*([.S48]-[.N48]))/(1977-1972))+[.N48]" office:value-type="float" office:value="2970">
            <text:p>2970.0</text:p>
          </table:table-cell>
          <table:table-cell office:value-type="float" office:value="2911">
            <text:p>2911.0</text:p>
          </table:table-cell>
          <table:table-cell table:style-name="ce3" table:formula="of:=(((1978-1977)*([.X48]-[.S48]))/(1982-1977))+[.S48]" office:value-type="float" office:value="2872.6">
            <text:p>2872.6</text:p>
          </table:table-cell>
          <table:table-cell table:style-name="ce3" table:formula="of:=(((1979-1977)*([.X48]-[.S48]))/(1982-1977))+[.S48]" office:value-type="float" office:value="2834.2">
            <text:p>2834.2</text:p>
          </table:table-cell>
          <table:table-cell table:style-name="ce3" table:formula="of:=(((1980-1977)*([.X48]-[.S48]))/(1982-1977))+[.S48]" office:value-type="float" office:value="2795.8">
            <text:p>2795.8</text:p>
          </table:table-cell>
          <table:table-cell table:style-name="ce3" table:formula="of:=(((1981-1977)*([.X48]-[.S48]))/(1982-1977))+[.S48]" office:value-type="float" office:value="2757.4">
            <text:p>2757.4</text:p>
          </table:table-cell>
          <table:table-cell office:value-type="float" office:value="2719">
            <text:p>2719.0</text:p>
          </table:table-cell>
          <table:table-cell table:style-name="ce3" table:formula="of:=(((1983-1982)*([.AC48]-[.X48]))/(1987-1982))+[.X48]" office:value-type="float" office:value="2678.6">
            <text:p>2678.6</text:p>
          </table:table-cell>
          <table:table-cell table:style-name="ce3" table:formula="of:=(((1984-1982)*([.AC48]-[.X48]))/(1987-1982))+[.X48]" office:value-type="float" office:value="2638.2">
            <text:p>2638.2</text:p>
          </table:table-cell>
          <table:table-cell table:style-name="ce3" table:formula="of:=(((1985-1982)*([.AC48]-[.X48]))/(1987-1982))+[.X48]" office:value-type="float" office:value="2597.8">
            <text:p>2597.8</text:p>
          </table:table-cell>
          <table:table-cell table:style-name="ce3" table:formula="of:=(((1986-1982)*([.AC48]-[.X48]))/(1987-1982))+[.X48]" office:value-type="float" office:value="2557.4">
            <text:p>2557.4</text:p>
          </table:table-cell>
          <table:table-cell office:value-type="float" office:value="2517">
            <text:p>2517.0</text:p>
          </table:table-cell>
          <table:table-cell table:style-name="ce3" table:formula="of:=(((1988-1987)*([.AH48]-[.AC48]))/(1992-1987))+[.AC48]" office:value-type="float" office:value="2481.6">
            <text:p>2481.6</text:p>
          </table:table-cell>
          <table:table-cell table:style-name="ce3" table:formula="of:=(((1989-1987)*([.AH48]-[.AC48]))/(1992-1987))+[.AC48]" office:value-type="float" office:value="2446.2">
            <text:p>2446.2</text:p>
          </table:table-cell>
          <table:table-cell table:style-name="ce3" table:formula="of:=(((1990-1987)*([.AH48]-[.AC48]))/(1992-1987))+[.AC48]" office:value-type="float" office:value="2410.8">
            <text:p>2410.8</text:p>
          </table:table-cell>
          <table:table-cell table:style-name="ce3" table:formula="of:=(((1991-1987)*([.AH48]-[.AC48]))/(1992-1987))+[.AC48]" office:value-type="float" office:value="2375.4">
            <text:p>2375.4</text:p>
          </table:table-cell>
          <table:table-cell office:value-type="float" office:value="2340">
            <text:p>2340.0</text:p>
          </table:table-cell>
          <table:table-cell table:style-name="ce3" table:formula="of:=(((1993-1992)*([.AM48]-[.AH48]))/(1997-1992))+[.AH48]" office:value-type="float" office:value="2316.4">
            <text:p>2316.4</text:p>
          </table:table-cell>
          <table:table-cell table:style-name="ce3" table:formula="of:=(((1994-1992)*([.AM48]-[.AH48]))/(1997-1992))+[.AH48]" office:value-type="float" office:value="2292.8">
            <text:p>2292.8</text:p>
          </table:table-cell>
          <table:table-cell table:style-name="ce3" table:formula="of:=(((1995-1992)*([.AM48]-[.AH48]))/(1997-1992))+[.AH48]" office:value-type="float" office:value="2269.2">
            <text:p>2269.2</text:p>
          </table:table-cell>
          <table:table-cell table:style-name="ce3" table:formula="of:=(((1996-1992)*([.AM48]-[.AH48]))/(1997-1992))+[.AH48]" office:value-type="float" office:value="2245.6">
            <text:p>2245.6</text:p>
          </table:table-cell>
          <table:table-cell office:value-type="float" office:value="2222">
            <text:p>2222.0</text:p>
          </table:table-cell>
          <table:table-cell table:style-name="ce3" table:formula="of:=(((1998-1997)*([.AR48]-[.AM48]))/(2002-1997))+[.AM48]" office:value-type="float" office:value="2205.2">
            <text:p>2205.2</text:p>
          </table:table-cell>
          <table:table-cell table:style-name="ce3" table:formula="of:=(((1999-1997)*([.AR48]-[.AM48]))/(2002-1997))+[.AM48]" office:value-type="float" office:value="2188.4">
            <text:p>2188.4</text:p>
          </table:table-cell>
          <table:table-cell table:style-name="ce3" table:formula="of:=(((2000-1997)*([.AR48]-[.AM48]))/(2002-1997))+[.AM48]" office:value-type="float" office:value="2171.6">
            <text:p>2171.6</text:p>
          </table:table-cell>
          <table:table-cell table:style-name="ce3" table:formula="of:=(((2001-1997)*([.AR48]-[.AM48]))/(2002-1997))+[.AM48]" office:value-type="float" office:value="2154.8">
            <text:p>2154.8</text:p>
          </table:table-cell>
          <table:table-cell office:value-type="float" office:value="2138">
            <text:p>2138.0</text:p>
          </table:table-cell>
          <table:table-cell table:style-name="ce3" table:formula="of:=(((2003-2002)*([.AW48]-[.AR48]))/(2007-2002))+[.AR48]" office:value-type="float" office:value="2126.6">
            <text:p>2126.6</text:p>
          </table:table-cell>
          <table:table-cell table:style-name="ce3" table:formula="of:=(((2004-2002)*([.AW48]-[.AR48]))/(2007-2002))+[.AR48]" office:value-type="float" office:value="2115.2">
            <text:p>2115.2</text:p>
          </table:table-cell>
          <table:table-cell table:style-name="ce3" table:formula="of:=(((2005-2002)*([.AW48]-[.AR48]))/(2007-2002))+[.AR48]" office:value-type="float" office:value="2103.8">
            <text:p>2103.8</text:p>
          </table:table-cell>
          <table:table-cell table:style-name="ce3" table:formula="of:=(((2006-2002)*([.AW48]-[.AR48]))/(2007-2002))+[.AR48]" office:value-type="float" office:value="2092.4">
            <text:p>2092.4</text:p>
          </table:table-cell>
          <table:table-cell office:value-type="float" office:value="2081">
            <text:p>2081.0</text:p>
          </table:table-cell>
          <table:table-cell table:style-name="ce3" table:formula="of:=(((2008-2007)*([.BB48]-[.AW48]))/(2012-2007))+[.AW48]" office:value-type="float" office:value="2071.2">
            <text:p>2071.2</text:p>
          </table:table-cell>
          <table:table-cell table:style-name="ce3" table:formula="of:=(((2009-2007)*([.BB48]-[.AW48]))/(2012-2007))+[.AW48]" office:value-type="float" office:value="2061.4">
            <text:p>2061.4</text:p>
          </table:table-cell>
          <table:table-cell table:style-name="ce3" table:formula="of:=(((2010-2007)*([.BB48]-[.AW48]))/(2012-2007))+[.AW48]" office:value-type="float" office:value="2051.6">
            <text:p>2051.6</text:p>
          </table:table-cell>
          <table:table-cell table:style-name="ce3" table:formula="of:=(((2011-2007)*([.BB48]-[.AW48]))/(2012-2007))+[.AW48]" office:value-type="float" office:value="2041.8">
            <text:p>2041.8</text:p>
          </table:table-cell>
          <table:table-cell office:value-type="float" office:value="2032">
            <text:p>2032.0</text:p>
          </table:table-cell>
          <table:table-cell table:number-columns-repeated="970"/>
        </table:table-row>
        <table:table-row table:style-name="ro1">
          <table:table-cell office:value-type="string">
            <text:p>Colombia</text:p>
          </table:table-cell>
          <table:table-cell/>
          <table:table-cell table:style-name="Default" office:value-type="string">
            <text:p>125523.0</text:p>
          </table:table-cell>
          <table:table-cell table:style-name="Default" office:value-type="string">
            <text:p>108427.0</text:p>
          </table:table-cell>
          <table:table-cell table:style-name="Default" office:value-type="string">
            <text:p>95255.0</text:p>
          </table:table-cell>
          <table:table-cell table:style-name="Default" office:value-type="string">
            <text:p>84974.0</text:p>
          </table:table-cell>
          <table:table-cell table:style-name="Default" office:value-type="string">
            <text:p>75861.0</text:p>
          </table:table-cell>
          <table:table-cell table:style-name="Default" office:value-type="string">
            <text:p>68178.0</text:p>
          </table:table-cell>
          <table:table-cell table:style-name="Default" office:value-type="string">
            <text:p>61802.0</text:p>
          </table:table-cell>
          <table:table-cell table:style-name="Default" office:value-type="string">
            <text:p>56439.0</text:p>
          </table:table-cell>
          <table:table-cell table:style-name="Default" office:value-type="string">
            <text:p>51901.0</text:p>
          </table:table-cell>
          <table:table-cell table:style-name="Default" office:value-type="string">
            <text:p>48070.0</text:p>
          </table:table-cell>
          <table:table-cell table:style-name="Default" office:value-type="string">
            <text:p>44836.0</text:p>
          </table:table-cell>
          <table:table-cell office:value-type="float" office:value="94362">
            <text:p>94362.0</text:p>
          </table:table-cell>
          <table:table-cell table:style-name="ce3" table:formula="of:=(((1973-1972)*([.S49]-[.N49]))/(1977-1972))+[.N49]" office:value-type="float" office:value="92325">
            <text:p>92325.0</text:p>
          </table:table-cell>
          <table:table-cell table:style-name="ce3" table:formula="of:=(((1974-1972)*([.S49]-[.N49]))/(1977-1972))+[.N49]" office:value-type="float" office:value="90288">
            <text:p>90288.0</text:p>
          </table:table-cell>
          <table:table-cell table:style-name="ce3" table:formula="of:=(((1975-1972)*([.S49]-[.N49]))/(1977-1972))+[.N49]" office:value-type="float" office:value="88251">
            <text:p>88251.0</text:p>
          </table:table-cell>
          <table:table-cell table:style-name="ce3" table:formula="of:=(((1976-1972)*([.S49]-[.N49]))/(1977-1972))+[.N49]" office:value-type="float" office:value="86214">
            <text:p>86214.0</text:p>
          </table:table-cell>
          <table:table-cell office:value-type="float" office:value="84177">
            <text:p>84177.0</text:p>
          </table:table-cell>
          <table:table-cell table:style-name="ce3" table:formula="of:=(((1978-1977)*([.X49]-[.S49]))/(1982-1977))+[.S49]" office:value-type="float" office:value="82371.4">
            <text:p>82371.4</text:p>
          </table:table-cell>
          <table:table-cell table:style-name="ce3" table:formula="of:=(((1979-1977)*([.X49]-[.S49]))/(1982-1977))+[.S49]" office:value-type="float" office:value="80565.8">
            <text:p>80565.8</text:p>
          </table:table-cell>
          <table:table-cell table:style-name="ce3" table:formula="of:=(((1980-1977)*([.X49]-[.S49]))/(1982-1977))+[.S49]" office:value-type="float" office:value="78760.2">
            <text:p>78760.2</text:p>
          </table:table-cell>
          <table:table-cell table:style-name="ce3" table:formula="of:=(((1981-1977)*([.X49]-[.S49]))/(1982-1977))+[.S49]" office:value-type="float" office:value="76954.6">
            <text:p>76954.6</text:p>
          </table:table-cell>
          <table:table-cell office:value-type="float" office:value="75149">
            <text:p>75149.0</text:p>
          </table:table-cell>
          <table:table-cell table:style-name="ce3" table:formula="of:=(((1983-1982)*([.AC49]-[.X49]))/(1987-1982))+[.X49]" office:value-type="float" office:value="73627">
            <text:p>73627.0</text:p>
          </table:table-cell>
          <table:table-cell table:style-name="ce3" table:formula="of:=(((1984-1982)*([.AC49]-[.X49]))/(1987-1982))+[.X49]" office:value-type="float" office:value="72105">
            <text:p>72105.0</text:p>
          </table:table-cell>
          <table:table-cell table:style-name="ce3" table:formula="of:=(((1985-1982)*([.AC49]-[.X49]))/(1987-1982))+[.X49]" office:value-type="float" office:value="70583">
            <text:p>70583.0</text:p>
          </table:table-cell>
          <table:table-cell table:style-name="ce3" table:formula="of:=(((1986-1982)*([.AC49]-[.X49]))/(1987-1982))+[.X49]" office:value-type="float" office:value="69061">
            <text:p>69061.0</text:p>
          </table:table-cell>
          <table:table-cell office:value-type="float" office:value="67539">
            <text:p>67539.0</text:p>
          </table:table-cell>
          <table:table-cell table:style-name="ce3" table:formula="of:=(((1988-1987)*([.AH49]-[.AC49]))/(1992-1987))+[.AC49]" office:value-type="float" office:value="66275.8">
            <text:p>66275.8</text:p>
          </table:table-cell>
          <table:table-cell table:style-name="ce3" table:formula="of:=(((1989-1987)*([.AH49]-[.AC49]))/(1992-1987))+[.AC49]" office:value-type="float" office:value="65012.6">
            <text:p>65012.6</text:p>
          </table:table-cell>
          <table:table-cell table:style-name="ce3" table:formula="of:=(((1990-1987)*([.AH49]-[.AC49]))/(1992-1987))+[.AC49]" office:value-type="float" office:value="63749.4">
            <text:p>63749.4</text:p>
          </table:table-cell>
          <table:table-cell table:style-name="ce3" table:formula="of:=(((1991-1987)*([.AH49]-[.AC49]))/(1992-1987))+[.AC49]" office:value-type="float" office:value="62486.2">
            <text:p>62486.2</text:p>
          </table:table-cell>
          <table:table-cell office:value-type="float" office:value="61223">
            <text:p>61223.0</text:p>
          </table:table-cell>
          <table:table-cell table:style-name="ce3" table:formula="of:=(((1993-1992)*([.AM49]-[.AH49]))/(1997-1992))+[.AH49]" office:value-type="float" office:value="60160.4">
            <text:p>60160.4</text:p>
          </table:table-cell>
          <table:table-cell table:style-name="ce3" table:formula="of:=(((1994-1992)*([.AM49]-[.AH49]))/(1997-1992))+[.AH49]" office:value-type="float" office:value="59097.8">
            <text:p>59097.8</text:p>
          </table:table-cell>
          <table:table-cell table:style-name="ce3" table:formula="of:=(((1995-1992)*([.AM49]-[.AH49]))/(1997-1992))+[.AH49]" office:value-type="float" office:value="58035.2">
            <text:p>58035.2</text:p>
          </table:table-cell>
          <table:table-cell table:style-name="ce3" table:formula="of:=(((1996-1992)*([.AM49]-[.AH49]))/(1997-1992))+[.AH49]" office:value-type="float" office:value="56972.6">
            <text:p>56972.6</text:p>
          </table:table-cell>
          <table:table-cell office:value-type="float" office:value="55910">
            <text:p>55910.0</text:p>
          </table:table-cell>
          <table:table-cell table:style-name="ce3" table:formula="of:=(((1998-1997)*([.AR49]-[.AM49]))/(2002-1997))+[.AM49]" office:value-type="float" office:value="55010.8">
            <text:p>55010.8</text:p>
          </table:table-cell>
          <table:table-cell table:style-name="ce3" table:formula="of:=(((1999-1997)*([.AR49]-[.AM49]))/(2002-1997))+[.AM49]" office:value-type="float" office:value="54111.6">
            <text:p>54111.6</text:p>
          </table:table-cell>
          <table:table-cell table:style-name="ce3" table:formula="of:=(((2000-1997)*([.AR49]-[.AM49]))/(2002-1997))+[.AM49]" office:value-type="float" office:value="53212.4">
            <text:p>53212.4</text:p>
          </table:table-cell>
          <table:table-cell table:style-name="ce3" table:formula="of:=(((2001-1997)*([.AR49]-[.AM49]))/(2002-1997))+[.AM49]" office:value-type="float" office:value="52313.2">
            <text:p>52313.2</text:p>
          </table:table-cell>
          <table:table-cell office:value-type="float" office:value="51414">
            <text:p>51414.0</text:p>
          </table:table-cell>
          <table:table-cell table:style-name="ce3" table:formula="of:=(((2003-2002)*([.AW49]-[.AR49]))/(2007-2002))+[.AR49]" office:value-type="float" office:value="50655">
            <text:p>50655.0</text:p>
          </table:table-cell>
          <table:table-cell table:style-name="ce3" table:formula="of:=(((2004-2002)*([.AW49]-[.AR49]))/(2007-2002))+[.AR49]" office:value-type="float" office:value="49896">
            <text:p>49896.0</text:p>
          </table:table-cell>
          <table:table-cell table:style-name="ce3" table:formula="of:=(((2005-2002)*([.AW49]-[.AR49]))/(2007-2002))+[.AR49]" office:value-type="float" office:value="49137">
            <text:p>49137.0</text:p>
          </table:table-cell>
          <table:table-cell table:style-name="ce3" table:formula="of:=(((2006-2002)*([.AW49]-[.AR49]))/(2007-2002))+[.AR49]" office:value-type="float" office:value="48378">
            <text:p>48378.0</text:p>
          </table:table-cell>
          <table:table-cell office:value-type="float" office:value="47619">
            <text:p>47619.0</text:p>
          </table:table-cell>
          <table:table-cell table:style-name="ce3" table:formula="of:=(((2008-2007)*([.BB49]-[.AW49]))/(2012-2007))+[.AW49]" office:value-type="float" office:value="46978.2">
            <text:p>46978.2</text:p>
          </table:table-cell>
          <table:table-cell table:style-name="ce3" table:formula="of:=(((2009-2007)*([.BB49]-[.AW49]))/(2012-2007))+[.AW49]" office:value-type="float" office:value="46337.4">
            <text:p>46337.4</text:p>
          </table:table-cell>
          <table:table-cell table:style-name="ce3" table:formula="of:=(((2010-2007)*([.BB49]-[.AW49]))/(2012-2007))+[.AW49]" office:value-type="float" office:value="45696.6">
            <text:p>45696.6</text:p>
          </table:table-cell>
          <table:table-cell table:style-name="ce3" table:formula="of:=(((2011-2007)*([.BB49]-[.AW49]))/(2012-2007))+[.AW49]" office:value-type="float" office:value="45055.8">
            <text:p>45055.8</text:p>
          </table:table-cell>
          <table:table-cell office:value-type="float" office:value="44415">
            <text:p>44415.0</text:p>
          </table:table-cell>
          <table:table-cell table:number-columns-repeated="970"/>
        </table:table-row>
        <table:table-row table:style-name="ro1">
          <table:table-cell office:value-type="string">
            <text:p>Comoros</text:p>
          </table:table-cell>
          <table:table-cell/>
          <table:table-cell table:style-name="Default" office:value-type="string">
            <text:p>6000.0</text:p>
          </table:table-cell>
          <table:table-cell table:style-name="Default" office:value-type="string">
            <text:p>5405.0</text:p>
          </table:table-cell>
          <table:table-cell table:style-name="Default" office:value-type="string">
            <text:p>4819.0</text:p>
          </table:table-cell>
          <table:table-cell table:style-name="Default" office:value-type="string">
            <text:p>4110.0</text:p>
          </table:table-cell>
          <table:table-cell table:style-name="Default" office:value-type="string">
            <text:p>3409.0</text:p>
          </table:table-cell>
          <table:table-cell table:style-name="Default" office:value-type="string">
            <text:p>2948.0</text:p>
          </table:table-cell>
          <table:table-cell table:style-name="Default" office:value-type="string">
            <text:p>2609.0</text:p>
          </table:table-cell>
          <table:table-cell table:style-name="Default" office:value-type="string">
            <text:p>2308.0</text:p>
          </table:table-cell>
          <table:table-cell table:style-name="Default" office:value-type="string">
            <text:p>2024.0</text:p>
          </table:table-cell>
          <table:table-cell table:style-name="Default" office:value-type="string">
            <text:p>1767.0</text:p>
          </table:table-cell>
          <table:table-cell table:style-name="Default" office:value-type="string">
            <text:p>1552.0</text:p>
          </table:table-cell>
          <table:table-cell office:value-type="float" office:value="4819">
            <text:p>4819.0</text:p>
          </table:table-cell>
          <table:table-cell table:style-name="ce3" table:formula="of:=(((1973-1972)*([.S50]-[.N50]))/(1977-1972))+[.N50]" office:value-type="float" office:value="4677.2">
            <text:p>4677.2</text:p>
          </table:table-cell>
          <table:table-cell table:style-name="ce3" table:formula="of:=(((1974-1972)*([.S50]-[.N50]))/(1977-1972))+[.N50]" office:value-type="float" office:value="4535.4">
            <text:p>4535.4</text:p>
          </table:table-cell>
          <table:table-cell table:style-name="ce3" table:formula="of:=(((1975-1972)*([.S50]-[.N50]))/(1977-1972))+[.N50]" office:value-type="float" office:value="4393.6">
            <text:p>4393.6</text:p>
          </table:table-cell>
          <table:table-cell table:style-name="ce3" table:formula="of:=(((1976-1972)*([.S50]-[.N50]))/(1977-1972))+[.N50]" office:value-type="float" office:value="4251.8">
            <text:p>4251.8</text:p>
          </table:table-cell>
          <table:table-cell office:value-type="float" office:value="4110">
            <text:p>4110.0</text:p>
          </table:table-cell>
          <table:table-cell table:style-name="ce3" table:formula="of:=(((1978-1977)*([.X50]-[.S50]))/(1982-1977))+[.S50]" office:value-type="float" office:value="3969.8">
            <text:p>3969.8</text:p>
          </table:table-cell>
          <table:table-cell table:style-name="ce3" table:formula="of:=(((1979-1977)*([.X50]-[.S50]))/(1982-1977))+[.S50]" office:value-type="float" office:value="3829.6">
            <text:p>3829.6</text:p>
          </table:table-cell>
          <table:table-cell table:style-name="ce3" table:formula="of:=(((1980-1977)*([.X50]-[.S50]))/(1982-1977))+[.S50]" office:value-type="float" office:value="3689.4">
            <text:p>3689.4</text:p>
          </table:table-cell>
          <table:table-cell table:style-name="ce3" table:formula="of:=(((1981-1977)*([.X50]-[.S50]))/(1982-1977))+[.S50]" office:value-type="float" office:value="3549.2">
            <text:p>3549.2</text:p>
          </table:table-cell>
          <table:table-cell office:value-type="float" office:value="3409">
            <text:p>3409.0</text:p>
          </table:table-cell>
          <table:table-cell table:style-name="ce3" table:formula="of:=(((1983-1982)*([.AC50]-[.X50]))/(1987-1982))+[.X50]" office:value-type="float" office:value="3316.8">
            <text:p>3316.8</text:p>
          </table:table-cell>
          <table:table-cell table:style-name="ce3" table:formula="of:=(((1984-1982)*([.AC50]-[.X50]))/(1987-1982))+[.X50]" office:value-type="float" office:value="3224.6">
            <text:p>3224.6</text:p>
          </table:table-cell>
          <table:table-cell table:style-name="ce3" table:formula="of:=(((1985-1982)*([.AC50]-[.X50]))/(1987-1982))+[.X50]" office:value-type="float" office:value="3132.4">
            <text:p>3132.4</text:p>
          </table:table-cell>
          <table:table-cell table:style-name="ce3" table:formula="of:=(((1986-1982)*([.AC50]-[.X50]))/(1987-1982))+[.X50]" office:value-type="float" office:value="3040.2">
            <text:p>3040.2</text:p>
          </table:table-cell>
          <table:table-cell office:value-type="float" office:value="2948">
            <text:p>2948.0</text:p>
          </table:table-cell>
          <table:table-cell table:style-name="ce3" table:formula="of:=(((1988-1987)*([.AH50]-[.AC50]))/(1992-1987))+[.AC50]" office:value-type="float" office:value="2880.2">
            <text:p>2880.2</text:p>
          </table:table-cell>
          <table:table-cell table:style-name="ce3" table:formula="of:=(((1989-1987)*([.AH50]-[.AC50]))/(1992-1987))+[.AC50]" office:value-type="float" office:value="2812.4">
            <text:p>2812.4</text:p>
          </table:table-cell>
          <table:table-cell table:style-name="ce3" table:formula="of:=(((1990-1987)*([.AH50]-[.AC50]))/(1992-1987))+[.AC50]" office:value-type="float" office:value="2744.6">
            <text:p>2744.6</text:p>
          </table:table-cell>
          <table:table-cell table:style-name="ce3" table:formula="of:=(((1991-1987)*([.AH50]-[.AC50]))/(1992-1987))+[.AC50]" office:value-type="float" office:value="2676.8">
            <text:p>2676.8</text:p>
          </table:table-cell>
          <table:table-cell office:value-type="float" office:value="2609">
            <text:p>2609.0</text:p>
          </table:table-cell>
          <table:table-cell table:style-name="ce3" table:formula="of:=(((1993-1992)*([.AM50]-[.AH50]))/(1997-1992))+[.AH50]" office:value-type="float" office:value="2548.8">
            <text:p>2548.8</text:p>
          </table:table-cell>
          <table:table-cell table:style-name="ce3" table:formula="of:=(((1994-1992)*([.AM50]-[.AH50]))/(1997-1992))+[.AH50]" office:value-type="float" office:value="2488.6">
            <text:p>2488.6</text:p>
          </table:table-cell>
          <table:table-cell table:style-name="ce3" table:formula="of:=(((1995-1992)*([.AM50]-[.AH50]))/(1997-1992))+[.AH50]" office:value-type="float" office:value="2428.4">
            <text:p>2428.4</text:p>
          </table:table-cell>
          <table:table-cell table:style-name="ce3" table:formula="of:=(((1996-1992)*([.AM50]-[.AH50]))/(1997-1992))+[.AH50]" office:value-type="float" office:value="2368.2">
            <text:p>2368.2</text:p>
          </table:table-cell>
          <table:table-cell office:value-type="float" office:value="2308">
            <text:p>2308.0</text:p>
          </table:table-cell>
          <table:table-cell table:style-name="ce3" table:formula="of:=(((1998-1997)*([.AR50]-[.AM50]))/(2002-1997))+[.AM50]" office:value-type="float" office:value="2251.2">
            <text:p>2251.2</text:p>
          </table:table-cell>
          <table:table-cell table:style-name="ce3" table:formula="of:=(((1999-1997)*([.AR50]-[.AM50]))/(2002-1997))+[.AM50]" office:value-type="float" office:value="2194.4">
            <text:p>2194.4</text:p>
          </table:table-cell>
          <table:table-cell table:style-name="ce3" table:formula="of:=(((2000-1997)*([.AR50]-[.AM50]))/(2002-1997))+[.AM50]" office:value-type="float" office:value="2137.6">
            <text:p>2137.6</text:p>
          </table:table-cell>
          <table:table-cell table:style-name="ce3" table:formula="of:=(((2001-1997)*([.AR50]-[.AM50]))/(2002-1997))+[.AM50]" office:value-type="float" office:value="2080.8">
            <text:p>2080.8</text:p>
          </table:table-cell>
          <table:table-cell office:value-type="float" office:value="2024">
            <text:p>2024.0</text:p>
          </table:table-cell>
          <table:table-cell table:style-name="ce3" table:formula="of:=(((2003-2002)*([.AW50]-[.AR50]))/(2007-2002))+[.AR50]" office:value-type="float" office:value="1972.6">
            <text:p>1972.6</text:p>
          </table:table-cell>
          <table:table-cell table:style-name="ce3" table:formula="of:=(((2004-2002)*([.AW50]-[.AR50]))/(2007-2002))+[.AR50]" office:value-type="float" office:value="1921.2">
            <text:p>1921.2</text:p>
          </table:table-cell>
          <table:table-cell table:style-name="ce3" table:formula="of:=(((2005-2002)*([.AW50]-[.AR50]))/(2007-2002))+[.AR50]" office:value-type="float" office:value="1869.8">
            <text:p>1869.8</text:p>
          </table:table-cell>
          <table:table-cell table:style-name="ce3" table:formula="of:=(((2006-2002)*([.AW50]-[.AR50]))/(2007-2002))+[.AR50]" office:value-type="float" office:value="1818.4">
            <text:p>1818.4</text:p>
          </table:table-cell>
          <table:table-cell office:value-type="float" office:value="1767">
            <text:p>1767.0</text:p>
          </table:table-cell>
          <table:table-cell table:style-name="ce3" table:formula="of:=(((2008-2007)*([.BB50]-[.AW50]))/(2012-2007))+[.AW50]" office:value-type="float" office:value="1724">
            <text:p>1724.0</text:p>
          </table:table-cell>
          <table:table-cell table:style-name="ce3" table:formula="of:=(((2009-2007)*([.BB50]-[.AW50]))/(2012-2007))+[.AW50]" office:value-type="float" office:value="1681">
            <text:p>1681.0</text:p>
          </table:table-cell>
          <table:table-cell table:style-name="ce3" table:formula="of:=(((2010-2007)*([.BB50]-[.AW50]))/(2012-2007))+[.AW50]" office:value-type="float" office:value="1638">
            <text:p>1638.0</text:p>
          </table:table-cell>
          <table:table-cell table:style-name="ce3" table:formula="of:=(((2011-2007)*([.BB50]-[.AW50]))/(2012-2007))+[.AW50]" office:value-type="float" office:value="1595">
            <text:p>1595.0</text:p>
          </table:table-cell>
          <table:table-cell office:value-type="float" office:value="1552">
            <text:p>1552.0</text:p>
          </table:table-cell>
          <table:table-cell table:number-columns-repeated="970"/>
        </table:table-row>
        <table:table-row table:style-name="ro1">
          <table:table-cell office:value-type="string">
            <text:p>Congo</text:p>
          </table:table-cell>
          <table:table-cell/>
          <table:table-cell table:style-name="Default" office:value-type="string">
            <text:p>779026.0</text:p>
          </table:table-cell>
          <table:table-cell table:style-name="Default" office:value-type="string">
            <text:p>679739.0</text:p>
          </table:table-cell>
          <table:table-cell table:style-name="Default" office:value-type="string">
            <text:p>586328.0</text:p>
          </table:table-cell>
          <table:table-cell table:style-name="Default" office:value-type="string">
            <text:p>504548.0</text:p>
          </table:table-cell>
          <table:table-cell table:style-name="Default" office:value-type="string">
            <text:p>436287.0</text:p>
          </table:table-cell>
          <table:table-cell table:style-name="Default" office:value-type="string">
            <text:p>378010.0</text:p>
          </table:table-cell>
          <table:table-cell table:style-name="Default" office:value-type="string">
            <text:p>330159.0</text:p>
          </table:table-cell>
          <table:table-cell table:style-name="Default" office:value-type="string">
            <text:p>287790.0</text:p>
          </table:table-cell>
          <table:table-cell table:style-name="Default" office:value-type="string">
            <text:p>252964.0</text:p>
          </table:table-cell>
          <table:table-cell table:style-name="Default" office:value-type="string">
            <text:p>222997.0</text:p>
          </table:table-cell>
          <table:table-cell table:style-name="Default" office:value-type="string">
            <text:p>196551.0</text:p>
          </table:table-cell>
          <table:table-cell office:value-type="float" office:value="156448">
            <text:p>156448.0</text:p>
          </table:table-cell>
          <table:table-cell table:style-name="ce3" table:formula="of:=(((1973-1972)*([.S51]-[.N51]))/(1977-1972))+[.N51]" office:value-type="float" office:value="152083.8">
            <text:p>152083.8</text:p>
          </table:table-cell>
          <table:table-cell table:style-name="ce3" table:formula="of:=(((1974-1972)*([.S51]-[.N51]))/(1977-1972))+[.N51]" office:value-type="float" office:value="147719.6">
            <text:p>147719.6</text:p>
          </table:table-cell>
          <table:table-cell table:style-name="ce3" table:formula="of:=(((1975-1972)*([.S51]-[.N51]))/(1977-1972))+[.N51]" office:value-type="float" office:value="143355.4">
            <text:p>143355.4</text:p>
          </table:table-cell>
          <table:table-cell table:style-name="ce3" table:formula="of:=(((1976-1972)*([.S51]-[.N51]))/(1977-1972))+[.N51]" office:value-type="float" office:value="138991.2">
            <text:p>138991.2</text:p>
          </table:table-cell>
          <table:table-cell office:value-type="float" office:value="134627">
            <text:p>134627.0</text:p>
          </table:table-cell>
          <table:table-cell table:style-name="ce3" table:formula="of:=(((1978-1977)*([.X51]-[.S51]))/(1982-1977))+[.S51]" office:value-type="float" office:value="130984.2">
            <text:p>130984.2</text:p>
          </table:table-cell>
          <table:table-cell table:style-name="ce3" table:formula="of:=(((1979-1977)*([.X51]-[.S51]))/(1982-1977))+[.S51]" office:value-type="float" office:value="127341.4">
            <text:p>127341.4</text:p>
          </table:table-cell>
          <table:table-cell table:style-name="ce3" table:formula="of:=(((1980-1977)*([.X51]-[.S51]))/(1982-1977))+[.S51]" office:value-type="float" office:value="123698.6">
            <text:p>123698.6</text:p>
          </table:table-cell>
          <table:table-cell table:style-name="ce3" table:formula="of:=(((1981-1977)*([.X51]-[.S51]))/(1982-1977))+[.S51]" office:value-type="float" office:value="120055.8">
            <text:p>120055.8</text:p>
          </table:table-cell>
          <table:table-cell office:value-type="float" office:value="116413">
            <text:p>116413.0</text:p>
          </table:table-cell>
          <table:table-cell table:style-name="ce3" table:formula="of:=(((1983-1982)*([.AC51]-[.X51]))/(1987-1982))+[.X51]" office:value-type="float" office:value="113303">
            <text:p>113303.0</text:p>
          </table:table-cell>
          <table:table-cell table:style-name="ce3" table:formula="of:=(((1984-1982)*([.AC51]-[.X51]))/(1987-1982))+[.X51]" office:value-type="float" office:value="110193">
            <text:p>110193.0</text:p>
          </table:table-cell>
          <table:table-cell table:style-name="ce3" table:formula="of:=(((1985-1982)*([.AC51]-[.X51]))/(1987-1982))+[.X51]" office:value-type="float" office:value="107083">
            <text:p>107083.0</text:p>
          </table:table-cell>
          <table:table-cell table:style-name="ce3" table:formula="of:=(((1986-1982)*([.AC51]-[.X51]))/(1987-1982))+[.X51]" office:value-type="float" office:value="103973">
            <text:p>103973.0</text:p>
          </table:table-cell>
          <table:table-cell office:value-type="float" office:value="100863">
            <text:p>100863.0</text:p>
          </table:table-cell>
          <table:table-cell table:style-name="ce3" table:formula="of:=(((1988-1987)*([.AH51]-[.AC51]))/(1992-1987))+[.AC51]" office:value-type="float" office:value="98309.4">
            <text:p>98309.4</text:p>
          </table:table-cell>
          <table:table-cell table:style-name="ce3" table:formula="of:=(((1989-1987)*([.AH51]-[.AC51]))/(1992-1987))+[.AC51]" office:value-type="float" office:value="95755.8">
            <text:p>95755.8</text:p>
          </table:table-cell>
          <table:table-cell table:style-name="ce3" table:formula="of:=(((1990-1987)*([.AH51]-[.AC51]))/(1992-1987))+[.AC51]" office:value-type="float" office:value="93202.2">
            <text:p>93202.2</text:p>
          </table:table-cell>
          <table:table-cell table:style-name="ce3" table:formula="of:=(((1991-1987)*([.AH51]-[.AC51]))/(1992-1987))+[.AC51]" office:value-type="float" office:value="90648.6">
            <text:p>90648.6</text:p>
          </table:table-cell>
          <table:table-cell office:value-type="float" office:value="88095">
            <text:p>88095.0</text:p>
          </table:table-cell>
          <table:table-cell table:style-name="ce3" table:formula="of:=(((1993-1992)*([.AM51]-[.AH51]))/(1997-1992))+[.AH51]" office:value-type="float" office:value="85834">
            <text:p>85834.0</text:p>
          </table:table-cell>
          <table:table-cell table:style-name="ce3" table:formula="of:=(((1994-1992)*([.AM51]-[.AH51]))/(1997-1992))+[.AH51]" office:value-type="float" office:value="83573">
            <text:p>83573.0</text:p>
          </table:table-cell>
          <table:table-cell table:style-name="ce3" table:formula="of:=(((1995-1992)*([.AM51]-[.AH51]))/(1997-1992))+[.AH51]" office:value-type="float" office:value="81312">
            <text:p>81312.0</text:p>
          </table:table-cell>
          <table:table-cell table:style-name="ce3" table:formula="of:=(((1996-1992)*([.AM51]-[.AH51]))/(1997-1992))+[.AH51]" office:value-type="float" office:value="79051">
            <text:p>79051.0</text:p>
          </table:table-cell>
          <table:table-cell office:value-type="float" office:value="76790">
            <text:p>76790.0</text:p>
          </table:table-cell>
          <table:table-cell table:style-name="ce3" table:formula="of:=(((1998-1997)*([.AR51]-[.AM51]))/(2002-1997))+[.AM51]" office:value-type="float" office:value="74931.6">
            <text:p>74931.6</text:p>
          </table:table-cell>
          <table:table-cell table:style-name="ce3" table:formula="of:=(((1999-1997)*([.AR51]-[.AM51]))/(2002-1997))+[.AM51]" office:value-type="float" office:value="73073.2">
            <text:p>73073.2</text:p>
          </table:table-cell>
          <table:table-cell table:style-name="ce3" table:formula="of:=(((2000-1997)*([.AR51]-[.AM51]))/(2002-1997))+[.AM51]" office:value-type="float" office:value="71214.8">
            <text:p>71214.8</text:p>
          </table:table-cell>
          <table:table-cell table:style-name="ce3" table:formula="of:=(((2001-1997)*([.AR51]-[.AM51]))/(2002-1997))+[.AM51]" office:value-type="float" office:value="69356.4">
            <text:p>69356.4</text:p>
          </table:table-cell>
          <table:table-cell office:value-type="float" office:value="67498">
            <text:p>67498.0</text:p>
          </table:table-cell>
          <table:table-cell table:style-name="ce3" table:formula="of:=(((2003-2002)*([.AW51]-[.AR51]))/(2007-2002))+[.AR51]" office:value-type="float" office:value="65898.6">
            <text:p>65898.6</text:p>
          </table:table-cell>
          <table:table-cell table:style-name="ce3" table:formula="of:=(((2004-2002)*([.AW51]-[.AR51]))/(2007-2002))+[.AR51]" office:value-type="float" office:value="64299.2">
            <text:p>64299.2</text:p>
          </table:table-cell>
          <table:table-cell table:style-name="ce3" table:formula="of:=(((2005-2002)*([.AW51]-[.AR51]))/(2007-2002))+[.AR51]" office:value-type="float" office:value="62699.8">
            <text:p>62699.8</text:p>
          </table:table-cell>
          <table:table-cell table:style-name="ce3" table:formula="of:=(((2006-2002)*([.AW51]-[.AR51]))/(2007-2002))+[.AR51]" office:value-type="float" office:value="61100.4">
            <text:p>61100.4</text:p>
          </table:table-cell>
          <table:table-cell office:value-type="float" office:value="59501">
            <text:p>59501.0</text:p>
          </table:table-cell>
          <table:table-cell table:style-name="ce3" table:formula="of:=(((2008-2007)*([.BB51]-[.AW51]))/(2012-2007))+[.AW51]" office:value-type="float" office:value="58089.8">
            <text:p>58089.8</text:p>
          </table:table-cell>
          <table:table-cell table:style-name="ce3" table:formula="of:=(((2009-2007)*([.BB51]-[.AW51]))/(2012-2007))+[.AW51]" office:value-type="float" office:value="56678.6">
            <text:p>56678.6</text:p>
          </table:table-cell>
          <table:table-cell table:style-name="ce3" table:formula="of:=(((2010-2007)*([.BB51]-[.AW51]))/(2012-2007))+[.AW51]" office:value-type="float" office:value="55267.4">
            <text:p>55267.4</text:p>
          </table:table-cell>
          <table:table-cell table:style-name="ce3" table:formula="of:=(((2011-2007)*([.BB51]-[.AW51]))/(2012-2007))+[.AW51]" office:value-type="float" office:value="53856.2">
            <text:p>53856.2</text:p>
          </table:table-cell>
          <table:table-cell office:value-type="float" office:value="52445">
            <text:p>52445.0</text:p>
          </table:table-cell>
          <table:table-cell table:number-columns-repeated="970"/>
        </table:table-row>
        <table:table-row table:style-name="ro1">
          <table:table-cell office:value-type="string">
            <text:p>Cook Islands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Costa Rica</text:p>
          </table:table-cell>
          <table:table-cell/>
          <table:table-cell table:style-name="Default" office:value-type="string">
            <text:p>78546.0</text:p>
          </table:table-cell>
          <table:table-cell table:style-name="Default" office:value-type="string">
            <text:p>66905.0</text:p>
          </table:table-cell>
          <table:table-cell table:style-name="Default" office:value-type="string">
            <text:p>58879.0</text:p>
          </table:table-cell>
          <table:table-cell table:style-name="Default" office:value-type="string">
            <text:p>52085.0</text:p>
          </table:table-cell>
          <table:table-cell table:style-name="Default" office:value-type="string">
            <text:p>45359.0</text:p>
          </table:table-cell>
          <table:table-cell table:style-name="Default" office:value-type="string">
            <text:p>39564.0</text:p>
          </table:table-cell>
          <table:table-cell table:style-name="Default" office:value-type="string">
            <text:p>34853.0</text:p>
          </table:table-cell>
          <table:table-cell table:style-name="Default" office:value-type="string">
            <text:p>30811.0</text:p>
          </table:table-cell>
          <table:table-cell table:style-name="Default" office:value-type="string">
            <text:p>27529.0</text:p>
          </table:table-cell>
          <table:table-cell table:style-name="Default" office:value-type="string">
            <text:p>25241.0</text:p>
          </table:table-cell>
          <table:table-cell table:style-name="Default" office:value-type="string">
            <text:p>23446.0</text:p>
          </table:table-cell>
          <table:table-cell office:value-type="float" office:value="58879">
            <text:p>58879.0</text:p>
          </table:table-cell>
          <table:table-cell table:style-name="ce3" table:formula="of:=(((1973-1972)*([.S53]-[.N53]))/(1977-1972))+[.N53]" office:value-type="float" office:value="57520.2">
            <text:p>57520.2</text:p>
          </table:table-cell>
          <table:table-cell table:style-name="ce3" table:formula="of:=(((1974-1972)*([.S53]-[.N53]))/(1977-1972))+[.N53]" office:value-type="float" office:value="56161.4">
            <text:p>56161.4</text:p>
          </table:table-cell>
          <table:table-cell table:style-name="ce3" table:formula="of:=(((1975-1972)*([.S53]-[.N53]))/(1977-1972))+[.N53]" office:value-type="float" office:value="54802.6">
            <text:p>54802.6</text:p>
          </table:table-cell>
          <table:table-cell table:style-name="ce3" table:formula="of:=(((1976-1972)*([.S53]-[.N53]))/(1977-1972))+[.N53]" office:value-type="float" office:value="53443.8">
            <text:p>53443.8</text:p>
          </table:table-cell>
          <table:table-cell office:value-type="float" office:value="52085">
            <text:p>52085.0</text:p>
          </table:table-cell>
          <table:table-cell table:style-name="ce3" table:formula="of:=(((1978-1977)*([.X53]-[.S53]))/(1982-1977))+[.S53]" office:value-type="float" office:value="50739.8">
            <text:p>50739.8</text:p>
          </table:table-cell>
          <table:table-cell table:style-name="ce3" table:formula="of:=(((1979-1977)*([.X53]-[.S53]))/(1982-1977))+[.S53]" office:value-type="float" office:value="49394.6">
            <text:p>49394.6</text:p>
          </table:table-cell>
          <table:table-cell table:style-name="ce3" table:formula="of:=(((1980-1977)*([.X53]-[.S53]))/(1982-1977))+[.S53]" office:value-type="float" office:value="48049.4">
            <text:p>48049.4</text:p>
          </table:table-cell>
          <table:table-cell table:style-name="ce3" table:formula="of:=(((1981-1977)*([.X53]-[.S53]))/(1982-1977))+[.S53]" office:value-type="float" office:value="46704.2">
            <text:p>46704.2</text:p>
          </table:table-cell>
          <table:table-cell office:value-type="float" office:value="45359">
            <text:p>45359.0</text:p>
          </table:table-cell>
          <table:table-cell table:style-name="ce3" table:formula="of:=(((1983-1982)*([.AC53]-[.X53]))/(1987-1982))+[.X53]" office:value-type="float" office:value="44200">
            <text:p>44200.0</text:p>
          </table:table-cell>
          <table:table-cell table:style-name="ce3" table:formula="of:=(((1984-1982)*([.AC53]-[.X53]))/(1987-1982))+[.X53]" office:value-type="float" office:value="43041">
            <text:p>43041.0</text:p>
          </table:table-cell>
          <table:table-cell table:style-name="ce3" table:formula="of:=(((1985-1982)*([.AC53]-[.X53]))/(1987-1982))+[.X53]" office:value-type="float" office:value="41882">
            <text:p>41882.0</text:p>
          </table:table-cell>
          <table:table-cell table:style-name="ce3" table:formula="of:=(((1986-1982)*([.AC53]-[.X53]))/(1987-1982))+[.X53]" office:value-type="float" office:value="40723">
            <text:p>40723.0</text:p>
          </table:table-cell>
          <table:table-cell office:value-type="float" office:value="39564">
            <text:p>39564.0</text:p>
          </table:table-cell>
          <table:table-cell table:style-name="ce3" table:formula="of:=(((1988-1987)*([.AH53]-[.AC53]))/(1992-1987))+[.AC53]" office:value-type="float" office:value="38621.8">
            <text:p>38621.8</text:p>
          </table:table-cell>
          <table:table-cell table:style-name="ce3" table:formula="of:=(((1989-1987)*([.AH53]-[.AC53]))/(1992-1987))+[.AC53]" office:value-type="float" office:value="37679.6">
            <text:p>37679.6</text:p>
          </table:table-cell>
          <table:table-cell table:style-name="ce3" table:formula="of:=(((1990-1987)*([.AH53]-[.AC53]))/(1992-1987))+[.AC53]" office:value-type="float" office:value="36737.4">
            <text:p>36737.4</text:p>
          </table:table-cell>
          <table:table-cell table:style-name="ce3" table:formula="of:=(((1991-1987)*([.AH53]-[.AC53]))/(1992-1987))+[.AC53]" office:value-type="float" office:value="35795.2">
            <text:p>35795.2</text:p>
          </table:table-cell>
          <table:table-cell office:value-type="float" office:value="34853">
            <text:p>34853.0</text:p>
          </table:table-cell>
          <table:table-cell table:style-name="ce3" table:formula="of:=(((1993-1992)*([.AM53]-[.AH53]))/(1997-1992))+[.AH53]" office:value-type="float" office:value="34044.6">
            <text:p>34044.6</text:p>
          </table:table-cell>
          <table:table-cell table:style-name="ce3" table:formula="of:=(((1994-1992)*([.AM53]-[.AH53]))/(1997-1992))+[.AH53]" office:value-type="float" office:value="33236.2">
            <text:p>33236.2</text:p>
          </table:table-cell>
          <table:table-cell table:style-name="ce3" table:formula="of:=(((1995-1992)*([.AM53]-[.AH53]))/(1997-1992))+[.AH53]" office:value-type="float" office:value="32427.8">
            <text:p>32427.8</text:p>
          </table:table-cell>
          <table:table-cell table:style-name="ce3" table:formula="of:=(((1996-1992)*([.AM53]-[.AH53]))/(1997-1992))+[.AH53]" office:value-type="float" office:value="31619.4">
            <text:p>31619.4</text:p>
          </table:table-cell>
          <table:table-cell office:value-type="float" office:value="30811">
            <text:p>30811.0</text:p>
          </table:table-cell>
          <table:table-cell table:style-name="ce3" table:formula="of:=(((1998-1997)*([.AR53]-[.AM53]))/(2002-1997))+[.AM53]" office:value-type="float" office:value="30154.6">
            <text:p>30154.6</text:p>
          </table:table-cell>
          <table:table-cell table:style-name="ce3" table:formula="of:=(((1999-1997)*([.AR53]-[.AM53]))/(2002-1997))+[.AM53]" office:value-type="float" office:value="29498.2">
            <text:p>29498.2</text:p>
          </table:table-cell>
          <table:table-cell table:style-name="ce3" table:formula="of:=(((2000-1997)*([.AR53]-[.AM53]))/(2002-1997))+[.AM53]" office:value-type="float" office:value="28841.8">
            <text:p>28841.8</text:p>
          </table:table-cell>
          <table:table-cell table:style-name="ce3" table:formula="of:=(((2001-1997)*([.AR53]-[.AM53]))/(2002-1997))+[.AM53]" office:value-type="float" office:value="28185.4">
            <text:p>28185.4</text:p>
          </table:table-cell>
          <table:table-cell office:value-type="float" office:value="27529">
            <text:p>27529.0</text:p>
          </table:table-cell>
          <table:table-cell table:style-name="ce3" table:formula="of:=(((2003-2002)*([.AW53]-[.AR53]))/(2007-2002))+[.AR53]" office:value-type="float" office:value="27071.4">
            <text:p>27071.4</text:p>
          </table:table-cell>
          <table:table-cell table:style-name="ce3" table:formula="of:=(((2004-2002)*([.AW53]-[.AR53]))/(2007-2002))+[.AR53]" office:value-type="float" office:value="26613.8">
            <text:p>26613.8</text:p>
          </table:table-cell>
          <table:table-cell table:style-name="ce3" table:formula="of:=(((2005-2002)*([.AW53]-[.AR53]))/(2007-2002))+[.AR53]" office:value-type="float" office:value="26156.2">
            <text:p>26156.2</text:p>
          </table:table-cell>
          <table:table-cell table:style-name="ce3" table:formula="of:=(((2006-2002)*([.AW53]-[.AR53]))/(2007-2002))+[.AR53]" office:value-type="float" office:value="25698.6">
            <text:p>25698.6</text:p>
          </table:table-cell>
          <table:table-cell office:value-type="float" office:value="25241">
            <text:p>25241.0</text:p>
          </table:table-cell>
          <table:table-cell table:style-name="ce3" table:formula="of:=(((2008-2007)*([.BB53]-[.AW53]))/(2012-2007))+[.AW53]" office:value-type="float" office:value="24882">
            <text:p>24882.0</text:p>
          </table:table-cell>
          <table:table-cell table:style-name="ce3" table:formula="of:=(((2009-2007)*([.BB53]-[.AW53]))/(2012-2007))+[.AW53]" office:value-type="float" office:value="24523">
            <text:p>24523.0</text:p>
          </table:table-cell>
          <table:table-cell table:style-name="ce3" table:formula="of:=(((2010-2007)*([.BB53]-[.AW53]))/(2012-2007))+[.AW53]" office:value-type="float" office:value="24164">
            <text:p>24164.0</text:p>
          </table:table-cell>
          <table:table-cell table:style-name="ce3" table:formula="of:=(((2011-2007)*([.BB53]-[.AW53]))/(2012-2007))+[.AW53]" office:value-type="float" office:value="23805">
            <text:p>23805.0</text:p>
          </table:table-cell>
          <table:table-cell office:value-type="float" office:value="23446">
            <text:p>23446.0</text:p>
          </table:table-cell>
          <table:table-cell table:number-columns-repeated="970"/>
        </table:table-row>
        <table:table-row table:style-name="ro1">
          <table:table-cell office:value-type="string">
            <text:p>Croatia</text:p>
          </table:table-cell>
          <table:table-cell/>
          <table:table-cell table:style-name="Default" table:number-columns-repeated="6"/>
          <table:table-cell table:style-name="Default" office:value-type="string">
            <text:p>22995.0</text:p>
          </table:table-cell>
          <table:table-cell table:style-name="Default" office:value-type="string">
            <text:p>22811.0</text:p>
          </table:table-cell>
          <table:table-cell table:style-name="Default" office:value-type="string">
            <text:p>23623.0</text:p>
          </table:table-cell>
          <table:table-cell table:style-name="Default" office:value-type="string">
            <text:p>23836.0</text:p>
          </table:table-cell>
          <table:table-cell table:style-name="Default" office:value-type="string">
            <text:p>24048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54]-[.AC54]))/(1992-1987))+[.AC54]" office:value-type="float" office:value="1643.4">
            <text:p>1643.4</text:p>
          </table:table-cell>
          <table:table-cell table:style-name="ce3" table:formula="of:=(((1989-1987)*([.AH54]-[.AC54]))/(1992-1987))+[.AC54]" office:value-type="float" office:value="3286.8">
            <text:p>3286.8</text:p>
          </table:table-cell>
          <table:table-cell table:style-name="ce3" table:formula="of:=(((1990-1987)*([.AH54]-[.AC54]))/(1992-1987))+[.AC54]" office:value-type="float" office:value="4930.2">
            <text:p>4930.2</text:p>
          </table:table-cell>
          <table:table-cell table:style-name="ce3" table:formula="of:=(((1991-1987)*([.AH54]-[.AC54]))/(1992-1987))+[.AC54]" office:value-type="float" office:value="6573.6">
            <text:p>6573.6</text:p>
          </table:table-cell>
          <table:table-cell office:value-type="float" office:value="8217">
            <text:p>8217.0</text:p>
          </table:table-cell>
          <table:table-cell table:style-name="ce3" table:formula="of:=(((1993-1992)*([.AM54]-[.AH54]))/(1997-1992))+[.AH54]" office:value-type="float" office:value="8203.8">
            <text:p>8203.8</text:p>
          </table:table-cell>
          <table:table-cell table:style-name="ce3" table:formula="of:=(((1994-1992)*([.AM54]-[.AH54]))/(1997-1992))+[.AH54]" office:value-type="float" office:value="8190.6">
            <text:p>8190.6</text:p>
          </table:table-cell>
          <table:table-cell table:style-name="ce3" table:formula="of:=(((1995-1992)*([.AM54]-[.AH54]))/(1997-1992))+[.AH54]" office:value-type="float" office:value="8177.4">
            <text:p>8177.4</text:p>
          </table:table-cell>
          <table:table-cell table:style-name="ce3" table:formula="of:=(((1996-1992)*([.AM54]-[.AH54]))/(1997-1992))+[.AH54]" office:value-type="float" office:value="8164.2">
            <text:p>8164.2</text:p>
          </table:table-cell>
          <table:table-cell office:value-type="float" office:value="8151">
            <text:p>8151.0</text:p>
          </table:table-cell>
          <table:table-cell table:style-name="ce3" table:formula="of:=(((1998-1997)*([.AR54]-[.AM54]))/(2002-1997))+[.AM54]" office:value-type="float" office:value="8209.2">
            <text:p>8209.2</text:p>
          </table:table-cell>
          <table:table-cell table:style-name="ce3" table:formula="of:=(((1999-1997)*([.AR54]-[.AM54]))/(2002-1997))+[.AM54]" office:value-type="float" office:value="8267.4">
            <text:p>8267.4</text:p>
          </table:table-cell>
          <table:table-cell table:style-name="ce3" table:formula="of:=(((2000-1997)*([.AR54]-[.AM54]))/(2002-1997))+[.AM54]" office:value-type="float" office:value="8325.6">
            <text:p>8325.6</text:p>
          </table:table-cell>
          <table:table-cell table:style-name="ce3" table:formula="of:=(((2001-1997)*([.AR54]-[.AM54]))/(2002-1997))+[.AM54]" office:value-type="float" office:value="8383.8">
            <text:p>8383.8</text:p>
          </table:table-cell>
          <table:table-cell office:value-type="float" office:value="8442">
            <text:p>8442.0</text:p>
          </table:table-cell>
          <table:table-cell table:style-name="ce3" table:formula="of:=(((2003-2002)*([.AW54]-[.AR54]))/(2007-2002))+[.AR54]" office:value-type="float" office:value="8457.2">
            <text:p>8457.2</text:p>
          </table:table-cell>
          <table:table-cell table:style-name="ce3" table:formula="of:=(((2004-2002)*([.AW54]-[.AR54]))/(2007-2002))+[.AR54]" office:value-type="float" office:value="8472.4">
            <text:p>8472.4</text:p>
          </table:table-cell>
          <table:table-cell table:style-name="ce3" table:formula="of:=(((2005-2002)*([.AW54]-[.AR54]))/(2007-2002))+[.AR54]" office:value-type="float" office:value="8487.6">
            <text:p>8487.6</text:p>
          </table:table-cell>
          <table:table-cell table:style-name="ce3" table:formula="of:=(((2006-2002)*([.AW54]-[.AR54]))/(2007-2002))+[.AR54]" office:value-type="float" office:value="8502.8">
            <text:p>8502.8</text:p>
          </table:table-cell>
          <table:table-cell office:value-type="float" office:value="8518">
            <text:p>8518.0</text:p>
          </table:table-cell>
          <table:table-cell table:style-name="ce3" table:formula="of:=(((2008-2007)*([.BB54]-[.AW54]))/(2012-2007))+[.AW54]" office:value-type="float" office:value="8533.2">
            <text:p>8533.2</text:p>
          </table:table-cell>
          <table:table-cell table:style-name="ce3" table:formula="of:=(((2009-2007)*([.BB54]-[.AW54]))/(2012-2007))+[.AW54]" office:value-type="float" office:value="8548.4">
            <text:p>8548.4</text:p>
          </table:table-cell>
          <table:table-cell table:style-name="ce3" table:formula="of:=(((2010-2007)*([.BB54]-[.AW54]))/(2012-2007))+[.AW54]" office:value-type="float" office:value="8563.6">
            <text:p>8563.6</text:p>
          </table:table-cell>
          <table:table-cell table:style-name="ce3" table:formula="of:=(((2011-2007)*([.BB54]-[.AW54]))/(2012-2007))+[.AW54]" office:value-type="float" office:value="8578.8">
            <text:p>8578.8</text:p>
          </table:table-cell>
          <table:table-cell office:value-type="float" office:value="8594">
            <text:p>8594.0</text:p>
          </table:table-cell>
          <table:table-cell table:number-columns-repeated="970"/>
        </table:table-row>
        <table:table-row table:style-name="ro1">
          <table:table-cell office:value-type="string">
            <text:p>Cuba</text:p>
          </table:table-cell>
          <table:table-cell/>
          <table:table-cell table:style-name="Default" office:value-type="string">
            <text:p>5122.0</text:p>
          </table:table-cell>
          <table:table-cell table:style-name="Default" office:value-type="string">
            <text:p>4619.0</text:p>
          </table:table-cell>
          <table:table-cell table:style-name="Default" office:value-type="string">
            <text:p>4230.0</text:p>
          </table:table-cell>
          <table:table-cell table:style-name="Default" office:value-type="string">
            <text:p>3965.0</text:p>
          </table:table-cell>
          <table:table-cell table:style-name="Default" office:value-type="string">
            <text:p>3848.0</text:p>
          </table:table-cell>
          <table:table-cell table:style-name="Default" office:value-type="string">
            <text:p>3716.0</text:p>
          </table:table-cell>
          <table:table-cell table:style-name="Default" office:value-type="string">
            <text:p>3554.0</text:p>
          </table:table-cell>
          <table:table-cell table:style-name="Default" office:value-type="string">
            <text:p>3468.0</text:p>
          </table:table-cell>
          <table:table-cell table:style-name="Default" office:value-type="string">
            <text:p>3411.0</text:p>
          </table:table-cell>
          <table:table-cell table:style-name="Default" office:value-type="string">
            <text:p>3383.0</text:p>
          </table:table-cell>
          <table:table-cell table:style-name="Default" office:value-type="string">
            <text:p>3389.0</text:p>
          </table:table-cell>
          <table:table-cell office:value-type="float" office:value="4230">
            <text:p>4230.0</text:p>
          </table:table-cell>
          <table:table-cell table:style-name="ce3" table:formula="of:=(((1973-1972)*([.S55]-[.N55]))/(1977-1972))+[.N55]" office:value-type="float" office:value="4177">
            <text:p>4177.0</text:p>
          </table:table-cell>
          <table:table-cell table:style-name="ce3" table:formula="of:=(((1974-1972)*([.S55]-[.N55]))/(1977-1972))+[.N55]" office:value-type="float" office:value="4124">
            <text:p>4124.0</text:p>
          </table:table-cell>
          <table:table-cell table:style-name="ce3" table:formula="of:=(((1975-1972)*([.S55]-[.N55]))/(1977-1972))+[.N55]" office:value-type="float" office:value="4071">
            <text:p>4071.0</text:p>
          </table:table-cell>
          <table:table-cell table:style-name="ce3" table:formula="of:=(((1976-1972)*([.S55]-[.N55]))/(1977-1972))+[.N55]" office:value-type="float" office:value="4018">
            <text:p>4018.0</text:p>
          </table:table-cell>
          <table:table-cell office:value-type="float" office:value="3965">
            <text:p>3965.0</text:p>
          </table:table-cell>
          <table:table-cell table:style-name="ce3" table:formula="of:=(((1978-1977)*([.X55]-[.S55]))/(1982-1977))+[.S55]" office:value-type="float" office:value="3941.6">
            <text:p>3941.6</text:p>
          </table:table-cell>
          <table:table-cell table:style-name="ce3" table:formula="of:=(((1979-1977)*([.X55]-[.S55]))/(1982-1977))+[.S55]" office:value-type="float" office:value="3918.2">
            <text:p>3918.2</text:p>
          </table:table-cell>
          <table:table-cell table:style-name="ce3" table:formula="of:=(((1980-1977)*([.X55]-[.S55]))/(1982-1977))+[.S55]" office:value-type="float" office:value="3894.8">
            <text:p>3894.8</text:p>
          </table:table-cell>
          <table:table-cell table:style-name="ce3" table:formula="of:=(((1981-1977)*([.X55]-[.S55]))/(1982-1977))+[.S55]" office:value-type="float" office:value="3871.4">
            <text:p>3871.4</text:p>
          </table:table-cell>
          <table:table-cell office:value-type="float" office:value="3848">
            <text:p>3848.0</text:p>
          </table:table-cell>
          <table:table-cell table:style-name="ce3" table:formula="of:=(((1983-1982)*([.AC55]-[.X55]))/(1987-1982))+[.X55]" office:value-type="float" office:value="3821.6">
            <text:p>3821.6</text:p>
          </table:table-cell>
          <table:table-cell table:style-name="ce3" table:formula="of:=(((1984-1982)*([.AC55]-[.X55]))/(1987-1982))+[.X55]" office:value-type="float" office:value="3795.2">
            <text:p>3795.2</text:p>
          </table:table-cell>
          <table:table-cell table:style-name="ce3" table:formula="of:=(((1985-1982)*([.AC55]-[.X55]))/(1987-1982))+[.X55]" office:value-type="float" office:value="3768.8">
            <text:p>3768.8</text:p>
          </table:table-cell>
          <table:table-cell table:style-name="ce3" table:formula="of:=(((1986-1982)*([.AC55]-[.X55]))/(1987-1982))+[.X55]" office:value-type="float" office:value="3742.4">
            <text:p>3742.4</text:p>
          </table:table-cell>
          <table:table-cell office:value-type="float" office:value="3716">
            <text:p>3716.0</text:p>
          </table:table-cell>
          <table:table-cell table:style-name="ce3" table:formula="of:=(((1988-1987)*([.AH55]-[.AC55]))/(1992-1987))+[.AC55]" office:value-type="float" office:value="3683.6">
            <text:p>3683.6</text:p>
          </table:table-cell>
          <table:table-cell table:style-name="ce3" table:formula="of:=(((1989-1987)*([.AH55]-[.AC55]))/(1992-1987))+[.AC55]" office:value-type="float" office:value="3651.2">
            <text:p>3651.2</text:p>
          </table:table-cell>
          <table:table-cell table:style-name="ce3" table:formula="of:=(((1990-1987)*([.AH55]-[.AC55]))/(1992-1987))+[.AC55]" office:value-type="float" office:value="3618.8">
            <text:p>3618.8</text:p>
          </table:table-cell>
          <table:table-cell table:style-name="ce3" table:formula="of:=(((1991-1987)*([.AH55]-[.AC55]))/(1992-1987))+[.AC55]" office:value-type="float" office:value="3586.4">
            <text:p>3586.4</text:p>
          </table:table-cell>
          <table:table-cell office:value-type="float" office:value="3554">
            <text:p>3554.0</text:p>
          </table:table-cell>
          <table:table-cell table:style-name="ce3" table:formula="of:=(((1993-1992)*([.AM55]-[.AH55]))/(1997-1992))+[.AH55]" office:value-type="float" office:value="3536.8">
            <text:p>3536.8</text:p>
          </table:table-cell>
          <table:table-cell table:style-name="ce3" table:formula="of:=(((1994-1992)*([.AM55]-[.AH55]))/(1997-1992))+[.AH55]" office:value-type="float" office:value="3519.6">
            <text:p>3519.6</text:p>
          </table:table-cell>
          <table:table-cell table:style-name="ce3" table:formula="of:=(((1995-1992)*([.AM55]-[.AH55]))/(1997-1992))+[.AH55]" office:value-type="float" office:value="3502.4">
            <text:p>3502.4</text:p>
          </table:table-cell>
          <table:table-cell table:style-name="ce3" table:formula="of:=(((1996-1992)*([.AM55]-[.AH55]))/(1997-1992))+[.AH55]" office:value-type="float" office:value="3485.2">
            <text:p>3485.2</text:p>
          </table:table-cell>
          <table:table-cell office:value-type="float" office:value="3468">
            <text:p>3468.0</text:p>
          </table:table-cell>
          <table:table-cell table:style-name="ce3" table:formula="of:=(((1998-1997)*([.AR55]-[.AM55]))/(2002-1997))+[.AM55]" office:value-type="float" office:value="3456.6">
            <text:p>3456.6</text:p>
          </table:table-cell>
          <table:table-cell table:style-name="ce3" table:formula="of:=(((1999-1997)*([.AR55]-[.AM55]))/(2002-1997))+[.AM55]" office:value-type="float" office:value="3445.2">
            <text:p>3445.2</text:p>
          </table:table-cell>
          <table:table-cell table:style-name="ce3" table:formula="of:=(((2000-1997)*([.AR55]-[.AM55]))/(2002-1997))+[.AM55]" office:value-type="float" office:value="3433.8">
            <text:p>3433.8</text:p>
          </table:table-cell>
          <table:table-cell table:style-name="ce3" table:formula="of:=(((2001-1997)*([.AR55]-[.AM55]))/(2002-1997))+[.AM55]" office:value-type="float" office:value="3422.4">
            <text:p>3422.4</text:p>
          </table:table-cell>
          <table:table-cell office:value-type="float" office:value="3411">
            <text:p>3411.0</text:p>
          </table:table-cell>
          <table:table-cell table:style-name="ce3" table:formula="of:=(((2003-2002)*([.AW55]-[.AR55]))/(2007-2002))+[.AR55]" office:value-type="float" office:value="3405.4">
            <text:p>3405.4</text:p>
          </table:table-cell>
          <table:table-cell table:style-name="ce3" table:formula="of:=(((2004-2002)*([.AW55]-[.AR55]))/(2007-2002))+[.AR55]" office:value-type="float" office:value="3399.8">
            <text:p>3399.8</text:p>
          </table:table-cell>
          <table:table-cell table:style-name="ce3" table:formula="of:=(((2005-2002)*([.AW55]-[.AR55]))/(2007-2002))+[.AR55]" office:value-type="float" office:value="3394.2">
            <text:p>3394.2</text:p>
          </table:table-cell>
          <table:table-cell table:style-name="ce3" table:formula="of:=(((2006-2002)*([.AW55]-[.AR55]))/(2007-2002))+[.AR55]" office:value-type="float" office:value="3388.6">
            <text:p>3388.6</text:p>
          </table:table-cell>
          <table:table-cell office:value-type="float" office:value="3383">
            <text:p>3383.0</text:p>
          </table:table-cell>
          <table:table-cell table:style-name="ce3" table:formula="of:=(((2008-2007)*([.BB55]-[.AW55]))/(2012-2007))+[.AW55]" office:value-type="float" office:value="3384.2">
            <text:p>3384.2</text:p>
          </table:table-cell>
          <table:table-cell table:style-name="ce3" table:formula="of:=(((2009-2007)*([.BB55]-[.AW55]))/(2012-2007))+[.AW55]" office:value-type="float" office:value="3385.4">
            <text:p>3385.4</text:p>
          </table:table-cell>
          <table:table-cell table:style-name="ce3" table:formula="of:=(((2010-2007)*([.BB55]-[.AW55]))/(2012-2007))+[.AW55]" office:value-type="float" office:value="3386.6">
            <text:p>3386.6</text:p>
          </table:table-cell>
          <table:table-cell table:style-name="ce3" table:formula="of:=(((2011-2007)*([.BB55]-[.AW55]))/(2012-2007))+[.AW55]" office:value-type="float" office:value="3387.8">
            <text:p>3387.8</text:p>
          </table:table-cell>
          <table:table-cell office:value-type="float" office:value="3389">
            <text:p>3389.0</text:p>
          </table:table-cell>
          <table:table-cell table:number-columns-repeated="970"/>
        </table:table-row>
        <table:table-row table:style-name="ro1">
          <table:table-cell office:value-type="string">
            <text:p>Cyprus</text:p>
          </table:table-cell>
          <table:table-cell/>
          <table:table-cell table:style-name="Default" office:value-type="string">
            <text:p>1349.0</text:p>
          </table:table-cell>
          <table:table-cell table:style-name="Default" office:value-type="string">
            <text:p>1320.0</text:p>
          </table:table-cell>
          <table:table-cell table:style-name="Default" office:value-type="string">
            <text:p>1242.0</text:p>
          </table:table-cell>
          <table:table-cell table:style-name="Default" office:value-type="string">
            <text:p>1171.0</text:p>
          </table:table-cell>
          <table:table-cell table:style-name="Default" office:value-type="string">
            <text:p>1127.0</text:p>
          </table:table-cell>
          <table:table-cell table:style-name="Default" office:value-type="string">
            <text:p>1079.0</text:p>
          </table:table-cell>
          <table:table-cell table:style-name="Default" office:value-type="string">
            <text:p>973.8</text:p>
          </table:table-cell>
          <table:table-cell table:style-name="Default" office:value-type="string">
            <text:p>875.4</text:p>
          </table:table-cell>
          <table:table-cell table:style-name="Default" office:value-type="string">
            <text:p>795.9</text:p>
          </table:table-cell>
          <table:table-cell table:style-name="Default" office:value-type="string">
            <text:p>733.8</text:p>
          </table:table-cell>
          <table:table-cell table:style-name="Default" office:value-type="string">
            <text:p>690.9</text:p>
          </table:table-cell>
          <table:table-cell office:value-type="float" office:value="1242">
            <text:p>1242.0</text:p>
          </table:table-cell>
          <table:table-cell table:style-name="ce3" table:formula="of:=(((1973-1972)*([.S56]-[.N56]))/(1977-1972))+[.N56]" office:value-type="float" office:value="1227.8">
            <text:p>1227.8</text:p>
          </table:table-cell>
          <table:table-cell table:style-name="ce3" table:formula="of:=(((1974-1972)*([.S56]-[.N56]))/(1977-1972))+[.N56]" office:value-type="float" office:value="1213.6">
            <text:p>1213.6</text:p>
          </table:table-cell>
          <table:table-cell table:style-name="ce3" table:formula="of:=(((1975-1972)*([.S56]-[.N56]))/(1977-1972))+[.N56]" office:value-type="float" office:value="1199.4">
            <text:p>1199.4</text:p>
          </table:table-cell>
          <table:table-cell table:style-name="ce3" table:formula="of:=(((1976-1972)*([.S56]-[.N56]))/(1977-1972))+[.N56]" office:value-type="float" office:value="1185.2">
            <text:p>1185.2</text:p>
          </table:table-cell>
          <table:table-cell office:value-type="float" office:value="1171">
            <text:p>1171.0</text:p>
          </table:table-cell>
          <table:table-cell table:style-name="ce3" table:formula="of:=(((1978-1977)*([.X56]-[.S56]))/(1982-1977))+[.S56]" office:value-type="float" office:value="1162.2">
            <text:p>1162.2</text:p>
          </table:table-cell>
          <table:table-cell table:style-name="ce3" table:formula="of:=(((1979-1977)*([.X56]-[.S56]))/(1982-1977))+[.S56]" office:value-type="float" office:value="1153.4">
            <text:p>1153.4</text:p>
          </table:table-cell>
          <table:table-cell table:style-name="ce3" table:formula="of:=(((1980-1977)*([.X56]-[.S56]))/(1982-1977))+[.S56]" office:value-type="float" office:value="1144.6">
            <text:p>1144.6</text:p>
          </table:table-cell>
          <table:table-cell table:style-name="ce3" table:formula="of:=(((1981-1977)*([.X56]-[.S56]))/(1982-1977))+[.S56]" office:value-type="float" office:value="1135.8">
            <text:p>1135.8</text:p>
          </table:table-cell>
          <table:table-cell office:value-type="float" office:value="1127">
            <text:p>1127.0</text:p>
          </table:table-cell>
          <table:table-cell table:style-name="ce3" table:formula="of:=(((1983-1982)*([.AC56]-[.X56]))/(1987-1982))+[.X56]" office:value-type="float" office:value="1117.4">
            <text:p>1117.4</text:p>
          </table:table-cell>
          <table:table-cell table:style-name="ce3" table:formula="of:=(((1984-1982)*([.AC56]-[.X56]))/(1987-1982))+[.X56]" office:value-type="float" office:value="1107.8">
            <text:p>1107.8</text:p>
          </table:table-cell>
          <table:table-cell table:style-name="ce3" table:formula="of:=(((1985-1982)*([.AC56]-[.X56]))/(1987-1982))+[.X56]" office:value-type="float" office:value="1098.2">
            <text:p>1098.2</text:p>
          </table:table-cell>
          <table:table-cell table:style-name="ce3" table:formula="of:=(((1986-1982)*([.AC56]-[.X56]))/(1987-1982))+[.X56]" office:value-type="float" office:value="1088.6">
            <text:p>1088.6</text:p>
          </table:table-cell>
          <table:table-cell office:value-type="float" office:value="1079">
            <text:p>1079.0</text:p>
          </table:table-cell>
          <table:table-cell table:style-name="ce3" table:formula="of:=(((1988-1987)*([.AH56]-[.AC56]))/(1992-1987))+[.AC56]" office:value-type="float" office:value="1057.96">
            <text:p>1058.0</text:p>
          </table:table-cell>
          <table:table-cell table:style-name="ce3" table:formula="of:=(((1989-1987)*([.AH56]-[.AC56]))/(1992-1987))+[.AC56]" office:value-type="float" office:value="1036.92">
            <text:p>1036.9</text:p>
          </table:table-cell>
          <table:table-cell table:style-name="ce3" table:formula="of:=(((1990-1987)*([.AH56]-[.AC56]))/(1992-1987))+[.AC56]" office:value-type="float" office:value="1015.88">
            <text:p>1015.9</text:p>
          </table:table-cell>
          <table:table-cell table:style-name="ce3" table:formula="of:=(((1991-1987)*([.AH56]-[.AC56]))/(1992-1987))+[.AC56]" office:value-type="float" office:value="994.84">
            <text:p>994.8</text:p>
          </table:table-cell>
          <table:table-cell office:value-type="float" office:value="973.8">
            <text:p>973.8</text:p>
          </table:table-cell>
          <table:table-cell table:style-name="ce3" table:formula="of:=(((1993-1992)*([.AM56]-[.AH56]))/(1997-1992))+[.AH56]" office:value-type="float" office:value="954.12">
            <text:p>954.1</text:p>
          </table:table-cell>
          <table:table-cell table:style-name="ce3" table:formula="of:=(((1994-1992)*([.AM56]-[.AH56]))/(1997-1992))+[.AH56]" office:value-type="float" office:value="934.44">
            <text:p>934.4</text:p>
          </table:table-cell>
          <table:table-cell table:style-name="ce3" table:formula="of:=(((1995-1992)*([.AM56]-[.AH56]))/(1997-1992))+[.AH56]" office:value-type="float" office:value="914.76">
            <text:p>914.8</text:p>
          </table:table-cell>
          <table:table-cell table:style-name="ce3" table:formula="of:=(((1996-1992)*([.AM56]-[.AH56]))/(1997-1992))+[.AH56]" office:value-type="float" office:value="895.08">
            <text:p>895.1</text:p>
          </table:table-cell>
          <table:table-cell office:value-type="float" office:value="875.4">
            <text:p>875.4</text:p>
          </table:table-cell>
          <table:table-cell table:style-name="ce3" table:formula="of:=(((1998-1997)*([.AR56]-[.AM56]))/(2002-1997))+[.AM56]" office:value-type="float" office:value="859.5">
            <text:p>859.5</text:p>
          </table:table-cell>
          <table:table-cell table:style-name="ce3" table:formula="of:=(((1999-1997)*([.AR56]-[.AM56]))/(2002-1997))+[.AM56]" office:value-type="float" office:value="843.6">
            <text:p>843.6</text:p>
          </table:table-cell>
          <table:table-cell table:style-name="ce3" table:formula="of:=(((2000-1997)*([.AR56]-[.AM56]))/(2002-1997))+[.AM56]" office:value-type="float" office:value="827.7">
            <text:p>827.7</text:p>
          </table:table-cell>
          <table:table-cell table:style-name="ce3" table:formula="of:=(((2001-1997)*([.AR56]-[.AM56]))/(2002-1997))+[.AM56]" office:value-type="float" office:value="811.8">
            <text:p>811.8</text:p>
          </table:table-cell>
          <table:table-cell office:value-type="float" office:value="795.9">
            <text:p>795.9</text:p>
          </table:table-cell>
          <table:table-cell table:style-name="ce3" table:formula="of:=(((2003-2002)*([.AW56]-[.AR56]))/(2007-2002))+[.AR56]" office:value-type="float" office:value="783.48">
            <text:p>783.5</text:p>
          </table:table-cell>
          <table:table-cell table:style-name="ce3" table:formula="of:=(((2004-2002)*([.AW56]-[.AR56]))/(2007-2002))+[.AR56]" office:value-type="float" office:value="771.06">
            <text:p>771.1</text:p>
          </table:table-cell>
          <table:table-cell table:style-name="ce3" table:formula="of:=(((2005-2002)*([.AW56]-[.AR56]))/(2007-2002))+[.AR56]" office:value-type="float" office:value="758.64">
            <text:p>758.6</text:p>
          </table:table-cell>
          <table:table-cell table:style-name="ce3" table:formula="of:=(((2006-2002)*([.AW56]-[.AR56]))/(2007-2002))+[.AR56]" office:value-type="float" office:value="746.22">
            <text:p>746.2</text:p>
          </table:table-cell>
          <table:table-cell office:value-type="float" office:value="733.8">
            <text:p>733.8</text:p>
          </table:table-cell>
          <table:table-cell table:style-name="ce3" table:formula="of:=(((2008-2007)*([.BB56]-[.AW56]))/(2012-2007))+[.AW56]" office:value-type="float" office:value="725.22">
            <text:p>725.2</text:p>
          </table:table-cell>
          <table:table-cell table:style-name="ce3" table:formula="of:=(((2009-2007)*([.BB56]-[.AW56]))/(2012-2007))+[.AW56]" office:value-type="float" office:value="716.64">
            <text:p>716.6</text:p>
          </table:table-cell>
          <table:table-cell table:style-name="ce3" table:formula="of:=(((2010-2007)*([.BB56]-[.AW56]))/(2012-2007))+[.AW56]" office:value-type="float" office:value="708.06">
            <text:p>708.1</text:p>
          </table:table-cell>
          <table:table-cell table:style-name="ce3" table:formula="of:=(((2011-2007)*([.BB56]-[.AW56]))/(2012-2007))+[.AW56]" office:value-type="float" office:value="699.48">
            <text:p>699.5</text:p>
          </table:table-cell>
          <table:table-cell office:value-type="float" office:value="690.9">
            <text:p>690.9</text:p>
          </table:table-cell>
          <table:table-cell table:number-columns-repeated="970"/>
        </table:table-row>
        <table:table-row table:style-name="ro1">
          <table:table-cell office:value-type="string">
            <text:p>Czech Republic</text:p>
          </table:table-cell>
          <table:table-cell/>
          <table:table-cell table:style-name="Default" table:number-columns-repeated="7"/>
          <table:table-cell table:style-name="Default" office:value-type="string">
            <text:p>1277.0</text:p>
          </table:table-cell>
          <table:table-cell table:style-name="Default" office:value-type="string">
            <text:p>1288.0</text:p>
          </table:table-cell>
          <table:table-cell table:style-name="Default" office:value-type="string">
            <text:p>1275.0</text:p>
          </table:table-cell>
          <table:table-cell table:style-name="Default" office:value-type="string">
            <text:p>1245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93-1992)*([.AM57]-[.AH57]))/(1997-1992))+[.AH57]" office:value-type="float" office:value="255.4">
            <text:p>255.4</text:p>
          </table:table-cell>
          <table:table-cell table:style-name="ce3" table:formula="of:=(((1994-1992)*([.AM57]-[.AH57]))/(1997-1992))+[.AH57]" office:value-type="float" office:value="510.8">
            <text:p>510.8</text:p>
          </table:table-cell>
          <table:table-cell table:style-name="ce3" table:formula="of:=(((1995-1992)*([.AM57]-[.AH57]))/(1997-1992))+[.AH57]" office:value-type="float" office:value="766.2">
            <text:p>766.2</text:p>
          </table:table-cell>
          <table:table-cell table:style-name="ce3" table:formula="of:=(((1996-1992)*([.AM57]-[.AH57]))/(1997-1992))+[.AH57]" office:value-type="float" office:value="1021.6">
            <text:p>1021.6</text:p>
          </table:table-cell>
          <table:table-cell office:value-type="float" office:value="1277">
            <text:p>1277.0</text:p>
          </table:table-cell>
          <table:table-cell table:style-name="ce3" table:formula="of:=(((1998-1997)*([.AR57]-[.AM57]))/(2002-1997))+[.AM57]" office:value-type="float" office:value="1279.2">
            <text:p>1279.2</text:p>
          </table:table-cell>
          <table:table-cell table:style-name="ce3" table:formula="of:=(((1999-1997)*([.AR57]-[.AM57]))/(2002-1997))+[.AM57]" office:value-type="float" office:value="1281.4">
            <text:p>1281.4</text:p>
          </table:table-cell>
          <table:table-cell table:style-name="ce3" table:formula="of:=(((2000-1997)*([.AR57]-[.AM57]))/(2002-1997))+[.AM57]" office:value-type="float" office:value="1283.6">
            <text:p>1283.6</text:p>
          </table:table-cell>
          <table:table-cell table:style-name="ce3" table:formula="of:=(((2001-1997)*([.AR57]-[.AM57]))/(2002-1997))+[.AM57]" office:value-type="float" office:value="1285.8">
            <text:p>1285.8</text:p>
          </table:table-cell>
          <table:table-cell office:value-type="float" office:value="1288">
            <text:p>1288.0</text:p>
          </table:table-cell>
          <table:table-cell table:style-name="ce3" table:formula="of:=(((2003-2002)*([.AW57]-[.AR57]))/(2007-2002))+[.AR57]" office:value-type="float" office:value="1285.4">
            <text:p>1285.4</text:p>
          </table:table-cell>
          <table:table-cell table:style-name="ce3" table:formula="of:=(((2004-2002)*([.AW57]-[.AR57]))/(2007-2002))+[.AR57]" office:value-type="float" office:value="1282.8">
            <text:p>1282.8</text:p>
          </table:table-cell>
          <table:table-cell table:style-name="ce3" table:formula="of:=(((2005-2002)*([.AW57]-[.AR57]))/(2007-2002))+[.AR57]" office:value-type="float" office:value="1280.2">
            <text:p>1280.2</text:p>
          </table:table-cell>
          <table:table-cell table:style-name="ce3" table:formula="of:=(((2006-2002)*([.AW57]-[.AR57]))/(2007-2002))+[.AR57]" office:value-type="float" office:value="1277.6">
            <text:p>1277.6</text:p>
          </table:table-cell>
          <table:table-cell office:value-type="float" office:value="1275">
            <text:p>1275.0</text:p>
          </table:table-cell>
          <table:table-cell table:style-name="ce3" table:formula="of:=(((2008-2007)*([.BB57]-[.AW57]))/(2012-2007))+[.AW57]" office:value-type="float" office:value="1269">
            <text:p>1269.0</text:p>
          </table:table-cell>
          <table:table-cell table:style-name="ce3" table:formula="of:=(((2009-2007)*([.BB57]-[.AW57]))/(2012-2007))+[.AW57]" office:value-type="float" office:value="1263">
            <text:p>1263.0</text:p>
          </table:table-cell>
          <table:table-cell table:style-name="ce3" table:formula="of:=(((2010-2007)*([.BB57]-[.AW57]))/(2012-2007))+[.AW57]" office:value-type="float" office:value="1257">
            <text:p>1257.0</text:p>
          </table:table-cell>
          <table:table-cell table:style-name="ce3" table:formula="of:=(((2011-2007)*([.BB57]-[.AW57]))/(2012-2007))+[.AW57]" office:value-type="float" office:value="1251">
            <text:p>1251.0</text:p>
          </table:table-cell>
          <table:table-cell office:value-type="float" office:value="1245">
            <text:p>1245.0</text:p>
          </table:table-cell>
          <table:table-cell table:number-columns-repeated="970"/>
        </table:table-row>
        <table:table-row table:style-name="ro1">
          <table:table-cell office:value-type="string">
            <text:p>Czechoslovakia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Côte d Ivoire</text:p>
          </table:table-cell>
          <table:table-cell office:value-type="string">
            <text:p>C�te d'Ivoire</text:p>
          </table:table-cell>
          <table:table-cell table:style-name="Default" office:value-type="string">
            <text:p>20662.0</text:p>
          </table:table-cell>
          <table:table-cell table:style-name="Default" office:value-type="string">
            <text:p>16943.0</text:p>
          </table:table-cell>
          <table:table-cell table:style-name="Default" office:value-type="string">
            <text:p>13729.0</text:p>
          </table:table-cell>
          <table:table-cell table:style-name="Default" office:value-type="string">
            <text:p>10937.0</text:p>
          </table:table-cell>
          <table:table-cell table:style-name="Default" office:value-type="string">
            <text:p>8742.0</text:p>
          </table:table-cell>
          <table:table-cell table:style-name="Default" office:value-type="string">
            <text:p>7184.0</text:p>
          </table:table-cell>
          <table:table-cell table:style-name="Default" office:value-type="string">
            <text:p>6063.0</text:p>
          </table:table-cell>
          <table:table-cell table:style-name="Default" office:value-type="string">
            <text:p>5238.0</text:p>
          </table:table-cell>
          <table:table-cell table:style-name="Default" office:value-type="string">
            <text:p>4723.0</text:p>
          </table:table-cell>
          <table:table-cell table:style-name="Default" office:value-type="string">
            <text:p>4351.0</text:p>
          </table:table-cell>
          <table:table-cell table:style-name="Default" office:value-type="string">
            <text:p>3940.0</text:p>
          </table:table-cell>
          <table:table-cell office:value-type="float" office:value="13002">
            <text:p>13002.0</text:p>
          </table:table-cell>
          <table:table-cell table:style-name="ce3" table:formula="of:=(((1973-1972)*([.S59]-[.N59]))/(1977-1972))+[.N59]" office:value-type="float" office:value="12473">
            <text:p>12473.0</text:p>
          </table:table-cell>
          <table:table-cell table:style-name="ce3" table:formula="of:=(((1974-1972)*([.S59]-[.N59]))/(1977-1972))+[.N59]" office:value-type="float" office:value="11944">
            <text:p>11944.0</text:p>
          </table:table-cell>
          <table:table-cell table:style-name="ce3" table:formula="of:=(((1975-1972)*([.S59]-[.N59]))/(1977-1972))+[.N59]" office:value-type="float" office:value="11415">
            <text:p>11415.0</text:p>
          </table:table-cell>
          <table:table-cell table:style-name="ce3" table:formula="of:=(((1976-1972)*([.S59]-[.N59]))/(1977-1972))+[.N59]" office:value-type="float" office:value="10886">
            <text:p>10886.0</text:p>
          </table:table-cell>
          <table:table-cell office:value-type="float" office:value="10357">
            <text:p>10357.0</text:p>
          </table:table-cell>
          <table:table-cell table:style-name="ce3" table:formula="of:=(((1978-1977)*([.X59]-[.S59]))/(1982-1977))+[.S59]" office:value-type="float" office:value="9941.2">
            <text:p>9941.2</text:p>
          </table:table-cell>
          <table:table-cell table:style-name="ce3" table:formula="of:=(((1979-1977)*([.X59]-[.S59]))/(1982-1977))+[.S59]" office:value-type="float" office:value="9525.4">
            <text:p>9525.4</text:p>
          </table:table-cell>
          <table:table-cell table:style-name="ce3" table:formula="of:=(((1980-1977)*([.X59]-[.S59]))/(1982-1977))+[.S59]" office:value-type="float" office:value="9109.6">
            <text:p>9109.6</text:p>
          </table:table-cell>
          <table:table-cell table:style-name="ce3" table:formula="of:=(((1981-1977)*([.X59]-[.S59]))/(1982-1977))+[.S59]" office:value-type="float" office:value="8693.8">
            <text:p>8693.8</text:p>
          </table:table-cell>
          <table:table-cell office:value-type="float" office:value="8278">
            <text:p>8278.0</text:p>
          </table:table-cell>
          <table:table-cell table:style-name="ce3" table:formula="of:=(((1983-1982)*([.AC59]-[.X59]))/(1987-1982))+[.X59]" office:value-type="float" office:value="7983">
            <text:p>7983.0</text:p>
          </table:table-cell>
          <table:table-cell table:style-name="ce3" table:formula="of:=(((1984-1982)*([.AC59]-[.X59]))/(1987-1982))+[.X59]" office:value-type="float" office:value="7688">
            <text:p>7688.0</text:p>
          </table:table-cell>
          <table:table-cell table:style-name="ce3" table:formula="of:=(((1985-1982)*([.AC59]-[.X59]))/(1987-1982))+[.X59]" office:value-type="float" office:value="7393">
            <text:p>7393.0</text:p>
          </table:table-cell>
          <table:table-cell table:style-name="ce3" table:formula="of:=(((1986-1982)*([.AC59]-[.X59]))/(1987-1982))+[.X59]" office:value-type="float" office:value="7098">
            <text:p>7098.0</text:p>
          </table:table-cell>
          <table:table-cell office:value-type="float" office:value="6803">
            <text:p>6803.0</text:p>
          </table:table-cell>
          <table:table-cell table:style-name="ce3" table:formula="of:=(((1988-1987)*([.AH59]-[.AC59]))/(1992-1987))+[.AC59]" office:value-type="float" office:value="6590.8">
            <text:p>6590.8</text:p>
          </table:table-cell>
          <table:table-cell table:style-name="ce3" table:formula="of:=(((1989-1987)*([.AH59]-[.AC59]))/(1992-1987))+[.AC59]" office:value-type="float" office:value="6378.6">
            <text:p>6378.6</text:p>
          </table:table-cell>
          <table:table-cell table:style-name="ce3" table:formula="of:=(((1990-1987)*([.AH59]-[.AC59]))/(1992-1987))+[.AC59]" office:value-type="float" office:value="6166.4">
            <text:p>6166.4</text:p>
          </table:table-cell>
          <table:table-cell table:style-name="ce3" table:formula="of:=(((1991-1987)*([.AH59]-[.AC59]))/(1992-1987))+[.AC59]" office:value-type="float" office:value="5954.2">
            <text:p>5954.2</text:p>
          </table:table-cell>
          <table:table-cell office:value-type="float" office:value="5742">
            <text:p>5742.0</text:p>
          </table:table-cell>
          <table:table-cell table:style-name="ce3" table:formula="of:=(((1993-1992)*([.AM59]-[.AH59]))/(1997-1992))+[.AH59]" office:value-type="float" office:value="5585.6">
            <text:p>5585.6</text:p>
          </table:table-cell>
          <table:table-cell table:style-name="ce3" table:formula="of:=(((1994-1992)*([.AM59]-[.AH59]))/(1997-1992))+[.AH59]" office:value-type="float" office:value="5429.2">
            <text:p>5429.2</text:p>
          </table:table-cell>
          <table:table-cell table:style-name="ce3" table:formula="of:=(((1995-1992)*([.AM59]-[.AH59]))/(1997-1992))+[.AH59]" office:value-type="float" office:value="5272.8">
            <text:p>5272.8</text:p>
          </table:table-cell>
          <table:table-cell table:style-name="ce3" table:formula="of:=(((1996-1992)*([.AM59]-[.AH59]))/(1997-1992))+[.AH59]" office:value-type="float" office:value="5116.4">
            <text:p>5116.4</text:p>
          </table:table-cell>
          <table:table-cell office:value-type="float" office:value="4960">
            <text:p>4960.0</text:p>
          </table:table-cell>
          <table:table-cell table:style-name="ce3" table:formula="of:=(((1998-1997)*([.AR59]-[.AM59]))/(2002-1997))+[.AM59]" office:value-type="float" office:value="4862.4">
            <text:p>4862.4</text:p>
          </table:table-cell>
          <table:table-cell table:style-name="ce3" table:formula="of:=(((1999-1997)*([.AR59]-[.AM59]))/(2002-1997))+[.AM59]" office:value-type="float" office:value="4764.8">
            <text:p>4764.8</text:p>
          </table:table-cell>
          <table:table-cell table:style-name="ce3" table:formula="of:=(((2000-1997)*([.AR59]-[.AM59]))/(2002-1997))+[.AM59]" office:value-type="float" office:value="4667.2">
            <text:p>4667.2</text:p>
          </table:table-cell>
          <table:table-cell table:style-name="ce3" table:formula="of:=(((2001-1997)*([.AR59]-[.AM59]))/(2002-1997))+[.AM59]" office:value-type="float" office:value="4569.6">
            <text:p>4569.6</text:p>
          </table:table-cell>
          <table:table-cell office:value-type="float" office:value="4472">
            <text:p>4472.0</text:p>
          </table:table-cell>
          <table:table-cell table:style-name="ce3" table:formula="of:=(((2003-2002)*([.AW59]-[.AR59]))/(2007-2002))+[.AR59]" office:value-type="float" office:value="4401.8">
            <text:p>4401.8</text:p>
          </table:table-cell>
          <table:table-cell table:style-name="ce3" table:formula="of:=(((2004-2002)*([.AW59]-[.AR59]))/(2007-2002))+[.AR59]" office:value-type="float" office:value="4331.6">
            <text:p>4331.6</text:p>
          </table:table-cell>
          <table:table-cell table:style-name="ce3" table:formula="of:=(((2005-2002)*([.AW59]-[.AR59]))/(2007-2002))+[.AR59]" office:value-type="float" office:value="4261.4">
            <text:p>4261.4</text:p>
          </table:table-cell>
          <table:table-cell table:style-name="ce3" table:formula="of:=(((2006-2002)*([.AW59]-[.AR59]))/(2007-2002))+[.AR59]" office:value-type="float" office:value="4191.2">
            <text:p>4191.2</text:p>
          </table:table-cell>
          <table:table-cell office:value-type="float" office:value="4121">
            <text:p>4121.0</text:p>
          </table:table-cell>
          <table:table-cell table:style-name="ce3" table:formula="of:=(((2008-2007)*([.BB59]-[.AW59]))/(2012-2007))+[.AW59]" office:value-type="float" office:value="4043">
            <text:p>4043.0</text:p>
          </table:table-cell>
          <table:table-cell table:style-name="ce3" table:formula="of:=(((2009-2007)*([.BB59]-[.AW59]))/(2012-2007))+[.AW59]" office:value-type="float" office:value="3965">
            <text:p>3965.0</text:p>
          </table:table-cell>
          <table:table-cell table:style-name="ce3" table:formula="of:=(((2010-2007)*([.BB59]-[.AW59]))/(2012-2007))+[.AW59]" office:value-type="float" office:value="3887">
            <text:p>3887.0</text:p>
          </table:table-cell>
          <table:table-cell table:style-name="ce3" table:formula="of:=(((2011-2007)*([.BB59]-[.AW59]))/(2012-2007))+[.AW59]" office:value-type="float" office:value="3809">
            <text:p>3809.0</text:p>
          </table:table-cell>
          <table:table-cell office:value-type="float" office:value="3731">
            <text:p>3731.0</text:p>
          </table:table-cell>
          <table:table-cell table:number-columns-repeated="970"/>
        </table:table-row>
        <table:table-row table:style-name="ro1">
          <table:table-cell office:value-type="string">
            <text:p>Democratic People s Republic of Korea</text:p>
          </table:table-cell>
          <table:table-cell/>
          <table:table-cell table:style-name="Default" office:value-type="string">
            <text:p>6722.0</text:p>
          </table:table-cell>
          <table:table-cell table:style-name="Default" office:value-type="string">
            <text:p>5913.0</text:p>
          </table:table-cell>
          <table:table-cell table:style-name="Default" office:value-type="string">
            <text:p>5131.0</text:p>
          </table:table-cell>
          <table:table-cell table:style-name="Default" office:value-type="string">
            <text:p>4655.0</text:p>
          </table:table-cell>
          <table:table-cell table:style-name="Default" office:value-type="string">
            <text:p>4334.0</text:p>
          </table:table-cell>
          <table:table-cell table:style-name="Default" office:value-type="string">
            <text:p>4001.0</text:p>
          </table:table-cell>
          <table:table-cell table:style-name="Default" office:value-type="string">
            <text:p>3708.0</text:p>
          </table:table-cell>
          <table:table-cell table:style-name="Default" office:value-type="string">
            <text:p>3463.0</text:p>
          </table:table-cell>
          <table:table-cell table:style-name="Default" office:value-type="string">
            <text:p>3316.0</text:p>
          </table:table-cell>
          <table:table-cell table:style-name="Default" office:value-type="string">
            <text:p>3213.0</text:p>
          </table:table-cell>
          <table:table-cell table:style-name="Default" office:value-type="string">
            <text:p>3142.0</text:p>
          </table:table-cell>
          <table:table-cell office:value-type="float" office:value="4456">
            <text:p>4456.0</text:p>
          </table:table-cell>
          <table:table-cell table:style-name="ce3" table:formula="of:=(((1973-1972)*([.S60]-[.N60]))/(1977-1972))+[.N60]" office:value-type="float" office:value="4373.4">
            <text:p>4373.4</text:p>
          </table:table-cell>
          <table:table-cell table:style-name="ce3" table:formula="of:=(((1974-1972)*([.S60]-[.N60]))/(1977-1972))+[.N60]" office:value-type="float" office:value="4290.8">
            <text:p>4290.8</text:p>
          </table:table-cell>
          <table:table-cell table:style-name="ce3" table:formula="of:=(((1975-1972)*([.S60]-[.N60]))/(1977-1972))+[.N60]" office:value-type="float" office:value="4208.2">
            <text:p>4208.2</text:p>
          </table:table-cell>
          <table:table-cell table:style-name="ce3" table:formula="of:=(((1976-1972)*([.S60]-[.N60]))/(1977-1972))+[.N60]" office:value-type="float" office:value="4125.6">
            <text:p>4125.6</text:p>
          </table:table-cell>
          <table:table-cell office:value-type="float" office:value="4043">
            <text:p>4043.0</text:p>
          </table:table-cell>
          <table:table-cell table:style-name="ce3" table:formula="of:=(((1978-1977)*([.X60]-[.S60]))/(1982-1977))+[.S60]" office:value-type="float" office:value="3987.2">
            <text:p>3987.2</text:p>
          </table:table-cell>
          <table:table-cell table:style-name="ce3" table:formula="of:=(((1979-1977)*([.X60]-[.S60]))/(1982-1977))+[.S60]" office:value-type="float" office:value="3931.4">
            <text:p>3931.4</text:p>
          </table:table-cell>
          <table:table-cell table:style-name="ce3" table:formula="of:=(((1980-1977)*([.X60]-[.S60]))/(1982-1977))+[.S60]" office:value-type="float" office:value="3875.6">
            <text:p>3875.6</text:p>
          </table:table-cell>
          <table:table-cell table:style-name="ce3" table:formula="of:=(((1981-1977)*([.X60]-[.S60]))/(1982-1977))+[.S60]" office:value-type="float" office:value="3819.8">
            <text:p>3819.8</text:p>
          </table:table-cell>
          <table:table-cell office:value-type="float" office:value="3764">
            <text:p>3764.0</text:p>
          </table:table-cell>
          <table:table-cell table:style-name="ce3" table:formula="of:=(((1983-1982)*([.AC60]-[.X60]))/(1987-1982))+[.X60]" office:value-type="float" office:value="3706.2">
            <text:p>3706.2</text:p>
          </table:table-cell>
          <table:table-cell table:style-name="ce3" table:formula="of:=(((1984-1982)*([.AC60]-[.X60]))/(1987-1982))+[.X60]" office:value-type="float" office:value="3648.4">
            <text:p>3648.4</text:p>
          </table:table-cell>
          <table:table-cell table:style-name="ce3" table:formula="of:=(((1985-1982)*([.AC60]-[.X60]))/(1987-1982))+[.X60]" office:value-type="float" office:value="3590.6">
            <text:p>3590.6</text:p>
          </table:table-cell>
          <table:table-cell table:style-name="ce3" table:formula="of:=(((1986-1982)*([.AC60]-[.X60]))/(1987-1982))+[.X60]" office:value-type="float" office:value="3532.8">
            <text:p>3532.8</text:p>
          </table:table-cell>
          <table:table-cell office:value-type="float" office:value="3475">
            <text:p>3475.0</text:p>
          </table:table-cell>
          <table:table-cell table:style-name="ce3" table:formula="of:=(((1988-1987)*([.AH60]-[.AC60]))/(1992-1987))+[.AC60]" office:value-type="float" office:value="3424.2">
            <text:p>3424.2</text:p>
          </table:table-cell>
          <table:table-cell table:style-name="ce3" table:formula="of:=(((1989-1987)*([.AH60]-[.AC60]))/(1992-1987))+[.AC60]" office:value-type="float" office:value="3373.4">
            <text:p>3373.4</text:p>
          </table:table-cell>
          <table:table-cell table:style-name="ce3" table:formula="of:=(((1990-1987)*([.AH60]-[.AC60]))/(1992-1987))+[.AC60]" office:value-type="float" office:value="3322.6">
            <text:p>3322.6</text:p>
          </table:table-cell>
          <table:table-cell table:style-name="ce3" table:formula="of:=(((1991-1987)*([.AH60]-[.AC60]))/(1992-1987))+[.AC60]" office:value-type="float" office:value="3271.8">
            <text:p>3271.8</text:p>
          </table:table-cell>
          <table:table-cell office:value-type="float" office:value="3221">
            <text:p>3221.0</text:p>
          </table:table-cell>
          <table:table-cell table:style-name="ce3" table:formula="of:=(((1993-1992)*([.AM60]-[.AH60]))/(1997-1992))+[.AH60]" office:value-type="float" office:value="3178.2">
            <text:p>3178.2</text:p>
          </table:table-cell>
          <table:table-cell table:style-name="ce3" table:formula="of:=(((1994-1992)*([.AM60]-[.AH60]))/(1997-1992))+[.AH60]" office:value-type="float" office:value="3135.4">
            <text:p>3135.4</text:p>
          </table:table-cell>
          <table:table-cell table:style-name="ce3" table:formula="of:=(((1995-1992)*([.AM60]-[.AH60]))/(1997-1992))+[.AH60]" office:value-type="float" office:value="3092.6">
            <text:p>3092.6</text:p>
          </table:table-cell>
          <table:table-cell table:style-name="ce3" table:formula="of:=(((1996-1992)*([.AM60]-[.AH60]))/(1997-1992))+[.AH60]" office:value-type="float" office:value="3049.8">
            <text:p>3049.8</text:p>
          </table:table-cell>
          <table:table-cell office:value-type="float" office:value="3007">
            <text:p>3007.0</text:p>
          </table:table-cell>
          <table:table-cell table:style-name="ce3" table:formula="of:=(((1998-1997)*([.AR60]-[.AM60]))/(2002-1997))+[.AM60]" office:value-type="float" office:value="2981.6">
            <text:p>2981.6</text:p>
          </table:table-cell>
          <table:table-cell table:style-name="ce3" table:formula="of:=(((1999-1997)*([.AR60]-[.AM60]))/(2002-1997))+[.AM60]" office:value-type="float" office:value="2956.2">
            <text:p>2956.2</text:p>
          </table:table-cell>
          <table:table-cell table:style-name="ce3" table:formula="of:=(((2000-1997)*([.AR60]-[.AM60]))/(2002-1997))+[.AM60]" office:value-type="float" office:value="2930.8">
            <text:p>2930.8</text:p>
          </table:table-cell>
          <table:table-cell table:style-name="ce3" table:formula="of:=(((2001-1997)*([.AR60]-[.AM60]))/(2002-1997))+[.AM60]" office:value-type="float" office:value="2905.4">
            <text:p>2905.4</text:p>
          </table:table-cell>
          <table:table-cell office:value-type="float" office:value="2880">
            <text:p>2880.0</text:p>
          </table:table-cell>
          <table:table-cell table:style-name="ce3" table:formula="of:=(((2003-2002)*([.AW60]-[.AR60]))/(2007-2002))+[.AR60]" office:value-type="float" office:value="2862.2">
            <text:p>2862.2</text:p>
          </table:table-cell>
          <table:table-cell table:style-name="ce3" table:formula="of:=(((2004-2002)*([.AW60]-[.AR60]))/(2007-2002))+[.AR60]" office:value-type="float" office:value="2844.4">
            <text:p>2844.4</text:p>
          </table:table-cell>
          <table:table-cell table:style-name="ce3" table:formula="of:=(((2005-2002)*([.AW60]-[.AR60]))/(2007-2002))+[.AR60]" office:value-type="float" office:value="2826.6">
            <text:p>2826.6</text:p>
          </table:table-cell>
          <table:table-cell table:style-name="ce3" table:formula="of:=(((2006-2002)*([.AW60]-[.AR60]))/(2007-2002))+[.AR60]" office:value-type="float" office:value="2808.8">
            <text:p>2808.8</text:p>
          </table:table-cell>
          <table:table-cell office:value-type="float" office:value="2791">
            <text:p>2791.0</text:p>
          </table:table-cell>
          <table:table-cell table:style-name="ce3" table:formula="of:=(((2008-2007)*([.BB60]-[.AW60]))/(2012-2007))+[.AW60]" office:value-type="float" office:value="2778.6">
            <text:p>2778.6</text:p>
          </table:table-cell>
          <table:table-cell table:style-name="ce3" table:formula="of:=(((2009-2007)*([.BB60]-[.AW60]))/(2012-2007))+[.AW60]" office:value-type="float" office:value="2766.2">
            <text:p>2766.2</text:p>
          </table:table-cell>
          <table:table-cell table:style-name="ce3" table:formula="of:=(((2010-2007)*([.BB60]-[.AW60]))/(2012-2007))+[.AW60]" office:value-type="float" office:value="2753.8">
            <text:p>2753.8</text:p>
          </table:table-cell>
          <table:table-cell table:style-name="ce3" table:formula="of:=(((2011-2007)*([.BB60]-[.AW60]))/(2012-2007))+[.AW60]" office:value-type="float" office:value="2741.4">
            <text:p>2741.4</text:p>
          </table:table-cell>
          <table:table-cell office:value-type="float" office:value="2729">
            <text:p>2729.0</text:p>
          </table:table-cell>
          <table:table-cell table:number-columns-repeated="970"/>
        </table:table-row>
        <table:table-row table:style-name="ro1">
          <table:table-cell office:value-type="string">
            <text:p>Democratic Republic of the Congo</text:p>
          </table:table-cell>
          <table:table-cell/>
          <table:table-cell table:style-name="Default" office:value-type="string">
            <text:p>79291.0</text:p>
          </table:table-cell>
          <table:table-cell table:style-name="Default" office:value-type="string">
            <text:p>69056.0</text:p>
          </table:table-cell>
          <table:table-cell table:style-name="Default" office:value-type="string">
            <text:p>59867.0</text:p>
          </table:table-cell>
          <table:table-cell table:style-name="Default" office:value-type="string">
            <text:p>51859.0</text:p>
          </table:table-cell>
          <table:table-cell table:style-name="Default" office:value-type="string">
            <text:p>44937.0</text:p>
          </table:table-cell>
          <table:table-cell table:style-name="Default" office:value-type="string">
            <text:p>38965.0</text:p>
          </table:table-cell>
          <table:table-cell table:style-name="Default" office:value-type="string">
            <text:p>32527.0</text:p>
          </table:table-cell>
          <table:table-cell table:style-name="Default" office:value-type="string">
            <text:p>27669.0</text:p>
          </table:table-cell>
          <table:table-cell table:style-name="Default" office:value-type="string">
            <text:p>24442.0</text:p>
          </table:table-cell>
          <table:table-cell table:style-name="Default" office:value-type="string">
            <text:p>21112.0</text:p>
          </table:table-cell>
          <table:table-cell table:style-name="Default" office:value-type="string">
            <text:p>18441.0</text:p>
          </table:table-cell>
          <table:table-cell office:value-type="float" office:value="41995">
            <text:p>41995.0</text:p>
          </table:table-cell>
          <table:table-cell table:style-name="ce3" table:formula="of:=(((1973-1972)*([.S61]-[.N61]))/(1977-1972))+[.N61]" office:value-type="float" office:value="40871.6">
            <text:p>40871.6</text:p>
          </table:table-cell>
          <table:table-cell table:style-name="ce3" table:formula="of:=(((1974-1972)*([.S61]-[.N61]))/(1977-1972))+[.N61]" office:value-type="float" office:value="39748.2">
            <text:p>39748.2</text:p>
          </table:table-cell>
          <table:table-cell table:style-name="ce3" table:formula="of:=(((1975-1972)*([.S61]-[.N61]))/(1977-1972))+[.N61]" office:value-type="float" office:value="38624.8">
            <text:p>38624.8</text:p>
          </table:table-cell>
          <table:table-cell table:style-name="ce3" table:formula="of:=(((1976-1972)*([.S61]-[.N61]))/(1977-1972))+[.N61]" office:value-type="float" office:value="37501.4">
            <text:p>37501.4</text:p>
          </table:table-cell>
          <table:table-cell office:value-type="float" office:value="36378">
            <text:p>36378.0</text:p>
          </table:table-cell>
          <table:table-cell table:style-name="ce3" table:formula="of:=(((1978-1977)*([.X61]-[.S61]))/(1982-1977))+[.S61]" office:value-type="float" office:value="35407">
            <text:p>35407.0</text:p>
          </table:table-cell>
          <table:table-cell table:style-name="ce3" table:formula="of:=(((1979-1977)*([.X61]-[.S61]))/(1982-1977))+[.S61]" office:value-type="float" office:value="34436">
            <text:p>34436.0</text:p>
          </table:table-cell>
          <table:table-cell table:style-name="ce3" table:formula="of:=(((1980-1977)*([.X61]-[.S61]))/(1982-1977))+[.S61]" office:value-type="float" office:value="33465">
            <text:p>33465.0</text:p>
          </table:table-cell>
          <table:table-cell table:style-name="ce3" table:formula="of:=(((1981-1977)*([.X61]-[.S61]))/(1982-1977))+[.S61]" office:value-type="float" office:value="32494">
            <text:p>32494.0</text:p>
          </table:table-cell>
          <table:table-cell office:value-type="float" office:value="31523">
            <text:p>31523.0</text:p>
          </table:table-cell>
          <table:table-cell table:style-name="ce3" table:formula="of:=(((1983-1982)*([.AC61]-[.X61]))/(1987-1982))+[.X61]" office:value-type="float" office:value="30685">
            <text:p>30685.0</text:p>
          </table:table-cell>
          <table:table-cell table:style-name="ce3" table:formula="of:=(((1984-1982)*([.AC61]-[.X61]))/(1987-1982))+[.X61]" office:value-type="float" office:value="29847">
            <text:p>29847.0</text:p>
          </table:table-cell>
          <table:table-cell table:style-name="ce3" table:formula="of:=(((1985-1982)*([.AC61]-[.X61]))/(1987-1982))+[.X61]" office:value-type="float" office:value="29009">
            <text:p>29009.0</text:p>
          </table:table-cell>
          <table:table-cell table:style-name="ce3" table:formula="of:=(((1986-1982)*([.AC61]-[.X61]))/(1987-1982))+[.X61]" office:value-type="float" office:value="28171">
            <text:p>28171.0</text:p>
          </table:table-cell>
          <table:table-cell office:value-type="float" office:value="27333">
            <text:p>27333.0</text:p>
          </table:table-cell>
          <table:table-cell table:style-name="ce3" table:formula="of:=(((1988-1987)*([.AH61]-[.AC61]))/(1992-1987))+[.AC61]" office:value-type="float" office:value="26429.8">
            <text:p>26429.8</text:p>
          </table:table-cell>
          <table:table-cell table:style-name="ce3" table:formula="of:=(((1989-1987)*([.AH61]-[.AC61]))/(1992-1987))+[.AC61]" office:value-type="float" office:value="25526.6">
            <text:p>25526.6</text:p>
          </table:table-cell>
          <table:table-cell table:style-name="ce3" table:formula="of:=(((1990-1987)*([.AH61]-[.AC61]))/(1992-1987))+[.AC61]" office:value-type="float" office:value="24623.4">
            <text:p>24623.4</text:p>
          </table:table-cell>
          <table:table-cell table:style-name="ce3" table:formula="of:=(((1991-1987)*([.AH61]-[.AC61]))/(1992-1987))+[.AC61]" office:value-type="float" office:value="23720.2">
            <text:p>23720.2</text:p>
          </table:table-cell>
          <table:table-cell office:value-type="float" office:value="22817">
            <text:p>22817.0</text:p>
          </table:table-cell>
          <table:table-cell table:style-name="ce3" table:formula="of:=(((1993-1992)*([.AM61]-[.AH61]))/(1997-1992))+[.AH61]" office:value-type="float" office:value="22135.6">
            <text:p>22135.6</text:p>
          </table:table-cell>
          <table:table-cell table:style-name="ce3" table:formula="of:=(((1994-1992)*([.AM61]-[.AH61]))/(1997-1992))+[.AH61]" office:value-type="float" office:value="21454.2">
            <text:p>21454.2</text:p>
          </table:table-cell>
          <table:table-cell table:style-name="ce3" table:formula="of:=(((1995-1992)*([.AM61]-[.AH61]))/(1997-1992))+[.AH61]" office:value-type="float" office:value="20772.8">
            <text:p>20772.8</text:p>
          </table:table-cell>
          <table:table-cell table:style-name="ce3" table:formula="of:=(((1996-1992)*([.AM61]-[.AH61]))/(1997-1992))+[.AH61]" office:value-type="float" office:value="20091.4">
            <text:p>20091.4</text:p>
          </table:table-cell>
          <table:table-cell office:value-type="float" office:value="19410">
            <text:p>19410.0</text:p>
          </table:table-cell>
          <table:table-cell table:style-name="ce3" table:formula="of:=(((1998-1997)*([.AR61]-[.AM61]))/(2002-1997))+[.AM61]" office:value-type="float" office:value="18957.2">
            <text:p>18957.2</text:p>
          </table:table-cell>
          <table:table-cell table:style-name="ce3" table:formula="of:=(((1999-1997)*([.AR61]-[.AM61]))/(2002-1997))+[.AM61]" office:value-type="float" office:value="18504.4">
            <text:p>18504.4</text:p>
          </table:table-cell>
          <table:table-cell table:style-name="ce3" table:formula="of:=(((2000-1997)*([.AR61]-[.AM61]))/(2002-1997))+[.AM61]" office:value-type="float" office:value="18051.6">
            <text:p>18051.6</text:p>
          </table:table-cell>
          <table:table-cell table:style-name="ce3" table:formula="of:=(((2001-1997)*([.AR61]-[.AM61]))/(2002-1997))+[.AM61]" office:value-type="float" office:value="17598.8">
            <text:p>17598.8</text:p>
          </table:table-cell>
          <table:table-cell office:value-type="float" office:value="17146">
            <text:p>17146.0</text:p>
          </table:table-cell>
          <table:table-cell table:style-name="ce3" table:formula="of:=(((2003-2002)*([.AW61]-[.AR61]))/(2007-2002))+[.AR61]" office:value-type="float" office:value="16678.6">
            <text:p>16678.6</text:p>
          </table:table-cell>
          <table:table-cell table:style-name="ce3" table:formula="of:=(((2004-2002)*([.AW61]-[.AR61]))/(2007-2002))+[.AR61]" office:value-type="float" office:value="16211.2">
            <text:p>16211.2</text:p>
          </table:table-cell>
          <table:table-cell table:style-name="ce3" table:formula="of:=(((2005-2002)*([.AW61]-[.AR61]))/(2007-2002))+[.AR61]" office:value-type="float" office:value="15743.8">
            <text:p>15743.8</text:p>
          </table:table-cell>
          <table:table-cell table:style-name="ce3" table:formula="of:=(((2006-2002)*([.AW61]-[.AR61]))/(2007-2002))+[.AR61]" office:value-type="float" office:value="15276.4">
            <text:p>15276.4</text:p>
          </table:table-cell>
          <table:table-cell office:value-type="float" office:value="14809">
            <text:p>14809.0</text:p>
          </table:table-cell>
          <table:table-cell table:style-name="ce3" table:formula="of:=(((2008-2007)*([.BB61]-[.AW61]))/(2012-2007))+[.AW61]" office:value-type="float" office:value="14434.4">
            <text:p>14434.4</text:p>
          </table:table-cell>
          <table:table-cell table:style-name="ce3" table:formula="of:=(((2009-2007)*([.BB61]-[.AW61]))/(2012-2007))+[.AW61]" office:value-type="float" office:value="14059.8">
            <text:p>14059.8</text:p>
          </table:table-cell>
          <table:table-cell table:style-name="ce3" table:formula="of:=(((2010-2007)*([.BB61]-[.AW61]))/(2012-2007))+[.AW61]" office:value-type="float" office:value="13685.2">
            <text:p>13685.2</text:p>
          </table:table-cell>
          <table:table-cell table:style-name="ce3" table:formula="of:=(((2011-2007)*([.BB61]-[.AW61]))/(2012-2007))+[.AW61]" office:value-type="float" office:value="13310.6">
            <text:p>13310.6</text:p>
          </table:table-cell>
          <table:table-cell office:value-type="float" office:value="12936">
            <text:p>12936.0</text:p>
          </table:table-cell>
          <table:table-cell table:number-columns-repeated="970"/>
        </table:table-row>
        <table:table-row table:style-name="ro1">
          <table:table-cell office:value-type="string">
            <text:p>Denmark</text:p>
          </table:table-cell>
          <table:table-cell/>
          <table:table-cell table:style-name="Default" office:value-type="string">
            <text:p>1291.0</text:p>
          </table:table-cell>
          <table:table-cell table:style-name="Default" office:value-type="string">
            <text:p>1242.0</text:p>
          </table:table-cell>
          <table:table-cell table:style-name="Default" office:value-type="string">
            <text:p>1203.0</text:p>
          </table:table-cell>
          <table:table-cell table:style-name="Default" office:value-type="string">
            <text:p>1178.0</text:p>
          </table:table-cell>
          <table:table-cell table:style-name="Default" office:value-type="string">
            <text:p>1171.0</text:p>
          </table:table-cell>
          <table:table-cell table:style-name="Default" office:value-type="string">
            <text:p>1173.0</text:p>
          </table:table-cell>
          <table:table-cell table:style-name="Default" office:value-type="string">
            <text:p>1160.0</text:p>
          </table:table-cell>
          <table:table-cell table:style-name="Default" office:value-type="string">
            <text:p>1137.0</text:p>
          </table:table-cell>
          <table:table-cell table:style-name="Default" office:value-type="string">
            <text:p>1117.0</text:p>
          </table:table-cell>
          <table:table-cell table:style-name="Default" office:value-type="string">
            <text:p>1097.0</text:p>
          </table:table-cell>
          <table:table-cell table:style-name="Default" office:value-type="string">
            <text:p>1073.0</text:p>
          </table:table-cell>
          <table:table-cell office:value-type="float" office:value="1203">
            <text:p>1203.0</text:p>
          </table:table-cell>
          <table:table-cell table:style-name="ce3" table:formula="of:=(((1973-1972)*([.S62]-[.N62]))/(1977-1972))+[.N62]" office:value-type="float" office:value="1198">
            <text:p>1198.0</text:p>
          </table:table-cell>
          <table:table-cell table:style-name="ce3" table:formula="of:=(((1974-1972)*([.S62]-[.N62]))/(1977-1972))+[.N62]" office:value-type="float" office:value="1193">
            <text:p>1193.0</text:p>
          </table:table-cell>
          <table:table-cell table:style-name="ce3" table:formula="of:=(((1975-1972)*([.S62]-[.N62]))/(1977-1972))+[.N62]" office:value-type="float" office:value="1188">
            <text:p>1188.0</text:p>
          </table:table-cell>
          <table:table-cell table:style-name="ce3" table:formula="of:=(((1976-1972)*([.S62]-[.N62]))/(1977-1972))+[.N62]" office:value-type="float" office:value="1183">
            <text:p>1183.0</text:p>
          </table:table-cell>
          <table:table-cell office:value-type="float" office:value="1178">
            <text:p>1178.0</text:p>
          </table:table-cell>
          <table:table-cell table:style-name="ce3" table:formula="of:=(((1978-1977)*([.X62]-[.S62]))/(1982-1977))+[.S62]" office:value-type="float" office:value="1176.6">
            <text:p>1176.6</text:p>
          </table:table-cell>
          <table:table-cell table:style-name="ce3" table:formula="of:=(((1979-1977)*([.X62]-[.S62]))/(1982-1977))+[.S62]" office:value-type="float" office:value="1175.2">
            <text:p>1175.2</text:p>
          </table:table-cell>
          <table:table-cell table:style-name="ce3" table:formula="of:=(((1980-1977)*([.X62]-[.S62]))/(1982-1977))+[.S62]" office:value-type="float" office:value="1173.8">
            <text:p>1173.8</text:p>
          </table:table-cell>
          <table:table-cell table:style-name="ce3" table:formula="of:=(((1981-1977)*([.X62]-[.S62]))/(1982-1977))+[.S62]" office:value-type="float" office:value="1172.4">
            <text:p>1172.4</text:p>
          </table:table-cell>
          <table:table-cell office:value-type="float" office:value="1171">
            <text:p>1171.0</text:p>
          </table:table-cell>
          <table:table-cell table:style-name="ce3" table:formula="of:=(((1983-1982)*([.AC62]-[.X62]))/(1987-1982))+[.X62]" office:value-type="float" office:value="1171.4">
            <text:p>1171.4</text:p>
          </table:table-cell>
          <table:table-cell table:style-name="ce3" table:formula="of:=(((1984-1982)*([.AC62]-[.X62]))/(1987-1982))+[.X62]" office:value-type="float" office:value="1171.8">
            <text:p>1171.8</text:p>
          </table:table-cell>
          <table:table-cell table:style-name="ce3" table:formula="of:=(((1985-1982)*([.AC62]-[.X62]))/(1987-1982))+[.X62]" office:value-type="float" office:value="1172.2">
            <text:p>1172.2</text:p>
          </table:table-cell>
          <table:table-cell table:style-name="ce3" table:formula="of:=(((1986-1982)*([.AC62]-[.X62]))/(1987-1982))+[.X62]" office:value-type="float" office:value="1172.6">
            <text:p>1172.6</text:p>
          </table:table-cell>
          <table:table-cell office:value-type="float" office:value="1173">
            <text:p>1173.0</text:p>
          </table:table-cell>
          <table:table-cell table:style-name="ce3" table:formula="of:=(((1988-1987)*([.AH62]-[.AC62]))/(1992-1987))+[.AC62]" office:value-type="float" office:value="1170.4">
            <text:p>1170.4</text:p>
          </table:table-cell>
          <table:table-cell table:style-name="ce3" table:formula="of:=(((1989-1987)*([.AH62]-[.AC62]))/(1992-1987))+[.AC62]" office:value-type="float" office:value="1167.8">
            <text:p>1167.8</text:p>
          </table:table-cell>
          <table:table-cell table:style-name="ce3" table:formula="of:=(((1990-1987)*([.AH62]-[.AC62]))/(1992-1987))+[.AC62]" office:value-type="float" office:value="1165.2">
            <text:p>1165.2</text:p>
          </table:table-cell>
          <table:table-cell table:style-name="ce3" table:formula="of:=(((1991-1987)*([.AH62]-[.AC62]))/(1992-1987))+[.AC62]" office:value-type="float" office:value="1162.6">
            <text:p>1162.6</text:p>
          </table:table-cell>
          <table:table-cell office:value-type="float" office:value="1160">
            <text:p>1160.0</text:p>
          </table:table-cell>
          <table:table-cell table:style-name="ce3" table:formula="of:=(((1993-1992)*([.AM62]-[.AH62]))/(1997-1992))+[.AH62]" office:value-type="float" office:value="1155.4">
            <text:p>1155.4</text:p>
          </table:table-cell>
          <table:table-cell table:style-name="ce3" table:formula="of:=(((1994-1992)*([.AM62]-[.AH62]))/(1997-1992))+[.AH62]" office:value-type="float" office:value="1150.8">
            <text:p>1150.8</text:p>
          </table:table-cell>
          <table:table-cell table:style-name="ce3" table:formula="of:=(((1995-1992)*([.AM62]-[.AH62]))/(1997-1992))+[.AH62]" office:value-type="float" office:value="1146.2">
            <text:p>1146.2</text:p>
          </table:table-cell>
          <table:table-cell table:style-name="ce3" table:formula="of:=(((1996-1992)*([.AM62]-[.AH62]))/(1997-1992))+[.AH62]" office:value-type="float" office:value="1141.6">
            <text:p>1141.6</text:p>
          </table:table-cell>
          <table:table-cell office:value-type="float" office:value="1137">
            <text:p>1137.0</text:p>
          </table:table-cell>
          <table:table-cell table:style-name="ce3" table:formula="of:=(((1998-1997)*([.AR62]-[.AM62]))/(2002-1997))+[.AM62]" office:value-type="float" office:value="1133">
            <text:p>1133.0</text:p>
          </table:table-cell>
          <table:table-cell table:style-name="ce3" table:formula="of:=(((1999-1997)*([.AR62]-[.AM62]))/(2002-1997))+[.AM62]" office:value-type="float" office:value="1129">
            <text:p>1129.0</text:p>
          </table:table-cell>
          <table:table-cell table:style-name="ce3" table:formula="of:=(((2000-1997)*([.AR62]-[.AM62]))/(2002-1997))+[.AM62]" office:value-type="float" office:value="1125">
            <text:p>1125.0</text:p>
          </table:table-cell>
          <table:table-cell table:style-name="ce3" table:formula="of:=(((2001-1997)*([.AR62]-[.AM62]))/(2002-1997))+[.AM62]" office:value-type="float" office:value="1121">
            <text:p>1121.0</text:p>
          </table:table-cell>
          <table:table-cell office:value-type="float" office:value="1117">
            <text:p>1117.0</text:p>
          </table:table-cell>
          <table:table-cell table:style-name="ce3" table:formula="of:=(((2003-2002)*([.AW62]-[.AR62]))/(2007-2002))+[.AR62]" office:value-type="float" office:value="1113">
            <text:p>1113.0</text:p>
          </table:table-cell>
          <table:table-cell table:style-name="ce3" table:formula="of:=(((2004-2002)*([.AW62]-[.AR62]))/(2007-2002))+[.AR62]" office:value-type="float" office:value="1109">
            <text:p>1109.0</text:p>
          </table:table-cell>
          <table:table-cell table:style-name="ce3" table:formula="of:=(((2005-2002)*([.AW62]-[.AR62]))/(2007-2002))+[.AR62]" office:value-type="float" office:value="1105">
            <text:p>1105.0</text:p>
          </table:table-cell>
          <table:table-cell table:style-name="ce3" table:formula="of:=(((2006-2002)*([.AW62]-[.AR62]))/(2007-2002))+[.AR62]" office:value-type="float" office:value="1101">
            <text:p>1101.0</text:p>
          </table:table-cell>
          <table:table-cell office:value-type="float" office:value="1097">
            <text:p>1097.0</text:p>
          </table:table-cell>
          <table:table-cell table:style-name="ce3" table:formula="of:=(((2008-2007)*([.BB62]-[.AW62]))/(2012-2007))+[.AW62]" office:value-type="float" office:value="1092.2">
            <text:p>1092.2</text:p>
          </table:table-cell>
          <table:table-cell table:style-name="ce3" table:formula="of:=(((2009-2007)*([.BB62]-[.AW62]))/(2012-2007))+[.AW62]" office:value-type="float" office:value="1087.4">
            <text:p>1087.4</text:p>
          </table:table-cell>
          <table:table-cell table:style-name="ce3" table:formula="of:=(((2010-2007)*([.BB62]-[.AW62]))/(2012-2007))+[.AW62]" office:value-type="float" office:value="1082.6">
            <text:p>1082.6</text:p>
          </table:table-cell>
          <table:table-cell table:style-name="ce3" table:formula="of:=(((2011-2007)*([.BB62]-[.AW62]))/(2012-2007))+[.AW62]" office:value-type="float" office:value="1077.8">
            <text:p>1077.8</text:p>
          </table:table-cell>
          <table:table-cell office:value-type="float" office:value="1073">
            <text:p>1073.0</text:p>
          </table:table-cell>
          <table:table-cell table:number-columns-repeated="970"/>
        </table:table-row>
        <table:table-row table:style-name="ro1">
          <table:table-cell office:value-type="string">
            <text:p>Djibouti</text:p>
          </table:table-cell>
          <table:table-cell/>
          <table:table-cell table:style-name="Default" office:value-type="string">
            <text:p>3125.0</text:p>
          </table:table-cell>
          <table:table-cell table:style-name="Default" office:value-type="string">
            <text:p>2256.0</text:p>
          </table:table-cell>
          <table:table-cell table:style-name="Default" office:value-type="string">
            <text:p>1648.0</text:p>
          </table:table-cell>
          <table:table-cell table:style-name="Default" office:value-type="string">
            <text:p>1111.0</text:p>
          </table:table-cell>
          <table:table-cell table:style-name="Default" office:value-type="string">
            <text:p>824.2</text:p>
          </table:table-cell>
          <table:table-cell table:style-name="Default" office:value-type="string">
            <text:p>646.6</text:p>
          </table:table-cell>
          <table:table-cell table:style-name="Default" office:value-type="string">
            <text:p>505.1</text:p>
          </table:table-cell>
          <table:table-cell table:style-name="Default" office:value-type="string">
            <text:p>450.5</text:p>
          </table:table-cell>
          <table:table-cell table:style-name="Default" office:value-type="string">
            <text:p>392.2</text:p>
          </table:table-cell>
          <table:table-cell table:style-name="Default" office:value-type="string">
            <text:p>357.6</text:p>
          </table:table-cell>
          <table:table-cell table:style-name="Default" office:value-type="string">
            <text:p>325.0</text:p>
          </table:table-cell>
          <table:table-cell office:value-type="float" office:value="1648">
            <text:p>1648.0</text:p>
          </table:table-cell>
          <table:table-cell table:style-name="ce3" table:formula="of:=(((1973-1972)*([.S63]-[.N63]))/(1977-1972))+[.N63]" office:value-type="float" office:value="1540.6">
            <text:p>1540.6</text:p>
          </table:table-cell>
          <table:table-cell table:style-name="ce3" table:formula="of:=(((1974-1972)*([.S63]-[.N63]))/(1977-1972))+[.N63]" office:value-type="float" office:value="1433.2">
            <text:p>1433.2</text:p>
          </table:table-cell>
          <table:table-cell table:style-name="ce3" table:formula="of:=(((1975-1972)*([.S63]-[.N63]))/(1977-1972))+[.N63]" office:value-type="float" office:value="1325.8">
            <text:p>1325.8</text:p>
          </table:table-cell>
          <table:table-cell table:style-name="ce3" table:formula="of:=(((1976-1972)*([.S63]-[.N63]))/(1977-1972))+[.N63]" office:value-type="float" office:value="1218.4">
            <text:p>1218.4</text:p>
          </table:table-cell>
          <table:table-cell office:value-type="float" office:value="1111">
            <text:p>1111.0</text:p>
          </table:table-cell>
          <table:table-cell table:style-name="ce3" table:formula="of:=(((1978-1977)*([.X63]-[.S63]))/(1982-1977))+[.S63]" office:value-type="float" office:value="1053.64">
            <text:p>1053.6</text:p>
          </table:table-cell>
          <table:table-cell table:style-name="ce3" table:formula="of:=(((1979-1977)*([.X63]-[.S63]))/(1982-1977))+[.S63]" office:value-type="float" office:value="996.28">
            <text:p>996.3</text:p>
          </table:table-cell>
          <table:table-cell table:style-name="ce3" table:formula="of:=(((1980-1977)*([.X63]-[.S63]))/(1982-1977))+[.S63]" office:value-type="float" office:value="938.92">
            <text:p>938.9</text:p>
          </table:table-cell>
          <table:table-cell table:style-name="ce3" table:formula="of:=(((1981-1977)*([.X63]-[.S63]))/(1982-1977))+[.S63]" office:value-type="float" office:value="881.56">
            <text:p>881.6</text:p>
          </table:table-cell>
          <table:table-cell office:value-type="float" office:value="824.2">
            <text:p>824.2</text:p>
          </table:table-cell>
          <table:table-cell table:style-name="ce3" table:formula="of:=(((1983-1982)*([.AC63]-[.X63]))/(1987-1982))+[.X63]" office:value-type="float" office:value="788.68">
            <text:p>788.7</text:p>
          </table:table-cell>
          <table:table-cell table:style-name="ce3" table:formula="of:=(((1984-1982)*([.AC63]-[.X63]))/(1987-1982))+[.X63]" office:value-type="float" office:value="753.16">
            <text:p>753.2</text:p>
          </table:table-cell>
          <table:table-cell table:style-name="ce3" table:formula="of:=(((1985-1982)*([.AC63]-[.X63]))/(1987-1982))+[.X63]" office:value-type="float" office:value="717.64">
            <text:p>717.6</text:p>
          </table:table-cell>
          <table:table-cell table:style-name="ce3" table:formula="of:=(((1986-1982)*([.AC63]-[.X63]))/(1987-1982))+[.X63]" office:value-type="float" office:value="682.12">
            <text:p>682.1</text:p>
          </table:table-cell>
          <table:table-cell office:value-type="float" office:value="646.6">
            <text:p>646.6</text:p>
          </table:table-cell>
          <table:table-cell table:style-name="ce3" table:formula="of:=(((1988-1987)*([.AH63]-[.AC63]))/(1992-1987))+[.AC63]" office:value-type="float" office:value="618.3">
            <text:p>618.3</text:p>
          </table:table-cell>
          <table:table-cell table:style-name="ce3" table:formula="of:=(((1989-1987)*([.AH63]-[.AC63]))/(1992-1987))+[.AC63]" office:value-type="float" office:value="590">
            <text:p>590.0</text:p>
          </table:table-cell>
          <table:table-cell table:style-name="ce3" table:formula="of:=(((1990-1987)*([.AH63]-[.AC63]))/(1992-1987))+[.AC63]" office:value-type="float" office:value="561.7">
            <text:p>561.7</text:p>
          </table:table-cell>
          <table:table-cell table:style-name="ce3" table:formula="of:=(((1991-1987)*([.AH63]-[.AC63]))/(1992-1987))+[.AC63]" office:value-type="float" office:value="533.4">
            <text:p>533.4</text:p>
          </table:table-cell>
          <table:table-cell office:value-type="float" office:value="505.1">
            <text:p>505.1</text:p>
          </table:table-cell>
          <table:table-cell table:style-name="ce3" table:formula="of:=(((1993-1992)*([.AM63]-[.AH63]))/(1997-1992))+[.AH63]" office:value-type="float" office:value="494.18">
            <text:p>494.2</text:p>
          </table:table-cell>
          <table:table-cell table:style-name="ce3" table:formula="of:=(((1994-1992)*([.AM63]-[.AH63]))/(1997-1992))+[.AH63]" office:value-type="float" office:value="483.26">
            <text:p>483.3</text:p>
          </table:table-cell>
          <table:table-cell table:style-name="ce3" table:formula="of:=(((1995-1992)*([.AM63]-[.AH63]))/(1997-1992))+[.AH63]" office:value-type="float" office:value="472.34">
            <text:p>472.3</text:p>
          </table:table-cell>
          <table:table-cell table:style-name="ce3" table:formula="of:=(((1996-1992)*([.AM63]-[.AH63]))/(1997-1992))+[.AH63]" office:value-type="float" office:value="461.42">
            <text:p>461.4</text:p>
          </table:table-cell>
          <table:table-cell office:value-type="float" office:value="450.5">
            <text:p>450.5</text:p>
          </table:table-cell>
          <table:table-cell table:style-name="ce3" table:formula="of:=(((1998-1997)*([.AR63]-[.AM63]))/(2002-1997))+[.AM63]" office:value-type="float" office:value="438.84">
            <text:p>438.8</text:p>
          </table:table-cell>
          <table:table-cell table:style-name="ce3" table:formula="of:=(((1999-1997)*([.AR63]-[.AM63]))/(2002-1997))+[.AM63]" office:value-type="float" office:value="427.18">
            <text:p>427.2</text:p>
          </table:table-cell>
          <table:table-cell table:style-name="ce3" table:formula="of:=(((2000-1997)*([.AR63]-[.AM63]))/(2002-1997))+[.AM63]" office:value-type="float" office:value="415.52">
            <text:p>415.5</text:p>
          </table:table-cell>
          <table:table-cell table:style-name="ce3" table:formula="of:=(((2001-1997)*([.AR63]-[.AM63]))/(2002-1997))+[.AM63]" office:value-type="float" office:value="403.86">
            <text:p>403.9</text:p>
          </table:table-cell>
          <table:table-cell office:value-type="float" office:value="392.2">
            <text:p>392.2</text:p>
          </table:table-cell>
          <table:table-cell table:style-name="ce3" table:formula="of:=(((2003-2002)*([.AW63]-[.AR63]))/(2007-2002))+[.AR63]" office:value-type="float" office:value="385.28">
            <text:p>385.3</text:p>
          </table:table-cell>
          <table:table-cell table:style-name="ce3" table:formula="of:=(((2004-2002)*([.AW63]-[.AR63]))/(2007-2002))+[.AR63]" office:value-type="float" office:value="378.36">
            <text:p>378.4</text:p>
          </table:table-cell>
          <table:table-cell table:style-name="ce3" table:formula="of:=(((2005-2002)*([.AW63]-[.AR63]))/(2007-2002))+[.AR63]" office:value-type="float" office:value="371.44">
            <text:p>371.4</text:p>
          </table:table-cell>
          <table:table-cell table:style-name="ce3" table:formula="of:=(((2006-2002)*([.AW63]-[.AR63]))/(2007-2002))+[.AR63]" office:value-type="float" office:value="364.52">
            <text:p>364.5</text:p>
          </table:table-cell>
          <table:table-cell office:value-type="float" office:value="357.6">
            <text:p>357.6</text:p>
          </table:table-cell>
          <table:table-cell table:style-name="ce3" table:formula="of:=(((2008-2007)*([.BB63]-[.AW63]))/(2012-2007))+[.AW63]" office:value-type="float" office:value="351.08">
            <text:p>351.1</text:p>
          </table:table-cell>
          <table:table-cell table:style-name="ce3" table:formula="of:=(((2009-2007)*([.BB63]-[.AW63]))/(2012-2007))+[.AW63]" office:value-type="float" office:value="344.56">
            <text:p>344.6</text:p>
          </table:table-cell>
          <table:table-cell table:style-name="ce3" table:formula="of:=(((2010-2007)*([.BB63]-[.AW63]))/(2012-2007))+[.AW63]" office:value-type="float" office:value="338.04">
            <text:p>338.0</text:p>
          </table:table-cell>
          <table:table-cell table:style-name="ce3" table:formula="of:=(((2011-2007)*([.BB63]-[.AW63]))/(2012-2007))+[.AW63]" office:value-type="float" office:value="331.52">
            <text:p>331.5</text:p>
          </table:table-cell>
          <table:table-cell office:value-type="float" office:value="325">
            <text:p>325.0</text:p>
          </table:table-cell>
          <table:table-cell table:number-columns-repeated="970"/>
        </table:table-row>
        <table:table-row table:style-name="ro1">
          <table:table-cell office:value-type="string">
            <text:p>Dominica</text:p>
          </table:table-cell>
          <table:table-cell/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Dominican Republic</text:p>
          </table:table-cell>
          <table:table-cell/>
          <table:table-cell table:style-name="Default" office:value-type="string">
            <text:p>5939.0</text:p>
          </table:table-cell>
          <table:table-cell table:style-name="Default" office:value-type="string">
            <text:p>5075.0</text:p>
          </table:table-cell>
          <table:table-cell table:style-name="Default" office:value-type="string">
            <text:p>4408.0</text:p>
          </table:table-cell>
          <table:table-cell table:style-name="Default" office:value-type="string">
            <text:p>3887.0</text:p>
          </table:table-cell>
          <table:table-cell table:style-name="Default" office:value-type="string">
            <text:p>3462.0</text:p>
          </table:table-cell>
          <table:table-cell table:style-name="Default" office:value-type="string">
            <text:p>3104.0</text:p>
          </table:table-cell>
          <table:table-cell table:style-name="Default" office:value-type="string">
            <text:p>2805.0</text:p>
          </table:table-cell>
          <table:table-cell table:style-name="Default" office:value-type="string">
            <text:p>2564.0</text:p>
          </table:table-cell>
          <table:table-cell table:style-name="Default" office:value-type="string">
            <text:p>2370.0</text:p>
          </table:table-cell>
          <table:table-cell table:style-name="Default" office:value-type="string">
            <text:p>2203.0</text:p>
          </table:table-cell>
          <table:table-cell table:style-name="Default" office:value-type="string">
            <text:p>2062.0</text:p>
          </table:table-cell>
          <table:table-cell office:value-type="float" office:value="4408">
            <text:p>4408.0</text:p>
          </table:table-cell>
          <table:table-cell table:style-name="ce3" table:formula="of:=(((1973-1972)*([.S65]-[.N65]))/(1977-1972))+[.N65]" office:value-type="float" office:value="4303.8">
            <text:p>4303.8</text:p>
          </table:table-cell>
          <table:table-cell table:style-name="ce3" table:formula="of:=(((1974-1972)*([.S65]-[.N65]))/(1977-1972))+[.N65]" office:value-type="float" office:value="4199.6">
            <text:p>4199.6</text:p>
          </table:table-cell>
          <table:table-cell table:style-name="ce3" table:formula="of:=(((1975-1972)*([.S65]-[.N65]))/(1977-1972))+[.N65]" office:value-type="float" office:value="4095.4">
            <text:p>4095.4</text:p>
          </table:table-cell>
          <table:table-cell table:style-name="ce3" table:formula="of:=(((1976-1972)*([.S65]-[.N65]))/(1977-1972))+[.N65]" office:value-type="float" office:value="3991.2">
            <text:p>3991.2</text:p>
          </table:table-cell>
          <table:table-cell office:value-type="float" office:value="3887">
            <text:p>3887.0</text:p>
          </table:table-cell>
          <table:table-cell table:style-name="ce3" table:formula="of:=(((1978-1977)*([.X65]-[.S65]))/(1982-1977))+[.S65]" office:value-type="float" office:value="3802">
            <text:p>3802.0</text:p>
          </table:table-cell>
          <table:table-cell table:style-name="ce3" table:formula="of:=(((1979-1977)*([.X65]-[.S65]))/(1982-1977))+[.S65]" office:value-type="float" office:value="3717">
            <text:p>3717.0</text:p>
          </table:table-cell>
          <table:table-cell table:style-name="ce3" table:formula="of:=(((1980-1977)*([.X65]-[.S65]))/(1982-1977))+[.S65]" office:value-type="float" office:value="3632">
            <text:p>3632.0</text:p>
          </table:table-cell>
          <table:table-cell table:style-name="ce3" table:formula="of:=(((1981-1977)*([.X65]-[.S65]))/(1982-1977))+[.S65]" office:value-type="float" office:value="3547">
            <text:p>3547.0</text:p>
          </table:table-cell>
          <table:table-cell office:value-type="float" office:value="3462">
            <text:p>3462.0</text:p>
          </table:table-cell>
          <table:table-cell table:style-name="ce3" table:formula="of:=(((1983-1982)*([.AC65]-[.X65]))/(1987-1982))+[.X65]" office:value-type="float" office:value="3390.4">
            <text:p>3390.4</text:p>
          </table:table-cell>
          <table:table-cell table:style-name="ce3" table:formula="of:=(((1984-1982)*([.AC65]-[.X65]))/(1987-1982))+[.X65]" office:value-type="float" office:value="3318.8">
            <text:p>3318.8</text:p>
          </table:table-cell>
          <table:table-cell table:style-name="ce3" table:formula="of:=(((1985-1982)*([.AC65]-[.X65]))/(1987-1982))+[.X65]" office:value-type="float" office:value="3247.2">
            <text:p>3247.2</text:p>
          </table:table-cell>
          <table:table-cell table:style-name="ce3" table:formula="of:=(((1986-1982)*([.AC65]-[.X65]))/(1987-1982))+[.X65]" office:value-type="float" office:value="3175.6">
            <text:p>3175.6</text:p>
          </table:table-cell>
          <table:table-cell office:value-type="float" office:value="3104">
            <text:p>3104.0</text:p>
          </table:table-cell>
          <table:table-cell table:style-name="ce3" table:formula="of:=(((1988-1987)*([.AH65]-[.AC65]))/(1992-1987))+[.AC65]" office:value-type="float" office:value="3044.2">
            <text:p>3044.2</text:p>
          </table:table-cell>
          <table:table-cell table:style-name="ce3" table:formula="of:=(((1989-1987)*([.AH65]-[.AC65]))/(1992-1987))+[.AC65]" office:value-type="float" office:value="2984.4">
            <text:p>2984.4</text:p>
          </table:table-cell>
          <table:table-cell table:style-name="ce3" table:formula="of:=(((1990-1987)*([.AH65]-[.AC65]))/(1992-1987))+[.AC65]" office:value-type="float" office:value="2924.6">
            <text:p>2924.6</text:p>
          </table:table-cell>
          <table:table-cell table:style-name="ce3" table:formula="of:=(((1991-1987)*([.AH65]-[.AC65]))/(1992-1987))+[.AC65]" office:value-type="float" office:value="2864.8">
            <text:p>2864.8</text:p>
          </table:table-cell>
          <table:table-cell office:value-type="float" office:value="2805">
            <text:p>2805.0</text:p>
          </table:table-cell>
          <table:table-cell table:style-name="ce3" table:formula="of:=(((1993-1992)*([.AM65]-[.AH65]))/(1997-1992))+[.AH65]" office:value-type="float" office:value="2756.8">
            <text:p>2756.8</text:p>
          </table:table-cell>
          <table:table-cell table:style-name="ce3" table:formula="of:=(((1994-1992)*([.AM65]-[.AH65]))/(1997-1992))+[.AH65]" office:value-type="float" office:value="2708.6">
            <text:p>2708.6</text:p>
          </table:table-cell>
          <table:table-cell table:style-name="ce3" table:formula="of:=(((1995-1992)*([.AM65]-[.AH65]))/(1997-1992))+[.AH65]" office:value-type="float" office:value="2660.4">
            <text:p>2660.4</text:p>
          </table:table-cell>
          <table:table-cell table:style-name="ce3" table:formula="of:=(((1996-1992)*([.AM65]-[.AH65]))/(1997-1992))+[.AH65]" office:value-type="float" office:value="2612.2">
            <text:p>2612.2</text:p>
          </table:table-cell>
          <table:table-cell office:value-type="float" office:value="2564">
            <text:p>2564.0</text:p>
          </table:table-cell>
          <table:table-cell table:style-name="ce3" table:formula="of:=(((1998-1997)*([.AR65]-[.AM65]))/(2002-1997))+[.AM65]" office:value-type="float" office:value="2525.2">
            <text:p>2525.2</text:p>
          </table:table-cell>
          <table:table-cell table:style-name="ce3" table:formula="of:=(((1999-1997)*([.AR65]-[.AM65]))/(2002-1997))+[.AM65]" office:value-type="float" office:value="2486.4">
            <text:p>2486.4</text:p>
          </table:table-cell>
          <table:table-cell table:style-name="ce3" table:formula="of:=(((2000-1997)*([.AR65]-[.AM65]))/(2002-1997))+[.AM65]" office:value-type="float" office:value="2447.6">
            <text:p>2447.6</text:p>
          </table:table-cell>
          <table:table-cell table:style-name="ce3" table:formula="of:=(((2001-1997)*([.AR65]-[.AM65]))/(2002-1997))+[.AM65]" office:value-type="float" office:value="2408.8">
            <text:p>2408.8</text:p>
          </table:table-cell>
          <table:table-cell office:value-type="float" office:value="2370">
            <text:p>2370.0</text:p>
          </table:table-cell>
          <table:table-cell table:style-name="ce3" table:formula="of:=(((2003-2002)*([.AW65]-[.AR65]))/(2007-2002))+[.AR65]" office:value-type="float" office:value="2336.6">
            <text:p>2336.6</text:p>
          </table:table-cell>
          <table:table-cell table:style-name="ce3" table:formula="of:=(((2004-2002)*([.AW65]-[.AR65]))/(2007-2002))+[.AR65]" office:value-type="float" office:value="2303.2">
            <text:p>2303.2</text:p>
          </table:table-cell>
          <table:table-cell table:style-name="ce3" table:formula="of:=(((2005-2002)*([.AW65]-[.AR65]))/(2007-2002))+[.AR65]" office:value-type="float" office:value="2269.8">
            <text:p>2269.8</text:p>
          </table:table-cell>
          <table:table-cell table:style-name="ce3" table:formula="of:=(((2006-2002)*([.AW65]-[.AR65]))/(2007-2002))+[.AR65]" office:value-type="float" office:value="2236.4">
            <text:p>2236.4</text:p>
          </table:table-cell>
          <table:table-cell office:value-type="float" office:value="2203">
            <text:p>2203.0</text:p>
          </table:table-cell>
          <table:table-cell table:style-name="ce3" table:formula="of:=(((2008-2007)*([.BB65]-[.AW65]))/(2012-2007))+[.AW65]" office:value-type="float" office:value="2174.8">
            <text:p>2174.8</text:p>
          </table:table-cell>
          <table:table-cell table:style-name="ce3" table:formula="of:=(((2009-2007)*([.BB65]-[.AW65]))/(2012-2007))+[.AW65]" office:value-type="float" office:value="2146.6">
            <text:p>2146.6</text:p>
          </table:table-cell>
          <table:table-cell table:style-name="ce3" table:formula="of:=(((2010-2007)*([.BB65]-[.AW65]))/(2012-2007))+[.AW65]" office:value-type="float" office:value="2118.4">
            <text:p>2118.4</text:p>
          </table:table-cell>
          <table:table-cell table:style-name="ce3" table:formula="of:=(((2011-2007)*([.BB65]-[.AW65]))/(2012-2007))+[.AW65]" office:value-type="float" office:value="2090.2">
            <text:p>2090.2</text:p>
          </table:table-cell>
          <table:table-cell office:value-type="float" office:value="2062">
            <text:p>2062.0</text:p>
          </table:table-cell>
          <table:table-cell table:number-columns-repeated="970"/>
        </table:table-row>
        <table:table-row table:style-name="ro1">
          <table:table-cell office:value-type="string">
            <text:p>Ecuador</text:p>
          </table:table-cell>
          <table:table-cell/>
          <table:table-cell table:style-name="Default" office:value-type="string">
            <text:p>90164.0</text:p>
          </table:table-cell>
          <table:table-cell table:style-name="Default" office:value-type="string">
            <text:p>77686.0</text:p>
          </table:table-cell>
          <table:table-cell table:style-name="Default" office:value-type="string">
            <text:p>67014.0</text:p>
          </table:table-cell>
          <table:table-cell table:style-name="Default" office:value-type="string">
            <text:p>58018.0</text:p>
          </table:table-cell>
          <table:table-cell table:style-name="Default" office:value-type="string">
            <text:p>50506.0</text:p>
          </table:table-cell>
          <table:table-cell table:style-name="Default" office:value-type="string">
            <text:p>44403.0</text:p>
          </table:table-cell>
          <table:table-cell table:style-name="Default" office:value-type="string">
            <text:p>39571.0</text:p>
          </table:table-cell>
          <table:table-cell table:style-name="Default" office:value-type="string">
            <text:p>36046.0</text:p>
          </table:table-cell>
          <table:table-cell table:style-name="Default" office:value-type="string">
            <text:p>33242.0</text:p>
          </table:table-cell>
          <table:table-cell table:style-name="Default" office:value-type="string">
            <text:p>30643.0</text:p>
          </table:table-cell>
          <table:table-cell table:style-name="Default" office:value-type="string">
            <text:p>28550.0</text:p>
          </table:table-cell>
          <table:table-cell office:value-type="float" office:value="68214">
            <text:p>68214.0</text:p>
          </table:table-cell>
          <table:table-cell table:style-name="ce3" table:formula="of:=(((1973-1972)*([.S66]-[.N66]))/(1977-1972))+[.N66]" office:value-type="float" office:value="66382.6">
            <text:p>66382.6</text:p>
          </table:table-cell>
          <table:table-cell table:style-name="ce3" table:formula="of:=(((1974-1972)*([.S66]-[.N66]))/(1977-1972))+[.N66]" office:value-type="float" office:value="64551.2">
            <text:p>64551.2</text:p>
          </table:table-cell>
          <table:table-cell table:style-name="ce3" table:formula="of:=(((1975-1972)*([.S66]-[.N66]))/(1977-1972))+[.N66]" office:value-type="float" office:value="62719.8">
            <text:p>62719.8</text:p>
          </table:table-cell>
          <table:table-cell table:style-name="ce3" table:formula="of:=(((1976-1972)*([.S66]-[.N66]))/(1977-1972))+[.N66]" office:value-type="float" office:value="60888.4">
            <text:p>60888.4</text:p>
          </table:table-cell>
          <table:table-cell office:value-type="float" office:value="59057">
            <text:p>59057.0</text:p>
          </table:table-cell>
          <table:table-cell table:style-name="ce3" table:formula="of:=(((1978-1977)*([.X66]-[.S66]))/(1982-1977))+[.S66]" office:value-type="float" office:value="57527.6">
            <text:p>57527.6</text:p>
          </table:table-cell>
          <table:table-cell table:style-name="ce3" table:formula="of:=(((1979-1977)*([.X66]-[.S66]))/(1982-1977))+[.S66]" office:value-type="float" office:value="55998.2">
            <text:p>55998.2</text:p>
          </table:table-cell>
          <table:table-cell table:style-name="ce3" table:formula="of:=(((1980-1977)*([.X66]-[.S66]))/(1982-1977))+[.S66]" office:value-type="float" office:value="54468.8">
            <text:p>54468.8</text:p>
          </table:table-cell>
          <table:table-cell table:style-name="ce3" table:formula="of:=(((1981-1977)*([.X66]-[.S66]))/(1982-1977))+[.S66]" office:value-type="float" office:value="52939.4">
            <text:p>52939.4</text:p>
          </table:table-cell>
          <table:table-cell office:value-type="float" office:value="51410">
            <text:p>51410.0</text:p>
          </table:table-cell>
          <table:table-cell table:style-name="ce3" table:formula="of:=(((1983-1982)*([.AC66]-[.X66]))/(1987-1982))+[.X66]" office:value-type="float" office:value="50167.6">
            <text:p>50167.6</text:p>
          </table:table-cell>
          <table:table-cell table:style-name="ce3" table:formula="of:=(((1984-1982)*([.AC66]-[.X66]))/(1987-1982))+[.X66]" office:value-type="float" office:value="48925.2">
            <text:p>48925.2</text:p>
          </table:table-cell>
          <table:table-cell table:style-name="ce3" table:formula="of:=(((1985-1982)*([.AC66]-[.X66]))/(1987-1982))+[.X66]" office:value-type="float" office:value="47682.8">
            <text:p>47682.8</text:p>
          </table:table-cell>
          <table:table-cell table:style-name="ce3" table:formula="of:=(((1986-1982)*([.AC66]-[.X66]))/(1987-1982))+[.X66]" office:value-type="float" office:value="46440.4">
            <text:p>46440.4</text:p>
          </table:table-cell>
          <table:table-cell office:value-type="float" office:value="45198">
            <text:p>45198.0</text:p>
          </table:table-cell>
          <table:table-cell table:style-name="ce3" table:formula="of:=(((1988-1987)*([.AH66]-[.AC66]))/(1992-1987))+[.AC66]" office:value-type="float" office:value="44214.4">
            <text:p>44214.4</text:p>
          </table:table-cell>
          <table:table-cell table:style-name="ce3" table:formula="of:=(((1989-1987)*([.AH66]-[.AC66]))/(1992-1987))+[.AC66]" office:value-type="float" office:value="43230.8">
            <text:p>43230.8</text:p>
          </table:table-cell>
          <table:table-cell table:style-name="ce3" table:formula="of:=(((1990-1987)*([.AH66]-[.AC66]))/(1992-1987))+[.AC66]" office:value-type="float" office:value="42247.2">
            <text:p>42247.2</text:p>
          </table:table-cell>
          <table:table-cell table:style-name="ce3" table:formula="of:=(((1991-1987)*([.AH66]-[.AC66]))/(1992-1987))+[.AC66]" office:value-type="float" office:value="41263.6">
            <text:p>41263.6</text:p>
          </table:table-cell>
          <table:table-cell office:value-type="float" office:value="40280">
            <text:p>40280.0</text:p>
          </table:table-cell>
          <table:table-cell table:style-name="ce3" table:formula="of:=(((1993-1992)*([.AM66]-[.AH66]))/(1997-1992))+[.AH66]" office:value-type="float" office:value="39562.2">
            <text:p>39562.2</text:p>
          </table:table-cell>
          <table:table-cell table:style-name="ce3" table:formula="of:=(((1994-1992)*([.AM66]-[.AH66]))/(1997-1992))+[.AH66]" office:value-type="float" office:value="38844.4">
            <text:p>38844.4</text:p>
          </table:table-cell>
          <table:table-cell table:style-name="ce3" table:formula="of:=(((1995-1992)*([.AM66]-[.AH66]))/(1997-1992))+[.AH66]" office:value-type="float" office:value="38126.6">
            <text:p>38126.6</text:p>
          </table:table-cell>
          <table:table-cell table:style-name="ce3" table:formula="of:=(((1996-1992)*([.AM66]-[.AH66]))/(1997-1992))+[.AH66]" office:value-type="float" office:value="37408.8">
            <text:p>37408.8</text:p>
          </table:table-cell>
          <table:table-cell office:value-type="float" office:value="36691">
            <text:p>36691.0</text:p>
          </table:table-cell>
          <table:table-cell table:style-name="ce3" table:formula="of:=(((1998-1997)*([.AR66]-[.AM66]))/(2002-1997))+[.AM66]" office:value-type="float" office:value="36120.2">
            <text:p>36120.2</text:p>
          </table:table-cell>
          <table:table-cell table:style-name="ce3" table:formula="of:=(((1999-1997)*([.AR66]-[.AM66]))/(2002-1997))+[.AM66]" office:value-type="float" office:value="35549.4">
            <text:p>35549.4</text:p>
          </table:table-cell>
          <table:table-cell table:style-name="ce3" table:formula="of:=(((2000-1997)*([.AR66]-[.AM66]))/(2002-1997))+[.AM66]" office:value-type="float" office:value="34978.6">
            <text:p>34978.6</text:p>
          </table:table-cell>
          <table:table-cell table:style-name="ce3" table:formula="of:=(((2001-1997)*([.AR66]-[.AM66]))/(2002-1997))+[.AM66]" office:value-type="float" office:value="34407.8">
            <text:p>34407.8</text:p>
          </table:table-cell>
          <table:table-cell office:value-type="float" office:value="33837">
            <text:p>33837.0</text:p>
          </table:table-cell>
          <table:table-cell table:style-name="ce3" table:formula="of:=(((2003-2002)*([.AW66]-[.AR66]))/(2007-2002))+[.AR66]" office:value-type="float" office:value="33307.8">
            <text:p>33307.8</text:p>
          </table:table-cell>
          <table:table-cell table:style-name="ce3" table:formula="of:=(((2004-2002)*([.AW66]-[.AR66]))/(2007-2002))+[.AR66]" office:value-type="float" office:value="32778.6">
            <text:p>32778.6</text:p>
          </table:table-cell>
          <table:table-cell table:style-name="ce3" table:formula="of:=(((2005-2002)*([.AW66]-[.AR66]))/(2007-2002))+[.AR66]" office:value-type="float" office:value="32249.4">
            <text:p>32249.4</text:p>
          </table:table-cell>
          <table:table-cell table:style-name="ce3" table:formula="of:=(((2006-2002)*([.AW66]-[.AR66]))/(2007-2002))+[.AR66]" office:value-type="float" office:value="31720.2">
            <text:p>31720.2</text:p>
          </table:table-cell>
          <table:table-cell office:value-type="float" office:value="31191">
            <text:p>31191.0</text:p>
          </table:table-cell>
          <table:table-cell table:style-name="ce3" table:formula="of:=(((2008-2007)*([.BB66]-[.AW66]))/(2012-2007))+[.AW66]" office:value-type="float" office:value="30765.2">
            <text:p>30765.2</text:p>
          </table:table-cell>
          <table:table-cell table:style-name="ce3" table:formula="of:=(((2009-2007)*([.BB66]-[.AW66]))/(2012-2007))+[.AW66]" office:value-type="float" office:value="30339.4">
            <text:p>30339.4</text:p>
          </table:table-cell>
          <table:table-cell table:style-name="ce3" table:formula="of:=(((2010-2007)*([.BB66]-[.AW66]))/(2012-2007))+[.AW66]" office:value-type="float" office:value="29913.6">
            <text:p>29913.6</text:p>
          </table:table-cell>
          <table:table-cell table:style-name="ce3" table:formula="of:=(((2011-2007)*([.BB66]-[.AW66]))/(2012-2007))+[.AW66]" office:value-type="float" office:value="29487.8">
            <text:p>29487.8</text:p>
          </table:table-cell>
          <table:table-cell office:value-type="float" office:value="29062">
            <text:p>29062.0</text:p>
          </table:table-cell>
          <table:table-cell table:number-columns-repeated="970"/>
        </table:table-row>
        <table:table-row table:style-name="ro1">
          <table:table-cell office:value-type="string">
            <text:p>Egypt</text:p>
          </table:table-cell>
          <table:table-cell/>
          <table:table-cell table:style-name="Default" office:value-type="string">
            <text:p>1982.0</text:p>
          </table:table-cell>
          <table:table-cell table:style-name="Default" office:value-type="string">
            <text:p>1745.0</text:p>
          </table:table-cell>
          <table:table-cell table:style-name="Default" office:value-type="string">
            <text:p>1551.0</text:p>
          </table:table-cell>
          <table:table-cell table:style-name="Default" office:value-type="string">
            <text:p>1389.0</text:p>
          </table:table-cell>
          <table:table-cell table:style-name="Default" office:value-type="string">
            <text:p>1237.0</text:p>
          </table:table-cell>
          <table:table-cell table:style-name="Default" office:value-type="string">
            <text:p>1097.0</text:p>
          </table:table-cell>
          <table:table-cell table:style-name="Default" office:value-type="string">
            <text:p>988.1</text:p>
          </table:table-cell>
          <table:table-cell table:style-name="Default" office:value-type="string">
            <text:p>908.1</text:p>
          </table:table-cell>
          <table:table-cell table:style-name="Default" office:value-type="string">
            <text:p>830.8</text:p>
          </table:table-cell>
          <table:table-cell table:style-name="Default" office:value-type="string">
            <text:p>757.7</text:p>
          </table:table-cell>
          <table:table-cell table:style-name="Default" office:value-type="string">
            <text:p>694.4</text:p>
          </table:table-cell>
          <table:table-cell office:value-type="float" office:value="47.9">
            <text:p>47.9</text:p>
          </table:table-cell>
          <table:table-cell table:style-name="ce3" table:formula="of:=(((1973-1972)*([.S67]-[.N67]))/(1977-1972))+[.N67]" office:value-type="float" office:value="46.9">
            <text:p>46.9</text:p>
          </table:table-cell>
          <table:table-cell table:style-name="ce3" table:formula="of:=(((1974-1972)*([.S67]-[.N67]))/(1977-1972))+[.N67]" office:value-type="float" office:value="45.9">
            <text:p>45.9</text:p>
          </table:table-cell>
          <table:table-cell table:style-name="ce3" table:formula="of:=(((1975-1972)*([.S67]-[.N67]))/(1977-1972))+[.N67]" office:value-type="float" office:value="44.9">
            <text:p>44.9</text:p>
          </table:table-cell>
          <table:table-cell table:style-name="ce3" table:formula="of:=(((1976-1972)*([.S67]-[.N67]))/(1977-1972))+[.N67]" office:value-type="float" office:value="43.9">
            <text:p>43.9</text:p>
          </table:table-cell>
          <table:table-cell office:value-type="float" office:value="42.9">
            <text:p>42.9</text:p>
          </table:table-cell>
          <table:table-cell table:style-name="ce3" table:formula="of:=(((1978-1977)*([.X67]-[.S67]))/(1982-1977))+[.S67]" office:value-type="float" office:value="41.958">
            <text:p>42.0</text:p>
          </table:table-cell>
          <table:table-cell table:style-name="ce3" table:formula="of:=(((1979-1977)*([.X67]-[.S67]))/(1982-1977))+[.S67]" office:value-type="float" office:value="41.016">
            <text:p>41.0</text:p>
          </table:table-cell>
          <table:table-cell table:style-name="ce3" table:formula="of:=(((1980-1977)*([.X67]-[.S67]))/(1982-1977))+[.S67]" office:value-type="float" office:value="40.074">
            <text:p>40.1</text:p>
          </table:table-cell>
          <table:table-cell table:style-name="ce3" table:formula="of:=(((1981-1977)*([.X67]-[.S67]))/(1982-1977))+[.S67]" office:value-type="float" office:value="39.132">
            <text:p>39.1</text:p>
          </table:table-cell>
          <table:table-cell office:value-type="float" office:value="38.19">
            <text:p>38.2</text:p>
          </table:table-cell>
          <table:table-cell table:style-name="ce3" table:formula="of:=(((1983-1982)*([.AC67]-[.X67]))/(1987-1982))+[.X67]" office:value-type="float" office:value="37.324">
            <text:p>37.3</text:p>
          </table:table-cell>
          <table:table-cell table:style-name="ce3" table:formula="of:=(((1984-1982)*([.AC67]-[.X67]))/(1987-1982))+[.X67]" office:value-type="float" office:value="36.458">
            <text:p>36.5</text:p>
          </table:table-cell>
          <table:table-cell table:style-name="ce3" table:formula="of:=(((1985-1982)*([.AC67]-[.X67]))/(1987-1982))+[.X67]" office:value-type="float" office:value="35.592">
            <text:p>35.6</text:p>
          </table:table-cell>
          <table:table-cell table:style-name="ce3" table:formula="of:=(((1986-1982)*([.AC67]-[.X67]))/(1987-1982))+[.X67]" office:value-type="float" office:value="34.726">
            <text:p>34.7</text:p>
          </table:table-cell>
          <table:table-cell office:value-type="float" office:value="33.86">
            <text:p>33.9</text:p>
          </table:table-cell>
          <table:table-cell table:style-name="ce3" table:formula="of:=(((1988-1987)*([.AH67]-[.AC67]))/(1992-1987))+[.AC67]" office:value-type="float" office:value="33.19">
            <text:p>33.2</text:p>
          </table:table-cell>
          <table:table-cell table:style-name="ce3" table:formula="of:=(((1989-1987)*([.AH67]-[.AC67]))/(1992-1987))+[.AC67]" office:value-type="float" office:value="32.52">
            <text:p>32.5</text:p>
          </table:table-cell>
          <table:table-cell table:style-name="ce3" table:formula="of:=(((1990-1987)*([.AH67]-[.AC67]))/(1992-1987))+[.AC67]" office:value-type="float" office:value="31.85">
            <text:p>31.9</text:p>
          </table:table-cell>
          <table:table-cell table:style-name="ce3" table:formula="of:=(((1991-1987)*([.AH67]-[.AC67]))/(1992-1987))+[.AC67]" office:value-type="float" office:value="31.18">
            <text:p>31.2</text:p>
          </table:table-cell>
          <table:table-cell office:value-type="float" office:value="30.51">
            <text:p>30.5</text:p>
          </table:table-cell>
          <table:table-cell table:style-name="ce3" table:formula="of:=(((1993-1992)*([.AM67]-[.AH67]))/(1997-1992))+[.AH67]" office:value-type="float" office:value="30.016">
            <text:p>30.0</text:p>
          </table:table-cell>
          <table:table-cell table:style-name="ce3" table:formula="of:=(((1994-1992)*([.AM67]-[.AH67]))/(1997-1992))+[.AH67]" office:value-type="float" office:value="29.522">
            <text:p>29.5</text:p>
          </table:table-cell>
          <table:table-cell table:style-name="ce3" table:formula="of:=(((1995-1992)*([.AM67]-[.AH67]))/(1997-1992))+[.AH67]" office:value-type="float" office:value="29.028">
            <text:p>29.0</text:p>
          </table:table-cell>
          <table:table-cell table:style-name="ce3" table:formula="of:=(((1996-1992)*([.AM67]-[.AH67]))/(1997-1992))+[.AH67]" office:value-type="float" office:value="28.534">
            <text:p>28.5</text:p>
          </table:table-cell>
          <table:table-cell office:value-type="float" office:value="28.04">
            <text:p>28.0</text:p>
          </table:table-cell>
          <table:table-cell table:style-name="ce3" table:formula="of:=(((1998-1997)*([.AR67]-[.AM67]))/(2002-1997))+[.AM67]" office:value-type="float" office:value="27.562">
            <text:p>27.6</text:p>
          </table:table-cell>
          <table:table-cell table:style-name="ce3" table:formula="of:=(((1999-1997)*([.AR67]-[.AM67]))/(2002-1997))+[.AM67]" office:value-type="float" office:value="27.084">
            <text:p>27.1</text:p>
          </table:table-cell>
          <table:table-cell table:style-name="ce3" table:formula="of:=(((2000-1997)*([.AR67]-[.AM67]))/(2002-1997))+[.AM67]" office:value-type="float" office:value="26.606">
            <text:p>26.6</text:p>
          </table:table-cell>
          <table:table-cell table:style-name="ce3" table:formula="of:=(((2001-1997)*([.AR67]-[.AM67]))/(2002-1997))+[.AM67]" office:value-type="float" office:value="26.128">
            <text:p>26.1</text:p>
          </table:table-cell>
          <table:table-cell office:value-type="float" office:value="25.65">
            <text:p>25.7</text:p>
          </table:table-cell>
          <table:table-cell table:style-name="ce3" table:formula="of:=(((2003-2002)*([.AW67]-[.AR67]))/(2007-2002))+[.AR67]" office:value-type="float" office:value="25.198">
            <text:p>25.2</text:p>
          </table:table-cell>
          <table:table-cell table:style-name="ce3" table:formula="of:=(((2004-2002)*([.AW67]-[.AR67]))/(2007-2002))+[.AR67]" office:value-type="float" office:value="24.746">
            <text:p>24.7</text:p>
          </table:table-cell>
          <table:table-cell table:style-name="ce3" table:formula="of:=(((2005-2002)*([.AW67]-[.AR67]))/(2007-2002))+[.AR67]" office:value-type="float" office:value="24.294">
            <text:p>24.3</text:p>
          </table:table-cell>
          <table:table-cell table:style-name="ce3" table:formula="of:=(((2006-2002)*([.AW67]-[.AR67]))/(2007-2002))+[.AR67]" office:value-type="float" office:value="23.842">
            <text:p>23.8</text:p>
          </table:table-cell>
          <table:table-cell office:value-type="float" office:value="23.39">
            <text:p>23.4</text:p>
          </table:table-cell>
          <table:table-cell table:style-name="ce3" table:formula="of:=(((2008-2007)*([.BB67]-[.AW67]))/(2012-2007))+[.AW67]" office:value-type="float" office:value="23">
            <text:p>23.0</text:p>
          </table:table-cell>
          <table:table-cell table:style-name="ce3" table:formula="of:=(((2009-2007)*([.BB67]-[.AW67]))/(2012-2007))+[.AW67]" office:value-type="float" office:value="22.61">
            <text:p>22.6</text:p>
          </table:table-cell>
          <table:table-cell table:style-name="ce3" table:formula="of:=(((2010-2007)*([.BB67]-[.AW67]))/(2012-2007))+[.AW67]" office:value-type="float" office:value="22.22">
            <text:p>22.2</text:p>
          </table:table-cell>
          <table:table-cell table:style-name="ce3" table:formula="of:=(((2011-2007)*([.BB67]-[.AW67]))/(2012-2007))+[.AW67]" office:value-type="float" office:value="21.83">
            <text:p>21.8</text:p>
          </table:table-cell>
          <table:table-cell office:value-type="float" office:value="21.44">
            <text:p>21.4</text:p>
          </table:table-cell>
          <table:table-cell table:number-columns-repeated="970"/>
        </table:table-row>
        <table:table-row table:style-name="ro1">
          <table:table-cell office:value-type="string">
            <text:p>El Salvador</text:p>
          </table:table-cell>
          <table:table-cell/>
          <table:table-cell table:style-name="Default" office:value-type="string">
            <text:p>8550.0</text:p>
          </table:table-cell>
          <table:table-cell table:style-name="Default" office:value-type="string">
            <text:p>7332.0</text:p>
          </table:table-cell>
          <table:table-cell table:style-name="Default" office:value-type="string">
            <text:p>6407.0</text:p>
          </table:table-cell>
          <table:table-cell table:style-name="Default" office:value-type="string">
            <text:p>5718.0</text:p>
          </table:table-cell>
          <table:table-cell table:style-name="Default" office:value-type="string">
            <text:p>5257.0</text:p>
          </table:table-cell>
          <table:table-cell table:style-name="Default" office:value-type="string">
            <text:p>4924.0</text:p>
          </table:table-cell>
          <table:table-cell table:style-name="Default" office:value-type="string">
            <text:p>4589.0</text:p>
          </table:table-cell>
          <table:table-cell table:style-name="Default" office:value-type="string">
            <text:p>4321.0</text:p>
          </table:table-cell>
          <table:table-cell table:style-name="Default" office:value-type="string">
            <text:p>4213.0</text:p>
          </table:table-cell>
          <table:table-cell table:style-name="Default" office:value-type="string">
            <text:p>4135.0</text:p>
          </table:table-cell>
          <table:table-cell table:style-name="Default" office:value-type="string">
            <text:p>4028.0</text:p>
          </table:table-cell>
          <table:table-cell office:value-type="float" office:value="4507">
            <text:p>4507.0</text:p>
          </table:table-cell>
          <table:table-cell table:style-name="ce3" table:formula="of:=(((1973-1972)*([.S68]-[.N68]))/(1977-1972))+[.N68]" office:value-type="float" office:value="4410.2">
            <text:p>4410.2</text:p>
          </table:table-cell>
          <table:table-cell table:style-name="ce3" table:formula="of:=(((1974-1972)*([.S68]-[.N68]))/(1977-1972))+[.N68]" office:value-type="float" office:value="4313.4">
            <text:p>4313.4</text:p>
          </table:table-cell>
          <table:table-cell table:style-name="ce3" table:formula="of:=(((1975-1972)*([.S68]-[.N68]))/(1977-1972))+[.N68]" office:value-type="float" office:value="4216.6">
            <text:p>4216.6</text:p>
          </table:table-cell>
          <table:table-cell table:style-name="ce3" table:formula="of:=(((1976-1972)*([.S68]-[.N68]))/(1977-1972))+[.N68]" office:value-type="float" office:value="4119.8">
            <text:p>4119.8</text:p>
          </table:table-cell>
          <table:table-cell office:value-type="float" office:value="4023">
            <text:p>4023.0</text:p>
          </table:table-cell>
          <table:table-cell table:style-name="ce3" table:formula="of:=(((1978-1977)*([.X68]-[.S68]))/(1982-1977))+[.S68]" office:value-type="float" office:value="3958.2">
            <text:p>3958.2</text:p>
          </table:table-cell>
          <table:table-cell table:style-name="ce3" table:formula="of:=(((1979-1977)*([.X68]-[.S68]))/(1982-1977))+[.S68]" office:value-type="float" office:value="3893.4">
            <text:p>3893.4</text:p>
          </table:table-cell>
          <table:table-cell table:style-name="ce3" table:formula="of:=(((1980-1977)*([.X68]-[.S68]))/(1982-1977))+[.S68]" office:value-type="float" office:value="3828.6">
            <text:p>3828.6</text:p>
          </table:table-cell>
          <table:table-cell table:style-name="ce3" table:formula="of:=(((1981-1977)*([.X68]-[.S68]))/(1982-1977))+[.S68]" office:value-type="float" office:value="3763.8">
            <text:p>3763.8</text:p>
          </table:table-cell>
          <table:table-cell office:value-type="float" office:value="3699">
            <text:p>3699.0</text:p>
          </table:table-cell>
          <table:table-cell table:style-name="ce3" table:formula="of:=(((1983-1982)*([.AC68]-[.X68]))/(1987-1982))+[.X68]" office:value-type="float" office:value="3652">
            <text:p>3652.0</text:p>
          </table:table-cell>
          <table:table-cell table:style-name="ce3" table:formula="of:=(((1984-1982)*([.AC68]-[.X68]))/(1987-1982))+[.X68]" office:value-type="float" office:value="3605">
            <text:p>3605.0</text:p>
          </table:table-cell>
          <table:table-cell table:style-name="ce3" table:formula="of:=(((1985-1982)*([.AC68]-[.X68]))/(1987-1982))+[.X68]" office:value-type="float" office:value="3558">
            <text:p>3558.0</text:p>
          </table:table-cell>
          <table:table-cell table:style-name="ce3" table:formula="of:=(((1986-1982)*([.AC68]-[.X68]))/(1987-1982))+[.X68]" office:value-type="float" office:value="3511">
            <text:p>3511.0</text:p>
          </table:table-cell>
          <table:table-cell office:value-type="float" office:value="3464">
            <text:p>3464.0</text:p>
          </table:table-cell>
          <table:table-cell table:style-name="ce3" table:formula="of:=(((1988-1987)*([.AH68]-[.AC68]))/(1992-1987))+[.AC68]" office:value-type="float" office:value="3416.8">
            <text:p>3416.8</text:p>
          </table:table-cell>
          <table:table-cell table:style-name="ce3" table:formula="of:=(((1989-1987)*([.AH68]-[.AC68]))/(1992-1987))+[.AC68]" office:value-type="float" office:value="3369.6">
            <text:p>3369.6</text:p>
          </table:table-cell>
          <table:table-cell table:style-name="ce3" table:formula="of:=(((1990-1987)*([.AH68]-[.AC68]))/(1992-1987))+[.AC68]" office:value-type="float" office:value="3322.4">
            <text:p>3322.4</text:p>
          </table:table-cell>
          <table:table-cell table:style-name="ce3" table:formula="of:=(((1991-1987)*([.AH68]-[.AC68]))/(1992-1987))+[.AC68]" office:value-type="float" office:value="3275.2">
            <text:p>3275.2</text:p>
          </table:table-cell>
          <table:table-cell office:value-type="float" office:value="3228">
            <text:p>3228.0</text:p>
          </table:table-cell>
          <table:table-cell table:style-name="ce3" table:formula="of:=(((1993-1992)*([.AM68]-[.AH68]))/(1997-1992))+[.AH68]" office:value-type="float" office:value="3190.4">
            <text:p>3190.4</text:p>
          </table:table-cell>
          <table:table-cell table:style-name="ce3" table:formula="of:=(((1994-1992)*([.AM68]-[.AH68]))/(1997-1992))+[.AH68]" office:value-type="float" office:value="3152.8">
            <text:p>3152.8</text:p>
          </table:table-cell>
          <table:table-cell table:style-name="ce3" table:formula="of:=(((1995-1992)*([.AM68]-[.AH68]))/(1997-1992))+[.AH68]" office:value-type="float" office:value="3115.2">
            <text:p>3115.2</text:p>
          </table:table-cell>
          <table:table-cell table:style-name="ce3" table:formula="of:=(((1996-1992)*([.AM68]-[.AH68]))/(1997-1992))+[.AH68]" office:value-type="float" office:value="3077.6">
            <text:p>3077.6</text:p>
          </table:table-cell>
          <table:table-cell office:value-type="float" office:value="3040">
            <text:p>3040.0</text:p>
          </table:table-cell>
          <table:table-cell table:style-name="ce3" table:formula="of:=(((1998-1997)*([.AR68]-[.AM68]))/(2002-1997))+[.AM68]" office:value-type="float" office:value="3024.8">
            <text:p>3024.8</text:p>
          </table:table-cell>
          <table:table-cell table:style-name="ce3" table:formula="of:=(((1999-1997)*([.AR68]-[.AM68]))/(2002-1997))+[.AM68]" office:value-type="float" office:value="3009.6">
            <text:p>3009.6</text:p>
          </table:table-cell>
          <table:table-cell table:style-name="ce3" table:formula="of:=(((2000-1997)*([.AR68]-[.AM68]))/(2002-1997))+[.AM68]" office:value-type="float" office:value="2994.4">
            <text:p>2994.4</text:p>
          </table:table-cell>
          <table:table-cell table:style-name="ce3" table:formula="of:=(((2001-1997)*([.AR68]-[.AM68]))/(2002-1997))+[.AM68]" office:value-type="float" office:value="2979.2">
            <text:p>2979.2</text:p>
          </table:table-cell>
          <table:table-cell office:value-type="float" office:value="2964">
            <text:p>2964.0</text:p>
          </table:table-cell>
          <table:table-cell table:style-name="ce3" table:formula="of:=(((2003-2002)*([.AW68]-[.AR68]))/(2007-2002))+[.AR68]" office:value-type="float" office:value="2953">
            <text:p>2953.0</text:p>
          </table:table-cell>
          <table:table-cell table:style-name="ce3" table:formula="of:=(((2004-2002)*([.AW68]-[.AR68]))/(2007-2002))+[.AR68]" office:value-type="float" office:value="2942">
            <text:p>2942.0</text:p>
          </table:table-cell>
          <table:table-cell table:style-name="ce3" table:formula="of:=(((2005-2002)*([.AW68]-[.AR68]))/(2007-2002))+[.AR68]" office:value-type="float" office:value="2931">
            <text:p>2931.0</text:p>
          </table:table-cell>
          <table:table-cell table:style-name="ce3" table:formula="of:=(((2006-2002)*([.AW68]-[.AR68]))/(2007-2002))+[.AR68]" office:value-type="float" office:value="2920">
            <text:p>2920.0</text:p>
          </table:table-cell>
          <table:table-cell office:value-type="float" office:value="2909">
            <text:p>2909.0</text:p>
          </table:table-cell>
          <table:table-cell table:style-name="ce3" table:formula="of:=(((2008-2007)*([.BB68]-[.AW68]))/(2012-2007))+[.AW68]" office:value-type="float" office:value="2894">
            <text:p>2894.0</text:p>
          </table:table-cell>
          <table:table-cell table:style-name="ce3" table:formula="of:=(((2009-2007)*([.BB68]-[.AW68]))/(2012-2007))+[.AW68]" office:value-type="float" office:value="2879">
            <text:p>2879.0</text:p>
          </table:table-cell>
          <table:table-cell table:style-name="ce3" table:formula="of:=(((2010-2007)*([.BB68]-[.AW68]))/(2012-2007))+[.AW68]" office:value-type="float" office:value="2864">
            <text:p>2864.0</text:p>
          </table:table-cell>
          <table:table-cell table:style-name="ce3" table:formula="of:=(((2011-2007)*([.BB68]-[.AW68]))/(2012-2007))+[.AW68]" office:value-type="float" office:value="2849">
            <text:p>2849.0</text:p>
          </table:table-cell>
          <table:table-cell office:value-type="float" office:value="2834">
            <text:p>2834.0</text:p>
          </table:table-cell>
          <table:table-cell table:number-columns-repeated="970"/>
        </table:table-row>
        <table:table-row table:style-name="ro1">
          <table:table-cell office:value-type="string">
            <text:p>Equatorial Guinea</text:p>
          </table:table-cell>
          <table:table-cell/>
          <table:table-cell table:style-name="Default" office:value-type="string">
            <text:p>100775.0</text:p>
          </table:table-cell>
          <table:table-cell table:style-name="Default" office:value-type="string">
            <text:p>92199.0</text:p>
          </table:table-cell>
          <table:table-cell table:style-name="Default" office:value-type="string">
            <text:p>94545.0</text:p>
          </table:table-cell>
          <table:table-cell table:style-name="Default" office:value-type="string">
            <text:p>118182.0</text:p>
          </table:table-cell>
          <table:table-cell table:style-name="Default" office:value-type="string">
            <text:p>103586.0</text:p>
          </table:table-cell>
          <table:table-cell table:style-name="Default" office:value-type="string">
            <text:p>76246.0</text:p>
          </table:table-cell>
          <table:table-cell table:style-name="Default" office:value-type="string">
            <text:p>65000.0</text:p>
          </table:table-cell>
          <table:table-cell table:style-name="Default" office:value-type="string">
            <text:p>55085.0</text:p>
          </table:table-cell>
          <table:table-cell table:style-name="Default" office:value-type="string">
            <text:p>46931.0</text:p>
          </table:table-cell>
          <table:table-cell table:style-name="Default" office:value-type="string">
            <text:p>40373.0</text:p>
          </table:table-cell>
          <table:table-cell table:style-name="Default" office:value-type="string">
            <text:p>35135.0</text:p>
          </table:table-cell>
          <table:table-cell office:value-type="float" office:value="94545">
            <text:p>94545.0</text:p>
          </table:table-cell>
          <table:table-cell table:style-name="ce3" table:formula="of:=(((1973-1972)*([.S69]-[.N69]))/(1977-1972))+[.N69]" office:value-type="float" office:value="99272.4">
            <text:p>99272.4</text:p>
          </table:table-cell>
          <table:table-cell table:style-name="ce3" table:formula="of:=(((1974-1972)*([.S69]-[.N69]))/(1977-1972))+[.N69]" office:value-type="float" office:value="103999.8">
            <text:p>103999.8</text:p>
          </table:table-cell>
          <table:table-cell table:style-name="ce3" table:formula="of:=(((1975-1972)*([.S69]-[.N69]))/(1977-1972))+[.N69]" office:value-type="float" office:value="108727.2">
            <text:p>108727.2</text:p>
          </table:table-cell>
          <table:table-cell table:style-name="ce3" table:formula="of:=(((1976-1972)*([.S69]-[.N69]))/(1977-1972))+[.N69]" office:value-type="float" office:value="113454.6">
            <text:p>113454.6</text:p>
          </table:table-cell>
          <table:table-cell office:value-type="float" office:value="118182">
            <text:p>118182.0</text:p>
          </table:table-cell>
          <table:table-cell table:style-name="ce3" table:formula="of:=(((1978-1977)*([.X69]-[.S69]))/(1982-1977))+[.S69]" office:value-type="float" office:value="115262.8">
            <text:p>115262.8</text:p>
          </table:table-cell>
          <table:table-cell table:style-name="ce3" table:formula="of:=(((1979-1977)*([.X69]-[.S69]))/(1982-1977))+[.S69]" office:value-type="float" office:value="112343.6">
            <text:p>112343.6</text:p>
          </table:table-cell>
          <table:table-cell table:style-name="ce3" table:formula="of:=(((1980-1977)*([.X69]-[.S69]))/(1982-1977))+[.S69]" office:value-type="float" office:value="109424.4">
            <text:p>109424.4</text:p>
          </table:table-cell>
          <table:table-cell table:style-name="ce3" table:formula="of:=(((1981-1977)*([.X69]-[.S69]))/(1982-1977))+[.S69]" office:value-type="float" office:value="106505.2">
            <text:p>106505.2</text:p>
          </table:table-cell>
          <table:table-cell office:value-type="float" office:value="103586">
            <text:p>103586.0</text:p>
          </table:table-cell>
          <table:table-cell table:style-name="ce3" table:formula="of:=(((1983-1982)*([.AC69]-[.X69]))/(1987-1982))+[.X69]" office:value-type="float" office:value="98118">
            <text:p>98118.0</text:p>
          </table:table-cell>
          <table:table-cell table:style-name="ce3" table:formula="of:=(((1984-1982)*([.AC69]-[.X69]))/(1987-1982))+[.X69]" office:value-type="float" office:value="92650">
            <text:p>92650.0</text:p>
          </table:table-cell>
          <table:table-cell table:style-name="ce3" table:formula="of:=(((1985-1982)*([.AC69]-[.X69]))/(1987-1982))+[.X69]" office:value-type="float" office:value="87182">
            <text:p>87182.0</text:p>
          </table:table-cell>
          <table:table-cell table:style-name="ce3" table:formula="of:=(((1986-1982)*([.AC69]-[.X69]))/(1987-1982))+[.X69]" office:value-type="float" office:value="81714">
            <text:p>81714.0</text:p>
          </table:table-cell>
          <table:table-cell office:value-type="float" office:value="76246">
            <text:p>76246.0</text:p>
          </table:table-cell>
          <table:table-cell table:style-name="ce3" table:formula="of:=(((1988-1987)*([.AH69]-[.AC69]))/(1992-1987))+[.AC69]" office:value-type="float" office:value="73996.8">
            <text:p>73996.8</text:p>
          </table:table-cell>
          <table:table-cell table:style-name="ce3" table:formula="of:=(((1989-1987)*([.AH69]-[.AC69]))/(1992-1987))+[.AC69]" office:value-type="float" office:value="71747.6">
            <text:p>71747.6</text:p>
          </table:table-cell>
          <table:table-cell table:style-name="ce3" table:formula="of:=(((1990-1987)*([.AH69]-[.AC69]))/(1992-1987))+[.AC69]" office:value-type="float" office:value="69498.4">
            <text:p>69498.4</text:p>
          </table:table-cell>
          <table:table-cell table:style-name="ce3" table:formula="of:=(((1991-1987)*([.AH69]-[.AC69]))/(1992-1987))+[.AC69]" office:value-type="float" office:value="67249.2">
            <text:p>67249.2</text:p>
          </table:table-cell>
          <table:table-cell office:value-type="float" office:value="65000">
            <text:p>65000.0</text:p>
          </table:table-cell>
          <table:table-cell table:style-name="ce3" table:formula="of:=(((1993-1992)*([.AM69]-[.AH69]))/(1997-1992))+[.AH69]" office:value-type="float" office:value="63017">
            <text:p>63017.0</text:p>
          </table:table-cell>
          <table:table-cell table:style-name="ce3" table:formula="of:=(((1994-1992)*([.AM69]-[.AH69]))/(1997-1992))+[.AH69]" office:value-type="float" office:value="61034">
            <text:p>61034.0</text:p>
          </table:table-cell>
          <table:table-cell table:style-name="ce3" table:formula="of:=(((1995-1992)*([.AM69]-[.AH69]))/(1997-1992))+[.AH69]" office:value-type="float" office:value="59051">
            <text:p>59051.0</text:p>
          </table:table-cell>
          <table:table-cell table:style-name="ce3" table:formula="of:=(((1996-1992)*([.AM69]-[.AH69]))/(1997-1992))+[.AH69]" office:value-type="float" office:value="57068">
            <text:p>57068.0</text:p>
          </table:table-cell>
          <table:table-cell office:value-type="float" office:value="55085">
            <text:p>55085.0</text:p>
          </table:table-cell>
          <table:table-cell table:style-name="ce3" table:formula="of:=(((1998-1997)*([.AR69]-[.AM69]))/(2002-1997))+[.AM69]" office:value-type="float" office:value="53454.2">
            <text:p>53454.2</text:p>
          </table:table-cell>
          <table:table-cell table:style-name="ce3" table:formula="of:=(((1999-1997)*([.AR69]-[.AM69]))/(2002-1997))+[.AM69]" office:value-type="float" office:value="51823.4">
            <text:p>51823.4</text:p>
          </table:table-cell>
          <table:table-cell table:style-name="ce3" table:formula="of:=(((2000-1997)*([.AR69]-[.AM69]))/(2002-1997))+[.AM69]" office:value-type="float" office:value="50192.6">
            <text:p>50192.6</text:p>
          </table:table-cell>
          <table:table-cell table:style-name="ce3" table:formula="of:=(((2001-1997)*([.AR69]-[.AM69]))/(2002-1997))+[.AM69]" office:value-type="float" office:value="48561.8">
            <text:p>48561.8</text:p>
          </table:table-cell>
          <table:table-cell office:value-type="float" office:value="46931">
            <text:p>46931.0</text:p>
          </table:table-cell>
          <table:table-cell table:style-name="ce3" table:formula="of:=(((2003-2002)*([.AW69]-[.AR69]))/(2007-2002))+[.AR69]" office:value-type="float" office:value="45619.4">
            <text:p>45619.4</text:p>
          </table:table-cell>
          <table:table-cell table:style-name="ce3" table:formula="of:=(((2004-2002)*([.AW69]-[.AR69]))/(2007-2002))+[.AR69]" office:value-type="float" office:value="44307.8">
            <text:p>44307.8</text:p>
          </table:table-cell>
          <table:table-cell table:style-name="ce3" table:formula="of:=(((2005-2002)*([.AW69]-[.AR69]))/(2007-2002))+[.AR69]" office:value-type="float" office:value="42996.2">
            <text:p>42996.2</text:p>
          </table:table-cell>
          <table:table-cell table:style-name="ce3" table:formula="of:=(((2006-2002)*([.AW69]-[.AR69]))/(2007-2002))+[.AR69]" office:value-type="float" office:value="41684.6">
            <text:p>41684.6</text:p>
          </table:table-cell>
          <table:table-cell office:value-type="float" office:value="40373">
            <text:p>40373.0</text:p>
          </table:table-cell>
          <table:table-cell table:style-name="ce3" table:formula="of:=(((2008-2007)*([.BB69]-[.AW69]))/(2012-2007))+[.AW69]" office:value-type="float" office:value="39325.4">
            <text:p>39325.4</text:p>
          </table:table-cell>
          <table:table-cell table:style-name="ce3" table:formula="of:=(((2009-2007)*([.BB69]-[.AW69]))/(2012-2007))+[.AW69]" office:value-type="float" office:value="38277.8">
            <text:p>38277.8</text:p>
          </table:table-cell>
          <table:table-cell table:style-name="ce3" table:formula="of:=(((2010-2007)*([.BB69]-[.AW69]))/(2012-2007))+[.AW69]" office:value-type="float" office:value="37230.2">
            <text:p>37230.2</text:p>
          </table:table-cell>
          <table:table-cell table:style-name="ce3" table:formula="of:=(((2011-2007)*([.BB69]-[.AW69]))/(2012-2007))+[.AW69]" office:value-type="float" office:value="36182.6">
            <text:p>36182.6</text:p>
          </table:table-cell>
          <table:table-cell office:value-type="float" office:value="35135">
            <text:p>35135.0</text:p>
          </table:table-cell>
          <table:table-cell table:number-columns-repeated="970"/>
        </table:table-row>
        <table:table-row table:style-name="ro1">
          <table:table-cell office:value-type="string">
            <text:p>Eritrea</text:p>
          </table:table-cell>
          <table:table-cell/>
          <table:table-cell table:style-name="Default" table:number-columns-repeated="7"/>
          <table:table-cell table:style-name="Default" office:value-type="string">
            <text:p>2193.0</text:p>
          </table:table-cell>
          <table:table-cell table:style-name="Default" office:value-type="string">
            <text:p>1841.0</text:p>
          </table:table-cell>
          <table:table-cell table:style-name="Default" office:value-type="string">
            <text:p>1524.0</text:p>
          </table:table-cell>
          <table:table-cell table:style-name="Default" office:value-type="string">
            <text:p>1311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93-1992)*([.AM70]-[.AH70]))/(1997-1992))+[.AH70]" office:value-type="float" office:value="167.92">
            <text:p>167.9</text:p>
          </table:table-cell>
          <table:table-cell table:style-name="ce3" table:formula="of:=(((1994-1992)*([.AM70]-[.AH70]))/(1997-1992))+[.AH70]" office:value-type="float" office:value="335.84">
            <text:p>335.8</text:p>
          </table:table-cell>
          <table:table-cell table:style-name="ce3" table:formula="of:=(((1995-1992)*([.AM70]-[.AH70]))/(1997-1992))+[.AH70]" office:value-type="float" office:value="503.76">
            <text:p>503.8</text:p>
          </table:table-cell>
          <table:table-cell table:style-name="ce3" table:formula="of:=(((1996-1992)*([.AM70]-[.AH70]))/(1997-1992))+[.AH70]" office:value-type="float" office:value="671.68">
            <text:p>671.7</text:p>
          </table:table-cell>
          <table:table-cell office:value-type="float" office:value="839.6">
            <text:p>839.6</text:p>
          </table:table-cell>
          <table:table-cell table:style-name="ce3" table:formula="of:=(((1998-1997)*([.AR70]-[.AM70]))/(2002-1997))+[.AM70]" office:value-type="float" office:value="812.6">
            <text:p>812.6</text:p>
          </table:table-cell>
          <table:table-cell table:style-name="ce3" table:formula="of:=(((1999-1997)*([.AR70]-[.AM70]))/(2002-1997))+[.AM70]" office:value-type="float" office:value="785.6">
            <text:p>785.6</text:p>
          </table:table-cell>
          <table:table-cell table:style-name="ce3" table:formula="of:=(((2000-1997)*([.AR70]-[.AM70]))/(2002-1997))+[.AM70]" office:value-type="float" office:value="758.6">
            <text:p>758.6</text:p>
          </table:table-cell>
          <table:table-cell table:style-name="ce3" table:formula="of:=(((2001-1997)*([.AR70]-[.AM70]))/(2002-1997))+[.AM70]" office:value-type="float" office:value="731.6">
            <text:p>731.6</text:p>
          </table:table-cell>
          <table:table-cell office:value-type="float" office:value="704.6">
            <text:p>704.6</text:p>
          </table:table-cell>
          <table:table-cell table:style-name="ce3" table:formula="of:=(((2003-2002)*([.AW70]-[.AR70]))/(2007-2002))+[.AR70]" office:value-type="float" office:value="680.38">
            <text:p>680.4</text:p>
          </table:table-cell>
          <table:table-cell table:style-name="ce3" table:formula="of:=(((2004-2002)*([.AW70]-[.AR70]))/(2007-2002))+[.AR70]" office:value-type="float" office:value="656.16">
            <text:p>656.2</text:p>
          </table:table-cell>
          <table:table-cell table:style-name="ce3" table:formula="of:=(((2005-2002)*([.AW70]-[.AR70]))/(2007-2002))+[.AR70]" office:value-type="float" office:value="631.94">
            <text:p>631.9</text:p>
          </table:table-cell>
          <table:table-cell table:style-name="ce3" table:formula="of:=(((2006-2002)*([.AW70]-[.AR70]))/(2007-2002))+[.AR70]" office:value-type="float" office:value="607.72">
            <text:p>607.7</text:p>
          </table:table-cell>
          <table:table-cell office:value-type="float" office:value="583.5">
            <text:p>583.5</text:p>
          </table:table-cell>
          <table:table-cell table:style-name="ce3" table:formula="of:=(((2008-2007)*([.BB70]-[.AW70]))/(2012-2007))+[.AW70]" office:value-type="float" office:value="567.14">
            <text:p>567.1</text:p>
          </table:table-cell>
          <table:table-cell table:style-name="ce3" table:formula="of:=(((2009-2007)*([.BB70]-[.AW70]))/(2012-2007))+[.AW70]" office:value-type="float" office:value="550.78">
            <text:p>550.8</text:p>
          </table:table-cell>
          <table:table-cell table:style-name="ce3" table:formula="of:=(((2010-2007)*([.BB70]-[.AW70]))/(2012-2007))+[.AW70]" office:value-type="float" office:value="534.42">
            <text:p>534.4</text:p>
          </table:table-cell>
          <table:table-cell table:style-name="ce3" table:formula="of:=(((2011-2007)*([.BB70]-[.AW70]))/(2012-2007))+[.AW70]" office:value-type="float" office:value="518.06">
            <text:p>518.1</text:p>
          </table:table-cell>
          <table:table-cell office:value-type="float" office:value="501.7">
            <text:p>501.7</text:p>
          </table:table-cell>
          <table:table-cell table:number-columns-repeated="970"/>
        </table:table-row>
        <table:table-row table:style-name="ro1">
          <table:table-cell office:value-type="string">
            <text:p>Estonia</text:p>
          </table:table-cell>
          <table:table-cell/>
          <table:table-cell table:style-name="Default" table:number-columns-repeated="6"/>
          <table:table-cell table:style-name="Default" office:value-type="string">
            <text:p>8384.0</text:p>
          </table:table-cell>
          <table:table-cell table:style-name="Default" office:value-type="string">
            <text:p>9130.0</text:p>
          </table:table-cell>
          <table:table-cell table:style-name="Default" office:value-type="string">
            <text:p>9440.0</text:p>
          </table:table-cell>
          <table:table-cell table:style-name="Default" office:value-type="string">
            <text:p>9538.0</text:p>
          </table:table-cell>
          <table:table-cell table:style-name="Default" office:value-type="string">
            <text:p>9560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71]-[.AC71]))/(1992-1987))+[.AC71]" office:value-type="float" office:value="1663.6">
            <text:p>1663.6</text:p>
          </table:table-cell>
          <table:table-cell table:style-name="ce3" table:formula="of:=(((1989-1987)*([.AH71]-[.AC71]))/(1992-1987))+[.AC71]" office:value-type="float" office:value="3327.2">
            <text:p>3327.2</text:p>
          </table:table-cell>
          <table:table-cell table:style-name="ce3" table:formula="of:=(((1990-1987)*([.AH71]-[.AC71]))/(1992-1987))+[.AC71]" office:value-type="float" office:value="4990.8">
            <text:p>4990.8</text:p>
          </table:table-cell>
          <table:table-cell table:style-name="ce3" table:formula="of:=(((1991-1987)*([.AH71]-[.AC71]))/(1992-1987))+[.AC71]" office:value-type="float" office:value="6654.4">
            <text:p>6654.4</text:p>
          </table:table-cell>
          <table:table-cell office:value-type="float" office:value="8318">
            <text:p>8318.0</text:p>
          </table:table-cell>
          <table:table-cell table:style-name="ce3" table:formula="of:=(((1993-1992)*([.AM71]-[.AH71]))/(1997-1992))+[.AH71]" office:value-type="float" office:value="8466.2">
            <text:p>8466.2</text:p>
          </table:table-cell>
          <table:table-cell table:style-name="ce3" table:formula="of:=(((1994-1992)*([.AM71]-[.AH71]))/(1997-1992))+[.AH71]" office:value-type="float" office:value="8614.4">
            <text:p>8614.4</text:p>
          </table:table-cell>
          <table:table-cell table:style-name="ce3" table:formula="of:=(((1995-1992)*([.AM71]-[.AH71]))/(1997-1992))+[.AH71]" office:value-type="float" office:value="8762.6">
            <text:p>8762.6</text:p>
          </table:table-cell>
          <table:table-cell table:style-name="ce3" table:formula="of:=(((1996-1992)*([.AM71]-[.AH71]))/(1997-1992))+[.AH71]" office:value-type="float" office:value="8910.8">
            <text:p>8910.8</text:p>
          </table:table-cell>
          <table:table-cell office:value-type="float" office:value="9059">
            <text:p>9059.0</text:p>
          </table:table-cell>
          <table:table-cell table:style-name="ce3" table:formula="of:=(((1998-1997)*([.AR71]-[.AM71]))/(2002-1997))+[.AM71]" office:value-type="float" office:value="9120.4">
            <text:p>9120.4</text:p>
          </table:table-cell>
          <table:table-cell table:style-name="ce3" table:formula="of:=(((1999-1997)*([.AR71]-[.AM71]))/(2002-1997))+[.AM71]" office:value-type="float" office:value="9181.8">
            <text:p>9181.8</text:p>
          </table:table-cell>
          <table:table-cell table:style-name="ce3" table:formula="of:=(((2000-1997)*([.AR71]-[.AM71]))/(2002-1997))+[.AM71]" office:value-type="float" office:value="9243.2">
            <text:p>9243.2</text:p>
          </table:table-cell>
          <table:table-cell table:style-name="ce3" table:formula="of:=(((2001-1997)*([.AR71]-[.AM71]))/(2002-1997))+[.AM71]" office:value-type="float" office:value="9304.6">
            <text:p>9304.6</text:p>
          </table:table-cell>
          <table:table-cell office:value-type="float" office:value="9366">
            <text:p>9366.0</text:p>
          </table:table-cell>
          <table:table-cell table:style-name="ce3" table:formula="of:=(((2003-2002)*([.AW71]-[.AR71]))/(2007-2002))+[.AR71]" office:value-type="float" office:value="9385.6">
            <text:p>9385.6</text:p>
          </table:table-cell>
          <table:table-cell table:style-name="ce3" table:formula="of:=(((2004-2002)*([.AW71]-[.AR71]))/(2007-2002))+[.AR71]" office:value-type="float" office:value="9405.2">
            <text:p>9405.2</text:p>
          </table:table-cell>
          <table:table-cell table:style-name="ce3" table:formula="of:=(((2005-2002)*([.AW71]-[.AR71]))/(2007-2002))+[.AR71]" office:value-type="float" office:value="9424.8">
            <text:p>9424.8</text:p>
          </table:table-cell>
          <table:table-cell table:style-name="ce3" table:formula="of:=(((2006-2002)*([.AW71]-[.AR71]))/(2007-2002))+[.AR71]" office:value-type="float" office:value="9444.4">
            <text:p>9444.4</text:p>
          </table:table-cell>
          <table:table-cell office:value-type="float" office:value="9464">
            <text:p>9464.0</text:p>
          </table:table-cell>
          <table:table-cell table:style-name="ce3" table:formula="of:=(((2008-2007)*([.BB71]-[.AW71]))/(2012-2007))+[.AW71]" office:value-type="float" office:value="9468.2">
            <text:p>9468.2</text:p>
          </table:table-cell>
          <table:table-cell table:style-name="ce3" table:formula="of:=(((2009-2007)*([.BB71]-[.AW71]))/(2012-2007))+[.AW71]" office:value-type="float" office:value="9472.4">
            <text:p>9472.4</text:p>
          </table:table-cell>
          <table:table-cell table:style-name="ce3" table:formula="of:=(((2010-2007)*([.BB71]-[.AW71]))/(2012-2007))+[.AW71]" office:value-type="float" office:value="9476.6">
            <text:p>9476.6</text:p>
          </table:table-cell>
          <table:table-cell table:style-name="ce3" table:formula="of:=(((2011-2007)*([.BB71]-[.AW71]))/(2012-2007))+[.AW71]" office:value-type="float" office:value="9480.8">
            <text:p>9480.8</text:p>
          </table:table-cell>
          <table:table-cell office:value-type="float" office:value="9485">
            <text:p>9485.0</text:p>
          </table:table-cell>
          <table:table-cell table:number-columns-repeated="970"/>
        </table:table-row>
        <table:table-row table:style-name="ro1">
          <table:table-cell office:value-type="string">
            <text:p>Ethiopia PDR</text:p>
          </table:table-cell>
          <table:table-cell office:value-type="string">
            <text:p>Ethiopia</text:p>
          </table:table-cell>
          <table:table-cell table:style-name="Default" table:number-columns-repeated="7"/>
          <table:table-cell table:style-name="Default" office:value-type="string">
            <text:p>2017.0</text:p>
          </table:table-cell>
          <table:table-cell table:style-name="Default" office:value-type="string">
            <text:p>1767.0</text:p>
          </table:table-cell>
          <table:table-cell table:style-name="Default" office:value-type="string">
            <text:p>1570.0</text:p>
          </table:table-cell>
          <table:table-cell table:style-name="Default" office:value-type="string">
            <text:p>1410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Ethiopia</text:p>
          </table:table-cell>
          <table:table-cell office:value-type="string">
            <text:p>Faroe Islands</text:p>
          </table:table-cell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93-1992)*([.AM73]-[.AH73]))/(1997-1992))+[.AH73]" office:value-type="float" office:value="403.4">
            <text:p>403.4</text:p>
          </table:table-cell>
          <table:table-cell table:style-name="ce3" table:formula="of:=(((1994-1992)*([.AM73]-[.AH73]))/(1997-1992))+[.AH73]" office:value-type="float" office:value="806.8">
            <text:p>806.8</text:p>
          </table:table-cell>
          <table:table-cell table:style-name="ce3" table:formula="of:=(((1995-1992)*([.AM73]-[.AH73]))/(1997-1992))+[.AH73]" office:value-type="float" office:value="1210.2">
            <text:p>1210.2</text:p>
          </table:table-cell>
          <table:table-cell table:style-name="ce3" table:formula="of:=(((1996-1992)*([.AM73]-[.AH73]))/(1997-1992))+[.AH73]" office:value-type="float" office:value="1613.6">
            <text:p>1613.6</text:p>
          </table:table-cell>
          <table:table-cell office:value-type="float" office:value="2017">
            <text:p>2017.0</text:p>
          </table:table-cell>
          <table:table-cell table:style-name="ce3" table:formula="of:=(((1998-1997)*([.AR73]-[.AM73]))/(2002-1997))+[.AM73]" office:value-type="float" office:value="1967">
            <text:p>1967.0</text:p>
          </table:table-cell>
          <table:table-cell table:style-name="ce3" table:formula="of:=(((1999-1997)*([.AR73]-[.AM73]))/(2002-1997))+[.AM73]" office:value-type="float" office:value="1917">
            <text:p>1917.0</text:p>
          </table:table-cell>
          <table:table-cell table:style-name="ce3" table:formula="of:=(((2000-1997)*([.AR73]-[.AM73]))/(2002-1997))+[.AM73]" office:value-type="float" office:value="1867">
            <text:p>1867.0</text:p>
          </table:table-cell>
          <table:table-cell table:style-name="ce3" table:formula="of:=(((2001-1997)*([.AR73]-[.AM73]))/(2002-1997))+[.AM73]" office:value-type="float" office:value="1817">
            <text:p>1817.0</text:p>
          </table:table-cell>
          <table:table-cell office:value-type="float" office:value="1767">
            <text:p>1767.0</text:p>
          </table:table-cell>
          <table:table-cell table:style-name="ce3" table:formula="of:=(((2003-2002)*([.AW73]-[.AR73]))/(2007-2002))+[.AR73]" office:value-type="float" office:value="1727.6">
            <text:p>1727.6</text:p>
          </table:table-cell>
          <table:table-cell table:style-name="ce3" table:formula="of:=(((2004-2002)*([.AW73]-[.AR73]))/(2007-2002))+[.AR73]" office:value-type="float" office:value="1688.2">
            <text:p>1688.2</text:p>
          </table:table-cell>
          <table:table-cell table:style-name="ce3" table:formula="of:=(((2005-2002)*([.AW73]-[.AR73]))/(2007-2002))+[.AR73]" office:value-type="float" office:value="1648.8">
            <text:p>1648.8</text:p>
          </table:table-cell>
          <table:table-cell table:style-name="ce3" table:formula="of:=(((2006-2002)*([.AW73]-[.AR73]))/(2007-2002))+[.AR73]" office:value-type="float" office:value="1609.4">
            <text:p>1609.4</text:p>
          </table:table-cell>
          <table:table-cell office:value-type="float" office:value="1570">
            <text:p>1570.0</text:p>
          </table:table-cell>
          <table:table-cell table:style-name="ce3" table:formula="of:=(((2008-2007)*([.BB73]-[.AW73]))/(2012-2007))+[.AW73]" office:value-type="float" office:value="1538">
            <text:p>1538.0</text:p>
          </table:table-cell>
          <table:table-cell table:style-name="ce3" table:formula="of:=(((2009-2007)*([.BB73]-[.AW73]))/(2012-2007))+[.AW73]" office:value-type="float" office:value="1506">
            <text:p>1506.0</text:p>
          </table:table-cell>
          <table:table-cell table:style-name="ce3" table:formula="of:=(((2010-2007)*([.BB73]-[.AW73]))/(2012-2007))+[.AW73]" office:value-type="float" office:value="1474">
            <text:p>1474.0</text:p>
          </table:table-cell>
          <table:table-cell table:style-name="ce3" table:formula="of:=(((2011-2007)*([.BB73]-[.AW73]))/(2012-2007))+[.AW73]" office:value-type="float" office:value="1442">
            <text:p>1442.0</text:p>
          </table:table-cell>
          <table:table-cell office:value-type="float" office:value="1410">
            <text:p>1410.0</text:p>
          </table:table-cell>
          <table:table-cell table:number-columns-repeated="970"/>
        </table:table-row>
        <table:table-row table:style-name="ro1">
          <table:table-cell office:value-type="string">
            <text:p>Falkland Islands (Malvinas)</text:p>
          </table:table-cell>
          <table:table-cell office:value-type="string">
            <text:p>Fiji</text:p>
          </table:table-cell>
          <table:table-cell table:style-name="Default" office:value-type="string">
            <text:p>67654.0</text:p>
          </table:table-cell>
          <table:table-cell table:style-name="Default" office:value-type="string">
            <text:p>58504.0</text:p>
          </table:table-cell>
          <table:table-cell table:style-name="Default" office:value-type="string">
            <text:p>52578.0</text:p>
          </table:table-cell>
          <table:table-cell table:style-name="Default" office:value-type="string">
            <text:p>47742.0</text:p>
          </table:table-cell>
          <table:table-cell table:style-name="Default" office:value-type="string">
            <text:p>42740.0</text:p>
          </table:table-cell>
          <table:table-cell table:style-name="Default" office:value-type="string">
            <text:p>39543.0</text:p>
          </table:table-cell>
          <table:table-cell table:style-name="Default" office:value-type="string">
            <text:p>38374.0</text:p>
          </table:table-cell>
          <table:table-cell table:style-name="Default" office:value-type="string">
            <text:p>36003.0</text:p>
          </table:table-cell>
          <table:table-cell table:style-name="Default" office:value-type="string">
            <text:p>34988.0</text:p>
          </table:table-cell>
          <table:table-cell table:style-name="Default" office:value-type="string">
            <text:p>34192.0</text:p>
          </table:table-cell>
          <table:table-cell table:style-name="Default" office:value-type="string">
            <text:p>32591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Finland</text:p>
          </table:table-cell>
          <table:table-cell table:style-name="Default" office:value-type="string">
            <text:p>24477.0</text:p>
          </table:table-cell>
          <table:table-cell table:style-name="Default" office:value-type="string">
            <text:p>24002.0</text:p>
          </table:table-cell>
          <table:table-cell table:style-name="Default" office:value-type="string">
            <text:p>23686.0</text:p>
          </table:table-cell>
          <table:table-cell table:style-name="Default" office:value-type="string">
            <text:p>23212.0</text:p>
          </table:table-cell>
          <table:table-cell table:style-name="Default" office:value-type="string">
            <text:p>22793.0</text:p>
          </table:table-cell>
          <table:table-cell table:style-name="Default" office:value-type="string">
            <text:p>22281.0</text:p>
          </table:table-cell>
          <table:table-cell table:style-name="Default" office:value-type="string">
            <text:p>21847.0</text:p>
          </table:table-cell>
          <table:table-cell table:style-name="Default" office:value-type="string">
            <text:p>21405.0</text:p>
          </table:table-cell>
          <table:table-cell table:style-name="Default" office:value-type="string">
            <text:p>21166.0</text:p>
          </table:table-cell>
          <table:table-cell table:style-name="Default" office:value-type="string">
            <text:p>20794.0</text:p>
          </table:table-cell>
          <table:table-cell table:style-name="Default" office:value-type="string">
            <text:p>20359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Fiji</text:p>
          </table:table-cell>
          <table:table-cell office:value-type="string">
            <text:p>France</text:p>
          </table:table-cell>
          <table:table-cell table:style-name="Default" office:value-type="string">
            <text:p>4497.0</text:p>
          </table:table-cell>
          <table:table-cell table:style-name="Default" office:value-type="string">
            <text:p>4249.0</text:p>
          </table:table-cell>
          <table:table-cell table:style-name="Default" office:value-type="string">
            <text:p>4091.0</text:p>
          </table:table-cell>
          <table:table-cell table:style-name="Default" office:value-type="string">
            <text:p>3965.0</text:p>
          </table:table-cell>
          <table:table-cell table:style-name="Default" office:value-type="string">
            <text:p>3878.0</text:p>
          </table:table-cell>
          <table:table-cell table:style-name="Default" office:value-type="string">
            <text:p>3777.0</text:p>
          </table:table-cell>
          <table:table-cell table:style-name="Default" office:value-type="string">
            <text:p>3689.0</text:p>
          </table:table-cell>
          <table:table-cell table:style-name="Default" office:value-type="string">
            <text:p>3621.0</text:p>
          </table:table-cell>
          <table:table-cell table:style-name="Default" office:value-type="string">
            <text:p>3530.0</text:p>
          </table:table-cell>
          <table:table-cell table:style-name="Default" office:value-type="string">
            <text:p>3417.0</text:p>
          </table:table-cell>
          <table:table-cell table:style-name="Default" office:value-type="string">
            <text:p>3325.0</text:p>
          </table:table-cell>
          <table:table-cell office:value-type="float" office:value="52578">
            <text:p>52578.0</text:p>
          </table:table-cell>
          <table:table-cell table:style-name="ce3" table:formula="of:=(((1973-1972)*([.S76]-[.N76]))/(1977-1972))+[.N76]" office:value-type="float" office:value="51610.8">
            <text:p>51610.8</text:p>
          </table:table-cell>
          <table:table-cell table:style-name="ce3" table:formula="of:=(((1974-1972)*([.S76]-[.N76]))/(1977-1972))+[.N76]" office:value-type="float" office:value="50643.6">
            <text:p>50643.6</text:p>
          </table:table-cell>
          <table:table-cell table:style-name="ce3" table:formula="of:=(((1975-1972)*([.S76]-[.N76]))/(1977-1972))+[.N76]" office:value-type="float" office:value="49676.4">
            <text:p>49676.4</text:p>
          </table:table-cell>
          <table:table-cell table:style-name="ce3" table:formula="of:=(((1976-1972)*([.S76]-[.N76]))/(1977-1972))+[.N76]" office:value-type="float" office:value="48709.2">
            <text:p>48709.2</text:p>
          </table:table-cell>
          <table:table-cell office:value-type="float" office:value="47742">
            <text:p>47742.0</text:p>
          </table:table-cell>
          <table:table-cell table:style-name="ce3" table:formula="of:=(((1978-1977)*([.X76]-[.S76]))/(1982-1977))+[.S76]" office:value-type="float" office:value="46741.6">
            <text:p>46741.6</text:p>
          </table:table-cell>
          <table:table-cell table:style-name="ce3" table:formula="of:=(((1979-1977)*([.X76]-[.S76]))/(1982-1977))+[.S76]" office:value-type="float" office:value="45741.2">
            <text:p>45741.2</text:p>
          </table:table-cell>
          <table:table-cell table:style-name="ce3" table:formula="of:=(((1980-1977)*([.X76]-[.S76]))/(1982-1977))+[.S76]" office:value-type="float" office:value="44740.8">
            <text:p>44740.8</text:p>
          </table:table-cell>
          <table:table-cell table:style-name="ce3" table:formula="of:=(((1981-1977)*([.X76]-[.S76]))/(1982-1977))+[.S76]" office:value-type="float" office:value="43740.4">
            <text:p>43740.4</text:p>
          </table:table-cell>
          <table:table-cell office:value-type="float" office:value="42740">
            <text:p>42740.0</text:p>
          </table:table-cell>
          <table:table-cell table:style-name="ce3" table:formula="of:=(((1983-1982)*([.AC76]-[.X76]))/(1987-1982))+[.X76]" office:value-type="float" office:value="42100.6">
            <text:p>42100.6</text:p>
          </table:table-cell>
          <table:table-cell table:style-name="ce3" table:formula="of:=(((1984-1982)*([.AC76]-[.X76]))/(1987-1982))+[.X76]" office:value-type="float" office:value="41461.2">
            <text:p>41461.2</text:p>
          </table:table-cell>
          <table:table-cell table:style-name="ce3" table:formula="of:=(((1985-1982)*([.AC76]-[.X76]))/(1987-1982))+[.X76]" office:value-type="float" office:value="40821.8">
            <text:p>40821.8</text:p>
          </table:table-cell>
          <table:table-cell table:style-name="ce3" table:formula="of:=(((1986-1982)*([.AC76]-[.X76]))/(1987-1982))+[.X76]" office:value-type="float" office:value="40182.4">
            <text:p>40182.4</text:p>
          </table:table-cell>
          <table:table-cell office:value-type="float" office:value="39543">
            <text:p>39543.0</text:p>
          </table:table-cell>
          <table:table-cell table:style-name="ce3" table:formula="of:=(((1988-1987)*([.AH76]-[.AC76]))/(1992-1987))+[.AC76]" office:value-type="float" office:value="39309.2">
            <text:p>39309.2</text:p>
          </table:table-cell>
          <table:table-cell table:style-name="ce3" table:formula="of:=(((1989-1987)*([.AH76]-[.AC76]))/(1992-1987))+[.AC76]" office:value-type="float" office:value="39075.4">
            <text:p>39075.4</text:p>
          </table:table-cell>
          <table:table-cell table:style-name="ce3" table:formula="of:=(((1990-1987)*([.AH76]-[.AC76]))/(1992-1987))+[.AC76]" office:value-type="float" office:value="38841.6">
            <text:p>38841.6</text:p>
          </table:table-cell>
          <table:table-cell table:style-name="ce3" table:formula="of:=(((1991-1987)*([.AH76]-[.AC76]))/(1992-1987))+[.AC76]" office:value-type="float" office:value="38607.8">
            <text:p>38607.8</text:p>
          </table:table-cell>
          <table:table-cell office:value-type="float" office:value="38374">
            <text:p>38374.0</text:p>
          </table:table-cell>
          <table:table-cell table:style-name="ce3" table:formula="of:=(((1993-1992)*([.AM76]-[.AH76]))/(1997-1992))+[.AH76]" office:value-type="float" office:value="37899.8">
            <text:p>37899.8</text:p>
          </table:table-cell>
          <table:table-cell table:style-name="ce3" table:formula="of:=(((1994-1992)*([.AM76]-[.AH76]))/(1997-1992))+[.AH76]" office:value-type="float" office:value="37425.6">
            <text:p>37425.6</text:p>
          </table:table-cell>
          <table:table-cell table:style-name="ce3" table:formula="of:=(((1995-1992)*([.AM76]-[.AH76]))/(1997-1992))+[.AH76]" office:value-type="float" office:value="36951.4">
            <text:p>36951.4</text:p>
          </table:table-cell>
          <table:table-cell table:style-name="ce3" table:formula="of:=(((1996-1992)*([.AM76]-[.AH76]))/(1997-1992))+[.AH76]" office:value-type="float" office:value="36477.2">
            <text:p>36477.2</text:p>
          </table:table-cell>
          <table:table-cell office:value-type="float" office:value="36003">
            <text:p>36003.0</text:p>
          </table:table-cell>
          <table:table-cell table:style-name="ce3" table:formula="of:=(((1998-1997)*([.AR76]-[.AM76]))/(2002-1997))+[.AM76]" office:value-type="float" office:value="35800">
            <text:p>35800.0</text:p>
          </table:table-cell>
          <table:table-cell table:style-name="ce3" table:formula="of:=(((1999-1997)*([.AR76]-[.AM76]))/(2002-1997))+[.AM76]" office:value-type="float" office:value="35597">
            <text:p>35597.0</text:p>
          </table:table-cell>
          <table:table-cell table:style-name="ce3" table:formula="of:=(((2000-1997)*([.AR76]-[.AM76]))/(2002-1997))+[.AM76]" office:value-type="float" office:value="35394">
            <text:p>35394.0</text:p>
          </table:table-cell>
          <table:table-cell table:style-name="ce3" table:formula="of:=(((2001-1997)*([.AR76]-[.AM76]))/(2002-1997))+[.AM76]" office:value-type="float" office:value="35191">
            <text:p>35191.0</text:p>
          </table:table-cell>
          <table:table-cell office:value-type="float" office:value="34988">
            <text:p>34988.0</text:p>
          </table:table-cell>
          <table:table-cell table:style-name="ce3" table:formula="of:=(((2003-2002)*([.AW76]-[.AR76]))/(2007-2002))+[.AR76]" office:value-type="float" office:value="34828.8">
            <text:p>34828.8</text:p>
          </table:table-cell>
          <table:table-cell table:style-name="ce3" table:formula="of:=(((2004-2002)*([.AW76]-[.AR76]))/(2007-2002))+[.AR76]" office:value-type="float" office:value="34669.6">
            <text:p>34669.6</text:p>
          </table:table-cell>
          <table:table-cell table:style-name="ce3" table:formula="of:=(((2005-2002)*([.AW76]-[.AR76]))/(2007-2002))+[.AR76]" office:value-type="float" office:value="34510.4">
            <text:p>34510.4</text:p>
          </table:table-cell>
          <table:table-cell table:style-name="ce3" table:formula="of:=(((2006-2002)*([.AW76]-[.AR76]))/(2007-2002))+[.AR76]" office:value-type="float" office:value="34351.2">
            <text:p>34351.2</text:p>
          </table:table-cell>
          <table:table-cell office:value-type="float" office:value="34192">
            <text:p>34192.0</text:p>
          </table:table-cell>
          <table:table-cell table:style-name="ce3" table:formula="of:=(((2008-2007)*([.BB76]-[.AW76]))/(2012-2007))+[.AW76]" office:value-type="float" office:value="33871.8">
            <text:p>33871.8</text:p>
          </table:table-cell>
          <table:table-cell table:style-name="ce3" table:formula="of:=(((2009-2007)*([.BB76]-[.AW76]))/(2012-2007))+[.AW76]" office:value-type="float" office:value="33551.6">
            <text:p>33551.6</text:p>
          </table:table-cell>
          <table:table-cell table:style-name="ce3" table:formula="of:=(((2010-2007)*([.BB76]-[.AW76]))/(2012-2007))+[.AW76]" office:value-type="float" office:value="33231.4">
            <text:p>33231.4</text:p>
          </table:table-cell>
          <table:table-cell table:style-name="ce3" table:formula="of:=(((2011-2007)*([.BB76]-[.AW76]))/(2012-2007))+[.AW76]" office:value-type="float" office:value="32911.2">
            <text:p>32911.2</text:p>
          </table:table-cell>
          <table:table-cell office:value-type="float" office:value="32591">
            <text:p>32591.0</text:p>
          </table:table-cell>
          <table:table-cell table:number-columns-repeated="970"/>
        </table:table-row>
        <table:table-row table:style-name="ro1">
          <table:table-cell office:value-type="string">
            <text:p>Finland</text:p>
          </table:table-cell>
          <table:table-cell office:value-type="string">
            <text:p>Gabon</text:p>
          </table:table-cell>
          <table:table-cell table:style-name="Default" office:value-type="string">
            <text:p>334012.0</text:p>
          </table:table-cell>
          <table:table-cell table:style-name="Default" office:value-type="string">
            <text:p>321569.0</text:p>
          </table:table-cell>
          <table:table-cell table:style-name="Default" office:value-type="string">
            <text:p>297101.0</text:p>
          </table:table-cell>
          <table:table-cell table:style-name="Default" office:value-type="string">
            <text:p>261146.0</text:p>
          </table:table-cell>
          <table:table-cell table:style-name="Default" office:value-type="string">
            <text:p>226519.0</text:p>
          </table:table-cell>
          <table:table-cell table:style-name="Default" office:value-type="string">
            <text:p>194083.0</text:p>
          </table:table-cell>
          <table:table-cell table:style-name="Default" office:value-type="string">
            <text:p>165489.0</text:p>
          </table:table-cell>
          <table:table-cell table:style-name="Default" office:value-type="string">
            <text:p>142857.0</text:p>
          </table:table-cell>
          <table:table-cell table:style-name="Default" office:value-type="string">
            <text:p>127033.0</text:p>
          </table:table-cell>
          <table:table-cell table:style-name="Default" office:value-type="string">
            <text:p>115169.0</text:p>
          </table:table-cell>
          <table:table-cell table:style-name="Default" office:value-type="string">
            <text:p>104859.0</text:p>
          </table:table-cell>
          <table:table-cell office:value-type="float" office:value="23040">
            <text:p>23040.0</text:p>
          </table:table-cell>
          <table:table-cell table:style-name="ce3" table:formula="of:=(((1973-1972)*([.S77]-[.N77]))/(1977-1972))+[.N77]" office:value-type="float" office:value="22947.8">
            <text:p>22947.8</text:p>
          </table:table-cell>
          <table:table-cell table:style-name="ce3" table:formula="of:=(((1974-1972)*([.S77]-[.N77]))/(1977-1972))+[.N77]" office:value-type="float" office:value="22855.6">
            <text:p>22855.6</text:p>
          </table:table-cell>
          <table:table-cell table:style-name="ce3" table:formula="of:=(((1975-1972)*([.S77]-[.N77]))/(1977-1972))+[.N77]" office:value-type="float" office:value="22763.4">
            <text:p>22763.4</text:p>
          </table:table-cell>
          <table:table-cell table:style-name="ce3" table:formula="of:=(((1976-1972)*([.S77]-[.N77]))/(1977-1972))+[.N77]" office:value-type="float" office:value="22671.2">
            <text:p>22671.2</text:p>
          </table:table-cell>
          <table:table-cell office:value-type="float" office:value="22579">
            <text:p>22579.0</text:p>
          </table:table-cell>
          <table:table-cell table:style-name="ce3" table:formula="of:=(((1978-1977)*([.X77]-[.S77]))/(1982-1977))+[.S77]" office:value-type="float" office:value="22497.6">
            <text:p>22497.6</text:p>
          </table:table-cell>
          <table:table-cell table:style-name="ce3" table:formula="of:=(((1979-1977)*([.X77]-[.S77]))/(1982-1977))+[.S77]" office:value-type="float" office:value="22416.2">
            <text:p>22416.2</text:p>
          </table:table-cell>
          <table:table-cell table:style-name="ce3" table:formula="of:=(((1980-1977)*([.X77]-[.S77]))/(1982-1977))+[.S77]" office:value-type="float" office:value="22334.8">
            <text:p>22334.8</text:p>
          </table:table-cell>
          <table:table-cell table:style-name="ce3" table:formula="of:=(((1981-1977)*([.X77]-[.S77]))/(1982-1977))+[.S77]" office:value-type="float" office:value="22253.4">
            <text:p>22253.4</text:p>
          </table:table-cell>
          <table:table-cell office:value-type="float" office:value="22172">
            <text:p>22172.0</text:p>
          </table:table-cell>
          <table:table-cell table:style-name="ce3" table:formula="of:=(((1983-1982)*([.AC77]-[.X77]))/(1987-1982))+[.X77]" office:value-type="float" office:value="22072.2">
            <text:p>22072.2</text:p>
          </table:table-cell>
          <table:table-cell table:style-name="ce3" table:formula="of:=(((1984-1982)*([.AC77]-[.X77]))/(1987-1982))+[.X77]" office:value-type="float" office:value="21972.4">
            <text:p>21972.4</text:p>
          </table:table-cell>
          <table:table-cell table:style-name="ce3" table:formula="of:=(((1985-1982)*([.AC77]-[.X77]))/(1987-1982))+[.X77]" office:value-type="float" office:value="21872.6">
            <text:p>21872.6</text:p>
          </table:table-cell>
          <table:table-cell table:style-name="ce3" table:formula="of:=(((1986-1982)*([.AC77]-[.X77]))/(1987-1982))+[.X77]" office:value-type="float" office:value="21772.8">
            <text:p>21772.8</text:p>
          </table:table-cell>
          <table:table-cell office:value-type="float" office:value="21673">
            <text:p>21673.0</text:p>
          </table:table-cell>
          <table:table-cell table:style-name="ce3" table:formula="of:=(((1988-1987)*([.AH77]-[.AC77]))/(1992-1987))+[.AC77]" office:value-type="float" office:value="21588.6">
            <text:p>21588.6</text:p>
          </table:table-cell>
          <table:table-cell table:style-name="ce3" table:formula="of:=(((1989-1987)*([.AH77]-[.AC77]))/(1992-1987))+[.AC77]" office:value-type="float" office:value="21504.2">
            <text:p>21504.2</text:p>
          </table:table-cell>
          <table:table-cell table:style-name="ce3" table:formula="of:=(((1990-1987)*([.AH77]-[.AC77]))/(1992-1987))+[.AC77]" office:value-type="float" office:value="21419.8">
            <text:p>21419.8</text:p>
          </table:table-cell>
          <table:table-cell table:style-name="ce3" table:formula="of:=(((1991-1987)*([.AH77]-[.AC77]))/(1992-1987))+[.AC77]" office:value-type="float" office:value="21335.4">
            <text:p>21335.4</text:p>
          </table:table-cell>
          <table:table-cell office:value-type="float" office:value="21251">
            <text:p>21251.0</text:p>
          </table:table-cell>
          <table:table-cell table:style-name="ce3" table:formula="of:=(((1993-1992)*([.AM77]-[.AH77]))/(1997-1992))+[.AH77]" office:value-type="float" office:value="21165">
            <text:p>21165.0</text:p>
          </table:table-cell>
          <table:table-cell table:style-name="ce3" table:formula="of:=(((1994-1992)*([.AM77]-[.AH77]))/(1997-1992))+[.AH77]" office:value-type="float" office:value="21079">
            <text:p>21079.0</text:p>
          </table:table-cell>
          <table:table-cell table:style-name="ce3" table:formula="of:=(((1995-1992)*([.AM77]-[.AH77]))/(1997-1992))+[.AH77]" office:value-type="float" office:value="20993">
            <text:p>20993.0</text:p>
          </table:table-cell>
          <table:table-cell table:style-name="ce3" table:formula="of:=(((1996-1992)*([.AM77]-[.AH77]))/(1997-1992))+[.AH77]" office:value-type="float" office:value="20907">
            <text:p>20907.0</text:p>
          </table:table-cell>
          <table:table-cell office:value-type="float" office:value="20821">
            <text:p>20821.0</text:p>
          </table:table-cell>
          <table:table-cell table:style-name="ce3" table:formula="of:=(((1998-1997)*([.AR77]-[.AM77]))/(2002-1997))+[.AM77]" office:value-type="float" office:value="20774.6">
            <text:p>20774.6</text:p>
          </table:table-cell>
          <table:table-cell table:style-name="ce3" table:formula="of:=(((1999-1997)*([.AR77]-[.AM77]))/(2002-1997))+[.AM77]" office:value-type="float" office:value="20728.2">
            <text:p>20728.2</text:p>
          </table:table-cell>
          <table:table-cell table:style-name="ce3" table:formula="of:=(((2000-1997)*([.AR77]-[.AM77]))/(2002-1997))+[.AM77]" office:value-type="float" office:value="20681.8">
            <text:p>20681.8</text:p>
          </table:table-cell>
          <table:table-cell table:style-name="ce3" table:formula="of:=(((2001-1997)*([.AR77]-[.AM77]))/(2002-1997))+[.AM77]" office:value-type="float" office:value="20635.4">
            <text:p>20635.4</text:p>
          </table:table-cell>
          <table:table-cell office:value-type="float" office:value="20589">
            <text:p>20589.0</text:p>
          </table:table-cell>
          <table:table-cell table:style-name="ce3" table:formula="of:=(((2003-2002)*([.AW77]-[.AR77]))/(2007-2002))+[.AR77]" office:value-type="float" office:value="20516.6">
            <text:p>20516.6</text:p>
          </table:table-cell>
          <table:table-cell table:style-name="ce3" table:formula="of:=(((2004-2002)*([.AW77]-[.AR77]))/(2007-2002))+[.AR77]" office:value-type="float" office:value="20444.2">
            <text:p>20444.2</text:p>
          </table:table-cell>
          <table:table-cell table:style-name="ce3" table:formula="of:=(((2005-2002)*([.AW77]-[.AR77]))/(2007-2002))+[.AR77]" office:value-type="float" office:value="20371.8">
            <text:p>20371.8</text:p>
          </table:table-cell>
          <table:table-cell table:style-name="ce3" table:formula="of:=(((2006-2002)*([.AW77]-[.AR77]))/(2007-2002))+[.AR77]" office:value-type="float" office:value="20299.4">
            <text:p>20299.4</text:p>
          </table:table-cell>
          <table:table-cell office:value-type="float" office:value="20227">
            <text:p>20227.0</text:p>
          </table:table-cell>
          <table:table-cell table:style-name="ce3" table:formula="of:=(((2008-2007)*([.BB77]-[.AW77]))/(2012-2007))+[.AW77]" office:value-type="float" office:value="20142.4">
            <text:p>20142.4</text:p>
          </table:table-cell>
          <table:table-cell table:style-name="ce3" table:formula="of:=(((2009-2007)*([.BB77]-[.AW77]))/(2012-2007))+[.AW77]" office:value-type="float" office:value="20057.8">
            <text:p>20057.8</text:p>
          </table:table-cell>
          <table:table-cell table:style-name="ce3" table:formula="of:=(((2010-2007)*([.BB77]-[.AW77]))/(2012-2007))+[.AW77]" office:value-type="float" office:value="19973.2">
            <text:p>19973.2</text:p>
          </table:table-cell>
          <table:table-cell table:style-name="ce3" table:formula="of:=(((2011-2007)*([.BB77]-[.AW77]))/(2012-2007))+[.AW77]" office:value-type="float" office:value="19888.6">
            <text:p>19888.6</text:p>
          </table:table-cell>
          <table:table-cell office:value-type="float" office:value="19804">
            <text:p>19804.0</text:p>
          </table:table-cell>
          <table:table-cell table:number-columns-repeated="970"/>
        </table:table-row>
        <table:table-row table:style-name="ro1">
          <table:table-cell office:value-type="string">
            <text:p>France</text:p>
          </table:table-cell>
          <table:table-cell office:value-type="string">
            <text:p>Gambia</text:p>
          </table:table-cell>
          <table:table-cell table:style-name="Default" office:value-type="string">
            <text:p>20513.0</text:p>
          </table:table-cell>
          <table:table-cell table:style-name="Default" office:value-type="string">
            <text:p>18779.0</text:p>
          </table:table-cell>
          <table:table-cell table:style-name="Default" office:value-type="string">
            <text:p>16393.0</text:p>
          </table:table-cell>
          <table:table-cell table:style-name="Default" office:value-type="string">
            <text:p>13986.0</text:p>
          </table:table-cell>
          <table:table-cell table:style-name="Default" office:value-type="string">
            <text:p>11799.0</text:p>
          </table:table-cell>
          <table:table-cell table:style-name="Default" office:value-type="string">
            <text:p>9456.0</text:p>
          </table:table-cell>
          <table:table-cell table:style-name="Default" office:value-type="string">
            <text:p>7737.0</text:p>
          </table:table-cell>
          <table:table-cell table:style-name="Default" office:value-type="string">
            <text:p>6717.0</text:p>
          </table:table-cell>
          <table:table-cell table:style-name="Default" office:value-type="string">
            <text:p>5814.0</text:p>
          </table:table-cell>
          <table:table-cell table:style-name="Default" office:value-type="string">
            <text:p>5028.0</text:p>
          </table:table-cell>
          <table:table-cell table:style-name="Default" office:value-type="string">
            <text:p>4384.0</text:p>
          </table:table-cell>
          <table:table-cell office:value-type="float" office:value="3878">
            <text:p>3878.0</text:p>
          </table:table-cell>
          <table:table-cell table:style-name="ce3" table:formula="of:=(((1973-1972)*([.S78]-[.N78]))/(1977-1972))+[.N78]" office:value-type="float" office:value="3854">
            <text:p>3854.0</text:p>
          </table:table-cell>
          <table:table-cell table:style-name="ce3" table:formula="of:=(((1974-1972)*([.S78]-[.N78]))/(1977-1972))+[.N78]" office:value-type="float" office:value="3830">
            <text:p>3830.0</text:p>
          </table:table-cell>
          <table:table-cell table:style-name="ce3" table:formula="of:=(((1975-1972)*([.S78]-[.N78]))/(1977-1972))+[.N78]" office:value-type="float" office:value="3806">
            <text:p>3806.0</text:p>
          </table:table-cell>
          <table:table-cell table:style-name="ce3" table:formula="of:=(((1976-1972)*([.S78]-[.N78]))/(1977-1972))+[.N78]" office:value-type="float" office:value="3782">
            <text:p>3782.0</text:p>
          </table:table-cell>
          <table:table-cell office:value-type="float" office:value="3758">
            <text:p>3758.0</text:p>
          </table:table-cell>
          <table:table-cell table:style-name="ce3" table:formula="of:=(((1978-1977)*([.X78]-[.S78]))/(1982-1977))+[.S78]" office:value-type="float" office:value="3741.6">
            <text:p>3741.6</text:p>
          </table:table-cell>
          <table:table-cell table:style-name="ce3" table:formula="of:=(((1979-1977)*([.X78]-[.S78]))/(1982-1977))+[.S78]" office:value-type="float" office:value="3725.2">
            <text:p>3725.2</text:p>
          </table:table-cell>
          <table:table-cell table:style-name="ce3" table:formula="of:=(((1980-1977)*([.X78]-[.S78]))/(1982-1977))+[.S78]" office:value-type="float" office:value="3708.8">
            <text:p>3708.8</text:p>
          </table:table-cell>
          <table:table-cell table:style-name="ce3" table:formula="of:=(((1981-1977)*([.X78]-[.S78]))/(1982-1977))+[.S78]" office:value-type="float" office:value="3692.4">
            <text:p>3692.4</text:p>
          </table:table-cell>
          <table:table-cell office:value-type="float" office:value="3676">
            <text:p>3676.0</text:p>
          </table:table-cell>
          <table:table-cell table:style-name="ce3" table:formula="of:=(((1983-1982)*([.AC78]-[.X78]))/(1987-1982))+[.X78]" office:value-type="float" office:value="3656.8">
            <text:p>3656.8</text:p>
          </table:table-cell>
          <table:table-cell table:style-name="ce3" table:formula="of:=(((1984-1982)*([.AC78]-[.X78]))/(1987-1982))+[.X78]" office:value-type="float" office:value="3637.6">
            <text:p>3637.6</text:p>
          </table:table-cell>
          <table:table-cell table:style-name="ce3" table:formula="of:=(((1985-1982)*([.AC78]-[.X78]))/(1987-1982))+[.X78]" office:value-type="float" office:value="3618.4">
            <text:p>3618.4</text:p>
          </table:table-cell>
          <table:table-cell table:style-name="ce3" table:formula="of:=(((1986-1982)*([.AC78]-[.X78]))/(1987-1982))+[.X78]" office:value-type="float" office:value="3599.2">
            <text:p>3599.2</text:p>
          </table:table-cell>
          <table:table-cell office:value-type="float" office:value="3580">
            <text:p>3580.0</text:p>
          </table:table-cell>
          <table:table-cell table:style-name="ce3" table:formula="of:=(((1988-1987)*([.AH78]-[.AC78]))/(1992-1987))+[.AC78]" office:value-type="float" office:value="3563.4">
            <text:p>3563.4</text:p>
          </table:table-cell>
          <table:table-cell table:style-name="ce3" table:formula="of:=(((1989-1987)*([.AH78]-[.AC78]))/(1992-1987))+[.AC78]" office:value-type="float" office:value="3546.8">
            <text:p>3546.8</text:p>
          </table:table-cell>
          <table:table-cell table:style-name="ce3" table:formula="of:=(((1990-1987)*([.AH78]-[.AC78]))/(1992-1987))+[.AC78]" office:value-type="float" office:value="3530.2">
            <text:p>3530.2</text:p>
          </table:table-cell>
          <table:table-cell table:style-name="ce3" table:formula="of:=(((1991-1987)*([.AH78]-[.AC78]))/(1992-1987))+[.AC78]" office:value-type="float" office:value="3513.6">
            <text:p>3513.6</text:p>
          </table:table-cell>
          <table:table-cell office:value-type="float" office:value="3497">
            <text:p>3497.0</text:p>
          </table:table-cell>
          <table:table-cell table:style-name="ce3" table:formula="of:=(((1993-1992)*([.AM78]-[.AH78]))/(1997-1992))+[.AH78]" office:value-type="float" office:value="3484">
            <text:p>3484.0</text:p>
          </table:table-cell>
          <table:table-cell table:style-name="ce3" table:formula="of:=(((1994-1992)*([.AM78]-[.AH78]))/(1997-1992))+[.AH78]" office:value-type="float" office:value="3471">
            <text:p>3471.0</text:p>
          </table:table-cell>
          <table:table-cell table:style-name="ce3" table:formula="of:=(((1995-1992)*([.AM78]-[.AH78]))/(1997-1992))+[.AH78]" office:value-type="float" office:value="3458">
            <text:p>3458.0</text:p>
          </table:table-cell>
          <table:table-cell table:style-name="ce3" table:formula="of:=(((1996-1992)*([.AM78]-[.AH78]))/(1997-1992))+[.AH78]" office:value-type="float" office:value="3445">
            <text:p>3445.0</text:p>
          </table:table-cell>
          <table:table-cell office:value-type="float" office:value="3432">
            <text:p>3432.0</text:p>
          </table:table-cell>
          <table:table-cell table:style-name="ce3" table:formula="of:=(((1998-1997)*([.AR78]-[.AM78]))/(2002-1997))+[.AM78]" office:value-type="float" office:value="3414.8">
            <text:p>3414.8</text:p>
          </table:table-cell>
          <table:table-cell table:style-name="ce3" table:formula="of:=(((1999-1997)*([.AR78]-[.AM78]))/(2002-1997))+[.AM78]" office:value-type="float" office:value="3397.6">
            <text:p>3397.6</text:p>
          </table:table-cell>
          <table:table-cell table:style-name="ce3" table:formula="of:=(((2000-1997)*([.AR78]-[.AM78]))/(2002-1997))+[.AM78]" office:value-type="float" office:value="3380.4">
            <text:p>3380.4</text:p>
          </table:table-cell>
          <table:table-cell table:style-name="ce3" table:formula="of:=(((2001-1997)*([.AR78]-[.AM78]))/(2002-1997))+[.AM78]" office:value-type="float" office:value="3363.2">
            <text:p>3363.2</text:p>
          </table:table-cell>
          <table:table-cell office:value-type="float" office:value="3346">
            <text:p>3346.0</text:p>
          </table:table-cell>
          <table:table-cell table:style-name="ce3" table:formula="of:=(((2003-2002)*([.AW78]-[.AR78]))/(2007-2002))+[.AR78]" office:value-type="float" office:value="3324.6">
            <text:p>3324.6</text:p>
          </table:table-cell>
          <table:table-cell table:style-name="ce3" table:formula="of:=(((2004-2002)*([.AW78]-[.AR78]))/(2007-2002))+[.AR78]" office:value-type="float" office:value="3303.2">
            <text:p>3303.2</text:p>
          </table:table-cell>
          <table:table-cell table:style-name="ce3" table:formula="of:=(((2005-2002)*([.AW78]-[.AR78]))/(2007-2002))+[.AR78]" office:value-type="float" office:value="3281.8">
            <text:p>3281.8</text:p>
          </table:table-cell>
          <table:table-cell table:style-name="ce3" table:formula="of:=(((2006-2002)*([.AW78]-[.AR78]))/(2007-2002))+[.AR78]" office:value-type="float" office:value="3260.4">
            <text:p>3260.4</text:p>
          </table:table-cell>
          <table:table-cell office:value-type="float" office:value="3239">
            <text:p>3239.0</text:p>
          </table:table-cell>
          <table:table-cell table:style-name="ce3" table:formula="of:=(((2008-2007)*([.BB78]-[.AW78]))/(2012-2007))+[.AW78]" office:value-type="float" office:value="3221.6">
            <text:p>3221.6</text:p>
          </table:table-cell>
          <table:table-cell table:style-name="ce3" table:formula="of:=(((2009-2007)*([.BB78]-[.AW78]))/(2012-2007))+[.AW78]" office:value-type="float" office:value="3204.2">
            <text:p>3204.2</text:p>
          </table:table-cell>
          <table:table-cell table:style-name="ce3" table:formula="of:=(((2010-2007)*([.BB78]-[.AW78]))/(2012-2007))+[.AW78]" office:value-type="float" office:value="3186.8">
            <text:p>3186.8</text:p>
          </table:table-cell>
          <table:table-cell table:style-name="ce3" table:formula="of:=(((2011-2007)*([.BB78]-[.AW78]))/(2012-2007))+[.AW78]" office:value-type="float" office:value="3169.4">
            <text:p>3169.4</text:p>
          </table:table-cell>
          <table:table-cell office:value-type="float" office:value="3152">
            <text:p>3152.0</text:p>
          </table:table-cell>
          <table:table-cell table:number-columns-repeated="970"/>
        </table:table-row>
        <table:table-row table:style-name="ro1">
          <table:table-cell office:value-type="string">
            <text:p>French Guiana</text:p>
          </table:table-cell>
          <table:table-cell office:value-type="string">
            <text:p>Georgia</text:p>
          </table:table-cell>
          <table:table-cell table:style-name="Default" table:number-columns-repeated="6"/>
          <table:table-cell table:style-name="Default" office:value-type="string">
            <text:p>11846.0</text:p>
          </table:table-cell>
          <table:table-cell table:style-name="Default" office:value-type="string">
            <text:p>12859.0</text:p>
          </table:table-cell>
          <table:table-cell table:style-name="Default" office:value-type="string">
            <text:p>13690.0</text:p>
          </table:table-cell>
          <table:table-cell table:style-name="Default" office:value-type="string">
            <text:p>14341.0</text:p>
          </table:table-cell>
          <table:table-cell table:style-name="Default" office:value-type="string">
            <text:p>14714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Germany</text:p>
          </table:table-cell>
          <table:table-cell table:style-name="Default" office:value-type="string">
            <text:p>2079.0</text:p>
          </table:table-cell>
          <table:table-cell table:style-name="Default" office:value-type="string">
            <text:p>1999.0</text:p>
          </table:table-cell>
          <table:table-cell table:style-name="Default" office:value-type="string">
            <text:p>1961.0</text:p>
          </table:table-cell>
          <table:table-cell table:style-name="Default" office:value-type="string">
            <text:p>1959.0</text:p>
          </table:table-cell>
          <table:table-cell table:style-name="Default" office:value-type="string">
            <text:p>1976.0</text:p>
          </table:table-cell>
          <table:table-cell table:style-name="Default" office:value-type="string">
            <text:p>1975.0</text:p>
          </table:table-cell>
          <table:table-cell table:style-name="Default" office:value-type="string">
            <text:p>1918.0</text:p>
          </table:table-cell>
          <table:table-cell table:style-name="Default" office:value-type="string">
            <text:p>1871.0</text:p>
          </table:table-cell>
          <table:table-cell table:style-name="Default" office:value-type="string">
            <text:p>1868.0</text:p>
          </table:table-cell>
          <table:table-cell table:style-name="Default" office:value-type="string">
            <text:p>1866.0</text:p>
          </table:table-cell>
          <table:table-cell table:style-name="Default" office:value-type="string">
            <text:p>1878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Gabon</text:p>
          </table:table-cell>
          <table:table-cell office:value-type="string">
            <text:p>Ghana</text:p>
          </table:table-cell>
          <table:table-cell table:style-name="Default" office:value-type="string">
            <text:p>7409.0</text:p>
          </table:table-cell>
          <table:table-cell table:style-name="Default" office:value-type="string">
            <text:p>6528.0</text:p>
          </table:table-cell>
          <table:table-cell table:style-name="Default" office:value-type="string">
            <text:p>5803.0</text:p>
          </table:table-cell>
          <table:table-cell table:style-name="Default" office:value-type="string">
            <text:p>5170.0</text:p>
          </table:table-cell>
          <table:table-cell table:style-name="Default" office:value-type="string">
            <text:p>4576.0</text:p>
          </table:table-cell>
          <table:table-cell table:style-name="Default" office:value-type="string">
            <text:p>3901.0</text:p>
          </table:table-cell>
          <table:table-cell table:style-name="Default" office:value-type="string">
            <text:p>3398.0</text:p>
          </table:table-cell>
          <table:table-cell table:style-name="Default" office:value-type="string">
            <text:p>2980.0</text:p>
          </table:table-cell>
          <table:table-cell table:style-name="Default" office:value-type="string">
            <text:p>2645.0</text:p>
          </table:table-cell>
          <table:table-cell table:style-name="Default" office:value-type="string">
            <text:p>2342.0</text:p>
          </table:table-cell>
          <table:table-cell table:style-name="Default" office:value-type="string">
            <text:p>2083.0</text:p>
          </table:table-cell>
          <table:table-cell office:value-type="float" office:value="297101">
            <text:p>297101.0</text:p>
          </table:table-cell>
          <table:table-cell table:style-name="ce3" table:formula="of:=(((1973-1972)*([.S81]-[.N81]))/(1977-1972))+[.N81]" office:value-type="float" office:value="289910">
            <text:p>289910.0</text:p>
          </table:table-cell>
          <table:table-cell table:style-name="ce3" table:formula="of:=(((1974-1972)*([.S81]-[.N81]))/(1977-1972))+[.N81]" office:value-type="float" office:value="282719">
            <text:p>282719.0</text:p>
          </table:table-cell>
          <table:table-cell table:style-name="ce3" table:formula="of:=(((1975-1972)*([.S81]-[.N81]))/(1977-1972))+[.N81]" office:value-type="float" office:value="275528">
            <text:p>275528.0</text:p>
          </table:table-cell>
          <table:table-cell table:style-name="ce3" table:formula="of:=(((1976-1972)*([.S81]-[.N81]))/(1977-1972))+[.N81]" office:value-type="float" office:value="268337">
            <text:p>268337.0</text:p>
          </table:table-cell>
          <table:table-cell office:value-type="float" office:value="261146">
            <text:p>261146.0</text:p>
          </table:table-cell>
          <table:table-cell table:style-name="ce3" table:formula="of:=(((1978-1977)*([.X81]-[.S81]))/(1982-1977))+[.S81]" office:value-type="float" office:value="254220.6">
            <text:p>254220.6</text:p>
          </table:table-cell>
          <table:table-cell table:style-name="ce3" table:formula="of:=(((1979-1977)*([.X81]-[.S81]))/(1982-1977))+[.S81]" office:value-type="float" office:value="247295.2">
            <text:p>247295.2</text:p>
          </table:table-cell>
          <table:table-cell table:style-name="ce3" table:formula="of:=(((1980-1977)*([.X81]-[.S81]))/(1982-1977))+[.S81]" office:value-type="float" office:value="240369.8">
            <text:p>240369.8</text:p>
          </table:table-cell>
          <table:table-cell table:style-name="ce3" table:formula="of:=(((1981-1977)*([.X81]-[.S81]))/(1982-1977))+[.S81]" office:value-type="float" office:value="233444.4">
            <text:p>233444.4</text:p>
          </table:table-cell>
          <table:table-cell office:value-type="float" office:value="226519">
            <text:p>226519.0</text:p>
          </table:table-cell>
          <table:table-cell table:style-name="ce3" table:formula="of:=(((1983-1982)*([.AC81]-[.X81]))/(1987-1982))+[.X81]" office:value-type="float" office:value="220031.8">
            <text:p>220031.8</text:p>
          </table:table-cell>
          <table:table-cell table:style-name="ce3" table:formula="of:=(((1984-1982)*([.AC81]-[.X81]))/(1987-1982))+[.X81]" office:value-type="float" office:value="213544.6">
            <text:p>213544.6</text:p>
          </table:table-cell>
          <table:table-cell table:style-name="ce3" table:formula="of:=(((1985-1982)*([.AC81]-[.X81]))/(1987-1982))+[.X81]" office:value-type="float" office:value="207057.4">
            <text:p>207057.4</text:p>
          </table:table-cell>
          <table:table-cell table:style-name="ce3" table:formula="of:=(((1986-1982)*([.AC81]-[.X81]))/(1987-1982))+[.X81]" office:value-type="float" office:value="200570.2">
            <text:p>200570.2</text:p>
          </table:table-cell>
          <table:table-cell office:value-type="float" office:value="194083">
            <text:p>194083.0</text:p>
          </table:table-cell>
          <table:table-cell table:style-name="ce3" table:formula="of:=(((1988-1987)*([.AH81]-[.AC81]))/(1992-1987))+[.AC81]" office:value-type="float" office:value="188364.2">
            <text:p>188364.2</text:p>
          </table:table-cell>
          <table:table-cell table:style-name="ce3" table:formula="of:=(((1989-1987)*([.AH81]-[.AC81]))/(1992-1987))+[.AC81]" office:value-type="float" office:value="182645.4">
            <text:p>182645.4</text:p>
          </table:table-cell>
          <table:table-cell table:style-name="ce3" table:formula="of:=(((1990-1987)*([.AH81]-[.AC81]))/(1992-1987))+[.AC81]" office:value-type="float" office:value="176926.6">
            <text:p>176926.6</text:p>
          </table:table-cell>
          <table:table-cell table:style-name="ce3" table:formula="of:=(((1991-1987)*([.AH81]-[.AC81]))/(1992-1987))+[.AC81]" office:value-type="float" office:value="171207.8">
            <text:p>171207.8</text:p>
          </table:table-cell>
          <table:table-cell office:value-type="float" office:value="165489">
            <text:p>165489.0</text:p>
          </table:table-cell>
          <table:table-cell table:style-name="ce3" table:formula="of:=(((1993-1992)*([.AM81]-[.AH81]))/(1997-1992))+[.AH81]" office:value-type="float" office:value="160962.6">
            <text:p>160962.6</text:p>
          </table:table-cell>
          <table:table-cell table:style-name="ce3" table:formula="of:=(((1994-1992)*([.AM81]-[.AH81]))/(1997-1992))+[.AH81]" office:value-type="float" office:value="156436.2">
            <text:p>156436.2</text:p>
          </table:table-cell>
          <table:table-cell table:style-name="ce3" table:formula="of:=(((1995-1992)*([.AM81]-[.AH81]))/(1997-1992))+[.AH81]" office:value-type="float" office:value="151909.8">
            <text:p>151909.8</text:p>
          </table:table-cell>
          <table:table-cell table:style-name="ce3" table:formula="of:=(((1996-1992)*([.AM81]-[.AH81]))/(1997-1992))+[.AH81]" office:value-type="float" office:value="147383.4">
            <text:p>147383.4</text:p>
          </table:table-cell>
          <table:table-cell office:value-type="float" office:value="142857">
            <text:p>142857.0</text:p>
          </table:table-cell>
          <table:table-cell table:style-name="ce3" table:formula="of:=(((1998-1997)*([.AR81]-[.AM81]))/(2002-1997))+[.AM81]" office:value-type="float" office:value="139692.2">
            <text:p>139692.2</text:p>
          </table:table-cell>
          <table:table-cell table:style-name="ce3" table:formula="of:=(((1999-1997)*([.AR81]-[.AM81]))/(2002-1997))+[.AM81]" office:value-type="float" office:value="136527.4">
            <text:p>136527.4</text:p>
          </table:table-cell>
          <table:table-cell table:style-name="ce3" table:formula="of:=(((2000-1997)*([.AR81]-[.AM81]))/(2002-1997))+[.AM81]" office:value-type="float" office:value="133362.6">
            <text:p>133362.6</text:p>
          </table:table-cell>
          <table:table-cell table:style-name="ce3" table:formula="of:=(((2001-1997)*([.AR81]-[.AM81]))/(2002-1997))+[.AM81]" office:value-type="float" office:value="130197.8">
            <text:p>130197.8</text:p>
          </table:table-cell>
          <table:table-cell office:value-type="float" office:value="127033">
            <text:p>127033.0</text:p>
          </table:table-cell>
          <table:table-cell table:style-name="ce3" table:formula="of:=(((2003-2002)*([.AW81]-[.AR81]))/(2007-2002))+[.AR81]" office:value-type="float" office:value="124660.2">
            <text:p>124660.2</text:p>
          </table:table-cell>
          <table:table-cell table:style-name="ce3" table:formula="of:=(((2004-2002)*([.AW81]-[.AR81]))/(2007-2002))+[.AR81]" office:value-type="float" office:value="122287.4">
            <text:p>122287.4</text:p>
          </table:table-cell>
          <table:table-cell table:style-name="ce3" table:formula="of:=(((2005-2002)*([.AW81]-[.AR81]))/(2007-2002))+[.AR81]" office:value-type="float" office:value="119914.6">
            <text:p>119914.6</text:p>
          </table:table-cell>
          <table:table-cell table:style-name="ce3" table:formula="of:=(((2006-2002)*([.AW81]-[.AR81]))/(2007-2002))+[.AR81]" office:value-type="float" office:value="117541.8">
            <text:p>117541.8</text:p>
          </table:table-cell>
          <table:table-cell office:value-type="float" office:value="115169">
            <text:p>115169.0</text:p>
          </table:table-cell>
          <table:table-cell table:style-name="ce3" table:formula="of:=(((2008-2007)*([.BB81]-[.AW81]))/(2012-2007))+[.AW81]" office:value-type="float" office:value="113107">
            <text:p>113107.0</text:p>
          </table:table-cell>
          <table:table-cell table:style-name="ce3" table:formula="of:=(((2009-2007)*([.BB81]-[.AW81]))/(2012-2007))+[.AW81]" office:value-type="float" office:value="111045">
            <text:p>111045.0</text:p>
          </table:table-cell>
          <table:table-cell table:style-name="ce3" table:formula="of:=(((2010-2007)*([.BB81]-[.AW81]))/(2012-2007))+[.AW81]" office:value-type="float" office:value="108983">
            <text:p>108983.0</text:p>
          </table:table-cell>
          <table:table-cell table:style-name="ce3" table:formula="of:=(((2011-2007)*([.BB81]-[.AW81]))/(2012-2007))+[.AW81]" office:value-type="float" office:value="106921">
            <text:p>106921.0</text:p>
          </table:table-cell>
          <table:table-cell office:value-type="float" office:value="104859">
            <text:p>104859.0</text:p>
          </table:table-cell>
          <table:table-cell table:number-columns-repeated="970"/>
        </table:table-row>
        <table:table-row table:style-name="ro1">
          <table:table-cell office:value-type="string">
            <text:p>Gambia</text:p>
          </table:table-cell>
          <table:table-cell office:value-type="string">
            <text:p>Greece</text:p>
          </table:table-cell>
          <table:table-cell table:style-name="Default" office:value-type="string">
            <text:p>8807.0</text:p>
          </table:table-cell>
          <table:table-cell table:style-name="Default" office:value-type="string">
            <text:p>8588.0</text:p>
          </table:table-cell>
          <table:table-cell table:style-name="Default" office:value-type="string">
            <text:p>8370.0</text:p>
          </table:table-cell>
          <table:table-cell table:style-name="Default" office:value-type="string">
            <text:p>8006.0</text:p>
          </table:table-cell>
          <table:table-cell table:style-name="Default" office:value-type="string">
            <text:p>7580.0</text:p>
          </table:table-cell>
          <table:table-cell table:style-name="Default" office:value-type="string">
            <text:p>7420.0</text:p>
          </table:table-cell>
          <table:table-cell table:style-name="Default" office:value-type="string">
            <text:p>7173.0</text:p>
          </table:table-cell>
          <table:table-cell table:style-name="Default" office:value-type="string">
            <text:p>6859.0</text:p>
          </table:table-cell>
          <table:table-cell table:style-name="Default" office:value-type="string">
            <text:p>6705.0</text:p>
          </table:table-cell>
          <table:table-cell table:style-name="Default" office:value-type="string">
            <text:p>6596.0</text:p>
          </table:table-cell>
          <table:table-cell table:style-name="Default" office:value-type="string">
            <text:p>6502.0</text:p>
          </table:table-cell>
          <table:table-cell office:value-type="float" office:value="6148">
            <text:p>6148.0</text:p>
          </table:table-cell>
          <table:table-cell table:style-name="ce3" table:formula="of:=(((1973-1972)*([.S82]-[.N82]))/(1977-1972))+[.N82]" office:value-type="float" office:value="5967.4">
            <text:p>5967.4</text:p>
          </table:table-cell>
          <table:table-cell table:style-name="ce3" table:formula="of:=(((1974-1972)*([.S82]-[.N82]))/(1977-1972))+[.N82]" office:value-type="float" office:value="5786.8">
            <text:p>5786.8</text:p>
          </table:table-cell>
          <table:table-cell table:style-name="ce3" table:formula="of:=(((1975-1972)*([.S82]-[.N82]))/(1977-1972))+[.N82]" office:value-type="float" office:value="5606.2">
            <text:p>5606.2</text:p>
          </table:table-cell>
          <table:table-cell table:style-name="ce3" table:formula="of:=(((1976-1972)*([.S82]-[.N82]))/(1977-1972))+[.N82]" office:value-type="float" office:value="5425.6">
            <text:p>5425.6</text:p>
          </table:table-cell>
          <table:table-cell office:value-type="float" office:value="5245">
            <text:p>5245.0</text:p>
          </table:table-cell>
          <table:table-cell table:style-name="ce3" table:formula="of:=(((1978-1977)*([.X82]-[.S82]))/(1982-1977))+[.S82]" office:value-type="float" office:value="5081">
            <text:p>5081.0</text:p>
          </table:table-cell>
          <table:table-cell table:style-name="ce3" table:formula="of:=(((1979-1977)*([.X82]-[.S82]))/(1982-1977))+[.S82]" office:value-type="float" office:value="4917">
            <text:p>4917.0</text:p>
          </table:table-cell>
          <table:table-cell table:style-name="ce3" table:formula="of:=(((1980-1977)*([.X82]-[.S82]))/(1982-1977))+[.S82]" office:value-type="float" office:value="4753">
            <text:p>4753.0</text:p>
          </table:table-cell>
          <table:table-cell table:style-name="ce3" table:formula="of:=(((1981-1977)*([.X82]-[.S82]))/(1982-1977))+[.S82]" office:value-type="float" office:value="4589">
            <text:p>4589.0</text:p>
          </table:table-cell>
          <table:table-cell office:value-type="float" office:value="4425">
            <text:p>4425.0</text:p>
          </table:table-cell>
          <table:table-cell table:style-name="ce3" table:formula="of:=(((1983-1982)*([.AC82]-[.X82]))/(1987-1982))+[.X82]" office:value-type="float" office:value="4249.2">
            <text:p>4249.2</text:p>
          </table:table-cell>
          <table:table-cell table:style-name="ce3" table:formula="of:=(((1984-1982)*([.AC82]-[.X82]))/(1987-1982))+[.X82]" office:value-type="float" office:value="4073.4">
            <text:p>4073.4</text:p>
          </table:table-cell>
          <table:table-cell table:style-name="ce3" table:formula="of:=(((1985-1982)*([.AC82]-[.X82]))/(1987-1982))+[.X82]" office:value-type="float" office:value="3897.6">
            <text:p>3897.6</text:p>
          </table:table-cell>
          <table:table-cell table:style-name="ce3" table:formula="of:=(((1986-1982)*([.AC82]-[.X82]))/(1987-1982))+[.X82]" office:value-type="float" office:value="3721.8">
            <text:p>3721.8</text:p>
          </table:table-cell>
          <table:table-cell office:value-type="float" office:value="3546">
            <text:p>3546.0</text:p>
          </table:table-cell>
          <table:table-cell table:style-name="ce3" table:formula="of:=(((1988-1987)*([.AH82]-[.AC82]))/(1992-1987))+[.AC82]" office:value-type="float" office:value="3417">
            <text:p>3417.0</text:p>
          </table:table-cell>
          <table:table-cell table:style-name="ce3" table:formula="of:=(((1989-1987)*([.AH82]-[.AC82]))/(1992-1987))+[.AC82]" office:value-type="float" office:value="3288">
            <text:p>3288.0</text:p>
          </table:table-cell>
          <table:table-cell table:style-name="ce3" table:formula="of:=(((1990-1987)*([.AH82]-[.AC82]))/(1992-1987))+[.AC82]" office:value-type="float" office:value="3159">
            <text:p>3159.0</text:p>
          </table:table-cell>
          <table:table-cell table:style-name="ce3" table:formula="of:=(((1991-1987)*([.AH82]-[.AC82]))/(1992-1987))+[.AC82]" office:value-type="float" office:value="3030">
            <text:p>3030.0</text:p>
          </table:table-cell>
          <table:table-cell office:value-type="float" office:value="2901">
            <text:p>2901.0</text:p>
          </table:table-cell>
          <table:table-cell table:style-name="ce3" table:formula="of:=(((1993-1992)*([.AM82]-[.AH82]))/(1997-1992))+[.AH82]" office:value-type="float" office:value="2824.6">
            <text:p>2824.6</text:p>
          </table:table-cell>
          <table:table-cell table:style-name="ce3" table:formula="of:=(((1994-1992)*([.AM82]-[.AH82]))/(1997-1992))+[.AH82]" office:value-type="float" office:value="2748.2">
            <text:p>2748.2</text:p>
          </table:table-cell>
          <table:table-cell table:style-name="ce3" table:formula="of:=(((1995-1992)*([.AM82]-[.AH82]))/(1997-1992))+[.AH82]" office:value-type="float" office:value="2671.8">
            <text:p>2671.8</text:p>
          </table:table-cell>
          <table:table-cell table:style-name="ce3" table:formula="of:=(((1996-1992)*([.AM82]-[.AH82]))/(1997-1992))+[.AH82]" office:value-type="float" office:value="2595.4">
            <text:p>2595.4</text:p>
          </table:table-cell>
          <table:table-cell office:value-type="float" office:value="2519">
            <text:p>2519.0</text:p>
          </table:table-cell>
          <table:table-cell table:style-name="ce3" table:formula="of:=(((1998-1997)*([.AR82]-[.AM82]))/(2002-1997))+[.AM82]" office:value-type="float" office:value="2451.2">
            <text:p>2451.2</text:p>
          </table:table-cell>
          <table:table-cell table:style-name="ce3" table:formula="of:=(((1999-1997)*([.AR82]-[.AM82]))/(2002-1997))+[.AM82]" office:value-type="float" office:value="2383.4">
            <text:p>2383.4</text:p>
          </table:table-cell>
          <table:table-cell table:style-name="ce3" table:formula="of:=(((2000-1997)*([.AR82]-[.AM82]))/(2002-1997))+[.AM82]" office:value-type="float" office:value="2315.6">
            <text:p>2315.6</text:p>
          </table:table-cell>
          <table:table-cell table:style-name="ce3" table:formula="of:=(((2001-1997)*([.AR82]-[.AM82]))/(2002-1997))+[.AM82]" office:value-type="float" office:value="2247.8">
            <text:p>2247.8</text:p>
          </table:table-cell>
          <table:table-cell office:value-type="float" office:value="2180">
            <text:p>2180.0</text:p>
          </table:table-cell>
          <table:table-cell table:style-name="ce3" table:formula="of:=(((2003-2002)*([.AW82]-[.AR82]))/(2007-2002))+[.AR82]" office:value-type="float" office:value="2121.2">
            <text:p>2121.2</text:p>
          </table:table-cell>
          <table:table-cell table:style-name="ce3" table:formula="of:=(((2004-2002)*([.AW82]-[.AR82]))/(2007-2002))+[.AR82]" office:value-type="float" office:value="2062.4">
            <text:p>2062.4</text:p>
          </table:table-cell>
          <table:table-cell table:style-name="ce3" table:formula="of:=(((2005-2002)*([.AW82]-[.AR82]))/(2007-2002))+[.AR82]" office:value-type="float" office:value="2003.6">
            <text:p>2003.6</text:p>
          </table:table-cell>
          <table:table-cell table:style-name="ce3" table:formula="of:=(((2006-2002)*([.AW82]-[.AR82]))/(2007-2002))+[.AR82]" office:value-type="float" office:value="1944.8">
            <text:p>1944.8</text:p>
          </table:table-cell>
          <table:table-cell office:value-type="float" office:value="1886">
            <text:p>1886.0</text:p>
          </table:table-cell>
          <table:table-cell table:style-name="ce3" table:formula="of:=(((2008-2007)*([.BB82]-[.AW82]))/(2012-2007))+[.AW82]" office:value-type="float" office:value="1837.6">
            <text:p>1837.6</text:p>
          </table:table-cell>
          <table:table-cell table:style-name="ce3" table:formula="of:=(((2009-2007)*([.BB82]-[.AW82]))/(2012-2007))+[.AW82]" office:value-type="float" office:value="1789.2">
            <text:p>1789.2</text:p>
          </table:table-cell>
          <table:table-cell table:style-name="ce3" table:formula="of:=(((2010-2007)*([.BB82]-[.AW82]))/(2012-2007))+[.AW82]" office:value-type="float" office:value="1740.8">
            <text:p>1740.8</text:p>
          </table:table-cell>
          <table:table-cell table:style-name="ce3" table:formula="of:=(((2011-2007)*([.BB82]-[.AW82]))/(2012-2007))+[.AW82]" office:value-type="float" office:value="1692.4">
            <text:p>1692.4</text:p>
          </table:table-cell>
          <table:table-cell office:value-type="float" office:value="1644">
            <text:p>1644.0</text:p>
          </table:table-cell>
          <table:table-cell table:number-columns-repeated="970"/>
        </table:table-row>
        <table:table-row table:style-name="ro1">
          <table:table-cell office:value-type="string">
            <text:p>Georgia</text:p>
          </table:table-cell>
          <table:table-cell office:value-type="string">
            <text:p>Grenada</text:p>
          </table:table-cell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83]-[.AC83]))/(1992-1987))+[.AC83]" office:value-type="float" office:value="2174.8">
            <text:p>2174.8</text:p>
          </table:table-cell>
          <table:table-cell table:style-name="ce3" table:formula="of:=(((1989-1987)*([.AH83]-[.AC83]))/(1992-1987))+[.AC83]" office:value-type="float" office:value="4349.6">
            <text:p>4349.6</text:p>
          </table:table-cell>
          <table:table-cell table:style-name="ce3" table:formula="of:=(((1990-1987)*([.AH83]-[.AC83]))/(1992-1987))+[.AC83]" office:value-type="float" office:value="6524.4">
            <text:p>6524.4</text:p>
          </table:table-cell>
          <table:table-cell table:style-name="ce3" table:formula="of:=(((1991-1987)*([.AH83]-[.AC83]))/(1992-1987))+[.AC83]" office:value-type="float" office:value="8699.2">
            <text:p>8699.2</text:p>
          </table:table-cell>
          <table:table-cell office:value-type="float" office:value="10874">
            <text:p>10874.0</text:p>
          </table:table-cell>
          <table:table-cell table:style-name="ce3" table:formula="of:=(((1993-1992)*([.AM83]-[.AH83]))/(1997-1992))+[.AH83]" office:value-type="float" office:value="11059.8">
            <text:p>11059.8</text:p>
          </table:table-cell>
          <table:table-cell table:style-name="ce3" table:formula="of:=(((1994-1992)*([.AM83]-[.AH83]))/(1997-1992))+[.AH83]" office:value-type="float" office:value="11245.6">
            <text:p>11245.6</text:p>
          </table:table-cell>
          <table:table-cell table:style-name="ce3" table:formula="of:=(((1995-1992)*([.AM83]-[.AH83]))/(1997-1992))+[.AH83]" office:value-type="float" office:value="11431.4">
            <text:p>11431.4</text:p>
          </table:table-cell>
          <table:table-cell table:style-name="ce3" table:formula="of:=(((1996-1992)*([.AM83]-[.AH83]))/(1997-1992))+[.AH83]" office:value-type="float" office:value="11617.2">
            <text:p>11617.2</text:p>
          </table:table-cell>
          <table:table-cell office:value-type="float" office:value="11803">
            <text:p>11803.0</text:p>
          </table:table-cell>
          <table:table-cell table:style-name="ce3" table:formula="of:=(((1998-1997)*([.AR83]-[.AM83]))/(2002-1997))+[.AM83]" office:value-type="float" office:value="11955.6">
            <text:p>11955.6</text:p>
          </table:table-cell>
          <table:table-cell table:style-name="ce3" table:formula="of:=(((1999-1997)*([.AR83]-[.AM83]))/(2002-1997))+[.AM83]" office:value-type="float" office:value="12108.2">
            <text:p>12108.2</text:p>
          </table:table-cell>
          <table:table-cell table:style-name="ce3" table:formula="of:=(((2000-1997)*([.AR83]-[.AM83]))/(2002-1997))+[.AM83]" office:value-type="float" office:value="12260.8">
            <text:p>12260.8</text:p>
          </table:table-cell>
          <table:table-cell table:style-name="ce3" table:formula="of:=(((2001-1997)*([.AR83]-[.AM83]))/(2002-1997))+[.AM83]" office:value-type="float" office:value="12413.4">
            <text:p>12413.4</text:p>
          </table:table-cell>
          <table:table-cell office:value-type="float" office:value="12566">
            <text:p>12566.0</text:p>
          </table:table-cell>
          <table:table-cell table:style-name="ce3" table:formula="of:=(((2003-2002)*([.AW83]-[.AR83]))/(2007-2002))+[.AR83]" office:value-type="float" office:value="12685.4">
            <text:p>12685.4</text:p>
          </table:table-cell>
          <table:table-cell table:style-name="ce3" table:formula="of:=(((2004-2002)*([.AW83]-[.AR83]))/(2007-2002))+[.AR83]" office:value-type="float" office:value="12804.8">
            <text:p>12804.8</text:p>
          </table:table-cell>
          <table:table-cell table:style-name="ce3" table:formula="of:=(((2005-2002)*([.AW83]-[.AR83]))/(2007-2002))+[.AR83]" office:value-type="float" office:value="12924.2">
            <text:p>12924.2</text:p>
          </table:table-cell>
          <table:table-cell table:style-name="ce3" table:formula="of:=(((2006-2002)*([.AW83]-[.AR83]))/(2007-2002))+[.AR83]" office:value-type="float" office:value="13043.6">
            <text:p>13043.6</text:p>
          </table:table-cell>
          <table:table-cell office:value-type="float" office:value="13163">
            <text:p>13163.0</text:p>
          </table:table-cell>
          <table:table-cell table:style-name="ce3" table:formula="of:=(((2008-2007)*([.BB83]-[.AW83]))/(2012-2007))+[.AW83]" office:value-type="float" office:value="13231.6">
            <text:p>13231.6</text:p>
          </table:table-cell>
          <table:table-cell table:style-name="ce3" table:formula="of:=(((2009-2007)*([.BB83]-[.AW83]))/(2012-2007))+[.AW83]" office:value-type="float" office:value="13300.2">
            <text:p>13300.2</text:p>
          </table:table-cell>
          <table:table-cell table:style-name="ce3" table:formula="of:=(((2010-2007)*([.BB83]-[.AW83]))/(2012-2007))+[.AW83]" office:value-type="float" office:value="13368.8">
            <text:p>13368.8</text:p>
          </table:table-cell>
          <table:table-cell table:style-name="ce3" table:formula="of:=(((2011-2007)*([.BB83]-[.AW83]))/(2012-2007))+[.AW83]" office:value-type="float" office:value="13437.4">
            <text:p>13437.4</text:p>
          </table:table-cell>
          <table:table-cell office:value-type="float" office:value="13506">
            <text:p>13506.0</text:p>
          </table:table-cell>
          <table:table-cell table:number-columns-repeated="970"/>
        </table:table-row>
        <table:table-row table:style-name="ro1">
          <table:table-cell office:value-type="string">
            <text:p>Germany</text:p>
          </table:table-cell>
          <table:table-cell office:value-type="string">
            <text:p>Guatemala</text:p>
          </table:table-cell>
          <table:table-cell table:style-name="Default" office:value-type="string">
            <text:p>25347.0</text:p>
          </table:table-cell>
          <table:table-cell table:style-name="Default" office:value-type="string">
            <text:p>22145.0</text:p>
          </table:table-cell>
          <table:table-cell table:style-name="Default" office:value-type="string">
            <text:p>19350.0</text:p>
          </table:table-cell>
          <table:table-cell table:style-name="Default" office:value-type="string">
            <text:p>17008.0</text:p>
          </table:table-cell>
          <table:table-cell table:style-name="Default" office:value-type="string">
            <text:p>15055.0</text:p>
          </table:table-cell>
          <table:table-cell table:style-name="Default" office:value-type="string">
            <text:p>13357.0</text:p>
          </table:table-cell>
          <table:table-cell table:style-name="Default" office:value-type="string">
            <text:p>11910.0</text:p>
          </table:table-cell>
          <table:table-cell table:style-name="Default" office:value-type="string">
            <text:p>10618.0</text:p>
          </table:table-cell>
          <table:table-cell table:style-name="Default" office:value-type="string">
            <text:p>9432.0</text:p>
          </table:table-cell>
          <table:table-cell table:style-name="Default" office:value-type="string">
            <text:p>8331.0</text:p>
          </table:table-cell>
          <table:table-cell table:style-name="Default" office:value-type="string">
            <text:p>7352.0</text:p>
          </table:table-cell>
          <table:table-cell office:value-type="float" office:value="1362">
            <text:p>1362.0</text:p>
          </table:table-cell>
          <table:table-cell table:style-name="ce3" table:formula="of:=(((1973-1972)*([.S84]-[.N84]))/(1977-1972))+[.N84]" office:value-type="float" office:value="1361.8">
            <text:p>1361.8</text:p>
          </table:table-cell>
          <table:table-cell table:style-name="ce3" table:formula="of:=(((1974-1972)*([.S84]-[.N84]))/(1977-1972))+[.N84]" office:value-type="float" office:value="1361.6">
            <text:p>1361.6</text:p>
          </table:table-cell>
          <table:table-cell table:style-name="ce3" table:formula="of:=(((1975-1972)*([.S84]-[.N84]))/(1977-1972))+[.N84]" office:value-type="float" office:value="1361.4">
            <text:p>1361.4</text:p>
          </table:table-cell>
          <table:table-cell table:style-name="ce3" table:formula="of:=(((1976-1972)*([.S84]-[.N84]))/(1977-1972))+[.N84]" office:value-type="float" office:value="1361.2">
            <text:p>1361.2</text:p>
          </table:table-cell>
          <table:table-cell office:value-type="float" office:value="1361">
            <text:p>1361.0</text:p>
          </table:table-cell>
          <table:table-cell table:style-name="ce3" table:formula="of:=(((1978-1977)*([.X84]-[.S84]))/(1982-1977))+[.S84]" office:value-type="float" office:value="1363.4">
            <text:p>1363.4</text:p>
          </table:table-cell>
          <table:table-cell table:style-name="ce3" table:formula="of:=(((1979-1977)*([.X84]-[.S84]))/(1982-1977))+[.S84]" office:value-type="float" office:value="1365.8">
            <text:p>1365.8</text:p>
          </table:table-cell>
          <table:table-cell table:style-name="ce3" table:formula="of:=(((1980-1977)*([.X84]-[.S84]))/(1982-1977))+[.S84]" office:value-type="float" office:value="1368.2">
            <text:p>1368.2</text:p>
          </table:table-cell>
          <table:table-cell table:style-name="ce3" table:formula="of:=(((1981-1977)*([.X84]-[.S84]))/(1982-1977))+[.S84]" office:value-type="float" office:value="1370.6">
            <text:p>1370.6</text:p>
          </table:table-cell>
          <table:table-cell office:value-type="float" office:value="1373">
            <text:p>1373.0</text:p>
          </table:table-cell>
          <table:table-cell table:style-name="ce3" table:formula="of:=(((1983-1982)*([.AC84]-[.X84]))/(1987-1982))+[.X84]" office:value-type="float" office:value="1372.8">
            <text:p>1372.8</text:p>
          </table:table-cell>
          <table:table-cell table:style-name="ce3" table:formula="of:=(((1984-1982)*([.AC84]-[.X84]))/(1987-1982))+[.X84]" office:value-type="float" office:value="1372.6">
            <text:p>1372.6</text:p>
          </table:table-cell>
          <table:table-cell table:style-name="ce3" table:formula="of:=(((1985-1982)*([.AC84]-[.X84]))/(1987-1982))+[.X84]" office:value-type="float" office:value="1372.4">
            <text:p>1372.4</text:p>
          </table:table-cell>
          <table:table-cell table:style-name="ce3" table:formula="of:=(((1986-1982)*([.AC84]-[.X84]))/(1987-1982))+[.X84]" office:value-type="float" office:value="1372.2">
            <text:p>1372.2</text:p>
          </table:table-cell>
          <table:table-cell office:value-type="float" office:value="1372">
            <text:p>1372.0</text:p>
          </table:table-cell>
          <table:table-cell table:style-name="ce3" table:formula="of:=(((1988-1987)*([.AH84]-[.AC84]))/(1992-1987))+[.AC84]" office:value-type="float" office:value="1364.2">
            <text:p>1364.2</text:p>
          </table:table-cell>
          <table:table-cell table:style-name="ce3" table:formula="of:=(((1989-1987)*([.AH84]-[.AC84]))/(1992-1987))+[.AC84]" office:value-type="float" office:value="1356.4">
            <text:p>1356.4</text:p>
          </table:table-cell>
          <table:table-cell table:style-name="ce3" table:formula="of:=(((1990-1987)*([.AH84]-[.AC84]))/(1992-1987))+[.AC84]" office:value-type="float" office:value="1348.6">
            <text:p>1348.6</text:p>
          </table:table-cell>
          <table:table-cell table:style-name="ce3" table:formula="of:=(((1991-1987)*([.AH84]-[.AC84]))/(1992-1987))+[.AC84]" office:value-type="float" office:value="1340.8">
            <text:p>1340.8</text:p>
          </table:table-cell>
          <table:table-cell office:value-type="float" office:value="1333">
            <text:p>1333.0</text:p>
          </table:table-cell>
          <table:table-cell table:style-name="ce3" table:formula="of:=(((1993-1992)*([.AM84]-[.AH84]))/(1997-1992))+[.AH84]" office:value-type="float" office:value="1326.4">
            <text:p>1326.4</text:p>
          </table:table-cell>
          <table:table-cell table:style-name="ce3" table:formula="of:=(((1994-1992)*([.AM84]-[.AH84]))/(1997-1992))+[.AH84]" office:value-type="float" office:value="1319.8">
            <text:p>1319.8</text:p>
          </table:table-cell>
          <table:table-cell table:style-name="ce3" table:formula="of:=(((1995-1992)*([.AM84]-[.AH84]))/(1997-1992))+[.AH84]" office:value-type="float" office:value="1313.2">
            <text:p>1313.2</text:p>
          </table:table-cell>
          <table:table-cell table:style-name="ce3" table:formula="of:=(((1996-1992)*([.AM84]-[.AH84]))/(1997-1992))+[.AH84]" office:value-type="float" office:value="1306.6">
            <text:p>1306.6</text:p>
          </table:table-cell>
          <table:table-cell office:value-type="float" office:value="1300">
            <text:p>1300.0</text:p>
          </table:table-cell>
          <table:table-cell table:style-name="ce3" table:formula="of:=(((1998-1997)*([.AR84]-[.AM84]))/(2002-1997))+[.AM84]" office:value-type="float" office:value="1299.6">
            <text:p>1299.6</text:p>
          </table:table-cell>
          <table:table-cell table:style-name="ce3" table:formula="of:=(((1999-1997)*([.AR84]-[.AM84]))/(2002-1997))+[.AM84]" office:value-type="float" office:value="1299.2">
            <text:p>1299.2</text:p>
          </table:table-cell>
          <table:table-cell table:style-name="ce3" table:formula="of:=(((2000-1997)*([.AR84]-[.AM84]))/(2002-1997))+[.AM84]" office:value-type="float" office:value="1298.8">
            <text:p>1298.8</text:p>
          </table:table-cell>
          <table:table-cell table:style-name="ce3" table:formula="of:=(((2001-1997)*([.AR84]-[.AM84]))/(2002-1997))+[.AM84]" office:value-type="float" office:value="1298.4">
            <text:p>1298.4</text:p>
          </table:table-cell>
          <table:table-cell office:value-type="float" office:value="1298">
            <text:p>1298.0</text:p>
          </table:table-cell>
          <table:table-cell table:style-name="ce3" table:formula="of:=(((2003-2002)*([.AW84]-[.AR84]))/(2007-2002))+[.AR84]" office:value-type="float" office:value="1297.8">
            <text:p>1297.8</text:p>
          </table:table-cell>
          <table:table-cell table:style-name="ce3" table:formula="of:=(((2004-2002)*([.AW84]-[.AR84]))/(2007-2002))+[.AR84]" office:value-type="float" office:value="1297.6">
            <text:p>1297.6</text:p>
          </table:table-cell>
          <table:table-cell table:style-name="ce3" table:formula="of:=(((2005-2002)*([.AW84]-[.AR84]))/(2007-2002))+[.AR84]" office:value-type="float" office:value="1297.4">
            <text:p>1297.4</text:p>
          </table:table-cell>
          <table:table-cell table:style-name="ce3" table:formula="of:=(((2006-2002)*([.AW84]-[.AR84]))/(2007-2002))+[.AR84]" office:value-type="float" office:value="1297.2">
            <text:p>1297.2</text:p>
          </table:table-cell>
          <table:table-cell office:value-type="float" office:value="1297">
            <text:p>1297.0</text:p>
          </table:table-cell>
          <table:table-cell table:style-name="ce3" table:formula="of:=(((2008-2007)*([.BB84]-[.AW84]))/(2012-2007))+[.AW84]" office:value-type="float" office:value="1298.6">
            <text:p>1298.6</text:p>
          </table:table-cell>
          <table:table-cell table:style-name="ce3" table:formula="of:=(((2009-2007)*([.BB84]-[.AW84]))/(2012-2007))+[.AW84]" office:value-type="float" office:value="1300.2">
            <text:p>1300.2</text:p>
          </table:table-cell>
          <table:table-cell table:style-name="ce3" table:formula="of:=(((2010-2007)*([.BB84]-[.AW84]))/(2012-2007))+[.AW84]" office:value-type="float" office:value="1301.8">
            <text:p>1301.8</text:p>
          </table:table-cell>
          <table:table-cell table:style-name="ce3" table:formula="of:=(((2011-2007)*([.BB84]-[.AW84]))/(2012-2007))+[.AW84]" office:value-type="float" office:value="1303.4">
            <text:p>1303.4</text:p>
          </table:table-cell>
          <table:table-cell office:value-type="float" office:value="1305">
            <text:p>1305.0</text:p>
          </table:table-cell>
          <table:table-cell table:number-columns-repeated="970"/>
        </table:table-row>
        <table:table-row table:style-name="ro1">
          <table:table-cell office:value-type="string">
            <text:p>Ghana</text:p>
          </table:table-cell>
          <table:table-cell office:value-type="string">
            <text:p>Guinea</text:p>
          </table:table-cell>
          <table:table-cell table:style-name="Default" office:value-type="string">
            <text:p>61986.0</text:p>
          </table:table-cell>
          <table:table-cell table:style-name="Default" office:value-type="string">
            <text:p>57028.0</text:p>
          </table:table-cell>
          <table:table-cell table:style-name="Default" office:value-type="string">
            <text:p>53453.0</text:p>
          </table:table-cell>
          <table:table-cell table:style-name="Default" office:value-type="string">
            <text:p>52412.0</text:p>
          </table:table-cell>
          <table:table-cell table:style-name="Default" office:value-type="string">
            <text:p>49453.0</text:p>
          </table:table-cell>
          <table:table-cell table:style-name="Default" office:value-type="string">
            <text:p>43714.0</text:p>
          </table:table-cell>
          <table:table-cell table:style-name="Default" office:value-type="string">
            <text:p>34952.0</text:p>
          </table:table-cell>
          <table:table-cell table:style-name="Default" office:value-type="string">
            <text:p>28314.0</text:p>
          </table:table-cell>
          <table:table-cell table:style-name="Default" office:value-type="string">
            <text:p>26264.0</text:p>
          </table:table-cell>
          <table:table-cell table:style-name="Default" office:value-type="string">
            <text:p>24109.0</text:p>
          </table:table-cell>
          <table:table-cell table:style-name="Default" office:value-type="string">
            <text:p>21563.0</text:p>
          </table:table-cell>
          <table:table-cell office:value-type="float" office:value="3305">
            <text:p>3305.0</text:p>
          </table:table-cell>
          <table:table-cell table:style-name="ce3" table:formula="of:=(((1973-1972)*([.S85]-[.N85]))/(1977-1972))+[.N85]" office:value-type="float" office:value="3232.8">
            <text:p>3232.8</text:p>
          </table:table-cell>
          <table:table-cell table:style-name="ce3" table:formula="of:=(((1974-1972)*([.S85]-[.N85]))/(1977-1972))+[.N85]" office:value-type="float" office:value="3160.6">
            <text:p>3160.6</text:p>
          </table:table-cell>
          <table:table-cell table:style-name="ce3" table:formula="of:=(((1975-1972)*([.S85]-[.N85]))/(1977-1972))+[.N85]" office:value-type="float" office:value="3088.4">
            <text:p>3088.4</text:p>
          </table:table-cell>
          <table:table-cell table:style-name="ce3" table:formula="of:=(((1976-1972)*([.S85]-[.N85]))/(1977-1972))+[.N85]" office:value-type="float" office:value="3016.2">
            <text:p>3016.2</text:p>
          </table:table-cell>
          <table:table-cell office:value-type="float" office:value="2944">
            <text:p>2944.0</text:p>
          </table:table-cell>
          <table:table-cell table:style-name="ce3" table:formula="of:=(((1978-1977)*([.X85]-[.S85]))/(1982-1977))+[.S85]" office:value-type="float" office:value="2876.4">
            <text:p>2876.4</text:p>
          </table:table-cell>
          <table:table-cell table:style-name="ce3" table:formula="of:=(((1979-1977)*([.X85]-[.S85]))/(1982-1977))+[.S85]" office:value-type="float" office:value="2808.8">
            <text:p>2808.8</text:p>
          </table:table-cell>
          <table:table-cell table:style-name="ce3" table:formula="of:=(((1980-1977)*([.X85]-[.S85]))/(1982-1977))+[.S85]" office:value-type="float" office:value="2741.2">
            <text:p>2741.2</text:p>
          </table:table-cell>
          <table:table-cell table:style-name="ce3" table:formula="of:=(((1981-1977)*([.X85]-[.S85]))/(1982-1977))+[.S85]" office:value-type="float" office:value="2673.6">
            <text:p>2673.6</text:p>
          </table:table-cell>
          <table:table-cell office:value-type="float" office:value="2606">
            <text:p>2606.0</text:p>
          </table:table-cell>
          <table:table-cell table:style-name="ce3" table:formula="of:=(((1983-1982)*([.AC85]-[.X85]))/(1987-1982))+[.X85]" office:value-type="float" office:value="2529.2">
            <text:p>2529.2</text:p>
          </table:table-cell>
          <table:table-cell table:style-name="ce3" table:formula="of:=(((1984-1982)*([.AC85]-[.X85]))/(1987-1982))+[.X85]" office:value-type="float" office:value="2452.4">
            <text:p>2452.4</text:p>
          </table:table-cell>
          <table:table-cell table:style-name="ce3" table:formula="of:=(((1985-1982)*([.AC85]-[.X85]))/(1987-1982))+[.X85]" office:value-type="float" office:value="2375.6">
            <text:p>2375.6</text:p>
          </table:table-cell>
          <table:table-cell table:style-name="ce3" table:formula="of:=(((1986-1982)*([.AC85]-[.X85]))/(1987-1982))+[.X85]" office:value-type="float" office:value="2298.8">
            <text:p>2298.8</text:p>
          </table:table-cell>
          <table:table-cell office:value-type="float" office:value="2222">
            <text:p>2222.0</text:p>
          </table:table-cell>
          <table:table-cell table:style-name="ce3" table:formula="of:=(((1988-1987)*([.AH85]-[.AC85]))/(1992-1987))+[.AC85]" office:value-type="float" office:value="2164.6">
            <text:p>2164.6</text:p>
          </table:table-cell>
          <table:table-cell table:style-name="ce3" table:formula="of:=(((1989-1987)*([.AH85]-[.AC85]))/(1992-1987))+[.AC85]" office:value-type="float" office:value="2107.2">
            <text:p>2107.2</text:p>
          </table:table-cell>
          <table:table-cell table:style-name="ce3" table:formula="of:=(((1990-1987)*([.AH85]-[.AC85]))/(1992-1987))+[.AC85]" office:value-type="float" office:value="2049.8">
            <text:p>2049.8</text:p>
          </table:table-cell>
          <table:table-cell table:style-name="ce3" table:formula="of:=(((1991-1987)*([.AH85]-[.AC85]))/(1992-1987))+[.AC85]" office:value-type="float" office:value="1992.4">
            <text:p>1992.4</text:p>
          </table:table-cell>
          <table:table-cell office:value-type="float" office:value="1935">
            <text:p>1935.0</text:p>
          </table:table-cell>
          <table:table-cell table:style-name="ce3" table:formula="of:=(((1993-1992)*([.AM85]-[.AH85]))/(1997-1992))+[.AH85]" office:value-type="float" office:value="1887.4">
            <text:p>1887.4</text:p>
          </table:table-cell>
          <table:table-cell table:style-name="ce3" table:formula="of:=(((1994-1992)*([.AM85]-[.AH85]))/(1997-1992))+[.AH85]" office:value-type="float" office:value="1839.8">
            <text:p>1839.8</text:p>
          </table:table-cell>
          <table:table-cell table:style-name="ce3" table:formula="of:=(((1995-1992)*([.AM85]-[.AH85]))/(1997-1992))+[.AH85]" office:value-type="float" office:value="1792.2">
            <text:p>1792.2</text:p>
          </table:table-cell>
          <table:table-cell table:style-name="ce3" table:formula="of:=(((1996-1992)*([.AM85]-[.AH85]))/(1997-1992))+[.AH85]" office:value-type="float" office:value="1744.6">
            <text:p>1744.6</text:p>
          </table:table-cell>
          <table:table-cell office:value-type="float" office:value="1697">
            <text:p>1697.0</text:p>
          </table:table-cell>
          <table:table-cell table:style-name="ce3" table:formula="of:=(((1998-1997)*([.AR85]-[.AM85]))/(2002-1997))+[.AM85]" office:value-type="float" office:value="1658.8">
            <text:p>1658.8</text:p>
          </table:table-cell>
          <table:table-cell table:style-name="ce3" table:formula="of:=(((1999-1997)*([.AR85]-[.AM85]))/(2002-1997))+[.AM85]" office:value-type="float" office:value="1620.6">
            <text:p>1620.6</text:p>
          </table:table-cell>
          <table:table-cell table:style-name="ce3" table:formula="of:=(((2000-1997)*([.AR85]-[.AM85]))/(2002-1997))+[.AM85]" office:value-type="float" office:value="1582.4">
            <text:p>1582.4</text:p>
          </table:table-cell>
          <table:table-cell table:style-name="ce3" table:formula="of:=(((2001-1997)*([.AR85]-[.AM85]))/(2002-1997))+[.AM85]" office:value-type="float" office:value="1544.2">
            <text:p>1544.2</text:p>
          </table:table-cell>
          <table:table-cell office:value-type="float" office:value="1506">
            <text:p>1506.0</text:p>
          </table:table-cell>
          <table:table-cell table:style-name="ce3" table:formula="of:=(((2003-2002)*([.AW85]-[.AR85]))/(2007-2002))+[.AR85]" office:value-type="float" office:value="1471.6">
            <text:p>1471.6</text:p>
          </table:table-cell>
          <table:table-cell table:style-name="ce3" table:formula="of:=(((2004-2002)*([.AW85]-[.AR85]))/(2007-2002))+[.AR85]" office:value-type="float" office:value="1437.2">
            <text:p>1437.2</text:p>
          </table:table-cell>
          <table:table-cell table:style-name="ce3" table:formula="of:=(((2005-2002)*([.AW85]-[.AR85]))/(2007-2002))+[.AR85]" office:value-type="float" office:value="1402.8">
            <text:p>1402.8</text:p>
          </table:table-cell>
          <table:table-cell table:style-name="ce3" table:formula="of:=(((2006-2002)*([.AW85]-[.AR85]))/(2007-2002))+[.AR85]" office:value-type="float" office:value="1368.4">
            <text:p>1368.4</text:p>
          </table:table-cell>
          <table:table-cell office:value-type="float" office:value="1334">
            <text:p>1334.0</text:p>
          </table:table-cell>
          <table:table-cell table:style-name="ce3" table:formula="of:=(((2008-2007)*([.BB85]-[.AW85]))/(2012-2007))+[.AW85]" office:value-type="float" office:value="1304.4">
            <text:p>1304.4</text:p>
          </table:table-cell>
          <table:table-cell table:style-name="ce3" table:formula="of:=(((2009-2007)*([.BB85]-[.AW85]))/(2012-2007))+[.AW85]" office:value-type="float" office:value="1274.8">
            <text:p>1274.8</text:p>
          </table:table-cell>
          <table:table-cell table:style-name="ce3" table:formula="of:=(((2010-2007)*([.BB85]-[.AW85]))/(2012-2007))+[.AW85]" office:value-type="float" office:value="1245.2">
            <text:p>1245.2</text:p>
          </table:table-cell>
          <table:table-cell table:style-name="ce3" table:formula="of:=(((2011-2007)*([.BB85]-[.AW85]))/(2012-2007))+[.AW85]" office:value-type="float" office:value="1215.6">
            <text:p>1215.6</text:p>
          </table:table-cell>
          <table:table-cell office:value-type="float" office:value="1186">
            <text:p>1186.0</text:p>
          </table:table-cell>
          <table:table-cell table:number-columns-repeated="970"/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uinea-Bissau</text:p>
          </table:table-cell>
          <table:table-cell table:style-name="Default" office:value-type="string">
            <text:p>51926.0</text:p>
          </table:table-cell>
          <table:table-cell table:style-name="Default" office:value-type="string">
            <text:p>52101.0</text:p>
          </table:table-cell>
          <table:table-cell table:style-name="Default" office:value-type="string">
            <text:p>49285.0</text:p>
          </table:table-cell>
          <table:table-cell table:style-name="Default" office:value-type="string">
            <text:p>41278.0</text:p>
          </table:table-cell>
          <table:table-cell table:style-name="Default" office:value-type="string">
            <text:p>35469.0</text:p>
          </table:table-cell>
          <table:table-cell table:style-name="Default" office:value-type="string">
            <text:p>32359.0</text:p>
          </table:table-cell>
          <table:table-cell table:style-name="Default" office:value-type="string">
            <text:p>29273.0</text:p>
          </table:table-cell>
          <table:table-cell table:style-name="Default" office:value-type="string">
            <text:p>26473.0</text:p>
          </table:table-cell>
          <table:table-cell table:style-name="Default" office:value-type="string">
            <text:p>24031.0</text:p>
          </table:table-cell>
          <table:table-cell table:style-name="Default" office:value-type="string">
            <text:p>21770.0</text:p>
          </table:table-cell>
          <table:table-cell table:style-name="Default" office:value-type="string">
            <text:p>19620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Greece</text:p>
          </table:table-cell>
          <table:table-cell office:value-type="string">
            <text:p>Guyana</text:p>
          </table:table-cell>
          <table:table-cell table:style-name="Default" office:value-type="string">
            <text:p>407095.0</text:p>
          </table:table-cell>
          <table:table-cell table:style-name="Default" office:value-type="string">
            <text:p>356509.0</text:p>
          </table:table-cell>
          <table:table-cell table:style-name="Default" office:value-type="string">
            <text:p>327446.0</text:p>
          </table:table-cell>
          <table:table-cell table:style-name="Default" office:value-type="string">
            <text:p>316273.0</text:p>
          </table:table-cell>
          <table:table-cell table:style-name="Default" office:value-type="string">
            <text:p>312176.0</text:p>
          </table:table-cell>
          <table:table-cell table:style-name="Default" office:value-type="string">
            <text:p>326116.0</text:p>
          </table:table-cell>
          <table:table-cell table:style-name="Default" office:value-type="string">
            <text:p>332873.0</text:p>
          </table:table-cell>
          <table:table-cell table:style-name="Default" office:value-type="string">
            <text:p>330137.0</text:p>
          </table:table-cell>
          <table:table-cell table:style-name="Default" office:value-type="string">
            <text:p>326558.0</text:p>
          </table:table-cell>
          <table:table-cell table:style-name="Default" office:value-type="string">
            <text:p>321333.0</text:p>
          </table:table-cell>
          <table:table-cell table:style-name="Default" office:value-type="string">
            <text:p>317942.0</text:p>
          </table:table-cell>
          <table:table-cell office:value-type="float" office:value="6538">
            <text:p>6538.0</text:p>
          </table:table-cell>
          <table:table-cell table:style-name="ce3" table:formula="of:=(((1973-1972)*([.S87]-[.N87]))/(1977-1972))+[.N87]" office:value-type="float" office:value="6481.2">
            <text:p>6481.2</text:p>
          </table:table-cell>
          <table:table-cell table:style-name="ce3" table:formula="of:=(((1974-1972)*([.S87]-[.N87]))/(1977-1972))+[.N87]" office:value-type="float" office:value="6424.4">
            <text:p>6424.4</text:p>
          </table:table-cell>
          <table:table-cell table:style-name="ce3" table:formula="of:=(((1975-1972)*([.S87]-[.N87]))/(1977-1972))+[.N87]" office:value-type="float" office:value="6367.6">
            <text:p>6367.6</text:p>
          </table:table-cell>
          <table:table-cell table:style-name="ce3" table:formula="of:=(((1976-1972)*([.S87]-[.N87]))/(1977-1972))+[.N87]" office:value-type="float" office:value="6310.8">
            <text:p>6310.8</text:p>
          </table:table-cell>
          <table:table-cell office:value-type="float" office:value="6254">
            <text:p>6254.0</text:p>
          </table:table-cell>
          <table:table-cell table:style-name="ce3" table:formula="of:=(((1978-1977)*([.X87]-[.S87]))/(1982-1977))+[.S87]" office:value-type="float" office:value="6187.4">
            <text:p>6187.4</text:p>
          </table:table-cell>
          <table:table-cell table:style-name="ce3" table:formula="of:=(((1979-1977)*([.X87]-[.S87]))/(1982-1977))+[.S87]" office:value-type="float" office:value="6120.8">
            <text:p>6120.8</text:p>
          </table:table-cell>
          <table:table-cell table:style-name="ce3" table:formula="of:=(((1980-1977)*([.X87]-[.S87]))/(1982-1977))+[.S87]" office:value-type="float" office:value="6054.2">
            <text:p>6054.2</text:p>
          </table:table-cell>
          <table:table-cell table:style-name="ce3" table:formula="of:=(((1981-1977)*([.X87]-[.S87]))/(1982-1977))+[.S87]" office:value-type="float" office:value="5987.6">
            <text:p>5987.6</text:p>
          </table:table-cell>
          <table:table-cell office:value-type="float" office:value="5921">
            <text:p>5921.0</text:p>
          </table:table-cell>
          <table:table-cell table:style-name="ce3" table:formula="of:=(((1983-1982)*([.AC87]-[.X87]))/(1987-1982))+[.X87]" office:value-type="float" office:value="5896">
            <text:p>5896.0</text:p>
          </table:table-cell>
          <table:table-cell table:style-name="ce3" table:formula="of:=(((1984-1982)*([.AC87]-[.X87]))/(1987-1982))+[.X87]" office:value-type="float" office:value="5871">
            <text:p>5871.0</text:p>
          </table:table-cell>
          <table:table-cell table:style-name="ce3" table:formula="of:=(((1985-1982)*([.AC87]-[.X87]))/(1987-1982))+[.X87]" office:value-type="float" office:value="5846">
            <text:p>5846.0</text:p>
          </table:table-cell>
          <table:table-cell table:style-name="ce3" table:formula="of:=(((1986-1982)*([.AC87]-[.X87]))/(1987-1982))+[.X87]" office:value-type="float" office:value="5821">
            <text:p>5821.0</text:p>
          </table:table-cell>
          <table:table-cell office:value-type="float" office:value="5796">
            <text:p>5796.0</text:p>
          </table:table-cell>
          <table:table-cell table:style-name="ce3" table:formula="of:=(((1988-1987)*([.AH87]-[.AC87]))/(1992-1987))+[.AC87]" office:value-type="float" office:value="5757.4">
            <text:p>5757.4</text:p>
          </table:table-cell>
          <table:table-cell table:style-name="ce3" table:formula="of:=(((1989-1987)*([.AH87]-[.AC87]))/(1992-1987))+[.AC87]" office:value-type="float" office:value="5718.8">
            <text:p>5718.8</text:p>
          </table:table-cell>
          <table:table-cell table:style-name="ce3" table:formula="of:=(((1990-1987)*([.AH87]-[.AC87]))/(1992-1987))+[.AC87]" office:value-type="float" office:value="5680.2">
            <text:p>5680.2</text:p>
          </table:table-cell>
          <table:table-cell table:style-name="ce3" table:formula="of:=(((1991-1987)*([.AH87]-[.AC87]))/(1992-1987))+[.AC87]" office:value-type="float" office:value="5641.6">
            <text:p>5641.6</text:p>
          </table:table-cell>
          <table:table-cell office:value-type="float" office:value="5603">
            <text:p>5603.0</text:p>
          </table:table-cell>
          <table:table-cell table:style-name="ce3" table:formula="of:=(((1993-1992)*([.AM87]-[.AH87]))/(1997-1992))+[.AH87]" office:value-type="float" office:value="5554">
            <text:p>5554.0</text:p>
          </table:table-cell>
          <table:table-cell table:style-name="ce3" table:formula="of:=(((1994-1992)*([.AM87]-[.AH87]))/(1997-1992))+[.AH87]" office:value-type="float" office:value="5505">
            <text:p>5505.0</text:p>
          </table:table-cell>
          <table:table-cell table:style-name="ce3" table:formula="of:=(((1995-1992)*([.AM87]-[.AH87]))/(1997-1992))+[.AH87]" office:value-type="float" office:value="5456">
            <text:p>5456.0</text:p>
          </table:table-cell>
          <table:table-cell table:style-name="ce3" table:formula="of:=(((1996-1992)*([.AM87]-[.AH87]))/(1997-1992))+[.AH87]" office:value-type="float" office:value="5407">
            <text:p>5407.0</text:p>
          </table:table-cell>
          <table:table-cell office:value-type="float" office:value="5358">
            <text:p>5358.0</text:p>
          </table:table-cell>
          <table:table-cell table:style-name="ce3" table:formula="of:=(((1998-1997)*([.AR87]-[.AM87]))/(2002-1997))+[.AM87]" office:value-type="float" office:value="5334">
            <text:p>5334.0</text:p>
          </table:table-cell>
          <table:table-cell table:style-name="ce3" table:formula="of:=(((1999-1997)*([.AR87]-[.AM87]))/(2002-1997))+[.AM87]" office:value-type="float" office:value="5310">
            <text:p>5310.0</text:p>
          </table:table-cell>
          <table:table-cell table:style-name="ce3" table:formula="of:=(((2000-1997)*([.AR87]-[.AM87]))/(2002-1997))+[.AM87]" office:value-type="float" office:value="5286">
            <text:p>5286.0</text:p>
          </table:table-cell>
          <table:table-cell table:style-name="ce3" table:formula="of:=(((2001-1997)*([.AR87]-[.AM87]))/(2002-1997))+[.AM87]" office:value-type="float" office:value="5262">
            <text:p>5262.0</text:p>
          </table:table-cell>
          <table:table-cell office:value-type="float" office:value="5238">
            <text:p>5238.0</text:p>
          </table:table-cell>
          <table:table-cell table:style-name="ce3" table:formula="of:=(((2003-2002)*([.AW87]-[.AR87]))/(2007-2002))+[.AR87]" office:value-type="float" office:value="5221">
            <text:p>5221.0</text:p>
          </table:table-cell>
          <table:table-cell table:style-name="ce3" table:formula="of:=(((2004-2002)*([.AW87]-[.AR87]))/(2007-2002))+[.AR87]" office:value-type="float" office:value="5204">
            <text:p>5204.0</text:p>
          </table:table-cell>
          <table:table-cell table:style-name="ce3" table:formula="of:=(((2005-2002)*([.AW87]-[.AR87]))/(2007-2002))+[.AR87]" office:value-type="float" office:value="5187">
            <text:p>5187.0</text:p>
          </table:table-cell>
          <table:table-cell table:style-name="ce3" table:formula="of:=(((2006-2002)*([.AW87]-[.AR87]))/(2007-2002))+[.AR87]" office:value-type="float" office:value="5170">
            <text:p>5170.0</text:p>
          </table:table-cell>
          <table:table-cell office:value-type="float" office:value="5153">
            <text:p>5153.0</text:p>
          </table:table-cell>
          <table:table-cell table:style-name="ce3" table:formula="of:=(((2008-2007)*([.BB87]-[.AW87]))/(2012-2007))+[.AW87]" office:value-type="float" office:value="5138.2">
            <text:p>5138.2</text:p>
          </table:table-cell>
          <table:table-cell table:style-name="ce3" table:formula="of:=(((2009-2007)*([.BB87]-[.AW87]))/(2012-2007))+[.AW87]" office:value-type="float" office:value="5123.4">
            <text:p>5123.4</text:p>
          </table:table-cell>
          <table:table-cell table:style-name="ce3" table:formula="of:=(((2010-2007)*([.BB87]-[.AW87]))/(2012-2007))+[.AW87]" office:value-type="float" office:value="5108.6">
            <text:p>5108.6</text:p>
          </table:table-cell>
          <table:table-cell table:style-name="ce3" table:formula="of:=(((2011-2007)*([.BB87]-[.AW87]))/(2012-2007))+[.AW87]" office:value-type="float" office:value="5093.8">
            <text:p>5093.8</text:p>
          </table:table-cell>
          <table:table-cell office:value-type="float" office:value="5079">
            <text:p>5079.0</text:p>
          </table:table-cell>
          <table:table-cell table:number-columns-repeated="970"/>
        </table:table-row>
        <table:table-row table:style-name="ro1">
          <table:table-cell office:value-type="string">
            <text:p>Grenada</text:p>
          </table:table-cell>
          <table:table-cell office:value-type="string">
            <text:p>Haiti</text:p>
          </table:table-cell>
          <table:table-cell table:style-name="Default" office:value-type="string">
            <text:p>3487.0</text:p>
          </table:table-cell>
          <table:table-cell table:style-name="Default" office:value-type="string">
            <text:p>3155.0</text:p>
          </table:table-cell>
          <table:table-cell table:style-name="Default" office:value-type="string">
            <text:p>2876.0</text:p>
          </table:table-cell>
          <table:table-cell table:style-name="Default" office:value-type="string">
            <text:p>2627.0</text:p>
          </table:table-cell>
          <table:table-cell table:style-name="Default" office:value-type="string">
            <text:p>2355.0</text:p>
          </table:table-cell>
          <table:table-cell table:style-name="Default" office:value-type="string">
            <text:p>2098.0</text:p>
          </table:table-cell>
          <table:table-cell table:style-name="Default" office:value-type="string">
            <text:p>1890.0</text:p>
          </table:table-cell>
          <table:table-cell table:style-name="Default" office:value-type="string">
            <text:p>1714.0</text:p>
          </table:table-cell>
          <table:table-cell table:style-name="Default" office:value-type="string">
            <text:p>1570.0</text:p>
          </table:table-cell>
          <table:table-cell table:style-name="Default" office:value-type="string">
            <text:p>1460.0</text:p>
          </table:table-cell>
          <table:table-cell table:style-name="Default" office:value-type="string">
            <text:p>1368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Guadeloupe</text:p>
          </table:table-cell>
          <table:table-cell office:value-type="string">
            <text:p>Holy See</text:p>
          </table:table-cell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Guam</text:p>
          </table:table-cell>
          <table:table-cell office:value-type="string">
            <text:p>Honduras</text:p>
          </table:table-cell>
          <table:table-cell table:style-name="Default" office:value-type="string">
            <text:p>44911.0</text:p>
          </table:table-cell>
          <table:table-cell table:style-name="Default" office:value-type="string">
            <text:p>38635.0</text:p>
          </table:table-cell>
          <table:table-cell table:style-name="Default" office:value-type="string">
            <text:p>33754.0</text:p>
          </table:table-cell>
          <table:table-cell table:style-name="Default" office:value-type="string">
            <text:p>29061.0</text:p>
          </table:table-cell>
          <table:table-cell table:style-name="Default" office:value-type="string">
            <text:p>24859.0</text:p>
          </table:table-cell>
          <table:table-cell table:style-name="Default" office:value-type="string">
            <text:p>21389.0</text:p>
          </table:table-cell>
          <table:table-cell table:style-name="Default" office:value-type="string">
            <text:p>18573.0</text:p>
          </table:table-cell>
          <table:table-cell table:style-name="Default" office:value-type="string">
            <text:p>16438.0</text:p>
          </table:table-cell>
          <table:table-cell table:style-name="Default" office:value-type="string">
            <text:p>14809.0</text:p>
          </table:table-cell>
          <table:table-cell table:style-name="Default" office:value-type="string">
            <text:p>13400.0</text:p>
          </table:table-cell>
          <table:table-cell table:style-name="Default" office:value-type="string">
            <text:p>12125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Guatemala</text:p>
          </table:table-cell>
          <table:table-cell office:value-type="string">
            <text:p>Hungary</text:p>
          </table:table-cell>
          <table:table-cell table:style-name="Default" office:value-type="string">
            <text:p>10358.0</text:p>
          </table:table-cell>
          <table:table-cell table:style-name="Default" office:value-type="string">
            <text:p>10189.0</text:p>
          </table:table-cell>
          <table:table-cell table:style-name="Default" office:value-type="string">
            <text:p>10006.0</text:p>
          </table:table-cell>
          <table:table-cell table:style-name="Default" office:value-type="string">
            <text:p>9798.0</text:p>
          </table:table-cell>
          <table:table-cell table:style-name="Default" office:value-type="string">
            <text:p>9752.0</text:p>
          </table:table-cell>
          <table:table-cell table:style-name="Default" office:value-type="string">
            <text:p>9939.0</text:p>
          </table:table-cell>
          <table:table-cell table:style-name="Default" office:value-type="string">
            <text:p>10045.0</text:p>
          </table:table-cell>
          <table:table-cell table:style-name="Default" office:value-type="string">
            <text:p>10106.0</text:p>
          </table:table-cell>
          <table:table-cell table:style-name="Default" office:value-type="string">
            <text:p>10237.0</text:p>
          </table:table-cell>
          <table:table-cell table:style-name="Default" office:value-type="string">
            <text:p>10355.0</text:p>
          </table:table-cell>
          <table:table-cell table:style-name="Default" office:value-type="string">
            <text:p>10452.0</text:p>
          </table:table-cell>
          <table:table-cell office:value-type="float" office:value="18985">
            <text:p>18985.0</text:p>
          </table:table-cell>
          <table:table-cell table:style-name="ce3" table:formula="of:=(((1973-1972)*([.S91]-[.N91]))/(1977-1972))+[.N91]" office:value-type="float" office:value="18525.4">
            <text:p>18525.4</text:p>
          </table:table-cell>
          <table:table-cell table:style-name="ce3" table:formula="of:=(((1974-1972)*([.S91]-[.N91]))/(1977-1972))+[.N91]" office:value-type="float" office:value="18065.8">
            <text:p>18065.8</text:p>
          </table:table-cell>
          <table:table-cell table:style-name="ce3" table:formula="of:=(((1975-1972)*([.S91]-[.N91]))/(1977-1972))+[.N91]" office:value-type="float" office:value="17606.2">
            <text:p>17606.2</text:p>
          </table:table-cell>
          <table:table-cell table:style-name="ce3" table:formula="of:=(((1976-1972)*([.S91]-[.N91]))/(1977-1972))+[.N91]" office:value-type="float" office:value="17146.6">
            <text:p>17146.6</text:p>
          </table:table-cell>
          <table:table-cell office:value-type="float" office:value="16687">
            <text:p>16687.0</text:p>
          </table:table-cell>
          <table:table-cell table:style-name="ce3" table:formula="of:=(((1978-1977)*([.X91]-[.S91]))/(1982-1977))+[.S91]" office:value-type="float" office:value="16303.8">
            <text:p>16303.8</text:p>
          </table:table-cell>
          <table:table-cell table:style-name="ce3" table:formula="of:=(((1979-1977)*([.X91]-[.S91]))/(1982-1977))+[.S91]" office:value-type="float" office:value="15920.6">
            <text:p>15920.6</text:p>
          </table:table-cell>
          <table:table-cell table:style-name="ce3" table:formula="of:=(((1980-1977)*([.X91]-[.S91]))/(1982-1977))+[.S91]" office:value-type="float" office:value="15537.4">
            <text:p>15537.4</text:p>
          </table:table-cell>
          <table:table-cell table:style-name="ce3" table:formula="of:=(((1981-1977)*([.X91]-[.S91]))/(1982-1977))+[.S91]" office:value-type="float" office:value="15154.2">
            <text:p>15154.2</text:p>
          </table:table-cell>
          <table:table-cell office:value-type="float" office:value="14771">
            <text:p>14771.0</text:p>
          </table:table-cell>
          <table:table-cell table:style-name="ce3" table:formula="of:=(((1983-1982)*([.AC91]-[.X91]))/(1987-1982))+[.X91]" office:value-type="float" office:value="14437.8">
            <text:p>14437.8</text:p>
          </table:table-cell>
          <table:table-cell table:style-name="ce3" table:formula="of:=(((1984-1982)*([.AC91]-[.X91]))/(1987-1982))+[.X91]" office:value-type="float" office:value="14104.6">
            <text:p>14104.6</text:p>
          </table:table-cell>
          <table:table-cell table:style-name="ce3" table:formula="of:=(((1985-1982)*([.AC91]-[.X91]))/(1987-1982))+[.X91]" office:value-type="float" office:value="13771.4">
            <text:p>13771.4</text:p>
          </table:table-cell>
          <table:table-cell table:style-name="ce3" table:formula="of:=(((1986-1982)*([.AC91]-[.X91]))/(1987-1982))+[.X91]" office:value-type="float" office:value="13438.2">
            <text:p>13438.2</text:p>
          </table:table-cell>
          <table:table-cell office:value-type="float" office:value="13105">
            <text:p>13105.0</text:p>
          </table:table-cell>
          <table:table-cell table:style-name="ce3" table:formula="of:=(((1988-1987)*([.AH91]-[.AC91]))/(1992-1987))+[.AC91]" office:value-type="float" office:value="12821">
            <text:p>12821.0</text:p>
          </table:table-cell>
          <table:table-cell table:style-name="ce3" table:formula="of:=(((1989-1987)*([.AH91]-[.AC91]))/(1992-1987))+[.AC91]" office:value-type="float" office:value="12537">
            <text:p>12537.0</text:p>
          </table:table-cell>
          <table:table-cell table:style-name="ce3" table:formula="of:=(((1990-1987)*([.AH91]-[.AC91]))/(1992-1987))+[.AC91]" office:value-type="float" office:value="12253">
            <text:p>12253.0</text:p>
          </table:table-cell>
          <table:table-cell table:style-name="ce3" table:formula="of:=(((1991-1987)*([.AH91]-[.AC91]))/(1992-1987))+[.AC91]" office:value-type="float" office:value="11969">
            <text:p>11969.0</text:p>
          </table:table-cell>
          <table:table-cell office:value-type="float" office:value="11685">
            <text:p>11685.0</text:p>
          </table:table-cell>
          <table:table-cell table:style-name="ce3" table:formula="of:=(((1993-1992)*([.AM91]-[.AH91]))/(1997-1992))+[.AH91]" office:value-type="float" office:value="11431.6">
            <text:p>11431.6</text:p>
          </table:table-cell>
          <table:table-cell table:style-name="ce3" table:formula="of:=(((1994-1992)*([.AM91]-[.AH91]))/(1997-1992))+[.AH91]" office:value-type="float" office:value="11178.2">
            <text:p>11178.2</text:p>
          </table:table-cell>
          <table:table-cell table:style-name="ce3" table:formula="of:=(((1995-1992)*([.AM91]-[.AH91]))/(1997-1992))+[.AH91]" office:value-type="float" office:value="10924.8">
            <text:p>10924.8</text:p>
          </table:table-cell>
          <table:table-cell table:style-name="ce3" table:formula="of:=(((1996-1992)*([.AM91]-[.AH91]))/(1997-1992))+[.AH91]" office:value-type="float" office:value="10671.4">
            <text:p>10671.4</text:p>
          </table:table-cell>
          <table:table-cell office:value-type="float" office:value="10418">
            <text:p>10418.0</text:p>
          </table:table-cell>
          <table:table-cell table:style-name="ce3" table:formula="of:=(((1998-1997)*([.AR91]-[.AM91]))/(2002-1997))+[.AM91]" office:value-type="float" office:value="10185.2">
            <text:p>10185.2</text:p>
          </table:table-cell>
          <table:table-cell table:style-name="ce3" table:formula="of:=(((1999-1997)*([.AR91]-[.AM91]))/(2002-1997))+[.AM91]" office:value-type="float" office:value="9952.4">
            <text:p>9952.4</text:p>
          </table:table-cell>
          <table:table-cell table:style-name="ce3" table:formula="of:=(((2000-1997)*([.AR91]-[.AM91]))/(2002-1997))+[.AM91]" office:value-type="float" office:value="9719.6">
            <text:p>9719.6</text:p>
          </table:table-cell>
          <table:table-cell table:style-name="ce3" table:formula="of:=(((2001-1997)*([.AR91]-[.AM91]))/(2002-1997))+[.AM91]" office:value-type="float" office:value="9486.8">
            <text:p>9486.8</text:p>
          </table:table-cell>
          <table:table-cell office:value-type="float" office:value="9254">
            <text:p>9254.0</text:p>
          </table:table-cell>
          <table:table-cell table:style-name="ce3" table:formula="of:=(((2003-2002)*([.AW91]-[.AR91]))/(2007-2002))+[.AR91]" office:value-type="float" office:value="9038">
            <text:p>9038.0</text:p>
          </table:table-cell>
          <table:table-cell table:style-name="ce3" table:formula="of:=(((2004-2002)*([.AW91]-[.AR91]))/(2007-2002))+[.AR91]" office:value-type="float" office:value="8822">
            <text:p>8822.0</text:p>
          </table:table-cell>
          <table:table-cell table:style-name="ce3" table:formula="of:=(((2005-2002)*([.AW91]-[.AR91]))/(2007-2002))+[.AR91]" office:value-type="float" office:value="8606">
            <text:p>8606.0</text:p>
          </table:table-cell>
          <table:table-cell table:style-name="ce3" table:formula="of:=(((2006-2002)*([.AW91]-[.AR91]))/(2007-2002))+[.AR91]" office:value-type="float" office:value="8390">
            <text:p>8390.0</text:p>
          </table:table-cell>
          <table:table-cell office:value-type="float" office:value="8174">
            <text:p>8174.0</text:p>
          </table:table-cell>
          <table:table-cell table:style-name="ce3" table:formula="of:=(((2008-2007)*([.BB91]-[.AW91]))/(2012-2007))+[.AW91]" office:value-type="float" office:value="7982">
            <text:p>7982.0</text:p>
          </table:table-cell>
          <table:table-cell table:style-name="ce3" table:formula="of:=(((2009-2007)*([.BB91]-[.AW91]))/(2012-2007))+[.AW91]" office:value-type="float" office:value="7790">
            <text:p>7790.0</text:p>
          </table:table-cell>
          <table:table-cell table:style-name="ce3" table:formula="of:=(((2010-2007)*([.BB91]-[.AW91]))/(2012-2007))+[.AW91]" office:value-type="float" office:value="7598">
            <text:p>7598.0</text:p>
          </table:table-cell>
          <table:table-cell table:style-name="ce3" table:formula="of:=(((2011-2007)*([.BB91]-[.AW91]))/(2012-2007))+[.AW91]" office:value-type="float" office:value="7406">
            <text:p>7406.0</text:p>
          </table:table-cell>
          <table:table-cell office:value-type="float" office:value="7214">
            <text:p>7214.0</text:p>
          </table:table-cell>
          <table:table-cell table:number-columns-repeated="970"/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Iceland</text:p>
          </table:table-cell>
          <table:table-cell table:style-name="Default" office:value-type="string">
            <text:p>928962.0</text:p>
          </table:table-cell>
          <table:table-cell table:style-name="Default" office:value-type="string">
            <text:p>862944.0</text:p>
          </table:table-cell>
          <table:table-cell table:style-name="Default" office:value-type="string">
            <text:p>809524.0</text:p>
          </table:table-cell>
          <table:table-cell table:style-name="Default" office:value-type="string">
            <text:p>765766.0</text:p>
          </table:table-cell>
          <table:table-cell table:style-name="Default" office:value-type="string">
            <text:p>729614.0</text:p>
          </table:table-cell>
          <table:table-cell table:style-name="Default" office:value-type="string">
            <text:p>688259.0</text:p>
          </table:table-cell>
          <table:table-cell table:style-name="Default" office:value-type="string">
            <text:p>653846.0</text:p>
          </table:table-cell>
          <table:table-cell table:style-name="Default" office:value-type="string">
            <text:p>622711.0</text:p>
          </table:table-cell>
          <table:table-cell table:style-name="Default" office:value-type="string">
            <text:p>592334.0</text:p>
          </table:table-cell>
          <table:table-cell table:style-name="Default" office:value-type="string">
            <text:p>555556.0</text:p>
          </table:table-cell>
          <table:table-cell table:style-name="Default" office:value-type="string">
            <text:p>518293.0</text:p>
          </table:table-cell>
          <table:table-cell office:value-type="float" office:value="25437">
            <text:p>25437.0</text:p>
          </table:table-cell>
          <table:table-cell table:style-name="ce3" table:formula="of:=(((1973-1972)*([.S92]-[.N92]))/(1977-1972))+[.N92]" office:value-type="float" office:value="24610.6">
            <text:p>24610.6</text:p>
          </table:table-cell>
          <table:table-cell table:style-name="ce3" table:formula="of:=(((1974-1972)*([.S92]-[.N92]))/(1977-1972))+[.N92]" office:value-type="float" office:value="23784.2">
            <text:p>23784.2</text:p>
          </table:table-cell>
          <table:table-cell table:style-name="ce3" table:formula="of:=(((1975-1972)*([.S92]-[.N92]))/(1977-1972))+[.N92]" office:value-type="float" office:value="22957.8">
            <text:p>22957.8</text:p>
          </table:table-cell>
          <table:table-cell table:style-name="ce3" table:formula="of:=(((1976-1972)*([.S92]-[.N92]))/(1977-1972))+[.N92]" office:value-type="float" office:value="22131.4">
            <text:p>22131.4</text:p>
          </table:table-cell>
          <table:table-cell office:value-type="float" office:value="21305">
            <text:p>21305.0</text:p>
          </table:table-cell>
          <table:table-cell table:style-name="ce3" table:formula="of:=(((1978-1977)*([.X92]-[.S92]))/(1982-1977))+[.S92]" office:value-type="float" office:value="20705.4">
            <text:p>20705.4</text:p>
          </table:table-cell>
          <table:table-cell table:style-name="ce3" table:formula="of:=(((1979-1977)*([.X92]-[.S92]))/(1982-1977))+[.S92]" office:value-type="float" office:value="20105.8">
            <text:p>20105.8</text:p>
          </table:table-cell>
          <table:table-cell table:style-name="ce3" table:formula="of:=(((1980-1977)*([.X92]-[.S92]))/(1982-1977))+[.S92]" office:value-type="float" office:value="19506.2">
            <text:p>19506.2</text:p>
          </table:table-cell>
          <table:table-cell table:style-name="ce3" table:formula="of:=(((1981-1977)*([.X92]-[.S92]))/(1982-1977))+[.S92]" office:value-type="float" office:value="18906.6">
            <text:p>18906.6</text:p>
          </table:table-cell>
          <table:table-cell office:value-type="float" office:value="18307">
            <text:p>18307.0</text:p>
          </table:table-cell>
          <table:table-cell table:style-name="ce3" table:formula="of:=(((1983-1982)*([.AC92]-[.X92]))/(1987-1982))+[.X92]" office:value-type="float" office:value="17985.8">
            <text:p>17985.8</text:p>
          </table:table-cell>
          <table:table-cell table:style-name="ce3" table:formula="of:=(((1984-1982)*([.AC92]-[.X92]))/(1987-1982))+[.X92]" office:value-type="float" office:value="17664.6">
            <text:p>17664.6</text:p>
          </table:table-cell>
          <table:table-cell table:style-name="ce3" table:formula="of:=(((1985-1982)*([.AC92]-[.X92]))/(1987-1982))+[.X92]" office:value-type="float" office:value="17343.4">
            <text:p>17343.4</text:p>
          </table:table-cell>
          <table:table-cell table:style-name="ce3" table:formula="of:=(((1986-1982)*([.AC92]-[.X92]))/(1987-1982))+[.X92]" office:value-type="float" office:value="17022.2">
            <text:p>17022.2</text:p>
          </table:table-cell>
          <table:table-cell office:value-type="float" office:value="16701">
            <text:p>16701.0</text:p>
          </table:table-cell>
          <table:table-cell table:style-name="ce3" table:formula="of:=(((1988-1987)*([.AH92]-[.AC92]))/(1992-1987))+[.AC92]" office:value-type="float" office:value="16382.6">
            <text:p>16382.6</text:p>
          </table:table-cell>
          <table:table-cell table:style-name="ce3" table:formula="of:=(((1989-1987)*([.AH92]-[.AC92]))/(1992-1987))+[.AC92]" office:value-type="float" office:value="16064.2">
            <text:p>16064.2</text:p>
          </table:table-cell>
          <table:table-cell table:style-name="ce3" table:formula="of:=(((1990-1987)*([.AH92]-[.AC92]))/(1992-1987))+[.AC92]" office:value-type="float" office:value="15745.8">
            <text:p>15745.8</text:p>
          </table:table-cell>
          <table:table-cell table:style-name="ce3" table:formula="of:=(((1991-1987)*([.AH92]-[.AC92]))/(1992-1987))+[.AC92]" office:value-type="float" office:value="15427.4">
            <text:p>15427.4</text:p>
          </table:table-cell>
          <table:table-cell office:value-type="float" office:value="15109">
            <text:p>15109.0</text:p>
          </table:table-cell>
          <table:table-cell table:style-name="ce3" table:formula="of:=(((1993-1992)*([.AM92]-[.AH92]))/(1997-1992))+[.AH92]" office:value-type="float" office:value="14820">
            <text:p>14820.0</text:p>
          </table:table-cell>
          <table:table-cell table:style-name="ce3" table:formula="of:=(((1994-1992)*([.AM92]-[.AH92]))/(1997-1992))+[.AH92]" office:value-type="float" office:value="14531">
            <text:p>14531.0</text:p>
          </table:table-cell>
          <table:table-cell table:style-name="ce3" table:formula="of:=(((1995-1992)*([.AM92]-[.AH92]))/(1997-1992))+[.AH92]" office:value-type="float" office:value="14242">
            <text:p>14242.0</text:p>
          </table:table-cell>
          <table:table-cell table:style-name="ce3" table:formula="of:=(((1996-1992)*([.AM92]-[.AH92]))/(1997-1992))+[.AH92]" office:value-type="float" office:value="13953">
            <text:p>13953.0</text:p>
          </table:table-cell>
          <table:table-cell office:value-type="float" office:value="13664">
            <text:p>13664.0</text:p>
          </table:table-cell>
          <table:table-cell table:style-name="ce3" table:formula="of:=(((1998-1997)*([.AR92]-[.AM92]))/(2002-1997))+[.AM92]" office:value-type="float" office:value="13411.8">
            <text:p>13411.8</text:p>
          </table:table-cell>
          <table:table-cell table:style-name="ce3" table:formula="of:=(((1999-1997)*([.AR92]-[.AM92]))/(2002-1997))+[.AM92]" office:value-type="float" office:value="13159.6">
            <text:p>13159.6</text:p>
          </table:table-cell>
          <table:table-cell table:style-name="ce3" table:formula="of:=(((2000-1997)*([.AR92]-[.AM92]))/(2002-1997))+[.AM92]" office:value-type="float" office:value="12907.4">
            <text:p>12907.4</text:p>
          </table:table-cell>
          <table:table-cell table:style-name="ce3" table:formula="of:=(((2001-1997)*([.AR92]-[.AM92]))/(2002-1997))+[.AM92]" office:value-type="float" office:value="12655.2">
            <text:p>12655.2</text:p>
          </table:table-cell>
          <table:table-cell office:value-type="float" office:value="12403">
            <text:p>12403.0</text:p>
          </table:table-cell>
          <table:table-cell table:style-name="ce3" table:formula="of:=(((2003-2002)*([.AW92]-[.AR92]))/(2007-2002))+[.AR92]" office:value-type="float" office:value="12169.6">
            <text:p>12169.6</text:p>
          </table:table-cell>
          <table:table-cell table:style-name="ce3" table:formula="of:=(((2004-2002)*([.AW92]-[.AR92]))/(2007-2002))+[.AR92]" office:value-type="float" office:value="11936.2">
            <text:p>11936.2</text:p>
          </table:table-cell>
          <table:table-cell table:style-name="ce3" table:formula="of:=(((2005-2002)*([.AW92]-[.AR92]))/(2007-2002))+[.AR92]" office:value-type="float" office:value="11702.8">
            <text:p>11702.8</text:p>
          </table:table-cell>
          <table:table-cell table:style-name="ce3" table:formula="of:=(((2006-2002)*([.AW92]-[.AR92]))/(2007-2002))+[.AR92]" office:value-type="float" office:value="11469.4">
            <text:p>11469.4</text:p>
          </table:table-cell>
          <table:table-cell office:value-type="float" office:value="11236">
            <text:p>11236.0</text:p>
          </table:table-cell>
          <table:table-cell table:style-name="ce3" table:formula="of:=(((2008-2007)*([.BB92]-[.AW92]))/(2012-2007))+[.AW92]" office:value-type="float" office:value="11014.2">
            <text:p>11014.2</text:p>
          </table:table-cell>
          <table:table-cell table:style-name="ce3" table:formula="of:=(((2009-2007)*([.BB92]-[.AW92]))/(2012-2007))+[.AW92]" office:value-type="float" office:value="10792.4">
            <text:p>10792.4</text:p>
          </table:table-cell>
          <table:table-cell table:style-name="ce3" table:formula="of:=(((2010-2007)*([.BB92]-[.AW92]))/(2012-2007))+[.AW92]" office:value-type="float" office:value="10570.6">
            <text:p>10570.6</text:p>
          </table:table-cell>
          <table:table-cell table:style-name="ce3" table:formula="of:=(((2011-2007)*([.BB92]-[.AW92]))/(2012-2007))+[.AW92]" office:value-type="float" office:value="10348.8">
            <text:p>10348.8</text:p>
          </table:table-cell>
          <table:table-cell office:value-type="float" office:value="10127">
            <text:p>10127.0</text:p>
          </table:table-cell>
          <table:table-cell table:number-columns-repeated="970"/>
        </table:table-row>
        <table:table-row table:style-name="ro1">
          <table:table-cell office:value-type="string">
            <text:p>Guinea</text:p>
          </table:table-cell>
          <table:table-cell office:value-type="string">
            <text:p>India</text:p>
          </table:table-cell>
          <table:table-cell table:style-name="Default" office:value-type="string">
            <text:p>4098.0</text:p>
          </table:table-cell>
          <table:table-cell table:style-name="Default" office:value-type="string">
            <text:p>3688.0</text:p>
          </table:table-cell>
          <table:table-cell table:style-name="Default" office:value-type="string">
            <text:p>3296.0</text:p>
          </table:table-cell>
          <table:table-cell table:style-name="Default" office:value-type="string">
            <text:p>2930.0</text:p>
          </table:table-cell>
          <table:table-cell table:style-name="Default" office:value-type="string">
            <text:p>2607.0</text:p>
          </table:table-cell>
          <table:table-cell table:style-name="Default" office:value-type="string">
            <text:p>2331.0</text:p>
          </table:table-cell>
          <table:table-cell table:style-name="Default" office:value-type="string">
            <text:p>2100.0</text:p>
          </table:table-cell>
          <table:table-cell table:style-name="Default" office:value-type="string">
            <text:p>1910.0</text:p>
          </table:table-cell>
          <table:table-cell table:style-name="Default" office:value-type="string">
            <text:p>1755.0</text:p>
          </table:table-cell>
          <table:table-cell table:style-name="Default" office:value-type="string">
            <text:p>1628.0</text:p>
          </table:table-cell>
          <table:table-cell table:style-name="Default" office:value-type="string">
            <text:p>1519.0</text:p>
          </table:table-cell>
          <table:table-cell office:value-type="float" office:value="53453">
            <text:p>53453.0</text:p>
          </table:table-cell>
          <table:table-cell table:style-name="ce3" table:formula="of:=(((1973-1972)*([.S93]-[.N93]))/(1977-1972))+[.N93]" office:value-type="float" office:value="53244.8">
            <text:p>53244.8</text:p>
          </table:table-cell>
          <table:table-cell table:style-name="ce3" table:formula="of:=(((1974-1972)*([.S93]-[.N93]))/(1977-1972))+[.N93]" office:value-type="float" office:value="53036.6">
            <text:p>53036.6</text:p>
          </table:table-cell>
          <table:table-cell table:style-name="ce3" table:formula="of:=(((1975-1972)*([.S93]-[.N93]))/(1977-1972))+[.N93]" office:value-type="float" office:value="52828.4">
            <text:p>52828.4</text:p>
          </table:table-cell>
          <table:table-cell table:style-name="ce3" table:formula="of:=(((1976-1972)*([.S93]-[.N93]))/(1977-1972))+[.N93]" office:value-type="float" office:value="52620.2">
            <text:p>52620.2</text:p>
          </table:table-cell>
          <table:table-cell office:value-type="float" office:value="52412">
            <text:p>52412.0</text:p>
          </table:table-cell>
          <table:table-cell table:style-name="ce3" table:formula="of:=(((1978-1977)*([.X93]-[.S93]))/(1982-1977))+[.S93]" office:value-type="float" office:value="51820.2">
            <text:p>51820.2</text:p>
          </table:table-cell>
          <table:table-cell table:style-name="ce3" table:formula="of:=(((1979-1977)*([.X93]-[.S93]))/(1982-1977))+[.S93]" office:value-type="float" office:value="51228.4">
            <text:p>51228.4</text:p>
          </table:table-cell>
          <table:table-cell table:style-name="ce3" table:formula="of:=(((1980-1977)*([.X93]-[.S93]))/(1982-1977))+[.S93]" office:value-type="float" office:value="50636.6">
            <text:p>50636.6</text:p>
          </table:table-cell>
          <table:table-cell table:style-name="ce3" table:formula="of:=(((1981-1977)*([.X93]-[.S93]))/(1982-1977))+[.S93]" office:value-type="float" office:value="50044.8">
            <text:p>50044.8</text:p>
          </table:table-cell>
          <table:table-cell office:value-type="float" office:value="49453">
            <text:p>49453.0</text:p>
          </table:table-cell>
          <table:table-cell table:style-name="ce3" table:formula="of:=(((1983-1982)*([.AC93]-[.X93]))/(1987-1982))+[.X93]" office:value-type="float" office:value="48305.2">
            <text:p>48305.2</text:p>
          </table:table-cell>
          <table:table-cell table:style-name="ce3" table:formula="of:=(((1984-1982)*([.AC93]-[.X93]))/(1987-1982))+[.X93]" office:value-type="float" office:value="47157.4">
            <text:p>47157.4</text:p>
          </table:table-cell>
          <table:table-cell table:style-name="ce3" table:formula="of:=(((1985-1982)*([.AC93]-[.X93]))/(1987-1982))+[.X93]" office:value-type="float" office:value="46009.6">
            <text:p>46009.6</text:p>
          </table:table-cell>
          <table:table-cell table:style-name="ce3" table:formula="of:=(((1986-1982)*([.AC93]-[.X93]))/(1987-1982))+[.X93]" office:value-type="float" office:value="44861.8">
            <text:p>44861.8</text:p>
          </table:table-cell>
          <table:table-cell office:value-type="float" office:value="43714">
            <text:p>43714.0</text:p>
          </table:table-cell>
          <table:table-cell table:style-name="ce3" table:formula="of:=(((1988-1987)*([.AH93]-[.AC93]))/(1992-1987))+[.AC93]" office:value-type="float" office:value="41961.6">
            <text:p>41961.6</text:p>
          </table:table-cell>
          <table:table-cell table:style-name="ce3" table:formula="of:=(((1989-1987)*([.AH93]-[.AC93]))/(1992-1987))+[.AC93]" office:value-type="float" office:value="40209.2">
            <text:p>40209.2</text:p>
          </table:table-cell>
          <table:table-cell table:style-name="ce3" table:formula="of:=(((1990-1987)*([.AH93]-[.AC93]))/(1992-1987))+[.AC93]" office:value-type="float" office:value="38456.8">
            <text:p>38456.8</text:p>
          </table:table-cell>
          <table:table-cell table:style-name="ce3" table:formula="of:=(((1991-1987)*([.AH93]-[.AC93]))/(1992-1987))+[.AC93]" office:value-type="float" office:value="36704.4">
            <text:p>36704.4</text:p>
          </table:table-cell>
          <table:table-cell office:value-type="float" office:value="34952">
            <text:p>34952.0</text:p>
          </table:table-cell>
          <table:table-cell table:style-name="ce3" table:formula="of:=(((1993-1992)*([.AM93]-[.AH93]))/(1997-1992))+[.AH93]" office:value-type="float" office:value="33624.4">
            <text:p>33624.4</text:p>
          </table:table-cell>
          <table:table-cell table:style-name="ce3" table:formula="of:=(((1994-1992)*([.AM93]-[.AH93]))/(1997-1992))+[.AH93]" office:value-type="float" office:value="32296.8">
            <text:p>32296.8</text:p>
          </table:table-cell>
          <table:table-cell table:style-name="ce3" table:formula="of:=(((1995-1992)*([.AM93]-[.AH93]))/(1997-1992))+[.AH93]" office:value-type="float" office:value="30969.2">
            <text:p>30969.2</text:p>
          </table:table-cell>
          <table:table-cell table:style-name="ce3" table:formula="of:=(((1996-1992)*([.AM93]-[.AH93]))/(1997-1992))+[.AH93]" office:value-type="float" office:value="29641.6">
            <text:p>29641.6</text:p>
          </table:table-cell>
          <table:table-cell office:value-type="float" office:value="28314">
            <text:p>28314.0</text:p>
          </table:table-cell>
          <table:table-cell table:style-name="ce3" table:formula="of:=(((1998-1997)*([.AR93]-[.AM93]))/(2002-1997))+[.AM93]" office:value-type="float" office:value="27904">
            <text:p>27904.0</text:p>
          </table:table-cell>
          <table:table-cell table:style-name="ce3" table:formula="of:=(((1999-1997)*([.AR93]-[.AM93]))/(2002-1997))+[.AM93]" office:value-type="float" office:value="27494">
            <text:p>27494.0</text:p>
          </table:table-cell>
          <table:table-cell table:style-name="ce3" table:formula="of:=(((2000-1997)*([.AR93]-[.AM93]))/(2002-1997))+[.AM93]" office:value-type="float" office:value="27084">
            <text:p>27084.0</text:p>
          </table:table-cell>
          <table:table-cell table:style-name="ce3" table:formula="of:=(((2001-1997)*([.AR93]-[.AM93]))/(2002-1997))+[.AM93]" office:value-type="float" office:value="26674">
            <text:p>26674.0</text:p>
          </table:table-cell>
          <table:table-cell office:value-type="float" office:value="26264">
            <text:p>26264.0</text:p>
          </table:table-cell>
          <table:table-cell table:style-name="ce3" table:formula="of:=(((2003-2002)*([.AW93]-[.AR93]))/(2007-2002))+[.AR93]" office:value-type="float" office:value="25833">
            <text:p>25833.0</text:p>
          </table:table-cell>
          <table:table-cell table:style-name="ce3" table:formula="of:=(((2004-2002)*([.AW93]-[.AR93]))/(2007-2002))+[.AR93]" office:value-type="float" office:value="25402">
            <text:p>25402.0</text:p>
          </table:table-cell>
          <table:table-cell table:style-name="ce3" table:formula="of:=(((2005-2002)*([.AW93]-[.AR93]))/(2007-2002))+[.AR93]" office:value-type="float" office:value="24971">
            <text:p>24971.0</text:p>
          </table:table-cell>
          <table:table-cell table:style-name="ce3" table:formula="of:=(((2006-2002)*([.AW93]-[.AR93]))/(2007-2002))+[.AR93]" office:value-type="float" office:value="24540">
            <text:p>24540.0</text:p>
          </table:table-cell>
          <table:table-cell office:value-type="float" office:value="24109">
            <text:p>24109.0</text:p>
          </table:table-cell>
          <table:table-cell table:style-name="ce3" table:formula="of:=(((2008-2007)*([.BB93]-[.AW93]))/(2012-2007))+[.AW93]" office:value-type="float" office:value="23599.8">
            <text:p>23599.8</text:p>
          </table:table-cell>
          <table:table-cell table:style-name="ce3" table:formula="of:=(((2009-2007)*([.BB93]-[.AW93]))/(2012-2007))+[.AW93]" office:value-type="float" office:value="23090.6">
            <text:p>23090.6</text:p>
          </table:table-cell>
          <table:table-cell table:style-name="ce3" table:formula="of:=(((2010-2007)*([.BB93]-[.AW93]))/(2012-2007))+[.AW93]" office:value-type="float" office:value="22581.4">
            <text:p>22581.4</text:p>
          </table:table-cell>
          <table:table-cell table:style-name="ce3" table:formula="of:=(((2011-2007)*([.BB93]-[.AW93]))/(2012-2007))+[.AW93]" office:value-type="float" office:value="22072.2">
            <text:p>22072.2</text:p>
          </table:table-cell>
          <table:table-cell office:value-type="float" office:value="21563">
            <text:p>21563.0</text:p>
          </table:table-cell>
          <table:table-cell table:number-columns-repeated="970"/>
        </table:table-row>
        <table:table-row table:style-name="ro1">
          <table:table-cell office:value-type="string">
            <text:p>Guyana</text:p>
          </table:table-cell>
          <table:table-cell office:value-type="string">
            <text:p>Indonesia</text:p>
          </table:table-cell>
          <table:table-cell table:style-name="Default" office:value-type="string">
            <text:p>20905.0</text:p>
          </table:table-cell>
          <table:table-cell table:style-name="Default" office:value-type="string">
            <text:p>18419.0</text:p>
          </table:table-cell>
          <table:table-cell table:style-name="Default" office:value-type="string">
            <text:p>16216.0</text:p>
          </table:table-cell>
          <table:table-cell table:style-name="Default" office:value-type="string">
            <text:p>14351.0</text:p>
          </table:table-cell>
          <table:table-cell table:style-name="Default" office:value-type="string">
            <text:p>12798.0</text:p>
          </table:table-cell>
          <table:table-cell table:style-name="Default" office:value-type="string">
            <text:p>11553.0</text:p>
          </table:table-cell>
          <table:table-cell table:style-name="Default" office:value-type="string">
            <text:p>10598.0</text:p>
          </table:table-cell>
          <table:table-cell table:style-name="Default" office:value-type="string">
            <text:p>9846.0</text:p>
          </table:table-cell>
          <table:table-cell table:style-name="Default" office:value-type="string">
            <text:p>9218.0</text:p>
          </table:table-cell>
          <table:table-cell table:style-name="Default" office:value-type="string">
            <text:p>8685.0</text:p>
          </table:table-cell>
          <table:table-cell table:style-name="Default" office:value-type="string">
            <text:p>8249.0</text:p>
          </table:table-cell>
          <table:table-cell office:value-type="float" office:value="327446">
            <text:p>327446.0</text:p>
          </table:table-cell>
          <table:table-cell table:style-name="ce3" table:formula="of:=(((1973-1972)*([.S94]-[.N94]))/(1977-1972))+[.N94]" office:value-type="float" office:value="325211.4">
            <text:p>325211.4</text:p>
          </table:table-cell>
          <table:table-cell table:style-name="ce3" table:formula="of:=(((1974-1972)*([.S94]-[.N94]))/(1977-1972))+[.N94]" office:value-type="float" office:value="322976.8">
            <text:p>322976.8</text:p>
          </table:table-cell>
          <table:table-cell table:style-name="ce3" table:formula="of:=(((1975-1972)*([.S94]-[.N94]))/(1977-1972))+[.N94]" office:value-type="float" office:value="320742.2">
            <text:p>320742.2</text:p>
          </table:table-cell>
          <table:table-cell table:style-name="ce3" table:formula="of:=(((1976-1972)*([.S94]-[.N94]))/(1977-1972))+[.N94]" office:value-type="float" office:value="318507.6">
            <text:p>318507.6</text:p>
          </table:table-cell>
          <table:table-cell office:value-type="float" office:value="316273">
            <text:p>316273.0</text:p>
          </table:table-cell>
          <table:table-cell table:style-name="ce3" table:formula="of:=(((1978-1977)*([.X94]-[.S94]))/(1982-1977))+[.S94]" office:value-type="float" office:value="315453.6">
            <text:p>315453.6</text:p>
          </table:table-cell>
          <table:table-cell table:style-name="ce3" table:formula="of:=(((1979-1977)*([.X94]-[.S94]))/(1982-1977))+[.S94]" office:value-type="float" office:value="314634.2">
            <text:p>314634.2</text:p>
          </table:table-cell>
          <table:table-cell table:style-name="ce3" table:formula="of:=(((1980-1977)*([.X94]-[.S94]))/(1982-1977))+[.S94]" office:value-type="float" office:value="313814.8">
            <text:p>313814.8</text:p>
          </table:table-cell>
          <table:table-cell table:style-name="ce3" table:formula="of:=(((1981-1977)*([.X94]-[.S94]))/(1982-1977))+[.S94]" office:value-type="float" office:value="312995.4">
            <text:p>312995.4</text:p>
          </table:table-cell>
          <table:table-cell office:value-type="float" office:value="312176">
            <text:p>312176.0</text:p>
          </table:table-cell>
          <table:table-cell table:style-name="ce3" table:formula="of:=(((1983-1982)*([.AC94]-[.X94]))/(1987-1982))+[.X94]" office:value-type="float" office:value="314964">
            <text:p>314964.0</text:p>
          </table:table-cell>
          <table:table-cell table:style-name="ce3" table:formula="of:=(((1984-1982)*([.AC94]-[.X94]))/(1987-1982))+[.X94]" office:value-type="float" office:value="317752">
            <text:p>317752.0</text:p>
          </table:table-cell>
          <table:table-cell table:style-name="ce3" table:formula="of:=(((1985-1982)*([.AC94]-[.X94]))/(1987-1982))+[.X94]" office:value-type="float" office:value="320540">
            <text:p>320540.0</text:p>
          </table:table-cell>
          <table:table-cell table:style-name="ce3" table:formula="of:=(((1986-1982)*([.AC94]-[.X94]))/(1987-1982))+[.X94]" office:value-type="float" office:value="323328">
            <text:p>323328.0</text:p>
          </table:table-cell>
          <table:table-cell office:value-type="float" office:value="326116">
            <text:p>326116.0</text:p>
          </table:table-cell>
          <table:table-cell table:style-name="ce3" table:formula="of:=(((1988-1987)*([.AH94]-[.AC94]))/(1992-1987))+[.AC94]" office:value-type="float" office:value="327467.4">
            <text:p>327467.4</text:p>
          </table:table-cell>
          <table:table-cell table:style-name="ce3" table:formula="of:=(((1989-1987)*([.AH94]-[.AC94]))/(1992-1987))+[.AC94]" office:value-type="float" office:value="328818.8">
            <text:p>328818.8</text:p>
          </table:table-cell>
          <table:table-cell table:style-name="ce3" table:formula="of:=(((1990-1987)*([.AH94]-[.AC94]))/(1992-1987))+[.AC94]" office:value-type="float" office:value="330170.2">
            <text:p>330170.2</text:p>
          </table:table-cell>
          <table:table-cell table:style-name="ce3" table:formula="of:=(((1991-1987)*([.AH94]-[.AC94]))/(1992-1987))+[.AC94]" office:value-type="float" office:value="331521.6">
            <text:p>331521.6</text:p>
          </table:table-cell>
          <table:table-cell office:value-type="float" office:value="332873">
            <text:p>332873.0</text:p>
          </table:table-cell>
          <table:table-cell table:style-name="ce3" table:formula="of:=(((1993-1992)*([.AM94]-[.AH94]))/(1997-1992))+[.AH94]" office:value-type="float" office:value="332325.8">
            <text:p>332325.8</text:p>
          </table:table-cell>
          <table:table-cell table:style-name="ce3" table:formula="of:=(((1994-1992)*([.AM94]-[.AH94]))/(1997-1992))+[.AH94]" office:value-type="float" office:value="331778.6">
            <text:p>331778.6</text:p>
          </table:table-cell>
          <table:table-cell table:style-name="ce3" table:formula="of:=(((1995-1992)*([.AM94]-[.AH94]))/(1997-1992))+[.AH94]" office:value-type="float" office:value="331231.4">
            <text:p>331231.4</text:p>
          </table:table-cell>
          <table:table-cell table:style-name="ce3" table:formula="of:=(((1996-1992)*([.AM94]-[.AH94]))/(1997-1992))+[.AH94]" office:value-type="float" office:value="330684.2">
            <text:p>330684.2</text:p>
          </table:table-cell>
          <table:table-cell office:value-type="float" office:value="330137">
            <text:p>330137.0</text:p>
          </table:table-cell>
          <table:table-cell table:style-name="ce3" table:formula="of:=(((1998-1997)*([.AR94]-[.AM94]))/(2002-1997))+[.AM94]" office:value-type="float" office:value="329421.2">
            <text:p>329421.2</text:p>
          </table:table-cell>
          <table:table-cell table:style-name="ce3" table:formula="of:=(((1999-1997)*([.AR94]-[.AM94]))/(2002-1997))+[.AM94]" office:value-type="float" office:value="328705.4">
            <text:p>328705.4</text:p>
          </table:table-cell>
          <table:table-cell table:style-name="ce3" table:formula="of:=(((2000-1997)*([.AR94]-[.AM94]))/(2002-1997))+[.AM94]" office:value-type="float" office:value="327989.6">
            <text:p>327989.6</text:p>
          </table:table-cell>
          <table:table-cell table:style-name="ce3" table:formula="of:=(((2001-1997)*([.AR94]-[.AM94]))/(2002-1997))+[.AM94]" office:value-type="float" office:value="327273.8">
            <text:p>327273.8</text:p>
          </table:table-cell>
          <table:table-cell office:value-type="float" office:value="326558">
            <text:p>326558.0</text:p>
          </table:table-cell>
          <table:table-cell table:style-name="ce3" table:formula="of:=(((2003-2002)*([.AW94]-[.AR94]))/(2007-2002))+[.AR94]" office:value-type="float" office:value="325513">
            <text:p>325513.0</text:p>
          </table:table-cell>
          <table:table-cell table:style-name="ce3" table:formula="of:=(((2004-2002)*([.AW94]-[.AR94]))/(2007-2002))+[.AR94]" office:value-type="float" office:value="324468">
            <text:p>324468.0</text:p>
          </table:table-cell>
          <table:table-cell table:style-name="ce3" table:formula="of:=(((2005-2002)*([.AW94]-[.AR94]))/(2007-2002))+[.AR94]" office:value-type="float" office:value="323423">
            <text:p>323423.0</text:p>
          </table:table-cell>
          <table:table-cell table:style-name="ce3" table:formula="of:=(((2006-2002)*([.AW94]-[.AR94]))/(2007-2002))+[.AR94]" office:value-type="float" office:value="322378">
            <text:p>322378.0</text:p>
          </table:table-cell>
          <table:table-cell office:value-type="float" office:value="321333">
            <text:p>321333.0</text:p>
          </table:table-cell>
          <table:table-cell table:style-name="ce3" table:formula="of:=(((2008-2007)*([.BB94]-[.AW94]))/(2012-2007))+[.AW94]" office:value-type="float" office:value="320654.8">
            <text:p>320654.8</text:p>
          </table:table-cell>
          <table:table-cell table:style-name="ce3" table:formula="of:=(((2009-2007)*([.BB94]-[.AW94]))/(2012-2007))+[.AW94]" office:value-type="float" office:value="319976.6">
            <text:p>319976.6</text:p>
          </table:table-cell>
          <table:table-cell table:style-name="ce3" table:formula="of:=(((2010-2007)*([.BB94]-[.AW94]))/(2012-2007))+[.AW94]" office:value-type="float" office:value="319298.4">
            <text:p>319298.4</text:p>
          </table:table-cell>
          <table:table-cell table:style-name="ce3" table:formula="of:=(((2011-2007)*([.BB94]-[.AW94]))/(2012-2007))+[.AW94]" office:value-type="float" office:value="318620.2">
            <text:p>318620.2</text:p>
          </table:table-cell>
          <table:table-cell office:value-type="float" office:value="317942">
            <text:p>317942.0</text:p>
          </table:table-cell>
          <table:table-cell table:number-columns-repeated="970"/>
        </table:table-row>
        <table:table-row table:style-name="ro1">
          <table:table-cell office:value-type="string">
            <text:p>Haiti</text:p>
          </table:table-cell>
          <table:table-cell office:value-type="string">
            <text:p>Iran (Islamic Republic of)</text:p>
          </table:table-cell>
          <table:table-cell table:style-name="Default" office:value-type="string">
            <text:p>5914.0</text:p>
          </table:table-cell>
          <table:table-cell table:style-name="Default" office:value-type="string">
            <text:p>5180.0</text:p>
          </table:table-cell>
          <table:table-cell table:style-name="Default" office:value-type="string">
            <text:p>4537.0</text:p>
          </table:table-cell>
          <table:table-cell table:style-name="Default" office:value-type="string">
            <text:p>3931.0</text:p>
          </table:table-cell>
          <table:table-cell table:style-name="Default" office:value-type="string">
            <text:p>3299.0</text:p>
          </table:table-cell>
          <table:table-cell table:style-name="Default" office:value-type="string">
            <text:p>2737.0</text:p>
          </table:table-cell>
          <table:table-cell table:style-name="Default" office:value-type="string">
            <text:p>2401.0</text:p>
          </table:table-cell>
          <table:table-cell table:style-name="Default" office:value-type="string">
            <text:p>2211.0</text:p>
          </table:table-cell>
          <table:table-cell table:style-name="Default" office:value-type="string">
            <text:p>2038.0</text:p>
          </table:table-cell>
          <table:table-cell table:style-name="Default" office:value-type="string">
            <text:p>1918.0</text:p>
          </table:table-cell>
          <table:table-cell table:style-name="Default" office:value-type="string">
            <text:p>1812.0</text:p>
          </table:table-cell>
          <table:table-cell office:value-type="float" office:value="2667">
            <text:p>2667.0</text:p>
          </table:table-cell>
          <table:table-cell table:style-name="ce3" table:formula="of:=(((1973-1972)*([.S95]-[.N95]))/(1977-1972))+[.N95]" office:value-type="float" office:value="2620.8">
            <text:p>2620.8</text:p>
          </table:table-cell>
          <table:table-cell table:style-name="ce3" table:formula="of:=(((1974-1972)*([.S95]-[.N95]))/(1977-1972))+[.N95]" office:value-type="float" office:value="2574.6">
            <text:p>2574.6</text:p>
          </table:table-cell>
          <table:table-cell table:style-name="ce3" table:formula="of:=(((1975-1972)*([.S95]-[.N95]))/(1977-1972))+[.N95]" office:value-type="float" office:value="2528.4">
            <text:p>2528.4</text:p>
          </table:table-cell>
          <table:table-cell table:style-name="ce3" table:formula="of:=(((1976-1972)*([.S95]-[.N95]))/(1977-1972))+[.N95]" office:value-type="float" office:value="2482.2">
            <text:p>2482.2</text:p>
          </table:table-cell>
          <table:table-cell office:value-type="float" office:value="2436">
            <text:p>2436.0</text:p>
          </table:table-cell>
          <table:table-cell table:style-name="ce3" table:formula="of:=(((1978-1977)*([.X95]-[.S95]))/(1982-1977))+[.S95]" office:value-type="float" office:value="2385.6">
            <text:p>2385.6</text:p>
          </table:table-cell>
          <table:table-cell table:style-name="ce3" table:formula="of:=(((1979-1977)*([.X95]-[.S95]))/(1982-1977))+[.S95]" office:value-type="float" office:value="2335.2">
            <text:p>2335.2</text:p>
          </table:table-cell>
          <table:table-cell table:style-name="ce3" table:formula="of:=(((1980-1977)*([.X95]-[.S95]))/(1982-1977))+[.S95]" office:value-type="float" office:value="2284.8">
            <text:p>2284.8</text:p>
          </table:table-cell>
          <table:table-cell table:style-name="ce3" table:formula="of:=(((1981-1977)*([.X95]-[.S95]))/(1982-1977))+[.S95]" office:value-type="float" office:value="2234.4">
            <text:p>2234.4</text:p>
          </table:table-cell>
          <table:table-cell office:value-type="float" office:value="2184">
            <text:p>2184.0</text:p>
          </table:table-cell>
          <table:table-cell table:style-name="ce3" table:formula="of:=(((1983-1982)*([.AC95]-[.X95]))/(1987-1982))+[.X95]" office:value-type="float" office:value="2136.4">
            <text:p>2136.4</text:p>
          </table:table-cell>
          <table:table-cell table:style-name="ce3" table:formula="of:=(((1984-1982)*([.AC95]-[.X95]))/(1987-1982))+[.X95]" office:value-type="float" office:value="2088.8">
            <text:p>2088.8</text:p>
          </table:table-cell>
          <table:table-cell table:style-name="ce3" table:formula="of:=(((1985-1982)*([.AC95]-[.X95]))/(1987-1982))+[.X95]" office:value-type="float" office:value="2041.2">
            <text:p>2041.2</text:p>
          </table:table-cell>
          <table:table-cell table:style-name="ce3" table:formula="of:=(((1986-1982)*([.AC95]-[.X95]))/(1987-1982))+[.X95]" office:value-type="float" office:value="1993.6">
            <text:p>1993.6</text:p>
          </table:table-cell>
          <table:table-cell office:value-type="float" office:value="1946">
            <text:p>1946.0</text:p>
          </table:table-cell>
          <table:table-cell table:style-name="ce3" table:formula="of:=(((1988-1987)*([.AH95]-[.AC95]))/(1992-1987))+[.AC95]" office:value-type="float" office:value="1907.4">
            <text:p>1907.4</text:p>
          </table:table-cell>
          <table:table-cell table:style-name="ce3" table:formula="of:=(((1989-1987)*([.AH95]-[.AC95]))/(1992-1987))+[.AC95]" office:value-type="float" office:value="1868.8">
            <text:p>1868.8</text:p>
          </table:table-cell>
          <table:table-cell table:style-name="ce3" table:formula="of:=(((1990-1987)*([.AH95]-[.AC95]))/(1992-1987))+[.AC95]" office:value-type="float" office:value="1830.2">
            <text:p>1830.2</text:p>
          </table:table-cell>
          <table:table-cell table:style-name="ce3" table:formula="of:=(((1991-1987)*([.AH95]-[.AC95]))/(1992-1987))+[.AC95]" office:value-type="float" office:value="1791.6">
            <text:p>1791.6</text:p>
          </table:table-cell>
          <table:table-cell office:value-type="float" office:value="1753">
            <text:p>1753.0</text:p>
          </table:table-cell>
          <table:table-cell table:style-name="ce3" table:formula="of:=(((1993-1992)*([.AM95]-[.AH95]))/(1997-1992))+[.AH95]" office:value-type="float" office:value="1720.2">
            <text:p>1720.2</text:p>
          </table:table-cell>
          <table:table-cell table:style-name="ce3" table:formula="of:=(((1994-1992)*([.AM95]-[.AH95]))/(1997-1992))+[.AH95]" office:value-type="float" office:value="1687.4">
            <text:p>1687.4</text:p>
          </table:table-cell>
          <table:table-cell table:style-name="ce3" table:formula="of:=(((1995-1992)*([.AM95]-[.AH95]))/(1997-1992))+[.AH95]" office:value-type="float" office:value="1654.6">
            <text:p>1654.6</text:p>
          </table:table-cell>
          <table:table-cell table:style-name="ce3" table:formula="of:=(((1996-1992)*([.AM95]-[.AH95]))/(1997-1992))+[.AH95]" office:value-type="float" office:value="1621.8">
            <text:p>1621.8</text:p>
          </table:table-cell>
          <table:table-cell office:value-type="float" office:value="1589">
            <text:p>1589.0</text:p>
          </table:table-cell>
          <table:table-cell table:style-name="ce3" table:formula="of:=(((1998-1997)*([.AR95]-[.AM95]))/(2002-1997))+[.AM95]" office:value-type="float" office:value="1562.4">
            <text:p>1562.4</text:p>
          </table:table-cell>
          <table:table-cell table:style-name="ce3" table:formula="of:=(((1999-1997)*([.AR95]-[.AM95]))/(2002-1997))+[.AM95]" office:value-type="float" office:value="1535.8">
            <text:p>1535.8</text:p>
          </table:table-cell>
          <table:table-cell table:style-name="ce3" table:formula="of:=(((2000-1997)*([.AR95]-[.AM95]))/(2002-1997))+[.AM95]" office:value-type="float" office:value="1509.2">
            <text:p>1509.2</text:p>
          </table:table-cell>
          <table:table-cell table:style-name="ce3" table:formula="of:=(((2001-1997)*([.AR95]-[.AM95]))/(2002-1997))+[.AM95]" office:value-type="float" office:value="1482.6">
            <text:p>1482.6</text:p>
          </table:table-cell>
          <table:table-cell office:value-type="float" office:value="1456">
            <text:p>1456.0</text:p>
          </table:table-cell>
          <table:table-cell table:style-name="ce3" table:formula="of:=(((2003-2002)*([.AW95]-[.AR95]))/(2007-2002))+[.AR95]" office:value-type="float" office:value="1435.6">
            <text:p>1435.6</text:p>
          </table:table-cell>
          <table:table-cell table:style-name="ce3" table:formula="of:=(((2004-2002)*([.AW95]-[.AR95]))/(2007-2002))+[.AR95]" office:value-type="float" office:value="1415.2">
            <text:p>1415.2</text:p>
          </table:table-cell>
          <table:table-cell table:style-name="ce3" table:formula="of:=(((2005-2002)*([.AW95]-[.AR95]))/(2007-2002))+[.AR95]" office:value-type="float" office:value="1394.8">
            <text:p>1394.8</text:p>
          </table:table-cell>
          <table:table-cell table:style-name="ce3" table:formula="of:=(((2006-2002)*([.AW95]-[.AR95]))/(2007-2002))+[.AR95]" office:value-type="float" office:value="1374.4">
            <text:p>1374.4</text:p>
          </table:table-cell>
          <table:table-cell office:value-type="float" office:value="1354">
            <text:p>1354.0</text:p>
          </table:table-cell>
          <table:table-cell table:style-name="ce3" table:formula="of:=(((2008-2007)*([.BB95]-[.AW95]))/(2012-2007))+[.AW95]" office:value-type="float" office:value="1337">
            <text:p>1337.0</text:p>
          </table:table-cell>
          <table:table-cell table:style-name="ce3" table:formula="of:=(((2009-2007)*([.BB95]-[.AW95]))/(2012-2007))+[.AW95]" office:value-type="float" office:value="1320">
            <text:p>1320.0</text:p>
          </table:table-cell>
          <table:table-cell table:style-name="ce3" table:formula="of:=(((2010-2007)*([.BB95]-[.AW95]))/(2012-2007))+[.AW95]" office:value-type="float" office:value="1303">
            <text:p>1303.0</text:p>
          </table:table-cell>
          <table:table-cell table:style-name="ce3" table:formula="of:=(((2011-2007)*([.BB95]-[.AW95]))/(2012-2007))+[.AW95]" office:value-type="float" office:value="1286">
            <text:p>1286.0</text:p>
          </table:table-cell>
          <table:table-cell office:value-type="float" office:value="1269">
            <text:p>1269.0</text:p>
          </table:table-cell>
          <table:table-cell table:number-columns-repeated="970"/>
        </table:table-row>
        <table:table-row table:style-name="ro1">
          <table:table-cell office:value-type="string">
            <text:p>Holy See</text:p>
          </table:table-cell>
          <table:table-cell office:value-type="string">
            <text:p>Iraq</text:p>
          </table:table-cell>
          <table:table-cell table:style-name="Default" office:value-type="string">
            <text:p>11561.0</text:p>
          </table:table-cell>
          <table:table-cell table:style-name="Default" office:value-type="string">
            <text:p>9924.0</text:p>
          </table:table-cell>
          <table:table-cell table:style-name="Default" office:value-type="string">
            <text:p>8398.0</text:p>
          </table:table-cell>
          <table:table-cell table:style-name="Default" office:value-type="string">
            <text:p>7149.0</text:p>
          </table:table-cell>
          <table:table-cell table:style-name="Default" office:value-type="string">
            <text:p>6215.0</text:p>
          </table:table-cell>
          <table:table-cell table:style-name="Default" office:value-type="string">
            <text:p>5559.0</text:p>
          </table:table-cell>
          <table:table-cell table:style-name="Default" office:value-type="string">
            <text:p>4879.0</text:p>
          </table:table-cell>
          <table:table-cell table:style-name="Default" office:value-type="string">
            <text:p>4143.0</text:p>
          </table:table-cell>
          <table:table-cell table:style-name="Default" office:value-type="string">
            <text:p>3561.0</text:p>
          </table:table-cell>
          <table:table-cell table:style-name="Default" office:value-type="string">
            <text:p>3103.0</text:p>
          </table:table-cell>
          <table:table-cell table:style-name="Default" office:value-type="string">
            <text:p>2666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Honduras</text:p>
          </table:table-cell>
          <table:table-cell office:value-type="string">
            <text:p>Ireland</text:p>
          </table:table-cell>
          <table:table-cell table:style-name="Default" office:value-type="string">
            <text:p>18342.0</text:p>
          </table:table-cell>
          <table:table-cell table:style-name="Default" office:value-type="string">
            <text:p>17931.0</text:p>
          </table:table-cell>
          <table:table-cell table:style-name="Default" office:value-type="string">
            <text:p>17111.0</text:p>
          </table:table-cell>
          <table:table-cell table:style-name="Default" office:value-type="string">
            <text:p>15834.0</text:p>
          </table:table-cell>
          <table:table-cell table:style-name="Default" office:value-type="string">
            <text:p>14934.0</text:p>
          </table:table-cell>
          <table:table-cell table:style-name="Default" office:value-type="string">
            <text:p>14702.0</text:p>
          </table:table-cell>
          <table:table-cell table:style-name="Default" office:value-type="string">
            <text:p>14652.0</text:p>
          </table:table-cell>
          <table:table-cell table:style-name="Default" office:value-type="string">
            <text:p>14169.0</text:p>
          </table:table-cell>
          <table:table-cell table:style-name="Default" office:value-type="string">
            <text:p>13211.0</text:p>
          </table:table-cell>
          <table:table-cell table:style-name="Default" office:value-type="string">
            <text:p>12118.0</text:p>
          </table:table-cell>
          <table:table-cell table:style-name="Default" office:value-type="string">
            <text:p>11356.0</text:p>
          </table:table-cell>
          <table:table-cell office:value-type="float" office:value="33754">
            <text:p>33754.0</text:p>
          </table:table-cell>
          <table:table-cell table:style-name="ce3" table:formula="of:=(((1973-1972)*([.S97]-[.N97]))/(1977-1972))+[.N97]" office:value-type="float" office:value="32815.4">
            <text:p>32815.4</text:p>
          </table:table-cell>
          <table:table-cell table:style-name="ce3" table:formula="of:=(((1974-1972)*([.S97]-[.N97]))/(1977-1972))+[.N97]" office:value-type="float" office:value="31876.8">
            <text:p>31876.8</text:p>
          </table:table-cell>
          <table:table-cell table:style-name="ce3" table:formula="of:=(((1975-1972)*([.S97]-[.N97]))/(1977-1972))+[.N97]" office:value-type="float" office:value="30938.2">
            <text:p>30938.2</text:p>
          </table:table-cell>
          <table:table-cell table:style-name="ce3" table:formula="of:=(((1976-1972)*([.S97]-[.N97]))/(1977-1972))+[.N97]" office:value-type="float" office:value="29999.6">
            <text:p>29999.6</text:p>
          </table:table-cell>
          <table:table-cell office:value-type="float" office:value="29061">
            <text:p>29061.0</text:p>
          </table:table-cell>
          <table:table-cell table:style-name="ce3" table:formula="of:=(((1978-1977)*([.X97]-[.S97]))/(1982-1977))+[.S97]" office:value-type="float" office:value="28220.6">
            <text:p>28220.6</text:p>
          </table:table-cell>
          <table:table-cell table:style-name="ce3" table:formula="of:=(((1979-1977)*([.X97]-[.S97]))/(1982-1977))+[.S97]" office:value-type="float" office:value="27380.2">
            <text:p>27380.2</text:p>
          </table:table-cell>
          <table:table-cell table:style-name="ce3" table:formula="of:=(((1980-1977)*([.X97]-[.S97]))/(1982-1977))+[.S97]" office:value-type="float" office:value="26539.8">
            <text:p>26539.8</text:p>
          </table:table-cell>
          <table:table-cell table:style-name="ce3" table:formula="of:=(((1981-1977)*([.X97]-[.S97]))/(1982-1977))+[.S97]" office:value-type="float" office:value="25699.4">
            <text:p>25699.4</text:p>
          </table:table-cell>
          <table:table-cell office:value-type="float" office:value="24859">
            <text:p>24859.0</text:p>
          </table:table-cell>
          <table:table-cell table:style-name="ce3" table:formula="of:=(((1983-1982)*([.AC97]-[.X97]))/(1987-1982))+[.X97]" office:value-type="float" office:value="24165">
            <text:p>24165.0</text:p>
          </table:table-cell>
          <table:table-cell table:style-name="ce3" table:formula="of:=(((1984-1982)*([.AC97]-[.X97]))/(1987-1982))+[.X97]" office:value-type="float" office:value="23471">
            <text:p>23471.0</text:p>
          </table:table-cell>
          <table:table-cell table:style-name="ce3" table:formula="of:=(((1985-1982)*([.AC97]-[.X97]))/(1987-1982))+[.X97]" office:value-type="float" office:value="22777">
            <text:p>22777.0</text:p>
          </table:table-cell>
          <table:table-cell table:style-name="ce3" table:formula="of:=(((1986-1982)*([.AC97]-[.X97]))/(1987-1982))+[.X97]" office:value-type="float" office:value="22083">
            <text:p>22083.0</text:p>
          </table:table-cell>
          <table:table-cell office:value-type="float" office:value="21389">
            <text:p>21389.0</text:p>
          </table:table-cell>
          <table:table-cell table:style-name="ce3" table:formula="of:=(((1988-1987)*([.AH97]-[.AC97]))/(1992-1987))+[.AC97]" office:value-type="float" office:value="20825.8">
            <text:p>20825.8</text:p>
          </table:table-cell>
          <table:table-cell table:style-name="ce3" table:formula="of:=(((1989-1987)*([.AH97]-[.AC97]))/(1992-1987))+[.AC97]" office:value-type="float" office:value="20262.6">
            <text:p>20262.6</text:p>
          </table:table-cell>
          <table:table-cell table:style-name="ce3" table:formula="of:=(((1990-1987)*([.AH97]-[.AC97]))/(1992-1987))+[.AC97]" office:value-type="float" office:value="19699.4">
            <text:p>19699.4</text:p>
          </table:table-cell>
          <table:table-cell table:style-name="ce3" table:formula="of:=(((1991-1987)*([.AH97]-[.AC97]))/(1992-1987))+[.AC97]" office:value-type="float" office:value="19136.2">
            <text:p>19136.2</text:p>
          </table:table-cell>
          <table:table-cell office:value-type="float" office:value="18573">
            <text:p>18573.0</text:p>
          </table:table-cell>
          <table:table-cell table:style-name="ce3" table:formula="of:=(((1993-1992)*([.AM97]-[.AH97]))/(1997-1992))+[.AH97]" office:value-type="float" office:value="18146">
            <text:p>18146.0</text:p>
          </table:table-cell>
          <table:table-cell table:style-name="ce3" table:formula="of:=(((1994-1992)*([.AM97]-[.AH97]))/(1997-1992))+[.AH97]" office:value-type="float" office:value="17719">
            <text:p>17719.0</text:p>
          </table:table-cell>
          <table:table-cell table:style-name="ce3" table:formula="of:=(((1995-1992)*([.AM97]-[.AH97]))/(1997-1992))+[.AH97]" office:value-type="float" office:value="17292">
            <text:p>17292.0</text:p>
          </table:table-cell>
          <table:table-cell table:style-name="ce3" table:formula="of:=(((1996-1992)*([.AM97]-[.AH97]))/(1997-1992))+[.AH97]" office:value-type="float" office:value="16865">
            <text:p>16865.0</text:p>
          </table:table-cell>
          <table:table-cell office:value-type="float" office:value="16438">
            <text:p>16438.0</text:p>
          </table:table-cell>
          <table:table-cell table:style-name="ce3" table:formula="of:=(((1998-1997)*([.AR97]-[.AM97]))/(2002-1997))+[.AM97]" office:value-type="float" office:value="16112.2">
            <text:p>16112.2</text:p>
          </table:table-cell>
          <table:table-cell table:style-name="ce3" table:formula="of:=(((1999-1997)*([.AR97]-[.AM97]))/(2002-1997))+[.AM97]" office:value-type="float" office:value="15786.4">
            <text:p>15786.4</text:p>
          </table:table-cell>
          <table:table-cell table:style-name="ce3" table:formula="of:=(((2000-1997)*([.AR97]-[.AM97]))/(2002-1997))+[.AM97]" office:value-type="float" office:value="15460.6">
            <text:p>15460.6</text:p>
          </table:table-cell>
          <table:table-cell table:style-name="ce3" table:formula="of:=(((2001-1997)*([.AR97]-[.AM97]))/(2002-1997))+[.AM97]" office:value-type="float" office:value="15134.8">
            <text:p>15134.8</text:p>
          </table:table-cell>
          <table:table-cell office:value-type="float" office:value="14809">
            <text:p>14809.0</text:p>
          </table:table-cell>
          <table:table-cell table:style-name="ce3" table:formula="of:=(((2003-2002)*([.AW97]-[.AR97]))/(2007-2002))+[.AR97]" office:value-type="float" office:value="14527.2">
            <text:p>14527.2</text:p>
          </table:table-cell>
          <table:table-cell table:style-name="ce3" table:formula="of:=(((2004-2002)*([.AW97]-[.AR97]))/(2007-2002))+[.AR97]" office:value-type="float" office:value="14245.4">
            <text:p>14245.4</text:p>
          </table:table-cell>
          <table:table-cell table:style-name="ce3" table:formula="of:=(((2005-2002)*([.AW97]-[.AR97]))/(2007-2002))+[.AR97]" office:value-type="float" office:value="13963.6">
            <text:p>13963.6</text:p>
          </table:table-cell>
          <table:table-cell table:style-name="ce3" table:formula="of:=(((2006-2002)*([.AW97]-[.AR97]))/(2007-2002))+[.AR97]" office:value-type="float" office:value="13681.8">
            <text:p>13681.8</text:p>
          </table:table-cell>
          <table:table-cell office:value-type="float" office:value="13400">
            <text:p>13400.0</text:p>
          </table:table-cell>
          <table:table-cell table:style-name="ce3" table:formula="of:=(((2008-2007)*([.BB97]-[.AW97]))/(2012-2007))+[.AW97]" office:value-type="float" office:value="13145">
            <text:p>13145.0</text:p>
          </table:table-cell>
          <table:table-cell table:style-name="ce3" table:formula="of:=(((2009-2007)*([.BB97]-[.AW97]))/(2012-2007))+[.AW97]" office:value-type="float" office:value="12890">
            <text:p>12890.0</text:p>
          </table:table-cell>
          <table:table-cell table:style-name="ce3" table:formula="of:=(((2010-2007)*([.BB97]-[.AW97]))/(2012-2007))+[.AW97]" office:value-type="float" office:value="12635">
            <text:p>12635.0</text:p>
          </table:table-cell>
          <table:table-cell table:style-name="ce3" table:formula="of:=(((2011-2007)*([.BB97]-[.AW97]))/(2012-2007))+[.AW97]" office:value-type="float" office:value="12380">
            <text:p>12380.0</text:p>
          </table:table-cell>
          <table:table-cell office:value-type="float" office:value="12125">
            <text:p>12125.0</text:p>
          </table:table-cell>
          <table:table-cell table:number-columns-repeated="970"/>
        </table:table-row>
        <table:table-row table:style-name="ro1">
          <table:table-cell office:value-type="string">
            <text:p>Hungary</text:p>
          </table:table-cell>
          <table:table-cell office:value-type="string">
            <text:p>Israel</text:p>
          </table:table-cell>
          <table:table-cell table:style-name="Default" office:value-type="string">
            <text:p>786.2</text:p>
          </table:table-cell>
          <table:table-cell table:style-name="Default" office:value-type="string">
            <text:p>670.9</text:p>
          </table:table-cell>
          <table:table-cell table:style-name="Default" office:value-type="string">
            <text:p>586.7</text:p>
          </table:table-cell>
          <table:table-cell table:style-name="Default" office:value-type="string">
            <text:p>506.5</text:p>
          </table:table-cell>
          <table:table-cell table:style-name="Default" office:value-type="string">
            <text:p>458.2</text:p>
          </table:table-cell>
          <table:table-cell table:style-name="Default" office:value-type="string">
            <text:p>422.2</text:p>
          </table:table-cell>
          <table:table-cell table:style-name="Default" office:value-type="string">
            <text:p>370.2</text:p>
          </table:table-cell>
          <table:table-cell table:style-name="Default" office:value-type="string">
            <text:p>316.1</text:p>
          </table:table-cell>
          <table:table-cell table:style-name="Default" office:value-type="string">
            <text:p>285.2</text:p>
          </table:table-cell>
          <table:table-cell table:style-name="Default" office:value-type="string">
            <text:p>257.2</text:p>
          </table:table-cell>
          <table:table-cell table:style-name="Default" office:value-type="string">
            <text:p>231.3</text:p>
          </table:table-cell>
          <table:table-cell office:value-type="float" office:value="577.3">
            <text:p>577.3</text:p>
          </table:table-cell>
          <table:table-cell table:style-name="ce3" table:formula="of:=(((1973-1972)*([.S98]-[.N98]))/(1977-1972))+[.N98]" office:value-type="float" office:value="574.9">
            <text:p>574.9</text:p>
          </table:table-cell>
          <table:table-cell table:style-name="ce3" table:formula="of:=(((1974-1972)*([.S98]-[.N98]))/(1977-1972))+[.N98]" office:value-type="float" office:value="572.5">
            <text:p>572.5</text:p>
          </table:table-cell>
          <table:table-cell table:style-name="ce3" table:formula="of:=(((1975-1972)*([.S98]-[.N98]))/(1977-1972))+[.N98]" office:value-type="float" office:value="570.1">
            <text:p>570.1</text:p>
          </table:table-cell>
          <table:table-cell table:style-name="ce3" table:formula="of:=(((1976-1972)*([.S98]-[.N98]))/(1977-1972))+[.N98]" office:value-type="float" office:value="567.7">
            <text:p>567.7</text:p>
          </table:table-cell>
          <table:table-cell office:value-type="float" office:value="565.3">
            <text:p>565.3</text:p>
          </table:table-cell>
          <table:table-cell table:style-name="ce3" table:formula="of:=(((1978-1977)*([.X98]-[.S98]))/(1982-1977))+[.S98]" office:value-type="float" office:value="564.76">
            <text:p>564.8</text:p>
          </table:table-cell>
          <table:table-cell table:style-name="ce3" table:formula="of:=(((1979-1977)*([.X98]-[.S98]))/(1982-1977))+[.S98]" office:value-type="float" office:value="564.22">
            <text:p>564.2</text:p>
          </table:table-cell>
          <table:table-cell table:style-name="ce3" table:formula="of:=(((1980-1977)*([.X98]-[.S98]))/(1982-1977))+[.S98]" office:value-type="float" office:value="563.68">
            <text:p>563.7</text:p>
          </table:table-cell>
          <table:table-cell table:style-name="ce3" table:formula="of:=(((1981-1977)*([.X98]-[.S98]))/(1982-1977))+[.S98]" office:value-type="float" office:value="563.14">
            <text:p>563.1</text:p>
          </table:table-cell>
          <table:table-cell office:value-type="float" office:value="562.6">
            <text:p>562.6</text:p>
          </table:table-cell>
          <table:table-cell table:style-name="ce3" table:formula="of:=(((1983-1982)*([.AC98]-[.X98]))/(1987-1982))+[.X98]" office:value-type="float" office:value="564.76">
            <text:p>564.8</text:p>
          </table:table-cell>
          <table:table-cell table:style-name="ce3" table:formula="of:=(((1984-1982)*([.AC98]-[.X98]))/(1987-1982))+[.X98]" office:value-type="float" office:value="566.92">
            <text:p>566.9</text:p>
          </table:table-cell>
          <table:table-cell table:style-name="ce3" table:formula="of:=(((1985-1982)*([.AC98]-[.X98]))/(1987-1982))+[.X98]" office:value-type="float" office:value="569.08">
            <text:p>569.1</text:p>
          </table:table-cell>
          <table:table-cell table:style-name="ce3" table:formula="of:=(((1986-1982)*([.AC98]-[.X98]))/(1987-1982))+[.X98]" office:value-type="float" office:value="571.24">
            <text:p>571.2</text:p>
          </table:table-cell>
          <table:table-cell office:value-type="float" office:value="573.4">
            <text:p>573.4</text:p>
          </table:table-cell>
          <table:table-cell table:style-name="ce3" table:formula="of:=(((1988-1987)*([.AH98]-[.AC98]))/(1992-1987))+[.AC98]" office:value-type="float" office:value="574.62">
            <text:p>574.6</text:p>
          </table:table-cell>
          <table:table-cell table:style-name="ce3" table:formula="of:=(((1989-1987)*([.AH98]-[.AC98]))/(1992-1987))+[.AC98]" office:value-type="float" office:value="575.84">
            <text:p>575.8</text:p>
          </table:table-cell>
          <table:table-cell table:style-name="ce3" table:formula="of:=(((1990-1987)*([.AH98]-[.AC98]))/(1992-1987))+[.AC98]" office:value-type="float" office:value="577.06">
            <text:p>577.1</text:p>
          </table:table-cell>
          <table:table-cell table:style-name="ce3" table:formula="of:=(((1991-1987)*([.AH98]-[.AC98]))/(1992-1987))+[.AC98]" office:value-type="float" office:value="578.28">
            <text:p>578.3</text:p>
          </table:table-cell>
          <table:table-cell office:value-type="float" office:value="579.5">
            <text:p>579.5</text:p>
          </table:table-cell>
          <table:table-cell table:style-name="ce3" table:formula="of:=(((1993-1992)*([.AM98]-[.AH98]))/(1997-1992))+[.AH98]" office:value-type="float" office:value="580.2">
            <text:p>580.2</text:p>
          </table:table-cell>
          <table:table-cell table:style-name="ce3" table:formula="of:=(((1994-1992)*([.AM98]-[.AH98]))/(1997-1992))+[.AH98]" office:value-type="float" office:value="580.9">
            <text:p>580.9</text:p>
          </table:table-cell>
          <table:table-cell table:style-name="ce3" table:formula="of:=(((1995-1992)*([.AM98]-[.AH98]))/(1997-1992))+[.AH98]" office:value-type="float" office:value="581.6">
            <text:p>581.6</text:p>
          </table:table-cell>
          <table:table-cell table:style-name="ce3" table:formula="of:=(((1996-1992)*([.AM98]-[.AH98]))/(1997-1992))+[.AH98]" office:value-type="float" office:value="582.3">
            <text:p>582.3</text:p>
          </table:table-cell>
          <table:table-cell office:value-type="float" office:value="583">
            <text:p>583.0</text:p>
          </table:table-cell>
          <table:table-cell table:style-name="ce3" table:formula="of:=(((1998-1997)*([.AR98]-[.AM98]))/(2002-1997))+[.AM98]" office:value-type="float" office:value="584.52">
            <text:p>584.5</text:p>
          </table:table-cell>
          <table:table-cell table:style-name="ce3" table:formula="of:=(((1999-1997)*([.AR98]-[.AM98]))/(2002-1997))+[.AM98]" office:value-type="float" office:value="586.04">
            <text:p>586.0</text:p>
          </table:table-cell>
          <table:table-cell table:style-name="ce3" table:formula="of:=(((2000-1997)*([.AR98]-[.AM98]))/(2002-1997))+[.AM98]" office:value-type="float" office:value="587.56">
            <text:p>587.6</text:p>
          </table:table-cell>
          <table:table-cell table:style-name="ce3" table:formula="of:=(((2001-1997)*([.AR98]-[.AM98]))/(2002-1997))+[.AM98]" office:value-type="float" office:value="589.08">
            <text:p>589.1</text:p>
          </table:table-cell>
          <table:table-cell office:value-type="float" office:value="590.6">
            <text:p>590.6</text:p>
          </table:table-cell>
          <table:table-cell table:style-name="ce3" table:formula="of:=(((2003-2002)*([.AW98]-[.AR98]))/(2007-2002))+[.AR98]" office:value-type="float" office:value="591.96">
            <text:p>592.0</text:p>
          </table:table-cell>
          <table:table-cell table:style-name="ce3" table:formula="of:=(((2004-2002)*([.AW98]-[.AR98]))/(2007-2002))+[.AR98]" office:value-type="float" office:value="593.32">
            <text:p>593.3</text:p>
          </table:table-cell>
          <table:table-cell table:style-name="ce3" table:formula="of:=(((2005-2002)*([.AW98]-[.AR98]))/(2007-2002))+[.AR98]" office:value-type="float" office:value="594.68">
            <text:p>594.7</text:p>
          </table:table-cell>
          <table:table-cell table:style-name="ce3" table:formula="of:=(((2006-2002)*([.AW98]-[.AR98]))/(2007-2002))+[.AR98]" office:value-type="float" office:value="596.04">
            <text:p>596.0</text:p>
          </table:table-cell>
          <table:table-cell office:value-type="float" office:value="597.4">
            <text:p>597.4</text:p>
          </table:table-cell>
          <table:table-cell table:style-name="ce3" table:formula="of:=(((2008-2007)*([.BB98]-[.AW98]))/(2012-2007))+[.AW98]" office:value-type="float" office:value="598.52">
            <text:p>598.5</text:p>
          </table:table-cell>
          <table:table-cell table:style-name="ce3" table:formula="of:=(((2009-2007)*([.BB98]-[.AW98]))/(2012-2007))+[.AW98]" office:value-type="float" office:value="599.64">
            <text:p>599.6</text:p>
          </table:table-cell>
          <table:table-cell table:style-name="ce3" table:formula="of:=(((2010-2007)*([.BB98]-[.AW98]))/(2012-2007))+[.AW98]" office:value-type="float" office:value="600.76">
            <text:p>600.8</text:p>
          </table:table-cell>
          <table:table-cell table:style-name="ce3" table:formula="of:=(((2011-2007)*([.BB98]-[.AW98]))/(2012-2007))+[.AW98]" office:value-type="float" office:value="601.88">
            <text:p>601.9</text:p>
          </table:table-cell>
          <table:table-cell office:value-type="float" office:value="603">
            <text:p>603.0</text:p>
          </table:table-cell>
          <table:table-cell table:number-columns-repeated="970"/>
        </table:table-row>
        <table:table-row table:style-name="ro1">
          <table:table-cell office:value-type="string">
            <text:p>Iceland</text:p>
          </table:table-cell>
          <table:table-cell office:value-type="string">
            <text:p>Italy</text:p>
          </table:table-cell>
          <table:table-cell table:style-name="Default" office:value-type="string">
            <text:p>3807.0</text:p>
          </table:table-cell>
          <table:table-cell table:style-name="Default" office:value-type="string">
            <text:p>3664.0</text:p>
          </table:table-cell>
          <table:table-cell table:style-name="Default" office:value-type="string">
            <text:p>3538.0</text:p>
          </table:table-cell>
          <table:table-cell table:style-name="Default" office:value-type="string">
            <text:p>3439.0</text:p>
          </table:table-cell>
          <table:table-cell table:style-name="Default" office:value-type="string">
            <text:p>3385.0</text:p>
          </table:table-cell>
          <table:table-cell table:style-name="Default" office:value-type="string">
            <text:p>3367.0</text:p>
          </table:table-cell>
          <table:table-cell table:style-name="Default" office:value-type="string">
            <text:p>3362.0</text:p>
          </table:table-cell>
          <table:table-cell table:style-name="Default" office:value-type="string">
            <text:p>3363.0</text:p>
          </table:table-cell>
          <table:table-cell table:style-name="Default" office:value-type="string">
            <text:p>3327.0</text:p>
          </table:table-cell>
          <table:table-cell table:style-name="Default" office:value-type="string">
            <text:p>3215.0</text:p>
          </table:table-cell>
          <table:table-cell table:style-name="Default" office:value-type="string">
            <text:p>3138.0</text:p>
          </table:table-cell>
          <table:table-cell office:value-type="float" office:value="809524">
            <text:p>809524.0</text:p>
          </table:table-cell>
          <table:table-cell table:style-name="ce3" table:formula="of:=(((1973-1972)*([.S99]-[.N99]))/(1977-1972))+[.N99]" office:value-type="float" office:value="800772.4">
            <text:p>800772.4</text:p>
          </table:table-cell>
          <table:table-cell table:style-name="ce3" table:formula="of:=(((1974-1972)*([.S99]-[.N99]))/(1977-1972))+[.N99]" office:value-type="float" office:value="792020.8">
            <text:p>792020.8</text:p>
          </table:table-cell>
          <table:table-cell table:style-name="ce3" table:formula="of:=(((1975-1972)*([.S99]-[.N99]))/(1977-1972))+[.N99]" office:value-type="float" office:value="783269.2">
            <text:p>783269.2</text:p>
          </table:table-cell>
          <table:table-cell table:style-name="ce3" table:formula="of:=(((1976-1972)*([.S99]-[.N99]))/(1977-1972))+[.N99]" office:value-type="float" office:value="774517.6">
            <text:p>774517.6</text:p>
          </table:table-cell>
          <table:table-cell office:value-type="float" office:value="765766">
            <text:p>765766.0</text:p>
          </table:table-cell>
          <table:table-cell table:style-name="ce3" table:formula="of:=(((1978-1977)*([.X99]-[.S99]))/(1982-1977))+[.S99]" office:value-type="float" office:value="758535.6">
            <text:p>758535.6</text:p>
          </table:table-cell>
          <table:table-cell table:style-name="ce3" table:formula="of:=(((1979-1977)*([.X99]-[.S99]))/(1982-1977))+[.S99]" office:value-type="float" office:value="751305.2">
            <text:p>751305.2</text:p>
          </table:table-cell>
          <table:table-cell table:style-name="ce3" table:formula="of:=(((1980-1977)*([.X99]-[.S99]))/(1982-1977))+[.S99]" office:value-type="float" office:value="744074.8">
            <text:p>744074.8</text:p>
          </table:table-cell>
          <table:table-cell table:style-name="ce3" table:formula="of:=(((1981-1977)*([.X99]-[.S99]))/(1982-1977))+[.S99]" office:value-type="float" office:value="736844.4">
            <text:p>736844.4</text:p>
          </table:table-cell>
          <table:table-cell office:value-type="float" office:value="729614">
            <text:p>729614.0</text:p>
          </table:table-cell>
          <table:table-cell table:style-name="ce3" table:formula="of:=(((1983-1982)*([.AC99]-[.X99]))/(1987-1982))+[.X99]" office:value-type="float" office:value="721343">
            <text:p>721343.0</text:p>
          </table:table-cell>
          <table:table-cell table:style-name="ce3" table:formula="of:=(((1984-1982)*([.AC99]-[.X99]))/(1987-1982))+[.X99]" office:value-type="float" office:value="713072">
            <text:p>713072.0</text:p>
          </table:table-cell>
          <table:table-cell table:style-name="ce3" table:formula="of:=(((1985-1982)*([.AC99]-[.X99]))/(1987-1982))+[.X99]" office:value-type="float" office:value="704801">
            <text:p>704801.0</text:p>
          </table:table-cell>
          <table:table-cell table:style-name="ce3" table:formula="of:=(((1986-1982)*([.AC99]-[.X99]))/(1987-1982))+[.X99]" office:value-type="float" office:value="696530">
            <text:p>696530.0</text:p>
          </table:table-cell>
          <table:table-cell office:value-type="float" office:value="688259">
            <text:p>688259.0</text:p>
          </table:table-cell>
          <table:table-cell table:style-name="ce3" table:formula="of:=(((1988-1987)*([.AH99]-[.AC99]))/(1992-1987))+[.AC99]" office:value-type="float" office:value="681376.4">
            <text:p>681376.4</text:p>
          </table:table-cell>
          <table:table-cell table:style-name="ce3" table:formula="of:=(((1989-1987)*([.AH99]-[.AC99]))/(1992-1987))+[.AC99]" office:value-type="float" office:value="674493.8">
            <text:p>674493.8</text:p>
          </table:table-cell>
          <table:table-cell table:style-name="ce3" table:formula="of:=(((1990-1987)*([.AH99]-[.AC99]))/(1992-1987))+[.AC99]" office:value-type="float" office:value="667611.2">
            <text:p>667611.2</text:p>
          </table:table-cell>
          <table:table-cell table:style-name="ce3" table:formula="of:=(((1991-1987)*([.AH99]-[.AC99]))/(1992-1987))+[.AC99]" office:value-type="float" office:value="660728.6">
            <text:p>660728.6</text:p>
          </table:table-cell>
          <table:table-cell office:value-type="float" office:value="653846">
            <text:p>653846.0</text:p>
          </table:table-cell>
          <table:table-cell table:style-name="ce3" table:formula="of:=(((1993-1992)*([.AM99]-[.AH99]))/(1997-1992))+[.AH99]" office:value-type="float" office:value="647619">
            <text:p>647619.0</text:p>
          </table:table-cell>
          <table:table-cell table:style-name="ce3" table:formula="of:=(((1994-1992)*([.AM99]-[.AH99]))/(1997-1992))+[.AH99]" office:value-type="float" office:value="641392">
            <text:p>641392.0</text:p>
          </table:table-cell>
          <table:table-cell table:style-name="ce3" table:formula="of:=(((1995-1992)*([.AM99]-[.AH99]))/(1997-1992))+[.AH99]" office:value-type="float" office:value="635165">
            <text:p>635165.0</text:p>
          </table:table-cell>
          <table:table-cell table:style-name="ce3" table:formula="of:=(((1996-1992)*([.AM99]-[.AH99]))/(1997-1992))+[.AH99]" office:value-type="float" office:value="628938">
            <text:p>628938.0</text:p>
          </table:table-cell>
          <table:table-cell office:value-type="float" office:value="622711">
            <text:p>622711.0</text:p>
          </table:table-cell>
          <table:table-cell table:style-name="ce3" table:formula="of:=(((1998-1997)*([.AR99]-[.AM99]))/(2002-1997))+[.AM99]" office:value-type="float" office:value="616635.6">
            <text:p>616635.6</text:p>
          </table:table-cell>
          <table:table-cell table:style-name="ce3" table:formula="of:=(((1999-1997)*([.AR99]-[.AM99]))/(2002-1997))+[.AM99]" office:value-type="float" office:value="610560.2">
            <text:p>610560.2</text:p>
          </table:table-cell>
          <table:table-cell table:style-name="ce3" table:formula="of:=(((2000-1997)*([.AR99]-[.AM99]))/(2002-1997))+[.AM99]" office:value-type="float" office:value="604484.8">
            <text:p>604484.8</text:p>
          </table:table-cell>
          <table:table-cell table:style-name="ce3" table:formula="of:=(((2001-1997)*([.AR99]-[.AM99]))/(2002-1997))+[.AM99]" office:value-type="float" office:value="598409.4">
            <text:p>598409.4</text:p>
          </table:table-cell>
          <table:table-cell office:value-type="float" office:value="592334">
            <text:p>592334.0</text:p>
          </table:table-cell>
          <table:table-cell table:style-name="ce3" table:formula="of:=(((2003-2002)*([.AW99]-[.AR99]))/(2007-2002))+[.AR99]" office:value-type="float" office:value="584978.4">
            <text:p>584978.4</text:p>
          </table:table-cell>
          <table:table-cell table:style-name="ce3" table:formula="of:=(((2004-2002)*([.AW99]-[.AR99]))/(2007-2002))+[.AR99]" office:value-type="float" office:value="577622.8">
            <text:p>577622.8</text:p>
          </table:table-cell>
          <table:table-cell table:style-name="ce3" table:formula="of:=(((2005-2002)*([.AW99]-[.AR99]))/(2007-2002))+[.AR99]" office:value-type="float" office:value="570267.2">
            <text:p>570267.2</text:p>
          </table:table-cell>
          <table:table-cell table:style-name="ce3" table:formula="of:=(((2006-2002)*([.AW99]-[.AR99]))/(2007-2002))+[.AR99]" office:value-type="float" office:value="562911.6">
            <text:p>562911.6</text:p>
          </table:table-cell>
          <table:table-cell office:value-type="float" office:value="555556">
            <text:p>555556.0</text:p>
          </table:table-cell>
          <table:table-cell table:style-name="ce3" table:formula="of:=(((2008-2007)*([.BB99]-[.AW99]))/(2012-2007))+[.AW99]" office:value-type="float" office:value="548103.4">
            <text:p>548103.4</text:p>
          </table:table-cell>
          <table:table-cell table:style-name="ce3" table:formula="of:=(((2009-2007)*([.BB99]-[.AW99]))/(2012-2007))+[.AW99]" office:value-type="float" office:value="540650.8">
            <text:p>540650.8</text:p>
          </table:table-cell>
          <table:table-cell table:style-name="ce3" table:formula="of:=(((2010-2007)*([.BB99]-[.AW99]))/(2012-2007))+[.AW99]" office:value-type="float" office:value="533198.2">
            <text:p>533198.2</text:p>
          </table:table-cell>
          <table:table-cell table:style-name="ce3" table:formula="of:=(((2011-2007)*([.BB99]-[.AW99]))/(2012-2007))+[.AW99]" office:value-type="float" office:value="525745.6">
            <text:p>525745.6</text:p>
          </table:table-cell>
          <table:table-cell office:value-type="float" office:value="518293">
            <text:p>518293.0</text:p>
          </table:table-cell>
          <table:table-cell table:number-columns-repeated="970"/>
        </table:table-row>
        <table:table-row table:style-name="ro1">
          <table:table-cell office:value-type="string">
            <text:p>India</text:p>
          </table:table-cell>
          <table:table-cell office:value-type="string">
            <text:p>Jamaica</text:p>
          </table:table-cell>
          <table:table-cell table:style-name="Default" office:value-type="string">
            <text:p>5601.0</text:p>
          </table:table-cell>
          <table:table-cell table:style-name="Default" office:value-type="string">
            <text:p>5213.0</text:p>
          </table:table-cell>
          <table:table-cell table:style-name="Default" office:value-type="string">
            <text:p>4885.0</text:p>
          </table:table-cell>
          <table:table-cell table:style-name="Default" office:value-type="string">
            <text:p>4567.0</text:p>
          </table:table-cell>
          <table:table-cell table:style-name="Default" office:value-type="string">
            <text:p>4275.0</text:p>
          </table:table-cell>
          <table:table-cell table:style-name="Default" office:value-type="string">
            <text:p>4034.0</text:p>
          </table:table-cell>
          <table:table-cell table:style-name="Default" office:value-type="string">
            <text:p>3922.0</text:p>
          </table:table-cell>
          <table:table-cell table:style-name="Default" office:value-type="string">
            <text:p>3748.0</text:p>
          </table:table-cell>
          <table:table-cell table:style-name="Default" office:value-type="string">
            <text:p>3581.0</text:p>
          </table:table-cell>
          <table:table-cell table:style-name="Default" office:value-type="string">
            <text:p>3471.0</text:p>
          </table:table-cell>
          <table:table-cell table:style-name="Default" office:value-type="string">
            <text:p>3406.0</text:p>
          </table:table-cell>
          <table:table-cell office:value-type="float" office:value="2494">
            <text:p>2494.0</text:p>
          </table:table-cell>
          <table:table-cell table:style-name="ce3" table:formula="of:=(((1973-1972)*([.S100]-[.N100]))/(1977-1972))+[.N100]" office:value-type="float" office:value="2438.6">
            <text:p>2438.6</text:p>
          </table:table-cell>
          <table:table-cell table:style-name="ce3" table:formula="of:=(((1974-1972)*([.S100]-[.N100]))/(1977-1972))+[.N100]" office:value-type="float" office:value="2383.2">
            <text:p>2383.2</text:p>
          </table:table-cell>
          <table:table-cell table:style-name="ce3" table:formula="of:=(((1975-1972)*([.S100]-[.N100]))/(1977-1972))+[.N100]" office:value-type="float" office:value="2327.8">
            <text:p>2327.8</text:p>
          </table:table-cell>
          <table:table-cell table:style-name="ce3" table:formula="of:=(((1976-1972)*([.S100]-[.N100]))/(1977-1972))+[.N100]" office:value-type="float" office:value="2272.4">
            <text:p>2272.4</text:p>
          </table:table-cell>
          <table:table-cell office:value-type="float" office:value="2217">
            <text:p>2217.0</text:p>
          </table:table-cell>
          <table:table-cell table:style-name="ce3" table:formula="of:=(((1978-1977)*([.X100]-[.S100]))/(1982-1977))+[.S100]" office:value-type="float" office:value="2168">
            <text:p>2168.0</text:p>
          </table:table-cell>
          <table:table-cell table:style-name="ce3" table:formula="of:=(((1979-1977)*([.X100]-[.S100]))/(1982-1977))+[.S100]" office:value-type="float" office:value="2119">
            <text:p>2119.0</text:p>
          </table:table-cell>
          <table:table-cell table:style-name="ce3" table:formula="of:=(((1980-1977)*([.X100]-[.S100]))/(1982-1977))+[.S100]" office:value-type="float" office:value="2070">
            <text:p>2070.0</text:p>
          </table:table-cell>
          <table:table-cell table:style-name="ce3" table:formula="of:=(((1981-1977)*([.X100]-[.S100]))/(1982-1977))+[.S100]" office:value-type="float" office:value="2021">
            <text:p>2021.0</text:p>
          </table:table-cell>
          <table:table-cell office:value-type="float" office:value="1972">
            <text:p>1972.0</text:p>
          </table:table-cell>
          <table:table-cell table:style-name="ce3" table:formula="of:=(((1983-1982)*([.AC100]-[.X100]))/(1987-1982))+[.X100]" office:value-type="float" office:value="1930.4">
            <text:p>1930.4</text:p>
          </table:table-cell>
          <table:table-cell table:style-name="ce3" table:formula="of:=(((1984-1982)*([.AC100]-[.X100]))/(1987-1982))+[.X100]" office:value-type="float" office:value="1888.8">
            <text:p>1888.8</text:p>
          </table:table-cell>
          <table:table-cell table:style-name="ce3" table:formula="of:=(((1985-1982)*([.AC100]-[.X100]))/(1987-1982))+[.X100]" office:value-type="float" office:value="1847.2">
            <text:p>1847.2</text:p>
          </table:table-cell>
          <table:table-cell table:style-name="ce3" table:formula="of:=(((1986-1982)*([.AC100]-[.X100]))/(1987-1982))+[.X100]" office:value-type="float" office:value="1805.6">
            <text:p>1805.6</text:p>
          </table:table-cell>
          <table:table-cell office:value-type="float" office:value="1764">
            <text:p>1764.0</text:p>
          </table:table-cell>
          <table:table-cell table:style-name="ce3" table:formula="of:=(((1988-1987)*([.AH100]-[.AC100]))/(1992-1987))+[.AC100]" office:value-type="float" office:value="1729">
            <text:p>1729.0</text:p>
          </table:table-cell>
          <table:table-cell table:style-name="ce3" table:formula="of:=(((1989-1987)*([.AH100]-[.AC100]))/(1992-1987))+[.AC100]" office:value-type="float" office:value="1694">
            <text:p>1694.0</text:p>
          </table:table-cell>
          <table:table-cell table:style-name="ce3" table:formula="of:=(((1990-1987)*([.AH100]-[.AC100]))/(1992-1987))+[.AC100]" office:value-type="float" office:value="1659">
            <text:p>1659.0</text:p>
          </table:table-cell>
          <table:table-cell table:style-name="ce3" table:formula="of:=(((1991-1987)*([.AH100]-[.AC100]))/(1992-1987))+[.AC100]" office:value-type="float" office:value="1624">
            <text:p>1624.0</text:p>
          </table:table-cell>
          <table:table-cell office:value-type="float" office:value="1589">
            <text:p>1589.0</text:p>
          </table:table-cell>
          <table:table-cell table:style-name="ce3" table:formula="of:=(((1993-1992)*([.AM100]-[.AH100]))/(1997-1992))+[.AH100]" office:value-type="float" office:value="1560.2">
            <text:p>1560.2</text:p>
          </table:table-cell>
          <table:table-cell table:style-name="ce3" table:formula="of:=(((1994-1992)*([.AM100]-[.AH100]))/(1997-1992))+[.AH100]" office:value-type="float" office:value="1531.4">
            <text:p>1531.4</text:p>
          </table:table-cell>
          <table:table-cell table:style-name="ce3" table:formula="of:=(((1995-1992)*([.AM100]-[.AH100]))/(1997-1992))+[.AH100]" office:value-type="float" office:value="1502.6">
            <text:p>1502.6</text:p>
          </table:table-cell>
          <table:table-cell table:style-name="ce3" table:formula="of:=(((1996-1992)*([.AM100]-[.AH100]))/(1997-1992))+[.AH100]" office:value-type="float" office:value="1473.8">
            <text:p>1473.8</text:p>
          </table:table-cell>
          <table:table-cell office:value-type="float" office:value="1445">
            <text:p>1445.0</text:p>
          </table:table-cell>
          <table:table-cell table:style-name="ce3" table:formula="of:=(((1998-1997)*([.AR100]-[.AM100]))/(2002-1997))+[.AM100]" office:value-type="float" office:value="1421.6">
            <text:p>1421.6</text:p>
          </table:table-cell>
          <table:table-cell table:style-name="ce3" table:formula="of:=(((1999-1997)*([.AR100]-[.AM100]))/(2002-1997))+[.AM100]" office:value-type="float" office:value="1398.2">
            <text:p>1398.2</text:p>
          </table:table-cell>
          <table:table-cell table:style-name="ce3" table:formula="of:=(((2000-1997)*([.AR100]-[.AM100]))/(2002-1997))+[.AM100]" office:value-type="float" office:value="1374.8">
            <text:p>1374.8</text:p>
          </table:table-cell>
          <table:table-cell table:style-name="ce3" table:formula="of:=(((2001-1997)*([.AR100]-[.AM100]))/(2002-1997))+[.AM100]" office:value-type="float" office:value="1351.4">
            <text:p>1351.4</text:p>
          </table:table-cell>
          <table:table-cell office:value-type="float" office:value="1328">
            <text:p>1328.0</text:p>
          </table:table-cell>
          <table:table-cell table:style-name="ce3" table:formula="of:=(((2003-2002)*([.AW100]-[.AR100]))/(2007-2002))+[.AR100]" office:value-type="float" office:value="1308.8">
            <text:p>1308.8</text:p>
          </table:table-cell>
          <table:table-cell table:style-name="ce3" table:formula="of:=(((2004-2002)*([.AW100]-[.AR100]))/(2007-2002))+[.AR100]" office:value-type="float" office:value="1289.6">
            <text:p>1289.6</text:p>
          </table:table-cell>
          <table:table-cell table:style-name="ce3" table:formula="of:=(((2005-2002)*([.AW100]-[.AR100]))/(2007-2002))+[.AR100]" office:value-type="float" office:value="1270.4">
            <text:p>1270.4</text:p>
          </table:table-cell>
          <table:table-cell table:style-name="ce3" table:formula="of:=(((2006-2002)*([.AW100]-[.AR100]))/(2007-2002))+[.AR100]" office:value-type="float" office:value="1251.2">
            <text:p>1251.2</text:p>
          </table:table-cell>
          <table:table-cell office:value-type="float" office:value="1232">
            <text:p>1232.0</text:p>
          </table:table-cell>
          <table:table-cell table:style-name="ce3" table:formula="of:=(((2008-2007)*([.BB100]-[.AW100]))/(2012-2007))+[.AW100]" office:value-type="float" office:value="1215.4">
            <text:p>1215.4</text:p>
          </table:table-cell>
          <table:table-cell table:style-name="ce3" table:formula="of:=(((2009-2007)*([.BB100]-[.AW100]))/(2012-2007))+[.AW100]" office:value-type="float" office:value="1198.8">
            <text:p>1198.8</text:p>
          </table:table-cell>
          <table:table-cell table:style-name="ce3" table:formula="of:=(((2010-2007)*([.BB100]-[.AW100]))/(2012-2007))+[.AW100]" office:value-type="float" office:value="1182.2">
            <text:p>1182.2</text:p>
          </table:table-cell>
          <table:table-cell table:style-name="ce3" table:formula="of:=(((2011-2007)*([.BB100]-[.AW100]))/(2012-2007))+[.AW100]" office:value-type="float" office:value="1165.6">
            <text:p>1165.6</text:p>
          </table:table-cell>
          <table:table-cell office:value-type="float" office:value="1149">
            <text:p>1149.0</text:p>
          </table:table-cell>
          <table:table-cell table:number-columns-repeated="970"/>
        </table:table-row>
        <table:table-row table:style-name="ro1">
          <table:table-cell office:value-type="string">
            <text:p>Indonesia</text:p>
          </table:table-cell>
          <table:table-cell office:value-type="string">
            <text:p>Japan</text:p>
          </table:table-cell>
          <table:table-cell table:style-name="Default" office:value-type="string">
            <text:p>4562.0</text:p>
          </table:table-cell>
          <table:table-cell table:style-name="Default" office:value-type="string">
            <text:p>4312.0</text:p>
          </table:table-cell>
          <table:table-cell table:style-name="Default" office:value-type="string">
            <text:p>4033.0</text:p>
          </table:table-cell>
          <table:table-cell table:style-name="Default" office:value-type="string">
            <text:p>3803.0</text:p>
          </table:table-cell>
          <table:table-cell table:style-name="Default" office:value-type="string">
            <text:p>3653.0</text:p>
          </table:table-cell>
          <table:table-cell table:style-name="Default" office:value-type="string">
            <text:p>3553.0</text:p>
          </table:table-cell>
          <table:table-cell table:style-name="Default" office:value-type="string">
            <text:p>3491.0</text:p>
          </table:table-cell>
          <table:table-cell table:style-name="Default" office:value-type="string">
            <text:p>3437.0</text:p>
          </table:table-cell>
          <table:table-cell table:style-name="Default" office:value-type="string">
            <text:p>3411.0</text:p>
          </table:table-cell>
          <table:table-cell table:style-name="Default" office:value-type="string">
            <text:p>3399.0</text:p>
          </table:table-cell>
          <table:table-cell table:style-name="Default" office:value-type="string">
            <text:p>3401.0</text:p>
          </table:table-cell>
          <table:table-cell office:value-type="float" office:value="16216">
            <text:p>16216.0</text:p>
          </table:table-cell>
          <table:table-cell table:style-name="ce3" table:formula="of:=(((1973-1972)*([.S101]-[.N101]))/(1977-1972))+[.N101]" office:value-type="float" office:value="15843">
            <text:p>15843.0</text:p>
          </table:table-cell>
          <table:table-cell table:style-name="ce3" table:formula="of:=(((1974-1972)*([.S101]-[.N101]))/(1977-1972))+[.N101]" office:value-type="float" office:value="15470">
            <text:p>15470.0</text:p>
          </table:table-cell>
          <table:table-cell table:style-name="ce3" table:formula="of:=(((1975-1972)*([.S101]-[.N101]))/(1977-1972))+[.N101]" office:value-type="float" office:value="15097">
            <text:p>15097.0</text:p>
          </table:table-cell>
          <table:table-cell table:style-name="ce3" table:formula="of:=(((1976-1972)*([.S101]-[.N101]))/(1977-1972))+[.N101]" office:value-type="float" office:value="14724">
            <text:p>14724.0</text:p>
          </table:table-cell>
          <table:table-cell office:value-type="float" office:value="14351">
            <text:p>14351.0</text:p>
          </table:table-cell>
          <table:table-cell table:style-name="ce3" table:formula="of:=(((1978-1977)*([.X101]-[.S101]))/(1982-1977))+[.S101]" office:value-type="float" office:value="14040.4">
            <text:p>14040.4</text:p>
          </table:table-cell>
          <table:table-cell table:style-name="ce3" table:formula="of:=(((1979-1977)*([.X101]-[.S101]))/(1982-1977))+[.S101]" office:value-type="float" office:value="13729.8">
            <text:p>13729.8</text:p>
          </table:table-cell>
          <table:table-cell table:style-name="ce3" table:formula="of:=(((1980-1977)*([.X101]-[.S101]))/(1982-1977))+[.S101]" office:value-type="float" office:value="13419.2">
            <text:p>13419.2</text:p>
          </table:table-cell>
          <table:table-cell table:style-name="ce3" table:formula="of:=(((1981-1977)*([.X101]-[.S101]))/(1982-1977))+[.S101]" office:value-type="float" office:value="13108.6">
            <text:p>13108.6</text:p>
          </table:table-cell>
          <table:table-cell office:value-type="float" office:value="12798">
            <text:p>12798.0</text:p>
          </table:table-cell>
          <table:table-cell table:style-name="ce3" table:formula="of:=(((1983-1982)*([.AC101]-[.X101]))/(1987-1982))+[.X101]" office:value-type="float" office:value="12549">
            <text:p>12549.0</text:p>
          </table:table-cell>
          <table:table-cell table:style-name="ce3" table:formula="of:=(((1984-1982)*([.AC101]-[.X101]))/(1987-1982))+[.X101]" office:value-type="float" office:value="12300">
            <text:p>12300.0</text:p>
          </table:table-cell>
          <table:table-cell table:style-name="ce3" table:formula="of:=(((1985-1982)*([.AC101]-[.X101]))/(1987-1982))+[.X101]" office:value-type="float" office:value="12051">
            <text:p>12051.0</text:p>
          </table:table-cell>
          <table:table-cell table:style-name="ce3" table:formula="of:=(((1986-1982)*([.AC101]-[.X101]))/(1987-1982))+[.X101]" office:value-type="float" office:value="11802">
            <text:p>11802.0</text:p>
          </table:table-cell>
          <table:table-cell office:value-type="float" office:value="11553">
            <text:p>11553.0</text:p>
          </table:table-cell>
          <table:table-cell table:style-name="ce3" table:formula="of:=(((1988-1987)*([.AH101]-[.AC101]))/(1992-1987))+[.AC101]" office:value-type="float" office:value="11362">
            <text:p>11362.0</text:p>
          </table:table-cell>
          <table:table-cell table:style-name="ce3" table:formula="of:=(((1989-1987)*([.AH101]-[.AC101]))/(1992-1987))+[.AC101]" office:value-type="float" office:value="11171">
            <text:p>11171.0</text:p>
          </table:table-cell>
          <table:table-cell table:style-name="ce3" table:formula="of:=(((1990-1987)*([.AH101]-[.AC101]))/(1992-1987))+[.AC101]" office:value-type="float" office:value="10980">
            <text:p>10980.0</text:p>
          </table:table-cell>
          <table:table-cell table:style-name="ce3" table:formula="of:=(((1991-1987)*([.AH101]-[.AC101]))/(1992-1987))+[.AC101]" office:value-type="float" office:value="10789">
            <text:p>10789.0</text:p>
          </table:table-cell>
          <table:table-cell office:value-type="float" office:value="10598">
            <text:p>10598.0</text:p>
          </table:table-cell>
          <table:table-cell table:style-name="ce3" table:formula="of:=(((1993-1992)*([.AM101]-[.AH101]))/(1997-1992))+[.AH101]" office:value-type="float" office:value="10447.6">
            <text:p>10447.6</text:p>
          </table:table-cell>
          <table:table-cell table:style-name="ce3" table:formula="of:=(((1994-1992)*([.AM101]-[.AH101]))/(1997-1992))+[.AH101]" office:value-type="float" office:value="10297.2">
            <text:p>10297.2</text:p>
          </table:table-cell>
          <table:table-cell table:style-name="ce3" table:formula="of:=(((1995-1992)*([.AM101]-[.AH101]))/(1997-1992))+[.AH101]" office:value-type="float" office:value="10146.8">
            <text:p>10146.8</text:p>
          </table:table-cell>
          <table:table-cell table:style-name="ce3" table:formula="of:=(((1996-1992)*([.AM101]-[.AH101]))/(1997-1992))+[.AH101]" office:value-type="float" office:value="9996.4">
            <text:p>9996.4</text:p>
          </table:table-cell>
          <table:table-cell office:value-type="float" office:value="9846">
            <text:p>9846.0</text:p>
          </table:table-cell>
          <table:table-cell table:style-name="ce3" table:formula="of:=(((1998-1997)*([.AR101]-[.AM101]))/(2002-1997))+[.AM101]" office:value-type="float" office:value="9720.4">
            <text:p>9720.4</text:p>
          </table:table-cell>
          <table:table-cell table:style-name="ce3" table:formula="of:=(((1999-1997)*([.AR101]-[.AM101]))/(2002-1997))+[.AM101]" office:value-type="float" office:value="9594.8">
            <text:p>9594.8</text:p>
          </table:table-cell>
          <table:table-cell table:style-name="ce3" table:formula="of:=(((2000-1997)*([.AR101]-[.AM101]))/(2002-1997))+[.AM101]" office:value-type="float" office:value="9469.2">
            <text:p>9469.2</text:p>
          </table:table-cell>
          <table:table-cell table:style-name="ce3" table:formula="of:=(((2001-1997)*([.AR101]-[.AM101]))/(2002-1997))+[.AM101]" office:value-type="float" office:value="9343.6">
            <text:p>9343.6</text:p>
          </table:table-cell>
          <table:table-cell office:value-type="float" office:value="9218">
            <text:p>9218.0</text:p>
          </table:table-cell>
          <table:table-cell table:style-name="ce3" table:formula="of:=(((2003-2002)*([.AW101]-[.AR101]))/(2007-2002))+[.AR101]" office:value-type="float" office:value="9111.4">
            <text:p>9111.4</text:p>
          </table:table-cell>
          <table:table-cell table:style-name="ce3" table:formula="of:=(((2004-2002)*([.AW101]-[.AR101]))/(2007-2002))+[.AR101]" office:value-type="float" office:value="9004.8">
            <text:p>9004.8</text:p>
          </table:table-cell>
          <table:table-cell table:style-name="ce3" table:formula="of:=(((2005-2002)*([.AW101]-[.AR101]))/(2007-2002))+[.AR101]" office:value-type="float" office:value="8898.2">
            <text:p>8898.2</text:p>
          </table:table-cell>
          <table:table-cell table:style-name="ce3" table:formula="of:=(((2006-2002)*([.AW101]-[.AR101]))/(2007-2002))+[.AR101]" office:value-type="float" office:value="8791.6">
            <text:p>8791.6</text:p>
          </table:table-cell>
          <table:table-cell office:value-type="float" office:value="8685">
            <text:p>8685.0</text:p>
          </table:table-cell>
          <table:table-cell table:style-name="ce3" table:formula="of:=(((2008-2007)*([.BB101]-[.AW101]))/(2012-2007))+[.AW101]" office:value-type="float" office:value="8597.8">
            <text:p>8597.8</text:p>
          </table:table-cell>
          <table:table-cell table:style-name="ce3" table:formula="of:=(((2009-2007)*([.BB101]-[.AW101]))/(2012-2007))+[.AW101]" office:value-type="float" office:value="8510.6">
            <text:p>8510.6</text:p>
          </table:table-cell>
          <table:table-cell table:style-name="ce3" table:formula="of:=(((2010-2007)*([.BB101]-[.AW101]))/(2012-2007))+[.AW101]" office:value-type="float" office:value="8423.4">
            <text:p>8423.4</text:p>
          </table:table-cell>
          <table:table-cell table:style-name="ce3" table:formula="of:=(((2011-2007)*([.BB101]-[.AW101]))/(2012-2007))+[.AW101]" office:value-type="float" office:value="8336.2">
            <text:p>8336.2</text:p>
          </table:table-cell>
          <table:table-cell office:value-type="float" office:value="8249">
            <text:p>8249.0</text:p>
          </table:table-cell>
          <table:table-cell table:number-columns-repeated="970"/>
        </table:table-row>
        <table:table-row table:style-name="ro1">
          <table:table-cell office:value-type="string">
            <text:p>Iran (Islamic Republic of)</text:p>
          </table:table-cell>
          <table:table-cell office:value-type="string">
            <text:p>Jordan</text:p>
          </table:table-cell>
          <table:table-cell table:style-name="Default" office:value-type="string">
            <text:p>965.0</text:p>
          </table:table-cell>
          <table:table-cell table:style-name="Default" office:value-type="string">
            <text:p>704.0</text:p>
          </table:table-cell>
          <table:table-cell table:style-name="Default" office:value-type="string">
            <text:p>513.4</text:p>
          </table:table-cell>
          <table:table-cell table:style-name="Default" office:value-type="string">
            <text:p>444.3</text:p>
          </table:table-cell>
          <table:table-cell table:style-name="Default" office:value-type="string">
            <text:p>377.8</text:p>
          </table:table-cell>
          <table:table-cell table:style-name="Default" office:value-type="string">
            <text:p>310.6</text:p>
          </table:table-cell>
          <table:table-cell table:style-name="Default" office:value-type="string">
            <text:p>246.2</text:p>
          </table:table-cell>
          <table:table-cell table:style-name="Default" office:value-type="string">
            <text:p>203.4</text:p>
          </table:table-cell>
          <table:table-cell table:style-name="Default" office:value-type="string">
            <text:p>187.5</text:p>
          </table:table-cell>
          <table:table-cell table:style-name="Default" office:value-type="string">
            <text:p>165.3</text:p>
          </table:table-cell>
          <table:table-cell table:style-name="Default" office:value-type="string">
            <text:p>145.1</text:p>
          </table:table-cell>
          <table:table-cell office:value-type="float" office:value="4255">
            <text:p>4255.0</text:p>
          </table:table-cell>
          <table:table-cell table:style-name="ce3" table:formula="of:=(((1973-1972)*([.S102]-[.N102]))/(1977-1972))+[.N102]" office:value-type="float" office:value="4141.4">
            <text:p>4141.4</text:p>
          </table:table-cell>
          <table:table-cell table:style-name="ce3" table:formula="of:=(((1974-1972)*([.S102]-[.N102]))/(1977-1972))+[.N102]" office:value-type="float" office:value="4027.8">
            <text:p>4027.8</text:p>
          </table:table-cell>
          <table:table-cell table:style-name="ce3" table:formula="of:=(((1975-1972)*([.S102]-[.N102]))/(1977-1972))+[.N102]" office:value-type="float" office:value="3914.2">
            <text:p>3914.2</text:p>
          </table:table-cell>
          <table:table-cell table:style-name="ce3" table:formula="of:=(((1976-1972)*([.S102]-[.N102]))/(1977-1972))+[.N102]" office:value-type="float" office:value="3800.6">
            <text:p>3800.6</text:p>
          </table:table-cell>
          <table:table-cell office:value-type="float" office:value="3687">
            <text:p>3687.0</text:p>
          </table:table-cell>
          <table:table-cell table:style-name="ce3" table:formula="of:=(((1978-1977)*([.X102]-[.S102]))/(1982-1977))+[.S102]" office:value-type="float" office:value="3568.4">
            <text:p>3568.4</text:p>
          </table:table-cell>
          <table:table-cell table:style-name="ce3" table:formula="of:=(((1979-1977)*([.X102]-[.S102]))/(1982-1977))+[.S102]" office:value-type="float" office:value="3449.8">
            <text:p>3449.8</text:p>
          </table:table-cell>
          <table:table-cell table:style-name="ce3" table:formula="of:=(((1980-1977)*([.X102]-[.S102]))/(1982-1977))+[.S102]" office:value-type="float" office:value="3331.2">
            <text:p>3331.2</text:p>
          </table:table-cell>
          <table:table-cell table:style-name="ce3" table:formula="of:=(((1981-1977)*([.X102]-[.S102]))/(1982-1977))+[.S102]" office:value-type="float" office:value="3212.6">
            <text:p>3212.6</text:p>
          </table:table-cell>
          <table:table-cell office:value-type="float" office:value="3094">
            <text:p>3094.0</text:p>
          </table:table-cell>
          <table:table-cell table:style-name="ce3" table:formula="of:=(((1983-1982)*([.AC102]-[.X102]))/(1987-1982))+[.X102]" office:value-type="float" office:value="2988.6">
            <text:p>2988.6</text:p>
          </table:table-cell>
          <table:table-cell table:style-name="ce3" table:formula="of:=(((1984-1982)*([.AC102]-[.X102]))/(1987-1982))+[.X102]" office:value-type="float" office:value="2883.2">
            <text:p>2883.2</text:p>
          </table:table-cell>
          <table:table-cell table:style-name="ce3" table:formula="of:=(((1985-1982)*([.AC102]-[.X102]))/(1987-1982))+[.X102]" office:value-type="float" office:value="2777.8">
            <text:p>2777.8</text:p>
          </table:table-cell>
          <table:table-cell table:style-name="ce3" table:formula="of:=(((1986-1982)*([.AC102]-[.X102]))/(1987-1982))+[.X102]" office:value-type="float" office:value="2672.4">
            <text:p>2672.4</text:p>
          </table:table-cell>
          <table:table-cell office:value-type="float" office:value="2567">
            <text:p>2567.0</text:p>
          </table:table-cell>
          <table:table-cell table:style-name="ce3" table:formula="of:=(((1988-1987)*([.AH102]-[.AC102]))/(1992-1987))+[.AC102]" office:value-type="float" office:value="2504">
            <text:p>2504.0</text:p>
          </table:table-cell>
          <table:table-cell table:style-name="ce3" table:formula="of:=(((1989-1987)*([.AH102]-[.AC102]))/(1992-1987))+[.AC102]" office:value-type="float" office:value="2441">
            <text:p>2441.0</text:p>
          </table:table-cell>
          <table:table-cell table:style-name="ce3" table:formula="of:=(((1990-1987)*([.AH102]-[.AC102]))/(1992-1987))+[.AC102]" office:value-type="float" office:value="2378">
            <text:p>2378.0</text:p>
          </table:table-cell>
          <table:table-cell table:style-name="ce3" table:formula="of:=(((1991-1987)*([.AH102]-[.AC102]))/(1992-1987))+[.AC102]" office:value-type="float" office:value="2315">
            <text:p>2315.0</text:p>
          </table:table-cell>
          <table:table-cell office:value-type="float" office:value="2252">
            <text:p>2252.0</text:p>
          </table:table-cell>
          <table:table-cell table:style-name="ce3" table:formula="of:=(((1993-1992)*([.AM102]-[.AH102]))/(1997-1992))+[.AH102]" office:value-type="float" office:value="2216.4">
            <text:p>2216.4</text:p>
          </table:table-cell>
          <table:table-cell table:style-name="ce3" table:formula="of:=(((1994-1992)*([.AM102]-[.AH102]))/(1997-1992))+[.AH102]" office:value-type="float" office:value="2180.8">
            <text:p>2180.8</text:p>
          </table:table-cell>
          <table:table-cell table:style-name="ce3" table:formula="of:=(((1995-1992)*([.AM102]-[.AH102]))/(1997-1992))+[.AH102]" office:value-type="float" office:value="2145.2">
            <text:p>2145.2</text:p>
          </table:table-cell>
          <table:table-cell table:style-name="ce3" table:formula="of:=(((1996-1992)*([.AM102]-[.AH102]))/(1997-1992))+[.AH102]" office:value-type="float" office:value="2109.6">
            <text:p>2109.6</text:p>
          </table:table-cell>
          <table:table-cell office:value-type="float" office:value="2074">
            <text:p>2074.0</text:p>
          </table:table-cell>
          <table:table-cell table:style-name="ce3" table:formula="of:=(((1998-1997)*([.AR102]-[.AM102]))/(2002-1997))+[.AM102]" office:value-type="float" office:value="2041.6">
            <text:p>2041.6</text:p>
          </table:table-cell>
          <table:table-cell table:style-name="ce3" table:formula="of:=(((1999-1997)*([.AR102]-[.AM102]))/(2002-1997))+[.AM102]" office:value-type="float" office:value="2009.2">
            <text:p>2009.2</text:p>
          </table:table-cell>
          <table:table-cell table:style-name="ce3" table:formula="of:=(((2000-1997)*([.AR102]-[.AM102]))/(2002-1997))+[.AM102]" office:value-type="float" office:value="1976.8">
            <text:p>1976.8</text:p>
          </table:table-cell>
          <table:table-cell table:style-name="ce3" table:formula="of:=(((2001-1997)*([.AR102]-[.AM102]))/(2002-1997))+[.AM102]" office:value-type="float" office:value="1944.4">
            <text:p>1944.4</text:p>
          </table:table-cell>
          <table:table-cell office:value-type="float" office:value="1912">
            <text:p>1912.0</text:p>
          </table:table-cell>
          <table:table-cell table:style-name="ce3" table:formula="of:=(((2003-2002)*([.AW102]-[.AR102]))/(2007-2002))+[.AR102]" office:value-type="float" office:value="1889.4">
            <text:p>1889.4</text:p>
          </table:table-cell>
          <table:table-cell table:style-name="ce3" table:formula="of:=(((2004-2002)*([.AW102]-[.AR102]))/(2007-2002))+[.AR102]" office:value-type="float" office:value="1866.8">
            <text:p>1866.8</text:p>
          </table:table-cell>
          <table:table-cell table:style-name="ce3" table:formula="of:=(((2005-2002)*([.AW102]-[.AR102]))/(2007-2002))+[.AR102]" office:value-type="float" office:value="1844.2">
            <text:p>1844.2</text:p>
          </table:table-cell>
          <table:table-cell table:style-name="ce3" table:formula="of:=(((2006-2002)*([.AW102]-[.AR102]))/(2007-2002))+[.AR102]" office:value-type="float" office:value="1821.6">
            <text:p>1821.6</text:p>
          </table:table-cell>
          <table:table-cell office:value-type="float" office:value="1799">
            <text:p>1799.0</text:p>
          </table:table-cell>
          <table:table-cell table:style-name="ce3" table:formula="of:=(((2008-2007)*([.BB102]-[.AW102]))/(2012-2007))+[.AW102]" office:value-type="float" office:value="1779">
            <text:p>1779.0</text:p>
          </table:table-cell>
          <table:table-cell table:style-name="ce3" table:formula="of:=(((2009-2007)*([.BB102]-[.AW102]))/(2012-2007))+[.AW102]" office:value-type="float" office:value="1759">
            <text:p>1759.0</text:p>
          </table:table-cell>
          <table:table-cell table:style-name="ce3" table:formula="of:=(((2010-2007)*([.BB102]-[.AW102]))/(2012-2007))+[.AW102]" office:value-type="float" office:value="1739">
            <text:p>1739.0</text:p>
          </table:table-cell>
          <table:table-cell table:style-name="ce3" table:formula="of:=(((2011-2007)*([.BB102]-[.AW102]))/(2012-2007))+[.AW102]" office:value-type="float" office:value="1719">
            <text:p>1719.0</text:p>
          </table:table-cell>
          <table:table-cell office:value-type="float" office:value="1699">
            <text:p>1699.0</text:p>
          </table:table-cell>
          <table:table-cell table:number-columns-repeated="970"/>
        </table:table-row>
        <table:table-row table:style-name="ro1">
          <table:table-cell office:value-type="string">
            <text:p>Iraq</text:p>
          </table:table-cell>
          <table:table-cell office:value-type="string">
            <text:p>Kazakhstan</text:p>
          </table:table-cell>
          <table:table-cell table:style-name="Default" table:number-columns-repeated="6"/>
          <table:table-cell table:style-name="Default" office:value-type="string">
            <text:p>6543.0</text:p>
          </table:table-cell>
          <table:table-cell table:style-name="Default" office:value-type="string">
            <text:p>6942.0</text:p>
          </table:table-cell>
          <table:table-cell table:style-name="Default" office:value-type="string">
            <text:p>7214.0</text:p>
          </table:table-cell>
          <table:table-cell table:style-name="Default" office:value-type="string">
            <text:p>6946.0</text:p>
          </table:table-cell>
          <table:table-cell table:style-name="Default" office:value-type="string">
            <text:p>6562.0</text:p>
          </table:table-cell>
          <table:table-cell office:value-type="float" office:value="3290">
            <text:p>3290.0</text:p>
          </table:table-cell>
          <table:table-cell table:style-name="ce3" table:formula="of:=(((1973-1972)*([.S103]-[.N103]))/(1977-1972))+[.N103]" office:value-type="float" office:value="3192.2">
            <text:p>3192.2</text:p>
          </table:table-cell>
          <table:table-cell table:style-name="ce3" table:formula="of:=(((1974-1972)*([.S103]-[.N103]))/(1977-1972))+[.N103]" office:value-type="float" office:value="3094.4">
            <text:p>3094.4</text:p>
          </table:table-cell>
          <table:table-cell table:style-name="ce3" table:formula="of:=(((1975-1972)*([.S103]-[.N103]))/(1977-1972))+[.N103]" office:value-type="float" office:value="2996.6">
            <text:p>2996.6</text:p>
          </table:table-cell>
          <table:table-cell table:style-name="ce3" table:formula="of:=(((1976-1972)*([.S103]-[.N103]))/(1977-1972))+[.N103]" office:value-type="float" office:value="2898.8">
            <text:p>2898.8</text:p>
          </table:table-cell>
          <table:table-cell office:value-type="float" office:value="2801">
            <text:p>2801.0</text:p>
          </table:table-cell>
          <table:table-cell table:style-name="ce3" table:formula="of:=(((1978-1977)*([.X103]-[.S103]))/(1982-1977))+[.S103]" office:value-type="float" office:value="2727.8">
            <text:p>2727.8</text:p>
          </table:table-cell>
          <table:table-cell table:style-name="ce3" table:formula="of:=(((1979-1977)*([.X103]-[.S103]))/(1982-1977))+[.S103]" office:value-type="float" office:value="2654.6">
            <text:p>2654.6</text:p>
          </table:table-cell>
          <table:table-cell table:style-name="ce3" table:formula="of:=(((1980-1977)*([.X103]-[.S103]))/(1982-1977))+[.S103]" office:value-type="float" office:value="2581.4">
            <text:p>2581.4</text:p>
          </table:table-cell>
          <table:table-cell table:style-name="ce3" table:formula="of:=(((1981-1977)*([.X103]-[.S103]))/(1982-1977))+[.S103]" office:value-type="float" office:value="2508.2">
            <text:p>2508.2</text:p>
          </table:table-cell>
          <table:table-cell office:value-type="float" office:value="2435">
            <text:p>2435.0</text:p>
          </table:table-cell>
          <table:table-cell table:style-name="ce3" table:formula="of:=(((1983-1982)*([.AC103]-[.X103]))/(1987-1982))+[.X103]" office:value-type="float" office:value="2383.6">
            <text:p>2383.6</text:p>
          </table:table-cell>
          <table:table-cell table:style-name="ce3" table:formula="of:=(((1984-1982)*([.AC103]-[.X103]))/(1987-1982))+[.X103]" office:value-type="float" office:value="2332.2">
            <text:p>2332.2</text:p>
          </table:table-cell>
          <table:table-cell table:style-name="ce3" table:formula="of:=(((1985-1982)*([.AC103]-[.X103]))/(1987-1982))+[.X103]" office:value-type="float" office:value="2280.8">
            <text:p>2280.8</text:p>
          </table:table-cell>
          <table:table-cell table:style-name="ce3" table:formula="of:=(((1986-1982)*([.AC103]-[.X103]))/(1987-1982))+[.X103]" office:value-type="float" office:value="2229.4">
            <text:p>2229.4</text:p>
          </table:table-cell>
          <table:table-cell office:value-type="float" office:value="2178">
            <text:p>2178.0</text:p>
          </table:table-cell>
          <table:table-cell table:style-name="ce3" table:formula="of:=(((1988-1987)*([.AH103]-[.AC103]))/(1992-1987))+[.AC103]" office:value-type="float" office:value="2124.6">
            <text:p>2124.6</text:p>
          </table:table-cell>
          <table:table-cell table:style-name="ce3" table:formula="of:=(((1989-1987)*([.AH103]-[.AC103]))/(1992-1987))+[.AC103]" office:value-type="float" office:value="2071.2">
            <text:p>2071.2</text:p>
          </table:table-cell>
          <table:table-cell table:style-name="ce3" table:formula="of:=(((1990-1987)*([.AH103]-[.AC103]))/(1992-1987))+[.AC103]" office:value-type="float" office:value="2017.8">
            <text:p>2017.8</text:p>
          </table:table-cell>
          <table:table-cell table:style-name="ce3" table:formula="of:=(((1991-1987)*([.AH103]-[.AC103]))/(1992-1987))+[.AC103]" office:value-type="float" office:value="1964.4">
            <text:p>1964.4</text:p>
          </table:table-cell>
          <table:table-cell office:value-type="float" office:value="1911">
            <text:p>1911.0</text:p>
          </table:table-cell>
          <table:table-cell table:style-name="ce3" table:formula="of:=(((1993-1992)*([.AM103]-[.AH103]))/(1997-1992))+[.AH103]" office:value-type="float" office:value="1853.4">
            <text:p>1853.4</text:p>
          </table:table-cell>
          <table:table-cell table:style-name="ce3" table:formula="of:=(((1994-1992)*([.AM103]-[.AH103]))/(1997-1992))+[.AH103]" office:value-type="float" office:value="1795.8">
            <text:p>1795.8</text:p>
          </table:table-cell>
          <table:table-cell table:style-name="ce3" table:formula="of:=(((1995-1992)*([.AM103]-[.AH103]))/(1997-1992))+[.AH103]" office:value-type="float" office:value="1738.2">
            <text:p>1738.2</text:p>
          </table:table-cell>
          <table:table-cell table:style-name="ce3" table:formula="of:=(((1996-1992)*([.AM103]-[.AH103]))/(1997-1992))+[.AH103]" office:value-type="float" office:value="1680.6">
            <text:p>1680.6</text:p>
          </table:table-cell>
          <table:table-cell office:value-type="float" office:value="1623">
            <text:p>1623.0</text:p>
          </table:table-cell>
          <table:table-cell table:style-name="ce3" table:formula="of:=(((1998-1997)*([.AR103]-[.AM103]))/(2002-1997))+[.AM103]" office:value-type="float" office:value="1577.4">
            <text:p>1577.4</text:p>
          </table:table-cell>
          <table:table-cell table:style-name="ce3" table:formula="of:=(((1999-1997)*([.AR103]-[.AM103]))/(2002-1997))+[.AM103]" office:value-type="float" office:value="1531.8">
            <text:p>1531.8</text:p>
          </table:table-cell>
          <table:table-cell table:style-name="ce3" table:formula="of:=(((2000-1997)*([.AR103]-[.AM103]))/(2002-1997))+[.AM103]" office:value-type="float" office:value="1486.2">
            <text:p>1486.2</text:p>
          </table:table-cell>
          <table:table-cell table:style-name="ce3" table:formula="of:=(((2001-1997)*([.AR103]-[.AM103]))/(2002-1997))+[.AM103]" office:value-type="float" office:value="1440.6">
            <text:p>1440.6</text:p>
          </table:table-cell>
          <table:table-cell office:value-type="float" office:value="1395">
            <text:p>1395.0</text:p>
          </table:table-cell>
          <table:table-cell table:style-name="ce3" table:formula="of:=(((2003-2002)*([.AW103]-[.AR103]))/(2007-2002))+[.AR103]" office:value-type="float" office:value="1359">
            <text:p>1359.0</text:p>
          </table:table-cell>
          <table:table-cell table:style-name="ce3" table:formula="of:=(((2004-2002)*([.AW103]-[.AR103]))/(2007-2002))+[.AR103]" office:value-type="float" office:value="1323">
            <text:p>1323.0</text:p>
          </table:table-cell>
          <table:table-cell table:style-name="ce3" table:formula="of:=(((2005-2002)*([.AW103]-[.AR103]))/(2007-2002))+[.AR103]" office:value-type="float" office:value="1287">
            <text:p>1287.0</text:p>
          </table:table-cell>
          <table:table-cell table:style-name="ce3" table:formula="of:=(((2006-2002)*([.AW103]-[.AR103]))/(2007-2002))+[.AR103]" office:value-type="float" office:value="1251">
            <text:p>1251.0</text:p>
          </table:table-cell>
          <table:table-cell office:value-type="float" office:value="1215">
            <text:p>1215.0</text:p>
          </table:table-cell>
          <table:table-cell table:style-name="ce3" table:formula="of:=(((2008-2007)*([.BB103]-[.AW103]))/(2012-2007))+[.AW103]" office:value-type="float" office:value="1180.8">
            <text:p>1180.8</text:p>
          </table:table-cell>
          <table:table-cell table:style-name="ce3" table:formula="of:=(((2009-2007)*([.BB103]-[.AW103]))/(2012-2007))+[.AW103]" office:value-type="float" office:value="1146.6">
            <text:p>1146.6</text:p>
          </table:table-cell>
          <table:table-cell table:style-name="ce3" table:formula="of:=(((2010-2007)*([.BB103]-[.AW103]))/(2012-2007))+[.AW103]" office:value-type="float" office:value="1112.4">
            <text:p>1112.4</text:p>
          </table:table-cell>
          <table:table-cell table:style-name="ce3" table:formula="of:=(((2011-2007)*([.BB103]-[.AW103]))/(2012-2007))+[.AW103]" office:value-type="float" office:value="1078.2">
            <text:p>1078.2</text:p>
          </table:table-cell>
          <table:table-cell office:value-type="float" office:value="1044">
            <text:p>1044.0</text:p>
          </table:table-cell>
          <table:table-cell table:number-columns-repeated="970"/>
        </table:table-row>
        <table:table-row table:style-name="ro1">
          <table:table-cell office:value-type="string">
            <text:p>Ireland</text:p>
          </table:table-cell>
          <table:table-cell office:value-type="string">
            <text:p>Kenya</text:p>
          </table:table-cell>
          <table:table-cell table:style-name="Default" office:value-type="string">
            <text:p>3558.0</text:p>
          </table:table-cell>
          <table:table-cell table:style-name="Default" office:value-type="string">
            <text:p>3023.0</text:p>
          </table:table-cell>
          <table:table-cell table:style-name="Default" office:value-type="string">
            <text:p>2541.0</text:p>
          </table:table-cell>
          <table:table-cell table:style-name="Default" office:value-type="string">
            <text:p>2113.0</text:p>
          </table:table-cell>
          <table:table-cell table:style-name="Default" office:value-type="string">
            <text:p>1749.0</text:p>
          </table:table-cell>
          <table:table-cell table:style-name="Default" office:value-type="string">
            <text:p>1453.0</text:p>
          </table:table-cell>
          <table:table-cell table:style-name="Default" office:value-type="string">
            <text:p>1226.0</text:p>
          </table:table-cell>
          <table:table-cell table:style-name="Default" office:value-type="string">
            <text:p>1061.0</text:p>
          </table:table-cell>
          <table:table-cell table:style-name="Default" office:value-type="string">
            <text:p>932.3</text:p>
          </table:table-cell>
          <table:table-cell table:style-name="Default" office:value-type="string">
            <text:p>819.0</text:p>
          </table:table-cell>
          <table:table-cell table:style-name="Default" office:value-type="string">
            <text:p>718.1</text:p>
          </table:table-cell>
          <table:table-cell office:value-type="float" office:value="16124">
            <text:p>16124.0</text:p>
          </table:table-cell>
          <table:table-cell table:style-name="ce3" table:formula="of:=(((1973-1972)*([.S104]-[.N104]))/(1977-1972))+[.N104]" office:value-type="float" office:value="15883.4">
            <text:p>15883.4</text:p>
          </table:table-cell>
          <table:table-cell table:style-name="ce3" table:formula="of:=(((1974-1972)*([.S104]-[.N104]))/(1977-1972))+[.N104]" office:value-type="float" office:value="15642.8">
            <text:p>15642.8</text:p>
          </table:table-cell>
          <table:table-cell table:style-name="ce3" table:formula="of:=(((1975-1972)*([.S104]-[.N104]))/(1977-1972))+[.N104]" office:value-type="float" office:value="15402.2">
            <text:p>15402.2</text:p>
          </table:table-cell>
          <table:table-cell table:style-name="ce3" table:formula="of:=(((1976-1972)*([.S104]-[.N104]))/(1977-1972))+[.N104]" office:value-type="float" office:value="15161.6">
            <text:p>15161.6</text:p>
          </table:table-cell>
          <table:table-cell office:value-type="float" office:value="14921">
            <text:p>14921.0</text:p>
          </table:table-cell>
          <table:table-cell table:style-name="ce3" table:formula="of:=(((1978-1977)*([.X104]-[.S104]))/(1982-1977))+[.S104]" office:value-type="float" office:value="14751.2">
            <text:p>14751.2</text:p>
          </table:table-cell>
          <table:table-cell table:style-name="ce3" table:formula="of:=(((1979-1977)*([.X104]-[.S104]))/(1982-1977))+[.S104]" office:value-type="float" office:value="14581.4">
            <text:p>14581.4</text:p>
          </table:table-cell>
          <table:table-cell table:style-name="ce3" table:formula="of:=(((1980-1977)*([.X104]-[.S104]))/(1982-1977))+[.S104]" office:value-type="float" office:value="14411.6">
            <text:p>14411.6</text:p>
          </table:table-cell>
          <table:table-cell table:style-name="ce3" table:formula="of:=(((1981-1977)*([.X104]-[.S104]))/(1982-1977))+[.S104]" office:value-type="float" office:value="14241.8">
            <text:p>14241.8</text:p>
          </table:table-cell>
          <table:table-cell office:value-type="float" office:value="14072">
            <text:p>14072.0</text:p>
          </table:table-cell>
          <table:table-cell table:style-name="ce3" table:formula="of:=(((1983-1982)*([.AC104]-[.X104]))/(1987-1982))+[.X104]" office:value-type="float" office:value="14028.4">
            <text:p>14028.4</text:p>
          </table:table-cell>
          <table:table-cell table:style-name="ce3" table:formula="of:=(((1984-1982)*([.AC104]-[.X104]))/(1987-1982))+[.X104]" office:value-type="float" office:value="13984.8">
            <text:p>13984.8</text:p>
          </table:table-cell>
          <table:table-cell table:style-name="ce3" table:formula="of:=(((1985-1982)*([.AC104]-[.X104]))/(1987-1982))+[.X104]" office:value-type="float" office:value="13941.2">
            <text:p>13941.2</text:p>
          </table:table-cell>
          <table:table-cell table:style-name="ce3" table:formula="of:=(((1986-1982)*([.AC104]-[.X104]))/(1987-1982))+[.X104]" office:value-type="float" office:value="13897.6">
            <text:p>13897.6</text:p>
          </table:table-cell>
          <table:table-cell office:value-type="float" office:value="13854">
            <text:p>13854.0</text:p>
          </table:table-cell>
          <table:table-cell table:style-name="ce3" table:formula="of:=(((1988-1987)*([.AH104]-[.AC104]))/(1992-1987))+[.AC104]" office:value-type="float" office:value="13844.6">
            <text:p>13844.6</text:p>
          </table:table-cell>
          <table:table-cell table:style-name="ce3" table:formula="of:=(((1989-1987)*([.AH104]-[.AC104]))/(1992-1987))+[.AC104]" office:value-type="float" office:value="13835.2">
            <text:p>13835.2</text:p>
          </table:table-cell>
          <table:table-cell table:style-name="ce3" table:formula="of:=(((1990-1987)*([.AH104]-[.AC104]))/(1992-1987))+[.AC104]" office:value-type="float" office:value="13825.8">
            <text:p>13825.8</text:p>
          </table:table-cell>
          <table:table-cell table:style-name="ce3" table:formula="of:=(((1991-1987)*([.AH104]-[.AC104]))/(1992-1987))+[.AC104]" office:value-type="float" office:value="13816.4">
            <text:p>13816.4</text:p>
          </table:table-cell>
          <table:table-cell office:value-type="float" office:value="13807">
            <text:p>13807.0</text:p>
          </table:table-cell>
          <table:table-cell table:style-name="ce3" table:formula="of:=(((1993-1992)*([.AM104]-[.AH104]))/(1997-1992))+[.AH104]" office:value-type="float" office:value="13715.8">
            <text:p>13715.8</text:p>
          </table:table-cell>
          <table:table-cell table:style-name="ce3" table:formula="of:=(((1994-1992)*([.AM104]-[.AH104]))/(1997-1992))+[.AH104]" office:value-type="float" office:value="13624.6">
            <text:p>13624.6</text:p>
          </table:table-cell>
          <table:table-cell table:style-name="ce3" table:formula="of:=(((1995-1992)*([.AM104]-[.AH104]))/(1997-1992))+[.AH104]" office:value-type="float" office:value="13533.4">
            <text:p>13533.4</text:p>
          </table:table-cell>
          <table:table-cell table:style-name="ce3" table:formula="of:=(((1996-1992)*([.AM104]-[.AH104]))/(1997-1992))+[.AH104]" office:value-type="float" office:value="13442.2">
            <text:p>13442.2</text:p>
          </table:table-cell>
          <table:table-cell office:value-type="float" office:value="13351">
            <text:p>13351.0</text:p>
          </table:table-cell>
          <table:table-cell table:style-name="ce3" table:formula="of:=(((1998-1997)*([.AR104]-[.AM104]))/(2002-1997))+[.AM104]" office:value-type="float" office:value="13170.6">
            <text:p>13170.6</text:p>
          </table:table-cell>
          <table:table-cell table:style-name="ce3" table:formula="of:=(((1999-1997)*([.AR104]-[.AM104]))/(2002-1997))+[.AM104]" office:value-type="float" office:value="12990.2">
            <text:p>12990.2</text:p>
          </table:table-cell>
          <table:table-cell table:style-name="ce3" table:formula="of:=(((2000-1997)*([.AR104]-[.AM104]))/(2002-1997))+[.AM104]" office:value-type="float" office:value="12809.8">
            <text:p>12809.8</text:p>
          </table:table-cell>
          <table:table-cell table:style-name="ce3" table:formula="of:=(((2001-1997)*([.AR104]-[.AM104]))/(2002-1997))+[.AM104]" office:value-type="float" office:value="12629.4">
            <text:p>12629.4</text:p>
          </table:table-cell>
          <table:table-cell office:value-type="float" office:value="12449">
            <text:p>12449.0</text:p>
          </table:table-cell>
          <table:table-cell table:style-name="ce3" table:formula="of:=(((2003-2002)*([.AW104]-[.AR104]))/(2007-2002))+[.AR104]" office:value-type="float" office:value="12243">
            <text:p>12243.0</text:p>
          </table:table-cell>
          <table:table-cell table:style-name="ce3" table:formula="of:=(((2004-2002)*([.AW104]-[.AR104]))/(2007-2002))+[.AR104]" office:value-type="float" office:value="12037">
            <text:p>12037.0</text:p>
          </table:table-cell>
          <table:table-cell table:style-name="ce3" table:formula="of:=(((2005-2002)*([.AW104]-[.AR104]))/(2007-2002))+[.AR104]" office:value-type="float" office:value="11831">
            <text:p>11831.0</text:p>
          </table:table-cell>
          <table:table-cell table:style-name="ce3" table:formula="of:=(((2006-2002)*([.AW104]-[.AR104]))/(2007-2002))+[.AR104]" office:value-type="float" office:value="11625">
            <text:p>11625.0</text:p>
          </table:table-cell>
          <table:table-cell office:value-type="float" office:value="11419">
            <text:p>11419.0</text:p>
          </table:table-cell>
          <table:table-cell table:style-name="ce3" table:formula="of:=(((2008-2007)*([.BB104]-[.AW104]))/(2012-2007))+[.AW104]" office:value-type="float" office:value="11275.4">
            <text:p>11275.4</text:p>
          </table:table-cell>
          <table:table-cell table:style-name="ce3" table:formula="of:=(((2009-2007)*([.BB104]-[.AW104]))/(2012-2007))+[.AW104]" office:value-type="float" office:value="11131.8">
            <text:p>11131.8</text:p>
          </table:table-cell>
          <table:table-cell table:style-name="ce3" table:formula="of:=(((2010-2007)*([.BB104]-[.AW104]))/(2012-2007))+[.AW104]" office:value-type="float" office:value="10988.2">
            <text:p>10988.2</text:p>
          </table:table-cell>
          <table:table-cell table:style-name="ce3" table:formula="of:=(((2011-2007)*([.BB104]-[.AW104]))/(2012-2007))+[.AW104]" office:value-type="float" office:value="10844.6">
            <text:p>10844.6</text:p>
          </table:table-cell>
          <table:table-cell office:value-type="float" office:value="10701">
            <text:p>10701.0</text:p>
          </table:table-cell>
          <table:table-cell table:number-columns-repeated="970"/>
        </table:table-row>
        <table:table-row table:style-name="ro1">
          <table:table-cell office:value-type="string">
            <text:p>Israel</text:p>
          </table:table-cell>
          <table:table-cell office:value-type="string">
            <text:p>Kiribati</text:p>
          </table:table-cell>
          <table:table-cell table:style-name="Default" table:number-columns-repeated="11"/>
          <table:table-cell office:value-type="float" office:value="247.2">
            <text:p>247.2</text:p>
          </table:table-cell>
          <table:table-cell table:style-name="ce3" table:formula="of:=(((1973-1972)*([.S105]-[.N105]))/(1977-1972))+[.N105]" office:value-type="float" office:value="240.44">
            <text:p>240.4</text:p>
          </table:table-cell>
          <table:table-cell table:style-name="ce3" table:formula="of:=(((1974-1972)*([.S105]-[.N105]))/(1977-1972))+[.N105]" office:value-type="float" office:value="233.68">
            <text:p>233.7</text:p>
          </table:table-cell>
          <table:table-cell table:style-name="ce3" table:formula="of:=(((1975-1972)*([.S105]-[.N105]))/(1977-1972))+[.N105]" office:value-type="float" office:value="226.92">
            <text:p>226.9</text:p>
          </table:table-cell>
          <table:table-cell table:style-name="ce3" table:formula="of:=(((1976-1972)*([.S105]-[.N105]))/(1977-1972))+[.N105]" office:value-type="float" office:value="220.16">
            <text:p>220.2</text:p>
          </table:table-cell>
          <table:table-cell office:value-type="float" office:value="213.4">
            <text:p>213.4</text:p>
          </table:table-cell>
          <table:table-cell table:style-name="ce3" table:formula="of:=(((1978-1977)*([.X105]-[.S105]))/(1982-1977))+[.S105]" office:value-type="float" office:value="209.34">
            <text:p>209.3</text:p>
          </table:table-cell>
          <table:table-cell table:style-name="ce3" table:formula="of:=(((1979-1977)*([.X105]-[.S105]))/(1982-1977))+[.S105]" office:value-type="float" office:value="205.28">
            <text:p>205.3</text:p>
          </table:table-cell>
          <table:table-cell table:style-name="ce3" table:formula="of:=(((1980-1977)*([.X105]-[.S105]))/(1982-1977))+[.S105]" office:value-type="float" office:value="201.22">
            <text:p>201.2</text:p>
          </table:table-cell>
          <table:table-cell table:style-name="ce3" table:formula="of:=(((1981-1977)*([.X105]-[.S105]))/(1982-1977))+[.S105]" office:value-type="float" office:value="197.16">
            <text:p>197.2</text:p>
          </table:table-cell>
          <table:table-cell office:value-type="float" office:value="193.1">
            <text:p>193.1</text:p>
          </table:table-cell>
          <table:table-cell table:style-name="ce3" table:formula="of:=(((1983-1982)*([.AC105]-[.X105]))/(1987-1982))+[.X105]" office:value-type="float" office:value="190.06">
            <text:p>190.1</text:p>
          </table:table-cell>
          <table:table-cell table:style-name="ce3" table:formula="of:=(((1984-1982)*([.AC105]-[.X105]))/(1987-1982))+[.X105]" office:value-type="float" office:value="187.02">
            <text:p>187.0</text:p>
          </table:table-cell>
          <table:table-cell table:style-name="ce3" table:formula="of:=(((1985-1982)*([.AC105]-[.X105]))/(1987-1982))+[.X105]" office:value-type="float" office:value="183.98">
            <text:p>184.0</text:p>
          </table:table-cell>
          <table:table-cell table:style-name="ce3" table:formula="of:=(((1986-1982)*([.AC105]-[.X105]))/(1987-1982))+[.X105]" office:value-type="float" office:value="180.94">
            <text:p>180.9</text:p>
          </table:table-cell>
          <table:table-cell office:value-type="float" office:value="177.9">
            <text:p>177.9</text:p>
          </table:table-cell>
          <table:table-cell table:style-name="ce3" table:formula="of:=(((1988-1987)*([.AH105]-[.AC105]))/(1992-1987))+[.AC105]" office:value-type="float" office:value="173.52">
            <text:p>173.5</text:p>
          </table:table-cell>
          <table:table-cell table:style-name="ce3" table:formula="of:=(((1989-1987)*([.AH105]-[.AC105]))/(1992-1987))+[.AC105]" office:value-type="float" office:value="169.14">
            <text:p>169.1</text:p>
          </table:table-cell>
          <table:table-cell table:style-name="ce3" table:formula="of:=(((1990-1987)*([.AH105]-[.AC105]))/(1992-1987))+[.AC105]" office:value-type="float" office:value="164.76">
            <text:p>164.8</text:p>
          </table:table-cell>
          <table:table-cell table:style-name="ce3" table:formula="of:=(((1991-1987)*([.AH105]-[.AC105]))/(1992-1987))+[.AC105]" office:value-type="float" office:value="160.38">
            <text:p>160.4</text:p>
          </table:table-cell>
          <table:table-cell office:value-type="float" office:value="156">
            <text:p>156.0</text:p>
          </table:table-cell>
          <table:table-cell table:style-name="ce3" table:formula="of:=(((1993-1992)*([.AM105]-[.AH105]))/(1997-1992))+[.AH105]" office:value-type="float" office:value="151.44">
            <text:p>151.4</text:p>
          </table:table-cell>
          <table:table-cell table:style-name="ce3" table:formula="of:=(((1994-1992)*([.AM105]-[.AH105]))/(1997-1992))+[.AH105]" office:value-type="float" office:value="146.88">
            <text:p>146.9</text:p>
          </table:table-cell>
          <table:table-cell table:style-name="ce3" table:formula="of:=(((1995-1992)*([.AM105]-[.AH105]))/(1997-1992))+[.AH105]" office:value-type="float" office:value="142.32">
            <text:p>142.3</text:p>
          </table:table-cell>
          <table:table-cell table:style-name="ce3" table:formula="of:=(((1996-1992)*([.AM105]-[.AH105]))/(1997-1992))+[.AH105]" office:value-type="float" office:value="137.76">
            <text:p>137.8</text:p>
          </table:table-cell>
          <table:table-cell office:value-type="float" office:value="133.2">
            <text:p>133.2</text:p>
          </table:table-cell>
          <table:table-cell table:style-name="ce3" table:formula="of:=(((1998-1997)*([.AR105]-[.AM105]))/(2002-1997))+[.AM105]" office:value-type="float" office:value="130.6">
            <text:p>130.6</text:p>
          </table:table-cell>
          <table:table-cell table:style-name="ce3" table:formula="of:=(((1999-1997)*([.AR105]-[.AM105]))/(2002-1997))+[.AM105]" office:value-type="float" office:value="128">
            <text:p>128.0</text:p>
          </table:table-cell>
          <table:table-cell table:style-name="ce3" table:formula="of:=(((2000-1997)*([.AR105]-[.AM105]))/(2002-1997))+[.AM105]" office:value-type="float" office:value="125.4">
            <text:p>125.4</text:p>
          </table:table-cell>
          <table:table-cell table:style-name="ce3" table:formula="of:=(((2001-1997)*([.AR105]-[.AM105]))/(2002-1997))+[.AM105]" office:value-type="float" office:value="122.8">
            <text:p>122.8</text:p>
          </table:table-cell>
          <table:table-cell office:value-type="float" office:value="120.2">
            <text:p>120.2</text:p>
          </table:table-cell>
          <table:table-cell table:style-name="ce3" table:formula="of:=(((2003-2002)*([.AW105]-[.AR105]))/(2007-2002))+[.AR105]" office:value-type="float" office:value="117.84">
            <text:p>117.8</text:p>
          </table:table-cell>
          <table:table-cell table:style-name="ce3" table:formula="of:=(((2004-2002)*([.AW105]-[.AR105]))/(2007-2002))+[.AR105]" office:value-type="float" office:value="115.48">
            <text:p>115.5</text:p>
          </table:table-cell>
          <table:table-cell table:style-name="ce3" table:formula="of:=(((2005-2002)*([.AW105]-[.AR105]))/(2007-2002))+[.AR105]" office:value-type="float" office:value="113.12">
            <text:p>113.1</text:p>
          </table:table-cell>
          <table:table-cell table:style-name="ce3" table:formula="of:=(((2006-2002)*([.AW105]-[.AR105]))/(2007-2002))+[.AR105]" office:value-type="float" office:value="110.76">
            <text:p>110.8</text:p>
          </table:table-cell>
          <table:table-cell office:value-type="float" office:value="108.4">
            <text:p>108.4</text:p>
          </table:table-cell>
          <table:table-cell table:style-name="ce3" table:formula="of:=(((2008-2007)*([.BB105]-[.AW105]))/(2012-2007))+[.AW105]" office:value-type="float" office:value="106.214">
            <text:p>106.2</text:p>
          </table:table-cell>
          <table:table-cell table:style-name="ce3" table:formula="of:=(((2009-2007)*([.BB105]-[.AW105]))/(2012-2007))+[.AW105]" office:value-type="float" office:value="104.028">
            <text:p>104.0</text:p>
          </table:table-cell>
          <table:table-cell table:style-name="ce3" table:formula="of:=(((2010-2007)*([.BB105]-[.AW105]))/(2012-2007))+[.AW105]" office:value-type="float" office:value="101.842">
            <text:p>101.8</text:p>
          </table:table-cell>
          <table:table-cell table:style-name="ce3" table:formula="of:=(((2011-2007)*([.BB105]-[.AW105]))/(2012-2007))+[.AW105]" office:value-type="float" office:value="99.656">
            <text:p>99.7</text:p>
          </table:table-cell>
          <table:table-cell office:value-type="float" office:value="97.47">
            <text:p>97.5</text:p>
          </table:table-cell>
          <table:table-cell table:number-columns-repeated="970"/>
        </table:table-row>
        <table:table-row table:style-name="ro1">
          <table:table-cell office:value-type="string">
            <text:p>Italy</text:p>
          </table:table-cell>
          <table:table-cell office:value-type="string">
            <text:p>Kuwait</text:p>
          </table:table-cell>
          <table:table-cell table:style-name="Default" office:value-type="string">
            <text:p>59.35</text:p>
          </table:table-cell>
          <table:table-cell table:style-name="Default" office:value-type="string">
            <text:p>34.01</text:p>
          </table:table-cell>
          <table:table-cell table:style-name="Default" office:value-type="string">
            <text:p>22.99</text:p>
          </table:table-cell>
          <table:table-cell table:style-name="Default" office:value-type="string">
            <text:p>16.96</text:p>
          </table:table-cell>
          <table:table-cell table:style-name="Default" office:value-type="string">
            <text:p>13.21</text:p>
          </table:table-cell>
          <table:table-cell table:style-name="Default" office:value-type="string">
            <text:p>10.33</text:p>
          </table:table-cell>
          <table:table-cell table:style-name="Default" office:value-type="string">
            <text:p>10.4</text:p>
          </table:table-cell>
          <table:table-cell table:style-name="Default" office:value-type="string">
            <text:p>11.91</text:p>
          </table:table-cell>
          <table:table-cell table:style-name="Default" office:value-type="float" office:value="9662">
            <text:p>9662</text:p>
          </table:table-cell>
          <table:table-cell table:style-name="Default" office:value-type="string">
            <text:p>8.17</text:p>
          </table:table-cell>
          <table:table-cell table:style-name="Default" office:value-type="float" office:value="6916">
            <text:p>6916</text:p>
          </table:table-cell>
          <table:table-cell office:value-type="float" office:value="3375">
            <text:p>3375.0</text:p>
          </table:table-cell>
          <table:table-cell table:style-name="ce3" table:formula="of:=(((1973-1972)*([.S106]-[.N106]))/(1977-1972))+[.N106]" office:value-type="float" office:value="3356.2">
            <text:p>3356.2</text:p>
          </table:table-cell>
          <table:table-cell table:style-name="ce3" table:formula="of:=(((1974-1972)*([.S106]-[.N106]))/(1977-1972))+[.N106]" office:value-type="float" office:value="3337.4">
            <text:p>3337.4</text:p>
          </table:table-cell>
          <table:table-cell table:style-name="ce3" table:formula="of:=(((1975-1972)*([.S106]-[.N106]))/(1977-1972))+[.N106]" office:value-type="float" office:value="3318.6">
            <text:p>3318.6</text:p>
          </table:table-cell>
          <table:table-cell table:style-name="ce3" table:formula="of:=(((1976-1972)*([.S106]-[.N106]))/(1977-1972))+[.N106]" office:value-type="float" office:value="3299.8">
            <text:p>3299.8</text:p>
          </table:table-cell>
          <table:table-cell office:value-type="float" office:value="3281">
            <text:p>3281.0</text:p>
          </table:table-cell>
          <table:table-cell table:style-name="ce3" table:formula="of:=(((1978-1977)*([.X106]-[.S106]))/(1982-1977))+[.S106]" office:value-type="float" office:value="3270.8">
            <text:p>3270.8</text:p>
          </table:table-cell>
          <table:table-cell table:style-name="ce3" table:formula="of:=(((1979-1977)*([.X106]-[.S106]))/(1982-1977))+[.S106]" office:value-type="float" office:value="3260.6">
            <text:p>3260.6</text:p>
          </table:table-cell>
          <table:table-cell table:style-name="ce3" table:formula="of:=(((1980-1977)*([.X106]-[.S106]))/(1982-1977))+[.S106]" office:value-type="float" office:value="3250.4">
            <text:p>3250.4</text:p>
          </table:table-cell>
          <table:table-cell table:style-name="ce3" table:formula="of:=(((1981-1977)*([.X106]-[.S106]))/(1982-1977))+[.S106]" office:value-type="float" office:value="3240.2">
            <text:p>3240.2</text:p>
          </table:table-cell>
          <table:table-cell office:value-type="float" office:value="3230">
            <text:p>3230.0</text:p>
          </table:table-cell>
          <table:table-cell table:style-name="ce3" table:formula="of:=(((1983-1982)*([.AC106]-[.X106]))/(1987-1982))+[.X106]" office:value-type="float" office:value="3226.4">
            <text:p>3226.4</text:p>
          </table:table-cell>
          <table:table-cell table:style-name="ce3" table:formula="of:=(((1984-1982)*([.AC106]-[.X106]))/(1987-1982))+[.X106]" office:value-type="float" office:value="3222.8">
            <text:p>3222.8</text:p>
          </table:table-cell>
          <table:table-cell table:style-name="ce3" table:formula="of:=(((1985-1982)*([.AC106]-[.X106]))/(1987-1982))+[.X106]" office:value-type="float" office:value="3219.2">
            <text:p>3219.2</text:p>
          </table:table-cell>
          <table:table-cell table:style-name="ce3" table:formula="of:=(((1986-1982)*([.AC106]-[.X106]))/(1987-1982))+[.X106]" office:value-type="float" office:value="3215.6">
            <text:p>3215.6</text:p>
          </table:table-cell>
          <table:table-cell office:value-type="float" office:value="3212">
            <text:p>3212.0</text:p>
          </table:table-cell>
          <table:table-cell table:style-name="ce3" table:formula="of:=(((1988-1987)*([.AH106]-[.AC106]))/(1992-1987))+[.AC106]" office:value-type="float" office:value="3211.2">
            <text:p>3211.2</text:p>
          </table:table-cell>
          <table:table-cell table:style-name="ce3" table:formula="of:=(((1989-1987)*([.AH106]-[.AC106]))/(1992-1987))+[.AC106]" office:value-type="float" office:value="3210.4">
            <text:p>3210.4</text:p>
          </table:table-cell>
          <table:table-cell table:style-name="ce3" table:formula="of:=(((1990-1987)*([.AH106]-[.AC106]))/(1992-1987))+[.AC106]" office:value-type="float" office:value="3209.6">
            <text:p>3209.6</text:p>
          </table:table-cell>
          <table:table-cell table:style-name="ce3" table:formula="of:=(((1991-1987)*([.AH106]-[.AC106]))/(1992-1987))+[.AC106]" office:value-type="float" office:value="3208.8">
            <text:p>3208.8</text:p>
          </table:table-cell>
          <table:table-cell office:value-type="float" office:value="3208">
            <text:p>3208.0</text:p>
          </table:table-cell>
          <table:table-cell table:style-name="ce3" table:formula="of:=(((1993-1992)*([.AM106]-[.AH106]))/(1997-1992))+[.AH106]" office:value-type="float" office:value="3208">
            <text:p>3208.0</text:p>
          </table:table-cell>
          <table:table-cell table:style-name="ce3" table:formula="of:=(((1994-1992)*([.AM106]-[.AH106]))/(1997-1992))+[.AH106]" office:value-type="float" office:value="3208">
            <text:p>3208.0</text:p>
          </table:table-cell>
          <table:table-cell table:style-name="ce3" table:formula="of:=(((1995-1992)*([.AM106]-[.AH106]))/(1997-1992))+[.AH106]" office:value-type="float" office:value="3208">
            <text:p>3208.0</text:p>
          </table:table-cell>
          <table:table-cell table:style-name="ce3" table:formula="of:=(((1996-1992)*([.AM106]-[.AH106]))/(1997-1992))+[.AH106]" office:value-type="float" office:value="3208">
            <text:p>3208.0</text:p>
          </table:table-cell>
          <table:table-cell office:value-type="float" office:value="3208">
            <text:p>3208.0</text:p>
          </table:table-cell>
          <table:table-cell table:style-name="ce3" table:formula="of:=(((1998-1997)*([.AR106]-[.AM106]))/(2002-1997))+[.AM106]" office:value-type="float" office:value="3201.2">
            <text:p>3201.2</text:p>
          </table:table-cell>
          <table:table-cell table:style-name="ce3" table:formula="of:=(((1999-1997)*([.AR106]-[.AM106]))/(2002-1997))+[.AM106]" office:value-type="float" office:value="3194.4">
            <text:p>3194.4</text:p>
          </table:table-cell>
          <table:table-cell table:style-name="ce3" table:formula="of:=(((2000-1997)*([.AR106]-[.AM106]))/(2002-1997))+[.AM106]" office:value-type="float" office:value="3187.6">
            <text:p>3187.6</text:p>
          </table:table-cell>
          <table:table-cell table:style-name="ce3" table:formula="of:=(((2001-1997)*([.AR106]-[.AM106]))/(2002-1997))+[.AM106]" office:value-type="float" office:value="3180.8">
            <text:p>3180.8</text:p>
          </table:table-cell>
          <table:table-cell office:value-type="float" office:value="3174">
            <text:p>3174.0</text:p>
          </table:table-cell>
          <table:table-cell table:style-name="ce3" table:formula="of:=(((2003-2002)*([.AW106]-[.AR106]))/(2007-2002))+[.AR106]" office:value-type="float" office:value="3152.6">
            <text:p>3152.6</text:p>
          </table:table-cell>
          <table:table-cell table:style-name="ce3" table:formula="of:=(((2004-2002)*([.AW106]-[.AR106]))/(2007-2002))+[.AR106]" office:value-type="float" office:value="3131.2">
            <text:p>3131.2</text:p>
          </table:table-cell>
          <table:table-cell table:style-name="ce3" table:formula="of:=(((2005-2002)*([.AW106]-[.AR106]))/(2007-2002))+[.AR106]" office:value-type="float" office:value="3109.8">
            <text:p>3109.8</text:p>
          </table:table-cell>
          <table:table-cell table:style-name="ce3" table:formula="of:=(((2006-2002)*([.AW106]-[.AR106]))/(2007-2002))+[.AR106]" office:value-type="float" office:value="3088.4">
            <text:p>3088.4</text:p>
          </table:table-cell>
          <table:table-cell office:value-type="float" office:value="3067">
            <text:p>3067.0</text:p>
          </table:table-cell>
          <table:table-cell table:style-name="ce3" table:formula="of:=(((2008-2007)*([.BB106]-[.AW106]))/(2012-2007))+[.AW106]" office:value-type="float" office:value="3052.4">
            <text:p>3052.4</text:p>
          </table:table-cell>
          <table:table-cell table:style-name="ce3" table:formula="of:=(((2009-2007)*([.BB106]-[.AW106]))/(2012-2007))+[.AW106]" office:value-type="float" office:value="3037.8">
            <text:p>3037.8</text:p>
          </table:table-cell>
          <table:table-cell table:style-name="ce3" table:formula="of:=(((2010-2007)*([.BB106]-[.AW106]))/(2012-2007))+[.AW106]" office:value-type="float" office:value="3023.2">
            <text:p>3023.2</text:p>
          </table:table-cell>
          <table:table-cell table:style-name="ce3" table:formula="of:=(((2011-2007)*([.BB106]-[.AW106]))/(2012-2007))+[.AW106]" office:value-type="float" office:value="3008.6">
            <text:p>3008.6</text:p>
          </table:table-cell>
          <table:table-cell office:value-type="float" office:value="2994">
            <text:p>2994.0</text:p>
          </table:table-cell>
          <table:table-cell table:number-columns-repeated="970"/>
        </table:table-row>
        <table:table-row table:style-name="ro1">
          <table:table-cell office:value-type="string">
            <text:p>Jamaica</text:p>
          </table:table-cell>
          <table:table-cell office:value-type="string">
            <text:p>Kyrgyzstan</text:p>
          </table:table-cell>
          <table:table-cell table:style-name="Default" table:number-columns-repeated="6"/>
          <table:table-cell table:style-name="Default" office:value-type="string">
            <text:p>5277.0</text:p>
          </table:table-cell>
          <table:table-cell table:style-name="Default" office:value-type="string">
            <text:p>4984.0</text:p>
          </table:table-cell>
          <table:table-cell table:style-name="Default" office:value-type="string">
            <text:p>4721.0</text:p>
          </table:table-cell>
          <table:table-cell table:style-name="Default" office:value-type="string">
            <text:p>4596.0</text:p>
          </table:table-cell>
          <table:table-cell table:style-name="Default" office:value-type="string">
            <text:p>4336.0</text:p>
          </table:table-cell>
          <table:table-cell office:value-type="float" office:value="4885">
            <text:p>4885.0</text:p>
          </table:table-cell>
          <table:table-cell table:style-name="ce3" table:formula="of:=(((1973-1972)*([.S107]-[.N107]))/(1977-1972))+[.N107]" office:value-type="float" office:value="4821.4">
            <text:p>4821.4</text:p>
          </table:table-cell>
          <table:table-cell table:style-name="ce3" table:formula="of:=(((1974-1972)*([.S107]-[.N107]))/(1977-1972))+[.N107]" office:value-type="float" office:value="4757.8">
            <text:p>4757.8</text:p>
          </table:table-cell>
          <table:table-cell table:style-name="ce3" table:formula="of:=(((1975-1972)*([.S107]-[.N107]))/(1977-1972))+[.N107]" office:value-type="float" office:value="4694.2">
            <text:p>4694.2</text:p>
          </table:table-cell>
          <table:table-cell table:style-name="ce3" table:formula="of:=(((1976-1972)*([.S107]-[.N107]))/(1977-1972))+[.N107]" office:value-type="float" office:value="4630.6">
            <text:p>4630.6</text:p>
          </table:table-cell>
          <table:table-cell office:value-type="float" office:value="4567">
            <text:p>4567.0</text:p>
          </table:table-cell>
          <table:table-cell table:style-name="ce3" table:formula="of:=(((1978-1977)*([.X107]-[.S107]))/(1982-1977))+[.S107]" office:value-type="float" office:value="4508.6">
            <text:p>4508.6</text:p>
          </table:table-cell>
          <table:table-cell table:style-name="ce3" table:formula="of:=(((1979-1977)*([.X107]-[.S107]))/(1982-1977))+[.S107]" office:value-type="float" office:value="4450.2">
            <text:p>4450.2</text:p>
          </table:table-cell>
          <table:table-cell table:style-name="ce3" table:formula="of:=(((1980-1977)*([.X107]-[.S107]))/(1982-1977))+[.S107]" office:value-type="float" office:value="4391.8">
            <text:p>4391.8</text:p>
          </table:table-cell>
          <table:table-cell table:style-name="ce3" table:formula="of:=(((1981-1977)*([.X107]-[.S107]))/(1982-1977))+[.S107]" office:value-type="float" office:value="4333.4">
            <text:p>4333.4</text:p>
          </table:table-cell>
          <table:table-cell office:value-type="float" office:value="4275">
            <text:p>4275.0</text:p>
          </table:table-cell>
          <table:table-cell table:style-name="ce3" table:formula="of:=(((1983-1982)*([.AC107]-[.X107]))/(1987-1982))+[.X107]" office:value-type="float" office:value="4226.8">
            <text:p>4226.8</text:p>
          </table:table-cell>
          <table:table-cell table:style-name="ce3" table:formula="of:=(((1984-1982)*([.AC107]-[.X107]))/(1987-1982))+[.X107]" office:value-type="float" office:value="4178.6">
            <text:p>4178.6</text:p>
          </table:table-cell>
          <table:table-cell table:style-name="ce3" table:formula="of:=(((1985-1982)*([.AC107]-[.X107]))/(1987-1982))+[.X107]" office:value-type="float" office:value="4130.4">
            <text:p>4130.4</text:p>
          </table:table-cell>
          <table:table-cell table:style-name="ce3" table:formula="of:=(((1986-1982)*([.AC107]-[.X107]))/(1987-1982))+[.X107]" office:value-type="float" office:value="4082.2">
            <text:p>4082.2</text:p>
          </table:table-cell>
          <table:table-cell office:value-type="float" office:value="4034">
            <text:p>4034.0</text:p>
          </table:table-cell>
          <table:table-cell table:style-name="ce3" table:formula="of:=(((1988-1987)*([.AH107]-[.AC107]))/(1992-1987))+[.AC107]" office:value-type="float" office:value="4011.6">
            <text:p>4011.6</text:p>
          </table:table-cell>
          <table:table-cell table:style-name="ce3" table:formula="of:=(((1989-1987)*([.AH107]-[.AC107]))/(1992-1987))+[.AC107]" office:value-type="float" office:value="3989.2">
            <text:p>3989.2</text:p>
          </table:table-cell>
          <table:table-cell table:style-name="ce3" table:formula="of:=(((1990-1987)*([.AH107]-[.AC107]))/(1992-1987))+[.AC107]" office:value-type="float" office:value="3966.8">
            <text:p>3966.8</text:p>
          </table:table-cell>
          <table:table-cell table:style-name="ce3" table:formula="of:=(((1991-1987)*([.AH107]-[.AC107]))/(1992-1987))+[.AC107]" office:value-type="float" office:value="3944.4">
            <text:p>3944.4</text:p>
          </table:table-cell>
          <table:table-cell office:value-type="float" office:value="3922">
            <text:p>3922.0</text:p>
          </table:table-cell>
          <table:table-cell table:style-name="ce3" table:formula="of:=(((1993-1992)*([.AM107]-[.AH107]))/(1997-1992))+[.AH107]" office:value-type="float" office:value="3887.2">
            <text:p>3887.2</text:p>
          </table:table-cell>
          <table:table-cell table:style-name="ce3" table:formula="of:=(((1994-1992)*([.AM107]-[.AH107]))/(1997-1992))+[.AH107]" office:value-type="float" office:value="3852.4">
            <text:p>3852.4</text:p>
          </table:table-cell>
          <table:table-cell table:style-name="ce3" table:formula="of:=(((1995-1992)*([.AM107]-[.AH107]))/(1997-1992))+[.AH107]" office:value-type="float" office:value="3817.6">
            <text:p>3817.6</text:p>
          </table:table-cell>
          <table:table-cell table:style-name="ce3" table:formula="of:=(((1996-1992)*([.AM107]-[.AH107]))/(1997-1992))+[.AH107]" office:value-type="float" office:value="3782.8">
            <text:p>3782.8</text:p>
          </table:table-cell>
          <table:table-cell office:value-type="float" office:value="3748">
            <text:p>3748.0</text:p>
          </table:table-cell>
          <table:table-cell table:style-name="ce3" table:formula="of:=(((1998-1997)*([.AR107]-[.AM107]))/(2002-1997))+[.AM107]" office:value-type="float" office:value="3714.6">
            <text:p>3714.6</text:p>
          </table:table-cell>
          <table:table-cell table:style-name="ce3" table:formula="of:=(((1999-1997)*([.AR107]-[.AM107]))/(2002-1997))+[.AM107]" office:value-type="float" office:value="3681.2">
            <text:p>3681.2</text:p>
          </table:table-cell>
          <table:table-cell table:style-name="ce3" table:formula="of:=(((2000-1997)*([.AR107]-[.AM107]))/(2002-1997))+[.AM107]" office:value-type="float" office:value="3647.8">
            <text:p>3647.8</text:p>
          </table:table-cell>
          <table:table-cell table:style-name="ce3" table:formula="of:=(((2001-1997)*([.AR107]-[.AM107]))/(2002-1997))+[.AM107]" office:value-type="float" office:value="3614.4">
            <text:p>3614.4</text:p>
          </table:table-cell>
          <table:table-cell office:value-type="float" office:value="3581">
            <text:p>3581.0</text:p>
          </table:table-cell>
          <table:table-cell table:style-name="ce3" table:formula="of:=(((2003-2002)*([.AW107]-[.AR107]))/(2007-2002))+[.AR107]" office:value-type="float" office:value="3559">
            <text:p>3559.0</text:p>
          </table:table-cell>
          <table:table-cell table:style-name="ce3" table:formula="of:=(((2004-2002)*([.AW107]-[.AR107]))/(2007-2002))+[.AR107]" office:value-type="float" office:value="3537">
            <text:p>3537.0</text:p>
          </table:table-cell>
          <table:table-cell table:style-name="ce3" table:formula="of:=(((2005-2002)*([.AW107]-[.AR107]))/(2007-2002))+[.AR107]" office:value-type="float" office:value="3515">
            <text:p>3515.0</text:p>
          </table:table-cell>
          <table:table-cell table:style-name="ce3" table:formula="of:=(((2006-2002)*([.AW107]-[.AR107]))/(2007-2002))+[.AR107]" office:value-type="float" office:value="3493">
            <text:p>3493.0</text:p>
          </table:table-cell>
          <table:table-cell office:value-type="float" office:value="3471">
            <text:p>3471.0</text:p>
          </table:table-cell>
          <table:table-cell table:style-name="ce3" table:formula="of:=(((2008-2007)*([.BB107]-[.AW107]))/(2012-2007))+[.AW107]" office:value-type="float" office:value="3458">
            <text:p>3458.0</text:p>
          </table:table-cell>
          <table:table-cell table:style-name="ce3" table:formula="of:=(((2009-2007)*([.BB107]-[.AW107]))/(2012-2007))+[.AW107]" office:value-type="float" office:value="3445">
            <text:p>3445.0</text:p>
          </table:table-cell>
          <table:table-cell table:style-name="ce3" table:formula="of:=(((2010-2007)*([.BB107]-[.AW107]))/(2012-2007))+[.AW107]" office:value-type="float" office:value="3432">
            <text:p>3432.0</text:p>
          </table:table-cell>
          <table:table-cell table:style-name="ce3" table:formula="of:=(((2011-2007)*([.BB107]-[.AW107]))/(2012-2007))+[.AW107]" office:value-type="float" office:value="3419">
            <text:p>3419.0</text:p>
          </table:table-cell>
          <table:table-cell office:value-type="float" office:value="3406">
            <text:p>3406.0</text:p>
          </table:table-cell>
          <table:table-cell table:number-columns-repeated="970"/>
        </table:table-row>
        <table:table-row table:style-name="ro1">
          <table:table-cell office:value-type="string">
            <text:p>Japan</text:p>
          </table:table-cell>
          <table:table-cell office:value-type="string">
            <text:p>Lao People's Democratic Republic</text:p>
          </table:table-cell>
          <table:table-cell table:style-name="Default" office:value-type="string">
            <text:p>149552.0</text:p>
          </table:table-cell>
          <table:table-cell table:style-name="Default" office:value-type="string">
            <text:p>133187.0</text:p>
          </table:table-cell>
          <table:table-cell table:style-name="Default" office:value-type="string">
            <text:p>117471.0</text:p>
          </table:table-cell>
          <table:table-cell table:style-name="Default" office:value-type="string">
            <text:p>106857.0</text:p>
          </table:table-cell>
          <table:table-cell table:style-name="Default" office:value-type="string">
            <text:p>98903.0</text:p>
          </table:table-cell>
          <table:table-cell table:style-name="Default" office:value-type="string">
            <text:p>86533.0</text:p>
          </table:table-cell>
          <table:table-cell table:style-name="Default" office:value-type="string">
            <text:p>75197.0</text:p>
          </table:table-cell>
          <table:table-cell table:style-name="Default" office:value-type="string">
            <text:p>66474.0</text:p>
          </table:table-cell>
          <table:table-cell table:style-name="Default" office:value-type="string">
            <text:p>60669.0</text:p>
          </table:table-cell>
          <table:table-cell table:style-name="Default" office:value-type="string">
            <text:p>56230.0</text:p>
          </table:table-cell>
          <table:table-cell table:style-name="Default" office:value-type="string">
            <text:p>52322.0</text:p>
          </table:table-cell>
          <table:table-cell office:value-type="float" office:value="4033">
            <text:p>4033.0</text:p>
          </table:table-cell>
          <table:table-cell table:style-name="ce3" table:formula="of:=(((1973-1972)*([.S108]-[.N108]))/(1977-1972))+[.N108]" office:value-type="float" office:value="3987">
            <text:p>3987.0</text:p>
          </table:table-cell>
          <table:table-cell table:style-name="ce3" table:formula="of:=(((1974-1972)*([.S108]-[.N108]))/(1977-1972))+[.N108]" office:value-type="float" office:value="3941">
            <text:p>3941.0</text:p>
          </table:table-cell>
          <table:table-cell table:style-name="ce3" table:formula="of:=(((1975-1972)*([.S108]-[.N108]))/(1977-1972))+[.N108]" office:value-type="float" office:value="3895">
            <text:p>3895.0</text:p>
          </table:table-cell>
          <table:table-cell table:style-name="ce3" table:formula="of:=(((1976-1972)*([.S108]-[.N108]))/(1977-1972))+[.N108]" office:value-type="float" office:value="3849">
            <text:p>3849.0</text:p>
          </table:table-cell>
          <table:table-cell office:value-type="float" office:value="3803">
            <text:p>3803.0</text:p>
          </table:table-cell>
          <table:table-cell table:style-name="ce3" table:formula="of:=(((1978-1977)*([.X108]-[.S108]))/(1982-1977))+[.S108]" office:value-type="float" office:value="3773">
            <text:p>3773.0</text:p>
          </table:table-cell>
          <table:table-cell table:style-name="ce3" table:formula="of:=(((1979-1977)*([.X108]-[.S108]))/(1982-1977))+[.S108]" office:value-type="float" office:value="3743">
            <text:p>3743.0</text:p>
          </table:table-cell>
          <table:table-cell table:style-name="ce3" table:formula="of:=(((1980-1977)*([.X108]-[.S108]))/(1982-1977))+[.S108]" office:value-type="float" office:value="3713">
            <text:p>3713.0</text:p>
          </table:table-cell>
          <table:table-cell table:style-name="ce3" table:formula="of:=(((1981-1977)*([.X108]-[.S108]))/(1982-1977))+[.S108]" office:value-type="float" office:value="3683">
            <text:p>3683.0</text:p>
          </table:table-cell>
          <table:table-cell office:value-type="float" office:value="3653">
            <text:p>3653.0</text:p>
          </table:table-cell>
          <table:table-cell table:style-name="ce3" table:formula="of:=(((1983-1982)*([.AC108]-[.X108]))/(1987-1982))+[.X108]" office:value-type="float" office:value="3633">
            <text:p>3633.0</text:p>
          </table:table-cell>
          <table:table-cell table:style-name="ce3" table:formula="of:=(((1984-1982)*([.AC108]-[.X108]))/(1987-1982))+[.X108]" office:value-type="float" office:value="3613">
            <text:p>3613.0</text:p>
          </table:table-cell>
          <table:table-cell table:style-name="ce3" table:formula="of:=(((1985-1982)*([.AC108]-[.X108]))/(1987-1982))+[.X108]" office:value-type="float" office:value="3593">
            <text:p>3593.0</text:p>
          </table:table-cell>
          <table:table-cell table:style-name="ce3" table:formula="of:=(((1986-1982)*([.AC108]-[.X108]))/(1987-1982))+[.X108]" office:value-type="float" office:value="3573">
            <text:p>3573.0</text:p>
          </table:table-cell>
          <table:table-cell office:value-type="float" office:value="3553">
            <text:p>3553.0</text:p>
          </table:table-cell>
          <table:table-cell table:style-name="ce3" table:formula="of:=(((1988-1987)*([.AH108]-[.AC108]))/(1992-1987))+[.AC108]" office:value-type="float" office:value="3540.6">
            <text:p>3540.6</text:p>
          </table:table-cell>
          <table:table-cell table:style-name="ce3" table:formula="of:=(((1989-1987)*([.AH108]-[.AC108]))/(1992-1987))+[.AC108]" office:value-type="float" office:value="3528.2">
            <text:p>3528.2</text:p>
          </table:table-cell>
          <table:table-cell table:style-name="ce3" table:formula="of:=(((1990-1987)*([.AH108]-[.AC108]))/(1992-1987))+[.AC108]" office:value-type="float" office:value="3515.8">
            <text:p>3515.8</text:p>
          </table:table-cell>
          <table:table-cell table:style-name="ce3" table:formula="of:=(((1991-1987)*([.AH108]-[.AC108]))/(1992-1987))+[.AC108]" office:value-type="float" office:value="3503.4">
            <text:p>3503.4</text:p>
          </table:table-cell>
          <table:table-cell office:value-type="float" office:value="3491">
            <text:p>3491.0</text:p>
          </table:table-cell>
          <table:table-cell table:style-name="ce3" table:formula="of:=(((1993-1992)*([.AM108]-[.AH108]))/(1997-1992))+[.AH108]" office:value-type="float" office:value="3480.2">
            <text:p>3480.2</text:p>
          </table:table-cell>
          <table:table-cell table:style-name="ce3" table:formula="of:=(((1994-1992)*([.AM108]-[.AH108]))/(1997-1992))+[.AH108]" office:value-type="float" office:value="3469.4">
            <text:p>3469.4</text:p>
          </table:table-cell>
          <table:table-cell table:style-name="ce3" table:formula="of:=(((1995-1992)*([.AM108]-[.AH108]))/(1997-1992))+[.AH108]" office:value-type="float" office:value="3458.6">
            <text:p>3458.6</text:p>
          </table:table-cell>
          <table:table-cell table:style-name="ce3" table:formula="of:=(((1996-1992)*([.AM108]-[.AH108]))/(1997-1992))+[.AH108]" office:value-type="float" office:value="3447.8">
            <text:p>3447.8</text:p>
          </table:table-cell>
          <table:table-cell office:value-type="float" office:value="3437">
            <text:p>3437.0</text:p>
          </table:table-cell>
          <table:table-cell table:style-name="ce3" table:formula="of:=(((1998-1997)*([.AR108]-[.AM108]))/(2002-1997))+[.AM108]" office:value-type="float" office:value="3431.8">
            <text:p>3431.8</text:p>
          </table:table-cell>
          <table:table-cell table:style-name="ce3" table:formula="of:=(((1999-1997)*([.AR108]-[.AM108]))/(2002-1997))+[.AM108]" office:value-type="float" office:value="3426.6">
            <text:p>3426.6</text:p>
          </table:table-cell>
          <table:table-cell table:style-name="ce3" table:formula="of:=(((2000-1997)*([.AR108]-[.AM108]))/(2002-1997))+[.AM108]" office:value-type="float" office:value="3421.4">
            <text:p>3421.4</text:p>
          </table:table-cell>
          <table:table-cell table:style-name="ce3" table:formula="of:=(((2001-1997)*([.AR108]-[.AM108]))/(2002-1997))+[.AM108]" office:value-type="float" office:value="3416.2">
            <text:p>3416.2</text:p>
          </table:table-cell>
          <table:table-cell office:value-type="float" office:value="3411">
            <text:p>3411.0</text:p>
          </table:table-cell>
          <table:table-cell table:style-name="ce3" table:formula="of:=(((2003-2002)*([.AW108]-[.AR108]))/(2007-2002))+[.AR108]" office:value-type="float" office:value="3408.6">
            <text:p>3408.6</text:p>
          </table:table-cell>
          <table:table-cell table:style-name="ce3" table:formula="of:=(((2004-2002)*([.AW108]-[.AR108]))/(2007-2002))+[.AR108]" office:value-type="float" office:value="3406.2">
            <text:p>3406.2</text:p>
          </table:table-cell>
          <table:table-cell table:style-name="ce3" table:formula="of:=(((2005-2002)*([.AW108]-[.AR108]))/(2007-2002))+[.AR108]" office:value-type="float" office:value="3403.8">
            <text:p>3403.8</text:p>
          </table:table-cell>
          <table:table-cell table:style-name="ce3" table:formula="of:=(((2006-2002)*([.AW108]-[.AR108]))/(2007-2002))+[.AR108]" office:value-type="float" office:value="3401.4">
            <text:p>3401.4</text:p>
          </table:table-cell>
          <table:table-cell office:value-type="float" office:value="3399">
            <text:p>3399.0</text:p>
          </table:table-cell>
          <table:table-cell table:style-name="ce3" table:formula="of:=(((2008-2007)*([.BB108]-[.AW108]))/(2012-2007))+[.AW108]" office:value-type="float" office:value="3399.4">
            <text:p>3399.4</text:p>
          </table:table-cell>
          <table:table-cell table:style-name="ce3" table:formula="of:=(((2009-2007)*([.BB108]-[.AW108]))/(2012-2007))+[.AW108]" office:value-type="float" office:value="3399.8">
            <text:p>3399.8</text:p>
          </table:table-cell>
          <table:table-cell table:style-name="ce3" table:formula="of:=(((2010-2007)*([.BB108]-[.AW108]))/(2012-2007))+[.AW108]" office:value-type="float" office:value="3400.2">
            <text:p>3400.2</text:p>
          </table:table-cell>
          <table:table-cell table:style-name="ce3" table:formula="of:=(((2011-2007)*([.BB108]-[.AW108]))/(2012-2007))+[.AW108]" office:value-type="float" office:value="3400.6">
            <text:p>3400.6</text:p>
          </table:table-cell>
          <table:table-cell office:value-type="float" office:value="3401">
            <text:p>3401.0</text:p>
          </table:table-cell>
          <table:table-cell table:number-columns-repeated="970"/>
        </table:table-row>
        <table:table-row table:style-name="ro1">
          <table:table-cell office:value-type="string">
            <text:p>Jordan</text:p>
          </table:table-cell>
          <table:table-cell office:value-type="string">
            <text:p>Latvia</text:p>
          </table:table-cell>
          <table:table-cell table:style-name="Default" table:number-columns-repeated="6"/>
          <table:table-cell table:style-name="Default" office:value-type="string">
            <text:p>13567.0</text:p>
          </table:table-cell>
          <table:table-cell table:style-name="Default" office:value-type="string">
            <text:p>14535.0</text:p>
          </table:table-cell>
          <table:table-cell table:style-name="Default" office:value-type="string">
            <text:p>15085.0</text:p>
          </table:table-cell>
          <table:table-cell table:style-name="Default" office:value-type="string">
            <text:p>15535.0</text:p>
          </table:table-cell>
          <table:table-cell table:style-name="Default" office:value-type="string">
            <text:p>15861.0</text:p>
          </table:table-cell>
          <table:table-cell office:value-type="float" office:value="373.7">
            <text:p>373.7</text:p>
          </table:table-cell>
          <table:table-cell table:style-name="ce3" table:formula="of:=(((1973-1972)*([.S109]-[.N109]))/(1977-1972))+[.N109]" office:value-type="float" office:value="363.64">
            <text:p>363.6</text:p>
          </table:table-cell>
          <table:table-cell table:style-name="ce3" table:formula="of:=(((1974-1972)*([.S109]-[.N109]))/(1977-1972))+[.N109]" office:value-type="float" office:value="353.58">
            <text:p>353.6</text:p>
          </table:table-cell>
          <table:table-cell table:style-name="ce3" table:formula="of:=(((1975-1972)*([.S109]-[.N109]))/(1977-1972))+[.N109]" office:value-type="float" office:value="343.52">
            <text:p>343.5</text:p>
          </table:table-cell>
          <table:table-cell table:style-name="ce3" table:formula="of:=(((1976-1972)*([.S109]-[.N109]))/(1977-1972))+[.N109]" office:value-type="float" office:value="333.46">
            <text:p>333.5</text:p>
          </table:table-cell>
          <table:table-cell office:value-type="float" office:value="323.4">
            <text:p>323.4</text:p>
          </table:table-cell>
          <table:table-cell table:style-name="ce3" table:formula="of:=(((1978-1977)*([.X109]-[.S109]))/(1982-1977))+[.S109]" office:value-type="float" office:value="313.72">
            <text:p>313.7</text:p>
          </table:table-cell>
          <table:table-cell table:style-name="ce3" table:formula="of:=(((1979-1977)*([.X109]-[.S109]))/(1982-1977))+[.S109]" office:value-type="float" office:value="304.04">
            <text:p>304.0</text:p>
          </table:table-cell>
          <table:table-cell table:style-name="ce3" table:formula="of:=(((1980-1977)*([.X109]-[.S109]))/(1982-1977))+[.S109]" office:value-type="float" office:value="294.36">
            <text:p>294.4</text:p>
          </table:table-cell>
          <table:table-cell table:style-name="ce3" table:formula="of:=(((1981-1977)*([.X109]-[.S109]))/(1982-1977))+[.S109]" office:value-type="float" office:value="284.68">
            <text:p>284.7</text:p>
          </table:table-cell>
          <table:table-cell office:value-type="float" office:value="275">
            <text:p>275.0</text:p>
          </table:table-cell>
          <table:table-cell table:style-name="ce3" table:formula="of:=(((1983-1982)*([.AC109]-[.X109]))/(1987-1982))+[.X109]" office:value-type="float" office:value="265.22">
            <text:p>265.2</text:p>
          </table:table-cell>
          <table:table-cell table:style-name="ce3" table:formula="of:=(((1984-1982)*([.AC109]-[.X109]))/(1987-1982))+[.X109]" office:value-type="float" office:value="255.44">
            <text:p>255.4</text:p>
          </table:table-cell>
          <table:table-cell table:style-name="ce3" table:formula="of:=(((1985-1982)*([.AC109]-[.X109]))/(1987-1982))+[.X109]" office:value-type="float" office:value="245.66">
            <text:p>245.7</text:p>
          </table:table-cell>
          <table:table-cell table:style-name="ce3" table:formula="of:=(((1986-1982)*([.AC109]-[.X109]))/(1987-1982))+[.X109]" office:value-type="float" office:value="235.88">
            <text:p>235.9</text:p>
          </table:table-cell>
          <table:table-cell office:value-type="float" office:value="226.1">
            <text:p>226.1</text:p>
          </table:table-cell>
          <table:table-cell table:style-name="ce3" table:formula="of:=(((1988-1987)*([.AH109]-[.AC109]))/(1992-1987))+[.AC109]" office:value-type="float" office:value="216.72">
            <text:p>216.7</text:p>
          </table:table-cell>
          <table:table-cell table:style-name="ce3" table:formula="of:=(((1989-1987)*([.AH109]-[.AC109]))/(1992-1987))+[.AC109]" office:value-type="float" office:value="207.34">
            <text:p>207.3</text:p>
          </table:table-cell>
          <table:table-cell table:style-name="ce3" table:formula="of:=(((1990-1987)*([.AH109]-[.AC109]))/(1992-1987))+[.AC109]" office:value-type="float" office:value="197.96">
            <text:p>198.0</text:p>
          </table:table-cell>
          <table:table-cell table:style-name="ce3" table:formula="of:=(((1991-1987)*([.AH109]-[.AC109]))/(1992-1987))+[.AC109]" office:value-type="float" office:value="188.58">
            <text:p>188.6</text:p>
          </table:table-cell>
          <table:table-cell office:value-type="float" office:value="179.2">
            <text:p>179.2</text:p>
          </table:table-cell>
          <table:table-cell table:style-name="ce3" table:formula="of:=(((1993-1992)*([.AM109]-[.AH109]))/(1997-1992))+[.AH109]" office:value-type="float" office:value="172.96">
            <text:p>173.0</text:p>
          </table:table-cell>
          <table:table-cell table:style-name="ce3" table:formula="of:=(((1994-1992)*([.AM109]-[.AH109]))/(1997-1992))+[.AH109]" office:value-type="float" office:value="166.72">
            <text:p>166.7</text:p>
          </table:table-cell>
          <table:table-cell table:style-name="ce3" table:formula="of:=(((1995-1992)*([.AM109]-[.AH109]))/(1997-1992))+[.AH109]" office:value-type="float" office:value="160.48">
            <text:p>160.5</text:p>
          </table:table-cell>
          <table:table-cell table:style-name="ce3" table:formula="of:=(((1996-1992)*([.AM109]-[.AH109]))/(1997-1992))+[.AH109]" office:value-type="float" office:value="154.24">
            <text:p>154.2</text:p>
          </table:table-cell>
          <table:table-cell office:value-type="float" office:value="148">
            <text:p>148.0</text:p>
          </table:table-cell>
          <table:table-cell table:style-name="ce3" table:formula="of:=(((1998-1997)*([.AR109]-[.AM109]))/(2002-1997))+[.AM109]" office:value-type="float" office:value="145.7">
            <text:p>145.7</text:p>
          </table:table-cell>
          <table:table-cell table:style-name="ce3" table:formula="of:=(((1999-1997)*([.AR109]-[.AM109]))/(2002-1997))+[.AM109]" office:value-type="float" office:value="143.4">
            <text:p>143.4</text:p>
          </table:table-cell>
          <table:table-cell table:style-name="ce3" table:formula="of:=(((2000-1997)*([.AR109]-[.AM109]))/(2002-1997))+[.AM109]" office:value-type="float" office:value="141.1">
            <text:p>141.1</text:p>
          </table:table-cell>
          <table:table-cell table:style-name="ce3" table:formula="of:=(((2001-1997)*([.AR109]-[.AM109]))/(2002-1997))+[.AM109]" office:value-type="float" office:value="138.8">
            <text:p>138.8</text:p>
          </table:table-cell>
          <table:table-cell office:value-type="float" office:value="136.5">
            <text:p>136.5</text:p>
          </table:table-cell>
          <table:table-cell table:style-name="ce3" table:formula="of:=(((2003-2002)*([.AW109]-[.AR109]))/(2007-2002))+[.AR109]" office:value-type="float" office:value="133.26">
            <text:p>133.3</text:p>
          </table:table-cell>
          <table:table-cell table:style-name="ce3" table:formula="of:=(((2004-2002)*([.AW109]-[.AR109]))/(2007-2002))+[.AR109]" office:value-type="float" office:value="130.02">
            <text:p>130.0</text:p>
          </table:table-cell>
          <table:table-cell table:style-name="ce3" table:formula="of:=(((2005-2002)*([.AW109]-[.AR109]))/(2007-2002))+[.AR109]" office:value-type="float" office:value="126.78">
            <text:p>126.8</text:p>
          </table:table-cell>
          <table:table-cell table:style-name="ce3" table:formula="of:=(((2006-2002)*([.AW109]-[.AR109]))/(2007-2002))+[.AR109]" office:value-type="float" office:value="123.54">
            <text:p>123.5</text:p>
          </table:table-cell>
          <table:table-cell office:value-type="float" office:value="120.3">
            <text:p>120.3</text:p>
          </table:table-cell>
          <table:table-cell table:style-name="ce3" table:formula="of:=(((2008-2007)*([.BB109]-[.AW109]))/(2012-2007))+[.AW109]" office:value-type="float" office:value="117.36">
            <text:p>117.4</text:p>
          </table:table-cell>
          <table:table-cell table:style-name="ce3" table:formula="of:=(((2009-2007)*([.BB109]-[.AW109]))/(2012-2007))+[.AW109]" office:value-type="float" office:value="114.42">
            <text:p>114.4</text:p>
          </table:table-cell>
          <table:table-cell table:style-name="ce3" table:formula="of:=(((2010-2007)*([.BB109]-[.AW109]))/(2012-2007))+[.AW109]" office:value-type="float" office:value="111.48">
            <text:p>111.5</text:p>
          </table:table-cell>
          <table:table-cell table:style-name="ce3" table:formula="of:=(((2011-2007)*([.BB109]-[.AW109]))/(2012-2007))+[.AW109]" office:value-type="float" office:value="108.54">
            <text:p>108.5</text:p>
          </table:table-cell>
          <table:table-cell office:value-type="float" office:value="105.6">
            <text:p>105.6</text:p>
          </table:table-cell>
          <table:table-cell table:number-columns-repeated="970"/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Lebanon</text:p>
          </table:table-cell>
          <table:table-cell table:style-name="Default" office:value-type="string">
            <text:p>2220.0</text:p>
          </table:table-cell>
          <table:table-cell table:style-name="Default" office:value-type="string">
            <text:p>1952.0</text:p>
          </table:table-cell>
          <table:table-cell table:style-name="Default" office:value-type="string">
            <text:p>1733.0</text:p>
          </table:table-cell>
          <table:table-cell table:style-name="Default" office:value-type="string">
            <text:p>1611.0</text:p>
          </table:table-cell>
          <table:table-cell table:style-name="Default" office:value-type="string">
            <text:p>1592.0</text:p>
          </table:table-cell>
          <table:table-cell table:style-name="Default" office:value-type="string">
            <text:p>1561.0</text:p>
          </table:table-cell>
          <table:table-cell table:style-name="Default" office:value-type="string">
            <text:p>1438.0</text:p>
          </table:table-cell>
          <table:table-cell table:style-name="Default" office:value-type="string">
            <text:p>1252.0</text:p>
          </table:table-cell>
          <table:table-cell table:style-name="Default" office:value-type="string">
            <text:p>1164.0</text:p>
          </table:table-cell>
          <table:table-cell table:style-name="Default" office:value-type="string">
            <text:p>1089.0</text:p>
          </table:table-cell>
          <table:table-cell table:style-name="Default" office:value-type="string">
            <text:p>1049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110]-[.AC110]))/(1992-1987))+[.AC110]" office:value-type="float" office:value="783.2">
            <text:p>783.2</text:p>
          </table:table-cell>
          <table:table-cell table:style-name="ce3" table:formula="of:=(((1989-1987)*([.AH110]-[.AC110]))/(1992-1987))+[.AC110]" office:value-type="float" office:value="1566.4">
            <text:p>1566.4</text:p>
          </table:table-cell>
          <table:table-cell table:style-name="ce3" table:formula="of:=(((1990-1987)*([.AH110]-[.AC110]))/(1992-1987))+[.AC110]" office:value-type="float" office:value="2349.6">
            <text:p>2349.6</text:p>
          </table:table-cell>
          <table:table-cell table:style-name="ce3" table:formula="of:=(((1991-1987)*([.AH110]-[.AC110]))/(1992-1987))+[.AC110]" office:value-type="float" office:value="3132.8">
            <text:p>3132.8</text:p>
          </table:table-cell>
          <table:table-cell office:value-type="float" office:value="3916">
            <text:p>3916.0</text:p>
          </table:table-cell>
          <table:table-cell table:style-name="ce3" table:formula="of:=(((1993-1992)*([.AM110]-[.AH110]))/(1997-1992))+[.AH110]" office:value-type="float" office:value="3964">
            <text:p>3964.0</text:p>
          </table:table-cell>
          <table:table-cell table:style-name="ce3" table:formula="of:=(((1994-1992)*([.AM110]-[.AH110]))/(1997-1992))+[.AH110]" office:value-type="float" office:value="4012">
            <text:p>4012.0</text:p>
          </table:table-cell>
          <table:table-cell table:style-name="ce3" table:formula="of:=(((1995-1992)*([.AM110]-[.AH110]))/(1997-1992))+[.AH110]" office:value-type="float" office:value="4060">
            <text:p>4060.0</text:p>
          </table:table-cell>
          <table:table-cell table:style-name="ce3" table:formula="of:=(((1996-1992)*([.AM110]-[.AH110]))/(1997-1992))+[.AH110]" office:value-type="float" office:value="4108">
            <text:p>4108.0</text:p>
          </table:table-cell>
          <table:table-cell office:value-type="float" office:value="4156">
            <text:p>4156.0</text:p>
          </table:table-cell>
          <table:table-cell table:style-name="ce3" table:formula="of:=(((1998-1997)*([.AR110]-[.AM110]))/(2002-1997))+[.AM110]" office:value-type="float" office:value="4188.4">
            <text:p>4188.4</text:p>
          </table:table-cell>
          <table:table-cell table:style-name="ce3" table:formula="of:=(((1999-1997)*([.AR110]-[.AM110]))/(2002-1997))+[.AM110]" office:value-type="float" office:value="4220.8">
            <text:p>4220.8</text:p>
          </table:table-cell>
          <table:table-cell table:style-name="ce3" table:formula="of:=(((2000-1997)*([.AR110]-[.AM110]))/(2002-1997))+[.AM110]" office:value-type="float" office:value="4253.2">
            <text:p>4253.2</text:p>
          </table:table-cell>
          <table:table-cell table:style-name="ce3" table:formula="of:=(((2001-1997)*([.AR110]-[.AM110]))/(2002-1997))+[.AM110]" office:value-type="float" office:value="4285.6">
            <text:p>4285.6</text:p>
          </table:table-cell>
          <table:table-cell office:value-type="float" office:value="4318">
            <text:p>4318.0</text:p>
          </table:table-cell>
          <table:table-cell table:style-name="ce3" table:formula="of:=(((2003-2002)*([.AW110]-[.AR110]))/(2007-2002))+[.AR110]" office:value-type="float" office:value="4286">
            <text:p>4286.0</text:p>
          </table:table-cell>
          <table:table-cell table:style-name="ce3" table:formula="of:=(((2004-2002)*([.AW110]-[.AR110]))/(2007-2002))+[.AR110]" office:value-type="float" office:value="4254">
            <text:p>4254.0</text:p>
          </table:table-cell>
          <table:table-cell table:style-name="ce3" table:formula="of:=(((2005-2002)*([.AW110]-[.AR110]))/(2007-2002))+[.AR110]" office:value-type="float" office:value="4222">
            <text:p>4222.0</text:p>
          </table:table-cell>
          <table:table-cell table:style-name="ce3" table:formula="of:=(((2006-2002)*([.AW110]-[.AR110]))/(2007-2002))+[.AR110]" office:value-type="float" office:value="4190">
            <text:p>4190.0</text:p>
          </table:table-cell>
          <table:table-cell office:value-type="float" office:value="4158">
            <text:p>4158.0</text:p>
          </table:table-cell>
          <table:table-cell table:style-name="ce3" table:formula="of:=(((2008-2007)*([.BB110]-[.AW110]))/(2012-2007))+[.AW110]" office:value-type="float" office:value="4112">
            <text:p>4112.0</text:p>
          </table:table-cell>
          <table:table-cell table:style-name="ce3" table:formula="of:=(((2009-2007)*([.BB110]-[.AW110]))/(2012-2007))+[.AW110]" office:value-type="float" office:value="4066">
            <text:p>4066.0</text:p>
          </table:table-cell>
          <table:table-cell table:style-name="ce3" table:formula="of:=(((2010-2007)*([.BB110]-[.AW110]))/(2012-2007))+[.AW110]" office:value-type="float" office:value="4020">
            <text:p>4020.0</text:p>
          </table:table-cell>
          <table:table-cell table:style-name="ce3" table:formula="of:=(((2011-2007)*([.BB110]-[.AW110]))/(2012-2007))+[.AW110]" office:value-type="float" office:value="3974">
            <text:p>3974.0</text:p>
          </table:table-cell>
          <table:table-cell office:value-type="float" office:value="3928">
            <text:p>3928.0</text:p>
          </table:table-cell>
          <table:table-cell table:number-columns-repeated="970"/>
        </table:table-row>
        <table:table-row table:style-name="ro1">
          <table:table-cell office:value-type="string">
            <text:p>Kenya</text:p>
          </table:table-cell>
          <table:table-cell office:value-type="string">
            <text:p>Lesotho</text:p>
          </table:table-cell>
          <table:table-cell table:style-name="Default" office:value-type="string">
            <text:p>3426.0</text:p>
          </table:table-cell>
          <table:table-cell table:style-name="Default" office:value-type="string">
            <text:p>3109.0</text:p>
          </table:table-cell>
          <table:table-cell table:style-name="Default" office:value-type="string">
            <text:p>2809.0</text:p>
          </table:table-cell>
          <table:table-cell table:style-name="Default" office:value-type="string">
            <text:p>2500.0</text:p>
          </table:table-cell>
          <table:table-cell table:style-name="Default" office:value-type="string">
            <text:p>2187.0</text:p>
          </table:table-cell>
          <table:table-cell table:style-name="Default" office:value-type="string">
            <text:p>1950.0</text:p>
          </table:table-cell>
          <table:table-cell table:style-name="Default" office:value-type="string">
            <text:p>1779.0</text:p>
          </table:table-cell>
          <table:table-cell table:style-name="Default" office:value-type="string">
            <text:p>1620.0</text:p>
          </table:table-cell>
          <table:table-cell table:style-name="Default" office:value-type="string">
            <text:p>1503.0</text:p>
          </table:table-cell>
          <table:table-cell table:style-name="Default" office:value-type="string">
            <text:p>1435.0</text:p>
          </table:table-cell>
          <table:table-cell table:style-name="Default" office:value-type="string">
            <text:p>1363.0</text:p>
          </table:table-cell>
          <table:table-cell office:value-type="float" office:value="1713">
            <text:p>1713.0</text:p>
          </table:table-cell>
          <table:table-cell table:style-name="ce3" table:formula="of:=(((1973-1972)*([.S111]-[.N111]))/(1977-1972))+[.N111]" office:value-type="float" office:value="1655.4">
            <text:p>1655.4</text:p>
          </table:table-cell>
          <table:table-cell table:style-name="ce3" table:formula="of:=(((1974-1972)*([.S111]-[.N111]))/(1977-1972))+[.N111]" office:value-type="float" office:value="1597.8">
            <text:p>1597.8</text:p>
          </table:table-cell>
          <table:table-cell table:style-name="ce3" table:formula="of:=(((1975-1972)*([.S111]-[.N111]))/(1977-1972))+[.N111]" office:value-type="float" office:value="1540.2">
            <text:p>1540.2</text:p>
          </table:table-cell>
          <table:table-cell table:style-name="ce3" table:formula="of:=(((1976-1972)*([.S111]-[.N111]))/(1977-1972))+[.N111]" office:value-type="float" office:value="1482.6">
            <text:p>1482.6</text:p>
          </table:table-cell>
          <table:table-cell office:value-type="float" office:value="1425">
            <text:p>1425.0</text:p>
          </table:table-cell>
          <table:table-cell table:style-name="ce3" table:formula="of:=(((1978-1977)*([.X111]-[.S111]))/(1982-1977))+[.S111]" office:value-type="float" office:value="1375.8">
            <text:p>1375.8</text:p>
          </table:table-cell>
          <table:table-cell table:style-name="ce3" table:formula="of:=(((1979-1977)*([.X111]-[.S111]))/(1982-1977))+[.S111]" office:value-type="float" office:value="1326.6">
            <text:p>1326.6</text:p>
          </table:table-cell>
          <table:table-cell table:style-name="ce3" table:formula="of:=(((1980-1977)*([.X111]-[.S111]))/(1982-1977))+[.S111]" office:value-type="float" office:value="1277.4">
            <text:p>1277.4</text:p>
          </table:table-cell>
          <table:table-cell table:style-name="ce3" table:formula="of:=(((1981-1977)*([.X111]-[.S111]))/(1982-1977))+[.S111]" office:value-type="float" office:value="1228.2">
            <text:p>1228.2</text:p>
          </table:table-cell>
          <table:table-cell office:value-type="float" office:value="1179">
            <text:p>1179.0</text:p>
          </table:table-cell>
          <table:table-cell table:style-name="ce3" table:formula="of:=(((1983-1982)*([.AC111]-[.X111]))/(1987-1982))+[.X111]" office:value-type="float" office:value="1139.1">
            <text:p>1139.1</text:p>
          </table:table-cell>
          <table:table-cell table:style-name="ce3" table:formula="of:=(((1984-1982)*([.AC111]-[.X111]))/(1987-1982))+[.X111]" office:value-type="float" office:value="1099.2">
            <text:p>1099.2</text:p>
          </table:table-cell>
          <table:table-cell table:style-name="ce3" table:formula="of:=(((1985-1982)*([.AC111]-[.X111]))/(1987-1982))+[.X111]" office:value-type="float" office:value="1059.3">
            <text:p>1059.3</text:p>
          </table:table-cell>
          <table:table-cell table:style-name="ce3" table:formula="of:=(((1986-1982)*([.AC111]-[.X111]))/(1987-1982))+[.X111]" office:value-type="float" office:value="1019.4">
            <text:p>1019.4</text:p>
          </table:table-cell>
          <table:table-cell office:value-type="float" office:value="979.5">
            <text:p>979.5</text:p>
          </table:table-cell>
          <table:table-cell table:style-name="ce3" table:formula="of:=(((1988-1987)*([.AH111]-[.AC111]))/(1992-1987))+[.AC111]" office:value-type="float" office:value="948.92">
            <text:p>948.9</text:p>
          </table:table-cell>
          <table:table-cell table:style-name="ce3" table:formula="of:=(((1989-1987)*([.AH111]-[.AC111]))/(1992-1987))+[.AC111]" office:value-type="float" office:value="918.34">
            <text:p>918.3</text:p>
          </table:table-cell>
          <table:table-cell table:style-name="ce3" table:formula="of:=(((1990-1987)*([.AH111]-[.AC111]))/(1992-1987))+[.AC111]" office:value-type="float" office:value="887.76">
            <text:p>887.8</text:p>
          </table:table-cell>
          <table:table-cell table:style-name="ce3" table:formula="of:=(((1991-1987)*([.AH111]-[.AC111]))/(1992-1987))+[.AC111]" office:value-type="float" office:value="857.18">
            <text:p>857.2</text:p>
          </table:table-cell>
          <table:table-cell office:value-type="float" office:value="826.6">
            <text:p>826.6</text:p>
          </table:table-cell>
          <table:table-cell table:style-name="ce3" table:formula="of:=(((1993-1992)*([.AM111]-[.AH111]))/(1997-1992))+[.AH111]" office:value-type="float" office:value="804.3">
            <text:p>804.3</text:p>
          </table:table-cell>
          <table:table-cell table:style-name="ce3" table:formula="of:=(((1994-1992)*([.AM111]-[.AH111]))/(1997-1992))+[.AH111]" office:value-type="float" office:value="782">
            <text:p>782.0</text:p>
          </table:table-cell>
          <table:table-cell table:style-name="ce3" table:formula="of:=(((1995-1992)*([.AM111]-[.AH111]))/(1997-1992))+[.AH111]" office:value-type="float" office:value="759.7">
            <text:p>759.7</text:p>
          </table:table-cell>
          <table:table-cell table:style-name="ce3" table:formula="of:=(((1996-1992)*([.AM111]-[.AH111]))/(1997-1992))+[.AH111]" office:value-type="float" office:value="737.4">
            <text:p>737.4</text:p>
          </table:table-cell>
          <table:table-cell office:value-type="float" office:value="715.1">
            <text:p>715.1</text:p>
          </table:table-cell>
          <table:table-cell table:style-name="ce3" table:formula="of:=(((1998-1997)*([.AR111]-[.AM111]))/(2002-1997))+[.AM111]" office:value-type="float" office:value="697.8">
            <text:p>697.8</text:p>
          </table:table-cell>
          <table:table-cell table:style-name="ce3" table:formula="of:=(((1999-1997)*([.AR111]-[.AM111]))/(2002-1997))+[.AM111]" office:value-type="float" office:value="680.5">
            <text:p>680.5</text:p>
          </table:table-cell>
          <table:table-cell table:style-name="ce3" table:formula="of:=(((2000-1997)*([.AR111]-[.AM111]))/(2002-1997))+[.AM111]" office:value-type="float" office:value="663.2">
            <text:p>663.2</text:p>
          </table:table-cell>
          <table:table-cell table:style-name="ce3" table:formula="of:=(((2001-1997)*([.AR111]-[.AM111]))/(2002-1997))+[.AM111]" office:value-type="float" office:value="645.9">
            <text:p>645.9</text:p>
          </table:table-cell>
          <table:table-cell office:value-type="float" office:value="628.6">
            <text:p>628.6</text:p>
          </table:table-cell>
          <table:table-cell table:style-name="ce3" table:formula="of:=(((2003-2002)*([.AW111]-[.AR111]))/(2007-2002))+[.AR111]" office:value-type="float" office:value="613.32">
            <text:p>613.3</text:p>
          </table:table-cell>
          <table:table-cell table:style-name="ce3" table:formula="of:=(((2004-2002)*([.AW111]-[.AR111]))/(2007-2002))+[.AR111]" office:value-type="float" office:value="598.04">
            <text:p>598.0</text:p>
          </table:table-cell>
          <table:table-cell table:style-name="ce3" table:formula="of:=(((2005-2002)*([.AW111]-[.AR111]))/(2007-2002))+[.AR111]" office:value-type="float" office:value="582.76">
            <text:p>582.8</text:p>
          </table:table-cell>
          <table:table-cell table:style-name="ce3" table:formula="of:=(((2006-2002)*([.AW111]-[.AR111]))/(2007-2002))+[.AR111]" office:value-type="float" office:value="567.48">
            <text:p>567.5</text:p>
          </table:table-cell>
          <table:table-cell office:value-type="float" office:value="552.2">
            <text:p>552.2</text:p>
          </table:table-cell>
          <table:table-cell table:style-name="ce3" table:formula="of:=(((2008-2007)*([.BB111]-[.AW111]))/(2012-2007))+[.AW111]" office:value-type="float" office:value="538.6">
            <text:p>538.6</text:p>
          </table:table-cell>
          <table:table-cell table:style-name="ce3" table:formula="of:=(((2009-2007)*([.BB111]-[.AW111]))/(2012-2007))+[.AW111]" office:value-type="float" office:value="525">
            <text:p>525.0</text:p>
          </table:table-cell>
          <table:table-cell table:style-name="ce3" table:formula="of:=(((2010-2007)*([.BB111]-[.AW111]))/(2012-2007))+[.AW111]" office:value-type="float" office:value="511.4">
            <text:p>511.4</text:p>
          </table:table-cell>
          <table:table-cell table:style-name="ce3" table:formula="of:=(((2011-2007)*([.BB111]-[.AW111]))/(2012-2007))+[.AW111]" office:value-type="float" office:value="497.8">
            <text:p>497.8</text:p>
          </table:table-cell>
          <table:table-cell office:value-type="float" office:value="484.2">
            <text:p>484.2</text:p>
          </table:table-cell>
          <table:table-cell table:number-columns-repeated="970"/>
        </table:table-row>
        <table:table-row table:style-name="ro1">
          <table:table-cell office:value-type="string">
            <text:p>Kiribati</text:p>
          </table:table-cell>
          <table:table-cell office:value-type="string">
            <text:p>Liberia</text:p>
          </table:table-cell>
          <table:table-cell table:style-name="Default" office:value-type="string">
            <text:p>198121.0</text:p>
          </table:table-cell>
          <table:table-cell table:style-name="Default" office:value-type="string">
            <text:p>174567.0</text:p>
          </table:table-cell>
          <table:table-cell table:style-name="Default" office:value-type="string">
            <text:p>152431.0</text:p>
          </table:table-cell>
          <table:table-cell table:style-name="Default" office:value-type="string">
            <text:p>132118.0</text:p>
          </table:table-cell>
          <table:table-cell table:style-name="Default" office:value-type="string">
            <text:p>112676.0</text:p>
          </table:table-cell>
          <table:table-cell table:style-name="Default" office:value-type="string">
            <text:p>104835.0</text:p>
          </table:table-cell>
          <table:table-cell table:style-name="Default" office:value-type="string">
            <text:p>112950.0</text:p>
          </table:table-cell>
          <table:table-cell table:style-name="Default" office:value-type="string">
            <text:p>98263.0</text:p>
          </table:table-cell>
          <table:table-cell table:style-name="Default" office:value-type="string">
            <text:p>77437.0</text:p>
          </table:table-cell>
          <table:table-cell table:style-name="Default" office:value-type="string">
            <text:p>66724.0</text:p>
          </table:table-cell>
          <table:table-cell table:style-name="Default" office:value-type="string">
            <text:p>54653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Kuwait</text:p>
          </table:table-cell>
          <table:table-cell office:value-type="string">
            <text:p>Libya</text:p>
          </table:table-cell>
          <table:table-cell table:style-name="Default" office:value-type="string">
            <text:p>482.4</text:p>
          </table:table-cell>
          <table:table-cell table:style-name="Default" office:value-type="string">
            <text:p>398.0</text:p>
          </table:table-cell>
          <table:table-cell table:style-name="Default" office:value-type="string">
            <text:p>322.6</text:p>
          </table:table-cell>
          <table:table-cell table:style-name="Default" office:value-type="string">
            <text:p>261.0</text:p>
          </table:table-cell>
          <table:table-cell table:style-name="Default" office:value-type="string">
            <text:p>207.0</text:p>
          </table:table-cell>
          <table:table-cell table:style-name="Default" office:value-type="string">
            <text:p>171.8</text:p>
          </table:table-cell>
          <table:table-cell table:style-name="Default" office:value-type="string">
            <text:p>155.2</text:p>
          </table:table-cell>
          <table:table-cell table:style-name="Default" office:value-type="string">
            <text:p>141.4</text:p>
          </table:table-cell>
          <table:table-cell table:style-name="Default" office:value-type="string">
            <text:p>128.8</text:p>
          </table:table-cell>
          <table:table-cell table:style-name="Default" office:value-type="string">
            <text:p>116.2</text:p>
          </table:table-cell>
          <table:table-cell table:style-name="Default" office:value-type="string">
            <text:p>108.2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Liechtenstein</text:p>
          </table:table-cell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114]-[.AC114]))/(1992-1987))+[.AC114]" office:value-type="float" office:value="2186.4">
            <text:p>2186.4</text:p>
          </table:table-cell>
          <table:table-cell table:style-name="ce3" table:formula="of:=(((1989-1987)*([.AH114]-[.AC114]))/(1992-1987))+[.AC114]" office:value-type="float" office:value="4372.8">
            <text:p>4372.8</text:p>
          </table:table-cell>
          <table:table-cell table:style-name="ce3" table:formula="of:=(((1990-1987)*([.AH114]-[.AC114]))/(1992-1987))+[.AC114]" office:value-type="float" office:value="6559.2">
            <text:p>6559.2</text:p>
          </table:table-cell>
          <table:table-cell table:style-name="ce3" table:formula="of:=(((1991-1987)*([.AH114]-[.AC114]))/(1992-1987))+[.AC114]" office:value-type="float" office:value="8745.6">
            <text:p>8745.6</text:p>
          </table:table-cell>
          <table:table-cell office:value-type="float" office:value="10932">
            <text:p>10932.0</text:p>
          </table:table-cell>
          <table:table-cell table:style-name="ce3" table:formula="of:=(((1993-1992)*([.AM114]-[.AH114]))/(1997-1992))+[.AH114]" office:value-type="float" office:value="10810.6">
            <text:p>10810.6</text:p>
          </table:table-cell>
          <table:table-cell table:style-name="ce3" table:formula="of:=(((1994-1992)*([.AM114]-[.AH114]))/(1997-1992))+[.AH114]" office:value-type="float" office:value="10689.2">
            <text:p>10689.2</text:p>
          </table:table-cell>
          <table:table-cell table:style-name="ce3" table:formula="of:=(((1995-1992)*([.AM114]-[.AH114]))/(1997-1992))+[.AH114]" office:value-type="float" office:value="10567.8">
            <text:p>10567.8</text:p>
          </table:table-cell>
          <table:table-cell table:style-name="ce3" table:formula="of:=(((1996-1992)*([.AM114]-[.AH114]))/(1997-1992))+[.AH114]" office:value-type="float" office:value="10446.4">
            <text:p>10446.4</text:p>
          </table:table-cell>
          <table:table-cell office:value-type="float" office:value="10325">
            <text:p>10325.0</text:p>
          </table:table-cell>
          <table:table-cell table:style-name="ce3" table:formula="of:=(((1998-1997)*([.AR114]-[.AM114]))/(2002-1997))+[.AM114]" office:value-type="float" office:value="10216">
            <text:p>10216.0</text:p>
          </table:table-cell>
          <table:table-cell table:style-name="ce3" table:formula="of:=(((1999-1997)*([.AR114]-[.AM114]))/(2002-1997))+[.AM114]" office:value-type="float" office:value="10107">
            <text:p>10107.0</text:p>
          </table:table-cell>
          <table:table-cell table:style-name="ce3" table:formula="of:=(((2000-1997)*([.AR114]-[.AM114]))/(2002-1997))+[.AM114]" office:value-type="float" office:value="9998">
            <text:p>9998.0</text:p>
          </table:table-cell>
          <table:table-cell table:style-name="ce3" table:formula="of:=(((2001-1997)*([.AR114]-[.AM114]))/(2002-1997))+[.AM114]" office:value-type="float" office:value="9889">
            <text:p>9889.0</text:p>
          </table:table-cell>
          <table:table-cell office:value-type="float" office:value="9780">
            <text:p>9780.0</text:p>
          </table:table-cell>
          <table:table-cell table:style-name="ce3" table:formula="of:=(((2003-2002)*([.AW114]-[.AR114]))/(2007-2002))+[.AR114]" office:value-type="float" office:value="9728.2">
            <text:p>9728.2</text:p>
          </table:table-cell>
          <table:table-cell table:style-name="ce3" table:formula="of:=(((2004-2002)*([.AW114]-[.AR114]))/(2007-2002))+[.AR114]" office:value-type="float" office:value="9676.4">
            <text:p>9676.4</text:p>
          </table:table-cell>
          <table:table-cell table:style-name="ce3" table:formula="of:=(((2005-2002)*([.AW114]-[.AR114]))/(2007-2002))+[.AR114]" office:value-type="float" office:value="9624.6">
            <text:p>9624.6</text:p>
          </table:table-cell>
          <table:table-cell table:style-name="ce3" table:formula="of:=(((2006-2002)*([.AW114]-[.AR114]))/(2007-2002))+[.AR114]" office:value-type="float" office:value="9572.8">
            <text:p>9572.8</text:p>
          </table:table-cell>
          <table:table-cell office:value-type="float" office:value="9521">
            <text:p>9521.0</text:p>
          </table:table-cell>
          <table:table-cell table:style-name="ce3" table:formula="of:=(((2008-2007)*([.BB114]-[.AW114]))/(2012-2007))+[.AW114]" office:value-type="float" office:value="9413">
            <text:p>9413.0</text:p>
          </table:table-cell>
          <table:table-cell table:style-name="ce3" table:formula="of:=(((2009-2007)*([.BB114]-[.AW114]))/(2012-2007))+[.AW114]" office:value-type="float" office:value="9305">
            <text:p>9305.0</text:p>
          </table:table-cell>
          <table:table-cell table:style-name="ce3" table:formula="of:=(((2010-2007)*([.BB114]-[.AW114]))/(2012-2007))+[.AW114]" office:value-type="float" office:value="9197">
            <text:p>9197.0</text:p>
          </table:table-cell>
          <table:table-cell table:style-name="ce3" table:formula="of:=(((2011-2007)*([.BB114]-[.AW114]))/(2012-2007))+[.AW114]" office:value-type="float" office:value="9089">
            <text:p>9089.0</text:p>
          </table:table-cell>
          <table:table-cell office:value-type="float" office:value="8981">
            <text:p>8981.0</text:p>
          </table:table-cell>
          <table:table-cell table:number-columns-repeated="970"/>
        </table:table-row>
        <table:table-row table:style-name="ro1">
          <table:table-cell office:value-type="string">
            <text:p>Lao People s Democratic Republic</text:p>
          </table:table-cell>
          <table:table-cell office:value-type="string">
            <text:p>Lithuania</text:p>
          </table:table-cell>
          <table:table-cell table:style-name="Default" table:number-columns-repeated="6"/>
          <table:table-cell table:style-name="Default" office:value-type="string">
            <text:p>6748.0</text:p>
          </table:table-cell>
          <table:table-cell table:style-name="Default" office:value-type="string">
            <text:p>6961.0</text:p>
          </table:table-cell>
          <table:table-cell table:style-name="Default" office:value-type="string">
            <text:p>7192.0</text:p>
          </table:table-cell>
          <table:table-cell table:style-name="Default" office:value-type="string">
            <text:p>7369.0</text:p>
          </table:table-cell>
          <table:table-cell table:style-name="Default" office:value-type="string">
            <text:p>7564.0</text:p>
          </table:table-cell>
          <table:table-cell office:value-type="float" office:value="67066">
            <text:p>67066.0</text:p>
          </table:table-cell>
          <table:table-cell table:style-name="ce3" table:formula="of:=(((1973-1972)*([.S115]-[.N115]))/(1977-1972))+[.N115]" office:value-type="float" office:value="65854">
            <text:p>65854.0</text:p>
          </table:table-cell>
          <table:table-cell table:style-name="ce3" table:formula="of:=(((1974-1972)*([.S115]-[.N115]))/(1977-1972))+[.N115]" office:value-type="float" office:value="64642">
            <text:p>64642.0</text:p>
          </table:table-cell>
          <table:table-cell table:style-name="ce3" table:formula="of:=(((1975-1972)*([.S115]-[.N115]))/(1977-1972))+[.N115]" office:value-type="float" office:value="63430">
            <text:p>63430.0</text:p>
          </table:table-cell>
          <table:table-cell table:style-name="ce3" table:formula="of:=(((1976-1972)*([.S115]-[.N115]))/(1977-1972))+[.N115]" office:value-type="float" office:value="62218">
            <text:p>62218.0</text:p>
          </table:table-cell>
          <table:table-cell office:value-type="float" office:value="61006">
            <text:p>61006.0</text:p>
          </table:table-cell>
          <table:table-cell table:style-name="ce3" table:formula="of:=(((1978-1977)*([.X115]-[.S115]))/(1982-1977))+[.S115]" office:value-type="float" office:value="60097.8">
            <text:p>60097.8</text:p>
          </table:table-cell>
          <table:table-cell table:style-name="ce3" table:formula="of:=(((1979-1977)*([.X115]-[.S115]))/(1982-1977))+[.S115]" office:value-type="float" office:value="59189.6">
            <text:p>59189.6</text:p>
          </table:table-cell>
          <table:table-cell table:style-name="ce3" table:formula="of:=(((1980-1977)*([.X115]-[.S115]))/(1982-1977))+[.S115]" office:value-type="float" office:value="58281.4">
            <text:p>58281.4</text:p>
          </table:table-cell>
          <table:table-cell table:style-name="ce3" table:formula="of:=(((1981-1977)*([.X115]-[.S115]))/(1982-1977))+[.S115]" office:value-type="float" office:value="57373.2">
            <text:p>57373.2</text:p>
          </table:table-cell>
          <table:table-cell office:value-type="float" office:value="56465">
            <text:p>56465.0</text:p>
          </table:table-cell>
          <table:table-cell table:style-name="ce3" table:formula="of:=(((1983-1982)*([.AC115]-[.X115]))/(1987-1982))+[.X115]" office:value-type="float" office:value="55052.6">
            <text:p>55052.6</text:p>
          </table:table-cell>
          <table:table-cell table:style-name="ce3" table:formula="of:=(((1984-1982)*([.AC115]-[.X115]))/(1987-1982))+[.X115]" office:value-type="float" office:value="53640.2">
            <text:p>53640.2</text:p>
          </table:table-cell>
          <table:table-cell table:style-name="ce3" table:formula="of:=(((1985-1982)*([.AC115]-[.X115]))/(1987-1982))+[.X115]" office:value-type="float" office:value="52227.8">
            <text:p>52227.8</text:p>
          </table:table-cell>
          <table:table-cell table:style-name="ce3" table:formula="of:=(((1986-1982)*([.AC115]-[.X115]))/(1987-1982))+[.X115]" office:value-type="float" office:value="50815.4">
            <text:p>50815.4</text:p>
          </table:table-cell>
          <table:table-cell office:value-type="float" office:value="49403">
            <text:p>49403.0</text:p>
          </table:table-cell>
          <table:table-cell table:style-name="ce3" table:formula="of:=(((1988-1987)*([.AH115]-[.AC115]))/(1992-1987))+[.AC115]" office:value-type="float" office:value="48108.6">
            <text:p>48108.6</text:p>
          </table:table-cell>
          <table:table-cell table:style-name="ce3" table:formula="of:=(((1989-1987)*([.AH115]-[.AC115]))/(1992-1987))+[.AC115]" office:value-type="float" office:value="46814.2">
            <text:p>46814.2</text:p>
          </table:table-cell>
          <table:table-cell table:style-name="ce3" table:formula="of:=(((1990-1987)*([.AH115]-[.AC115]))/(1992-1987))+[.AC115]" office:value-type="float" office:value="45519.8">
            <text:p>45519.8</text:p>
          </table:table-cell>
          <table:table-cell table:style-name="ce3" table:formula="of:=(((1991-1987)*([.AH115]-[.AC115]))/(1992-1987))+[.AC115]" office:value-type="float" office:value="44225.4">
            <text:p>44225.4</text:p>
          </table:table-cell>
          <table:table-cell office:value-type="float" office:value="42931">
            <text:p>42931.0</text:p>
          </table:table-cell>
          <table:table-cell table:style-name="ce3" table:formula="of:=(((1993-1992)*([.AM115]-[.AH115]))/(1997-1992))+[.AH115]" office:value-type="float" office:value="41935">
            <text:p>41935.0</text:p>
          </table:table-cell>
          <table:table-cell table:style-name="ce3" table:formula="of:=(((1994-1992)*([.AM115]-[.AH115]))/(1997-1992))+[.AH115]" office:value-type="float" office:value="40939">
            <text:p>40939.0</text:p>
          </table:table-cell>
          <table:table-cell table:style-name="ce3" table:formula="of:=(((1995-1992)*([.AM115]-[.AH115]))/(1997-1992))+[.AH115]" office:value-type="float" office:value="39943">
            <text:p>39943.0</text:p>
          </table:table-cell>
          <table:table-cell table:style-name="ce3" table:formula="of:=(((1996-1992)*([.AM115]-[.AH115]))/(1997-1992))+[.AH115]" office:value-type="float" office:value="38947">
            <text:p>38947.0</text:p>
          </table:table-cell>
          <table:table-cell office:value-type="float" office:value="37951">
            <text:p>37951.0</text:p>
          </table:table-cell>
          <table:table-cell table:style-name="ce3" table:formula="of:=(((1998-1997)*([.AR115]-[.AM115]))/(2002-1997))+[.AM115]" office:value-type="float" office:value="37288.2">
            <text:p>37288.2</text:p>
          </table:table-cell>
          <table:table-cell table:style-name="ce3" table:formula="of:=(((1999-1997)*([.AR115]-[.AM115]))/(2002-1997))+[.AM115]" office:value-type="float" office:value="36625.4">
            <text:p>36625.4</text:p>
          </table:table-cell>
          <table:table-cell table:style-name="ce3" table:formula="of:=(((2000-1997)*([.AR115]-[.AM115]))/(2002-1997))+[.AM115]" office:value-type="float" office:value="35962.6">
            <text:p>35962.6</text:p>
          </table:table-cell>
          <table:table-cell table:style-name="ce3" table:formula="of:=(((2001-1997)*([.AR115]-[.AM115]))/(2002-1997))+[.AM115]" office:value-type="float" office:value="35299.8">
            <text:p>35299.8</text:p>
          </table:table-cell>
          <table:table-cell office:value-type="float" office:value="34637">
            <text:p>34637.0</text:p>
          </table:table-cell>
          <table:table-cell table:style-name="ce3" table:formula="of:=(((2003-2002)*([.AW115]-[.AR115]))/(2007-2002))+[.AR115]" office:value-type="float" office:value="34130.2">
            <text:p>34130.2</text:p>
          </table:table-cell>
          <table:table-cell table:style-name="ce3" table:formula="of:=(((2004-2002)*([.AW115]-[.AR115]))/(2007-2002))+[.AR115]" office:value-type="float" office:value="33623.4">
            <text:p>33623.4</text:p>
          </table:table-cell>
          <table:table-cell table:style-name="ce3" table:formula="of:=(((2005-2002)*([.AW115]-[.AR115]))/(2007-2002))+[.AR115]" office:value-type="float" office:value="33116.6">
            <text:p>33116.6</text:p>
          </table:table-cell>
          <table:table-cell table:style-name="ce3" table:formula="of:=(((2006-2002)*([.AW115]-[.AR115]))/(2007-2002))+[.AR115]" office:value-type="float" office:value="32609.8">
            <text:p>32609.8</text:p>
          </table:table-cell>
          <table:table-cell office:value-type="float" office:value="32103">
            <text:p>32103.0</text:p>
          </table:table-cell>
          <table:table-cell table:style-name="ce3" table:formula="of:=(((2008-2007)*([.BB115]-[.AW115]))/(2012-2007))+[.AW115]" office:value-type="float" office:value="31656.6">
            <text:p>31656.6</text:p>
          </table:table-cell>
          <table:table-cell table:style-name="ce3" table:formula="of:=(((2009-2007)*([.BB115]-[.AW115]))/(2012-2007))+[.AW115]" office:value-type="float" office:value="31210.2">
            <text:p>31210.2</text:p>
          </table:table-cell>
          <table:table-cell table:style-name="ce3" table:formula="of:=(((2010-2007)*([.BB115]-[.AW115]))/(2012-2007))+[.AW115]" office:value-type="float" office:value="30763.8">
            <text:p>30763.8</text:p>
          </table:table-cell>
          <table:table-cell table:style-name="ce3" table:formula="of:=(((2011-2007)*([.BB115]-[.AW115]))/(2012-2007))+[.AW115]" office:value-type="float" office:value="30317.4">
            <text:p>30317.4</text:p>
          </table:table-cell>
          <table:table-cell office:value-type="float" office:value="29871">
            <text:p>29871.0</text:p>
          </table:table-cell>
          <table:table-cell table:number-columns-repeated="970"/>
        </table:table-row>
        <table:table-row table:style-name="ro1">
          <table:table-cell office:value-type="string">
            <text:p>Latvia</text:p>
          </table:table-cell>
          <table:table-cell office:value-type="string">
            <text:p>Luxembourg</text:p>
          </table:table-cell>
          <table:table-cell table:style-name="Default" office:value-type="string">
            <text:p>9657.0</text:p>
          </table:table-cell>
          <table:table-cell table:style-name="Default" office:value-type="string">
            <text:p>9262.0</text:p>
          </table:table-cell>
          <table:table-cell table:style-name="Default" office:value-type="string">
            <text:p>8939.0</text:p>
          </table:table-cell>
          <table:table-cell table:style-name="Default" office:value-type="string">
            <text:p>8547.0</text:p>
          </table:table-cell>
          <table:table-cell table:style-name="Default" office:value-type="string">
            <text:p>8505.0</text:p>
          </table:table-cell>
          <table:table-cell table:style-name="Default" office:value-type="string">
            <text:p>8356.0</text:p>
          </table:table-cell>
          <table:table-cell table:style-name="Default" office:value-type="string">
            <text:p>7918.0</text:p>
          </table:table-cell>
          <table:table-cell table:style-name="Default" office:value-type="string">
            <text:p>7376.0</text:p>
          </table:table-cell>
          <table:table-cell table:style-name="Default" office:value-type="string">
            <text:p>6998.0</text:p>
          </table:table-cell>
          <table:table-cell table:style-name="Default" office:value-type="string">
            <text:p>6513.0</text:p>
          </table:table-cell>
          <table:table-cell table:style-name="Default" office:value-type="string">
            <text:p>5927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116]-[.AC116]))/(1992-1987))+[.AC116]" office:value-type="float" office:value="1281.2">
            <text:p>1281.2</text:p>
          </table:table-cell>
          <table:table-cell table:style-name="ce3" table:formula="of:=(((1989-1987)*([.AH116]-[.AC116]))/(1992-1987))+[.AC116]" office:value-type="float" office:value="2562.4">
            <text:p>2562.4</text:p>
          </table:table-cell>
          <table:table-cell table:style-name="ce3" table:formula="of:=(((1990-1987)*([.AH116]-[.AC116]))/(1992-1987))+[.AC116]" office:value-type="float" office:value="3843.6">
            <text:p>3843.6</text:p>
          </table:table-cell>
          <table:table-cell table:style-name="ce3" table:formula="of:=(((1991-1987)*([.AH116]-[.AC116]))/(1992-1987))+[.AC116]" office:value-type="float" office:value="5124.8">
            <text:p>5124.8</text:p>
          </table:table-cell>
          <table:table-cell office:value-type="float" office:value="6406">
            <text:p>6406.0</text:p>
          </table:table-cell>
          <table:table-cell table:style-name="ce3" table:formula="of:=(((1993-1992)*([.AM116]-[.AH116]))/(1997-1992))+[.AH116]" office:value-type="float" office:value="6497.4">
            <text:p>6497.4</text:p>
          </table:table-cell>
          <table:table-cell table:style-name="ce3" table:formula="of:=(((1994-1992)*([.AM116]-[.AH116]))/(1997-1992))+[.AH116]" office:value-type="float" office:value="6588.8">
            <text:p>6588.8</text:p>
          </table:table-cell>
          <table:table-cell table:style-name="ce3" table:formula="of:=(((1995-1992)*([.AM116]-[.AH116]))/(1997-1992))+[.AH116]" office:value-type="float" office:value="6680.2">
            <text:p>6680.2</text:p>
          </table:table-cell>
          <table:table-cell table:style-name="ce3" table:formula="of:=(((1996-1992)*([.AM116]-[.AH116]))/(1997-1992))+[.AH116]" office:value-type="float" office:value="6771.6">
            <text:p>6771.6</text:p>
          </table:table-cell>
          <table:table-cell office:value-type="float" office:value="6863">
            <text:p>6863.0</text:p>
          </table:table-cell>
          <table:table-cell table:style-name="ce3" table:formula="of:=(((1998-1997)*([.AR116]-[.AM116]))/(2002-1997))+[.AM116]" office:value-type="float" office:value="6915">
            <text:p>6915.0</text:p>
          </table:table-cell>
          <table:table-cell table:style-name="ce3" table:formula="of:=(((1999-1997)*([.AR116]-[.AM116]))/(2002-1997))+[.AM116]" office:value-type="float" office:value="6967">
            <text:p>6967.0</text:p>
          </table:table-cell>
          <table:table-cell table:style-name="ce3" table:formula="of:=(((2000-1997)*([.AR116]-[.AM116]))/(2002-1997))+[.AM116]" office:value-type="float" office:value="7019">
            <text:p>7019.0</text:p>
          </table:table-cell>
          <table:table-cell table:style-name="ce3" table:formula="of:=(((2001-1997)*([.AR116]-[.AM116]))/(2002-1997))+[.AM116]" office:value-type="float" office:value="7071">
            <text:p>7071.0</text:p>
          </table:table-cell>
          <table:table-cell office:value-type="float" office:value="7123">
            <text:p>7123.0</text:p>
          </table:table-cell>
          <table:table-cell table:style-name="ce3" table:formula="of:=(((2003-2002)*([.AW116]-[.AR116]))/(2007-2002))+[.AR116]" office:value-type="float" office:value="7165.6">
            <text:p>7165.6</text:p>
          </table:table-cell>
          <table:table-cell table:style-name="ce3" table:formula="of:=(((2004-2002)*([.AW116]-[.AR116]))/(2007-2002))+[.AR116]" office:value-type="float" office:value="7208.2">
            <text:p>7208.2</text:p>
          </table:table-cell>
          <table:table-cell table:style-name="ce3" table:formula="of:=(((2005-2002)*([.AW116]-[.AR116]))/(2007-2002))+[.AR116]" office:value-type="float" office:value="7250.8">
            <text:p>7250.8</text:p>
          </table:table-cell>
          <table:table-cell table:style-name="ce3" table:formula="of:=(((2006-2002)*([.AW116]-[.AR116]))/(2007-2002))+[.AR116]" office:value-type="float" office:value="7293.4">
            <text:p>7293.4</text:p>
          </table:table-cell>
          <table:table-cell office:value-type="float" office:value="7336">
            <text:p>7336.0</text:p>
          </table:table-cell>
          <table:table-cell table:style-name="ce3" table:formula="of:=(((2008-2007)*([.BB116]-[.AW116]))/(2012-2007))+[.AW116]" office:value-type="float" office:value="7366.8">
            <text:p>7366.8</text:p>
          </table:table-cell>
          <table:table-cell table:style-name="ce3" table:formula="of:=(((2009-2007)*([.BB116]-[.AW116]))/(2012-2007))+[.AW116]" office:value-type="float" office:value="7397.6">
            <text:p>7397.6</text:p>
          </table:table-cell>
          <table:table-cell table:style-name="ce3" table:formula="of:=(((2010-2007)*([.BB116]-[.AW116]))/(2012-2007))+[.AW116]" office:value-type="float" office:value="7428.4">
            <text:p>7428.4</text:p>
          </table:table-cell>
          <table:table-cell table:style-name="ce3" table:formula="of:=(((2011-2007)*([.BB116]-[.AW116]))/(2012-2007))+[.AW116]" office:value-type="float" office:value="7459.2">
            <text:p>7459.2</text:p>
          </table:table-cell>
          <table:table-cell office:value-type="float" office:value="7490">
            <text:p>7490.0</text:p>
          </table:table-cell>
          <table:table-cell table:number-columns-repeated="970"/>
        </table:table-row>
        <table:table-row table:style-name="ro1">
          <table:table-cell office:value-type="string">
            <text:p>Lebanon</text:p>
          </table:table-cell>
          <table:table-cell office:value-type="string">
            <text:p>Madagascar</text:p>
          </table:table-cell>
          <table:table-cell table:style-name="Default" office:value-type="string">
            <text:p>62932.0</text:p>
          </table:table-cell>
          <table:table-cell table:style-name="Default" office:value-type="string">
            <text:p>55601.0</text:p>
          </table:table-cell>
          <table:table-cell table:style-name="Default" office:value-type="string">
            <text:p>48777.0</text:p>
          </table:table-cell>
          <table:table-cell table:style-name="Default" office:value-type="string">
            <text:p>42481.0</text:p>
          </table:table-cell>
          <table:table-cell table:style-name="Default" office:value-type="string">
            <text:p>37196.0</text:p>
          </table:table-cell>
          <table:table-cell table:style-name="Default" office:value-type="string">
            <text:p>32592.0</text:p>
          </table:table-cell>
          <table:table-cell table:style-name="Default" office:value-type="string">
            <text:p>28142.0</text:p>
          </table:table-cell>
          <table:table-cell table:style-name="Default" office:value-type="string">
            <text:p>24102.0</text:p>
          </table:table-cell>
          <table:table-cell table:style-name="Default" office:value-type="string">
            <text:p>20625.0</text:p>
          </table:table-cell>
          <table:table-cell table:style-name="Default" office:value-type="string">
            <text:p>17756.0</text:p>
          </table:table-cell>
          <table:table-cell table:style-name="Default" office:value-type="string">
            <text:p>15368.0</text:p>
          </table:table-cell>
          <table:table-cell office:value-type="float" office:value="1848">
            <text:p>1848.0</text:p>
          </table:table-cell>
          <table:table-cell table:style-name="ce3" table:formula="of:=(((1973-1972)*([.S117]-[.N117]))/(1977-1972))+[.N117]" office:value-type="float" office:value="1821.8">
            <text:p>1821.8</text:p>
          </table:table-cell>
          <table:table-cell table:style-name="ce3" table:formula="of:=(((1974-1972)*([.S117]-[.N117]))/(1977-1972))+[.N117]" office:value-type="float" office:value="1795.6">
            <text:p>1795.6</text:p>
          </table:table-cell>
          <table:table-cell table:style-name="ce3" table:formula="of:=(((1975-1972)*([.S117]-[.N117]))/(1977-1972))+[.N117]" office:value-type="float" office:value="1769.4">
            <text:p>1769.4</text:p>
          </table:table-cell>
          <table:table-cell table:style-name="ce3" table:formula="of:=(((1976-1972)*([.S117]-[.N117]))/(1977-1972))+[.N117]" office:value-type="float" office:value="1743.2">
            <text:p>1743.2</text:p>
          </table:table-cell>
          <table:table-cell office:value-type="float" office:value="1717">
            <text:p>1717.0</text:p>
          </table:table-cell>
          <table:table-cell table:style-name="ce3" table:formula="of:=(((1978-1977)*([.X117]-[.S117]))/(1982-1977))+[.S117]" office:value-type="float" office:value="1713">
            <text:p>1713.0</text:p>
          </table:table-cell>
          <table:table-cell table:style-name="ce3" table:formula="of:=(((1979-1977)*([.X117]-[.S117]))/(1982-1977))+[.S117]" office:value-type="float" office:value="1709">
            <text:p>1709.0</text:p>
          </table:table-cell>
          <table:table-cell table:style-name="ce3" table:formula="of:=(((1980-1977)*([.X117]-[.S117]))/(1982-1977))+[.S117]" office:value-type="float" office:value="1705">
            <text:p>1705.0</text:p>
          </table:table-cell>
          <table:table-cell table:style-name="ce3" table:formula="of:=(((1981-1977)*([.X117]-[.S117]))/(1982-1977))+[.S117]" office:value-type="float" office:value="1701">
            <text:p>1701.0</text:p>
          </table:table-cell>
          <table:table-cell office:value-type="float" office:value="1697">
            <text:p>1697.0</text:p>
          </table:table-cell>
          <table:table-cell table:style-name="ce3" table:formula="of:=(((1983-1982)*([.AC117]-[.X117]))/(1987-1982))+[.X117]" office:value-type="float" office:value="1690.4">
            <text:p>1690.4</text:p>
          </table:table-cell>
          <table:table-cell table:style-name="ce3" table:formula="of:=(((1984-1982)*([.AC117]-[.X117]))/(1987-1982))+[.X117]" office:value-type="float" office:value="1683.8">
            <text:p>1683.8</text:p>
          </table:table-cell>
          <table:table-cell table:style-name="ce3" table:formula="of:=(((1985-1982)*([.AC117]-[.X117]))/(1987-1982))+[.X117]" office:value-type="float" office:value="1677.2">
            <text:p>1677.2</text:p>
          </table:table-cell>
          <table:table-cell table:style-name="ce3" table:formula="of:=(((1986-1982)*([.AC117]-[.X117]))/(1987-1982))+[.X117]" office:value-type="float" office:value="1670.6">
            <text:p>1670.6</text:p>
          </table:table-cell>
          <table:table-cell office:value-type="float" office:value="1664">
            <text:p>1664.0</text:p>
          </table:table-cell>
          <table:table-cell table:style-name="ce3" table:formula="of:=(((1988-1987)*([.AH117]-[.AC117]))/(1992-1987))+[.AC117]" office:value-type="float" office:value="1637.8">
            <text:p>1637.8</text:p>
          </table:table-cell>
          <table:table-cell table:style-name="ce3" table:formula="of:=(((1989-1987)*([.AH117]-[.AC117]))/(1992-1987))+[.AC117]" office:value-type="float" office:value="1611.6">
            <text:p>1611.6</text:p>
          </table:table-cell>
          <table:table-cell table:style-name="ce3" table:formula="of:=(((1990-1987)*([.AH117]-[.AC117]))/(1992-1987))+[.AC117]" office:value-type="float" office:value="1585.4">
            <text:p>1585.4</text:p>
          </table:table-cell>
          <table:table-cell table:style-name="ce3" table:formula="of:=(((1991-1987)*([.AH117]-[.AC117]))/(1992-1987))+[.AC117]" office:value-type="float" office:value="1559.2">
            <text:p>1559.2</text:p>
          </table:table-cell>
          <table:table-cell office:value-type="float" office:value="1533">
            <text:p>1533.0</text:p>
          </table:table-cell>
          <table:table-cell table:style-name="ce3" table:formula="of:=(((1993-1992)*([.AM117]-[.AH117]))/(1997-1992))+[.AH117]" office:value-type="float" office:value="1493.2">
            <text:p>1493.2</text:p>
          </table:table-cell>
          <table:table-cell table:style-name="ce3" table:formula="of:=(((1994-1992)*([.AM117]-[.AH117]))/(1997-1992))+[.AH117]" office:value-type="float" office:value="1453.4">
            <text:p>1453.4</text:p>
          </table:table-cell>
          <table:table-cell table:style-name="ce3" table:formula="of:=(((1995-1992)*([.AM117]-[.AH117]))/(1997-1992))+[.AH117]" office:value-type="float" office:value="1413.6">
            <text:p>1413.6</text:p>
          </table:table-cell>
          <table:table-cell table:style-name="ce3" table:formula="of:=(((1996-1992)*([.AM117]-[.AH117]))/(1997-1992))+[.AH117]" office:value-type="float" office:value="1373.8">
            <text:p>1373.8</text:p>
          </table:table-cell>
          <table:table-cell office:value-type="float" office:value="1334">
            <text:p>1334.0</text:p>
          </table:table-cell>
          <table:table-cell table:style-name="ce3" table:formula="of:=(((1998-1997)*([.AR117]-[.AM117]))/(2002-1997))+[.AM117]" office:value-type="float" office:value="1315.4">
            <text:p>1315.4</text:p>
          </table:table-cell>
          <table:table-cell table:style-name="ce3" table:formula="of:=(((1999-1997)*([.AR117]-[.AM117]))/(2002-1997))+[.AM117]" office:value-type="float" office:value="1296.8">
            <text:p>1296.8</text:p>
          </table:table-cell>
          <table:table-cell table:style-name="ce3" table:formula="of:=(((2000-1997)*([.AR117]-[.AM117]))/(2002-1997))+[.AM117]" office:value-type="float" office:value="1278.2">
            <text:p>1278.2</text:p>
          </table:table-cell>
          <table:table-cell table:style-name="ce3" table:formula="of:=(((2001-1997)*([.AR117]-[.AM117]))/(2002-1997))+[.AM117]" office:value-type="float" office:value="1259.6">
            <text:p>1259.6</text:p>
          </table:table-cell>
          <table:table-cell office:value-type="float" office:value="1241">
            <text:p>1241.0</text:p>
          </table:table-cell>
          <table:table-cell table:style-name="ce3" table:formula="of:=(((2003-2002)*([.AW117]-[.AR117]))/(2007-2002))+[.AR117]" office:value-type="float" office:value="1225">
            <text:p>1225.0</text:p>
          </table:table-cell>
          <table:table-cell table:style-name="ce3" table:formula="of:=(((2004-2002)*([.AW117]-[.AR117]))/(2007-2002))+[.AR117]" office:value-type="float" office:value="1209">
            <text:p>1209.0</text:p>
          </table:table-cell>
          <table:table-cell table:style-name="ce3" table:formula="of:=(((2005-2002)*([.AW117]-[.AR117]))/(2007-2002))+[.AR117]" office:value-type="float" office:value="1193">
            <text:p>1193.0</text:p>
          </table:table-cell>
          <table:table-cell table:style-name="ce3" table:formula="of:=(((2006-2002)*([.AW117]-[.AR117]))/(2007-2002))+[.AR117]" office:value-type="float" office:value="1177">
            <text:p>1177.0</text:p>
          </table:table-cell>
          <table:table-cell office:value-type="float" office:value="1161">
            <text:p>1161.0</text:p>
          </table:table-cell>
          <table:table-cell table:style-name="ce3" table:formula="of:=(((2008-2007)*([.BB117]-[.AW117]))/(2012-2007))+[.AW117]" office:value-type="float" office:value="1152.4">
            <text:p>1152.4</text:p>
          </table:table-cell>
          <table:table-cell table:style-name="ce3" table:formula="of:=(((2009-2007)*([.BB117]-[.AW117]))/(2012-2007))+[.AW117]" office:value-type="float" office:value="1143.8">
            <text:p>1143.8</text:p>
          </table:table-cell>
          <table:table-cell table:style-name="ce3" table:formula="of:=(((2010-2007)*([.BB117]-[.AW117]))/(2012-2007))+[.AW117]" office:value-type="float" office:value="1135.2">
            <text:p>1135.2</text:p>
          </table:table-cell>
          <table:table-cell table:style-name="ce3" table:formula="of:=(((2011-2007)*([.BB117]-[.AW117]))/(2012-2007))+[.AW117]" office:value-type="float" office:value="1126.6">
            <text:p>1126.6</text:p>
          </table:table-cell>
          <table:table-cell office:value-type="float" office:value="1118">
            <text:p>1118.0</text:p>
          </table:table-cell>
          <table:table-cell table:number-columns-repeated="970"/>
        </table:table-row>
        <table:table-row table:style-name="ro1">
          <table:table-cell office:value-type="string">
            <text:p>Lesotho</text:p>
          </table:table-cell>
          <table:table-cell office:value-type="string">
            <text:p>Malawi</text:p>
          </table:table-cell>
          <table:table-cell table:style-name="Default" office:value-type="string">
            <text:p>4678.0</text:p>
          </table:table-cell>
          <table:table-cell table:style-name="Default" office:value-type="string">
            <text:p>4136.0</text:p>
          </table:table-cell>
          <table:table-cell table:style-name="Default" office:value-type="string">
            <text:p>3590.0</text:p>
          </table:table-cell>
          <table:table-cell table:style-name="Default" office:value-type="string">
            <text:p>3048.0</text:p>
          </table:table-cell>
          <table:table-cell table:style-name="Default" office:value-type="string">
            <text:p>2631.0</text:p>
          </table:table-cell>
          <table:table-cell table:style-name="Default" office:value-type="string">
            <text:p>2126.0</text:p>
          </table:table-cell>
          <table:table-cell table:style-name="Default" office:value-type="string">
            <text:p>1785.0</text:p>
          </table:table-cell>
          <table:table-cell table:style-name="Default" office:value-type="string">
            <text:p>1675.0</text:p>
          </table:table-cell>
          <table:table-cell table:style-name="Default" office:value-type="string">
            <text:p>1460.0</text:p>
          </table:table-cell>
          <table:table-cell table:style-name="Default" office:value-type="string">
            <text:p>1272.0</text:p>
          </table:table-cell>
          <table:table-cell table:style-name="Default" office:value-type="string">
            <text:p>1088.0</text:p>
          </table:table-cell>
          <table:table-cell office:value-type="float" office:value="4861">
            <text:p>4861.0</text:p>
          </table:table-cell>
          <table:table-cell table:style-name="ce3" table:formula="of:=(((1973-1972)*([.S118]-[.N118]))/(1977-1972))+[.N118]" office:value-type="float" office:value="4754">
            <text:p>4754.0</text:p>
          </table:table-cell>
          <table:table-cell table:style-name="ce3" table:formula="of:=(((1974-1972)*([.S118]-[.N118]))/(1977-1972))+[.N118]" office:value-type="float" office:value="4647">
            <text:p>4647.0</text:p>
          </table:table-cell>
          <table:table-cell table:style-name="ce3" table:formula="of:=(((1975-1972)*([.S118]-[.N118]))/(1977-1972))+[.N118]" office:value-type="float" office:value="4540">
            <text:p>4540.0</text:p>
          </table:table-cell>
          <table:table-cell table:style-name="ce3" table:formula="of:=(((1976-1972)*([.S118]-[.N118]))/(1977-1972))+[.N118]" office:value-type="float" office:value="4433">
            <text:p>4433.0</text:p>
          </table:table-cell>
          <table:table-cell office:value-type="float" office:value="4326">
            <text:p>4326.0</text:p>
          </table:table-cell>
          <table:table-cell table:style-name="ce3" table:formula="of:=(((1978-1977)*([.X118]-[.S118]))/(1982-1977))+[.S118]" office:value-type="float" office:value="4217.6">
            <text:p>4217.6</text:p>
          </table:table-cell>
          <table:table-cell table:style-name="ce3" table:formula="of:=(((1979-1977)*([.X118]-[.S118]))/(1982-1977))+[.S118]" office:value-type="float" office:value="4109.2">
            <text:p>4109.2</text:p>
          </table:table-cell>
          <table:table-cell table:style-name="ce3" table:formula="of:=(((1980-1977)*([.X118]-[.S118]))/(1982-1977))+[.S118]" office:value-type="float" office:value="4000.8">
            <text:p>4000.8</text:p>
          </table:table-cell>
          <table:table-cell table:style-name="ce3" table:formula="of:=(((1981-1977)*([.X118]-[.S118]))/(1982-1977))+[.S118]" office:value-type="float" office:value="3892.4">
            <text:p>3892.4</text:p>
          </table:table-cell>
          <table:table-cell office:value-type="float" office:value="3784">
            <text:p>3784.0</text:p>
          </table:table-cell>
          <table:table-cell table:style-name="ce3" table:formula="of:=(((1983-1982)*([.AC118]-[.X118]))/(1987-1982))+[.X118]" office:value-type="float" office:value="3702">
            <text:p>3702.0</text:p>
          </table:table-cell>
          <table:table-cell table:style-name="ce3" table:formula="of:=(((1984-1982)*([.AC118]-[.X118]))/(1987-1982))+[.X118]" office:value-type="float" office:value="3620">
            <text:p>3620.0</text:p>
          </table:table-cell>
          <table:table-cell table:style-name="ce3" table:formula="of:=(((1985-1982)*([.AC118]-[.X118]))/(1987-1982))+[.X118]" office:value-type="float" office:value="3538">
            <text:p>3538.0</text:p>
          </table:table-cell>
          <table:table-cell table:style-name="ce3" table:formula="of:=(((1986-1982)*([.AC118]-[.X118]))/(1987-1982))+[.X118]" office:value-type="float" office:value="3456">
            <text:p>3456.0</text:p>
          </table:table-cell>
          <table:table-cell office:value-type="float" office:value="3374">
            <text:p>3374.0</text:p>
          </table:table-cell>
          <table:table-cell table:style-name="ce3" table:formula="of:=(((1988-1987)*([.AH118]-[.AC118]))/(1992-1987))+[.AC118]" office:value-type="float" office:value="3314.8">
            <text:p>3314.8</text:p>
          </table:table-cell>
          <table:table-cell table:style-name="ce3" table:formula="of:=(((1989-1987)*([.AH118]-[.AC118]))/(1992-1987))+[.AC118]" office:value-type="float" office:value="3255.6">
            <text:p>3255.6</text:p>
          </table:table-cell>
          <table:table-cell table:style-name="ce3" table:formula="of:=(((1990-1987)*([.AH118]-[.AC118]))/(1992-1987))+[.AC118]" office:value-type="float" office:value="3196.4">
            <text:p>3196.4</text:p>
          </table:table-cell>
          <table:table-cell table:style-name="ce3" table:formula="of:=(((1991-1987)*([.AH118]-[.AC118]))/(1992-1987))+[.AC118]" office:value-type="float" office:value="3137.2">
            <text:p>3137.2</text:p>
          </table:table-cell>
          <table:table-cell office:value-type="float" office:value="3078">
            <text:p>3078.0</text:p>
          </table:table-cell>
          <table:table-cell table:style-name="ce3" table:formula="of:=(((1993-1992)*([.AM118]-[.AH118]))/(1997-1992))+[.AH118]" office:value-type="float" office:value="3023.2">
            <text:p>3023.2</text:p>
          </table:table-cell>
          <table:table-cell table:style-name="ce3" table:formula="of:=(((1994-1992)*([.AM118]-[.AH118]))/(1997-1992))+[.AH118]" office:value-type="float" office:value="2968.4">
            <text:p>2968.4</text:p>
          </table:table-cell>
          <table:table-cell table:style-name="ce3" table:formula="of:=(((1995-1992)*([.AM118]-[.AH118]))/(1997-1992))+[.AH118]" office:value-type="float" office:value="2913.6">
            <text:p>2913.6</text:p>
          </table:table-cell>
          <table:table-cell table:style-name="ce3" table:formula="of:=(((1996-1992)*([.AM118]-[.AH118]))/(1997-1992))+[.AH118]" office:value-type="float" office:value="2858.8">
            <text:p>2858.8</text:p>
          </table:table-cell>
          <table:table-cell office:value-type="float" office:value="2804">
            <text:p>2804.0</text:p>
          </table:table-cell>
          <table:table-cell table:style-name="ce3" table:formula="of:=(((1998-1997)*([.AR118]-[.AM118]))/(2002-1997))+[.AM118]" office:value-type="float" office:value="2763.6">
            <text:p>2763.6</text:p>
          </table:table-cell>
          <table:table-cell table:style-name="ce3" table:formula="of:=(((1999-1997)*([.AR118]-[.AM118]))/(2002-1997))+[.AM118]" office:value-type="float" office:value="2723.2">
            <text:p>2723.2</text:p>
          </table:table-cell>
          <table:table-cell table:style-name="ce3" table:formula="of:=(((2000-1997)*([.AR118]-[.AM118]))/(2002-1997))+[.AM118]" office:value-type="float" office:value="2682.8">
            <text:p>2682.8</text:p>
          </table:table-cell>
          <table:table-cell table:style-name="ce3" table:formula="of:=(((2001-1997)*([.AR118]-[.AM118]))/(2002-1997))+[.AM118]" office:value-type="float" office:value="2642.4">
            <text:p>2642.4</text:p>
          </table:table-cell>
          <table:table-cell office:value-type="float" office:value="2602">
            <text:p>2602.0</text:p>
          </table:table-cell>
          <table:table-cell table:style-name="ce3" table:formula="of:=(((2003-2002)*([.AW118]-[.AR118]))/(2007-2002))+[.AR118]" office:value-type="float" office:value="2578.2">
            <text:p>2578.2</text:p>
          </table:table-cell>
          <table:table-cell table:style-name="ce3" table:formula="of:=(((2004-2002)*([.AW118]-[.AR118]))/(2007-2002))+[.AR118]" office:value-type="float" office:value="2554.4">
            <text:p>2554.4</text:p>
          </table:table-cell>
          <table:table-cell table:style-name="ce3" table:formula="of:=(((2005-2002)*([.AW118]-[.AR118]))/(2007-2002))+[.AR118]" office:value-type="float" office:value="2530.6">
            <text:p>2530.6</text:p>
          </table:table-cell>
          <table:table-cell table:style-name="ce3" table:formula="of:=(((2006-2002)*([.AW118]-[.AR118]))/(2007-2002))+[.AR118]" office:value-type="float" office:value="2506.8">
            <text:p>2506.8</text:p>
          </table:table-cell>
          <table:table-cell office:value-type="float" office:value="2483">
            <text:p>2483.0</text:p>
          </table:table-cell>
          <table:table-cell table:style-name="ce3" table:formula="of:=(((2008-2007)*([.BB118]-[.AW118]))/(2012-2007))+[.AW118]" office:value-type="float" office:value="2458.2">
            <text:p>2458.2</text:p>
          </table:table-cell>
          <table:table-cell table:style-name="ce3" table:formula="of:=(((2009-2007)*([.BB118]-[.AW118]))/(2012-2007))+[.AW118]" office:value-type="float" office:value="2433.4">
            <text:p>2433.4</text:p>
          </table:table-cell>
          <table:table-cell table:style-name="ce3" table:formula="of:=(((2010-2007)*([.BB118]-[.AW118]))/(2012-2007))+[.AW118]" office:value-type="float" office:value="2408.6">
            <text:p>2408.6</text:p>
          </table:table-cell>
          <table:table-cell table:style-name="ce3" table:formula="of:=(((2011-2007)*([.BB118]-[.AW118]))/(2012-2007))+[.AW118]" office:value-type="float" office:value="2383.8">
            <text:p>2383.8</text:p>
          </table:table-cell>
          <table:table-cell office:value-type="float" office:value="2359">
            <text:p>2359.0</text:p>
          </table:table-cell>
          <table:table-cell table:number-columns-repeated="970"/>
        </table:table-row>
        <table:table-row table:style-name="ro1">
          <table:table-cell office:value-type="string">
            <text:p>Liberia</text:p>
          </table:table-cell>
          <table:table-cell office:value-type="string">
            <text:p>Malaysia</text:p>
          </table:table-cell>
          <table:table-cell table:style-name="Default" office:value-type="string">
            <text:p>66590.0</text:p>
          </table:table-cell>
          <table:table-cell table:style-name="Default" office:value-type="string">
            <text:p>57358.0</text:p>
          </table:table-cell>
          <table:table-cell table:style-name="Default" office:value-type="string">
            <text:p>50606.0</text:p>
          </table:table-cell>
          <table:table-cell table:style-name="Default" office:value-type="string">
            <text:p>44989.0</text:p>
          </table:table-cell>
          <table:table-cell table:style-name="Default" office:value-type="string">
            <text:p>39884.0</text:p>
          </table:table-cell>
          <table:table-cell table:style-name="Default" office:value-type="string">
            <text:p>34726.0</text:p>
          </table:table-cell>
          <table:table-cell table:style-name="Default" office:value-type="string">
            <text:p>30202.0</text:p>
          </table:table-cell>
          <table:table-cell table:style-name="Default" office:value-type="string">
            <text:p>26629.0</text:p>
          </table:table-cell>
          <table:table-cell table:style-name="Default" office:value-type="string">
            <text:p>23659.0</text:p>
          </table:table-cell>
          <table:table-cell table:style-name="Default" office:value-type="string">
            <text:p>21441.0</text:p>
          </table:table-cell>
          <table:table-cell table:style-name="Default" office:value-type="string">
            <text:p>19780.0</text:p>
          </table:table-cell>
          <table:table-cell office:value-type="float" office:value="131406">
            <text:p>131406.0</text:p>
          </table:table-cell>
          <table:table-cell table:style-name="ce3" table:formula="of:=(((1973-1972)*([.S119]-[.N119]))/(1977-1972))+[.N119]" office:value-type="float" office:value="127903.8">
            <text:p>127903.8</text:p>
          </table:table-cell>
          <table:table-cell table:style-name="ce3" table:formula="of:=(((1974-1972)*([.S119]-[.N119]))/(1977-1972))+[.N119]" office:value-type="float" office:value="124401.6">
            <text:p>124401.6</text:p>
          </table:table-cell>
          <table:table-cell table:style-name="ce3" table:formula="of:=(((1975-1972)*([.S119]-[.N119]))/(1977-1972))+[.N119]" office:value-type="float" office:value="120899.4">
            <text:p>120899.4</text:p>
          </table:table-cell>
          <table:table-cell table:style-name="ce3" table:formula="of:=(((1976-1972)*([.S119]-[.N119]))/(1977-1972))+[.N119]" office:value-type="float" office:value="117397.2">
            <text:p>117397.2</text:p>
          </table:table-cell>
          <table:table-cell office:value-type="float" office:value="113895">
            <text:p>113895.0</text:p>
          </table:table-cell>
          <table:table-cell table:style-name="ce3" table:formula="of:=(((1978-1977)*([.X119]-[.S119]))/(1982-1977))+[.S119]" office:value-type="float" office:value="110543">
            <text:p>110543.0</text:p>
          </table:table-cell>
          <table:table-cell table:style-name="ce3" table:formula="of:=(((1979-1977)*([.X119]-[.S119]))/(1982-1977))+[.S119]" office:value-type="float" office:value="107191">
            <text:p>107191.0</text:p>
          </table:table-cell>
          <table:table-cell table:style-name="ce3" table:formula="of:=(((1980-1977)*([.X119]-[.S119]))/(1982-1977))+[.S119]" office:value-type="float" office:value="103839">
            <text:p>103839.0</text:p>
          </table:table-cell>
          <table:table-cell table:style-name="ce3" table:formula="of:=(((1981-1977)*([.X119]-[.S119]))/(1982-1977))+[.S119]" office:value-type="float" office:value="100487">
            <text:p>100487.0</text:p>
          </table:table-cell>
          <table:table-cell office:value-type="float" office:value="97135">
            <text:p>97135.0</text:p>
          </table:table-cell>
          <table:table-cell table:style-name="ce3" table:formula="of:=(((1983-1982)*([.AC119]-[.X119]))/(1987-1982))+[.X119]" office:value-type="float" office:value="95783">
            <text:p>95783.0</text:p>
          </table:table-cell>
          <table:table-cell table:style-name="ce3" table:formula="of:=(((1984-1982)*([.AC119]-[.X119]))/(1987-1982))+[.X119]" office:value-type="float" office:value="94431">
            <text:p>94431.0</text:p>
          </table:table-cell>
          <table:table-cell table:style-name="ce3" table:formula="of:=(((1985-1982)*([.AC119]-[.X119]))/(1987-1982))+[.X119]" office:value-type="float" office:value="93079">
            <text:p>93079.0</text:p>
          </table:table-cell>
          <table:table-cell table:style-name="ce3" table:formula="of:=(((1986-1982)*([.AC119]-[.X119]))/(1987-1982))+[.X119]" office:value-type="float" office:value="91727">
            <text:p>91727.0</text:p>
          </table:table-cell>
          <table:table-cell office:value-type="float" office:value="90375">
            <text:p>90375.0</text:p>
          </table:table-cell>
          <table:table-cell table:style-name="ce3" table:formula="of:=(((1988-1987)*([.AH119]-[.AC119]))/(1992-1987))+[.AC119]" office:value-type="float" office:value="91774.2">
            <text:p>91774.2</text:p>
          </table:table-cell>
          <table:table-cell table:style-name="ce3" table:formula="of:=(((1989-1987)*([.AH119]-[.AC119]))/(1992-1987))+[.AC119]" office:value-type="float" office:value="93173.4">
            <text:p>93173.4</text:p>
          </table:table-cell>
          <table:table-cell table:style-name="ce3" table:formula="of:=(((1990-1987)*([.AH119]-[.AC119]))/(1992-1987))+[.AC119]" office:value-type="float" office:value="94572.6">
            <text:p>94572.6</text:p>
          </table:table-cell>
          <table:table-cell table:style-name="ce3" table:formula="of:=(((1991-1987)*([.AH119]-[.AC119]))/(1992-1987))+[.AC119]" office:value-type="float" office:value="95971.8">
            <text:p>95971.8</text:p>
          </table:table-cell>
          <table:table-cell office:value-type="float" office:value="97371">
            <text:p>97371.0</text:p>
          </table:table-cell>
          <table:table-cell table:style-name="ce3" table:formula="of:=(((1993-1992)*([.AM119]-[.AH119]))/(1997-1992))+[.AH119]" office:value-type="float" office:value="94838.8">
            <text:p>94838.8</text:p>
          </table:table-cell>
          <table:table-cell table:style-name="ce3" table:formula="of:=(((1994-1992)*([.AM119]-[.AH119]))/(1997-1992))+[.AH119]" office:value-type="float" office:value="92306.6">
            <text:p>92306.6</text:p>
          </table:table-cell>
          <table:table-cell table:style-name="ce3" table:formula="of:=(((1995-1992)*([.AM119]-[.AH119]))/(1997-1992))+[.AH119]" office:value-type="float" office:value="89774.4">
            <text:p>89774.4</text:p>
          </table:table-cell>
          <table:table-cell table:style-name="ce3" table:formula="of:=(((1996-1992)*([.AM119]-[.AH119]))/(1997-1992))+[.AH119]" office:value-type="float" office:value="87242.2">
            <text:p>87242.2</text:p>
          </table:table-cell>
          <table:table-cell office:value-type="float" office:value="84710">
            <text:p>84710.0</text:p>
          </table:table-cell>
          <table:table-cell table:style-name="ce3" table:formula="of:=(((1998-1997)*([.AR119]-[.AM119]))/(2002-1997))+[.AM119]" office:value-type="float" office:value="81119.2">
            <text:p>81119.2</text:p>
          </table:table-cell>
          <table:table-cell table:style-name="ce3" table:formula="of:=(((1999-1997)*([.AR119]-[.AM119]))/(2002-1997))+[.AM119]" office:value-type="float" office:value="77528.4">
            <text:p>77528.4</text:p>
          </table:table-cell>
          <table:table-cell table:style-name="ce3" table:formula="of:=(((2000-1997)*([.AR119]-[.AM119]))/(2002-1997))+[.AM119]" office:value-type="float" office:value="73937.6">
            <text:p>73937.6</text:p>
          </table:table-cell>
          <table:table-cell table:style-name="ce3" table:formula="of:=(((2001-1997)*([.AR119]-[.AM119]))/(2002-1997))+[.AM119]" office:value-type="float" office:value="70346.8">
            <text:p>70346.8</text:p>
          </table:table-cell>
          <table:table-cell office:value-type="float" office:value="66756">
            <text:p>66756.0</text:p>
          </table:table-cell>
          <table:table-cell table:style-name="ce3" table:formula="of:=(((2003-2002)*([.AW119]-[.AR119]))/(2007-2002))+[.AR119]" office:value-type="float" office:value="64909">
            <text:p>64909.0</text:p>
          </table:table-cell>
          <table:table-cell table:style-name="ce3" table:formula="of:=(((2004-2002)*([.AW119]-[.AR119]))/(2007-2002))+[.AR119]" office:value-type="float" office:value="63062">
            <text:p>63062.0</text:p>
          </table:table-cell>
          <table:table-cell table:style-name="ce3" table:formula="of:=(((2005-2002)*([.AW119]-[.AR119]))/(2007-2002))+[.AR119]" office:value-type="float" office:value="61215">
            <text:p>61215.0</text:p>
          </table:table-cell>
          <table:table-cell table:style-name="ce3" table:formula="of:=(((2006-2002)*([.AW119]-[.AR119]))/(2007-2002))+[.AR119]" office:value-type="float" office:value="59368">
            <text:p>59368.0</text:p>
          </table:table-cell>
          <table:table-cell office:value-type="float" office:value="57521">
            <text:p>57521.0</text:p>
          </table:table-cell>
          <table:table-cell table:style-name="ce3" table:formula="of:=(((2008-2007)*([.BB119]-[.AW119]))/(2012-2007))+[.AW119]" office:value-type="float" office:value="55439.6">
            <text:p>55439.6</text:p>
          </table:table-cell>
          <table:table-cell table:style-name="ce3" table:formula="of:=(((2009-2007)*([.BB119]-[.AW119]))/(2012-2007))+[.AW119]" office:value-type="float" office:value="53358.2">
            <text:p>53358.2</text:p>
          </table:table-cell>
          <table:table-cell table:style-name="ce3" table:formula="of:=(((2010-2007)*([.BB119]-[.AW119]))/(2012-2007))+[.AW119]" office:value-type="float" office:value="51276.8">
            <text:p>51276.8</text:p>
          </table:table-cell>
          <table:table-cell table:style-name="ce3" table:formula="of:=(((2011-2007)*([.BB119]-[.AW119]))/(2012-2007))+[.AW119]" office:value-type="float" office:value="49195.4">
            <text:p>49195.4</text:p>
          </table:table-cell>
          <table:table-cell office:value-type="float" office:value="47114">
            <text:p>47114.0</text:p>
          </table:table-cell>
          <table:table-cell table:number-columns-repeated="970"/>
        </table:table-row>
        <table:table-row table:style-name="ro1">
          <table:table-cell office:value-type="string">
            <text:p>Libya</text:p>
          </table:table-cell>
          <table:table-cell office:value-type="string">
            <text:p>Maldives</text:p>
          </table:table-cell>
          <table:table-cell table:style-name="Default" office:value-type="string">
            <text:p>315.8</text:p>
          </table:table-cell>
          <table:table-cell table:style-name="Default" office:value-type="string">
            <text:p>277.8</text:p>
          </table:table-cell>
          <table:table-cell table:style-name="Default" office:value-type="string">
            <text:p>243.9</text:p>
          </table:table-cell>
          <table:table-cell table:style-name="Default" office:value-type="string">
            <text:p>208.3</text:p>
          </table:table-cell>
          <table:table-cell table:style-name="Default" office:value-type="string">
            <text:p>178.6</text:p>
          </table:table-cell>
          <table:table-cell table:style-name="Default" office:value-type="string">
            <text:p>150.0</text:p>
          </table:table-cell>
          <table:table-cell table:style-name="Default" office:value-type="string">
            <text:p>129.3</text:p>
          </table:table-cell>
          <table:table-cell table:style-name="Default" office:value-type="string">
            <text:p>115.8</text:p>
          </table:table-cell>
          <table:table-cell table:style-name="Default" office:value-type="string">
            <text:p>106.4</text:p>
          </table:table-cell>
          <table:table-cell table:style-name="Default" office:value-type="string">
            <text:p>98.68</text:p>
          </table:table-cell>
          <table:table-cell table:style-name="Default" office:value-type="string">
            <text:p>92.59</text:p>
          </table:table-cell>
          <table:table-cell office:value-type="float" office:value="322.6">
            <text:p>322.6</text:p>
          </table:table-cell>
          <table:table-cell table:style-name="ce3" table:formula="of:=(((1973-1972)*([.S120]-[.N120]))/(1977-1972))+[.N120]" office:value-type="float" office:value="310.28">
            <text:p>310.3</text:p>
          </table:table-cell>
          <table:table-cell table:style-name="ce3" table:formula="of:=(((1974-1972)*([.S120]-[.N120]))/(1977-1972))+[.N120]" office:value-type="float" office:value="297.96">
            <text:p>298.0</text:p>
          </table:table-cell>
          <table:table-cell table:style-name="ce3" table:formula="of:=(((1975-1972)*([.S120]-[.N120]))/(1977-1972))+[.N120]" office:value-type="float" office:value="285.64">
            <text:p>285.6</text:p>
          </table:table-cell>
          <table:table-cell table:style-name="ce3" table:formula="of:=(((1976-1972)*([.S120]-[.N120]))/(1977-1972))+[.N120]" office:value-type="float" office:value="273.32">
            <text:p>273.3</text:p>
          </table:table-cell>
          <table:table-cell office:value-type="float" office:value="261">
            <text:p>261.0</text:p>
          </table:table-cell>
          <table:table-cell table:style-name="ce3" table:formula="of:=(((1978-1977)*([.X120]-[.S120]))/(1982-1977))+[.S120]" office:value-type="float" office:value="250.2">
            <text:p>250.2</text:p>
          </table:table-cell>
          <table:table-cell table:style-name="ce3" table:formula="of:=(((1979-1977)*([.X120]-[.S120]))/(1982-1977))+[.S120]" office:value-type="float" office:value="239.4">
            <text:p>239.4</text:p>
          </table:table-cell>
          <table:table-cell table:style-name="ce3" table:formula="of:=(((1980-1977)*([.X120]-[.S120]))/(1982-1977))+[.S120]" office:value-type="float" office:value="228.6">
            <text:p>228.6</text:p>
          </table:table-cell>
          <table:table-cell table:style-name="ce3" table:formula="of:=(((1981-1977)*([.X120]-[.S120]))/(1982-1977))+[.S120]" office:value-type="float" office:value="217.8">
            <text:p>217.8</text:p>
          </table:table-cell>
          <table:table-cell office:value-type="float" office:value="207">
            <text:p>207.0</text:p>
          </table:table-cell>
          <table:table-cell table:style-name="ce3" table:formula="of:=(((1983-1982)*([.AC120]-[.X120]))/(1987-1982))+[.X120]" office:value-type="float" office:value="199.96">
            <text:p>200.0</text:p>
          </table:table-cell>
          <table:table-cell table:style-name="ce3" table:formula="of:=(((1984-1982)*([.AC120]-[.X120]))/(1987-1982))+[.X120]" office:value-type="float" office:value="192.92">
            <text:p>192.9</text:p>
          </table:table-cell>
          <table:table-cell table:style-name="ce3" table:formula="of:=(((1985-1982)*([.AC120]-[.X120]))/(1987-1982))+[.X120]" office:value-type="float" office:value="185.88">
            <text:p>185.9</text:p>
          </table:table-cell>
          <table:table-cell table:style-name="ce3" table:formula="of:=(((1986-1982)*([.AC120]-[.X120]))/(1987-1982))+[.X120]" office:value-type="float" office:value="178.84">
            <text:p>178.8</text:p>
          </table:table-cell>
          <table:table-cell office:value-type="float" office:value="171.8">
            <text:p>171.8</text:p>
          </table:table-cell>
          <table:table-cell table:style-name="ce3" table:formula="of:=(((1988-1987)*([.AH120]-[.AC120]))/(1992-1987))+[.AC120]" office:value-type="float" office:value="168.48">
            <text:p>168.5</text:p>
          </table:table-cell>
          <table:table-cell table:style-name="ce3" table:formula="of:=(((1989-1987)*([.AH120]-[.AC120]))/(1992-1987))+[.AC120]" office:value-type="float" office:value="165.16">
            <text:p>165.2</text:p>
          </table:table-cell>
          <table:table-cell table:style-name="ce3" table:formula="of:=(((1990-1987)*([.AH120]-[.AC120]))/(1992-1987))+[.AC120]" office:value-type="float" office:value="161.84">
            <text:p>161.8</text:p>
          </table:table-cell>
          <table:table-cell table:style-name="ce3" table:formula="of:=(((1991-1987)*([.AH120]-[.AC120]))/(1992-1987))+[.AC120]" office:value-type="float" office:value="158.52">
            <text:p>158.5</text:p>
          </table:table-cell>
          <table:table-cell office:value-type="float" office:value="155.2">
            <text:p>155.2</text:p>
          </table:table-cell>
          <table:table-cell table:style-name="ce3" table:formula="of:=(((1993-1992)*([.AM120]-[.AH120]))/(1997-1992))+[.AH120]" office:value-type="float" office:value="152.44">
            <text:p>152.4</text:p>
          </table:table-cell>
          <table:table-cell table:style-name="ce3" table:formula="of:=(((1994-1992)*([.AM120]-[.AH120]))/(1997-1992))+[.AH120]" office:value-type="float" office:value="149.68">
            <text:p>149.7</text:p>
          </table:table-cell>
          <table:table-cell table:style-name="ce3" table:formula="of:=(((1995-1992)*([.AM120]-[.AH120]))/(1997-1992))+[.AH120]" office:value-type="float" office:value="146.92">
            <text:p>146.9</text:p>
          </table:table-cell>
          <table:table-cell table:style-name="ce3" table:formula="of:=(((1996-1992)*([.AM120]-[.AH120]))/(1997-1992))+[.AH120]" office:value-type="float" office:value="144.16">
            <text:p>144.2</text:p>
          </table:table-cell>
          <table:table-cell office:value-type="float" office:value="141.4">
            <text:p>141.4</text:p>
          </table:table-cell>
          <table:table-cell table:style-name="ce3" table:formula="of:=(((1998-1997)*([.AR120]-[.AM120]))/(2002-1997))+[.AM120]" office:value-type="float" office:value="138.88">
            <text:p>138.9</text:p>
          </table:table-cell>
          <table:table-cell table:style-name="ce3" table:formula="of:=(((1999-1997)*([.AR120]-[.AM120]))/(2002-1997))+[.AM120]" office:value-type="float" office:value="136.36">
            <text:p>136.4</text:p>
          </table:table-cell>
          <table:table-cell table:style-name="ce3" table:formula="of:=(((2000-1997)*([.AR120]-[.AM120]))/(2002-1997))+[.AM120]" office:value-type="float" office:value="133.84">
            <text:p>133.8</text:p>
          </table:table-cell>
          <table:table-cell table:style-name="ce3" table:formula="of:=(((2001-1997)*([.AR120]-[.AM120]))/(2002-1997))+[.AM120]" office:value-type="float" office:value="131.32">
            <text:p>131.3</text:p>
          </table:table-cell>
          <table:table-cell office:value-type="float" office:value="128.8">
            <text:p>128.8</text:p>
          </table:table-cell>
          <table:table-cell table:style-name="ce3" table:formula="of:=(((2003-2002)*([.AW120]-[.AR120]))/(2007-2002))+[.AR120]" office:value-type="float" office:value="126.28">
            <text:p>126.3</text:p>
          </table:table-cell>
          <table:table-cell table:style-name="ce3" table:formula="of:=(((2004-2002)*([.AW120]-[.AR120]))/(2007-2002))+[.AR120]" office:value-type="float" office:value="123.76">
            <text:p>123.8</text:p>
          </table:table-cell>
          <table:table-cell table:style-name="ce3" table:formula="of:=(((2005-2002)*([.AW120]-[.AR120]))/(2007-2002))+[.AR120]" office:value-type="float" office:value="121.24">
            <text:p>121.2</text:p>
          </table:table-cell>
          <table:table-cell table:style-name="ce3" table:formula="of:=(((2006-2002)*([.AW120]-[.AR120]))/(2007-2002))+[.AR120]" office:value-type="float" office:value="118.72">
            <text:p>118.7</text:p>
          </table:table-cell>
          <table:table-cell office:value-type="float" office:value="116.2">
            <text:p>116.2</text:p>
          </table:table-cell>
          <table:table-cell table:style-name="ce3" table:formula="of:=(((2008-2007)*([.BB120]-[.AW120]))/(2012-2007))+[.AW120]" office:value-type="float" office:value="114.6">
            <text:p>114.6</text:p>
          </table:table-cell>
          <table:table-cell table:style-name="ce3" table:formula="of:=(((2009-2007)*([.BB120]-[.AW120]))/(2012-2007))+[.AW120]" office:value-type="float" office:value="113">
            <text:p>113.0</text:p>
          </table:table-cell>
          <table:table-cell table:style-name="ce3" table:formula="of:=(((2010-2007)*([.BB120]-[.AW120]))/(2012-2007))+[.AW120]" office:value-type="float" office:value="111.4">
            <text:p>111.4</text:p>
          </table:table-cell>
          <table:table-cell table:style-name="ce3" table:formula="of:=(((2011-2007)*([.BB120]-[.AW120]))/(2012-2007))+[.AW120]" office:value-type="float" office:value="109.8">
            <text:p>109.8</text:p>
          </table:table-cell>
          <table:table-cell office:value-type="float" office:value="108.2">
            <text:p>108.2</text:p>
          </table:table-cell>
          <table:table-cell table:number-columns-repeated="970"/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ali</text:p>
          </table:table-cell>
          <table:table-cell table:style-name="Default" office:value-type="string">
            <text:p>18584.0</text:p>
          </table:table-cell>
          <table:table-cell table:style-name="Default" office:value-type="string">
            <text:p>17367.0</text:p>
          </table:table-cell>
          <table:table-cell table:style-name="Default" office:value-type="string">
            <text:p>16003.0</text:p>
          </table:table-cell>
          <table:table-cell table:style-name="Default" office:value-type="string">
            <text:p>14601.0</text:p>
          </table:table-cell>
          <table:table-cell table:style-name="Default" office:value-type="string">
            <text:p>13242.0</text:p>
          </table:table-cell>
          <table:table-cell table:style-name="Default" office:value-type="string">
            <text:p>12108.0</text:p>
          </table:table-cell>
          <table:table-cell table:style-name="Default" office:value-type="string">
            <text:p>11018.0</text:p>
          </table:table-cell>
          <table:table-cell table:style-name="Default" office:value-type="string">
            <text:p>9642.0</text:p>
          </table:table-cell>
          <table:table-cell table:style-name="Default" office:value-type="string">
            <text:p>8332.0</text:p>
          </table:table-cell>
          <table:table-cell table:style-name="Default" office:value-type="string">
            <text:p>7132.0</text:p>
          </table:table-cell>
          <table:table-cell table:style-name="Default" office:value-type="string">
            <text:p>6128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Lithuania</text:p>
          </table:table-cell>
          <table:table-cell office:value-type="string">
            <text:p>Malta</text:p>
          </table:table-cell>
          <table:table-cell table:style-name="Default" office:value-type="string">
            <text:p>162.9</text:p>
          </table:table-cell>
          <table:table-cell table:style-name="Default" office:value-type="string">
            <text:p>166.1</text:p>
          </table:table-cell>
          <table:table-cell table:style-name="Default" office:value-type="string">
            <text:p>166.7</text:p>
          </table:table-cell>
          <table:table-cell table:style-name="Default" office:value-type="string">
            <text:p>161.3</text:p>
          </table:table-cell>
          <table:table-cell table:style-name="Default" office:value-type="string">
            <text:p>150.3</text:p>
          </table:table-cell>
          <table:table-cell table:style-name="Default" office:value-type="string">
            <text:p>141.5</text:p>
          </table:table-cell>
          <table:table-cell table:style-name="Default" office:value-type="string">
            <text:p>134.3</text:p>
          </table:table-cell>
          <table:table-cell table:style-name="Default" office:value-type="string">
            <text:p>129.2</text:p>
          </table:table-cell>
          <table:table-cell table:style-name="Default" office:value-type="string">
            <text:p>125.6</text:p>
          </table:table-cell>
          <table:table-cell table:style-name="Default" office:value-type="string">
            <text:p>122.3</text:p>
          </table:table-cell>
          <table:table-cell table:style-name="Default" office:value-type="string">
            <text:p>120.5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122]-[.AC122]))/(1992-1987))+[.AC122]" office:value-type="float" office:value="843.4">
            <text:p>843.4</text:p>
          </table:table-cell>
          <table:table-cell table:style-name="ce3" table:formula="of:=(((1989-1987)*([.AH122]-[.AC122]))/(1992-1987))+[.AC122]" office:value-type="float" office:value="1686.8">
            <text:p>1686.8</text:p>
          </table:table-cell>
          <table:table-cell table:style-name="ce3" table:formula="of:=(((1990-1987)*([.AH122]-[.AC122]))/(1992-1987))+[.AC122]" office:value-type="float" office:value="2530.2">
            <text:p>2530.2</text:p>
          </table:table-cell>
          <table:table-cell table:style-name="ce3" table:formula="of:=(((1991-1987)*([.AH122]-[.AC122]))/(1992-1987))+[.AC122]" office:value-type="float" office:value="3373.6">
            <text:p>3373.6</text:p>
          </table:table-cell>
          <table:table-cell office:value-type="float" office:value="4217">
            <text:p>4217.0</text:p>
          </table:table-cell>
          <table:table-cell table:style-name="ce3" table:formula="of:=(((1993-1992)*([.AM122]-[.AH122]))/(1997-1992))+[.AH122]" office:value-type="float" office:value="4243.6">
            <text:p>4243.6</text:p>
          </table:table-cell>
          <table:table-cell table:style-name="ce3" table:formula="of:=(((1994-1992)*([.AM122]-[.AH122]))/(1997-1992))+[.AH122]" office:value-type="float" office:value="4270.2">
            <text:p>4270.2</text:p>
          </table:table-cell>
          <table:table-cell table:style-name="ce3" table:formula="of:=(((1995-1992)*([.AM122]-[.AH122]))/(1997-1992))+[.AH122]" office:value-type="float" office:value="4296.8">
            <text:p>4296.8</text:p>
          </table:table-cell>
          <table:table-cell table:style-name="ce3" table:formula="of:=(((1996-1992)*([.AM122]-[.AH122]))/(1997-1992))+[.AH122]" office:value-type="float" office:value="4323.4">
            <text:p>4323.4</text:p>
          </table:table-cell>
          <table:table-cell office:value-type="float" office:value="4350">
            <text:p>4350.0</text:p>
          </table:table-cell>
          <table:table-cell table:style-name="ce3" table:formula="of:=(((1998-1997)*([.AR122]-[.AM122]))/(2002-1997))+[.AM122]" office:value-type="float" office:value="4379">
            <text:p>4379.0</text:p>
          </table:table-cell>
          <table:table-cell table:style-name="ce3" table:formula="of:=(((1999-1997)*([.AR122]-[.AM122]))/(2002-1997))+[.AM122]" office:value-type="float" office:value="4408">
            <text:p>4408.0</text:p>
          </table:table-cell>
          <table:table-cell table:style-name="ce3" table:formula="of:=(((2000-1997)*([.AR122]-[.AM122]))/(2002-1997))+[.AM122]" office:value-type="float" office:value="4437">
            <text:p>4437.0</text:p>
          </table:table-cell>
          <table:table-cell table:style-name="ce3" table:formula="of:=(((2001-1997)*([.AR122]-[.AM122]))/(2002-1997))+[.AM122]" office:value-type="float" office:value="4466">
            <text:p>4466.0</text:p>
          </table:table-cell>
          <table:table-cell office:value-type="float" office:value="4495">
            <text:p>4495.0</text:p>
          </table:table-cell>
          <table:table-cell table:style-name="ce3" table:formula="of:=(((2003-2002)*([.AW122]-[.AR122]))/(2007-2002))+[.AR122]" office:value-type="float" office:value="4517">
            <text:p>4517.0</text:p>
          </table:table-cell>
          <table:table-cell table:style-name="ce3" table:formula="of:=(((2004-2002)*([.AW122]-[.AR122]))/(2007-2002))+[.AR122]" office:value-type="float" office:value="4539">
            <text:p>4539.0</text:p>
          </table:table-cell>
          <table:table-cell table:style-name="ce3" table:formula="of:=(((2005-2002)*([.AW122]-[.AR122]))/(2007-2002))+[.AR122]" office:value-type="float" office:value="4561">
            <text:p>4561.0</text:p>
          </table:table-cell>
          <table:table-cell table:style-name="ce3" table:formula="of:=(((2006-2002)*([.AW122]-[.AR122]))/(2007-2002))+[.AR122]" office:value-type="float" office:value="4583">
            <text:p>4583.0</text:p>
          </table:table-cell>
          <table:table-cell office:value-type="float" office:value="4605">
            <text:p>4605.0</text:p>
          </table:table-cell>
          <table:table-cell table:style-name="ce3" table:formula="of:=(((2008-2007)*([.BB122]-[.AW122]))/(2012-2007))+[.AW122]" office:value-type="float" office:value="4629.4">
            <text:p>4629.4</text:p>
          </table:table-cell>
          <table:table-cell table:style-name="ce3" table:formula="of:=(((2009-2007)*([.BB122]-[.AW122]))/(2012-2007))+[.AW122]" office:value-type="float" office:value="4653.8">
            <text:p>4653.8</text:p>
          </table:table-cell>
          <table:table-cell table:style-name="ce3" table:formula="of:=(((2010-2007)*([.BB122]-[.AW122]))/(2012-2007))+[.AW122]" office:value-type="float" office:value="4678.2">
            <text:p>4678.2</text:p>
          </table:table-cell>
          <table:table-cell table:style-name="ce3" table:formula="of:=(((2011-2007)*([.BB122]-[.AW122]))/(2012-2007))+[.AW122]" office:value-type="float" office:value="4702.6">
            <text:p>4702.6</text:p>
          </table:table-cell>
          <table:table-cell office:value-type="float" office:value="4727">
            <text:p>4727.0</text:p>
          </table:table-cell>
          <table:table-cell table:number-columns-repeated="970"/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Marshall Islands</text:p>
          </table:table-cell>
          <table:table-cell table:style-name="Default" table:number-columns-repeated="11"/>
          <table:table-cell office:value-type="float" office:value="2884">
            <text:p>2884.0</text:p>
          </table:table-cell>
          <table:table-cell table:style-name="ce3" table:formula="of:=(((1973-1972)*([.S123]-[.N123]))/(1977-1972))+[.N123]" office:value-type="float" office:value="2858.6">
            <text:p>2858.6</text:p>
          </table:table-cell>
          <table:table-cell table:style-name="ce3" table:formula="of:=(((1974-1972)*([.S123]-[.N123]))/(1977-1972))+[.N123]" office:value-type="float" office:value="2833.2">
            <text:p>2833.2</text:p>
          </table:table-cell>
          <table:table-cell table:style-name="ce3" table:formula="of:=(((1975-1972)*([.S123]-[.N123]))/(1977-1972))+[.N123]" office:value-type="float" office:value="2807.8">
            <text:p>2807.8</text:p>
          </table:table-cell>
          <table:table-cell table:style-name="ce3" table:formula="of:=(((1976-1972)*([.S123]-[.N123]))/(1977-1972))+[.N123]" office:value-type="float" office:value="2782.4">
            <text:p>2782.4</text:p>
          </table:table-cell>
          <table:table-cell office:value-type="float" office:value="2757">
            <text:p>2757.0</text:p>
          </table:table-cell>
          <table:table-cell table:style-name="ce3" table:formula="of:=(((1978-1977)*([.X123]-[.S123]))/(1982-1977))+[.S123]" office:value-type="float" office:value="2754.2">
            <text:p>2754.2</text:p>
          </table:table-cell>
          <table:table-cell table:style-name="ce3" table:formula="of:=(((1979-1977)*([.X123]-[.S123]))/(1982-1977))+[.S123]" office:value-type="float" office:value="2751.4">
            <text:p>2751.4</text:p>
          </table:table-cell>
          <table:table-cell table:style-name="ce3" table:formula="of:=(((1980-1977)*([.X123]-[.S123]))/(1982-1977))+[.S123]" office:value-type="float" office:value="2748.6">
            <text:p>2748.6</text:p>
          </table:table-cell>
          <table:table-cell table:style-name="ce3" table:formula="of:=(((1981-1977)*([.X123]-[.S123]))/(1982-1977))+[.S123]" office:value-type="float" office:value="2745.8">
            <text:p>2745.8</text:p>
          </table:table-cell>
          <table:table-cell office:value-type="float" office:value="2743">
            <text:p>2743.0</text:p>
          </table:table-cell>
          <table:table-cell table:style-name="ce3" table:formula="of:=(((1983-1982)*([.AC123]-[.X123]))/(1987-1982))+[.X123]" office:value-type="float" office:value="2733.4">
            <text:p>2733.4</text:p>
          </table:table-cell>
          <table:table-cell table:style-name="ce3" table:formula="of:=(((1984-1982)*([.AC123]-[.X123]))/(1987-1982))+[.X123]" office:value-type="float" office:value="2723.8">
            <text:p>2723.8</text:p>
          </table:table-cell>
          <table:table-cell table:style-name="ce3" table:formula="of:=(((1985-1982)*([.AC123]-[.X123]))/(1987-1982))+[.X123]" office:value-type="float" office:value="2714.2">
            <text:p>2714.2</text:p>
          </table:table-cell>
          <table:table-cell table:style-name="ce3" table:formula="of:=(((1986-1982)*([.AC123]-[.X123]))/(1987-1982))+[.X123]" office:value-type="float" office:value="2704.6">
            <text:p>2704.6</text:p>
          </table:table-cell>
          <table:table-cell office:value-type="float" office:value="2695">
            <text:p>2695.0</text:p>
          </table:table-cell>
          <table:table-cell table:style-name="ce3" table:formula="of:=(((1988-1987)*([.AH123]-[.AC123]))/(1992-1987))+[.AC123]" office:value-type="float" office:value="2666.8">
            <text:p>2666.8</text:p>
          </table:table-cell>
          <table:table-cell table:style-name="ce3" table:formula="of:=(((1989-1987)*([.AH123]-[.AC123]))/(1992-1987))+[.AC123]" office:value-type="float" office:value="2638.6">
            <text:p>2638.6</text:p>
          </table:table-cell>
          <table:table-cell table:style-name="ce3" table:formula="of:=(((1990-1987)*([.AH123]-[.AC123]))/(1992-1987))+[.AC123]" office:value-type="float" office:value="2610.4">
            <text:p>2610.4</text:p>
          </table:table-cell>
          <table:table-cell table:style-name="ce3" table:formula="of:=(((1991-1987)*([.AH123]-[.AC123]))/(1992-1987))+[.AC123]" office:value-type="float" office:value="2582.2">
            <text:p>2582.2</text:p>
          </table:table-cell>
          <table:table-cell office:value-type="float" office:value="2554">
            <text:p>2554.0</text:p>
          </table:table-cell>
          <table:table-cell table:style-name="ce3" table:formula="of:=(((1993-1992)*([.AM123]-[.AH123]))/(1997-1992))+[.AH123]" office:value-type="float" office:value="2519">
            <text:p>2519.0</text:p>
          </table:table-cell>
          <table:table-cell table:style-name="ce3" table:formula="of:=(((1994-1992)*([.AM123]-[.AH123]))/(1997-1992))+[.AH123]" office:value-type="float" office:value="2484">
            <text:p>2484.0</text:p>
          </table:table-cell>
          <table:table-cell table:style-name="ce3" table:formula="of:=(((1995-1992)*([.AM123]-[.AH123]))/(1997-1992))+[.AH123]" office:value-type="float" office:value="2449">
            <text:p>2449.0</text:p>
          </table:table-cell>
          <table:table-cell table:style-name="ce3" table:formula="of:=(((1996-1992)*([.AM123]-[.AH123]))/(1997-1992))+[.AH123]" office:value-type="float" office:value="2414">
            <text:p>2414.0</text:p>
          </table:table-cell>
          <table:table-cell office:value-type="float" office:value="2379">
            <text:p>2379.0</text:p>
          </table:table-cell>
          <table:table-cell table:style-name="ce3" table:formula="of:=(((1998-1997)*([.AR123]-[.AM123]))/(2002-1997))+[.AM123]" office:value-type="float" office:value="2354.6">
            <text:p>2354.6</text:p>
          </table:table-cell>
          <table:table-cell table:style-name="ce3" table:formula="of:=(((1999-1997)*([.AR123]-[.AM123]))/(2002-1997))+[.AM123]" office:value-type="float" office:value="2330.2">
            <text:p>2330.2</text:p>
          </table:table-cell>
          <table:table-cell table:style-name="ce3" table:formula="of:=(((2000-1997)*([.AR123]-[.AM123]))/(2002-1997))+[.AM123]" office:value-type="float" office:value="2305.8">
            <text:p>2305.8</text:p>
          </table:table-cell>
          <table:table-cell table:style-name="ce3" table:formula="of:=(((2001-1997)*([.AR123]-[.AM123]))/(2002-1997))+[.AM123]" office:value-type="float" office:value="2281.4">
            <text:p>2281.4</text:p>
          </table:table-cell>
          <table:table-cell office:value-type="float" office:value="2257">
            <text:p>2257.0</text:p>
          </table:table-cell>
          <table:table-cell table:style-name="ce3" table:formula="of:=(((2003-2002)*([.AW123]-[.AR123]))/(2007-2002))+[.AR123]" office:value-type="float" office:value="2225.8">
            <text:p>2225.8</text:p>
          </table:table-cell>
          <table:table-cell table:style-name="ce3" table:formula="of:=(((2004-2002)*([.AW123]-[.AR123]))/(2007-2002))+[.AR123]" office:value-type="float" office:value="2194.6">
            <text:p>2194.6</text:p>
          </table:table-cell>
          <table:table-cell table:style-name="ce3" table:formula="of:=(((2005-2002)*([.AW123]-[.AR123]))/(2007-2002))+[.AR123]" office:value-type="float" office:value="2163.4">
            <text:p>2163.4</text:p>
          </table:table-cell>
          <table:table-cell table:style-name="ce3" table:formula="of:=(((2006-2002)*([.AW123]-[.AR123]))/(2007-2002))+[.AR123]" office:value-type="float" office:value="2132.2">
            <text:p>2132.2</text:p>
          </table:table-cell>
          <table:table-cell office:value-type="float" office:value="2101">
            <text:p>2101.0</text:p>
          </table:table-cell>
          <table:table-cell table:style-name="ce3" table:formula="of:=(((2008-2007)*([.BB123]-[.AW123]))/(2012-2007))+[.AW123]" office:value-type="float" office:value="2063.2">
            <text:p>2063.2</text:p>
          </table:table-cell>
          <table:table-cell table:style-name="ce3" table:formula="of:=(((2009-2007)*([.BB123]-[.AW123]))/(2012-2007))+[.AW123]" office:value-type="float" office:value="2025.4">
            <text:p>2025.4</text:p>
          </table:table-cell>
          <table:table-cell table:style-name="ce3" table:formula="of:=(((2010-2007)*([.BB123]-[.AW123]))/(2012-2007))+[.AW123]" office:value-type="float" office:value="1987.6">
            <text:p>1987.6</text:p>
          </table:table-cell>
          <table:table-cell table:style-name="ce3" table:formula="of:=(((2011-2007)*([.BB123]-[.AW123]))/(2012-2007))+[.AW123]" office:value-type="float" office:value="1949.8">
            <text:p>1949.8</text:p>
          </table:table-cell>
          <table:table-cell office:value-type="float" office:value="1912">
            <text:p>1912.0</text:p>
          </table:table-cell>
          <table:table-cell table:number-columns-repeated="970"/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auritania</text:p>
          </table:table-cell>
          <table:table-cell table:style-name="Default" office:value-type="string">
            <text:p>12611.0</text:p>
          </table:table-cell>
          <table:table-cell table:style-name="Default" office:value-type="string">
            <text:p>10951.0</text:p>
          </table:table-cell>
          <table:table-cell table:style-name="Default" office:value-type="string">
            <text:p>9492.0</text:p>
          </table:table-cell>
          <table:table-cell table:style-name="Default" office:value-type="string">
            <text:p>8196.0</text:p>
          </table:table-cell>
          <table:table-cell table:style-name="Default" office:value-type="string">
            <text:p>7090.0</text:p>
          </table:table-cell>
          <table:table-cell table:style-name="Default" office:value-type="string">
            <text:p>6186.0</text:p>
          </table:table-cell>
          <table:table-cell table:style-name="Default" office:value-type="string">
            <text:p>5408.0</text:p>
          </table:table-cell>
          <table:table-cell table:style-name="Default" office:value-type="string">
            <text:p>4701.0</text:p>
          </table:table-cell>
          <table:table-cell table:style-name="Default" office:value-type="string">
            <text:p>4071.0</text:p>
          </table:table-cell>
          <table:table-cell table:style-name="Default" office:value-type="string">
            <text:p>3548.0</text:p>
          </table:table-cell>
          <table:table-cell table:style-name="Default" office:value-type="string">
            <text:p>3147.0</text:p>
          </table:table-cell>
          <table:table-cell office:value-type="float" office:value="48777">
            <text:p>48777.0</text:p>
          </table:table-cell>
          <table:table-cell table:style-name="ce3" table:formula="of:=(((1973-1972)*([.S124]-[.N124]))/(1977-1972))+[.N124]" office:value-type="float" office:value="47517.8">
            <text:p>47517.8</text:p>
          </table:table-cell>
          <table:table-cell table:style-name="ce3" table:formula="of:=(((1974-1972)*([.S124]-[.N124]))/(1977-1972))+[.N124]" office:value-type="float" office:value="46258.6">
            <text:p>46258.6</text:p>
          </table:table-cell>
          <table:table-cell table:style-name="ce3" table:formula="of:=(((1975-1972)*([.S124]-[.N124]))/(1977-1972))+[.N124]" office:value-type="float" office:value="44999.4">
            <text:p>44999.4</text:p>
          </table:table-cell>
          <table:table-cell table:style-name="ce3" table:formula="of:=(((1976-1972)*([.S124]-[.N124]))/(1977-1972))+[.N124]" office:value-type="float" office:value="43740.2">
            <text:p>43740.2</text:p>
          </table:table-cell>
          <table:table-cell office:value-type="float" office:value="42481">
            <text:p>42481.0</text:p>
          </table:table-cell>
          <table:table-cell table:style-name="ce3" table:formula="of:=(((1978-1977)*([.X124]-[.S124]))/(1982-1977))+[.S124]" office:value-type="float" office:value="41424">
            <text:p>41424.0</text:p>
          </table:table-cell>
          <table:table-cell table:style-name="ce3" table:formula="of:=(((1979-1977)*([.X124]-[.S124]))/(1982-1977))+[.S124]" office:value-type="float" office:value="40367">
            <text:p>40367.0</text:p>
          </table:table-cell>
          <table:table-cell table:style-name="ce3" table:formula="of:=(((1980-1977)*([.X124]-[.S124]))/(1982-1977))+[.S124]" office:value-type="float" office:value="39310">
            <text:p>39310.0</text:p>
          </table:table-cell>
          <table:table-cell table:style-name="ce3" table:formula="of:=(((1981-1977)*([.X124]-[.S124]))/(1982-1977))+[.S124]" office:value-type="float" office:value="38253">
            <text:p>38253.0</text:p>
          </table:table-cell>
          <table:table-cell office:value-type="float" office:value="37196">
            <text:p>37196.0</text:p>
          </table:table-cell>
          <table:table-cell table:style-name="ce3" table:formula="of:=(((1983-1982)*([.AC124]-[.X124]))/(1987-1982))+[.X124]" office:value-type="float" office:value="36275.2">
            <text:p>36275.2</text:p>
          </table:table-cell>
          <table:table-cell table:style-name="ce3" table:formula="of:=(((1984-1982)*([.AC124]-[.X124]))/(1987-1982))+[.X124]" office:value-type="float" office:value="35354.4">
            <text:p>35354.4</text:p>
          </table:table-cell>
          <table:table-cell table:style-name="ce3" table:formula="of:=(((1985-1982)*([.AC124]-[.X124]))/(1987-1982))+[.X124]" office:value-type="float" office:value="34433.6">
            <text:p>34433.6</text:p>
          </table:table-cell>
          <table:table-cell table:style-name="ce3" table:formula="of:=(((1986-1982)*([.AC124]-[.X124]))/(1987-1982))+[.X124]" office:value-type="float" office:value="33512.8">
            <text:p>33512.8</text:p>
          </table:table-cell>
          <table:table-cell office:value-type="float" office:value="32592">
            <text:p>32592.0</text:p>
          </table:table-cell>
          <table:table-cell table:style-name="ce3" table:formula="of:=(((1988-1987)*([.AH124]-[.AC124]))/(1992-1987))+[.AC124]" office:value-type="float" office:value="31702">
            <text:p>31702.0</text:p>
          </table:table-cell>
          <table:table-cell table:style-name="ce3" table:formula="of:=(((1989-1987)*([.AH124]-[.AC124]))/(1992-1987))+[.AC124]" office:value-type="float" office:value="30812">
            <text:p>30812.0</text:p>
          </table:table-cell>
          <table:table-cell table:style-name="ce3" table:formula="of:=(((1990-1987)*([.AH124]-[.AC124]))/(1992-1987))+[.AC124]" office:value-type="float" office:value="29922">
            <text:p>29922.0</text:p>
          </table:table-cell>
          <table:table-cell table:style-name="ce3" table:formula="of:=(((1991-1987)*([.AH124]-[.AC124]))/(1992-1987))+[.AC124]" office:value-type="float" office:value="29032">
            <text:p>29032.0</text:p>
          </table:table-cell>
          <table:table-cell office:value-type="float" office:value="28142">
            <text:p>28142.0</text:p>
          </table:table-cell>
          <table:table-cell table:style-name="ce3" table:formula="of:=(((1993-1992)*([.AM124]-[.AH124]))/(1997-1992))+[.AH124]" office:value-type="float" office:value="27334">
            <text:p>27334.0</text:p>
          </table:table-cell>
          <table:table-cell table:style-name="ce3" table:formula="of:=(((1994-1992)*([.AM124]-[.AH124]))/(1997-1992))+[.AH124]" office:value-type="float" office:value="26526">
            <text:p>26526.0</text:p>
          </table:table-cell>
          <table:table-cell table:style-name="ce3" table:formula="of:=(((1995-1992)*([.AM124]-[.AH124]))/(1997-1992))+[.AH124]" office:value-type="float" office:value="25718">
            <text:p>25718.0</text:p>
          </table:table-cell>
          <table:table-cell table:style-name="ce3" table:formula="of:=(((1996-1992)*([.AM124]-[.AH124]))/(1997-1992))+[.AH124]" office:value-type="float" office:value="24910">
            <text:p>24910.0</text:p>
          </table:table-cell>
          <table:table-cell office:value-type="float" office:value="24102">
            <text:p>24102.0</text:p>
          </table:table-cell>
          <table:table-cell table:style-name="ce3" table:formula="of:=(((1998-1997)*([.AR124]-[.AM124]))/(2002-1997))+[.AM124]" office:value-type="float" office:value="23406.6">
            <text:p>23406.6</text:p>
          </table:table-cell>
          <table:table-cell table:style-name="ce3" table:formula="of:=(((1999-1997)*([.AR124]-[.AM124]))/(2002-1997))+[.AM124]" office:value-type="float" office:value="22711.2">
            <text:p>22711.2</text:p>
          </table:table-cell>
          <table:table-cell table:style-name="ce3" table:formula="of:=(((2000-1997)*([.AR124]-[.AM124]))/(2002-1997))+[.AM124]" office:value-type="float" office:value="22015.8">
            <text:p>22015.8</text:p>
          </table:table-cell>
          <table:table-cell table:style-name="ce3" table:formula="of:=(((2001-1997)*([.AR124]-[.AM124]))/(2002-1997))+[.AM124]" office:value-type="float" office:value="21320.4">
            <text:p>21320.4</text:p>
          </table:table-cell>
          <table:table-cell office:value-type="float" office:value="20625">
            <text:p>20625.0</text:p>
          </table:table-cell>
          <table:table-cell table:style-name="ce3" table:formula="of:=(((2003-2002)*([.AW124]-[.AR124]))/(2007-2002))+[.AR124]" office:value-type="float" office:value="20051.2">
            <text:p>20051.2</text:p>
          </table:table-cell>
          <table:table-cell table:style-name="ce3" table:formula="of:=(((2004-2002)*([.AW124]-[.AR124]))/(2007-2002))+[.AR124]" office:value-type="float" office:value="19477.4">
            <text:p>19477.4</text:p>
          </table:table-cell>
          <table:table-cell table:style-name="ce3" table:formula="of:=(((2005-2002)*([.AW124]-[.AR124]))/(2007-2002))+[.AR124]" office:value-type="float" office:value="18903.6">
            <text:p>18903.6</text:p>
          </table:table-cell>
          <table:table-cell table:style-name="ce3" table:formula="of:=(((2006-2002)*([.AW124]-[.AR124]))/(2007-2002))+[.AR124]" office:value-type="float" office:value="18329.8">
            <text:p>18329.8</text:p>
          </table:table-cell>
          <table:table-cell office:value-type="float" office:value="17756">
            <text:p>17756.0</text:p>
          </table:table-cell>
          <table:table-cell table:style-name="ce3" table:formula="of:=(((2008-2007)*([.BB124]-[.AW124]))/(2012-2007))+[.AW124]" office:value-type="float" office:value="17278.4">
            <text:p>17278.4</text:p>
          </table:table-cell>
          <table:table-cell table:style-name="ce3" table:formula="of:=(((2009-2007)*([.BB124]-[.AW124]))/(2012-2007))+[.AW124]" office:value-type="float" office:value="16800.8">
            <text:p>16800.8</text:p>
          </table:table-cell>
          <table:table-cell table:style-name="ce3" table:formula="of:=(((2010-2007)*([.BB124]-[.AW124]))/(2012-2007))+[.AW124]" office:value-type="float" office:value="16323.2">
            <text:p>16323.2</text:p>
          </table:table-cell>
          <table:table-cell table:style-name="ce3" table:formula="of:=(((2011-2007)*([.BB124]-[.AW124]))/(2012-2007))+[.AW124]" office:value-type="float" office:value="15845.6">
            <text:p>15845.6</text:p>
          </table:table-cell>
          <table:table-cell office:value-type="float" office:value="15368">
            <text:p>15368.0</text:p>
          </table:table-cell>
          <table:table-cell table:number-columns-repeated="970"/>
        </table:table-row>
        <table:table-row table:style-name="ro1">
          <table:table-cell office:value-type="string">
            <text:p>Malawi</text:p>
          </table:table-cell>
          <table:table-cell office:value-type="string">
            <text:p>Mauritius</text:p>
          </table:table-cell>
          <table:table-cell table:style-name="Default" office:value-type="string">
            <text:p>3941.0</text:p>
          </table:table-cell>
          <table:table-cell table:style-name="Default" office:value-type="string">
            <text:p>3504.0</text:p>
          </table:table-cell>
          <table:table-cell table:style-name="Default" office:value-type="string">
            <text:p>3225.0</text:p>
          </table:table-cell>
          <table:table-cell table:style-name="Default" office:value-type="string">
            <text:p>2984.0</text:p>
          </table:table-cell>
          <table:table-cell table:style-name="Default" office:value-type="string">
            <text:p>2787.0</text:p>
          </table:table-cell>
          <table:table-cell table:style-name="Default" office:value-type="string">
            <text:p>2668.0</text:p>
          </table:table-cell>
          <table:table-cell table:style-name="Default" office:value-type="string">
            <text:p>2526.0</text:p>
          </table:table-cell>
          <table:table-cell table:style-name="Default" office:value-type="string">
            <text:p>2367.0</text:p>
          </table:table-cell>
          <table:table-cell table:style-name="Default" office:value-type="string">
            <text:p>2253.0</text:p>
          </table:table-cell>
          <table:table-cell table:style-name="Default" office:value-type="string">
            <text:p>2156.0</text:p>
          </table:table-cell>
          <table:table-cell table:style-name="Default" office:value-type="string">
            <text:p>2094.0</text:p>
          </table:table-cell>
          <table:table-cell office:value-type="float" office:value="3353">
            <text:p>3353.0</text:p>
          </table:table-cell>
          <table:table-cell table:style-name="ce3" table:formula="of:=(((1973-1972)*([.S125]-[.N125]))/(1977-1972))+[.N125]" office:value-type="float" office:value="3251.8">
            <text:p>3251.8</text:p>
          </table:table-cell>
          <table:table-cell table:style-name="ce3" table:formula="of:=(((1974-1972)*([.S125]-[.N125]))/(1977-1972))+[.N125]" office:value-type="float" office:value="3150.6">
            <text:p>3150.6</text:p>
          </table:table-cell>
          <table:table-cell table:style-name="ce3" table:formula="of:=(((1975-1972)*([.S125]-[.N125]))/(1977-1972))+[.N125]" office:value-type="float" office:value="3049.4">
            <text:p>3049.4</text:p>
          </table:table-cell>
          <table:table-cell table:style-name="ce3" table:formula="of:=(((1976-1972)*([.S125]-[.N125]))/(1977-1972))+[.N125]" office:value-type="float" office:value="2948.2">
            <text:p>2948.2</text:p>
          </table:table-cell>
          <table:table-cell office:value-type="float" office:value="2847">
            <text:p>2847.0</text:p>
          </table:table-cell>
          <table:table-cell table:style-name="ce3" table:formula="of:=(((1978-1977)*([.X125]-[.S125]))/(1982-1977))+[.S125]" office:value-type="float" office:value="2769.2">
            <text:p>2769.2</text:p>
          </table:table-cell>
          <table:table-cell table:style-name="ce3" table:formula="of:=(((1979-1977)*([.X125]-[.S125]))/(1982-1977))+[.S125]" office:value-type="float" office:value="2691.4">
            <text:p>2691.4</text:p>
          </table:table-cell>
          <table:table-cell table:style-name="ce3" table:formula="of:=(((1980-1977)*([.X125]-[.S125]))/(1982-1977))+[.S125]" office:value-type="float" office:value="2613.6">
            <text:p>2613.6</text:p>
          </table:table-cell>
          <table:table-cell table:style-name="ce3" table:formula="of:=(((1981-1977)*([.X125]-[.S125]))/(1982-1977))+[.S125]" office:value-type="float" office:value="2535.8">
            <text:p>2535.8</text:p>
          </table:table-cell>
          <table:table-cell office:value-type="float" office:value="2458">
            <text:p>2458.0</text:p>
          </table:table-cell>
          <table:table-cell table:style-name="ce3" table:formula="of:=(((1983-1982)*([.AC125]-[.X125]))/(1987-1982))+[.X125]" office:value-type="float" office:value="2363.6">
            <text:p>2363.6</text:p>
          </table:table-cell>
          <table:table-cell table:style-name="ce3" table:formula="of:=(((1984-1982)*([.AC125]-[.X125]))/(1987-1982))+[.X125]" office:value-type="float" office:value="2269.2">
            <text:p>2269.2</text:p>
          </table:table-cell>
          <table:table-cell table:style-name="ce3" table:formula="of:=(((1985-1982)*([.AC125]-[.X125]))/(1987-1982))+[.X125]" office:value-type="float" office:value="2174.8">
            <text:p>2174.8</text:p>
          </table:table-cell>
          <table:table-cell table:style-name="ce3" table:formula="of:=(((1986-1982)*([.AC125]-[.X125]))/(1987-1982))+[.X125]" office:value-type="float" office:value="2080.4">
            <text:p>2080.4</text:p>
          </table:table-cell>
          <table:table-cell office:value-type="float" office:value="1986">
            <text:p>1986.0</text:p>
          </table:table-cell>
          <table:table-cell table:style-name="ce3" table:formula="of:=(((1988-1987)*([.AH125]-[.AC125]))/(1992-1987))+[.AC125]" office:value-type="float" office:value="1922.2">
            <text:p>1922.2</text:p>
          </table:table-cell>
          <table:table-cell table:style-name="ce3" table:formula="of:=(((1989-1987)*([.AH125]-[.AC125]))/(1992-1987))+[.AC125]" office:value-type="float" office:value="1858.4">
            <text:p>1858.4</text:p>
          </table:table-cell>
          <table:table-cell table:style-name="ce3" table:formula="of:=(((1990-1987)*([.AH125]-[.AC125]))/(1992-1987))+[.AC125]" office:value-type="float" office:value="1794.6">
            <text:p>1794.6</text:p>
          </table:table-cell>
          <table:table-cell table:style-name="ce3" table:formula="of:=(((1991-1987)*([.AH125]-[.AC125]))/(1992-1987))+[.AC125]" office:value-type="float" office:value="1730.8">
            <text:p>1730.8</text:p>
          </table:table-cell>
          <table:table-cell office:value-type="float" office:value="1667">
            <text:p>1667.0</text:p>
          </table:table-cell>
          <table:table-cell table:style-name="ce3" table:formula="of:=(((1993-1992)*([.AM125]-[.AH125]))/(1997-1992))+[.AH125]" office:value-type="float" office:value="1646.4">
            <text:p>1646.4</text:p>
          </table:table-cell>
          <table:table-cell table:style-name="ce3" table:formula="of:=(((1994-1992)*([.AM125]-[.AH125]))/(1997-1992))+[.AH125]" office:value-type="float" office:value="1625.8">
            <text:p>1625.8</text:p>
          </table:table-cell>
          <table:table-cell table:style-name="ce3" table:formula="of:=(((1995-1992)*([.AM125]-[.AH125]))/(1997-1992))+[.AH125]" office:value-type="float" office:value="1605.2">
            <text:p>1605.2</text:p>
          </table:table-cell>
          <table:table-cell table:style-name="ce3" table:formula="of:=(((1996-1992)*([.AM125]-[.AH125]))/(1997-1992))+[.AH125]" office:value-type="float" office:value="1584.6">
            <text:p>1584.6</text:p>
          </table:table-cell>
          <table:table-cell office:value-type="float" office:value="1564">
            <text:p>1564.0</text:p>
          </table:table-cell>
          <table:table-cell table:style-name="ce3" table:formula="of:=(((1998-1997)*([.AR125]-[.AM125]))/(2002-1997))+[.AM125]" office:value-type="float" office:value="1524">
            <text:p>1524.0</text:p>
          </table:table-cell>
          <table:table-cell table:style-name="ce3" table:formula="of:=(((1999-1997)*([.AR125]-[.AM125]))/(2002-1997))+[.AM125]" office:value-type="float" office:value="1484">
            <text:p>1484.0</text:p>
          </table:table-cell>
          <table:table-cell table:style-name="ce3" table:formula="of:=(((2000-1997)*([.AR125]-[.AM125]))/(2002-1997))+[.AM125]" office:value-type="float" office:value="1444">
            <text:p>1444.0</text:p>
          </table:table-cell>
          <table:table-cell table:style-name="ce3" table:formula="of:=(((2001-1997)*([.AR125]-[.AM125]))/(2002-1997))+[.AM125]" office:value-type="float" office:value="1404">
            <text:p>1404.0</text:p>
          </table:table-cell>
          <table:table-cell office:value-type="float" office:value="1364">
            <text:p>1364.0</text:p>
          </table:table-cell>
          <table:table-cell table:style-name="ce3" table:formula="of:=(((2003-2002)*([.AW125]-[.AR125]))/(2007-2002))+[.AR125]" office:value-type="float" office:value="1328.8">
            <text:p>1328.8</text:p>
          </table:table-cell>
          <table:table-cell table:style-name="ce3" table:formula="of:=(((2004-2002)*([.AW125]-[.AR125]))/(2007-2002))+[.AR125]" office:value-type="float" office:value="1293.6">
            <text:p>1293.6</text:p>
          </table:table-cell>
          <table:table-cell table:style-name="ce3" table:formula="of:=(((2005-2002)*([.AW125]-[.AR125]))/(2007-2002))+[.AR125]" office:value-type="float" office:value="1258.4">
            <text:p>1258.4</text:p>
          </table:table-cell>
          <table:table-cell table:style-name="ce3" table:formula="of:=(((2006-2002)*([.AW125]-[.AR125]))/(2007-2002))+[.AR125]" office:value-type="float" office:value="1223.2">
            <text:p>1223.2</text:p>
          </table:table-cell>
          <table:table-cell office:value-type="float" office:value="1188">
            <text:p>1188.0</text:p>
          </table:table-cell>
          <table:table-cell table:style-name="ce3" table:formula="of:=(((2008-2007)*([.BB125]-[.AW125]))/(2012-2007))+[.AW125]" office:value-type="float" office:value="1153.6">
            <text:p>1153.6</text:p>
          </table:table-cell>
          <table:table-cell table:style-name="ce3" table:formula="of:=(((2009-2007)*([.BB125]-[.AW125]))/(2012-2007))+[.AW125]" office:value-type="float" office:value="1119.2">
            <text:p>1119.2</text:p>
          </table:table-cell>
          <table:table-cell table:style-name="ce3" table:formula="of:=(((2010-2007)*([.BB125]-[.AW125]))/(2012-2007))+[.AW125]" office:value-type="float" office:value="1084.8">
            <text:p>1084.8</text:p>
          </table:table-cell>
          <table:table-cell table:style-name="ce3" table:formula="of:=(((2011-2007)*([.BB125]-[.AW125]))/(2012-2007))+[.AW125]" office:value-type="float" office:value="1050.4">
            <text:p>1050.4</text:p>
          </table:table-cell>
          <table:table-cell office:value-type="float" office:value="1016">
            <text:p>1016.0</text:p>
          </table:table-cell>
          <table:table-cell table:number-columns-repeated="970"/>
        </table:table-row>
        <table:table-row table:style-name="ro1">
          <table:table-cell office:value-type="string">
            <text:p>Malaysia</text:p>
          </table:table-cell>
          <table:table-cell office:value-type="string">
            <text:p>Mexico</text:p>
          </table:table-cell>
          <table:table-cell table:style-name="Default" office:value-type="string">
            <text:p>11160.0</text:p>
          </table:table-cell>
          <table:table-cell table:style-name="Default" office:value-type="string">
            <text:p>9611.0</text:p>
          </table:table-cell>
          <table:table-cell table:style-name="Default" office:value-type="string">
            <text:p>8301.0</text:p>
          </table:table-cell>
          <table:table-cell table:style-name="Default" office:value-type="string">
            <text:p>7175.0</text:p>
          </table:table-cell>
          <table:table-cell table:style-name="Default" office:value-type="string">
            <text:p>6369.0</text:p>
          </table:table-cell>
          <table:table-cell table:style-name="Default" office:value-type="string">
            <text:p>5761.0</text:p>
          </table:table-cell>
          <table:table-cell table:style-name="Default" office:value-type="string">
            <text:p>5224.0</text:p>
          </table:table-cell>
          <table:table-cell table:style-name="Default" office:value-type="string">
            <text:p>4790.0</text:p>
          </table:table-cell>
          <table:table-cell table:style-name="Default" office:value-type="string">
            <text:p>4455.0</text:p>
          </table:table-cell>
          <table:table-cell table:style-name="Default" office:value-type="string">
            <text:p>4186.0</text:p>
          </table:table-cell>
          <table:table-cell table:style-name="Default" office:value-type="string">
            <text:p>3936.0</text:p>
          </table:table-cell>
          <table:table-cell office:value-type="float" office:value="50606">
            <text:p>50606.0</text:p>
          </table:table-cell>
          <table:table-cell table:style-name="ce3" table:formula="of:=(((1973-1972)*([.S126]-[.N126]))/(1977-1972))+[.N126]" office:value-type="float" office:value="49482.6">
            <text:p>49482.6</text:p>
          </table:table-cell>
          <table:table-cell table:style-name="ce3" table:formula="of:=(((1974-1972)*([.S126]-[.N126]))/(1977-1972))+[.N126]" office:value-type="float" office:value="48359.2">
            <text:p>48359.2</text:p>
          </table:table-cell>
          <table:table-cell table:style-name="ce3" table:formula="of:=(((1975-1972)*([.S126]-[.N126]))/(1977-1972))+[.N126]" office:value-type="float" office:value="47235.8">
            <text:p>47235.8</text:p>
          </table:table-cell>
          <table:table-cell table:style-name="ce3" table:formula="of:=(((1976-1972)*([.S126]-[.N126]))/(1977-1972))+[.N126]" office:value-type="float" office:value="46112.4">
            <text:p>46112.4</text:p>
          </table:table-cell>
          <table:table-cell office:value-type="float" office:value="44989">
            <text:p>44989.0</text:p>
          </table:table-cell>
          <table:table-cell table:style-name="ce3" table:formula="of:=(((1978-1977)*([.X126]-[.S126]))/(1982-1977))+[.S126]" office:value-type="float" office:value="43968">
            <text:p>43968.0</text:p>
          </table:table-cell>
          <table:table-cell table:style-name="ce3" table:formula="of:=(((1979-1977)*([.X126]-[.S126]))/(1982-1977))+[.S126]" office:value-type="float" office:value="42947">
            <text:p>42947.0</text:p>
          </table:table-cell>
          <table:table-cell table:style-name="ce3" table:formula="of:=(((1980-1977)*([.X126]-[.S126]))/(1982-1977))+[.S126]" office:value-type="float" office:value="41926">
            <text:p>41926.0</text:p>
          </table:table-cell>
          <table:table-cell table:style-name="ce3" table:formula="of:=(((1981-1977)*([.X126]-[.S126]))/(1982-1977))+[.S126]" office:value-type="float" office:value="40905">
            <text:p>40905.0</text:p>
          </table:table-cell>
          <table:table-cell office:value-type="float" office:value="39884">
            <text:p>39884.0</text:p>
          </table:table-cell>
          <table:table-cell table:style-name="ce3" table:formula="of:=(((1983-1982)*([.AC126]-[.X126]))/(1987-1982))+[.X126]" office:value-type="float" office:value="38852.4">
            <text:p>38852.4</text:p>
          </table:table-cell>
          <table:table-cell table:style-name="ce3" table:formula="of:=(((1984-1982)*([.AC126]-[.X126]))/(1987-1982))+[.X126]" office:value-type="float" office:value="37820.8">
            <text:p>37820.8</text:p>
          </table:table-cell>
          <table:table-cell table:style-name="ce3" table:formula="of:=(((1985-1982)*([.AC126]-[.X126]))/(1987-1982))+[.X126]" office:value-type="float" office:value="36789.2">
            <text:p>36789.2</text:p>
          </table:table-cell>
          <table:table-cell table:style-name="ce3" table:formula="of:=(((1986-1982)*([.AC126]-[.X126]))/(1987-1982))+[.X126]" office:value-type="float" office:value="35757.6">
            <text:p>35757.6</text:p>
          </table:table-cell>
          <table:table-cell office:value-type="float" office:value="34726">
            <text:p>34726.0</text:p>
          </table:table-cell>
          <table:table-cell table:style-name="ce3" table:formula="of:=(((1988-1987)*([.AH126]-[.AC126]))/(1992-1987))+[.AC126]" office:value-type="float" office:value="33821.2">
            <text:p>33821.2</text:p>
          </table:table-cell>
          <table:table-cell table:style-name="ce3" table:formula="of:=(((1989-1987)*([.AH126]-[.AC126]))/(1992-1987))+[.AC126]" office:value-type="float" office:value="32916.4">
            <text:p>32916.4</text:p>
          </table:table-cell>
          <table:table-cell table:style-name="ce3" table:formula="of:=(((1990-1987)*([.AH126]-[.AC126]))/(1992-1987))+[.AC126]" office:value-type="float" office:value="32011.6">
            <text:p>32011.6</text:p>
          </table:table-cell>
          <table:table-cell table:style-name="ce3" table:formula="of:=(((1991-1987)*([.AH126]-[.AC126]))/(1992-1987))+[.AC126]" office:value-type="float" office:value="31106.8">
            <text:p>31106.8</text:p>
          </table:table-cell>
          <table:table-cell office:value-type="float" office:value="30202">
            <text:p>30202.0</text:p>
          </table:table-cell>
          <table:table-cell table:style-name="ce3" table:formula="of:=(((1993-1992)*([.AM126]-[.AH126]))/(1997-1992))+[.AH126]" office:value-type="float" office:value="29487.4">
            <text:p>29487.4</text:p>
          </table:table-cell>
          <table:table-cell table:style-name="ce3" table:formula="of:=(((1994-1992)*([.AM126]-[.AH126]))/(1997-1992))+[.AH126]" office:value-type="float" office:value="28772.8">
            <text:p>28772.8</text:p>
          </table:table-cell>
          <table:table-cell table:style-name="ce3" table:formula="of:=(((1995-1992)*([.AM126]-[.AH126]))/(1997-1992))+[.AH126]" office:value-type="float" office:value="28058.2">
            <text:p>28058.2</text:p>
          </table:table-cell>
          <table:table-cell table:style-name="ce3" table:formula="of:=(((1996-1992)*([.AM126]-[.AH126]))/(1997-1992))+[.AH126]" office:value-type="float" office:value="27343.6">
            <text:p>27343.6</text:p>
          </table:table-cell>
          <table:table-cell office:value-type="float" office:value="26629">
            <text:p>26629.0</text:p>
          </table:table-cell>
          <table:table-cell table:style-name="ce3" table:formula="of:=(((1998-1997)*([.AR126]-[.AM126]))/(2002-1997))+[.AM126]" office:value-type="float" office:value="26035">
            <text:p>26035.0</text:p>
          </table:table-cell>
          <table:table-cell table:style-name="ce3" table:formula="of:=(((1999-1997)*([.AR126]-[.AM126]))/(2002-1997))+[.AM126]" office:value-type="float" office:value="25441">
            <text:p>25441.0</text:p>
          </table:table-cell>
          <table:table-cell table:style-name="ce3" table:formula="of:=(((2000-1997)*([.AR126]-[.AM126]))/(2002-1997))+[.AM126]" office:value-type="float" office:value="24847">
            <text:p>24847.0</text:p>
          </table:table-cell>
          <table:table-cell table:style-name="ce3" table:formula="of:=(((2001-1997)*([.AR126]-[.AM126]))/(2002-1997))+[.AM126]" office:value-type="float" office:value="24253">
            <text:p>24253.0</text:p>
          </table:table-cell>
          <table:table-cell office:value-type="float" office:value="23659">
            <text:p>23659.0</text:p>
          </table:table-cell>
          <table:table-cell table:style-name="ce3" table:formula="of:=(((2003-2002)*([.AW126]-[.AR126]))/(2007-2002))+[.AR126]" office:value-type="float" office:value="23215.4">
            <text:p>23215.4</text:p>
          </table:table-cell>
          <table:table-cell table:style-name="ce3" table:formula="of:=(((2004-2002)*([.AW126]-[.AR126]))/(2007-2002))+[.AR126]" office:value-type="float" office:value="22771.8">
            <text:p>22771.8</text:p>
          </table:table-cell>
          <table:table-cell table:style-name="ce3" table:formula="of:=(((2005-2002)*([.AW126]-[.AR126]))/(2007-2002))+[.AR126]" office:value-type="float" office:value="22328.2">
            <text:p>22328.2</text:p>
          </table:table-cell>
          <table:table-cell table:style-name="ce3" table:formula="of:=(((2006-2002)*([.AW126]-[.AR126]))/(2007-2002))+[.AR126]" office:value-type="float" office:value="21884.6">
            <text:p>21884.6</text:p>
          </table:table-cell>
          <table:table-cell office:value-type="float" office:value="21441">
            <text:p>21441.0</text:p>
          </table:table-cell>
          <table:table-cell table:style-name="ce3" table:formula="of:=(((2008-2007)*([.BB126]-[.AW126]))/(2012-2007))+[.AW126]" office:value-type="float" office:value="21108.8">
            <text:p>21108.8</text:p>
          </table:table-cell>
          <table:table-cell table:style-name="ce3" table:formula="of:=(((2009-2007)*([.BB126]-[.AW126]))/(2012-2007))+[.AW126]" office:value-type="float" office:value="20776.6">
            <text:p>20776.6</text:p>
          </table:table-cell>
          <table:table-cell table:style-name="ce3" table:formula="of:=(((2010-2007)*([.BB126]-[.AW126]))/(2012-2007))+[.AW126]" office:value-type="float" office:value="20444.4">
            <text:p>20444.4</text:p>
          </table:table-cell>
          <table:table-cell table:style-name="ce3" table:formula="of:=(((2011-2007)*([.BB126]-[.AW126]))/(2012-2007))+[.AW126]" office:value-type="float" office:value="20112.2">
            <text:p>20112.2</text:p>
          </table:table-cell>
          <table:table-cell office:value-type="float" office:value="19780">
            <text:p>19780.0</text:p>
          </table:table-cell>
          <table:table-cell table:number-columns-repeated="970"/>
        </table:table-row>
        <table:table-row table:style-name="ro1">
          <table:table-cell office:value-type="string">
            <text:p>Maldives</text:p>
          </table:table-cell>
          <table:table-cell office:value-type="string">
            <text:p>Micronesia (Federated States of)</text:p>
          </table:table-cell>
          <table:table-cell table:style-name="Default" table:number-columns-repeated="11"/>
          <table:table-cell office:value-type="float" office:value="243.9">
            <text:p>243.9</text:p>
          </table:table-cell>
          <table:table-cell table:style-name="ce3" table:formula="of:=(((1973-1972)*([.S127]-[.N127]))/(1977-1972))+[.N127]" office:value-type="float" office:value="236.78">
            <text:p>236.8</text:p>
          </table:table-cell>
          <table:table-cell table:style-name="ce3" table:formula="of:=(((1974-1972)*([.S127]-[.N127]))/(1977-1972))+[.N127]" office:value-type="float" office:value="229.66">
            <text:p>229.7</text:p>
          </table:table-cell>
          <table:table-cell table:style-name="ce3" table:formula="of:=(((1975-1972)*([.S127]-[.N127]))/(1977-1972))+[.N127]" office:value-type="float" office:value="222.54">
            <text:p>222.5</text:p>
          </table:table-cell>
          <table:table-cell table:style-name="ce3" table:formula="of:=(((1976-1972)*([.S127]-[.N127]))/(1977-1972))+[.N127]" office:value-type="float" office:value="215.42">
            <text:p>215.4</text:p>
          </table:table-cell>
          <table:table-cell office:value-type="float" office:value="208.3">
            <text:p>208.3</text:p>
          </table:table-cell>
          <table:table-cell table:style-name="ce3" table:formula="of:=(((1978-1977)*([.X127]-[.S127]))/(1982-1977))+[.S127]" office:value-type="float" office:value="202.36">
            <text:p>202.4</text:p>
          </table:table-cell>
          <table:table-cell table:style-name="ce3" table:formula="of:=(((1979-1977)*([.X127]-[.S127]))/(1982-1977))+[.S127]" office:value-type="float" office:value="196.42">
            <text:p>196.4</text:p>
          </table:table-cell>
          <table:table-cell table:style-name="ce3" table:formula="of:=(((1980-1977)*([.X127]-[.S127]))/(1982-1977))+[.S127]" office:value-type="float" office:value="190.48">
            <text:p>190.5</text:p>
          </table:table-cell>
          <table:table-cell table:style-name="ce3" table:formula="of:=(((1981-1977)*([.X127]-[.S127]))/(1982-1977))+[.S127]" office:value-type="float" office:value="184.54">
            <text:p>184.5</text:p>
          </table:table-cell>
          <table:table-cell office:value-type="float" office:value="178.6">
            <text:p>178.6</text:p>
          </table:table-cell>
          <table:table-cell table:style-name="ce3" table:formula="of:=(((1983-1982)*([.AC127]-[.X127]))/(1987-1982))+[.X127]" office:value-type="float" office:value="172.88">
            <text:p>172.9</text:p>
          </table:table-cell>
          <table:table-cell table:style-name="ce3" table:formula="of:=(((1984-1982)*([.AC127]-[.X127]))/(1987-1982))+[.X127]" office:value-type="float" office:value="167.16">
            <text:p>167.2</text:p>
          </table:table-cell>
          <table:table-cell table:style-name="ce3" table:formula="of:=(((1985-1982)*([.AC127]-[.X127]))/(1987-1982))+[.X127]" office:value-type="float" office:value="161.44">
            <text:p>161.4</text:p>
          </table:table-cell>
          <table:table-cell table:style-name="ce3" table:formula="of:=(((1986-1982)*([.AC127]-[.X127]))/(1987-1982))+[.X127]" office:value-type="float" office:value="155.72">
            <text:p>155.7</text:p>
          </table:table-cell>
          <table:table-cell office:value-type="float" office:value="150">
            <text:p>150.0</text:p>
          </table:table-cell>
          <table:table-cell table:style-name="ce3" table:formula="of:=(((1988-1987)*([.AH127]-[.AC127]))/(1992-1987))+[.AC127]" office:value-type="float" office:value="145.86">
            <text:p>145.9</text:p>
          </table:table-cell>
          <table:table-cell table:style-name="ce3" table:formula="of:=(((1989-1987)*([.AH127]-[.AC127]))/(1992-1987))+[.AC127]" office:value-type="float" office:value="141.72">
            <text:p>141.7</text:p>
          </table:table-cell>
          <table:table-cell table:style-name="ce3" table:formula="of:=(((1990-1987)*([.AH127]-[.AC127]))/(1992-1987))+[.AC127]" office:value-type="float" office:value="137.58">
            <text:p>137.6</text:p>
          </table:table-cell>
          <table:table-cell table:style-name="ce3" table:formula="of:=(((1991-1987)*([.AH127]-[.AC127]))/(1992-1987))+[.AC127]" office:value-type="float" office:value="133.44">
            <text:p>133.4</text:p>
          </table:table-cell>
          <table:table-cell office:value-type="float" office:value="129.3">
            <text:p>129.3</text:p>
          </table:table-cell>
          <table:table-cell table:style-name="ce3" table:formula="of:=(((1993-1992)*([.AM127]-[.AH127]))/(1997-1992))+[.AH127]" office:value-type="float" office:value="126.6">
            <text:p>126.6</text:p>
          </table:table-cell>
          <table:table-cell table:style-name="ce3" table:formula="of:=(((1994-1992)*([.AM127]-[.AH127]))/(1997-1992))+[.AH127]" office:value-type="float" office:value="123.9">
            <text:p>123.9</text:p>
          </table:table-cell>
          <table:table-cell table:style-name="ce3" table:formula="of:=(((1995-1992)*([.AM127]-[.AH127]))/(1997-1992))+[.AH127]" office:value-type="float" office:value="121.2">
            <text:p>121.2</text:p>
          </table:table-cell>
          <table:table-cell table:style-name="ce3" table:formula="of:=(((1996-1992)*([.AM127]-[.AH127]))/(1997-1992))+[.AH127]" office:value-type="float" office:value="118.5">
            <text:p>118.5</text:p>
          </table:table-cell>
          <table:table-cell office:value-type="float" office:value="115.8">
            <text:p>115.8</text:p>
          </table:table-cell>
          <table:table-cell table:style-name="ce3" table:formula="of:=(((1998-1997)*([.AR127]-[.AM127]))/(2002-1997))+[.AM127]" office:value-type="float" office:value="113.92">
            <text:p>113.9</text:p>
          </table:table-cell>
          <table:table-cell table:style-name="ce3" table:formula="of:=(((1999-1997)*([.AR127]-[.AM127]))/(2002-1997))+[.AM127]" office:value-type="float" office:value="112.04">
            <text:p>112.0</text:p>
          </table:table-cell>
          <table:table-cell table:style-name="ce3" table:formula="of:=(((2000-1997)*([.AR127]-[.AM127]))/(2002-1997))+[.AM127]" office:value-type="float" office:value="110.16">
            <text:p>110.2</text:p>
          </table:table-cell>
          <table:table-cell table:style-name="ce3" table:formula="of:=(((2001-1997)*([.AR127]-[.AM127]))/(2002-1997))+[.AM127]" office:value-type="float" office:value="108.28">
            <text:p>108.3</text:p>
          </table:table-cell>
          <table:table-cell office:value-type="float" office:value="106.4">
            <text:p>106.4</text:p>
          </table:table-cell>
          <table:table-cell table:style-name="ce3" table:formula="of:=(((2003-2002)*([.AW127]-[.AR127]))/(2007-2002))+[.AR127]" office:value-type="float" office:value="104.856">
            <text:p>104.9</text:p>
          </table:table-cell>
          <table:table-cell table:style-name="ce3" table:formula="of:=(((2004-2002)*([.AW127]-[.AR127]))/(2007-2002))+[.AR127]" office:value-type="float" office:value="103.312">
            <text:p>103.3</text:p>
          </table:table-cell>
          <table:table-cell table:style-name="ce3" table:formula="of:=(((2005-2002)*([.AW127]-[.AR127]))/(2007-2002))+[.AR127]" office:value-type="float" office:value="101.768">
            <text:p>101.8</text:p>
          </table:table-cell>
          <table:table-cell table:style-name="ce3" table:formula="of:=(((2006-2002)*([.AW127]-[.AR127]))/(2007-2002))+[.AR127]" office:value-type="float" office:value="100.224">
            <text:p>100.2</text:p>
          </table:table-cell>
          <table:table-cell office:value-type="float" office:value="98.68">
            <text:p>98.7</text:p>
          </table:table-cell>
          <table:table-cell table:style-name="ce3" table:formula="of:=(((2008-2007)*([.BB127]-[.AW127]))/(2012-2007))+[.AW127]" office:value-type="float" office:value="97.462">
            <text:p>97.5</text:p>
          </table:table-cell>
          <table:table-cell table:style-name="ce3" table:formula="of:=(((2009-2007)*([.BB127]-[.AW127]))/(2012-2007))+[.AW127]" office:value-type="float" office:value="96.244">
            <text:p>96.2</text:p>
          </table:table-cell>
          <table:table-cell table:style-name="ce3" table:formula="of:=(((2010-2007)*([.BB127]-[.AW127]))/(2012-2007))+[.AW127]" office:value-type="float" office:value="95.026">
            <text:p>95.0</text:p>
          </table:table-cell>
          <table:table-cell table:style-name="ce3" table:formula="of:=(((2011-2007)*([.BB127]-[.AW127]))/(2012-2007))+[.AW127]" office:value-type="float" office:value="93.808">
            <text:p>93.8</text:p>
          </table:table-cell>
          <table:table-cell office:value-type="float" office:value="92.59">
            <text:p>92.6</text:p>
          </table:table-cell>
          <table:table-cell table:number-columns-repeated="970"/>
        </table:table-row>
        <table:table-row table:style-name="ro1">
          <table:table-cell office:value-type="string">
            <text:p>Mali</text:p>
          </table:table-cell>
          <table:table-cell office:value-type="string">
            <text:p>Monaco</text:p>
          </table:table-cell>
          <table:table-cell table:style-name="Default" table:number-columns-repeated="11"/>
          <table:table-cell office:value-type="float" office:value="9602">
            <text:p>9602.0</text:p>
          </table:table-cell>
          <table:table-cell table:style-name="ce3" table:formula="of:=(((1973-1972)*([.S128]-[.N128]))/(1977-1972))+[.N128]" office:value-type="float" office:value="9433.6">
            <text:p>9433.6</text:p>
          </table:table-cell>
          <table:table-cell table:style-name="ce3" table:formula="of:=(((1974-1972)*([.S128]-[.N128]))/(1977-1972))+[.N128]" office:value-type="float" office:value="9265.2">
            <text:p>9265.2</text:p>
          </table:table-cell>
          <table:table-cell table:style-name="ce3" table:formula="of:=(((1975-1972)*([.S128]-[.N128]))/(1977-1972))+[.N128]" office:value-type="float" office:value="9096.8">
            <text:p>9096.8</text:p>
          </table:table-cell>
          <table:table-cell table:style-name="ce3" table:formula="of:=(((1976-1972)*([.S128]-[.N128]))/(1977-1972))+[.N128]" office:value-type="float" office:value="8928.4">
            <text:p>8928.4</text:p>
          </table:table-cell>
          <table:table-cell office:value-type="float" office:value="8760">
            <text:p>8760.0</text:p>
          </table:table-cell>
          <table:table-cell table:style-name="ce3" table:formula="of:=(((1978-1977)*([.X128]-[.S128]))/(1982-1977))+[.S128]" office:value-type="float" office:value="8597">
            <text:p>8597.0</text:p>
          </table:table-cell>
          <table:table-cell table:style-name="ce3" table:formula="of:=(((1979-1977)*([.X128]-[.S128]))/(1982-1977))+[.S128]" office:value-type="float" office:value="8434">
            <text:p>8434.0</text:p>
          </table:table-cell>
          <table:table-cell table:style-name="ce3" table:formula="of:=(((1980-1977)*([.X128]-[.S128]))/(1982-1977))+[.S128]" office:value-type="float" office:value="8271">
            <text:p>8271.0</text:p>
          </table:table-cell>
          <table:table-cell table:style-name="ce3" table:formula="of:=(((1981-1977)*([.X128]-[.S128]))/(1982-1977))+[.S128]" office:value-type="float" office:value="8108">
            <text:p>8108.0</text:p>
          </table:table-cell>
          <table:table-cell office:value-type="float" office:value="7945">
            <text:p>7945.0</text:p>
          </table:table-cell>
          <table:table-cell table:style-name="ce3" table:formula="of:=(((1983-1982)*([.AC128]-[.X128]))/(1987-1982))+[.X128]" office:value-type="float" office:value="7809">
            <text:p>7809.0</text:p>
          </table:table-cell>
          <table:table-cell table:style-name="ce3" table:formula="of:=(((1984-1982)*([.AC128]-[.X128]))/(1987-1982))+[.X128]" office:value-type="float" office:value="7673">
            <text:p>7673.0</text:p>
          </table:table-cell>
          <table:table-cell table:style-name="ce3" table:formula="of:=(((1985-1982)*([.AC128]-[.X128]))/(1987-1982))+[.X128]" office:value-type="float" office:value="7537">
            <text:p>7537.0</text:p>
          </table:table-cell>
          <table:table-cell table:style-name="ce3" table:formula="of:=(((1986-1982)*([.AC128]-[.X128]))/(1987-1982))+[.X128]" office:value-type="float" office:value="7401">
            <text:p>7401.0</text:p>
          </table:table-cell>
          <table:table-cell office:value-type="float" office:value="7265">
            <text:p>7265.0</text:p>
          </table:table-cell>
          <table:table-cell table:style-name="ce3" table:formula="of:=(((1988-1987)*([.AH128]-[.AC128]))/(1992-1987))+[.AC128]" office:value-type="float" office:value="7134.2">
            <text:p>7134.2</text:p>
          </table:table-cell>
          <table:table-cell table:style-name="ce3" table:formula="of:=(((1989-1987)*([.AH128]-[.AC128]))/(1992-1987))+[.AC128]" office:value-type="float" office:value="7003.4">
            <text:p>7003.4</text:p>
          </table:table-cell>
          <table:table-cell table:style-name="ce3" table:formula="of:=(((1990-1987)*([.AH128]-[.AC128]))/(1992-1987))+[.AC128]" office:value-type="float" office:value="6872.6">
            <text:p>6872.6</text:p>
          </table:table-cell>
          <table:table-cell table:style-name="ce3" table:formula="of:=(((1991-1987)*([.AH128]-[.AC128]))/(1992-1987))+[.AC128]" office:value-type="float" office:value="6741.8">
            <text:p>6741.8</text:p>
          </table:table-cell>
          <table:table-cell office:value-type="float" office:value="6611">
            <text:p>6611.0</text:p>
          </table:table-cell>
          <table:table-cell table:style-name="ce3" table:formula="of:=(((1993-1992)*([.AM128]-[.AH128]))/(1997-1992))+[.AH128]" office:value-type="float" office:value="6445.8">
            <text:p>6445.8</text:p>
          </table:table-cell>
          <table:table-cell table:style-name="ce3" table:formula="of:=(((1994-1992)*([.AM128]-[.AH128]))/(1997-1992))+[.AH128]" office:value-type="float" office:value="6280.6">
            <text:p>6280.6</text:p>
          </table:table-cell>
          <table:table-cell table:style-name="ce3" table:formula="of:=(((1995-1992)*([.AM128]-[.AH128]))/(1997-1992))+[.AH128]" office:value-type="float" office:value="6115.4">
            <text:p>6115.4</text:p>
          </table:table-cell>
          <table:table-cell table:style-name="ce3" table:formula="of:=(((1996-1992)*([.AM128]-[.AH128]))/(1997-1992))+[.AH128]" office:value-type="float" office:value="5950.2">
            <text:p>5950.2</text:p>
          </table:table-cell>
          <table:table-cell office:value-type="float" office:value="5785">
            <text:p>5785.0</text:p>
          </table:table-cell>
          <table:table-cell table:style-name="ce3" table:formula="of:=(((1998-1997)*([.AR128]-[.AM128]))/(2002-1997))+[.AM128]" office:value-type="float" office:value="5627.8">
            <text:p>5627.8</text:p>
          </table:table-cell>
          <table:table-cell table:style-name="ce3" table:formula="of:=(((1999-1997)*([.AR128]-[.AM128]))/(2002-1997))+[.AM128]" office:value-type="float" office:value="5470.6">
            <text:p>5470.6</text:p>
          </table:table-cell>
          <table:table-cell table:style-name="ce3" table:formula="of:=(((2000-1997)*([.AR128]-[.AM128]))/(2002-1997))+[.AM128]" office:value-type="float" office:value="5313.4">
            <text:p>5313.4</text:p>
          </table:table-cell>
          <table:table-cell table:style-name="ce3" table:formula="of:=(((2001-1997)*([.AR128]-[.AM128]))/(2002-1997))+[.AM128]" office:value-type="float" office:value="5156.2">
            <text:p>5156.2</text:p>
          </table:table-cell>
          <table:table-cell office:value-type="float" office:value="4999">
            <text:p>4999.0</text:p>
          </table:table-cell>
          <table:table-cell table:style-name="ce3" table:formula="of:=(((2003-2002)*([.AW128]-[.AR128]))/(2007-2002))+[.AR128]" office:value-type="float" office:value="4855">
            <text:p>4855.0</text:p>
          </table:table-cell>
          <table:table-cell table:style-name="ce3" table:formula="of:=(((2004-2002)*([.AW128]-[.AR128]))/(2007-2002))+[.AR128]" office:value-type="float" office:value="4711">
            <text:p>4711.0</text:p>
          </table:table-cell>
          <table:table-cell table:style-name="ce3" table:formula="of:=(((2005-2002)*([.AW128]-[.AR128]))/(2007-2002))+[.AR128]" office:value-type="float" office:value="4567">
            <text:p>4567.0</text:p>
          </table:table-cell>
          <table:table-cell table:style-name="ce3" table:formula="of:=(((2006-2002)*([.AW128]-[.AR128]))/(2007-2002))+[.AR128]" office:value-type="float" office:value="4423">
            <text:p>4423.0</text:p>
          </table:table-cell>
          <table:table-cell office:value-type="float" office:value="4279">
            <text:p>4279.0</text:p>
          </table:table-cell>
          <table:table-cell table:style-name="ce3" table:formula="of:=(((2008-2007)*([.BB128]-[.AW128]))/(2012-2007))+[.AW128]" office:value-type="float" office:value="4158.6">
            <text:p>4158.6</text:p>
          </table:table-cell>
          <table:table-cell table:style-name="ce3" table:formula="of:=(((2009-2007)*([.BB128]-[.AW128]))/(2012-2007))+[.AW128]" office:value-type="float" office:value="4038.2">
            <text:p>4038.2</text:p>
          </table:table-cell>
          <table:table-cell table:style-name="ce3" table:formula="of:=(((2010-2007)*([.BB128]-[.AW128]))/(2012-2007))+[.AW128]" office:value-type="float" office:value="3917.8">
            <text:p>3917.8</text:p>
          </table:table-cell>
          <table:table-cell table:style-name="ce3" table:formula="of:=(((2011-2007)*([.BB128]-[.AW128]))/(2012-2007))+[.AW128]" office:value-type="float" office:value="3797.4">
            <text:p>3797.4</text:p>
          </table:table-cell>
          <table:table-cell office:value-type="float" office:value="3677">
            <text:p>3677.0</text:p>
          </table:table-cell>
          <table:table-cell table:number-columns-repeated="970"/>
        </table:table-row>
        <table:table-row table:style-name="ro1">
          <table:table-cell office:value-type="string">
            <text:p>Malta</text:p>
          </table:table-cell>
          <table:table-cell office:value-type="string">
            <text:p>Mongolia</text:p>
          </table:table-cell>
          <table:table-cell table:style-name="Default" office:value-type="string">
            <text:p>34353.0</text:p>
          </table:table-cell>
          <table:table-cell table:style-name="Default" office:value-type="string">
            <text:p>29592.0</text:p>
          </table:table-cell>
          <table:table-cell table:style-name="Default" office:value-type="string">
            <text:p>25607.0</text:p>
          </table:table-cell>
          <table:table-cell table:style-name="Default" office:value-type="string">
            <text:p>22236.0</text:p>
          </table:table-cell>
          <table:table-cell table:style-name="Default" office:value-type="string">
            <text:p>19540.0</text:p>
          </table:table-cell>
          <table:table-cell table:style-name="Default" office:value-type="string">
            <text:p>17067.0</text:p>
          </table:table-cell>
          <table:table-cell table:style-name="Default" office:value-type="string">
            <text:p>15453.0</text:p>
          </table:table-cell>
          <table:table-cell table:style-name="Default" office:value-type="string">
            <text:p>14834.0</text:p>
          </table:table-cell>
          <table:table-cell table:style-name="Default" office:value-type="string">
            <text:p>14152.0</text:p>
          </table:table-cell>
          <table:table-cell table:style-name="Default" office:value-type="string">
            <text:p>13257.0</text:p>
          </table:table-cell>
          <table:table-cell table:style-name="Default" office:value-type="string">
            <text:p>12236.0</text:p>
          </table:table-cell>
          <table:table-cell office:value-type="float" office:value="166.7">
            <text:p>166.7</text:p>
          </table:table-cell>
          <table:table-cell table:style-name="ce3" table:formula="of:=(((1973-1972)*([.S129]-[.N129]))/(1977-1972))+[.N129]" office:value-type="float" office:value="165.62">
            <text:p>165.6</text:p>
          </table:table-cell>
          <table:table-cell table:style-name="ce3" table:formula="of:=(((1974-1972)*([.S129]-[.N129]))/(1977-1972))+[.N129]" office:value-type="float" office:value="164.54">
            <text:p>164.5</text:p>
          </table:table-cell>
          <table:table-cell table:style-name="ce3" table:formula="of:=(((1975-1972)*([.S129]-[.N129]))/(1977-1972))+[.N129]" office:value-type="float" office:value="163.46">
            <text:p>163.5</text:p>
          </table:table-cell>
          <table:table-cell table:style-name="ce3" table:formula="of:=(((1976-1972)*([.S129]-[.N129]))/(1977-1972))+[.N129]" office:value-type="float" office:value="162.38">
            <text:p>162.4</text:p>
          </table:table-cell>
          <table:table-cell office:value-type="float" office:value="161.3">
            <text:p>161.3</text:p>
          </table:table-cell>
          <table:table-cell table:style-name="ce3" table:formula="of:=(((1978-1977)*([.X129]-[.S129]))/(1982-1977))+[.S129]" office:value-type="float" office:value="159.1">
            <text:p>159.1</text:p>
          </table:table-cell>
          <table:table-cell table:style-name="ce3" table:formula="of:=(((1979-1977)*([.X129]-[.S129]))/(1982-1977))+[.S129]" office:value-type="float" office:value="156.9">
            <text:p>156.9</text:p>
          </table:table-cell>
          <table:table-cell table:style-name="ce3" table:formula="of:=(((1980-1977)*([.X129]-[.S129]))/(1982-1977))+[.S129]" office:value-type="float" office:value="154.7">
            <text:p>154.7</text:p>
          </table:table-cell>
          <table:table-cell table:style-name="ce3" table:formula="of:=(((1981-1977)*([.X129]-[.S129]))/(1982-1977))+[.S129]" office:value-type="float" office:value="152.5">
            <text:p>152.5</text:p>
          </table:table-cell>
          <table:table-cell office:value-type="float" office:value="150.3">
            <text:p>150.3</text:p>
          </table:table-cell>
          <table:table-cell table:style-name="ce3" table:formula="of:=(((1983-1982)*([.AC129]-[.X129]))/(1987-1982))+[.X129]" office:value-type="float" office:value="148.54">
            <text:p>148.5</text:p>
          </table:table-cell>
          <table:table-cell table:style-name="ce3" table:formula="of:=(((1984-1982)*([.AC129]-[.X129]))/(1987-1982))+[.X129]" office:value-type="float" office:value="146.78">
            <text:p>146.8</text:p>
          </table:table-cell>
          <table:table-cell table:style-name="ce3" table:formula="of:=(((1985-1982)*([.AC129]-[.X129]))/(1987-1982))+[.X129]" office:value-type="float" office:value="145.02">
            <text:p>145.0</text:p>
          </table:table-cell>
          <table:table-cell table:style-name="ce3" table:formula="of:=(((1986-1982)*([.AC129]-[.X129]))/(1987-1982))+[.X129]" office:value-type="float" office:value="143.26">
            <text:p>143.3</text:p>
          </table:table-cell>
          <table:table-cell office:value-type="float" office:value="141.5">
            <text:p>141.5</text:p>
          </table:table-cell>
          <table:table-cell table:style-name="ce3" table:formula="of:=(((1988-1987)*([.AH129]-[.AC129]))/(1992-1987))+[.AC129]" office:value-type="float" office:value="140.06">
            <text:p>140.1</text:p>
          </table:table-cell>
          <table:table-cell table:style-name="ce3" table:formula="of:=(((1989-1987)*([.AH129]-[.AC129]))/(1992-1987))+[.AC129]" office:value-type="float" office:value="138.62">
            <text:p>138.6</text:p>
          </table:table-cell>
          <table:table-cell table:style-name="ce3" table:formula="of:=(((1990-1987)*([.AH129]-[.AC129]))/(1992-1987))+[.AC129]" office:value-type="float" office:value="137.18">
            <text:p>137.2</text:p>
          </table:table-cell>
          <table:table-cell table:style-name="ce3" table:formula="of:=(((1991-1987)*([.AH129]-[.AC129]))/(1992-1987))+[.AC129]" office:value-type="float" office:value="135.74">
            <text:p>135.7</text:p>
          </table:table-cell>
          <table:table-cell office:value-type="float" office:value="134.3">
            <text:p>134.3</text:p>
          </table:table-cell>
          <table:table-cell table:style-name="ce3" table:formula="of:=(((1993-1992)*([.AM129]-[.AH129]))/(1997-1992))+[.AH129]" office:value-type="float" office:value="133.28">
            <text:p>133.3</text:p>
          </table:table-cell>
          <table:table-cell table:style-name="ce3" table:formula="of:=(((1994-1992)*([.AM129]-[.AH129]))/(1997-1992))+[.AH129]" office:value-type="float" office:value="132.26">
            <text:p>132.3</text:p>
          </table:table-cell>
          <table:table-cell table:style-name="ce3" table:formula="of:=(((1995-1992)*([.AM129]-[.AH129]))/(1997-1992))+[.AH129]" office:value-type="float" office:value="131.24">
            <text:p>131.2</text:p>
          </table:table-cell>
          <table:table-cell table:style-name="ce3" table:formula="of:=(((1996-1992)*([.AM129]-[.AH129]))/(1997-1992))+[.AH129]" office:value-type="float" office:value="130.22">
            <text:p>130.2</text:p>
          </table:table-cell>
          <table:table-cell office:value-type="float" office:value="129.2">
            <text:p>129.2</text:p>
          </table:table-cell>
          <table:table-cell table:style-name="ce3" table:formula="of:=(((1998-1997)*([.AR129]-[.AM129]))/(2002-1997))+[.AM129]" office:value-type="float" office:value="128.48">
            <text:p>128.5</text:p>
          </table:table-cell>
          <table:table-cell table:style-name="ce3" table:formula="of:=(((1999-1997)*([.AR129]-[.AM129]))/(2002-1997))+[.AM129]" office:value-type="float" office:value="127.76">
            <text:p>127.8</text:p>
          </table:table-cell>
          <table:table-cell table:style-name="ce3" table:formula="of:=(((2000-1997)*([.AR129]-[.AM129]))/(2002-1997))+[.AM129]" office:value-type="float" office:value="127.04">
            <text:p>127.0</text:p>
          </table:table-cell>
          <table:table-cell table:style-name="ce3" table:formula="of:=(((2001-1997)*([.AR129]-[.AM129]))/(2002-1997))+[.AM129]" office:value-type="float" office:value="126.32">
            <text:p>126.3</text:p>
          </table:table-cell>
          <table:table-cell office:value-type="float" office:value="125.6">
            <text:p>125.6</text:p>
          </table:table-cell>
          <table:table-cell table:style-name="ce3" table:formula="of:=(((2003-2002)*([.AW129]-[.AR129]))/(2007-2002))+[.AR129]" office:value-type="float" office:value="124.94">
            <text:p>124.9</text:p>
          </table:table-cell>
          <table:table-cell table:style-name="ce3" table:formula="of:=(((2004-2002)*([.AW129]-[.AR129]))/(2007-2002))+[.AR129]" office:value-type="float" office:value="124.28">
            <text:p>124.3</text:p>
          </table:table-cell>
          <table:table-cell table:style-name="ce3" table:formula="of:=(((2005-2002)*([.AW129]-[.AR129]))/(2007-2002))+[.AR129]" office:value-type="float" office:value="123.62">
            <text:p>123.6</text:p>
          </table:table-cell>
          <table:table-cell table:style-name="ce3" table:formula="of:=(((2006-2002)*([.AW129]-[.AR129]))/(2007-2002))+[.AR129]" office:value-type="float" office:value="122.96">
            <text:p>123.0</text:p>
          </table:table-cell>
          <table:table-cell office:value-type="float" office:value="122.3">
            <text:p>122.3</text:p>
          </table:table-cell>
          <table:table-cell table:style-name="ce3" table:formula="of:=(((2008-2007)*([.BB129]-[.AW129]))/(2012-2007))+[.AW129]" office:value-type="float" office:value="121.94">
            <text:p>121.9</text:p>
          </table:table-cell>
          <table:table-cell table:style-name="ce3" table:formula="of:=(((2009-2007)*([.BB129]-[.AW129]))/(2012-2007))+[.AW129]" office:value-type="float" office:value="121.58">
            <text:p>121.6</text:p>
          </table:table-cell>
          <table:table-cell table:style-name="ce3" table:formula="of:=(((2010-2007)*([.BB129]-[.AW129]))/(2012-2007))+[.AW129]" office:value-type="float" office:value="121.22">
            <text:p>121.2</text:p>
          </table:table-cell>
          <table:table-cell table:style-name="ce3" table:formula="of:=(((2011-2007)*([.BB129]-[.AW129]))/(2012-2007))+[.AW129]" office:value-type="float" office:value="120.86">
            <text:p>120.9</text:p>
          </table:table-cell>
          <table:table-cell office:value-type="float" office:value="120.5">
            <text:p>120.5</text:p>
          </table:table-cell>
          <table:table-cell table:number-columns-repeated="970"/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Montenegro</text:p>
          </table:table-cell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Martinique</text:p>
          </table:table-cell>
          <table:table-cell office:value-type="string">
            <text:p>Morocco</text:p>
          </table:table-cell>
          <table:table-cell table:style-name="Default" office:value-type="string">
            <text:p>2363.0</text:p>
          </table:table-cell>
          <table:table-cell table:style-name="Default" office:value-type="string">
            <text:p>2057.0</text:p>
          </table:table-cell>
          <table:table-cell table:style-name="Default" office:value-type="string">
            <text:p>1801.0</text:p>
          </table:table-cell>
          <table:table-cell table:style-name="Default" office:value-type="string">
            <text:p>1597.0</text:p>
          </table:table-cell>
          <table:table-cell table:style-name="Default" office:value-type="string">
            <text:p>1406.0</text:p>
          </table:table-cell>
          <table:table-cell table:style-name="Default" office:value-type="string">
            <text:p>1243.0</text:p>
          </table:table-cell>
          <table:table-cell table:style-name="Default" office:value-type="string">
            <text:p>1129.0</text:p>
          </table:table-cell>
          <table:table-cell table:style-name="Default" office:value-type="string">
            <text:p>1047.0</text:p>
          </table:table-cell>
          <table:table-cell table:style-name="Default" office:value-type="string">
            <text:p>984.6</text:p>
          </table:table-cell>
          <table:table-cell table:style-name="Default" office:value-type="string">
            <text:p>935.2</text:p>
          </table:table-cell>
          <table:table-cell table:style-name="Default" office:value-type="string">
            <text:p>889.6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Mozambique</text:p>
          </table:table-cell>
          <table:table-cell table:style-name="Default" office:value-type="string">
            <text:p>27274.0</text:p>
          </table:table-cell>
          <table:table-cell table:style-name="Default" office:value-type="string">
            <text:p>24539.0</text:p>
          </table:table-cell>
          <table:table-cell table:style-name="Default" office:value-type="string">
            <text:p>21969.0</text:p>
          </table:table-cell>
          <table:table-cell table:style-name="Default" office:value-type="string">
            <text:p>19358.0</text:p>
          </table:table-cell>
          <table:table-cell table:style-name="Default" office:value-type="string">
            <text:p>17053.0</text:p>
          </table:table-cell>
          <table:table-cell table:style-name="Default" office:value-type="string">
            <text:p>16244.0</text:p>
          </table:table-cell>
          <table:table-cell table:style-name="Default" office:value-type="string">
            <text:p>15163.0</text:p>
          </table:table-cell>
          <table:table-cell table:style-name="Default" office:value-type="string">
            <text:p>12875.0</text:p>
          </table:table-cell>
          <table:table-cell table:style-name="Default" office:value-type="string">
            <text:p>11307.0</text:p>
          </table:table-cell>
          <table:table-cell table:style-name="Default" office:value-type="string">
            <text:p>9954.0</text:p>
          </table:table-cell>
          <table:table-cell table:style-name="Default" office:value-type="string">
            <text:p>8870.0</text:p>
          </table:table-cell>
          <table:table-cell office:value-type="float" office:value="333.1">
            <text:p>333.1</text:p>
          </table:table-cell>
          <table:table-cell table:style-name="ce3" table:formula="of:=(((1973-1972)*([.S132]-[.N132]))/(1977-1972))+[.N132]" office:value-type="float" office:value="324">
            <text:p>324.0</text:p>
          </table:table-cell>
          <table:table-cell table:style-name="ce3" table:formula="of:=(((1974-1972)*([.S132]-[.N132]))/(1977-1972))+[.N132]" office:value-type="float" office:value="314.9">
            <text:p>314.9</text:p>
          </table:table-cell>
          <table:table-cell table:style-name="ce3" table:formula="of:=(((1975-1972)*([.S132]-[.N132]))/(1977-1972))+[.N132]" office:value-type="float" office:value="305.8">
            <text:p>305.8</text:p>
          </table:table-cell>
          <table:table-cell table:style-name="ce3" table:formula="of:=(((1976-1972)*([.S132]-[.N132]))/(1977-1972))+[.N132]" office:value-type="float" office:value="296.7">
            <text:p>296.7</text:p>
          </table:table-cell>
          <table:table-cell office:value-type="float" office:value="287.6">
            <text:p>287.6</text:p>
          </table:table-cell>
          <table:table-cell table:style-name="ce3" table:formula="of:=(((1978-1977)*([.X132]-[.S132]))/(1982-1977))+[.S132]" office:value-type="float" office:value="279.84">
            <text:p>279.8</text:p>
          </table:table-cell>
          <table:table-cell table:style-name="ce3" table:formula="of:=(((1979-1977)*([.X132]-[.S132]))/(1982-1977))+[.S132]" office:value-type="float" office:value="272.08">
            <text:p>272.1</text:p>
          </table:table-cell>
          <table:table-cell table:style-name="ce3" table:formula="of:=(((1980-1977)*([.X132]-[.S132]))/(1982-1977))+[.S132]" office:value-type="float" office:value="264.32">
            <text:p>264.3</text:p>
          </table:table-cell>
          <table:table-cell table:style-name="ce3" table:formula="of:=(((1981-1977)*([.X132]-[.S132]))/(1982-1977))+[.S132]" office:value-type="float" office:value="256.56">
            <text:p>256.6</text:p>
          </table:table-cell>
          <table:table-cell office:value-type="float" office:value="248.8">
            <text:p>248.8</text:p>
          </table:table-cell>
          <table:table-cell table:style-name="ce3" table:formula="of:=(((1983-1982)*([.AC132]-[.X132]))/(1987-1982))+[.X132]" office:value-type="float" office:value="242.44">
            <text:p>242.4</text:p>
          </table:table-cell>
          <table:table-cell table:style-name="ce3" table:formula="of:=(((1984-1982)*([.AC132]-[.X132]))/(1987-1982))+[.X132]" office:value-type="float" office:value="236.08">
            <text:p>236.1</text:p>
          </table:table-cell>
          <table:table-cell table:style-name="ce3" table:formula="of:=(((1985-1982)*([.AC132]-[.X132]))/(1987-1982))+[.X132]" office:value-type="float" office:value="229.72">
            <text:p>229.7</text:p>
          </table:table-cell>
          <table:table-cell table:style-name="ce3" table:formula="of:=(((1986-1982)*([.AC132]-[.X132]))/(1987-1982))+[.X132]" office:value-type="float" office:value="223.36">
            <text:p>223.4</text:p>
          </table:table-cell>
          <table:table-cell office:value-type="float" office:value="217">
            <text:p>217.0</text:p>
          </table:table-cell>
          <table:table-cell table:style-name="ce3" table:formula="of:=(((1988-1987)*([.AH132]-[.AC132]))/(1992-1987))+[.AC132]" office:value-type="float" office:value="211.56">
            <text:p>211.6</text:p>
          </table:table-cell>
          <table:table-cell table:style-name="ce3" table:formula="of:=(((1989-1987)*([.AH132]-[.AC132]))/(1992-1987))+[.AC132]" office:value-type="float" office:value="206.12">
            <text:p>206.1</text:p>
          </table:table-cell>
          <table:table-cell table:style-name="ce3" table:formula="of:=(((1990-1987)*([.AH132]-[.AC132]))/(1992-1987))+[.AC132]" office:value-type="float" office:value="200.68">
            <text:p>200.7</text:p>
          </table:table-cell>
          <table:table-cell table:style-name="ce3" table:formula="of:=(((1991-1987)*([.AH132]-[.AC132]))/(1992-1987))+[.AC132]" office:value-type="float" office:value="195.24">
            <text:p>195.2</text:p>
          </table:table-cell>
          <table:table-cell office:value-type="float" office:value="189.8">
            <text:p>189.8</text:p>
          </table:table-cell>
          <table:table-cell table:style-name="ce3" table:formula="of:=(((1993-1992)*([.AM132]-[.AH132]))/(1997-1992))+[.AH132]" office:value-type="float" office:value="184.82">
            <text:p>184.8</text:p>
          </table:table-cell>
          <table:table-cell table:style-name="ce3" table:formula="of:=(((1994-1992)*([.AM132]-[.AH132]))/(1997-1992))+[.AH132]" office:value-type="float" office:value="179.84">
            <text:p>179.8</text:p>
          </table:table-cell>
          <table:table-cell table:style-name="ce3" table:formula="of:=(((1995-1992)*([.AM132]-[.AH132]))/(1997-1992))+[.AH132]" office:value-type="float" office:value="174.86">
            <text:p>174.9</text:p>
          </table:table-cell>
          <table:table-cell table:style-name="ce3" table:formula="of:=(((1996-1992)*([.AM132]-[.AH132]))/(1997-1992))+[.AH132]" office:value-type="float" office:value="169.88">
            <text:p>169.9</text:p>
          </table:table-cell>
          <table:table-cell office:value-type="float" office:value="164.9">
            <text:p>164.9</text:p>
          </table:table-cell>
          <table:table-cell table:style-name="ce3" table:formula="of:=(((1998-1997)*([.AR132]-[.AM132]))/(2002-1997))+[.AM132]" office:value-type="float" office:value="160.5">
            <text:p>160.5</text:p>
          </table:table-cell>
          <table:table-cell table:style-name="ce3" table:formula="of:=(((1999-1997)*([.AR132]-[.AM132]))/(2002-1997))+[.AM132]" office:value-type="float" office:value="156.1">
            <text:p>156.1</text:p>
          </table:table-cell>
          <table:table-cell table:style-name="ce3" table:formula="of:=(((2000-1997)*([.AR132]-[.AM132]))/(2002-1997))+[.AM132]" office:value-type="float" office:value="151.7">
            <text:p>151.7</text:p>
          </table:table-cell>
          <table:table-cell table:style-name="ce3" table:formula="of:=(((2001-1997)*([.AR132]-[.AM132]))/(2002-1997))+[.AM132]" office:value-type="float" office:value="147.3">
            <text:p>147.3</text:p>
          </table:table-cell>
          <table:table-cell office:value-type="float" office:value="142.9">
            <text:p>142.9</text:p>
          </table:table-cell>
          <table:table-cell table:style-name="ce3" table:formula="of:=(((2003-2002)*([.AW132]-[.AR132]))/(2007-2002))+[.AR132]" office:value-type="float" office:value="139.22">
            <text:p>139.2</text:p>
          </table:table-cell>
          <table:table-cell table:style-name="ce3" table:formula="of:=(((2004-2002)*([.AW132]-[.AR132]))/(2007-2002))+[.AR132]" office:value-type="float" office:value="135.54">
            <text:p>135.5</text:p>
          </table:table-cell>
          <table:table-cell table:style-name="ce3" table:formula="of:=(((2005-2002)*([.AW132]-[.AR132]))/(2007-2002))+[.AR132]" office:value-type="float" office:value="131.86">
            <text:p>131.9</text:p>
          </table:table-cell>
          <table:table-cell table:style-name="ce3" table:formula="of:=(((2006-2002)*([.AW132]-[.AR132]))/(2007-2002))+[.AR132]" office:value-type="float" office:value="128.18">
            <text:p>128.2</text:p>
          </table:table-cell>
          <table:table-cell office:value-type="float" office:value="124.5">
            <text:p>124.5</text:p>
          </table:table-cell>
          <table:table-cell table:style-name="ce3" table:formula="of:=(((2008-2007)*([.BB132]-[.AW132]))/(2012-2007))+[.AW132]" office:value-type="float" office:value="121.68">
            <text:p>121.7</text:p>
          </table:table-cell>
          <table:table-cell table:style-name="ce3" table:formula="of:=(((2009-2007)*([.BB132]-[.AW132]))/(2012-2007))+[.AW132]" office:value-type="float" office:value="118.86">
            <text:p>118.9</text:p>
          </table:table-cell>
          <table:table-cell table:style-name="ce3" table:formula="of:=(((2010-2007)*([.BB132]-[.AW132]))/(2012-2007))+[.AW132]" office:value-type="float" office:value="116.04">
            <text:p>116.0</text:p>
          </table:table-cell>
          <table:table-cell table:style-name="ce3" table:formula="of:=(((2011-2007)*([.BB132]-[.AW132]))/(2012-2007))+[.AW132]" office:value-type="float" office:value="113.22">
            <text:p>113.2</text:p>
          </table:table-cell>
          <table:table-cell office:value-type="float" office:value="110.4">
            <text:p>110.4</text:p>
          </table:table-cell>
          <table:table-cell table:number-columns-repeated="970"/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yanmar</text:p>
          </table:table-cell>
          <table:table-cell table:style-name="Default" office:value-type="string">
            <text:p>53416.0</text:p>
          </table:table-cell>
          <table:table-cell table:style-name="Default" office:value-type="string">
            <text:p>47875.0</text:p>
          </table:table-cell>
          <table:table-cell table:style-name="Default" office:value-type="string">
            <text:p>42510.0</text:p>
          </table:table-cell>
          <table:table-cell table:style-name="Default" office:value-type="string">
            <text:p>37824.0</text:p>
          </table:table-cell>
          <table:table-cell table:style-name="Default" office:value-type="string">
            <text:p>34172.0</text:p>
          </table:table-cell>
          <table:table-cell table:style-name="Default" office:value-type="string">
            <text:p>31222.0</text:p>
          </table:table-cell>
          <table:table-cell table:style-name="Default" office:value-type="string">
            <text:p>28893.0</text:p>
          </table:table-cell>
          <table:table-cell table:style-name="Default" office:value-type="string">
            <text:p>26942.0</text:p>
          </table:table-cell>
          <table:table-cell table:style-name="Default" office:value-type="string">
            <text:p>25609.0</text:p>
          </table:table-cell>
          <table:table-cell table:style-name="Default" office:value-type="string">
            <text:p>24896.0</text:p>
          </table:table-cell>
          <table:table-cell table:style-name="Default" office:value-type="string">
            <text:p>23972.0</text:p>
          </table:table-cell>
          <table:table-cell office:value-type="float" office:value="3225">
            <text:p>3225.0</text:p>
          </table:table-cell>
          <table:table-cell table:style-name="ce3" table:formula="of:=(((1973-1972)*([.S133]-[.N133]))/(1977-1972))+[.N133]" office:value-type="float" office:value="3176.8">
            <text:p>3176.8</text:p>
          </table:table-cell>
          <table:table-cell table:style-name="ce3" table:formula="of:=(((1974-1972)*([.S133]-[.N133]))/(1977-1972))+[.N133]" office:value-type="float" office:value="3128.6">
            <text:p>3128.6</text:p>
          </table:table-cell>
          <table:table-cell table:style-name="ce3" table:formula="of:=(((1975-1972)*([.S133]-[.N133]))/(1977-1972))+[.N133]" office:value-type="float" office:value="3080.4">
            <text:p>3080.4</text:p>
          </table:table-cell>
          <table:table-cell table:style-name="ce3" table:formula="of:=(((1976-1972)*([.S133]-[.N133]))/(1977-1972))+[.N133]" office:value-type="float" office:value="3032.2">
            <text:p>3032.2</text:p>
          </table:table-cell>
          <table:table-cell office:value-type="float" office:value="2984">
            <text:p>2984.0</text:p>
          </table:table-cell>
          <table:table-cell table:style-name="ce3" table:formula="of:=(((1978-1977)*([.X133]-[.S133]))/(1982-1977))+[.S133]" office:value-type="float" office:value="2944.6">
            <text:p>2944.6</text:p>
          </table:table-cell>
          <table:table-cell table:style-name="ce3" table:formula="of:=(((1979-1977)*([.X133]-[.S133]))/(1982-1977))+[.S133]" office:value-type="float" office:value="2905.2">
            <text:p>2905.2</text:p>
          </table:table-cell>
          <table:table-cell table:style-name="ce3" table:formula="of:=(((1980-1977)*([.X133]-[.S133]))/(1982-1977))+[.S133]" office:value-type="float" office:value="2865.8">
            <text:p>2865.8</text:p>
          </table:table-cell>
          <table:table-cell table:style-name="ce3" table:formula="of:=(((1981-1977)*([.X133]-[.S133]))/(1982-1977))+[.S133]" office:value-type="float" office:value="2826.4">
            <text:p>2826.4</text:p>
          </table:table-cell>
          <table:table-cell office:value-type="float" office:value="2787">
            <text:p>2787.0</text:p>
          </table:table-cell>
          <table:table-cell table:style-name="ce3" table:formula="of:=(((1983-1982)*([.AC133]-[.X133]))/(1987-1982))+[.X133]" office:value-type="float" office:value="2763.2">
            <text:p>2763.2</text:p>
          </table:table-cell>
          <table:table-cell table:style-name="ce3" table:formula="of:=(((1984-1982)*([.AC133]-[.X133]))/(1987-1982))+[.X133]" office:value-type="float" office:value="2739.4">
            <text:p>2739.4</text:p>
          </table:table-cell>
          <table:table-cell table:style-name="ce3" table:formula="of:=(((1985-1982)*([.AC133]-[.X133]))/(1987-1982))+[.X133]" office:value-type="float" office:value="2715.6">
            <text:p>2715.6</text:p>
          </table:table-cell>
          <table:table-cell table:style-name="ce3" table:formula="of:=(((1986-1982)*([.AC133]-[.X133]))/(1987-1982))+[.X133]" office:value-type="float" office:value="2691.8">
            <text:p>2691.8</text:p>
          </table:table-cell>
          <table:table-cell office:value-type="float" office:value="2668">
            <text:p>2668.0</text:p>
          </table:table-cell>
          <table:table-cell table:style-name="ce3" table:formula="of:=(((1988-1987)*([.AH133]-[.AC133]))/(1992-1987))+[.AC133]" office:value-type="float" office:value="2639.6">
            <text:p>2639.6</text:p>
          </table:table-cell>
          <table:table-cell table:style-name="ce3" table:formula="of:=(((1989-1987)*([.AH133]-[.AC133]))/(1992-1987))+[.AC133]" office:value-type="float" office:value="2611.2">
            <text:p>2611.2</text:p>
          </table:table-cell>
          <table:table-cell table:style-name="ce3" table:formula="of:=(((1990-1987)*([.AH133]-[.AC133]))/(1992-1987))+[.AC133]" office:value-type="float" office:value="2582.8">
            <text:p>2582.8</text:p>
          </table:table-cell>
          <table:table-cell table:style-name="ce3" table:formula="of:=(((1991-1987)*([.AH133]-[.AC133]))/(1992-1987))+[.AC133]" office:value-type="float" office:value="2554.4">
            <text:p>2554.4</text:p>
          </table:table-cell>
          <table:table-cell office:value-type="float" office:value="2526">
            <text:p>2526.0</text:p>
          </table:table-cell>
          <table:table-cell table:style-name="ce3" table:formula="of:=(((1993-1992)*([.AM133]-[.AH133]))/(1997-1992))+[.AH133]" office:value-type="float" office:value="2494.2">
            <text:p>2494.2</text:p>
          </table:table-cell>
          <table:table-cell table:style-name="ce3" table:formula="of:=(((1994-1992)*([.AM133]-[.AH133]))/(1997-1992))+[.AH133]" office:value-type="float" office:value="2462.4">
            <text:p>2462.4</text:p>
          </table:table-cell>
          <table:table-cell table:style-name="ce3" table:formula="of:=(((1995-1992)*([.AM133]-[.AH133]))/(1997-1992))+[.AH133]" office:value-type="float" office:value="2430.6">
            <text:p>2430.6</text:p>
          </table:table-cell>
          <table:table-cell table:style-name="ce3" table:formula="of:=(((1996-1992)*([.AM133]-[.AH133]))/(1997-1992))+[.AH133]" office:value-type="float" office:value="2398.8">
            <text:p>2398.8</text:p>
          </table:table-cell>
          <table:table-cell office:value-type="float" office:value="2367">
            <text:p>2367.0</text:p>
          </table:table-cell>
          <table:table-cell table:style-name="ce3" table:formula="of:=(((1998-1997)*([.AR133]-[.AM133]))/(2002-1997))+[.AM133]" office:value-type="float" office:value="2344.2">
            <text:p>2344.2</text:p>
          </table:table-cell>
          <table:table-cell table:style-name="ce3" table:formula="of:=(((1999-1997)*([.AR133]-[.AM133]))/(2002-1997))+[.AM133]" office:value-type="float" office:value="2321.4">
            <text:p>2321.4</text:p>
          </table:table-cell>
          <table:table-cell table:style-name="ce3" table:formula="of:=(((2000-1997)*([.AR133]-[.AM133]))/(2002-1997))+[.AM133]" office:value-type="float" office:value="2298.6">
            <text:p>2298.6</text:p>
          </table:table-cell>
          <table:table-cell table:style-name="ce3" table:formula="of:=(((2001-1997)*([.AR133]-[.AM133]))/(2002-1997))+[.AM133]" office:value-type="float" office:value="2275.8">
            <text:p>2275.8</text:p>
          </table:table-cell>
          <table:table-cell office:value-type="float" office:value="2253">
            <text:p>2253.0</text:p>
          </table:table-cell>
          <table:table-cell table:style-name="ce3" table:formula="of:=(((2003-2002)*([.AW133]-[.AR133]))/(2007-2002))+[.AR133]" office:value-type="float" office:value="2233.6">
            <text:p>2233.6</text:p>
          </table:table-cell>
          <table:table-cell table:style-name="ce3" table:formula="of:=(((2004-2002)*([.AW133]-[.AR133]))/(2007-2002))+[.AR133]" office:value-type="float" office:value="2214.2">
            <text:p>2214.2</text:p>
          </table:table-cell>
          <table:table-cell table:style-name="ce3" table:formula="of:=(((2005-2002)*([.AW133]-[.AR133]))/(2007-2002))+[.AR133]" office:value-type="float" office:value="2194.8">
            <text:p>2194.8</text:p>
          </table:table-cell>
          <table:table-cell table:style-name="ce3" table:formula="of:=(((2006-2002)*([.AW133]-[.AR133]))/(2007-2002))+[.AR133]" office:value-type="float" office:value="2175.4">
            <text:p>2175.4</text:p>
          </table:table-cell>
          <table:table-cell office:value-type="float" office:value="2156">
            <text:p>2156.0</text:p>
          </table:table-cell>
          <table:table-cell table:style-name="ce3" table:formula="of:=(((2008-2007)*([.BB133]-[.AW133]))/(2012-2007))+[.AW133]" office:value-type="float" office:value="2143.6">
            <text:p>2143.6</text:p>
          </table:table-cell>
          <table:table-cell table:style-name="ce3" table:formula="of:=(((2009-2007)*([.BB133]-[.AW133]))/(2012-2007))+[.AW133]" office:value-type="float" office:value="2131.2">
            <text:p>2131.2</text:p>
          </table:table-cell>
          <table:table-cell table:style-name="ce3" table:formula="of:=(((2010-2007)*([.BB133]-[.AW133]))/(2012-2007))+[.AW133]" office:value-type="float" office:value="2118.8">
            <text:p>2118.8</text:p>
          </table:table-cell>
          <table:table-cell table:style-name="ce3" table:formula="of:=(((2011-2007)*([.BB133]-[.AW133]))/(2012-2007))+[.AW133]" office:value-type="float" office:value="2106.4">
            <text:p>2106.4</text:p>
          </table:table-cell>
          <table:table-cell office:value-type="float" office:value="2094">
            <text:p>2094.0</text:p>
          </table:table-cell>
          <table:table-cell table:number-columns-repeated="970"/>
        </table:table-row>
        <table:table-row table:style-name="ro1">
          <table:table-cell office:value-type="string">
            <text:p>Mayotte</text:p>
          </table:table-cell>
          <table:table-cell office:value-type="string">
            <text:p>Namibia</text:p>
          </table:table-cell>
          <table:table-cell table:style-name="Default" office:value-type="string">
            <text:p>27994.0</text:p>
          </table:table-cell>
          <table:table-cell table:style-name="Default" office:value-type="string">
            <text:p>24645.0</text:p>
          </table:table-cell>
          <table:table-cell table:style-name="Default" office:value-type="string">
            <text:p>21349.0</text:p>
          </table:table-cell>
          <table:table-cell table:style-name="Default" office:value-type="string">
            <text:p>18653.0</text:p>
          </table:table-cell>
          <table:table-cell table:style-name="Default" office:value-type="string">
            <text:p>16764.0</text:p>
          </table:table-cell>
          <table:table-cell table:style-name="Default" office:value-type="string">
            <text:p>14199.0</text:p>
          </table:table-cell>
          <table:table-cell table:style-name="Default" office:value-type="string">
            <text:p>11712.0</text:p>
          </table:table-cell>
          <table:table-cell table:style-name="Default" office:value-type="string">
            <text:p>10114.0</text:p>
          </table:table-cell>
          <table:table-cell table:style-name="Default" office:value-type="string">
            <text:p>8981.0</text:p>
          </table:table-cell>
          <table:table-cell table:style-name="Default" office:value-type="string">
            <text:p>8208.0</text:p>
          </table:table-cell>
          <table:table-cell table:style-name="Default" office:value-type="string">
            <text:p>7496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Mexico</text:p>
          </table:table-cell>
          <table:table-cell office:value-type="string">
            <text:p>Nauru</text:p>
          </table:table-cell>
          <table:table-cell table:style-name="Default" table:number-columns-repeated="11"/>
          <table:table-cell office:value-type="float" office:value="7425">
            <text:p>7425.0</text:p>
          </table:table-cell>
          <table:table-cell table:style-name="ce3" table:formula="of:=(((1973-1972)*([.S135]-[.N135]))/(1977-1972))+[.N135]" office:value-type="float" office:value="7223.6">
            <text:p>7223.6</text:p>
          </table:table-cell>
          <table:table-cell table:style-name="ce3" table:formula="of:=(((1974-1972)*([.S135]-[.N135]))/(1977-1972))+[.N135]" office:value-type="float" office:value="7022.2">
            <text:p>7022.2</text:p>
          </table:table-cell>
          <table:table-cell table:style-name="ce3" table:formula="of:=(((1975-1972)*([.S135]-[.N135]))/(1977-1972))+[.N135]" office:value-type="float" office:value="6820.8">
            <text:p>6820.8</text:p>
          </table:table-cell>
          <table:table-cell table:style-name="ce3" table:formula="of:=(((1976-1972)*([.S135]-[.N135]))/(1977-1972))+[.N135]" office:value-type="float" office:value="6619.4">
            <text:p>6619.4</text:p>
          </table:table-cell>
          <table:table-cell office:value-type="float" office:value="6418">
            <text:p>6418.0</text:p>
          </table:table-cell>
          <table:table-cell table:style-name="ce3" table:formula="of:=(((1978-1977)*([.X135]-[.S135]))/(1982-1977))+[.S135]" office:value-type="float" office:value="6273.8">
            <text:p>6273.8</text:p>
          </table:table-cell>
          <table:table-cell table:style-name="ce3" table:formula="of:=(((1979-1977)*([.X135]-[.S135]))/(1982-1977))+[.S135]" office:value-type="float" office:value="6129.6">
            <text:p>6129.6</text:p>
          </table:table-cell>
          <table:table-cell table:style-name="ce3" table:formula="of:=(((1980-1977)*([.X135]-[.S135]))/(1982-1977))+[.S135]" office:value-type="float" office:value="5985.4">
            <text:p>5985.4</text:p>
          </table:table-cell>
          <table:table-cell table:style-name="ce3" table:formula="of:=(((1981-1977)*([.X135]-[.S135]))/(1982-1977))+[.S135]" office:value-type="float" office:value="5841.2">
            <text:p>5841.2</text:p>
          </table:table-cell>
          <table:table-cell office:value-type="float" office:value="5697">
            <text:p>5697.0</text:p>
          </table:table-cell>
          <table:table-cell table:style-name="ce3" table:formula="of:=(((1983-1982)*([.AC135]-[.X135]))/(1987-1982))+[.X135]" office:value-type="float" office:value="5588.4">
            <text:p>5588.4</text:p>
          </table:table-cell>
          <table:table-cell table:style-name="ce3" table:formula="of:=(((1984-1982)*([.AC135]-[.X135]))/(1987-1982))+[.X135]" office:value-type="float" office:value="5479.8">
            <text:p>5479.8</text:p>
          </table:table-cell>
          <table:table-cell table:style-name="ce3" table:formula="of:=(((1985-1982)*([.AC135]-[.X135]))/(1987-1982))+[.X135]" office:value-type="float" office:value="5371.2">
            <text:p>5371.2</text:p>
          </table:table-cell>
          <table:table-cell table:style-name="ce3" table:formula="of:=(((1986-1982)*([.AC135]-[.X135]))/(1987-1982))+[.X135]" office:value-type="float" office:value="5262.6">
            <text:p>5262.6</text:p>
          </table:table-cell>
          <table:table-cell office:value-type="float" office:value="5154">
            <text:p>5154.0</text:p>
          </table:table-cell>
          <table:table-cell table:style-name="ce3" table:formula="of:=(((1988-1987)*([.AH135]-[.AC135]))/(1992-1987))+[.AC135]" office:value-type="float" office:value="5057.8">
            <text:p>5057.8</text:p>
          </table:table-cell>
          <table:table-cell table:style-name="ce3" table:formula="of:=(((1989-1987)*([.AH135]-[.AC135]))/(1992-1987))+[.AC135]" office:value-type="float" office:value="4961.6">
            <text:p>4961.6</text:p>
          </table:table-cell>
          <table:table-cell table:style-name="ce3" table:formula="of:=(((1990-1987)*([.AH135]-[.AC135]))/(1992-1987))+[.AC135]" office:value-type="float" office:value="4865.4">
            <text:p>4865.4</text:p>
          </table:table-cell>
          <table:table-cell table:style-name="ce3" table:formula="of:=(((1991-1987)*([.AH135]-[.AC135]))/(1992-1987))+[.AC135]" office:value-type="float" office:value="4769.2">
            <text:p>4769.2</text:p>
          </table:table-cell>
          <table:table-cell office:value-type="float" office:value="4673">
            <text:p>4673.0</text:p>
          </table:table-cell>
          <table:table-cell table:style-name="ce3" table:formula="of:=(((1993-1992)*([.AM135]-[.AH135]))/(1997-1992))+[.AH135]" office:value-type="float" office:value="4595.4">
            <text:p>4595.4</text:p>
          </table:table-cell>
          <table:table-cell table:style-name="ce3" table:formula="of:=(((1994-1992)*([.AM135]-[.AH135]))/(1997-1992))+[.AH135]" office:value-type="float" office:value="4517.8">
            <text:p>4517.8</text:p>
          </table:table-cell>
          <table:table-cell table:style-name="ce3" table:formula="of:=(((1995-1992)*([.AM135]-[.AH135]))/(1997-1992))+[.AH135]" office:value-type="float" office:value="4440.2">
            <text:p>4440.2</text:p>
          </table:table-cell>
          <table:table-cell table:style-name="ce3" table:formula="of:=(((1996-1992)*([.AM135]-[.AH135]))/(1997-1992))+[.AH135]" office:value-type="float" office:value="4362.6">
            <text:p>4362.6</text:p>
          </table:table-cell>
          <table:table-cell office:value-type="float" office:value="4285">
            <text:p>4285.0</text:p>
          </table:table-cell>
          <table:table-cell table:style-name="ce3" table:formula="of:=(((1998-1997)*([.AR135]-[.AM135]))/(2002-1997))+[.AM135]" office:value-type="float" office:value="4225">
            <text:p>4225.0</text:p>
          </table:table-cell>
          <table:table-cell table:style-name="ce3" table:formula="of:=(((1999-1997)*([.AR135]-[.AM135]))/(2002-1997))+[.AM135]" office:value-type="float" office:value="4165">
            <text:p>4165.0</text:p>
          </table:table-cell>
          <table:table-cell table:style-name="ce3" table:formula="of:=(((2000-1997)*([.AR135]-[.AM135]))/(2002-1997))+[.AM135]" office:value-type="float" office:value="4105">
            <text:p>4105.0</text:p>
          </table:table-cell>
          <table:table-cell table:style-name="ce3" table:formula="of:=(((2001-1997)*([.AR135]-[.AM135]))/(2002-1997))+[.AM135]" office:value-type="float" office:value="4045">
            <text:p>4045.0</text:p>
          </table:table-cell>
          <table:table-cell office:value-type="float" office:value="3985">
            <text:p>3985.0</text:p>
          </table:table-cell>
          <table:table-cell table:style-name="ce3" table:formula="of:=(((2003-2002)*([.AW135]-[.AR135]))/(2007-2002))+[.AR135]" office:value-type="float" office:value="3937">
            <text:p>3937.0</text:p>
          </table:table-cell>
          <table:table-cell table:style-name="ce3" table:formula="of:=(((2004-2002)*([.AW135]-[.AR135]))/(2007-2002))+[.AR135]" office:value-type="float" office:value="3889">
            <text:p>3889.0</text:p>
          </table:table-cell>
          <table:table-cell table:style-name="ce3" table:formula="of:=(((2005-2002)*([.AW135]-[.AR135]))/(2007-2002))+[.AR135]" office:value-type="float" office:value="3841">
            <text:p>3841.0</text:p>
          </table:table-cell>
          <table:table-cell table:style-name="ce3" table:formula="of:=(((2006-2002)*([.AW135]-[.AR135]))/(2007-2002))+[.AR135]" office:value-type="float" office:value="3793">
            <text:p>3793.0</text:p>
          </table:table-cell>
          <table:table-cell office:value-type="float" office:value="3745">
            <text:p>3745.0</text:p>
          </table:table-cell>
          <table:table-cell table:style-name="ce3" table:formula="of:=(((2008-2007)*([.BB135]-[.AW135]))/(2012-2007))+[.AW135]" office:value-type="float" office:value="3700.2">
            <text:p>3700.2</text:p>
          </table:table-cell>
          <table:table-cell table:style-name="ce3" table:formula="of:=(((2009-2007)*([.BB135]-[.AW135]))/(2012-2007))+[.AW135]" office:value-type="float" office:value="3655.4">
            <text:p>3655.4</text:p>
          </table:table-cell>
          <table:table-cell table:style-name="ce3" table:formula="of:=(((2010-2007)*([.BB135]-[.AW135]))/(2012-2007))+[.AW135]" office:value-type="float" office:value="3610.6">
            <text:p>3610.6</text:p>
          </table:table-cell>
          <table:table-cell table:style-name="ce3" table:formula="of:=(((2011-2007)*([.BB135]-[.AW135]))/(2012-2007))+[.AW135]" office:value-type="float" office:value="3565.8">
            <text:p>3565.8</text:p>
          </table:table-cell>
          <table:table-cell office:value-type="float" office:value="3521">
            <text:p>3521.0</text:p>
          </table:table-cell>
          <table:table-cell table:number-columns-repeated="970"/>
        </table:table-row>
        <table:table-row table:style-name="ro1">
          <table:table-cell office:value-type="string">
            <text:p>Micronesia (Federated States of)</text:p>
          </table:table-cell>
          <table:table-cell office:value-type="string">
            <text:p>Nepal</text:p>
          </table:table-cell>
          <table:table-cell table:style-name="Default" office:value-type="string">
            <text:p>20808.0</text:p>
          </table:table-cell>
          <table:table-cell table:style-name="Default" office:value-type="string">
            <text:p>18833.0</text:p>
          </table:table-cell>
          <table:table-cell table:style-name="Default" office:value-type="string">
            <text:p>16854.0</text:p>
          </table:table-cell>
          <table:table-cell table:style-name="Default" office:value-type="string">
            <text:p>14996.0</text:p>
          </table:table-cell>
          <table:table-cell table:style-name="Default" office:value-type="string">
            <text:p>13325.0</text:p>
          </table:table-cell>
          <table:table-cell table:style-name="Default" office:value-type="string">
            <text:p>11838.0</text:p>
          </table:table-cell>
          <table:table-cell table:style-name="Default" office:value-type="string">
            <text:p>10487.0</text:p>
          </table:table-cell>
          <table:table-cell table:style-name="Default" office:value-type="string">
            <text:p>9263.0</text:p>
          </table:table-cell>
          <table:table-cell table:style-name="Default" office:value-type="string">
            <text:p>8223.0</text:p>
          </table:table-cell>
          <table:table-cell table:style-name="Default" office:value-type="string">
            <text:p>7408.0</text:p>
          </table:table-cell>
          <table:table-cell table:style-name="Default" office:value-type="string">
            <text:p>6778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Monaco</text:p>
          </table:table-cell>
          <table:table-cell office:value-type="string">
            <text:p>Netherlands</text:p>
          </table:table-cell>
          <table:table-cell table:style-name="Default" office:value-type="string">
            <text:p>7755.0</text:p>
          </table:table-cell>
          <table:table-cell table:style-name="Default" office:value-type="string">
            <text:p>7268.0</text:p>
          </table:table-cell>
          <table:table-cell table:style-name="Default" office:value-type="string">
            <text:p>6878.0</text:p>
          </table:table-cell>
          <table:table-cell table:style-name="Default" office:value-type="string">
            <text:p>6587.0</text:p>
          </table:table-cell>
          <table:table-cell table:style-name="Default" office:value-type="string">
            <text:p>6391.0</text:p>
          </table:table-cell>
          <table:table-cell table:style-name="Default" office:value-type="string">
            <text:p>6227.0</text:p>
          </table:table-cell>
          <table:table-cell table:style-name="Default" office:value-type="string">
            <text:p>6025.0</text:p>
          </table:table-cell>
          <table:table-cell table:style-name="Default" office:value-type="string">
            <text:p>5831.0</text:p>
          </table:table-cell>
          <table:table-cell table:style-name="Default" office:value-type="string">
            <text:p>5671.0</text:p>
          </table:table-cell>
          <table:table-cell table:style-name="Default" office:value-type="string">
            <text:p>5534.0</text:p>
          </table:table-cell>
          <table:table-cell table:style-name="Default" office:value-type="string">
            <text:p>5445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Mongolia</text:p>
          </table:table-cell>
          <table:table-cell office:value-type="string">
            <text:p>New Zealand</text:p>
          </table:table-cell>
          <table:table-cell table:style-name="Default" office:value-type="string">
            <text:p>132015.0</text:p>
          </table:table-cell>
          <table:table-cell table:style-name="Default" office:value-type="string">
            <text:p>120932.0</text:p>
          </table:table-cell>
          <table:table-cell table:style-name="Default" office:value-type="string">
            <text:p>111566.0</text:p>
          </table:table-cell>
          <table:table-cell table:style-name="Default" office:value-type="string">
            <text:p>104707.0</text:p>
          </table:table-cell>
          <table:table-cell table:style-name="Default" office:value-type="string">
            <text:p>102540.0</text:p>
          </table:table-cell>
          <table:table-cell table:style-name="Default" office:value-type="string">
            <text:p>98762.0</text:p>
          </table:table-cell>
          <table:table-cell table:style-name="Default" office:value-type="string">
            <text:p>93349.0</text:p>
          </table:table-cell>
          <table:table-cell table:style-name="Default" office:value-type="string">
            <text:p>87154.0</text:p>
          </table:table-cell>
          <table:table-cell table:style-name="Default" office:value-type="string">
            <text:p>82534.0</text:p>
          </table:table-cell>
          <table:table-cell table:style-name="Default" office:value-type="string">
            <text:p>77268.0</text:p>
          </table:table-cell>
          <table:table-cell table:style-name="Default" office:value-type="string">
            <text:p>73302.0</text:p>
          </table:table-cell>
          <table:table-cell office:value-type="float" office:value="25607">
            <text:p>25607.0</text:p>
          </table:table-cell>
          <table:table-cell table:style-name="ce3" table:formula="of:=(((1973-1972)*([.S138]-[.N138]))/(1977-1972))+[.N138]" office:value-type="float" office:value="24932.8">
            <text:p>24932.8</text:p>
          </table:table-cell>
          <table:table-cell table:style-name="ce3" table:formula="of:=(((1974-1972)*([.S138]-[.N138]))/(1977-1972))+[.N138]" office:value-type="float" office:value="24258.6">
            <text:p>24258.6</text:p>
          </table:table-cell>
          <table:table-cell table:style-name="ce3" table:formula="of:=(((1975-1972)*([.S138]-[.N138]))/(1977-1972))+[.N138]" office:value-type="float" office:value="23584.4">
            <text:p>23584.4</text:p>
          </table:table-cell>
          <table:table-cell table:style-name="ce3" table:formula="of:=(((1976-1972)*([.S138]-[.N138]))/(1977-1972))+[.N138]" office:value-type="float" office:value="22910.2">
            <text:p>22910.2</text:p>
          </table:table-cell>
          <table:table-cell office:value-type="float" office:value="22236">
            <text:p>22236.0</text:p>
          </table:table-cell>
          <table:table-cell table:style-name="ce3" table:formula="of:=(((1978-1977)*([.X138]-[.S138]))/(1982-1977))+[.S138]" office:value-type="float" office:value="21696.8">
            <text:p>21696.8</text:p>
          </table:table-cell>
          <table:table-cell table:style-name="ce3" table:formula="of:=(((1979-1977)*([.X138]-[.S138]))/(1982-1977))+[.S138]" office:value-type="float" office:value="21157.6">
            <text:p>21157.6</text:p>
          </table:table-cell>
          <table:table-cell table:style-name="ce3" table:formula="of:=(((1980-1977)*([.X138]-[.S138]))/(1982-1977))+[.S138]" office:value-type="float" office:value="20618.4">
            <text:p>20618.4</text:p>
          </table:table-cell>
          <table:table-cell table:style-name="ce3" table:formula="of:=(((1981-1977)*([.X138]-[.S138]))/(1982-1977))+[.S138]" office:value-type="float" office:value="20079.2">
            <text:p>20079.2</text:p>
          </table:table-cell>
          <table:table-cell office:value-type="float" office:value="19540">
            <text:p>19540.0</text:p>
          </table:table-cell>
          <table:table-cell table:style-name="ce3" table:formula="of:=(((1983-1982)*([.AC138]-[.X138]))/(1987-1982))+[.X138]" office:value-type="float" office:value="19045.4">
            <text:p>19045.4</text:p>
          </table:table-cell>
          <table:table-cell table:style-name="ce3" table:formula="of:=(((1984-1982)*([.AC138]-[.X138]))/(1987-1982))+[.X138]" office:value-type="float" office:value="18550.8">
            <text:p>18550.8</text:p>
          </table:table-cell>
          <table:table-cell table:style-name="ce3" table:formula="of:=(((1985-1982)*([.AC138]-[.X138]))/(1987-1982))+[.X138]" office:value-type="float" office:value="18056.2">
            <text:p>18056.2</text:p>
          </table:table-cell>
          <table:table-cell table:style-name="ce3" table:formula="of:=(((1986-1982)*([.AC138]-[.X138]))/(1987-1982))+[.X138]" office:value-type="float" office:value="17561.6">
            <text:p>17561.6</text:p>
          </table:table-cell>
          <table:table-cell office:value-type="float" office:value="17067">
            <text:p>17067.0</text:p>
          </table:table-cell>
          <table:table-cell table:style-name="ce3" table:formula="of:=(((1988-1987)*([.AH138]-[.AC138]))/(1992-1987))+[.AC138]" office:value-type="float" office:value="16744.2">
            <text:p>16744.2</text:p>
          </table:table-cell>
          <table:table-cell table:style-name="ce3" table:formula="of:=(((1989-1987)*([.AH138]-[.AC138]))/(1992-1987))+[.AC138]" office:value-type="float" office:value="16421.4">
            <text:p>16421.4</text:p>
          </table:table-cell>
          <table:table-cell table:style-name="ce3" table:formula="of:=(((1990-1987)*([.AH138]-[.AC138]))/(1992-1987))+[.AC138]" office:value-type="float" office:value="16098.6">
            <text:p>16098.6</text:p>
          </table:table-cell>
          <table:table-cell table:style-name="ce3" table:formula="of:=(((1991-1987)*([.AH138]-[.AC138]))/(1992-1987))+[.AC138]" office:value-type="float" office:value="15775.8">
            <text:p>15775.8</text:p>
          </table:table-cell>
          <table:table-cell office:value-type="float" office:value="15453">
            <text:p>15453.0</text:p>
          </table:table-cell>
          <table:table-cell table:style-name="ce3" table:formula="of:=(((1993-1992)*([.AM138]-[.AH138]))/(1997-1992))+[.AH138]" office:value-type="float" office:value="15329.2">
            <text:p>15329.2</text:p>
          </table:table-cell>
          <table:table-cell table:style-name="ce3" table:formula="of:=(((1994-1992)*([.AM138]-[.AH138]))/(1997-1992))+[.AH138]" office:value-type="float" office:value="15205.4">
            <text:p>15205.4</text:p>
          </table:table-cell>
          <table:table-cell table:style-name="ce3" table:formula="of:=(((1995-1992)*([.AM138]-[.AH138]))/(1997-1992))+[.AH138]" office:value-type="float" office:value="15081.6">
            <text:p>15081.6</text:p>
          </table:table-cell>
          <table:table-cell table:style-name="ce3" table:formula="of:=(((1996-1992)*([.AM138]-[.AH138]))/(1997-1992))+[.AH138]" office:value-type="float" office:value="14957.8">
            <text:p>14957.8</text:p>
          </table:table-cell>
          <table:table-cell office:value-type="float" office:value="14834">
            <text:p>14834.0</text:p>
          </table:table-cell>
          <table:table-cell table:style-name="ce3" table:formula="of:=(((1998-1997)*([.AR138]-[.AM138]))/(2002-1997))+[.AM138]" office:value-type="float" office:value="14697.6">
            <text:p>14697.6</text:p>
          </table:table-cell>
          <table:table-cell table:style-name="ce3" table:formula="of:=(((1999-1997)*([.AR138]-[.AM138]))/(2002-1997))+[.AM138]" office:value-type="float" office:value="14561.2">
            <text:p>14561.2</text:p>
          </table:table-cell>
          <table:table-cell table:style-name="ce3" table:formula="of:=(((2000-1997)*([.AR138]-[.AM138]))/(2002-1997))+[.AM138]" office:value-type="float" office:value="14424.8">
            <text:p>14424.8</text:p>
          </table:table-cell>
          <table:table-cell table:style-name="ce3" table:formula="of:=(((2001-1997)*([.AR138]-[.AM138]))/(2002-1997))+[.AM138]" office:value-type="float" office:value="14288.4">
            <text:p>14288.4</text:p>
          </table:table-cell>
          <table:table-cell office:value-type="float" office:value="14152">
            <text:p>14152.0</text:p>
          </table:table-cell>
          <table:table-cell table:style-name="ce3" table:formula="of:=(((2003-2002)*([.AW138]-[.AR138]))/(2007-2002))+[.AR138]" office:value-type="float" office:value="13973">
            <text:p>13973.0</text:p>
          </table:table-cell>
          <table:table-cell table:style-name="ce3" table:formula="of:=(((2004-2002)*([.AW138]-[.AR138]))/(2007-2002))+[.AR138]" office:value-type="float" office:value="13794">
            <text:p>13794.0</text:p>
          </table:table-cell>
          <table:table-cell table:style-name="ce3" table:formula="of:=(((2005-2002)*([.AW138]-[.AR138]))/(2007-2002))+[.AR138]" office:value-type="float" office:value="13615">
            <text:p>13615.0</text:p>
          </table:table-cell>
          <table:table-cell table:style-name="ce3" table:formula="of:=(((2006-2002)*([.AW138]-[.AR138]))/(2007-2002))+[.AR138]" office:value-type="float" office:value="13436">
            <text:p>13436.0</text:p>
          </table:table-cell>
          <table:table-cell office:value-type="float" office:value="13257">
            <text:p>13257.0</text:p>
          </table:table-cell>
          <table:table-cell table:style-name="ce3" table:formula="of:=(((2008-2007)*([.BB138]-[.AW138]))/(2012-2007))+[.AW138]" office:value-type="float" office:value="13052.8">
            <text:p>13052.8</text:p>
          </table:table-cell>
          <table:table-cell table:style-name="ce3" table:formula="of:=(((2009-2007)*([.BB138]-[.AW138]))/(2012-2007))+[.AW138]" office:value-type="float" office:value="12848.6">
            <text:p>12848.6</text:p>
          </table:table-cell>
          <table:table-cell table:style-name="ce3" table:formula="of:=(((2010-2007)*([.BB138]-[.AW138]))/(2012-2007))+[.AW138]" office:value-type="float" office:value="12644.4">
            <text:p>12644.4</text:p>
          </table:table-cell>
          <table:table-cell table:style-name="ce3" table:formula="of:=(((2011-2007)*([.BB138]-[.AW138]))/(2012-2007))+[.AW138]" office:value-type="float" office:value="12440.2">
            <text:p>12440.2</text:p>
          </table:table-cell>
          <table:table-cell office:value-type="float" office:value="12236">
            <text:p>12236.0</text:p>
          </table:table-cell>
          <table:table-cell table:number-columns-repeated="970"/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Nicaragua</text:p>
          </table:table-cell>
          <table:table-cell table:style-name="Default" office:value-type="string">
            <text:p>104297.0</text:p>
          </table:table-cell>
          <table:table-cell table:style-name="Default" office:value-type="string">
            <text:p>89772.0</text:p>
          </table:table-cell>
          <table:table-cell table:style-name="Default" office:value-type="string">
            <text:p>77128.0</text:p>
          </table:table-cell>
          <table:table-cell table:style-name="Default" office:value-type="string">
            <text:p>66218.0</text:p>
          </table:table-cell>
          <table:table-cell table:style-name="Default" office:value-type="string">
            <text:p>57368.0</text:p>
          </table:table-cell>
          <table:table-cell table:style-name="Default" office:value-type="string">
            <text:p>50893.0</text:p>
          </table:table-cell>
          <table:table-cell table:style-name="Default" office:value-type="string">
            <text:p>45478.0</text:p>
          </table:table-cell>
          <table:table-cell table:style-name="Default" office:value-type="string">
            <text:p>40746.0</text:p>
          </table:table-cell>
          <table:table-cell table:style-name="Default" office:value-type="string">
            <text:p>37663.0</text:p>
          </table:table-cell>
          <table:table-cell table:style-name="Default" office:value-type="string">
            <text:p>35334.0</text:p>
          </table:table-cell>
          <table:table-cell table:style-name="Default" office:value-type="string">
            <text:p>33014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Montserrat</text:p>
          </table:table-cell>
          <table:table-cell office:value-type="string">
            <text:p>Niger</text:p>
          </table:table-cell>
          <table:table-cell table:style-name="Default" office:value-type="string">
            <text:p>9771.0</text:p>
          </table:table-cell>
          <table:table-cell table:style-name="Default" office:value-type="string">
            <text:p>8417.0</text:p>
          </table:table-cell>
          <table:table-cell table:style-name="Default" office:value-type="string">
            <text:p>7251.0</text:p>
          </table:table-cell>
          <table:table-cell table:style-name="Default" office:value-type="string">
            <text:p>6253.0</text:p>
          </table:table-cell>
          <table:table-cell table:style-name="Default" office:value-type="string">
            <text:p>5420.0</text:p>
          </table:table-cell>
          <table:table-cell table:style-name="Default" office:value-type="string">
            <text:p>4719.0</text:p>
          </table:table-cell>
          <table:table-cell table:style-name="Default" office:value-type="string">
            <text:p>4054.0</text:p>
          </table:table-cell>
          <table:table-cell table:style-name="Default" office:value-type="string">
            <text:p>3421.0</text:p>
          </table:table-cell>
          <table:table-cell table:style-name="Default" office:value-type="string">
            <text:p>2875.0</text:p>
          </table:table-cell>
          <table:table-cell table:style-name="Default" office:value-type="string">
            <text:p>2413.0</text:p>
          </table:table-cell>
          <table:table-cell table:style-name="Default" office:value-type="string">
            <text:p>2022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Morocco</text:p>
          </table:table-cell>
          <table:table-cell office:value-type="string">
            <text:p>Nigeria</text:p>
          </table:table-cell>
          <table:table-cell table:style-name="Default" office:value-type="string">
            <text:p>5970.0</text:p>
          </table:table-cell>
          <table:table-cell table:style-name="Default" office:value-type="string">
            <text:p>5347.0</text:p>
          </table:table-cell>
          <table:table-cell table:style-name="Default" office:value-type="string">
            <text:p>4755.0</text:p>
          </table:table-cell>
          <table:table-cell table:style-name="Default" office:value-type="string">
            <text:p>4140.0</text:p>
          </table:table-cell>
          <table:table-cell table:style-name="Default" office:value-type="string">
            <text:p>3594.0</text:p>
          </table:table-cell>
          <table:table-cell table:style-name="Default" office:value-type="string">
            <text:p>3167.0</text:p>
          </table:table-cell>
          <table:table-cell table:style-name="Default" office:value-type="string">
            <text:p>2794.0</text:p>
          </table:table-cell>
          <table:table-cell table:style-name="Default" office:value-type="string">
            <text:p>2483.0</text:p>
          </table:table-cell>
          <table:table-cell table:style-name="Default" office:value-type="string">
            <text:p>2204.0</text:p>
          </table:table-cell>
          <table:table-cell table:style-name="Default" office:value-type="string">
            <text:p>1948.0</text:p>
          </table:table-cell>
          <table:table-cell table:style-name="Default" office:value-type="string">
            <text:p>1718.0</text:p>
          </table:table-cell>
          <table:table-cell office:value-type="float" office:value="1801">
            <text:p>1801.0</text:p>
          </table:table-cell>
          <table:table-cell table:style-name="ce3" table:formula="of:=(((1973-1972)*([.S141]-[.N141]))/(1977-1972))+[.N141]" office:value-type="float" office:value="1760.2">
            <text:p>1760.2</text:p>
          </table:table-cell>
          <table:table-cell table:style-name="ce3" table:formula="of:=(((1974-1972)*([.S141]-[.N141]))/(1977-1972))+[.N141]" office:value-type="float" office:value="1719.4">
            <text:p>1719.4</text:p>
          </table:table-cell>
          <table:table-cell table:style-name="ce3" table:formula="of:=(((1975-1972)*([.S141]-[.N141]))/(1977-1972))+[.N141]" office:value-type="float" office:value="1678.6">
            <text:p>1678.6</text:p>
          </table:table-cell>
          <table:table-cell table:style-name="ce3" table:formula="of:=(((1976-1972)*([.S141]-[.N141]))/(1977-1972))+[.N141]" office:value-type="float" office:value="1637.8">
            <text:p>1637.8</text:p>
          </table:table-cell>
          <table:table-cell office:value-type="float" office:value="1597">
            <text:p>1597.0</text:p>
          </table:table-cell>
          <table:table-cell table:style-name="ce3" table:formula="of:=(((1978-1977)*([.X141]-[.S141]))/(1982-1977))+[.S141]" office:value-type="float" office:value="1558.8">
            <text:p>1558.8</text:p>
          </table:table-cell>
          <table:table-cell table:style-name="ce3" table:formula="of:=(((1979-1977)*([.X141]-[.S141]))/(1982-1977))+[.S141]" office:value-type="float" office:value="1520.6">
            <text:p>1520.6</text:p>
          </table:table-cell>
          <table:table-cell table:style-name="ce3" table:formula="of:=(((1980-1977)*([.X141]-[.S141]))/(1982-1977))+[.S141]" office:value-type="float" office:value="1482.4">
            <text:p>1482.4</text:p>
          </table:table-cell>
          <table:table-cell table:style-name="ce3" table:formula="of:=(((1981-1977)*([.X141]-[.S141]))/(1982-1977))+[.S141]" office:value-type="float" office:value="1444.2">
            <text:p>1444.2</text:p>
          </table:table-cell>
          <table:table-cell office:value-type="float" office:value="1406">
            <text:p>1406.0</text:p>
          </table:table-cell>
          <table:table-cell table:style-name="ce3" table:formula="of:=(((1983-1982)*([.AC141]-[.X141]))/(1987-1982))+[.X141]" office:value-type="float" office:value="1373.4">
            <text:p>1373.4</text:p>
          </table:table-cell>
          <table:table-cell table:style-name="ce3" table:formula="of:=(((1984-1982)*([.AC141]-[.X141]))/(1987-1982))+[.X141]" office:value-type="float" office:value="1340.8">
            <text:p>1340.8</text:p>
          </table:table-cell>
          <table:table-cell table:style-name="ce3" table:formula="of:=(((1985-1982)*([.AC141]-[.X141]))/(1987-1982))+[.X141]" office:value-type="float" office:value="1308.2">
            <text:p>1308.2</text:p>
          </table:table-cell>
          <table:table-cell table:style-name="ce3" table:formula="of:=(((1986-1982)*([.AC141]-[.X141]))/(1987-1982))+[.X141]" office:value-type="float" office:value="1275.6">
            <text:p>1275.6</text:p>
          </table:table-cell>
          <table:table-cell office:value-type="float" office:value="1243">
            <text:p>1243.0</text:p>
          </table:table-cell>
          <table:table-cell table:style-name="ce3" table:formula="of:=(((1988-1987)*([.AH141]-[.AC141]))/(1992-1987))+[.AC141]" office:value-type="float" office:value="1220.2">
            <text:p>1220.2</text:p>
          </table:table-cell>
          <table:table-cell table:style-name="ce3" table:formula="of:=(((1989-1987)*([.AH141]-[.AC141]))/(1992-1987))+[.AC141]" office:value-type="float" office:value="1197.4">
            <text:p>1197.4</text:p>
          </table:table-cell>
          <table:table-cell table:style-name="ce3" table:formula="of:=(((1990-1987)*([.AH141]-[.AC141]))/(1992-1987))+[.AC141]" office:value-type="float" office:value="1174.6">
            <text:p>1174.6</text:p>
          </table:table-cell>
          <table:table-cell table:style-name="ce3" table:formula="of:=(((1991-1987)*([.AH141]-[.AC141]))/(1992-1987))+[.AC141]" office:value-type="float" office:value="1151.8">
            <text:p>1151.8</text:p>
          </table:table-cell>
          <table:table-cell office:value-type="float" office:value="1129">
            <text:p>1129.0</text:p>
          </table:table-cell>
          <table:table-cell table:style-name="ce3" table:formula="of:=(((1993-1992)*([.AM141]-[.AH141]))/(1997-1992))+[.AH141]" office:value-type="float" office:value="1112.6">
            <text:p>1112.6</text:p>
          </table:table-cell>
          <table:table-cell table:style-name="ce3" table:formula="of:=(((1994-1992)*([.AM141]-[.AH141]))/(1997-1992))+[.AH141]" office:value-type="float" office:value="1096.2">
            <text:p>1096.2</text:p>
          </table:table-cell>
          <table:table-cell table:style-name="ce3" table:formula="of:=(((1995-1992)*([.AM141]-[.AH141]))/(1997-1992))+[.AH141]" office:value-type="float" office:value="1079.8">
            <text:p>1079.8</text:p>
          </table:table-cell>
          <table:table-cell table:style-name="ce3" table:formula="of:=(((1996-1992)*([.AM141]-[.AH141]))/(1997-1992))+[.AH141]" office:value-type="float" office:value="1063.4">
            <text:p>1063.4</text:p>
          </table:table-cell>
          <table:table-cell office:value-type="float" office:value="1047">
            <text:p>1047.0</text:p>
          </table:table-cell>
          <table:table-cell table:style-name="ce3" table:formula="of:=(((1998-1997)*([.AR141]-[.AM141]))/(2002-1997))+[.AM141]" office:value-type="float" office:value="1034.52">
            <text:p>1034.5</text:p>
          </table:table-cell>
          <table:table-cell table:style-name="ce3" table:formula="of:=(((1999-1997)*([.AR141]-[.AM141]))/(2002-1997))+[.AM141]" office:value-type="float" office:value="1022.04">
            <text:p>1022.0</text:p>
          </table:table-cell>
          <table:table-cell table:style-name="ce3" table:formula="of:=(((2000-1997)*([.AR141]-[.AM141]))/(2002-1997))+[.AM141]" office:value-type="float" office:value="1009.56">
            <text:p>1009.6</text:p>
          </table:table-cell>
          <table:table-cell table:style-name="ce3" table:formula="of:=(((2001-1997)*([.AR141]-[.AM141]))/(2002-1997))+[.AM141]" office:value-type="float" office:value="997.08">
            <text:p>997.1</text:p>
          </table:table-cell>
          <table:table-cell office:value-type="float" office:value="984.6">
            <text:p>984.6</text:p>
          </table:table-cell>
          <table:table-cell table:style-name="ce3" table:formula="of:=(((2003-2002)*([.AW141]-[.AR141]))/(2007-2002))+[.AR141]" office:value-type="float" office:value="974.72">
            <text:p>974.7</text:p>
          </table:table-cell>
          <table:table-cell table:style-name="ce3" table:formula="of:=(((2004-2002)*([.AW141]-[.AR141]))/(2007-2002))+[.AR141]" office:value-type="float" office:value="964.84">
            <text:p>964.8</text:p>
          </table:table-cell>
          <table:table-cell table:style-name="ce3" table:formula="of:=(((2005-2002)*([.AW141]-[.AR141]))/(2007-2002))+[.AR141]" office:value-type="float" office:value="954.96">
            <text:p>955.0</text:p>
          </table:table-cell>
          <table:table-cell table:style-name="ce3" table:formula="of:=(((2006-2002)*([.AW141]-[.AR141]))/(2007-2002))+[.AR141]" office:value-type="float" office:value="945.08">
            <text:p>945.1</text:p>
          </table:table-cell>
          <table:table-cell office:value-type="float" office:value="935.2">
            <text:p>935.2</text:p>
          </table:table-cell>
          <table:table-cell table:style-name="ce3" table:formula="of:=(((2008-2007)*([.BB141]-[.AW141]))/(2012-2007))+[.AW141]" office:value-type="float" office:value="926.08">
            <text:p>926.1</text:p>
          </table:table-cell>
          <table:table-cell table:style-name="ce3" table:formula="of:=(((2009-2007)*([.BB141]-[.AW141]))/(2012-2007))+[.AW141]" office:value-type="float" office:value="916.96">
            <text:p>917.0</text:p>
          </table:table-cell>
          <table:table-cell table:style-name="ce3" table:formula="of:=(((2010-2007)*([.BB141]-[.AW141]))/(2012-2007))+[.AW141]" office:value-type="float" office:value="907.84">
            <text:p>907.8</text:p>
          </table:table-cell>
          <table:table-cell table:style-name="ce3" table:formula="of:=(((2011-2007)*([.BB141]-[.AW141]))/(2012-2007))+[.AW141]" office:value-type="float" office:value="898.72">
            <text:p>898.7</text:p>
          </table:table-cell>
          <table:table-cell office:value-type="float" office:value="889.6">
            <text:p>889.6</text:p>
          </table:table-cell>
          <table:table-cell table:number-columns-repeated="970"/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Niue</text:p>
          </table:table-cell>
          <table:table-cell table:style-name="Default" table:number-columns-repeated="11"/>
          <table:table-cell office:value-type="float" office:value="10150">
            <text:p>10150.0</text:p>
          </table:table-cell>
          <table:table-cell table:style-name="ce3" table:formula="of:=(((1973-1972)*([.S142]-[.N142]))/(1977-1972))+[.N142]" office:value-type="float" office:value="9908.6">
            <text:p>9908.6</text:p>
          </table:table-cell>
          <table:table-cell table:style-name="ce3" table:formula="of:=(((1974-1972)*([.S142]-[.N142]))/(1977-1972))+[.N142]" office:value-type="float" office:value="9667.2">
            <text:p>9667.2</text:p>
          </table:table-cell>
          <table:table-cell table:style-name="ce3" table:formula="of:=(((1975-1972)*([.S142]-[.N142]))/(1977-1972))+[.N142]" office:value-type="float" office:value="9425.8">
            <text:p>9425.8</text:p>
          </table:table-cell>
          <table:table-cell table:style-name="ce3" table:formula="of:=(((1976-1972)*([.S142]-[.N142]))/(1977-1972))+[.N142]" office:value-type="float" office:value="9184.4">
            <text:p>9184.4</text:p>
          </table:table-cell>
          <table:table-cell office:value-type="float" office:value="8943">
            <text:p>8943.0</text:p>
          </table:table-cell>
          <table:table-cell table:style-name="ce3" table:formula="of:=(((1978-1977)*([.X142]-[.S142]))/(1982-1977))+[.S142]" office:value-type="float" office:value="8730">
            <text:p>8730.0</text:p>
          </table:table-cell>
          <table:table-cell table:style-name="ce3" table:formula="of:=(((1979-1977)*([.X142]-[.S142]))/(1982-1977))+[.S142]" office:value-type="float" office:value="8517">
            <text:p>8517.0</text:p>
          </table:table-cell>
          <table:table-cell table:style-name="ce3" table:formula="of:=(((1980-1977)*([.X142]-[.S142]))/(1982-1977))+[.S142]" office:value-type="float" office:value="8304">
            <text:p>8304.0</text:p>
          </table:table-cell>
          <table:table-cell table:style-name="ce3" table:formula="of:=(((1981-1977)*([.X142]-[.S142]))/(1982-1977))+[.S142]" office:value-type="float" office:value="8091">
            <text:p>8091.0</text:p>
          </table:table-cell>
          <table:table-cell office:value-type="float" office:value="7878">
            <text:p>7878.0</text:p>
          </table:table-cell>
          <table:table-cell table:style-name="ce3" table:formula="of:=(((1983-1982)*([.AC142]-[.X142]))/(1987-1982))+[.X142]" office:value-type="float" office:value="7803.4">
            <text:p>7803.4</text:p>
          </table:table-cell>
          <table:table-cell table:style-name="ce3" table:formula="of:=(((1984-1982)*([.AC142]-[.X142]))/(1987-1982))+[.X142]" office:value-type="float" office:value="7728.8">
            <text:p>7728.8</text:p>
          </table:table-cell>
          <table:table-cell table:style-name="ce3" table:formula="of:=(((1985-1982)*([.AC142]-[.X142]))/(1987-1982))+[.X142]" office:value-type="float" office:value="7654.2">
            <text:p>7654.2</text:p>
          </table:table-cell>
          <table:table-cell table:style-name="ce3" table:formula="of:=(((1986-1982)*([.AC142]-[.X142]))/(1987-1982))+[.X142]" office:value-type="float" office:value="7579.6">
            <text:p>7579.6</text:p>
          </table:table-cell>
          <table:table-cell office:value-type="float" office:value="7505">
            <text:p>7505.0</text:p>
          </table:table-cell>
          <table:table-cell table:style-name="ce3" table:formula="of:=(((1988-1987)*([.AH142]-[.AC142]))/(1992-1987))+[.AC142]" office:value-type="float" office:value="7405">
            <text:p>7405.0</text:p>
          </table:table-cell>
          <table:table-cell table:style-name="ce3" table:formula="of:=(((1989-1987)*([.AH142]-[.AC142]))/(1992-1987))+[.AC142]" office:value-type="float" office:value="7305">
            <text:p>7305.0</text:p>
          </table:table-cell>
          <table:table-cell table:style-name="ce3" table:formula="of:=(((1990-1987)*([.AH142]-[.AC142]))/(1992-1987))+[.AC142]" office:value-type="float" office:value="7205">
            <text:p>7205.0</text:p>
          </table:table-cell>
          <table:table-cell table:style-name="ce3" table:formula="of:=(((1991-1987)*([.AH142]-[.AC142]))/(1992-1987))+[.AC142]" office:value-type="float" office:value="7105">
            <text:p>7105.0</text:p>
          </table:table-cell>
          <table:table-cell office:value-type="float" office:value="7005">
            <text:p>7005.0</text:p>
          </table:table-cell>
          <table:table-cell table:style-name="ce3" table:formula="of:=(((1993-1992)*([.AM142]-[.AH142]))/(1997-1992))+[.AH142]" office:value-type="float" office:value="6793.6">
            <text:p>6793.6</text:p>
          </table:table-cell>
          <table:table-cell table:style-name="ce3" table:formula="of:=(((1994-1992)*([.AM142]-[.AH142]))/(1997-1992))+[.AH142]" office:value-type="float" office:value="6582.2">
            <text:p>6582.2</text:p>
          </table:table-cell>
          <table:table-cell table:style-name="ce3" table:formula="of:=(((1995-1992)*([.AM142]-[.AH142]))/(1997-1992))+[.AH142]" office:value-type="float" office:value="6370.8">
            <text:p>6370.8</text:p>
          </table:table-cell>
          <table:table-cell table:style-name="ce3" table:formula="of:=(((1996-1992)*([.AM142]-[.AH142]))/(1997-1992))+[.AH142]" office:value-type="float" office:value="6159.4">
            <text:p>6159.4</text:p>
          </table:table-cell>
          <table:table-cell office:value-type="float" office:value="5948">
            <text:p>5948.0</text:p>
          </table:table-cell>
          <table:table-cell table:style-name="ce3" table:formula="of:=(((1998-1997)*([.AR142]-[.AM142]))/(2002-1997))+[.AM142]" office:value-type="float" office:value="5803.2">
            <text:p>5803.2</text:p>
          </table:table-cell>
          <table:table-cell table:style-name="ce3" table:formula="of:=(((1999-1997)*([.AR142]-[.AM142]))/(2002-1997))+[.AM142]" office:value-type="float" office:value="5658.4">
            <text:p>5658.4</text:p>
          </table:table-cell>
          <table:table-cell table:style-name="ce3" table:formula="of:=(((2000-1997)*([.AR142]-[.AM142]))/(2002-1997))+[.AM142]" office:value-type="float" office:value="5513.6">
            <text:p>5513.6</text:p>
          </table:table-cell>
          <table:table-cell table:style-name="ce3" table:formula="of:=(((2001-1997)*([.AR142]-[.AM142]))/(2002-1997))+[.AM142]" office:value-type="float" office:value="5368.8">
            <text:p>5368.8</text:p>
          </table:table-cell>
          <table:table-cell office:value-type="float" office:value="5224">
            <text:p>5224.0</text:p>
          </table:table-cell>
          <table:table-cell table:style-name="ce3" table:formula="of:=(((2003-2002)*([.AW142]-[.AR142]))/(2007-2002))+[.AR142]" office:value-type="float" office:value="5099">
            <text:p>5099.0</text:p>
          </table:table-cell>
          <table:table-cell table:style-name="ce3" table:formula="of:=(((2004-2002)*([.AW142]-[.AR142]))/(2007-2002))+[.AR142]" office:value-type="float" office:value="4974">
            <text:p>4974.0</text:p>
          </table:table-cell>
          <table:table-cell table:style-name="ce3" table:formula="of:=(((2005-2002)*([.AW142]-[.AR142]))/(2007-2002))+[.AR142]" office:value-type="float" office:value="4849">
            <text:p>4849.0</text:p>
          </table:table-cell>
          <table:table-cell table:style-name="ce3" table:formula="of:=(((2006-2002)*([.AW142]-[.AR142]))/(2007-2002))+[.AR142]" office:value-type="float" office:value="4724">
            <text:p>4724.0</text:p>
          </table:table-cell>
          <table:table-cell office:value-type="float" office:value="4599">
            <text:p>4599.0</text:p>
          </table:table-cell>
          <table:table-cell table:style-name="ce3" table:formula="of:=(((2008-2007)*([.BB142]-[.AW142]))/(2012-2007))+[.AW142]" office:value-type="float" office:value="4498.8">
            <text:p>4498.8</text:p>
          </table:table-cell>
          <table:table-cell table:style-name="ce3" table:formula="of:=(((2009-2007)*([.BB142]-[.AW142]))/(2012-2007))+[.AW142]" office:value-type="float" office:value="4398.6">
            <text:p>4398.6</text:p>
          </table:table-cell>
          <table:table-cell table:style-name="ce3" table:formula="of:=(((2010-2007)*([.BB142]-[.AW142]))/(2012-2007))+[.AW142]" office:value-type="float" office:value="4298.4">
            <text:p>4298.4</text:p>
          </table:table-cell>
          <table:table-cell table:style-name="ce3" table:formula="of:=(((2011-2007)*([.BB142]-[.AW142]))/(2012-2007))+[.AW142]" office:value-type="float" office:value="4198.2">
            <text:p>4198.2</text:p>
          </table:table-cell>
          <table:table-cell office:value-type="float" office:value="4098">
            <text:p>4098.0</text:p>
          </table:table-cell>
          <table:table-cell table:number-columns-repeated="970"/>
        </table:table-row>
        <table:table-row table:style-name="ro1">
          <table:table-cell office:value-type="string">
            <text:p>Myanmar</text:p>
          </table:table-cell>
          <table:table-cell office:value-type="string">
            <text:p>Norway</text:p>
          </table:table-cell>
          <table:table-cell table:style-name="Default" office:value-type="string">
            <text:p>105003.0</text:p>
          </table:table-cell>
          <table:table-cell table:style-name="Default" office:value-type="string">
            <text:p>100925.0</text:p>
          </table:table-cell>
          <table:table-cell table:style-name="Default" office:value-type="string">
            <text:p>97078.0</text:p>
          </table:table-cell>
          <table:table-cell table:style-name="Default" office:value-type="string">
            <text:p>94484.0</text:p>
          </table:table-cell>
          <table:table-cell table:style-name="Default" office:value-type="string">
            <text:p>92899.0</text:p>
          </table:table-cell>
          <table:table-cell table:style-name="Default" office:value-type="string">
            <text:p>91278.0</text:p>
          </table:table-cell>
          <table:table-cell table:style-name="Default" office:value-type="string">
            <text:p>89127.0</text:p>
          </table:table-cell>
          <table:table-cell table:style-name="Default" office:value-type="string">
            <text:p>86582.0</text:p>
          </table:table-cell>
          <table:table-cell table:style-name="Default" office:value-type="string">
            <text:p>84215.0</text:p>
          </table:table-cell>
          <table:table-cell table:style-name="Default" office:value-type="string">
            <text:p>80898.0</text:p>
          </table:table-cell>
          <table:table-cell table:style-name="Default" office:value-type="string">
            <text:p>77016.0</text:p>
          </table:table-cell>
          <table:table-cell office:value-type="float" office:value="36505">
            <text:p>36505.0</text:p>
          </table:table-cell>
          <table:table-cell table:style-name="ce3" table:formula="of:=(((1973-1972)*([.S143]-[.N143]))/(1977-1972))+[.N143]" office:value-type="float" office:value="35700.2">
            <text:p>35700.2</text:p>
          </table:table-cell>
          <table:table-cell table:style-name="ce3" table:formula="of:=(((1974-1972)*([.S143]-[.N143]))/(1977-1972))+[.N143]" office:value-type="float" office:value="34895.4">
            <text:p>34895.4</text:p>
          </table:table-cell>
          <table:table-cell table:style-name="ce3" table:formula="of:=(((1975-1972)*([.S143]-[.N143]))/(1977-1972))+[.N143]" office:value-type="float" office:value="34090.6">
            <text:p>34090.6</text:p>
          </table:table-cell>
          <table:table-cell table:style-name="ce3" table:formula="of:=(((1976-1972)*([.S143]-[.N143]))/(1977-1972))+[.N143]" office:value-type="float" office:value="33285.8">
            <text:p>33285.8</text:p>
          </table:table-cell>
          <table:table-cell office:value-type="float" office:value="32481">
            <text:p>32481.0</text:p>
          </table:table-cell>
          <table:table-cell table:style-name="ce3" table:formula="of:=(((1978-1977)*([.X143]-[.S143]))/(1982-1977))+[.S143]" office:value-type="float" office:value="31853.8">
            <text:p>31853.8</text:p>
          </table:table-cell>
          <table:table-cell table:style-name="ce3" table:formula="of:=(((1979-1977)*([.X143]-[.S143]))/(1982-1977))+[.S143]" office:value-type="float" office:value="31226.6">
            <text:p>31226.6</text:p>
          </table:table-cell>
          <table:table-cell table:style-name="ce3" table:formula="of:=(((1980-1977)*([.X143]-[.S143]))/(1982-1977))+[.S143]" office:value-type="float" office:value="30599.4">
            <text:p>30599.4</text:p>
          </table:table-cell>
          <table:table-cell table:style-name="ce3" table:formula="of:=(((1981-1977)*([.X143]-[.S143]))/(1982-1977))+[.S143]" office:value-type="float" office:value="29972.2">
            <text:p>29972.2</text:p>
          </table:table-cell>
          <table:table-cell office:value-type="float" office:value="29345">
            <text:p>29345.0</text:p>
          </table:table-cell>
          <table:table-cell table:style-name="ce3" table:formula="of:=(((1983-1982)*([.AC143]-[.X143]))/(1987-1982))+[.X143]" office:value-type="float" office:value="28838.4">
            <text:p>28838.4</text:p>
          </table:table-cell>
          <table:table-cell table:style-name="ce3" table:formula="of:=(((1984-1982)*([.AC143]-[.X143]))/(1987-1982))+[.X143]" office:value-type="float" office:value="28331.8">
            <text:p>28331.8</text:p>
          </table:table-cell>
          <table:table-cell table:style-name="ce3" table:formula="of:=(((1985-1982)*([.AC143]-[.X143]))/(1987-1982))+[.X143]" office:value-type="float" office:value="27825.2">
            <text:p>27825.2</text:p>
          </table:table-cell>
          <table:table-cell table:style-name="ce3" table:formula="of:=(((1986-1982)*([.AC143]-[.X143]))/(1987-1982))+[.X143]" office:value-type="float" office:value="27318.6">
            <text:p>27318.6</text:p>
          </table:table-cell>
          <table:table-cell office:value-type="float" office:value="26812">
            <text:p>26812.0</text:p>
          </table:table-cell>
          <table:table-cell table:style-name="ce3" table:formula="of:=(((1988-1987)*([.AH143]-[.AC143]))/(1992-1987))+[.AC143]" office:value-type="float" office:value="26411.8">
            <text:p>26411.8</text:p>
          </table:table-cell>
          <table:table-cell table:style-name="ce3" table:formula="of:=(((1989-1987)*([.AH143]-[.AC143]))/(1992-1987))+[.AC143]" office:value-type="float" office:value="26011.6">
            <text:p>26011.6</text:p>
          </table:table-cell>
          <table:table-cell table:style-name="ce3" table:formula="of:=(((1990-1987)*([.AH143]-[.AC143]))/(1992-1987))+[.AC143]" office:value-type="float" office:value="25611.4">
            <text:p>25611.4</text:p>
          </table:table-cell>
          <table:table-cell table:style-name="ce3" table:formula="of:=(((1991-1987)*([.AH143]-[.AC143]))/(1992-1987))+[.AC143]" office:value-type="float" office:value="25211.2">
            <text:p>25211.2</text:p>
          </table:table-cell>
          <table:table-cell office:value-type="float" office:value="24811">
            <text:p>24811.0</text:p>
          </table:table-cell>
          <table:table-cell table:style-name="ce3" table:formula="of:=(((1993-1992)*([.AM143]-[.AH143]))/(1997-1992))+[.AH143]" office:value-type="float" office:value="24476">
            <text:p>24476.0</text:p>
          </table:table-cell>
          <table:table-cell table:style-name="ce3" table:formula="of:=(((1994-1992)*([.AM143]-[.AH143]))/(1997-1992))+[.AH143]" office:value-type="float" office:value="24141">
            <text:p>24141.0</text:p>
          </table:table-cell>
          <table:table-cell table:style-name="ce3" table:formula="of:=(((1995-1992)*([.AM143]-[.AH143]))/(1997-1992))+[.AH143]" office:value-type="float" office:value="23806">
            <text:p>23806.0</text:p>
          </table:table-cell>
          <table:table-cell table:style-name="ce3" table:formula="of:=(((1996-1992)*([.AM143]-[.AH143]))/(1997-1992))+[.AH143]" office:value-type="float" office:value="23471">
            <text:p>23471.0</text:p>
          </table:table-cell>
          <table:table-cell office:value-type="float" office:value="23136">
            <text:p>23136.0</text:p>
          </table:table-cell>
          <table:table-cell table:style-name="ce3" table:formula="of:=(((1998-1997)*([.AR143]-[.AM143]))/(2002-1997))+[.AM143]" office:value-type="float" office:value="22907">
            <text:p>22907.0</text:p>
          </table:table-cell>
          <table:table-cell table:style-name="ce3" table:formula="of:=(((1999-1997)*([.AR143]-[.AM143]))/(2002-1997))+[.AM143]" office:value-type="float" office:value="22678">
            <text:p>22678.0</text:p>
          </table:table-cell>
          <table:table-cell table:style-name="ce3" table:formula="of:=(((2000-1997)*([.AR143]-[.AM143]))/(2002-1997))+[.AM143]" office:value-type="float" office:value="22449">
            <text:p>22449.0</text:p>
          </table:table-cell>
          <table:table-cell table:style-name="ce3" table:formula="of:=(((2001-1997)*([.AR143]-[.AM143]))/(2002-1997))+[.AM143]" office:value-type="float" office:value="22220">
            <text:p>22220.0</text:p>
          </table:table-cell>
          <table:table-cell office:value-type="float" office:value="21991">
            <text:p>21991.0</text:p>
          </table:table-cell>
          <table:table-cell table:style-name="ce3" table:formula="of:=(((2003-2002)*([.AW143]-[.AR143]))/(2007-2002))+[.AR143]" office:value-type="float" office:value="21868.6">
            <text:p>21868.6</text:p>
          </table:table-cell>
          <table:table-cell table:style-name="ce3" table:formula="of:=(((2004-2002)*([.AW143]-[.AR143]))/(2007-2002))+[.AR143]" office:value-type="float" office:value="21746.2">
            <text:p>21746.2</text:p>
          </table:table-cell>
          <table:table-cell table:style-name="ce3" table:formula="of:=(((2005-2002)*([.AW143]-[.AR143]))/(2007-2002))+[.AR143]" office:value-type="float" office:value="21623.8">
            <text:p>21623.8</text:p>
          </table:table-cell>
          <table:table-cell table:style-name="ce3" table:formula="of:=(((2006-2002)*([.AW143]-[.AR143]))/(2007-2002))+[.AR143]" office:value-type="float" office:value="21501.4">
            <text:p>21501.4</text:p>
          </table:table-cell>
          <table:table-cell office:value-type="float" office:value="21379">
            <text:p>21379.0</text:p>
          </table:table-cell>
          <table:table-cell table:style-name="ce3" table:formula="of:=(((2008-2007)*([.BB143]-[.AW143]))/(2012-2007))+[.AW143]" office:value-type="float" office:value="21220.2">
            <text:p>21220.2</text:p>
          </table:table-cell>
          <table:table-cell table:style-name="ce3" table:formula="of:=(((2009-2007)*([.BB143]-[.AW143]))/(2012-2007))+[.AW143]" office:value-type="float" office:value="21061.4">
            <text:p>21061.4</text:p>
          </table:table-cell>
          <table:table-cell table:style-name="ce3" table:formula="of:=(((2010-2007)*([.BB143]-[.AW143]))/(2012-2007))+[.AW143]" office:value-type="float" office:value="20902.6">
            <text:p>20902.6</text:p>
          </table:table-cell>
          <table:table-cell table:style-name="ce3" table:formula="of:=(((2011-2007)*([.BB143]-[.AW143]))/(2012-2007))+[.AW143]" office:value-type="float" office:value="20743.8">
            <text:p>20743.8</text:p>
          </table:table-cell>
          <table:table-cell office:value-type="float" office:value="20585">
            <text:p>20585.0</text:p>
          </table:table-cell>
          <table:table-cell table:number-columns-repeated="970"/>
        </table:table-row>
        <table:table-row table:style-name="ro1">
          <table:table-cell office:value-type="string">
            <text:p>Namibia</text:p>
          </table:table-cell>
          <table:table-cell office:value-type="string">
            <text:p>Occupied Palestinian Territory</text:p>
          </table:table-cell>
          <table:table-cell table:style-name="Default" office:value-type="string">
            <text:p>742.0</text:p>
          </table:table-cell>
          <table:table-cell table:style-name="Default" office:value-type="string">
            <text:p>718.5</text:p>
          </table:table-cell>
          <table:table-cell table:style-name="Default" office:value-type="string">
            <text:p>709.3</text:p>
          </table:table-cell>
          <table:table-cell table:style-name="Default" office:value-type="string">
            <text:p>598.3</text:p>
          </table:table-cell>
          <table:table-cell table:style-name="Default" office:value-type="string">
            <text:p>522.5</text:p>
          </table:table-cell>
          <table:table-cell table:style-name="Default" office:value-type="string">
            <text:p>446.9</text:p>
          </table:table-cell>
          <table:table-cell table:style-name="Default" office:value-type="string">
            <text:p>369.5</text:p>
          </table:table-cell>
          <table:table-cell table:style-name="Default" office:value-type="string">
            <text:p>293.9</text:p>
          </table:table-cell>
          <table:table-cell table:style-name="Default" office:value-type="string">
            <text:p>249.4</text:p>
          </table:table-cell>
          <table:table-cell table:style-name="Default" office:value-type="string">
            <text:p>224.5</text:p>
          </table:table-cell>
          <table:table-cell table:style-name="Default" office:value-type="string">
            <text:p>196.0</text:p>
          </table:table-cell>
          <table:table-cell office:value-type="float" office:value="7422">
            <text:p>7422.0</text:p>
          </table:table-cell>
          <table:table-cell table:style-name="ce3" table:formula="of:=(((1973-1972)*([.S144]-[.N144]))/(1977-1972))+[.N144]" office:value-type="float" office:value="7234.4">
            <text:p>7234.4</text:p>
          </table:table-cell>
          <table:table-cell table:style-name="ce3" table:formula="of:=(((1974-1972)*([.S144]-[.N144]))/(1977-1972))+[.N144]" office:value-type="float" office:value="7046.8">
            <text:p>7046.8</text:p>
          </table:table-cell>
          <table:table-cell table:style-name="ce3" table:formula="of:=(((1975-1972)*([.S144]-[.N144]))/(1977-1972))+[.N144]" office:value-type="float" office:value="6859.2">
            <text:p>6859.2</text:p>
          </table:table-cell>
          <table:table-cell table:style-name="ce3" table:formula="of:=(((1976-1972)*([.S144]-[.N144]))/(1977-1972))+[.N144]" office:value-type="float" office:value="6671.6">
            <text:p>6671.6</text:p>
          </table:table-cell>
          <table:table-cell office:value-type="float" office:value="6484">
            <text:p>6484.0</text:p>
          </table:table-cell>
          <table:table-cell table:style-name="ce3" table:formula="of:=(((1978-1977)*([.X144]-[.S144]))/(1982-1977))+[.S144]" office:value-type="float" office:value="6352.8">
            <text:p>6352.8</text:p>
          </table:table-cell>
          <table:table-cell table:style-name="ce3" table:formula="of:=(((1979-1977)*([.X144]-[.S144]))/(1982-1977))+[.S144]" office:value-type="float" office:value="6221.6">
            <text:p>6221.6</text:p>
          </table:table-cell>
          <table:table-cell table:style-name="ce3" table:formula="of:=(((1980-1977)*([.X144]-[.S144]))/(1982-1977))+[.S144]" office:value-type="float" office:value="6090.4">
            <text:p>6090.4</text:p>
          </table:table-cell>
          <table:table-cell table:style-name="ce3" table:formula="of:=(((1981-1977)*([.X144]-[.S144]))/(1982-1977))+[.S144]" office:value-type="float" office:value="5959.2">
            <text:p>5959.2</text:p>
          </table:table-cell>
          <table:table-cell office:value-type="float" office:value="5828">
            <text:p>5828.0</text:p>
          </table:table-cell>
          <table:table-cell table:style-name="ce3" table:formula="of:=(((1983-1982)*([.AC144]-[.X144]))/(1987-1982))+[.X144]" office:value-type="float" office:value="5649.6">
            <text:p>5649.6</text:p>
          </table:table-cell>
          <table:table-cell table:style-name="ce3" table:formula="of:=(((1984-1982)*([.AC144]-[.X144]))/(1987-1982))+[.X144]" office:value-type="float" office:value="5471.2">
            <text:p>5471.2</text:p>
          </table:table-cell>
          <table:table-cell table:style-name="ce3" table:formula="of:=(((1985-1982)*([.AC144]-[.X144]))/(1987-1982))+[.X144]" office:value-type="float" office:value="5292.8">
            <text:p>5292.8</text:p>
          </table:table-cell>
          <table:table-cell table:style-name="ce3" table:formula="of:=(((1986-1982)*([.AC144]-[.X144]))/(1987-1982))+[.X144]" office:value-type="float" office:value="5114.4">
            <text:p>5114.4</text:p>
          </table:table-cell>
          <table:table-cell office:value-type="float" office:value="4936">
            <text:p>4936.0</text:p>
          </table:table-cell>
          <table:table-cell table:style-name="ce3" table:formula="of:=(((1988-1987)*([.AH144]-[.AC144]))/(1992-1987))+[.AC144]" office:value-type="float" office:value="4763">
            <text:p>4763.0</text:p>
          </table:table-cell>
          <table:table-cell table:style-name="ce3" table:formula="of:=(((1989-1987)*([.AH144]-[.AC144]))/(1992-1987))+[.AC144]" office:value-type="float" office:value="4590">
            <text:p>4590.0</text:p>
          </table:table-cell>
          <table:table-cell table:style-name="ce3" table:formula="of:=(((1990-1987)*([.AH144]-[.AC144]))/(1992-1987))+[.AC144]" office:value-type="float" office:value="4417">
            <text:p>4417.0</text:p>
          </table:table-cell>
          <table:table-cell table:style-name="ce3" table:formula="of:=(((1991-1987)*([.AH144]-[.AC144]))/(1992-1987))+[.AC144]" office:value-type="float" office:value="4244">
            <text:p>4244.0</text:p>
          </table:table-cell>
          <table:table-cell office:value-type="float" office:value="4071">
            <text:p>4071.0</text:p>
          </table:table-cell>
          <table:table-cell table:style-name="ce3" table:formula="of:=(((1993-1992)*([.AM144]-[.AH144]))/(1997-1992))+[.AH144]" office:value-type="float" office:value="3960">
            <text:p>3960.0</text:p>
          </table:table-cell>
          <table:table-cell table:style-name="ce3" table:formula="of:=(((1994-1992)*([.AM144]-[.AH144]))/(1997-1992))+[.AH144]" office:value-type="float" office:value="3849">
            <text:p>3849.0</text:p>
          </table:table-cell>
          <table:table-cell table:style-name="ce3" table:formula="of:=(((1995-1992)*([.AM144]-[.AH144]))/(1997-1992))+[.AH144]" office:value-type="float" office:value="3738">
            <text:p>3738.0</text:p>
          </table:table-cell>
          <table:table-cell table:style-name="ce3" table:formula="of:=(((1996-1992)*([.AM144]-[.AH144]))/(1997-1992))+[.AH144]" office:value-type="float" office:value="3627">
            <text:p>3627.0</text:p>
          </table:table-cell>
          <table:table-cell office:value-type="float" office:value="3516">
            <text:p>3516.0</text:p>
          </table:table-cell>
          <table:table-cell table:style-name="ce3" table:formula="of:=(((1998-1997)*([.AR144]-[.AM144]))/(2002-1997))+[.AM144]" office:value-type="float" office:value="3437.2">
            <text:p>3437.2</text:p>
          </table:table-cell>
          <table:table-cell table:style-name="ce3" table:formula="of:=(((1999-1997)*([.AR144]-[.AM144]))/(2002-1997))+[.AM144]" office:value-type="float" office:value="3358.4">
            <text:p>3358.4</text:p>
          </table:table-cell>
          <table:table-cell table:style-name="ce3" table:formula="of:=(((2000-1997)*([.AR144]-[.AM144]))/(2002-1997))+[.AM144]" office:value-type="float" office:value="3279.6">
            <text:p>3279.6</text:p>
          </table:table-cell>
          <table:table-cell table:style-name="ce3" table:formula="of:=(((2001-1997)*([.AR144]-[.AM144]))/(2002-1997))+[.AM144]" office:value-type="float" office:value="3200.8">
            <text:p>3200.8</text:p>
          </table:table-cell>
          <table:table-cell office:value-type="float" office:value="3122">
            <text:p>3122.0</text:p>
          </table:table-cell>
          <table:table-cell table:style-name="ce3" table:formula="of:=(((2003-2002)*([.AW144]-[.AR144]))/(2007-2002))+[.AR144]" office:value-type="float" office:value="3068.2">
            <text:p>3068.2</text:p>
          </table:table-cell>
          <table:table-cell table:style-name="ce3" table:formula="of:=(((2004-2002)*([.AW144]-[.AR144]))/(2007-2002))+[.AR144]" office:value-type="float" office:value="3014.4">
            <text:p>3014.4</text:p>
          </table:table-cell>
          <table:table-cell table:style-name="ce3" table:formula="of:=(((2005-2002)*([.AW144]-[.AR144]))/(2007-2002))+[.AR144]" office:value-type="float" office:value="2960.6">
            <text:p>2960.6</text:p>
          </table:table-cell>
          <table:table-cell table:style-name="ce3" table:formula="of:=(((2006-2002)*([.AW144]-[.AR144]))/(2007-2002))+[.AR144]" office:value-type="float" office:value="2906.8">
            <text:p>2906.8</text:p>
          </table:table-cell>
          <table:table-cell office:value-type="float" office:value="2853">
            <text:p>2853.0</text:p>
          </table:table-cell>
          <table:table-cell table:style-name="ce3" table:formula="of:=(((2008-2007)*([.BB144]-[.AW144]))/(2012-2007))+[.AW144]" office:value-type="float" office:value="2803.6">
            <text:p>2803.6</text:p>
          </table:table-cell>
          <table:table-cell table:style-name="ce3" table:formula="of:=(((2009-2007)*([.BB144]-[.AW144]))/(2012-2007))+[.AW144]" office:value-type="float" office:value="2754.2">
            <text:p>2754.2</text:p>
          </table:table-cell>
          <table:table-cell table:style-name="ce3" table:formula="of:=(((2010-2007)*([.BB144]-[.AW144]))/(2012-2007))+[.AW144]" office:value-type="float" office:value="2704.8">
            <text:p>2704.8</text:p>
          </table:table-cell>
          <table:table-cell table:style-name="ce3" table:formula="of:=(((2011-2007)*([.BB144]-[.AW144]))/(2012-2007))+[.AW144]" office:value-type="float" office:value="2655.4">
            <text:p>2655.4</text:p>
          </table:table-cell>
          <table:table-cell office:value-type="float" office:value="2606">
            <text:p>2606.0</text:p>
          </table:table-cell>
          <table:table-cell table:number-columns-repeated="970"/>
        </table:table-row>
        <table:table-row table:style-name="ro1">
          <table:table-cell office:value-type="string">
            <text:p>Nauru</text:p>
          </table:table-cell>
          <table:table-cell office:value-type="string">
            <text:p>Oman</text:p>
          </table:table-cell>
          <table:table-cell table:style-name="Default" office:value-type="string">
            <text:p>2397.0</text:p>
          </table:table-cell>
          <table:table-cell table:style-name="Default" office:value-type="string">
            <text:p>2102.0</text:p>
          </table:table-cell>
          <table:table-cell table:style-name="Default" office:value-type="string">
            <text:p>1779.0</text:p>
          </table:table-cell>
          <table:table-cell table:style-name="Default" office:value-type="string">
            <text:p>1403.0</text:p>
          </table:table-cell>
          <table:table-cell table:style-name="Default" office:value-type="string">
            <text:p>1059.0</text:p>
          </table:table-cell>
          <table:table-cell table:style-name="Default" office:value-type="string">
            <text:p>838.8</text:p>
          </table:table-cell>
          <table:table-cell table:style-name="Default" office:value-type="string">
            <text:p>689.3</text:p>
          </table:table-cell>
          <table:table-cell table:style-name="Default" office:value-type="string">
            <text:p>617.8</text:p>
          </table:table-cell>
          <table:table-cell table:style-name="Default" office:value-type="string">
            <text:p>607.9</text:p>
          </table:table-cell>
          <table:table-cell table:style-name="Default" office:value-type="string">
            <text:p>546.7</text:p>
          </table:table-cell>
          <table:table-cell table:style-name="Default" office:value-type="string">
            <text:p>482.1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Nepal</text:p>
          </table:table-cell>
          <table:table-cell office:value-type="string">
            <text:p>Pakistan</text:p>
          </table:table-cell>
          <table:table-cell table:style-name="Default" office:value-type="string">
            <text:p>5121.0</text:p>
          </table:table-cell>
          <table:table-cell table:style-name="Default" office:value-type="string">
            <text:p>4505.0</text:p>
          </table:table-cell>
          <table:table-cell table:style-name="Default" office:value-type="string">
            <text:p>3933.0</text:p>
          </table:table-cell>
          <table:table-cell table:style-name="Default" office:value-type="string">
            <text:p>3385.0</text:p>
          </table:table-cell>
          <table:table-cell table:style-name="Default" office:value-type="string">
            <text:p>2864.0</text:p>
          </table:table-cell>
          <table:table-cell table:style-name="Default" office:value-type="string">
            <text:p>2419.0</text:p>
          </table:table-cell>
          <table:table-cell table:style-name="Default" office:value-type="string">
            <text:p>2091.0</text:p>
          </table:table-cell>
          <table:table-cell table:style-name="Default" office:value-type="string">
            <text:p>1838.0</text:p>
          </table:table-cell>
          <table:table-cell table:style-name="Default" office:value-type="string">
            <text:p>1641.0</text:p>
          </table:table-cell>
          <table:table-cell table:style-name="Default" office:value-type="string">
            <text:p>1501.0</text:p>
          </table:table-cell>
          <table:table-cell table:style-name="Default" office:value-type="string">
            <text:p>1371.0</text:p>
          </table:table-cell>
          <table:table-cell office:value-type="float" office:value="15892">
            <text:p>15892.0</text:p>
          </table:table-cell>
          <table:table-cell table:style-name="ce3" table:formula="of:=(((1973-1972)*([.S146]-[.N146]))/(1977-1972))+[.N146]" office:value-type="float" office:value="15541.6">
            <text:p>15541.6</text:p>
          </table:table-cell>
          <table:table-cell table:style-name="ce3" table:formula="of:=(((1974-1972)*([.S146]-[.N146]))/(1977-1972))+[.N146]" office:value-type="float" office:value="15191.2">
            <text:p>15191.2</text:p>
          </table:table-cell>
          <table:table-cell table:style-name="ce3" table:formula="of:=(((1975-1972)*([.S146]-[.N146]))/(1977-1972))+[.N146]" office:value-type="float" office:value="14840.8">
            <text:p>14840.8</text:p>
          </table:table-cell>
          <table:table-cell table:style-name="ce3" table:formula="of:=(((1976-1972)*([.S146]-[.N146]))/(1977-1972))+[.N146]" office:value-type="float" office:value="14490.4">
            <text:p>14490.4</text:p>
          </table:table-cell>
          <table:table-cell office:value-type="float" office:value="14140">
            <text:p>14140.0</text:p>
          </table:table-cell>
          <table:table-cell table:style-name="ce3" table:formula="of:=(((1978-1977)*([.X146]-[.S146]))/(1982-1977))+[.S146]" office:value-type="float" office:value="13824.8">
            <text:p>13824.8</text:p>
          </table:table-cell>
          <table:table-cell table:style-name="ce3" table:formula="of:=(((1979-1977)*([.X146]-[.S146]))/(1982-1977))+[.S146]" office:value-type="float" office:value="13509.6">
            <text:p>13509.6</text:p>
          </table:table-cell>
          <table:table-cell table:style-name="ce3" table:formula="of:=(((1980-1977)*([.X146]-[.S146]))/(1982-1977))+[.S146]" office:value-type="float" office:value="13194.4">
            <text:p>13194.4</text:p>
          </table:table-cell>
          <table:table-cell table:style-name="ce3" table:formula="of:=(((1981-1977)*([.X146]-[.S146]))/(1982-1977))+[.S146]" office:value-type="float" office:value="12879.2">
            <text:p>12879.2</text:p>
          </table:table-cell>
          <table:table-cell office:value-type="float" office:value="12564">
            <text:p>12564.0</text:p>
          </table:table-cell>
          <table:table-cell table:style-name="ce3" table:formula="of:=(((1983-1982)*([.AC146]-[.X146]))/(1987-1982))+[.X146]" office:value-type="float" office:value="12283.6">
            <text:p>12283.6</text:p>
          </table:table-cell>
          <table:table-cell table:style-name="ce3" table:formula="of:=(((1984-1982)*([.AC146]-[.X146]))/(1987-1982))+[.X146]" office:value-type="float" office:value="12003.2">
            <text:p>12003.2</text:p>
          </table:table-cell>
          <table:table-cell table:style-name="ce3" table:formula="of:=(((1985-1982)*([.AC146]-[.X146]))/(1987-1982))+[.X146]" office:value-type="float" office:value="11722.8">
            <text:p>11722.8</text:p>
          </table:table-cell>
          <table:table-cell table:style-name="ce3" table:formula="of:=(((1986-1982)*([.AC146]-[.X146]))/(1987-1982))+[.X146]" office:value-type="float" office:value="11442.4">
            <text:p>11442.4</text:p>
          </table:table-cell>
          <table:table-cell office:value-type="float" office:value="11162">
            <text:p>11162.0</text:p>
          </table:table-cell>
          <table:table-cell table:style-name="ce3" table:formula="of:=(((1988-1987)*([.AH146]-[.AC146]))/(1992-1987))+[.AC146]" office:value-type="float" office:value="10907.4">
            <text:p>10907.4</text:p>
          </table:table-cell>
          <table:table-cell table:style-name="ce3" table:formula="of:=(((1989-1987)*([.AH146]-[.AC146]))/(1992-1987))+[.AC146]" office:value-type="float" office:value="10652.8">
            <text:p>10652.8</text:p>
          </table:table-cell>
          <table:table-cell table:style-name="ce3" table:formula="of:=(((1990-1987)*([.AH146]-[.AC146]))/(1992-1987))+[.AC146]" office:value-type="float" office:value="10398.2">
            <text:p>10398.2</text:p>
          </table:table-cell>
          <table:table-cell table:style-name="ce3" table:formula="of:=(((1991-1987)*([.AH146]-[.AC146]))/(1992-1987))+[.AC146]" office:value-type="float" office:value="10143.6">
            <text:p>10143.6</text:p>
          </table:table-cell>
          <table:table-cell office:value-type="float" office:value="9889">
            <text:p>9889.0</text:p>
          </table:table-cell>
          <table:table-cell table:style-name="ce3" table:formula="of:=(((1993-1992)*([.AM146]-[.AH146]))/(1997-1992))+[.AH146]" office:value-type="float" office:value="9658">
            <text:p>9658.0</text:p>
          </table:table-cell>
          <table:table-cell table:style-name="ce3" table:formula="of:=(((1994-1992)*([.AM146]-[.AH146]))/(1997-1992))+[.AH146]" office:value-type="float" office:value="9427">
            <text:p>9427.0</text:p>
          </table:table-cell>
          <table:table-cell table:style-name="ce3" table:formula="of:=(((1995-1992)*([.AM146]-[.AH146]))/(1997-1992))+[.AH146]" office:value-type="float" office:value="9196">
            <text:p>9196.0</text:p>
          </table:table-cell>
          <table:table-cell table:style-name="ce3" table:formula="of:=(((1996-1992)*([.AM146]-[.AH146]))/(1997-1992))+[.AH146]" office:value-type="float" office:value="8965">
            <text:p>8965.0</text:p>
          </table:table-cell>
          <table:table-cell office:value-type="float" office:value="8734">
            <text:p>8734.0</text:p>
          </table:table-cell>
          <table:table-cell table:style-name="ce3" table:formula="of:=(((1998-1997)*([.AR146]-[.AM146]))/(2002-1997))+[.AM146]" office:value-type="float" office:value="8537.8">
            <text:p>8537.8</text:p>
          </table:table-cell>
          <table:table-cell table:style-name="ce3" table:formula="of:=(((1999-1997)*([.AR146]-[.AM146]))/(2002-1997))+[.AM146]" office:value-type="float" office:value="8341.6">
            <text:p>8341.6</text:p>
          </table:table-cell>
          <table:table-cell table:style-name="ce3" table:formula="of:=(((2000-1997)*([.AR146]-[.AM146]))/(2002-1997))+[.AM146]" office:value-type="float" office:value="8145.4">
            <text:p>8145.4</text:p>
          </table:table-cell>
          <table:table-cell table:style-name="ce3" table:formula="of:=(((2001-1997)*([.AR146]-[.AM146]))/(2002-1997))+[.AM146]" office:value-type="float" office:value="7949.2">
            <text:p>7949.2</text:p>
          </table:table-cell>
          <table:table-cell office:value-type="float" office:value="7753">
            <text:p>7753.0</text:p>
          </table:table-cell>
          <table:table-cell table:style-name="ce3" table:formula="of:=(((2003-2002)*([.AW146]-[.AR146]))/(2007-2002))+[.AR146]" office:value-type="float" office:value="7599.4">
            <text:p>7599.4</text:p>
          </table:table-cell>
          <table:table-cell table:style-name="ce3" table:formula="of:=(((2004-2002)*([.AW146]-[.AR146]))/(2007-2002))+[.AR146]" office:value-type="float" office:value="7445.8">
            <text:p>7445.8</text:p>
          </table:table-cell>
          <table:table-cell table:style-name="ce3" table:formula="of:=(((2005-2002)*([.AW146]-[.AR146]))/(2007-2002))+[.AR146]" office:value-type="float" office:value="7292.2">
            <text:p>7292.2</text:p>
          </table:table-cell>
          <table:table-cell table:style-name="ce3" table:formula="of:=(((2006-2002)*([.AW146]-[.AR146]))/(2007-2002))+[.AR146]" office:value-type="float" office:value="7138.6">
            <text:p>7138.6</text:p>
          </table:table-cell>
          <table:table-cell office:value-type="float" office:value="6985">
            <text:p>6985.0</text:p>
          </table:table-cell>
          <table:table-cell table:style-name="ce3" table:formula="of:=(((2008-2007)*([.BB146]-[.AW146]))/(2012-2007))+[.AW146]" office:value-type="float" office:value="6866.2">
            <text:p>6866.2</text:p>
          </table:table-cell>
          <table:table-cell table:style-name="ce3" table:formula="of:=(((2009-2007)*([.BB146]-[.AW146]))/(2012-2007))+[.AW146]" office:value-type="float" office:value="6747.4">
            <text:p>6747.4</text:p>
          </table:table-cell>
          <table:table-cell table:style-name="ce3" table:formula="of:=(((2010-2007)*([.BB146]-[.AW146]))/(2012-2007))+[.AW146]" office:value-type="float" office:value="6628.6">
            <text:p>6628.6</text:p>
          </table:table-cell>
          <table:table-cell table:style-name="ce3" table:formula="of:=(((2011-2007)*([.BB146]-[.AW146]))/(2012-2007))+[.AW146]" office:value-type="float" office:value="6509.8">
            <text:p>6509.8</text:p>
          </table:table-cell>
          <table:table-cell office:value-type="float" office:value="6391">
            <text:p>6391.0</text:p>
          </table:table-cell>
          <table:table-cell table:number-columns-repeated="970"/>
        </table:table-row>
        <table:table-row table:style-name="ro1">
          <table:table-cell office:value-type="string">
            <text:p>Netherlands Antilles</text:p>
          </table:table-cell>
          <table:table-cell office:value-type="string">
            <text:p>Palau</text:p>
          </table:table-cell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Panama</text:p>
          </table:table-cell>
          <table:table-cell table:style-name="Default" office:value-type="string">
            <text:p>123746.0</text:p>
          </table:table-cell>
          <table:table-cell table:style-name="Default" office:value-type="string">
            <text:p>106859.0</text:p>
          </table:table-cell>
          <table:table-cell table:style-name="Default" office:value-type="string">
            <text:p>92790.0</text:p>
          </table:table-cell>
          <table:table-cell table:style-name="Default" office:value-type="string">
            <text:p>81453.0</text:p>
          </table:table-cell>
          <table:table-cell table:style-name="Default" office:value-type="string">
            <text:p>72442.0</text:p>
          </table:table-cell>
          <table:table-cell table:style-name="Default" office:value-type="string">
            <text:p>65141.0</text:p>
          </table:table-cell>
          <table:table-cell table:style-name="Default" office:value-type="string">
            <text:p>58800.0</text:p>
          </table:table-cell>
          <table:table-cell table:style-name="Default" office:value-type="string">
            <text:p>53104.0</text:p>
          </table:table-cell>
          <table:table-cell table:style-name="Default" office:value-type="string">
            <text:p>48224.0</text:p>
          </table:table-cell>
          <table:table-cell table:style-name="Default" office:value-type="string">
            <text:p>44166.0</text:p>
          </table:table-cell>
          <table:table-cell table:style-name="Default" office:value-type="string">
            <text:p>40828.0</text:p>
          </table:table-cell>
          <table:table-cell office:value-type="float" office:value="831.4">
            <text:p>831.4</text:p>
          </table:table-cell>
          <table:table-cell table:style-name="ce3" table:formula="of:=(((1973-1972)*([.S148]-[.N148]))/(1977-1972))+[.N148]" office:value-type="float" office:value="824.36">
            <text:p>824.4</text:p>
          </table:table-cell>
          <table:table-cell table:style-name="ce3" table:formula="of:=(((1974-1972)*([.S148]-[.N148]))/(1977-1972))+[.N148]" office:value-type="float" office:value="817.32">
            <text:p>817.3</text:p>
          </table:table-cell>
          <table:table-cell table:style-name="ce3" table:formula="of:=(((1975-1972)*([.S148]-[.N148]))/(1977-1972))+[.N148]" office:value-type="float" office:value="810.28">
            <text:p>810.3</text:p>
          </table:table-cell>
          <table:table-cell table:style-name="ce3" table:formula="of:=(((1976-1972)*([.S148]-[.N148]))/(1977-1972))+[.N148]" office:value-type="float" office:value="803.24">
            <text:p>803.2</text:p>
          </table:table-cell>
          <table:table-cell office:value-type="float" office:value="796.2">
            <text:p>796.2</text:p>
          </table:table-cell>
          <table:table-cell table:style-name="ce3" table:formula="of:=(((1978-1977)*([.X148]-[.S148]))/(1982-1977))+[.S148]" office:value-type="float" office:value="791.46">
            <text:p>791.5</text:p>
          </table:table-cell>
          <table:table-cell table:style-name="ce3" table:formula="of:=(((1979-1977)*([.X148]-[.S148]))/(1982-1977))+[.S148]" office:value-type="float" office:value="786.72">
            <text:p>786.7</text:p>
          </table:table-cell>
          <table:table-cell table:style-name="ce3" table:formula="of:=(((1980-1977)*([.X148]-[.S148]))/(1982-1977))+[.S148]" office:value-type="float" office:value="781.98">
            <text:p>782.0</text:p>
          </table:table-cell>
          <table:table-cell table:style-name="ce3" table:formula="of:=(((1981-1977)*([.X148]-[.S148]))/(1982-1977))+[.S148]" office:value-type="float" office:value="777.24">
            <text:p>777.2</text:p>
          </table:table-cell>
          <table:table-cell office:value-type="float" office:value="772.5">
            <text:p>772.5</text:p>
          </table:table-cell>
          <table:table-cell table:style-name="ce3" table:formula="of:=(((1983-1982)*([.AC148]-[.X148]))/(1987-1982))+[.X148]" office:value-type="float" office:value="768.54">
            <text:p>768.5</text:p>
          </table:table-cell>
          <table:table-cell table:style-name="ce3" table:formula="of:=(((1984-1982)*([.AC148]-[.X148]))/(1987-1982))+[.X148]" office:value-type="float" office:value="764.58">
            <text:p>764.6</text:p>
          </table:table-cell>
          <table:table-cell table:style-name="ce3" table:formula="of:=(((1985-1982)*([.AC148]-[.X148]))/(1987-1982))+[.X148]" office:value-type="float" office:value="760.62">
            <text:p>760.6</text:p>
          </table:table-cell>
          <table:table-cell table:style-name="ce3" table:formula="of:=(((1986-1982)*([.AC148]-[.X148]))/(1987-1982))+[.X148]" office:value-type="float" office:value="756.66">
            <text:p>756.7</text:p>
          </table:table-cell>
          <table:table-cell office:value-type="float" office:value="752.7">
            <text:p>752.7</text:p>
          </table:table-cell>
          <table:table-cell table:style-name="ce3" table:formula="of:=(((1988-1987)*([.AH148]-[.AC148]))/(1992-1987))+[.AC148]" office:value-type="float" office:value="747.82">
            <text:p>747.8</text:p>
          </table:table-cell>
          <table:table-cell table:style-name="ce3" table:formula="of:=(((1989-1987)*([.AH148]-[.AC148]))/(1992-1987))+[.AC148]" office:value-type="float" office:value="742.94">
            <text:p>742.9</text:p>
          </table:table-cell>
          <table:table-cell table:style-name="ce3" table:formula="of:=(((1990-1987)*([.AH148]-[.AC148]))/(1992-1987))+[.AC148]" office:value-type="float" office:value="738.06">
            <text:p>738.1</text:p>
          </table:table-cell>
          <table:table-cell table:style-name="ce3" table:formula="of:=(((1991-1987)*([.AH148]-[.AC148]))/(1992-1987))+[.AC148]" office:value-type="float" office:value="733.18">
            <text:p>733.2</text:p>
          </table:table-cell>
          <table:table-cell office:value-type="float" office:value="728.3">
            <text:p>728.3</text:p>
          </table:table-cell>
          <table:table-cell table:style-name="ce3" table:formula="of:=(((1993-1992)*([.AM148]-[.AH148]))/(1997-1992))+[.AH148]" office:value-type="float" office:value="723.62">
            <text:p>723.6</text:p>
          </table:table-cell>
          <table:table-cell table:style-name="ce3" table:formula="of:=(((1994-1992)*([.AM148]-[.AH148]))/(1997-1992))+[.AH148]" office:value-type="float" office:value="718.94">
            <text:p>718.9</text:p>
          </table:table-cell>
          <table:table-cell table:style-name="ce3" table:formula="of:=(((1995-1992)*([.AM148]-[.AH148]))/(1997-1992))+[.AH148]" office:value-type="float" office:value="714.26">
            <text:p>714.3</text:p>
          </table:table-cell>
          <table:table-cell table:style-name="ce3" table:formula="of:=(((1996-1992)*([.AM148]-[.AH148]))/(1997-1992))+[.AH148]" office:value-type="float" office:value="709.58">
            <text:p>709.6</text:p>
          </table:table-cell>
          <table:table-cell office:value-type="float" office:value="704.9">
            <text:p>704.9</text:p>
          </table:table-cell>
          <table:table-cell table:style-name="ce3" table:formula="of:=(((1998-1997)*([.AR148]-[.AM148]))/(2002-1997))+[.AM148]" office:value-type="float" office:value="701.02">
            <text:p>701.0</text:p>
          </table:table-cell>
          <table:table-cell table:style-name="ce3" table:formula="of:=(((1999-1997)*([.AR148]-[.AM148]))/(2002-1997))+[.AM148]" office:value-type="float" office:value="697.14">
            <text:p>697.1</text:p>
          </table:table-cell>
          <table:table-cell table:style-name="ce3" table:formula="of:=(((2000-1997)*([.AR148]-[.AM148]))/(2002-1997))+[.AM148]" office:value-type="float" office:value="693.26">
            <text:p>693.3</text:p>
          </table:table-cell>
          <table:table-cell table:style-name="ce3" table:formula="of:=(((2001-1997)*([.AR148]-[.AM148]))/(2002-1997))+[.AM148]" office:value-type="float" office:value="689.38">
            <text:p>689.4</text:p>
          </table:table-cell>
          <table:table-cell office:value-type="float" office:value="685.5">
            <text:p>685.5</text:p>
          </table:table-cell>
          <table:table-cell table:style-name="ce3" table:formula="of:=(((2003-2002)*([.AW148]-[.AR148]))/(2007-2002))+[.AR148]" office:value-type="float" office:value="682.2">
            <text:p>682.2</text:p>
          </table:table-cell>
          <table:table-cell table:style-name="ce3" table:formula="of:=(((2004-2002)*([.AW148]-[.AR148]))/(2007-2002))+[.AR148]" office:value-type="float" office:value="678.9">
            <text:p>678.9</text:p>
          </table:table-cell>
          <table:table-cell table:style-name="ce3" table:formula="of:=(((2005-2002)*([.AW148]-[.AR148]))/(2007-2002))+[.AR148]" office:value-type="float" office:value="675.6">
            <text:p>675.6</text:p>
          </table:table-cell>
          <table:table-cell table:style-name="ce3" table:formula="of:=(((2006-2002)*([.AW148]-[.AR148]))/(2007-2002))+[.AR148]" office:value-type="float" office:value="672.3">
            <text:p>672.3</text:p>
          </table:table-cell>
          <table:table-cell office:value-type="float" office:value="669">
            <text:p>669.0</text:p>
          </table:table-cell>
          <table:table-cell table:style-name="ce3" table:formula="of:=(((2008-2007)*([.BB148]-[.AW148]))/(2012-2007))+[.AW148]" office:value-type="float" office:value="666.82">
            <text:p>666.8</text:p>
          </table:table-cell>
          <table:table-cell table:style-name="ce3" table:formula="of:=(((2009-2007)*([.BB148]-[.AW148]))/(2012-2007))+[.AW148]" office:value-type="float" office:value="664.64">
            <text:p>664.6</text:p>
          </table:table-cell>
          <table:table-cell table:style-name="ce3" table:formula="of:=(((2010-2007)*([.BB148]-[.AW148]))/(2012-2007))+[.AW148]" office:value-type="float" office:value="662.46">
            <text:p>662.5</text:p>
          </table:table-cell>
          <table:table-cell table:style-name="ce3" table:formula="of:=(((2011-2007)*([.BB148]-[.AW148]))/(2012-2007))+[.AW148]" office:value-type="float" office:value="660.28">
            <text:p>660.3</text:p>
          </table:table-cell>
          <table:table-cell office:value-type="float" office:value="658.1">
            <text:p>658.1</text:p>
          </table:table-cell>
          <table:table-cell table:number-columns-repeated="970"/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Papua New Guinea</text:p>
          </table:table-cell>
          <table:table-cell table:style-name="Default" office:value-type="string">
            <text:p>393225.0</text:p>
          </table:table-cell>
          <table:table-cell table:style-name="Default" office:value-type="string">
            <text:p>354582.0</text:p>
          </table:table-cell>
          <table:table-cell table:style-name="Default" office:value-type="string">
            <text:p>310947.0</text:p>
          </table:table-cell>
          <table:table-cell table:style-name="Default" office:value-type="string">
            <text:p>269879.0</text:p>
          </table:table-cell>
          <table:table-cell table:style-name="Default" office:value-type="string">
            <text:p>235866.0</text:p>
          </table:table-cell>
          <table:table-cell table:style-name="Default" office:value-type="string">
            <text:p>207245.0</text:p>
          </table:table-cell>
          <table:table-cell table:style-name="Default" office:value-type="string">
            <text:p>183337.0</text:p>
          </table:table-cell>
          <table:table-cell table:style-name="Default" office:value-type="string">
            <text:p>161167.0</text:p>
          </table:table-cell>
          <table:table-cell table:style-name="Default" office:value-type="string">
            <text:p>141519.0</text:p>
          </table:table-cell>
          <table:table-cell table:style-name="Default" office:value-type="string">
            <text:p>125235.0</text:p>
          </table:table-cell>
          <table:table-cell table:style-name="Default" office:value-type="string">
            <text:p>111715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Paraguay</text:p>
          </table:table-cell>
          <table:table-cell table:style-name="Default" office:value-type="string">
            <text:p>167247.0</text:p>
          </table:table-cell>
          <table:table-cell table:style-name="Default" office:value-type="string">
            <text:p>146341.0</text:p>
          </table:table-cell>
          <table:table-cell table:style-name="Default" office:value-type="string">
            <text:p>128933.0</text:p>
          </table:table-cell>
          <table:table-cell table:style-name="Default" office:value-type="string">
            <text:p>114014.0</text:p>
          </table:table-cell>
          <table:table-cell table:style-name="Default" office:value-type="string">
            <text:p>99232.0</text:p>
          </table:table-cell>
          <table:table-cell table:style-name="Default" office:value-type="string">
            <text:p>85846.0</text:p>
          </table:table-cell>
          <table:table-cell table:style-name="Default" office:value-type="string">
            <text:p>75252.0</text:p>
          </table:table-cell>
          <table:table-cell table:style-name="Default" office:value-type="string">
            <text:p>66999.0</text:p>
          </table:table-cell>
          <table:table-cell table:style-name="Default" office:value-type="string">
            <text:p>60377.0</text:p>
          </table:table-cell>
          <table:table-cell table:style-name="Default" office:value-type="string">
            <text:p>54911.0</text:p>
          </table:table-cell>
          <table:table-cell table:style-name="Default" office:value-type="string">
            <text:p>50277.0</text:p>
          </table:table-cell>
          <table:table-cell office:value-type="float" office:value="111566">
            <text:p>111566.0</text:p>
          </table:table-cell>
          <table:table-cell table:style-name="ce3" table:formula="of:=(((1973-1972)*([.S150]-[.N150]))/(1977-1972))+[.N150]" office:value-type="float" office:value="110194.2">
            <text:p>110194.2</text:p>
          </table:table-cell>
          <table:table-cell table:style-name="ce3" table:formula="of:=(((1974-1972)*([.S150]-[.N150]))/(1977-1972))+[.N150]" office:value-type="float" office:value="108822.4">
            <text:p>108822.4</text:p>
          </table:table-cell>
          <table:table-cell table:style-name="ce3" table:formula="of:=(((1975-1972)*([.S150]-[.N150]))/(1977-1972))+[.N150]" office:value-type="float" office:value="107450.6">
            <text:p>107450.6</text:p>
          </table:table-cell>
          <table:table-cell table:style-name="ce3" table:formula="of:=(((1976-1972)*([.S150]-[.N150]))/(1977-1972))+[.N150]" office:value-type="float" office:value="106078.8">
            <text:p>106078.8</text:p>
          </table:table-cell>
          <table:table-cell office:value-type="float" office:value="104707">
            <text:p>104707.0</text:p>
          </table:table-cell>
          <table:table-cell table:style-name="ce3" table:formula="of:=(((1978-1977)*([.X150]-[.S150]))/(1982-1977))+[.S150]" office:value-type="float" office:value="104273.6">
            <text:p>104273.6</text:p>
          </table:table-cell>
          <table:table-cell table:style-name="ce3" table:formula="of:=(((1979-1977)*([.X150]-[.S150]))/(1982-1977))+[.S150]" office:value-type="float" office:value="103840.2">
            <text:p>103840.2</text:p>
          </table:table-cell>
          <table:table-cell table:style-name="ce3" table:formula="of:=(((1980-1977)*([.X150]-[.S150]))/(1982-1977))+[.S150]" office:value-type="float" office:value="103406.8">
            <text:p>103406.8</text:p>
          </table:table-cell>
          <table:table-cell table:style-name="ce3" table:formula="of:=(((1981-1977)*([.X150]-[.S150]))/(1982-1977))+[.S150]" office:value-type="float" office:value="102973.4">
            <text:p>102973.4</text:p>
          </table:table-cell>
          <table:table-cell office:value-type="float" office:value="102540">
            <text:p>102540.0</text:p>
          </table:table-cell>
          <table:table-cell table:style-name="ce3" table:formula="of:=(((1983-1982)*([.AC150]-[.X150]))/(1987-1982))+[.X150]" office:value-type="float" office:value="101784.4">
            <text:p>101784.4</text:p>
          </table:table-cell>
          <table:table-cell table:style-name="ce3" table:formula="of:=(((1984-1982)*([.AC150]-[.X150]))/(1987-1982))+[.X150]" office:value-type="float" office:value="101028.8">
            <text:p>101028.8</text:p>
          </table:table-cell>
          <table:table-cell table:style-name="ce3" table:formula="of:=(((1985-1982)*([.AC150]-[.X150]))/(1987-1982))+[.X150]" office:value-type="float" office:value="100273.2">
            <text:p>100273.2</text:p>
          </table:table-cell>
          <table:table-cell table:style-name="ce3" table:formula="of:=(((1986-1982)*([.AC150]-[.X150]))/(1987-1982))+[.X150]" office:value-type="float" office:value="99517.6">
            <text:p>99517.6</text:p>
          </table:table-cell>
          <table:table-cell office:value-type="float" office:value="98762">
            <text:p>98762.0</text:p>
          </table:table-cell>
          <table:table-cell table:style-name="ce3" table:formula="of:=(((1988-1987)*([.AH150]-[.AC150]))/(1992-1987))+[.AC150]" office:value-type="float" office:value="97679.4">
            <text:p>97679.4</text:p>
          </table:table-cell>
          <table:table-cell table:style-name="ce3" table:formula="of:=(((1989-1987)*([.AH150]-[.AC150]))/(1992-1987))+[.AC150]" office:value-type="float" office:value="96596.8">
            <text:p>96596.8</text:p>
          </table:table-cell>
          <table:table-cell table:style-name="ce3" table:formula="of:=(((1990-1987)*([.AH150]-[.AC150]))/(1992-1987))+[.AC150]" office:value-type="float" office:value="95514.2">
            <text:p>95514.2</text:p>
          </table:table-cell>
          <table:table-cell table:style-name="ce3" table:formula="of:=(((1991-1987)*([.AH150]-[.AC150]))/(1992-1987))+[.AC150]" office:value-type="float" office:value="94431.6">
            <text:p>94431.6</text:p>
          </table:table-cell>
          <table:table-cell office:value-type="float" office:value="93349">
            <text:p>93349.0</text:p>
          </table:table-cell>
          <table:table-cell table:style-name="ce3" table:formula="of:=(((1993-1992)*([.AM150]-[.AH150]))/(1997-1992))+[.AH150]" office:value-type="float" office:value="92110">
            <text:p>92110.0</text:p>
          </table:table-cell>
          <table:table-cell table:style-name="ce3" table:formula="of:=(((1994-1992)*([.AM150]-[.AH150]))/(1997-1992))+[.AH150]" office:value-type="float" office:value="90871">
            <text:p>90871.0</text:p>
          </table:table-cell>
          <table:table-cell table:style-name="ce3" table:formula="of:=(((1995-1992)*([.AM150]-[.AH150]))/(1997-1992))+[.AH150]" office:value-type="float" office:value="89632">
            <text:p>89632.0</text:p>
          </table:table-cell>
          <table:table-cell table:style-name="ce3" table:formula="of:=(((1996-1992)*([.AM150]-[.AH150]))/(1997-1992))+[.AH150]" office:value-type="float" office:value="88393">
            <text:p>88393.0</text:p>
          </table:table-cell>
          <table:table-cell office:value-type="float" office:value="87154">
            <text:p>87154.0</text:p>
          </table:table-cell>
          <table:table-cell table:style-name="ce3" table:formula="of:=(((1998-1997)*([.AR150]-[.AM150]))/(2002-1997))+[.AM150]" office:value-type="float" office:value="86230">
            <text:p>86230.0</text:p>
          </table:table-cell>
          <table:table-cell table:style-name="ce3" table:formula="of:=(((1999-1997)*([.AR150]-[.AM150]))/(2002-1997))+[.AM150]" office:value-type="float" office:value="85306">
            <text:p>85306.0</text:p>
          </table:table-cell>
          <table:table-cell table:style-name="ce3" table:formula="of:=(((2000-1997)*([.AR150]-[.AM150]))/(2002-1997))+[.AM150]" office:value-type="float" office:value="84382">
            <text:p>84382.0</text:p>
          </table:table-cell>
          <table:table-cell table:style-name="ce3" table:formula="of:=(((2001-1997)*([.AR150]-[.AM150]))/(2002-1997))+[.AM150]" office:value-type="float" office:value="83458">
            <text:p>83458.0</text:p>
          </table:table-cell>
          <table:table-cell office:value-type="float" office:value="82534">
            <text:p>82534.0</text:p>
          </table:table-cell>
          <table:table-cell table:style-name="ce3" table:formula="of:=(((2003-2002)*([.AW150]-[.AR150]))/(2007-2002))+[.AR150]" office:value-type="float" office:value="81480.8">
            <text:p>81480.8</text:p>
          </table:table-cell>
          <table:table-cell table:style-name="ce3" table:formula="of:=(((2004-2002)*([.AW150]-[.AR150]))/(2007-2002))+[.AR150]" office:value-type="float" office:value="80427.6">
            <text:p>80427.6</text:p>
          </table:table-cell>
          <table:table-cell table:style-name="ce3" table:formula="of:=(((2005-2002)*([.AW150]-[.AR150]))/(2007-2002))+[.AR150]" office:value-type="float" office:value="79374.4">
            <text:p>79374.4</text:p>
          </table:table-cell>
          <table:table-cell table:style-name="ce3" table:formula="of:=(((2006-2002)*([.AW150]-[.AR150]))/(2007-2002))+[.AR150]" office:value-type="float" office:value="78321.2">
            <text:p>78321.2</text:p>
          </table:table-cell>
          <table:table-cell office:value-type="float" office:value="77268">
            <text:p>77268.0</text:p>
          </table:table-cell>
          <table:table-cell table:style-name="ce3" table:formula="of:=(((2008-2007)*([.BB150]-[.AW150]))/(2012-2007))+[.AW150]" office:value-type="float" office:value="76474.8">
            <text:p>76474.8</text:p>
          </table:table-cell>
          <table:table-cell table:style-name="ce3" table:formula="of:=(((2009-2007)*([.BB150]-[.AW150]))/(2012-2007))+[.AW150]" office:value-type="float" office:value="75681.6">
            <text:p>75681.6</text:p>
          </table:table-cell>
          <table:table-cell table:style-name="ce3" table:formula="of:=(((2010-2007)*([.BB150]-[.AW150]))/(2012-2007))+[.AW150]" office:value-type="float" office:value="74888.4">
            <text:p>74888.4</text:p>
          </table:table-cell>
          <table:table-cell table:style-name="ce3" table:formula="of:=(((2011-2007)*([.BB150]-[.AW150]))/(2012-2007))+[.AW150]" office:value-type="float" office:value="74095.2">
            <text:p>74095.2</text:p>
          </table:table-cell>
          <table:table-cell office:value-type="float" office:value="73302">
            <text:p>73302.0</text:p>
          </table:table-cell>
          <table:table-cell table:number-columns-repeated="970"/>
        </table:table-row>
        <table:table-row table:style-name="ro1">
          <table:table-cell office:value-type="string">
            <text:p>Nicaragua</text:p>
          </table:table-cell>
          <table:table-cell office:value-type="string">
            <text:p>Peru</text:p>
          </table:table-cell>
          <table:table-cell table:style-name="Default" office:value-type="string">
            <text:p>181913.0</text:p>
          </table:table-cell>
          <table:table-cell table:style-name="Default" office:value-type="string">
            <text:p>157695.0</text:p>
          </table:table-cell>
          <table:table-cell table:style-name="Default" office:value-type="string">
            <text:p>137211.0</text:p>
          </table:table-cell>
          <table:table-cell table:style-name="Default" office:value-type="string">
            <text:p>119652.0</text:p>
          </table:table-cell>
          <table:table-cell table:style-name="Default" office:value-type="string">
            <text:p>105388.0</text:p>
          </table:table-cell>
          <table:table-cell table:style-name="Default" office:value-type="string">
            <text:p>94005.0</text:p>
          </table:table-cell>
          <table:table-cell table:style-name="Default" office:value-type="string">
            <text:p>84822.0</text:p>
          </table:table-cell>
          <table:table-cell table:style-name="Default" office:value-type="string">
            <text:p>77553.0</text:p>
          </table:table-cell>
          <table:table-cell table:style-name="Default" office:value-type="string">
            <text:p>71974.0</text:p>
          </table:table-cell>
          <table:table-cell table:style-name="Default" office:value-type="string">
            <text:p>67919.0</text:p>
          </table:table-cell>
          <table:table-cell table:style-name="Default" office:value-type="string">
            <text:p>64337.0</text:p>
          </table:table-cell>
          <table:table-cell office:value-type="float" office:value="74421">
            <text:p>74421.0</text:p>
          </table:table-cell>
          <table:table-cell table:style-name="ce3" table:formula="of:=(((1973-1972)*([.S151]-[.N151]))/(1977-1972))+[.N151]" office:value-type="float" office:value="72315.6">
            <text:p>72315.6</text:p>
          </table:table-cell>
          <table:table-cell table:style-name="ce3" table:formula="of:=(((1974-1972)*([.S151]-[.N151]))/(1977-1972))+[.N151]" office:value-type="float" office:value="70210.2">
            <text:p>70210.2</text:p>
          </table:table-cell>
          <table:table-cell table:style-name="ce3" table:formula="of:=(((1975-1972)*([.S151]-[.N151]))/(1977-1972))+[.N151]" office:value-type="float" office:value="68104.8">
            <text:p>68104.8</text:p>
          </table:table-cell>
          <table:table-cell table:style-name="ce3" table:formula="of:=(((1976-1972)*([.S151]-[.N151]))/(1977-1972))+[.N151]" office:value-type="float" office:value="65999.4">
            <text:p>65999.4</text:p>
          </table:table-cell>
          <table:table-cell office:value-type="float" office:value="63894">
            <text:p>63894.0</text:p>
          </table:table-cell>
          <table:table-cell table:style-name="ce3" table:formula="of:=(((1978-1977)*([.X151]-[.S151]))/(1982-1977))+[.S151]" office:value-type="float" office:value="62186.2">
            <text:p>62186.2</text:p>
          </table:table-cell>
          <table:table-cell table:style-name="ce3" table:formula="of:=(((1979-1977)*([.X151]-[.S151]))/(1982-1977))+[.S151]" office:value-type="float" office:value="60478.4">
            <text:p>60478.4</text:p>
          </table:table-cell>
          <table:table-cell table:style-name="ce3" table:formula="of:=(((1980-1977)*([.X151]-[.S151]))/(1982-1977))+[.S151]" office:value-type="float" office:value="58770.6">
            <text:p>58770.6</text:p>
          </table:table-cell>
          <table:table-cell table:style-name="ce3" table:formula="of:=(((1981-1977)*([.X151]-[.S151]))/(1982-1977))+[.S151]" office:value-type="float" office:value="57062.8">
            <text:p>57062.8</text:p>
          </table:table-cell>
          <table:table-cell office:value-type="float" office:value="55355">
            <text:p>55355.0</text:p>
          </table:table-cell>
          <table:table-cell table:style-name="ce3" table:formula="of:=(((1983-1982)*([.AC151]-[.X151]))/(1987-1982))+[.X151]" office:value-type="float" office:value="54105.4">
            <text:p>54105.4</text:p>
          </table:table-cell>
          <table:table-cell table:style-name="ce3" table:formula="of:=(((1984-1982)*([.AC151]-[.X151]))/(1987-1982))+[.X151]" office:value-type="float" office:value="52855.8">
            <text:p>52855.8</text:p>
          </table:table-cell>
          <table:table-cell table:style-name="ce3" table:formula="of:=(((1985-1982)*([.AC151]-[.X151]))/(1987-1982))+[.X151]" office:value-type="float" office:value="51606.2">
            <text:p>51606.2</text:p>
          </table:table-cell>
          <table:table-cell table:style-name="ce3" table:formula="of:=(((1986-1982)*([.AC151]-[.X151]))/(1987-1982))+[.X151]" office:value-type="float" office:value="50356.6">
            <text:p>50356.6</text:p>
          </table:table-cell>
          <table:table-cell office:value-type="float" office:value="49107">
            <text:p>49107.0</text:p>
          </table:table-cell>
          <table:table-cell table:style-name="ce3" table:formula="of:=(((1988-1987)*([.AH151]-[.AC151]))/(1992-1987))+[.AC151]" office:value-type="float" office:value="48062">
            <text:p>48062.0</text:p>
          </table:table-cell>
          <table:table-cell table:style-name="ce3" table:formula="of:=(((1989-1987)*([.AH151]-[.AC151]))/(1992-1987))+[.AC151]" office:value-type="float" office:value="47017">
            <text:p>47017.0</text:p>
          </table:table-cell>
          <table:table-cell table:style-name="ce3" table:formula="of:=(((1990-1987)*([.AH151]-[.AC151]))/(1992-1987))+[.AC151]" office:value-type="float" office:value="45972">
            <text:p>45972.0</text:p>
          </table:table-cell>
          <table:table-cell table:style-name="ce3" table:formula="of:=(((1991-1987)*([.AH151]-[.AC151]))/(1992-1987))+[.AC151]" office:value-type="float" office:value="44927">
            <text:p>44927.0</text:p>
          </table:table-cell>
          <table:table-cell office:value-type="float" office:value="43882">
            <text:p>43882.0</text:p>
          </table:table-cell>
          <table:table-cell table:style-name="ce3" table:formula="of:=(((1993-1992)*([.AM151]-[.AH151]))/(1997-1992))+[.AH151]" office:value-type="float" office:value="42968.8">
            <text:p>42968.8</text:p>
          </table:table-cell>
          <table:table-cell table:style-name="ce3" table:formula="of:=(((1994-1992)*([.AM151]-[.AH151]))/(1997-1992))+[.AH151]" office:value-type="float" office:value="42055.6">
            <text:p>42055.6</text:p>
          </table:table-cell>
          <table:table-cell table:style-name="ce3" table:formula="of:=(((1995-1992)*([.AM151]-[.AH151]))/(1997-1992))+[.AH151]" office:value-type="float" office:value="41142.4">
            <text:p>41142.4</text:p>
          </table:table-cell>
          <table:table-cell table:style-name="ce3" table:formula="of:=(((1996-1992)*([.AM151]-[.AH151]))/(1997-1992))+[.AH151]" office:value-type="float" office:value="40229.2">
            <text:p>40229.2</text:p>
          </table:table-cell>
          <table:table-cell office:value-type="float" office:value="39316">
            <text:p>39316.0</text:p>
          </table:table-cell>
          <table:table-cell table:style-name="ce3" table:formula="of:=(((1998-1997)*([.AR151]-[.AM151]))/(2002-1997))+[.AM151]" office:value-type="float" office:value="38721">
            <text:p>38721.0</text:p>
          </table:table-cell>
          <table:table-cell table:style-name="ce3" table:formula="of:=(((1999-1997)*([.AR151]-[.AM151]))/(2002-1997))+[.AM151]" office:value-type="float" office:value="38126">
            <text:p>38126.0</text:p>
          </table:table-cell>
          <table:table-cell table:style-name="ce3" table:formula="of:=(((2000-1997)*([.AR151]-[.AM151]))/(2002-1997))+[.AM151]" office:value-type="float" office:value="37531">
            <text:p>37531.0</text:p>
          </table:table-cell>
          <table:table-cell table:style-name="ce3" table:formula="of:=(((2001-1997)*([.AR151]-[.AM151]))/(2002-1997))+[.AM151]" office:value-type="float" office:value="36936">
            <text:p>36936.0</text:p>
          </table:table-cell>
          <table:table-cell office:value-type="float" office:value="36341">
            <text:p>36341.0</text:p>
          </table:table-cell>
          <table:table-cell table:style-name="ce3" table:formula="of:=(((2003-2002)*([.AW151]-[.AR151]))/(2007-2002))+[.AR151]" office:value-type="float" office:value="35891.6">
            <text:p>35891.6</text:p>
          </table:table-cell>
          <table:table-cell table:style-name="ce3" table:formula="of:=(((2004-2002)*([.AW151]-[.AR151]))/(2007-2002))+[.AR151]" office:value-type="float" office:value="35442.2">
            <text:p>35442.2</text:p>
          </table:table-cell>
          <table:table-cell table:style-name="ce3" table:formula="of:=(((2005-2002)*([.AW151]-[.AR151]))/(2007-2002))+[.AR151]" office:value-type="float" office:value="34992.8">
            <text:p>34992.8</text:p>
          </table:table-cell>
          <table:table-cell table:style-name="ce3" table:formula="of:=(((2006-2002)*([.AW151]-[.AR151]))/(2007-2002))+[.AR151]" office:value-type="float" office:value="34543.4">
            <text:p>34543.4</text:p>
          </table:table-cell>
          <table:table-cell office:value-type="float" office:value="34094">
            <text:p>34094.0</text:p>
          </table:table-cell>
          <table:table-cell table:style-name="ce3" table:formula="of:=(((2008-2007)*([.BB151]-[.AW151]))/(2012-2007))+[.AW151]" office:value-type="float" office:value="33646.4">
            <text:p>33646.4</text:p>
          </table:table-cell>
          <table:table-cell table:style-name="ce3" table:formula="of:=(((2009-2007)*([.BB151]-[.AW151]))/(2012-2007))+[.AW151]" office:value-type="float" office:value="33198.8">
            <text:p>33198.8</text:p>
          </table:table-cell>
          <table:table-cell table:style-name="ce3" table:formula="of:=(((2010-2007)*([.BB151]-[.AW151]))/(2012-2007))+[.AW151]" office:value-type="float" office:value="32751.2">
            <text:p>32751.2</text:p>
          </table:table-cell>
          <table:table-cell table:style-name="ce3" table:formula="of:=(((2011-2007)*([.BB151]-[.AW151]))/(2012-2007))+[.AW151]" office:value-type="float" office:value="32303.6">
            <text:p>32303.6</text:p>
          </table:table-cell>
          <table:table-cell office:value-type="float" office:value="31856">
            <text:p>31856.0</text:p>
          </table:table-cell>
          <table:table-cell table:number-columns-repeated="970"/>
        </table:table-row>
        <table:table-row table:style-name="ro1">
          <table:table-cell office:value-type="string">
            <text:p>Niger</text:p>
          </table:table-cell>
          <table:table-cell office:value-type="string">
            <text:p>Philippines</text:p>
          </table:table-cell>
          <table:table-cell table:style-name="Default" office:value-type="string">
            <text:p>17230.0</text:p>
          </table:table-cell>
          <table:table-cell table:style-name="Default" office:value-type="string">
            <text:p>14738.0</text:p>
          </table:table-cell>
          <table:table-cell table:style-name="Default" office:value-type="string">
            <text:p>12758.0</text:p>
          </table:table-cell>
          <table:table-cell table:style-name="Default" office:value-type="string">
            <text:p>11071.0</text:p>
          </table:table-cell>
          <table:table-cell table:style-name="Default" office:value-type="string">
            <text:p>9625.0</text:p>
          </table:table-cell>
          <table:table-cell table:style-name="Default" office:value-type="string">
            <text:p>8397.0</text:p>
          </table:table-cell>
          <table:table-cell table:style-name="Default" office:value-type="string">
            <text:p>7408.0</text:p>
          </table:table-cell>
          <table:table-cell table:style-name="Default" office:value-type="string">
            <text:p>6614.0</text:p>
          </table:table-cell>
          <table:table-cell table:style-name="Default" office:value-type="string">
            <text:p>5941.0</text:p>
          </table:table-cell>
          <table:table-cell table:style-name="Default" office:value-type="string">
            <text:p>5403.0</text:p>
          </table:table-cell>
          <table:table-cell table:style-name="Default" office:value-type="string">
            <text:p>4965.0</text:p>
          </table:table-cell>
          <table:table-cell office:value-type="float" office:value="754.1">
            <text:p>754.1</text:p>
          </table:table-cell>
          <table:table-cell table:style-name="ce3" table:formula="of:=(((1973-1972)*([.S152]-[.N152]))/(1977-1972))+[.N152]" office:value-type="float" office:value="733.36">
            <text:p>733.4</text:p>
          </table:table-cell>
          <table:table-cell table:style-name="ce3" table:formula="of:=(((1974-1972)*([.S152]-[.N152]))/(1977-1972))+[.N152]" office:value-type="float" office:value="712.62">
            <text:p>712.6</text:p>
          </table:table-cell>
          <table:table-cell table:style-name="ce3" table:formula="of:=(((1975-1972)*([.S152]-[.N152]))/(1977-1972))+[.N152]" office:value-type="float" office:value="691.88">
            <text:p>691.9</text:p>
          </table:table-cell>
          <table:table-cell table:style-name="ce3" table:formula="of:=(((1976-1972)*([.S152]-[.N152]))/(1977-1972))+[.N152]" office:value-type="float" office:value="671.14">
            <text:p>671.1</text:p>
          </table:table-cell>
          <table:table-cell office:value-type="float" office:value="650.4">
            <text:p>650.4</text:p>
          </table:table-cell>
          <table:table-cell table:style-name="ce3" table:formula="of:=(((1978-1977)*([.X152]-[.S152]))/(1982-1977))+[.S152]" office:value-type="float" office:value="633.08">
            <text:p>633.1</text:p>
          </table:table-cell>
          <table:table-cell table:style-name="ce3" table:formula="of:=(((1979-1977)*([.X152]-[.S152]))/(1982-1977))+[.S152]" office:value-type="float" office:value="615.76">
            <text:p>615.8</text:p>
          </table:table-cell>
          <table:table-cell table:style-name="ce3" table:formula="of:=(((1980-1977)*([.X152]-[.S152]))/(1982-1977))+[.S152]" office:value-type="float" office:value="598.44">
            <text:p>598.4</text:p>
          </table:table-cell>
          <table:table-cell table:style-name="ce3" table:formula="of:=(((1981-1977)*([.X152]-[.S152]))/(1982-1977))+[.S152]" office:value-type="float" office:value="581.12">
            <text:p>581.1</text:p>
          </table:table-cell>
          <table:table-cell office:value-type="float" office:value="563.8">
            <text:p>563.8</text:p>
          </table:table-cell>
          <table:table-cell table:style-name="ce3" table:formula="of:=(((1983-1982)*([.AC152]-[.X152]))/(1987-1982))+[.X152]" office:value-type="float" office:value="549.2">
            <text:p>549.2</text:p>
          </table:table-cell>
          <table:table-cell table:style-name="ce3" table:formula="of:=(((1984-1982)*([.AC152]-[.X152]))/(1987-1982))+[.X152]" office:value-type="float" office:value="534.6">
            <text:p>534.6</text:p>
          </table:table-cell>
          <table:table-cell table:style-name="ce3" table:formula="of:=(((1985-1982)*([.AC152]-[.X152]))/(1987-1982))+[.X152]" office:value-type="float" office:value="520">
            <text:p>520.0</text:p>
          </table:table-cell>
          <table:table-cell table:style-name="ce3" table:formula="of:=(((1986-1982)*([.AC152]-[.X152]))/(1987-1982))+[.X152]" office:value-type="float" office:value="505.4">
            <text:p>505.4</text:p>
          </table:table-cell>
          <table:table-cell office:value-type="float" office:value="490.8">
            <text:p>490.8</text:p>
          </table:table-cell>
          <table:table-cell table:style-name="ce3" table:formula="of:=(((1988-1987)*([.AH152]-[.AC152]))/(1992-1987))+[.AC152]" office:value-type="float" office:value="476.98">
            <text:p>477.0</text:p>
          </table:table-cell>
          <table:table-cell table:style-name="ce3" table:formula="of:=(((1989-1987)*([.AH152]-[.AC152]))/(1992-1987))+[.AC152]" office:value-type="float" office:value="463.16">
            <text:p>463.2</text:p>
          </table:table-cell>
          <table:table-cell table:style-name="ce3" table:formula="of:=(((1990-1987)*([.AH152]-[.AC152]))/(1992-1987))+[.AC152]" office:value-type="float" office:value="449.34">
            <text:p>449.3</text:p>
          </table:table-cell>
          <table:table-cell table:style-name="ce3" table:formula="of:=(((1991-1987)*([.AH152]-[.AC152]))/(1992-1987))+[.AC152]" office:value-type="float" office:value="435.52">
            <text:p>435.5</text:p>
          </table:table-cell>
          <table:table-cell office:value-type="float" office:value="421.7">
            <text:p>421.7</text:p>
          </table:table-cell>
          <table:table-cell table:style-name="ce3" table:formula="of:=(((1993-1992)*([.AM152]-[.AH152]))/(1997-1992))+[.AH152]" office:value-type="float" office:value="408.52">
            <text:p>408.5</text:p>
          </table:table-cell>
          <table:table-cell table:style-name="ce3" table:formula="of:=(((1994-1992)*([.AM152]-[.AH152]))/(1997-1992))+[.AH152]" office:value-type="float" office:value="395.34">
            <text:p>395.3</text:p>
          </table:table-cell>
          <table:table-cell table:style-name="ce3" table:formula="of:=(((1995-1992)*([.AM152]-[.AH152]))/(1997-1992))+[.AH152]" office:value-type="float" office:value="382.16">
            <text:p>382.2</text:p>
          </table:table-cell>
          <table:table-cell table:style-name="ce3" table:formula="of:=(((1996-1992)*([.AM152]-[.AH152]))/(1997-1992))+[.AH152]" office:value-type="float" office:value="368.98">
            <text:p>369.0</text:p>
          </table:table-cell>
          <table:table-cell office:value-type="float" office:value="355.8">
            <text:p>355.8</text:p>
          </table:table-cell>
          <table:table-cell table:style-name="ce3" table:formula="of:=(((1998-1997)*([.AR152]-[.AM152]))/(2002-1997))+[.AM152]" office:value-type="float" office:value="344.44">
            <text:p>344.4</text:p>
          </table:table-cell>
          <table:table-cell table:style-name="ce3" table:formula="of:=(((1999-1997)*([.AR152]-[.AM152]))/(2002-1997))+[.AM152]" office:value-type="float" office:value="333.08">
            <text:p>333.1</text:p>
          </table:table-cell>
          <table:table-cell table:style-name="ce3" table:formula="of:=(((2000-1997)*([.AR152]-[.AM152]))/(2002-1997))+[.AM152]" office:value-type="float" office:value="321.72">
            <text:p>321.7</text:p>
          </table:table-cell>
          <table:table-cell table:style-name="ce3" table:formula="of:=(((2001-1997)*([.AR152]-[.AM152]))/(2002-1997))+[.AM152]" office:value-type="float" office:value="310.36">
            <text:p>310.4</text:p>
          </table:table-cell>
          <table:table-cell office:value-type="float" office:value="299">
            <text:p>299.0</text:p>
          </table:table-cell>
          <table:table-cell table:style-name="ce3" table:formula="of:=(((2003-2002)*([.AW152]-[.AR152]))/(2007-2002))+[.AR152]" office:value-type="float" office:value="289.4">
            <text:p>289.4</text:p>
          </table:table-cell>
          <table:table-cell table:style-name="ce3" table:formula="of:=(((2004-2002)*([.AW152]-[.AR152]))/(2007-2002))+[.AR152]" office:value-type="float" office:value="279.8">
            <text:p>279.8</text:p>
          </table:table-cell>
          <table:table-cell table:style-name="ce3" table:formula="of:=(((2005-2002)*([.AW152]-[.AR152]))/(2007-2002))+[.AR152]" office:value-type="float" office:value="270.2">
            <text:p>270.2</text:p>
          </table:table-cell>
          <table:table-cell table:style-name="ce3" table:formula="of:=(((2006-2002)*([.AW152]-[.AR152]))/(2007-2002))+[.AR152]" office:value-type="float" office:value="260.6">
            <text:p>260.6</text:p>
          </table:table-cell>
          <table:table-cell office:value-type="float" office:value="251">
            <text:p>251.0</text:p>
          </table:table-cell>
          <table:table-cell table:style-name="ce3" table:formula="of:=(((2008-2007)*([.BB152]-[.AW152]))/(2012-2007))+[.AW152]" office:value-type="float" office:value="242.86">
            <text:p>242.9</text:p>
          </table:table-cell>
          <table:table-cell table:style-name="ce3" table:formula="of:=(((2009-2007)*([.BB152]-[.AW152]))/(2012-2007))+[.AW152]" office:value-type="float" office:value="234.72">
            <text:p>234.7</text:p>
          </table:table-cell>
          <table:table-cell table:style-name="ce3" table:formula="of:=(((2010-2007)*([.BB152]-[.AW152]))/(2012-2007))+[.AW152]" office:value-type="float" office:value="226.58">
            <text:p>226.6</text:p>
          </table:table-cell>
          <table:table-cell table:style-name="ce3" table:formula="of:=(((2011-2007)*([.BB152]-[.AW152]))/(2012-2007))+[.AW152]" office:value-type="float" office:value="218.44">
            <text:p>218.4</text:p>
          </table:table-cell>
          <table:table-cell office:value-type="float" office:value="210.3">
            <text:p>210.3</text:p>
          </table:table-cell>
          <table:table-cell table:number-columns-repeated="970"/>
        </table:table-row>
        <table:table-row table:style-name="ro1">
          <table:table-cell office:value-type="string">
            <text:p>Nigeria</text:p>
          </table:table-cell>
          <table:table-cell office:value-type="string">
            <text:p>Poland</text:p>
          </table:table-cell>
          <table:table-cell table:style-name="Default" office:value-type="string">
            <text:p>2062.0</text:p>
          </table:table-cell>
          <table:table-cell table:style-name="Default" office:value-type="string">
            <text:p>1940.0</text:p>
          </table:table-cell>
          <table:table-cell table:style-name="Default" office:value-type="string">
            <text:p>1862.0</text:p>
          </table:table-cell>
          <table:table-cell table:style-name="Default" office:value-type="string">
            <text:p>1781.0</text:p>
          </table:table-cell>
          <table:table-cell table:style-name="Default" office:value-type="string">
            <text:p>1698.0</text:p>
          </table:table-cell>
          <table:table-cell table:style-name="Default" office:value-type="string">
            <text:p>1637.0</text:p>
          </table:table-cell>
          <table:table-cell table:style-name="Default" office:value-type="string">
            <text:p>1611.0</text:p>
          </table:table-cell>
          <table:table-cell table:style-name="Default" office:value-type="string">
            <text:p>1605.0</text:p>
          </table:table-cell>
          <table:table-cell table:style-name="Default" office:value-type="string">
            <text:p>1611.0</text:p>
          </table:table-cell>
          <table:table-cell table:style-name="Default" office:value-type="string">
            <text:p>1613.0</text:p>
          </table:table-cell>
          <table:table-cell table:style-name="Default" office:value-type="string">
            <text:p>1608.0</text:p>
          </table:table-cell>
          <table:table-cell office:value-type="float" office:value="3672">
            <text:p>3672.0</text:p>
          </table:table-cell>
          <table:table-cell table:style-name="ce3" table:formula="of:=(((1973-1972)*([.S153]-[.N153]))/(1977-1972))+[.N153]" office:value-type="float" office:value="3577">
            <text:p>3577.0</text:p>
          </table:table-cell>
          <table:table-cell table:style-name="ce3" table:formula="of:=(((1974-1972)*([.S153]-[.N153]))/(1977-1972))+[.N153]" office:value-type="float" office:value="3482">
            <text:p>3482.0</text:p>
          </table:table-cell>
          <table:table-cell table:style-name="ce3" table:formula="of:=(((1975-1972)*([.S153]-[.N153]))/(1977-1972))+[.N153]" office:value-type="float" office:value="3387">
            <text:p>3387.0</text:p>
          </table:table-cell>
          <table:table-cell table:style-name="ce3" table:formula="of:=(((1976-1972)*([.S153]-[.N153]))/(1977-1972))+[.N153]" office:value-type="float" office:value="3292">
            <text:p>3292.0</text:p>
          </table:table-cell>
          <table:table-cell office:value-type="float" office:value="3197">
            <text:p>3197.0</text:p>
          </table:table-cell>
          <table:table-cell table:style-name="ce3" table:formula="of:=(((1978-1977)*([.X153]-[.S153]))/(1982-1977))+[.S153]" office:value-type="float" office:value="3112.8">
            <text:p>3112.8</text:p>
          </table:table-cell>
          <table:table-cell table:style-name="ce3" table:formula="of:=(((1979-1977)*([.X153]-[.S153]))/(1982-1977))+[.S153]" office:value-type="float" office:value="3028.6">
            <text:p>3028.6</text:p>
          </table:table-cell>
          <table:table-cell table:style-name="ce3" table:formula="of:=(((1980-1977)*([.X153]-[.S153]))/(1982-1977))+[.S153]" office:value-type="float" office:value="2944.4">
            <text:p>2944.4</text:p>
          </table:table-cell>
          <table:table-cell table:style-name="ce3" table:formula="of:=(((1981-1977)*([.X153]-[.S153]))/(1982-1977))+[.S153]" office:value-type="float" office:value="2860.2">
            <text:p>2860.2</text:p>
          </table:table-cell>
          <table:table-cell office:value-type="float" office:value="2776">
            <text:p>2776.0</text:p>
          </table:table-cell>
          <table:table-cell table:style-name="ce3" table:formula="of:=(((1983-1982)*([.AC153]-[.X153]))/(1987-1982))+[.X153]" office:value-type="float" office:value="2710">
            <text:p>2710.0</text:p>
          </table:table-cell>
          <table:table-cell table:style-name="ce3" table:formula="of:=(((1984-1982)*([.AC153]-[.X153]))/(1987-1982))+[.X153]" office:value-type="float" office:value="2644">
            <text:p>2644.0</text:p>
          </table:table-cell>
          <table:table-cell table:style-name="ce3" table:formula="of:=(((1985-1982)*([.AC153]-[.X153]))/(1987-1982))+[.X153]" office:value-type="float" office:value="2578">
            <text:p>2578.0</text:p>
          </table:table-cell>
          <table:table-cell table:style-name="ce3" table:formula="of:=(((1986-1982)*([.AC153]-[.X153]))/(1987-1982))+[.X153]" office:value-type="float" office:value="2512">
            <text:p>2512.0</text:p>
          </table:table-cell>
          <table:table-cell office:value-type="float" office:value="2446">
            <text:p>2446.0</text:p>
          </table:table-cell>
          <table:table-cell table:style-name="ce3" table:formula="of:=(((1988-1987)*([.AH153]-[.AC153]))/(1992-1987))+[.AC153]" office:value-type="float" office:value="2388.2">
            <text:p>2388.2</text:p>
          </table:table-cell>
          <table:table-cell table:style-name="ce3" table:formula="of:=(((1989-1987)*([.AH153]-[.AC153]))/(1992-1987))+[.AC153]" office:value-type="float" office:value="2330.4">
            <text:p>2330.4</text:p>
          </table:table-cell>
          <table:table-cell table:style-name="ce3" table:formula="of:=(((1990-1987)*([.AH153]-[.AC153]))/(1992-1987))+[.AC153]" office:value-type="float" office:value="2272.6">
            <text:p>2272.6</text:p>
          </table:table-cell>
          <table:table-cell table:style-name="ce3" table:formula="of:=(((1991-1987)*([.AH153]-[.AC153]))/(1992-1987))+[.AC153]" office:value-type="float" office:value="2214.8">
            <text:p>2214.8</text:p>
          </table:table-cell>
          <table:table-cell office:value-type="float" office:value="2157">
            <text:p>2157.0</text:p>
          </table:table-cell>
          <table:table-cell table:style-name="ce3" table:formula="of:=(((1993-1992)*([.AM153]-[.AH153]))/(1997-1992))+[.AH153]" office:value-type="float" office:value="2109">
            <text:p>2109.0</text:p>
          </table:table-cell>
          <table:table-cell table:style-name="ce3" table:formula="of:=(((1994-1992)*([.AM153]-[.AH153]))/(1997-1992))+[.AH153]" office:value-type="float" office:value="2061">
            <text:p>2061.0</text:p>
          </table:table-cell>
          <table:table-cell table:style-name="ce3" table:formula="of:=(((1995-1992)*([.AM153]-[.AH153]))/(1997-1992))+[.AH153]" office:value-type="float" office:value="2013">
            <text:p>2013.0</text:p>
          </table:table-cell>
          <table:table-cell table:style-name="ce3" table:formula="of:=(((1996-1992)*([.AM153]-[.AH153]))/(1997-1992))+[.AH153]" office:value-type="float" office:value="1965">
            <text:p>1965.0</text:p>
          </table:table-cell>
          <table:table-cell office:value-type="float" office:value="1917">
            <text:p>1917.0</text:p>
          </table:table-cell>
          <table:table-cell table:style-name="ce3" table:formula="of:=(((1998-1997)*([.AR153]-[.AM153]))/(2002-1997))+[.AM153]" office:value-type="float" office:value="1874">
            <text:p>1874.0</text:p>
          </table:table-cell>
          <table:table-cell table:style-name="ce3" table:formula="of:=(((1999-1997)*([.AR153]-[.AM153]))/(2002-1997))+[.AM153]" office:value-type="float" office:value="1831">
            <text:p>1831.0</text:p>
          </table:table-cell>
          <table:table-cell table:style-name="ce3" table:formula="of:=(((2000-1997)*([.AR153]-[.AM153]))/(2002-1997))+[.AM153]" office:value-type="float" office:value="1788">
            <text:p>1788.0</text:p>
          </table:table-cell>
          <table:table-cell table:style-name="ce3" table:formula="of:=(((2001-1997)*([.AR153]-[.AM153]))/(2002-1997))+[.AM153]" office:value-type="float" office:value="1745">
            <text:p>1745.0</text:p>
          </table:table-cell>
          <table:table-cell office:value-type="float" office:value="1702">
            <text:p>1702.0</text:p>
          </table:table-cell>
          <table:table-cell table:style-name="ce3" table:formula="of:=(((2003-2002)*([.AW153]-[.AR153]))/(2007-2002))+[.AR153]" office:value-type="float" office:value="1662.4">
            <text:p>1662.4</text:p>
          </table:table-cell>
          <table:table-cell table:style-name="ce3" table:formula="of:=(((2004-2002)*([.AW153]-[.AR153]))/(2007-2002))+[.AR153]" office:value-type="float" office:value="1622.8">
            <text:p>1622.8</text:p>
          </table:table-cell>
          <table:table-cell table:style-name="ce3" table:formula="of:=(((2005-2002)*([.AW153]-[.AR153]))/(2007-2002))+[.AR153]" office:value-type="float" office:value="1583.2">
            <text:p>1583.2</text:p>
          </table:table-cell>
          <table:table-cell table:style-name="ce3" table:formula="of:=(((2006-2002)*([.AW153]-[.AR153]))/(2007-2002))+[.AR153]" office:value-type="float" office:value="1543.6">
            <text:p>1543.6</text:p>
          </table:table-cell>
          <table:table-cell office:value-type="float" office:value="1504">
            <text:p>1504.0</text:p>
          </table:table-cell>
          <table:table-cell table:style-name="ce3" table:formula="of:=(((2008-2007)*([.BB153]-[.AW153]))/(2012-2007))+[.AW153]" office:value-type="float" office:value="1468.4">
            <text:p>1468.4</text:p>
          </table:table-cell>
          <table:table-cell table:style-name="ce3" table:formula="of:=(((2009-2007)*([.BB153]-[.AW153]))/(2012-2007))+[.AW153]" office:value-type="float" office:value="1432.8">
            <text:p>1432.8</text:p>
          </table:table-cell>
          <table:table-cell table:style-name="ce3" table:formula="of:=(((2010-2007)*([.BB153]-[.AW153]))/(2012-2007))+[.AW153]" office:value-type="float" office:value="1397.2">
            <text:p>1397.2</text:p>
          </table:table-cell>
          <table:table-cell table:style-name="ce3" table:formula="of:=(((2011-2007)*([.BB153]-[.AW153]))/(2012-2007))+[.AW153]" office:value-type="float" office:value="1361.6">
            <text:p>1361.6</text:p>
          </table:table-cell>
          <table:table-cell office:value-type="float" office:value="1326">
            <text:p>1326.0</text:p>
          </table:table-cell>
          <table:table-cell table:number-columns-repeated="970"/>
        </table:table-row>
        <table:table-row table:style-name="ro1">
          <table:table-cell office:value-type="string">
            <text:p>Niue</text:p>
          </table:table-cell>
          <table:table-cell office:value-type="string">
            <text:p>Portugal</text:p>
          </table:table-cell>
          <table:table-cell table:style-name="Default" office:value-type="string">
            <text:p>7697.0</text:p>
          </table:table-cell>
          <table:table-cell table:style-name="Default" office:value-type="string">
            <text:p>7818.0</text:p>
          </table:table-cell>
          <table:table-cell table:style-name="Default" office:value-type="string">
            <text:p>7788.0</text:p>
          </table:table-cell>
          <table:table-cell table:style-name="Default" office:value-type="string">
            <text:p>7259.0</text:p>
          </table:table-cell>
          <table:table-cell table:style-name="Default" office:value-type="string">
            <text:p>6935.0</text:p>
          </table:table-cell>
          <table:table-cell table:style-name="Default" office:value-type="string">
            <text:p>6907.0</text:p>
          </table:table-cell>
          <table:table-cell table:style-name="Default" office:value-type="string">
            <text:p>6882.0</text:p>
          </table:table-cell>
          <table:table-cell table:style-name="Default" office:value-type="string">
            <text:p>6728.0</text:p>
          </table:table-cell>
          <table:table-cell table:style-name="Default" office:value-type="string">
            <text:p>6591.0</text:p>
          </table:table-cell>
          <table:table-cell table:style-name="Default" office:value-type="string">
            <text:p>6476.0</text:p>
          </table:table-cell>
          <table:table-cell table:style-name="Default" office:value-type="string">
            <text:p>6421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Puerto Rico</text:p>
          </table:table-cell>
          <table:table-cell table:style-name="Default" office:value-type="string">
            <text:p>2903.0</text:p>
          </table:table-cell>
          <table:table-cell table:style-name="Default" office:value-type="string">
            <text:p>2690.0</text:p>
          </table:table-cell>
          <table:table-cell table:style-name="Default" office:value-type="string">
            <text:p>2541.0</text:p>
          </table:table-cell>
          <table:table-cell table:style-name="Default" office:value-type="string">
            <text:p>2332.0</text:p>
          </table:table-cell>
          <table:table-cell table:style-name="Default" office:value-type="string">
            <text:p>2166.0</text:p>
          </table:table-cell>
          <table:table-cell table:style-name="Default" office:value-type="string">
            <text:p>2065.0</text:p>
          </table:table-cell>
          <table:table-cell table:style-name="Default" office:value-type="string">
            <text:p>1973.0</text:p>
          </table:table-cell>
          <table:table-cell table:style-name="Default" office:value-type="string">
            <text:p>1888.0</text:p>
          </table:table-cell>
          <table:table-cell table:style-name="Default" office:value-type="string">
            <text:p>1862.0</text:p>
          </table:table-cell>
          <table:table-cell table:style-name="Default" office:value-type="string">
            <text:p>1886.0</text:p>
          </table:table-cell>
          <table:table-cell table:style-name="Default" office:value-type="string">
            <text:p>1897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Norway</text:p>
          </table:table-cell>
          <table:table-cell office:value-type="string">
            <text:p>Qatar</text:p>
          </table:table-cell>
          <table:table-cell table:style-name="Default" office:value-type="string">
            <text:p>1036.0</text:p>
          </table:table-cell>
          <table:table-cell table:style-name="Default" office:value-type="string">
            <text:p>674.4</text:p>
          </table:table-cell>
          <table:table-cell table:style-name="Default" office:value-type="string">
            <text:p>449.6</text:p>
          </table:table-cell>
          <table:table-cell table:style-name="Default" office:value-type="string">
            <text:p>320.4</text:p>
          </table:table-cell>
          <table:table-cell table:style-name="Default" office:value-type="string">
            <text:p>210.9</text:p>
          </table:table-cell>
          <table:table-cell table:style-name="Default" office:value-type="string">
            <text:p>138.1</text:p>
          </table:table-cell>
          <table:table-cell table:style-name="Default" office:value-type="string">
            <text:p>118.9</text:p>
          </table:table-cell>
          <table:table-cell table:style-name="Default" office:value-type="string">
            <text:p>109.6</text:p>
          </table:table-cell>
          <table:table-cell table:style-name="Default" office:value-type="string">
            <text:p>92.95</text:p>
          </table:table-cell>
          <table:table-cell table:style-name="Default" office:value-type="string">
            <text:p>49.24</text:p>
          </table:table-cell>
          <table:table-cell table:style-name="Default" office:value-type="string">
            <text:p>29.91</text:p>
          </table:table-cell>
          <table:table-cell office:value-type="float" office:value="97078">
            <text:p>97078.0</text:p>
          </table:table-cell>
          <table:table-cell table:style-name="ce3" table:formula="of:=(((1973-1972)*([.S156]-[.N156]))/(1977-1972))+[.N156]" office:value-type="float" office:value="96559.2">
            <text:p>96559.2</text:p>
          </table:table-cell>
          <table:table-cell table:style-name="ce3" table:formula="of:=(((1974-1972)*([.S156]-[.N156]))/(1977-1972))+[.N156]" office:value-type="float" office:value="96040.4">
            <text:p>96040.4</text:p>
          </table:table-cell>
          <table:table-cell table:style-name="ce3" table:formula="of:=(((1975-1972)*([.S156]-[.N156]))/(1977-1972))+[.N156]" office:value-type="float" office:value="95521.6">
            <text:p>95521.6</text:p>
          </table:table-cell>
          <table:table-cell table:style-name="ce3" table:formula="of:=(((1976-1972)*([.S156]-[.N156]))/(1977-1972))+[.N156]" office:value-type="float" office:value="95002.8">
            <text:p>95002.8</text:p>
          </table:table-cell>
          <table:table-cell office:value-type="float" office:value="94484">
            <text:p>94484.0</text:p>
          </table:table-cell>
          <table:table-cell table:style-name="ce3" table:formula="of:=(((1978-1977)*([.X156]-[.S156]))/(1982-1977))+[.S156]" office:value-type="float" office:value="94167">
            <text:p>94167.0</text:p>
          </table:table-cell>
          <table:table-cell table:style-name="ce3" table:formula="of:=(((1979-1977)*([.X156]-[.S156]))/(1982-1977))+[.S156]" office:value-type="float" office:value="93850">
            <text:p>93850.0</text:p>
          </table:table-cell>
          <table:table-cell table:style-name="ce3" table:formula="of:=(((1980-1977)*([.X156]-[.S156]))/(1982-1977))+[.S156]" office:value-type="float" office:value="93533">
            <text:p>93533.0</text:p>
          </table:table-cell>
          <table:table-cell table:style-name="ce3" table:formula="of:=(((1981-1977)*([.X156]-[.S156]))/(1982-1977))+[.S156]" office:value-type="float" office:value="93216">
            <text:p>93216.0</text:p>
          </table:table-cell>
          <table:table-cell office:value-type="float" office:value="92899">
            <text:p>92899.0</text:p>
          </table:table-cell>
          <table:table-cell table:style-name="ce3" table:formula="of:=(((1983-1982)*([.AC156]-[.X156]))/(1987-1982))+[.X156]" office:value-type="float" office:value="92574.8">
            <text:p>92574.8</text:p>
          </table:table-cell>
          <table:table-cell table:style-name="ce3" table:formula="of:=(((1984-1982)*([.AC156]-[.X156]))/(1987-1982))+[.X156]" office:value-type="float" office:value="92250.6">
            <text:p>92250.6</text:p>
          </table:table-cell>
          <table:table-cell table:style-name="ce3" table:formula="of:=(((1985-1982)*([.AC156]-[.X156]))/(1987-1982))+[.X156]" office:value-type="float" office:value="91926.4">
            <text:p>91926.4</text:p>
          </table:table-cell>
          <table:table-cell table:style-name="ce3" table:formula="of:=(((1986-1982)*([.AC156]-[.X156]))/(1987-1982))+[.X156]" office:value-type="float" office:value="91602.2">
            <text:p>91602.2</text:p>
          </table:table-cell>
          <table:table-cell office:value-type="float" office:value="91278">
            <text:p>91278.0</text:p>
          </table:table-cell>
          <table:table-cell table:style-name="ce3" table:formula="of:=(((1988-1987)*([.AH156]-[.AC156]))/(1992-1987))+[.AC156]" office:value-type="float" office:value="90847.8">
            <text:p>90847.8</text:p>
          </table:table-cell>
          <table:table-cell table:style-name="ce3" table:formula="of:=(((1989-1987)*([.AH156]-[.AC156]))/(1992-1987))+[.AC156]" office:value-type="float" office:value="90417.6">
            <text:p>90417.6</text:p>
          </table:table-cell>
          <table:table-cell table:style-name="ce3" table:formula="of:=(((1990-1987)*([.AH156]-[.AC156]))/(1992-1987))+[.AC156]" office:value-type="float" office:value="89987.4">
            <text:p>89987.4</text:p>
          </table:table-cell>
          <table:table-cell table:style-name="ce3" table:formula="of:=(((1991-1987)*([.AH156]-[.AC156]))/(1992-1987))+[.AC156]" office:value-type="float" office:value="89557.2">
            <text:p>89557.2</text:p>
          </table:table-cell>
          <table:table-cell office:value-type="float" office:value="89127">
            <text:p>89127.0</text:p>
          </table:table-cell>
          <table:table-cell table:style-name="ce3" table:formula="of:=(((1993-1992)*([.AM156]-[.AH156]))/(1997-1992))+[.AH156]" office:value-type="float" office:value="88618">
            <text:p>88618.0</text:p>
          </table:table-cell>
          <table:table-cell table:style-name="ce3" table:formula="of:=(((1994-1992)*([.AM156]-[.AH156]))/(1997-1992))+[.AH156]" office:value-type="float" office:value="88109">
            <text:p>88109.0</text:p>
          </table:table-cell>
          <table:table-cell table:style-name="ce3" table:formula="of:=(((1995-1992)*([.AM156]-[.AH156]))/(1997-1992))+[.AH156]" office:value-type="float" office:value="87600">
            <text:p>87600.0</text:p>
          </table:table-cell>
          <table:table-cell table:style-name="ce3" table:formula="of:=(((1996-1992)*([.AM156]-[.AH156]))/(1997-1992))+[.AH156]" office:value-type="float" office:value="87091">
            <text:p>87091.0</text:p>
          </table:table-cell>
          <table:table-cell office:value-type="float" office:value="86582">
            <text:p>86582.0</text:p>
          </table:table-cell>
          <table:table-cell table:style-name="ce3" table:formula="of:=(((1998-1997)*([.AR156]-[.AM156]))/(2002-1997))+[.AM156]" office:value-type="float" office:value="86108.6">
            <text:p>86108.6</text:p>
          </table:table-cell>
          <table:table-cell table:style-name="ce3" table:formula="of:=(((1999-1997)*([.AR156]-[.AM156]))/(2002-1997))+[.AM156]" office:value-type="float" office:value="85635.2">
            <text:p>85635.2</text:p>
          </table:table-cell>
          <table:table-cell table:style-name="ce3" table:formula="of:=(((2000-1997)*([.AR156]-[.AM156]))/(2002-1997))+[.AM156]" office:value-type="float" office:value="85161.8">
            <text:p>85161.8</text:p>
          </table:table-cell>
          <table:table-cell table:style-name="ce3" table:formula="of:=(((2001-1997)*([.AR156]-[.AM156]))/(2002-1997))+[.AM156]" office:value-type="float" office:value="84688.4">
            <text:p>84688.4</text:p>
          </table:table-cell>
          <table:table-cell office:value-type="float" office:value="84215">
            <text:p>84215.0</text:p>
          </table:table-cell>
          <table:table-cell table:style-name="ce3" table:formula="of:=(((2003-2002)*([.AW156]-[.AR156]))/(2007-2002))+[.AR156]" office:value-type="float" office:value="83551.6">
            <text:p>83551.6</text:p>
          </table:table-cell>
          <table:table-cell table:style-name="ce3" table:formula="of:=(((2004-2002)*([.AW156]-[.AR156]))/(2007-2002))+[.AR156]" office:value-type="float" office:value="82888.2">
            <text:p>82888.2</text:p>
          </table:table-cell>
          <table:table-cell table:style-name="ce3" table:formula="of:=(((2005-2002)*([.AW156]-[.AR156]))/(2007-2002))+[.AR156]" office:value-type="float" office:value="82224.8">
            <text:p>82224.8</text:p>
          </table:table-cell>
          <table:table-cell table:style-name="ce3" table:formula="of:=(((2006-2002)*([.AW156]-[.AR156]))/(2007-2002))+[.AR156]" office:value-type="float" office:value="81561.4">
            <text:p>81561.4</text:p>
          </table:table-cell>
          <table:table-cell office:value-type="float" office:value="80898">
            <text:p>80898.0</text:p>
          </table:table-cell>
          <table:table-cell table:style-name="ce3" table:formula="of:=(((2008-2007)*([.BB156]-[.AW156]))/(2012-2007))+[.AW156]" office:value-type="float" office:value="80121.6">
            <text:p>80121.6</text:p>
          </table:table-cell>
          <table:table-cell table:style-name="ce3" table:formula="of:=(((2009-2007)*([.BB156]-[.AW156]))/(2012-2007))+[.AW156]" office:value-type="float" office:value="79345.2">
            <text:p>79345.2</text:p>
          </table:table-cell>
          <table:table-cell table:style-name="ce3" table:formula="of:=(((2010-2007)*([.BB156]-[.AW156]))/(2012-2007))+[.AW156]" office:value-type="float" office:value="78568.8">
            <text:p>78568.8</text:p>
          </table:table-cell>
          <table:table-cell table:style-name="ce3" table:formula="of:=(((2011-2007)*([.BB156]-[.AW156]))/(2012-2007))+[.AW156]" office:value-type="float" office:value="77792.4">
            <text:p>77792.4</text:p>
          </table:table-cell>
          <table:table-cell office:value-type="float" office:value="77016">
            <text:p>77016.0</text:p>
          </table:table-cell>
          <table:table-cell table:number-columns-repeated="970"/>
        </table:table-row>
        <table:table-row table:style-name="ro1">
          <table:table-cell office:value-type="string">
            <text:p>Occupied Palestinian Territory</text:p>
          </table:table-cell>
          <table:table-cell office:value-type="string">
            <text:p>Republic of Korea</text:p>
          </table:table-cell>
          <table:table-cell table:style-name="Default" office:value-type="string">
            <text:p>2631.0</text:p>
          </table:table-cell>
          <table:table-cell table:style-name="Default" office:value-type="string">
            <text:p>2354.0</text:p>
          </table:table-cell>
          <table:table-cell table:style-name="Default" office:value-type="string">
            <text:p>2127.0</text:p>
          </table:table-cell>
          <table:table-cell table:style-name="Default" office:value-type="string">
            <text:p>1945.0</text:p>
          </table:table-cell>
          <table:table-cell table:style-name="Default" office:value-type="string">
            <text:p>1802.0</text:p>
          </table:table-cell>
          <table:table-cell table:style-name="Default" office:value-type="string">
            <text:p>1676.0</text:p>
          </table:table-cell>
          <table:table-cell table:style-name="Default" office:value-type="string">
            <text:p>1594.0</text:p>
          </table:table-cell>
          <table:table-cell table:style-name="Default" office:value-type="string">
            <text:p>1541.0</text:p>
          </table:table-cell>
          <table:table-cell table:style-name="Default" office:value-type="string">
            <text:p>1501.0</text:p>
          </table:table-cell>
          <table:table-cell table:style-name="Default" office:value-type="string">
            <text:p>1467.0</text:p>
          </table:table-cell>
          <table:table-cell table:style-name="Default" office:value-type="string">
            <text:p>1435.0</text:p>
          </table:table-cell>
          <table:table-cell office:value-type="float" office:value="688.1">
            <text:p>688.1</text:p>
          </table:table-cell>
          <table:table-cell table:style-name="ce3" table:formula="of:=(((1973-1972)*([.S157]-[.N157]))/(1977-1972))+[.N157]" office:value-type="float" office:value="666.56">
            <text:p>666.6</text:p>
          </table:table-cell>
          <table:table-cell table:style-name="ce3" table:formula="of:=(((1974-1972)*([.S157]-[.N157]))/(1977-1972))+[.N157]" office:value-type="float" office:value="645.02">
            <text:p>645.0</text:p>
          </table:table-cell>
          <table:table-cell table:style-name="ce3" table:formula="of:=(((1975-1972)*([.S157]-[.N157]))/(1977-1972))+[.N157]" office:value-type="float" office:value="623.48">
            <text:p>623.5</text:p>
          </table:table-cell>
          <table:table-cell table:style-name="ce3" table:formula="of:=(((1976-1972)*([.S157]-[.N157]))/(1977-1972))+[.N157]" office:value-type="float" office:value="601.94">
            <text:p>601.9</text:p>
          </table:table-cell>
          <table:table-cell office:value-type="float" office:value="580.4">
            <text:p>580.4</text:p>
          </table:table-cell>
          <table:table-cell table:style-name="ce3" table:formula="of:=(((1978-1977)*([.X157]-[.S157]))/(1982-1977))+[.S157]" office:value-type="float" office:value="565.7">
            <text:p>565.7</text:p>
          </table:table-cell>
          <table:table-cell table:style-name="ce3" table:formula="of:=(((1979-1977)*([.X157]-[.S157]))/(1982-1977))+[.S157]" office:value-type="float" office:value="551">
            <text:p>551.0</text:p>
          </table:table-cell>
          <table:table-cell table:style-name="ce3" table:formula="of:=(((1980-1977)*([.X157]-[.S157]))/(1982-1977))+[.S157]" office:value-type="float" office:value="536.3">
            <text:p>536.3</text:p>
          </table:table-cell>
          <table:table-cell table:style-name="ce3" table:formula="of:=(((1981-1977)*([.X157]-[.S157]))/(1982-1977))+[.S157]" office:value-type="float" office:value="521.6">
            <text:p>521.6</text:p>
          </table:table-cell>
          <table:table-cell office:value-type="float" office:value="506.9">
            <text:p>506.9</text:p>
          </table:table-cell>
          <table:table-cell table:style-name="ce3" table:formula="of:=(((1983-1982)*([.AC157]-[.X157]))/(1987-1982))+[.X157]" office:value-type="float" office:value="492.22">
            <text:p>492.2</text:p>
          </table:table-cell>
          <table:table-cell table:style-name="ce3" table:formula="of:=(((1984-1982)*([.AC157]-[.X157]))/(1987-1982))+[.X157]" office:value-type="float" office:value="477.54">
            <text:p>477.5</text:p>
          </table:table-cell>
          <table:table-cell table:style-name="ce3" table:formula="of:=(((1985-1982)*([.AC157]-[.X157]))/(1987-1982))+[.X157]" office:value-type="float" office:value="462.86">
            <text:p>462.9</text:p>
          </table:table-cell>
          <table:table-cell table:style-name="ce3" table:formula="of:=(((1986-1982)*([.AC157]-[.X157]))/(1987-1982))+[.X157]" office:value-type="float" office:value="448.18">
            <text:p>448.2</text:p>
          </table:table-cell>
          <table:table-cell office:value-type="float" office:value="433.5">
            <text:p>433.5</text:p>
          </table:table-cell>
          <table:table-cell table:style-name="ce3" table:formula="of:=(((1988-1987)*([.AH157]-[.AC157]))/(1992-1987))+[.AC157]" office:value-type="float" office:value="418.5">
            <text:p>418.5</text:p>
          </table:table-cell>
          <table:table-cell table:style-name="ce3" table:formula="of:=(((1989-1987)*([.AH157]-[.AC157]))/(1992-1987))+[.AC157]" office:value-type="float" office:value="403.5">
            <text:p>403.5</text:p>
          </table:table-cell>
          <table:table-cell table:style-name="ce3" table:formula="of:=(((1990-1987)*([.AH157]-[.AC157]))/(1992-1987))+[.AC157]" office:value-type="float" office:value="388.5">
            <text:p>388.5</text:p>
          </table:table-cell>
          <table:table-cell table:style-name="ce3" table:formula="of:=(((1991-1987)*([.AH157]-[.AC157]))/(1992-1987))+[.AC157]" office:value-type="float" office:value="373.5">
            <text:p>373.5</text:p>
          </table:table-cell>
          <table:table-cell office:value-type="float" office:value="358.5">
            <text:p>358.5</text:p>
          </table:table-cell>
          <table:table-cell table:style-name="ce3" table:formula="of:=(((1993-1992)*([.AM157]-[.AH157]))/(1997-1992))+[.AH157]" office:value-type="float" office:value="343.82">
            <text:p>343.8</text:p>
          </table:table-cell>
          <table:table-cell table:style-name="ce3" table:formula="of:=(((1994-1992)*([.AM157]-[.AH157]))/(1997-1992))+[.AH157]" office:value-type="float" office:value="329.14">
            <text:p>329.1</text:p>
          </table:table-cell>
          <table:table-cell table:style-name="ce3" table:formula="of:=(((1995-1992)*([.AM157]-[.AH157]))/(1997-1992))+[.AH157]" office:value-type="float" office:value="314.46">
            <text:p>314.5</text:p>
          </table:table-cell>
          <table:table-cell table:style-name="ce3" table:formula="of:=(((1996-1992)*([.AM157]-[.AH157]))/(1997-1992))+[.AH157]" office:value-type="float" office:value="299.78">
            <text:p>299.8</text:p>
          </table:table-cell>
          <table:table-cell office:value-type="float" office:value="285.1">
            <text:p>285.1</text:p>
          </table:table-cell>
          <table:table-cell table:style-name="ce3" table:formula="of:=(((1998-1997)*([.AR157]-[.AM157]))/(2002-1997))+[.AM157]" office:value-type="float" office:value="276.48">
            <text:p>276.5</text:p>
          </table:table-cell>
          <table:table-cell table:style-name="ce3" table:formula="of:=(((1999-1997)*([.AR157]-[.AM157]))/(2002-1997))+[.AM157]" office:value-type="float" office:value="267.86">
            <text:p>267.9</text:p>
          </table:table-cell>
          <table:table-cell table:style-name="ce3" table:formula="of:=(((2000-1997)*([.AR157]-[.AM157]))/(2002-1997))+[.AM157]" office:value-type="float" office:value="259.24">
            <text:p>259.2</text:p>
          </table:table-cell>
          <table:table-cell table:style-name="ce3" table:formula="of:=(((2001-1997)*([.AR157]-[.AM157]))/(2002-1997))+[.AM157]" office:value-type="float" office:value="250.62">
            <text:p>250.6</text:p>
          </table:table-cell>
          <table:table-cell office:value-type="float" office:value="242">
            <text:p>242.0</text:p>
          </table:table-cell>
          <table:table-cell table:style-name="ce3" table:formula="of:=(((2003-2002)*([.AW157]-[.AR157]))/(2007-2002))+[.AR157]" office:value-type="float" office:value="237.16">
            <text:p>237.2</text:p>
          </table:table-cell>
          <table:table-cell table:style-name="ce3" table:formula="of:=(((2004-2002)*([.AW157]-[.AR157]))/(2007-2002))+[.AR157]" office:value-type="float" office:value="232.32">
            <text:p>232.3</text:p>
          </table:table-cell>
          <table:table-cell table:style-name="ce3" table:formula="of:=(((2005-2002)*([.AW157]-[.AR157]))/(2007-2002))+[.AR157]" office:value-type="float" office:value="227.48">
            <text:p>227.5</text:p>
          </table:table-cell>
          <table:table-cell table:style-name="ce3" table:formula="of:=(((2006-2002)*([.AW157]-[.AR157]))/(2007-2002))+[.AR157]" office:value-type="float" office:value="222.64">
            <text:p>222.6</text:p>
          </table:table-cell>
          <table:table-cell office:value-type="float" office:value="217.8">
            <text:p>217.8</text:p>
          </table:table-cell>
          <table:table-cell table:style-name="ce3" table:formula="of:=(((2008-2007)*([.BB157]-[.AW157]))/(2012-2007))+[.AW157]" office:value-type="float" office:value="212.26">
            <text:p>212.3</text:p>
          </table:table-cell>
          <table:table-cell table:style-name="ce3" table:formula="of:=(((2009-2007)*([.BB157]-[.AW157]))/(2012-2007))+[.AW157]" office:value-type="float" office:value="206.72">
            <text:p>206.7</text:p>
          </table:table-cell>
          <table:table-cell table:style-name="ce3" table:formula="of:=(((2010-2007)*([.BB157]-[.AW157]))/(2012-2007))+[.AW157]" office:value-type="float" office:value="201.18">
            <text:p>201.2</text:p>
          </table:table-cell>
          <table:table-cell table:style-name="ce3" table:formula="of:=(((2011-2007)*([.BB157]-[.AW157]))/(2012-2007))+[.AW157]" office:value-type="float" office:value="195.64">
            <text:p>195.6</text:p>
          </table:table-cell>
          <table:table-cell office:value-type="float" office:value="190.1">
            <text:p>190.1</text:p>
          </table:table-cell>
          <table:table-cell table:number-columns-repeated="970"/>
        </table:table-row>
        <table:table-row table:style-name="ro1">
          <table:table-cell office:value-type="string">
            <text:p>Oman</text:p>
          </table:table-cell>
          <table:table-cell office:value-type="string">
            <text:p>Republic of Moldova</text:p>
          </table:table-cell>
          <table:table-cell table:style-name="Default" table:number-columns-repeated="6"/>
          <table:table-cell table:style-name="Default" office:value-type="string">
            <text:p>2660.0</text:p>
          </table:table-cell>
          <table:table-cell table:style-name="Default" office:value-type="string">
            <text:p>2730.0</text:p>
          </table:table-cell>
          <table:table-cell table:style-name="Default" office:value-type="string">
            <text:p>2935.0</text:p>
          </table:table-cell>
          <table:table-cell table:style-name="Default" office:value-type="string">
            <text:p>3173.0</text:p>
          </table:table-cell>
          <table:table-cell table:style-name="Default" office:value-type="string">
            <text:p>3311.0</text:p>
          </table:table-cell>
          <table:table-cell office:value-type="float" office:value="1779">
            <text:p>1779.0</text:p>
          </table:table-cell>
          <table:table-cell table:style-name="ce3" table:formula="of:=(((1973-1972)*([.S158]-[.N158]))/(1977-1972))+[.N158]" office:value-type="float" office:value="1703.8">
            <text:p>1703.8</text:p>
          </table:table-cell>
          <table:table-cell table:style-name="ce3" table:formula="of:=(((1974-1972)*([.S158]-[.N158]))/(1977-1972))+[.N158]" office:value-type="float" office:value="1628.6">
            <text:p>1628.6</text:p>
          </table:table-cell>
          <table:table-cell table:style-name="ce3" table:formula="of:=(((1975-1972)*([.S158]-[.N158]))/(1977-1972))+[.N158]" office:value-type="float" office:value="1553.4">
            <text:p>1553.4</text:p>
          </table:table-cell>
          <table:table-cell table:style-name="ce3" table:formula="of:=(((1976-1972)*([.S158]-[.N158]))/(1977-1972))+[.N158]" office:value-type="float" office:value="1478.2">
            <text:p>1478.2</text:p>
          </table:table-cell>
          <table:table-cell office:value-type="float" office:value="1403">
            <text:p>1403.0</text:p>
          </table:table-cell>
          <table:table-cell table:style-name="ce3" table:formula="of:=(((1978-1977)*([.X158]-[.S158]))/(1982-1977))+[.S158]" office:value-type="float" office:value="1334.2">
            <text:p>1334.2</text:p>
          </table:table-cell>
          <table:table-cell table:style-name="ce3" table:formula="of:=(((1979-1977)*([.X158]-[.S158]))/(1982-1977))+[.S158]" office:value-type="float" office:value="1265.4">
            <text:p>1265.4</text:p>
          </table:table-cell>
          <table:table-cell table:style-name="ce3" table:formula="of:=(((1980-1977)*([.X158]-[.S158]))/(1982-1977))+[.S158]" office:value-type="float" office:value="1196.6">
            <text:p>1196.6</text:p>
          </table:table-cell>
          <table:table-cell table:style-name="ce3" table:formula="of:=(((1981-1977)*([.X158]-[.S158]))/(1982-1977))+[.S158]" office:value-type="float" office:value="1127.8">
            <text:p>1127.8</text:p>
          </table:table-cell>
          <table:table-cell office:value-type="float" office:value="1059">
            <text:p>1059.0</text:p>
          </table:table-cell>
          <table:table-cell table:style-name="ce3" table:formula="of:=(((1983-1982)*([.AC158]-[.X158]))/(1987-1982))+[.X158]" office:value-type="float" office:value="1014.96">
            <text:p>1015.0</text:p>
          </table:table-cell>
          <table:table-cell table:style-name="ce3" table:formula="of:=(((1984-1982)*([.AC158]-[.X158]))/(1987-1982))+[.X158]" office:value-type="float" office:value="970.92">
            <text:p>970.9</text:p>
          </table:table-cell>
          <table:table-cell table:style-name="ce3" table:formula="of:=(((1985-1982)*([.AC158]-[.X158]))/(1987-1982))+[.X158]" office:value-type="float" office:value="926.88">
            <text:p>926.9</text:p>
          </table:table-cell>
          <table:table-cell table:style-name="ce3" table:formula="of:=(((1986-1982)*([.AC158]-[.X158]))/(1987-1982))+[.X158]" office:value-type="float" office:value="882.84">
            <text:p>882.8</text:p>
          </table:table-cell>
          <table:table-cell office:value-type="float" office:value="838.8">
            <text:p>838.8</text:p>
          </table:table-cell>
          <table:table-cell table:style-name="ce3" table:formula="of:=(((1988-1987)*([.AH158]-[.AC158]))/(1992-1987))+[.AC158]" office:value-type="float" office:value="808.9">
            <text:p>808.9</text:p>
          </table:table-cell>
          <table:table-cell table:style-name="ce3" table:formula="of:=(((1989-1987)*([.AH158]-[.AC158]))/(1992-1987))+[.AC158]" office:value-type="float" office:value="779">
            <text:p>779.0</text:p>
          </table:table-cell>
          <table:table-cell table:style-name="ce3" table:formula="of:=(((1990-1987)*([.AH158]-[.AC158]))/(1992-1987))+[.AC158]" office:value-type="float" office:value="749.1">
            <text:p>749.1</text:p>
          </table:table-cell>
          <table:table-cell table:style-name="ce3" table:formula="of:=(((1991-1987)*([.AH158]-[.AC158]))/(1992-1987))+[.AC158]" office:value-type="float" office:value="719.2">
            <text:p>719.2</text:p>
          </table:table-cell>
          <table:table-cell office:value-type="float" office:value="689.3">
            <text:p>689.3</text:p>
          </table:table-cell>
          <table:table-cell table:style-name="ce3" table:formula="of:=(((1993-1992)*([.AM158]-[.AH158]))/(1997-1992))+[.AH158]" office:value-type="float" office:value="675">
            <text:p>675.0</text:p>
          </table:table-cell>
          <table:table-cell table:style-name="ce3" table:formula="of:=(((1994-1992)*([.AM158]-[.AH158]))/(1997-1992))+[.AH158]" office:value-type="float" office:value="660.7">
            <text:p>660.7</text:p>
          </table:table-cell>
          <table:table-cell table:style-name="ce3" table:formula="of:=(((1995-1992)*([.AM158]-[.AH158]))/(1997-1992))+[.AH158]" office:value-type="float" office:value="646.4">
            <text:p>646.4</text:p>
          </table:table-cell>
          <table:table-cell table:style-name="ce3" table:formula="of:=(((1996-1992)*([.AM158]-[.AH158]))/(1997-1992))+[.AH158]" office:value-type="float" office:value="632.1">
            <text:p>632.1</text:p>
          </table:table-cell>
          <table:table-cell office:value-type="float" office:value="617.8">
            <text:p>617.8</text:p>
          </table:table-cell>
          <table:table-cell table:style-name="ce3" table:formula="of:=(((1998-1997)*([.AR158]-[.AM158]))/(2002-1997))+[.AM158]" office:value-type="float" office:value="615.82">
            <text:p>615.8</text:p>
          </table:table-cell>
          <table:table-cell table:style-name="ce3" table:formula="of:=(((1999-1997)*([.AR158]-[.AM158]))/(2002-1997))+[.AM158]" office:value-type="float" office:value="613.84">
            <text:p>613.8</text:p>
          </table:table-cell>
          <table:table-cell table:style-name="ce3" table:formula="of:=(((2000-1997)*([.AR158]-[.AM158]))/(2002-1997))+[.AM158]" office:value-type="float" office:value="611.86">
            <text:p>611.9</text:p>
          </table:table-cell>
          <table:table-cell table:style-name="ce3" table:formula="of:=(((2001-1997)*([.AR158]-[.AM158]))/(2002-1997))+[.AM158]" office:value-type="float" office:value="609.88">
            <text:p>609.9</text:p>
          </table:table-cell>
          <table:table-cell office:value-type="float" office:value="607.9">
            <text:p>607.9</text:p>
          </table:table-cell>
          <table:table-cell table:style-name="ce3" table:formula="of:=(((2003-2002)*([.AW158]-[.AR158]))/(2007-2002))+[.AR158]" office:value-type="float" office:value="595.66">
            <text:p>595.7</text:p>
          </table:table-cell>
          <table:table-cell table:style-name="ce3" table:formula="of:=(((2004-2002)*([.AW158]-[.AR158]))/(2007-2002))+[.AR158]" office:value-type="float" office:value="583.42">
            <text:p>583.4</text:p>
          </table:table-cell>
          <table:table-cell table:style-name="ce3" table:formula="of:=(((2005-2002)*([.AW158]-[.AR158]))/(2007-2002))+[.AR158]" office:value-type="float" office:value="571.18">
            <text:p>571.2</text:p>
          </table:table-cell>
          <table:table-cell table:style-name="ce3" table:formula="of:=(((2006-2002)*([.AW158]-[.AR158]))/(2007-2002))+[.AR158]" office:value-type="float" office:value="558.94">
            <text:p>558.9</text:p>
          </table:table-cell>
          <table:table-cell office:value-type="float" office:value="546.7">
            <text:p>546.7</text:p>
          </table:table-cell>
          <table:table-cell table:style-name="ce3" table:formula="of:=(((2008-2007)*([.BB158]-[.AW158]))/(2012-2007))+[.AW158]" office:value-type="float" office:value="533.78">
            <text:p>533.8</text:p>
          </table:table-cell>
          <table:table-cell table:style-name="ce3" table:formula="of:=(((2009-2007)*([.BB158]-[.AW158]))/(2012-2007))+[.AW158]" office:value-type="float" office:value="520.86">
            <text:p>520.9</text:p>
          </table:table-cell>
          <table:table-cell table:style-name="ce3" table:formula="of:=(((2010-2007)*([.BB158]-[.AW158]))/(2012-2007))+[.AW158]" office:value-type="float" office:value="507.94">
            <text:p>507.9</text:p>
          </table:table-cell>
          <table:table-cell table:style-name="ce3" table:formula="of:=(((2011-2007)*([.BB158]-[.AW158]))/(2012-2007))+[.AW158]" office:value-type="float" office:value="495.02">
            <text:p>495.0</text:p>
          </table:table-cell>
          <table:table-cell office:value-type="float" office:value="482.1">
            <text:p>482.1</text:p>
          </table:table-cell>
          <table:table-cell table:number-columns-repeated="970"/>
        </table:table-row>
        <table:table-row table:style-name="ro1">
          <table:table-cell office:value-type="string">
            <text:p>Pacific Islands Trust Territory</text:p>
          </table:table-cell>
          <table:table-cell office:value-type="string">
            <text:p>Romania</text:p>
          </table:table-cell>
          <table:table-cell table:style-name="Default" office:value-type="string">
            <text:p>11368.0</text:p>
          </table:table-cell>
          <table:table-cell table:style-name="Default" office:value-type="string">
            <text:p>10878.0</text:p>
          </table:table-cell>
          <table:table-cell table:style-name="Default" office:value-type="string">
            <text:p>10249.0</text:p>
          </table:table-cell>
          <table:table-cell table:style-name="Default" office:value-type="string">
            <text:p>9786.0</text:p>
          </table:table-cell>
          <table:table-cell table:style-name="Default" office:value-type="string">
            <text:p>9443.0</text:p>
          </table:table-cell>
          <table:table-cell table:style-name="Default" office:value-type="string">
            <text:p>9223.0</text:p>
          </table:table-cell>
          <table:table-cell table:style-name="Default" office:value-type="string">
            <text:p>9182.0</text:p>
          </table:table-cell>
          <table:table-cell table:style-name="Default" office:value-type="string">
            <text:p>9432.0</text:p>
          </table:table-cell>
          <table:table-cell table:style-name="Default" office:value-type="string">
            <text:p>9627.0</text:p>
          </table:table-cell>
          <table:table-cell table:style-name="Default" office:value-type="string">
            <text:p>9790.0</text:p>
          </table:table-cell>
          <table:table-cell table:style-name="Default" office:value-type="string">
            <text:p>9907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Pakistan</text:p>
          </table:table-cell>
          <table:table-cell office:value-type="string">
            <text:p>Russian Federation</text:p>
          </table:table-cell>
          <table:table-cell table:style-name="Default" table:number-columns-repeated="6"/>
          <table:table-cell table:style-name="Default" office:value-type="string">
            <text:p>30276.0</text:p>
          </table:table-cell>
          <table:table-cell table:style-name="Default" office:value-type="string">
            <text:p>30431.0</text:p>
          </table:table-cell>
          <table:table-cell table:style-name="Default" office:value-type="string">
            <text:p>30979.0</text:p>
          </table:table-cell>
          <table:table-cell table:style-name="Default" office:value-type="string">
            <text:p>31460.0</text:p>
          </table:table-cell>
          <table:table-cell table:style-name="Default" office:value-type="string">
            <text:p>31590.0</text:p>
          </table:table-cell>
          <table:table-cell office:value-type="float" office:value="876.5">
            <text:p>876.5</text:p>
          </table:table-cell>
          <table:table-cell table:style-name="ce3" table:formula="of:=(((1973-1972)*([.S160]-[.N160]))/(1977-1972))+[.N160]" office:value-type="float" office:value="852.08">
            <text:p>852.1</text:p>
          </table:table-cell>
          <table:table-cell table:style-name="ce3" table:formula="of:=(((1974-1972)*([.S160]-[.N160]))/(1977-1972))+[.N160]" office:value-type="float" office:value="827.66">
            <text:p>827.7</text:p>
          </table:table-cell>
          <table:table-cell table:style-name="ce3" table:formula="of:=(((1975-1972)*([.S160]-[.N160]))/(1977-1972))+[.N160]" office:value-type="float" office:value="803.24">
            <text:p>803.2</text:p>
          </table:table-cell>
          <table:table-cell table:style-name="ce3" table:formula="of:=(((1976-1972)*([.S160]-[.N160]))/(1977-1972))+[.N160]" office:value-type="float" office:value="778.82">
            <text:p>778.8</text:p>
          </table:table-cell>
          <table:table-cell office:value-type="float" office:value="754.4">
            <text:p>754.4</text:p>
          </table:table-cell>
          <table:table-cell table:style-name="ce3" table:formula="of:=(((1978-1977)*([.X160]-[.S160]))/(1982-1977))+[.S160]" office:value-type="float" office:value="731.14">
            <text:p>731.1</text:p>
          </table:table-cell>
          <table:table-cell table:style-name="ce3" table:formula="of:=(((1979-1977)*([.X160]-[.S160]))/(1982-1977))+[.S160]" office:value-type="float" office:value="707.88">
            <text:p>707.9</text:p>
          </table:table-cell>
          <table:table-cell table:style-name="ce3" table:formula="of:=(((1980-1977)*([.X160]-[.S160]))/(1982-1977))+[.S160]" office:value-type="float" office:value="684.62">
            <text:p>684.6</text:p>
          </table:table-cell>
          <table:table-cell table:style-name="ce3" table:formula="of:=(((1981-1977)*([.X160]-[.S160]))/(1982-1977))+[.S160]" office:value-type="float" office:value="661.36">
            <text:p>661.4</text:p>
          </table:table-cell>
          <table:table-cell office:value-type="float" office:value="638.1">
            <text:p>638.1</text:p>
          </table:table-cell>
          <table:table-cell table:style-name="ce3" table:formula="of:=(((1983-1982)*([.AC160]-[.X160]))/(1987-1982))+[.X160]" office:value-type="float" office:value="618.32">
            <text:p>618.3</text:p>
          </table:table-cell>
          <table:table-cell table:style-name="ce3" table:formula="of:=(((1984-1982)*([.AC160]-[.X160]))/(1987-1982))+[.X160]" office:value-type="float" office:value="598.54">
            <text:p>598.5</text:p>
          </table:table-cell>
          <table:table-cell table:style-name="ce3" table:formula="of:=(((1985-1982)*([.AC160]-[.X160]))/(1987-1982))+[.X160]" office:value-type="float" office:value="578.76">
            <text:p>578.8</text:p>
          </table:table-cell>
          <table:table-cell table:style-name="ce3" table:formula="of:=(((1986-1982)*([.AC160]-[.X160]))/(1987-1982))+[.X160]" office:value-type="float" office:value="558.98">
            <text:p>559.0</text:p>
          </table:table-cell>
          <table:table-cell office:value-type="float" office:value="539.2">
            <text:p>539.2</text:p>
          </table:table-cell>
          <table:table-cell table:style-name="ce3" table:formula="of:=(((1988-1987)*([.AH160]-[.AC160]))/(1992-1987))+[.AC160]" office:value-type="float" office:value="524.58">
            <text:p>524.6</text:p>
          </table:table-cell>
          <table:table-cell table:style-name="ce3" table:formula="of:=(((1989-1987)*([.AH160]-[.AC160]))/(1992-1987))+[.AC160]" office:value-type="float" office:value="509.96">
            <text:p>510.0</text:p>
          </table:table-cell>
          <table:table-cell table:style-name="ce3" table:formula="of:=(((1990-1987)*([.AH160]-[.AC160]))/(1992-1987))+[.AC160]" office:value-type="float" office:value="495.34">
            <text:p>495.3</text:p>
          </table:table-cell>
          <table:table-cell table:style-name="ce3" table:formula="of:=(((1991-1987)*([.AH160]-[.AC160]))/(1992-1987))+[.AC160]" office:value-type="float" office:value="480.72">
            <text:p>480.7</text:p>
          </table:table-cell>
          <table:table-cell office:value-type="float" office:value="466.1">
            <text:p>466.1</text:p>
          </table:table-cell>
          <table:table-cell table:style-name="ce3" table:formula="of:=(((1993-1992)*([.AM160]-[.AH160]))/(1997-1992))+[.AH160]" office:value-type="float" office:value="454.82">
            <text:p>454.8</text:p>
          </table:table-cell>
          <table:table-cell table:style-name="ce3" table:formula="of:=(((1994-1992)*([.AM160]-[.AH160]))/(1997-1992))+[.AH160]" office:value-type="float" office:value="443.54">
            <text:p>443.5</text:p>
          </table:table-cell>
          <table:table-cell table:style-name="ce3" table:formula="of:=(((1995-1992)*([.AM160]-[.AH160]))/(1997-1992))+[.AH160]" office:value-type="float" office:value="432.26">
            <text:p>432.3</text:p>
          </table:table-cell>
          <table:table-cell table:style-name="ce3" table:formula="of:=(((1996-1992)*([.AM160]-[.AH160]))/(1997-1992))+[.AH160]" office:value-type="float" office:value="420.98">
            <text:p>421.0</text:p>
          </table:table-cell>
          <table:table-cell office:value-type="float" office:value="409.7">
            <text:p>409.7</text:p>
          </table:table-cell>
          <table:table-cell table:style-name="ce3" table:formula="of:=(((1998-1997)*([.AR160]-[.AM160]))/(2002-1997))+[.AM160]" office:value-type="float" office:value="400.9">
            <text:p>400.9</text:p>
          </table:table-cell>
          <table:table-cell table:style-name="ce3" table:formula="of:=(((1999-1997)*([.AR160]-[.AM160]))/(2002-1997))+[.AM160]" office:value-type="float" office:value="392.1">
            <text:p>392.1</text:p>
          </table:table-cell>
          <table:table-cell table:style-name="ce3" table:formula="of:=(((2000-1997)*([.AR160]-[.AM160]))/(2002-1997))+[.AM160]" office:value-type="float" office:value="383.3">
            <text:p>383.3</text:p>
          </table:table-cell>
          <table:table-cell table:style-name="ce3" table:formula="of:=(((2001-1997)*([.AR160]-[.AM160]))/(2002-1997))+[.AM160]" office:value-type="float" office:value="374.5">
            <text:p>374.5</text:p>
          </table:table-cell>
          <table:table-cell office:value-type="float" office:value="365.7">
            <text:p>365.7</text:p>
          </table:table-cell>
          <table:table-cell table:style-name="ce3" table:formula="of:=(((2003-2002)*([.AW160]-[.AR160]))/(2007-2002))+[.AR160]" office:value-type="float" office:value="359.46">
            <text:p>359.5</text:p>
          </table:table-cell>
          <table:table-cell table:style-name="ce3" table:formula="of:=(((2004-2002)*([.AW160]-[.AR160]))/(2007-2002))+[.AR160]" office:value-type="float" office:value="353.22">
            <text:p>353.2</text:p>
          </table:table-cell>
          <table:table-cell table:style-name="ce3" table:formula="of:=(((2005-2002)*([.AW160]-[.AR160]))/(2007-2002))+[.AR160]" office:value-type="float" office:value="346.98">
            <text:p>347.0</text:p>
          </table:table-cell>
          <table:table-cell table:style-name="ce3" table:formula="of:=(((2006-2002)*([.AW160]-[.AR160]))/(2007-2002))+[.AR160]" office:value-type="float" office:value="340.74">
            <text:p>340.7</text:p>
          </table:table-cell>
          <table:table-cell office:value-type="float" office:value="334.5">
            <text:p>334.5</text:p>
          </table:table-cell>
          <table:table-cell table:style-name="ce3" table:formula="of:=(((2008-2007)*([.BB160]-[.AW160]))/(2012-2007))+[.AW160]" office:value-type="float" office:value="328.72">
            <text:p>328.7</text:p>
          </table:table-cell>
          <table:table-cell table:style-name="ce3" table:formula="of:=(((2009-2007)*([.BB160]-[.AW160]))/(2012-2007))+[.AW160]" office:value-type="float" office:value="322.94">
            <text:p>322.9</text:p>
          </table:table-cell>
          <table:table-cell table:style-name="ce3" table:formula="of:=(((2010-2007)*([.BB160]-[.AW160]))/(2012-2007))+[.AW160]" office:value-type="float" office:value="317.16">
            <text:p>317.2</text:p>
          </table:table-cell>
          <table:table-cell table:style-name="ce3" table:formula="of:=(((2011-2007)*([.BB160]-[.AW160]))/(2012-2007))+[.AW160]" office:value-type="float" office:value="311.38">
            <text:p>311.4</text:p>
          </table:table-cell>
          <table:table-cell office:value-type="float" office:value="305.6">
            <text:p>305.6</text:p>
          </table:table-cell>
          <table:table-cell table:number-columns-repeated="970"/>
        </table:table-row>
        <table:table-row table:style-name="ro1">
          <table:table-cell office:value-type="string">
            <text:p>Palau</text:p>
          </table:table-cell>
          <table:table-cell office:value-type="string">
            <text:p>Rwanda</text:p>
          </table:table-cell>
          <table:table-cell table:style-name="Default" office:value-type="string">
            <text:p>3228.0</text:p>
          </table:table-cell>
          <table:table-cell table:style-name="Default" office:value-type="string">
            <text:p>2777.0</text:p>
          </table:table-cell>
          <table:table-cell table:style-name="Default" office:value-type="string">
            <text:p>2382.0</text:p>
          </table:table-cell>
          <table:table-cell table:style-name="Default" office:value-type="string">
            <text:p>2026.0</text:p>
          </table:table-cell>
          <table:table-cell table:style-name="Default" office:value-type="string">
            <text:p>1726.0</text:p>
          </table:table-cell>
          <table:table-cell table:style-name="Default" office:value-type="string">
            <text:p>1424.0</text:p>
          </table:table-cell>
          <table:table-cell table:style-name="Default" office:value-type="string">
            <text:p>1472.0</text:p>
          </table:table-cell>
          <table:table-cell table:style-name="Default" office:value-type="string">
            <text:p>1508.0</text:p>
          </table:table-cell>
          <table:table-cell table:style-name="Default" office:value-type="string">
            <text:p>1092.0</text:p>
          </table:table-cell>
          <table:table-cell table:style-name="Default" office:value-type="string">
            <text:p>978.3</text:p>
          </table:table-cell>
          <table:table-cell table:style-name="Default" office:value-type="string">
            <text:p>842.8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Panama</text:p>
          </table:table-cell>
          <table:table-cell office:value-type="string">
            <text:p>Saint Kitts and Nevis</text:p>
          </table:table-cell>
          <table:table-cell table:style-name="Default" office:value-type="string">
            <text:p>470.6</text:p>
          </table:table-cell>
          <table:table-cell table:style-name="Default" office:value-type="string">
            <text:p>510.6</text:p>
          </table:table-cell>
          <table:table-cell table:number-columns-repeated="2" table:style-name="Default" office:value-type="string">
            <text:p>545.5</text:p>
          </table:table-cell>
          <table:table-cell table:style-name="Default" office:value-type="string">
            <text:p>558.1</text:p>
          </table:table-cell>
          <table:table-cell table:number-columns-repeated="2" table:style-name="Default" office:value-type="string">
            <text:p>585.4</text:p>
          </table:table-cell>
          <table:table-cell table:style-name="Default" office:value-type="string">
            <text:p>545.5</text:p>
          </table:table-cell>
          <table:table-cell table:style-name="Default" office:value-type="string">
            <text:p>510.6</text:p>
          </table:table-cell>
          <table:table-cell table:style-name="Default" office:value-type="string">
            <text:p>480.0</text:p>
          </table:table-cell>
          <table:table-cell table:style-name="Default" office:value-type="string">
            <text:p>444.4</text:p>
          </table:table-cell>
          <table:table-cell office:value-type="float" office:value="92414">
            <text:p>92414.0</text:p>
          </table:table-cell>
          <table:table-cell table:style-name="ce3" table:formula="of:=(((1973-1972)*([.S162]-[.N162]))/(1977-1972))+[.N162]" office:value-type="float" office:value="90155.8">
            <text:p>90155.8</text:p>
          </table:table-cell>
          <table:table-cell table:style-name="ce3" table:formula="of:=(((1974-1972)*([.S162]-[.N162]))/(1977-1972))+[.N162]" office:value-type="float" office:value="87897.6">
            <text:p>87897.6</text:p>
          </table:table-cell>
          <table:table-cell table:style-name="ce3" table:formula="of:=(((1975-1972)*([.S162]-[.N162]))/(1977-1972))+[.N162]" office:value-type="float" office:value="85639.4">
            <text:p>85639.4</text:p>
          </table:table-cell>
          <table:table-cell table:style-name="ce3" table:formula="of:=(((1976-1972)*([.S162]-[.N162]))/(1977-1972))+[.N162]" office:value-type="float" office:value="83381.2">
            <text:p>83381.2</text:p>
          </table:table-cell>
          <table:table-cell office:value-type="float" office:value="81123">
            <text:p>81123.0</text:p>
          </table:table-cell>
          <table:table-cell table:style-name="ce3" table:formula="of:=(((1978-1977)*([.X162]-[.S162]))/(1982-1977))+[.S162]" office:value-type="float" office:value="79328.2">
            <text:p>79328.2</text:p>
          </table:table-cell>
          <table:table-cell table:style-name="ce3" table:formula="of:=(((1979-1977)*([.X162]-[.S162]))/(1982-1977))+[.S162]" office:value-type="float" office:value="77533.4">
            <text:p>77533.4</text:p>
          </table:table-cell>
          <table:table-cell table:style-name="ce3" table:formula="of:=(((1980-1977)*([.X162]-[.S162]))/(1982-1977))+[.S162]" office:value-type="float" office:value="75738.6">
            <text:p>75738.6</text:p>
          </table:table-cell>
          <table:table-cell table:style-name="ce3" table:formula="of:=(((1981-1977)*([.X162]-[.S162]))/(1982-1977))+[.S162]" office:value-type="float" office:value="73943.8">
            <text:p>73943.8</text:p>
          </table:table-cell>
          <table:table-cell office:value-type="float" office:value="72149">
            <text:p>72149.0</text:p>
          </table:table-cell>
          <table:table-cell table:style-name="ce3" table:formula="of:=(((1983-1982)*([.AC162]-[.X162]))/(1987-1982))+[.X162]" office:value-type="float" office:value="70694.6">
            <text:p>70694.6</text:p>
          </table:table-cell>
          <table:table-cell table:style-name="ce3" table:formula="of:=(((1984-1982)*([.AC162]-[.X162]))/(1987-1982))+[.X162]" office:value-type="float" office:value="69240.2">
            <text:p>69240.2</text:p>
          </table:table-cell>
          <table:table-cell table:style-name="ce3" table:formula="of:=(((1985-1982)*([.AC162]-[.X162]))/(1987-1982))+[.X162]" office:value-type="float" office:value="67785.8">
            <text:p>67785.8</text:p>
          </table:table-cell>
          <table:table-cell table:style-name="ce3" table:formula="of:=(((1986-1982)*([.AC162]-[.X162]))/(1987-1982))+[.X162]" office:value-type="float" office:value="66331.4">
            <text:p>66331.4</text:p>
          </table:table-cell>
          <table:table-cell office:value-type="float" office:value="64877">
            <text:p>64877.0</text:p>
          </table:table-cell>
          <table:table-cell table:style-name="ce3" table:formula="of:=(((1988-1987)*([.AH162]-[.AC162]))/(1992-1987))+[.AC162]" office:value-type="float" office:value="63614">
            <text:p>63614.0</text:p>
          </table:table-cell>
          <table:table-cell table:style-name="ce3" table:formula="of:=(((1989-1987)*([.AH162]-[.AC162]))/(1992-1987))+[.AC162]" office:value-type="float" office:value="62351">
            <text:p>62351.0</text:p>
          </table:table-cell>
          <table:table-cell table:style-name="ce3" table:formula="of:=(((1990-1987)*([.AH162]-[.AC162]))/(1992-1987))+[.AC162]" office:value-type="float" office:value="61088">
            <text:p>61088.0</text:p>
          </table:table-cell>
          <table:table-cell table:style-name="ce3" table:formula="of:=(((1991-1987)*([.AH162]-[.AC162]))/(1992-1987))+[.AC162]" office:value-type="float" office:value="59825">
            <text:p>59825.0</text:p>
          </table:table-cell>
          <table:table-cell office:value-type="float" office:value="58562">
            <text:p>58562.0</text:p>
          </table:table-cell>
          <table:table-cell table:style-name="ce3" table:formula="of:=(((1993-1992)*([.AM162]-[.AH162]))/(1997-1992))+[.AH162]" office:value-type="float" office:value="57427.2">
            <text:p>57427.2</text:p>
          </table:table-cell>
          <table:table-cell table:style-name="ce3" table:formula="of:=(((1994-1992)*([.AM162]-[.AH162]))/(1997-1992))+[.AH162]" office:value-type="float" office:value="56292.4">
            <text:p>56292.4</text:p>
          </table:table-cell>
          <table:table-cell table:style-name="ce3" table:formula="of:=(((1995-1992)*([.AM162]-[.AH162]))/(1997-1992))+[.AH162]" office:value-type="float" office:value="55157.6">
            <text:p>55157.6</text:p>
          </table:table-cell>
          <table:table-cell table:style-name="ce3" table:formula="of:=(((1996-1992)*([.AM162]-[.AH162]))/(1997-1992))+[.AH162]" office:value-type="float" office:value="54022.8">
            <text:p>54022.8</text:p>
          </table:table-cell>
          <table:table-cell office:value-type="float" office:value="52888">
            <text:p>52888.0</text:p>
          </table:table-cell>
          <table:table-cell table:style-name="ce3" table:formula="of:=(((1998-1997)*([.AR162]-[.AM162]))/(2002-1997))+[.AM162]" office:value-type="float" office:value="51916.2">
            <text:p>51916.2</text:p>
          </table:table-cell>
          <table:table-cell table:style-name="ce3" table:formula="of:=(((1999-1997)*([.AR162]-[.AM162]))/(2002-1997))+[.AM162]" office:value-type="float" office:value="50944.4">
            <text:p>50944.4</text:p>
          </table:table-cell>
          <table:table-cell table:style-name="ce3" table:formula="of:=(((2000-1997)*([.AR162]-[.AM162]))/(2002-1997))+[.AM162]" office:value-type="float" office:value="49972.6">
            <text:p>49972.6</text:p>
          </table:table-cell>
          <table:table-cell table:style-name="ce3" table:formula="of:=(((2001-1997)*([.AR162]-[.AM162]))/(2002-1997))+[.AM162]" office:value-type="float" office:value="49000.8">
            <text:p>49000.8</text:p>
          </table:table-cell>
          <table:table-cell office:value-type="float" office:value="48029">
            <text:p>48029.0</text:p>
          </table:table-cell>
          <table:table-cell table:style-name="ce3" table:formula="of:=(((2003-2002)*([.AW162]-[.AR162]))/(2007-2002))+[.AR162]" office:value-type="float" office:value="47220.6">
            <text:p>47220.6</text:p>
          </table:table-cell>
          <table:table-cell table:style-name="ce3" table:formula="of:=(((2004-2002)*([.AW162]-[.AR162]))/(2007-2002))+[.AR162]" office:value-type="float" office:value="46412.2">
            <text:p>46412.2</text:p>
          </table:table-cell>
          <table:table-cell table:style-name="ce3" table:formula="of:=(((2005-2002)*([.AW162]-[.AR162]))/(2007-2002))+[.AR162]" office:value-type="float" office:value="45603.8">
            <text:p>45603.8</text:p>
          </table:table-cell>
          <table:table-cell table:style-name="ce3" table:formula="of:=(((2006-2002)*([.AW162]-[.AR162]))/(2007-2002))+[.AR162]" office:value-type="float" office:value="44795.4">
            <text:p>44795.4</text:p>
          </table:table-cell>
          <table:table-cell office:value-type="float" office:value="43987">
            <text:p>43987.0</text:p>
          </table:table-cell>
          <table:table-cell table:style-name="ce3" table:formula="of:=(((2008-2007)*([.BB162]-[.AW162]))/(2012-2007))+[.AW162]" office:value-type="float" office:value="43322">
            <text:p>43322.0</text:p>
          </table:table-cell>
          <table:table-cell table:style-name="ce3" table:formula="of:=(((2009-2007)*([.BB162]-[.AW162]))/(2012-2007))+[.AW162]" office:value-type="float" office:value="42657">
            <text:p>42657.0</text:p>
          </table:table-cell>
          <table:table-cell table:style-name="ce3" table:formula="of:=(((2010-2007)*([.BB162]-[.AW162]))/(2012-2007))+[.AW162]" office:value-type="float" office:value="41992">
            <text:p>41992.0</text:p>
          </table:table-cell>
          <table:table-cell table:style-name="ce3" table:formula="of:=(((2011-2007)*([.BB162]-[.AW162]))/(2012-2007))+[.AW162]" office:value-type="float" office:value="41327">
            <text:p>41327.0</text:p>
          </table:table-cell>
          <table:table-cell office:value-type="float" office:value="40662">
            <text:p>40662.0</text:p>
          </table:table-cell>
          <table:table-cell table:number-columns-repeated="970"/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Saint Lucia</text:p>
          </table:table-cell>
          <table:table-cell table:style-name="Default" table:number-columns-repeated="11"/>
          <table:table-cell office:value-type="float" office:value="310947">
            <text:p>310947.0</text:p>
          </table:table-cell>
          <table:table-cell table:style-name="ce3" table:formula="of:=(((1973-1972)*([.S163]-[.N163]))/(1977-1972))+[.N163]" office:value-type="float" office:value="302733.4">
            <text:p>302733.4</text:p>
          </table:table-cell>
          <table:table-cell table:style-name="ce3" table:formula="of:=(((1974-1972)*([.S163]-[.N163]))/(1977-1972))+[.N163]" office:value-type="float" office:value="294519.8">
            <text:p>294519.8</text:p>
          </table:table-cell>
          <table:table-cell table:style-name="ce3" table:formula="of:=(((1975-1972)*([.S163]-[.N163]))/(1977-1972))+[.N163]" office:value-type="float" office:value="286306.2">
            <text:p>286306.2</text:p>
          </table:table-cell>
          <table:table-cell table:style-name="ce3" table:formula="of:=(((1976-1972)*([.S163]-[.N163]))/(1977-1972))+[.N163]" office:value-type="float" office:value="278092.6">
            <text:p>278092.6</text:p>
          </table:table-cell>
          <table:table-cell office:value-type="float" office:value="269879">
            <text:p>269879.0</text:p>
          </table:table-cell>
          <table:table-cell table:style-name="ce3" table:formula="of:=(((1978-1977)*([.X163]-[.S163]))/(1982-1977))+[.S163]" office:value-type="float" office:value="263076.4">
            <text:p>263076.4</text:p>
          </table:table-cell>
          <table:table-cell table:style-name="ce3" table:formula="of:=(((1979-1977)*([.X163]-[.S163]))/(1982-1977))+[.S163]" office:value-type="float" office:value="256273.8">
            <text:p>256273.8</text:p>
          </table:table-cell>
          <table:table-cell table:style-name="ce3" table:formula="of:=(((1980-1977)*([.X163]-[.S163]))/(1982-1977))+[.S163]" office:value-type="float" office:value="249471.2">
            <text:p>249471.2</text:p>
          </table:table-cell>
          <table:table-cell table:style-name="ce3" table:formula="of:=(((1981-1977)*([.X163]-[.S163]))/(1982-1977))+[.S163]" office:value-type="float" office:value="242668.6">
            <text:p>242668.6</text:p>
          </table:table-cell>
          <table:table-cell office:value-type="float" office:value="235866">
            <text:p>235866.0</text:p>
          </table:table-cell>
          <table:table-cell table:style-name="ce3" table:formula="of:=(((1983-1982)*([.AC163]-[.X163]))/(1987-1982))+[.X163]" office:value-type="float" office:value="230141.8">
            <text:p>230141.8</text:p>
          </table:table-cell>
          <table:table-cell table:style-name="ce3" table:formula="of:=(((1984-1982)*([.AC163]-[.X163]))/(1987-1982))+[.X163]" office:value-type="float" office:value="224417.6">
            <text:p>224417.6</text:p>
          </table:table-cell>
          <table:table-cell table:style-name="ce3" table:formula="of:=(((1985-1982)*([.AC163]-[.X163]))/(1987-1982))+[.X163]" office:value-type="float" office:value="218693.4">
            <text:p>218693.4</text:p>
          </table:table-cell>
          <table:table-cell table:style-name="ce3" table:formula="of:=(((1986-1982)*([.AC163]-[.X163]))/(1987-1982))+[.X163]" office:value-type="float" office:value="212969.2">
            <text:p>212969.2</text:p>
          </table:table-cell>
          <table:table-cell office:value-type="float" office:value="207245">
            <text:p>207245.0</text:p>
          </table:table-cell>
          <table:table-cell table:style-name="ce3" table:formula="of:=(((1988-1987)*([.AH163]-[.AC163]))/(1992-1987))+[.AC163]" office:value-type="float" office:value="202463.4">
            <text:p>202463.4</text:p>
          </table:table-cell>
          <table:table-cell table:style-name="ce3" table:formula="of:=(((1989-1987)*([.AH163]-[.AC163]))/(1992-1987))+[.AC163]" office:value-type="float" office:value="197681.8">
            <text:p>197681.8</text:p>
          </table:table-cell>
          <table:table-cell table:style-name="ce3" table:formula="of:=(((1990-1987)*([.AH163]-[.AC163]))/(1992-1987))+[.AC163]" office:value-type="float" office:value="192900.2">
            <text:p>192900.2</text:p>
          </table:table-cell>
          <table:table-cell table:style-name="ce3" table:formula="of:=(((1991-1987)*([.AH163]-[.AC163]))/(1992-1987))+[.AC163]" office:value-type="float" office:value="188118.6">
            <text:p>188118.6</text:p>
          </table:table-cell>
          <table:table-cell office:value-type="float" office:value="183337">
            <text:p>183337.0</text:p>
          </table:table-cell>
          <table:table-cell table:style-name="ce3" table:formula="of:=(((1993-1992)*([.AM163]-[.AH163]))/(1997-1992))+[.AH163]" office:value-type="float" office:value="178903">
            <text:p>178903.0</text:p>
          </table:table-cell>
          <table:table-cell table:style-name="ce3" table:formula="of:=(((1994-1992)*([.AM163]-[.AH163]))/(1997-1992))+[.AH163]" office:value-type="float" office:value="174469">
            <text:p>174469.0</text:p>
          </table:table-cell>
          <table:table-cell table:style-name="ce3" table:formula="of:=(((1995-1992)*([.AM163]-[.AH163]))/(1997-1992))+[.AH163]" office:value-type="float" office:value="170035">
            <text:p>170035.0</text:p>
          </table:table-cell>
          <table:table-cell table:style-name="ce3" table:formula="of:=(((1996-1992)*([.AM163]-[.AH163]))/(1997-1992))+[.AH163]" office:value-type="float" office:value="165601">
            <text:p>165601.0</text:p>
          </table:table-cell>
          <table:table-cell office:value-type="float" office:value="161167">
            <text:p>161167.0</text:p>
          </table:table-cell>
          <table:table-cell table:style-name="ce3" table:formula="of:=(((1998-1997)*([.AR163]-[.AM163]))/(2002-1997))+[.AM163]" office:value-type="float" office:value="157237.4">
            <text:p>157237.4</text:p>
          </table:table-cell>
          <table:table-cell table:style-name="ce3" table:formula="of:=(((1999-1997)*([.AR163]-[.AM163]))/(2002-1997))+[.AM163]" office:value-type="float" office:value="153307.8">
            <text:p>153307.8</text:p>
          </table:table-cell>
          <table:table-cell table:style-name="ce3" table:formula="of:=(((2000-1997)*([.AR163]-[.AM163]))/(2002-1997))+[.AM163]" office:value-type="float" office:value="149378.2">
            <text:p>149378.2</text:p>
          </table:table-cell>
          <table:table-cell table:style-name="ce3" table:formula="of:=(((2001-1997)*([.AR163]-[.AM163]))/(2002-1997))+[.AM163]" office:value-type="float" office:value="145448.6">
            <text:p>145448.6</text:p>
          </table:table-cell>
          <table:table-cell office:value-type="float" office:value="141519">
            <text:p>141519.0</text:p>
          </table:table-cell>
          <table:table-cell table:style-name="ce3" table:formula="of:=(((2003-2002)*([.AW163]-[.AR163]))/(2007-2002))+[.AR163]" office:value-type="float" office:value="138262.2">
            <text:p>138262.2</text:p>
          </table:table-cell>
          <table:table-cell table:style-name="ce3" table:formula="of:=(((2004-2002)*([.AW163]-[.AR163]))/(2007-2002))+[.AR163]" office:value-type="float" office:value="135005.4">
            <text:p>135005.4</text:p>
          </table:table-cell>
          <table:table-cell table:style-name="ce3" table:formula="of:=(((2005-2002)*([.AW163]-[.AR163]))/(2007-2002))+[.AR163]" office:value-type="float" office:value="131748.6">
            <text:p>131748.6</text:p>
          </table:table-cell>
          <table:table-cell table:style-name="ce3" table:formula="of:=(((2006-2002)*([.AW163]-[.AR163]))/(2007-2002))+[.AR163]" office:value-type="float" office:value="128491.8">
            <text:p>128491.8</text:p>
          </table:table-cell>
          <table:table-cell office:value-type="float" office:value="125235">
            <text:p>125235.0</text:p>
          </table:table-cell>
          <table:table-cell table:style-name="ce3" table:formula="of:=(((2008-2007)*([.BB163]-[.AW163]))/(2012-2007))+[.AW163]" office:value-type="float" office:value="122531">
            <text:p>122531.0</text:p>
          </table:table-cell>
          <table:table-cell table:style-name="ce3" table:formula="of:=(((2009-2007)*([.BB163]-[.AW163]))/(2012-2007))+[.AW163]" office:value-type="float" office:value="119827">
            <text:p>119827.0</text:p>
          </table:table-cell>
          <table:table-cell table:style-name="ce3" table:formula="of:=(((2010-2007)*([.BB163]-[.AW163]))/(2012-2007))+[.AW163]" office:value-type="float" office:value="117123">
            <text:p>117123.0</text:p>
          </table:table-cell>
          <table:table-cell table:style-name="ce3" table:formula="of:=(((2011-2007)*([.BB163]-[.AW163]))/(2012-2007))+[.AW163]" office:value-type="float" office:value="114419">
            <text:p>114419.0</text:p>
          </table:table-cell>
          <table:table-cell office:value-type="float" office:value="111715">
            <text:p>111715.0</text:p>
          </table:table-cell>
          <table:table-cell table:number-columns-repeated="970"/>
        </table:table-row>
        <table:table-row table:style-name="ro1">
          <table:table-cell office:value-type="string">
            <text:p>Paraguay</text:p>
          </table:table-cell>
          <table:table-cell office:value-type="string">
            <text:p>Saint Vincent and the Grenadines</text:p>
          </table:table-cell>
          <table:table-cell table:style-name="Default" table:number-columns-repeated="11"/>
          <table:table-cell office:value-type="float" office:value="36071">
            <text:p>36071.0</text:p>
          </table:table-cell>
          <table:table-cell table:style-name="ce3" table:formula="of:=(((1973-1972)*([.S164]-[.N164]))/(1977-1972))+[.N164]" office:value-type="float" office:value="35236.2">
            <text:p>35236.2</text:p>
          </table:table-cell>
          <table:table-cell table:style-name="ce3" table:formula="of:=(((1974-1972)*([.S164]-[.N164]))/(1977-1972))+[.N164]" office:value-type="float" office:value="34401.4">
            <text:p>34401.4</text:p>
          </table:table-cell>
          <table:table-cell table:style-name="ce3" table:formula="of:=(((1975-1972)*([.S164]-[.N164]))/(1977-1972))+[.N164]" office:value-type="float" office:value="33566.6">
            <text:p>33566.6</text:p>
          </table:table-cell>
          <table:table-cell table:style-name="ce3" table:formula="of:=(((1976-1972)*([.S164]-[.N164]))/(1977-1972))+[.N164]" office:value-type="float" office:value="32731.8">
            <text:p>32731.8</text:p>
          </table:table-cell>
          <table:table-cell office:value-type="float" office:value="31897">
            <text:p>31897.0</text:p>
          </table:table-cell>
          <table:table-cell table:style-name="ce3" table:formula="of:=(((1978-1977)*([.X164]-[.S164]))/(1982-1977))+[.S164]" office:value-type="float" office:value="31069.8">
            <text:p>31069.8</text:p>
          </table:table-cell>
          <table:table-cell table:style-name="ce3" table:formula="of:=(((1979-1977)*([.X164]-[.S164]))/(1982-1977))+[.S164]" office:value-type="float" office:value="30242.6">
            <text:p>30242.6</text:p>
          </table:table-cell>
          <table:table-cell table:style-name="ce3" table:formula="of:=(((1980-1977)*([.X164]-[.S164]))/(1982-1977))+[.S164]" office:value-type="float" office:value="29415.4">
            <text:p>29415.4</text:p>
          </table:table-cell>
          <table:table-cell table:style-name="ce3" table:formula="of:=(((1981-1977)*([.X164]-[.S164]))/(1982-1977))+[.S164]" office:value-type="float" office:value="28588.2">
            <text:p>28588.2</text:p>
          </table:table-cell>
          <table:table-cell office:value-type="float" office:value="27761">
            <text:p>27761.0</text:p>
          </table:table-cell>
          <table:table-cell table:style-name="ce3" table:formula="of:=(((1983-1982)*([.AC164]-[.X164]))/(1987-1982))+[.X164]" office:value-type="float" office:value="27012">
            <text:p>27012.0</text:p>
          </table:table-cell>
          <table:table-cell table:style-name="ce3" table:formula="of:=(((1984-1982)*([.AC164]-[.X164]))/(1987-1982))+[.X164]" office:value-type="float" office:value="26263">
            <text:p>26263.0</text:p>
          </table:table-cell>
          <table:table-cell table:style-name="ce3" table:formula="of:=(((1985-1982)*([.AC164]-[.X164]))/(1987-1982))+[.X164]" office:value-type="float" office:value="25514">
            <text:p>25514.0</text:p>
          </table:table-cell>
          <table:table-cell table:style-name="ce3" table:formula="of:=(((1986-1982)*([.AC164]-[.X164]))/(1987-1982))+[.X164]" office:value-type="float" office:value="24765">
            <text:p>24765.0</text:p>
          </table:table-cell>
          <table:table-cell office:value-type="float" office:value="24016">
            <text:p>24016.0</text:p>
          </table:table-cell>
          <table:table-cell table:style-name="ce3" table:formula="of:=(((1988-1987)*([.AH164]-[.AC164]))/(1992-1987))+[.AC164]" office:value-type="float" office:value="23423.4">
            <text:p>23423.4</text:p>
          </table:table-cell>
          <table:table-cell table:style-name="ce3" table:formula="of:=(((1989-1987)*([.AH164]-[.AC164]))/(1992-1987))+[.AC164]" office:value-type="float" office:value="22830.8">
            <text:p>22830.8</text:p>
          </table:table-cell>
          <table:table-cell table:style-name="ce3" table:formula="of:=(((1990-1987)*([.AH164]-[.AC164]))/(1992-1987))+[.AC164]" office:value-type="float" office:value="22238.2">
            <text:p>22238.2</text:p>
          </table:table-cell>
          <table:table-cell table:style-name="ce3" table:formula="of:=(((1991-1987)*([.AH164]-[.AC164]))/(1992-1987))+[.AC164]" office:value-type="float" office:value="21645.6">
            <text:p>21645.6</text:p>
          </table:table-cell>
          <table:table-cell office:value-type="float" office:value="21053">
            <text:p>21053.0</text:p>
          </table:table-cell>
          <table:table-cell table:style-name="ce3" table:formula="of:=(((1993-1992)*([.AM164]-[.AH164]))/(1997-1992))+[.AH164]" office:value-type="float" office:value="20591.2">
            <text:p>20591.2</text:p>
          </table:table-cell>
          <table:table-cell table:style-name="ce3" table:formula="of:=(((1994-1992)*([.AM164]-[.AH164]))/(1997-1992))+[.AH164]" office:value-type="float" office:value="20129.4">
            <text:p>20129.4</text:p>
          </table:table-cell>
          <table:table-cell table:style-name="ce3" table:formula="of:=(((1995-1992)*([.AM164]-[.AH164]))/(1997-1992))+[.AH164]" office:value-type="float" office:value="19667.6">
            <text:p>19667.6</text:p>
          </table:table-cell>
          <table:table-cell table:style-name="ce3" table:formula="of:=(((1996-1992)*([.AM164]-[.AH164]))/(1997-1992))+[.AH164]" office:value-type="float" office:value="19205.8">
            <text:p>19205.8</text:p>
          </table:table-cell>
          <table:table-cell office:value-type="float" office:value="18744">
            <text:p>18744.0</text:p>
          </table:table-cell>
          <table:table-cell table:style-name="ce3" table:formula="of:=(((1998-1997)*([.AR164]-[.AM164]))/(2002-1997))+[.AM164]" office:value-type="float" office:value="18373.4">
            <text:p>18373.4</text:p>
          </table:table-cell>
          <table:table-cell table:style-name="ce3" table:formula="of:=(((1999-1997)*([.AR164]-[.AM164]))/(2002-1997))+[.AM164]" office:value-type="float" office:value="18002.8">
            <text:p>18002.8</text:p>
          </table:table-cell>
          <table:table-cell table:style-name="ce3" table:formula="of:=(((2000-1997)*([.AR164]-[.AM164]))/(2002-1997))+[.AM164]" office:value-type="float" office:value="17632.2">
            <text:p>17632.2</text:p>
          </table:table-cell>
          <table:table-cell table:style-name="ce3" table:formula="of:=(((2001-1997)*([.AR164]-[.AM164]))/(2002-1997))+[.AM164]" office:value-type="float" office:value="17261.6">
            <text:p>17261.6</text:p>
          </table:table-cell>
          <table:table-cell office:value-type="float" office:value="16891">
            <text:p>16891.0</text:p>
          </table:table-cell>
          <table:table-cell table:style-name="ce3" table:formula="of:=(((2003-2002)*([.AW164]-[.AR164]))/(2007-2002))+[.AR164]" office:value-type="float" office:value="16585.2">
            <text:p>16585.2</text:p>
          </table:table-cell>
          <table:table-cell table:style-name="ce3" table:formula="of:=(((2004-2002)*([.AW164]-[.AR164]))/(2007-2002))+[.AR164]" office:value-type="float" office:value="16279.4">
            <text:p>16279.4</text:p>
          </table:table-cell>
          <table:table-cell table:style-name="ce3" table:formula="of:=(((2005-2002)*([.AW164]-[.AR164]))/(2007-2002))+[.AR164]" office:value-type="float" office:value="15973.6">
            <text:p>15973.6</text:p>
          </table:table-cell>
          <table:table-cell table:style-name="ce3" table:formula="of:=(((2006-2002)*([.AW164]-[.AR164]))/(2007-2002))+[.AR164]" office:value-type="float" office:value="15667.8">
            <text:p>15667.8</text:p>
          </table:table-cell>
          <table:table-cell office:value-type="float" office:value="15362">
            <text:p>15362.0</text:p>
          </table:table-cell>
          <table:table-cell table:style-name="ce3" table:formula="of:=(((2008-2007)*([.BB164]-[.AW164]))/(2012-2007))+[.AW164]" office:value-type="float" office:value="15102.8">
            <text:p>15102.8</text:p>
          </table:table-cell>
          <table:table-cell table:style-name="ce3" table:formula="of:=(((2009-2007)*([.BB164]-[.AW164]))/(2012-2007))+[.AW164]" office:value-type="float" office:value="14843.6">
            <text:p>14843.6</text:p>
          </table:table-cell>
          <table:table-cell table:style-name="ce3" table:formula="of:=(((2010-2007)*([.BB164]-[.AW164]))/(2012-2007))+[.AW164]" office:value-type="float" office:value="14584.4">
            <text:p>14584.4</text:p>
          </table:table-cell>
          <table:table-cell table:style-name="ce3" table:formula="of:=(((2011-2007)*([.BB164]-[.AW164]))/(2012-2007))+[.AW164]" office:value-type="float" office:value="14325.2">
            <text:p>14325.2</text:p>
          </table:table-cell>
          <table:table-cell office:value-type="float" office:value="14066">
            <text:p>14066.0</text:p>
          </table:table-cell>
          <table:table-cell table:number-columns-repeated="970"/>
        </table:table-row>
        <table:table-row table:style-name="ro1">
          <table:table-cell office:value-type="string">
            <text:p>Peru</text:p>
          </table:table-cell>
          <table:table-cell office:value-type="string">
            <text:p>Samoa</text:p>
          </table:table-cell>
          <table:table-cell table:style-name="Default" table:number-columns-repeated="11"/>
          <table:table-cell office:value-type="float" office:value="115909">
            <text:p>115909.0</text:p>
          </table:table-cell>
          <table:table-cell table:style-name="ce3" table:formula="of:=(((1973-1972)*([.S165]-[.N165]))/(1977-1972))+[.N165]" office:value-type="float" office:value="112942.4">
            <text:p>112942.4</text:p>
          </table:table-cell>
          <table:table-cell table:style-name="ce3" table:formula="of:=(((1974-1972)*([.S165]-[.N165]))/(1977-1972))+[.N165]" office:value-type="float" office:value="109975.8">
            <text:p>109975.8</text:p>
          </table:table-cell>
          <table:table-cell table:style-name="ce3" table:formula="of:=(((1975-1972)*([.S165]-[.N165]))/(1977-1972))+[.N165]" office:value-type="float" office:value="107009.2">
            <text:p>107009.2</text:p>
          </table:table-cell>
          <table:table-cell table:style-name="ce3" table:formula="of:=(((1976-1972)*([.S165]-[.N165]))/(1977-1972))+[.N165]" office:value-type="float" office:value="104042.6">
            <text:p>104042.6</text:p>
          </table:table-cell>
          <table:table-cell office:value-type="float" office:value="101076">
            <text:p>101076.0</text:p>
          </table:table-cell>
          <table:table-cell table:style-name="ce3" table:formula="of:=(((1978-1977)*([.X165]-[.S165]))/(1982-1977))+[.S165]" office:value-type="float" office:value="98666">
            <text:p>98666.0</text:p>
          </table:table-cell>
          <table:table-cell table:style-name="ce3" table:formula="of:=(((1979-1977)*([.X165]-[.S165]))/(1982-1977))+[.S165]" office:value-type="float" office:value="96256">
            <text:p>96256.0</text:p>
          </table:table-cell>
          <table:table-cell table:style-name="ce3" table:formula="of:=(((1980-1977)*([.X165]-[.S165]))/(1982-1977))+[.S165]" office:value-type="float" office:value="93846">
            <text:p>93846.0</text:p>
          </table:table-cell>
          <table:table-cell table:style-name="ce3" table:formula="of:=(((1981-1977)*([.X165]-[.S165]))/(1982-1977))+[.S165]" office:value-type="float" office:value="91436">
            <text:p>91436.0</text:p>
          </table:table-cell>
          <table:table-cell office:value-type="float" office:value="89026">
            <text:p>89026.0</text:p>
          </table:table-cell>
          <table:table-cell table:style-name="ce3" table:formula="of:=(((1983-1982)*([.AC165]-[.X165]))/(1987-1982))+[.X165]" office:value-type="float" office:value="87102.8">
            <text:p>87102.8</text:p>
          </table:table-cell>
          <table:table-cell table:style-name="ce3" table:formula="of:=(((1984-1982)*([.AC165]-[.X165]))/(1987-1982))+[.X165]" office:value-type="float" office:value="85179.6">
            <text:p>85179.6</text:p>
          </table:table-cell>
          <table:table-cell table:style-name="ce3" table:formula="of:=(((1985-1982)*([.AC165]-[.X165]))/(1987-1982))+[.X165]" office:value-type="float" office:value="83256.4">
            <text:p>83256.4</text:p>
          </table:table-cell>
          <table:table-cell table:style-name="ce3" table:formula="of:=(((1986-1982)*([.AC165]-[.X165]))/(1987-1982))+[.X165]" office:value-type="float" office:value="81333.2">
            <text:p>81333.2</text:p>
          </table:table-cell>
          <table:table-cell office:value-type="float" office:value="79410">
            <text:p>79410.0</text:p>
          </table:table-cell>
          <table:table-cell table:style-name="ce3" table:formula="of:=(((1988-1987)*([.AH165]-[.AC165]))/(1992-1987))+[.AC165]" office:value-type="float" office:value="77858.6">
            <text:p>77858.6</text:p>
          </table:table-cell>
          <table:table-cell table:style-name="ce3" table:formula="of:=(((1989-1987)*([.AH165]-[.AC165]))/(1992-1987))+[.AC165]" office:value-type="float" office:value="76307.2">
            <text:p>76307.2</text:p>
          </table:table-cell>
          <table:table-cell table:style-name="ce3" table:formula="of:=(((1990-1987)*([.AH165]-[.AC165]))/(1992-1987))+[.AC165]" office:value-type="float" office:value="74755.8">
            <text:p>74755.8</text:p>
          </table:table-cell>
          <table:table-cell table:style-name="ce3" table:formula="of:=(((1991-1987)*([.AH165]-[.AC165]))/(1992-1987))+[.AC165]" office:value-type="float" office:value="73204.4">
            <text:p>73204.4</text:p>
          </table:table-cell>
          <table:table-cell office:value-type="float" office:value="71653">
            <text:p>71653.0</text:p>
          </table:table-cell>
          <table:table-cell table:style-name="ce3" table:formula="of:=(((1993-1992)*([.AM165]-[.AH165]))/(1997-1992))+[.AH165]" office:value-type="float" office:value="70425">
            <text:p>70425.0</text:p>
          </table:table-cell>
          <table:table-cell table:style-name="ce3" table:formula="of:=(((1994-1992)*([.AM165]-[.AH165]))/(1997-1992))+[.AH165]" office:value-type="float" office:value="69197">
            <text:p>69197.0</text:p>
          </table:table-cell>
          <table:table-cell table:style-name="ce3" table:formula="of:=(((1995-1992)*([.AM165]-[.AH165]))/(1997-1992))+[.AH165]" office:value-type="float" office:value="67969">
            <text:p>67969.0</text:p>
          </table:table-cell>
          <table:table-cell table:style-name="ce3" table:formula="of:=(((1996-1992)*([.AM165]-[.AH165]))/(1997-1992))+[.AH165]" office:value-type="float" office:value="66741">
            <text:p>66741.0</text:p>
          </table:table-cell>
          <table:table-cell office:value-type="float" office:value="65513">
            <text:p>65513.0</text:p>
          </table:table-cell>
          <table:table-cell table:style-name="ce3" table:formula="of:=(((1998-1997)*([.AR165]-[.AM165]))/(2002-1997))+[.AM165]" office:value-type="float" office:value="64570.4">
            <text:p>64570.4</text:p>
          </table:table-cell>
          <table:table-cell table:style-name="ce3" table:formula="of:=(((1999-1997)*([.AR165]-[.AM165]))/(2002-1997))+[.AM165]" office:value-type="float" office:value="63627.8">
            <text:p>63627.8</text:p>
          </table:table-cell>
          <table:table-cell table:style-name="ce3" table:formula="of:=(((2000-1997)*([.AR165]-[.AM165]))/(2002-1997))+[.AM165]" office:value-type="float" office:value="62685.2">
            <text:p>62685.2</text:p>
          </table:table-cell>
          <table:table-cell table:style-name="ce3" table:formula="of:=(((2001-1997)*([.AR165]-[.AM165]))/(2002-1997))+[.AM165]" office:value-type="float" office:value="61742.6">
            <text:p>61742.6</text:p>
          </table:table-cell>
          <table:table-cell office:value-type="float" office:value="60800">
            <text:p>60800.0</text:p>
          </table:table-cell>
          <table:table-cell table:style-name="ce3" table:formula="of:=(((2003-2002)*([.AW165]-[.AR165]))/(2007-2002))+[.AR165]" office:value-type="float" office:value="60114.8">
            <text:p>60114.8</text:p>
          </table:table-cell>
          <table:table-cell table:style-name="ce3" table:formula="of:=(((2004-2002)*([.AW165]-[.AR165]))/(2007-2002))+[.AR165]" office:value-type="float" office:value="59429.6">
            <text:p>59429.6</text:p>
          </table:table-cell>
          <table:table-cell table:style-name="ce3" table:formula="of:=(((2005-2002)*([.AW165]-[.AR165]))/(2007-2002))+[.AR165]" office:value-type="float" office:value="58744.4">
            <text:p>58744.4</text:p>
          </table:table-cell>
          <table:table-cell table:style-name="ce3" table:formula="of:=(((2006-2002)*([.AW165]-[.AR165]))/(2007-2002))+[.AR165]" office:value-type="float" office:value="58059.2">
            <text:p>58059.2</text:p>
          </table:table-cell>
          <table:table-cell office:value-type="float" office:value="57374">
            <text:p>57374.0</text:p>
          </table:table-cell>
          <table:table-cell table:style-name="ce3" table:formula="of:=(((2008-2007)*([.BB165]-[.AW165]))/(2012-2007))+[.AW165]" office:value-type="float" office:value="56769">
            <text:p>56769.0</text:p>
          </table:table-cell>
          <table:table-cell table:style-name="ce3" table:formula="of:=(((2009-2007)*([.BB165]-[.AW165]))/(2012-2007))+[.AW165]" office:value-type="float" office:value="56164">
            <text:p>56164.0</text:p>
          </table:table-cell>
          <table:table-cell table:style-name="ce3" table:formula="of:=(((2010-2007)*([.BB165]-[.AW165]))/(2012-2007))+[.AW165]" office:value-type="float" office:value="55559">
            <text:p>55559.0</text:p>
          </table:table-cell>
          <table:table-cell table:style-name="ce3" table:formula="of:=(((2011-2007)*([.BB165]-[.AW165]))/(2012-2007))+[.AW165]" office:value-type="float" office:value="54954">
            <text:p>54954.0</text:p>
          </table:table-cell>
          <table:table-cell office:value-type="float" office:value="54349">
            <text:p>54349.0</text:p>
          </table:table-cell>
          <table:table-cell table:number-columns-repeated="970"/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San Marino</text:p>
          </table:table-cell>
          <table:table-cell table:style-name="Default" table:number-columns-repeated="11"/>
          <table:table-cell office:value-type="float" office:value="12758">
            <text:p>12758.0</text:p>
          </table:table-cell>
          <table:table-cell table:style-name="ce3" table:formula="of:=(((1973-1972)*([.S166]-[.N166]))/(1977-1972))+[.N166]" office:value-type="float" office:value="12420.6">
            <text:p>12420.6</text:p>
          </table:table-cell>
          <table:table-cell table:style-name="ce3" table:formula="of:=(((1974-1972)*([.S166]-[.N166]))/(1977-1972))+[.N166]" office:value-type="float" office:value="12083.2">
            <text:p>12083.2</text:p>
          </table:table-cell>
          <table:table-cell table:style-name="ce3" table:formula="of:=(((1975-1972)*([.S166]-[.N166]))/(1977-1972))+[.N166]" office:value-type="float" office:value="11745.8">
            <text:p>11745.8</text:p>
          </table:table-cell>
          <table:table-cell table:style-name="ce3" table:formula="of:=(((1976-1972)*([.S166]-[.N166]))/(1977-1972))+[.N166]" office:value-type="float" office:value="11408.4">
            <text:p>11408.4</text:p>
          </table:table-cell>
          <table:table-cell office:value-type="float" office:value="11071">
            <text:p>11071.0</text:p>
          </table:table-cell>
          <table:table-cell table:style-name="ce3" table:formula="of:=(((1978-1977)*([.X166]-[.S166]))/(1982-1977))+[.S166]" office:value-type="float" office:value="10781.8">
            <text:p>10781.8</text:p>
          </table:table-cell>
          <table:table-cell table:style-name="ce3" table:formula="of:=(((1979-1977)*([.X166]-[.S166]))/(1982-1977))+[.S166]" office:value-type="float" office:value="10492.6">
            <text:p>10492.6</text:p>
          </table:table-cell>
          <table:table-cell table:style-name="ce3" table:formula="of:=(((1980-1977)*([.X166]-[.S166]))/(1982-1977))+[.S166]" office:value-type="float" office:value="10203.4">
            <text:p>10203.4</text:p>
          </table:table-cell>
          <table:table-cell table:style-name="ce3" table:formula="of:=(((1981-1977)*([.X166]-[.S166]))/(1982-1977))+[.S166]" office:value-type="float" office:value="9914.2">
            <text:p>9914.2</text:p>
          </table:table-cell>
          <table:table-cell office:value-type="float" office:value="9625">
            <text:p>9625.0</text:p>
          </table:table-cell>
          <table:table-cell table:style-name="ce3" table:formula="of:=(((1983-1982)*([.AC166]-[.X166]))/(1987-1982))+[.X166]" office:value-type="float" office:value="9379.4">
            <text:p>9379.4</text:p>
          </table:table-cell>
          <table:table-cell table:style-name="ce3" table:formula="of:=(((1984-1982)*([.AC166]-[.X166]))/(1987-1982))+[.X166]" office:value-type="float" office:value="9133.8">
            <text:p>9133.8</text:p>
          </table:table-cell>
          <table:table-cell table:style-name="ce3" table:formula="of:=(((1985-1982)*([.AC166]-[.X166]))/(1987-1982))+[.X166]" office:value-type="float" office:value="8888.2">
            <text:p>8888.2</text:p>
          </table:table-cell>
          <table:table-cell table:style-name="ce3" table:formula="of:=(((1986-1982)*([.AC166]-[.X166]))/(1987-1982))+[.X166]" office:value-type="float" office:value="8642.6">
            <text:p>8642.6</text:p>
          </table:table-cell>
          <table:table-cell office:value-type="float" office:value="8397">
            <text:p>8397.0</text:p>
          </table:table-cell>
          <table:table-cell table:style-name="ce3" table:formula="of:=(((1988-1987)*([.AH166]-[.AC166]))/(1992-1987))+[.AC166]" office:value-type="float" office:value="8199.2">
            <text:p>8199.2</text:p>
          </table:table-cell>
          <table:table-cell table:style-name="ce3" table:formula="of:=(((1989-1987)*([.AH166]-[.AC166]))/(1992-1987))+[.AC166]" office:value-type="float" office:value="8001.4">
            <text:p>8001.4</text:p>
          </table:table-cell>
          <table:table-cell table:style-name="ce3" table:formula="of:=(((1990-1987)*([.AH166]-[.AC166]))/(1992-1987))+[.AC166]" office:value-type="float" office:value="7803.6">
            <text:p>7803.6</text:p>
          </table:table-cell>
          <table:table-cell table:style-name="ce3" table:formula="of:=(((1991-1987)*([.AH166]-[.AC166]))/(1992-1987))+[.AC166]" office:value-type="float" office:value="7605.8">
            <text:p>7605.8</text:p>
          </table:table-cell>
          <table:table-cell office:value-type="float" office:value="7408">
            <text:p>7408.0</text:p>
          </table:table-cell>
          <table:table-cell table:style-name="ce3" table:formula="of:=(((1993-1992)*([.AM166]-[.AH166]))/(1997-1992))+[.AH166]" office:value-type="float" office:value="7249.2">
            <text:p>7249.2</text:p>
          </table:table-cell>
          <table:table-cell table:style-name="ce3" table:formula="of:=(((1994-1992)*([.AM166]-[.AH166]))/(1997-1992))+[.AH166]" office:value-type="float" office:value="7090.4">
            <text:p>7090.4</text:p>
          </table:table-cell>
          <table:table-cell table:style-name="ce3" table:formula="of:=(((1995-1992)*([.AM166]-[.AH166]))/(1997-1992))+[.AH166]" office:value-type="float" office:value="6931.6">
            <text:p>6931.6</text:p>
          </table:table-cell>
          <table:table-cell table:style-name="ce3" table:formula="of:=(((1996-1992)*([.AM166]-[.AH166]))/(1997-1992))+[.AH166]" office:value-type="float" office:value="6772.8">
            <text:p>6772.8</text:p>
          </table:table-cell>
          <table:table-cell office:value-type="float" office:value="6614">
            <text:p>6614.0</text:p>
          </table:table-cell>
          <table:table-cell table:style-name="ce3" table:formula="of:=(((1998-1997)*([.AR166]-[.AM166]))/(2002-1997))+[.AM166]" office:value-type="float" office:value="6479.4">
            <text:p>6479.4</text:p>
          </table:table-cell>
          <table:table-cell table:style-name="ce3" table:formula="of:=(((1999-1997)*([.AR166]-[.AM166]))/(2002-1997))+[.AM166]" office:value-type="float" office:value="6344.8">
            <text:p>6344.8</text:p>
          </table:table-cell>
          <table:table-cell table:style-name="ce3" table:formula="of:=(((2000-1997)*([.AR166]-[.AM166]))/(2002-1997))+[.AM166]" office:value-type="float" office:value="6210.2">
            <text:p>6210.2</text:p>
          </table:table-cell>
          <table:table-cell table:style-name="ce3" table:formula="of:=(((2001-1997)*([.AR166]-[.AM166]))/(2002-1997))+[.AM166]" office:value-type="float" office:value="6075.6">
            <text:p>6075.6</text:p>
          </table:table-cell>
          <table:table-cell office:value-type="float" office:value="5941">
            <text:p>5941.0</text:p>
          </table:table-cell>
          <table:table-cell table:style-name="ce3" table:formula="of:=(((2003-2002)*([.AW166]-[.AR166]))/(2007-2002))+[.AR166]" office:value-type="float" office:value="5833.4">
            <text:p>5833.4</text:p>
          </table:table-cell>
          <table:table-cell table:style-name="ce3" table:formula="of:=(((2004-2002)*([.AW166]-[.AR166]))/(2007-2002))+[.AR166]" office:value-type="float" office:value="5725.8">
            <text:p>5725.8</text:p>
          </table:table-cell>
          <table:table-cell table:style-name="ce3" table:formula="of:=(((2005-2002)*([.AW166]-[.AR166]))/(2007-2002))+[.AR166]" office:value-type="float" office:value="5618.2">
            <text:p>5618.2</text:p>
          </table:table-cell>
          <table:table-cell table:style-name="ce3" table:formula="of:=(((2006-2002)*([.AW166]-[.AR166]))/(2007-2002))+[.AR166]" office:value-type="float" office:value="5510.6">
            <text:p>5510.6</text:p>
          </table:table-cell>
          <table:table-cell office:value-type="float" office:value="5403">
            <text:p>5403.0</text:p>
          </table:table-cell>
          <table:table-cell table:style-name="ce3" table:formula="of:=(((2008-2007)*([.BB166]-[.AW166]))/(2012-2007))+[.AW166]" office:value-type="float" office:value="5315.4">
            <text:p>5315.4</text:p>
          </table:table-cell>
          <table:table-cell table:style-name="ce3" table:formula="of:=(((2009-2007)*([.BB166]-[.AW166]))/(2012-2007))+[.AW166]" office:value-type="float" office:value="5227.8">
            <text:p>5227.8</text:p>
          </table:table-cell>
          <table:table-cell table:style-name="ce3" table:formula="of:=(((2010-2007)*([.BB166]-[.AW166]))/(2012-2007))+[.AW166]" office:value-type="float" office:value="5140.2">
            <text:p>5140.2</text:p>
          </table:table-cell>
          <table:table-cell table:style-name="ce3" table:formula="of:=(((2011-2007)*([.BB166]-[.AW166]))/(2012-2007))+[.AW166]" office:value-type="float" office:value="5052.6">
            <text:p>5052.6</text:p>
          </table:table-cell>
          <table:table-cell office:value-type="float" office:value="4965">
            <text:p>4965.0</text:p>
          </table:table-cell>
          <table:table-cell table:number-columns-repeated="970"/>
        </table:table-row>
        <table:table-row table:style-name="ro1">
          <table:table-cell office:value-type="string">
            <text:p>Poland</text:p>
          </table:table-cell>
          <table:table-cell office:value-type="string">
            <text:p>Sao Tome and Principe</text:p>
          </table:table-cell>
          <table:table-cell table:style-name="Default" office:value-type="string">
            <text:p>34062.0</text:p>
          </table:table-cell>
          <table:table-cell table:style-name="Default" office:value-type="string">
            <text:p>32059.0</text:p>
          </table:table-cell>
          <table:table-cell table:style-name="Default" office:value-type="string">
            <text:p>28312.0</text:p>
          </table:table-cell>
          <table:table-cell table:style-name="Default" office:value-type="string">
            <text:p>25057.0</text:p>
          </table:table-cell>
          <table:table-cell table:style-name="Default" office:value-type="string">
            <text:p>22020.0</text:p>
          </table:table-cell>
          <table:table-cell table:style-name="Default" office:value-type="string">
            <text:p>20185.0</text:p>
          </table:table-cell>
          <table:table-cell table:style-name="Default" office:value-type="string">
            <text:p>18017.0</text:p>
          </table:table-cell>
          <table:table-cell table:style-name="Default" office:value-type="string">
            <text:p>16391.0</text:p>
          </table:table-cell>
          <table:table-cell table:style-name="Default" office:value-type="string">
            <text:p>14932.0</text:p>
          </table:table-cell>
          <table:table-cell table:style-name="Default" office:value-type="string">
            <text:p>13885.0</text:p>
          </table:table-cell>
          <table:table-cell table:style-name="Default" office:value-type="string">
            <text:p>12674.0</text:p>
          </table:table-cell>
          <table:table-cell office:value-type="float" office:value="1620">
            <text:p>1620.0</text:p>
          </table:table-cell>
          <table:table-cell table:style-name="ce3" table:formula="of:=(((1973-1972)*([.S167]-[.N167]))/(1977-1972))+[.N167]" office:value-type="float" office:value="1605.8">
            <text:p>1605.8</text:p>
          </table:table-cell>
          <table:table-cell table:style-name="ce3" table:formula="of:=(((1974-1972)*([.S167]-[.N167]))/(1977-1972))+[.N167]" office:value-type="float" office:value="1591.6">
            <text:p>1591.6</text:p>
          </table:table-cell>
          <table:table-cell table:style-name="ce3" table:formula="of:=(((1975-1972)*([.S167]-[.N167]))/(1977-1972))+[.N167]" office:value-type="float" office:value="1577.4">
            <text:p>1577.4</text:p>
          </table:table-cell>
          <table:table-cell table:style-name="ce3" table:formula="of:=(((1976-1972)*([.S167]-[.N167]))/(1977-1972))+[.N167]" office:value-type="float" office:value="1563.2">
            <text:p>1563.2</text:p>
          </table:table-cell>
          <table:table-cell office:value-type="float" office:value="1549">
            <text:p>1549.0</text:p>
          </table:table-cell>
          <table:table-cell table:style-name="ce3" table:formula="of:=(((1978-1977)*([.X167]-[.S167]))/(1982-1977))+[.S167]" office:value-type="float" office:value="1534.8">
            <text:p>1534.8</text:p>
          </table:table-cell>
          <table:table-cell table:style-name="ce3" table:formula="of:=(((1979-1977)*([.X167]-[.S167]))/(1982-1977))+[.S167]" office:value-type="float" office:value="1520.6">
            <text:p>1520.6</text:p>
          </table:table-cell>
          <table:table-cell table:style-name="ce3" table:formula="of:=(((1980-1977)*([.X167]-[.S167]))/(1982-1977))+[.S167]" office:value-type="float" office:value="1506.4">
            <text:p>1506.4</text:p>
          </table:table-cell>
          <table:table-cell table:style-name="ce3" table:formula="of:=(((1981-1977)*([.X167]-[.S167]))/(1982-1977))+[.S167]" office:value-type="float" office:value="1492.2">
            <text:p>1492.2</text:p>
          </table:table-cell>
          <table:table-cell office:value-type="float" office:value="1478">
            <text:p>1478.0</text:p>
          </table:table-cell>
          <table:table-cell table:style-name="ce3" table:formula="of:=(((1983-1982)*([.AC167]-[.X167]))/(1987-1982))+[.X167]" office:value-type="float" office:value="1467.2">
            <text:p>1467.2</text:p>
          </table:table-cell>
          <table:table-cell table:style-name="ce3" table:formula="of:=(((1984-1982)*([.AC167]-[.X167]))/(1987-1982))+[.X167]" office:value-type="float" office:value="1456.4">
            <text:p>1456.4</text:p>
          </table:table-cell>
          <table:table-cell table:style-name="ce3" table:formula="of:=(((1985-1982)*([.AC167]-[.X167]))/(1987-1982))+[.X167]" office:value-type="float" office:value="1445.6">
            <text:p>1445.6</text:p>
          </table:table-cell>
          <table:table-cell table:style-name="ce3" table:formula="of:=(((1986-1982)*([.AC167]-[.X167]))/(1987-1982))+[.X167]" office:value-type="float" office:value="1434.8">
            <text:p>1434.8</text:p>
          </table:table-cell>
          <table:table-cell office:value-type="float" office:value="1424">
            <text:p>1424.0</text:p>
          </table:table-cell>
          <table:table-cell table:style-name="ce3" table:formula="of:=(((1988-1987)*([.AH167]-[.AC167]))/(1992-1987))+[.AC167]" office:value-type="float" office:value="1419.4">
            <text:p>1419.4</text:p>
          </table:table-cell>
          <table:table-cell table:style-name="ce3" table:formula="of:=(((1989-1987)*([.AH167]-[.AC167]))/(1992-1987))+[.AC167]" office:value-type="float" office:value="1414.8">
            <text:p>1414.8</text:p>
          </table:table-cell>
          <table:table-cell table:style-name="ce3" table:formula="of:=(((1990-1987)*([.AH167]-[.AC167]))/(1992-1987))+[.AC167]" office:value-type="float" office:value="1410.2">
            <text:p>1410.2</text:p>
          </table:table-cell>
          <table:table-cell table:style-name="ce3" table:formula="of:=(((1991-1987)*([.AH167]-[.AC167]))/(1992-1987))+[.AC167]" office:value-type="float" office:value="1405.6">
            <text:p>1405.6</text:p>
          </table:table-cell>
          <table:table-cell office:value-type="float" office:value="1401">
            <text:p>1401.0</text:p>
          </table:table-cell>
          <table:table-cell table:style-name="ce3" table:formula="of:=(((1993-1992)*([.AM167]-[.AH167]))/(1997-1992))+[.AH167]" office:value-type="float" office:value="1400">
            <text:p>1400.0</text:p>
          </table:table-cell>
          <table:table-cell table:style-name="ce3" table:formula="of:=(((1994-1992)*([.AM167]-[.AH167]))/(1997-1992))+[.AH167]" office:value-type="float" office:value="1399">
            <text:p>1399.0</text:p>
          </table:table-cell>
          <table:table-cell table:style-name="ce3" table:formula="of:=(((1995-1992)*([.AM167]-[.AH167]))/(1997-1992))+[.AH167]" office:value-type="float" office:value="1398">
            <text:p>1398.0</text:p>
          </table:table-cell>
          <table:table-cell table:style-name="ce3" table:formula="of:=(((1996-1992)*([.AM167]-[.AH167]))/(1997-1992))+[.AH167]" office:value-type="float" office:value="1397">
            <text:p>1397.0</text:p>
          </table:table-cell>
          <table:table-cell office:value-type="float" office:value="1396">
            <text:p>1396.0</text:p>
          </table:table-cell>
          <table:table-cell table:style-name="ce3" table:formula="of:=(((1998-1997)*([.AR167]-[.AM167]))/(2002-1997))+[.AM167]" office:value-type="float" office:value="1397.2">
            <text:p>1397.2</text:p>
          </table:table-cell>
          <table:table-cell table:style-name="ce3" table:formula="of:=(((1999-1997)*([.AR167]-[.AM167]))/(2002-1997))+[.AM167]" office:value-type="float" office:value="1398.4">
            <text:p>1398.4</text:p>
          </table:table-cell>
          <table:table-cell table:style-name="ce3" table:formula="of:=(((2000-1997)*([.AR167]-[.AM167]))/(2002-1997))+[.AM167]" office:value-type="float" office:value="1399.6">
            <text:p>1399.6</text:p>
          </table:table-cell>
          <table:table-cell table:style-name="ce3" table:formula="of:=(((2001-1997)*([.AR167]-[.AM167]))/(2002-1997))+[.AM167]" office:value-type="float" office:value="1400.8">
            <text:p>1400.8</text:p>
          </table:table-cell>
          <table:table-cell office:value-type="float" office:value="1402">
            <text:p>1402.0</text:p>
          </table:table-cell>
          <table:table-cell table:style-name="ce3" table:formula="of:=(((2003-2002)*([.AW167]-[.AR167]))/(2007-2002))+[.AR167]" office:value-type="float" office:value="1402.4">
            <text:p>1402.4</text:p>
          </table:table-cell>
          <table:table-cell table:style-name="ce3" table:formula="of:=(((2004-2002)*([.AW167]-[.AR167]))/(2007-2002))+[.AR167]" office:value-type="float" office:value="1402.8">
            <text:p>1402.8</text:p>
          </table:table-cell>
          <table:table-cell table:style-name="ce3" table:formula="of:=(((2005-2002)*([.AW167]-[.AR167]))/(2007-2002))+[.AR167]" office:value-type="float" office:value="1403.2">
            <text:p>1403.2</text:p>
          </table:table-cell>
          <table:table-cell table:style-name="ce3" table:formula="of:=(((2006-2002)*([.AW167]-[.AR167]))/(2007-2002))+[.AR167]" office:value-type="float" office:value="1403.6">
            <text:p>1403.6</text:p>
          </table:table-cell>
          <table:table-cell office:value-type="float" office:value="1404">
            <text:p>1404.0</text:p>
          </table:table-cell>
          <table:table-cell table:style-name="ce3" table:formula="of:=(((2008-2007)*([.BB167]-[.AW167]))/(2012-2007))+[.AW167]" office:value-type="float" office:value="1403">
            <text:p>1403.0</text:p>
          </table:table-cell>
          <table:table-cell table:style-name="ce3" table:formula="of:=(((2009-2007)*([.BB167]-[.AW167]))/(2012-2007))+[.AW167]" office:value-type="float" office:value="1402">
            <text:p>1402.0</text:p>
          </table:table-cell>
          <table:table-cell table:style-name="ce3" table:formula="of:=(((2010-2007)*([.BB167]-[.AW167]))/(2012-2007))+[.AW167]" office:value-type="float" office:value="1401">
            <text:p>1401.0</text:p>
          </table:table-cell>
          <table:table-cell table:style-name="ce3" table:formula="of:=(((2011-2007)*([.BB167]-[.AW167]))/(2012-2007))+[.AW167]" office:value-type="float" office:value="1400">
            <text:p>1400.0</text:p>
          </table:table-cell>
          <table:table-cell office:value-type="float" office:value="1399">
            <text:p>1399.0</text:p>
          </table:table-cell>
          <table:table-cell table:number-columns-repeated="970"/>
        </table:table-row>
        <table:table-row table:style-name="ro1">
          <table:table-cell office:value-type="string">
            <text:p>Portugal</text:p>
          </table:table-cell>
          <table:table-cell office:value-type="string">
            <text:p>Saudi Arabia</text:p>
          </table:table-cell>
          <table:table-cell table:style-name="Default" office:value-type="string">
            <text:p>556.6</text:p>
          </table:table-cell>
          <table:table-cell table:style-name="Default" office:value-type="string">
            <text:p>467.2</text:p>
          </table:table-cell>
          <table:table-cell table:style-name="Default" office:value-type="string">
            <text:p>380.3</text:p>
          </table:table-cell>
          <table:table-cell table:style-name="Default" office:value-type="string">
            <text:p>292.6</text:p>
          </table:table-cell>
          <table:table-cell table:style-name="Default" office:value-type="string">
            <text:p>215.7</text:p>
          </table:table-cell>
          <table:table-cell table:style-name="Default" office:value-type="string">
            <text:p>165.9</text:p>
          </table:table-cell>
          <table:table-cell table:style-name="Default" office:value-type="string">
            <text:p>139.6</text:p>
          </table:table-cell>
          <table:table-cell table:style-name="Default" office:value-type="string">
            <text:p>126.2</text:p>
          </table:table-cell>
          <table:table-cell table:style-name="Default" office:value-type="string">
            <text:p>111.8</text:p>
          </table:table-cell>
          <table:table-cell table:style-name="Default" office:value-type="string">
            <text:p>94.1</text:p>
          </table:table-cell>
          <table:table-cell table:style-name="Default" office:value-type="string">
            <text:p>83.61</text:p>
          </table:table-cell>
          <table:table-cell office:value-type="float" office:value="4308">
            <text:p>4308.0</text:p>
          </table:table-cell>
          <table:table-cell table:style-name="ce3" table:formula="of:=(((1973-1972)*([.S168]-[.N168]))/(1977-1972))+[.N168]" office:value-type="float" office:value="4249.4">
            <text:p>4249.4</text:p>
          </table:table-cell>
          <table:table-cell table:style-name="ce3" table:formula="of:=(((1974-1972)*([.S168]-[.N168]))/(1977-1972))+[.N168]" office:value-type="float" office:value="4190.8">
            <text:p>4190.8</text:p>
          </table:table-cell>
          <table:table-cell table:style-name="ce3" table:formula="of:=(((1975-1972)*([.S168]-[.N168]))/(1977-1972))+[.N168]" office:value-type="float" office:value="4132.2">
            <text:p>4132.2</text:p>
          </table:table-cell>
          <table:table-cell table:style-name="ce3" table:formula="of:=(((1976-1972)*([.S168]-[.N168]))/(1977-1972))+[.N168]" office:value-type="float" office:value="4073.6">
            <text:p>4073.6</text:p>
          </table:table-cell>
          <table:table-cell office:value-type="float" office:value="4015">
            <text:p>4015.0</text:p>
          </table:table-cell>
          <table:table-cell table:style-name="ce3" table:formula="of:=(((1978-1977)*([.X168]-[.S168]))/(1982-1977))+[.S168]" office:value-type="float" office:value="3979.2">
            <text:p>3979.2</text:p>
          </table:table-cell>
          <table:table-cell table:style-name="ce3" table:formula="of:=(((1979-1977)*([.X168]-[.S168]))/(1982-1977))+[.S168]" office:value-type="float" office:value="3943.4">
            <text:p>3943.4</text:p>
          </table:table-cell>
          <table:table-cell table:style-name="ce3" table:formula="of:=(((1980-1977)*([.X168]-[.S168]))/(1982-1977))+[.S168]" office:value-type="float" office:value="3907.6">
            <text:p>3907.6</text:p>
          </table:table-cell>
          <table:table-cell table:style-name="ce3" table:formula="of:=(((1981-1977)*([.X168]-[.S168]))/(1982-1977))+[.S168]" office:value-type="float" office:value="3871.8">
            <text:p>3871.8</text:p>
          </table:table-cell>
          <table:table-cell office:value-type="float" office:value="3836">
            <text:p>3836.0</text:p>
          </table:table-cell>
          <table:table-cell table:style-name="ce3" table:formula="of:=(((1983-1982)*([.AC168]-[.X168]))/(1987-1982))+[.X168]" office:value-type="float" office:value="3833">
            <text:p>3833.0</text:p>
          </table:table-cell>
          <table:table-cell table:style-name="ce3" table:formula="of:=(((1984-1982)*([.AC168]-[.X168]))/(1987-1982))+[.X168]" office:value-type="float" office:value="3830">
            <text:p>3830.0</text:p>
          </table:table-cell>
          <table:table-cell table:style-name="ce3" table:formula="of:=(((1985-1982)*([.AC168]-[.X168]))/(1987-1982))+[.X168]" office:value-type="float" office:value="3827">
            <text:p>3827.0</text:p>
          </table:table-cell>
          <table:table-cell table:style-name="ce3" table:formula="of:=(((1986-1982)*([.AC168]-[.X168]))/(1987-1982))+[.X168]" office:value-type="float" office:value="3824">
            <text:p>3824.0</text:p>
          </table:table-cell>
          <table:table-cell office:value-type="float" office:value="3821">
            <text:p>3821.0</text:p>
          </table:table-cell>
          <table:table-cell table:style-name="ce3" table:formula="of:=(((1988-1987)*([.AH168]-[.AC168]))/(1992-1987))+[.AC168]" office:value-type="float" office:value="3818.2">
            <text:p>3818.2</text:p>
          </table:table-cell>
          <table:table-cell table:style-name="ce3" table:formula="of:=(((1989-1987)*([.AH168]-[.AC168]))/(1992-1987))+[.AC168]" office:value-type="float" office:value="3815.4">
            <text:p>3815.4</text:p>
          </table:table-cell>
          <table:table-cell table:style-name="ce3" table:formula="of:=(((1990-1987)*([.AH168]-[.AC168]))/(1992-1987))+[.AC168]" office:value-type="float" office:value="3812.6">
            <text:p>3812.6</text:p>
          </table:table-cell>
          <table:table-cell table:style-name="ce3" table:formula="of:=(((1991-1987)*([.AH168]-[.AC168]))/(1992-1987))+[.AC168]" office:value-type="float" office:value="3809.8">
            <text:p>3809.8</text:p>
          </table:table-cell>
          <table:table-cell office:value-type="float" office:value="3807">
            <text:p>3807.0</text:p>
          </table:table-cell>
          <table:table-cell table:style-name="ce3" table:formula="of:=(((1993-1992)*([.AM168]-[.AH168]))/(1997-1992))+[.AH168]" office:value-type="float" office:value="3789.8">
            <text:p>3789.8</text:p>
          </table:table-cell>
          <table:table-cell table:style-name="ce3" table:formula="of:=(((1994-1992)*([.AM168]-[.AH168]))/(1997-1992))+[.AH168]" office:value-type="float" office:value="3772.6">
            <text:p>3772.6</text:p>
          </table:table-cell>
          <table:table-cell table:style-name="ce3" table:formula="of:=(((1995-1992)*([.AM168]-[.AH168]))/(1997-1992))+[.AH168]" office:value-type="float" office:value="3755.4">
            <text:p>3755.4</text:p>
          </table:table-cell>
          <table:table-cell table:style-name="ce3" table:formula="of:=(((1996-1992)*([.AM168]-[.AH168]))/(1997-1992))+[.AH168]" office:value-type="float" office:value="3738.2">
            <text:p>3738.2</text:p>
          </table:table-cell>
          <table:table-cell office:value-type="float" office:value="3721">
            <text:p>3721.0</text:p>
          </table:table-cell>
          <table:table-cell table:style-name="ce3" table:formula="of:=(((1998-1997)*([.AR168]-[.AM168]))/(2002-1997))+[.AM168]" office:value-type="float" office:value="3706">
            <text:p>3706.0</text:p>
          </table:table-cell>
          <table:table-cell table:style-name="ce3" table:formula="of:=(((1999-1997)*([.AR168]-[.AM168]))/(2002-1997))+[.AM168]" office:value-type="float" office:value="3691">
            <text:p>3691.0</text:p>
          </table:table-cell>
          <table:table-cell table:style-name="ce3" table:formula="of:=(((2000-1997)*([.AR168]-[.AM168]))/(2002-1997))+[.AM168]" office:value-type="float" office:value="3676">
            <text:p>3676.0</text:p>
          </table:table-cell>
          <table:table-cell table:style-name="ce3" table:formula="of:=(((2001-1997)*([.AR168]-[.AM168]))/(2002-1997))+[.AM168]" office:value-type="float" office:value="3661">
            <text:p>3661.0</text:p>
          </table:table-cell>
          <table:table-cell office:value-type="float" office:value="3646">
            <text:p>3646.0</text:p>
          </table:table-cell>
          <table:table-cell table:style-name="ce3" table:formula="of:=(((2003-2002)*([.AW168]-[.AR168]))/(2007-2002))+[.AR168]" office:value-type="float" office:value="3633.2">
            <text:p>3633.2</text:p>
          </table:table-cell>
          <table:table-cell table:style-name="ce3" table:formula="of:=(((2004-2002)*([.AW168]-[.AR168]))/(2007-2002))+[.AR168]" office:value-type="float" office:value="3620.4">
            <text:p>3620.4</text:p>
          </table:table-cell>
          <table:table-cell table:style-name="ce3" table:formula="of:=(((2005-2002)*([.AW168]-[.AR168]))/(2007-2002))+[.AR168]" office:value-type="float" office:value="3607.6">
            <text:p>3607.6</text:p>
          </table:table-cell>
          <table:table-cell table:style-name="ce3" table:formula="of:=(((2006-2002)*([.AW168]-[.AR168]))/(2007-2002))+[.AR168]" office:value-type="float" office:value="3594.8">
            <text:p>3594.8</text:p>
          </table:table-cell>
          <table:table-cell office:value-type="float" office:value="3582">
            <text:p>3582.0</text:p>
          </table:table-cell>
          <table:table-cell table:style-name="ce3" table:formula="of:=(((2008-2007)*([.BB168]-[.AW168]))/(2012-2007))+[.AW168]" office:value-type="float" office:value="3576">
            <text:p>3576.0</text:p>
          </table:table-cell>
          <table:table-cell table:style-name="ce3" table:formula="of:=(((2009-2007)*([.BB168]-[.AW168]))/(2012-2007))+[.AW168]" office:value-type="float" office:value="3570">
            <text:p>3570.0</text:p>
          </table:table-cell>
          <table:table-cell table:style-name="ce3" table:formula="of:=(((2010-2007)*([.BB168]-[.AW168]))/(2012-2007))+[.AW168]" office:value-type="float" office:value="3564">
            <text:p>3564.0</text:p>
          </table:table-cell>
          <table:table-cell table:style-name="ce3" table:formula="of:=(((2011-2007)*([.BB168]-[.AW168]))/(2012-2007))+[.AW168]" office:value-type="float" office:value="3558">
            <text:p>3558.0</text:p>
          </table:table-cell>
          <table:table-cell office:value-type="float" office:value="3552">
            <text:p>3552.0</text:p>
          </table:table-cell>
          <table:table-cell table:number-columns-repeated="970"/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Senegal</text:p>
          </table:table-cell>
          <table:table-cell table:style-name="Default" office:value-type="string">
            <text:p>12061.0</text:p>
          </table:table-cell>
          <table:table-cell table:style-name="Default" office:value-type="string">
            <text:p>10416.0</text:p>
          </table:table-cell>
          <table:table-cell table:style-name="Default" office:value-type="string">
            <text:p>8877.0</text:p>
          </table:table-cell>
          <table:table-cell table:style-name="Default" office:value-type="string">
            <text:p>7708.0</text:p>
          </table:table-cell>
          <table:table-cell table:style-name="Default" office:value-type="string">
            <text:p>6789.0</text:p>
          </table:table-cell>
          <table:table-cell table:style-name="Default" office:value-type="string">
            <text:p>5865.0</text:p>
          </table:table-cell>
          <table:table-cell table:style-name="Default" office:value-type="string">
            <text:p>5047.0</text:p>
          </table:table-cell>
          <table:table-cell table:style-name="Default" office:value-type="string">
            <text:p>4403.0</text:p>
          </table:table-cell>
          <table:table-cell table:style-name="Default" office:value-type="string">
            <text:p>3871.0</text:p>
          </table:table-cell>
          <table:table-cell table:style-name="Default" office:value-type="string">
            <text:p>3381.0</text:p>
          </table:table-cell>
          <table:table-cell table:style-name="Default" office:value-type="string">
            <text:p>2960.0</text:p>
          </table:table-cell>
          <table:table-cell office:value-type="float" office:value="2541">
            <text:p>2541.0</text:p>
          </table:table-cell>
          <table:table-cell table:style-name="ce3" table:formula="of:=(((1973-1972)*([.S169]-[.N169]))/(1977-1972))+[.N169]" office:value-type="float" office:value="2499.2">
            <text:p>2499.2</text:p>
          </table:table-cell>
          <table:table-cell table:style-name="ce3" table:formula="of:=(((1974-1972)*([.S169]-[.N169]))/(1977-1972))+[.N169]" office:value-type="float" office:value="2457.4">
            <text:p>2457.4</text:p>
          </table:table-cell>
          <table:table-cell table:style-name="ce3" table:formula="of:=(((1975-1972)*([.S169]-[.N169]))/(1977-1972))+[.N169]" office:value-type="float" office:value="2415.6">
            <text:p>2415.6</text:p>
          </table:table-cell>
          <table:table-cell table:style-name="ce3" table:formula="of:=(((1976-1972)*([.S169]-[.N169]))/(1977-1972))+[.N169]" office:value-type="float" office:value="2373.8">
            <text:p>2373.8</text:p>
          </table:table-cell>
          <table:table-cell office:value-type="float" office:value="2332">
            <text:p>2332.0</text:p>
          </table:table-cell>
          <table:table-cell table:style-name="ce3" table:formula="of:=(((1978-1977)*([.X169]-[.S169]))/(1982-1977))+[.S169]" office:value-type="float" office:value="2298.8">
            <text:p>2298.8</text:p>
          </table:table-cell>
          <table:table-cell table:style-name="ce3" table:formula="of:=(((1979-1977)*([.X169]-[.S169]))/(1982-1977))+[.S169]" office:value-type="float" office:value="2265.6">
            <text:p>2265.6</text:p>
          </table:table-cell>
          <table:table-cell table:style-name="ce3" table:formula="of:=(((1980-1977)*([.X169]-[.S169]))/(1982-1977))+[.S169]" office:value-type="float" office:value="2232.4">
            <text:p>2232.4</text:p>
          </table:table-cell>
          <table:table-cell table:style-name="ce3" table:formula="of:=(((1981-1977)*([.X169]-[.S169]))/(1982-1977))+[.S169]" office:value-type="float" office:value="2199.2">
            <text:p>2199.2</text:p>
          </table:table-cell>
          <table:table-cell office:value-type="float" office:value="2166">
            <text:p>2166.0</text:p>
          </table:table-cell>
          <table:table-cell table:style-name="ce3" table:formula="of:=(((1983-1982)*([.AC169]-[.X169]))/(1987-1982))+[.X169]" office:value-type="float" office:value="2145.8">
            <text:p>2145.8</text:p>
          </table:table-cell>
          <table:table-cell table:style-name="ce3" table:formula="of:=(((1984-1982)*([.AC169]-[.X169]))/(1987-1982))+[.X169]" office:value-type="float" office:value="2125.6">
            <text:p>2125.6</text:p>
          </table:table-cell>
          <table:table-cell table:style-name="ce3" table:formula="of:=(((1985-1982)*([.AC169]-[.X169]))/(1987-1982))+[.X169]" office:value-type="float" office:value="2105.4">
            <text:p>2105.4</text:p>
          </table:table-cell>
          <table:table-cell table:style-name="ce3" table:formula="of:=(((1986-1982)*([.AC169]-[.X169]))/(1987-1982))+[.X169]" office:value-type="float" office:value="2085.2">
            <text:p>2085.2</text:p>
          </table:table-cell>
          <table:table-cell office:value-type="float" office:value="2065">
            <text:p>2065.0</text:p>
          </table:table-cell>
          <table:table-cell table:style-name="ce3" table:formula="of:=(((1988-1987)*([.AH169]-[.AC169]))/(1992-1987))+[.AC169]" office:value-type="float" office:value="2046.6">
            <text:p>2046.6</text:p>
          </table:table-cell>
          <table:table-cell table:style-name="ce3" table:formula="of:=(((1989-1987)*([.AH169]-[.AC169]))/(1992-1987))+[.AC169]" office:value-type="float" office:value="2028.2">
            <text:p>2028.2</text:p>
          </table:table-cell>
          <table:table-cell table:style-name="ce3" table:formula="of:=(((1990-1987)*([.AH169]-[.AC169]))/(1992-1987))+[.AC169]" office:value-type="float" office:value="2009.8">
            <text:p>2009.8</text:p>
          </table:table-cell>
          <table:table-cell table:style-name="ce3" table:formula="of:=(((1991-1987)*([.AH169]-[.AC169]))/(1992-1987))+[.AC169]" office:value-type="float" office:value="1991.4">
            <text:p>1991.4</text:p>
          </table:table-cell>
          <table:table-cell office:value-type="float" office:value="1973">
            <text:p>1973.0</text:p>
          </table:table-cell>
          <table:table-cell table:style-name="ce3" table:formula="of:=(((1993-1992)*([.AM169]-[.AH169]))/(1997-1992))+[.AH169]" office:value-type="float" office:value="1956">
            <text:p>1956.0</text:p>
          </table:table-cell>
          <table:table-cell table:style-name="ce3" table:formula="of:=(((1994-1992)*([.AM169]-[.AH169]))/(1997-1992))+[.AH169]" office:value-type="float" office:value="1939">
            <text:p>1939.0</text:p>
          </table:table-cell>
          <table:table-cell table:style-name="ce3" table:formula="of:=(((1995-1992)*([.AM169]-[.AH169]))/(1997-1992))+[.AH169]" office:value-type="float" office:value="1922">
            <text:p>1922.0</text:p>
          </table:table-cell>
          <table:table-cell table:style-name="ce3" table:formula="of:=(((1996-1992)*([.AM169]-[.AH169]))/(1997-1992))+[.AH169]" office:value-type="float" office:value="1905">
            <text:p>1905.0</text:p>
          </table:table-cell>
          <table:table-cell office:value-type="float" office:value="1888">
            <text:p>1888.0</text:p>
          </table:table-cell>
          <table:table-cell table:style-name="ce3" table:formula="of:=(((1998-1997)*([.AR169]-[.AM169]))/(2002-1997))+[.AM169]" office:value-type="float" office:value="1882.8">
            <text:p>1882.8</text:p>
          </table:table-cell>
          <table:table-cell table:style-name="ce3" table:formula="of:=(((1999-1997)*([.AR169]-[.AM169]))/(2002-1997))+[.AM169]" office:value-type="float" office:value="1877.6">
            <text:p>1877.6</text:p>
          </table:table-cell>
          <table:table-cell table:style-name="ce3" table:formula="of:=(((2000-1997)*([.AR169]-[.AM169]))/(2002-1997))+[.AM169]" office:value-type="float" office:value="1872.4">
            <text:p>1872.4</text:p>
          </table:table-cell>
          <table:table-cell table:style-name="ce3" table:formula="of:=(((2001-1997)*([.AR169]-[.AM169]))/(2002-1997))+[.AM169]" office:value-type="float" office:value="1867.2">
            <text:p>1867.2</text:p>
          </table:table-cell>
          <table:table-cell office:value-type="float" office:value="1862">
            <text:p>1862.0</text:p>
          </table:table-cell>
          <table:table-cell table:style-name="ce3" table:formula="of:=(((2003-2002)*([.AW169]-[.AR169]))/(2007-2002))+[.AR169]" office:value-type="float" office:value="1866.8">
            <text:p>1866.8</text:p>
          </table:table-cell>
          <table:table-cell table:style-name="ce3" table:formula="of:=(((2004-2002)*([.AW169]-[.AR169]))/(2007-2002))+[.AR169]" office:value-type="float" office:value="1871.6">
            <text:p>1871.6</text:p>
          </table:table-cell>
          <table:table-cell table:style-name="ce3" table:formula="of:=(((2005-2002)*([.AW169]-[.AR169]))/(2007-2002))+[.AR169]" office:value-type="float" office:value="1876.4">
            <text:p>1876.4</text:p>
          </table:table-cell>
          <table:table-cell table:style-name="ce3" table:formula="of:=(((2006-2002)*([.AW169]-[.AR169]))/(2007-2002))+[.AR169]" office:value-type="float" office:value="1881.2">
            <text:p>1881.2</text:p>
          </table:table-cell>
          <table:table-cell office:value-type="float" office:value="1886">
            <text:p>1886.0</text:p>
          </table:table-cell>
          <table:table-cell table:style-name="ce3" table:formula="of:=(((2008-2007)*([.BB169]-[.AW169]))/(2012-2007))+[.AW169]" office:value-type="float" office:value="1888.2">
            <text:p>1888.2</text:p>
          </table:table-cell>
          <table:table-cell table:style-name="ce3" table:formula="of:=(((2009-2007)*([.BB169]-[.AW169]))/(2012-2007))+[.AW169]" office:value-type="float" office:value="1890.4">
            <text:p>1890.4</text:p>
          </table:table-cell>
          <table:table-cell table:style-name="ce3" table:formula="of:=(((2010-2007)*([.BB169]-[.AW169]))/(2012-2007))+[.AW169]" office:value-type="float" office:value="1892.6">
            <text:p>1892.6</text:p>
          </table:table-cell>
          <table:table-cell table:style-name="ce3" table:formula="of:=(((2011-2007)*([.BB169]-[.AW169]))/(2012-2007))+[.AW169]" office:value-type="float" office:value="1894.8">
            <text:p>1894.8</text:p>
          </table:table-cell>
          <table:table-cell office:value-type="float" office:value="1897">
            <text:p>1897.0</text:p>
          </table:table-cell>
          <table:table-cell table:number-columns-repeated="970"/>
        </table:table-row>
        <table:table-row table:style-name="ro1">
          <table:table-cell office:value-type="string">
            <text:p>Qatar</text:p>
          </table:table-cell>
          <table:table-cell office:value-type="string">
            <text:p>Serbia</text:p>
          </table:table-cell>
          <table:table-cell table:style-name="Default" table:number-columns-repeated="9"/>
          <table:table-cell table:style-name="Default" office:value-type="string">
            <text:p>16495.0</text:p>
          </table:table-cell>
          <table:table-cell table:style-name="Default" office:value-type="string">
            <text:p>16472.0</text:p>
          </table:table-cell>
          <table:table-cell office:value-type="float" office:value="434.1">
            <text:p>434.1</text:p>
          </table:table-cell>
          <table:table-cell table:style-name="ce3" table:formula="of:=(((1973-1972)*([.S170]-[.N170]))/(1977-1972))+[.N170]" office:value-type="float" office:value="409.16">
            <text:p>409.2</text:p>
          </table:table-cell>
          <table:table-cell table:style-name="ce3" table:formula="of:=(((1974-1972)*([.S170]-[.N170]))/(1977-1972))+[.N170]" office:value-type="float" office:value="384.22">
            <text:p>384.2</text:p>
          </table:table-cell>
          <table:table-cell table:style-name="ce3" table:formula="of:=(((1975-1972)*([.S170]-[.N170]))/(1977-1972))+[.N170]" office:value-type="float" office:value="359.28">
            <text:p>359.3</text:p>
          </table:table-cell>
          <table:table-cell table:style-name="ce3" table:formula="of:=(((1976-1972)*([.S170]-[.N170]))/(1977-1972))+[.N170]" office:value-type="float" office:value="334.34">
            <text:p>334.3</text:p>
          </table:table-cell>
          <table:table-cell office:value-type="float" office:value="309.4">
            <text:p>309.4</text:p>
          </table:table-cell>
          <table:table-cell table:style-name="ce3" table:formula="of:=(((1978-1977)*([.X170]-[.S170]))/(1982-1977))+[.S170]" office:value-type="float" office:value="288.24">
            <text:p>288.2</text:p>
          </table:table-cell>
          <table:table-cell table:style-name="ce3" table:formula="of:=(((1979-1977)*([.X170]-[.S170]))/(1982-1977))+[.S170]" office:value-type="float" office:value="267.08">
            <text:p>267.1</text:p>
          </table:table-cell>
          <table:table-cell table:style-name="ce3" table:formula="of:=(((1980-1977)*([.X170]-[.S170]))/(1982-1977))+[.S170]" office:value-type="float" office:value="245.92">
            <text:p>245.9</text:p>
          </table:table-cell>
          <table:table-cell table:style-name="ce3" table:formula="of:=(((1981-1977)*([.X170]-[.S170]))/(1982-1977))+[.S170]" office:value-type="float" office:value="224.76">
            <text:p>224.8</text:p>
          </table:table-cell>
          <table:table-cell office:value-type="float" office:value="203.6">
            <text:p>203.6</text:p>
          </table:table-cell>
          <table:table-cell table:style-name="ce3" table:formula="of:=(((1983-1982)*([.AC170]-[.X170]))/(1987-1982))+[.X170]" office:value-type="float" office:value="189.54">
            <text:p>189.5</text:p>
          </table:table-cell>
          <table:table-cell table:style-name="ce3" table:formula="of:=(((1984-1982)*([.AC170]-[.X170]))/(1987-1982))+[.X170]" office:value-type="float" office:value="175.48">
            <text:p>175.5</text:p>
          </table:table-cell>
          <table:table-cell table:style-name="ce3" table:formula="of:=(((1985-1982)*([.AC170]-[.X170]))/(1987-1982))+[.X170]" office:value-type="float" office:value="161.42">
            <text:p>161.4</text:p>
          </table:table-cell>
          <table:table-cell table:style-name="ce3" table:formula="of:=(((1986-1982)*([.AC170]-[.X170]))/(1987-1982))+[.X170]" office:value-type="float" office:value="147.36">
            <text:p>147.4</text:p>
          </table:table-cell>
          <table:table-cell office:value-type="float" office:value="133.3">
            <text:p>133.3</text:p>
          </table:table-cell>
          <table:table-cell table:style-name="ce3" table:formula="of:=(((1988-1987)*([.AH170]-[.AC170]))/(1992-1987))+[.AC170]" office:value-type="float" office:value="129.6">
            <text:p>129.6</text:p>
          </table:table-cell>
          <table:table-cell table:style-name="ce3" table:formula="of:=(((1989-1987)*([.AH170]-[.AC170]))/(1992-1987))+[.AC170]" office:value-type="float" office:value="125.9">
            <text:p>125.9</text:p>
          </table:table-cell>
          <table:table-cell table:style-name="ce3" table:formula="of:=(((1990-1987)*([.AH170]-[.AC170]))/(1992-1987))+[.AC170]" office:value-type="float" office:value="122.2">
            <text:p>122.2</text:p>
          </table:table-cell>
          <table:table-cell table:style-name="ce3" table:formula="of:=(((1991-1987)*([.AH170]-[.AC170]))/(1992-1987))+[.AC170]" office:value-type="float" office:value="118.5">
            <text:p>118.5</text:p>
          </table:table-cell>
          <table:table-cell office:value-type="float" office:value="114.8">
            <text:p>114.8</text:p>
          </table:table-cell>
          <table:table-cell table:style-name="ce3" table:formula="of:=(((1993-1992)*([.AM170]-[.AH170]))/(1997-1992))+[.AH170]" office:value-type="float" office:value="113.02">
            <text:p>113.0</text:p>
          </table:table-cell>
          <table:table-cell table:style-name="ce3" table:formula="of:=(((1994-1992)*([.AM170]-[.AH170]))/(1997-1992))+[.AH170]" office:value-type="float" office:value="111.24">
            <text:p>111.2</text:p>
          </table:table-cell>
          <table:table-cell table:style-name="ce3" table:formula="of:=(((1995-1992)*([.AM170]-[.AH170]))/(1997-1992))+[.AH170]" office:value-type="float" office:value="109.46">
            <text:p>109.5</text:p>
          </table:table-cell>
          <table:table-cell table:style-name="ce3" table:formula="of:=(((1996-1992)*([.AM170]-[.AH170]))/(1997-1992))+[.AH170]" office:value-type="float" office:value="107.68">
            <text:p>107.7</text:p>
          </table:table-cell>
          <table:table-cell office:value-type="float" office:value="105.9">
            <text:p>105.9</text:p>
          </table:table-cell>
          <table:table-cell table:style-name="ce3" table:formula="of:=(((1998-1997)*([.AR170]-[.AM170]))/(2002-1997))+[.AM170]" office:value-type="float" office:value="102.668">
            <text:p>102.7</text:p>
          </table:table-cell>
          <table:table-cell table:style-name="ce3" table:formula="of:=(((1999-1997)*([.AR170]-[.AM170]))/(2002-1997))+[.AM170]" office:value-type="float" office:value="99.436">
            <text:p>99.4</text:p>
          </table:table-cell>
          <table:table-cell table:style-name="ce3" table:formula="of:=(((2000-1997)*([.AR170]-[.AM170]))/(2002-1997))+[.AM170]" office:value-type="float" office:value="96.204">
            <text:p>96.2</text:p>
          </table:table-cell>
          <table:table-cell table:style-name="ce3" table:formula="of:=(((2001-1997)*([.AR170]-[.AM170]))/(2002-1997))+[.AM170]" office:value-type="float" office:value="92.972">
            <text:p>93.0</text:p>
          </table:table-cell>
          <table:table-cell office:value-type="float" office:value="89.74">
            <text:p>89.7</text:p>
          </table:table-cell>
          <table:table-cell table:style-name="ce3" table:formula="of:=(((2003-2002)*([.AW170]-[.AR170]))/(2007-2002))+[.AR170]" office:value-type="float" office:value="81.3">
            <text:p>81.3</text:p>
          </table:table-cell>
          <table:table-cell table:style-name="ce3" table:formula="of:=(((2004-2002)*([.AW170]-[.AR170]))/(2007-2002))+[.AR170]" office:value-type="float" office:value="72.86">
            <text:p>72.9</text:p>
          </table:table-cell>
          <table:table-cell table:style-name="ce3" table:formula="of:=(((2005-2002)*([.AW170]-[.AR170]))/(2007-2002))+[.AR170]" office:value-type="float" office:value="64.42">
            <text:p>64.4</text:p>
          </table:table-cell>
          <table:table-cell table:style-name="ce3" table:formula="of:=(((2006-2002)*([.AW170]-[.AR170]))/(2007-2002))+[.AR170]" office:value-type="float" office:value="55.98">
            <text:p>56.0</text:p>
          </table:table-cell>
          <table:table-cell office:value-type="float" office:value="47.54">
            <text:p>47.5</text:p>
          </table:table-cell>
          <table:table-cell table:style-name="ce3" table:formula="of:=(((2008-2007)*([.BB170]-[.AW170]))/(2012-2007))+[.AW170]" office:value-type="float" office:value="43.808">
            <text:p>43.8</text:p>
          </table:table-cell>
          <table:table-cell table:style-name="ce3" table:formula="of:=(((2009-2007)*([.BB170]-[.AW170]))/(2012-2007))+[.AW170]" office:value-type="float" office:value="40.076">
            <text:p>40.1</text:p>
          </table:table-cell>
          <table:table-cell table:style-name="ce3" table:formula="of:=(((2010-2007)*([.BB170]-[.AW170]))/(2012-2007))+[.AW170]" office:value-type="float" office:value="36.344">
            <text:p>36.3</text:p>
          </table:table-cell>
          <table:table-cell table:style-name="ce3" table:formula="of:=(((2011-2007)*([.BB170]-[.AW170]))/(2012-2007))+[.AW170]" office:value-type="float" office:value="32.612">
            <text:p>32.6</text:p>
          </table:table-cell>
          <table:table-cell office:value-type="float" office:value="28.88">
            <text:p>28.9</text:p>
          </table:table-cell>
          <table:table-cell table:number-columns-repeated="970"/>
        </table:table-row>
        <table:table-row table:style-name="ro1">
          <table:table-cell office:value-type="string">
            <text:p>Republic of Korea</text:p>
          </table:table-cell>
          <table:table-cell office:value-type="string">
            <text:p>Seychelles</text:p>
          </table:table-cell>
          <table:table-cell table:style-name="Default" table:number-columns-repeated="11"/>
          <table:table-cell office:value-type="float" office:value="1979">
            <text:p>1979.0</text:p>
          </table:table-cell>
          <table:table-cell table:style-name="ce3" table:formula="of:=(((1973-1972)*([.S171]-[.N171]))/(1977-1972))+[.N171]" office:value-type="float" office:value="1945">
            <text:p>1945.0</text:p>
          </table:table-cell>
          <table:table-cell table:style-name="ce3" table:formula="of:=(((1974-1972)*([.S171]-[.N171]))/(1977-1972))+[.N171]" office:value-type="float" office:value="1911">
            <text:p>1911.0</text:p>
          </table:table-cell>
          <table:table-cell table:style-name="ce3" table:formula="of:=(((1975-1972)*([.S171]-[.N171]))/(1977-1972))+[.N171]" office:value-type="float" office:value="1877">
            <text:p>1877.0</text:p>
          </table:table-cell>
          <table:table-cell table:style-name="ce3" table:formula="of:=(((1976-1972)*([.S171]-[.N171]))/(1977-1972))+[.N171]" office:value-type="float" office:value="1843">
            <text:p>1843.0</text:p>
          </table:table-cell>
          <table:table-cell office:value-type="float" office:value="1809">
            <text:p>1809.0</text:p>
          </table:table-cell>
          <table:table-cell table:style-name="ce3" table:formula="of:=(((1978-1977)*([.X171]-[.S171]))/(1982-1977))+[.S171]" office:value-type="float" office:value="1782.6">
            <text:p>1782.6</text:p>
          </table:table-cell>
          <table:table-cell table:style-name="ce3" table:formula="of:=(((1979-1977)*([.X171]-[.S171]))/(1982-1977))+[.S171]" office:value-type="float" office:value="1756.2">
            <text:p>1756.2</text:p>
          </table:table-cell>
          <table:table-cell table:style-name="ce3" table:formula="of:=(((1980-1977)*([.X171]-[.S171]))/(1982-1977))+[.S171]" office:value-type="float" office:value="1729.8">
            <text:p>1729.8</text:p>
          </table:table-cell>
          <table:table-cell table:style-name="ce3" table:formula="of:=(((1981-1977)*([.X171]-[.S171]))/(1982-1977))+[.S171]" office:value-type="float" office:value="1703.4">
            <text:p>1703.4</text:p>
          </table:table-cell>
          <table:table-cell office:value-type="float" office:value="1677">
            <text:p>1677.0</text:p>
          </table:table-cell>
          <table:table-cell table:style-name="ce3" table:formula="of:=(((1983-1982)*([.AC171]-[.X171]))/(1987-1982))+[.X171]" office:value-type="float" office:value="1653.4">
            <text:p>1653.4</text:p>
          </table:table-cell>
          <table:table-cell table:style-name="ce3" table:formula="of:=(((1984-1982)*([.AC171]-[.X171]))/(1987-1982))+[.X171]" office:value-type="float" office:value="1629.8">
            <text:p>1629.8</text:p>
          </table:table-cell>
          <table:table-cell table:style-name="ce3" table:formula="of:=(((1985-1982)*([.AC171]-[.X171]))/(1987-1982))+[.X171]" office:value-type="float" office:value="1606.2">
            <text:p>1606.2</text:p>
          </table:table-cell>
          <table:table-cell table:style-name="ce3" table:formula="of:=(((1986-1982)*([.AC171]-[.X171]))/(1987-1982))+[.X171]" office:value-type="float" office:value="1582.6">
            <text:p>1582.6</text:p>
          </table:table-cell>
          <table:table-cell office:value-type="float" office:value="1559">
            <text:p>1559.0</text:p>
          </table:table-cell>
          <table:table-cell table:style-name="ce3" table:formula="of:=(((1988-1987)*([.AH171]-[.AC171]))/(1992-1987))+[.AC171]" office:value-type="float" office:value="1543.8">
            <text:p>1543.8</text:p>
          </table:table-cell>
          <table:table-cell table:style-name="ce3" table:formula="of:=(((1989-1987)*([.AH171]-[.AC171]))/(1992-1987))+[.AC171]" office:value-type="float" office:value="1528.6">
            <text:p>1528.6</text:p>
          </table:table-cell>
          <table:table-cell table:style-name="ce3" table:formula="of:=(((1990-1987)*([.AH171]-[.AC171]))/(1992-1987))+[.AC171]" office:value-type="float" office:value="1513.4">
            <text:p>1513.4</text:p>
          </table:table-cell>
          <table:table-cell table:style-name="ce3" table:formula="of:=(((1991-1987)*([.AH171]-[.AC171]))/(1992-1987))+[.AC171]" office:value-type="float" office:value="1498.2">
            <text:p>1498.2</text:p>
          </table:table-cell>
          <table:table-cell office:value-type="float" office:value="1483">
            <text:p>1483.0</text:p>
          </table:table-cell>
          <table:table-cell table:style-name="ce3" table:formula="of:=(((1993-1992)*([.AM171]-[.AH171]))/(1997-1992))+[.AH171]" office:value-type="float" office:value="1473.2">
            <text:p>1473.2</text:p>
          </table:table-cell>
          <table:table-cell table:style-name="ce3" table:formula="of:=(((1994-1992)*([.AM171]-[.AH171]))/(1997-1992))+[.AH171]" office:value-type="float" office:value="1463.4">
            <text:p>1463.4</text:p>
          </table:table-cell>
          <table:table-cell table:style-name="ce3" table:formula="of:=(((1995-1992)*([.AM171]-[.AH171]))/(1997-1992))+[.AH171]" office:value-type="float" office:value="1453.6">
            <text:p>1453.6</text:p>
          </table:table-cell>
          <table:table-cell table:style-name="ce3" table:formula="of:=(((1996-1992)*([.AM171]-[.AH171]))/(1997-1992))+[.AH171]" office:value-type="float" office:value="1443.8">
            <text:p>1443.8</text:p>
          </table:table-cell>
          <table:table-cell office:value-type="float" office:value="1434">
            <text:p>1434.0</text:p>
          </table:table-cell>
          <table:table-cell table:style-name="ce3" table:formula="of:=(((1998-1997)*([.AR171]-[.AM171]))/(2002-1997))+[.AM171]" office:value-type="float" office:value="1426.6">
            <text:p>1426.6</text:p>
          </table:table-cell>
          <table:table-cell table:style-name="ce3" table:formula="of:=(((1999-1997)*([.AR171]-[.AM171]))/(2002-1997))+[.AM171]" office:value-type="float" office:value="1419.2">
            <text:p>1419.2</text:p>
          </table:table-cell>
          <table:table-cell table:style-name="ce3" table:formula="of:=(((2000-1997)*([.AR171]-[.AM171]))/(2002-1997))+[.AM171]" office:value-type="float" office:value="1411.8">
            <text:p>1411.8</text:p>
          </table:table-cell>
          <table:table-cell table:style-name="ce3" table:formula="of:=(((2001-1997)*([.AR171]-[.AM171]))/(2002-1997))+[.AM171]" office:value-type="float" office:value="1404.4">
            <text:p>1404.4</text:p>
          </table:table-cell>
          <table:table-cell office:value-type="float" office:value="1397">
            <text:p>1397.0</text:p>
          </table:table-cell>
          <table:table-cell table:style-name="ce3" table:formula="of:=(((2003-2002)*([.AW171]-[.AR171]))/(2007-2002))+[.AR171]" office:value-type="float" office:value="1390.6">
            <text:p>1390.6</text:p>
          </table:table-cell>
          <table:table-cell table:style-name="ce3" table:formula="of:=(((2004-2002)*([.AW171]-[.AR171]))/(2007-2002))+[.AR171]" office:value-type="float" office:value="1384.2">
            <text:p>1384.2</text:p>
          </table:table-cell>
          <table:table-cell table:style-name="ce3" table:formula="of:=(((2005-2002)*([.AW171]-[.AR171]))/(2007-2002))+[.AR171]" office:value-type="float" office:value="1377.8">
            <text:p>1377.8</text:p>
          </table:table-cell>
          <table:table-cell table:style-name="ce3" table:formula="of:=(((2006-2002)*([.AW171]-[.AR171]))/(2007-2002))+[.AR171]" office:value-type="float" office:value="1371.4">
            <text:p>1371.4</text:p>
          </table:table-cell>
          <table:table-cell office:value-type="float" office:value="1365">
            <text:p>1365.0</text:p>
          </table:table-cell>
          <table:table-cell table:style-name="ce3" table:formula="of:=(((2008-2007)*([.BB171]-[.AW171]))/(2012-2007))+[.AW171]" office:value-type="float" office:value="1359">
            <text:p>1359.0</text:p>
          </table:table-cell>
          <table:table-cell table:style-name="ce3" table:formula="of:=(((2009-2007)*([.BB171]-[.AW171]))/(2012-2007))+[.AW171]" office:value-type="float" office:value="1353">
            <text:p>1353.0</text:p>
          </table:table-cell>
          <table:table-cell table:style-name="ce3" table:formula="of:=(((2010-2007)*([.BB171]-[.AW171]))/(2012-2007))+[.AW171]" office:value-type="float" office:value="1347">
            <text:p>1347.0</text:p>
          </table:table-cell>
          <table:table-cell table:style-name="ce3" table:formula="of:=(((2011-2007)*([.BB171]-[.AW171]))/(2012-2007))+[.AW171]" office:value-type="float" office:value="1341">
            <text:p>1341.0</text:p>
          </table:table-cell>
          <table:table-cell office:value-type="float" office:value="1335">
            <text:p>1335.0</text:p>
          </table:table-cell>
          <table:table-cell table:number-columns-repeated="970"/>
        </table:table-row>
        <table:table-row table:style-name="ro1">
          <table:table-cell office:value-type="string">
            <text:p>Republic of Moldova</text:p>
          </table:table-cell>
          <table:table-cell office:value-type="string">
            <text:p>Sierra Leone</text:p>
          </table:table-cell>
          <table:table-cell table:style-name="Default" office:value-type="string">
            <text:p>70859.0</text:p>
          </table:table-cell>
          <table:table-cell table:style-name="Default" office:value-type="string">
            <text:p>65120.0</text:p>
          </table:table-cell>
          <table:table-cell table:style-name="Default" office:value-type="string">
            <text:p>59502.0</text:p>
          </table:table-cell>
          <table:table-cell table:style-name="Default" office:value-type="string">
            <text:p>53981.0</text:p>
          </table:table-cell>
          <table:table-cell table:style-name="Default" office:value-type="string">
            <text:p>48470.0</text:p>
          </table:table-cell>
          <table:table-cell table:style-name="Default" office:value-type="string">
            <text:p>42701.0</text:p>
          </table:table-cell>
          <table:table-cell table:style-name="Default" office:value-type="string">
            <text:p>40201.0</text:p>
          </table:table-cell>
          <table:table-cell table:style-name="Default" office:value-type="string">
            <text:p>40879.0</text:p>
          </table:table-cell>
          <table:table-cell table:style-name="Default" office:value-type="string">
            <text:p>35508.0</text:p>
          </table:table-cell>
          <table:table-cell table:style-name="Default" office:value-type="string">
            <text:p>29208.0</text:p>
          </table:table-cell>
          <table:table-cell table:style-name="Default" office:value-type="string">
            <text:p>26118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172]-[.AC172]))/(1992-1987))+[.AC172]" office:value-type="float" office:value="45.68">
            <text:p>45.7</text:p>
          </table:table-cell>
          <table:table-cell table:style-name="ce3" table:formula="of:=(((1989-1987)*([.AH172]-[.AC172]))/(1992-1987))+[.AC172]" office:value-type="float" office:value="91.36">
            <text:p>91.4</text:p>
          </table:table-cell>
          <table:table-cell table:style-name="ce3" table:formula="of:=(((1990-1987)*([.AH172]-[.AC172]))/(1992-1987))+[.AC172]" office:value-type="float" office:value="137.04">
            <text:p>137.0</text:p>
          </table:table-cell>
          <table:table-cell table:style-name="ce3" table:formula="of:=(((1991-1987)*([.AH172]-[.AC172]))/(1992-1987))+[.AC172]" office:value-type="float" office:value="182.72">
            <text:p>182.7</text:p>
          </table:table-cell>
          <table:table-cell office:value-type="float" office:value="228.4">
            <text:p>228.4</text:p>
          </table:table-cell>
          <table:table-cell table:style-name="ce3" table:formula="of:=(((1993-1992)*([.AM172]-[.AH172]))/(1997-1992))+[.AH172]" office:value-type="float" office:value="229.58">
            <text:p>229.6</text:p>
          </table:table-cell>
          <table:table-cell table:style-name="ce3" table:formula="of:=(((1994-1992)*([.AM172]-[.AH172]))/(1997-1992))+[.AH172]" office:value-type="float" office:value="230.76">
            <text:p>230.8</text:p>
          </table:table-cell>
          <table:table-cell table:style-name="ce3" table:formula="of:=(((1995-1992)*([.AM172]-[.AH172]))/(1997-1992))+[.AH172]" office:value-type="float" office:value="231.94">
            <text:p>231.9</text:p>
          </table:table-cell>
          <table:table-cell table:style-name="ce3" table:formula="of:=(((1996-1992)*([.AM172]-[.AH172]))/(1997-1992))+[.AH172]" office:value-type="float" office:value="233.12">
            <text:p>233.1</text:p>
          </table:table-cell>
          <table:table-cell office:value-type="float" office:value="234.3">
            <text:p>234.3</text:p>
          </table:table-cell>
          <table:table-cell table:style-name="ce3" table:formula="of:=(((1998-1997)*([.AR172]-[.AM172]))/(2002-1997))+[.AM172]" office:value-type="float" office:value="237.84">
            <text:p>237.8</text:p>
          </table:table-cell>
          <table:table-cell table:style-name="ce3" table:formula="of:=(((1999-1997)*([.AR172]-[.AM172]))/(2002-1997))+[.AM172]" office:value-type="float" office:value="241.38">
            <text:p>241.4</text:p>
          </table:table-cell>
          <table:table-cell table:style-name="ce3" table:formula="of:=(((2000-1997)*([.AR172]-[.AM172]))/(2002-1997))+[.AM172]" office:value-type="float" office:value="244.92">
            <text:p>244.9</text:p>
          </table:table-cell>
          <table:table-cell table:style-name="ce3" table:formula="of:=(((2001-1997)*([.AR172]-[.AM172]))/(2002-1997))+[.AM172]" office:value-type="float" office:value="248.46">
            <text:p>248.5</text:p>
          </table:table-cell>
          <table:table-cell office:value-type="float" office:value="252">
            <text:p>252.0</text:p>
          </table:table-cell>
          <table:table-cell table:style-name="ce3" table:formula="of:=(((2003-2002)*([.AW172]-[.AR172]))/(2007-2002))+[.AR172]" office:value-type="float" office:value="256.06">
            <text:p>256.1</text:p>
          </table:table-cell>
          <table:table-cell table:style-name="ce3" table:formula="of:=(((2004-2002)*([.AW172]-[.AR172]))/(2007-2002))+[.AR172]" office:value-type="float" office:value="260.12">
            <text:p>260.1</text:p>
          </table:table-cell>
          <table:table-cell table:style-name="ce3" table:formula="of:=(((2005-2002)*([.AW172]-[.AR172]))/(2007-2002))+[.AR172]" office:value-type="float" office:value="264.18">
            <text:p>264.2</text:p>
          </table:table-cell>
          <table:table-cell table:style-name="ce3" table:formula="of:=(((2006-2002)*([.AW172]-[.AR172]))/(2007-2002))+[.AR172]" office:value-type="float" office:value="268.24">
            <text:p>268.2</text:p>
          </table:table-cell>
          <table:table-cell office:value-type="float" office:value="272.3">
            <text:p>272.3</text:p>
          </table:table-cell>
          <table:table-cell table:style-name="ce3" table:formula="of:=(((2008-2007)*([.BB172]-[.AW172]))/(2012-2007))+[.AW172]" office:value-type="float" office:value="274.68">
            <text:p>274.7</text:p>
          </table:table-cell>
          <table:table-cell table:style-name="ce3" table:formula="of:=(((2009-2007)*([.BB172]-[.AW172]))/(2012-2007))+[.AW172]" office:value-type="float" office:value="277.06">
            <text:p>277.1</text:p>
          </table:table-cell>
          <table:table-cell table:style-name="ce3" table:formula="of:=(((2010-2007)*([.BB172]-[.AW172]))/(2012-2007))+[.AW172]" office:value-type="float" office:value="279.44">
            <text:p>279.4</text:p>
          </table:table-cell>
          <table:table-cell table:style-name="ce3" table:formula="of:=(((2011-2007)*([.BB172]-[.AW172]))/(2012-2007))+[.AW172]" office:value-type="float" office:value="281.82">
            <text:p>281.8</text:p>
          </table:table-cell>
          <table:table-cell office:value-type="float" office:value="284.2">
            <text:p>284.2</text:p>
          </table:table-cell>
          <table:table-cell table:number-columns-repeated="970"/>
        </table:table-row>
        <table:table-row table:style-name="ro1">
          <table:table-cell office:value-type="string">
            <text:p>Romania</text:p>
          </table:table-cell>
          <table:table-cell office:value-type="string">
            <text:p>Singapore</text:p>
          </table:table-cell>
          <table:table-cell table:style-name="Default" office:value-type="string">
            <text:p>344.4</text:p>
          </table:table-cell>
          <table:table-cell table:style-name="Default" office:value-type="string">
            <text:p>306.0</text:p>
          </table:table-cell>
          <table:table-cell table:style-name="Default" office:value-type="string">
            <text:p>278.7</text:p>
          </table:table-cell>
          <table:table-cell table:style-name="Default" office:value-type="string">
            <text:p>258.8</text:p>
          </table:table-cell>
          <table:table-cell table:style-name="Default" office:value-type="string">
            <text:p>238.1</text:p>
          </table:table-cell>
          <table:table-cell table:style-name="Default" office:value-type="string">
            <text:p>212.5</text:p>
          </table:table-cell>
          <table:table-cell table:style-name="Default" office:value-type="string">
            <text:p>188.0</text:p>
          </table:table-cell>
          <table:table-cell table:style-name="Default" office:value-type="string">
            <text:p>163.4</text:p>
          </table:table-cell>
          <table:table-cell table:style-name="Default" office:value-type="string">
            <text:p>148.8</text:p>
          </table:table-cell>
          <table:table-cell table:style-name="Default" office:value-type="string">
            <text:p>130.9</text:p>
          </table:table-cell>
          <table:table-cell table:style-name="Default" office:value-type="string">
            <text:p>114.2</text:p>
          </table:table-cell>
          <table:table-cell office:value-type="float" office:value="2046">
            <text:p>2046.0</text:p>
          </table:table-cell>
          <table:table-cell table:style-name="ce3" table:formula="of:=(((1973-1972)*([.S173]-[.N173]))/(1977-1972))+[.N173]" office:value-type="float" office:value="2027.6">
            <text:p>2027.6</text:p>
          </table:table-cell>
          <table:table-cell table:style-name="ce3" table:formula="of:=(((1974-1972)*([.S173]-[.N173]))/(1977-1972))+[.N173]" office:value-type="float" office:value="2009.2">
            <text:p>2009.2</text:p>
          </table:table-cell>
          <table:table-cell table:style-name="ce3" table:formula="of:=(((1975-1972)*([.S173]-[.N173]))/(1977-1972))+[.N173]" office:value-type="float" office:value="1990.8">
            <text:p>1990.8</text:p>
          </table:table-cell>
          <table:table-cell table:style-name="ce3" table:formula="of:=(((1976-1972)*([.S173]-[.N173]))/(1977-1972))+[.N173]" office:value-type="float" office:value="1972.4">
            <text:p>1972.4</text:p>
          </table:table-cell>
          <table:table-cell office:value-type="float" office:value="1954">
            <text:p>1954.0</text:p>
          </table:table-cell>
          <table:table-cell table:style-name="ce3" table:formula="of:=(((1978-1977)*([.X173]-[.S173]))/(1982-1977))+[.S173]" office:value-type="float" office:value="1940.2">
            <text:p>1940.2</text:p>
          </table:table-cell>
          <table:table-cell table:style-name="ce3" table:formula="of:=(((1979-1977)*([.X173]-[.S173]))/(1982-1977))+[.S173]" office:value-type="float" office:value="1926.4">
            <text:p>1926.4</text:p>
          </table:table-cell>
          <table:table-cell table:style-name="ce3" table:formula="of:=(((1980-1977)*([.X173]-[.S173]))/(1982-1977))+[.S173]" office:value-type="float" office:value="1912.6">
            <text:p>1912.6</text:p>
          </table:table-cell>
          <table:table-cell table:style-name="ce3" table:formula="of:=(((1981-1977)*([.X173]-[.S173]))/(1982-1977))+[.S173]" office:value-type="float" office:value="1898.8">
            <text:p>1898.8</text:p>
          </table:table-cell>
          <table:table-cell office:value-type="float" office:value="1885">
            <text:p>1885.0</text:p>
          </table:table-cell>
          <table:table-cell table:style-name="ce3" table:formula="of:=(((1983-1982)*([.AC173]-[.X173]))/(1987-1982))+[.X173]" office:value-type="float" office:value="1876.2">
            <text:p>1876.2</text:p>
          </table:table-cell>
          <table:table-cell table:style-name="ce3" table:formula="of:=(((1984-1982)*([.AC173]-[.X173]))/(1987-1982))+[.X173]" office:value-type="float" office:value="1867.4">
            <text:p>1867.4</text:p>
          </table:table-cell>
          <table:table-cell table:style-name="ce3" table:formula="of:=(((1985-1982)*([.AC173]-[.X173]))/(1987-1982))+[.X173]" office:value-type="float" office:value="1858.6">
            <text:p>1858.6</text:p>
          </table:table-cell>
          <table:table-cell table:style-name="ce3" table:formula="of:=(((1986-1982)*([.AC173]-[.X173]))/(1987-1982))+[.X173]" office:value-type="float" office:value="1849.8">
            <text:p>1849.8</text:p>
          </table:table-cell>
          <table:table-cell office:value-type="float" office:value="1841">
            <text:p>1841.0</text:p>
          </table:table-cell>
          <table:table-cell table:style-name="ce3" table:formula="of:=(((1988-1987)*([.AH173]-[.AC173]))/(1992-1987))+[.AC173]" office:value-type="float" office:value="1839.4">
            <text:p>1839.4</text:p>
          </table:table-cell>
          <table:table-cell table:style-name="ce3" table:formula="of:=(((1989-1987)*([.AH173]-[.AC173]))/(1992-1987))+[.AC173]" office:value-type="float" office:value="1837.8">
            <text:p>1837.8</text:p>
          </table:table-cell>
          <table:table-cell table:style-name="ce3" table:formula="of:=(((1990-1987)*([.AH173]-[.AC173]))/(1992-1987))+[.AC173]" office:value-type="float" office:value="1836.2">
            <text:p>1836.2</text:p>
          </table:table-cell>
          <table:table-cell table:style-name="ce3" table:formula="of:=(((1991-1987)*([.AH173]-[.AC173]))/(1992-1987))+[.AC173]" office:value-type="float" office:value="1834.6">
            <text:p>1834.6</text:p>
          </table:table-cell>
          <table:table-cell office:value-type="float" office:value="1833">
            <text:p>1833.0</text:p>
          </table:table-cell>
          <table:table-cell table:style-name="ce3" table:formula="of:=(((1993-1992)*([.AM173]-[.AH173]))/(1997-1992))+[.AH173]" office:value-type="float" office:value="1843">
            <text:p>1843.0</text:p>
          </table:table-cell>
          <table:table-cell table:style-name="ce3" table:formula="of:=(((1994-1992)*([.AM173]-[.AH173]))/(1997-1992))+[.AH173]" office:value-type="float" office:value="1853">
            <text:p>1853.0</text:p>
          </table:table-cell>
          <table:table-cell table:style-name="ce3" table:formula="of:=(((1995-1992)*([.AM173]-[.AH173]))/(1997-1992))+[.AH173]" office:value-type="float" office:value="1863">
            <text:p>1863.0</text:p>
          </table:table-cell>
          <table:table-cell table:style-name="ce3" table:formula="of:=(((1996-1992)*([.AM173]-[.AH173]))/(1997-1992))+[.AH173]" office:value-type="float" office:value="1873">
            <text:p>1873.0</text:p>
          </table:table-cell>
          <table:table-cell office:value-type="float" office:value="1883">
            <text:p>1883.0</text:p>
          </table:table-cell>
          <table:table-cell table:style-name="ce3" table:formula="of:=(((1998-1997)*([.AR173]-[.AM173]))/(2002-1997))+[.AM173]" office:value-type="float" office:value="1890.8">
            <text:p>1890.8</text:p>
          </table:table-cell>
          <table:table-cell table:style-name="ce3" table:formula="of:=(((1999-1997)*([.AR173]-[.AM173]))/(2002-1997))+[.AM173]" office:value-type="float" office:value="1898.6">
            <text:p>1898.6</text:p>
          </table:table-cell>
          <table:table-cell table:style-name="ce3" table:formula="of:=(((2000-1997)*([.AR173]-[.AM173]))/(2002-1997))+[.AM173]" office:value-type="float" office:value="1906.4">
            <text:p>1906.4</text:p>
          </table:table-cell>
          <table:table-cell table:style-name="ce3" table:formula="of:=(((2001-1997)*([.AR173]-[.AM173]))/(2002-1997))+[.AM173]" office:value-type="float" office:value="1914.2">
            <text:p>1914.2</text:p>
          </table:table-cell>
          <table:table-cell office:value-type="float" office:value="1922">
            <text:p>1922.0</text:p>
          </table:table-cell>
          <table:table-cell table:style-name="ce3" table:formula="of:=(((2003-2002)*([.AW173]-[.AR173]))/(2007-2002))+[.AR173]" office:value-type="float" office:value="1928.4">
            <text:p>1928.4</text:p>
          </table:table-cell>
          <table:table-cell table:style-name="ce3" table:formula="of:=(((2004-2002)*([.AW173]-[.AR173]))/(2007-2002))+[.AR173]" office:value-type="float" office:value="1934.8">
            <text:p>1934.8</text:p>
          </table:table-cell>
          <table:table-cell table:style-name="ce3" table:formula="of:=(((2005-2002)*([.AW173]-[.AR173]))/(2007-2002))+[.AR173]" office:value-type="float" office:value="1941.2">
            <text:p>1941.2</text:p>
          </table:table-cell>
          <table:table-cell table:style-name="ce3" table:formula="of:=(((2006-2002)*([.AW173]-[.AR173]))/(2007-2002))+[.AR173]" office:value-type="float" office:value="1947.6">
            <text:p>1947.6</text:p>
          </table:table-cell>
          <table:table-cell office:value-type="float" office:value="1954">
            <text:p>1954.0</text:p>
          </table:table-cell>
          <table:table-cell table:style-name="ce3" table:formula="of:=(((2008-2007)*([.BB173]-[.AW173]))/(2012-2007))+[.AW173]" office:value-type="float" office:value="1958.8">
            <text:p>1958.8</text:p>
          </table:table-cell>
          <table:table-cell table:style-name="ce3" table:formula="of:=(((2009-2007)*([.BB173]-[.AW173]))/(2012-2007))+[.AW173]" office:value-type="float" office:value="1963.6">
            <text:p>1963.6</text:p>
          </table:table-cell>
          <table:table-cell table:style-name="ce3" table:formula="of:=(((2010-2007)*([.BB173]-[.AW173]))/(2012-2007))+[.AW173]" office:value-type="float" office:value="1968.4">
            <text:p>1968.4</text:p>
          </table:table-cell>
          <table:table-cell table:style-name="ce3" table:formula="of:=(((2011-2007)*([.BB173]-[.AW173]))/(2012-2007))+[.AW173]" office:value-type="float" office:value="1973.2">
            <text:p>1973.2</text:p>
          </table:table-cell>
          <table:table-cell office:value-type="float" office:value="1978">
            <text:p>1978.0</text:p>
          </table:table-cell>
          <table:table-cell table:number-columns-repeated="970"/>
        </table:table-row>
        <table:table-row table:style-name="ro1">
          <table:table-cell office:value-type="string">
            <text:p>Russian Federation</text:p>
          </table:table-cell>
          <table:table-cell office:value-type="string">
            <text:p>Slovakia</text:p>
          </table:table-cell>
          <table:table-cell table:style-name="Default" table:number-columns-repeated="7"/>
          <table:table-cell table:style-name="Default" office:value-type="string">
            <text:p>9295.0</text:p>
          </table:table-cell>
          <table:table-cell table:style-name="Default" office:value-type="string">
            <text:p>9264.0</text:p>
          </table:table-cell>
          <table:table-cell table:style-name="Default" office:value-type="string">
            <text:p>9225.0</text:p>
          </table:table-cell>
          <table:table-cell table:style-name="Default" office:value-type="string">
            <text:p>9142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174]-[.AC174]))/(1992-1987))+[.AC174]" office:value-type="float" office:value="5793.2">
            <text:p>5793.2</text:p>
          </table:table-cell>
          <table:table-cell table:style-name="ce3" table:formula="of:=(((1989-1987)*([.AH174]-[.AC174]))/(1992-1987))+[.AC174]" office:value-type="float" office:value="11586.4">
            <text:p>11586.4</text:p>
          </table:table-cell>
          <table:table-cell table:style-name="ce3" table:formula="of:=(((1990-1987)*([.AH174]-[.AC174]))/(1992-1987))+[.AC174]" office:value-type="float" office:value="17379.6">
            <text:p>17379.6</text:p>
          </table:table-cell>
          <table:table-cell table:style-name="ce3" table:formula="of:=(((1991-1987)*([.AH174]-[.AC174]))/(1992-1987))+[.AC174]" office:value-type="float" office:value="23172.8">
            <text:p>23172.8</text:p>
          </table:table-cell>
          <table:table-cell office:value-type="float" office:value="28966">
            <text:p>28966.0</text:p>
          </table:table-cell>
          <table:table-cell table:style-name="ce3" table:formula="of:=(((1993-1992)*([.AM174]-[.AH174]))/(1997-1992))+[.AH174]" office:value-type="float" office:value="28995.8">
            <text:p>28995.8</text:p>
          </table:table-cell>
          <table:table-cell table:style-name="ce3" table:formula="of:=(((1994-1992)*([.AM174]-[.AH174]))/(1997-1992))+[.AH174]" office:value-type="float" office:value="29025.6">
            <text:p>29025.6</text:p>
          </table:table-cell>
          <table:table-cell table:style-name="ce3" table:formula="of:=(((1995-1992)*([.AM174]-[.AH174]))/(1997-1992))+[.AH174]" office:value-type="float" office:value="29055.4">
            <text:p>29055.4</text:p>
          </table:table-cell>
          <table:table-cell table:style-name="ce3" table:formula="of:=(((1996-1992)*([.AM174]-[.AH174]))/(1997-1992))+[.AH174]" office:value-type="float" office:value="29085.2">
            <text:p>29085.2</text:p>
          </table:table-cell>
          <table:table-cell office:value-type="float" office:value="29115">
            <text:p>29115.0</text:p>
          </table:table-cell>
          <table:table-cell table:style-name="ce3" table:formula="of:=(((1998-1997)*([.AR174]-[.AM174]))/(2002-1997))+[.AM174]" office:value-type="float" office:value="29219.8">
            <text:p>29219.8</text:p>
          </table:table-cell>
          <table:table-cell table:style-name="ce3" table:formula="of:=(((1999-1997)*([.AR174]-[.AM174]))/(2002-1997))+[.AM174]" office:value-type="float" office:value="29324.6">
            <text:p>29324.6</text:p>
          </table:table-cell>
          <table:table-cell table:style-name="ce3" table:formula="of:=(((2000-1997)*([.AR174]-[.AM174]))/(2002-1997))+[.AM174]" office:value-type="float" office:value="29429.4">
            <text:p>29429.4</text:p>
          </table:table-cell>
          <table:table-cell table:style-name="ce3" table:formula="of:=(((2001-1997)*([.AR174]-[.AM174]))/(2002-1997))+[.AM174]" office:value-type="float" office:value="29534.2">
            <text:p>29534.2</text:p>
          </table:table-cell>
          <table:table-cell office:value-type="float" office:value="29639">
            <text:p>29639.0</text:p>
          </table:table-cell>
          <table:table-cell table:style-name="ce3" table:formula="of:=(((2003-2002)*([.AW174]-[.AR174]))/(2007-2002))+[.AR174]" office:value-type="float" office:value="29731">
            <text:p>29731.0</text:p>
          </table:table-cell>
          <table:table-cell table:style-name="ce3" table:formula="of:=(((2004-2002)*([.AW174]-[.AR174]))/(2007-2002))+[.AR174]" office:value-type="float" office:value="29823">
            <text:p>29823.0</text:p>
          </table:table-cell>
          <table:table-cell table:style-name="ce3" table:formula="of:=(((2005-2002)*([.AW174]-[.AR174]))/(2007-2002))+[.AR174]" office:value-type="float" office:value="29915">
            <text:p>29915.0</text:p>
          </table:table-cell>
          <table:table-cell table:style-name="ce3" table:formula="of:=(((2006-2002)*([.AW174]-[.AR174]))/(2007-2002))+[.AR174]" office:value-type="float" office:value="30007">
            <text:p>30007.0</text:p>
          </table:table-cell>
          <table:table-cell office:value-type="float" office:value="30099">
            <text:p>30099.0</text:p>
          </table:table-cell>
          <table:table-cell table:style-name="ce3" table:formula="of:=(((2008-2007)*([.BB174]-[.AW174]))/(2012-2007))+[.AW174]" office:value-type="float" office:value="30124">
            <text:p>30124.0</text:p>
          </table:table-cell>
          <table:table-cell table:style-name="ce3" table:formula="of:=(((2009-2007)*([.BB174]-[.AW174]))/(2012-2007))+[.AW174]" office:value-type="float" office:value="30149">
            <text:p>30149.0</text:p>
          </table:table-cell>
          <table:table-cell table:style-name="ce3" table:formula="of:=(((2010-2007)*([.BB174]-[.AW174]))/(2012-2007))+[.AW174]" office:value-type="float" office:value="30174">
            <text:p>30174.0</text:p>
          </table:table-cell>
          <table:table-cell table:style-name="ce3" table:formula="of:=(((2011-2007)*([.BB174]-[.AW174]))/(2012-2007))+[.AW174]" office:value-type="float" office:value="30199">
            <text:p>30199.0</text:p>
          </table:table-cell>
          <table:table-cell office:value-type="float" office:value="30224">
            <text:p>30224.0</text:p>
          </table:table-cell>
          <table:table-cell table:number-columns-repeated="970"/>
        </table:table-row>
        <table:table-row table:style-name="ro1">
          <table:table-cell office:value-type="string">
            <text:p>Rwanda</text:p>
          </table:table-cell>
          <table:table-cell office:value-type="string">
            <text:p>Slovenia</text:p>
          </table:table-cell>
          <table:table-cell table:style-name="Default" table:number-columns-repeated="6"/>
          <table:table-cell table:style-name="Default" office:value-type="string">
            <text:p>16394.0</text:p>
          </table:table-cell>
          <table:table-cell table:style-name="Default" office:value-type="string">
            <text:p>16129.0</text:p>
          </table:table-cell>
          <table:table-cell table:style-name="Default" office:value-type="string">
            <text:p>16007.0</text:p>
          </table:table-cell>
          <table:table-cell table:style-name="Default" office:value-type="string">
            <text:p>15840.0</text:p>
          </table:table-cell>
          <table:table-cell table:style-name="Default" office:value-type="string">
            <text:p>15623.0</text:p>
          </table:table-cell>
          <table:table-cell office:value-type="float" office:value="2382">
            <text:p>2382.0</text:p>
          </table:table-cell>
          <table:table-cell table:style-name="ce3" table:formula="of:=(((1973-1972)*([.S175]-[.N175]))/(1977-1972))+[.N175]" office:value-type="float" office:value="2310.8">
            <text:p>2310.8</text:p>
          </table:table-cell>
          <table:table-cell table:style-name="ce3" table:formula="of:=(((1974-1972)*([.S175]-[.N175]))/(1977-1972))+[.N175]" office:value-type="float" office:value="2239.6">
            <text:p>2239.6</text:p>
          </table:table-cell>
          <table:table-cell table:style-name="ce3" table:formula="of:=(((1975-1972)*([.S175]-[.N175]))/(1977-1972))+[.N175]" office:value-type="float" office:value="2168.4">
            <text:p>2168.4</text:p>
          </table:table-cell>
          <table:table-cell table:style-name="ce3" table:formula="of:=(((1976-1972)*([.S175]-[.N175]))/(1977-1972))+[.N175]" office:value-type="float" office:value="2097.2">
            <text:p>2097.2</text:p>
          </table:table-cell>
          <table:table-cell office:value-type="float" office:value="2026">
            <text:p>2026.0</text:p>
          </table:table-cell>
          <table:table-cell table:style-name="ce3" table:formula="of:=(((1978-1977)*([.X175]-[.S175]))/(1982-1977))+[.S175]" office:value-type="float" office:value="1966">
            <text:p>1966.0</text:p>
          </table:table-cell>
          <table:table-cell table:style-name="ce3" table:formula="of:=(((1979-1977)*([.X175]-[.S175]))/(1982-1977))+[.S175]" office:value-type="float" office:value="1906">
            <text:p>1906.0</text:p>
          </table:table-cell>
          <table:table-cell table:style-name="ce3" table:formula="of:=(((1980-1977)*([.X175]-[.S175]))/(1982-1977))+[.S175]" office:value-type="float" office:value="1846">
            <text:p>1846.0</text:p>
          </table:table-cell>
          <table:table-cell table:style-name="ce3" table:formula="of:=(((1981-1977)*([.X175]-[.S175]))/(1982-1977))+[.S175]" office:value-type="float" office:value="1786">
            <text:p>1786.0</text:p>
          </table:table-cell>
          <table:table-cell office:value-type="float" office:value="1726">
            <text:p>1726.0</text:p>
          </table:table-cell>
          <table:table-cell table:style-name="ce3" table:formula="of:=(((1983-1982)*([.AC175]-[.X175]))/(1987-1982))+[.X175]" office:value-type="float" office:value="1665.6">
            <text:p>1665.6</text:p>
          </table:table-cell>
          <table:table-cell table:style-name="ce3" table:formula="of:=(((1984-1982)*([.AC175]-[.X175]))/(1987-1982))+[.X175]" office:value-type="float" office:value="1605.2">
            <text:p>1605.2</text:p>
          </table:table-cell>
          <table:table-cell table:style-name="ce3" table:formula="of:=(((1985-1982)*([.AC175]-[.X175]))/(1987-1982))+[.X175]" office:value-type="float" office:value="1544.8">
            <text:p>1544.8</text:p>
          </table:table-cell>
          <table:table-cell table:style-name="ce3" table:formula="of:=(((1986-1982)*([.AC175]-[.X175]))/(1987-1982))+[.X175]" office:value-type="float" office:value="1484.4">
            <text:p>1484.4</text:p>
          </table:table-cell>
          <table:table-cell office:value-type="float" office:value="1424">
            <text:p>1424.0</text:p>
          </table:table-cell>
          <table:table-cell table:style-name="ce3" table:formula="of:=(((1988-1987)*([.AH175]-[.AC175]))/(1992-1987))+[.AC175]" office:value-type="float" office:value="1433.6">
            <text:p>1433.6</text:p>
          </table:table-cell>
          <table:table-cell table:style-name="ce3" table:formula="of:=(((1989-1987)*([.AH175]-[.AC175]))/(1992-1987))+[.AC175]" office:value-type="float" office:value="1443.2">
            <text:p>1443.2</text:p>
          </table:table-cell>
          <table:table-cell table:style-name="ce3" table:formula="of:=(((1990-1987)*([.AH175]-[.AC175]))/(1992-1987))+[.AC175]" office:value-type="float" office:value="1452.8">
            <text:p>1452.8</text:p>
          </table:table-cell>
          <table:table-cell table:style-name="ce3" table:formula="of:=(((1991-1987)*([.AH175]-[.AC175]))/(1992-1987))+[.AC175]" office:value-type="float" office:value="1462.4">
            <text:p>1462.4</text:p>
          </table:table-cell>
          <table:table-cell office:value-type="float" office:value="1472">
            <text:p>1472.0</text:p>
          </table:table-cell>
          <table:table-cell table:style-name="ce3" table:formula="of:=(((1993-1992)*([.AM175]-[.AH175]))/(1997-1992))+[.AH175]" office:value-type="float" office:value="1479.2">
            <text:p>1479.2</text:p>
          </table:table-cell>
          <table:table-cell table:style-name="ce3" table:formula="of:=(((1994-1992)*([.AM175]-[.AH175]))/(1997-1992))+[.AH175]" office:value-type="float" office:value="1486.4">
            <text:p>1486.4</text:p>
          </table:table-cell>
          <table:table-cell table:style-name="ce3" table:formula="of:=(((1995-1992)*([.AM175]-[.AH175]))/(1997-1992))+[.AH175]" office:value-type="float" office:value="1493.6">
            <text:p>1493.6</text:p>
          </table:table-cell>
          <table:table-cell table:style-name="ce3" table:formula="of:=(((1996-1992)*([.AM175]-[.AH175]))/(1997-1992))+[.AH175]" office:value-type="float" office:value="1500.8">
            <text:p>1500.8</text:p>
          </table:table-cell>
          <table:table-cell office:value-type="float" office:value="1508">
            <text:p>1508.0</text:p>
          </table:table-cell>
          <table:table-cell table:style-name="ce3" table:formula="of:=(((1998-1997)*([.AR175]-[.AM175]))/(2002-1997))+[.AM175]" office:value-type="float" office:value="1424.8">
            <text:p>1424.8</text:p>
          </table:table-cell>
          <table:table-cell table:style-name="ce3" table:formula="of:=(((1999-1997)*([.AR175]-[.AM175]))/(2002-1997))+[.AM175]" office:value-type="float" office:value="1341.6">
            <text:p>1341.6</text:p>
          </table:table-cell>
          <table:table-cell table:style-name="ce3" table:formula="of:=(((2000-1997)*([.AR175]-[.AM175]))/(2002-1997))+[.AM175]" office:value-type="float" office:value="1258.4">
            <text:p>1258.4</text:p>
          </table:table-cell>
          <table:table-cell table:style-name="ce3" table:formula="of:=(((2001-1997)*([.AR175]-[.AM175]))/(2002-1997))+[.AM175]" office:value-type="float" office:value="1175.2">
            <text:p>1175.2</text:p>
          </table:table-cell>
          <table:table-cell office:value-type="float" office:value="1092">
            <text:p>1092.0</text:p>
          </table:table-cell>
          <table:table-cell table:style-name="ce3" table:formula="of:=(((2003-2002)*([.AW175]-[.AR175]))/(2007-2002))+[.AR175]" office:value-type="float" office:value="1069.26">
            <text:p>1069.3</text:p>
          </table:table-cell>
          <table:table-cell table:style-name="ce3" table:formula="of:=(((2004-2002)*([.AW175]-[.AR175]))/(2007-2002))+[.AR175]" office:value-type="float" office:value="1046.52">
            <text:p>1046.5</text:p>
          </table:table-cell>
          <table:table-cell table:style-name="ce3" table:formula="of:=(((2005-2002)*([.AW175]-[.AR175]))/(2007-2002))+[.AR175]" office:value-type="float" office:value="1023.78">
            <text:p>1023.8</text:p>
          </table:table-cell>
          <table:table-cell table:style-name="ce3" table:formula="of:=(((2006-2002)*([.AW175]-[.AR175]))/(2007-2002))+[.AR175]" office:value-type="float" office:value="1001.04">
            <text:p>1001.0</text:p>
          </table:table-cell>
          <table:table-cell office:value-type="float" office:value="978.3">
            <text:p>978.3</text:p>
          </table:table-cell>
          <table:table-cell table:style-name="ce3" table:formula="of:=(((2008-2007)*([.BB175]-[.AW175]))/(2012-2007))+[.AW175]" office:value-type="float" office:value="951.2">
            <text:p>951.2</text:p>
          </table:table-cell>
          <table:table-cell table:style-name="ce3" table:formula="of:=(((2009-2007)*([.BB175]-[.AW175]))/(2012-2007))+[.AW175]" office:value-type="float" office:value="924.1">
            <text:p>924.1</text:p>
          </table:table-cell>
          <table:table-cell table:style-name="ce3" table:formula="of:=(((2010-2007)*([.BB175]-[.AW175]))/(2012-2007))+[.AW175]" office:value-type="float" office:value="897">
            <text:p>897.0</text:p>
          </table:table-cell>
          <table:table-cell table:style-name="ce3" table:formula="of:=(((2011-2007)*([.BB175]-[.AW175]))/(2012-2007))+[.AW175]" office:value-type="float" office:value="869.9">
            <text:p>869.9</text:p>
          </table:table-cell>
          <table:table-cell office:value-type="float" office:value="842.8">
            <text:p>842.8</text:p>
          </table:table-cell>
          <table:table-cell table:number-columns-repeated="970"/>
        </table:table-row>
        <table:table-row table:style-name="ro1">
          <table:table-cell office:value-type="string">
            <text:p>Réunion</text:p>
          </table:table-cell>
          <table:table-cell office:value-type="string">
            <text:p>Solomon Islands</text:p>
          </table:table-cell>
          <table:table-cell table:style-name="Default" office:value-type="string">
            <text:p>357600.0</text:p>
          </table:table-cell>
          <table:table-cell table:style-name="Default" office:value-type="string">
            <text:p>306164.0</text:p>
          </table:table-cell>
          <table:table-cell table:style-name="Default" office:value-type="string">
            <text:p>259884.0</text:p>
          </table:table-cell>
          <table:table-cell table:style-name="Default" office:value-type="string">
            <text:p>215942.0</text:p>
          </table:table-cell>
          <table:table-cell table:style-name="Default" office:value-type="string">
            <text:p>182449.0</text:p>
          </table:table-cell>
          <table:table-cell table:style-name="Default" office:value-type="string">
            <text:p>156842.0</text:p>
          </table:table-cell>
          <table:table-cell table:style-name="Default" office:value-type="string">
            <text:p>136280.0</text:p>
          </table:table-cell>
          <table:table-cell table:style-name="Default" office:value-type="string">
            <text:p>118568.0</text:p>
          </table:table-cell>
          <table:table-cell table:style-name="Default" office:value-type="string">
            <text:p>103472.0</text:p>
          </table:table-cell>
          <table:table-cell table:style-name="Default" office:value-type="string">
            <text:p>90121.0</text:p>
          </table:table-cell>
          <table:table-cell table:style-name="Default" office:value-type="string">
            <text:p>78975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table:style-name="ce1" office:value-type="string">
            <text:p>Saint Helena. Ascension and Tristan da Cunha</text:p>
          </table:table-cell>
          <table:table-cell office:value-type="string">
            <text:p>Somalia</text:p>
          </table:table-cell>
          <table:table-cell table:style-name="Default" office:value-type="string">
            <text:p>4980.0</text:p>
          </table:table-cell>
          <table:table-cell table:style-name="Default" office:value-type="string">
            <text:p>4391.0</text:p>
          </table:table-cell>
          <table:table-cell table:style-name="Default" office:value-type="string">
            <text:p>4001.0</text:p>
          </table:table-cell>
          <table:table-cell table:style-name="Default" office:value-type="string">
            <text:p>2915.0</text:p>
          </table:table-cell>
          <table:table-cell table:style-name="Default" office:value-type="string">
            <text:p>2225.0</text:p>
          </table:table-cell>
          <table:table-cell table:style-name="Default" office:value-type="string">
            <text:p>2287.0</text:p>
          </table:table-cell>
          <table:table-cell table:style-name="Default" office:value-type="string">
            <text:p>2247.0</text:p>
          </table:table-cell>
          <table:table-cell table:style-name="Default" office:value-type="string">
            <text:p>2166.0</text:p>
          </table:table-cell>
          <table:table-cell table:style-name="Default" office:value-type="string">
            <text:p>1887.0</text:p>
          </table:table-cell>
          <table:table-cell table:style-name="Default" office:value-type="string">
            <text:p>1683.0</text:p>
          </table:table-cell>
          <table:table-cell table:style-name="Default" office:value-type="string">
            <text:p>1500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South Africa</text:p>
          </table:table-cell>
          <table:table-cell table:style-name="Default" office:value-type="string">
            <text:p>2805.0</text:p>
          </table:table-cell>
          <table:table-cell table:style-name="Default" office:value-type="string">
            <text:p>2466.0</text:p>
          </table:table-cell>
          <table:table-cell table:style-name="Default" office:value-type="string">
            <text:p>2165.0</text:p>
          </table:table-cell>
          <table:table-cell table:style-name="Default" office:value-type="string">
            <text:p>1903.0</text:p>
          </table:table-cell>
          <table:table-cell table:style-name="Default" office:value-type="string">
            <text:p>1679.0</text:p>
          </table:table-cell>
          <table:table-cell table:style-name="Default" office:value-type="string">
            <text:p>1491.0</text:p>
          </table:table-cell>
          <table:table-cell table:style-name="Default" office:value-type="string">
            <text:p>1330.0</text:p>
          </table:table-cell>
          <table:table-cell table:style-name="Default" office:value-type="string">
            <text:p>1199.0</text:p>
          </table:table-cell>
          <table:table-cell table:style-name="Default" office:value-type="string">
            <text:p>1117.0</text:p>
          </table:table-cell>
          <table:table-cell table:style-name="Default" office:value-type="string">
            <text:p>1052.0</text:p>
          </table:table-cell>
          <table:table-cell table:style-name="Default" office:value-type="string">
            <text:p>1013.0</text:p>
          </table:table-cell>
          <table:table-cell office:value-type="float" office:value="545.5">
            <text:p>545.5</text:p>
          </table:table-cell>
          <table:table-cell table:style-name="ce3" table:formula="of:=(((1973-1972)*([.S178]-[.N178]))/(1977-1972))+[.N178]" office:value-type="float" office:value="545.5">
            <text:p>545.5</text:p>
          </table:table-cell>
          <table:table-cell table:style-name="ce3" table:formula="of:=(((1974-1972)*([.S178]-[.N178]))/(1977-1972))+[.N178]" office:value-type="float" office:value="545.5">
            <text:p>545.5</text:p>
          </table:table-cell>
          <table:table-cell table:style-name="ce3" table:formula="of:=(((1975-1972)*([.S178]-[.N178]))/(1977-1972))+[.N178]" office:value-type="float" office:value="545.5">
            <text:p>545.5</text:p>
          </table:table-cell>
          <table:table-cell table:style-name="ce3" table:formula="of:=(((1976-1972)*([.S178]-[.N178]))/(1977-1972))+[.N178]" office:value-type="float" office:value="545.5">
            <text:p>545.5</text:p>
          </table:table-cell>
          <table:table-cell office:value-type="float" office:value="545.5">
            <text:p>545.5</text:p>
          </table:table-cell>
          <table:table-cell table:style-name="ce3" table:formula="of:=(((1978-1977)*([.X178]-[.S178]))/(1982-1977))+[.S178]" office:value-type="float" office:value="548.02">
            <text:p>548.0</text:p>
          </table:table-cell>
          <table:table-cell table:style-name="ce3" table:formula="of:=(((1979-1977)*([.X178]-[.S178]))/(1982-1977))+[.S178]" office:value-type="float" office:value="550.54">
            <text:p>550.5</text:p>
          </table:table-cell>
          <table:table-cell table:style-name="ce3" table:formula="of:=(((1980-1977)*([.X178]-[.S178]))/(1982-1977))+[.S178]" office:value-type="float" office:value="553.06">
            <text:p>553.1</text:p>
          </table:table-cell>
          <table:table-cell table:style-name="ce3" table:formula="of:=(((1981-1977)*([.X178]-[.S178]))/(1982-1977))+[.S178]" office:value-type="float" office:value="555.58">
            <text:p>555.6</text:p>
          </table:table-cell>
          <table:table-cell office:value-type="float" office:value="558.1">
            <text:p>558.1</text:p>
          </table:table-cell>
          <table:table-cell table:style-name="ce3" table:formula="of:=(((1983-1982)*([.AC178]-[.X178]))/(1987-1982))+[.X178]" office:value-type="float" office:value="563.56">
            <text:p>563.6</text:p>
          </table:table-cell>
          <table:table-cell table:style-name="ce3" table:formula="of:=(((1984-1982)*([.AC178]-[.X178]))/(1987-1982))+[.X178]" office:value-type="float" office:value="569.02">
            <text:p>569.0</text:p>
          </table:table-cell>
          <table:table-cell table:style-name="ce3" table:formula="of:=(((1985-1982)*([.AC178]-[.X178]))/(1987-1982))+[.X178]" office:value-type="float" office:value="574.48">
            <text:p>574.5</text:p>
          </table:table-cell>
          <table:table-cell table:style-name="ce3" table:formula="of:=(((1986-1982)*([.AC178]-[.X178]))/(1987-1982))+[.X178]" office:value-type="float" office:value="579.94">
            <text:p>579.9</text:p>
          </table:table-cell>
          <table:table-cell office:value-type="float" office:value="585.4">
            <text:p>585.4</text:p>
          </table:table-cell>
          <table:table-cell table:style-name="ce3" table:formula="of:=(((1988-1987)*([.AH178]-[.AC178]))/(1992-1987))+[.AC178]" office:value-type="float" office:value="585.4">
            <text:p>585.4</text:p>
          </table:table-cell>
          <table:table-cell table:style-name="ce3" table:formula="of:=(((1989-1987)*([.AH178]-[.AC178]))/(1992-1987))+[.AC178]" office:value-type="float" office:value="585.4">
            <text:p>585.4</text:p>
          </table:table-cell>
          <table:table-cell table:style-name="ce3" table:formula="of:=(((1990-1987)*([.AH178]-[.AC178]))/(1992-1987))+[.AC178]" office:value-type="float" office:value="585.4">
            <text:p>585.4</text:p>
          </table:table-cell>
          <table:table-cell table:style-name="ce3" table:formula="of:=(((1991-1987)*([.AH178]-[.AC178]))/(1992-1987))+[.AC178]" office:value-type="float" office:value="585.4">
            <text:p>585.4</text:p>
          </table:table-cell>
          <table:table-cell office:value-type="float" office:value="585.4">
            <text:p>585.4</text:p>
          </table:table-cell>
          <table:table-cell table:style-name="ce3" table:formula="of:=(((1993-1992)*([.AM178]-[.AH178]))/(1997-1992))+[.AH178]" office:value-type="float" office:value="577.42">
            <text:p>577.4</text:p>
          </table:table-cell>
          <table:table-cell table:style-name="ce3" table:formula="of:=(((1994-1992)*([.AM178]-[.AH178]))/(1997-1992))+[.AH178]" office:value-type="float" office:value="569.44">
            <text:p>569.4</text:p>
          </table:table-cell>
          <table:table-cell table:style-name="ce3" table:formula="of:=(((1995-1992)*([.AM178]-[.AH178]))/(1997-1992))+[.AH178]" office:value-type="float" office:value="561.46">
            <text:p>561.5</text:p>
          </table:table-cell>
          <table:table-cell table:style-name="ce3" table:formula="of:=(((1996-1992)*([.AM178]-[.AH178]))/(1997-1992))+[.AH178]" office:value-type="float" office:value="553.48">
            <text:p>553.5</text:p>
          </table:table-cell>
          <table:table-cell office:value-type="float" office:value="545.5">
            <text:p>545.5</text:p>
          </table:table-cell>
          <table:table-cell table:style-name="ce3" table:formula="of:=(((1998-1997)*([.AR178]-[.AM178]))/(2002-1997))+[.AM178]" office:value-type="float" office:value="538.52">
            <text:p>538.5</text:p>
          </table:table-cell>
          <table:table-cell table:style-name="ce3" table:formula="of:=(((1999-1997)*([.AR178]-[.AM178]))/(2002-1997))+[.AM178]" office:value-type="float" office:value="531.54">
            <text:p>531.5</text:p>
          </table:table-cell>
          <table:table-cell table:style-name="ce3" table:formula="of:=(((2000-1997)*([.AR178]-[.AM178]))/(2002-1997))+[.AM178]" office:value-type="float" office:value="524.56">
            <text:p>524.6</text:p>
          </table:table-cell>
          <table:table-cell table:style-name="ce3" table:formula="of:=(((2001-1997)*([.AR178]-[.AM178]))/(2002-1997))+[.AM178]" office:value-type="float" office:value="517.58">
            <text:p>517.6</text:p>
          </table:table-cell>
          <table:table-cell office:value-type="float" office:value="510.6">
            <text:p>510.6</text:p>
          </table:table-cell>
          <table:table-cell table:style-name="ce3" table:formula="of:=(((2003-2002)*([.AW178]-[.AR178]))/(2007-2002))+[.AR178]" office:value-type="float" office:value="504.48">
            <text:p>504.5</text:p>
          </table:table-cell>
          <table:table-cell table:style-name="ce3" table:formula="of:=(((2004-2002)*([.AW178]-[.AR178]))/(2007-2002))+[.AR178]" office:value-type="float" office:value="498.36">
            <text:p>498.4</text:p>
          </table:table-cell>
          <table:table-cell table:style-name="ce3" table:formula="of:=(((2005-2002)*([.AW178]-[.AR178]))/(2007-2002))+[.AR178]" office:value-type="float" office:value="492.24">
            <text:p>492.2</text:p>
          </table:table-cell>
          <table:table-cell table:style-name="ce3" table:formula="of:=(((2006-2002)*([.AW178]-[.AR178]))/(2007-2002))+[.AR178]" office:value-type="float" office:value="486.12">
            <text:p>486.1</text:p>
          </table:table-cell>
          <table:table-cell office:value-type="float" office:value="480">
            <text:p>480.0</text:p>
          </table:table-cell>
          <table:table-cell table:style-name="ce3" table:formula="of:=(((2008-2007)*([.BB178]-[.AW178]))/(2012-2007))+[.AW178]" office:value-type="float" office:value="472.88">
            <text:p>472.9</text:p>
          </table:table-cell>
          <table:table-cell table:style-name="ce3" table:formula="of:=(((2009-2007)*([.BB178]-[.AW178]))/(2012-2007))+[.AW178]" office:value-type="float" office:value="465.76">
            <text:p>465.8</text:p>
          </table:table-cell>
          <table:table-cell table:style-name="ce3" table:formula="of:=(((2010-2007)*([.BB178]-[.AW178]))/(2012-2007))+[.AW178]" office:value-type="float" office:value="458.64">
            <text:p>458.6</text:p>
          </table:table-cell>
          <table:table-cell table:style-name="ce3" table:formula="of:=(((2011-2007)*([.BB178]-[.AW178]))/(2012-2007))+[.AW178]" office:value-type="float" office:value="451.52">
            <text:p>451.5</text:p>
          </table:table-cell>
          <table:table-cell office:value-type="float" office:value="444.4">
            <text:p>444.4</text:p>
          </table:table-cell>
          <table:table-cell table:number-columns-repeated="970"/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South Sudan</text:p>
          </table:table-cell>
          <table:table-cell table:style-name="Default" table:number-columns-repeated="10"/>
          <table:table-cell table:style-name="Default" office:value-type="string">
            <text:p>4567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Saint Pierre and Miquelon</text:p>
          </table:table-cell>
          <table:table-cell office:value-type="string">
            <text:p>Spain</text:p>
          </table:table-cell>
          <table:table-cell table:style-name="Default" office:value-type="string">
            <text:p>3589.0</text:p>
          </table:table-cell>
          <table:table-cell table:style-name="Default" office:value-type="string">
            <text:p>3402.0</text:p>
          </table:table-cell>
          <table:table-cell table:style-name="Default" office:value-type="string">
            <text:p>3227.0</text:p>
          </table:table-cell>
          <table:table-cell table:style-name="Default" office:value-type="string">
            <text:p>3055.0</text:p>
          </table:table-cell>
          <table:table-cell table:style-name="Default" office:value-type="string">
            <text:p>2935.0</text:p>
          </table:table-cell>
          <table:table-cell table:style-name="Default" office:value-type="string">
            <text:p>2883.0</text:p>
          </table:table-cell>
          <table:table-cell table:style-name="Default" office:value-type="string">
            <text:p>2853.0</text:p>
          </table:table-cell>
          <table:table-cell table:style-name="Default" office:value-type="string">
            <text:p>2815.0</text:p>
          </table:table-cell>
          <table:table-cell table:style-name="Default" office:value-type="string">
            <text:p>2696.0</text:p>
          </table:table-cell>
          <table:table-cell table:style-name="Default" office:value-type="string">
            <text:p>2500.0</text:p>
          </table:table-cell>
          <table:table-cell table:style-name="Default" office:value-type="string">
            <text:p>2384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Saint Vincent and the Grenadines</text:p>
          </table:table-cell>
          <table:table-cell office:value-type="string">
            <text:p>Sri Lanka</text:p>
          </table:table-cell>
          <table:table-cell table:style-name="Default" office:value-type="string">
            <text:p>5038.0</text:p>
          </table:table-cell>
          <table:table-cell table:style-name="Default" office:value-type="string">
            <text:p>4495.0</text:p>
          </table:table-cell>
          <table:table-cell table:style-name="Default" office:value-type="string">
            <text:p>4042.0</text:p>
          </table:table-cell>
          <table:table-cell table:style-name="Default" office:value-type="string">
            <text:p>3686.0</text:p>
          </table:table-cell>
          <table:table-cell table:style-name="Default" office:value-type="string">
            <text:p>3397.0</text:p>
          </table:table-cell>
          <table:table-cell table:style-name="Default" office:value-type="string">
            <text:p>3167.0</text:p>
          </table:table-cell>
          <table:table-cell table:style-name="Default" office:value-type="string">
            <text:p>2976.0</text:p>
          </table:table-cell>
          <table:table-cell table:style-name="Default" office:value-type="string">
            <text:p>2865.0</text:p>
          </table:table-cell>
          <table:table-cell table:style-name="Default" office:value-type="string">
            <text:p>2759.0</text:p>
          </table:table-cell>
          <table:table-cell table:style-name="Default" office:value-type="string">
            <text:p>2605.0</text:p>
          </table:table-cell>
          <table:table-cell table:style-name="Default" office:value-type="string">
            <text:p>2488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Samoa</text:p>
          </table:table-cell>
          <table:table-cell office:value-type="string">
            <text:p>Sudan</text:p>
          </table:table-cell>
          <table:table-cell table:style-name="Default" table:number-columns-repeated="10"/>
          <table:table-cell table:style-name="Default" office:value-type="string">
            <text:p>1016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uriname</text:p>
          </table:table-cell>
          <table:table-cell table:style-name="Default" office:value-type="string">
            <text:p>398693.0</text:p>
          </table:table-cell>
          <table:table-cell table:style-name="Default" office:value-type="string">
            <text:p>347578.0</text:p>
          </table:table-cell>
          <table:table-cell table:style-name="Default" office:value-type="string">
            <text:p>327078.0</text:p>
          </table:table-cell>
          <table:table-cell table:style-name="Default" office:value-type="string">
            <text:p>336088.0</text:p>
          </table:table-cell>
          <table:table-cell table:style-name="Default" office:value-type="string">
            <text:p>331522.0</text:p>
          </table:table-cell>
          <table:table-cell table:style-name="Default" office:value-type="string">
            <text:p>315245.0</text:p>
          </table:table-cell>
          <table:table-cell table:style-name="Default" office:value-type="string">
            <text:p>291169.0</text:p>
          </table:table-cell>
          <table:table-cell table:style-name="Default" office:value-type="string">
            <text:p>272321.0</text:p>
          </table:table-cell>
          <table:table-cell table:style-name="Default" office:value-type="string">
            <text:p>254167.0</text:p>
          </table:table-cell>
          <table:table-cell table:style-name="Default" office:value-type="string">
            <text:p>239216.0</text:p>
          </table:table-cell>
          <table:table-cell table:style-name="Default" office:value-type="string">
            <text:p>228464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Swaziland</text:p>
          </table:table-cell>
          <table:table-cell table:style-name="Default" office:value-type="string">
            <text:p>12322.0</text:p>
          </table:table-cell>
          <table:table-cell table:style-name="Default" office:value-type="string">
            <text:p>10973.0</text:p>
          </table:table-cell>
          <table:table-cell table:style-name="Default" office:value-type="string">
            <text:p>9555.0</text:p>
          </table:table-cell>
          <table:table-cell table:style-name="Default" office:value-type="string">
            <text:p>8200.0</text:p>
          </table:table-cell>
          <table:table-cell table:style-name="Default" office:value-type="string">
            <text:p>7058.0</text:p>
          </table:table-cell>
          <table:table-cell table:style-name="Default" office:value-type="string">
            <text:p>5872.0</text:p>
          </table:table-cell>
          <table:table-cell table:style-name="Default" office:value-type="string">
            <text:p>4967.0</text:p>
          </table:table-cell>
          <table:table-cell table:style-name="Default" office:value-type="string">
            <text:p>4479.0</text:p>
          </table:table-cell>
          <table:table-cell table:style-name="Default" office:value-type="string">
            <text:p>4164.0</text:p>
          </table:table-cell>
          <table:table-cell table:style-name="Default" office:value-type="string">
            <text:p>3981.0</text:p>
          </table:table-cell>
          <table:table-cell table:style-name="Default" office:value-type="string">
            <text:p>3697.0</text:p>
          </table:table-cell>
          <table:table-cell office:value-type="float" office:value="28312">
            <text:p>28312.0</text:p>
          </table:table-cell>
          <table:table-cell table:style-name="ce3" table:formula="of:=(((1973-1972)*([.S184]-[.N184]))/(1977-1972))+[.N184]" office:value-type="float" office:value="27661">
            <text:p>27661.0</text:p>
          </table:table-cell>
          <table:table-cell table:style-name="ce3" table:formula="of:=(((1974-1972)*([.S184]-[.N184]))/(1977-1972))+[.N184]" office:value-type="float" office:value="27010">
            <text:p>27010.0</text:p>
          </table:table-cell>
          <table:table-cell table:style-name="ce3" table:formula="of:=(((1975-1972)*([.S184]-[.N184]))/(1977-1972))+[.N184]" office:value-type="float" office:value="26359">
            <text:p>26359.0</text:p>
          </table:table-cell>
          <table:table-cell table:style-name="ce3" table:formula="of:=(((1976-1972)*([.S184]-[.N184]))/(1977-1972))+[.N184]" office:value-type="float" office:value="25708">
            <text:p>25708.0</text:p>
          </table:table-cell>
          <table:table-cell office:value-type="float" office:value="25057">
            <text:p>25057.0</text:p>
          </table:table-cell>
          <table:table-cell table:style-name="ce3" table:formula="of:=(((1978-1977)*([.X184]-[.S184]))/(1982-1977))+[.S184]" office:value-type="float" office:value="24449.6">
            <text:p>24449.6</text:p>
          </table:table-cell>
          <table:table-cell table:style-name="ce3" table:formula="of:=(((1979-1977)*([.X184]-[.S184]))/(1982-1977))+[.S184]" office:value-type="float" office:value="23842.2">
            <text:p>23842.2</text:p>
          </table:table-cell>
          <table:table-cell table:style-name="ce3" table:formula="of:=(((1980-1977)*([.X184]-[.S184]))/(1982-1977))+[.S184]" office:value-type="float" office:value="23234.8">
            <text:p>23234.8</text:p>
          </table:table-cell>
          <table:table-cell table:style-name="ce3" table:formula="of:=(((1981-1977)*([.X184]-[.S184]))/(1982-1977))+[.S184]" office:value-type="float" office:value="22627.4">
            <text:p>22627.4</text:p>
          </table:table-cell>
          <table:table-cell office:value-type="float" office:value="22020">
            <text:p>22020.0</text:p>
          </table:table-cell>
          <table:table-cell table:style-name="ce3" table:formula="of:=(((1983-1982)*([.AC184]-[.X184]))/(1987-1982))+[.X184]" office:value-type="float" office:value="21653">
            <text:p>21653.0</text:p>
          </table:table-cell>
          <table:table-cell table:style-name="ce3" table:formula="of:=(((1984-1982)*([.AC184]-[.X184]))/(1987-1982))+[.X184]" office:value-type="float" office:value="21286">
            <text:p>21286.0</text:p>
          </table:table-cell>
          <table:table-cell table:style-name="ce3" table:formula="of:=(((1985-1982)*([.AC184]-[.X184]))/(1987-1982))+[.X184]" office:value-type="float" office:value="20919">
            <text:p>20919.0</text:p>
          </table:table-cell>
          <table:table-cell table:style-name="ce3" table:formula="of:=(((1986-1982)*([.AC184]-[.X184]))/(1987-1982))+[.X184]" office:value-type="float" office:value="20552">
            <text:p>20552.0</text:p>
          </table:table-cell>
          <table:table-cell office:value-type="float" office:value="20185">
            <text:p>20185.0</text:p>
          </table:table-cell>
          <table:table-cell table:style-name="ce3" table:formula="of:=(((1988-1987)*([.AH184]-[.AC184]))/(1992-1987))+[.AC184]" office:value-type="float" office:value="19751.4">
            <text:p>19751.4</text:p>
          </table:table-cell>
          <table:table-cell table:style-name="ce3" table:formula="of:=(((1989-1987)*([.AH184]-[.AC184]))/(1992-1987))+[.AC184]" office:value-type="float" office:value="19317.8">
            <text:p>19317.8</text:p>
          </table:table-cell>
          <table:table-cell table:style-name="ce3" table:formula="of:=(((1990-1987)*([.AH184]-[.AC184]))/(1992-1987))+[.AC184]" office:value-type="float" office:value="18884.2">
            <text:p>18884.2</text:p>
          </table:table-cell>
          <table:table-cell table:style-name="ce3" table:formula="of:=(((1991-1987)*([.AH184]-[.AC184]))/(1992-1987))+[.AC184]" office:value-type="float" office:value="18450.6">
            <text:p>18450.6</text:p>
          </table:table-cell>
          <table:table-cell office:value-type="float" office:value="18017">
            <text:p>18017.0</text:p>
          </table:table-cell>
          <table:table-cell table:style-name="ce3" table:formula="of:=(((1993-1992)*([.AM184]-[.AH184]))/(1997-1992))+[.AH184]" office:value-type="float" office:value="17691.8">
            <text:p>17691.8</text:p>
          </table:table-cell>
          <table:table-cell table:style-name="ce3" table:formula="of:=(((1994-1992)*([.AM184]-[.AH184]))/(1997-1992))+[.AH184]" office:value-type="float" office:value="17366.6">
            <text:p>17366.6</text:p>
          </table:table-cell>
          <table:table-cell table:style-name="ce3" table:formula="of:=(((1995-1992)*([.AM184]-[.AH184]))/(1997-1992))+[.AH184]" office:value-type="float" office:value="17041.4">
            <text:p>17041.4</text:p>
          </table:table-cell>
          <table:table-cell table:style-name="ce3" table:formula="of:=(((1996-1992)*([.AM184]-[.AH184]))/(1997-1992))+[.AH184]" office:value-type="float" office:value="16716.2">
            <text:p>16716.2</text:p>
          </table:table-cell>
          <table:table-cell office:value-type="float" office:value="16391">
            <text:p>16391.0</text:p>
          </table:table-cell>
          <table:table-cell table:style-name="ce3" table:formula="of:=(((1998-1997)*([.AR184]-[.AM184]))/(2002-1997))+[.AM184]" office:value-type="float" office:value="16099.2">
            <text:p>16099.2</text:p>
          </table:table-cell>
          <table:table-cell table:style-name="ce3" table:formula="of:=(((1999-1997)*([.AR184]-[.AM184]))/(2002-1997))+[.AM184]" office:value-type="float" office:value="15807.4">
            <text:p>15807.4</text:p>
          </table:table-cell>
          <table:table-cell table:style-name="ce3" table:formula="of:=(((2000-1997)*([.AR184]-[.AM184]))/(2002-1997))+[.AM184]" office:value-type="float" office:value="15515.6">
            <text:p>15515.6</text:p>
          </table:table-cell>
          <table:table-cell table:style-name="ce3" table:formula="of:=(((2001-1997)*([.AR184]-[.AM184]))/(2002-1997))+[.AM184]" office:value-type="float" office:value="15223.8">
            <text:p>15223.8</text:p>
          </table:table-cell>
          <table:table-cell office:value-type="float" office:value="14932">
            <text:p>14932.0</text:p>
          </table:table-cell>
          <table:table-cell table:style-name="ce3" table:formula="of:=(((2003-2002)*([.AW184]-[.AR184]))/(2007-2002))+[.AR184]" office:value-type="float" office:value="14722.6">
            <text:p>14722.6</text:p>
          </table:table-cell>
          <table:table-cell table:style-name="ce3" table:formula="of:=(((2004-2002)*([.AW184]-[.AR184]))/(2007-2002))+[.AR184]" office:value-type="float" office:value="14513.2">
            <text:p>14513.2</text:p>
          </table:table-cell>
          <table:table-cell table:style-name="ce3" table:formula="of:=(((2005-2002)*([.AW184]-[.AR184]))/(2007-2002))+[.AR184]" office:value-type="float" office:value="14303.8">
            <text:p>14303.8</text:p>
          </table:table-cell>
          <table:table-cell table:style-name="ce3" table:formula="of:=(((2006-2002)*([.AW184]-[.AR184]))/(2007-2002))+[.AR184]" office:value-type="float" office:value="14094.4">
            <text:p>14094.4</text:p>
          </table:table-cell>
          <table:table-cell office:value-type="float" office:value="13885">
            <text:p>13885.0</text:p>
          </table:table-cell>
          <table:table-cell table:style-name="ce3" table:formula="of:=(((2008-2007)*([.BB184]-[.AW184]))/(2012-2007))+[.AW184]" office:value-type="float" office:value="13642.8">
            <text:p>13642.8</text:p>
          </table:table-cell>
          <table:table-cell table:style-name="ce3" table:formula="of:=(((2009-2007)*([.BB184]-[.AW184]))/(2012-2007))+[.AW184]" office:value-type="float" office:value="13400.6">
            <text:p>13400.6</text:p>
          </table:table-cell>
          <table:table-cell table:style-name="ce3" table:formula="of:=(((2010-2007)*([.BB184]-[.AW184]))/(2012-2007))+[.AW184]" office:value-type="float" office:value="13158.4">
            <text:p>13158.4</text:p>
          </table:table-cell>
          <table:table-cell table:style-name="ce3" table:formula="of:=(((2011-2007)*([.BB184]-[.AW184]))/(2012-2007))+[.AW184]" office:value-type="float" office:value="12916.2">
            <text:p>12916.2</text:p>
          </table:table-cell>
          <table:table-cell office:value-type="float" office:value="12674">
            <text:p>12674.0</text:p>
          </table:table-cell>
          <table:table-cell table:number-columns-repeated="970"/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weden</text:p>
          </table:table-cell>
          <table:table-cell table:style-name="Default" office:value-type="string">
            <text:p>22973.0</text:p>
          </table:table-cell>
          <table:table-cell table:style-name="Default" office:value-type="string">
            <text:p>22129.0</text:p>
          </table:table-cell>
          <table:table-cell table:style-name="Default" office:value-type="string">
            <text:p>21434.0</text:p>
          </table:table-cell>
          <table:table-cell table:style-name="Default" office:value-type="string">
            <text:p>21101.0</text:p>
          </table:table-cell>
          <table:table-cell table:style-name="Default" office:value-type="string">
            <text:p>20906.0</text:p>
          </table:table-cell>
          <table:table-cell table:style-name="Default" office:value-type="string">
            <text:p>20682.0</text:p>
          </table:table-cell>
          <table:table-cell table:style-name="Default" office:value-type="string">
            <text:p>20048.0</text:p>
          </table:table-cell>
          <table:table-cell table:style-name="Default" office:value-type="string">
            <text:p>19652.0</text:p>
          </table:table-cell>
          <table:table-cell table:style-name="Default" office:value-type="string">
            <text:p>19546.0</text:p>
          </table:table-cell>
          <table:table-cell table:style-name="Default" office:value-type="string">
            <text:p>18994.0</text:p>
          </table:table-cell>
          <table:table-cell table:style-name="Default" office:value-type="string">
            <text:p>18325.0</text:p>
          </table:table-cell>
          <table:table-cell office:value-type="float" office:value="380.3">
            <text:p>380.3</text:p>
          </table:table-cell>
          <table:table-cell table:style-name="ce3" table:formula="of:=(((1973-1972)*([.S185]-[.N185]))/(1977-1972))+[.N185]" office:value-type="float" office:value="362.76">
            <text:p>362.8</text:p>
          </table:table-cell>
          <table:table-cell table:style-name="ce3" table:formula="of:=(((1974-1972)*([.S185]-[.N185]))/(1977-1972))+[.N185]" office:value-type="float" office:value="345.22">
            <text:p>345.2</text:p>
          </table:table-cell>
          <table:table-cell table:style-name="ce3" table:formula="of:=(((1975-1972)*([.S185]-[.N185]))/(1977-1972))+[.N185]" office:value-type="float" office:value="327.68">
            <text:p>327.7</text:p>
          </table:table-cell>
          <table:table-cell table:style-name="ce3" table:formula="of:=(((1976-1972)*([.S185]-[.N185]))/(1977-1972))+[.N185]" office:value-type="float" office:value="310.14">
            <text:p>310.1</text:p>
          </table:table-cell>
          <table:table-cell office:value-type="float" office:value="292.6">
            <text:p>292.6</text:p>
          </table:table-cell>
          <table:table-cell table:style-name="ce3" table:formula="of:=(((1978-1977)*([.X185]-[.S185]))/(1982-1977))+[.S185]" office:value-type="float" office:value="277.22">
            <text:p>277.2</text:p>
          </table:table-cell>
          <table:table-cell table:style-name="ce3" table:formula="of:=(((1979-1977)*([.X185]-[.S185]))/(1982-1977))+[.S185]" office:value-type="float" office:value="261.84">
            <text:p>261.8</text:p>
          </table:table-cell>
          <table:table-cell table:style-name="ce3" table:formula="of:=(((1980-1977)*([.X185]-[.S185]))/(1982-1977))+[.S185]" office:value-type="float" office:value="246.46">
            <text:p>246.5</text:p>
          </table:table-cell>
          <table:table-cell table:style-name="ce3" table:formula="of:=(((1981-1977)*([.X185]-[.S185]))/(1982-1977))+[.S185]" office:value-type="float" office:value="231.08">
            <text:p>231.1</text:p>
          </table:table-cell>
          <table:table-cell office:value-type="float" office:value="215.7">
            <text:p>215.7</text:p>
          </table:table-cell>
          <table:table-cell table:style-name="ce3" table:formula="of:=(((1983-1982)*([.AC185]-[.X185]))/(1987-1982))+[.X185]" office:value-type="float" office:value="205.74">
            <text:p>205.7</text:p>
          </table:table-cell>
          <table:table-cell table:style-name="ce3" table:formula="of:=(((1984-1982)*([.AC185]-[.X185]))/(1987-1982))+[.X185]" office:value-type="float" office:value="195.78">
            <text:p>195.8</text:p>
          </table:table-cell>
          <table:table-cell table:style-name="ce3" table:formula="of:=(((1985-1982)*([.AC185]-[.X185]))/(1987-1982))+[.X185]" office:value-type="float" office:value="185.82">
            <text:p>185.8</text:p>
          </table:table-cell>
          <table:table-cell table:style-name="ce3" table:formula="of:=(((1986-1982)*([.AC185]-[.X185]))/(1987-1982))+[.X185]" office:value-type="float" office:value="175.86">
            <text:p>175.9</text:p>
          </table:table-cell>
          <table:table-cell office:value-type="float" office:value="165.9">
            <text:p>165.9</text:p>
          </table:table-cell>
          <table:table-cell table:style-name="ce3" table:formula="of:=(((1988-1987)*([.AH185]-[.AC185]))/(1992-1987))+[.AC185]" office:value-type="float" office:value="160.64">
            <text:p>160.6</text:p>
          </table:table-cell>
          <table:table-cell table:style-name="ce3" table:formula="of:=(((1989-1987)*([.AH185]-[.AC185]))/(1992-1987))+[.AC185]" office:value-type="float" office:value="155.38">
            <text:p>155.4</text:p>
          </table:table-cell>
          <table:table-cell table:style-name="ce3" table:formula="of:=(((1990-1987)*([.AH185]-[.AC185]))/(1992-1987))+[.AC185]" office:value-type="float" office:value="150.12">
            <text:p>150.1</text:p>
          </table:table-cell>
          <table:table-cell table:style-name="ce3" table:formula="of:=(((1991-1987)*([.AH185]-[.AC185]))/(1992-1987))+[.AC185]" office:value-type="float" office:value="144.86">
            <text:p>144.9</text:p>
          </table:table-cell>
          <table:table-cell office:value-type="float" office:value="139.6">
            <text:p>139.6</text:p>
          </table:table-cell>
          <table:table-cell table:style-name="ce3" table:formula="of:=(((1993-1992)*([.AM185]-[.AH185]))/(1997-1992))+[.AH185]" office:value-type="float" office:value="136.92">
            <text:p>136.9</text:p>
          </table:table-cell>
          <table:table-cell table:style-name="ce3" table:formula="of:=(((1994-1992)*([.AM185]-[.AH185]))/(1997-1992))+[.AH185]" office:value-type="float" office:value="134.24">
            <text:p>134.2</text:p>
          </table:table-cell>
          <table:table-cell table:style-name="ce3" table:formula="of:=(((1995-1992)*([.AM185]-[.AH185]))/(1997-1992))+[.AH185]" office:value-type="float" office:value="131.56">
            <text:p>131.6</text:p>
          </table:table-cell>
          <table:table-cell table:style-name="ce3" table:formula="of:=(((1996-1992)*([.AM185]-[.AH185]))/(1997-1992))+[.AH185]" office:value-type="float" office:value="128.88">
            <text:p>128.9</text:p>
          </table:table-cell>
          <table:table-cell office:value-type="float" office:value="126.2">
            <text:p>126.2</text:p>
          </table:table-cell>
          <table:table-cell table:style-name="ce3" table:formula="of:=(((1998-1997)*([.AR185]-[.AM185]))/(2002-1997))+[.AM185]" office:value-type="float" office:value="123.32">
            <text:p>123.3</text:p>
          </table:table-cell>
          <table:table-cell table:style-name="ce3" table:formula="of:=(((1999-1997)*([.AR185]-[.AM185]))/(2002-1997))+[.AM185]" office:value-type="float" office:value="120.44">
            <text:p>120.4</text:p>
          </table:table-cell>
          <table:table-cell table:style-name="ce3" table:formula="of:=(((2000-1997)*([.AR185]-[.AM185]))/(2002-1997))+[.AM185]" office:value-type="float" office:value="117.56">
            <text:p>117.6</text:p>
          </table:table-cell>
          <table:table-cell table:style-name="ce3" table:formula="of:=(((2001-1997)*([.AR185]-[.AM185]))/(2002-1997))+[.AM185]" office:value-type="float" office:value="114.68">
            <text:p>114.7</text:p>
          </table:table-cell>
          <table:table-cell office:value-type="float" office:value="111.8">
            <text:p>111.8</text:p>
          </table:table-cell>
          <table:table-cell table:style-name="ce3" table:formula="of:=(((2003-2002)*([.AW185]-[.AR185]))/(2007-2002))+[.AR185]" office:value-type="float" office:value="108.26">
            <text:p>108.3</text:p>
          </table:table-cell>
          <table:table-cell table:style-name="ce3" table:formula="of:=(((2004-2002)*([.AW185]-[.AR185]))/(2007-2002))+[.AR185]" office:value-type="float" office:value="104.72">
            <text:p>104.7</text:p>
          </table:table-cell>
          <table:table-cell table:style-name="ce3" table:formula="of:=(((2005-2002)*([.AW185]-[.AR185]))/(2007-2002))+[.AR185]" office:value-type="float" office:value="101.18">
            <text:p>101.2</text:p>
          </table:table-cell>
          <table:table-cell table:style-name="ce3" table:formula="of:=(((2006-2002)*([.AW185]-[.AR185]))/(2007-2002))+[.AR185]" office:value-type="float" office:value="97.64">
            <text:p>97.6</text:p>
          </table:table-cell>
          <table:table-cell office:value-type="float" office:value="94.1">
            <text:p>94.1</text:p>
          </table:table-cell>
          <table:table-cell table:style-name="ce3" table:formula="of:=(((2008-2007)*([.BB185]-[.AW185]))/(2012-2007))+[.AW185]" office:value-type="float" office:value="92.002">
            <text:p>92.0</text:p>
          </table:table-cell>
          <table:table-cell table:style-name="ce3" table:formula="of:=(((2009-2007)*([.BB185]-[.AW185]))/(2012-2007))+[.AW185]" office:value-type="float" office:value="89.904">
            <text:p>89.9</text:p>
          </table:table-cell>
          <table:table-cell table:style-name="ce3" table:formula="of:=(((2010-2007)*([.BB185]-[.AW185]))/(2012-2007))+[.AW185]" office:value-type="float" office:value="87.806">
            <text:p>87.8</text:p>
          </table:table-cell>
          <table:table-cell table:style-name="ce3" table:formula="of:=(((2011-2007)*([.BB185]-[.AW185]))/(2012-2007))+[.AW185]" office:value-type="float" office:value="85.708">
            <text:p>85.7</text:p>
          </table:table-cell>
          <table:table-cell office:value-type="float" office:value="83.61">
            <text:p>83.6</text:p>
          </table:table-cell>
          <table:table-cell table:number-columns-repeated="970"/>
        </table:table-row>
        <table:table-row table:style-name="ro1">
          <table:table-cell office:value-type="string">
            <text:p>Senegal</text:p>
          </table:table-cell>
          <table:table-cell office:value-type="string">
            <text:p>Switzerland</text:p>
          </table:table-cell>
          <table:table-cell table:style-name="Default" office:value-type="string">
            <text:p>9722.0</text:p>
          </table:table-cell>
          <table:table-cell table:style-name="Default" office:value-type="string">
            <text:p>8929.0</text:p>
          </table:table-cell>
          <table:table-cell table:style-name="Default" office:value-type="string">
            <text:p>8533.0</text:p>
          </table:table-cell>
          <table:table-cell table:number-columns-repeated="2" table:style-name="Default" office:value-type="string">
            <text:p>8437.0</text:p>
          </table:table-cell>
          <table:table-cell table:style-name="Default" office:value-type="string">
            <text:p>8192.0</text:p>
          </table:table-cell>
          <table:table-cell table:style-name="Default" office:value-type="string">
            <text:p>7850.0</text:p>
          </table:table-cell>
          <table:table-cell table:style-name="Default" office:value-type="string">
            <text:p>7546.0</text:p>
          </table:table-cell>
          <table:table-cell table:style-name="Default" office:value-type="string">
            <text:p>7374.0</text:p>
          </table:table-cell>
          <table:table-cell table:style-name="Default" office:value-type="string">
            <text:p>7112.0</text:p>
          </table:table-cell>
          <table:table-cell table:style-name="Default" office:value-type="string">
            <text:p>6918.0</text:p>
          </table:table-cell>
          <table:table-cell office:value-type="float" office:value="5903">
            <text:p>5903.0</text:p>
          </table:table-cell>
          <table:table-cell table:style-name="ce3" table:formula="of:=(((1973-1972)*([.S186]-[.N186]))/(1977-1972))+[.N186]" office:value-type="float" office:value="5747.4">
            <text:p>5747.4</text:p>
          </table:table-cell>
          <table:table-cell table:style-name="ce3" table:formula="of:=(((1974-1972)*([.S186]-[.N186]))/(1977-1972))+[.N186]" office:value-type="float" office:value="5591.8">
            <text:p>5591.8</text:p>
          </table:table-cell>
          <table:table-cell table:style-name="ce3" table:formula="of:=(((1975-1972)*([.S186]-[.N186]))/(1977-1972))+[.N186]" office:value-type="float" office:value="5436.2">
            <text:p>5436.2</text:p>
          </table:table-cell>
          <table:table-cell table:style-name="ce3" table:formula="of:=(((1976-1972)*([.S186]-[.N186]))/(1977-1972))+[.N186]" office:value-type="float" office:value="5280.6">
            <text:p>5280.6</text:p>
          </table:table-cell>
          <table:table-cell office:value-type="float" office:value="5125">
            <text:p>5125.0</text:p>
          </table:table-cell>
          <table:table-cell table:style-name="ce3" table:formula="of:=(((1978-1977)*([.X186]-[.S186]))/(1982-1977))+[.S186]" office:value-type="float" office:value="5002.8">
            <text:p>5002.8</text:p>
          </table:table-cell>
          <table:table-cell table:style-name="ce3" table:formula="of:=(((1979-1977)*([.X186]-[.S186]))/(1982-1977))+[.S186]" office:value-type="float" office:value="4880.6">
            <text:p>4880.6</text:p>
          </table:table-cell>
          <table:table-cell table:style-name="ce3" table:formula="of:=(((1980-1977)*([.X186]-[.S186]))/(1982-1977))+[.S186]" office:value-type="float" office:value="4758.4">
            <text:p>4758.4</text:p>
          </table:table-cell>
          <table:table-cell table:style-name="ce3" table:formula="of:=(((1981-1977)*([.X186]-[.S186]))/(1982-1977))+[.S186]" office:value-type="float" office:value="4636.2">
            <text:p>4636.2</text:p>
          </table:table-cell>
          <table:table-cell office:value-type="float" office:value="4514">
            <text:p>4514.0</text:p>
          </table:table-cell>
          <table:table-cell table:style-name="ce3" table:formula="of:=(((1983-1982)*([.AC186]-[.X186]))/(1987-1982))+[.X186]" office:value-type="float" office:value="4391.2">
            <text:p>4391.2</text:p>
          </table:table-cell>
          <table:table-cell table:style-name="ce3" table:formula="of:=(((1984-1982)*([.AC186]-[.X186]))/(1987-1982))+[.X186]" office:value-type="float" office:value="4268.4">
            <text:p>4268.4</text:p>
          </table:table-cell>
          <table:table-cell table:style-name="ce3" table:formula="of:=(((1985-1982)*([.AC186]-[.X186]))/(1987-1982))+[.X186]" office:value-type="float" office:value="4145.6">
            <text:p>4145.6</text:p>
          </table:table-cell>
          <table:table-cell table:style-name="ce3" table:formula="of:=(((1986-1982)*([.AC186]-[.X186]))/(1987-1982))+[.X186]" office:value-type="float" office:value="4022.8">
            <text:p>4022.8</text:p>
          </table:table-cell>
          <table:table-cell office:value-type="float" office:value="3900">
            <text:p>3900.0</text:p>
          </table:table-cell>
          <table:table-cell table:style-name="ce3" table:formula="of:=(((1988-1987)*([.AH186]-[.AC186]))/(1992-1987))+[.AC186]" office:value-type="float" office:value="3791.2">
            <text:p>3791.2</text:p>
          </table:table-cell>
          <table:table-cell table:style-name="ce3" table:formula="of:=(((1989-1987)*([.AH186]-[.AC186]))/(1992-1987))+[.AC186]" office:value-type="float" office:value="3682.4">
            <text:p>3682.4</text:p>
          </table:table-cell>
          <table:table-cell table:style-name="ce3" table:formula="of:=(((1990-1987)*([.AH186]-[.AC186]))/(1992-1987))+[.AC186]" office:value-type="float" office:value="3573.6">
            <text:p>3573.6</text:p>
          </table:table-cell>
          <table:table-cell table:style-name="ce3" table:formula="of:=(((1991-1987)*([.AH186]-[.AC186]))/(1992-1987))+[.AC186]" office:value-type="float" office:value="3464.8">
            <text:p>3464.8</text:p>
          </table:table-cell>
          <table:table-cell office:value-type="float" office:value="3356">
            <text:p>3356.0</text:p>
          </table:table-cell>
          <table:table-cell table:style-name="ce3" table:formula="of:=(((1993-1992)*([.AM186]-[.AH186]))/(1997-1992))+[.AH186]" office:value-type="float" office:value="3270.2">
            <text:p>3270.2</text:p>
          </table:table-cell>
          <table:table-cell table:style-name="ce3" table:formula="of:=(((1994-1992)*([.AM186]-[.AH186]))/(1997-1992))+[.AH186]" office:value-type="float" office:value="3184.4">
            <text:p>3184.4</text:p>
          </table:table-cell>
          <table:table-cell table:style-name="ce3" table:formula="of:=(((1995-1992)*([.AM186]-[.AH186]))/(1997-1992))+[.AH186]" office:value-type="float" office:value="3098.6">
            <text:p>3098.6</text:p>
          </table:table-cell>
          <table:table-cell table:style-name="ce3" table:formula="of:=(((1996-1992)*([.AM186]-[.AH186]))/(1997-1992))+[.AH186]" office:value-type="float" office:value="3012.8">
            <text:p>3012.8</text:p>
          </table:table-cell>
          <table:table-cell office:value-type="float" office:value="2927">
            <text:p>2927.0</text:p>
          </table:table-cell>
          <table:table-cell table:style-name="ce3" table:formula="of:=(((1998-1997)*([.AR186]-[.AM186]))/(2002-1997))+[.AM186]" office:value-type="float" office:value="2856.4">
            <text:p>2856.4</text:p>
          </table:table-cell>
          <table:table-cell table:style-name="ce3" table:formula="of:=(((1999-1997)*([.AR186]-[.AM186]))/(2002-1997))+[.AM186]" office:value-type="float" office:value="2785.8">
            <text:p>2785.8</text:p>
          </table:table-cell>
          <table:table-cell table:style-name="ce3" table:formula="of:=(((2000-1997)*([.AR186]-[.AM186]))/(2002-1997))+[.AM186]" office:value-type="float" office:value="2715.2">
            <text:p>2715.2</text:p>
          </table:table-cell>
          <table:table-cell table:style-name="ce3" table:formula="of:=(((2001-1997)*([.AR186]-[.AM186]))/(2002-1997))+[.AM186]" office:value-type="float" office:value="2644.6">
            <text:p>2644.6</text:p>
          </table:table-cell>
          <table:table-cell office:value-type="float" office:value="2574">
            <text:p>2574.0</text:p>
          </table:table-cell>
          <table:table-cell table:style-name="ce3" table:formula="of:=(((2003-2002)*([.AW186]-[.AR186]))/(2007-2002))+[.AR186]" office:value-type="float" office:value="2508.8">
            <text:p>2508.8</text:p>
          </table:table-cell>
          <table:table-cell table:style-name="ce3" table:formula="of:=(((2004-2002)*([.AW186]-[.AR186]))/(2007-2002))+[.AR186]" office:value-type="float" office:value="2443.6">
            <text:p>2443.6</text:p>
          </table:table-cell>
          <table:table-cell table:style-name="ce3" table:formula="of:=(((2005-2002)*([.AW186]-[.AR186]))/(2007-2002))+[.AR186]" office:value-type="float" office:value="2378.4">
            <text:p>2378.4</text:p>
          </table:table-cell>
          <table:table-cell table:style-name="ce3" table:formula="of:=(((2006-2002)*([.AW186]-[.AR186]))/(2007-2002))+[.AR186]" office:value-type="float" office:value="2313.2">
            <text:p>2313.2</text:p>
          </table:table-cell>
          <table:table-cell office:value-type="float" office:value="2248">
            <text:p>2248.0</text:p>
          </table:table-cell>
          <table:table-cell table:style-name="ce3" table:formula="of:=(((2008-2007)*([.BB186]-[.AW186]))/(2012-2007))+[.AW186]" office:value-type="float" office:value="2192">
            <text:p>2192.0</text:p>
          </table:table-cell>
          <table:table-cell table:style-name="ce3" table:formula="of:=(((2009-2007)*([.BB186]-[.AW186]))/(2012-2007))+[.AW186]" office:value-type="float" office:value="2136">
            <text:p>2136.0</text:p>
          </table:table-cell>
          <table:table-cell table:style-name="ce3" table:formula="of:=(((2010-2007)*([.BB186]-[.AW186]))/(2012-2007))+[.AW186]" office:value-type="float" office:value="2080">
            <text:p>2080.0</text:p>
          </table:table-cell>
          <table:table-cell table:style-name="ce3" table:formula="of:=(((2011-2007)*([.BB186]-[.AW186]))/(2012-2007))+[.AW186]" office:value-type="float" office:value="2024">
            <text:p>2024.0</text:p>
          </table:table-cell>
          <table:table-cell office:value-type="float" office:value="1968">
            <text:p>1968.0</text:p>
          </table:table-cell>
          <table:table-cell table:number-columns-repeated="970"/>
        </table:table-row>
        <table:table-row table:style-name="ro1">
          <table:table-cell office:value-type="string">
            <text:p>Serbia and Montenegro</text:p>
          </table:table-cell>
          <table:table-cell office:value-type="string">
            <text:p>Syrian Arab Republic</text:p>
          </table:table-cell>
          <table:table-cell table:style-name="Default" office:value-type="string">
            <text:p>3448.0</text:p>
          </table:table-cell>
          <table:table-cell table:style-name="Default" office:value-type="string">
            <text:p>2921.0</text:p>
          </table:table-cell>
          <table:table-cell table:style-name="Default" office:value-type="string">
            <text:p>2464.0</text:p>
          </table:table-cell>
          <table:table-cell table:style-name="Default" office:value-type="string">
            <text:p>2084.0</text:p>
          </table:table-cell>
          <table:table-cell table:style-name="Default" office:value-type="string">
            <text:p>1760.0</text:p>
          </table:table-cell>
          <table:table-cell table:style-name="Default" office:value-type="string">
            <text:p>1491.0</text:p>
          </table:table-cell>
          <table:table-cell table:style-name="Default" office:value-type="string">
            <text:p>1286.0</text:p>
          </table:table-cell>
          <table:table-cell table:style-name="Default" office:value-type="string">
            <text:p>1131.0</text:p>
          </table:table-cell>
          <table:table-cell table:style-name="Default" office:value-type="string">
            <text:p>990.4</text:p>
          </table:table-cell>
          <table:table-cell table:style-name="Default" office:value-type="string">
            <text:p>869.5</text:p>
          </table:table-cell>
          <table:table-cell table:style-name="Default" office:value-type="string">
            <text:p>795.5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Serbia</text:p>
          </table:table-cell>
          <table:table-cell office:value-type="string">
            <text:p>Tajikistan</text:p>
          </table:table-cell>
          <table:table-cell table:style-name="Default" table:number-columns-repeated="6"/>
          <table:table-cell table:style-name="Default" office:value-type="string">
            <text:p>3970.0</text:p>
          </table:table-cell>
          <table:table-cell table:style-name="Default" office:value-type="string">
            <text:p>3685.0</text:p>
          </table:table-cell>
          <table:table-cell table:style-name="Default" office:value-type="string">
            <text:p>3486.0</text:p>
          </table:table-cell>
          <table:table-cell table:style-name="Default" office:value-type="string">
            <text:p>3318.0</text:p>
          </table:table-cell>
          <table:table-cell table:style-name="Default" office:value-type="string">
            <text:p>3095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2003-2002)*([.AW188]-[.AR188]))/(2007-2002))+[.AR188]" office:value-type="float" office:value="171">
            <text:p>171.0</text:p>
          </table:table-cell>
          <table:table-cell table:style-name="ce3" table:formula="of:=(((2004-2002)*([.AW188]-[.AR188]))/(2007-2002))+[.AR188]" office:value-type="float" office:value="342">
            <text:p>342.0</text:p>
          </table:table-cell>
          <table:table-cell table:style-name="ce3" table:formula="of:=(((2005-2002)*([.AW188]-[.AR188]))/(2007-2002))+[.AR188]" office:value-type="float" office:value="513">
            <text:p>513.0</text:p>
          </table:table-cell>
          <table:table-cell table:style-name="ce3" table:formula="of:=(((2006-2002)*([.AW188]-[.AR188]))/(2007-2002))+[.AR188]" office:value-type="float" office:value="684">
            <text:p>684.0</text:p>
          </table:table-cell>
          <table:table-cell office:value-type="float" office:value="855">
            <text:p>855.0</text:p>
          </table:table-cell>
          <table:table-cell table:style-name="ce3" table:formula="of:=(((2008-2007)*([.BB188]-[.AW188]))/(2012-2007))+[.AW188]" office:value-type="float" office:value="854.76">
            <text:p>854.8</text:p>
          </table:table-cell>
          <table:table-cell table:style-name="ce3" table:formula="of:=(((2009-2007)*([.BB188]-[.AW188]))/(2012-2007))+[.AW188]" office:value-type="float" office:value="854.52">
            <text:p>854.5</text:p>
          </table:table-cell>
          <table:table-cell table:style-name="ce3" table:formula="of:=(((2010-2007)*([.BB188]-[.AW188]))/(2012-2007))+[.AW188]" office:value-type="float" office:value="854.28">
            <text:p>854.3</text:p>
          </table:table-cell>
          <table:table-cell table:style-name="ce3" table:formula="of:=(((2011-2007)*([.BB188]-[.AW188]))/(2012-2007))+[.AW188]" office:value-type="float" office:value="854.04">
            <text:p>854.0</text:p>
          </table:table-cell>
          <table:table-cell office:value-type="float" office:value="853.8">
            <text:p>853.8</text:p>
          </table:table-cell>
          <table:table-cell table:number-columns-repeated="970"/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Thailand</text:p>
          </table:table-cell>
          <table:table-cell table:style-name="Default" office:value-type="string">
            <text:p>15115.0</text:p>
          </table:table-cell>
          <table:table-cell table:style-name="Default" office:value-type="string">
            <text:p>12986.0</text:p>
          </table:table-cell>
          <table:table-cell table:style-name="Default" office:value-type="string">
            <text:p>11215.0</text:p>
          </table:table-cell>
          <table:table-cell table:style-name="Default" office:value-type="string">
            <text:p>9860.0</text:p>
          </table:table-cell>
          <table:table-cell table:style-name="Default" office:value-type="string">
            <text:p>8874.0</text:p>
          </table:table-cell>
          <table:table-cell table:style-name="Default" office:value-type="string">
            <text:p>8067.0</text:p>
          </table:table-cell>
          <table:table-cell table:style-name="Default" office:value-type="string">
            <text:p>7533.0</text:p>
          </table:table-cell>
          <table:table-cell table:style-name="Default" office:value-type="string">
            <text:p>7198.0</text:p>
          </table:table-cell>
          <table:table-cell table:style-name="Default" office:value-type="string">
            <text:p>6785.0</text:p>
          </table:table-cell>
          <table:table-cell table:style-name="Default" office:value-type="string">
            <text:p>6469.0</text:p>
          </table:table-cell>
          <table:table-cell table:style-name="Default" office:value-type="string">
            <text:p>6275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The former Yugoslav Republic of Macedonia</text:p>
          </table:table-cell>
          <table:table-cell table:style-name="Default" table:number-columns-repeated="6"/>
          <table:table-cell table:style-name="Default" office:value-type="string">
            <text:p>3309.0</text:p>
          </table:table-cell>
          <table:table-cell table:style-name="Default" office:value-type="string">
            <text:p>3227.0</text:p>
          </table:table-cell>
          <table:table-cell table:style-name="Default" office:value-type="string">
            <text:p>3165.0</text:p>
          </table:table-cell>
          <table:table-cell table:style-name="Default" office:value-type="string">
            <text:p>3125.0</text:p>
          </table:table-cell>
          <table:table-cell table:style-name="Default" office:value-type="string">
            <text:p>3096.0</text:p>
          </table:table-cell>
          <table:table-cell office:value-type="float" office:value="59502">
            <text:p>59502.0</text:p>
          </table:table-cell>
          <table:table-cell table:style-name="ce3" table:formula="of:=(((1973-1972)*([.S190]-[.N190]))/(1977-1972))+[.N190]" office:value-type="float" office:value="58397.8">
            <text:p>58397.8</text:p>
          </table:table-cell>
          <table:table-cell table:style-name="ce3" table:formula="of:=(((1974-1972)*([.S190]-[.N190]))/(1977-1972))+[.N190]" office:value-type="float" office:value="57293.6">
            <text:p>57293.6</text:p>
          </table:table-cell>
          <table:table-cell table:style-name="ce3" table:formula="of:=(((1975-1972)*([.S190]-[.N190]))/(1977-1972))+[.N190]" office:value-type="float" office:value="56189.4">
            <text:p>56189.4</text:p>
          </table:table-cell>
          <table:table-cell table:style-name="ce3" table:formula="of:=(((1976-1972)*([.S190]-[.N190]))/(1977-1972))+[.N190]" office:value-type="float" office:value="55085.2">
            <text:p>55085.2</text:p>
          </table:table-cell>
          <table:table-cell office:value-type="float" office:value="53981">
            <text:p>53981.0</text:p>
          </table:table-cell>
          <table:table-cell table:style-name="ce3" table:formula="of:=(((1978-1977)*([.X190]-[.S190]))/(1982-1977))+[.S190]" office:value-type="float" office:value="52878.8">
            <text:p>52878.8</text:p>
          </table:table-cell>
          <table:table-cell table:style-name="ce3" table:formula="of:=(((1979-1977)*([.X190]-[.S190]))/(1982-1977))+[.S190]" office:value-type="float" office:value="51776.6">
            <text:p>51776.6</text:p>
          </table:table-cell>
          <table:table-cell table:style-name="ce3" table:formula="of:=(((1980-1977)*([.X190]-[.S190]))/(1982-1977))+[.S190]" office:value-type="float" office:value="50674.4">
            <text:p>50674.4</text:p>
          </table:table-cell>
          <table:table-cell table:style-name="ce3" table:formula="of:=(((1981-1977)*([.X190]-[.S190]))/(1982-1977))+[.S190]" office:value-type="float" office:value="49572.2">
            <text:p>49572.2</text:p>
          </table:table-cell>
          <table:table-cell office:value-type="float" office:value="48470">
            <text:p>48470.0</text:p>
          </table:table-cell>
          <table:table-cell table:style-name="ce3" table:formula="of:=(((1983-1982)*([.AC190]-[.X190]))/(1987-1982))+[.X190]" office:value-type="float" office:value="47316.2">
            <text:p>47316.2</text:p>
          </table:table-cell>
          <table:table-cell table:style-name="ce3" table:formula="of:=(((1984-1982)*([.AC190]-[.X190]))/(1987-1982))+[.X190]" office:value-type="float" office:value="46162.4">
            <text:p>46162.4</text:p>
          </table:table-cell>
          <table:table-cell table:style-name="ce3" table:formula="of:=(((1985-1982)*([.AC190]-[.X190]))/(1987-1982))+[.X190]" office:value-type="float" office:value="45008.6">
            <text:p>45008.6</text:p>
          </table:table-cell>
          <table:table-cell table:style-name="ce3" table:formula="of:=(((1986-1982)*([.AC190]-[.X190]))/(1987-1982))+[.X190]" office:value-type="float" office:value="43854.8">
            <text:p>43854.8</text:p>
          </table:table-cell>
          <table:table-cell office:value-type="float" office:value="42701">
            <text:p>42701.0</text:p>
          </table:table-cell>
          <table:table-cell table:style-name="ce3" table:formula="of:=(((1988-1987)*([.AH190]-[.AC190]))/(1992-1987))+[.AC190]" office:value-type="float" office:value="42201">
            <text:p>42201.0</text:p>
          </table:table-cell>
          <table:table-cell table:style-name="ce3" table:formula="of:=(((1989-1987)*([.AH190]-[.AC190]))/(1992-1987))+[.AC190]" office:value-type="float" office:value="41701">
            <text:p>41701.0</text:p>
          </table:table-cell>
          <table:table-cell table:style-name="ce3" table:formula="of:=(((1990-1987)*([.AH190]-[.AC190]))/(1992-1987))+[.AC190]" office:value-type="float" office:value="41201">
            <text:p>41201.0</text:p>
          </table:table-cell>
          <table:table-cell table:style-name="ce3" table:formula="of:=(((1991-1987)*([.AH190]-[.AC190]))/(1992-1987))+[.AC190]" office:value-type="float" office:value="40701">
            <text:p>40701.0</text:p>
          </table:table-cell>
          <table:table-cell office:value-type="float" office:value="40201">
            <text:p>40201.0</text:p>
          </table:table-cell>
          <table:table-cell table:style-name="ce3" table:formula="of:=(((1993-1992)*([.AM190]-[.AH190]))/(1997-1992))+[.AH190]" office:value-type="float" office:value="40336.6">
            <text:p>40336.6</text:p>
          </table:table-cell>
          <table:table-cell table:style-name="ce3" table:formula="of:=(((1994-1992)*([.AM190]-[.AH190]))/(1997-1992))+[.AH190]" office:value-type="float" office:value="40472.2">
            <text:p>40472.2</text:p>
          </table:table-cell>
          <table:table-cell table:style-name="ce3" table:formula="of:=(((1995-1992)*([.AM190]-[.AH190]))/(1997-1992))+[.AH190]" office:value-type="float" office:value="40607.8">
            <text:p>40607.8</text:p>
          </table:table-cell>
          <table:table-cell table:style-name="ce3" table:formula="of:=(((1996-1992)*([.AM190]-[.AH190]))/(1997-1992))+[.AH190]" office:value-type="float" office:value="40743.4">
            <text:p>40743.4</text:p>
          </table:table-cell>
          <table:table-cell office:value-type="float" office:value="40879">
            <text:p>40879.0</text:p>
          </table:table-cell>
          <table:table-cell table:style-name="ce3" table:formula="of:=(((1998-1997)*([.AR190]-[.AM190]))/(2002-1997))+[.AM190]" office:value-type="float" office:value="39804.8">
            <text:p>39804.8</text:p>
          </table:table-cell>
          <table:table-cell table:style-name="ce3" table:formula="of:=(((1999-1997)*([.AR190]-[.AM190]))/(2002-1997))+[.AM190]" office:value-type="float" office:value="38730.6">
            <text:p>38730.6</text:p>
          </table:table-cell>
          <table:table-cell table:style-name="ce3" table:formula="of:=(((2000-1997)*([.AR190]-[.AM190]))/(2002-1997))+[.AM190]" office:value-type="float" office:value="37656.4">
            <text:p>37656.4</text:p>
          </table:table-cell>
          <table:table-cell table:style-name="ce3" table:formula="of:=(((2001-1997)*([.AR190]-[.AM190]))/(2002-1997))+[.AM190]" office:value-type="float" office:value="36582.2">
            <text:p>36582.2</text:p>
          </table:table-cell>
          <table:table-cell office:value-type="float" office:value="35508">
            <text:p>35508.0</text:p>
          </table:table-cell>
          <table:table-cell table:style-name="ce3" table:formula="of:=(((2003-2002)*([.AW190]-[.AR190]))/(2007-2002))+[.AR190]" office:value-type="float" office:value="34248">
            <text:p>34248.0</text:p>
          </table:table-cell>
          <table:table-cell table:style-name="ce3" table:formula="of:=(((2004-2002)*([.AW190]-[.AR190]))/(2007-2002))+[.AR190]" office:value-type="float" office:value="32988">
            <text:p>32988.0</text:p>
          </table:table-cell>
          <table:table-cell table:style-name="ce3" table:formula="of:=(((2005-2002)*([.AW190]-[.AR190]))/(2007-2002))+[.AR190]" office:value-type="float" office:value="31728">
            <text:p>31728.0</text:p>
          </table:table-cell>
          <table:table-cell table:style-name="ce3" table:formula="of:=(((2006-2002)*([.AW190]-[.AR190]))/(2007-2002))+[.AR190]" office:value-type="float" office:value="30468">
            <text:p>30468.0</text:p>
          </table:table-cell>
          <table:table-cell office:value-type="float" office:value="29208">
            <text:p>29208.0</text:p>
          </table:table-cell>
          <table:table-cell table:style-name="ce3" table:formula="of:=(((2008-2007)*([.BB190]-[.AW190]))/(2012-2007))+[.AW190]" office:value-type="float" office:value="28590">
            <text:p>28590.0</text:p>
          </table:table-cell>
          <table:table-cell table:style-name="ce3" table:formula="of:=(((2009-2007)*([.BB190]-[.AW190]))/(2012-2007))+[.AW190]" office:value-type="float" office:value="27972">
            <text:p>27972.0</text:p>
          </table:table-cell>
          <table:table-cell table:style-name="ce3" table:formula="of:=(((2010-2007)*([.BB190]-[.AW190]))/(2012-2007))+[.AW190]" office:value-type="float" office:value="27354">
            <text:p>27354.0</text:p>
          </table:table-cell>
          <table:table-cell table:style-name="ce3" table:formula="of:=(((2011-2007)*([.BB190]-[.AW190]))/(2012-2007))+[.AW190]" office:value-type="float" office:value="26736">
            <text:p>26736.0</text:p>
          </table:table-cell>
          <table:table-cell office:value-type="float" office:value="26118">
            <text:p>26118.0</text:p>
          </table:table-cell>
          <table:table-cell table:number-columns-repeated="970"/>
        </table:table-row>
        <table:table-row table:style-name="ro1">
          <table:table-cell office:value-type="string">
            <text:p>Singapore</text:p>
          </table:table-cell>
          <table:table-cell office:value-type="string">
            <text:p>Timor-Leste</text:p>
          </table:table-cell>
          <table:table-cell table:style-name="Default" office:value-type="string">
            <text:p>15859.0</text:p>
          </table:table-cell>
          <table:table-cell table:style-name="Default" office:value-type="string">
            <text:p>14463.0</text:p>
          </table:table-cell>
          <table:table-cell table:style-name="Default" office:value-type="string">
            <text:p>12876.0</text:p>
          </table:table-cell>
          <table:table-cell table:style-name="Default" office:value-type="string">
            <text:p>12998.0</text:p>
          </table:table-cell>
          <table:table-cell table:style-name="Default" office:value-type="string">
            <text:p>13760.0</text:p>
          </table:table-cell>
          <table:table-cell table:style-name="Default" office:value-type="string">
            <text:p>11871.0</text:p>
          </table:table-cell>
          <table:table-cell table:style-name="Default" office:value-type="string">
            <text:p>10333.0</text:p>
          </table:table-cell>
          <table:table-cell table:style-name="Default" office:value-type="string">
            <text:p>9757.0</text:p>
          </table:table-cell>
          <table:table-cell table:style-name="Default" office:value-type="string">
            <text:p>9251.0</text:p>
          </table:table-cell>
          <table:table-cell table:style-name="Default" office:value-type="string">
            <text:p>7743.0</text:p>
          </table:table-cell>
          <table:table-cell table:style-name="Default" office:value-type="string">
            <text:p>6921.0</text:p>
          </table:table-cell>
          <table:table-cell office:value-type="float" office:value="278.7">
            <text:p>278.7</text:p>
          </table:table-cell>
          <table:table-cell table:style-name="ce3" table:formula="of:=(((1973-1972)*([.S191]-[.N191]))/(1977-1972))+[.N191]" office:value-type="float" office:value="274.72">
            <text:p>274.7</text:p>
          </table:table-cell>
          <table:table-cell table:style-name="ce3" table:formula="of:=(((1974-1972)*([.S191]-[.N191]))/(1977-1972))+[.N191]" office:value-type="float" office:value="270.74">
            <text:p>270.7</text:p>
          </table:table-cell>
          <table:table-cell table:style-name="ce3" table:formula="of:=(((1975-1972)*([.S191]-[.N191]))/(1977-1972))+[.N191]" office:value-type="float" office:value="266.76">
            <text:p>266.8</text:p>
          </table:table-cell>
          <table:table-cell table:style-name="ce3" table:formula="of:=(((1976-1972)*([.S191]-[.N191]))/(1977-1972))+[.N191]" office:value-type="float" office:value="262.78">
            <text:p>262.8</text:p>
          </table:table-cell>
          <table:table-cell office:value-type="float" office:value="258.8">
            <text:p>258.8</text:p>
          </table:table-cell>
          <table:table-cell table:style-name="ce3" table:formula="of:=(((1978-1977)*([.X191]-[.S191]))/(1982-1977))+[.S191]" office:value-type="float" office:value="254.66">
            <text:p>254.7</text:p>
          </table:table-cell>
          <table:table-cell table:style-name="ce3" table:formula="of:=(((1979-1977)*([.X191]-[.S191]))/(1982-1977))+[.S191]" office:value-type="float" office:value="250.52">
            <text:p>250.5</text:p>
          </table:table-cell>
          <table:table-cell table:style-name="ce3" table:formula="of:=(((1980-1977)*([.X191]-[.S191]))/(1982-1977))+[.S191]" office:value-type="float" office:value="246.38">
            <text:p>246.4</text:p>
          </table:table-cell>
          <table:table-cell table:style-name="ce3" table:formula="of:=(((1981-1977)*([.X191]-[.S191]))/(1982-1977))+[.S191]" office:value-type="float" office:value="242.24">
            <text:p>242.2</text:p>
          </table:table-cell>
          <table:table-cell office:value-type="float" office:value="238.1">
            <text:p>238.1</text:p>
          </table:table-cell>
          <table:table-cell table:style-name="ce3" table:formula="of:=(((1983-1982)*([.AC191]-[.X191]))/(1987-1982))+[.X191]" office:value-type="float" office:value="232.98">
            <text:p>233.0</text:p>
          </table:table-cell>
          <table:table-cell table:style-name="ce3" table:formula="of:=(((1984-1982)*([.AC191]-[.X191]))/(1987-1982))+[.X191]" office:value-type="float" office:value="227.86">
            <text:p>227.9</text:p>
          </table:table-cell>
          <table:table-cell table:style-name="ce3" table:formula="of:=(((1985-1982)*([.AC191]-[.X191]))/(1987-1982))+[.X191]" office:value-type="float" office:value="222.74">
            <text:p>222.7</text:p>
          </table:table-cell>
          <table:table-cell table:style-name="ce3" table:formula="of:=(((1986-1982)*([.AC191]-[.X191]))/(1987-1982))+[.X191]" office:value-type="float" office:value="217.62">
            <text:p>217.6</text:p>
          </table:table-cell>
          <table:table-cell office:value-type="float" office:value="212.5">
            <text:p>212.5</text:p>
          </table:table-cell>
          <table:table-cell table:style-name="ce3" table:formula="of:=(((1988-1987)*([.AH191]-[.AC191]))/(1992-1987))+[.AC191]" office:value-type="float" office:value="207.6">
            <text:p>207.6</text:p>
          </table:table-cell>
          <table:table-cell table:style-name="ce3" table:formula="of:=(((1989-1987)*([.AH191]-[.AC191]))/(1992-1987))+[.AC191]" office:value-type="float" office:value="202.7">
            <text:p>202.7</text:p>
          </table:table-cell>
          <table:table-cell table:style-name="ce3" table:formula="of:=(((1990-1987)*([.AH191]-[.AC191]))/(1992-1987))+[.AC191]" office:value-type="float" office:value="197.8">
            <text:p>197.8</text:p>
          </table:table-cell>
          <table:table-cell table:style-name="ce3" table:formula="of:=(((1991-1987)*([.AH191]-[.AC191]))/(1992-1987))+[.AC191]" office:value-type="float" office:value="192.9">
            <text:p>192.9</text:p>
          </table:table-cell>
          <table:table-cell office:value-type="float" office:value="188">
            <text:p>188.0</text:p>
          </table:table-cell>
          <table:table-cell table:style-name="ce3" table:formula="of:=(((1993-1992)*([.AM191]-[.AH191]))/(1997-1992))+[.AH191]" office:value-type="float" office:value="183.08">
            <text:p>183.1</text:p>
          </table:table-cell>
          <table:table-cell table:style-name="ce3" table:formula="of:=(((1994-1992)*([.AM191]-[.AH191]))/(1997-1992))+[.AH191]" office:value-type="float" office:value="178.16">
            <text:p>178.2</text:p>
          </table:table-cell>
          <table:table-cell table:style-name="ce3" table:formula="of:=(((1995-1992)*([.AM191]-[.AH191]))/(1997-1992))+[.AH191]" office:value-type="float" office:value="173.24">
            <text:p>173.2</text:p>
          </table:table-cell>
          <table:table-cell table:style-name="ce3" table:formula="of:=(((1996-1992)*([.AM191]-[.AH191]))/(1997-1992))+[.AH191]" office:value-type="float" office:value="168.32">
            <text:p>168.3</text:p>
          </table:table-cell>
          <table:table-cell office:value-type="float" office:value="163.4">
            <text:p>163.4</text:p>
          </table:table-cell>
          <table:table-cell table:style-name="ce3" table:formula="of:=(((1998-1997)*([.AR191]-[.AM191]))/(2002-1997))+[.AM191]" office:value-type="float" office:value="160.48">
            <text:p>160.5</text:p>
          </table:table-cell>
          <table:table-cell table:style-name="ce3" table:formula="of:=(((1999-1997)*([.AR191]-[.AM191]))/(2002-1997))+[.AM191]" office:value-type="float" office:value="157.56">
            <text:p>157.6</text:p>
          </table:table-cell>
          <table:table-cell table:style-name="ce3" table:formula="of:=(((2000-1997)*([.AR191]-[.AM191]))/(2002-1997))+[.AM191]" office:value-type="float" office:value="154.64">
            <text:p>154.6</text:p>
          </table:table-cell>
          <table:table-cell table:style-name="ce3" table:formula="of:=(((2001-1997)*([.AR191]-[.AM191]))/(2002-1997))+[.AM191]" office:value-type="float" office:value="151.72">
            <text:p>151.7</text:p>
          </table:table-cell>
          <table:table-cell office:value-type="float" office:value="148.8">
            <text:p>148.8</text:p>
          </table:table-cell>
          <table:table-cell table:style-name="ce3" table:formula="of:=(((2003-2002)*([.AW191]-[.AR191]))/(2007-2002))+[.AR191]" office:value-type="float" office:value="145.22">
            <text:p>145.2</text:p>
          </table:table-cell>
          <table:table-cell table:style-name="ce3" table:formula="of:=(((2004-2002)*([.AW191]-[.AR191]))/(2007-2002))+[.AR191]" office:value-type="float" office:value="141.64">
            <text:p>141.6</text:p>
          </table:table-cell>
          <table:table-cell table:style-name="ce3" table:formula="of:=(((2005-2002)*([.AW191]-[.AR191]))/(2007-2002))+[.AR191]" office:value-type="float" office:value="138.06">
            <text:p>138.1</text:p>
          </table:table-cell>
          <table:table-cell table:style-name="ce3" table:formula="of:=(((2006-2002)*([.AW191]-[.AR191]))/(2007-2002))+[.AR191]" office:value-type="float" office:value="134.48">
            <text:p>134.5</text:p>
          </table:table-cell>
          <table:table-cell office:value-type="float" office:value="130.9">
            <text:p>130.9</text:p>
          </table:table-cell>
          <table:table-cell table:style-name="ce3" table:formula="of:=(((2008-2007)*([.BB191]-[.AW191]))/(2012-2007))+[.AW191]" office:value-type="float" office:value="127.56">
            <text:p>127.6</text:p>
          </table:table-cell>
          <table:table-cell table:style-name="ce3" table:formula="of:=(((2009-2007)*([.BB191]-[.AW191]))/(2012-2007))+[.AW191]" office:value-type="float" office:value="124.22">
            <text:p>124.2</text:p>
          </table:table-cell>
          <table:table-cell table:style-name="ce3" table:formula="of:=(((2010-2007)*([.BB191]-[.AW191]))/(2012-2007))+[.AW191]" office:value-type="float" office:value="120.88">
            <text:p>120.9</text:p>
          </table:table-cell>
          <table:table-cell table:style-name="ce3" table:formula="of:=(((2011-2007)*([.BB191]-[.AW191]))/(2012-2007))+[.AW191]" office:value-type="float" office:value="117.54">
            <text:p>117.5</text:p>
          </table:table-cell>
          <table:table-cell office:value-type="float" office:value="114.2">
            <text:p>114.2</text:p>
          </table:table-cell>
          <table:table-cell table:number-columns-repeated="970"/>
        </table:table-row>
        <table:table-row table:style-name="ro1">
          <table:table-cell office:value-type="string">
            <text:p>Slovakia</text:p>
          </table:table-cell>
          <table:table-cell office:value-type="string">
            <text:p>Togo</text:p>
          </table:table-cell>
          <table:table-cell table:style-name="Default" office:value-type="string">
            <text:p>9142.0</text:p>
          </table:table-cell>
          <table:table-cell table:style-name="Default" office:value-type="string">
            <text:p>7976.0</text:p>
          </table:table-cell>
          <table:table-cell table:style-name="Default" office:value-type="string">
            <text:p>6607.0</text:p>
          </table:table-cell>
          <table:table-cell table:style-name="Default" office:value-type="string">
            <text:p>5927.0</text:p>
          </table:table-cell>
          <table:table-cell table:style-name="Default" office:value-type="string">
            <text:p>5165.0</text:p>
          </table:table-cell>
          <table:table-cell table:style-name="Default" office:value-type="string">
            <text:p>4358.0</text:p>
          </table:table-cell>
          <table:table-cell table:style-name="Default" office:value-type="string">
            <text:p>3845.0</text:p>
          </table:table-cell>
          <table:table-cell table:style-name="Default" office:value-type="string">
            <text:p>3380.0</text:p>
          </table:table-cell>
          <table:table-cell table:style-name="Default" office:value-type="string">
            <text:p>2910.0</text:p>
          </table:table-cell>
          <table:table-cell table:style-name="Default" office:value-type="string">
            <text:p>2600.0</text:p>
          </table:table-cell>
          <table:table-cell table:style-name="Default" office:value-type="string">
            <text:p>2340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93-1992)*([.AM192]-[.AH192]))/(1997-1992))+[.AH192]" office:value-type="float" office:value="467.6">
            <text:p>467.6</text:p>
          </table:table-cell>
          <table:table-cell table:style-name="ce3" table:formula="of:=(((1994-1992)*([.AM192]-[.AH192]))/(1997-1992))+[.AH192]" office:value-type="float" office:value="935.2">
            <text:p>935.2</text:p>
          </table:table-cell>
          <table:table-cell table:style-name="ce3" table:formula="of:=(((1995-1992)*([.AM192]-[.AH192]))/(1997-1992))+[.AH192]" office:value-type="float" office:value="1402.8">
            <text:p>1402.8</text:p>
          </table:table-cell>
          <table:table-cell table:style-name="ce3" table:formula="of:=(((1996-1992)*([.AM192]-[.AH192]))/(1997-1992))+[.AH192]" office:value-type="float" office:value="1870.4">
            <text:p>1870.4</text:p>
          </table:table-cell>
          <table:table-cell office:value-type="float" office:value="2338">
            <text:p>2338.0</text:p>
          </table:table-cell>
          <table:table-cell table:style-name="ce3" table:formula="of:=(((1998-1997)*([.AR192]-[.AM192]))/(2002-1997))+[.AM192]" office:value-type="float" office:value="2336.4">
            <text:p>2336.4</text:p>
          </table:table-cell>
          <table:table-cell table:style-name="ce3" table:formula="of:=(((1999-1997)*([.AR192]-[.AM192]))/(2002-1997))+[.AM192]" office:value-type="float" office:value="2334.8">
            <text:p>2334.8</text:p>
          </table:table-cell>
          <table:table-cell table:style-name="ce3" table:formula="of:=(((2000-1997)*([.AR192]-[.AM192]))/(2002-1997))+[.AM192]" office:value-type="float" office:value="2333.2">
            <text:p>2333.2</text:p>
          </table:table-cell>
          <table:table-cell table:style-name="ce3" table:formula="of:=(((2001-1997)*([.AR192]-[.AM192]))/(2002-1997))+[.AM192]" office:value-type="float" office:value="2331.6">
            <text:p>2331.6</text:p>
          </table:table-cell>
          <table:table-cell office:value-type="float" office:value="2330">
            <text:p>2330.0</text:p>
          </table:table-cell>
          <table:table-cell table:style-name="ce3" table:formula="of:=(((2003-2002)*([.AW192]-[.AR192]))/(2007-2002))+[.AR192]" office:value-type="float" office:value="2328">
            <text:p>2328.0</text:p>
          </table:table-cell>
          <table:table-cell table:style-name="ce3" table:formula="of:=(((2004-2002)*([.AW192]-[.AR192]))/(2007-2002))+[.AR192]" office:value-type="float" office:value="2326">
            <text:p>2326.0</text:p>
          </table:table-cell>
          <table:table-cell table:style-name="ce3" table:formula="of:=(((2005-2002)*([.AW192]-[.AR192]))/(2007-2002))+[.AR192]" office:value-type="float" office:value="2324">
            <text:p>2324.0</text:p>
          </table:table-cell>
          <table:table-cell table:style-name="ce3" table:formula="of:=(((2006-2002)*([.AW192]-[.AR192]))/(2007-2002))+[.AR192]" office:value-type="float" office:value="2322">
            <text:p>2322.0</text:p>
          </table:table-cell>
          <table:table-cell office:value-type="float" office:value="2320">
            <text:p>2320.0</text:p>
          </table:table-cell>
          <table:table-cell table:style-name="ce3" table:formula="of:=(((2008-2007)*([.BB192]-[.AW192]))/(2012-2007))+[.AW192]" office:value-type="float" office:value="2315.8">
            <text:p>2315.8</text:p>
          </table:table-cell>
          <table:table-cell table:style-name="ce3" table:formula="of:=(((2009-2007)*([.BB192]-[.AW192]))/(2012-2007))+[.AW192]" office:value-type="float" office:value="2311.6">
            <text:p>2311.6</text:p>
          </table:table-cell>
          <table:table-cell table:style-name="ce3" table:formula="of:=(((2010-2007)*([.BB192]-[.AW192]))/(2012-2007))+[.AW192]" office:value-type="float" office:value="2307.4">
            <text:p>2307.4</text:p>
          </table:table-cell>
          <table:table-cell table:style-name="ce3" table:formula="of:=(((2011-2007)*([.BB192]-[.AW192]))/(2012-2007))+[.AW192]" office:value-type="float" office:value="2303.2">
            <text:p>2303.2</text:p>
          </table:table-cell>
          <table:table-cell office:value-type="float" office:value="2299">
            <text:p>2299.0</text:p>
          </table:table-cell>
          <table:table-cell table:number-columns-repeated="970"/>
        </table:table-row>
        <table:table-row table:style-name="ro1">
          <table:table-cell office:value-type="string">
            <text:p>Slovenia</text:p>
          </table:table-cell>
          <table:table-cell office:value-type="string">
            <text:p>Tokelau</text:p>
          </table:table-cell>
          <table:table-cell table:style-name="Default" table:number-columns-repeated="11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193]-[.AC193]))/(1992-1987))+[.AC193]" office:value-type="float" office:value="1920.8">
            <text:p>1920.8</text:p>
          </table:table-cell>
          <table:table-cell table:style-name="ce3" table:formula="of:=(((1989-1987)*([.AH193]-[.AC193]))/(1992-1987))+[.AC193]" office:value-type="float" office:value="3841.6">
            <text:p>3841.6</text:p>
          </table:table-cell>
          <table:table-cell table:style-name="ce3" table:formula="of:=(((1990-1987)*([.AH193]-[.AC193]))/(1992-1987))+[.AC193]" office:value-type="float" office:value="5762.4">
            <text:p>5762.4</text:p>
          </table:table-cell>
          <table:table-cell table:style-name="ce3" table:formula="of:=(((1991-1987)*([.AH193]-[.AC193]))/(1992-1987))+[.AC193]" office:value-type="float" office:value="7683.2">
            <text:p>7683.2</text:p>
          </table:table-cell>
          <table:table-cell office:value-type="float" office:value="9604">
            <text:p>9604.0</text:p>
          </table:table-cell>
          <table:table-cell table:style-name="ce3" table:formula="of:=(((1993-1992)*([.AM193]-[.AH193]))/(1997-1992))+[.AH193]" office:value-type="float" office:value="9572.8">
            <text:p>9572.8</text:p>
          </table:table-cell>
          <table:table-cell table:style-name="ce3" table:formula="of:=(((1994-1992)*([.AM193]-[.AH193]))/(1997-1992))+[.AH193]" office:value-type="float" office:value="9541.6">
            <text:p>9541.6</text:p>
          </table:table-cell>
          <table:table-cell table:style-name="ce3" table:formula="of:=(((1995-1992)*([.AM193]-[.AH193]))/(1997-1992))+[.AH193]" office:value-type="float" office:value="9510.4">
            <text:p>9510.4</text:p>
          </table:table-cell>
          <table:table-cell table:style-name="ce3" table:formula="of:=(((1996-1992)*([.AM193]-[.AH193]))/(1997-1992))+[.AH193]" office:value-type="float" office:value="9479.2">
            <text:p>9479.2</text:p>
          </table:table-cell>
          <table:table-cell office:value-type="float" office:value="9448">
            <text:p>9448.0</text:p>
          </table:table-cell>
          <table:table-cell table:style-name="ce3" table:formula="of:=(((1998-1997)*([.AR193]-[.AM193]))/(2002-1997))+[.AM193]" office:value-type="float" office:value="9433.8">
            <text:p>9433.8</text:p>
          </table:table-cell>
          <table:table-cell table:style-name="ce3" table:formula="of:=(((1999-1997)*([.AR193]-[.AM193]))/(2002-1997))+[.AM193]" office:value-type="float" office:value="9419.6">
            <text:p>9419.6</text:p>
          </table:table-cell>
          <table:table-cell table:style-name="ce3" table:formula="of:=(((2000-1997)*([.AR193]-[.AM193]))/(2002-1997))+[.AM193]" office:value-type="float" office:value="9405.4">
            <text:p>9405.4</text:p>
          </table:table-cell>
          <table:table-cell table:style-name="ce3" table:formula="of:=(((2001-1997)*([.AR193]-[.AM193]))/(2002-1997))+[.AM193]" office:value-type="float" office:value="9391.2">
            <text:p>9391.2</text:p>
          </table:table-cell>
          <table:table-cell office:value-type="float" office:value="9377">
            <text:p>9377.0</text:p>
          </table:table-cell>
          <table:table-cell table:style-name="ce3" table:formula="of:=(((2003-2002)*([.AW193]-[.AR193]))/(2007-2002))+[.AR193]" office:value-type="float" office:value="9357.4">
            <text:p>9357.4</text:p>
          </table:table-cell>
          <table:table-cell table:style-name="ce3" table:formula="of:=(((2004-2002)*([.AW193]-[.AR193]))/(2007-2002))+[.AR193]" office:value-type="float" office:value="9337.8">
            <text:p>9337.8</text:p>
          </table:table-cell>
          <table:table-cell table:style-name="ce3" table:formula="of:=(((2005-2002)*([.AW193]-[.AR193]))/(2007-2002))+[.AR193]" office:value-type="float" office:value="9318.2">
            <text:p>9318.2</text:p>
          </table:table-cell>
          <table:table-cell table:style-name="ce3" table:formula="of:=(((2006-2002)*([.AW193]-[.AR193]))/(2007-2002))+[.AR193]" office:value-type="float" office:value="9298.6">
            <text:p>9298.6</text:p>
          </table:table-cell>
          <table:table-cell office:value-type="float" office:value="9279">
            <text:p>9279.0</text:p>
          </table:table-cell>
          <table:table-cell table:style-name="ce3" table:formula="of:=(((2008-2007)*([.BB193]-[.AW193]))/(2012-2007))+[.AW193]" office:value-type="float" office:value="9253.6">
            <text:p>9253.6</text:p>
          </table:table-cell>
          <table:table-cell table:style-name="ce3" table:formula="of:=(((2009-2007)*([.BB193]-[.AW193]))/(2012-2007))+[.AW193]" office:value-type="float" office:value="9228.2">
            <text:p>9228.2</text:p>
          </table:table-cell>
          <table:table-cell table:style-name="ce3" table:formula="of:=(((2010-2007)*([.BB193]-[.AW193]))/(2012-2007))+[.AW193]" office:value-type="float" office:value="9202.8">
            <text:p>9202.8</text:p>
          </table:table-cell>
          <table:table-cell table:style-name="ce3" table:formula="of:=(((2011-2007)*([.BB193]-[.AW193]))/(2012-2007))+[.AW193]" office:value-type="float" office:value="9177.4">
            <text:p>9177.4</text:p>
          </table:table-cell>
          <table:table-cell office:value-type="float" office:value="9152">
            <text:p>9152.0</text:p>
          </table:table-cell>
          <table:table-cell table:number-columns-repeated="970"/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Tonga</text:p>
          </table:table-cell>
          <table:table-cell table:style-name="Default" table:number-columns-repeated="11"/>
          <table:table-cell office:value-type="float" office:value="259884">
            <text:p>259884.0</text:p>
          </table:table-cell>
          <table:table-cell table:style-name="ce3" table:formula="of:=(((1973-1972)*([.S194]-[.N194]))/(1977-1972))+[.N194]" office:value-type="float" office:value="251095.6">
            <text:p>251095.6</text:p>
          </table:table-cell>
          <table:table-cell table:style-name="ce3" table:formula="of:=(((1974-1972)*([.S194]-[.N194]))/(1977-1972))+[.N194]" office:value-type="float" office:value="242307.2">
            <text:p>242307.2</text:p>
          </table:table-cell>
          <table:table-cell table:style-name="ce3" table:formula="of:=(((1975-1972)*([.S194]-[.N194]))/(1977-1972))+[.N194]" office:value-type="float" office:value="233518.8">
            <text:p>233518.8</text:p>
          </table:table-cell>
          <table:table-cell table:style-name="ce3" table:formula="of:=(((1976-1972)*([.S194]-[.N194]))/(1977-1972))+[.N194]" office:value-type="float" office:value="224730.4">
            <text:p>224730.4</text:p>
          </table:table-cell>
          <table:table-cell office:value-type="float" office:value="215942">
            <text:p>215942.0</text:p>
          </table:table-cell>
          <table:table-cell table:style-name="ce3" table:formula="of:=(((1978-1977)*([.X194]-[.S194]))/(1982-1977))+[.S194]" office:value-type="float" office:value="209243.4">
            <text:p>209243.4</text:p>
          </table:table-cell>
          <table:table-cell table:style-name="ce3" table:formula="of:=(((1979-1977)*([.X194]-[.S194]))/(1982-1977))+[.S194]" office:value-type="float" office:value="202544.8">
            <text:p>202544.8</text:p>
          </table:table-cell>
          <table:table-cell table:style-name="ce3" table:formula="of:=(((1980-1977)*([.X194]-[.S194]))/(1982-1977))+[.S194]" office:value-type="float" office:value="195846.2">
            <text:p>195846.2</text:p>
          </table:table-cell>
          <table:table-cell table:style-name="ce3" table:formula="of:=(((1981-1977)*([.X194]-[.S194]))/(1982-1977))+[.S194]" office:value-type="float" office:value="189147.6">
            <text:p>189147.6</text:p>
          </table:table-cell>
          <table:table-cell office:value-type="float" office:value="182449">
            <text:p>182449.0</text:p>
          </table:table-cell>
          <table:table-cell table:style-name="ce3" table:formula="of:=(((1983-1982)*([.AC194]-[.X194]))/(1987-1982))+[.X194]" office:value-type="float" office:value="177327.6">
            <text:p>177327.6</text:p>
          </table:table-cell>
          <table:table-cell table:style-name="ce3" table:formula="of:=(((1984-1982)*([.AC194]-[.X194]))/(1987-1982))+[.X194]" office:value-type="float" office:value="172206.2">
            <text:p>172206.2</text:p>
          </table:table-cell>
          <table:table-cell table:style-name="ce3" table:formula="of:=(((1985-1982)*([.AC194]-[.X194]))/(1987-1982))+[.X194]" office:value-type="float" office:value="167084.8">
            <text:p>167084.8</text:p>
          </table:table-cell>
          <table:table-cell table:style-name="ce3" table:formula="of:=(((1986-1982)*([.AC194]-[.X194]))/(1987-1982))+[.X194]" office:value-type="float" office:value="161963.4">
            <text:p>161963.4</text:p>
          </table:table-cell>
          <table:table-cell office:value-type="float" office:value="156842">
            <text:p>156842.0</text:p>
          </table:table-cell>
          <table:table-cell table:style-name="ce3" table:formula="of:=(((1988-1987)*([.AH194]-[.AC194]))/(1992-1987))+[.AC194]" office:value-type="float" office:value="152729.6">
            <text:p>152729.6</text:p>
          </table:table-cell>
          <table:table-cell table:style-name="ce3" table:formula="of:=(((1989-1987)*([.AH194]-[.AC194]))/(1992-1987))+[.AC194]" office:value-type="float" office:value="148617.2">
            <text:p>148617.2</text:p>
          </table:table-cell>
          <table:table-cell table:style-name="ce3" table:formula="of:=(((1990-1987)*([.AH194]-[.AC194]))/(1992-1987))+[.AC194]" office:value-type="float" office:value="144504.8">
            <text:p>144504.8</text:p>
          </table:table-cell>
          <table:table-cell table:style-name="ce3" table:formula="of:=(((1991-1987)*([.AH194]-[.AC194]))/(1992-1987))+[.AC194]" office:value-type="float" office:value="140392.4">
            <text:p>140392.4</text:p>
          </table:table-cell>
          <table:table-cell office:value-type="float" office:value="136280">
            <text:p>136280.0</text:p>
          </table:table-cell>
          <table:table-cell table:style-name="ce3" table:formula="of:=(((1993-1992)*([.AM194]-[.AH194]))/(1997-1992))+[.AH194]" office:value-type="float" office:value="132737.6">
            <text:p>132737.6</text:p>
          </table:table-cell>
          <table:table-cell table:style-name="ce3" table:formula="of:=(((1994-1992)*([.AM194]-[.AH194]))/(1997-1992))+[.AH194]" office:value-type="float" office:value="129195.2">
            <text:p>129195.2</text:p>
          </table:table-cell>
          <table:table-cell table:style-name="ce3" table:formula="of:=(((1995-1992)*([.AM194]-[.AH194]))/(1997-1992))+[.AH194]" office:value-type="float" office:value="125652.8">
            <text:p>125652.8</text:p>
          </table:table-cell>
          <table:table-cell table:style-name="ce3" table:formula="of:=(((1996-1992)*([.AM194]-[.AH194]))/(1997-1992))+[.AH194]" office:value-type="float" office:value="122110.4">
            <text:p>122110.4</text:p>
          </table:table-cell>
          <table:table-cell office:value-type="float" office:value="118568">
            <text:p>118568.0</text:p>
          </table:table-cell>
          <table:table-cell table:style-name="ce3" table:formula="of:=(((1998-1997)*([.AR194]-[.AM194]))/(2002-1997))+[.AM194]" office:value-type="float" office:value="115548.8">
            <text:p>115548.8</text:p>
          </table:table-cell>
          <table:table-cell table:style-name="ce3" table:formula="of:=(((1999-1997)*([.AR194]-[.AM194]))/(2002-1997))+[.AM194]" office:value-type="float" office:value="112529.6">
            <text:p>112529.6</text:p>
          </table:table-cell>
          <table:table-cell table:style-name="ce3" table:formula="of:=(((2000-1997)*([.AR194]-[.AM194]))/(2002-1997))+[.AM194]" office:value-type="float" office:value="109510.4">
            <text:p>109510.4</text:p>
          </table:table-cell>
          <table:table-cell table:style-name="ce3" table:formula="of:=(((2001-1997)*([.AR194]-[.AM194]))/(2002-1997))+[.AM194]" office:value-type="float" office:value="106491.2">
            <text:p>106491.2</text:p>
          </table:table-cell>
          <table:table-cell office:value-type="float" office:value="103472">
            <text:p>103472.0</text:p>
          </table:table-cell>
          <table:table-cell table:style-name="ce3" table:formula="of:=(((2003-2002)*([.AW194]-[.AR194]))/(2007-2002))+[.AR194]" office:value-type="float" office:value="100801.8">
            <text:p>100801.8</text:p>
          </table:table-cell>
          <table:table-cell table:style-name="ce3" table:formula="of:=(((2004-2002)*([.AW194]-[.AR194]))/(2007-2002))+[.AR194]" office:value-type="float" office:value="98131.6">
            <text:p>98131.6</text:p>
          </table:table-cell>
          <table:table-cell table:style-name="ce3" table:formula="of:=(((2005-2002)*([.AW194]-[.AR194]))/(2007-2002))+[.AR194]" office:value-type="float" office:value="95461.4">
            <text:p>95461.4</text:p>
          </table:table-cell>
          <table:table-cell table:style-name="ce3" table:formula="of:=(((2006-2002)*([.AW194]-[.AR194]))/(2007-2002))+[.AR194]" office:value-type="float" office:value="92791.2">
            <text:p>92791.2</text:p>
          </table:table-cell>
          <table:table-cell office:value-type="float" office:value="90121">
            <text:p>90121.0</text:p>
          </table:table-cell>
          <table:table-cell table:style-name="ce3" table:formula="of:=(((2008-2007)*([.BB194]-[.AW194]))/(2012-2007))+[.AW194]" office:value-type="float" office:value="87891.8">
            <text:p>87891.8</text:p>
          </table:table-cell>
          <table:table-cell table:style-name="ce3" table:formula="of:=(((2009-2007)*([.BB194]-[.AW194]))/(2012-2007))+[.AW194]" office:value-type="float" office:value="85662.6">
            <text:p>85662.6</text:p>
          </table:table-cell>
          <table:table-cell table:style-name="ce3" table:formula="of:=(((2010-2007)*([.BB194]-[.AW194]))/(2012-2007))+[.AW194]" office:value-type="float" office:value="83433.4">
            <text:p>83433.4</text:p>
          </table:table-cell>
          <table:table-cell table:style-name="ce3" table:formula="of:=(((2011-2007)*([.BB194]-[.AW194]))/(2012-2007))+[.AW194]" office:value-type="float" office:value="81204.2">
            <text:p>81204.2</text:p>
          </table:table-cell>
          <table:table-cell office:value-type="float" office:value="78975">
            <text:p>78975.0</text:p>
          </table:table-cell>
          <table:table-cell table:number-columns-repeated="970"/>
        </table:table-row>
        <table:table-row table:style-name="ro1">
          <table:table-cell office:value-type="string">
            <text:p>Somalia</text:p>
          </table:table-cell>
          <table:table-cell office:value-type="string">
            <text:p>Trinidad and Tobago</text:p>
          </table:table-cell>
          <table:table-cell table:style-name="Default" office:value-type="string">
            <text:p>4429.0</text:p>
          </table:table-cell>
          <table:table-cell table:style-name="Default" office:value-type="string">
            <text:p>4160.0</text:p>
          </table:table-cell>
          <table:table-cell table:style-name="Default" office:value-type="string">
            <text:p>3895.0</text:p>
          </table:table-cell>
          <table:table-cell table:style-name="Default" office:value-type="string">
            <text:p>3721.0</text:p>
          </table:table-cell>
          <table:table-cell table:style-name="Default" office:value-type="string">
            <text:p>3438.0</text:p>
          </table:table-cell>
          <table:table-cell table:style-name="Default" office:value-type="string">
            <text:p>3216.0</text:p>
          </table:table-cell>
          <table:table-cell table:style-name="Default" office:value-type="string">
            <text:p>3112.0</text:p>
          </table:table-cell>
          <table:table-cell table:style-name="Default" office:value-type="string">
            <text:p>3012.0</text:p>
          </table:table-cell>
          <table:table-cell table:style-name="Default" office:value-type="string">
            <text:p>2949.0</text:p>
          </table:table-cell>
          <table:table-cell table:style-name="Default" office:value-type="string">
            <text:p>2896.0</text:p>
          </table:table-cell>
          <table:table-cell table:style-name="Default" office:value-type="string">
            <text:p>2842.0</text:p>
          </table:table-cell>
          <table:table-cell office:value-type="float" office:value="1633">
            <text:p>1633.0</text:p>
          </table:table-cell>
          <table:table-cell table:style-name="ce3" table:formula="of:=(((1973-1972)*([.S195]-[.N195]))/(1977-1972))+[.N195]" office:value-type="float" office:value="1544.4">
            <text:p>1544.4</text:p>
          </table:table-cell>
          <table:table-cell table:style-name="ce3" table:formula="of:=(((1974-1972)*([.S195]-[.N195]))/(1977-1972))+[.N195]" office:value-type="float" office:value="1455.8">
            <text:p>1455.8</text:p>
          </table:table-cell>
          <table:table-cell table:style-name="ce3" table:formula="of:=(((1975-1972)*([.S195]-[.N195]))/(1977-1972))+[.N195]" office:value-type="float" office:value="1367.2">
            <text:p>1367.2</text:p>
          </table:table-cell>
          <table:table-cell table:style-name="ce3" table:formula="of:=(((1976-1972)*([.S195]-[.N195]))/(1977-1972))+[.N195]" office:value-type="float" office:value="1278.6">
            <text:p>1278.6</text:p>
          </table:table-cell>
          <table:table-cell office:value-type="float" office:value="1190">
            <text:p>1190.0</text:p>
          </table:table-cell>
          <table:table-cell table:style-name="ce3" table:formula="of:=(((1978-1977)*([.X195]-[.S195]))/(1982-1977))+[.S195]" office:value-type="float" office:value="1133.6">
            <text:p>1133.6</text:p>
          </table:table-cell>
          <table:table-cell table:style-name="ce3" table:formula="of:=(((1979-1977)*([.X195]-[.S195]))/(1982-1977))+[.S195]" office:value-type="float" office:value="1077.2">
            <text:p>1077.2</text:p>
          </table:table-cell>
          <table:table-cell table:style-name="ce3" table:formula="of:=(((1980-1977)*([.X195]-[.S195]))/(1982-1977))+[.S195]" office:value-type="float" office:value="1020.8">
            <text:p>1020.8</text:p>
          </table:table-cell>
          <table:table-cell table:style-name="ce3" table:formula="of:=(((1981-1977)*([.X195]-[.S195]))/(1982-1977))+[.S195]" office:value-type="float" office:value="964.4">
            <text:p>964.4</text:p>
          </table:table-cell>
          <table:table-cell office:value-type="float" office:value="908">
            <text:p>908.0</text:p>
          </table:table-cell>
          <table:table-cell table:style-name="ce3" table:formula="of:=(((1983-1982)*([.AC195]-[.X195]))/(1987-1982))+[.X195]" office:value-type="float" office:value="913.12">
            <text:p>913.1</text:p>
          </table:table-cell>
          <table:table-cell table:style-name="ce3" table:formula="of:=(((1984-1982)*([.AC195]-[.X195]))/(1987-1982))+[.X195]" office:value-type="float" office:value="918.24">
            <text:p>918.2</text:p>
          </table:table-cell>
          <table:table-cell table:style-name="ce3" table:formula="of:=(((1985-1982)*([.AC195]-[.X195]))/(1987-1982))+[.X195]" office:value-type="float" office:value="923.36">
            <text:p>923.4</text:p>
          </table:table-cell>
          <table:table-cell table:style-name="ce3" table:formula="of:=(((1986-1982)*([.AC195]-[.X195]))/(1987-1982))+[.X195]" office:value-type="float" office:value="928.48">
            <text:p>928.5</text:p>
          </table:table-cell>
          <table:table-cell office:value-type="float" office:value="933.6">
            <text:p>933.6</text:p>
          </table:table-cell>
          <table:table-cell table:style-name="ce3" table:formula="of:=(((1988-1987)*([.AH195]-[.AC195]))/(1992-1987))+[.AC195]" office:value-type="float" office:value="930.28">
            <text:p>930.3</text:p>
          </table:table-cell>
          <table:table-cell table:style-name="ce3" table:formula="of:=(((1989-1987)*([.AH195]-[.AC195]))/(1992-1987))+[.AC195]" office:value-type="float" office:value="926.96">
            <text:p>927.0</text:p>
          </table:table-cell>
          <table:table-cell table:style-name="ce3" table:formula="of:=(((1990-1987)*([.AH195]-[.AC195]))/(1992-1987))+[.AC195]" office:value-type="float" office:value="923.64">
            <text:p>923.6</text:p>
          </table:table-cell>
          <table:table-cell table:style-name="ce3" table:formula="of:=(((1991-1987)*([.AH195]-[.AC195]))/(1992-1987))+[.AC195]" office:value-type="float" office:value="920.32">
            <text:p>920.3</text:p>
          </table:table-cell>
          <table:table-cell office:value-type="float" office:value="917">
            <text:p>917.0</text:p>
          </table:table-cell>
          <table:table-cell table:style-name="ce3" table:formula="of:=(((1993-1992)*([.AM195]-[.AH195]))/(1997-1992))+[.AH195]" office:value-type="float" office:value="910.4">
            <text:p>910.4</text:p>
          </table:table-cell>
          <table:table-cell table:style-name="ce3" table:formula="of:=(((1994-1992)*([.AM195]-[.AH195]))/(1997-1992))+[.AH195]" office:value-type="float" office:value="903.8">
            <text:p>903.8</text:p>
          </table:table-cell>
          <table:table-cell table:style-name="ce3" table:formula="of:=(((1995-1992)*([.AM195]-[.AH195]))/(1997-1992))+[.AH195]" office:value-type="float" office:value="897.2">
            <text:p>897.2</text:p>
          </table:table-cell>
          <table:table-cell table:style-name="ce3" table:formula="of:=(((1996-1992)*([.AM195]-[.AH195]))/(1997-1992))+[.AH195]" office:value-type="float" office:value="890.6">
            <text:p>890.6</text:p>
          </table:table-cell>
          <table:table-cell office:value-type="float" office:value="884">
            <text:p>884.0</text:p>
          </table:table-cell>
          <table:table-cell table:style-name="ce3" table:formula="of:=(((1998-1997)*([.AR195]-[.AM195]))/(2002-1997))+[.AM195]" office:value-type="float" office:value="861.22">
            <text:p>861.2</text:p>
          </table:table-cell>
          <table:table-cell table:style-name="ce3" table:formula="of:=(((1999-1997)*([.AR195]-[.AM195]))/(2002-1997))+[.AM195]" office:value-type="float" office:value="838.44">
            <text:p>838.4</text:p>
          </table:table-cell>
          <table:table-cell table:style-name="ce3" table:formula="of:=(((2000-1997)*([.AR195]-[.AM195]))/(2002-1997))+[.AM195]" office:value-type="float" office:value="815.66">
            <text:p>815.7</text:p>
          </table:table-cell>
          <table:table-cell table:style-name="ce3" table:formula="of:=(((2001-1997)*([.AR195]-[.AM195]))/(2002-1997))+[.AM195]" office:value-type="float" office:value="792.88">
            <text:p>792.9</text:p>
          </table:table-cell>
          <table:table-cell office:value-type="float" office:value="770.1">
            <text:p>770.1</text:p>
          </table:table-cell>
          <table:table-cell table:style-name="ce3" table:formula="of:=(((2003-2002)*([.AW195]-[.AR195]))/(2007-2002))+[.AR195]" office:value-type="float" office:value="753.48">
            <text:p>753.5</text:p>
          </table:table-cell>
          <table:table-cell table:style-name="ce3" table:formula="of:=(((2004-2002)*([.AW195]-[.AR195]))/(2007-2002))+[.AR195]" office:value-type="float" office:value="736.86">
            <text:p>736.9</text:p>
          </table:table-cell>
          <table:table-cell table:style-name="ce3" table:formula="of:=(((2005-2002)*([.AW195]-[.AR195]))/(2007-2002))+[.AR195]" office:value-type="float" office:value="720.24">
            <text:p>720.2</text:p>
          </table:table-cell>
          <table:table-cell table:style-name="ce3" table:formula="of:=(((2006-2002)*([.AW195]-[.AR195]))/(2007-2002))+[.AR195]" office:value-type="float" office:value="703.62">
            <text:p>703.6</text:p>
          </table:table-cell>
          <table:table-cell office:value-type="float" office:value="687">
            <text:p>687.0</text:p>
          </table:table-cell>
          <table:table-cell table:style-name="ce3" table:formula="of:=(((2008-2007)*([.BB195]-[.AW195]))/(2012-2007))+[.AW195]" office:value-type="float" office:value="672.08">
            <text:p>672.1</text:p>
          </table:table-cell>
          <table:table-cell table:style-name="ce3" table:formula="of:=(((2009-2007)*([.BB195]-[.AW195]))/(2012-2007))+[.AW195]" office:value-type="float" office:value="657.16">
            <text:p>657.2</text:p>
          </table:table-cell>
          <table:table-cell table:style-name="ce3" table:formula="of:=(((2010-2007)*([.BB195]-[.AW195]))/(2012-2007))+[.AW195]" office:value-type="float" office:value="642.24">
            <text:p>642.2</text:p>
          </table:table-cell>
          <table:table-cell table:style-name="ce3" table:formula="of:=(((2011-2007)*([.BB195]-[.AW195]))/(2012-2007))+[.AW195]" office:value-type="float" office:value="627.32">
            <text:p>627.3</text:p>
          </table:table-cell>
          <table:table-cell office:value-type="float" office:value="612.4">
            <text:p>612.4</text:p>
          </table:table-cell>
          <table:table-cell table:number-columns-repeated="970"/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Tunisia</text:p>
          </table:table-cell>
          <table:table-cell table:style-name="Default" office:value-type="string">
            <text:p>1050.0</text:p>
          </table:table-cell>
          <table:table-cell table:style-name="Default" office:value-type="string">
            <text:p>952.9</text:p>
          </table:table-cell>
          <table:table-cell table:style-name="Default" office:value-type="string">
            <text:p>862.6</text:p>
          </table:table-cell>
          <table:table-cell table:style-name="Default" office:value-type="string">
            <text:p>771.2</text:p>
          </table:table-cell>
          <table:table-cell table:style-name="Default" office:value-type="string">
            <text:p>675.6</text:p>
          </table:table-cell>
          <table:table-cell table:style-name="Default" office:value-type="string">
            <text:p>597.4</text:p>
          </table:table-cell>
          <table:table-cell table:style-name="Default" office:value-type="string">
            <text:p>538.8</text:p>
          </table:table-cell>
          <table:table-cell table:style-name="Default" office:value-type="string">
            <text:p>501.5</text:p>
          </table:table-cell>
          <table:table-cell table:style-name="Default" office:value-type="string">
            <text:p>477.0</text:p>
          </table:table-cell>
          <table:table-cell table:style-name="Default" office:value-type="string">
            <text:p>453.6</text:p>
          </table:table-cell>
          <table:table-cell table:style-name="Default" office:value-type="string">
            <text:p>429.2</text:p>
          </table:table-cell>
          <table:table-cell office:value-type="float" office:value="1887">
            <text:p>1887.0</text:p>
          </table:table-cell>
          <table:table-cell table:style-name="ce3" table:formula="of:=(((1973-1972)*([.S196]-[.N196]))/(1977-1972))+[.N196]" office:value-type="float" office:value="1841.4">
            <text:p>1841.4</text:p>
          </table:table-cell>
          <table:table-cell table:style-name="ce3" table:formula="of:=(((1974-1972)*([.S196]-[.N196]))/(1977-1972))+[.N196]" office:value-type="float" office:value="1795.8">
            <text:p>1795.8</text:p>
          </table:table-cell>
          <table:table-cell table:style-name="ce3" table:formula="of:=(((1975-1972)*([.S196]-[.N196]))/(1977-1972))+[.N196]" office:value-type="float" office:value="1750.2">
            <text:p>1750.2</text:p>
          </table:table-cell>
          <table:table-cell table:style-name="ce3" table:formula="of:=(((1976-1972)*([.S196]-[.N196]))/(1977-1972))+[.N196]" office:value-type="float" office:value="1704.6">
            <text:p>1704.6</text:p>
          </table:table-cell>
          <table:table-cell office:value-type="float" office:value="1659">
            <text:p>1659.0</text:p>
          </table:table-cell>
          <table:table-cell table:style-name="ce3" table:formula="of:=(((1978-1977)*([.X196]-[.S196]))/(1982-1977))+[.S196]" office:value-type="float" office:value="1620">
            <text:p>1620.0</text:p>
          </table:table-cell>
          <table:table-cell table:style-name="ce3" table:formula="of:=(((1979-1977)*([.X196]-[.S196]))/(1982-1977))+[.S196]" office:value-type="float" office:value="1581">
            <text:p>1581.0</text:p>
          </table:table-cell>
          <table:table-cell table:style-name="ce3" table:formula="of:=(((1980-1977)*([.X196]-[.S196]))/(1982-1977))+[.S196]" office:value-type="float" office:value="1542">
            <text:p>1542.0</text:p>
          </table:table-cell>
          <table:table-cell table:style-name="ce3" table:formula="of:=(((1981-1977)*([.X196]-[.S196]))/(1982-1977))+[.S196]" office:value-type="float" office:value="1503">
            <text:p>1503.0</text:p>
          </table:table-cell>
          <table:table-cell office:value-type="float" office:value="1464">
            <text:p>1464.0</text:p>
          </table:table-cell>
          <table:table-cell table:style-name="ce3" table:formula="of:=(((1983-1982)*([.AC196]-[.X196]))/(1987-1982))+[.X196]" office:value-type="float" office:value="1431.2">
            <text:p>1431.2</text:p>
          </table:table-cell>
          <table:table-cell table:style-name="ce3" table:formula="of:=(((1984-1982)*([.AC196]-[.X196]))/(1987-1982))+[.X196]" office:value-type="float" office:value="1398.4">
            <text:p>1398.4</text:p>
          </table:table-cell>
          <table:table-cell table:style-name="ce3" table:formula="of:=(((1985-1982)*([.AC196]-[.X196]))/(1987-1982))+[.X196]" office:value-type="float" office:value="1365.6">
            <text:p>1365.6</text:p>
          </table:table-cell>
          <table:table-cell table:style-name="ce3" table:formula="of:=(((1986-1982)*([.AC196]-[.X196]))/(1987-1982))+[.X196]" office:value-type="float" office:value="1332.8">
            <text:p>1332.8</text:p>
          </table:table-cell>
          <table:table-cell office:value-type="float" office:value="1300">
            <text:p>1300.0</text:p>
          </table:table-cell>
          <table:table-cell table:style-name="ce3" table:formula="of:=(((1988-1987)*([.AH196]-[.AC196]))/(1992-1987))+[.AC196]" office:value-type="float" office:value="1271.8">
            <text:p>1271.8</text:p>
          </table:table-cell>
          <table:table-cell table:style-name="ce3" table:formula="of:=(((1989-1987)*([.AH196]-[.AC196]))/(1992-1987))+[.AC196]" office:value-type="float" office:value="1243.6">
            <text:p>1243.6</text:p>
          </table:table-cell>
          <table:table-cell table:style-name="ce3" table:formula="of:=(((1990-1987)*([.AH196]-[.AC196]))/(1992-1987))+[.AC196]" office:value-type="float" office:value="1215.4">
            <text:p>1215.4</text:p>
          </table:table-cell>
          <table:table-cell table:style-name="ce3" table:formula="of:=(((1991-1987)*([.AH196]-[.AC196]))/(1992-1987))+[.AC196]" office:value-type="float" office:value="1187.2">
            <text:p>1187.2</text:p>
          </table:table-cell>
          <table:table-cell office:value-type="float" office:value="1159">
            <text:p>1159.0</text:p>
          </table:table-cell>
          <table:table-cell table:style-name="ce3" table:formula="of:=(((1993-1992)*([.AM196]-[.AH196]))/(1997-1992))+[.AH196]" office:value-type="float" office:value="1136.2">
            <text:p>1136.2</text:p>
          </table:table-cell>
          <table:table-cell table:style-name="ce3" table:formula="of:=(((1994-1992)*([.AM196]-[.AH196]))/(1997-1992))+[.AH196]" office:value-type="float" office:value="1113.4">
            <text:p>1113.4</text:p>
          </table:table-cell>
          <table:table-cell table:style-name="ce3" table:formula="of:=(((1995-1992)*([.AM196]-[.AH196]))/(1997-1992))+[.AH196]" office:value-type="float" office:value="1090.6">
            <text:p>1090.6</text:p>
          </table:table-cell>
          <table:table-cell table:style-name="ce3" table:formula="of:=(((1996-1992)*([.AM196]-[.AH196]))/(1997-1992))+[.AH196]" office:value-type="float" office:value="1067.8">
            <text:p>1067.8</text:p>
          </table:table-cell>
          <table:table-cell office:value-type="float" office:value="1045">
            <text:p>1045.0</text:p>
          </table:table-cell>
          <table:table-cell table:style-name="ce3" table:formula="of:=(((1998-1997)*([.AR196]-[.AM196]))/(2002-1997))+[.AM196]" office:value-type="float" office:value="1030.72">
            <text:p>1030.7</text:p>
          </table:table-cell>
          <table:table-cell table:style-name="ce3" table:formula="of:=(((1999-1997)*([.AR196]-[.AM196]))/(2002-1997))+[.AM196]" office:value-type="float" office:value="1016.44">
            <text:p>1016.4</text:p>
          </table:table-cell>
          <table:table-cell table:style-name="ce3" table:formula="of:=(((2000-1997)*([.AR196]-[.AM196]))/(2002-1997))+[.AM196]" office:value-type="float" office:value="1002.16">
            <text:p>1002.2</text:p>
          </table:table-cell>
          <table:table-cell table:style-name="ce3" table:formula="of:=(((2001-1997)*([.AR196]-[.AM196]))/(2002-1997))+[.AM196]" office:value-type="float" office:value="987.88">
            <text:p>987.9</text:p>
          </table:table-cell>
          <table:table-cell office:value-type="float" office:value="973.6">
            <text:p>973.6</text:p>
          </table:table-cell>
          <table:table-cell table:style-name="ce3" table:formula="of:=(((2003-2002)*([.AW196]-[.AR196]))/(2007-2002))+[.AR196]" office:value-type="float" office:value="962.32">
            <text:p>962.3</text:p>
          </table:table-cell>
          <table:table-cell table:style-name="ce3" table:formula="of:=(((2004-2002)*([.AW196]-[.AR196]))/(2007-2002))+[.AR196]" office:value-type="float" office:value="951.04">
            <text:p>951.0</text:p>
          </table:table-cell>
          <table:table-cell table:style-name="ce3" table:formula="of:=(((2005-2002)*([.AW196]-[.AR196]))/(2007-2002))+[.AR196]" office:value-type="float" office:value="939.76">
            <text:p>939.8</text:p>
          </table:table-cell>
          <table:table-cell table:style-name="ce3" table:formula="of:=(((2006-2002)*([.AW196]-[.AR196]))/(2007-2002))+[.AR196]" office:value-type="float" office:value="928.48">
            <text:p>928.5</text:p>
          </table:table-cell>
          <table:table-cell office:value-type="float" office:value="917.2">
            <text:p>917.2</text:p>
          </table:table-cell>
          <table:table-cell table:style-name="ce3" table:formula="of:=(((2008-2007)*([.BB196]-[.AW196]))/(2012-2007))+[.AW196]" office:value-type="float" office:value="910.36">
            <text:p>910.4</text:p>
          </table:table-cell>
          <table:table-cell table:style-name="ce3" table:formula="of:=(((2009-2007)*([.BB196]-[.AW196]))/(2012-2007))+[.AW196]" office:value-type="float" office:value="903.52">
            <text:p>903.5</text:p>
          </table:table-cell>
          <table:table-cell table:style-name="ce3" table:formula="of:=(((2010-2007)*([.BB196]-[.AW196]))/(2012-2007))+[.AW196]" office:value-type="float" office:value="896.68">
            <text:p>896.7</text:p>
          </table:table-cell>
          <table:table-cell table:style-name="ce3" table:formula="of:=(((2011-2007)*([.BB196]-[.AW196]))/(2012-2007))+[.AW196]" office:value-type="float" office:value="889.84">
            <text:p>889.8</text:p>
          </table:table-cell>
          <table:table-cell office:value-type="float" office:value="883">
            <text:p>883.0</text:p>
          </table:table-cell>
          <table:table-cell table:number-columns-repeated="970"/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Turkey</text:p>
          </table:table-cell>
          <table:table-cell table:style-name="Default" office:value-type="string">
            <text:p>7140.0</text:p>
          </table:table-cell>
          <table:table-cell table:style-name="Default" office:value-type="string">
            <text:p>6360.0</text:p>
          </table:table-cell>
          <table:table-cell table:style-name="Default" office:value-type="string">
            <text:p>5711.0</text:p>
          </table:table-cell>
          <table:table-cell table:style-name="Default" office:value-type="string">
            <text:p>5122.0</text:p>
          </table:table-cell>
          <table:table-cell table:style-name="Default" office:value-type="string">
            <text:p>4580.0</text:p>
          </table:table-cell>
          <table:table-cell table:style-name="Default" office:value-type="string">
            <text:p>4121.0</text:p>
          </table:table-cell>
          <table:table-cell table:style-name="Default" office:value-type="string">
            <text:p>3778.0</text:p>
          </table:table-cell>
          <table:table-cell table:style-name="Default" office:value-type="string">
            <text:p>3481.0</text:p>
          </table:table-cell>
          <table:table-cell table:style-name="Default" office:value-type="string">
            <text:p>3233.0</text:p>
          </table:table-cell>
          <table:table-cell table:style-name="Default" office:value-type="string">
            <text:p>3023.0</text:p>
          </table:table-cell>
          <table:table-cell table:style-name="Default" office:value-type="string">
            <text:p>2840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Spain</text:p>
          </table:table-cell>
          <table:table-cell office:value-type="string">
            <text:p>Turkmenistan</text:p>
          </table:table-cell>
          <table:table-cell table:style-name="Default" table:number-columns-repeated="6"/>
          <table:table-cell table:style-name="Default" office:value-type="string">
            <text:p>6381.0</text:p>
          </table:table-cell>
          <table:table-cell table:style-name="Default" office:value-type="string">
            <text:p>5713.0</text:p>
          </table:table-cell>
          <table:table-cell table:style-name="Default" office:value-type="string">
            <text:p>5385.0</text:p>
          </table:table-cell>
          <table:table-cell table:style-name="Default" office:value-type="string">
            <text:p>5098.0</text:p>
          </table:table-cell>
          <table:table-cell table:style-name="Default" office:value-type="string">
            <text:p>4791.0</text:p>
          </table:table-cell>
          <table:table-cell office:value-type="float" office:value="3218">
            <text:p>3218.0</text:p>
          </table:table-cell>
          <table:table-cell table:style-name="ce3" table:formula="of:=(((1973-1972)*([.S198]-[.N198]))/(1977-1972))+[.N198]" office:value-type="float" office:value="3183.6">
            <text:p>3183.6</text:p>
          </table:table-cell>
          <table:table-cell table:style-name="ce3" table:formula="of:=(((1974-1972)*([.S198]-[.N198]))/(1977-1972))+[.N198]" office:value-type="float" office:value="3149.2">
            <text:p>3149.2</text:p>
          </table:table-cell>
          <table:table-cell table:style-name="ce3" table:formula="of:=(((1975-1972)*([.S198]-[.N198]))/(1977-1972))+[.N198]" office:value-type="float" office:value="3114.8">
            <text:p>3114.8</text:p>
          </table:table-cell>
          <table:table-cell table:style-name="ce3" table:formula="of:=(((1976-1972)*([.S198]-[.N198]))/(1977-1972))+[.N198]" office:value-type="float" office:value="3080.4">
            <text:p>3080.4</text:p>
          </table:table-cell>
          <table:table-cell office:value-type="float" office:value="3046">
            <text:p>3046.0</text:p>
          </table:table-cell>
          <table:table-cell table:style-name="ce3" table:formula="of:=(((1978-1977)*([.X198]-[.S198]))/(1982-1977))+[.S198]" office:value-type="float" office:value="3022.4">
            <text:p>3022.4</text:p>
          </table:table-cell>
          <table:table-cell table:style-name="ce3" table:formula="of:=(((1979-1977)*([.X198]-[.S198]))/(1982-1977))+[.S198]" office:value-type="float" office:value="2998.8">
            <text:p>2998.8</text:p>
          </table:table-cell>
          <table:table-cell table:style-name="ce3" table:formula="of:=(((1980-1977)*([.X198]-[.S198]))/(1982-1977))+[.S198]" office:value-type="float" office:value="2975.2">
            <text:p>2975.2</text:p>
          </table:table-cell>
          <table:table-cell table:style-name="ce3" table:formula="of:=(((1981-1977)*([.X198]-[.S198]))/(1982-1977))+[.S198]" office:value-type="float" office:value="2951.6">
            <text:p>2951.6</text:p>
          </table:table-cell>
          <table:table-cell office:value-type="float" office:value="2928">
            <text:p>2928.0</text:p>
          </table:table-cell>
          <table:table-cell table:style-name="ce3" table:formula="of:=(((1983-1982)*([.AC198]-[.X198]))/(1987-1982))+[.X198]" office:value-type="float" office:value="2917.4">
            <text:p>2917.4</text:p>
          </table:table-cell>
          <table:table-cell table:style-name="ce3" table:formula="of:=(((1984-1982)*([.AC198]-[.X198]))/(1987-1982))+[.X198]" office:value-type="float" office:value="2906.8">
            <text:p>2906.8</text:p>
          </table:table-cell>
          <table:table-cell table:style-name="ce3" table:formula="of:=(((1985-1982)*([.AC198]-[.X198]))/(1987-1982))+[.X198]" office:value-type="float" office:value="2896.2">
            <text:p>2896.2</text:p>
          </table:table-cell>
          <table:table-cell table:style-name="ce3" table:formula="of:=(((1986-1982)*([.AC198]-[.X198]))/(1987-1982))+[.X198]" office:value-type="float" office:value="2885.6">
            <text:p>2885.6</text:p>
          </table:table-cell>
          <table:table-cell office:value-type="float" office:value="2875">
            <text:p>2875.0</text:p>
          </table:table-cell>
          <table:table-cell table:style-name="ce3" table:formula="of:=(((1988-1987)*([.AH198]-[.AC198]))/(1992-1987))+[.AC198]" office:value-type="float" office:value="2869">
            <text:p>2869.0</text:p>
          </table:table-cell>
          <table:table-cell table:style-name="ce3" table:formula="of:=(((1989-1987)*([.AH198]-[.AC198]))/(1992-1987))+[.AC198]" office:value-type="float" office:value="2863">
            <text:p>2863.0</text:p>
          </table:table-cell>
          <table:table-cell table:style-name="ce3" table:formula="of:=(((1990-1987)*([.AH198]-[.AC198]))/(1992-1987))+[.AC198]" office:value-type="float" office:value="2857">
            <text:p>2857.0</text:p>
          </table:table-cell>
          <table:table-cell table:style-name="ce3" table:formula="of:=(((1991-1987)*([.AH198]-[.AC198]))/(1992-1987))+[.AC198]" office:value-type="float" office:value="2851">
            <text:p>2851.0</text:p>
          </table:table-cell>
          <table:table-cell office:value-type="float" office:value="2845">
            <text:p>2845.0</text:p>
          </table:table-cell>
          <table:table-cell table:style-name="ce3" table:formula="of:=(((1993-1992)*([.AM198]-[.AH198]))/(1997-1992))+[.AH198]" office:value-type="float" office:value="2837.4">
            <text:p>2837.4</text:p>
          </table:table-cell>
          <table:table-cell table:style-name="ce3" table:formula="of:=(((1994-1992)*([.AM198]-[.AH198]))/(1997-1992))+[.AH198]" office:value-type="float" office:value="2829.8">
            <text:p>2829.8</text:p>
          </table:table-cell>
          <table:table-cell table:style-name="ce3" table:formula="of:=(((1995-1992)*([.AM198]-[.AH198]))/(1997-1992))+[.AH198]" office:value-type="float" office:value="2822.2">
            <text:p>2822.2</text:p>
          </table:table-cell>
          <table:table-cell table:style-name="ce3" table:formula="of:=(((1996-1992)*([.AM198]-[.AH198]))/(1997-1992))+[.AH198]" office:value-type="float" office:value="2814.6">
            <text:p>2814.6</text:p>
          </table:table-cell>
          <table:table-cell office:value-type="float" office:value="2807">
            <text:p>2807.0</text:p>
          </table:table-cell>
          <table:table-cell table:style-name="ce3" table:formula="of:=(((1998-1997)*([.AR198]-[.AM198]))/(2002-1997))+[.AM198]" office:value-type="float" office:value="2783.2">
            <text:p>2783.2</text:p>
          </table:table-cell>
          <table:table-cell table:style-name="ce3" table:formula="of:=(((1999-1997)*([.AR198]-[.AM198]))/(2002-1997))+[.AM198]" office:value-type="float" office:value="2759.4">
            <text:p>2759.4</text:p>
          </table:table-cell>
          <table:table-cell table:style-name="ce3" table:formula="of:=(((2000-1997)*([.AR198]-[.AM198]))/(2002-1997))+[.AM198]" office:value-type="float" office:value="2735.6">
            <text:p>2735.6</text:p>
          </table:table-cell>
          <table:table-cell table:style-name="ce3" table:formula="of:=(((2001-1997)*([.AR198]-[.AM198]))/(2002-1997))+[.AM198]" office:value-type="float" office:value="2711.8">
            <text:p>2711.8</text:p>
          </table:table-cell>
          <table:table-cell office:value-type="float" office:value="2688">
            <text:p>2688.0</text:p>
          </table:table-cell>
          <table:table-cell table:style-name="ce3" table:formula="of:=(((2003-2002)*([.AW198]-[.AR198]))/(2007-2002))+[.AR198]" office:value-type="float" office:value="2649">
            <text:p>2649.0</text:p>
          </table:table-cell>
          <table:table-cell table:style-name="ce3" table:formula="of:=(((2004-2002)*([.AW198]-[.AR198]))/(2007-2002))+[.AR198]" office:value-type="float" office:value="2610">
            <text:p>2610.0</text:p>
          </table:table-cell>
          <table:table-cell table:style-name="ce3" table:formula="of:=(((2005-2002)*([.AW198]-[.AR198]))/(2007-2002))+[.AR198]" office:value-type="float" office:value="2571">
            <text:p>2571.0</text:p>
          </table:table-cell>
          <table:table-cell table:style-name="ce3" table:formula="of:=(((2006-2002)*([.AW198]-[.AR198]))/(2007-2002))+[.AR198]" office:value-type="float" office:value="2532">
            <text:p>2532.0</text:p>
          </table:table-cell>
          <table:table-cell office:value-type="float" office:value="2493">
            <text:p>2493.0</text:p>
          </table:table-cell>
          <table:table-cell table:style-name="ce3" table:formula="of:=(((2008-2007)*([.BB198]-[.AW198]))/(2012-2007))+[.AW198]" office:value-type="float" office:value="2469.8">
            <text:p>2469.8</text:p>
          </table:table-cell>
          <table:table-cell table:style-name="ce3" table:formula="of:=(((2009-2007)*([.BB198]-[.AW198]))/(2012-2007))+[.AW198]" office:value-type="float" office:value="2446.6">
            <text:p>2446.6</text:p>
          </table:table-cell>
          <table:table-cell table:style-name="ce3" table:formula="of:=(((2010-2007)*([.BB198]-[.AW198]))/(2012-2007))+[.AW198]" office:value-type="float" office:value="2423.4">
            <text:p>2423.4</text:p>
          </table:table-cell>
          <table:table-cell table:style-name="ce3" table:formula="of:=(((2011-2007)*([.BB198]-[.AW198]))/(2012-2007))+[.AW198]" office:value-type="float" office:value="2400.2">
            <text:p>2400.2</text:p>
          </table:table-cell>
          <table:table-cell office:value-type="float" office:value="2377">
            <text:p>2377.0</text:p>
          </table:table-cell>
          <table:table-cell table:number-columns-repeated="970"/>
        </table:table-row>
        <table:table-row table:style-name="ro1">
          <table:table-cell office:value-type="string">
            <text:p>Sri Lanka</text:p>
          </table:table-cell>
          <table:table-cell office:value-type="string">
            <text:p>Tuvalu</text:p>
          </table:table-cell>
          <table:table-cell table:style-name="Default" table:number-columns-repeated="11"/>
          <table:table-cell office:value-type="float" office:value="4042">
            <text:p>4042.0</text:p>
          </table:table-cell>
          <table:table-cell table:style-name="ce3" table:formula="of:=(((1973-1972)*([.S199]-[.N199]))/(1977-1972))+[.N199]" office:value-type="float" office:value="3970.8">
            <text:p>3970.8</text:p>
          </table:table-cell>
          <table:table-cell table:style-name="ce3" table:formula="of:=(((1974-1972)*([.S199]-[.N199]))/(1977-1972))+[.N199]" office:value-type="float" office:value="3899.6">
            <text:p>3899.6</text:p>
          </table:table-cell>
          <table:table-cell table:style-name="ce3" table:formula="of:=(((1975-1972)*([.S199]-[.N199]))/(1977-1972))+[.N199]" office:value-type="float" office:value="3828.4">
            <text:p>3828.4</text:p>
          </table:table-cell>
          <table:table-cell table:style-name="ce3" table:formula="of:=(((1976-1972)*([.S199]-[.N199]))/(1977-1972))+[.N199]" office:value-type="float" office:value="3757.2">
            <text:p>3757.2</text:p>
          </table:table-cell>
          <table:table-cell office:value-type="float" office:value="3686">
            <text:p>3686.0</text:p>
          </table:table-cell>
          <table:table-cell table:style-name="ce3" table:formula="of:=(((1978-1977)*([.X199]-[.S199]))/(1982-1977))+[.S199]" office:value-type="float" office:value="3628.2">
            <text:p>3628.2</text:p>
          </table:table-cell>
          <table:table-cell table:style-name="ce3" table:formula="of:=(((1979-1977)*([.X199]-[.S199]))/(1982-1977))+[.S199]" office:value-type="float" office:value="3570.4">
            <text:p>3570.4</text:p>
          </table:table-cell>
          <table:table-cell table:style-name="ce3" table:formula="of:=(((1980-1977)*([.X199]-[.S199]))/(1982-1977))+[.S199]" office:value-type="float" office:value="3512.6">
            <text:p>3512.6</text:p>
          </table:table-cell>
          <table:table-cell table:style-name="ce3" table:formula="of:=(((1981-1977)*([.X199]-[.S199]))/(1982-1977))+[.S199]" office:value-type="float" office:value="3454.8">
            <text:p>3454.8</text:p>
          </table:table-cell>
          <table:table-cell office:value-type="float" office:value="3397">
            <text:p>3397.0</text:p>
          </table:table-cell>
          <table:table-cell table:style-name="ce3" table:formula="of:=(((1983-1982)*([.AC199]-[.X199]))/(1987-1982))+[.X199]" office:value-type="float" office:value="3351">
            <text:p>3351.0</text:p>
          </table:table-cell>
          <table:table-cell table:style-name="ce3" table:formula="of:=(((1984-1982)*([.AC199]-[.X199]))/(1987-1982))+[.X199]" office:value-type="float" office:value="3305">
            <text:p>3305.0</text:p>
          </table:table-cell>
          <table:table-cell table:style-name="ce3" table:formula="of:=(((1985-1982)*([.AC199]-[.X199]))/(1987-1982))+[.X199]" office:value-type="float" office:value="3259">
            <text:p>3259.0</text:p>
          </table:table-cell>
          <table:table-cell table:style-name="ce3" table:formula="of:=(((1986-1982)*([.AC199]-[.X199]))/(1987-1982))+[.X199]" office:value-type="float" office:value="3213">
            <text:p>3213.0</text:p>
          </table:table-cell>
          <table:table-cell office:value-type="float" office:value="3167">
            <text:p>3167.0</text:p>
          </table:table-cell>
          <table:table-cell table:style-name="ce3" table:formula="of:=(((1988-1987)*([.AH199]-[.AC199]))/(1992-1987))+[.AC199]" office:value-type="float" office:value="3128.8">
            <text:p>3128.8</text:p>
          </table:table-cell>
          <table:table-cell table:style-name="ce3" table:formula="of:=(((1989-1987)*([.AH199]-[.AC199]))/(1992-1987))+[.AC199]" office:value-type="float" office:value="3090.6">
            <text:p>3090.6</text:p>
          </table:table-cell>
          <table:table-cell table:style-name="ce3" table:formula="of:=(((1990-1987)*([.AH199]-[.AC199]))/(1992-1987))+[.AC199]" office:value-type="float" office:value="3052.4">
            <text:p>3052.4</text:p>
          </table:table-cell>
          <table:table-cell table:style-name="ce3" table:formula="of:=(((1991-1987)*([.AH199]-[.AC199]))/(1992-1987))+[.AC199]" office:value-type="float" office:value="3014.2">
            <text:p>3014.2</text:p>
          </table:table-cell>
          <table:table-cell office:value-type="float" office:value="2976">
            <text:p>2976.0</text:p>
          </table:table-cell>
          <table:table-cell table:style-name="ce3" table:formula="of:=(((1993-1992)*([.AM199]-[.AH199]))/(1997-1992))+[.AH199]" office:value-type="float" office:value="2953.8">
            <text:p>2953.8</text:p>
          </table:table-cell>
          <table:table-cell table:style-name="ce3" table:formula="of:=(((1994-1992)*([.AM199]-[.AH199]))/(1997-1992))+[.AH199]" office:value-type="float" office:value="2931.6">
            <text:p>2931.6</text:p>
          </table:table-cell>
          <table:table-cell table:style-name="ce3" table:formula="of:=(((1995-1992)*([.AM199]-[.AH199]))/(1997-1992))+[.AH199]" office:value-type="float" office:value="2909.4">
            <text:p>2909.4</text:p>
          </table:table-cell>
          <table:table-cell table:style-name="ce3" table:formula="of:=(((1996-1992)*([.AM199]-[.AH199]))/(1997-1992))+[.AH199]" office:value-type="float" office:value="2887.2">
            <text:p>2887.2</text:p>
          </table:table-cell>
          <table:table-cell office:value-type="float" office:value="2865">
            <text:p>2865.0</text:p>
          </table:table-cell>
          <table:table-cell table:style-name="ce3" table:formula="of:=(((1998-1997)*([.AR199]-[.AM199]))/(2002-1997))+[.AM199]" office:value-type="float" office:value="2843.8">
            <text:p>2843.8</text:p>
          </table:table-cell>
          <table:table-cell table:style-name="ce3" table:formula="of:=(((1999-1997)*([.AR199]-[.AM199]))/(2002-1997))+[.AM199]" office:value-type="float" office:value="2822.6">
            <text:p>2822.6</text:p>
          </table:table-cell>
          <table:table-cell table:style-name="ce3" table:formula="of:=(((2000-1997)*([.AR199]-[.AM199]))/(2002-1997))+[.AM199]" office:value-type="float" office:value="2801.4">
            <text:p>2801.4</text:p>
          </table:table-cell>
          <table:table-cell table:style-name="ce3" table:formula="of:=(((2001-1997)*([.AR199]-[.AM199]))/(2002-1997))+[.AM199]" office:value-type="float" office:value="2780.2">
            <text:p>2780.2</text:p>
          </table:table-cell>
          <table:table-cell office:value-type="float" office:value="2759">
            <text:p>2759.0</text:p>
          </table:table-cell>
          <table:table-cell table:style-name="ce3" table:formula="of:=(((2003-2002)*([.AW199]-[.AR199]))/(2007-2002))+[.AR199]" office:value-type="float" office:value="2728.2">
            <text:p>2728.2</text:p>
          </table:table-cell>
          <table:table-cell table:style-name="ce3" table:formula="of:=(((2004-2002)*([.AW199]-[.AR199]))/(2007-2002))+[.AR199]" office:value-type="float" office:value="2697.4">
            <text:p>2697.4</text:p>
          </table:table-cell>
          <table:table-cell table:style-name="ce3" table:formula="of:=(((2005-2002)*([.AW199]-[.AR199]))/(2007-2002))+[.AR199]" office:value-type="float" office:value="2666.6">
            <text:p>2666.6</text:p>
          </table:table-cell>
          <table:table-cell table:style-name="ce3" table:formula="of:=(((2006-2002)*([.AW199]-[.AR199]))/(2007-2002))+[.AR199]" office:value-type="float" office:value="2635.8">
            <text:p>2635.8</text:p>
          </table:table-cell>
          <table:table-cell office:value-type="float" office:value="2605">
            <text:p>2605.0</text:p>
          </table:table-cell>
          <table:table-cell table:style-name="ce3" table:formula="of:=(((2008-2007)*([.BB199]-[.AW199]))/(2012-2007))+[.AW199]" office:value-type="float" office:value="2581.6">
            <text:p>2581.6</text:p>
          </table:table-cell>
          <table:table-cell table:style-name="ce3" table:formula="of:=(((2009-2007)*([.BB199]-[.AW199]))/(2012-2007))+[.AW199]" office:value-type="float" office:value="2558.2">
            <text:p>2558.2</text:p>
          </table:table-cell>
          <table:table-cell table:style-name="ce3" table:formula="of:=(((2010-2007)*([.BB199]-[.AW199]))/(2012-2007))+[.AW199]" office:value-type="float" office:value="2534.8">
            <text:p>2534.8</text:p>
          </table:table-cell>
          <table:table-cell table:style-name="ce3" table:formula="of:=(((2011-2007)*([.BB199]-[.AW199]))/(2012-2007))+[.AW199]" office:value-type="float" office:value="2511.4">
            <text:p>2511.4</text:p>
          </table:table-cell>
          <table:table-cell office:value-type="float" office:value="2488">
            <text:p>2488.0</text:p>
          </table:table-cell>
          <table:table-cell table:number-columns-repeated="970"/>
        </table:table-row>
        <table:table-row table:style-name="ro1">
          <table:table-cell office:value-type="string">
            <text:p>Sudan (former)</text:p>
          </table:table-cell>
          <table:table-cell office:value-type="string">
            <text:p>Uganda</text:p>
          </table:table-cell>
          <table:table-cell table:style-name="Default" office:value-type="string">
            <text:p>9115.0</text:p>
          </table:table-cell>
          <table:table-cell table:style-name="Default" office:value-type="string">
            <text:p>7696.0</text:p>
          </table:table-cell>
          <table:table-cell table:style-name="Default" office:value-type="string">
            <text:p>6592.0</text:p>
          </table:table-cell>
          <table:table-cell table:style-name="Default" office:value-type="string">
            <text:p>5708.0</text:p>
          </table:table-cell>
          <table:table-cell table:style-name="Default" office:value-type="string">
            <text:p>4908.0</text:p>
          </table:table-cell>
          <table:table-cell table:style-name="Default" office:value-type="string">
            <text:p>4153.0</text:p>
          </table:table-cell>
          <table:table-cell table:style-name="Default" office:value-type="string">
            <text:p>3485.0</text:p>
          </table:table-cell>
          <table:table-cell table:style-name="Default" office:value-type="string">
            <text:p>2983.0</text:p>
          </table:table-cell>
          <table:table-cell table:style-name="Default" office:value-type="string">
            <text:p>2559.0</text:p>
          </table:table-cell>
          <table:table-cell table:style-name="Default" office:value-type="string">
            <text:p>2175.0</text:p>
          </table:table-cell>
          <table:table-cell table:style-name="Default" office:value-type="string">
            <text:p>1853.0</text:p>
          </table:table-cell>
          <table:table-cell office:value-type="float" office:value="1919">
            <text:p>1919.0</text:p>
          </table:table-cell>
          <table:table-cell table:style-name="ce3" table:formula="of:=(((1973-1972)*([.S200]-[.N200]))/(1977-1972))+[.N200]" office:value-type="float" office:value="1864.2">
            <text:p>1864.2</text:p>
          </table:table-cell>
          <table:table-cell table:style-name="ce3" table:formula="of:=(((1974-1972)*([.S200]-[.N200]))/(1977-1972))+[.N200]" office:value-type="float" office:value="1809.4">
            <text:p>1809.4</text:p>
          </table:table-cell>
          <table:table-cell table:style-name="ce3" table:formula="of:=(((1975-1972)*([.S200]-[.N200]))/(1977-1972))+[.N200]" office:value-type="float" office:value="1754.6">
            <text:p>1754.6</text:p>
          </table:table-cell>
          <table:table-cell table:style-name="ce3" table:formula="of:=(((1976-1972)*([.S200]-[.N200]))/(1977-1972))+[.N200]" office:value-type="float" office:value="1699.8">
            <text:p>1699.8</text:p>
          </table:table-cell>
          <table:table-cell office:value-type="float" office:value="1645">
            <text:p>1645.0</text:p>
          </table:table-cell>
          <table:table-cell table:style-name="ce3" table:formula="of:=(((1978-1977)*([.X200]-[.S200]))/(1982-1977))+[.S200]" office:value-type="float" office:value="1595.6">
            <text:p>1595.6</text:p>
          </table:table-cell>
          <table:table-cell table:style-name="ce3" table:formula="of:=(((1979-1977)*([.X200]-[.S200]))/(1982-1977))+[.S200]" office:value-type="float" office:value="1546.2">
            <text:p>1546.2</text:p>
          </table:table-cell>
          <table:table-cell table:style-name="ce3" table:formula="of:=(((1980-1977)*([.X200]-[.S200]))/(1982-1977))+[.S200]" office:value-type="float" office:value="1496.8">
            <text:p>1496.8</text:p>
          </table:table-cell>
          <table:table-cell table:style-name="ce3" table:formula="of:=(((1981-1977)*([.X200]-[.S200]))/(1982-1977))+[.S200]" office:value-type="float" office:value="1447.4">
            <text:p>1447.4</text:p>
          </table:table-cell>
          <table:table-cell office:value-type="float" office:value="1398">
            <text:p>1398.0</text:p>
          </table:table-cell>
          <table:table-cell table:style-name="ce3" table:formula="of:=(((1983-1982)*([.AC200]-[.X200]))/(1987-1982))+[.X200]" office:value-type="float" office:value="1361">
            <text:p>1361.0</text:p>
          </table:table-cell>
          <table:table-cell table:style-name="ce3" table:formula="of:=(((1984-1982)*([.AC200]-[.X200]))/(1987-1982))+[.X200]" office:value-type="float" office:value="1324">
            <text:p>1324.0</text:p>
          </table:table-cell>
          <table:table-cell table:style-name="ce3" table:formula="of:=(((1985-1982)*([.AC200]-[.X200]))/(1987-1982))+[.X200]" office:value-type="float" office:value="1287">
            <text:p>1287.0</text:p>
          </table:table-cell>
          <table:table-cell table:style-name="ce3" table:formula="of:=(((1986-1982)*([.AC200]-[.X200]))/(1987-1982))+[.X200]" office:value-type="float" office:value="1250">
            <text:p>1250.0</text:p>
          </table:table-cell>
          <table:table-cell office:value-type="float" office:value="1213">
            <text:p>1213.0</text:p>
          </table:table-cell>
          <table:table-cell table:style-name="ce3" table:formula="of:=(((1988-1987)*([.AH200]-[.AC200]))/(1992-1987))+[.AC200]" office:value-type="float" office:value="1185.8">
            <text:p>1185.8</text:p>
          </table:table-cell>
          <table:table-cell table:style-name="ce3" table:formula="of:=(((1989-1987)*([.AH200]-[.AC200]))/(1992-1987))+[.AC200]" office:value-type="float" office:value="1158.6">
            <text:p>1158.6</text:p>
          </table:table-cell>
          <table:table-cell table:style-name="ce3" table:formula="of:=(((1990-1987)*([.AH200]-[.AC200]))/(1992-1987))+[.AC200]" office:value-type="float" office:value="1131.4">
            <text:p>1131.4</text:p>
          </table:table-cell>
          <table:table-cell table:style-name="ce3" table:formula="of:=(((1991-1987)*([.AH200]-[.AC200]))/(1992-1987))+[.AC200]" office:value-type="float" office:value="1104.2">
            <text:p>1104.2</text:p>
          </table:table-cell>
          <table:table-cell office:value-type="float" office:value="1077">
            <text:p>1077.0</text:p>
          </table:table-cell>
          <table:table-cell table:style-name="ce3" table:formula="of:=(((1993-1992)*([.AM200]-[.AH200]))/(1997-1992))+[.AH200]" office:value-type="float" office:value="1050.68">
            <text:p>1050.7</text:p>
          </table:table-cell>
          <table:table-cell table:style-name="ce3" table:formula="of:=(((1994-1992)*([.AM200]-[.AH200]))/(1997-1992))+[.AH200]" office:value-type="float" office:value="1024.36">
            <text:p>1024.4</text:p>
          </table:table-cell>
          <table:table-cell table:style-name="ce3" table:formula="of:=(((1995-1992)*([.AM200]-[.AH200]))/(1997-1992))+[.AH200]" office:value-type="float" office:value="998.04">
            <text:p>998.0</text:p>
          </table:table-cell>
          <table:table-cell table:style-name="ce3" table:formula="of:=(((1996-1992)*([.AM200]-[.AH200]))/(1997-1992))+[.AH200]" office:value-type="float" office:value="971.72">
            <text:p>971.7</text:p>
          </table:table-cell>
          <table:table-cell office:value-type="float" office:value="945.4">
            <text:p>945.4</text:p>
          </table:table-cell>
          <table:table-cell table:style-name="ce3" table:formula="of:=(((1998-1997)*([.AR200]-[.AM200]))/(2002-1997))+[.AM200]" office:value-type="float" office:value="923.84">
            <text:p>923.8</text:p>
          </table:table-cell>
          <table:table-cell table:style-name="ce3" table:formula="of:=(((1999-1997)*([.AR200]-[.AM200]))/(2002-1997))+[.AM200]" office:value-type="float" office:value="902.28">
            <text:p>902.3</text:p>
          </table:table-cell>
          <table:table-cell table:style-name="ce3" table:formula="of:=(((2000-1997)*([.AR200]-[.AM200]))/(2002-1997))+[.AM200]" office:value-type="float" office:value="880.72">
            <text:p>880.7</text:p>
          </table:table-cell>
          <table:table-cell table:style-name="ce3" table:formula="of:=(((2001-1997)*([.AR200]-[.AM200]))/(2002-1997))+[.AM200]" office:value-type="float" office:value="859.16">
            <text:p>859.2</text:p>
          </table:table-cell>
          <table:table-cell office:value-type="float" office:value="837.6">
            <text:p>837.6</text:p>
          </table:table-cell>
          <table:table-cell table:style-name="ce3" table:formula="of:=(((2003-2002)*([.AW200]-[.AR200]))/(2007-2002))+[.AR200]" office:value-type="float" office:value="818.7">
            <text:p>818.7</text:p>
          </table:table-cell>
          <table:table-cell table:style-name="ce3" table:formula="of:=(((2004-2002)*([.AW200]-[.AR200]))/(2007-2002))+[.AR200]" office:value-type="float" office:value="799.8">
            <text:p>799.8</text:p>
          </table:table-cell>
          <table:table-cell table:style-name="ce3" table:formula="of:=(((2005-2002)*([.AW200]-[.AR200]))/(2007-2002))+[.AR200]" office:value-type="float" office:value="780.9">
            <text:p>780.9</text:p>
          </table:table-cell>
          <table:table-cell table:style-name="ce3" table:formula="of:=(((2006-2002)*([.AW200]-[.AR200]))/(2007-2002))+[.AR200]" office:value-type="float" office:value="762">
            <text:p>762.0</text:p>
          </table:table-cell>
          <table:table-cell office:value-type="float" office:value="743.1">
            <text:p>743.1</text:p>
          </table:table-cell>
          <table:table-cell table:style-name="ce3" table:formula="of:=(((2008-2007)*([.BB200]-[.AW200]))/(2012-2007))+[.AW200]" office:value-type="float" office:value="725.7">
            <text:p>725.7</text:p>
          </table:table-cell>
          <table:table-cell table:style-name="ce3" table:formula="of:=(((2009-2007)*([.BB200]-[.AW200]))/(2012-2007))+[.AW200]" office:value-type="float" office:value="708.3">
            <text:p>708.3</text:p>
          </table:table-cell>
          <table:table-cell table:style-name="ce3" table:formula="of:=(((2010-2007)*([.BB200]-[.AW200]))/(2012-2007))+[.AW200]" office:value-type="float" office:value="690.9">
            <text:p>690.9</text:p>
          </table:table-cell>
          <table:table-cell table:style-name="ce3" table:formula="of:=(((2011-2007)*([.BB200]-[.AW200]))/(2012-2007))+[.AW200]" office:value-type="float" office:value="673.5">
            <text:p>673.5</text:p>
          </table:table-cell>
          <table:table-cell office:value-type="float" office:value="656.1">
            <text:p>656.1</text:p>
          </table:table-cell>
          <table:table-cell table:number-columns-repeated="970"/>
        </table:table-row>
        <table:table-row table:style-name="ro1">
          <table:table-cell office:value-type="string">
            <text:p>Sudan</text:p>
          </table:table-cell>
          <table:table-cell office:value-type="string">
            <text:p>Ukraine</text:p>
          </table:table-cell>
          <table:table-cell table:style-name="Default" table:number-columns-repeated="6"/>
          <table:table-cell table:style-name="Default" office:value-type="string">
            <text:p>2703.0</text:p>
          </table:table-cell>
          <table:table-cell table:style-name="Default" office:value-type="string">
            <text:p>2773.0</text:p>
          </table:table-cell>
          <table:table-cell table:style-name="Default" office:value-type="string">
            <text:p>2906.0</text:p>
          </table:table-cell>
          <table:table-cell table:style-name="Default" office:value-type="string">
            <text:p>3016.0</text:p>
          </table:table-cell>
          <table:table-cell table:style-name="Default" office:value-type="string">
            <text:p>3106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Suriname</text:p>
          </table:table-cell>
          <table:table-cell office:value-type="string">
            <text:p>United Arab Emirates</text:p>
          </table:table-cell>
          <table:table-cell table:style-name="Default" office:value-type="string">
            <text:p>1376.0</text:p>
          </table:table-cell>
          <table:table-cell table:style-name="Default" office:value-type="string">
            <text:p>898.2</text:p>
          </table:table-cell>
          <table:table-cell table:style-name="Default" office:value-type="string">
            <text:p>464.4</text:p>
          </table:table-cell>
          <table:table-cell table:style-name="Default" office:value-type="string">
            <text:p>206.9</text:p>
          </table:table-cell>
          <table:table-cell table:style-name="Default" office:value-type="string">
            <text:p>129.6</text:p>
          </table:table-cell>
          <table:table-cell table:style-name="Default" office:value-type="string">
            <text:p>98.88</text:p>
          </table:table-cell>
          <table:table-cell table:style-name="Default" office:value-type="string">
            <text:p>74.48</text:p>
          </table:table-cell>
          <table:table-cell table:style-name="Default" office:value-type="string">
            <text:p>57.43</text:p>
          </table:table-cell>
          <table:table-cell table:style-name="Default" office:value-type="string">
            <text:p>46.08</text:p>
          </table:table-cell>
          <table:table-cell table:style-name="Default" office:value-type="string">
            <text:p>27.75</text:p>
          </table:table-cell>
          <table:table-cell table:style-name="Default" office:value-type="string">
            <text:p>18.5</text:p>
          </table:table-cell>
          <table:table-cell office:value-type="float" office:value="235925">
            <text:p>235925.0</text:p>
          </table:table-cell>
          <table:table-cell table:style-name="ce3" table:formula="of:=(((1973-1972)*([.S202]-[.N202]))/(1977-1972))+[.N202]" office:value-type="float" office:value="237224.8">
            <text:p>237224.8</text:p>
          </table:table-cell>
          <table:table-cell table:style-name="ce3" table:formula="of:=(((1974-1972)*([.S202]-[.N202]))/(1977-1972))+[.N202]" office:value-type="float" office:value="238524.6">
            <text:p>238524.6</text:p>
          </table:table-cell>
          <table:table-cell table:style-name="ce3" table:formula="of:=(((1975-1972)*([.S202]-[.N202]))/(1977-1972))+[.N202]" office:value-type="float" office:value="239824.4">
            <text:p>239824.4</text:p>
          </table:table-cell>
          <table:table-cell table:style-name="ce3" table:formula="of:=(((1976-1972)*([.S202]-[.N202]))/(1977-1972))+[.N202]" office:value-type="float" office:value="241124.2">
            <text:p>241124.2</text:p>
          </table:table-cell>
          <table:table-cell office:value-type="float" office:value="242424">
            <text:p>242424.0</text:p>
          </table:table-cell>
          <table:table-cell table:style-name="ce3" table:formula="of:=(((1978-1977)*([.X202]-[.S202]))/(1982-1977))+[.S202]" office:value-type="float" office:value="241765.2">
            <text:p>241765.2</text:p>
          </table:table-cell>
          <table:table-cell table:style-name="ce3" table:formula="of:=(((1979-1977)*([.X202]-[.S202]))/(1982-1977))+[.S202]" office:value-type="float" office:value="241106.4">
            <text:p>241106.4</text:p>
          </table:table-cell>
          <table:table-cell table:style-name="ce3" table:formula="of:=(((1980-1977)*([.X202]-[.S202]))/(1982-1977))+[.S202]" office:value-type="float" office:value="240447.6">
            <text:p>240447.6</text:p>
          </table:table-cell>
          <table:table-cell table:style-name="ce3" table:formula="of:=(((1981-1977)*([.X202]-[.S202]))/(1982-1977))+[.S202]" office:value-type="float" office:value="239788.8">
            <text:p>239788.8</text:p>
          </table:table-cell>
          <table:table-cell office:value-type="float" office:value="239130">
            <text:p>239130.0</text:p>
          </table:table-cell>
          <table:table-cell table:style-name="ce3" table:formula="of:=(((1983-1982)*([.AC202]-[.X202]))/(1987-1982))+[.X202]" office:value-type="float" office:value="236782">
            <text:p>236782.0</text:p>
          </table:table-cell>
          <table:table-cell table:style-name="ce3" table:formula="of:=(((1984-1982)*([.AC202]-[.X202]))/(1987-1982))+[.X202]" office:value-type="float" office:value="234434">
            <text:p>234434.0</text:p>
          </table:table-cell>
          <table:table-cell table:style-name="ce3" table:formula="of:=(((1985-1982)*([.AC202]-[.X202]))/(1987-1982))+[.X202]" office:value-type="float" office:value="232086">
            <text:p>232086.0</text:p>
          </table:table-cell>
          <table:table-cell table:style-name="ce3" table:formula="of:=(((1986-1982)*([.AC202]-[.X202]))/(1987-1982))+[.X202]" office:value-type="float" office:value="229738">
            <text:p>229738.0</text:p>
          </table:table-cell>
          <table:table-cell office:value-type="float" office:value="227390">
            <text:p>227390.0</text:p>
          </table:table-cell>
          <table:table-cell table:style-name="ce3" table:formula="of:=(((1988-1987)*([.AH202]-[.AC202]))/(1992-1987))+[.AC202]" office:value-type="float" office:value="223916.8">
            <text:p>223916.8</text:p>
          </table:table-cell>
          <table:table-cell table:style-name="ce3" table:formula="of:=(((1989-1987)*([.AH202]-[.AC202]))/(1992-1987))+[.AC202]" office:value-type="float" office:value="220443.6">
            <text:p>220443.6</text:p>
          </table:table-cell>
          <table:table-cell table:style-name="ce3" table:formula="of:=(((1990-1987)*([.AH202]-[.AC202]))/(1992-1987))+[.AC202]" office:value-type="float" office:value="216970.4">
            <text:p>216970.4</text:p>
          </table:table-cell>
          <table:table-cell table:style-name="ce3" table:formula="of:=(((1991-1987)*([.AH202]-[.AC202]))/(1992-1987))+[.AC202]" office:value-type="float" office:value="213497.2">
            <text:p>213497.2</text:p>
          </table:table-cell>
          <table:table-cell office:value-type="float" office:value="210024">
            <text:p>210024.0</text:p>
          </table:table-cell>
          <table:table-cell table:style-name="ce3" table:formula="of:=(((1993-1992)*([.AM202]-[.AH202]))/(1997-1992))+[.AH202]" office:value-type="float" office:value="207305">
            <text:p>207305.0</text:p>
          </table:table-cell>
          <table:table-cell table:style-name="ce3" table:formula="of:=(((1994-1992)*([.AM202]-[.AH202]))/(1997-1992))+[.AH202]" office:value-type="float" office:value="204586">
            <text:p>204586.0</text:p>
          </table:table-cell>
          <table:table-cell table:style-name="ce3" table:formula="of:=(((1995-1992)*([.AM202]-[.AH202]))/(1997-1992))+[.AH202]" office:value-type="float" office:value="201867">
            <text:p>201867.0</text:p>
          </table:table-cell>
          <table:table-cell table:style-name="ce3" table:formula="of:=(((1996-1992)*([.AM202]-[.AH202]))/(1997-1992))+[.AH202]" office:value-type="float" office:value="199148">
            <text:p>199148.0</text:p>
          </table:table-cell>
          <table:table-cell office:value-type="float" office:value="196429">
            <text:p>196429.0</text:p>
          </table:table-cell>
          <table:table-cell table:style-name="ce3" table:formula="of:=(((1998-1997)*([.AR202]-[.AM202]))/(2002-1997))+[.AM202]" office:value-type="float" office:value="193809.8">
            <text:p>193809.8</text:p>
          </table:table-cell>
          <table:table-cell table:style-name="ce3" table:formula="of:=(((1999-1997)*([.AR202]-[.AM202]))/(2002-1997))+[.AM202]" office:value-type="float" office:value="191190.6">
            <text:p>191190.6</text:p>
          </table:table-cell>
          <table:table-cell table:style-name="ce3" table:formula="of:=(((2000-1997)*([.AR202]-[.AM202]))/(2002-1997))+[.AM202]" office:value-type="float" office:value="188571.4">
            <text:p>188571.4</text:p>
          </table:table-cell>
          <table:table-cell table:style-name="ce3" table:formula="of:=(((2001-1997)*([.AR202]-[.AM202]))/(2002-1997))+[.AM202]" office:value-type="float" office:value="185952.2">
            <text:p>185952.2</text:p>
          </table:table-cell>
          <table:table-cell office:value-type="float" office:value="183333">
            <text:p>183333.0</text:p>
          </table:table-cell>
          <table:table-cell table:style-name="ce3" table:formula="of:=(((2003-2002)*([.AW202]-[.AR202]))/(2007-2002))+[.AR202]" office:value-type="float" office:value="181176.2">
            <text:p>181176.2</text:p>
          </table:table-cell>
          <table:table-cell table:style-name="ce3" table:formula="of:=(((2004-2002)*([.AW202]-[.AR202]))/(2007-2002))+[.AR202]" office:value-type="float" office:value="179019.4">
            <text:p>179019.4</text:p>
          </table:table-cell>
          <table:table-cell table:style-name="ce3" table:formula="of:=(((2005-2002)*([.AW202]-[.AR202]))/(2007-2002))+[.AR202]" office:value-type="float" office:value="176862.6">
            <text:p>176862.6</text:p>
          </table:table-cell>
          <table:table-cell table:style-name="ce3" table:formula="of:=(((2006-2002)*([.AW202]-[.AR202]))/(2007-2002))+[.AR202]" office:value-type="float" office:value="174705.8">
            <text:p>174705.8</text:p>
          </table:table-cell>
          <table:table-cell office:value-type="float" office:value="172549">
            <text:p>172549.0</text:p>
          </table:table-cell>
          <table:table-cell table:style-name="ce3" table:formula="of:=(((2008-2007)*([.BB202]-[.AW202]))/(2012-2007))+[.AW202]" office:value-type="float" office:value="170998">
            <text:p>170998.0</text:p>
          </table:table-cell>
          <table:table-cell table:style-name="ce3" table:formula="of:=(((2009-2007)*([.BB202]-[.AW202]))/(2012-2007))+[.AW202]" office:value-type="float" office:value="169447">
            <text:p>169447.0</text:p>
          </table:table-cell>
          <table:table-cell table:style-name="ce3" table:formula="of:=(((2010-2007)*([.BB202]-[.AW202]))/(2012-2007))+[.AW202]" office:value-type="float" office:value="167896">
            <text:p>167896.0</text:p>
          </table:table-cell>
          <table:table-cell table:style-name="ce3" table:formula="of:=(((2011-2007)*([.BB202]-[.AW202]))/(2012-2007))+[.AW202]" office:value-type="float" office:value="166345">
            <text:p>166345.0</text:p>
          </table:table-cell>
          <table:table-cell office:value-type="float" office:value="164794">
            <text:p>164794.0</text:p>
          </table:table-cell>
          <table:table-cell table:number-columns-repeated="970"/>
        </table:table-row>
        <table:table-row table:style-name="ro1">
          <table:table-cell office:value-type="string">
            <text:p>Swaziland</text:p>
          </table:table-cell>
          <table:table-cell office:value-type="string">
            <text:p>United Kingdom</text:p>
          </table:table-cell>
          <table:table-cell table:style-name="Default" office:value-type="string">
            <text:p>2752.0</text:p>
          </table:table-cell>
          <table:table-cell table:style-name="Default" office:value-type="string">
            <text:p>2667.0</text:p>
          </table:table-cell>
          <table:table-cell table:style-name="Default" office:value-type="string">
            <text:p>2618.0</text:p>
          </table:table-cell>
          <table:table-cell table:style-name="Default" office:value-type="string">
            <text:p>2603.0</text:p>
          </table:table-cell>
          <table:table-cell table:style-name="Default" office:value-type="string">
            <text:p>2600.0</text:p>
          </table:table-cell>
          <table:table-cell table:style-name="Default" office:value-type="string">
            <text:p>2581.0</text:p>
          </table:table-cell>
          <table:table-cell table:style-name="Default" office:value-type="string">
            <text:p>2546.0</text:p>
          </table:table-cell>
          <table:table-cell table:style-name="Default" office:value-type="string">
            <text:p>2511.0</text:p>
          </table:table-cell>
          <table:table-cell table:style-name="Default" office:value-type="string">
            <text:p>2468.0</text:p>
          </table:table-cell>
          <table:table-cell table:style-name="Default" office:value-type="string">
            <text:p>2405.0</text:p>
          </table:table-cell>
          <table:table-cell table:style-name="Default" office:value-type="string">
            <text:p>2332.0</text:p>
          </table:table-cell>
          <table:table-cell office:value-type="float" office:value="5593">
            <text:p>5593.0</text:p>
          </table:table-cell>
          <table:table-cell table:style-name="ce3" table:formula="of:=(((1973-1972)*([.S203]-[.N203]))/(1977-1972))+[.N203]" office:value-type="float" office:value="5434.4">
            <text:p>5434.4</text:p>
          </table:table-cell>
          <table:table-cell table:style-name="ce3" table:formula="of:=(((1974-1972)*([.S203]-[.N203]))/(1977-1972))+[.N203]" office:value-type="float" office:value="5275.8">
            <text:p>5275.8</text:p>
          </table:table-cell>
          <table:table-cell table:style-name="ce3" table:formula="of:=(((1975-1972)*([.S203]-[.N203]))/(1977-1972))+[.N203]" office:value-type="float" office:value="5117.2">
            <text:p>5117.2</text:p>
          </table:table-cell>
          <table:table-cell table:style-name="ce3" table:formula="of:=(((1976-1972)*([.S203]-[.N203]))/(1977-1972))+[.N203]" office:value-type="float" office:value="4958.6">
            <text:p>4958.6</text:p>
          </table:table-cell>
          <table:table-cell office:value-type="float" office:value="4800">
            <text:p>4800.0</text:p>
          </table:table-cell>
          <table:table-cell table:style-name="ce3" table:formula="of:=(((1978-1977)*([.X203]-[.S203]))/(1982-1977))+[.S203]" office:value-type="float" office:value="4666.2">
            <text:p>4666.2</text:p>
          </table:table-cell>
          <table:table-cell table:style-name="ce3" table:formula="of:=(((1979-1977)*([.X203]-[.S203]))/(1982-1977))+[.S203]" office:value-type="float" office:value="4532.4">
            <text:p>4532.4</text:p>
          </table:table-cell>
          <table:table-cell table:style-name="ce3" table:formula="of:=(((1980-1977)*([.X203]-[.S203]))/(1982-1977))+[.S203]" office:value-type="float" office:value="4398.6">
            <text:p>4398.6</text:p>
          </table:table-cell>
          <table:table-cell table:style-name="ce3" table:formula="of:=(((1981-1977)*([.X203]-[.S203]))/(1982-1977))+[.S203]" office:value-type="float" office:value="4264.8">
            <text:p>4264.8</text:p>
          </table:table-cell>
          <table:table-cell office:value-type="float" office:value="4131">
            <text:p>4131.0</text:p>
          </table:table-cell>
          <table:table-cell table:style-name="ce3" table:formula="of:=(((1983-1982)*([.AC203]-[.X203]))/(1987-1982))+[.X203]" office:value-type="float" office:value="3992.4">
            <text:p>3992.4</text:p>
          </table:table-cell>
          <table:table-cell table:style-name="ce3" table:formula="of:=(((1984-1982)*([.AC203]-[.X203]))/(1987-1982))+[.X203]" office:value-type="float" office:value="3853.8">
            <text:p>3853.8</text:p>
          </table:table-cell>
          <table:table-cell table:style-name="ce3" table:formula="of:=(((1985-1982)*([.AC203]-[.X203]))/(1987-1982))+[.X203]" office:value-type="float" office:value="3715.2">
            <text:p>3715.2</text:p>
          </table:table-cell>
          <table:table-cell table:style-name="ce3" table:formula="of:=(((1986-1982)*([.AC203]-[.X203]))/(1987-1982))+[.X203]" office:value-type="float" office:value="3576.6">
            <text:p>3576.6</text:p>
          </table:table-cell>
          <table:table-cell office:value-type="float" office:value="3438">
            <text:p>3438.0</text:p>
          </table:table-cell>
          <table:table-cell table:style-name="ce3" table:formula="of:=(((1988-1987)*([.AH203]-[.AC203]))/(1992-1987))+[.AC203]" office:value-type="float" office:value="3331.8">
            <text:p>3331.8</text:p>
          </table:table-cell>
          <table:table-cell table:style-name="ce3" table:formula="of:=(((1989-1987)*([.AH203]-[.AC203]))/(1992-1987))+[.AC203]" office:value-type="float" office:value="3225.6">
            <text:p>3225.6</text:p>
          </table:table-cell>
          <table:table-cell table:style-name="ce3" table:formula="of:=(((1990-1987)*([.AH203]-[.AC203]))/(1992-1987))+[.AC203]" office:value-type="float" office:value="3119.4">
            <text:p>3119.4</text:p>
          </table:table-cell>
          <table:table-cell table:style-name="ce3" table:formula="of:=(((1991-1987)*([.AH203]-[.AC203]))/(1992-1987))+[.AC203]" office:value-type="float" office:value="3013.2">
            <text:p>3013.2</text:p>
          </table:table-cell>
          <table:table-cell office:value-type="float" office:value="2907">
            <text:p>2907.0</text:p>
          </table:table-cell>
          <table:table-cell table:style-name="ce3" table:formula="of:=(((1993-1992)*([.AM203]-[.AH203]))/(1997-1992))+[.AH203]" office:value-type="float" office:value="2850">
            <text:p>2850.0</text:p>
          </table:table-cell>
          <table:table-cell table:style-name="ce3" table:formula="of:=(((1994-1992)*([.AM203]-[.AH203]))/(1997-1992))+[.AH203]" office:value-type="float" office:value="2793">
            <text:p>2793.0</text:p>
          </table:table-cell>
          <table:table-cell table:style-name="ce3" table:formula="of:=(((1995-1992)*([.AM203]-[.AH203]))/(1997-1992))+[.AH203]" office:value-type="float" office:value="2736">
            <text:p>2736.0</text:p>
          </table:table-cell>
          <table:table-cell table:style-name="ce3" table:formula="of:=(((1996-1992)*([.AM203]-[.AH203]))/(1997-1992))+[.AH203]" office:value-type="float" office:value="2679">
            <text:p>2679.0</text:p>
          </table:table-cell>
          <table:table-cell office:value-type="float" office:value="2622">
            <text:p>2622.0</text:p>
          </table:table-cell>
          <table:table-cell table:style-name="ce3" table:formula="of:=(((1998-1997)*([.AR203]-[.AM203]))/(2002-1997))+[.AM203]" office:value-type="float" office:value="2585.2">
            <text:p>2585.2</text:p>
          </table:table-cell>
          <table:table-cell table:style-name="ce3" table:formula="of:=(((1999-1997)*([.AR203]-[.AM203]))/(2002-1997))+[.AM203]" office:value-type="float" office:value="2548.4">
            <text:p>2548.4</text:p>
          </table:table-cell>
          <table:table-cell table:style-name="ce3" table:formula="of:=(((2000-1997)*([.AR203]-[.AM203]))/(2002-1997))+[.AM203]" office:value-type="float" office:value="2511.6">
            <text:p>2511.6</text:p>
          </table:table-cell>
          <table:table-cell table:style-name="ce3" table:formula="of:=(((2001-1997)*([.AR203]-[.AM203]))/(2002-1997))+[.AM203]" office:value-type="float" office:value="2474.8">
            <text:p>2474.8</text:p>
          </table:table-cell>
          <table:table-cell office:value-type="float" office:value="2438">
            <text:p>2438.0</text:p>
          </table:table-cell>
          <table:table-cell table:style-name="ce3" table:formula="of:=(((2003-2002)*([.AW203]-[.AR203]))/(2007-2002))+[.AR203]" office:value-type="float" office:value="2416.4">
            <text:p>2416.4</text:p>
          </table:table-cell>
          <table:table-cell table:style-name="ce3" table:formula="of:=(((2004-2002)*([.AW203]-[.AR203]))/(2007-2002))+[.AR203]" office:value-type="float" office:value="2394.8">
            <text:p>2394.8</text:p>
          </table:table-cell>
          <table:table-cell table:style-name="ce3" table:formula="of:=(((2005-2002)*([.AW203]-[.AR203]))/(2007-2002))+[.AR203]" office:value-type="float" office:value="2373.2">
            <text:p>2373.2</text:p>
          </table:table-cell>
          <table:table-cell table:style-name="ce3" table:formula="of:=(((2006-2002)*([.AW203]-[.AR203]))/(2007-2002))+[.AR203]" office:value-type="float" office:value="2351.6">
            <text:p>2351.6</text:p>
          </table:table-cell>
          <table:table-cell office:value-type="float" office:value="2330">
            <text:p>2330.0</text:p>
          </table:table-cell>
          <table:table-cell table:style-name="ce3" table:formula="of:=(((2008-2007)*([.BB203]-[.AW203]))/(2012-2007))+[.AW203]" office:value-type="float" office:value="2296.8">
            <text:p>2296.8</text:p>
          </table:table-cell>
          <table:table-cell table:style-name="ce3" table:formula="of:=(((2009-2007)*([.BB203]-[.AW203]))/(2012-2007))+[.AW203]" office:value-type="float" office:value="2263.6">
            <text:p>2263.6</text:p>
          </table:table-cell>
          <table:table-cell table:style-name="ce3" table:formula="of:=(((2010-2007)*([.BB203]-[.AW203]))/(2012-2007))+[.AW203]" office:value-type="float" office:value="2230.4">
            <text:p>2230.4</text:p>
          </table:table-cell>
          <table:table-cell table:style-name="ce3" table:formula="of:=(((2011-2007)*([.BB203]-[.AW203]))/(2012-2007))+[.AW203]" office:value-type="float" office:value="2197.2">
            <text:p>2197.2</text:p>
          </table:table-cell>
          <table:table-cell office:value-type="float" office:value="2164">
            <text:p>2164.0</text:p>
          </table:table-cell>
          <table:table-cell table:number-columns-repeated="970"/>
        </table:table-row>
        <table:table-row table:style-name="ro1">
          <table:table-cell office:value-type="string">
            <text:p>Sweden</text:p>
          </table:table-cell>
          <table:table-cell office:value-type="string">
            <text:p>United Republic of Tanzania</text:p>
          </table:table-cell>
          <table:table-cell table:style-name="Default" office:value-type="string">
            <text:p>9011.0</text:p>
          </table:table-cell>
          <table:table-cell table:style-name="Default" office:value-type="string">
            <text:p>7761.0</text:p>
          </table:table-cell>
          <table:table-cell table:style-name="Default" office:value-type="string">
            <text:p>6637.0</text:p>
          </table:table-cell>
          <table:table-cell table:style-name="Default" office:value-type="string">
            <text:p>5657.0</text:p>
          </table:table-cell>
          <table:table-cell table:style-name="Default" office:value-type="string">
            <text:p>4838.0</text:p>
          </table:table-cell>
          <table:table-cell table:style-name="Default" office:value-type="string">
            <text:p>4147.0</text:p>
          </table:table-cell>
          <table:table-cell table:style-name="Default" office:value-type="string">
            <text:p>3535.0</text:p>
          </table:table-cell>
          <table:table-cell table:style-name="Default" office:value-type="string">
            <text:p>3047.0</text:p>
          </table:table-cell>
          <table:table-cell table:style-name="Default" office:value-type="string">
            <text:p>2687.0</text:p>
          </table:table-cell>
          <table:table-cell table:style-name="Default" office:value-type="string">
            <text:p>2344.0</text:p>
          </table:table-cell>
          <table:table-cell table:style-name="Default" office:value-type="string">
            <text:p>2020.0</text:p>
          </table:table-cell>
          <table:table-cell office:value-type="float" office:value="21064">
            <text:p>21064.0</text:p>
          </table:table-cell>
          <table:table-cell table:style-name="ce3" table:formula="of:=(((1973-1972)*([.S204]-[.N204]))/(1977-1972))+[.N204]" office:value-type="float" office:value="20998.6">
            <text:p>20998.6</text:p>
          </table:table-cell>
          <table:table-cell table:style-name="ce3" table:formula="of:=(((1974-1972)*([.S204]-[.N204]))/(1977-1972))+[.N204]" office:value-type="float" office:value="20933.2">
            <text:p>20933.2</text:p>
          </table:table-cell>
          <table:table-cell table:style-name="ce3" table:formula="of:=(((1975-1972)*([.S204]-[.N204]))/(1977-1972))+[.N204]" office:value-type="float" office:value="20867.8">
            <text:p>20867.8</text:p>
          </table:table-cell>
          <table:table-cell table:style-name="ce3" table:formula="of:=(((1976-1972)*([.S204]-[.N204]))/(1977-1972))+[.N204]" office:value-type="float" office:value="20802.4">
            <text:p>20802.4</text:p>
          </table:table-cell>
          <table:table-cell office:value-type="float" office:value="20737">
            <text:p>20737.0</text:p>
          </table:table-cell>
          <table:table-cell table:style-name="ce3" table:formula="of:=(((1978-1977)*([.X204]-[.S204]))/(1982-1977))+[.S204]" office:value-type="float" office:value="20698.6">
            <text:p>20698.6</text:p>
          </table:table-cell>
          <table:table-cell table:style-name="ce3" table:formula="of:=(((1979-1977)*([.X204]-[.S204]))/(1982-1977))+[.S204]" office:value-type="float" office:value="20660.2">
            <text:p>20660.2</text:p>
          </table:table-cell>
          <table:table-cell table:style-name="ce3" table:formula="of:=(((1980-1977)*([.X204]-[.S204]))/(1982-1977))+[.S204]" office:value-type="float" office:value="20621.8">
            <text:p>20621.8</text:p>
          </table:table-cell>
          <table:table-cell table:style-name="ce3" table:formula="of:=(((1981-1977)*([.X204]-[.S204]))/(1982-1977))+[.S204]" office:value-type="float" office:value="20583.4">
            <text:p>20583.4</text:p>
          </table:table-cell>
          <table:table-cell office:value-type="float" office:value="20545">
            <text:p>20545.0</text:p>
          </table:table-cell>
          <table:table-cell table:style-name="ce3" table:formula="of:=(((1983-1982)*([.AC204]-[.X204]))/(1987-1982))+[.X204]" office:value-type="float" office:value="20501.2">
            <text:p>20501.2</text:p>
          </table:table-cell>
          <table:table-cell table:style-name="ce3" table:formula="of:=(((1984-1982)*([.AC204]-[.X204]))/(1987-1982))+[.X204]" office:value-type="float" office:value="20457.4">
            <text:p>20457.4</text:p>
          </table:table-cell>
          <table:table-cell table:style-name="ce3" table:formula="of:=(((1985-1982)*([.AC204]-[.X204]))/(1987-1982))+[.X204]" office:value-type="float" office:value="20413.6">
            <text:p>20413.6</text:p>
          </table:table-cell>
          <table:table-cell table:style-name="ce3" table:formula="of:=(((1986-1982)*([.AC204]-[.X204]))/(1987-1982))+[.X204]" office:value-type="float" office:value="20369.8">
            <text:p>20369.8</text:p>
          </table:table-cell>
          <table:table-cell office:value-type="float" office:value="20326">
            <text:p>20326.0</text:p>
          </table:table-cell>
          <table:table-cell table:style-name="ce3" table:formula="of:=(((1988-1987)*([.AH204]-[.AC204]))/(1992-1987))+[.AC204]" office:value-type="float" office:value="20201.4">
            <text:p>20201.4</text:p>
          </table:table-cell>
          <table:table-cell table:style-name="ce3" table:formula="of:=(((1989-1987)*([.AH204]-[.AC204]))/(1992-1987))+[.AC204]" office:value-type="float" office:value="20076.8">
            <text:p>20076.8</text:p>
          </table:table-cell>
          <table:table-cell table:style-name="ce3" table:formula="of:=(((1990-1987)*([.AH204]-[.AC204]))/(1992-1987))+[.AC204]" office:value-type="float" office:value="19952.2">
            <text:p>19952.2</text:p>
          </table:table-cell>
          <table:table-cell table:style-name="ce3" table:formula="of:=(((1991-1987)*([.AH204]-[.AC204]))/(1992-1987))+[.AC204]" office:value-type="float" office:value="19827.6">
            <text:p>19827.6</text:p>
          </table:table-cell>
          <table:table-cell office:value-type="float" office:value="19703">
            <text:p>19703.0</text:p>
          </table:table-cell>
          <table:table-cell table:style-name="ce3" table:formula="of:=(((1993-1992)*([.AM204]-[.AH204]))/(1997-1992))+[.AH204]" office:value-type="float" office:value="19625">
            <text:p>19625.0</text:p>
          </table:table-cell>
          <table:table-cell table:style-name="ce3" table:formula="of:=(((1994-1992)*([.AM204]-[.AH204]))/(1997-1992))+[.AH204]" office:value-type="float" office:value="19547">
            <text:p>19547.0</text:p>
          </table:table-cell>
          <table:table-cell table:style-name="ce3" table:formula="of:=(((1995-1992)*([.AM204]-[.AH204]))/(1997-1992))+[.AH204]" office:value-type="float" office:value="19469">
            <text:p>19469.0</text:p>
          </table:table-cell>
          <table:table-cell table:style-name="ce3" table:formula="of:=(((1996-1992)*([.AM204]-[.AH204]))/(1997-1992))+[.AH204]" office:value-type="float" office:value="19391">
            <text:p>19391.0</text:p>
          </table:table-cell>
          <table:table-cell office:value-type="float" office:value="19313">
            <text:p>19313.0</text:p>
          </table:table-cell>
          <table:table-cell table:style-name="ce3" table:formula="of:=(((1998-1997)*([.AR204]-[.AM204]))/(2002-1997))+[.AM204]" office:value-type="float" office:value="19292.2">
            <text:p>19292.2</text:p>
          </table:table-cell>
          <table:table-cell table:style-name="ce3" table:formula="of:=(((1999-1997)*([.AR204]-[.AM204]))/(2002-1997))+[.AM204]" office:value-type="float" office:value="19271.4">
            <text:p>19271.4</text:p>
          </table:table-cell>
          <table:table-cell table:style-name="ce3" table:formula="of:=(((2000-1997)*([.AR204]-[.AM204]))/(2002-1997))+[.AM204]" office:value-type="float" office:value="19250.6">
            <text:p>19250.6</text:p>
          </table:table-cell>
          <table:table-cell table:style-name="ce3" table:formula="of:=(((2001-1997)*([.AR204]-[.AM204]))/(2002-1997))+[.AM204]" office:value-type="float" office:value="19229.8">
            <text:p>19229.8</text:p>
          </table:table-cell>
          <table:table-cell office:value-type="float" office:value="19209">
            <text:p>19209.0</text:p>
          </table:table-cell>
          <table:table-cell table:style-name="ce3" table:formula="of:=(((2003-2002)*([.AW204]-[.AR204]))/(2007-2002))+[.AR204]" office:value-type="float" office:value="19100.4">
            <text:p>19100.4</text:p>
          </table:table-cell>
          <table:table-cell table:style-name="ce3" table:formula="of:=(((2004-2002)*([.AW204]-[.AR204]))/(2007-2002))+[.AR204]" office:value-type="float" office:value="18991.8">
            <text:p>18991.8</text:p>
          </table:table-cell>
          <table:table-cell table:style-name="ce3" table:formula="of:=(((2005-2002)*([.AW204]-[.AR204]))/(2007-2002))+[.AR204]" office:value-type="float" office:value="18883.2">
            <text:p>18883.2</text:p>
          </table:table-cell>
          <table:table-cell table:style-name="ce3" table:formula="of:=(((2006-2002)*([.AW204]-[.AR204]))/(2007-2002))+[.AR204]" office:value-type="float" office:value="18774.6">
            <text:p>18774.6</text:p>
          </table:table-cell>
          <table:table-cell office:value-type="float" office:value="18666">
            <text:p>18666.0</text:p>
          </table:table-cell>
          <table:table-cell table:style-name="ce3" table:formula="of:=(((2008-2007)*([.BB204]-[.AW204]))/(2012-2007))+[.AW204]" office:value-type="float" office:value="18534.6">
            <text:p>18534.6</text:p>
          </table:table-cell>
          <table:table-cell table:style-name="ce3" table:formula="of:=(((2009-2007)*([.BB204]-[.AW204]))/(2012-2007))+[.AW204]" office:value-type="float" office:value="18403.2">
            <text:p>18403.2</text:p>
          </table:table-cell>
          <table:table-cell table:style-name="ce3" table:formula="of:=(((2010-2007)*([.BB204]-[.AW204]))/(2012-2007))+[.AW204]" office:value-type="float" office:value="18271.8">
            <text:p>18271.8</text:p>
          </table:table-cell>
          <table:table-cell table:style-name="ce3" table:formula="of:=(((2011-2007)*([.BB204]-[.AW204]))/(2012-2007))+[.AW204]" office:value-type="float" office:value="18140.4">
            <text:p>18140.4</text:p>
          </table:table-cell>
          <table:table-cell office:value-type="float" office:value="18009">
            <text:p>18009.0</text:p>
          </table:table-cell>
          <table:table-cell table:number-columns-repeated="970"/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United States of America</text:p>
          </table:table-cell>
          <table:table-cell table:style-name="Default" office:value-type="string">
            <text:p>15988.0</text:p>
          </table:table-cell>
          <table:table-cell table:style-name="Default" office:value-type="string">
            <text:p>15065.0</text:p>
          </table:table-cell>
          <table:table-cell table:style-name="Default" office:value-type="string">
            <text:p>14392.0</text:p>
          </table:table-cell>
          <table:table-cell table:style-name="Default" office:value-type="string">
            <text:p>13745.0</text:p>
          </table:table-cell>
          <table:table-cell table:style-name="Default" office:value-type="string">
            <text:p>13101.0</text:p>
          </table:table-cell>
          <table:table-cell table:style-name="Default" office:value-type="string">
            <text:p>12480.0</text:p>
          </table:table-cell>
          <table:table-cell table:style-name="Default" office:value-type="string">
            <text:p>11883.0</text:p>
          </table:table-cell>
          <table:table-cell table:style-name="Default" office:value-type="string">
            <text:p>11256.0</text:p>
          </table:table-cell>
          <table:table-cell table:style-name="Default" office:value-type="string">
            <text:p>10639.0</text:p>
          </table:table-cell>
          <table:table-cell table:style-name="Default" office:value-type="string">
            <text:p>10153.0</text:p>
          </table:table-cell>
          <table:table-cell table:style-name="Default" office:value-type="string">
            <text:p>9718.0</text:p>
          </table:table-cell>
          <table:table-cell office:value-type="float" office:value="6443">
            <text:p>6443.0</text:p>
          </table:table-cell>
          <table:table-cell table:style-name="ce3" table:formula="of:=(((1973-1972)*([.S205]-[.N205]))/(1977-1972))+[.N205]" office:value-type="float" office:value="6428.6">
            <text:p>6428.6</text:p>
          </table:table-cell>
          <table:table-cell table:style-name="ce3" table:formula="of:=(((1974-1972)*([.S205]-[.N205]))/(1977-1972))+[.N205]" office:value-type="float" office:value="6414.2">
            <text:p>6414.2</text:p>
          </table:table-cell>
          <table:table-cell table:style-name="ce3" table:formula="of:=(((1975-1972)*([.S205]-[.N205]))/(1977-1972))+[.N205]" office:value-type="float" office:value="6399.8">
            <text:p>6399.8</text:p>
          </table:table-cell>
          <table:table-cell table:style-name="ce3" table:formula="of:=(((1976-1972)*([.S205]-[.N205]))/(1977-1972))+[.N205]" office:value-type="float" office:value="6385.4">
            <text:p>6385.4</text:p>
          </table:table-cell>
          <table:table-cell office:value-type="float" office:value="6371">
            <text:p>6371.0</text:p>
          </table:table-cell>
          <table:table-cell table:style-name="ce3" table:formula="of:=(((1978-1977)*([.X205]-[.S205]))/(1982-1977))+[.S205]" office:value-type="float" office:value="6371">
            <text:p>6371.0</text:p>
          </table:table-cell>
          <table:table-cell table:style-name="ce3" table:formula="of:=(((1979-1977)*([.X205]-[.S205]))/(1982-1977))+[.S205]" office:value-type="float" office:value="6371">
            <text:p>6371.0</text:p>
          </table:table-cell>
          <table:table-cell table:style-name="ce3" table:formula="of:=(((1980-1977)*([.X205]-[.S205]))/(1982-1977))+[.S205]" office:value-type="float" office:value="6371">
            <text:p>6371.0</text:p>
          </table:table-cell>
          <table:table-cell table:style-name="ce3" table:formula="of:=(((1981-1977)*([.X205]-[.S205]))/(1982-1977))+[.S205]" office:value-type="float" office:value="6371">
            <text:p>6371.0</text:p>
          </table:table-cell>
          <table:table-cell office:value-type="float" office:value="6371">
            <text:p>6371.0</text:p>
          </table:table-cell>
          <table:table-cell table:style-name="ce3" table:formula="of:=(((1983-1982)*([.AC205]-[.X205]))/(1987-1982))+[.X205]" office:value-type="float" office:value="6334">
            <text:p>6334.0</text:p>
          </table:table-cell>
          <table:table-cell table:style-name="ce3" table:formula="of:=(((1984-1982)*([.AC205]-[.X205]))/(1987-1982))+[.X205]" office:value-type="float" office:value="6297">
            <text:p>6297.0</text:p>
          </table:table-cell>
          <table:table-cell table:style-name="ce3" table:formula="of:=(((1985-1982)*([.AC205]-[.X205]))/(1987-1982))+[.X205]" office:value-type="float" office:value="6260">
            <text:p>6260.0</text:p>
          </table:table-cell>
          <table:table-cell table:style-name="ce3" table:formula="of:=(((1986-1982)*([.AC205]-[.X205]))/(1987-1982))+[.X205]" office:value-type="float" office:value="6223">
            <text:p>6223.0</text:p>
          </table:table-cell>
          <table:table-cell office:value-type="float" office:value="6186">
            <text:p>6186.0</text:p>
          </table:table-cell>
          <table:table-cell table:style-name="ce3" table:formula="of:=(((1988-1987)*([.AH205]-[.AC205]))/(1992-1987))+[.AC205]" office:value-type="float" office:value="6134.4">
            <text:p>6134.4</text:p>
          </table:table-cell>
          <table:table-cell table:style-name="ce3" table:formula="of:=(((1989-1987)*([.AH205]-[.AC205]))/(1992-1987))+[.AC205]" office:value-type="float" office:value="6082.8">
            <text:p>6082.8</text:p>
          </table:table-cell>
          <table:table-cell table:style-name="ce3" table:formula="of:=(((1990-1987)*([.AH205]-[.AC205]))/(1992-1987))+[.AC205]" office:value-type="float" office:value="6031.2">
            <text:p>6031.2</text:p>
          </table:table-cell>
          <table:table-cell table:style-name="ce3" table:formula="of:=(((1991-1987)*([.AH205]-[.AC205]))/(1992-1987))+[.AC205]" office:value-type="float" office:value="5979.6">
            <text:p>5979.6</text:p>
          </table:table-cell>
          <table:table-cell office:value-type="float" office:value="5928">
            <text:p>5928.0</text:p>
          </table:table-cell>
          <table:table-cell table:style-name="ce3" table:formula="of:=(((1993-1992)*([.AM205]-[.AH205]))/(1997-1992))+[.AH205]" office:value-type="float" office:value="5882">
            <text:p>5882.0</text:p>
          </table:table-cell>
          <table:table-cell table:style-name="ce3" table:formula="of:=(((1994-1992)*([.AM205]-[.AH205]))/(1997-1992))+[.AH205]" office:value-type="float" office:value="5836">
            <text:p>5836.0</text:p>
          </table:table-cell>
          <table:table-cell table:style-name="ce3" table:formula="of:=(((1995-1992)*([.AM205]-[.AH205]))/(1997-1992))+[.AH205]" office:value-type="float" office:value="5790">
            <text:p>5790.0</text:p>
          </table:table-cell>
          <table:table-cell table:style-name="ce3" table:formula="of:=(((1996-1992)*([.AM205]-[.AH205]))/(1997-1992))+[.AH205]" office:value-type="float" office:value="5744">
            <text:p>5744.0</text:p>
          </table:table-cell>
          <table:table-cell office:value-type="float" office:value="5698">
            <text:p>5698.0</text:p>
          </table:table-cell>
          <table:table-cell table:style-name="ce3" table:formula="of:=(((1998-1997)*([.AR205]-[.AM205]))/(2002-1997))+[.AM205]" office:value-type="float" office:value="5672.2">
            <text:p>5672.2</text:p>
          </table:table-cell>
          <table:table-cell table:style-name="ce3" table:formula="of:=(((1999-1997)*([.AR205]-[.AM205]))/(2002-1997))+[.AM205]" office:value-type="float" office:value="5646.4">
            <text:p>5646.4</text:p>
          </table:table-cell>
          <table:table-cell table:style-name="ce3" table:formula="of:=(((2000-1997)*([.AR205]-[.AM205]))/(2002-1997))+[.AM205]" office:value-type="float" office:value="5620.6">
            <text:p>5620.6</text:p>
          </table:table-cell>
          <table:table-cell table:style-name="ce3" table:formula="of:=(((2001-1997)*([.AR205]-[.AM205]))/(2002-1997))+[.AM205]" office:value-type="float" office:value="5594.8">
            <text:p>5594.8</text:p>
          </table:table-cell>
          <table:table-cell office:value-type="float" office:value="5569">
            <text:p>5569.0</text:p>
          </table:table-cell>
          <table:table-cell table:style-name="ce3" table:formula="of:=(((2003-2002)*([.AW205]-[.AR205]))/(2007-2002))+[.AR205]" office:value-type="float" office:value="5529.4">
            <text:p>5529.4</text:p>
          </table:table-cell>
          <table:table-cell table:style-name="ce3" table:formula="of:=(((2004-2002)*([.AW205]-[.AR205]))/(2007-2002))+[.AR205]" office:value-type="float" office:value="5489.8">
            <text:p>5489.8</text:p>
          </table:table-cell>
          <table:table-cell table:style-name="ce3" table:formula="of:=(((2005-2002)*([.AW205]-[.AR205]))/(2007-2002))+[.AR205]" office:value-type="float" office:value="5450.2">
            <text:p>5450.2</text:p>
          </table:table-cell>
          <table:table-cell table:style-name="ce3" table:formula="of:=(((2006-2002)*([.AW205]-[.AR205]))/(2007-2002))+[.AR205]" office:value-type="float" office:value="5410.6">
            <text:p>5410.6</text:p>
          </table:table-cell>
          <table:table-cell office:value-type="float" office:value="5371">
            <text:p>5371.0</text:p>
          </table:table-cell>
          <table:table-cell table:style-name="ce3" table:formula="of:=(((2008-2007)*([.BB205]-[.AW205]))/(2012-2007))+[.AW205]" office:value-type="float" office:value="5341.6">
            <text:p>5341.6</text:p>
          </table:table-cell>
          <table:table-cell table:style-name="ce3" table:formula="of:=(((2009-2007)*([.BB205]-[.AW205]))/(2012-2007))+[.AW205]" office:value-type="float" office:value="5312.2">
            <text:p>5312.2</text:p>
          </table:table-cell>
          <table:table-cell table:style-name="ce3" table:formula="of:=(((2010-2007)*([.BB205]-[.AW205]))/(2012-2007))+[.AW205]" office:value-type="float" office:value="5282.8">
            <text:p>5282.8</text:p>
          </table:table-cell>
          <table:table-cell table:style-name="ce3" table:formula="of:=(((2011-2007)*([.BB205]-[.AW205]))/(2012-2007))+[.AW205]" office:value-type="float" office:value="5253.4">
            <text:p>5253.4</text:p>
          </table:table-cell>
          <table:table-cell office:value-type="float" office:value="5224">
            <text:p>5224.0</text:p>
          </table:table-cell>
          <table:table-cell table:number-columns-repeated="970"/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Uruguay</text:p>
          </table:table-cell>
          <table:table-cell table:style-name="Default" office:value-type="string">
            <text:p>53400.0</text:p>
          </table:table-cell>
          <table:table-cell table:style-name="Default" office:value-type="string">
            <text:p>50564.0</text:p>
          </table:table-cell>
          <table:table-cell table:style-name="Default" office:value-type="string">
            <text:p>49273.0</text:p>
          </table:table-cell>
          <table:table-cell table:style-name="Default" office:value-type="string">
            <text:p>48669.0</text:p>
          </table:table-cell>
          <table:table-cell table:style-name="Default" office:value-type="string">
            <text:p>47071.0</text:p>
          </table:table-cell>
          <table:table-cell table:style-name="Default" office:value-type="string">
            <text:p>45589.0</text:p>
          </table:table-cell>
          <table:table-cell table:style-name="Default" office:value-type="string">
            <text:p>44071.0</text:p>
          </table:table-cell>
          <table:table-cell table:style-name="Default" office:value-type="string">
            <text:p>42521.0</text:p>
          </table:table-cell>
          <table:table-cell table:style-name="Default" office:value-type="string">
            <text:p>41805.0</text:p>
          </table:table-cell>
          <table:table-cell table:style-name="Default" office:value-type="string">
            <text:p>41667.0</text:p>
          </table:table-cell>
          <table:table-cell table:style-name="Default" office:value-type="string">
            <text:p>40991.0</text:p>
          </table:table-cell>
          <table:table-cell office:value-type="float" office:value="1046">
            <text:p>1046.0</text:p>
          </table:table-cell>
          <table:table-cell table:style-name="ce3" table:formula="of:=(((1973-1972)*([.S206]-[.N206]))/(1977-1972))+[.N206]" office:value-type="float" office:value="1013.78">
            <text:p>1013.8</text:p>
          </table:table-cell>
          <table:table-cell table:style-name="ce3" table:formula="of:=(((1974-1972)*([.S206]-[.N206]))/(1977-1972))+[.N206]" office:value-type="float" office:value="981.56">
            <text:p>981.6</text:p>
          </table:table-cell>
          <table:table-cell table:style-name="ce3" table:formula="of:=(((1975-1972)*([.S206]-[.N206]))/(1977-1972))+[.N206]" office:value-type="float" office:value="949.34">
            <text:p>949.3</text:p>
          </table:table-cell>
          <table:table-cell table:style-name="ce3" table:formula="of:=(((1976-1972)*([.S206]-[.N206]))/(1977-1972))+[.N206]" office:value-type="float" office:value="917.12">
            <text:p>917.1</text:p>
          </table:table-cell>
          <table:table-cell office:value-type="float" office:value="884.9">
            <text:p>884.9</text:p>
          </table:table-cell>
          <table:table-cell table:style-name="ce3" table:formula="of:=(((1978-1977)*([.X206]-[.S206]))/(1982-1977))+[.S206]" office:value-type="float" office:value="857.32">
            <text:p>857.3</text:p>
          </table:table-cell>
          <table:table-cell table:style-name="ce3" table:formula="of:=(((1979-1977)*([.X206]-[.S206]))/(1982-1977))+[.S206]" office:value-type="float" office:value="829.74">
            <text:p>829.7</text:p>
          </table:table-cell>
          <table:table-cell table:style-name="ce3" table:formula="of:=(((1980-1977)*([.X206]-[.S206]))/(1982-1977))+[.S206]" office:value-type="float" office:value="802.16">
            <text:p>802.2</text:p>
          </table:table-cell>
          <table:table-cell table:style-name="ce3" table:formula="of:=(((1981-1977)*([.X206]-[.S206]))/(1982-1977))+[.S206]" office:value-type="float" office:value="774.58">
            <text:p>774.6</text:p>
          </table:table-cell>
          <table:table-cell office:value-type="float" office:value="747">
            <text:p>747.0</text:p>
          </table:table-cell>
          <table:table-cell table:style-name="ce3" table:formula="of:=(((1983-1982)*([.AC206]-[.X206]))/(1987-1982))+[.X206]" office:value-type="float" office:value="724.2">
            <text:p>724.2</text:p>
          </table:table-cell>
          <table:table-cell table:style-name="ce3" table:formula="of:=(((1984-1982)*([.AC206]-[.X206]))/(1987-1982))+[.X206]" office:value-type="float" office:value="701.4">
            <text:p>701.4</text:p>
          </table:table-cell>
          <table:table-cell table:style-name="ce3" table:formula="of:=(((1985-1982)*([.AC206]-[.X206]))/(1987-1982))+[.X206]" office:value-type="float" office:value="678.6">
            <text:p>678.6</text:p>
          </table:table-cell>
          <table:table-cell table:style-name="ce3" table:formula="of:=(((1986-1982)*([.AC206]-[.X206]))/(1987-1982))+[.X206]" office:value-type="float" office:value="655.8">
            <text:p>655.8</text:p>
          </table:table-cell>
          <table:table-cell office:value-type="float" office:value="633">
            <text:p>633.0</text:p>
          </table:table-cell>
          <table:table-cell table:style-name="ce3" table:formula="of:=(((1988-1987)*([.AH206]-[.AC206]))/(1992-1987))+[.AC206]" office:value-type="float" office:value="615.6">
            <text:p>615.6</text:p>
          </table:table-cell>
          <table:table-cell table:style-name="ce3" table:formula="of:=(((1989-1987)*([.AH206]-[.AC206]))/(1992-1987))+[.AC206]" office:value-type="float" office:value="598.2">
            <text:p>598.2</text:p>
          </table:table-cell>
          <table:table-cell table:style-name="ce3" table:formula="of:=(((1990-1987)*([.AH206]-[.AC206]))/(1992-1987))+[.AC206]" office:value-type="float" office:value="580.8">
            <text:p>580.8</text:p>
          </table:table-cell>
          <table:table-cell table:style-name="ce3" table:formula="of:=(((1991-1987)*([.AH206]-[.AC206]))/(1992-1987))+[.AC206]" office:value-type="float" office:value="563.4">
            <text:p>563.4</text:p>
          </table:table-cell>
          <table:table-cell office:value-type="float" office:value="546">
            <text:p>546.0</text:p>
          </table:table-cell>
          <table:table-cell table:style-name="ce3" table:formula="of:=(((1993-1992)*([.AM206]-[.AH206]))/(1997-1992))+[.AH206]" office:value-type="float" office:value="532.82">
            <text:p>532.8</text:p>
          </table:table-cell>
          <table:table-cell table:style-name="ce3" table:formula="of:=(((1994-1992)*([.AM206]-[.AH206]))/(1997-1992))+[.AH206]" office:value-type="float" office:value="519.64">
            <text:p>519.6</text:p>
          </table:table-cell>
          <table:table-cell table:style-name="ce3" table:formula="of:=(((1995-1992)*([.AM206]-[.AH206]))/(1997-1992))+[.AH206]" office:value-type="float" office:value="506.46">
            <text:p>506.5</text:p>
          </table:table-cell>
          <table:table-cell table:style-name="ce3" table:formula="of:=(((1996-1992)*([.AM206]-[.AH206]))/(1997-1992))+[.AH206]" office:value-type="float" office:value="493.28">
            <text:p>493.3</text:p>
          </table:table-cell>
          <table:table-cell office:value-type="float" office:value="480.1">
            <text:p>480.1</text:p>
          </table:table-cell>
          <table:table-cell table:style-name="ce3" table:formula="of:=(((1998-1997)*([.AR206]-[.AM206]))/(2002-1997))+[.AM206]" office:value-type="float" office:value="468.16">
            <text:p>468.2</text:p>
          </table:table-cell>
          <table:table-cell table:style-name="ce3" table:formula="of:=(((1999-1997)*([.AR206]-[.AM206]))/(2002-1997))+[.AM206]" office:value-type="float" office:value="456.22">
            <text:p>456.2</text:p>
          </table:table-cell>
          <table:table-cell table:style-name="ce3" table:formula="of:=(((2000-1997)*([.AR206]-[.AM206]))/(2002-1997))+[.AM206]" office:value-type="float" office:value="444.28">
            <text:p>444.3</text:p>
          </table:table-cell>
          <table:table-cell table:style-name="ce3" table:formula="of:=(((2001-1997)*([.AR206]-[.AM206]))/(2002-1997))+[.AM206]" office:value-type="float" office:value="432.34">
            <text:p>432.3</text:p>
          </table:table-cell>
          <table:table-cell office:value-type="float" office:value="420.4">
            <text:p>420.4</text:p>
          </table:table-cell>
          <table:table-cell table:style-name="ce3" table:formula="of:=(((2003-2002)*([.AW206]-[.AR206]))/(2007-2002))+[.AR206]" office:value-type="float" office:value="410.14">
            <text:p>410.1</text:p>
          </table:table-cell>
          <table:table-cell table:style-name="ce3" table:formula="of:=(((2004-2002)*([.AW206]-[.AR206]))/(2007-2002))+[.AR206]" office:value-type="float" office:value="399.88">
            <text:p>399.9</text:p>
          </table:table-cell>
          <table:table-cell table:style-name="ce3" table:formula="of:=(((2005-2002)*([.AW206]-[.AR206]))/(2007-2002))+[.AR206]" office:value-type="float" office:value="389.62">
            <text:p>389.6</text:p>
          </table:table-cell>
          <table:table-cell table:style-name="ce3" table:formula="of:=(((2006-2002)*([.AW206]-[.AR206]))/(2007-2002))+[.AR206]" office:value-type="float" office:value="379.36">
            <text:p>379.4</text:p>
          </table:table-cell>
          <table:table-cell office:value-type="float" office:value="369.1">
            <text:p>369.1</text:p>
          </table:table-cell>
          <table:table-cell table:style-name="ce3" table:formula="of:=(((2008-2007)*([.BB206]-[.AW206]))/(2012-2007))+[.AW206]" office:value-type="float" office:value="362.82">
            <text:p>362.8</text:p>
          </table:table-cell>
          <table:table-cell table:style-name="ce3" table:formula="of:=(((2009-2007)*([.BB206]-[.AW206]))/(2012-2007))+[.AW206]" office:value-type="float" office:value="356.54">
            <text:p>356.5</text:p>
          </table:table-cell>
          <table:table-cell table:style-name="ce3" table:formula="of:=(((2010-2007)*([.BB206]-[.AW206]))/(2012-2007))+[.AW206]" office:value-type="float" office:value="350.26">
            <text:p>350.3</text:p>
          </table:table-cell>
          <table:table-cell table:style-name="ce3" table:formula="of:=(((2011-2007)*([.BB206]-[.AW206]))/(2012-2007))+[.AW206]" office:value-type="float" office:value="343.98">
            <text:p>344.0</text:p>
          </table:table-cell>
          <table:table-cell office:value-type="float" office:value="337.7">
            <text:p>337.7</text:p>
          </table:table-cell>
          <table:table-cell table:number-columns-repeated="970"/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Uzbekistan</text:p>
          </table:table-cell>
          <table:table-cell table:style-name="Default" table:number-columns-repeated="6"/>
          <table:table-cell table:style-name="Default" office:value-type="string">
            <text:p>2273.0</text:p>
          </table:table-cell>
          <table:table-cell table:style-name="Default" office:value-type="string">
            <text:p>2058.0</text:p>
          </table:table-cell>
          <table:table-cell table:style-name="Default" office:value-type="string">
            <text:p>1934.0</text:p>
          </table:table-cell>
          <table:table-cell table:style-name="Default" office:value-type="string">
            <text:p>1844.0</text:p>
          </table:table-cell>
          <table:table-cell table:style-name="Default" office:value-type="string">
            <text:p>1741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207]-[.AC207]))/(1992-1987))+[.AC207]" office:value-type="float" office:value="2299.6">
            <text:p>2299.6</text:p>
          </table:table-cell>
          <table:table-cell table:style-name="ce3" table:formula="of:=(((1989-1987)*([.AH207]-[.AC207]))/(1992-1987))+[.AC207]" office:value-type="float" office:value="4599.2">
            <text:p>4599.2</text:p>
          </table:table-cell>
          <table:table-cell table:style-name="ce3" table:formula="of:=(((1990-1987)*([.AH207]-[.AC207]))/(1992-1987))+[.AC207]" office:value-type="float" office:value="6898.8">
            <text:p>6898.8</text:p>
          </table:table-cell>
          <table:table-cell table:style-name="ce3" table:formula="of:=(((1991-1987)*([.AH207]-[.AC207]))/(1992-1987))+[.AC207]" office:value-type="float" office:value="9198.4">
            <text:p>9198.4</text:p>
          </table:table-cell>
          <table:table-cell office:value-type="float" office:value="11498">
            <text:p>11498.0</text:p>
          </table:table-cell>
          <table:table-cell table:style-name="ce3" table:formula="of:=(((1993-1992)*([.AM207]-[.AH207]))/(1997-1992))+[.AH207]" office:value-type="float" office:value="11333.4">
            <text:p>11333.4</text:p>
          </table:table-cell>
          <table:table-cell table:style-name="ce3" table:formula="of:=(((1994-1992)*([.AM207]-[.AH207]))/(1997-1992))+[.AH207]" office:value-type="float" office:value="11168.8">
            <text:p>11168.8</text:p>
          </table:table-cell>
          <table:table-cell table:style-name="ce3" table:formula="of:=(((1995-1992)*([.AM207]-[.AH207]))/(1997-1992))+[.AH207]" office:value-type="float" office:value="11004.2">
            <text:p>11004.2</text:p>
          </table:table-cell>
          <table:table-cell table:style-name="ce3" table:formula="of:=(((1996-1992)*([.AM207]-[.AH207]))/(1997-1992))+[.AH207]" office:value-type="float" office:value="10839.6">
            <text:p>10839.6</text:p>
          </table:table-cell>
          <table:table-cell office:value-type="float" office:value="10675">
            <text:p>10675.0</text:p>
          </table:table-cell>
          <table:table-cell table:style-name="ce3" table:formula="of:=(((1998-1997)*([.AR207]-[.AM207]))/(2002-1997))+[.AM207]" office:value-type="float" office:value="10559">
            <text:p>10559.0</text:p>
          </table:table-cell>
          <table:table-cell table:style-name="ce3" table:formula="of:=(((1999-1997)*([.AR207]-[.AM207]))/(2002-1997))+[.AM207]" office:value-type="float" office:value="10443">
            <text:p>10443.0</text:p>
          </table:table-cell>
          <table:table-cell table:style-name="ce3" table:formula="of:=(((2000-1997)*([.AR207]-[.AM207]))/(2002-1997))+[.AM207]" office:value-type="float" office:value="10327">
            <text:p>10327.0</text:p>
          </table:table-cell>
          <table:table-cell table:style-name="ce3" table:formula="of:=(((2001-1997)*([.AR207]-[.AM207]))/(2002-1997))+[.AM207]" office:value-type="float" office:value="10211">
            <text:p>10211.0</text:p>
          </table:table-cell>
          <table:table-cell office:value-type="float" office:value="10095">
            <text:p>10095.0</text:p>
          </table:table-cell>
          <table:table-cell table:style-name="ce3" table:formula="of:=(((2003-2002)*([.AW207]-[.AR207]))/(2007-2002))+[.AR207]" office:value-type="float" office:value="9997.8">
            <text:p>9997.8</text:p>
          </table:table-cell>
          <table:table-cell table:style-name="ce3" table:formula="of:=(((2004-2002)*([.AW207]-[.AR207]))/(2007-2002))+[.AR207]" office:value-type="float" office:value="9900.6">
            <text:p>9900.6</text:p>
          </table:table-cell>
          <table:table-cell table:style-name="ce3" table:formula="of:=(((2005-2002)*([.AW207]-[.AR207]))/(2007-2002))+[.AR207]" office:value-type="float" office:value="9803.4">
            <text:p>9803.4</text:p>
          </table:table-cell>
          <table:table-cell table:style-name="ce3" table:formula="of:=(((2006-2002)*([.AW207]-[.AR207]))/(2007-2002))+[.AR207]" office:value-type="float" office:value="9706.2">
            <text:p>9706.2</text:p>
          </table:table-cell>
          <table:table-cell office:value-type="float" office:value="9609">
            <text:p>9609.0</text:p>
          </table:table-cell>
          <table:table-cell table:style-name="ce3" table:formula="of:=(((2008-2007)*([.BB207]-[.AW207]))/(2012-2007))+[.AW207]" office:value-type="float" office:value="9480.2">
            <text:p>9480.2</text:p>
          </table:table-cell>
          <table:table-cell table:style-name="ce3" table:formula="of:=(((2009-2007)*([.BB207]-[.AW207]))/(2012-2007))+[.AW207]" office:value-type="float" office:value="9351.4">
            <text:p>9351.4</text:p>
          </table:table-cell>
          <table:table-cell table:style-name="ce3" table:formula="of:=(((2010-2007)*([.BB207]-[.AW207]))/(2012-2007))+[.AW207]" office:value-type="float" office:value="9222.6">
            <text:p>9222.6</text:p>
          </table:table-cell>
          <table:table-cell table:style-name="ce3" table:formula="of:=(((2011-2007)*([.BB207]-[.AW207]))/(2012-2007))+[.AW207]" office:value-type="float" office:value="9093.8">
            <text:p>9093.8</text:p>
          </table:table-cell>
          <table:table-cell office:value-type="float" office:value="8965">
            <text:p>8965.0</text:p>
          </table:table-cell>
          <table:table-cell table:number-columns-repeated="970"/>
        </table:table-row>
        <table:table-row table:style-name="ro1">
          <table:table-cell office:value-type="string">
            <text:p>Thailand</text:p>
          </table:table-cell>
          <table:table-cell office:value-type="string">
            <text:p>Vanuatu</text:p>
          </table:table-cell>
          <table:table-cell table:style-name="Default" table:number-columns-repeated="11"/>
          <table:table-cell office:value-type="float" office:value="5740">
            <text:p>5740.0</text:p>
          </table:table-cell>
          <table:table-cell table:style-name="ce3" table:formula="of:=(((1973-1972)*([.S208]-[.N208]))/(1977-1972))+[.N208]" office:value-type="float" office:value="5601.4">
            <text:p>5601.4</text:p>
          </table:table-cell>
          <table:table-cell table:style-name="ce3" table:formula="of:=(((1974-1972)*([.S208]-[.N208]))/(1977-1972))+[.N208]" office:value-type="float" office:value="5462.8">
            <text:p>5462.8</text:p>
          </table:table-cell>
          <table:table-cell table:style-name="ce3" table:formula="of:=(((1975-1972)*([.S208]-[.N208]))/(1977-1972))+[.N208]" office:value-type="float" office:value="5324.2">
            <text:p>5324.2</text:p>
          </table:table-cell>
          <table:table-cell table:style-name="ce3" table:formula="of:=(((1976-1972)*([.S208]-[.N208]))/(1977-1972))+[.N208]" office:value-type="float" office:value="5185.6">
            <text:p>5185.6</text:p>
          </table:table-cell>
          <table:table-cell office:value-type="float" office:value="5047">
            <text:p>5047.0</text:p>
          </table:table-cell>
          <table:table-cell table:style-name="ce3" table:formula="of:=(((1978-1977)*([.X208]-[.S208]))/(1982-1977))+[.S208]" office:value-type="float" office:value="4946">
            <text:p>4946.0</text:p>
          </table:table-cell>
          <table:table-cell table:style-name="ce3" table:formula="of:=(((1979-1977)*([.X208]-[.S208]))/(1982-1977))+[.S208]" office:value-type="float" office:value="4845">
            <text:p>4845.0</text:p>
          </table:table-cell>
          <table:table-cell table:style-name="ce3" table:formula="of:=(((1980-1977)*([.X208]-[.S208]))/(1982-1977))+[.S208]" office:value-type="float" office:value="4744">
            <text:p>4744.0</text:p>
          </table:table-cell>
          <table:table-cell table:style-name="ce3" table:formula="of:=(((1981-1977)*([.X208]-[.S208]))/(1982-1977))+[.S208]" office:value-type="float" office:value="4643">
            <text:p>4643.0</text:p>
          </table:table-cell>
          <table:table-cell office:value-type="float" office:value="4542">
            <text:p>4542.0</text:p>
          </table:table-cell>
          <table:table-cell table:style-name="ce3" table:formula="of:=(((1983-1982)*([.AC208]-[.X208]))/(1987-1982))+[.X208]" office:value-type="float" office:value="4459.4">
            <text:p>4459.4</text:p>
          </table:table-cell>
          <table:table-cell table:style-name="ce3" table:formula="of:=(((1984-1982)*([.AC208]-[.X208]))/(1987-1982))+[.X208]" office:value-type="float" office:value="4376.8">
            <text:p>4376.8</text:p>
          </table:table-cell>
          <table:table-cell table:style-name="ce3" table:formula="of:=(((1985-1982)*([.AC208]-[.X208]))/(1987-1982))+[.X208]" office:value-type="float" office:value="4294.2">
            <text:p>4294.2</text:p>
          </table:table-cell>
          <table:table-cell table:style-name="ce3" table:formula="of:=(((1986-1982)*([.AC208]-[.X208]))/(1987-1982))+[.X208]" office:value-type="float" office:value="4211.6">
            <text:p>4211.6</text:p>
          </table:table-cell>
          <table:table-cell office:value-type="float" office:value="4129">
            <text:p>4129.0</text:p>
          </table:table-cell>
          <table:table-cell table:style-name="ce3" table:formula="of:=(((1988-1987)*([.AH208]-[.AC208]))/(1992-1987))+[.AC208]" office:value-type="float" office:value="4074.4">
            <text:p>4074.4</text:p>
          </table:table-cell>
          <table:table-cell table:style-name="ce3" table:formula="of:=(((1989-1987)*([.AH208]-[.AC208]))/(1992-1987))+[.AC208]" office:value-type="float" office:value="4019.8">
            <text:p>4019.8</text:p>
          </table:table-cell>
          <table:table-cell table:style-name="ce3" table:formula="of:=(((1990-1987)*([.AH208]-[.AC208]))/(1992-1987))+[.AC208]" office:value-type="float" office:value="3965.2">
            <text:p>3965.2</text:p>
          </table:table-cell>
          <table:table-cell table:style-name="ce3" table:formula="of:=(((1991-1987)*([.AH208]-[.AC208]))/(1992-1987))+[.AC208]" office:value-type="float" office:value="3910.6">
            <text:p>3910.6</text:p>
          </table:table-cell>
          <table:table-cell office:value-type="float" office:value="3856">
            <text:p>3856.0</text:p>
          </table:table-cell>
          <table:table-cell table:style-name="ce3" table:formula="of:=(((1993-1992)*([.AM208]-[.AH208]))/(1997-1992))+[.AH208]" office:value-type="float" office:value="3821.6">
            <text:p>3821.6</text:p>
          </table:table-cell>
          <table:table-cell table:style-name="ce3" table:formula="of:=(((1994-1992)*([.AM208]-[.AH208]))/(1997-1992))+[.AH208]" office:value-type="float" office:value="3787.2">
            <text:p>3787.2</text:p>
          </table:table-cell>
          <table:table-cell table:style-name="ce3" table:formula="of:=(((1995-1992)*([.AM208]-[.AH208]))/(1997-1992))+[.AH208]" office:value-type="float" office:value="3752.8">
            <text:p>3752.8</text:p>
          </table:table-cell>
          <table:table-cell table:style-name="ce3" table:formula="of:=(((1996-1992)*([.AM208]-[.AH208]))/(1997-1992))+[.AH208]" office:value-type="float" office:value="3718.4">
            <text:p>3718.4</text:p>
          </table:table-cell>
          <table:table-cell office:value-type="float" office:value="3684">
            <text:p>3684.0</text:p>
          </table:table-cell>
          <table:table-cell table:style-name="ce3" table:formula="of:=(((1998-1997)*([.AR208]-[.AM208]))/(2002-1997))+[.AM208]" office:value-type="float" office:value="3641.8">
            <text:p>3641.8</text:p>
          </table:table-cell>
          <table:table-cell table:style-name="ce3" table:formula="of:=(((1999-1997)*([.AR208]-[.AM208]))/(2002-1997))+[.AM208]" office:value-type="float" office:value="3599.6">
            <text:p>3599.6</text:p>
          </table:table-cell>
          <table:table-cell table:style-name="ce3" table:formula="of:=(((2000-1997)*([.AR208]-[.AM208]))/(2002-1997))+[.AM208]" office:value-type="float" office:value="3557.4">
            <text:p>3557.4</text:p>
          </table:table-cell>
          <table:table-cell table:style-name="ce3" table:formula="of:=(((2001-1997)*([.AR208]-[.AM208]))/(2002-1997))+[.AM208]" office:value-type="float" office:value="3515.2">
            <text:p>3515.2</text:p>
          </table:table-cell>
          <table:table-cell office:value-type="float" office:value="3473">
            <text:p>3473.0</text:p>
          </table:table-cell>
          <table:table-cell table:style-name="ce3" table:formula="of:=(((2003-2002)*([.AW208]-[.AR208]))/(2007-2002))+[.AR208]" office:value-type="float" office:value="3440.6">
            <text:p>3440.6</text:p>
          </table:table-cell>
          <table:table-cell table:style-name="ce3" table:formula="of:=(((2004-2002)*([.AW208]-[.AR208]))/(2007-2002))+[.AR208]" office:value-type="float" office:value="3408.2">
            <text:p>3408.2</text:p>
          </table:table-cell>
          <table:table-cell table:style-name="ce3" table:formula="of:=(((2005-2002)*([.AW208]-[.AR208]))/(2007-2002))+[.AR208]" office:value-type="float" office:value="3375.8">
            <text:p>3375.8</text:p>
          </table:table-cell>
          <table:table-cell table:style-name="ce3" table:formula="of:=(((2006-2002)*([.AW208]-[.AR208]))/(2007-2002))+[.AR208]" office:value-type="float" office:value="3343.4">
            <text:p>3343.4</text:p>
          </table:table-cell>
          <table:table-cell office:value-type="float" office:value="3311">
            <text:p>3311.0</text:p>
          </table:table-cell>
          <table:table-cell table:style-name="ce3" table:formula="of:=(((2008-2007)*([.BB208]-[.AW208]))/(2012-2007))+[.AW208]" office:value-type="float" office:value="3291.2">
            <text:p>3291.2</text:p>
          </table:table-cell>
          <table:table-cell table:style-name="ce3" table:formula="of:=(((2009-2007)*([.BB208]-[.AW208]))/(2012-2007))+[.AW208]" office:value-type="float" office:value="3271.4">
            <text:p>3271.4</text:p>
          </table:table-cell>
          <table:table-cell table:style-name="ce3" table:formula="of:=(((2010-2007)*([.BB208]-[.AW208]))/(2012-2007))+[.AW208]" office:value-type="float" office:value="3251.6">
            <text:p>3251.6</text:p>
          </table:table-cell>
          <table:table-cell table:style-name="ce3" table:formula="of:=(((2011-2007)*([.BB208]-[.AW208]))/(2012-2007))+[.AW208]" office:value-type="float" office:value="3231.8">
            <text:p>3231.8</text:p>
          </table:table-cell>
          <table:table-cell office:value-type="float" office:value="3212">
            <text:p>3212.0</text:p>
          </table:table-cell>
          <table:table-cell table:number-columns-repeated="970"/>
        </table:table-row>
        <table:table-row table:style-name="ro1">
          <table:table-cell office:value-type="string">
            <text:p>The former Yugoslav Republic of Macedonia</text:p>
          </table:table-cell>
          <table:table-cell office:value-type="string">
            <text:p>Venezuela (Bolivarian Republic of)</text:p>
          </table:table-cell>
          <table:table-cell table:style-name="Default" office:value-type="string">
            <text:p>151270.0</text:p>
          </table:table-cell>
          <table:table-cell table:style-name="Default" office:value-type="string">
            <text:p>127297.0</text:p>
          </table:table-cell>
          <table:table-cell table:style-name="Default" office:value-type="string">
            <text:p>107893.0</text:p>
          </table:table-cell>
          <table:table-cell table:style-name="Default" office:value-type="string">
            <text:p>90608.0</text:p>
          </table:table-cell>
          <table:table-cell table:style-name="Default" office:value-type="string">
            <text:p>77387.0</text:p>
          </table:table-cell>
          <table:table-cell table:style-name="Default" office:value-type="string">
            <text:p>67662.0</text:p>
          </table:table-cell>
          <table:table-cell table:style-name="Default" office:value-type="string">
            <text:p>59753.0</text:p>
          </table:table-cell>
          <table:table-cell table:style-name="Default" office:value-type="string">
            <text:p>53697.0</text:p>
          </table:table-cell>
          <table:table-cell table:style-name="Default" office:value-type="string">
            <text:p>48787.0</text:p>
          </table:table-cell>
          <table:table-cell table:style-name="Default" office:value-type="string">
            <text:p>44685.0</text:p>
          </table:table-cell>
          <table:table-cell table:style-name="Default" office:value-type="string">
            <text:p>41250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209]-[.AC209]))/(1992-1987))+[.AC209]" office:value-type="float" office:value="558.4">
            <text:p>558.4</text:p>
          </table:table-cell>
          <table:table-cell table:style-name="ce3" table:formula="of:=(((1989-1987)*([.AH209]-[.AC209]))/(1992-1987))+[.AC209]" office:value-type="float" office:value="1116.8">
            <text:p>1116.8</text:p>
          </table:table-cell>
          <table:table-cell table:style-name="ce3" table:formula="of:=(((1990-1987)*([.AH209]-[.AC209]))/(1992-1987))+[.AC209]" office:value-type="float" office:value="1675.2">
            <text:p>1675.2</text:p>
          </table:table-cell>
          <table:table-cell table:style-name="ce3" table:formula="of:=(((1991-1987)*([.AH209]-[.AC209]))/(1992-1987))+[.AC209]" office:value-type="float" office:value="2233.6">
            <text:p>2233.6</text:p>
          </table:table-cell>
          <table:table-cell office:value-type="float" office:value="2792">
            <text:p>2792.0</text:p>
          </table:table-cell>
          <table:table-cell table:style-name="ce3" table:formula="of:=(((1993-1992)*([.AM209]-[.AH209]))/(1997-1992))+[.AH209]" office:value-type="float" office:value="2778.2">
            <text:p>2778.2</text:p>
          </table:table-cell>
          <table:table-cell table:style-name="ce3" table:formula="of:=(((1994-1992)*([.AM209]-[.AH209]))/(1997-1992))+[.AH209]" office:value-type="float" office:value="2764.4">
            <text:p>2764.4</text:p>
          </table:table-cell>
          <table:table-cell table:style-name="ce3" table:formula="of:=(((1995-1992)*([.AM209]-[.AH209]))/(1997-1992))+[.AH209]" office:value-type="float" office:value="2750.6">
            <text:p>2750.6</text:p>
          </table:table-cell>
          <table:table-cell table:style-name="ce3" table:formula="of:=(((1996-1992)*([.AM209]-[.AH209]))/(1997-1992))+[.AH209]" office:value-type="float" office:value="2736.8">
            <text:p>2736.8</text:p>
          </table:table-cell>
          <table:table-cell office:value-type="float" office:value="2723">
            <text:p>2723.0</text:p>
          </table:table-cell>
          <table:table-cell table:style-name="ce3" table:formula="of:=(((1998-1997)*([.AR209]-[.AM209]))/(2002-1997))+[.AM209]" office:value-type="float" office:value="2712.6">
            <text:p>2712.6</text:p>
          </table:table-cell>
          <table:table-cell table:style-name="ce3" table:formula="of:=(((1999-1997)*([.AR209]-[.AM209]))/(2002-1997))+[.AM209]" office:value-type="float" office:value="2702.2">
            <text:p>2702.2</text:p>
          </table:table-cell>
          <table:table-cell table:style-name="ce3" table:formula="of:=(((2000-1997)*([.AR209]-[.AM209]))/(2002-1997))+[.AM209]" office:value-type="float" office:value="2691.8">
            <text:p>2691.8</text:p>
          </table:table-cell>
          <table:table-cell table:style-name="ce3" table:formula="of:=(((2001-1997)*([.AR209]-[.AM209]))/(2002-1997))+[.AM209]" office:value-type="float" office:value="2681.4">
            <text:p>2681.4</text:p>
          </table:table-cell>
          <table:table-cell office:value-type="float" office:value="2671">
            <text:p>2671.0</text:p>
          </table:table-cell>
          <table:table-cell table:style-name="ce3" table:formula="of:=(((2003-2002)*([.AW209]-[.AR209]))/(2007-2002))+[.AR209]" office:value-type="float" office:value="2664.2">
            <text:p>2664.2</text:p>
          </table:table-cell>
          <table:table-cell table:style-name="ce3" table:formula="of:=(((2004-2002)*([.AW209]-[.AR209]))/(2007-2002))+[.AR209]" office:value-type="float" office:value="2657.4">
            <text:p>2657.4</text:p>
          </table:table-cell>
          <table:table-cell table:style-name="ce3" table:formula="of:=(((2005-2002)*([.AW209]-[.AR209]))/(2007-2002))+[.AR209]" office:value-type="float" office:value="2650.6">
            <text:p>2650.6</text:p>
          </table:table-cell>
          <table:table-cell table:style-name="ce3" table:formula="of:=(((2006-2002)*([.AW209]-[.AR209]))/(2007-2002))+[.AR209]" office:value-type="float" office:value="2643.8">
            <text:p>2643.8</text:p>
          </table:table-cell>
          <table:table-cell office:value-type="float" office:value="2637">
            <text:p>2637.0</text:p>
          </table:table-cell>
          <table:table-cell table:style-name="ce3" table:formula="of:=(((2008-2007)*([.BB209]-[.AW209]))/(2012-2007))+[.AW209]" office:value-type="float" office:value="2632">
            <text:p>2632.0</text:p>
          </table:table-cell>
          <table:table-cell table:style-name="ce3" table:formula="of:=(((2009-2007)*([.BB209]-[.AW209]))/(2012-2007))+[.AW209]" office:value-type="float" office:value="2627">
            <text:p>2627.0</text:p>
          </table:table-cell>
          <table:table-cell table:style-name="ce3" table:formula="of:=(((2010-2007)*([.BB209]-[.AW209]))/(2012-2007))+[.AW209]" office:value-type="float" office:value="2622">
            <text:p>2622.0</text:p>
          </table:table-cell>
          <table:table-cell table:style-name="ce3" table:formula="of:=(((2011-2007)*([.BB209]-[.AW209]))/(2012-2007))+[.AW209]" office:value-type="float" office:value="2617">
            <text:p>2617.0</text:p>
          </table:table-cell>
          <table:table-cell office:value-type="float" office:value="2612">
            <text:p>2612.0</text:p>
          </table:table-cell>
          <table:table-cell table:number-columns-repeated="970"/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Viet Nam</text:p>
          </table:table-cell>
          <table:table-cell table:style-name="Default" office:value-type="string">
            <text:p>23910.0</text:p>
          </table:table-cell>
          <table:table-cell table:style-name="Default" office:value-type="string">
            <text:p>21108.0</text:p>
          </table:table-cell>
          <table:table-cell table:style-name="Default" office:value-type="string">
            <text:p>18813.0</text:p>
          </table:table-cell>
          <table:table-cell table:style-name="Default" office:value-type="string">
            <text:p>17170.0</text:p>
          </table:table-cell>
          <table:table-cell table:style-name="Default" office:value-type="string">
            <text:p>15699.0</text:p>
          </table:table-cell>
          <table:table-cell table:style-name="Default" office:value-type="string">
            <text:p>14036.0</text:p>
          </table:table-cell>
          <table:table-cell table:style-name="Default" office:value-type="string">
            <text:p>12632.0</text:p>
          </table:table-cell>
          <table:table-cell table:style-name="Default" office:value-type="string">
            <text:p>11616.0</text:p>
          </table:table-cell>
          <table:table-cell table:style-name="Default" office:value-type="string">
            <text:p>10982.0</text:p>
          </table:table-cell>
          <table:table-cell table:style-name="Default" office:value-type="string">
            <text:p>10400.0</text:p>
          </table:table-cell>
          <table:table-cell table:style-name="Default" office:value-type="string">
            <text:p>9853.0</text:p>
          </table:table-cell>
          <table:table-cell office:value-type="float" office:value="12876">
            <text:p>12876.0</text:p>
          </table:table-cell>
          <table:table-cell table:style-name="ce3" table:formula="of:=(((1973-1972)*([.S210]-[.N210]))/(1977-1972))+[.N210]" office:value-type="float" office:value="12900.4">
            <text:p>12900.4</text:p>
          </table:table-cell>
          <table:table-cell table:style-name="ce3" table:formula="of:=(((1974-1972)*([.S210]-[.N210]))/(1977-1972))+[.N210]" office:value-type="float" office:value="12924.8">
            <text:p>12924.8</text:p>
          </table:table-cell>
          <table:table-cell table:style-name="ce3" table:formula="of:=(((1975-1972)*([.S210]-[.N210]))/(1977-1972))+[.N210]" office:value-type="float" office:value="12949.2">
            <text:p>12949.2</text:p>
          </table:table-cell>
          <table:table-cell table:style-name="ce3" table:formula="of:=(((1976-1972)*([.S210]-[.N210]))/(1977-1972))+[.N210]" office:value-type="float" office:value="12973.6">
            <text:p>12973.6</text:p>
          </table:table-cell>
          <table:table-cell office:value-type="float" office:value="12998">
            <text:p>12998.0</text:p>
          </table:table-cell>
          <table:table-cell table:style-name="ce3" table:formula="of:=(((1978-1977)*([.X210]-[.S210]))/(1982-1977))+[.S210]" office:value-type="float" office:value="13150.4">
            <text:p>13150.4</text:p>
          </table:table-cell>
          <table:table-cell table:style-name="ce3" table:formula="of:=(((1979-1977)*([.X210]-[.S210]))/(1982-1977))+[.S210]" office:value-type="float" office:value="13302.8">
            <text:p>13302.8</text:p>
          </table:table-cell>
          <table:table-cell table:style-name="ce3" table:formula="of:=(((1980-1977)*([.X210]-[.S210]))/(1982-1977))+[.S210]" office:value-type="float" office:value="13455.2">
            <text:p>13455.2</text:p>
          </table:table-cell>
          <table:table-cell table:style-name="ce3" table:formula="of:=(((1981-1977)*([.X210]-[.S210]))/(1982-1977))+[.S210]" office:value-type="float" office:value="13607.6">
            <text:p>13607.6</text:p>
          </table:table-cell>
          <table:table-cell office:value-type="float" office:value="13760">
            <text:p>13760.0</text:p>
          </table:table-cell>
          <table:table-cell table:style-name="ce3" table:formula="of:=(((1983-1982)*([.AC210]-[.X210]))/(1987-1982))+[.X210]" office:value-type="float" office:value="13382.2">
            <text:p>13382.2</text:p>
          </table:table-cell>
          <table:table-cell table:style-name="ce3" table:formula="of:=(((1984-1982)*([.AC210]-[.X210]))/(1987-1982))+[.X210]" office:value-type="float" office:value="13004.4">
            <text:p>13004.4</text:p>
          </table:table-cell>
          <table:table-cell table:style-name="ce3" table:formula="of:=(((1985-1982)*([.AC210]-[.X210]))/(1987-1982))+[.X210]" office:value-type="float" office:value="12626.6">
            <text:p>12626.6</text:p>
          </table:table-cell>
          <table:table-cell table:style-name="ce3" table:formula="of:=(((1986-1982)*([.AC210]-[.X210]))/(1987-1982))+[.X210]" office:value-type="float" office:value="12248.8">
            <text:p>12248.8</text:p>
          </table:table-cell>
          <table:table-cell office:value-type="float" office:value="11871">
            <text:p>11871.0</text:p>
          </table:table-cell>
          <table:table-cell table:style-name="ce3" table:formula="of:=(((1988-1987)*([.AH210]-[.AC210]))/(1992-1987))+[.AC210]" office:value-type="float" office:value="11563.4">
            <text:p>11563.4</text:p>
          </table:table-cell>
          <table:table-cell table:style-name="ce3" table:formula="of:=(((1989-1987)*([.AH210]-[.AC210]))/(1992-1987))+[.AC210]" office:value-type="float" office:value="11255.8">
            <text:p>11255.8</text:p>
          </table:table-cell>
          <table:table-cell table:style-name="ce3" table:formula="of:=(((1990-1987)*([.AH210]-[.AC210]))/(1992-1987))+[.AC210]" office:value-type="float" office:value="10948.2">
            <text:p>10948.2</text:p>
          </table:table-cell>
          <table:table-cell table:style-name="ce3" table:formula="of:=(((1991-1987)*([.AH210]-[.AC210]))/(1992-1987))+[.AC210]" office:value-type="float" office:value="10640.6">
            <text:p>10640.6</text:p>
          </table:table-cell>
          <table:table-cell office:value-type="float" office:value="10333">
            <text:p>10333.0</text:p>
          </table:table-cell>
          <table:table-cell table:style-name="ce3" table:formula="of:=(((1993-1992)*([.AM210]-[.AH210]))/(1997-1992))+[.AH210]" office:value-type="float" office:value="10217.8">
            <text:p>10217.8</text:p>
          </table:table-cell>
          <table:table-cell table:style-name="ce3" table:formula="of:=(((1994-1992)*([.AM210]-[.AH210]))/(1997-1992))+[.AH210]" office:value-type="float" office:value="10102.6">
            <text:p>10102.6</text:p>
          </table:table-cell>
          <table:table-cell table:style-name="ce3" table:formula="of:=(((1995-1992)*([.AM210]-[.AH210]))/(1997-1992))+[.AH210]" office:value-type="float" office:value="9987.4">
            <text:p>9987.4</text:p>
          </table:table-cell>
          <table:table-cell table:style-name="ce3" table:formula="of:=(((1996-1992)*([.AM210]-[.AH210]))/(1997-1992))+[.AH210]" office:value-type="float" office:value="9872.2">
            <text:p>9872.2</text:p>
          </table:table-cell>
          <table:table-cell office:value-type="float" office:value="9757">
            <text:p>9757.0</text:p>
          </table:table-cell>
          <table:table-cell table:style-name="ce3" table:formula="of:=(((1998-1997)*([.AR210]-[.AM210]))/(2002-1997))+[.AM210]" office:value-type="float" office:value="9655.8">
            <text:p>9655.8</text:p>
          </table:table-cell>
          <table:table-cell table:style-name="ce3" table:formula="of:=(((1999-1997)*([.AR210]-[.AM210]))/(2002-1997))+[.AM210]" office:value-type="float" office:value="9554.6">
            <text:p>9554.6</text:p>
          </table:table-cell>
          <table:table-cell table:style-name="ce3" table:formula="of:=(((2000-1997)*([.AR210]-[.AM210]))/(2002-1997))+[.AM210]" office:value-type="float" office:value="9453.4">
            <text:p>9453.4</text:p>
          </table:table-cell>
          <table:table-cell table:style-name="ce3" table:formula="of:=(((2001-1997)*([.AR210]-[.AM210]))/(2002-1997))+[.AM210]" office:value-type="float" office:value="9352.2">
            <text:p>9352.2</text:p>
          </table:table-cell>
          <table:table-cell office:value-type="float" office:value="9251">
            <text:p>9251.0</text:p>
          </table:table-cell>
          <table:table-cell table:style-name="ce3" table:formula="of:=(((2003-2002)*([.AW210]-[.AR210]))/(2007-2002))+[.AR210]" office:value-type="float" office:value="8949.4">
            <text:p>8949.4</text:p>
          </table:table-cell>
          <table:table-cell table:style-name="ce3" table:formula="of:=(((2004-2002)*([.AW210]-[.AR210]))/(2007-2002))+[.AR210]" office:value-type="float" office:value="8647.8">
            <text:p>8647.8</text:p>
          </table:table-cell>
          <table:table-cell table:style-name="ce3" table:formula="of:=(((2005-2002)*([.AW210]-[.AR210]))/(2007-2002))+[.AR210]" office:value-type="float" office:value="8346.2">
            <text:p>8346.2</text:p>
          </table:table-cell>
          <table:table-cell table:style-name="ce3" table:formula="of:=(((2006-2002)*([.AW210]-[.AR210]))/(2007-2002))+[.AR210]" office:value-type="float" office:value="8044.6">
            <text:p>8044.6</text:p>
          </table:table-cell>
          <table:table-cell office:value-type="float" office:value="7743">
            <text:p>7743.0</text:p>
          </table:table-cell>
          <table:table-cell table:style-name="ce3" table:formula="of:=(((2008-2007)*([.BB210]-[.AW210]))/(2012-2007))+[.AW210]" office:value-type="float" office:value="7578.6">
            <text:p>7578.6</text:p>
          </table:table-cell>
          <table:table-cell table:style-name="ce3" table:formula="of:=(((2009-2007)*([.BB210]-[.AW210]))/(2012-2007))+[.AW210]" office:value-type="float" office:value="7414.2">
            <text:p>7414.2</text:p>
          </table:table-cell>
          <table:table-cell table:style-name="ce3" table:formula="of:=(((2010-2007)*([.BB210]-[.AW210]))/(2012-2007))+[.AW210]" office:value-type="float" office:value="7249.8">
            <text:p>7249.8</text:p>
          </table:table-cell>
          <table:table-cell table:style-name="ce3" table:formula="of:=(((2011-2007)*([.BB210]-[.AW210]))/(2012-2007))+[.AW210]" office:value-type="float" office:value="7085.4">
            <text:p>7085.4</text:p>
          </table:table-cell>
          <table:table-cell office:value-type="float" office:value="6921">
            <text:p>6921.0</text:p>
          </table:table-cell>
          <table:table-cell table:number-columns-repeated="970"/>
        </table:table-row>
        <table:table-row table:style-name="ro1">
          <table:table-cell office:value-type="string">
            <text:p>Togo</text:p>
          </table:table-cell>
          <table:table-cell office:value-type="string">
            <text:p>Yemen</text:p>
          </table:table-cell>
          <table:table-cell table:style-name="Default" office:value-type="string">
            <text:p>395.0</text:p>
          </table:table-cell>
          <table:table-cell table:style-name="Default" office:value-type="string">
            <text:p>359.4</text:p>
          </table:table-cell>
          <table:table-cell table:style-name="Default" office:value-type="string">
            <text:p>332.1</text:p>
          </table:table-cell>
          <table:table-cell table:style-name="Default" office:value-type="string">
            <text:p>295.6</text:p>
          </table:table-cell>
          <table:table-cell table:style-name="Default" office:value-type="string">
            <text:p>243.6</text:p>
          </table:table-cell>
          <table:table-cell table:style-name="Default" office:value-type="string">
            <text:p>199.1</text:p>
          </table:table-cell>
          <table:table-cell table:style-name="Default" office:value-type="string">
            <text:p>159.2</text:p>
          </table:table-cell>
          <table:table-cell table:style-name="Default" office:value-type="string">
            <text:p>129.4</text:p>
          </table:table-cell>
          <table:table-cell table:style-name="Default" office:value-type="string">
            <text:p>111.5</text:p>
          </table:table-cell>
          <table:table-cell table:style-name="Default" office:value-type="string">
            <text:p>95.69</text:p>
          </table:table-cell>
          <table:table-cell table:style-name="Default" office:value-type="string">
            <text:p>82.13</text:p>
          </table:table-cell>
          <table:table-cell office:value-type="float" office:value="5169">
            <text:p>5169.0</text:p>
          </table:table-cell>
          <table:table-cell table:style-name="ce3" table:formula="of:=(((1973-1972)*([.S211]-[.N211]))/(1977-1972))+[.N211]" office:value-type="float" office:value="5062.6">
            <text:p>5062.6</text:p>
          </table:table-cell>
          <table:table-cell table:style-name="ce3" table:formula="of:=(((1974-1972)*([.S211]-[.N211]))/(1977-1972))+[.N211]" office:value-type="float" office:value="4956.2">
            <text:p>4956.2</text:p>
          </table:table-cell>
          <table:table-cell table:style-name="ce3" table:formula="of:=(((1975-1972)*([.S211]-[.N211]))/(1977-1972))+[.N211]" office:value-type="float" office:value="4849.8">
            <text:p>4849.8</text:p>
          </table:table-cell>
          <table:table-cell table:style-name="ce3" table:formula="of:=(((1976-1972)*([.S211]-[.N211]))/(1977-1972))+[.N211]" office:value-type="float" office:value="4743.4">
            <text:p>4743.4</text:p>
          </table:table-cell>
          <table:table-cell office:value-type="float" office:value="4637">
            <text:p>4637.0</text:p>
          </table:table-cell>
          <table:table-cell table:style-name="ce3" table:formula="of:=(((1978-1977)*([.X211]-[.S211]))/(1982-1977))+[.S211]" office:value-type="float" office:value="4517.8">
            <text:p>4517.8</text:p>
          </table:table-cell>
          <table:table-cell table:style-name="ce3" table:formula="of:=(((1979-1977)*([.X211]-[.S211]))/(1982-1977))+[.S211]" office:value-type="float" office:value="4398.6">
            <text:p>4398.6</text:p>
          </table:table-cell>
          <table:table-cell table:style-name="ce3" table:formula="of:=(((1980-1977)*([.X211]-[.S211]))/(1982-1977))+[.S211]" office:value-type="float" office:value="4279.4">
            <text:p>4279.4</text:p>
          </table:table-cell>
          <table:table-cell table:style-name="ce3" table:formula="of:=(((1981-1977)*([.X211]-[.S211]))/(1982-1977))+[.S211]" office:value-type="float" office:value="4160.2">
            <text:p>4160.2</text:p>
          </table:table-cell>
          <table:table-cell office:value-type="float" office:value="4041">
            <text:p>4041.0</text:p>
          </table:table-cell>
          <table:table-cell table:style-name="ce3" table:formula="of:=(((1983-1982)*([.AC211]-[.X211]))/(1987-1982))+[.X211]" office:value-type="float" office:value="3914.6">
            <text:p>3914.6</text:p>
          </table:table-cell>
          <table:table-cell table:style-name="ce3" table:formula="of:=(((1984-1982)*([.AC211]-[.X211]))/(1987-1982))+[.X211]" office:value-type="float" office:value="3788.2">
            <text:p>3788.2</text:p>
          </table:table-cell>
          <table:table-cell table:style-name="ce3" table:formula="of:=(((1985-1982)*([.AC211]-[.X211]))/(1987-1982))+[.X211]" office:value-type="float" office:value="3661.8">
            <text:p>3661.8</text:p>
          </table:table-cell>
          <table:table-cell table:style-name="ce3" table:formula="of:=(((1986-1982)*([.AC211]-[.X211]))/(1987-1982))+[.X211]" office:value-type="float" office:value="3535.4">
            <text:p>3535.4</text:p>
          </table:table-cell>
          <table:table-cell office:value-type="float" office:value="3409">
            <text:p>3409.0</text:p>
          </table:table-cell>
          <table:table-cell table:style-name="ce3" table:formula="of:=(((1988-1987)*([.AH211]-[.AC211]))/(1992-1987))+[.AC211]" office:value-type="float" office:value="3328.8">
            <text:p>3328.8</text:p>
          </table:table-cell>
          <table:table-cell table:style-name="ce3" table:formula="of:=(((1989-1987)*([.AH211]-[.AC211]))/(1992-1987))+[.AC211]" office:value-type="float" office:value="3248.6">
            <text:p>3248.6</text:p>
          </table:table-cell>
          <table:table-cell table:style-name="ce3" table:formula="of:=(((1990-1987)*([.AH211]-[.AC211]))/(1992-1987))+[.AC211]" office:value-type="float" office:value="3168.4">
            <text:p>3168.4</text:p>
          </table:table-cell>
          <table:table-cell table:style-name="ce3" table:formula="of:=(((1991-1987)*([.AH211]-[.AC211]))/(1992-1987))+[.AC211]" office:value-type="float" office:value="3088.2">
            <text:p>3088.2</text:p>
          </table:table-cell>
          <table:table-cell office:value-type="float" office:value="3008">
            <text:p>3008.0</text:p>
          </table:table-cell>
          <table:table-cell table:style-name="ce3" table:formula="of:=(((1993-1992)*([.AM211]-[.AH211]))/(1997-1992))+[.AH211]" office:value-type="float" office:value="2935.2">
            <text:p>2935.2</text:p>
          </table:table-cell>
          <table:table-cell table:style-name="ce3" table:formula="of:=(((1994-1992)*([.AM211]-[.AH211]))/(1997-1992))+[.AH211]" office:value-type="float" office:value="2862.4">
            <text:p>2862.4</text:p>
          </table:table-cell>
          <table:table-cell table:style-name="ce3" table:formula="of:=(((1995-1992)*([.AM211]-[.AH211]))/(1997-1992))+[.AH211]" office:value-type="float" office:value="2789.6">
            <text:p>2789.6</text:p>
          </table:table-cell>
          <table:table-cell table:style-name="ce3" table:formula="of:=(((1996-1992)*([.AM211]-[.AH211]))/(1997-1992))+[.AH211]" office:value-type="float" office:value="2716.8">
            <text:p>2716.8</text:p>
          </table:table-cell>
          <table:table-cell office:value-type="float" office:value="2644">
            <text:p>2644.0</text:p>
          </table:table-cell>
          <table:table-cell table:style-name="ce3" table:formula="of:=(((1998-1997)*([.AR211]-[.AM211]))/(2002-1997))+[.AM211]" office:value-type="float" office:value="2570.6">
            <text:p>2570.6</text:p>
          </table:table-cell>
          <table:table-cell table:style-name="ce3" table:formula="of:=(((1999-1997)*([.AR211]-[.AM211]))/(2002-1997))+[.AM211]" office:value-type="float" office:value="2497.2">
            <text:p>2497.2</text:p>
          </table:table-cell>
          <table:table-cell table:style-name="ce3" table:formula="of:=(((2000-1997)*([.AR211]-[.AM211]))/(2002-1997))+[.AM211]" office:value-type="float" office:value="2423.8">
            <text:p>2423.8</text:p>
          </table:table-cell>
          <table:table-cell table:style-name="ce3" table:formula="of:=(((2001-1997)*([.AR211]-[.AM211]))/(2002-1997))+[.AM211]" office:value-type="float" office:value="2350.4">
            <text:p>2350.4</text:p>
          </table:table-cell>
          <table:table-cell office:value-type="float" office:value="2277">
            <text:p>2277.0</text:p>
          </table:table-cell>
          <table:table-cell table:style-name="ce3" table:formula="of:=(((2003-2002)*([.AW211]-[.AR211]))/(2007-2002))+[.AR211]" office:value-type="float" office:value="2228.4">
            <text:p>2228.4</text:p>
          </table:table-cell>
          <table:table-cell table:style-name="ce3" table:formula="of:=(((2004-2002)*([.AW211]-[.AR211]))/(2007-2002))+[.AR211]" office:value-type="float" office:value="2179.8">
            <text:p>2179.8</text:p>
          </table:table-cell>
          <table:table-cell table:style-name="ce3" table:formula="of:=(((2005-2002)*([.AW211]-[.AR211]))/(2007-2002))+[.AR211]" office:value-type="float" office:value="2131.2">
            <text:p>2131.2</text:p>
          </table:table-cell>
          <table:table-cell table:style-name="ce3" table:formula="of:=(((2006-2002)*([.AW211]-[.AR211]))/(2007-2002))+[.AR211]" office:value-type="float" office:value="2082.6">
            <text:p>2082.6</text:p>
          </table:table-cell>
          <table:table-cell office:value-type="float" office:value="2034">
            <text:p>2034.0</text:p>
          </table:table-cell>
          <table:table-cell table:style-name="ce3" table:formula="of:=(((2008-2007)*([.BB211]-[.AW211]))/(2012-2007))+[.AW211]" office:value-type="float" office:value="1993.2">
            <text:p>1993.2</text:p>
          </table:table-cell>
          <table:table-cell table:style-name="ce3" table:formula="of:=(((2009-2007)*([.BB211]-[.AW211]))/(2012-2007))+[.AW211]" office:value-type="float" office:value="1952.4">
            <text:p>1952.4</text:p>
          </table:table-cell>
          <table:table-cell table:style-name="ce3" table:formula="of:=(((2010-2007)*([.BB211]-[.AW211]))/(2012-2007))+[.AW211]" office:value-type="float" office:value="1911.6">
            <text:p>1911.6</text:p>
          </table:table-cell>
          <table:table-cell table:style-name="ce3" table:formula="of:=(((2011-2007)*([.BB211]-[.AW211]))/(2012-2007))+[.AW211]" office:value-type="float" office:value="1870.8">
            <text:p>1870.8</text:p>
          </table:table-cell>
          <table:table-cell office:value-type="float" office:value="1830">
            <text:p>1830.0</text:p>
          </table:table-cell>
          <table:table-cell table:number-columns-repeated="970"/>
        </table:table-row>
        <table:table-row table:style-name="ro1">
          <table:table-cell office:value-type="string">
            <text:p>Tokelau</text:p>
          </table:table-cell>
          <table:table-cell office:value-type="string">
            <text:p>Zambia</text:p>
          </table:table-cell>
          <table:table-cell table:style-name="Default" office:value-type="string">
            <text:p>32580.0</text:p>
          </table:table-cell>
          <table:table-cell table:style-name="Default" office:value-type="string">
            <text:p>27964.0</text:p>
          </table:table-cell>
          <table:table-cell table:style-name="Default" office:value-type="string">
            <text:p>23769.0</text:p>
          </table:table-cell>
          <table:table-cell table:style-name="Default" office:value-type="string">
            <text:p>20092.0</text:p>
          </table:table-cell>
          <table:table-cell table:style-name="Default" office:value-type="string">
            <text:p>17061.0</text:p>
          </table:table-cell>
          <table:table-cell table:style-name="Default" office:value-type="string">
            <text:p>14583.0</text:p>
          </table:table-cell>
          <table:table-cell table:style-name="Default" office:value-type="string">
            <text:p>12718.0</text:p>
          </table:table-cell>
          <table:table-cell table:style-name="Default" office:value-type="string">
            <text:p>11170.0</text:p>
          </table:table-cell>
          <table:table-cell table:style-name="Default" office:value-type="string">
            <text:p>9838.0</text:p>
          </table:table-cell>
          <table:table-cell table:style-name="Default" office:value-type="string">
            <text:p>8727.0</text:p>
          </table:table-cell>
          <table:table-cell table:style-name="Default" office:value-type="string">
            <text:p>7577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Tonga</text:p>
          </table:table-cell>
          <table:table-cell office:value-type="string">
            <text:p>Zimbabwe</text:p>
          </table:table-cell>
          <table:table-cell table:style-name="Default" office:value-type="string">
            <text:p>4993.0</text:p>
          </table:table-cell>
          <table:table-cell table:style-name="Default" office:value-type="string">
            <text:p>4238.0</text:p>
          </table:table-cell>
          <table:table-cell table:style-name="Default" office:value-type="string">
            <text:p>3589.0</text:p>
          </table:table-cell>
          <table:table-cell table:style-name="Default" office:value-type="string">
            <text:p>3039.0</text:p>
          </table:table-cell>
          <table:table-cell table:style-name="Default" office:value-type="string">
            <text:p>2540.0</text:p>
          </table:table-cell>
          <table:table-cell table:style-name="Default" office:value-type="string">
            <text:p>2100.0</text:p>
          </table:table-cell>
          <table:table-cell table:style-name="Default" office:value-type="string">
            <text:p>1817.0</text:p>
          </table:table-cell>
          <table:table-cell table:style-name="Default" office:value-type="string">
            <text:p>1655.0</text:p>
          </table:table-cell>
          <table:table-cell table:style-name="Default" office:value-type="string">
            <text:p>1586.0</text:p>
          </table:table-cell>
          <table:table-cell table:style-name="Default" office:value-type="string">
            <text:p>1602.0</text:p>
          </table:table-cell>
          <table:table-cell table:style-name="Default" office:value-type="string">
            <text:p>1537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Trinidad and Tobago</text:p>
          </table:table-cell>
          <table:table-cell table:number-columns-repeated="2"/>
          <table:table-cell office:value-type="float" office:value="287582">
            <text:p>287582.0</text:p>
          </table:table-cell>
          <table:table-cell table:style-name="ce3" table:formula="of:=(((1963-1962)*([.I214]-[.D214]))/(1967-1962))+[.D214]" office:value-type="float" office:value="280208">
            <text:p>280208.0</text:p>
          </table:table-cell>
          <table:table-cell table:style-name="ce3" table:formula="of:=(((1964-1962)*([.I214]-[.D214]))/(1967-1962))+[.D214]" office:value-type="float" office:value="272834">
            <text:p>272834.0</text:p>
          </table:table-cell>
          <table:table-cell table:style-name="ce3" table:formula="of:=(((1965-1962)*([.I214]-[.D214]))/(1967-1962))+[.D214]" office:value-type="float" office:value="265460">
            <text:p>265460.0</text:p>
          </table:table-cell>
          <table:table-cell table:style-name="ce3" table:formula="of:=(((1966-1962)*([.I214]-[.D214]))/(1967-1962))+[.D214]" office:value-type="float" office:value="258086">
            <text:p>258086.0</text:p>
          </table:table-cell>
          <table:table-cell office:value-type="float" office:value="250712">
            <text:p>250712.0</text:p>
          </table:table-cell>
          <table:table-cell table:style-name="ce3" table:formula="of:=(((1968-1967)*([.N202]-[.I214]))/(1972-1967))+[.I214]" office:value-type="float" office:value="247754.6">
            <text:p>247754.6</text:p>
          </table:table-cell>
          <table:table-cell table:style-name="ce3" table:formula="of:=(((1969-1967)*([.N202]-[.I214]))/(1972-1967))+[.I214]" office:value-type="float" office:value="244797.2">
            <text:p>244797.2</text:p>
          </table:table-cell>
          <table:table-cell table:style-name="ce3" table:formula="of:=(((1970-1967)*([.N202]-[.I214]))/(1972-1967))+[.I214]" office:value-type="float" office:value="241839.8">
            <text:p>241839.8</text:p>
          </table:table-cell>
          <table:table-cell table:style-name="ce3" table:formula="of:=(((1971-1967)*([.N202]-[.I214]))/(1972-1967))+[.I214]" office:value-type="float" office:value="238882.4">
            <text:p>238882.4</text:p>
          </table:table-cell>
          <table:table-cell office:value-type="float" office:value="3895">
            <text:p>3895.0</text:p>
          </table:table-cell>
          <table:table-cell table:style-name="ce3" table:formula="of:=(((1973-1972)*([.S214]-[.N214]))/(1977-1972))+[.N214]" office:value-type="float" office:value="3860.2">
            <text:p>3860.2</text:p>
          </table:table-cell>
          <table:table-cell table:style-name="ce3" table:formula="of:=(((1974-1972)*([.S214]-[.N214]))/(1977-1972))+[.N214]" office:value-type="float" office:value="3825.4">
            <text:p>3825.4</text:p>
          </table:table-cell>
          <table:table-cell table:style-name="ce3" table:formula="of:=(((1975-1972)*([.S214]-[.N214]))/(1977-1972))+[.N214]" office:value-type="float" office:value="3790.6">
            <text:p>3790.6</text:p>
          </table:table-cell>
          <table:table-cell table:style-name="ce3" table:formula="of:=(((1976-1972)*([.S214]-[.N214]))/(1977-1972))+[.N214]" office:value-type="float" office:value="3755.8">
            <text:p>3755.8</text:p>
          </table:table-cell>
          <table:table-cell office:value-type="float" office:value="3721">
            <text:p>3721.0</text:p>
          </table:table-cell>
          <table:table-cell table:style-name="ce3" table:formula="of:=(((1978-1977)*([.X214]-[.S214]))/(1982-1977))+[.S214]" office:value-type="float" office:value="3664.4">
            <text:p>3664.4</text:p>
          </table:table-cell>
          <table:table-cell table:style-name="ce3" table:formula="of:=(((1979-1977)*([.X214]-[.S214]))/(1982-1977))+[.S214]" office:value-type="float" office:value="3607.8">
            <text:p>3607.8</text:p>
          </table:table-cell>
          <table:table-cell table:style-name="ce3" table:formula="of:=(((1980-1977)*([.X214]-[.S214]))/(1982-1977))+[.S214]" office:value-type="float" office:value="3551.2">
            <text:p>3551.2</text:p>
          </table:table-cell>
          <table:table-cell table:style-name="ce3" table:formula="of:=(((1981-1977)*([.X214]-[.S214]))/(1982-1977))+[.S214]" office:value-type="float" office:value="3494.6">
            <text:p>3494.6</text:p>
          </table:table-cell>
          <table:table-cell office:value-type="float" office:value="3438">
            <text:p>3438.0</text:p>
          </table:table-cell>
          <table:table-cell table:style-name="ce3" table:formula="of:=(((1983-1982)*([.AC214]-[.X214]))/(1987-1982))+[.X214]" office:value-type="float" office:value="3393.6">
            <text:p>3393.6</text:p>
          </table:table-cell>
          <table:table-cell table:style-name="ce3" table:formula="of:=(((1984-1982)*([.AC214]-[.X214]))/(1987-1982))+[.X214]" office:value-type="float" office:value="3349.2">
            <text:p>3349.2</text:p>
          </table:table-cell>
          <table:table-cell table:style-name="ce3" table:formula="of:=(((1985-1982)*([.AC214]-[.X214]))/(1987-1982))+[.X214]" office:value-type="float" office:value="3304.8">
            <text:p>3304.8</text:p>
          </table:table-cell>
          <table:table-cell table:style-name="ce3" table:formula="of:=(((1986-1982)*([.AC214]-[.X214]))/(1987-1982))+[.X214]" office:value-type="float" office:value="3260.4">
            <text:p>3260.4</text:p>
          </table:table-cell>
          <table:table-cell office:value-type="float" office:value="3216">
            <text:p>3216.0</text:p>
          </table:table-cell>
          <table:table-cell table:style-name="ce3" table:formula="of:=(((1988-1987)*([.AH214]-[.AC214]))/(1992-1987))+[.AC214]" office:value-type="float" office:value="3195.2">
            <text:p>3195.2</text:p>
          </table:table-cell>
          <table:table-cell table:style-name="ce3" table:formula="of:=(((1989-1987)*([.AH214]-[.AC214]))/(1992-1987))+[.AC214]" office:value-type="float" office:value="3174.4">
            <text:p>3174.4</text:p>
          </table:table-cell>
          <table:table-cell table:style-name="ce3" table:formula="of:=(((1990-1987)*([.AH214]-[.AC214]))/(1992-1987))+[.AC214]" office:value-type="float" office:value="3153.6">
            <text:p>3153.6</text:p>
          </table:table-cell>
          <table:table-cell table:style-name="ce3" table:formula="of:=(((1991-1987)*([.AH214]-[.AC214]))/(1992-1987))+[.AC214]" office:value-type="float" office:value="3132.8">
            <text:p>3132.8</text:p>
          </table:table-cell>
          <table:table-cell office:value-type="float" office:value="3112">
            <text:p>3112.0</text:p>
          </table:table-cell>
          <table:table-cell table:style-name="ce3" table:formula="of:=(((1993-1992)*([.AM214]-[.AH214]))/(1997-1992))+[.AH214]" office:value-type="float" office:value="3092">
            <text:p>3092.0</text:p>
          </table:table-cell>
          <table:table-cell table:style-name="ce3" table:formula="of:=(((1994-1992)*([.AM214]-[.AH214]))/(1997-1992))+[.AH214]" office:value-type="float" office:value="3072">
            <text:p>3072.0</text:p>
          </table:table-cell>
          <table:table-cell table:style-name="ce3" table:formula="of:=(((1995-1992)*([.AM214]-[.AH214]))/(1997-1992))+[.AH214]" office:value-type="float" office:value="3052">
            <text:p>3052.0</text:p>
          </table:table-cell>
          <table:table-cell table:style-name="ce3" table:formula="of:=(((1996-1992)*([.AM214]-[.AH214]))/(1997-1992))+[.AH214]" office:value-type="float" office:value="3032">
            <text:p>3032.0</text:p>
          </table:table-cell>
          <table:table-cell office:value-type="float" office:value="3012">
            <text:p>3012.0</text:p>
          </table:table-cell>
          <table:table-cell table:style-name="ce3" table:formula="of:=(((1998-1997)*([.AR214]-[.AM214]))/(2002-1997))+[.AM214]" office:value-type="float" office:value="2999.4">
            <text:p>2999.4</text:p>
          </table:table-cell>
          <table:table-cell table:style-name="ce3" table:formula="of:=(((1999-1997)*([.AR214]-[.AM214]))/(2002-1997))+[.AM214]" office:value-type="float" office:value="2986.8">
            <text:p>2986.8</text:p>
          </table:table-cell>
          <table:table-cell table:style-name="ce3" table:formula="of:=(((2000-1997)*([.AR214]-[.AM214]))/(2002-1997))+[.AM214]" office:value-type="float" office:value="2974.2">
            <text:p>2974.2</text:p>
          </table:table-cell>
          <table:table-cell table:style-name="ce3" table:formula="of:=(((2001-1997)*([.AR214]-[.AM214]))/(2002-1997))+[.AM214]" office:value-type="float" office:value="2961.6">
            <text:p>2961.6</text:p>
          </table:table-cell>
          <table:table-cell office:value-type="float" office:value="2949">
            <text:p>2949.0</text:p>
          </table:table-cell>
          <table:table-cell table:style-name="ce3" table:formula="of:=(((2003-2002)*([.AW214]-[.AR214]))/(2007-2002))+[.AR214]" office:value-type="float" office:value="2938.4">
            <text:p>2938.4</text:p>
          </table:table-cell>
          <table:table-cell table:style-name="ce3" table:formula="of:=(((2004-2002)*([.AW214]-[.AR214]))/(2007-2002))+[.AR214]" office:value-type="float" office:value="2927.8">
            <text:p>2927.8</text:p>
          </table:table-cell>
          <table:table-cell table:style-name="ce3" table:formula="of:=(((2005-2002)*([.AW214]-[.AR214]))/(2007-2002))+[.AR214]" office:value-type="float" office:value="2917.2">
            <text:p>2917.2</text:p>
          </table:table-cell>
          <table:table-cell table:style-name="ce3" table:formula="of:=(((2006-2002)*([.AW214]-[.AR214]))/(2007-2002))+[.AR214]" office:value-type="float" office:value="2906.6">
            <text:p>2906.6</text:p>
          </table:table-cell>
          <table:table-cell office:value-type="float" office:value="2896">
            <text:p>2896.0</text:p>
          </table:table-cell>
          <table:table-cell table:style-name="ce3" table:formula="of:=(((2008-2007)*([.BB214]-[.AW214]))/(2012-2007))+[.AW214]" office:value-type="float" office:value="2885.2">
            <text:p>2885.2</text:p>
          </table:table-cell>
          <table:table-cell table:style-name="ce3" table:formula="of:=(((2009-2007)*([.BB214]-[.AW214]))/(2012-2007))+[.AW214]" office:value-type="float" office:value="2874.4">
            <text:p>2874.4</text:p>
          </table:table-cell>
          <table:table-cell table:style-name="ce3" table:formula="of:=(((2010-2007)*([.BB214]-[.AW214]))/(2012-2007))+[.AW214]" office:value-type="float" office:value="2863.6">
            <text:p>2863.6</text:p>
          </table:table-cell>
          <table:table-cell table:style-name="ce3" table:formula="of:=(((2011-2007)*([.BB214]-[.AW214]))/(2012-2007))+[.AW214]" office:value-type="float" office:value="2852.8">
            <text:p>2852.8</text:p>
          </table:table-cell>
          <table:table-cell office:value-type="float" office:value="2842">
            <text:p>2842.0</text:p>
          </table:table-cell>
          <table:table-cell table:number-columns-repeated="970"/>
        </table:table-row>
        <table:table-row table:style-name="ro1">
          <table:table-cell office:value-type="string">
            <text:p>Tunisia</text:p>
          </table:table-cell>
          <table:table-cell table:number-columns-repeated="2"/>
          <table:table-cell office:value-type="float" office:value="7213">
            <text:p>7213.0</text:p>
          </table:table-cell>
          <table:table-cell table:style-name="ce3" table:formula="of:=(((1963-1962)*([.I215]-[.D215]))/(1967-1962))+[.D215]" office:value-type="float" office:value="7055">
            <text:p>7055.0</text:p>
          </table:table-cell>
          <table:table-cell table:style-name="ce3" table:formula="of:=(((1964-1962)*([.I215]-[.D215]))/(1967-1962))+[.D215]" office:value-type="float" office:value="6897">
            <text:p>6897.0</text:p>
          </table:table-cell>
          <table:table-cell table:style-name="ce3" table:formula="of:=(((1965-1962)*([.I215]-[.D215]))/(1967-1962))+[.D215]" office:value-type="float" office:value="6739">
            <text:p>6739.0</text:p>
          </table:table-cell>
          <table:table-cell table:style-name="ce3" table:formula="of:=(((1966-1962)*([.I215]-[.D215]))/(1967-1962))+[.D215]" office:value-type="float" office:value="6581">
            <text:p>6581.0</text:p>
          </table:table-cell>
          <table:table-cell office:value-type="float" office:value="6423">
            <text:p>6423.0</text:p>
          </table:table-cell>
          <table:table-cell table:style-name="ce3" table:formula="of:=(((1968-1967)*([.N203]-[.I215]))/(1972-1967))+[.I215]" office:value-type="float" office:value="6257">
            <text:p>6257.0</text:p>
          </table:table-cell>
          <table:table-cell table:style-name="ce3" table:formula="of:=(((1969-1967)*([.N203]-[.I215]))/(1972-1967))+[.I215]" office:value-type="float" office:value="6091">
            <text:p>6091.0</text:p>
          </table:table-cell>
          <table:table-cell table:style-name="ce3" table:formula="of:=(((1970-1967)*([.N203]-[.I215]))/(1972-1967))+[.I215]" office:value-type="float" office:value="5925">
            <text:p>5925.0</text:p>
          </table:table-cell>
          <table:table-cell table:style-name="ce3" table:formula="of:=(((1971-1967)*([.N203]-[.I215]))/(1972-1967))+[.I215]" office:value-type="float" office:value="5759">
            <text:p>5759.0</text:p>
          </table:table-cell>
          <table:table-cell office:value-type="float" office:value="787.5">
            <text:p>787.5</text:p>
          </table:table-cell>
          <table:table-cell table:style-name="ce3" table:formula="of:=(((1973-1972)*([.S215]-[.N215]))/(1977-1972))+[.N215]" office:value-type="float" office:value="770.82">
            <text:p>770.8</text:p>
          </table:table-cell>
          <table:table-cell table:style-name="ce3" table:formula="of:=(((1974-1972)*([.S215]-[.N215]))/(1977-1972))+[.N215]" office:value-type="float" office:value="754.14">
            <text:p>754.1</text:p>
          </table:table-cell>
          <table:table-cell table:style-name="ce3" table:formula="of:=(((1975-1972)*([.S215]-[.N215]))/(1977-1972))+[.N215]" office:value-type="float" office:value="737.46">
            <text:p>737.5</text:p>
          </table:table-cell>
          <table:table-cell table:style-name="ce3" table:formula="of:=(((1976-1972)*([.S215]-[.N215]))/(1977-1972))+[.N215]" office:value-type="float" office:value="720.78">
            <text:p>720.8</text:p>
          </table:table-cell>
          <table:table-cell office:value-type="float" office:value="704.1">
            <text:p>704.1</text:p>
          </table:table-cell>
          <table:table-cell table:style-name="ce3" table:formula="of:=(((1978-1977)*([.X215]-[.S215]))/(1982-1977))+[.S215]" office:value-type="float" office:value="686.64">
            <text:p>686.6</text:p>
          </table:table-cell>
          <table:table-cell table:style-name="ce3" table:formula="of:=(((1979-1977)*([.X215]-[.S215]))/(1982-1977))+[.S215]" office:value-type="float" office:value="669.18">
            <text:p>669.2</text:p>
          </table:table-cell>
          <table:table-cell table:style-name="ce3" table:formula="of:=(((1980-1977)*([.X215]-[.S215]))/(1982-1977))+[.S215]" office:value-type="float" office:value="651.72">
            <text:p>651.7</text:p>
          </table:table-cell>
          <table:table-cell table:style-name="ce3" table:formula="of:=(((1981-1977)*([.X215]-[.S215]))/(1982-1977))+[.S215]" office:value-type="float" office:value="634.26">
            <text:p>634.3</text:p>
          </table:table-cell>
          <table:table-cell office:value-type="float" office:value="616.8">
            <text:p>616.8</text:p>
          </table:table-cell>
          <table:table-cell table:style-name="ce3" table:formula="of:=(((1983-1982)*([.AC215]-[.X215]))/(1987-1982))+[.X215]" office:value-type="float" office:value="602.52">
            <text:p>602.5</text:p>
          </table:table-cell>
          <table:table-cell table:style-name="ce3" table:formula="of:=(((1984-1982)*([.AC215]-[.X215]))/(1987-1982))+[.X215]" office:value-type="float" office:value="588.24">
            <text:p>588.2</text:p>
          </table:table-cell>
          <table:table-cell table:style-name="ce3" table:formula="of:=(((1985-1982)*([.AC215]-[.X215]))/(1987-1982))+[.X215]" office:value-type="float" office:value="573.96">
            <text:p>574.0</text:p>
          </table:table-cell>
          <table:table-cell table:style-name="ce3" table:formula="of:=(((1986-1982)*([.AC215]-[.X215]))/(1987-1982))+[.X215]" office:value-type="float" office:value="559.68">
            <text:p>559.7</text:p>
          </table:table-cell>
          <table:table-cell office:value-type="float" office:value="545.4">
            <text:p>545.4</text:p>
          </table:table-cell>
          <table:table-cell table:style-name="ce3" table:formula="of:=(((1988-1987)*([.AH215]-[.AC215]))/(1992-1987))+[.AC215]" office:value-type="float" office:value="534.7">
            <text:p>534.7</text:p>
          </table:table-cell>
          <table:table-cell table:style-name="ce3" table:formula="of:=(((1989-1987)*([.AH215]-[.AC215]))/(1992-1987))+[.AC215]" office:value-type="float" office:value="524">
            <text:p>524.0</text:p>
          </table:table-cell>
          <table:table-cell table:style-name="ce3" table:formula="of:=(((1990-1987)*([.AH215]-[.AC215]))/(1992-1987))+[.AC215]" office:value-type="float" office:value="513.3">
            <text:p>513.3</text:p>
          </table:table-cell>
          <table:table-cell table:style-name="ce3" table:formula="of:=(((1991-1987)*([.AH215]-[.AC215]))/(1992-1987))+[.AC215]" office:value-type="float" office:value="502.6">
            <text:p>502.6</text:p>
          </table:table-cell>
          <table:table-cell office:value-type="float" office:value="491.9">
            <text:p>491.9</text:p>
          </table:table-cell>
          <table:table-cell table:style-name="ce3" table:formula="of:=(((1993-1992)*([.AM215]-[.AH215]))/(1997-1992))+[.AH215]" office:value-type="float" office:value="485.08">
            <text:p>485.1</text:p>
          </table:table-cell>
          <table:table-cell table:style-name="ce3" table:formula="of:=(((1994-1992)*([.AM215]-[.AH215]))/(1997-1992))+[.AH215]" office:value-type="float" office:value="478.26">
            <text:p>478.3</text:p>
          </table:table-cell>
          <table:table-cell table:style-name="ce3" table:formula="of:=(((1995-1992)*([.AM215]-[.AH215]))/(1997-1992))+[.AH215]" office:value-type="float" office:value="471.44">
            <text:p>471.4</text:p>
          </table:table-cell>
          <table:table-cell table:style-name="ce3" table:formula="of:=(((1996-1992)*([.AM215]-[.AH215]))/(1997-1992))+[.AH215]" office:value-type="float" office:value="464.62">
            <text:p>464.6</text:p>
          </table:table-cell>
          <table:table-cell office:value-type="float" office:value="457.8">
            <text:p>457.8</text:p>
          </table:table-cell>
          <table:table-cell table:style-name="ce3" table:formula="of:=(((1998-1997)*([.AR215]-[.AM215]))/(2002-1997))+[.AM215]" office:value-type="float" office:value="453.32">
            <text:p>453.3</text:p>
          </table:table-cell>
          <table:table-cell table:style-name="ce3" table:formula="of:=(((1999-1997)*([.AR215]-[.AM215]))/(2002-1997))+[.AM215]" office:value-type="float" office:value="448.84">
            <text:p>448.8</text:p>
          </table:table-cell>
          <table:table-cell table:style-name="ce3" table:formula="of:=(((2000-1997)*([.AR215]-[.AM215]))/(2002-1997))+[.AM215]" office:value-type="float" office:value="444.36">
            <text:p>444.4</text:p>
          </table:table-cell>
          <table:table-cell table:style-name="ce3" table:formula="of:=(((2001-1997)*([.AR215]-[.AM215]))/(2002-1997))+[.AM215]" office:value-type="float" office:value="439.88">
            <text:p>439.9</text:p>
          </table:table-cell>
          <table:table-cell office:value-type="float" office:value="435.4">
            <text:p>435.4</text:p>
          </table:table-cell>
          <table:table-cell table:style-name="ce3" table:formula="of:=(((2003-2002)*([.AW215]-[.AR215]))/(2007-2002))+[.AR215]" office:value-type="float" office:value="431.14">
            <text:p>431.1</text:p>
          </table:table-cell>
          <table:table-cell table:style-name="ce3" table:formula="of:=(((2004-2002)*([.AW215]-[.AR215]))/(2007-2002))+[.AR215]" office:value-type="float" office:value="426.88">
            <text:p>426.9</text:p>
          </table:table-cell>
          <table:table-cell table:style-name="ce3" table:formula="of:=(((2005-2002)*([.AW215]-[.AR215]))/(2007-2002))+[.AR215]" office:value-type="float" office:value="422.62">
            <text:p>422.6</text:p>
          </table:table-cell>
          <table:table-cell table:style-name="ce3" table:formula="of:=(((2006-2002)*([.AW215]-[.AR215]))/(2007-2002))+[.AR215]" office:value-type="float" office:value="418.36">
            <text:p>418.4</text:p>
          </table:table-cell>
          <table:table-cell office:value-type="float" office:value="414.1">
            <text:p>414.1</text:p>
          </table:table-cell>
          <table:table-cell table:style-name="ce3" table:formula="of:=(((2008-2007)*([.BB215]-[.AW215]))/(2012-2007))+[.AW215]" office:value-type="float" office:value="409.66">
            <text:p>409.7</text:p>
          </table:table-cell>
          <table:table-cell table:style-name="ce3" table:formula="of:=(((2009-2007)*([.BB215]-[.AW215]))/(2012-2007))+[.AW215]" office:value-type="float" office:value="405.22">
            <text:p>405.2</text:p>
          </table:table-cell>
          <table:table-cell table:style-name="ce3" table:formula="of:=(((2010-2007)*([.BB215]-[.AW215]))/(2012-2007))+[.AW215]" office:value-type="float" office:value="400.78">
            <text:p>400.8</text:p>
          </table:table-cell>
          <table:table-cell table:style-name="ce3" table:formula="of:=(((2011-2007)*([.BB215]-[.AW215]))/(2012-2007))+[.AW215]" office:value-type="float" office:value="396.34">
            <text:p>396.3</text:p>
          </table:table-cell>
          <table:table-cell office:value-type="float" office:value="391.9">
            <text:p>391.9</text:p>
          </table:table-cell>
          <table:table-cell table:number-columns-repeated="970"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float" office:value="22577">
            <text:p>22577.0</text:p>
          </table:table-cell>
          <table:table-cell table:style-name="ce3" table:formula="of:=(((1963-1962)*([.I216]-[.D216]))/(1967-1962))+[.D216]" office:value-type="float" office:value="22411">
            <text:p>22411.0</text:p>
          </table:table-cell>
          <table:table-cell table:style-name="ce3" table:formula="of:=(((1964-1962)*([.I216]-[.D216]))/(1967-1962))+[.D216]" office:value-type="float" office:value="22245">
            <text:p>22245.0</text:p>
          </table:table-cell>
          <table:table-cell table:style-name="ce3" table:formula="of:=(((1965-1962)*([.I216]-[.D216]))/(1967-1962))+[.D216]" office:value-type="float" office:value="22079">
            <text:p>22079.0</text:p>
          </table:table-cell>
          <table:table-cell table:style-name="ce3" table:formula="of:=(((1966-1962)*([.I216]-[.D216]))/(1967-1962))+[.D216]" office:value-type="float" office:value="21913">
            <text:p>21913.0</text:p>
          </table:table-cell>
          <table:table-cell office:value-type="float" office:value="21747">
            <text:p>21747.0</text:p>
          </table:table-cell>
          <table:table-cell table:style-name="ce3" table:formula="of:=(((1968-1967)*([.N204]-[.I216]))/(1972-1967))+[.I216]" office:value-type="float" office:value="21610.4">
            <text:p>21610.4</text:p>
          </table:table-cell>
          <table:table-cell table:style-name="ce3" table:formula="of:=(((1969-1967)*([.N204]-[.I216]))/(1972-1967))+[.I216]" office:value-type="float" office:value="21473.8">
            <text:p>21473.8</text:p>
          </table:table-cell>
          <table:table-cell table:style-name="ce3" table:formula="of:=(((1970-1967)*([.N204]-[.I216]))/(1972-1967))+[.I216]" office:value-type="float" office:value="21337.2">
            <text:p>21337.2</text:p>
          </table:table-cell>
          <table:table-cell table:style-name="ce3" table:formula="of:=(((1971-1967)*([.N204]-[.I216]))/(1972-1967))+[.I216]" office:value-type="float" office:value="21200.6">
            <text:p>21200.6</text:p>
          </table:table-cell>
          <table:table-cell office:value-type="float" office:value="6126">
            <text:p>6126.0</text:p>
          </table:table-cell>
          <table:table-cell table:style-name="ce3" table:formula="of:=(((1973-1972)*([.S216]-[.N216]))/(1977-1972))+[.N216]" office:value-type="float" office:value="5999.6">
            <text:p>5999.6</text:p>
          </table:table-cell>
          <table:table-cell table:style-name="ce3" table:formula="of:=(((1974-1972)*([.S216]-[.N216]))/(1977-1972))+[.N216]" office:value-type="float" office:value="5873.2">
            <text:p>5873.2</text:p>
          </table:table-cell>
          <table:table-cell table:style-name="ce3" table:formula="of:=(((1975-1972)*([.S216]-[.N216]))/(1977-1972))+[.N216]" office:value-type="float" office:value="5746.8">
            <text:p>5746.8</text:p>
          </table:table-cell>
          <table:table-cell table:style-name="ce3" table:formula="of:=(((1976-1972)*([.S216]-[.N216]))/(1977-1972))+[.N216]" office:value-type="float" office:value="5620.4">
            <text:p>5620.4</text:p>
          </table:table-cell>
          <table:table-cell office:value-type="float" office:value="5494">
            <text:p>5494.0</text:p>
          </table:table-cell>
          <table:table-cell table:style-name="ce3" table:formula="of:=(((1978-1977)*([.X216]-[.S216]))/(1982-1977))+[.S216]" office:value-type="float" office:value="5378">
            <text:p>5378.0</text:p>
          </table:table-cell>
          <table:table-cell table:style-name="ce3" table:formula="of:=(((1979-1977)*([.X216]-[.S216]))/(1982-1977))+[.S216]" office:value-type="float" office:value="5262">
            <text:p>5262.0</text:p>
          </table:table-cell>
          <table:table-cell table:style-name="ce3" table:formula="of:=(((1980-1977)*([.X216]-[.S216]))/(1982-1977))+[.S216]" office:value-type="float" office:value="5146">
            <text:p>5146.0</text:p>
          </table:table-cell>
          <table:table-cell table:style-name="ce3" table:formula="of:=(((1981-1977)*([.X216]-[.S216]))/(1982-1977))+[.S216]" office:value-type="float" office:value="5030">
            <text:p>5030.0</text:p>
          </table:table-cell>
          <table:table-cell office:value-type="float" office:value="4914">
            <text:p>4914.0</text:p>
          </table:table-cell>
          <table:table-cell table:style-name="ce3" table:formula="of:=(((1983-1982)*([.AC216]-[.X216]))/(1987-1982))+[.X216]" office:value-type="float" office:value="4815.4">
            <text:p>4815.4</text:p>
          </table:table-cell>
          <table:table-cell table:style-name="ce3" table:formula="of:=(((1984-1982)*([.AC216]-[.X216]))/(1987-1982))+[.X216]" office:value-type="float" office:value="4716.8">
            <text:p>4716.8</text:p>
          </table:table-cell>
          <table:table-cell table:style-name="ce3" table:formula="of:=(((1985-1982)*([.AC216]-[.X216]))/(1987-1982))+[.X216]" office:value-type="float" office:value="4618.2">
            <text:p>4618.2</text:p>
          </table:table-cell>
          <table:table-cell table:style-name="ce3" table:formula="of:=(((1986-1982)*([.AC216]-[.X216]))/(1987-1982))+[.X216]" office:value-type="float" office:value="4519.6">
            <text:p>4519.6</text:p>
          </table:table-cell>
          <table:table-cell office:value-type="float" office:value="4421">
            <text:p>4421.0</text:p>
          </table:table-cell>
          <table:table-cell table:style-name="ce3" table:formula="of:=(((1988-1987)*([.AH216]-[.AC216]))/(1992-1987))+[.AC216]" office:value-type="float" office:value="4347.4">
            <text:p>4347.4</text:p>
          </table:table-cell>
          <table:table-cell table:style-name="ce3" table:formula="of:=(((1989-1987)*([.AH216]-[.AC216]))/(1992-1987))+[.AC216]" office:value-type="float" office:value="4273.8">
            <text:p>4273.8</text:p>
          </table:table-cell>
          <table:table-cell table:style-name="ce3" table:formula="of:=(((1990-1987)*([.AH216]-[.AC216]))/(1992-1987))+[.AC216]" office:value-type="float" office:value="4200.2">
            <text:p>4200.2</text:p>
          </table:table-cell>
          <table:table-cell table:style-name="ce3" table:formula="of:=(((1991-1987)*([.AH216]-[.AC216]))/(1992-1987))+[.AC216]" office:value-type="float" office:value="4126.6">
            <text:p>4126.6</text:p>
          </table:table-cell>
          <table:table-cell office:value-type="float" office:value="4053">
            <text:p>4053.0</text:p>
          </table:table-cell>
          <table:table-cell table:style-name="ce3" table:formula="of:=(((1993-1992)*([.AM216]-[.AH216]))/(1997-1992))+[.AH216]" office:value-type="float" office:value="3989.4">
            <text:p>3989.4</text:p>
          </table:table-cell>
          <table:table-cell table:style-name="ce3" table:formula="of:=(((1994-1992)*([.AM216]-[.AH216]))/(1997-1992))+[.AH216]" office:value-type="float" office:value="3925.8">
            <text:p>3925.8</text:p>
          </table:table-cell>
          <table:table-cell table:style-name="ce3" table:formula="of:=(((1995-1992)*([.AM216]-[.AH216]))/(1997-1992))+[.AH216]" office:value-type="float" office:value="3862.2">
            <text:p>3862.2</text:p>
          </table:table-cell>
          <table:table-cell table:style-name="ce3" table:formula="of:=(((1996-1992)*([.AM216]-[.AH216]))/(1997-1992))+[.AH216]" office:value-type="float" office:value="3798.6">
            <text:p>3798.6</text:p>
          </table:table-cell>
          <table:table-cell office:value-type="float" office:value="3735">
            <text:p>3735.0</text:p>
          </table:table-cell>
          <table:table-cell table:style-name="ce3" table:formula="of:=(((1998-1997)*([.AR216]-[.AM216]))/(2002-1997))+[.AM216]" office:value-type="float" office:value="3681.8">
            <text:p>3681.8</text:p>
          </table:table-cell>
          <table:table-cell table:style-name="ce3" table:formula="of:=(((1999-1997)*([.AR216]-[.AM216]))/(2002-1997))+[.AM216]" office:value-type="float" office:value="3628.6">
            <text:p>3628.6</text:p>
          </table:table-cell>
          <table:table-cell table:style-name="ce3" table:formula="of:=(((2000-1997)*([.AR216]-[.AM216]))/(2002-1997))+[.AM216]" office:value-type="float" office:value="3575.4">
            <text:p>3575.4</text:p>
          </table:table-cell>
          <table:table-cell table:style-name="ce3" table:formula="of:=(((2001-1997)*([.AR216]-[.AM216]))/(2002-1997))+[.AM216]" office:value-type="float" office:value="3522.2">
            <text:p>3522.2</text:p>
          </table:table-cell>
          <table:table-cell office:value-type="float" office:value="3469">
            <text:p>3469.0</text:p>
          </table:table-cell>
          <table:table-cell table:style-name="ce3" table:formula="of:=(((2003-2002)*([.AW216]-[.AR216]))/(2007-2002))+[.AR216]" office:value-type="float" office:value="3423.8">
            <text:p>3423.8</text:p>
          </table:table-cell>
          <table:table-cell table:style-name="ce3" table:formula="of:=(((2004-2002)*([.AW216]-[.AR216]))/(2007-2002))+[.AR216]" office:value-type="float" office:value="3378.6">
            <text:p>3378.6</text:p>
          </table:table-cell>
          <table:table-cell table:style-name="ce3" table:formula="of:=(((2005-2002)*([.AW216]-[.AR216]))/(2007-2002))+[.AR216]" office:value-type="float" office:value="3333.4">
            <text:p>3333.4</text:p>
          </table:table-cell>
          <table:table-cell table:style-name="ce3" table:formula="of:=(((2006-2002)*([.AW216]-[.AR216]))/(2007-2002))+[.AR216]" office:value-type="float" office:value="3288.2">
            <text:p>3288.2</text:p>
          </table:table-cell>
          <table:table-cell office:value-type="float" office:value="3243">
            <text:p>3243.0</text:p>
          </table:table-cell>
          <table:table-cell table:style-name="ce3" table:formula="of:=(((2008-2007)*([.BB216]-[.AW216]))/(2012-2007))+[.AW216]" office:value-type="float" office:value="3203.8">
            <text:p>3203.8</text:p>
          </table:table-cell>
          <table:table-cell table:style-name="ce3" table:formula="of:=(((2009-2007)*([.BB216]-[.AW216]))/(2012-2007))+[.AW216]" office:value-type="float" office:value="3164.6">
            <text:p>3164.6</text:p>
          </table:table-cell>
          <table:table-cell table:style-name="ce3" table:formula="of:=(((2010-2007)*([.BB216]-[.AW216]))/(2012-2007))+[.AW216]" office:value-type="float" office:value="3125.4">
            <text:p>3125.4</text:p>
          </table:table-cell>
          <table:table-cell table:style-name="ce3" table:formula="of:=(((2011-2007)*([.BB216]-[.AW216]))/(2012-2007))+[.AW216]" office:value-type="float" office:value="3086.2">
            <text:p>3086.2</text:p>
          </table:table-cell>
          <table:table-cell office:value-type="float" office:value="3047">
            <text:p>3047.0</text:p>
          </table:table-cell>
          <table:table-cell table:number-columns-repeated="970"/>
        </table:table-row>
        <table:table-row table:style-name="ro1">
          <table:table-cell office:value-type="string">
            <text:p>Turkmenistan</text:p>
          </table:table-cell>
          <table:table-cell table:number-columns-repeated="2"/>
          <table:table-cell office:value-type="float" office:value="7341">
            <text:p>7341.0</text:p>
          </table:table-cell>
          <table:table-cell table:style-name="ce3" table:formula="of:=(((1963-1962)*([.I217]-[.D217]))/(1967-1962))+[.D217]" office:value-type="float" office:value="7221.2">
            <text:p>7221.2</text:p>
          </table:table-cell>
          <table:table-cell table:style-name="ce3" table:formula="of:=(((1964-1962)*([.I217]-[.D217]))/(1967-1962))+[.D217]" office:value-type="float" office:value="7101.4">
            <text:p>7101.4</text:p>
          </table:table-cell>
          <table:table-cell table:style-name="ce3" table:formula="of:=(((1965-1962)*([.I217]-[.D217]))/(1967-1962))+[.D217]" office:value-type="float" office:value="6981.6">
            <text:p>6981.6</text:p>
          </table:table-cell>
          <table:table-cell table:style-name="ce3" table:formula="of:=(((1966-1962)*([.I217]-[.D217]))/(1967-1962))+[.D217]" office:value-type="float" office:value="6861.8">
            <text:p>6861.8</text:p>
          </table:table-cell>
          <table:table-cell office:value-type="float" office:value="6742">
            <text:p>6742.0</text:p>
          </table:table-cell>
          <table:table-cell table:style-name="ce3" table:formula="of:=(((1968-1967)*([.N205]-[.I217]))/(1972-1967))+[.I217]" office:value-type="float" office:value="6682.2">
            <text:p>6682.2</text:p>
          </table:table-cell>
          <table:table-cell table:style-name="ce3" table:formula="of:=(((1969-1967)*([.N205]-[.I217]))/(1972-1967))+[.I217]" office:value-type="float" office:value="6622.4">
            <text:p>6622.4</text:p>
          </table:table-cell>
          <table:table-cell table:style-name="ce3" table:formula="of:=(((1970-1967)*([.N205]-[.I217]))/(1972-1967))+[.I217]" office:value-type="float" office:value="6562.6">
            <text:p>6562.6</text:p>
          </table:table-cell>
          <table:table-cell table:style-name="ce3" table:formula="of:=(((1971-1967)*([.N205]-[.I217]))/(1972-1967))+[.I217]" office:value-type="float" office:value="6502.8">
            <text:p>6502.8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217]-[.AC217]))/(1992-1987))+[.AC217]" office:value-type="float" office:value="72.38">
            <text:p>72.4</text:p>
          </table:table-cell>
          <table:table-cell table:style-name="ce3" table:formula="of:=(((1989-1987)*([.AH217]-[.AC217]))/(1992-1987))+[.AC217]" office:value-type="float" office:value="144.76">
            <text:p>144.8</text:p>
          </table:table-cell>
          <table:table-cell table:style-name="ce3" table:formula="of:=(((1990-1987)*([.AH217]-[.AC217]))/(1992-1987))+[.AC217]" office:value-type="float" office:value="217.14">
            <text:p>217.1</text:p>
          </table:table-cell>
          <table:table-cell table:style-name="ce3" table:formula="of:=(((1991-1987)*([.AH217]-[.AC217]))/(1992-1987))+[.AC217]" office:value-type="float" office:value="289.52">
            <text:p>289.5</text:p>
          </table:table-cell>
          <table:table-cell office:value-type="float" office:value="361.9">
            <text:p>361.9</text:p>
          </table:table-cell>
          <table:table-cell table:style-name="ce3" table:formula="of:=(((1993-1992)*([.AM217]-[.AH217]))/(1997-1992))+[.AH217]" office:value-type="float" office:value="354.32">
            <text:p>354.3</text:p>
          </table:table-cell>
          <table:table-cell table:style-name="ce3" table:formula="of:=(((1994-1992)*([.AM217]-[.AH217]))/(1997-1992))+[.AH217]" office:value-type="float" office:value="346.74">
            <text:p>346.7</text:p>
          </table:table-cell>
          <table:table-cell table:style-name="ce3" table:formula="of:=(((1995-1992)*([.AM217]-[.AH217]))/(1997-1992))+[.AH217]" office:value-type="float" office:value="339.16">
            <text:p>339.2</text:p>
          </table:table-cell>
          <table:table-cell table:style-name="ce3" table:formula="of:=(((1996-1992)*([.AM217]-[.AH217]))/(1997-1992))+[.AH217]" office:value-type="float" office:value="331.58">
            <text:p>331.6</text:p>
          </table:table-cell>
          <table:table-cell office:value-type="float" office:value="324">
            <text:p>324.0</text:p>
          </table:table-cell>
          <table:table-cell table:style-name="ce3" table:formula="of:=(((1998-1997)*([.AR217]-[.AM217]))/(2002-1997))+[.AM217]" office:value-type="float" office:value="320.28">
            <text:p>320.3</text:p>
          </table:table-cell>
          <table:table-cell table:style-name="ce3" table:formula="of:=(((1999-1997)*([.AR217]-[.AM217]))/(2002-1997))+[.AM217]" office:value-type="float" office:value="316.56">
            <text:p>316.6</text:p>
          </table:table-cell>
          <table:table-cell table:style-name="ce3" table:formula="of:=(((2000-1997)*([.AR217]-[.AM217]))/(2002-1997))+[.AM217]" office:value-type="float" office:value="312.84">
            <text:p>312.8</text:p>
          </table:table-cell>
          <table:table-cell table:style-name="ce3" table:formula="of:=(((2001-1997)*([.AR217]-[.AM217]))/(2002-1997))+[.AM217]" office:value-type="float" office:value="309.12">
            <text:p>309.1</text:p>
          </table:table-cell>
          <table:table-cell office:value-type="float" office:value="305.4">
            <text:p>305.4</text:p>
          </table:table-cell>
          <table:table-cell table:style-name="ce3" table:formula="of:=(((2003-2002)*([.AW217]-[.AR217]))/(2007-2002))+[.AR217]" office:value-type="float" office:value="302.16">
            <text:p>302.2</text:p>
          </table:table-cell>
          <table:table-cell table:style-name="ce3" table:formula="of:=(((2004-2002)*([.AW217]-[.AR217]))/(2007-2002))+[.AR217]" office:value-type="float" office:value="298.92">
            <text:p>298.9</text:p>
          </table:table-cell>
          <table:table-cell table:style-name="ce3" table:formula="of:=(((2005-2002)*([.AW217]-[.AR217]))/(2007-2002))+[.AR217]" office:value-type="float" office:value="295.68">
            <text:p>295.7</text:p>
          </table:table-cell>
          <table:table-cell table:style-name="ce3" table:formula="of:=(((2006-2002)*([.AW217]-[.AR217]))/(2007-2002))+[.AR217]" office:value-type="float" office:value="292.44">
            <text:p>292.4</text:p>
          </table:table-cell>
          <table:table-cell office:value-type="float" office:value="289.2">
            <text:p>289.2</text:p>
          </table:table-cell>
          <table:table-cell table:style-name="ce3" table:formula="of:=(((2008-2007)*([.BB217]-[.AW217]))/(2012-2007))+[.AW217]" office:value-type="float" office:value="285.72">
            <text:p>285.7</text:p>
          </table:table-cell>
          <table:table-cell table:style-name="ce3" table:formula="of:=(((2009-2007)*([.BB217]-[.AW217]))/(2012-2007))+[.AW217]" office:value-type="float" office:value="282.24">
            <text:p>282.2</text:p>
          </table:table-cell>
          <table:table-cell table:style-name="ce3" table:formula="of:=(((2010-2007)*([.BB217]-[.AW217]))/(2012-2007))+[.AW217]" office:value-type="float" office:value="278.76">
            <text:p>278.8</text:p>
          </table:table-cell>
          <table:table-cell table:style-name="ce3" table:formula="of:=(((2011-2007)*([.BB217]-[.AW217]))/(2012-2007))+[.AW217]" office:value-type="float" office:value="275.28">
            <text:p>275.3</text:p>
          </table:table-cell>
          <table:table-cell office:value-type="float" office:value="271.8">
            <text:p>271.8</text:p>
          </table:table-cell>
          <table:table-cell table:number-columns-repeated="970"/>
        </table:table-row>
        <table:table-row table:style-name="ro1">
          <table:table-cell office:value-type="string">
            <text:p>Turks and Caicos Islands</text:p>
          </table:table-cell>
          <table:table-cell table:number-columns-repeated="2"/>
          <table:table-cell office:value-type="float" office:value="1464">
            <text:p>1464.0</text:p>
          </table:table-cell>
          <table:table-cell table:style-name="ce3" table:formula="of:=(((1963-1962)*([.I218]-[.D218]))/(1967-1962))+[.D218]" office:value-type="float" office:value="1419.2">
            <text:p>1419.2</text:p>
          </table:table-cell>
          <table:table-cell table:style-name="ce3" table:formula="of:=(((1964-1962)*([.I218]-[.D218]))/(1967-1962))+[.D218]" office:value-type="float" office:value="1374.4">
            <text:p>1374.4</text:p>
          </table:table-cell>
          <table:table-cell table:style-name="ce3" table:formula="of:=(((1965-1962)*([.I218]-[.D218]))/(1967-1962))+[.D218]" office:value-type="float" office:value="1329.6">
            <text:p>1329.6</text:p>
          </table:table-cell>
          <table:table-cell table:style-name="ce3" table:formula="of:=(((1966-1962)*([.I218]-[.D218]))/(1967-1962))+[.D218]" office:value-type="float" office:value="1284.8">
            <text:p>1284.8</text:p>
          </table:table-cell>
          <table:table-cell office:value-type="float" office:value="1240">
            <text:p>1240.0</text:p>
          </table:table-cell>
          <table:table-cell table:style-name="ce3" table:formula="of:=(((1968-1967)*([.N206]-[.I218]))/(1972-1967))+[.I218]" office:value-type="float" office:value="1201.2">
            <text:p>1201.2</text:p>
          </table:table-cell>
          <table:table-cell table:style-name="ce3" table:formula="of:=(((1969-1967)*([.N206]-[.I218]))/(1972-1967))+[.I218]" office:value-type="float" office:value="1162.4">
            <text:p>1162.4</text:p>
          </table:table-cell>
          <table:table-cell table:style-name="ce3" table:formula="of:=(((1970-1967)*([.N206]-[.I218]))/(1972-1967))+[.I218]" office:value-type="float" office:value="1123.6">
            <text:p>1123.6</text:p>
          </table:table-cell>
          <table:table-cell table:style-name="ce3" table:formula="of:=(((1971-1967)*([.N206]-[.I218]))/(1972-1967))+[.I218]" office:value-type="float" office:value="1084.8">
            <text:p>1084.8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Tuvalu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USSR</text:p>
          </table:table-cell>
          <table:table-cell table:number-columns-repeated="2"/>
          <table:table-cell office:value-type="float" office:value="7737">
            <text:p>7737.0</text:p>
          </table:table-cell>
          <table:table-cell table:style-name="ce3" table:formula="of:=(((1963-1962)*([.I220]-[.D220]))/(1967-1962))+[.D220]" office:value-type="float" office:value="7519">
            <text:p>7519.0</text:p>
          </table:table-cell>
          <table:table-cell table:style-name="ce3" table:formula="of:=(((1964-1962)*([.I220]-[.D220]))/(1967-1962))+[.D220]" office:value-type="float" office:value="7301">
            <text:p>7301.0</text:p>
          </table:table-cell>
          <table:table-cell table:style-name="ce3" table:formula="of:=(((1965-1962)*([.I220]-[.D220]))/(1967-1962))+[.D220]" office:value-type="float" office:value="7083">
            <text:p>7083.0</text:p>
          </table:table-cell>
          <table:table-cell table:style-name="ce3" table:formula="of:=(((1966-1962)*([.I220]-[.D220]))/(1967-1962))+[.D220]" office:value-type="float" office:value="6865">
            <text:p>6865.0</text:p>
          </table:table-cell>
          <table:table-cell office:value-type="float" office:value="6647">
            <text:p>6647.0</text:p>
          </table:table-cell>
          <table:table-cell table:style-name="ce3" table:formula="of:=(((1968-1967)*([.N208]-[.I220]))/(1972-1967))+[.I220]" office:value-type="float" office:value="6465.6">
            <text:p>6465.6</text:p>
          </table:table-cell>
          <table:table-cell table:style-name="ce3" table:formula="of:=(((1969-1967)*([.N208]-[.I220]))/(1972-1967))+[.I220]" office:value-type="float" office:value="6284.2">
            <text:p>6284.2</text:p>
          </table:table-cell>
          <table:table-cell table:style-name="ce3" table:formula="of:=(((1970-1967)*([.N208]-[.I220]))/(1972-1967))+[.I220]" office:value-type="float" office:value="6102.8">
            <text:p>6102.8</text:p>
          </table:table-cell>
          <table:table-cell table:style-name="ce3" table:formula="of:=(((1971-1967)*([.N208]-[.I220]))/(1972-1967))+[.I220]" office:value-type="float" office:value="5921.4">
            <text:p>5921.4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Uganda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4"/>
          <table:table-cell office:value-type="float" office:value="3895">
            <text:p>3895.0</text:p>
          </table:table-cell>
          <table:table-cell table:style-name="ce3" table:formula="of:=(((1973-1972)*([.S221]-[.N221]))/(1977-1972))+[.N221]" office:value-type="float" office:value="3790.6">
            <text:p>3790.6</text:p>
          </table:table-cell>
          <table:table-cell table:style-name="ce3" table:formula="of:=(((1974-1972)*([.S221]-[.N221]))/(1977-1972))+[.N221]" office:value-type="float" office:value="3686.2">
            <text:p>3686.2</text:p>
          </table:table-cell>
          <table:table-cell table:style-name="ce3" table:formula="of:=(((1975-1972)*([.S221]-[.N221]))/(1977-1972))+[.N221]" office:value-type="float" office:value="3581.8">
            <text:p>3581.8</text:p>
          </table:table-cell>
          <table:table-cell table:style-name="ce3" table:formula="of:=(((1976-1972)*([.S221]-[.N221]))/(1977-1972))+[.N221]" office:value-type="float" office:value="3477.4">
            <text:p>3477.4</text:p>
          </table:table-cell>
          <table:table-cell office:value-type="float" office:value="3373">
            <text:p>3373.0</text:p>
          </table:table-cell>
          <table:table-cell table:style-name="ce3" table:formula="of:=(((1978-1977)*([.X221]-[.S221]))/(1982-1977))+[.S221]" office:value-type="float" office:value="3278.4">
            <text:p>3278.4</text:p>
          </table:table-cell>
          <table:table-cell table:style-name="ce3" table:formula="of:=(((1979-1977)*([.X221]-[.S221]))/(1982-1977))+[.S221]" office:value-type="float" office:value="3183.8">
            <text:p>3183.8</text:p>
          </table:table-cell>
          <table:table-cell table:style-name="ce3" table:formula="of:=(((1980-1977)*([.X221]-[.S221]))/(1982-1977))+[.S221]" office:value-type="float" office:value="3089.2">
            <text:p>3089.2</text:p>
          </table:table-cell>
          <table:table-cell table:style-name="ce3" table:formula="of:=(((1981-1977)*([.X221]-[.S221]))/(1982-1977))+[.S221]" office:value-type="float" office:value="2994.6">
            <text:p>2994.6</text:p>
          </table:table-cell>
          <table:table-cell office:value-type="float" office:value="2900">
            <text:p>2900.0</text:p>
          </table:table-cell>
          <table:table-cell table:style-name="ce3" table:formula="of:=(((1983-1982)*([.AC221]-[.X221]))/(1987-1982))+[.X221]" office:value-type="float" office:value="2810.8">
            <text:p>2810.8</text:p>
          </table:table-cell>
          <table:table-cell table:style-name="ce3" table:formula="of:=(((1984-1982)*([.AC221]-[.X221]))/(1987-1982))+[.X221]" office:value-type="float" office:value="2721.6">
            <text:p>2721.6</text:p>
          </table:table-cell>
          <table:table-cell table:style-name="ce3" table:formula="of:=(((1985-1982)*([.AC221]-[.X221]))/(1987-1982))+[.X221]" office:value-type="float" office:value="2632.4">
            <text:p>2632.4</text:p>
          </table:table-cell>
          <table:table-cell table:style-name="ce3" table:formula="of:=(((1986-1982)*([.AC221]-[.X221]))/(1987-1982))+[.X221]" office:value-type="float" office:value="2543.2">
            <text:p>2543.2</text:p>
          </table:table-cell>
          <table:table-cell office:value-type="float" office:value="2454">
            <text:p>2454.0</text:p>
          </table:table-cell>
          <table:table-cell table:style-name="ce3" table:formula="of:=(((1988-1987)*([.AH221]-[.AC221]))/(1992-1987))+[.AC221]" office:value-type="float" office:value="2375.2">
            <text:p>2375.2</text:p>
          </table:table-cell>
          <table:table-cell table:style-name="ce3" table:formula="of:=(((1989-1987)*([.AH221]-[.AC221]))/(1992-1987))+[.AC221]" office:value-type="float" office:value="2296.4">
            <text:p>2296.4</text:p>
          </table:table-cell>
          <table:table-cell table:style-name="ce3" table:formula="of:=(((1990-1987)*([.AH221]-[.AC221]))/(1992-1987))+[.AC221]" office:value-type="float" office:value="2217.6">
            <text:p>2217.6</text:p>
          </table:table-cell>
          <table:table-cell table:style-name="ce3" table:formula="of:=(((1991-1987)*([.AH221]-[.AC221]))/(1992-1987))+[.AC221]" office:value-type="float" office:value="2138.8">
            <text:p>2138.8</text:p>
          </table:table-cell>
          <table:table-cell office:value-type="float" office:value="2060">
            <text:p>2060.0</text:p>
          </table:table-cell>
          <table:table-cell table:style-name="ce3" table:formula="of:=(((1993-1992)*([.AM221]-[.AH221]))/(1997-1992))+[.AH221]" office:value-type="float" office:value="2000.6">
            <text:p>2000.6</text:p>
          </table:table-cell>
          <table:table-cell table:style-name="ce3" table:formula="of:=(((1994-1992)*([.AM221]-[.AH221]))/(1997-1992))+[.AH221]" office:value-type="float" office:value="1941.2">
            <text:p>1941.2</text:p>
          </table:table-cell>
          <table:table-cell table:style-name="ce3" table:formula="of:=(((1995-1992)*([.AM221]-[.AH221]))/(1997-1992))+[.AH221]" office:value-type="float" office:value="1881.8">
            <text:p>1881.8</text:p>
          </table:table-cell>
          <table:table-cell table:style-name="ce3" table:formula="of:=(((1996-1992)*([.AM221]-[.AH221]))/(1997-1992))+[.AH221]" office:value-type="float" office:value="1822.4">
            <text:p>1822.4</text:p>
          </table:table-cell>
          <table:table-cell office:value-type="float" office:value="1763">
            <text:p>1763.0</text:p>
          </table:table-cell>
          <table:table-cell table:style-name="ce3" table:formula="of:=(((1998-1997)*([.AR221]-[.AM221]))/(2002-1997))+[.AM221]" office:value-type="float" office:value="1712.8">
            <text:p>1712.8</text:p>
          </table:table-cell>
          <table:table-cell table:style-name="ce3" table:formula="of:=(((1999-1997)*([.AR221]-[.AM221]))/(2002-1997))+[.AM221]" office:value-type="float" office:value="1662.6">
            <text:p>1662.6</text:p>
          </table:table-cell>
          <table:table-cell table:style-name="ce3" table:formula="of:=(((2000-1997)*([.AR221]-[.AM221]))/(2002-1997))+[.AM221]" office:value-type="float" office:value="1612.4">
            <text:p>1612.4</text:p>
          </table:table-cell>
          <table:table-cell table:style-name="ce3" table:formula="of:=(((2001-1997)*([.AR221]-[.AM221]))/(2002-1997))+[.AM221]" office:value-type="float" office:value="1562.2">
            <text:p>1562.2</text:p>
          </table:table-cell>
          <table:table-cell office:value-type="float" office:value="1512">
            <text:p>1512.0</text:p>
          </table:table-cell>
          <table:table-cell table:style-name="ce3" table:formula="of:=(((2003-2002)*([.AW221]-[.AR221]))/(2007-2002))+[.AR221]" office:value-type="float" office:value="1466.6">
            <text:p>1466.6</text:p>
          </table:table-cell>
          <table:table-cell table:style-name="ce3" table:formula="of:=(((2004-2002)*([.AW221]-[.AR221]))/(2007-2002))+[.AR221]" office:value-type="float" office:value="1421.2">
            <text:p>1421.2</text:p>
          </table:table-cell>
          <table:table-cell table:style-name="ce3" table:formula="of:=(((2005-2002)*([.AW221]-[.AR221]))/(2007-2002))+[.AR221]" office:value-type="float" office:value="1375.8">
            <text:p>1375.8</text:p>
          </table:table-cell>
          <table:table-cell table:style-name="ce3" table:formula="of:=(((2006-2002)*([.AW221]-[.AR221]))/(2007-2002))+[.AR221]" office:value-type="float" office:value="1330.4">
            <text:p>1330.4</text:p>
          </table:table-cell>
          <table:table-cell office:value-type="float" office:value="1285">
            <text:p>1285.0</text:p>
          </table:table-cell>
          <table:table-cell table:style-name="ce3" table:formula="of:=(((2008-2007)*([.BB221]-[.AW221]))/(2012-2007))+[.AW221]" office:value-type="float" office:value="1247">
            <text:p>1247.0</text:p>
          </table:table-cell>
          <table:table-cell table:style-name="ce3" table:formula="of:=(((2009-2007)*([.BB221]-[.AW221]))/(2012-2007))+[.AW221]" office:value-type="float" office:value="1209">
            <text:p>1209.0</text:p>
          </table:table-cell>
          <table:table-cell table:style-name="ce3" table:formula="of:=(((2010-2007)*([.BB221]-[.AW221]))/(2012-2007))+[.AW221]" office:value-type="float" office:value="1171">
            <text:p>1171.0</text:p>
          </table:table-cell>
          <table:table-cell table:style-name="ce3" table:formula="of:=(((2011-2007)*([.BB221]-[.AW221]))/(2012-2007))+[.AW221]" office:value-type="float" office:value="1133">
            <text:p>1133.0</text:p>
          </table:table-cell>
          <table:table-cell office:value-type="float" office:value="1095">
            <text:p>1095.0</text:p>
          </table:table-cell>
          <table:table-cell table:number-columns-repeated="970"/>
        </table:table-row>
        <table:table-row table:style-name="ro1">
          <table:table-cell office:value-type="string">
            <text:p>Ukraine</text:p>
          </table:table-cell>
          <table:table-cell table:number-columns-repeated="2"/>
          <table:table-cell office:value-type="float" office:value="15859">
            <text:p>15859.0</text:p>
          </table:table-cell>
          <table:table-cell table:style-name="ce3" table:formula="of:=(((1963-1962)*([.I222]-[.D222]))/(1967-1962))+[.D222]" office:value-type="float" office:value="15579.8">
            <text:p>15579.8</text:p>
          </table:table-cell>
          <table:table-cell table:style-name="ce3" table:formula="of:=(((1964-1962)*([.I222]-[.D222]))/(1967-1962))+[.D222]" office:value-type="float" office:value="15300.6">
            <text:p>15300.6</text:p>
          </table:table-cell>
          <table:table-cell table:style-name="ce3" table:formula="of:=(((1965-1962)*([.I222]-[.D222]))/(1967-1962))+[.D222]" office:value-type="float" office:value="15021.4">
            <text:p>15021.4</text:p>
          </table:table-cell>
          <table:table-cell table:style-name="ce3" table:formula="of:=(((1966-1962)*([.I222]-[.D222]))/(1967-1962))+[.D222]" office:value-type="float" office:value="14742.2">
            <text:p>14742.2</text:p>
          </table:table-cell>
          <table:table-cell office:value-type="float" office:value="14463">
            <text:p>14463.0</text:p>
          </table:table-cell>
          <table:table-cell table:style-name="ce3" table:formula="of:=(((1968-1967)*([.N210]-[.I222]))/(1972-1967))+[.I222]" office:value-type="float" office:value="14145.6">
            <text:p>14145.6</text:p>
          </table:table-cell>
          <table:table-cell table:style-name="ce3" table:formula="of:=(((1969-1967)*([.N210]-[.I222]))/(1972-1967))+[.I222]" office:value-type="float" office:value="13828.2">
            <text:p>13828.2</text:p>
          </table:table-cell>
          <table:table-cell table:style-name="ce3" table:formula="of:=(((1970-1967)*([.N210]-[.I222]))/(1972-1967))+[.I222]" office:value-type="float" office:value="13510.8">
            <text:p>13510.8</text:p>
          </table:table-cell>
          <table:table-cell table:style-name="ce3" table:formula="of:=(((1971-1967)*([.N210]-[.I222]))/(1972-1967))+[.I222]" office:value-type="float" office:value="13193.4">
            <text:p>13193.4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222]-[.AC222]))/(1992-1987))+[.AC222]" office:value-type="float" office:value="205.6">
            <text:p>205.6</text:p>
          </table:table-cell>
          <table:table-cell table:style-name="ce3" table:formula="of:=(((1989-1987)*([.AH222]-[.AC222]))/(1992-1987))+[.AC222]" office:value-type="float" office:value="411.2">
            <text:p>411.2</text:p>
          </table:table-cell>
          <table:table-cell table:style-name="ce3" table:formula="of:=(((1990-1987)*([.AH222]-[.AC222]))/(1992-1987))+[.AC222]" office:value-type="float" office:value="616.8">
            <text:p>616.8</text:p>
          </table:table-cell>
          <table:table-cell table:style-name="ce3" table:formula="of:=(((1991-1987)*([.AH222]-[.AC222]))/(1992-1987))+[.AC222]" office:value-type="float" office:value="822.4">
            <text:p>822.4</text:p>
          </table:table-cell>
          <table:table-cell office:value-type="float" office:value="1028">
            <text:p>1028.0</text:p>
          </table:table-cell>
          <table:table-cell table:style-name="ce3" table:formula="of:=(((1993-1992)*([.AM222]-[.AH222]))/(1997-1992))+[.AH222]" office:value-type="float" office:value="1033.4">
            <text:p>1033.4</text:p>
          </table:table-cell>
          <table:table-cell table:style-name="ce3" table:formula="of:=(((1994-1992)*([.AM222]-[.AH222]))/(1997-1992))+[.AH222]" office:value-type="float" office:value="1038.8">
            <text:p>1038.8</text:p>
          </table:table-cell>
          <table:table-cell table:style-name="ce3" table:formula="of:=(((1995-1992)*([.AM222]-[.AH222]))/(1997-1992))+[.AH222]" office:value-type="float" office:value="1044.2">
            <text:p>1044.2</text:p>
          </table:table-cell>
          <table:table-cell table:style-name="ce3" table:formula="of:=(((1996-1992)*([.AM222]-[.AH222]))/(1997-1992))+[.AH222]" office:value-type="float" office:value="1049.6">
            <text:p>1049.6</text:p>
          </table:table-cell>
          <table:table-cell office:value-type="float" office:value="1055">
            <text:p>1055.0</text:p>
          </table:table-cell>
          <table:table-cell table:style-name="ce3" table:formula="of:=(((1998-1997)*([.AR222]-[.AM222]))/(2002-1997))+[.AM222]" office:value-type="float" office:value="1065.2">
            <text:p>1065.2</text:p>
          </table:table-cell>
          <table:table-cell table:style-name="ce3" table:formula="of:=(((1999-1997)*([.AR222]-[.AM222]))/(2002-1997))+[.AM222]" office:value-type="float" office:value="1075.4">
            <text:p>1075.4</text:p>
          </table:table-cell>
          <table:table-cell table:style-name="ce3" table:formula="of:=(((2000-1997)*([.AR222]-[.AM222]))/(2002-1997))+[.AM222]" office:value-type="float" office:value="1085.6">
            <text:p>1085.6</text:p>
          </table:table-cell>
          <table:table-cell table:style-name="ce3" table:formula="of:=(((2001-1997)*([.AR222]-[.AM222]))/(2002-1997))+[.AM222]" office:value-type="float" office:value="1095.8">
            <text:p>1095.8</text:p>
          </table:table-cell>
          <table:table-cell office:value-type="float" office:value="1106">
            <text:p>1106.0</text:p>
          </table:table-cell>
          <table:table-cell table:style-name="ce3" table:formula="of:=(((2003-2002)*([.AW222]-[.AR222]))/(2007-2002))+[.AR222]" office:value-type="float" office:value="1114.2">
            <text:p>1114.2</text:p>
          </table:table-cell>
          <table:table-cell table:style-name="ce3" table:formula="of:=(((2004-2002)*([.AW222]-[.AR222]))/(2007-2002))+[.AR222]" office:value-type="float" office:value="1122.4">
            <text:p>1122.4</text:p>
          </table:table-cell>
          <table:table-cell table:style-name="ce3" table:formula="of:=(((2005-2002)*([.AW222]-[.AR222]))/(2007-2002))+[.AR222]" office:value-type="float" office:value="1130.6">
            <text:p>1130.6</text:p>
          </table:table-cell>
          <table:table-cell table:style-name="ce3" table:formula="of:=(((2006-2002)*([.AW222]-[.AR222]))/(2007-2002))+[.AR222]" office:value-type="float" office:value="1138.8">
            <text:p>1138.8</text:p>
          </table:table-cell>
          <table:table-cell office:value-type="float" office:value="1147">
            <text:p>1147.0</text:p>
          </table:table-cell>
          <table:table-cell table:style-name="ce3" table:formula="of:=(((2008-2007)*([.BB222]-[.AW222]))/(2012-2007))+[.AW222]" office:value-type="float" office:value="1154">
            <text:p>1154.0</text:p>
          </table:table-cell>
          <table:table-cell table:style-name="ce3" table:formula="of:=(((2009-2007)*([.BB222]-[.AW222]))/(2012-2007))+[.AW222]" office:value-type="float" office:value="1161">
            <text:p>1161.0</text:p>
          </table:table-cell>
          <table:table-cell table:style-name="ce3" table:formula="of:=(((2010-2007)*([.BB222]-[.AW222]))/(2012-2007))+[.AW222]" office:value-type="float" office:value="1168">
            <text:p>1168.0</text:p>
          </table:table-cell>
          <table:table-cell table:style-name="ce3" table:formula="of:=(((2011-2007)*([.BB222]-[.AW222]))/(2012-2007))+[.AW222]" office:value-type="float" office:value="1175">
            <text:p>1175.0</text:p>
          </table:table-cell>
          <table:table-cell office:value-type="float" office:value="1182">
            <text:p>1182.0</text:p>
          </table:table-cell>
          <table:table-cell table:number-columns-repeated="970"/>
        </table:table-row>
        <table:table-row table:style-name="ro1">
          <table:table-cell office:value-type="string">
            <text:p>United Arab Emirates</text:p>
          </table:table-cell>
          <table:table-cell table:number-columns-repeated="2"/>
          <table:table-cell office:value-type="float" office:value="7152">
            <text:p>7152.0</text:p>
          </table:table-cell>
          <table:table-cell table:style-name="ce3" table:formula="of:=(((1963-1962)*([.I223]-[.D223]))/(1967-1962))+[.D223]" office:value-type="float" office:value="6969.6">
            <text:p>6969.6</text:p>
          </table:table-cell>
          <table:table-cell table:style-name="ce3" table:formula="of:=(((1964-1962)*([.I223]-[.D223]))/(1967-1962))+[.D223]" office:value-type="float" office:value="6787.2">
            <text:p>6787.2</text:p>
          </table:table-cell>
          <table:table-cell table:style-name="ce3" table:formula="of:=(((1965-1962)*([.I223]-[.D223]))/(1967-1962))+[.D223]" office:value-type="float" office:value="6604.8">
            <text:p>6604.8</text:p>
          </table:table-cell>
          <table:table-cell table:style-name="ce3" table:formula="of:=(((1966-1962)*([.I223]-[.D223]))/(1967-1962))+[.D223]" office:value-type="float" office:value="6422.4">
            <text:p>6422.4</text:p>
          </table:table-cell>
          <table:table-cell office:value-type="float" office:value="6240">
            <text:p>6240.0</text:p>
          </table:table-cell>
          <table:table-cell table:style-name="ce3" table:formula="of:=(((1968-1967)*([.N211]-[.I223]))/(1972-1967))+[.I223]" office:value-type="float" office:value="6025.8">
            <text:p>6025.8</text:p>
          </table:table-cell>
          <table:table-cell table:style-name="ce3" table:formula="of:=(((1969-1967)*([.N211]-[.I223]))/(1972-1967))+[.I223]" office:value-type="float" office:value="5811.6">
            <text:p>5811.6</text:p>
          </table:table-cell>
          <table:table-cell table:style-name="ce3" table:formula="of:=(((1970-1967)*([.N211]-[.I223]))/(1972-1967))+[.I223]" office:value-type="float" office:value="5597.4">
            <text:p>5597.4</text:p>
          </table:table-cell>
          <table:table-cell table:style-name="ce3" table:formula="of:=(((1971-1967)*([.N211]-[.I223]))/(1972-1967))+[.I223]" office:value-type="float" office:value="5383.2">
            <text:p>5383.2</text:p>
          </table:table-cell>
          <table:table-cell office:value-type="float" office:value="464.4">
            <text:p>464.4</text:p>
          </table:table-cell>
          <table:table-cell table:style-name="ce3" table:formula="of:=(((1973-1972)*([.S223]-[.N223]))/(1977-1972))+[.N223]" office:value-type="float" office:value="412.9">
            <text:p>412.9</text:p>
          </table:table-cell>
          <table:table-cell table:style-name="ce3" table:formula="of:=(((1974-1972)*([.S223]-[.N223]))/(1977-1972))+[.N223]" office:value-type="float" office:value="361.4">
            <text:p>361.4</text:p>
          </table:table-cell>
          <table:table-cell table:style-name="ce3" table:formula="of:=(((1975-1972)*([.S223]-[.N223]))/(1977-1972))+[.N223]" office:value-type="float" office:value="309.9">
            <text:p>309.9</text:p>
          </table:table-cell>
          <table:table-cell table:style-name="ce3" table:formula="of:=(((1976-1972)*([.S223]-[.N223]))/(1977-1972))+[.N223]" office:value-type="float" office:value="258.4">
            <text:p>258.4</text:p>
          </table:table-cell>
          <table:table-cell office:value-type="float" office:value="206.9">
            <text:p>206.9</text:p>
          </table:table-cell>
          <table:table-cell table:style-name="ce3" table:formula="of:=(((1978-1977)*([.X223]-[.S223]))/(1982-1977))+[.S223]" office:value-type="float" office:value="191.44">
            <text:p>191.4</text:p>
          </table:table-cell>
          <table:table-cell table:style-name="ce3" table:formula="of:=(((1979-1977)*([.X223]-[.S223]))/(1982-1977))+[.S223]" office:value-type="float" office:value="175.98">
            <text:p>176.0</text:p>
          </table:table-cell>
          <table:table-cell table:style-name="ce3" table:formula="of:=(((1980-1977)*([.X223]-[.S223]))/(1982-1977))+[.S223]" office:value-type="float" office:value="160.52">
            <text:p>160.5</text:p>
          </table:table-cell>
          <table:table-cell table:style-name="ce3" table:formula="of:=(((1981-1977)*([.X223]-[.S223]))/(1982-1977))+[.S223]" office:value-type="float" office:value="145.06">
            <text:p>145.1</text:p>
          </table:table-cell>
          <table:table-cell office:value-type="float" office:value="129.6">
            <text:p>129.6</text:p>
          </table:table-cell>
          <table:table-cell table:style-name="ce3" table:formula="of:=(((1983-1982)*([.AC223]-[.X223]))/(1987-1982))+[.X223]" office:value-type="float" office:value="123.456">
            <text:p>123.5</text:p>
          </table:table-cell>
          <table:table-cell table:style-name="ce3" table:formula="of:=(((1984-1982)*([.AC223]-[.X223]))/(1987-1982))+[.X223]" office:value-type="float" office:value="117.312">
            <text:p>117.3</text:p>
          </table:table-cell>
          <table:table-cell table:style-name="ce3" table:formula="of:=(((1985-1982)*([.AC223]-[.X223]))/(1987-1982))+[.X223]" office:value-type="float" office:value="111.168">
            <text:p>111.2</text:p>
          </table:table-cell>
          <table:table-cell table:style-name="ce3" table:formula="of:=(((1986-1982)*([.AC223]-[.X223]))/(1987-1982))+[.X223]" office:value-type="float" office:value="105.024">
            <text:p>105.0</text:p>
          </table:table-cell>
          <table:table-cell office:value-type="float" office:value="98.88">
            <text:p>98.9</text:p>
          </table:table-cell>
          <table:table-cell table:style-name="ce3" table:formula="of:=(((1988-1987)*([.AH223]-[.AC223]))/(1992-1987))+[.AC223]" office:value-type="float" office:value="94">
            <text:p>94.0</text:p>
          </table:table-cell>
          <table:table-cell table:style-name="ce3" table:formula="of:=(((1989-1987)*([.AH223]-[.AC223]))/(1992-1987))+[.AC223]" office:value-type="float" office:value="89.12">
            <text:p>89.1</text:p>
          </table:table-cell>
          <table:table-cell table:style-name="ce3" table:formula="of:=(((1990-1987)*([.AH223]-[.AC223]))/(1992-1987))+[.AC223]" office:value-type="float" office:value="84.24">
            <text:p>84.2</text:p>
          </table:table-cell>
          <table:table-cell table:style-name="ce3" table:formula="of:=(((1991-1987)*([.AH223]-[.AC223]))/(1992-1987))+[.AC223]" office:value-type="float" office:value="79.36">
            <text:p>79.4</text:p>
          </table:table-cell>
          <table:table-cell office:value-type="float" office:value="74.48">
            <text:p>74.5</text:p>
          </table:table-cell>
          <table:table-cell table:style-name="ce3" table:formula="of:=(((1993-1992)*([.AM223]-[.AH223]))/(1997-1992))+[.AH223]" office:value-type="float" office:value="71.07">
            <text:p>71.1</text:p>
          </table:table-cell>
          <table:table-cell table:style-name="ce3" table:formula="of:=(((1994-1992)*([.AM223]-[.AH223]))/(1997-1992))+[.AH223]" office:value-type="float" office:value="67.66">
            <text:p>67.7</text:p>
          </table:table-cell>
          <table:table-cell table:style-name="ce3" table:formula="of:=(((1995-1992)*([.AM223]-[.AH223]))/(1997-1992))+[.AH223]" office:value-type="float" office:value="64.25">
            <text:p>64.3</text:p>
          </table:table-cell>
          <table:table-cell table:style-name="ce3" table:formula="of:=(((1996-1992)*([.AM223]-[.AH223]))/(1997-1992))+[.AH223]" office:value-type="float" office:value="60.84">
            <text:p>60.8</text:p>
          </table:table-cell>
          <table:table-cell office:value-type="float" office:value="57.43">
            <text:p>57.4</text:p>
          </table:table-cell>
          <table:table-cell table:style-name="ce3" table:formula="of:=(((1998-1997)*([.AR223]-[.AM223]))/(2002-1997))+[.AM223]" office:value-type="float" office:value="55.16">
            <text:p>55.2</text:p>
          </table:table-cell>
          <table:table-cell table:style-name="ce3" table:formula="of:=(((1999-1997)*([.AR223]-[.AM223]))/(2002-1997))+[.AM223]" office:value-type="float" office:value="52.89">
            <text:p>52.9</text:p>
          </table:table-cell>
          <table:table-cell table:style-name="ce3" table:formula="of:=(((2000-1997)*([.AR223]-[.AM223]))/(2002-1997))+[.AM223]" office:value-type="float" office:value="50.62">
            <text:p>50.6</text:p>
          </table:table-cell>
          <table:table-cell table:style-name="ce3" table:formula="of:=(((2001-1997)*([.AR223]-[.AM223]))/(2002-1997))+[.AM223]" office:value-type="float" office:value="48.35">
            <text:p>48.4</text:p>
          </table:table-cell>
          <table:table-cell office:value-type="float" office:value="46.08">
            <text:p>46.1</text:p>
          </table:table-cell>
          <table:table-cell table:style-name="ce3" table:formula="of:=(((2003-2002)*([.AW223]-[.AR223]))/(2007-2002))+[.AR223]" office:value-type="float" office:value="42.414">
            <text:p>42.4</text:p>
          </table:table-cell>
          <table:table-cell table:style-name="ce3" table:formula="of:=(((2004-2002)*([.AW223]-[.AR223]))/(2007-2002))+[.AR223]" office:value-type="float" office:value="38.748">
            <text:p>38.7</text:p>
          </table:table-cell>
          <table:table-cell table:style-name="ce3" table:formula="of:=(((2005-2002)*([.AW223]-[.AR223]))/(2007-2002))+[.AR223]" office:value-type="float" office:value="35.082">
            <text:p>35.1</text:p>
          </table:table-cell>
          <table:table-cell table:style-name="ce3" table:formula="of:=(((2006-2002)*([.AW223]-[.AR223]))/(2007-2002))+[.AR223]" office:value-type="float" office:value="31.416">
            <text:p>31.4</text:p>
          </table:table-cell>
          <table:table-cell office:value-type="float" office:value="27.75">
            <text:p>27.8</text:p>
          </table:table-cell>
          <table:table-cell table:style-name="ce3" table:formula="of:=(((2008-2007)*([.BB223]-[.AW223]))/(2012-2007))+[.AW223]" office:value-type="float" office:value="25.9">
            <text:p>25.9</text:p>
          </table:table-cell>
          <table:table-cell table:style-name="ce3" table:formula="of:=(((2009-2007)*([.BB223]-[.AW223]))/(2012-2007))+[.AW223]" office:value-type="float" office:value="24.05">
            <text:p>24.1</text:p>
          </table:table-cell>
          <table:table-cell table:style-name="ce3" table:formula="of:=(((2010-2007)*([.BB223]-[.AW223]))/(2012-2007))+[.AW223]" office:value-type="float" office:value="22.2">
            <text:p>22.2</text:p>
          </table:table-cell>
          <table:table-cell table:style-name="ce3" table:formula="of:=(((2011-2007)*([.BB223]-[.AW223]))/(2012-2007))+[.AW223]" office:value-type="float" office:value="20.35">
            <text:p>20.4</text:p>
          </table:table-cell>
          <table:table-cell office:value-type="float" office:value="18.5">
            <text:p>18.5</text:p>
          </table:table-cell>
          <table:table-cell table:number-columns-repeated="970"/>
        </table:table-row>
        <table:table-row table:style-name="ro1">
          <table:table-cell office:value-type="string">
            <text:p>United Kingdom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4"/>
          <table:table-cell office:value-type="float" office:value="2583">
            <text:p>2583.0</text:p>
          </table:table-cell>
          <table:table-cell table:style-name="ce3" table:formula="of:=(((1973-1972)*([.S224]-[.N224]))/(1977-1972))+[.N224]" office:value-type="float" office:value="2579.8">
            <text:p>2579.8</text:p>
          </table:table-cell>
          <table:table-cell table:style-name="ce3" table:formula="of:=(((1974-1972)*([.S224]-[.N224]))/(1977-1972))+[.N224]" office:value-type="float" office:value="2576.6">
            <text:p>2576.6</text:p>
          </table:table-cell>
          <table:table-cell table:style-name="ce3" table:formula="of:=(((1975-1972)*([.S224]-[.N224]))/(1977-1972))+[.N224]" office:value-type="float" office:value="2573.4">
            <text:p>2573.4</text:p>
          </table:table-cell>
          <table:table-cell table:style-name="ce3" table:formula="of:=(((1976-1972)*([.S224]-[.N224]))/(1977-1972))+[.N224]" office:value-type="float" office:value="2570.2">
            <text:p>2570.2</text:p>
          </table:table-cell>
          <table:table-cell office:value-type="float" office:value="2567">
            <text:p>2567.0</text:p>
          </table:table-cell>
          <table:table-cell table:style-name="ce3" table:formula="of:=(((1978-1977)*([.X224]-[.S224]))/(1982-1977))+[.S224]" office:value-type="float" office:value="2566.6">
            <text:p>2566.6</text:p>
          </table:table-cell>
          <table:table-cell table:style-name="ce3" table:formula="of:=(((1979-1977)*([.X224]-[.S224]))/(1982-1977))+[.S224]" office:value-type="float" office:value="2566.2">
            <text:p>2566.2</text:p>
          </table:table-cell>
          <table:table-cell table:style-name="ce3" table:formula="of:=(((1980-1977)*([.X224]-[.S224]))/(1982-1977))+[.S224]" office:value-type="float" office:value="2565.8">
            <text:p>2565.8</text:p>
          </table:table-cell>
          <table:table-cell table:style-name="ce3" table:formula="of:=(((1981-1977)*([.X224]-[.S224]))/(1982-1977))+[.S224]" office:value-type="float" office:value="2565.4">
            <text:p>2565.4</text:p>
          </table:table-cell>
          <table:table-cell office:value-type="float" office:value="2565">
            <text:p>2565.0</text:p>
          </table:table-cell>
          <table:table-cell table:style-name="ce3" table:formula="of:=(((1983-1982)*([.AC224]-[.X224]))/(1987-1982))+[.X224]" office:value-type="float" office:value="2561.2">
            <text:p>2561.2</text:p>
          </table:table-cell>
          <table:table-cell table:style-name="ce3" table:formula="of:=(((1984-1982)*([.AC224]-[.X224]))/(1987-1982))+[.X224]" office:value-type="float" office:value="2557.4">
            <text:p>2557.4</text:p>
          </table:table-cell>
          <table:table-cell table:style-name="ce3" table:formula="of:=(((1985-1982)*([.AC224]-[.X224]))/(1987-1982))+[.X224]" office:value-type="float" office:value="2553.6">
            <text:p>2553.6</text:p>
          </table:table-cell>
          <table:table-cell table:style-name="ce3" table:formula="of:=(((1986-1982)*([.AC224]-[.X224]))/(1987-1982))+[.X224]" office:value-type="float" office:value="2549.8">
            <text:p>2549.8</text:p>
          </table:table-cell>
          <table:table-cell office:value-type="float" office:value="2546">
            <text:p>2546.0</text:p>
          </table:table-cell>
          <table:table-cell table:style-name="ce3" table:formula="of:=(((1988-1987)*([.AH224]-[.AC224]))/(1992-1987))+[.AC224]" office:value-type="float" office:value="2539">
            <text:p>2539.0</text:p>
          </table:table-cell>
          <table:table-cell table:style-name="ce3" table:formula="of:=(((1989-1987)*([.AH224]-[.AC224]))/(1992-1987))+[.AC224]" office:value-type="float" office:value="2532">
            <text:p>2532.0</text:p>
          </table:table-cell>
          <table:table-cell table:style-name="ce3" table:formula="of:=(((1990-1987)*([.AH224]-[.AC224]))/(1992-1987))+[.AC224]" office:value-type="float" office:value="2525">
            <text:p>2525.0</text:p>
          </table:table-cell>
          <table:table-cell table:style-name="ce3" table:formula="of:=(((1991-1987)*([.AH224]-[.AC224]))/(1992-1987))+[.AC224]" office:value-type="float" office:value="2518">
            <text:p>2518.0</text:p>
          </table:table-cell>
          <table:table-cell office:value-type="float" office:value="2511">
            <text:p>2511.0</text:p>
          </table:table-cell>
          <table:table-cell table:style-name="ce3" table:formula="of:=(((1993-1992)*([.AM224]-[.AH224]))/(1997-1992))+[.AH224]" office:value-type="float" office:value="2504.2">
            <text:p>2504.2</text:p>
          </table:table-cell>
          <table:table-cell table:style-name="ce3" table:formula="of:=(((1994-1992)*([.AM224]-[.AH224]))/(1997-1992))+[.AH224]" office:value-type="float" office:value="2497.4">
            <text:p>2497.4</text:p>
          </table:table-cell>
          <table:table-cell table:style-name="ce3" table:formula="of:=(((1995-1992)*([.AM224]-[.AH224]))/(1997-1992))+[.AH224]" office:value-type="float" office:value="2490.6">
            <text:p>2490.6</text:p>
          </table:table-cell>
          <table:table-cell table:style-name="ce3" table:formula="of:=(((1996-1992)*([.AM224]-[.AH224]))/(1997-1992))+[.AH224]" office:value-type="float" office:value="2483.8">
            <text:p>2483.8</text:p>
          </table:table-cell>
          <table:table-cell office:value-type="float" office:value="2477">
            <text:p>2477.0</text:p>
          </table:table-cell>
          <table:table-cell table:style-name="ce3" table:formula="of:=(((1998-1997)*([.AR224]-[.AM224]))/(2002-1997))+[.AM224]" office:value-type="float" office:value="2468.4">
            <text:p>2468.4</text:p>
          </table:table-cell>
          <table:table-cell table:style-name="ce3" table:formula="of:=(((1999-1997)*([.AR224]-[.AM224]))/(2002-1997))+[.AM224]" office:value-type="float" office:value="2459.8">
            <text:p>2459.8</text:p>
          </table:table-cell>
          <table:table-cell table:style-name="ce3" table:formula="of:=(((2000-1997)*([.AR224]-[.AM224]))/(2002-1997))+[.AM224]" office:value-type="float" office:value="2451.2">
            <text:p>2451.2</text:p>
          </table:table-cell>
          <table:table-cell table:style-name="ce3" table:formula="of:=(((2001-1997)*([.AR224]-[.AM224]))/(2002-1997))+[.AM224]" office:value-type="float" office:value="2442.6">
            <text:p>2442.6</text:p>
          </table:table-cell>
          <table:table-cell office:value-type="float" office:value="2434">
            <text:p>2434.0</text:p>
          </table:table-cell>
          <table:table-cell table:style-name="ce3" table:formula="of:=(((2003-2002)*([.AW224]-[.AR224]))/(2007-2002))+[.AR224]" office:value-type="float" office:value="2421.6">
            <text:p>2421.6</text:p>
          </table:table-cell>
          <table:table-cell table:style-name="ce3" table:formula="of:=(((2004-2002)*([.AW224]-[.AR224]))/(2007-2002))+[.AR224]" office:value-type="float" office:value="2409.2">
            <text:p>2409.2</text:p>
          </table:table-cell>
          <table:table-cell table:style-name="ce3" table:formula="of:=(((2005-2002)*([.AW224]-[.AR224]))/(2007-2002))+[.AR224]" office:value-type="float" office:value="2396.8">
            <text:p>2396.8</text:p>
          </table:table-cell>
          <table:table-cell table:style-name="ce3" table:formula="of:=(((2006-2002)*([.AW224]-[.AR224]))/(2007-2002))+[.AR224]" office:value-type="float" office:value="2384.4">
            <text:p>2384.4</text:p>
          </table:table-cell>
          <table:table-cell office:value-type="float" office:value="2372">
            <text:p>2372.0</text:p>
          </table:table-cell>
          <table:table-cell table:style-name="ce3" table:formula="of:=(((2008-2007)*([.BB224]-[.AW224]))/(2012-2007))+[.AW224]" office:value-type="float" office:value="2357.6">
            <text:p>2357.6</text:p>
          </table:table-cell>
          <table:table-cell table:style-name="ce3" table:formula="of:=(((2009-2007)*([.BB224]-[.AW224]))/(2012-2007))+[.AW224]" office:value-type="float" office:value="2343.2">
            <text:p>2343.2</text:p>
          </table:table-cell>
          <table:table-cell table:style-name="ce3" table:formula="of:=(((2010-2007)*([.BB224]-[.AW224]))/(2012-2007))+[.AW224]" office:value-type="float" office:value="2328.8">
            <text:p>2328.8</text:p>
          </table:table-cell>
          <table:table-cell table:style-name="ce3" table:formula="of:=(((2011-2007)*([.BB224]-[.AW224]))/(2012-2007))+[.AW224]" office:value-type="float" office:value="2314.4">
            <text:p>2314.4</text:p>
          </table:table-cell>
          <table:table-cell office:value-type="float" office:value="2300">
            <text:p>2300.0</text:p>
          </table:table-cell>
          <table:table-cell table:number-columns-repeated="970"/>
        </table:table-row>
        <table:table-row table:style-name="ro1">
          <table:table-cell office:value-type="string">
            <text:p>United Republic of Tanzania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4"/>
          <table:table-cell office:value-type="float" office:value="5791">
            <text:p>5791.0</text:p>
          </table:table-cell>
          <table:table-cell table:style-name="ce3" table:formula="of:=(((1973-1972)*([.S225]-[.N225]))/(1977-1972))+[.N225]" office:value-type="float" office:value="5620">
            <text:p>5620.0</text:p>
          </table:table-cell>
          <table:table-cell table:style-name="ce3" table:formula="of:=(((1974-1972)*([.S225]-[.N225]))/(1977-1972))+[.N225]" office:value-type="float" office:value="5449">
            <text:p>5449.0</text:p>
          </table:table-cell>
          <table:table-cell table:style-name="ce3" table:formula="of:=(((1975-1972)*([.S225]-[.N225]))/(1977-1972))+[.N225]" office:value-type="float" office:value="5278">
            <text:p>5278.0</text:p>
          </table:table-cell>
          <table:table-cell table:style-name="ce3" table:formula="of:=(((1976-1972)*([.S225]-[.N225]))/(1977-1972))+[.N225]" office:value-type="float" office:value="5107">
            <text:p>5107.0</text:p>
          </table:table-cell>
          <table:table-cell office:value-type="float" office:value="4936">
            <text:p>4936.0</text:p>
          </table:table-cell>
          <table:table-cell table:style-name="ce3" table:formula="of:=(((1978-1977)*([.X225]-[.S225]))/(1982-1977))+[.S225]" office:value-type="float" office:value="4793.2">
            <text:p>4793.2</text:p>
          </table:table-cell>
          <table:table-cell table:style-name="ce3" table:formula="of:=(((1979-1977)*([.X225]-[.S225]))/(1982-1977))+[.S225]" office:value-type="float" office:value="4650.4">
            <text:p>4650.4</text:p>
          </table:table-cell>
          <table:table-cell table:style-name="ce3" table:formula="of:=(((1980-1977)*([.X225]-[.S225]))/(1982-1977))+[.S225]" office:value-type="float" office:value="4507.6">
            <text:p>4507.6</text:p>
          </table:table-cell>
          <table:table-cell table:style-name="ce3" table:formula="of:=(((1981-1977)*([.X225]-[.S225]))/(1982-1977))+[.S225]" office:value-type="float" office:value="4364.8">
            <text:p>4364.8</text:p>
          </table:table-cell>
          <table:table-cell office:value-type="float" office:value="4222">
            <text:p>4222.0</text:p>
          </table:table-cell>
          <table:table-cell table:style-name="ce3" table:formula="of:=(((1983-1982)*([.AC225]-[.X225]))/(1987-1982))+[.X225]" office:value-type="float" office:value="4101.2">
            <text:p>4101.2</text:p>
          </table:table-cell>
          <table:table-cell table:style-name="ce3" table:formula="of:=(((1984-1982)*([.AC225]-[.X225]))/(1987-1982))+[.X225]" office:value-type="float" office:value="3980.4">
            <text:p>3980.4</text:p>
          </table:table-cell>
          <table:table-cell table:style-name="ce3" table:formula="of:=(((1985-1982)*([.AC225]-[.X225]))/(1987-1982))+[.X225]" office:value-type="float" office:value="3859.6">
            <text:p>3859.6</text:p>
          </table:table-cell>
          <table:table-cell table:style-name="ce3" table:formula="of:=(((1986-1982)*([.AC225]-[.X225]))/(1987-1982))+[.X225]" office:value-type="float" office:value="3738.8">
            <text:p>3738.8</text:p>
          </table:table-cell>
          <table:table-cell office:value-type="float" office:value="3618">
            <text:p>3618.0</text:p>
          </table:table-cell>
          <table:table-cell table:style-name="ce3" table:formula="of:=(((1988-1987)*([.AH225]-[.AC225]))/(1992-1987))+[.AC225]" office:value-type="float" office:value="3511.4">
            <text:p>3511.4</text:p>
          </table:table-cell>
          <table:table-cell table:style-name="ce3" table:formula="of:=(((1989-1987)*([.AH225]-[.AC225]))/(1992-1987))+[.AC225]" office:value-type="float" office:value="3404.8">
            <text:p>3404.8</text:p>
          </table:table-cell>
          <table:table-cell table:style-name="ce3" table:formula="of:=(((1990-1987)*([.AH225]-[.AC225]))/(1992-1987))+[.AC225]" office:value-type="float" office:value="3298.2">
            <text:p>3298.2</text:p>
          </table:table-cell>
          <table:table-cell table:style-name="ce3" table:formula="of:=(((1991-1987)*([.AH225]-[.AC225]))/(1992-1987))+[.AC225]" office:value-type="float" office:value="3191.6">
            <text:p>3191.6</text:p>
          </table:table-cell>
          <table:table-cell office:value-type="float" office:value="3085">
            <text:p>3085.0</text:p>
          </table:table-cell>
          <table:table-cell table:style-name="ce3" table:formula="of:=(((1993-1992)*([.AM225]-[.AH225]))/(1997-1992))+[.AH225]" office:value-type="float" office:value="2999.8">
            <text:p>2999.8</text:p>
          </table:table-cell>
          <table:table-cell table:style-name="ce3" table:formula="of:=(((1994-1992)*([.AM225]-[.AH225]))/(1997-1992))+[.AH225]" office:value-type="float" office:value="2914.6">
            <text:p>2914.6</text:p>
          </table:table-cell>
          <table:table-cell table:style-name="ce3" table:formula="of:=(((1995-1992)*([.AM225]-[.AH225]))/(1997-1992))+[.AH225]" office:value-type="float" office:value="2829.4">
            <text:p>2829.4</text:p>
          </table:table-cell>
          <table:table-cell table:style-name="ce3" table:formula="of:=(((1996-1992)*([.AM225]-[.AH225]))/(1997-1992))+[.AH225]" office:value-type="float" office:value="2744.2">
            <text:p>2744.2</text:p>
          </table:table-cell>
          <table:table-cell office:value-type="float" office:value="2659">
            <text:p>2659.0</text:p>
          </table:table-cell>
          <table:table-cell table:style-name="ce3" table:formula="of:=(((1998-1997)*([.AR225]-[.AM225]))/(2002-1997))+[.AM225]" office:value-type="float" office:value="2596">
            <text:p>2596.0</text:p>
          </table:table-cell>
          <table:table-cell table:style-name="ce3" table:formula="of:=(((1999-1997)*([.AR225]-[.AM225]))/(2002-1997))+[.AM225]" office:value-type="float" office:value="2533">
            <text:p>2533.0</text:p>
          </table:table-cell>
          <table:table-cell table:style-name="ce3" table:formula="of:=(((2000-1997)*([.AR225]-[.AM225]))/(2002-1997))+[.AM225]" office:value-type="float" office:value="2470">
            <text:p>2470.0</text:p>
          </table:table-cell>
          <table:table-cell table:style-name="ce3" table:formula="of:=(((2001-1997)*([.AR225]-[.AM225]))/(2002-1997))+[.AM225]" office:value-type="float" office:value="2407">
            <text:p>2407.0</text:p>
          </table:table-cell>
          <table:table-cell office:value-type="float" office:value="2344">
            <text:p>2344.0</text:p>
          </table:table-cell>
          <table:table-cell table:style-name="ce3" table:formula="of:=(((2003-2002)*([.AW225]-[.AR225]))/(2007-2002))+[.AR225]" office:value-type="float" office:value="2284.2">
            <text:p>2284.2</text:p>
          </table:table-cell>
          <table:table-cell table:style-name="ce3" table:formula="of:=(((2004-2002)*([.AW225]-[.AR225]))/(2007-2002))+[.AR225]" office:value-type="float" office:value="2224.4">
            <text:p>2224.4</text:p>
          </table:table-cell>
          <table:table-cell table:style-name="ce3" table:formula="of:=(((2005-2002)*([.AW225]-[.AR225]))/(2007-2002))+[.AR225]" office:value-type="float" office:value="2164.6">
            <text:p>2164.6</text:p>
          </table:table-cell>
          <table:table-cell table:style-name="ce3" table:formula="of:=(((2006-2002)*([.AW225]-[.AR225]))/(2007-2002))+[.AR225]" office:value-type="float" office:value="2104.8">
            <text:p>2104.8</text:p>
          </table:table-cell>
          <table:table-cell office:value-type="float" office:value="2045">
            <text:p>2045.0</text:p>
          </table:table-cell>
          <table:table-cell table:style-name="ce3" table:formula="of:=(((2008-2007)*([.BB225]-[.AW225]))/(2012-2007))+[.AW225]" office:value-type="float" office:value="1988.6">
            <text:p>1988.6</text:p>
          </table:table-cell>
          <table:table-cell table:style-name="ce3" table:formula="of:=(((2009-2007)*([.BB225]-[.AW225]))/(2012-2007))+[.AW225]" office:value-type="float" office:value="1932.2">
            <text:p>1932.2</text:p>
          </table:table-cell>
          <table:table-cell table:style-name="ce3" table:formula="of:=(((2010-2007)*([.BB225]-[.AW225]))/(2012-2007))+[.AW225]" office:value-type="float" office:value="1875.8">
            <text:p>1875.8</text:p>
          </table:table-cell>
          <table:table-cell table:style-name="ce3" table:formula="of:=(((2011-2007)*([.BB225]-[.AW225]))/(2012-2007))+[.AW225]" office:value-type="float" office:value="1819.4">
            <text:p>1819.4</text:p>
          </table:table-cell>
          <table:table-cell office:value-type="float" office:value="1763">
            <text:p>1763.0</text:p>
          </table:table-cell>
          <table:table-cell table:number-columns-repeated="970"/>
        </table:table-row>
        <table:table-row table:style-name="ro1">
          <table:table-cell office:value-type="string">
            <text:p>United States Virgin Islands</text:p>
          </table:table-cell>
          <table:table-cell table:number-columns-repeated="2"/>
          <table:table-cell office:value-type="float" office:value="4429">
            <text:p>4429.0</text:p>
          </table:table-cell>
          <table:table-cell table:style-name="ce3" table:formula="of:=(((1963-1962)*([.I226]-[.D226]))/(1967-1962))+[.D226]" office:value-type="float" office:value="4375.2">
            <text:p>4375.2</text:p>
          </table:table-cell>
          <table:table-cell table:style-name="ce3" table:formula="of:=(((1964-1962)*([.I226]-[.D226]))/(1967-1962))+[.D226]" office:value-type="float" office:value="4321.4">
            <text:p>4321.4</text:p>
          </table:table-cell>
          <table:table-cell table:style-name="ce3" table:formula="of:=(((1965-1962)*([.I226]-[.D226]))/(1967-1962))+[.D226]" office:value-type="float" office:value="4267.6">
            <text:p>4267.6</text:p>
          </table:table-cell>
          <table:table-cell table:style-name="ce3" table:formula="of:=(((1966-1962)*([.I226]-[.D226]))/(1967-1962))+[.D226]" office:value-type="float" office:value="4213.8">
            <text:p>4213.8</text:p>
          </table:table-cell>
          <table:table-cell office:value-type="float" office:value="4160">
            <text:p>4160.0</text:p>
          </table:table-cell>
          <table:table-cell table:style-name="ce3" table:formula="of:=(((1968-1967)*([.N214]-[.I226]))/(1972-1967))+[.I226]" office:value-type="float" office:value="4107">
            <text:p>4107.0</text:p>
          </table:table-cell>
          <table:table-cell table:style-name="ce3" table:formula="of:=(((1969-1967)*([.N214]-[.I226]))/(1972-1967))+[.I226]" office:value-type="float" office:value="4054">
            <text:p>4054.0</text:p>
          </table:table-cell>
          <table:table-cell table:style-name="ce3" table:formula="of:=(((1970-1967)*([.N214]-[.I226]))/(1972-1967))+[.I226]" office:value-type="float" office:value="4001">
            <text:p>4001.0</text:p>
          </table:table-cell>
          <table:table-cell table:style-name="ce3" table:formula="of:=(((1971-1967)*([.N214]-[.I226]))/(1972-1967))+[.I226]" office:value-type="float" office:value="3948">
            <text:p>3948.0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United States of America</text:p>
          </table:table-cell>
          <table:table-cell table:number-columns-repeated="2"/>
          <table:table-cell office:value-type="float" office:value="958.6">
            <text:p>958.6</text:p>
          </table:table-cell>
          <table:table-cell table:style-name="ce3" table:formula="of:=(((1963-1962)*([.I227]-[.D227]))/(1967-1962))+[.D227]" office:value-type="float" office:value="940.88">
            <text:p>940.9</text:p>
          </table:table-cell>
          <table:table-cell table:style-name="ce3" table:formula="of:=(((1964-1962)*([.I227]-[.D227]))/(1967-1962))+[.D227]" office:value-type="float" office:value="923.16">
            <text:p>923.2</text:p>
          </table:table-cell>
          <table:table-cell table:style-name="ce3" table:formula="of:=(((1965-1962)*([.I227]-[.D227]))/(1967-1962))+[.D227]" office:value-type="float" office:value="905.44">
            <text:p>905.4</text:p>
          </table:table-cell>
          <table:table-cell table:style-name="ce3" table:formula="of:=(((1966-1962)*([.I227]-[.D227]))/(1967-1962))+[.D227]" office:value-type="float" office:value="887.72">
            <text:p>887.7</text:p>
          </table:table-cell>
          <table:table-cell office:value-type="float" office:value="870">
            <text:p>870.0</text:p>
          </table:table-cell>
          <table:table-cell table:style-name="ce3" table:formula="of:=(((1968-1967)*([.N215]-[.I227]))/(1972-1967))+[.I227]" office:value-type="float" office:value="853.5">
            <text:p>853.5</text:p>
          </table:table-cell>
          <table:table-cell table:style-name="ce3" table:formula="of:=(((1969-1967)*([.N215]-[.I227]))/(1972-1967))+[.I227]" office:value-type="float" office:value="837">
            <text:p>837.0</text:p>
          </table:table-cell>
          <table:table-cell table:style-name="ce3" table:formula="of:=(((1970-1967)*([.N215]-[.I227]))/(1972-1967))+[.I227]" office:value-type="float" office:value="820.5">
            <text:p>820.5</text:p>
          </table:table-cell>
          <table:table-cell table:style-name="ce3" table:formula="of:=(((1971-1967)*([.N215]-[.I227]))/(1972-1967))+[.I227]" office:value-type="float" office:value="804">
            <text:p>804.0</text:p>
          </table:table-cell>
          <table:table-cell office:value-type="float" office:value="13215">
            <text:p>13215.0</text:p>
          </table:table-cell>
          <table:table-cell table:style-name="ce3" table:formula="of:=(((1973-1972)*([.S227]-[.N227]))/(1977-1972))+[.N227]" office:value-type="float" office:value="13096.2">
            <text:p>13096.2</text:p>
          </table:table-cell>
          <table:table-cell table:style-name="ce3" table:formula="of:=(((1974-1972)*([.S227]-[.N227]))/(1977-1972))+[.N227]" office:value-type="float" office:value="12977.4">
            <text:p>12977.4</text:p>
          </table:table-cell>
          <table:table-cell table:style-name="ce3" table:formula="of:=(((1975-1972)*([.S227]-[.N227]))/(1977-1972))+[.N227]" office:value-type="float" office:value="12858.6">
            <text:p>12858.6</text:p>
          </table:table-cell>
          <table:table-cell table:style-name="ce3" table:formula="of:=(((1976-1972)*([.S227]-[.N227]))/(1977-1972))+[.N227]" office:value-type="float" office:value="12739.8">
            <text:p>12739.8</text:p>
          </table:table-cell>
          <table:table-cell office:value-type="float" office:value="12621">
            <text:p>12621.0</text:p>
          </table:table-cell>
          <table:table-cell table:style-name="ce3" table:formula="of:=(((1978-1977)*([.X227]-[.S227]))/(1982-1977))+[.S227]" office:value-type="float" office:value="12502.6">
            <text:p>12502.6</text:p>
          </table:table-cell>
          <table:table-cell table:style-name="ce3" table:formula="of:=(((1979-1977)*([.X227]-[.S227]))/(1982-1977))+[.S227]" office:value-type="float" office:value="12384.2">
            <text:p>12384.2</text:p>
          </table:table-cell>
          <table:table-cell table:style-name="ce3" table:formula="of:=(((1980-1977)*([.X227]-[.S227]))/(1982-1977))+[.S227]" office:value-type="float" office:value="12265.8">
            <text:p>12265.8</text:p>
          </table:table-cell>
          <table:table-cell table:style-name="ce3" table:formula="of:=(((1981-1977)*([.X227]-[.S227]))/(1982-1977))+[.S227]" office:value-type="float" office:value="12147.4">
            <text:p>12147.4</text:p>
          </table:table-cell>
          <table:table-cell office:value-type="float" office:value="12029">
            <text:p>12029.0</text:p>
          </table:table-cell>
          <table:table-cell table:style-name="ce3" table:formula="of:=(((1983-1982)*([.AC227]-[.X227]))/(1987-1982))+[.X227]" office:value-type="float" office:value="11915">
            <text:p>11915.0</text:p>
          </table:table-cell>
          <table:table-cell table:style-name="ce3" table:formula="of:=(((1984-1982)*([.AC227]-[.X227]))/(1987-1982))+[.X227]" office:value-type="float" office:value="11801">
            <text:p>11801.0</text:p>
          </table:table-cell>
          <table:table-cell table:style-name="ce3" table:formula="of:=(((1985-1982)*([.AC227]-[.X227]))/(1987-1982))+[.X227]" office:value-type="float" office:value="11687">
            <text:p>11687.0</text:p>
          </table:table-cell>
          <table:table-cell table:style-name="ce3" table:formula="of:=(((1986-1982)*([.AC227]-[.X227]))/(1987-1982))+[.X227]" office:value-type="float" office:value="11573">
            <text:p>11573.0</text:p>
          </table:table-cell>
          <table:table-cell office:value-type="float" office:value="11459">
            <text:p>11459.0</text:p>
          </table:table-cell>
          <table:table-cell table:style-name="ce3" table:formula="of:=(((1988-1987)*([.AH227]-[.AC227]))/(1992-1987))+[.AC227]" office:value-type="float" office:value="11349.4">
            <text:p>11349.4</text:p>
          </table:table-cell>
          <table:table-cell table:style-name="ce3" table:formula="of:=(((1989-1987)*([.AH227]-[.AC227]))/(1992-1987))+[.AC227]" office:value-type="float" office:value="11239.8">
            <text:p>11239.8</text:p>
          </table:table-cell>
          <table:table-cell table:style-name="ce3" table:formula="of:=(((1990-1987)*([.AH227]-[.AC227]))/(1992-1987))+[.AC227]" office:value-type="float" office:value="11130.2">
            <text:p>11130.2</text:p>
          </table:table-cell>
          <table:table-cell table:style-name="ce3" table:formula="of:=(((1991-1987)*([.AH227]-[.AC227]))/(1992-1987))+[.AC227]" office:value-type="float" office:value="11020.6">
            <text:p>11020.6</text:p>
          </table:table-cell>
          <table:table-cell office:value-type="float" office:value="10911">
            <text:p>10911.0</text:p>
          </table:table-cell>
          <table:table-cell table:style-name="ce3" table:formula="of:=(((1993-1992)*([.AM227]-[.AH227]))/(1997-1992))+[.AH227]" office:value-type="float" office:value="10796">
            <text:p>10796.0</text:p>
          </table:table-cell>
          <table:table-cell table:style-name="ce3" table:formula="of:=(((1994-1992)*([.AM227]-[.AH227]))/(1997-1992))+[.AH227]" office:value-type="float" office:value="10681">
            <text:p>10681.0</text:p>
          </table:table-cell>
          <table:table-cell table:style-name="ce3" table:formula="of:=(((1995-1992)*([.AM227]-[.AH227]))/(1997-1992))+[.AH227]" office:value-type="float" office:value="10566">
            <text:p>10566.0</text:p>
          </table:table-cell>
          <table:table-cell table:style-name="ce3" table:formula="of:=(((1996-1992)*([.AM227]-[.AH227]))/(1997-1992))+[.AH227]" office:value-type="float" office:value="10451">
            <text:p>10451.0</text:p>
          </table:table-cell>
          <table:table-cell office:value-type="float" office:value="10336">
            <text:p>10336.0</text:p>
          </table:table-cell>
          <table:table-cell table:style-name="ce3" table:formula="of:=(((1998-1997)*([.AR227]-[.AM227]))/(2002-1997))+[.AM227]" office:value-type="float" office:value="10222.6">
            <text:p>10222.6</text:p>
          </table:table-cell>
          <table:table-cell table:style-name="ce3" table:formula="of:=(((1999-1997)*([.AR227]-[.AM227]))/(2002-1997))+[.AM227]" office:value-type="float" office:value="10109.2">
            <text:p>10109.2</text:p>
          </table:table-cell>
          <table:table-cell table:style-name="ce3" table:formula="of:=(((2000-1997)*([.AR227]-[.AM227]))/(2002-1997))+[.AM227]" office:value-type="float" office:value="9995.8">
            <text:p>9995.8</text:p>
          </table:table-cell>
          <table:table-cell table:style-name="ce3" table:formula="of:=(((2001-1997)*([.AR227]-[.AM227]))/(2002-1997))+[.AM227]" office:value-type="float" office:value="9882.4">
            <text:p>9882.4</text:p>
          </table:table-cell>
          <table:table-cell office:value-type="float" office:value="9769">
            <text:p>9769.0</text:p>
          </table:table-cell>
          <table:table-cell table:style-name="ce3" table:formula="of:=(((2003-2002)*([.AW227]-[.AR227]))/(2007-2002))+[.AR227]" office:value-type="float" office:value="9679.6">
            <text:p>9679.6</text:p>
          </table:table-cell>
          <table:table-cell table:style-name="ce3" table:formula="of:=(((2004-2002)*([.AW227]-[.AR227]))/(2007-2002))+[.AR227]" office:value-type="float" office:value="9590.2">
            <text:p>9590.2</text:p>
          </table:table-cell>
          <table:table-cell table:style-name="ce3" table:formula="of:=(((2005-2002)*([.AW227]-[.AR227]))/(2007-2002))+[.AR227]" office:value-type="float" office:value="9500.8">
            <text:p>9500.8</text:p>
          </table:table-cell>
          <table:table-cell table:style-name="ce3" table:formula="of:=(((2006-2002)*([.AW227]-[.AR227]))/(2007-2002))+[.AR227]" office:value-type="float" office:value="9411.4">
            <text:p>9411.4</text:p>
          </table:table-cell>
          <table:table-cell office:value-type="float" office:value="9322">
            <text:p>9322.0</text:p>
          </table:table-cell>
          <table:table-cell table:style-name="ce3" table:formula="of:=(((2008-2007)*([.BB227]-[.AW227]))/(2012-2007))+[.AW227]" office:value-type="float" office:value="9242.4">
            <text:p>9242.4</text:p>
          </table:table-cell>
          <table:table-cell table:style-name="ce3" table:formula="of:=(((2009-2007)*([.BB227]-[.AW227]))/(2012-2007))+[.AW227]" office:value-type="float" office:value="9162.8">
            <text:p>9162.8</text:p>
          </table:table-cell>
          <table:table-cell table:style-name="ce3" table:formula="of:=(((2010-2007)*([.BB227]-[.AW227]))/(2012-2007))+[.AW227]" office:value-type="float" office:value="9083.2">
            <text:p>9083.2</text:p>
          </table:table-cell>
          <table:table-cell table:style-name="ce3" table:formula="of:=(((2011-2007)*([.BB227]-[.AW227]))/(2012-2007))+[.AW227]" office:value-type="float" office:value="9003.6">
            <text:p>9003.6</text:p>
          </table:table-cell>
          <table:table-cell office:value-type="float" office:value="8924">
            <text:p>8924.0</text:p>
          </table:table-cell>
          <table:table-cell table:number-columns-repeated="970"/>
        </table:table-row>
        <table:table-row table:style-name="ro1">
          <table:table-cell office:value-type="string">
            <text:p>Uruguay</text:p>
          </table:table-cell>
          <table:table-cell table:number-columns-repeated="2"/>
          <table:table-cell office:value-type="float" office:value="7660">
            <text:p>7660.0</text:p>
          </table:table-cell>
          <table:table-cell table:style-name="ce3" table:formula="of:=(((1963-1962)*([.I228]-[.D228]))/(1967-1962))+[.D228]" office:value-type="float" office:value="7492.6">
            <text:p>7492.6</text:p>
          </table:table-cell>
          <table:table-cell table:style-name="ce3" table:formula="of:=(((1964-1962)*([.I228]-[.D228]))/(1967-1962))+[.D228]" office:value-type="float" office:value="7325.2">
            <text:p>7325.2</text:p>
          </table:table-cell>
          <table:table-cell table:style-name="ce3" table:formula="of:=(((1965-1962)*([.I228]-[.D228]))/(1967-1962))+[.D228]" office:value-type="float" office:value="7157.8">
            <text:p>7157.8</text:p>
          </table:table-cell>
          <table:table-cell table:style-name="ce3" table:formula="of:=(((1966-1962)*([.I228]-[.D228]))/(1967-1962))+[.D228]" office:value-type="float" office:value="6990.4">
            <text:p>6990.4</text:p>
          </table:table-cell>
          <table:table-cell office:value-type="float" office:value="6823">
            <text:p>6823.0</text:p>
          </table:table-cell>
          <table:table-cell table:style-name="ce3" table:formula="of:=(((1968-1967)*([.N216]-[.I228]))/(1972-1967))+[.I228]" office:value-type="float" office:value="6683.6">
            <text:p>6683.6</text:p>
          </table:table-cell>
          <table:table-cell table:style-name="ce3" table:formula="of:=(((1969-1967)*([.N216]-[.I228]))/(1972-1967))+[.I228]" office:value-type="float" office:value="6544.2">
            <text:p>6544.2</text:p>
          </table:table-cell>
          <table:table-cell table:style-name="ce3" table:formula="of:=(((1970-1967)*([.N216]-[.I228]))/(1972-1967))+[.I228]" office:value-type="float" office:value="6404.8">
            <text:p>6404.8</text:p>
          </table:table-cell>
          <table:table-cell table:style-name="ce3" table:formula="of:=(((1971-1967)*([.N216]-[.I228]))/(1972-1967))+[.I228]" office:value-type="float" office:value="6265.4">
            <text:p>6265.4</text:p>
          </table:table-cell>
          <table:table-cell office:value-type="float" office:value="20915">
            <text:p>20915.0</text:p>
          </table:table-cell>
          <table:table-cell table:style-name="ce3" table:formula="of:=(((1973-1972)*([.S228]-[.N228]))/(1977-1972))+[.N228]" office:value-type="float" office:value="20863.6">
            <text:p>20863.6</text:p>
          </table:table-cell>
          <table:table-cell table:style-name="ce3" table:formula="of:=(((1974-1972)*([.S228]-[.N228]))/(1977-1972))+[.N228]" office:value-type="float" office:value="20812.2">
            <text:p>20812.2</text:p>
          </table:table-cell>
          <table:table-cell table:style-name="ce3" table:formula="of:=(((1975-1972)*([.S228]-[.N228]))/(1977-1972))+[.N228]" office:value-type="float" office:value="20760.8">
            <text:p>20760.8</text:p>
          </table:table-cell>
          <table:table-cell table:style-name="ce3" table:formula="of:=(((1976-1972)*([.S228]-[.N228]))/(1977-1972))+[.N228]" office:value-type="float" office:value="20709.4">
            <text:p>20709.4</text:p>
          </table:table-cell>
          <table:table-cell office:value-type="float" office:value="20658">
            <text:p>20658.0</text:p>
          </table:table-cell>
          <table:table-cell table:style-name="ce3" table:formula="of:=(((1978-1977)*([.X228]-[.S228]))/(1982-1977))+[.S228]" office:value-type="float" office:value="20522.4">
            <text:p>20522.4</text:p>
          </table:table-cell>
          <table:table-cell table:style-name="ce3" table:formula="of:=(((1979-1977)*([.X228]-[.S228]))/(1982-1977))+[.S228]" office:value-type="float" office:value="20386.8">
            <text:p>20386.8</text:p>
          </table:table-cell>
          <table:table-cell table:style-name="ce3" table:formula="of:=(((1980-1977)*([.X228]-[.S228]))/(1982-1977))+[.S228]" office:value-type="float" office:value="20251.2">
            <text:p>20251.2</text:p>
          </table:table-cell>
          <table:table-cell table:style-name="ce3" table:formula="of:=(((1981-1977)*([.X228]-[.S228]))/(1982-1977))+[.S228]" office:value-type="float" office:value="20115.6">
            <text:p>20115.6</text:p>
          </table:table-cell>
          <table:table-cell office:value-type="float" office:value="19980">
            <text:p>19980.0</text:p>
          </table:table-cell>
          <table:table-cell table:style-name="ce3" table:formula="of:=(((1983-1982)*([.AC228]-[.X228]))/(1987-1982))+[.X228]" office:value-type="float" office:value="19854.2">
            <text:p>19854.2</text:p>
          </table:table-cell>
          <table:table-cell table:style-name="ce3" table:formula="of:=(((1984-1982)*([.AC228]-[.X228]))/(1987-1982))+[.X228]" office:value-type="float" office:value="19728.4">
            <text:p>19728.4</text:p>
          </table:table-cell>
          <table:table-cell table:style-name="ce3" table:formula="of:=(((1985-1982)*([.AC228]-[.X228]))/(1987-1982))+[.X228]" office:value-type="float" office:value="19602.6">
            <text:p>19602.6</text:p>
          </table:table-cell>
          <table:table-cell table:style-name="ce3" table:formula="of:=(((1986-1982)*([.AC228]-[.X228]))/(1987-1982))+[.X228]" office:value-type="float" office:value="19476.8">
            <text:p>19476.8</text:p>
          </table:table-cell>
          <table:table-cell office:value-type="float" office:value="19351">
            <text:p>19351.0</text:p>
          </table:table-cell>
          <table:table-cell table:style-name="ce3" table:formula="of:=(((1988-1987)*([.AH228]-[.AC228]))/(1992-1987))+[.AC228]" office:value-type="float" office:value="19222">
            <text:p>19222.0</text:p>
          </table:table-cell>
          <table:table-cell table:style-name="ce3" table:formula="of:=(((1989-1987)*([.AH228]-[.AC228]))/(1992-1987))+[.AC228]" office:value-type="float" office:value="19093">
            <text:p>19093.0</text:p>
          </table:table-cell>
          <table:table-cell table:style-name="ce3" table:formula="of:=(((1990-1987)*([.AH228]-[.AC228]))/(1992-1987))+[.AC228]" office:value-type="float" office:value="18964">
            <text:p>18964.0</text:p>
          </table:table-cell>
          <table:table-cell table:style-name="ce3" table:formula="of:=(((1991-1987)*([.AH228]-[.AC228]))/(1992-1987))+[.AC228]" office:value-type="float" office:value="18835">
            <text:p>18835.0</text:p>
          </table:table-cell>
          <table:table-cell office:value-type="float" office:value="18706">
            <text:p>18706.0</text:p>
          </table:table-cell>
          <table:table-cell table:style-name="ce3" table:formula="of:=(((1993-1992)*([.AM228]-[.AH228]))/(1997-1992))+[.AH228]" office:value-type="float" office:value="18574.4">
            <text:p>18574.4</text:p>
          </table:table-cell>
          <table:table-cell table:style-name="ce3" table:formula="of:=(((1994-1992)*([.AM228]-[.AH228]))/(1997-1992))+[.AH228]" office:value-type="float" office:value="18442.8">
            <text:p>18442.8</text:p>
          </table:table-cell>
          <table:table-cell table:style-name="ce3" table:formula="of:=(((1995-1992)*([.AM228]-[.AH228]))/(1997-1992))+[.AH228]" office:value-type="float" office:value="18311.2">
            <text:p>18311.2</text:p>
          </table:table-cell>
          <table:table-cell table:style-name="ce3" table:formula="of:=(((1996-1992)*([.AM228]-[.AH228]))/(1997-1992))+[.AH228]" office:value-type="float" office:value="18179.6">
            <text:p>18179.6</text:p>
          </table:table-cell>
          <table:table-cell office:value-type="float" office:value="18048">
            <text:p>18048.0</text:p>
          </table:table-cell>
          <table:table-cell table:style-name="ce3" table:formula="of:=(((1998-1997)*([.AR228]-[.AM228]))/(2002-1997))+[.AM228]" office:value-type="float" office:value="17987.2">
            <text:p>17987.2</text:p>
          </table:table-cell>
          <table:table-cell table:style-name="ce3" table:formula="of:=(((1999-1997)*([.AR228]-[.AM228]))/(2002-1997))+[.AM228]" office:value-type="float" office:value="17926.4">
            <text:p>17926.4</text:p>
          </table:table-cell>
          <table:table-cell table:style-name="ce3" table:formula="of:=(((2000-1997)*([.AR228]-[.AM228]))/(2002-1997))+[.AM228]" office:value-type="float" office:value="17865.6">
            <text:p>17865.6</text:p>
          </table:table-cell>
          <table:table-cell table:style-name="ce3" table:formula="of:=(((2001-1997)*([.AR228]-[.AM228]))/(2002-1997))+[.AM228]" office:value-type="float" office:value="17804.8">
            <text:p>17804.8</text:p>
          </table:table-cell>
          <table:table-cell office:value-type="float" office:value="17744">
            <text:p>17744.0</text:p>
          </table:table-cell>
          <table:table-cell table:style-name="ce3" table:formula="of:=(((2003-2002)*([.AW228]-[.AR228]))/(2007-2002))+[.AR228]" office:value-type="float" office:value="17732.4">
            <text:p>17732.4</text:p>
          </table:table-cell>
          <table:table-cell table:style-name="ce3" table:formula="of:=(((2004-2002)*([.AW228]-[.AR228]))/(2007-2002))+[.AR228]" office:value-type="float" office:value="17720.8">
            <text:p>17720.8</text:p>
          </table:table-cell>
          <table:table-cell table:style-name="ce3" table:formula="of:=(((2005-2002)*([.AW228]-[.AR228]))/(2007-2002))+[.AR228]" office:value-type="float" office:value="17709.2">
            <text:p>17709.2</text:p>
          </table:table-cell>
          <table:table-cell table:style-name="ce3" table:formula="of:=(((2006-2002)*([.AW228]-[.AR228]))/(2007-2002))+[.AR228]" office:value-type="float" office:value="17697.6">
            <text:p>17697.6</text:p>
          </table:table-cell>
          <table:table-cell office:value-type="float" office:value="17686">
            <text:p>17686.0</text:p>
          </table:table-cell>
          <table:table-cell table:style-name="ce3" table:formula="of:=(((2008-2007)*([.BB228]-[.AW228]))/(2012-2007))+[.AW228]" office:value-type="float" office:value="17628.6">
            <text:p>17628.6</text:p>
          </table:table-cell>
          <table:table-cell table:style-name="ce3" table:formula="of:=(((2009-2007)*([.BB228]-[.AW228]))/(2012-2007))+[.AW228]" office:value-type="float" office:value="17571.2">
            <text:p>17571.2</text:p>
          </table:table-cell>
          <table:table-cell table:style-name="ce3" table:formula="of:=(((2010-2007)*([.BB228]-[.AW228]))/(2012-2007))+[.AW228]" office:value-type="float" office:value="17513.8">
            <text:p>17513.8</text:p>
          </table:table-cell>
          <table:table-cell table:style-name="ce3" table:formula="of:=(((2011-2007)*([.BB228]-[.AW228]))/(2012-2007))+[.AW228]" office:value-type="float" office:value="17456.4">
            <text:p>17456.4</text:p>
          </table:table-cell>
          <table:table-cell office:value-type="float" office:value="17399">
            <text:p>17399.0</text:p>
          </table:table-cell>
          <table:table-cell table:number-columns-repeated="970"/>
        </table:table-row>
        <table:table-row table:style-name="ro1">
          <table:table-cell office:value-type="string">
            <text:p>Uzbekistan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formula="of:=(((1988-1987)*([.AH229]-[.AC229]))/(1992-1987))+[.AC229]" office:value-type="float" office:value="152">
            <text:p>152.0</text:p>
          </table:table-cell>
          <table:table-cell table:style-name="ce3" table:formula="of:=(((1989-1987)*([.AH229]-[.AC229]))/(1992-1987))+[.AC229]" office:value-type="float" office:value="304">
            <text:p>304.0</text:p>
          </table:table-cell>
          <table:table-cell table:style-name="ce3" table:formula="of:=(((1990-1987)*([.AH229]-[.AC229]))/(1992-1987))+[.AC229]" office:value-type="float" office:value="456">
            <text:p>456.0</text:p>
          </table:table-cell>
          <table:table-cell table:style-name="ce3" table:formula="of:=(((1991-1987)*([.AH229]-[.AC229]))/(1992-1987))+[.AC229]" office:value-type="float" office:value="608">
            <text:p>608.0</text:p>
          </table:table-cell>
          <table:table-cell office:value-type="float" office:value="760">
            <text:p>760.0</text:p>
          </table:table-cell>
          <table:table-cell table:style-name="ce3" table:formula="of:=(((1993-1992)*([.AM229]-[.AH229]))/(1997-1992))+[.AH229]" office:value-type="float" office:value="745.58">
            <text:p>745.6</text:p>
          </table:table-cell>
          <table:table-cell table:style-name="ce3" table:formula="of:=(((1994-1992)*([.AM229]-[.AH229]))/(1997-1992))+[.AH229]" office:value-type="float" office:value="731.16">
            <text:p>731.2</text:p>
          </table:table-cell>
          <table:table-cell table:style-name="ce3" table:formula="of:=(((1995-1992)*([.AM229]-[.AH229]))/(1997-1992))+[.AH229]" office:value-type="float" office:value="716.74">
            <text:p>716.7</text:p>
          </table:table-cell>
          <table:table-cell table:style-name="ce3" table:formula="of:=(((1996-1992)*([.AM229]-[.AH229]))/(1997-1992))+[.AH229]" office:value-type="float" office:value="702.32">
            <text:p>702.3</text:p>
          </table:table-cell>
          <table:table-cell office:value-type="float" office:value="687.9">
            <text:p>687.9</text:p>
          </table:table-cell>
          <table:table-cell table:style-name="ce3" table:formula="of:=(((1998-1997)*([.AR229]-[.AM229]))/(2002-1997))+[.AM229]" office:value-type="float" office:value="679.62">
            <text:p>679.6</text:p>
          </table:table-cell>
          <table:table-cell table:style-name="ce3" table:formula="of:=(((1999-1997)*([.AR229]-[.AM229]))/(2002-1997))+[.AM229]" office:value-type="float" office:value="671.34">
            <text:p>671.3</text:p>
          </table:table-cell>
          <table:table-cell table:style-name="ce3" table:formula="of:=(((2000-1997)*([.AR229]-[.AM229]))/(2002-1997))+[.AM229]" office:value-type="float" office:value="663.06">
            <text:p>663.1</text:p>
          </table:table-cell>
          <table:table-cell table:style-name="ce3" table:formula="of:=(((2001-1997)*([.AR229]-[.AM229]))/(2002-1997))+[.AM229]" office:value-type="float" office:value="654.78">
            <text:p>654.8</text:p>
          </table:table-cell>
          <table:table-cell office:value-type="float" office:value="646.5">
            <text:p>646.5</text:p>
          </table:table-cell>
          <table:table-cell table:style-name="ce3" table:formula="of:=(((2003-2002)*([.AW229]-[.AR229]))/(2007-2002))+[.AR229]" office:value-type="float" office:value="640.5">
            <text:p>640.5</text:p>
          </table:table-cell>
          <table:table-cell table:style-name="ce3" table:formula="of:=(((2004-2002)*([.AW229]-[.AR229]))/(2007-2002))+[.AR229]" office:value-type="float" office:value="634.5">
            <text:p>634.5</text:p>
          </table:table-cell>
          <table:table-cell table:style-name="ce3" table:formula="of:=(((2005-2002)*([.AW229]-[.AR229]))/(2007-2002))+[.AR229]" office:value-type="float" office:value="628.5">
            <text:p>628.5</text:p>
          </table:table-cell>
          <table:table-cell table:style-name="ce3" table:formula="of:=(((2006-2002)*([.AW229]-[.AR229]))/(2007-2002))+[.AR229]" office:value-type="float" office:value="622.5">
            <text:p>622.5</text:p>
          </table:table-cell>
          <table:table-cell office:value-type="float" office:value="616.5">
            <text:p>616.5</text:p>
          </table:table-cell>
          <table:table-cell table:style-name="ce3" table:formula="of:=(((2008-2007)*([.BB229]-[.AW229]))/(2012-2007))+[.AW229]" office:value-type="float" office:value="609.6">
            <text:p>609.6</text:p>
          </table:table-cell>
          <table:table-cell table:style-name="ce3" table:formula="of:=(((2009-2007)*([.BB229]-[.AW229]))/(2012-2007))+[.AW229]" office:value-type="float" office:value="602.7">
            <text:p>602.7</text:p>
          </table:table-cell>
          <table:table-cell table:style-name="ce3" table:formula="of:=(((2010-2007)*([.BB229]-[.AW229]))/(2012-2007))+[.AW229]" office:value-type="float" office:value="595.8">
            <text:p>595.8</text:p>
          </table:table-cell>
          <table:table-cell table:style-name="ce3" table:formula="of:=(((2011-2007)*([.BB229]-[.AW229]))/(2012-2007))+[.AW229]" office:value-type="float" office:value="588.9">
            <text:p>588.9</text:p>
          </table:table-cell>
          <table:table-cell office:value-type="float" office:value="582">
            <text:p>582.0</text:p>
          </table:table-cell>
          <table:table-cell table:number-columns-repeated="970"/>
        </table:table-row>
        <table:table-row table:style-name="ro1">
          <table:table-cell office:value-type="string">
            <text:p>Vanuatu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Venezuela (Bolivarian Republic of)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4"/>
          <table:table-cell office:value-type="float" office:value="63213">
            <text:p>63213.0</text:p>
          </table:table-cell>
          <table:table-cell table:style-name="ce3" table:formula="of:=(((1973-1972)*([.S231]-[.N231]))/(1977-1972))+[.N231]" office:value-type="float" office:value="61187.6">
            <text:p>61187.6</text:p>
          </table:table-cell>
          <table:table-cell table:style-name="ce3" table:formula="of:=(((1974-1972)*([.S231]-[.N231]))/(1977-1972))+[.N231]" office:value-type="float" office:value="59162.2">
            <text:p>59162.2</text:p>
          </table:table-cell>
          <table:table-cell table:style-name="ce3" table:formula="of:=(((1975-1972)*([.S231]-[.N231]))/(1977-1972))+[.N231]" office:value-type="float" office:value="57136.8">
            <text:p>57136.8</text:p>
          </table:table-cell>
          <table:table-cell table:style-name="ce3" table:formula="of:=(((1976-1972)*([.S231]-[.N231]))/(1977-1972))+[.N231]" office:value-type="float" office:value="55111.4">
            <text:p>55111.4</text:p>
          </table:table-cell>
          <table:table-cell office:value-type="float" office:value="53086">
            <text:p>53086.0</text:p>
          </table:table-cell>
          <table:table-cell table:style-name="ce3" table:formula="of:=(((1978-1977)*([.X231]-[.S231]))/(1982-1977))+[.S231]" office:value-type="float" office:value="51536.8">
            <text:p>51536.8</text:p>
          </table:table-cell>
          <table:table-cell table:style-name="ce3" table:formula="of:=(((1979-1977)*([.X231]-[.S231]))/(1982-1977))+[.S231]" office:value-type="float" office:value="49987.6">
            <text:p>49987.6</text:p>
          </table:table-cell>
          <table:table-cell table:style-name="ce3" table:formula="of:=(((1980-1977)*([.X231]-[.S231]))/(1982-1977))+[.S231]" office:value-type="float" office:value="48438.4">
            <text:p>48438.4</text:p>
          </table:table-cell>
          <table:table-cell table:style-name="ce3" table:formula="of:=(((1981-1977)*([.X231]-[.S231]))/(1982-1977))+[.S231]" office:value-type="float" office:value="46889.2">
            <text:p>46889.2</text:p>
          </table:table-cell>
          <table:table-cell office:value-type="float" office:value="45340">
            <text:p>45340.0</text:p>
          </table:table-cell>
          <table:table-cell table:style-name="ce3" table:formula="of:=(((1983-1982)*([.AC231]-[.X231]))/(1987-1982))+[.X231]" office:value-type="float" office:value="44200.4">
            <text:p>44200.4</text:p>
          </table:table-cell>
          <table:table-cell table:style-name="ce3" table:formula="of:=(((1984-1982)*([.AC231]-[.X231]))/(1987-1982))+[.X231]" office:value-type="float" office:value="43060.8">
            <text:p>43060.8</text:p>
          </table:table-cell>
          <table:table-cell table:style-name="ce3" table:formula="of:=(((1985-1982)*([.AC231]-[.X231]))/(1987-1982))+[.X231]" office:value-type="float" office:value="41921.2">
            <text:p>41921.2</text:p>
          </table:table-cell>
          <table:table-cell table:style-name="ce3" table:formula="of:=(((1986-1982)*([.AC231]-[.X231]))/(1987-1982))+[.X231]" office:value-type="float" office:value="40781.6">
            <text:p>40781.6</text:p>
          </table:table-cell>
          <table:table-cell office:value-type="float" office:value="39642">
            <text:p>39642.0</text:p>
          </table:table-cell>
          <table:table-cell table:style-name="ce3" table:formula="of:=(((1988-1987)*([.AH231]-[.AC231]))/(1992-1987))+[.AC231]" office:value-type="float" office:value="38715.2">
            <text:p>38715.2</text:p>
          </table:table-cell>
          <table:table-cell table:style-name="ce3" table:formula="of:=(((1989-1987)*([.AH231]-[.AC231]))/(1992-1987))+[.AC231]" office:value-type="float" office:value="37788.4">
            <text:p>37788.4</text:p>
          </table:table-cell>
          <table:table-cell table:style-name="ce3" table:formula="of:=(((1990-1987)*([.AH231]-[.AC231]))/(1992-1987))+[.AC231]" office:value-type="float" office:value="36861.6">
            <text:p>36861.6</text:p>
          </table:table-cell>
          <table:table-cell table:style-name="ce3" table:formula="of:=(((1991-1987)*([.AH231]-[.AC231]))/(1992-1987))+[.AC231]" office:value-type="float" office:value="35934.8">
            <text:p>35934.8</text:p>
          </table:table-cell>
          <table:table-cell office:value-type="float" office:value="35008">
            <text:p>35008.0</text:p>
          </table:table-cell>
          <table:table-cell table:style-name="ce3" table:formula="of:=(((1993-1992)*([.AM231]-[.AH231]))/(1997-1992))+[.AH231]" office:value-type="float" office:value="34298.6">
            <text:p>34298.6</text:p>
          </table:table-cell>
          <table:table-cell table:style-name="ce3" table:formula="of:=(((1994-1992)*([.AM231]-[.AH231]))/(1997-1992))+[.AH231]" office:value-type="float" office:value="33589.2">
            <text:p>33589.2</text:p>
          </table:table-cell>
          <table:table-cell table:style-name="ce3" table:formula="of:=(((1995-1992)*([.AM231]-[.AH231]))/(1997-1992))+[.AH231]" office:value-type="float" office:value="32879.8">
            <text:p>32879.8</text:p>
          </table:table-cell>
          <table:table-cell table:style-name="ce3" table:formula="of:=(((1996-1992)*([.AM231]-[.AH231]))/(1997-1992))+[.AH231]" office:value-type="float" office:value="32170.4">
            <text:p>32170.4</text:p>
          </table:table-cell>
          <table:table-cell office:value-type="float" office:value="31461">
            <text:p>31461.0</text:p>
          </table:table-cell>
          <table:table-cell table:style-name="ce3" table:formula="of:=(((1998-1997)*([.AR231]-[.AM231]))/(2002-1997))+[.AM231]" office:value-type="float" office:value="30885.6">
            <text:p>30885.6</text:p>
          </table:table-cell>
          <table:table-cell table:style-name="ce3" table:formula="of:=(((1999-1997)*([.AR231]-[.AM231]))/(2002-1997))+[.AM231]" office:value-type="float" office:value="30310.2">
            <text:p>30310.2</text:p>
          </table:table-cell>
          <table:table-cell table:style-name="ce3" table:formula="of:=(((2000-1997)*([.AR231]-[.AM231]))/(2002-1997))+[.AM231]" office:value-type="float" office:value="29734.8">
            <text:p>29734.8</text:p>
          </table:table-cell>
          <table:table-cell table:style-name="ce3" table:formula="of:=(((2001-1997)*([.AR231]-[.AM231]))/(2002-1997))+[.AM231]" office:value-type="float" office:value="29159.4">
            <text:p>29159.4</text:p>
          </table:table-cell>
          <table:table-cell office:value-type="float" office:value="28584">
            <text:p>28584.0</text:p>
          </table:table-cell>
          <table:table-cell table:style-name="ce3" table:formula="of:=(((2003-2002)*([.AW231]-[.AR231]))/(2007-2002))+[.AR231]" office:value-type="float" office:value="28103.4">
            <text:p>28103.4</text:p>
          </table:table-cell>
          <table:table-cell table:style-name="ce3" table:formula="of:=(((2004-2002)*([.AW231]-[.AR231]))/(2007-2002))+[.AR231]" office:value-type="float" office:value="27622.8">
            <text:p>27622.8</text:p>
          </table:table-cell>
          <table:table-cell table:style-name="ce3" table:formula="of:=(((2005-2002)*([.AW231]-[.AR231]))/(2007-2002))+[.AR231]" office:value-type="float" office:value="27142.2">
            <text:p>27142.2</text:p>
          </table:table-cell>
          <table:table-cell table:style-name="ce3" table:formula="of:=(((2006-2002)*([.AW231]-[.AR231]))/(2007-2002))+[.AR231]" office:value-type="float" office:value="26661.6">
            <text:p>26661.6</text:p>
          </table:table-cell>
          <table:table-cell office:value-type="float" office:value="26181">
            <text:p>26181.0</text:p>
          </table:table-cell>
          <table:table-cell table:style-name="ce3" table:formula="of:=(((2008-2007)*([.BB231]-[.AW231]))/(2012-2007))+[.AW231]" office:value-type="float" office:value="25778.4">
            <text:p>25778.4</text:p>
          </table:table-cell>
          <table:table-cell table:style-name="ce3" table:formula="of:=(((2009-2007)*([.BB231]-[.AW231]))/(2012-2007))+[.AW231]" office:value-type="float" office:value="25375.8">
            <text:p>25375.8</text:p>
          </table:table-cell>
          <table:table-cell table:style-name="ce3" table:formula="of:=(((2010-2007)*([.BB231]-[.AW231]))/(2012-2007))+[.AW231]" office:value-type="float" office:value="24973.2">
            <text:p>24973.2</text:p>
          </table:table-cell>
          <table:table-cell table:style-name="ce3" table:formula="of:=(((2011-2007)*([.BB231]-[.AW231]))/(2012-2007))+[.AW231]" office:value-type="float" office:value="24570.6">
            <text:p>24570.6</text:p>
          </table:table-cell>
          <table:table-cell office:value-type="float" office:value="24168">
            <text:p>24168.0</text:p>
          </table:table-cell>
          <table:table-cell table:number-columns-repeated="970"/>
        </table:table-row>
        <table:table-row table:style-name="ro1">
          <table:table-cell office:value-type="string">
            <text:p>Viet Nam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4"/>
          <table:table-cell office:value-type="float" office:value="7648">
            <text:p>7648.0</text:p>
          </table:table-cell>
          <table:table-cell table:style-name="ce3" table:formula="of:=(((1973-1972)*([.S232]-[.N232]))/(1977-1972))+[.N232]" office:value-type="float" office:value="7514.4">
            <text:p>7514.4</text:p>
          </table:table-cell>
          <table:table-cell table:style-name="ce3" table:formula="of:=(((1974-1972)*([.S232]-[.N232]))/(1977-1972))+[.N232]" office:value-type="float" office:value="7380.8">
            <text:p>7380.8</text:p>
          </table:table-cell>
          <table:table-cell table:style-name="ce3" table:formula="of:=(((1975-1972)*([.S232]-[.N232]))/(1977-1972))+[.N232]" office:value-type="float" office:value="7247.2">
            <text:p>7247.2</text:p>
          </table:table-cell>
          <table:table-cell table:style-name="ce3" table:formula="of:=(((1976-1972)*([.S232]-[.N232]))/(1977-1972))+[.N232]" office:value-type="float" office:value="7113.6">
            <text:p>7113.6</text:p>
          </table:table-cell>
          <table:table-cell office:value-type="float" office:value="6980">
            <text:p>6980.0</text:p>
          </table:table-cell>
          <table:table-cell table:style-name="ce3" table:formula="of:=(((1978-1977)*([.X232]-[.S232]))/(1982-1977))+[.S232]" office:value-type="float" office:value="6860.4">
            <text:p>6860.4</text:p>
          </table:table-cell>
          <table:table-cell table:style-name="ce3" table:formula="of:=(((1979-1977)*([.X232]-[.S232]))/(1982-1977))+[.S232]" office:value-type="float" office:value="6740.8">
            <text:p>6740.8</text:p>
          </table:table-cell>
          <table:table-cell table:style-name="ce3" table:formula="of:=(((1980-1977)*([.X232]-[.S232]))/(1982-1977))+[.S232]" office:value-type="float" office:value="6621.2">
            <text:p>6621.2</text:p>
          </table:table-cell>
          <table:table-cell table:style-name="ce3" table:formula="of:=(((1981-1977)*([.X232]-[.S232]))/(1982-1977))+[.S232]" office:value-type="float" office:value="6501.6">
            <text:p>6501.6</text:p>
          </table:table-cell>
          <table:table-cell office:value-type="float" office:value="6382">
            <text:p>6382.0</text:p>
          </table:table-cell>
          <table:table-cell table:style-name="ce3" table:formula="of:=(((1983-1982)*([.AC232]-[.X232]))/(1987-1982))+[.X232]" office:value-type="float" office:value="6246.8">
            <text:p>6246.8</text:p>
          </table:table-cell>
          <table:table-cell table:style-name="ce3" table:formula="of:=(((1984-1982)*([.AC232]-[.X232]))/(1987-1982))+[.X232]" office:value-type="float" office:value="6111.6">
            <text:p>6111.6</text:p>
          </table:table-cell>
          <table:table-cell table:style-name="ce3" table:formula="of:=(((1985-1982)*([.AC232]-[.X232]))/(1987-1982))+[.X232]" office:value-type="float" office:value="5976.4">
            <text:p>5976.4</text:p>
          </table:table-cell>
          <table:table-cell table:style-name="ce3" table:formula="of:=(((1986-1982)*([.AC232]-[.X232]))/(1987-1982))+[.X232]" office:value-type="float" office:value="5841.2">
            <text:p>5841.2</text:p>
          </table:table-cell>
          <table:table-cell office:value-type="float" office:value="5706">
            <text:p>5706.0</text:p>
          </table:table-cell>
          <table:table-cell table:style-name="ce3" table:formula="of:=(((1988-1987)*([.AH232]-[.AC232]))/(1992-1987))+[.AC232]" office:value-type="float" office:value="5591.8">
            <text:p>5591.8</text:p>
          </table:table-cell>
          <table:table-cell table:style-name="ce3" table:formula="of:=(((1989-1987)*([.AH232]-[.AC232]))/(1992-1987))+[.AC232]" office:value-type="float" office:value="5477.6">
            <text:p>5477.6</text:p>
          </table:table-cell>
          <table:table-cell table:style-name="ce3" table:formula="of:=(((1990-1987)*([.AH232]-[.AC232]))/(1992-1987))+[.AC232]" office:value-type="float" office:value="5363.4">
            <text:p>5363.4</text:p>
          </table:table-cell>
          <table:table-cell table:style-name="ce3" table:formula="of:=(((1991-1987)*([.AH232]-[.AC232]))/(1992-1987))+[.AC232]" office:value-type="float" office:value="5249.2">
            <text:p>5249.2</text:p>
          </table:table-cell>
          <table:table-cell office:value-type="float" office:value="5135">
            <text:p>5135.0</text:p>
          </table:table-cell>
          <table:table-cell table:style-name="ce3" table:formula="of:=(((1993-1992)*([.AM232]-[.AH232]))/(1997-1992))+[.AH232]" office:value-type="float" office:value="5052.4">
            <text:p>5052.4</text:p>
          </table:table-cell>
          <table:table-cell table:style-name="ce3" table:formula="of:=(((1994-1992)*([.AM232]-[.AH232]))/(1997-1992))+[.AH232]" office:value-type="float" office:value="4969.8">
            <text:p>4969.8</text:p>
          </table:table-cell>
          <table:table-cell table:style-name="ce3" table:formula="of:=(((1995-1992)*([.AM232]-[.AH232]))/(1997-1992))+[.AH232]" office:value-type="float" office:value="4887.2">
            <text:p>4887.2</text:p>
          </table:table-cell>
          <table:table-cell table:style-name="ce3" table:formula="of:=(((1996-1992)*([.AM232]-[.AH232]))/(1997-1992))+[.AH232]" office:value-type="float" office:value="4804.6">
            <text:p>4804.6</text:p>
          </table:table-cell>
          <table:table-cell office:value-type="float" office:value="4722">
            <text:p>4722.0</text:p>
          </table:table-cell>
          <table:table-cell table:style-name="ce3" table:formula="of:=(((1998-1997)*([.AR232]-[.AM232]))/(2002-1997))+[.AM232]" office:value-type="float" office:value="4670.6">
            <text:p>4670.6</text:p>
          </table:table-cell>
          <table:table-cell table:style-name="ce3" table:formula="of:=(((1999-1997)*([.AR232]-[.AM232]))/(2002-1997))+[.AM232]" office:value-type="float" office:value="4619.2">
            <text:p>4619.2</text:p>
          </table:table-cell>
          <table:table-cell table:style-name="ce3" table:formula="of:=(((2000-1997)*([.AR232]-[.AM232]))/(2002-1997))+[.AM232]" office:value-type="float" office:value="4567.8">
            <text:p>4567.8</text:p>
          </table:table-cell>
          <table:table-cell table:style-name="ce3" table:formula="of:=(((2001-1997)*([.AR232]-[.AM232]))/(2002-1997))+[.AM232]" office:value-type="float" office:value="4516.4">
            <text:p>4516.4</text:p>
          </table:table-cell>
          <table:table-cell office:value-type="float" office:value="4465">
            <text:p>4465.0</text:p>
          </table:table-cell>
          <table:table-cell table:style-name="ce3" table:formula="of:=(((2003-2002)*([.AW232]-[.AR232]))/(2007-2002))+[.AR232]" office:value-type="float" office:value="4417.6">
            <text:p>4417.6</text:p>
          </table:table-cell>
          <table:table-cell table:style-name="ce3" table:formula="of:=(((2004-2002)*([.AW232]-[.AR232]))/(2007-2002))+[.AR232]" office:value-type="float" office:value="4370.2">
            <text:p>4370.2</text:p>
          </table:table-cell>
          <table:table-cell table:style-name="ce3" table:formula="of:=(((2005-2002)*([.AW232]-[.AR232]))/(2007-2002))+[.AR232]" office:value-type="float" office:value="4322.8">
            <text:p>4322.8</text:p>
          </table:table-cell>
          <table:table-cell table:style-name="ce3" table:formula="of:=(((2006-2002)*([.AW232]-[.AR232]))/(2007-2002))+[.AR232]" office:value-type="float" office:value="4275.4">
            <text:p>4275.4</text:p>
          </table:table-cell>
          <table:table-cell office:value-type="float" office:value="4228">
            <text:p>4228.0</text:p>
          </table:table-cell>
          <table:table-cell table:style-name="ce3" table:formula="of:=(((2008-2007)*([.BB232]-[.AW232]))/(2012-2007))+[.AW232]" office:value-type="float" office:value="4183.4">
            <text:p>4183.4</text:p>
          </table:table-cell>
          <table:table-cell table:style-name="ce3" table:formula="of:=(((2009-2007)*([.BB232]-[.AW232]))/(2012-2007))+[.AW232]" office:value-type="float" office:value="4138.8">
            <text:p>4138.8</text:p>
          </table:table-cell>
          <table:table-cell table:style-name="ce3" table:formula="of:=(((2010-2007)*([.BB232]-[.AW232]))/(2012-2007))+[.AW232]" office:value-type="float" office:value="4094.2">
            <text:p>4094.2</text:p>
          </table:table-cell>
          <table:table-cell table:style-name="ce3" table:formula="of:=(((2011-2007)*([.BB232]-[.AW232]))/(2012-2007))+[.AW232]" office:value-type="float" office:value="4049.6">
            <text:p>4049.6</text:p>
          </table:table-cell>
          <table:table-cell office:value-type="float" office:value="4005">
            <text:p>4005.0</text:p>
          </table:table-cell>
          <table:table-cell table:number-columns-repeated="970"/>
        </table:table-row>
        <table:table-row table:style-name="ro1">
          <table:table-cell office:value-type="string">
            <text:p>Wallis and Futuna Islands</text:p>
          </table:table-cell>
          <table:table-cell table:number-columns-repeated="2"/>
          <table:table-cell office:value-type="float" office:value="5386">
            <text:p>5386.0</text:p>
          </table:table-cell>
          <table:table-cell table:style-name="ce3" table:formula="of:=(((1963-1962)*([.I233]-[.D233]))/(1967-1962))+[.D233]" office:value-type="float" office:value="5218.4">
            <text:p>5218.4</text:p>
          </table:table-cell>
          <table:table-cell table:style-name="ce3" table:formula="of:=(((1964-1962)*([.I233]-[.D233]))/(1967-1962))+[.D233]" office:value-type="float" office:value="5050.8">
            <text:p>5050.8</text:p>
          </table:table-cell>
          <table:table-cell table:style-name="ce3" table:formula="of:=(((1965-1962)*([.I233]-[.D233]))/(1967-1962))+[.D233]" office:value-type="float" office:value="4883.2">
            <text:p>4883.2</text:p>
          </table:table-cell>
          <table:table-cell table:style-name="ce3" table:formula="of:=(((1966-1962)*([.I233]-[.D233]))/(1967-1962))+[.D233]" office:value-type="float" office:value="4715.6">
            <text:p>4715.6</text:p>
          </table:table-cell>
          <table:table-cell office:value-type="float" office:value="4548">
            <text:p>4548.0</text:p>
          </table:table-cell>
          <table:table-cell table:style-name="ce3" table:formula="of:=(((1968-1967)*([.N221]-[.I233]))/(1972-1967))+[.I233]" office:value-type="float" office:value="4417.4">
            <text:p>4417.4</text:p>
          </table:table-cell>
          <table:table-cell table:style-name="ce3" table:formula="of:=(((1969-1967)*([.N221]-[.I233]))/(1972-1967))+[.I233]" office:value-type="float" office:value="4286.8">
            <text:p>4286.8</text:p>
          </table:table-cell>
          <table:table-cell table:style-name="ce3" table:formula="of:=(((1970-1967)*([.N221]-[.I233]))/(1972-1967))+[.I233]" office:value-type="float" office:value="4156.2">
            <text:p>4156.2</text:p>
          </table:table-cell>
          <table:table-cell table:style-name="ce3" table:formula="of:=(((1971-1967)*([.N221]-[.I233]))/(1972-1967))+[.I233]" office:value-type="float" office:value="4025.6">
            <text:p>4025.6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Western Sahara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Yemen</text:p>
          </table:table-cell>
          <table:table-cell table:number-columns-repeated="2"/>
          <table:table-cell office:value-type="float" office:value="1376">
            <text:p>1376.0</text:p>
          </table:table-cell>
          <table:table-cell table:style-name="ce3" table:formula="of:=(((1963-1962)*([.I235]-[.D235]))/(1967-1962))+[.D235]" office:value-type="float" office:value="1280.44">
            <text:p>1280.4</text:p>
          </table:table-cell>
          <table:table-cell table:style-name="ce3" table:formula="of:=(((1964-1962)*([.I235]-[.D235]))/(1967-1962))+[.D235]" office:value-type="float" office:value="1184.88">
            <text:p>1184.9</text:p>
          </table:table-cell>
          <table:table-cell table:style-name="ce3" table:formula="of:=(((1965-1962)*([.I235]-[.D235]))/(1967-1962))+[.D235]" office:value-type="float" office:value="1089.32">
            <text:p>1089.3</text:p>
          </table:table-cell>
          <table:table-cell table:style-name="ce3" table:formula="of:=(((1966-1962)*([.I235]-[.D235]))/(1967-1962))+[.D235]" office:value-type="float" office:value="993.76">
            <text:p>993.8</text:p>
          </table:table-cell>
          <table:table-cell office:value-type="float" office:value="898.2">
            <text:p>898.2</text:p>
          </table:table-cell>
          <table:table-cell table:style-name="ce3" table:formula="of:=(((1968-1967)*([.N223]-[.I235]))/(1972-1967))+[.I235]" office:value-type="float" office:value="811.44">
            <text:p>811.4</text:p>
          </table:table-cell>
          <table:table-cell table:style-name="ce3" table:formula="of:=(((1969-1967)*([.N223]-[.I235]))/(1972-1967))+[.I235]" office:value-type="float" office:value="724.68">
            <text:p>724.7</text:p>
          </table:table-cell>
          <table:table-cell table:style-name="ce3" table:formula="of:=(((1970-1967)*([.N223]-[.I235]))/(1972-1967))+[.I235]" office:value-type="float" office:value="637.92">
            <text:p>637.9</text:p>
          </table:table-cell>
          <table:table-cell table:style-name="ce3" table:formula="of:=(((1971-1967)*([.N223]-[.I235]))/(1972-1967))+[.I235]" office:value-type="float" office:value="551.16">
            <text:p>551.2</text:p>
          </table:table-cell>
          <table:table-cell office:value-type="float" office:value="332.1">
            <text:p>332.1</text:p>
          </table:table-cell>
          <table:table-cell table:style-name="ce3" table:formula="of:=(((1973-1972)*([.S235]-[.N235]))/(1977-1972))+[.N235]" office:value-type="float" office:value="324.8">
            <text:p>324.8</text:p>
          </table:table-cell>
          <table:table-cell table:style-name="ce3" table:formula="of:=(((1974-1972)*([.S235]-[.N235]))/(1977-1972))+[.N235]" office:value-type="float" office:value="317.5">
            <text:p>317.5</text:p>
          </table:table-cell>
          <table:table-cell table:style-name="ce3" table:formula="of:=(((1975-1972)*([.S235]-[.N235]))/(1977-1972))+[.N235]" office:value-type="float" office:value="310.2">
            <text:p>310.2</text:p>
          </table:table-cell>
          <table:table-cell table:style-name="ce3" table:formula="of:=(((1976-1972)*([.S235]-[.N235]))/(1977-1972))+[.N235]" office:value-type="float" office:value="302.9">
            <text:p>302.9</text:p>
          </table:table-cell>
          <table:table-cell office:value-type="float" office:value="295.6">
            <text:p>295.6</text:p>
          </table:table-cell>
          <table:table-cell table:style-name="ce3" table:formula="of:=(((1978-1977)*([.X235]-[.S235]))/(1982-1977))+[.S235]" office:value-type="float" office:value="285.2">
            <text:p>285.2</text:p>
          </table:table-cell>
          <table:table-cell table:style-name="ce3" table:formula="of:=(((1979-1977)*([.X235]-[.S235]))/(1982-1977))+[.S235]" office:value-type="float" office:value="274.8">
            <text:p>274.8</text:p>
          </table:table-cell>
          <table:table-cell table:style-name="ce3" table:formula="of:=(((1980-1977)*([.X235]-[.S235]))/(1982-1977))+[.S235]" office:value-type="float" office:value="264.4">
            <text:p>264.4</text:p>
          </table:table-cell>
          <table:table-cell table:style-name="ce3" table:formula="of:=(((1981-1977)*([.X235]-[.S235]))/(1982-1977))+[.S235]" office:value-type="float" office:value="254">
            <text:p>254.0</text:p>
          </table:table-cell>
          <table:table-cell office:value-type="float" office:value="243.6">
            <text:p>243.6</text:p>
          </table:table-cell>
          <table:table-cell table:style-name="ce3" table:formula="of:=(((1983-1982)*([.AC235]-[.X235]))/(1987-1982))+[.X235]" office:value-type="float" office:value="234.7">
            <text:p>234.7</text:p>
          </table:table-cell>
          <table:table-cell table:style-name="ce3" table:formula="of:=(((1984-1982)*([.AC235]-[.X235]))/(1987-1982))+[.X235]" office:value-type="float" office:value="225.8">
            <text:p>225.8</text:p>
          </table:table-cell>
          <table:table-cell table:style-name="ce3" table:formula="of:=(((1985-1982)*([.AC235]-[.X235]))/(1987-1982))+[.X235]" office:value-type="float" office:value="216.9">
            <text:p>216.9</text:p>
          </table:table-cell>
          <table:table-cell table:style-name="ce3" table:formula="of:=(((1986-1982)*([.AC235]-[.X235]))/(1987-1982))+[.X235]" office:value-type="float" office:value="208">
            <text:p>208.0</text:p>
          </table:table-cell>
          <table:table-cell office:value-type="float" office:value="199.1">
            <text:p>199.1</text:p>
          </table:table-cell>
          <table:table-cell table:style-name="ce3" table:formula="of:=(((1988-1987)*([.AH235]-[.AC235]))/(1992-1987))+[.AC235]" office:value-type="float" office:value="191.12">
            <text:p>191.1</text:p>
          </table:table-cell>
          <table:table-cell table:style-name="ce3" table:formula="of:=(((1989-1987)*([.AH235]-[.AC235]))/(1992-1987))+[.AC235]" office:value-type="float" office:value="183.14">
            <text:p>183.1</text:p>
          </table:table-cell>
          <table:table-cell table:style-name="ce3" table:formula="of:=(((1990-1987)*([.AH235]-[.AC235]))/(1992-1987))+[.AC235]" office:value-type="float" office:value="175.16">
            <text:p>175.2</text:p>
          </table:table-cell>
          <table:table-cell table:style-name="ce3" table:formula="of:=(((1991-1987)*([.AH235]-[.AC235]))/(1992-1987))+[.AC235]" office:value-type="float" office:value="167.18">
            <text:p>167.2</text:p>
          </table:table-cell>
          <table:table-cell office:value-type="float" office:value="159.2">
            <text:p>159.2</text:p>
          </table:table-cell>
          <table:table-cell table:style-name="ce3" table:formula="of:=(((1993-1992)*([.AM235]-[.AH235]))/(1997-1992))+[.AH235]" office:value-type="float" office:value="153.24">
            <text:p>153.2</text:p>
          </table:table-cell>
          <table:table-cell table:style-name="ce3" table:formula="of:=(((1994-1992)*([.AM235]-[.AH235]))/(1997-1992))+[.AH235]" office:value-type="float" office:value="147.28">
            <text:p>147.3</text:p>
          </table:table-cell>
          <table:table-cell table:style-name="ce3" table:formula="of:=(((1995-1992)*([.AM235]-[.AH235]))/(1997-1992))+[.AH235]" office:value-type="float" office:value="141.32">
            <text:p>141.3</text:p>
          </table:table-cell>
          <table:table-cell table:style-name="ce3" table:formula="of:=(((1996-1992)*([.AM235]-[.AH235]))/(1997-1992))+[.AH235]" office:value-type="float" office:value="135.36">
            <text:p>135.4</text:p>
          </table:table-cell>
          <table:table-cell office:value-type="float" office:value="129.4">
            <text:p>129.4</text:p>
          </table:table-cell>
          <table:table-cell table:style-name="ce3" table:formula="of:=(((1998-1997)*([.AR235]-[.AM235]))/(2002-1997))+[.AM235]" office:value-type="float" office:value="125.82">
            <text:p>125.8</text:p>
          </table:table-cell>
          <table:table-cell table:style-name="ce3" table:formula="of:=(((1999-1997)*([.AR235]-[.AM235]))/(2002-1997))+[.AM235]" office:value-type="float" office:value="122.24">
            <text:p>122.2</text:p>
          </table:table-cell>
          <table:table-cell table:style-name="ce3" table:formula="of:=(((2000-1997)*([.AR235]-[.AM235]))/(2002-1997))+[.AM235]" office:value-type="float" office:value="118.66">
            <text:p>118.7</text:p>
          </table:table-cell>
          <table:table-cell table:style-name="ce3" table:formula="of:=(((2001-1997)*([.AR235]-[.AM235]))/(2002-1997))+[.AM235]" office:value-type="float" office:value="115.08">
            <text:p>115.1</text:p>
          </table:table-cell>
          <table:table-cell office:value-type="float" office:value="111.5">
            <text:p>111.5</text:p>
          </table:table-cell>
          <table:table-cell table:style-name="ce3" table:formula="of:=(((2003-2002)*([.AW235]-[.AR235]))/(2007-2002))+[.AR235]" office:value-type="float" office:value="108.338">
            <text:p>108.3</text:p>
          </table:table-cell>
          <table:table-cell table:style-name="ce3" table:formula="of:=(((2004-2002)*([.AW235]-[.AR235]))/(2007-2002))+[.AR235]" office:value-type="float" office:value="105.176">
            <text:p>105.2</text:p>
          </table:table-cell>
          <table:table-cell table:style-name="ce3" table:formula="of:=(((2005-2002)*([.AW235]-[.AR235]))/(2007-2002))+[.AR235]" office:value-type="float" office:value="102.014">
            <text:p>102.0</text:p>
          </table:table-cell>
          <table:table-cell table:style-name="ce3" table:formula="of:=(((2006-2002)*([.AW235]-[.AR235]))/(2007-2002))+[.AR235]" office:value-type="float" office:value="98.852">
            <text:p>98.9</text:p>
          </table:table-cell>
          <table:table-cell office:value-type="float" office:value="95.69">
            <text:p>95.7</text:p>
          </table:table-cell>
          <table:table-cell table:style-name="ce3" table:formula="of:=(((2008-2007)*([.BB235]-[.AW235]))/(2012-2007))+[.AW235]" office:value-type="float" office:value="92.978">
            <text:p>93.0</text:p>
          </table:table-cell>
          <table:table-cell table:style-name="ce3" table:formula="of:=(((2009-2007)*([.BB235]-[.AW235]))/(2012-2007))+[.AW235]" office:value-type="float" office:value="90.266">
            <text:p>90.3</text:p>
          </table:table-cell>
          <table:table-cell table:style-name="ce3" table:formula="of:=(((2010-2007)*([.BB235]-[.AW235]))/(2012-2007))+[.AW235]" office:value-type="float" office:value="87.554">
            <text:p>87.6</text:p>
          </table:table-cell>
          <table:table-cell table:style-name="ce3" table:formula="of:=(((2011-2007)*([.BB235]-[.AW235]))/(2012-2007))+[.AW235]" office:value-type="float" office:value="84.842">
            <text:p>84.8</text:p>
          </table:table-cell>
          <table:table-cell office:value-type="float" office:value="82.13">
            <text:p>82.1</text:p>
          </table:table-cell>
          <table:table-cell table:number-columns-repeated="970"/>
        </table:table-row>
        <table:table-row table:style-name="ro1">
          <table:table-cell office:value-type="string">
            <text:p>Yugoslav SFR</text:p>
          </table:table-cell>
          <table:table-cell table:number-columns-repeated="2"/>
          <table:table-cell office:value-type="float" office:value="2714">
            <text:p>2714.0</text:p>
          </table:table-cell>
          <table:table-cell table:style-name="ce3" table:formula="of:=(((1963-1962)*([.I236]-[.D236]))/(1967-1962))+[.D236]" office:value-type="float" office:value="2697.2">
            <text:p>2697.2</text:p>
          </table:table-cell>
          <table:table-cell table:style-name="ce3" table:formula="of:=(((1964-1962)*([.I236]-[.D236]))/(1967-1962))+[.D236]" office:value-type="float" office:value="2680.4">
            <text:p>2680.4</text:p>
          </table:table-cell>
          <table:table-cell table:style-name="ce3" table:formula="of:=(((1965-1962)*([.I236]-[.D236]))/(1967-1962))+[.D236]" office:value-type="float" office:value="2663.6">
            <text:p>2663.6</text:p>
          </table:table-cell>
          <table:table-cell table:style-name="ce3" table:formula="of:=(((1966-1962)*([.I236]-[.D236]))/(1967-1962))+[.D236]" office:value-type="float" office:value="2646.8">
            <text:p>2646.8</text:p>
          </table:table-cell>
          <table:table-cell office:value-type="float" office:value="2630">
            <text:p>2630.0</text:p>
          </table:table-cell>
          <table:table-cell table:style-name="ce3" table:formula="of:=(((1968-1967)*([.N224]-[.I236]))/(1972-1967))+[.I236]" office:value-type="float" office:value="2620.6">
            <text:p>2620.6</text:p>
          </table:table-cell>
          <table:table-cell table:style-name="ce3" table:formula="of:=(((1969-1967)*([.N224]-[.I236]))/(1972-1967))+[.I236]" office:value-type="float" office:value="2611.2">
            <text:p>2611.2</text:p>
          </table:table-cell>
          <table:table-cell table:style-name="ce3" table:formula="of:=(((1970-1967)*([.N224]-[.I236]))/(1972-1967))+[.I236]" office:value-type="float" office:value="2601.8">
            <text:p>2601.8</text:p>
          </table:table-cell>
          <table:table-cell table:style-name="ce3" table:formula="of:=(((1971-1967)*([.N224]-[.I236]))/(1972-1967))+[.I236]" office:value-type="float" office:value="2592.4">
            <text:p>2592.4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71"/>
        </table:table-row>
        <table:table-row table:style-name="ro1">
          <table:table-cell office:value-type="string">
            <text:p>Zambia</text:p>
          </table:table-cell>
          <table:table-cell table:number-columns-repeated="2"/>
          <table:table-cell office:value-type="float" office:value="7862">
            <text:p>7862.0</text:p>
          </table:table-cell>
          <table:table-cell table:style-name="ce3" table:formula="of:=(((1963-1962)*([.I237]-[.D237]))/(1967-1962))+[.D237]" office:value-type="float" office:value="7643.8">
            <text:p>7643.8</text:p>
          </table:table-cell>
          <table:table-cell table:style-name="ce3" table:formula="of:=(((1964-1962)*([.I237]-[.D237]))/(1967-1962))+[.D237]" office:value-type="float" office:value="7425.6">
            <text:p>7425.6</text:p>
          </table:table-cell>
          <table:table-cell table:style-name="ce3" table:formula="of:=(((1965-1962)*([.I237]-[.D237]))/(1967-1962))+[.D237]" office:value-type="float" office:value="7207.4">
            <text:p>7207.4</text:p>
          </table:table-cell>
          <table:table-cell table:style-name="ce3" table:formula="of:=(((1966-1962)*([.I237]-[.D237]))/(1967-1962))+[.D237]" office:value-type="float" office:value="6989.2">
            <text:p>6989.2</text:p>
          </table:table-cell>
          <table:table-cell office:value-type="float" office:value="6771">
            <text:p>6771.0</text:p>
          </table:table-cell>
          <table:table-cell table:style-name="ce3" table:formula="of:=(((1968-1967)*([.N225]-[.I237]))/(1972-1967))+[.I237]" office:value-type="float" office:value="6575">
            <text:p>6575.0</text:p>
          </table:table-cell>
          <table:table-cell table:style-name="ce3" table:formula="of:=(((1969-1967)*([.N225]-[.I237]))/(1972-1967))+[.I237]" office:value-type="float" office:value="6379">
            <text:p>6379.0</text:p>
          </table:table-cell>
          <table:table-cell table:style-name="ce3" table:formula="of:=(((1970-1967)*([.N225]-[.I237]))/(1972-1967))+[.I237]" office:value-type="float" office:value="6183">
            <text:p>6183.0</text:p>
          </table:table-cell>
          <table:table-cell table:style-name="ce3" table:formula="of:=(((1971-1967)*([.N225]-[.I237]))/(1972-1967))+[.I237]" office:value-type="float" office:value="5987">
            <text:p>5987.0</text:p>
          </table:table-cell>
          <table:table-cell office:value-type="float" office:value="18120">
            <text:p>18120.0</text:p>
          </table:table-cell>
          <table:table-cell table:style-name="ce3" table:formula="of:=(((1973-1972)*([.S237]-[.N237]))/(1977-1972))+[.N237]" office:value-type="float" office:value="17559.4">
            <text:p>17559.4</text:p>
          </table:table-cell>
          <table:table-cell table:style-name="ce3" table:formula="of:=(((1974-1972)*([.S237]-[.N237]))/(1977-1972))+[.N237]" office:value-type="float" office:value="16998.8">
            <text:p>16998.8</text:p>
          </table:table-cell>
          <table:table-cell table:style-name="ce3" table:formula="of:=(((1975-1972)*([.S237]-[.N237]))/(1977-1972))+[.N237]" office:value-type="float" office:value="16438.2">
            <text:p>16438.2</text:p>
          </table:table-cell>
          <table:table-cell table:style-name="ce3" table:formula="of:=(((1976-1972)*([.S237]-[.N237]))/(1977-1972))+[.N237]" office:value-type="float" office:value="15877.6">
            <text:p>15877.6</text:p>
          </table:table-cell>
          <table:table-cell office:value-type="float" office:value="15317">
            <text:p>15317.0</text:p>
          </table:table-cell>
          <table:table-cell table:style-name="ce3" table:formula="of:=(((1978-1977)*([.X237]-[.S237]))/(1982-1977))+[.S237]" office:value-type="float" office:value="14855">
            <text:p>14855.0</text:p>
          </table:table-cell>
          <table:table-cell table:style-name="ce3" table:formula="of:=(((1979-1977)*([.X237]-[.S237]))/(1982-1977))+[.S237]" office:value-type="float" office:value="14393">
            <text:p>14393.0</text:p>
          </table:table-cell>
          <table:table-cell table:style-name="ce3" table:formula="of:=(((1980-1977)*([.X237]-[.S237]))/(1982-1977))+[.S237]" office:value-type="float" office:value="13931">
            <text:p>13931.0</text:p>
          </table:table-cell>
          <table:table-cell table:style-name="ce3" table:formula="of:=(((1981-1977)*([.X237]-[.S237]))/(1982-1977))+[.S237]" office:value-type="float" office:value="13469">
            <text:p>13469.0</text:p>
          </table:table-cell>
          <table:table-cell office:value-type="float" office:value="13007">
            <text:p>13007.0</text:p>
          </table:table-cell>
          <table:table-cell table:style-name="ce3" table:formula="of:=(((1983-1982)*([.AC237]-[.X237]))/(1987-1982))+[.X237]" office:value-type="float" office:value="12629">
            <text:p>12629.0</text:p>
          </table:table-cell>
          <table:table-cell table:style-name="ce3" table:formula="of:=(((1984-1982)*([.AC237]-[.X237]))/(1987-1982))+[.X237]" office:value-type="float" office:value="12251">
            <text:p>12251.0</text:p>
          </table:table-cell>
          <table:table-cell table:style-name="ce3" table:formula="of:=(((1985-1982)*([.AC237]-[.X237]))/(1987-1982))+[.X237]" office:value-type="float" office:value="11873">
            <text:p>11873.0</text:p>
          </table:table-cell>
          <table:table-cell table:style-name="ce3" table:formula="of:=(((1986-1982)*([.AC237]-[.X237]))/(1987-1982))+[.X237]" office:value-type="float" office:value="11495">
            <text:p>11495.0</text:p>
          </table:table-cell>
          <table:table-cell office:value-type="float" office:value="11117">
            <text:p>11117.0</text:p>
          </table:table-cell>
          <table:table-cell table:style-name="ce3" table:formula="of:=(((1988-1987)*([.AH237]-[.AC237]))/(1992-1987))+[.AC237]" office:value-type="float" office:value="10832.6">
            <text:p>10832.6</text:p>
          </table:table-cell>
          <table:table-cell table:style-name="ce3" table:formula="of:=(((1989-1987)*([.AH237]-[.AC237]))/(1992-1987))+[.AC237]" office:value-type="float" office:value="10548.2">
            <text:p>10548.2</text:p>
          </table:table-cell>
          <table:table-cell table:style-name="ce3" table:formula="of:=(((1990-1987)*([.AH237]-[.AC237]))/(1992-1987))+[.AC237]" office:value-type="float" office:value="10263.8">
            <text:p>10263.8</text:p>
          </table:table-cell>
          <table:table-cell table:style-name="ce3" table:formula="of:=(((1991-1987)*([.AH237]-[.AC237]))/(1992-1987))+[.AC237]" office:value-type="float" office:value="9979.4">
            <text:p>9979.4</text:p>
          </table:table-cell>
          <table:table-cell office:value-type="float" office:value="9695">
            <text:p>9695.0</text:p>
          </table:table-cell>
          <table:table-cell table:style-name="ce3" table:formula="of:=(((1993-1992)*([.AM237]-[.AH237]))/(1997-1992))+[.AH237]" office:value-type="float" office:value="9459.2">
            <text:p>9459.2</text:p>
          </table:table-cell>
          <table:table-cell table:style-name="ce3" table:formula="of:=(((1994-1992)*([.AM237]-[.AH237]))/(1997-1992))+[.AH237]" office:value-type="float" office:value="9223.4">
            <text:p>9223.4</text:p>
          </table:table-cell>
          <table:table-cell table:style-name="ce3" table:formula="of:=(((1995-1992)*([.AM237]-[.AH237]))/(1997-1992))+[.AH237]" office:value-type="float" office:value="8987.6">
            <text:p>8987.6</text:p>
          </table:table-cell>
          <table:table-cell table:style-name="ce3" table:formula="of:=(((1996-1992)*([.AM237]-[.AH237]))/(1997-1992))+[.AH237]" office:value-type="float" office:value="8751.8">
            <text:p>8751.8</text:p>
          </table:table-cell>
          <table:table-cell office:value-type="float" office:value="8516">
            <text:p>8516.0</text:p>
          </table:table-cell>
          <table:table-cell table:style-name="ce3" table:formula="of:=(((1998-1997)*([.AR237]-[.AM237]))/(2002-1997))+[.AM237]" office:value-type="float" office:value="8312.8">
            <text:p>8312.8</text:p>
          </table:table-cell>
          <table:table-cell table:style-name="ce3" table:formula="of:=(((1999-1997)*([.AR237]-[.AM237]))/(2002-1997))+[.AM237]" office:value-type="float" office:value="8109.6">
            <text:p>8109.6</text:p>
          </table:table-cell>
          <table:table-cell table:style-name="ce3" table:formula="of:=(((2000-1997)*([.AR237]-[.AM237]))/(2002-1997))+[.AM237]" office:value-type="float" office:value="7906.4">
            <text:p>7906.4</text:p>
          </table:table-cell>
          <table:table-cell table:style-name="ce3" table:formula="of:=(((2001-1997)*([.AR237]-[.AM237]))/(2002-1997))+[.AM237]" office:value-type="float" office:value="7703.2">
            <text:p>7703.2</text:p>
          </table:table-cell>
          <table:table-cell office:value-type="float" office:value="7500">
            <text:p>7500.0</text:p>
          </table:table-cell>
          <table:table-cell table:style-name="ce3" table:formula="of:=(((2003-2002)*([.AW237]-[.AR237]))/(2007-2002))+[.AR237]" office:value-type="float" office:value="7330.6">
            <text:p>7330.6</text:p>
          </table:table-cell>
          <table:table-cell table:style-name="ce3" table:formula="of:=(((2004-2002)*([.AW237]-[.AR237]))/(2007-2002))+[.AR237]" office:value-type="float" office:value="7161.2">
            <text:p>7161.2</text:p>
          </table:table-cell>
          <table:table-cell table:style-name="ce3" table:formula="of:=(((2005-2002)*([.AW237]-[.AR237]))/(2007-2002))+[.AR237]" office:value-type="float" office:value="6991.8">
            <text:p>6991.8</text:p>
          </table:table-cell>
          <table:table-cell table:style-name="ce3" table:formula="of:=(((2006-2002)*([.AW237]-[.AR237]))/(2007-2002))+[.AR237]" office:value-type="float" office:value="6822.4">
            <text:p>6822.4</text:p>
          </table:table-cell>
          <table:table-cell office:value-type="float" office:value="6653">
            <text:p>6653.0</text:p>
          </table:table-cell>
          <table:table-cell table:style-name="ce3" table:formula="of:=(((2008-2007)*([.BB237]-[.AW237]))/(2012-2007))+[.AW237]" office:value-type="float" office:value="6477.6">
            <text:p>6477.6</text:p>
          </table:table-cell>
          <table:table-cell table:style-name="ce3" table:formula="of:=(((2009-2007)*([.BB237]-[.AW237]))/(2012-2007))+[.AW237]" office:value-type="float" office:value="6302.2">
            <text:p>6302.2</text:p>
          </table:table-cell>
          <table:table-cell table:style-name="ce3" table:formula="of:=(((2010-2007)*([.BB237]-[.AW237]))/(2012-2007))+[.AW237]" office:value-type="float" office:value="6126.8">
            <text:p>6126.8</text:p>
          </table:table-cell>
          <table:table-cell table:style-name="ce3" table:formula="of:=(((2011-2007)*([.BB237]-[.AW237]))/(2012-2007))+[.AW237]" office:value-type="float" office:value="5951.4">
            <text:p>5951.4</text:p>
          </table:table-cell>
          <table:table-cell office:value-type="float" office:value="5776">
            <text:p>5776.0</text:p>
          </table:table-cell>
          <table:table-cell table:number-columns-repeated="970"/>
        </table:table-row>
        <table:table-row table:style-name="ro1">
          <table:table-cell office:value-type="string">
            <text:p>Zimbabwe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4"/>
          <table:table-cell office:value-type="float" office:value="2200">
            <text:p>2200.0</text:p>
          </table:table-cell>
          <table:table-cell table:style-name="ce3" table:formula="of:=(((1973-1972)*([.S238]-[.N238]))/(1977-1972))+[.N238]" office:value-type="float" office:value="2132.6">
            <text:p>2132.6</text:p>
          </table:table-cell>
          <table:table-cell table:style-name="ce3" table:formula="of:=(((1974-1972)*([.S238]-[.N238]))/(1977-1972))+[.N238]" office:value-type="float" office:value="2065.2">
            <text:p>2065.2</text:p>
          </table:table-cell>
          <table:table-cell table:style-name="ce3" table:formula="of:=(((1975-1972)*([.S238]-[.N238]))/(1977-1972))+[.N238]" office:value-type="float" office:value="1997.8">
            <text:p>1997.8</text:p>
          </table:table-cell>
          <table:table-cell table:style-name="ce3" table:formula="of:=(((1976-1972)*([.S238]-[.N238]))/(1977-1972))+[.N238]" office:value-type="float" office:value="1930.4">
            <text:p>1930.4</text:p>
          </table:table-cell>
          <table:table-cell office:value-type="float" office:value="1863">
            <text:p>1863.0</text:p>
          </table:table-cell>
          <table:table-cell table:style-name="ce3" table:formula="of:=(((1978-1977)*([.X238]-[.S238]))/(1982-1977))+[.S238]" office:value-type="float" office:value="1801.8">
            <text:p>1801.8</text:p>
          </table:table-cell>
          <table:table-cell table:style-name="ce3" table:formula="of:=(((1979-1977)*([.X238]-[.S238]))/(1982-1977))+[.S238]" office:value-type="float" office:value="1740.6">
            <text:p>1740.6</text:p>
          </table:table-cell>
          <table:table-cell table:style-name="ce3" table:formula="of:=(((1980-1977)*([.X238]-[.S238]))/(1982-1977))+[.S238]" office:value-type="float" office:value="1679.4">
            <text:p>1679.4</text:p>
          </table:table-cell>
          <table:table-cell table:style-name="ce3" table:formula="of:=(((1981-1977)*([.X238]-[.S238]))/(1982-1977))+[.S238]" office:value-type="float" office:value="1618.2">
            <text:p>1618.2</text:p>
          </table:table-cell>
          <table:table-cell office:value-type="float" office:value="1557">
            <text:p>1557.0</text:p>
          </table:table-cell>
          <table:table-cell table:style-name="ce3" table:formula="of:=(((1983-1982)*([.AC238]-[.X238]))/(1987-1982))+[.X238]" office:value-type="float" office:value="1503">
            <text:p>1503.0</text:p>
          </table:table-cell>
          <table:table-cell table:style-name="ce3" table:formula="of:=(((1984-1982)*([.AC238]-[.X238]))/(1987-1982))+[.X238]" office:value-type="float" office:value="1449">
            <text:p>1449.0</text:p>
          </table:table-cell>
          <table:table-cell table:style-name="ce3" table:formula="of:=(((1985-1982)*([.AC238]-[.X238]))/(1987-1982))+[.X238]" office:value-type="float" office:value="1395">
            <text:p>1395.0</text:p>
          </table:table-cell>
          <table:table-cell table:style-name="ce3" table:formula="of:=(((1986-1982)*([.AC238]-[.X238]))/(1987-1982))+[.X238]" office:value-type="float" office:value="1341">
            <text:p>1341.0</text:p>
          </table:table-cell>
          <table:table-cell office:value-type="float" office:value="1287">
            <text:p>1287.0</text:p>
          </table:table-cell>
          <table:table-cell table:style-name="ce3" table:formula="of:=(((1988-1987)*([.AH238]-[.AC238]))/(1992-1987))+[.AC238]" office:value-type="float" office:value="1252.4">
            <text:p>1252.4</text:p>
          </table:table-cell>
          <table:table-cell table:style-name="ce3" table:formula="of:=(((1989-1987)*([.AH238]-[.AC238]))/(1992-1987))+[.AC238]" office:value-type="float" office:value="1217.8">
            <text:p>1217.8</text:p>
          </table:table-cell>
          <table:table-cell table:style-name="ce3" table:formula="of:=(((1990-1987)*([.AH238]-[.AC238]))/(1992-1987))+[.AC238]" office:value-type="float" office:value="1183.2">
            <text:p>1183.2</text:p>
          </table:table-cell>
          <table:table-cell table:style-name="ce3" table:formula="of:=(((1991-1987)*([.AH238]-[.AC238]))/(1992-1987))+[.AC238]" office:value-type="float" office:value="1148.6">
            <text:p>1148.6</text:p>
          </table:table-cell>
          <table:table-cell office:value-type="float" office:value="1114">
            <text:p>1114.0</text:p>
          </table:table-cell>
          <table:table-cell table:style-name="ce3" table:formula="of:=(((1993-1992)*([.AM238]-[.AH238]))/(1997-1992))+[.AH238]" office:value-type="float" office:value="1094">
            <text:p>1094.0</text:p>
          </table:table-cell>
          <table:table-cell table:style-name="ce3" table:formula="of:=(((1994-1992)*([.AM238]-[.AH238]))/(1997-1992))+[.AH238]" office:value-type="float" office:value="1074">
            <text:p>1074.0</text:p>
          </table:table-cell>
          <table:table-cell table:style-name="ce3" table:formula="of:=(((1995-1992)*([.AM238]-[.AH238]))/(1997-1992))+[.AH238]" office:value-type="float" office:value="1054">
            <text:p>1054.0</text:p>
          </table:table-cell>
          <table:table-cell table:style-name="ce3" table:formula="of:=(((1996-1992)*([.AM238]-[.AH238]))/(1997-1992))+[.AH238]" office:value-type="float" office:value="1034">
            <text:p>1034.0</text:p>
          </table:table-cell>
          <table:table-cell office:value-type="float" office:value="1014">
            <text:p>1014.0</text:p>
          </table:table-cell>
          <table:table-cell table:style-name="ce3" table:formula="of:=(((1998-1997)*([.AR238]-[.AM238]))/(2002-1997))+[.AM238]" office:value-type="float" office:value="1005.68">
            <text:p>1005.7</text:p>
          </table:table-cell>
          <table:table-cell table:style-name="ce3" table:formula="of:=(((1999-1997)*([.AR238]-[.AM238]))/(2002-1997))+[.AM238]" office:value-type="float" office:value="997.36">
            <text:p>997.4</text:p>
          </table:table-cell>
          <table:table-cell table:style-name="ce3" table:formula="of:=(((2000-1997)*([.AR238]-[.AM238]))/(2002-1997))+[.AM238]" office:value-type="float" office:value="989.04">
            <text:p>989.0</text:p>
          </table:table-cell>
          <table:table-cell table:style-name="ce3" table:formula="of:=(((2001-1997)*([.AR238]-[.AM238]))/(2002-1997))+[.AM238]" office:value-type="float" office:value="980.72">
            <text:p>980.7</text:p>
          </table:table-cell>
          <table:table-cell office:value-type="float" office:value="972.4">
            <text:p>972.4</text:p>
          </table:table-cell>
          <table:table-cell table:style-name="ce3" table:formula="of:=(((2003-2002)*([.AW238]-[.AR238]))/(2007-2002))+[.AR238]" office:value-type="float" office:value="974.38">
            <text:p>974.4</text:p>
          </table:table-cell>
          <table:table-cell table:style-name="ce3" table:formula="of:=(((2004-2002)*([.AW238]-[.AR238]))/(2007-2002))+[.AR238]" office:value-type="float" office:value="976.36">
            <text:p>976.4</text:p>
          </table:table-cell>
          <table:table-cell table:style-name="ce3" table:formula="of:=(((2005-2002)*([.AW238]-[.AR238]))/(2007-2002))+[.AR238]" office:value-type="float" office:value="978.34">
            <text:p>978.3</text:p>
          </table:table-cell>
          <table:table-cell table:style-name="ce3" table:formula="of:=(((2006-2002)*([.AW238]-[.AR238]))/(2007-2002))+[.AR238]" office:value-type="float" office:value="980.32">
            <text:p>980.3</text:p>
          </table:table-cell>
          <table:table-cell office:value-type="float" office:value="982.3">
            <text:p>982.3</text:p>
          </table:table-cell>
          <table:table-cell table:style-name="ce3" table:formula="of:=(((2008-2007)*([.BB238]-[.AW238]))/(2012-2007))+[.AW238]" office:value-type="float" office:value="974.26">
            <text:p>974.3</text:p>
          </table:table-cell>
          <table:table-cell table:style-name="ce3" table:formula="of:=(((2009-2007)*([.BB238]-[.AW238]))/(2012-2007))+[.AW238]" office:value-type="float" office:value="966.22">
            <text:p>966.2</text:p>
          </table:table-cell>
          <table:table-cell table:style-name="ce3" table:formula="of:=(((2010-2007)*([.BB238]-[.AW238]))/(2012-2007))+[.AW238]" office:value-type="float" office:value="958.18">
            <text:p>958.2</text:p>
          </table:table-cell>
          <table:table-cell table:style-name="ce3" table:formula="of:=(((2011-2007)*([.BB238]-[.AW238]))/(2012-2007))+[.AW238]" office:value-type="float" office:value="950.14">
            <text:p>950.1</text:p>
          </table:table-cell>
          <table:table-cell office:value-type="float" office:value="942.1">
            <text:p>942.1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14681">
            <text:p>14681.0</text:p>
          </table:table-cell>
          <table:table-cell table:style-name="ce3" table:formula="of:=(((1963-1962)*([.I239]-[.D239]))/(1967-1962))+[.D239]" office:value-type="float" office:value="14511.4">
            <text:p>14511.4</text:p>
          </table:table-cell>
          <table:table-cell table:style-name="ce3" table:formula="of:=(((1964-1962)*([.I239]-[.D239]))/(1967-1962))+[.D239]" office:value-type="float" office:value="14341.8">
            <text:p>14341.8</text:p>
          </table:table-cell>
          <table:table-cell table:style-name="ce3" table:formula="of:=(((1965-1962)*([.I239]-[.D239]))/(1967-1962))+[.D239]" office:value-type="float" office:value="14172.2">
            <text:p>14172.2</text:p>
          </table:table-cell>
          <table:table-cell table:style-name="ce3" table:formula="of:=(((1966-1962)*([.I239]-[.D239]))/(1967-1962))+[.D239]" office:value-type="float" office:value="14002.6">
            <text:p>14002.6</text:p>
          </table:table-cell>
          <table:table-cell office:value-type="float" office:value="13833">
            <text:p>13833.0</text:p>
          </table:table-cell>
          <table:table-cell table:style-name="ce3" table:formula="of:=(((1968-1967)*([.N227]-[.I239]))/(1972-1967))+[.I239]" office:value-type="float" office:value="13709.4">
            <text:p>13709.4</text:p>
          </table:table-cell>
          <table:table-cell table:style-name="ce3" table:formula="of:=(((1969-1967)*([.N227]-[.I239]))/(1972-1967))+[.I239]" office:value-type="float" office:value="13585.8">
            <text:p>13585.8</text:p>
          </table:table-cell>
          <table:table-cell table:style-name="ce3" table:formula="of:=(((1970-1967)*([.N227]-[.I239]))/(1972-1967))+[.I239]" office:value-type="float" office:value="13462.2">
            <text:p>13462.2</text:p>
          </table:table-cell>
          <table:table-cell table:style-name="ce3" table:formula="of:=(((1971-1967)*([.N227]-[.I239]))/(1972-1967))+[.I239]" office:value-type="float" office:value="13338.6">
            <text:p>13338.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22666">
            <text:p>22666.0</text:p>
          </table:table-cell>
          <table:table-cell table:style-name="ce3" table:formula="of:=(((1963-1962)*([.I240]-[.D240]))/(1967-1962))+[.D240]" office:value-type="float" office:value="22425.2">
            <text:p>22425.2</text:p>
          </table:table-cell>
          <table:table-cell table:style-name="ce3" table:formula="of:=(((1964-1962)*([.I240]-[.D240]))/(1967-1962))+[.D240]" office:value-type="float" office:value="22184.4">
            <text:p>22184.4</text:p>
          </table:table-cell>
          <table:table-cell table:style-name="ce3" table:formula="of:=(((1965-1962)*([.I240]-[.D240]))/(1967-1962))+[.D240]" office:value-type="float" office:value="21943.6">
            <text:p>21943.6</text:p>
          </table:table-cell>
          <table:table-cell table:style-name="ce3" table:formula="of:=(((1966-1962)*([.I240]-[.D240]))/(1967-1962))+[.D240]" office:value-type="float" office:value="21702.8">
            <text:p>21702.8</text:p>
          </table:table-cell>
          <table:table-cell office:value-type="float" office:value="21462">
            <text:p>21462.0</text:p>
          </table:table-cell>
          <table:table-cell table:style-name="ce3" table:formula="of:=(((1968-1967)*([.N228]-[.I240]))/(1972-1967))+[.I240]" office:value-type="float" office:value="21352.6">
            <text:p>21352.6</text:p>
          </table:table-cell>
          <table:table-cell table:style-name="ce3" table:formula="of:=(((1969-1967)*([.N228]-[.I240]))/(1972-1967))+[.I240]" office:value-type="float" office:value="21243.2">
            <text:p>21243.2</text:p>
          </table:table-cell>
          <table:table-cell table:style-name="ce3" table:formula="of:=(((1970-1967)*([.N228]-[.I240]))/(1972-1967))+[.I240]" office:value-type="float" office:value="21133.8">
            <text:p>21133.8</text:p>
          </table:table-cell>
          <table:table-cell table:style-name="ce3" table:formula="of:=(((1971-1967)*([.N228]-[.I240]))/(1972-1967))+[.I240]" office:value-type="float" office:value="21024.4">
            <text:p>21024.4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4"/>
          <table:table-cell/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88627">
            <text:p>88627.0</text:p>
          </table:table-cell>
          <table:table-cell table:style-name="ce3" table:formula="of:=(((1963-1962)*([.I243]-[.D243]))/(1967-1962))+[.D243]" office:value-type="float" office:value="85818">
            <text:p>85818.0</text:p>
          </table:table-cell>
          <table:table-cell table:style-name="ce3" table:formula="of:=(((1964-1962)*([.I243]-[.D243]))/(1967-1962))+[.D243]" office:value-type="float" office:value="83009">
            <text:p>83009.0</text:p>
          </table:table-cell>
          <table:table-cell table:style-name="ce3" table:formula="of:=(((1965-1962)*([.I243]-[.D243]))/(1967-1962))+[.D243]" office:value-type="float" office:value="80200">
            <text:p>80200.0</text:p>
          </table:table-cell>
          <table:table-cell table:style-name="ce3" table:formula="of:=(((1966-1962)*([.I243]-[.D243]))/(1967-1962))+[.D243]" office:value-type="float" office:value="77391">
            <text:p>77391.0</text:p>
          </table:table-cell>
          <table:table-cell office:value-type="float" office:value="74582">
            <text:p>74582.0</text:p>
          </table:table-cell>
          <table:table-cell table:style-name="ce3" table:formula="of:=(((1968-1967)*([.N231]-[.I243]))/(1972-1967))+[.I243]" office:value-type="float" office:value="72308.2">
            <text:p>72308.2</text:p>
          </table:table-cell>
          <table:table-cell table:style-name="ce3" table:formula="of:=(((1969-1967)*([.N231]-[.I243]))/(1972-1967))+[.I243]" office:value-type="float" office:value="70034.4">
            <text:p>70034.4</text:p>
          </table:table-cell>
          <table:table-cell table:style-name="ce3" table:formula="of:=(((1970-1967)*([.N231]-[.I243]))/(1972-1967))+[.I243]" office:value-type="float" office:value="67760.6">
            <text:p>67760.6</text:p>
          </table:table-cell>
          <table:table-cell table:style-name="ce3" table:formula="of:=(((1971-1967)*([.N231]-[.I243]))/(1972-1967))+[.I243]" office:value-type="float" office:value="65486.8">
            <text:p>65486.8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9720">
            <text:p>9720.0</text:p>
          </table:table-cell>
          <table:table-cell table:style-name="ce3" table:formula="of:=(((1963-1962)*([.I244]-[.D244]))/(1967-1962))+[.D244]" office:value-type="float" office:value="9492.2">
            <text:p>9492.2</text:p>
          </table:table-cell>
          <table:table-cell table:style-name="ce3" table:formula="of:=(((1964-1962)*([.I244]-[.D244]))/(1967-1962))+[.D244]" office:value-type="float" office:value="9264.4">
            <text:p>9264.4</text:p>
          </table:table-cell>
          <table:table-cell table:style-name="ce3" table:formula="of:=(((1965-1962)*([.I244]-[.D244]))/(1967-1962))+[.D244]" office:value-type="float" office:value="9036.6">
            <text:p>9036.6</text:p>
          </table:table-cell>
          <table:table-cell table:style-name="ce3" table:formula="of:=(((1966-1962)*([.I244]-[.D244]))/(1967-1962))+[.D244]" office:value-type="float" office:value="8808.8">
            <text:p>8808.8</text:p>
          </table:table-cell>
          <table:table-cell office:value-type="float" office:value="8581">
            <text:p>8581.0</text:p>
          </table:table-cell>
          <table:table-cell table:style-name="ce3" table:formula="of:=(((1968-1967)*([.N232]-[.I244]))/(1972-1967))+[.I244]" office:value-type="float" office:value="8394.4">
            <text:p>8394.4</text:p>
          </table:table-cell>
          <table:table-cell table:style-name="ce3" table:formula="of:=(((1969-1967)*([.N232]-[.I244]))/(1972-1967))+[.I244]" office:value-type="float" office:value="8207.8">
            <text:p>8207.8</text:p>
          </table:table-cell>
          <table:table-cell table:style-name="ce3" table:formula="of:=(((1970-1967)*([.N232]-[.I244]))/(1972-1967))+[.I244]" office:value-type="float" office:value="8021.2">
            <text:p>8021.2</text:p>
          </table:table-cell>
          <table:table-cell table:style-name="ce3" table:formula="of:=(((1971-1967)*([.N232]-[.I244]))/(1972-1967))+[.I244]" office:value-type="float" office:value="7834.6">
            <text:p>7834.6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4"/>
          <table:table-cell/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395">
            <text:p>395.0</text:p>
          </table:table-cell>
          <table:table-cell table:style-name="ce3" table:formula="of:=(((1963-1962)*([.I247]-[.D247]))/(1967-1962))+[.D247]" office:value-type="float" office:value="387.88">
            <text:p>387.9</text:p>
          </table:table-cell>
          <table:table-cell table:style-name="ce3" table:formula="of:=(((1964-1962)*([.I247]-[.D247]))/(1967-1962))+[.D247]" office:value-type="float" office:value="380.76">
            <text:p>380.8</text:p>
          </table:table-cell>
          <table:table-cell table:style-name="ce3" table:formula="of:=(((1965-1962)*([.I247]-[.D247]))/(1967-1962))+[.D247]" office:value-type="float" office:value="373.64">
            <text:p>373.6</text:p>
          </table:table-cell>
          <table:table-cell table:style-name="ce3" table:formula="of:=(((1966-1962)*([.I247]-[.D247]))/(1967-1962))+[.D247]" office:value-type="float" office:value="366.52">
            <text:p>366.5</text:p>
          </table:table-cell>
          <table:table-cell office:value-type="float" office:value="359.4">
            <text:p>359.4</text:p>
          </table:table-cell>
          <table:table-cell table:style-name="ce3" table:formula="of:=(((1968-1967)*([.N235]-[.I247]))/(1972-1967))+[.I247]" office:value-type="float" office:value="353.94">
            <text:p>353.9</text:p>
          </table:table-cell>
          <table:table-cell table:style-name="ce3" table:formula="of:=(((1969-1967)*([.N235]-[.I247]))/(1972-1967))+[.I247]" office:value-type="float" office:value="348.48">
            <text:p>348.5</text:p>
          </table:table-cell>
          <table:table-cell table:style-name="ce3" table:formula="of:=(((1970-1967)*([.N235]-[.I247]))/(1972-1967))+[.I247]" office:value-type="float" office:value="343.02">
            <text:p>343.0</text:p>
          </table:table-cell>
          <table:table-cell table:style-name="ce3" table:formula="of:=(((1971-1967)*([.N235]-[.I247]))/(1972-1967))+[.I247]" office:value-type="float" office:value="337.56">
            <text:p>337.6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" table:number-columns-repeated="4"/>
          <table:table-cell/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24837">
            <text:p>24837.0</text:p>
          </table:table-cell>
          <table:table-cell table:style-name="ce3" table:formula="of:=(((1963-1962)*([.I249]-[.D249]))/(1967-1962))+[.D249]" office:value-type="float" office:value="24133.2">
            <text:p>24133.2</text:p>
          </table:table-cell>
          <table:table-cell table:style-name="ce3" table:formula="of:=(((1964-1962)*([.I249]-[.D249]))/(1967-1962))+[.D249]" office:value-type="float" office:value="23429.4">
            <text:p>23429.4</text:p>
          </table:table-cell>
          <table:table-cell table:style-name="ce3" table:formula="of:=(((1965-1962)*([.I249]-[.D249]))/(1967-1962))+[.D249]" office:value-type="float" office:value="22725.6">
            <text:p>22725.6</text:p>
          </table:table-cell>
          <table:table-cell table:style-name="ce3" table:formula="of:=(((1966-1962)*([.I249]-[.D249]))/(1967-1962))+[.D249]" office:value-type="float" office:value="22021.8">
            <text:p>22021.8</text:p>
          </table:table-cell>
          <table:table-cell office:value-type="float" office:value="21318">
            <text:p>21318.0</text:p>
          </table:table-cell>
          <table:table-cell table:style-name="ce3" table:formula="of:=(((1968-1967)*([.N237]-[.I249]))/(1972-1967))+[.I249]" office:value-type="float" office:value="20678.4">
            <text:p>20678.4</text:p>
          </table:table-cell>
          <table:table-cell table:style-name="ce3" table:formula="of:=(((1969-1967)*([.N237]-[.I249]))/(1972-1967))+[.I249]" office:value-type="float" office:value="20038.8">
            <text:p>20038.8</text:p>
          </table:table-cell>
          <table:table-cell table:style-name="ce3" table:formula="of:=(((1970-1967)*([.N237]-[.I249]))/(1972-1967))+[.I249]" office:value-type="float" office:value="19399.2">
            <text:p>19399.2</text:p>
          </table:table-cell>
          <table:table-cell table:style-name="ce3" table:formula="of:=(((1971-1967)*([.N237]-[.I249]))/(1972-1967))+[.I249]" office:value-type="float" office:value="18759.6">
            <text:p>18759.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60">
            <text:p>3060.0</text:p>
          </table:table-cell>
          <table:table-cell table:style-name="ce3" table:formula="of:=(((1963-1962)*([.I250]-[.D250]))/(1967-1962))+[.D250]" office:value-type="float" office:value="2967.6">
            <text:p>2967.6</text:p>
          </table:table-cell>
          <table:table-cell table:style-name="ce3" table:formula="of:=(((1964-1962)*([.I250]-[.D250]))/(1967-1962))+[.D250]" office:value-type="float" office:value="2875.2">
            <text:p>2875.2</text:p>
          </table:table-cell>
          <table:table-cell table:style-name="ce3" table:formula="of:=(((1965-1962)*([.I250]-[.D250]))/(1967-1962))+[.D250]" office:value-type="float" office:value="2782.8">
            <text:p>2782.8</text:p>
          </table:table-cell>
          <table:table-cell table:style-name="ce3" table:formula="of:=(((1966-1962)*([.I250]-[.D250]))/(1967-1962))+[.D250]" office:value-type="float" office:value="2690.4">
            <text:p>2690.4</text:p>
          </table:table-cell>
          <table:table-cell office:value-type="float" office:value="2598">
            <text:p>2598.0</text:p>
          </table:table-cell>
          <table:table-cell table:style-name="ce3" table:formula="of:=(((1968-1967)*([.N238]-[.I250]))/(1972-1967))+[.I250]" office:value-type="float" office:value="2518.4">
            <text:p>2518.4</text:p>
          </table:table-cell>
          <table:table-cell table:style-name="ce3" table:formula="of:=(((1969-1967)*([.N238]-[.I250]))/(1972-1967))+[.I250]" office:value-type="float" office:value="2438.8">
            <text:p>2438.8</text:p>
          </table:table-cell>
          <table:table-cell table:style-name="ce3" table:formula="of:=(((1970-1967)*([.N238]-[.I250]))/(1972-1967))+[.I250]" office:value-type="float" office:value="2359.2">
            <text:p>2359.2</text:p>
          </table:table-cell>
          <table:table-cell table:style-name="ce3" table:formula="of:=(((1971-1967)*([.N238]-[.I250]))/(1972-1967))+[.I250]" office:value-type="float" office:value="2279.6">
            <text:p>2279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 - External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 - AQUASTAT estimat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K - Aggregate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 - Modelled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c) 2014 FAO of the U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e information contained in AQUASTAT is provided free of charge to all users. Please quote as follows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AO. 2013. AQUASTAT database - Food and Agriculture Organization of the United Nations (FAO). Website accessed on[09/04/2014 20:47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otal internal renewable water resources per capita (m3/inhab/yr)</text:p>
          </table:table-cell>
          <table:table-cell table:number-columns-repeated="1021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Tabelle1.AR2:Tabelle1.AR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0" number:min-integer-digits="0"/>
    </number:number-style>
    <number:number-style style:name="N8116" number:language="en" number:country="US">
      <number:number number:decimal-places="1" number:min-integer-digits="1"/>
    </number:number-style>
    <number:number-style style:name="N8117" number:language="en" number:country="US">
      <number:number number:decimal-places="2" number:min-integer-digits="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26.04.2014</text:date>, <text:time>16:42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6T16:42:09</dc:date>
    <meta:generator>OpenOffice/4.0.0$Unix OpenOffice.org_project/400m3$Build-9702</meta:generator>
    <meta:editing-duration>PT4H51M49S</meta:editing-duration>
    <meta:editing-cycles>8</meta:editing-cycles>
    <meta:document-statistic meta:table-count="1" meta:cell-count="9217" meta:object-count="0"/>
  </office:meta>
</office:document-meta>
</file>